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1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cm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5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6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1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2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7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6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7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7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8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8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15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1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1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3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8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4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5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0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6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0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7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7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7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77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79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0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81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82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8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0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2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3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4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0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10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07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08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9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0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1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7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19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2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8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3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2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34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6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7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8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9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0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4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4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4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4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5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57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8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5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6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6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6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6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6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6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78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8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8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5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8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87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8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9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9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93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4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95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9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20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5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6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8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0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1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13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14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2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2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3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2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27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3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2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3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35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6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3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3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39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2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4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5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46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4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4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5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5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5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6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6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65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6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7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68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7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7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8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8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8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8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90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9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95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9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0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30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0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04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5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6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0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30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0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31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31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14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15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1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7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1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0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1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24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8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9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1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3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5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3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3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3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40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41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42" style:family="table-cell" style:parent-style-name="Default">
      <style:table-cell-properties style:cell-protect="none" style:print-content="true"/>
    </style:style>
    <style:style style:name="ce34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4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4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5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6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5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59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6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2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66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6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9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78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79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8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82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3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84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8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8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8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91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2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9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40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40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4" style:family="table-cell" style:parent-style-name="Default">
      <style:table-cell-properties fo:background-color="#eeeeee" style:cell-protect="none" style:print-content="true"/>
    </style:style>
    <style:style style:name="ce40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40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410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1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12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13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6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1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18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1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2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2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5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0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3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3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34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3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3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0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1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4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4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4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6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7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48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49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5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5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52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5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57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5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59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6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62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3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65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6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7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70" style:family="table-cell" style:parent-style-name="Default">
      <style:table-cell-properties fo:background-color="#ffff66" style:cell-protect="protected" style:print-content="true"/>
    </style:style>
    <style:style style:name="ce471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7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73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7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7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7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8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81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82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83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84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5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8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87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88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8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0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92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93" style:family="table-cell" style:parent-style-name="Default">
      <style:table-cell-properties style:cell-protect="protected" style:print-content="true"/>
    </style:style>
    <style:style style:name="ce494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5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96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97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99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0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50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50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503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4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05" style:family="table-cell" style:parent-style-name="Default">
      <style:table-cell-properties fo:border-bottom="0.002cm solid #000000" style:cell-protect="none" style:print-content="true" fo:background-color="transparent" fo:border-left="none" fo:border-right="none" fo:border-top="none"/>
      <style:text-properties fo:color="#0000ff"/>
    </style:style>
    <style:style style:name="ce506" style:family="table-cell" style:parent-style-name="Default">
      <style:table-cell-properties fo:border-bottom="0.088cm solid #000000" style:cell-protect="none" style:print-content="true" fo:background-color="transparent" fo:border-left="none" fo:border-right="none" fo:border-top="none"/>
      <style:text-properties fo:color="#0000ff"/>
    </style:style>
    <style:style style:name="ce507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8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0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0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1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12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51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14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15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1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8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1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22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2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2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6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2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29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30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3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32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33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34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5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7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3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9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4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4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6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7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4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5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5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5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5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9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0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6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66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6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8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3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8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86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8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58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2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4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97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9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0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1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02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03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04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0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6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7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8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09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12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3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16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22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3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63"/>
        <table:table-row table:style-name="ro4">
          <table:table-cell table:style-name="ce15" office:value-type="string" table:number-columns-spanned="10" table:number-rows-spanned="3">
            <text:p>PATHFINDER</text:p>
          </table:table-cell>
          <table:covered-table-cell table:number-columns-repeated="9" table:style-name="ce64"/>
          <table:table-cell table:style-name="ce286" office:value-type="string" table:number-columns-spanned="2" table:number-rows-spanned="1">
            <text:p>Nome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Allinem.</text:p>
          </table:table-cell>
          <table:covered-table-cell table:style-name="ce286"/>
          <table:table-cell table:style-name="ce310" table:number-columns-spanned="4" table:number-rows-spanned="1"/>
          <table:covered-table-cell table:number-columns-repeated="3" table:style-name="ce341"/>
          <table:table-cell table:style-name="ce286" office:value-type="string" table:number-columns-spanned="2" table:number-rows-spanned="1">
            <text:p>Capelli</text:p>
          </table:table-cell>
          <table:covered-table-cell table:style-name="ce286"/>
          <table:table-cell table:style-name="ce417" table:number-columns-spanned="2" table:number-rows-spanned="1"/>
          <table:covered-table-cell table:style-name="ce417"/>
          <table:table-cell table:style-name="ce440" office:value-type="string" table:number-columns-spanned="15" table:number-rows-spanned="2">
            <text:p>INCANTESIMI</text:p>
          </table:table-cell>
          <table:covered-table-cell table:number-columns-repeated="13" table:style-name="ce64"/>
          <table:covered-table-cell table:style-name="ce519"/>
          <table:table-cell table:style-name="ce531" office:value-type="string" table:number-columns-spanned="1" table:number-rows-spanned="6">
            <text:p>UTILITÀ MAGIE</text:p>
          </table:table-cell>
          <table:table-cell table:style-name="ce538" office:value-type="string" table:number-columns-spanned="4" table:number-rows-spanned="1">
            <text:p>CD BASE</text:p>
          </table:table-cell>
          <table:covered-table-cell table:number-columns-repeated="3" table:style-name="ce542"/>
          <table:table-cell table:style-name="ce542" office:value-type="string" table:number-columns-spanned="4" table:number-rows-spanned="1">
            <text:p>INCANTESIMI EXTRA</text:p>
          </table:table-cell>
          <table:covered-table-cell table:number-columns-repeated="3" table:style-name="ce551"/>
          <table:table-cell table:style-name="ce556" office:value-type="string" table:number-columns-spanned="6" table:number-rows-spanned="1">
            <text:p>INCANTESIMI USATI / TOTALE</text:p>
          </table:table-cell>
          <table:covered-table-cell table:number-columns-repeated="4" table:style-name="ce551"/>
          <table:covered-table-cell table:style-name="ce567"/>
          <table:table-cell table:number-columns-repeated="968"/>
        </table:table-row>
        <table:table-row table:style-name="ro4">
          <table:covered-table-cell table:style-name="ce16"/>
          <table:covered-table-cell table:number-columns-repeated="9"/>
          <table:table-cell table:style-name="ce287" office:value-type="string" table:number-columns-spanned="2" table:number-rows-spanned="1">
            <text:p>Divinità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rigini</text:p>
          </table:table-cell>
          <table:covered-table-cell table:style-name="ce287"/>
          <table:table-cell table:number-columns-spanned="4" table:number-rows-spanned="1"/>
          <table:covered-table-cell table:number-columns-repeated="3" table:style-name="ce342"/>
          <table:table-cell table:style-name="ce287" office:value-type="string" table:number-columns-spanned="2" table:number-rows-spanned="1">
            <text:p>Occhi</text:p>
          </table:table-cell>
          <table:covered-table-cell table:style-name="ce287"/>
          <table:table-cell table:style-name="ce319" table:number-columns-spanned="2" table:number-rows-spanned="1"/>
          <table:covered-table-cell table:style-name="ce319"/>
          <table:covered-table-cell table:style-name="ce349"/>
          <table:covered-table-cell table:number-columns-repeated="13"/>
          <table:covered-table-cell table:style-name="ce319"/>
          <table:covered-table-cell table:style-name="ce532"/>
          <table:table-cell table:style-name="ce539" office:value-type="float" office:value="0">
            <text:p>0</text:p>
          </table:table-cell>
          <table:table-cell table:style-name="ce543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45" office:value-type="float" office:value="5">
            <text:p>5</text:p>
          </table:table-cell>
          <table:table-cell table:style-name="ce547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48" office:value-type="float" office:value="0">
            <text:p>0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5">
            <text:p>5</text:p>
          </table:table-cell>
          <table:table-cell table:style-name="ce321" office:value-type="float" office:value="0">
            <text:p>+0</text:p>
          </table:table-cell>
          <table:table-cell table:style-name="ce548" office:value-type="float" office:value="0">
            <text:p>0</text:p>
          </table:table-cell>
          <table:table-cell/>
          <table:table-cell table:style-name="ce559" table:formula="of:=CONCATENATE(&quot;/ &quot;;HLOOKUP([.AY2];[.$AF$3:.$AO$5];3;0))" office:value-type="string" office:string-value="/ -">
            <text:p>/ -</text:p>
          </table:table-cell>
          <table:table-cell table:style-name="ce545" office:value-type="float" office:value="5">
            <text:p>5</text:p>
          </table:table-cell>
          <table:table-cell/>
          <table:table-cell table:style-name="ce582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covered-table-cell table:style-name="ce17"/>
          <table:covered-table-cell table:number-columns-repeated="9" table:style-name="ce65"/>
          <table:table-cell table:style-name="ce288" office:value-type="string" table:number-columns-spanned="2" table:number-rows-spanned="1">
            <text:p>Taglia</text:p>
          </table:table-cell>
          <table:covered-table-cell table:style-name="ce288"/>
          <table:table-cell table:style-name="ce101" office:value-type="string">
            <office:annotation draw:style-name="gr1" draw:text-style-name="P1" svg:width="5.102cm" svg:height="3.965cm" svg:x="14.134cm" svg:y="1.492cm" draw:caption-point-x="-1.191cm" draw:caption-point-y="-0.288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88" office:value-type="string" table:number-columns-spanned="2" table:number-rows-spanned="1">
            <text:p>Sesso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Età</text:p>
          </table:table-cell>
          <table:covered-table-cell table:style-name="ce372"/>
          <table:table-cell table:style-name="ce101"/>
          <table:table-cell table:style-name="ce288" office:value-type="string" table:number-columns-spanned="2" table:number-rows-spanned="1">
            <text:p>Altezza</text:p>
          </table:table-cell>
          <table:covered-table-cell table:style-name="ce359"/>
          <table:table-cell table:style-name="ce101"/>
          <table:table-cell table:style-name="ce288" office:value-type="string" table:number-columns-spanned="2" table:number-rows-spanned="1">
            <text:p>Peso</text:p>
          </table:table-cell>
          <table:covered-table-cell table:style-name="ce372"/>
          <table:table-cell table:style-name="ce418" table:number-columns-spanned="2" table:number-rows-spanned="1"/>
          <table:covered-table-cell table:style-name="ce418"/>
          <table:table-cell table:style-name="ce441" office:value-type="float" office:value="0">
            <office:annotation draw:style-name="gr2" draw:text-style-name="P2" svg:width="3.386cm" svg:height="3.177cm" svg:x="27.945cm" svg:y="0.135cm" draw:caption-point-x="-1.053cm" draw:caption-point-y="1.069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0</text:p>
          </table:table-cell>
          <table:table-cell table:style-name="ce126" office:value-type="string" table:number-columns-spanned="4" table:number-rows-spanned="1">
            <text:p>LV INCANTESIMI / GG</text:p>
          </table:table-cell>
          <table:covered-table-cell table:number-columns-repeated="3" table:style-name="ce187"/>
          <table:table-cell table:style-name="ce472" office:value-type="float" office:value="0">
            <text:p>0</text:p>
          </table:table-cell>
          <table:table-cell table:style-name="ce472" office:value-type="float" office:value="1">
            <text:p>1</text:p>
          </table:table-cell>
          <table:table-cell table:style-name="ce472" office:value-type="float" office:value="2">
            <text:p>2</text:p>
          </table:table-cell>
          <table:table-cell table:style-name="ce472" office:value-type="float" office:value="3">
            <text:p>3</text:p>
          </table:table-cell>
          <table:table-cell table:style-name="ce472" office:value-type="float" office:value="4">
            <text:p>4</text:p>
          </table:table-cell>
          <table:table-cell table:style-name="ce472" office:value-type="float" office:value="5">
            <text:p>5</text:p>
          </table:table-cell>
          <table:table-cell table:style-name="ce472" office:value-type="float" office:value="6">
            <text:p>6</text:p>
          </table:table-cell>
          <table:table-cell table:style-name="ce472" office:value-type="float" office:value="7">
            <text:p>7</text:p>
          </table:table-cell>
          <table:table-cell table:style-name="ce472" office:value-type="float" office:value="8">
            <text:p>8</text:p>
          </table:table-cell>
          <table:table-cell table:style-name="ce520" office:value-type="float" office:value="9">
            <text:p>9</text:p>
          </table:table-cell>
          <table:covered-table-cell table:style-name="ce532"/>
          <table:table-cell table:style-name="ce539" office:value-type="float" office:value="1">
            <text:p>1</text:p>
          </table:table-cell>
          <table:table-cell table:style-name="ce543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45" office:value-type="float" office:value="6">
            <text:p>6</text:p>
          </table:table-cell>
          <table:table-cell table:style-name="ce547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48" office:value-type="float" office:value="1">
            <text:p>1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6">
            <text:p>6</text:p>
          </table:table-cell>
          <table:table-cell table:style-name="ce321" office:value-type="float" office:value="0">
            <text:p>+0</text:p>
          </table:table-cell>
          <table:table-cell table:style-name="ce548" office:value-type="float" office:value="1">
            <text:p>1</text:p>
          </table:table-cell>
          <table:table-cell/>
          <table:table-cell table:style-name="ce559" table:formula="of:=CONCATENATE(&quot;/ &quot;;HLOOKUP([.AY3];[.$AF$3:.$AO$5];3;0))" office:value-type="string" office:string-value="/ -">
            <text:p>/ -</text:p>
          </table:table-cell>
          <table:table-cell table:style-name="ce545" office:value-type="float" office:value="6">
            <text:p>6</text:p>
          </table:table-cell>
          <table:table-cell/>
          <table:table-cell table:style-name="ce582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8" office:value-type="string" table:number-columns-spanned="2" table:number-rows-spanned="1">
            <text:p>Livello</text:p>
          </table:table-cell>
          <table:covered-table-cell table:style-name="ce66"/>
          <table:table-cell table:style-name="ce107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66"/>
          <table:table-cell table:style-name="ce171" office:value-type="string" table:number-columns-spanned="2" table:number-rows-spanned="1">
            <text:p>Esperienza</text:p>
          </table:table-cell>
          <table:covered-table-cell table:style-name="ce203"/>
          <table:table-cell table:style-name="ce203" office:value-type="float" office:value="0" table:number-columns-spanned="3" table:number-rows-spanned="1">
            <text:p>0</text:p>
          </table:table-cell>
          <table:covered-table-cell table:number-columns-repeated="2" table:style-name="ce203"/>
          <table:table-cell table:style-name="ce171" office:value-type="string" table:number-columns-spanned="2" table:number-rows-spanned="1">
            <text:p>Razza</text:p>
          </table:table-cell>
          <table:covered-table-cell table:style-name="ce171"/>
          <table:table-cell table:style-name="ce203" table:number-columns-spanned="5" table:number-rows-spanned="1"/>
          <table:covered-table-cell table:number-columns-repeated="4" table:style-name="ce203"/>
          <table:table-cell table:style-name="ce171" office:value-type="string" table:number-columns-spanned="2" table:number-rows-spanned="1">
            <text:p>Note</text:p>
          </table:table-cell>
          <table:covered-table-cell table:style-name="ce171"/>
          <table:table-cell table:style-name="ce385" table:number-columns-spanned="7" table:number-rows-spanned="1"/>
          <table:covered-table-cell table:number-columns-repeated="5" table:style-name="ce203"/>
          <table:covered-table-cell table:style-name="ce428"/>
          <table:table-cell table:style-name="ce442" office:value-type="string">
            <text:p>Mod</text:p>
          </table:table-cell>
          <table:table-cell table:style-name="ce184" office:value-type="string">
            <office:annotation draw:style-name="gr3" draw:text-style-name="P3" svg:width="3.885cm" svg:height="0.65cm" svg:x="28.415cm" svg:y="0.759cm" draw:caption-point-x="-0.527cm" draw:caption-point-y="1.043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64" office:value-type="string" table:number-columns-spanned="2" table:number-rows-spanned="1">
            <office:annotation draw:style-name="gr4" draw:text-style-name="P3" svg:width="2.899cm" svg:height="0.983cm" svg:x="30.491cm" svg:y="0.29cm" draw:caption-point-x="-0.61cm" draw:caption-point-y="1.512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66"/>
          <table:table-cell table:style-name="ce468" office:value-type="string">
            <text:p>BASE</text:p>
          </table:table-cell>
          <table:table-cell table:style-name="ce473"/>
          <table:table-cell table:number-columns-repeated="8" table:style-name="ce480"/>
          <table:table-cell table:style-name="ce521"/>
          <table:covered-table-cell table:style-name="ce532"/>
          <table:table-cell table:style-name="ce539" office:value-type="float" office:value="2">
            <text:p>2</text:p>
          </table:table-cell>
          <table:table-cell table:style-name="ce543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45" office:value-type="float" office:value="7">
            <text:p>7</text:p>
          </table:table-cell>
          <table:table-cell table:style-name="ce547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48" office:value-type="float" office:value="2">
            <text:p>2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7">
            <text:p>7</text:p>
          </table:table-cell>
          <table:table-cell table:style-name="ce321" office:value-type="float" office:value="0">
            <text:p>+0</text:p>
          </table:table-cell>
          <table:table-cell table:style-name="ce548" office:value-type="float" office:value="2">
            <text:p>2</text:p>
          </table:table-cell>
          <table:table-cell/>
          <table:table-cell table:style-name="ce559" table:formula="of:=CONCATENATE(&quot;/ &quot;;HLOOKUP([.AY4];[.$AF$3:.$AO$5];3;0))" office:value-type="string" office:string-value="/ -">
            <text:p>/ -</text:p>
          </table:table-cell>
          <table:table-cell table:style-name="ce545" office:value-type="float" office:value="7">
            <text:p>7</text:p>
          </table:table-cell>
          <table:table-cell/>
          <table:table-cell table:style-name="ce582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19" office:value-type="string" table:number-columns-spanned="3" table:number-rows-spanned="1">
            <text:p>CARATTERISTICHE</text:p>
          </table:table-cell>
          <table:covered-table-cell table:number-columns-repeated="2" table:style-name="ce67"/>
          <table:table-cell table:style-name="ce99" office:value-type="string"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text:p>MOD</text:p>
          </table:table-cell>
          <table:table-cell table:style-name="ce99" office:value-type="string">
            <text:p>Extra</text:p>
          </table:table-cell>
          <table:table-cell table:style-name="ce231" office:value-type="string">
            <text:p>Varie</text:p>
          </table:table-cell>
          <table:table-cell table:style-name="ce252" office:value-type="string" table:number-columns-spanned="2" table:number-rows-spanned="2">
            <office:annotation draw:style-name="gr5" draw:text-style-name="P3" svg:width="2.899cm" svg:height="0.669cm" svg:x="10.563cm" svg:y="0.887cm" draw:caption-point-x="-0.61cm" draw:caption-point-y="1.512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74"/>
          <table:table-cell table:style-name="ce113" office:value-type="string" table:number-columns-spanned="2" table:number-rows-spanned="1">
            <text:p>Attuali</text:p>
          </table:table-cell>
          <table:covered-table-cell table:style-name="ce113"/>
          <table:table-cell table:style-name="ce113" office:value-type="string">
            <text:p>TOT</text:p>
          </table:table-cell>
          <table:table-cell table:style-name="ce113" office:value-type="string">
            <text:p>Dadi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67" office:value-type="string" table:number-columns-spanned="3" table:number-rows-spanned="1">
            <text:p>Classe</text:p>
          </table:table-cell>
          <table:covered-table-cell table:number-columns-repeated="2" table:style-name="ce373"/>
          <table:table-cell table:style-name="ce386" office:value-type="string">
            <office:annotation draw:style-name="gr5" draw:text-style-name="P3" svg:width="2.899cm" svg:height="0.669cm" svg:x="20.527cm" svg:y="0.887cm" draw:caption-point-x="-0.61cm" draw:caption-point-y="1.512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86" office:value-type="string">
            <office:annotation draw:style-name="gr4" draw:text-style-name="P3" svg:width="2.899cm" svg:height="0.983cm" svg:x="21.524cm" svg:y="0.887cm" draw:caption-point-x="-0.61cm" draw:caption-point-y="1.512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86" office:value-type="string">
            <office:annotation draw:style-name="gr6" draw:text-style-name="P3" svg:width="3.303cm" svg:height="2.938cm" svg:x="22.52cm" svg:y="0.887cm" draw:caption-point-x="-0.61cm" draw:caption-point-y="1.512cm">
              <dc:creator>YP</dc:creator>
              <dc:date>2021-05-12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</text:span></text:p>
            </office:annotation>
            <text:p>NDV</text:p>
          </table:table-cell>
          <table:table-cell table:style-name="ce386" office:value-type="string">
            <office:annotation draw:style-name="gr7" draw:text-style-name="P3" svg:width="2.899cm" svg:height="1.765cm" svg:x="23.516cm" svg:y="0.887cm" draw:caption-point-x="-0.61cm" draw:caption-point-y="1.512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86" office:value-type="string">
            <office:annotation draw:style-name="gr4" draw:text-style-name="P3" svg:width="2.899cm" svg:height="0.983cm" svg:x="24.513cm" svg:y="0.887cm" draw:caption-point-x="-0.61cm" draw:caption-point-y="1.512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86" office:value-type="string">
            <office:annotation draw:style-name="gr4" draw:text-style-name="P3" svg:width="2.899cm" svg:height="0.983cm" svg:x="25.509cm" svg:y="0.887cm" draw:caption-point-x="-0.61cm" draw:caption-point-y="1.512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29" office:value-type="string">
            <office:annotation draw:style-name="gr4" draw:text-style-name="P3" svg:width="2.899cm" svg:height="0.983cm" svg:x="26.506cm" svg:y="0.887cm" draw:caption-point-x="-0.61cm" draw:caption-point-y="1.512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43" office:value-type="string">
            <text:p>INT</text:p>
          </table:table-cell>
          <table:table-cell table:style-name="ce456"/>
          <table:table-cell table:style-name="ce465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67"/>
          <table:table-cell table:style-name="ce469" office:value-type="string">
            <text:p>TOT</text:p>
          </table:table-cell>
          <table:table-cell table:style-name="ce114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82cm" draw:caption-point-x="-0.61cm" draw:caption-point-y="0.717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81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81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81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81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81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81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81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81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22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32"/>
          <table:table-cell table:style-name="ce539" office:value-type="float" office:value="3">
            <text:p>3</text:p>
          </table:table-cell>
          <table:table-cell table:style-name="ce543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45" office:value-type="float" office:value="8">
            <text:p>8</text:p>
          </table:table-cell>
          <table:table-cell table:style-name="ce547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48" office:value-type="float" office:value="3">
            <text:p>3</text:p>
          </table:table-cell>
          <table:table-cell table:style-name="ce552" office:value-type="float" office:value="0">
            <text:p>+0</text:p>
          </table:table-cell>
          <table:table-cell table:style-name="ce545" office:value-type="float" office:value="8">
            <text:p>8</text:p>
          </table:table-cell>
          <table:table-cell table:style-name="ce321" office:value-type="float" office:value="0">
            <text:p>+0</text:p>
          </table:table-cell>
          <table:table-cell table:style-name="ce548" office:value-type="float" office:value="3">
            <text:p>3</text:p>
          </table:table-cell>
          <table:table-cell/>
          <table:table-cell table:style-name="ce559" table:formula="of:=CONCATENATE(&quot;/ &quot;;HLOOKUP([.AY5];[.$AF$3:.$AO$5];3;0))" office:value-type="string" office:string-value="/ -">
            <text:p>/ -</text:p>
          </table:table-cell>
          <table:table-cell table:style-name="ce545" office:value-type="float" office:value="8">
            <text:p>8</text:p>
          </table:table-cell>
          <table:table-cell/>
          <table:table-cell table:style-name="ce582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0" office:value-type="string" table:number-columns-spanned="2" table:number-rows-spanned="1">
            <text:p>Forza</text:p>
          </table:table-cell>
          <table:covered-table-cell table:style-name="ce68"/>
          <table:table-cell table:style-name="ce108" office:value-type="string">
            <text:p>FOR</text:p>
          </table:table-cell>
          <table:table-cell table:style-name="ce135" table:formula="of:=[.E6]+[.G6]+[.H6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2" table:formula="of:=ROUND(([.D6]-10.1)/2;0)" office:value-type="float" office:value="-0">
            <text:p>+0</text:p>
          </table:table-cell>
          <table:table-cell table:style-name="ce204" table:formula="of:=[Calc.L3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3"/>
          <table:covered-table-cell table:style-name="ce275"/>
          <table:table-cell table:style-name="ce289" office:value-type="float" office:value="0" table:number-columns-spanned="2" table:number-rows-spanned="1">
            <text:p>0</text:p>
          </table:table-cell>
          <table:covered-table-cell table:style-name="ce275"/>
          <table:table-cell table:style-name="ce311" table:formula="of:=SUM([.N6:.P6])+[.O9]+[.C4]*[.F8]" office:value-type="float" office:value="6">
            <text:p>6</text:p>
          </table:table-cell>
          <table:table-cell table:style-name="ce220" table:formula="of:=SUM([.C26:.L26])+SUM([.C28:.M28])" office:value-type="float" office:value="6">
            <text:p>+6</text:p>
          </table:table-cell>
          <table:table-cell table:style-name="ce269" table:formula="of:=[Calc.L50]" office:value-type="float" office:value="0">
            <text:p>+0</text:p>
          </table:table-cell>
          <table:table-cell table:style-name="ce364" office:value-type="float" office:value="0">
            <text:p>+0</text:p>
          </table:table-cell>
          <table:table-cell table:style-name="ce368" table:number-columns-spanned="3" table:number-rows-spanned="1"/>
          <table:covered-table-cell table:number-columns-repeated="2" table:style-name="ce374"/>
          <table:table-cell table:style-name="ce387" office:value-type="float" office:value="1">
            <text:p>1</text:p>
          </table:table-cell>
          <table:table-cell table:style-name="ce394" office:value-type="float" office:value="6">
            <text:p>6</text:p>
          </table:table-cell>
          <table:table-cell table:style-name="ce399" office:value-type="float" office:value="1">
            <text:p>1</text:p>
          </table:table-cell>
          <table:table-cell table:style-name="ce405"/>
          <table:table-cell table:style-name="ce413"/>
          <table:table-cell table:style-name="ce419"/>
          <table:table-cell table:style-name="ce430"/>
          <table:table-cell table:style-name="ce444" office:value-type="string" table:number-columns-spanned="5" table:number-rows-spanned="1">
            <text:p>INCANTESIMI CONOSCIUTI</text:p>
          </table:table-cell>
          <table:covered-table-cell table:number-columns-repeated="4" table:style-name="ce375"/>
          <table:table-cell table:style-name="ce474" table:number-columns-repeated="9"/>
          <table:table-cell table:style-name="ce523"/>
          <table:covered-table-cell table:style-name="ce533"/>
          <table:table-cell table:style-name="ce540" office:value-type="float" office:value="4">
            <text:p>4</text:p>
          </table:table-cell>
          <table:table-cell table:style-name="ce544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46" office:value-type="float" office:value="9">
            <text:p>9</text:p>
          </table:table-cell>
          <table:table-cell table:style-name="ce522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49" office:value-type="float" office:value="4">
            <text:p>4</text:p>
          </table:table-cell>
          <table:table-cell table:style-name="ce553" office:value-type="float" office:value="0">
            <text:p>+0</text:p>
          </table:table-cell>
          <table:table-cell table:style-name="ce546" office:value-type="float" office:value="9">
            <text:p>9</text:p>
          </table:table-cell>
          <table:table-cell table:style-name="ce555" office:value-type="float" office:value="0">
            <text:p>+0</text:p>
          </table:table-cell>
          <table:table-cell table:style-name="ce549" office:value-type="float" office:value="4">
            <text:p>4</text:p>
          </table:table-cell>
          <table:table-cell table:style-name="ce292"/>
          <table:table-cell table:style-name="ce560" table:formula="of:=CONCATENATE(&quot;/ &quot;;HLOOKUP([.AY6];[.$AF$3:.$AO$5];3;0))" office:value-type="string" office:string-value="/ -">
            <text:p>/ -</text:p>
          </table:table-cell>
          <table:table-cell table:style-name="ce546" office:value-type="float" office:value="9">
            <text:p>9</text:p>
          </table:table-cell>
          <table:table-cell table:style-name="ce292"/>
          <table:table-cell table:style-name="ce583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4">
          <table:table-cell table:style-name="ce21" office:value-type="string" table:number-columns-spanned="2" table:number-rows-spanned="1">
            <text:p>Destrezza</text:p>
          </table:table-cell>
          <table:covered-table-cell table:style-name="ce68"/>
          <table:table-cell table:style-name="ce109" office:value-type="string">
            <text:p>DES</text:p>
          </table:table-cell>
          <table:table-cell table:style-name="ce136" table:formula="of:=[.E7]+[.G7]+[.H7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3" table:formula="of:=ROUND(([.D7]-10.1)/2;0)" office:value-type="float" office:value="-0">
            <text:p>+0</text:p>
          </table:table-cell>
          <table:table-cell table:style-name="ce205" table:formula="of:=[Calc.L4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4" office:value-type="string" table:number-columns-spanned="4" table:number-rows-spanned="1">
            <text:p>Danni non letali</text:p>
          </table:table-cell>
          <table:covered-table-cell table:number-columns-repeated="3" table:style-name="ce276"/>
          <table:table-cell table:style-name="ce312" table:number-columns-spanned="4" table:number-rows-spanned="1"/>
          <table:covered-table-cell table:number-columns-repeated="2" table:style-name="ce276"/>
          <table:covered-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33.48cm" svg:y="3.582cm" draw:caption-point-x="-0.61cm" draw:caption-point-y="0.012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89" office:value-type="string" table:number-columns-spanned="2" table:number-rows-spanned="1">
            <office:annotation draw:style-name="gr9" draw:text-style-name="P2" svg:width="6.542cm" svg:height="2.614cm" svg:x="35.473cm" svg:y="2.082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09" office:value-type="string" table:number-columns-spanned="2" table:number-rows-spanned="1">
            <text:p>BONUS</text:p>
          </table:table-cell>
          <table:covered-table-cell table:style-name="ce509"/>
          <table:table-cell table:style-name="ce442" office:value-type="string">
            <text:p>LV</text:p>
          </table:table-cell>
          <table:table-cell table:style-name="ce184" office:value-type="string" table:number-columns-spanned="5" table:number-rows-spanned="1">
            <text:p>Incantesimo</text:p>
          </table:table-cell>
          <table:covered-table-cell table:number-columns-repeated="4" table:style-name="ce184"/>
          <table:table-cell table:style-name="ce184" office:value-type="string">
            <office:annotation draw:style-name="gr5" draw:text-style-name="P3" svg:width="2.899cm" svg:height="0.669cm" svg:x="48.426cm" svg:y="3.582cm" draw:caption-point-x="-0.61cm" draw:caption-point-y="0.012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89" office:value-type="string" table:number-columns-spanned="2" table:number-rows-spanned="1">
            <office:annotation draw:style-name="gr9" draw:text-style-name="P2" svg:width="6.542cm" svg:height="2.614cm" svg:x="50.419cm" svg:y="2.082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4"/>
          <table:table-cell table:style-name="ce184" office:value-type="string" table:number-columns-spanned="2" table:number-rows-spanned="1">
            <text:p>BONUS</text:p>
          </table:table-cell>
          <table:covered-table-cell table:style-name="ce184"/>
          <table:table-cell table:style-name="ce184" office:value-type="string" table:number-columns-spanned="2" table:number-rows-spanned="1">
            <text:p>STAT</text:p>
          </table:table-cell>
          <table:covered-table-cell table:style-name="ce184"/>
          <table:table-cell table:style-name="ce561" office:value-type="string" table:number-columns-spanned="2" table:number-rows-spanned="1">
            <text:p>BONUS</text:p>
          </table:table-cell>
          <table:covered-table-cell table:style-name="ce561"/>
          <table:table-cell table:number-columns-repeated="968"/>
        </table:table-row>
        <table:table-row table:style-name="ro4">
          <table:table-cell table:style-name="ce22" office:value-type="string" table:number-columns-spanned="2" table:number-rows-spanned="1">
            <text:p>Costituzione</text:p>
          </table:table-cell>
          <table:covered-table-cell table:style-name="ce68"/>
          <table:table-cell table:style-name="ce110" office:value-type="string">
            <text:p>COS</text:p>
          </table:table-cell>
          <table:table-cell table:style-name="ce137" table:formula="of:=[.E8]+[.G8]+[.H8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4" table:formula="of:=ROUND(([.D8]-10.1)/2;0)" office:value-type="float" office:value="-0">
            <text:p>+0</text:p>
          </table:table-cell>
          <table:table-cell table:style-name="ce206" table:formula="of:=[Calc.L5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3" svg:width="2.899cm" svg:height="0.669cm" svg:x="10.563cm" svg:y="2.68cm" draw:caption-point-x="-0.61cm" draw:caption-point-y="1.512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70"/>
          <table:table-cell table:style-name="ce113" office:value-type="string">
            <text:p>TOT</text:p>
          </table:table-cell>
          <table:table-cell table:style-name="ce113" office:value-type="string">
            <text:p>Extra</text:p>
          </table:table-cell>
          <table:table-cell table:style-name="ce296" office:value-type="string">
            <text:p>Varie</text:p>
          </table:table-cell>
          <table:table-cell table:style-name="ce343" office:value-type="string" table:number-columns-spanned="1" table:number-rows-spanned="2">
            <text:p>Classe Prefer</text:p>
          </table:table-cell>
          <table:table-cell table:style-name="ce113" office:value-type="string">
            <text:p>PF</text:p>
          </table:table-cell>
          <table:table-cell table:style-name="ce296" office:value-type="string">
            <text:p>GA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2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490" table:number-columns-spanned="2" table:number-rows-spanned="1"/>
          <table:covered-table-cell table:style-name="ce490"/>
          <table:table-cell table:style-name="ce510" table:number-columns-spanned="2" table:number-rows-spanned="1"/>
          <table:covered-table-cell table:style-name="ce524"/>
          <table:table-cell table:style-name="ce445"/>
          <table:table-cell table:style-name="ce457" table:number-columns-spanned="5" table:number-rows-spanned="1"/>
          <table:covered-table-cell table:number-columns-repeated="4" table:style-name="ce457"/>
          <table:table-cell table:style-name="ce482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490" table:number-columns-spanned="2" table:number-rows-spanned="1"/>
          <table:covered-table-cell table:style-name="ce490"/>
          <table:table-cell table:style-name="ce562" table:number-columns-spanned="2" table:number-rows-spanned="1"/>
          <table:covered-table-cell table:style-name="ce584"/>
          <table:table-cell table:number-columns-repeated="968"/>
        </table:table-row>
        <table:table-row table:style-name="ro4">
          <table:table-cell table:style-name="ce23" office:value-type="string" table:number-columns-spanned="2" table:number-rows-spanned="1">
            <text:p>Intelligenza</text:p>
          </table:table-cell>
          <table:covered-table-cell table:style-name="ce68"/>
          <table:table-cell table:style-name="ce111" office:value-type="string">
            <text:p>INT</text:p>
          </table:table-cell>
          <table:table-cell table:style-name="ce138" table:formula="of:=[.E9]+[.G9]+[.H9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5" table:formula="of:=ROUND(([.D9]-10.1)/2;0)" office:value-type="float" office:value="-0">
            <text:p>+0</text:p>
          </table:table-cell>
          <table:table-cell table:style-name="ce207" table:formula="of:=[Calc.L6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covered-table-cell table:style-name="ce256"/>
          <table:covered-table-cell table:style-name="ce277"/>
          <table:table-cell table:style-name="ce143" table:formula="of:=[.F7]+[.L9]+[.M9]" office:value-type="float" office:value="0">
            <text:p>+0</text:p>
          </table:table-cell>
          <table:table-cell table:style-name="ce271" table:formula="of:=[Calc.L51]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257"/>
          <table:table-cell table:style-name="ce276"/>
          <table:table-cell table:style-name="ce312"/>
          <table:table-cell table:style-name="ce369" table:number-columns-spanned="3" table:number-rows-spanned="1"/>
          <table:covered-table-cell table:number-columns-repeated="2" table:style-name="ce375"/>
          <table:table-cell table:style-name="ce388"/>
          <table:table-cell table:style-name="ce395"/>
          <table:table-cell table:style-name="ce400"/>
          <table:table-cell table:style-name="ce406"/>
          <table:table-cell table:style-name="ce414"/>
          <table:table-cell table:style-name="ce420"/>
          <table:table-cell table:style-name="ce431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24" office:value-type="string" table:number-columns-spanned="2" table:number-rows-spanned="1">
            <text:p>Saggezza</text:p>
          </table:table-cell>
          <table:covered-table-cell table:style-name="ce68"/>
          <table:table-cell table:style-name="ce112" office:value-type="string">
            <text:p>SAG</text:p>
          </table:table-cell>
          <table:table-cell table:style-name="ce139" table:formula="of:=[.E10]+[.G10]+[.H10]" office:value-type="float" office:value="10">
            <text:p>10</text:p>
          </table:table-cell>
          <table:table-cell table:style-name="ce158" office:value-type="float" office:value="10">
            <text:p>10</text:p>
          </table:table-cell>
          <table:table-cell table:style-name="ce176" table:formula="of:=ROUND(([.D10]-10.1)/2;0)" office:value-type="float" office:value="-0">
            <text:p>+0</text:p>
          </table:table-cell>
          <table:table-cell table:style-name="ce208" table:formula="of:=[Calc.L7]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255" office:value-type="string" table:number-columns-spanned="2" table:number-rows-spanned="2">
            <office:annotation draw:style-name="gr5" draw:text-style-name="P2" svg:width="2.899cm" svg:height="0.669cm" svg:x="10.563cm" svg:y="3.875cm" draw:caption-point-x="-0.61cm" draw:caption-point-y="1.512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74"/>
          <table:table-cell table:style-name="ce113" office:value-type="string">
            <office:annotation draw:style-name="gr10" draw:text-style-name="P3" svg:width="5.6cm" svg:height="0.633cm" svg:x="11.56cm" svg:y="4.616cm" draw:caption-point-x="-0.61cm" draw:caption-point-y="0.771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113" office:value-type="string">
            <text:p>BASE</text:p>
          </table:table-cell>
          <table:table-cell table:style-name="ce113" office:value-type="string">
            <office:annotation draw:style-name="gr4" draw:text-style-name="P2" svg:width="2.899cm" svg:height="0.983cm" svg:x="13.691cm" svg:y="3.903cm" draw:caption-point-x="-0.748cm" draw:caption-point-y="1.484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113" office:value-type="string">
            <text:p>Extra</text:p>
          </table:table-cell>
          <table:table-cell table:style-name="ce360" office:value-type="string">
            <text:p>Varie</text:p>
          </table:table-cell>
          <table:table-cell table:style-name="ce365" office:value-type="string">
            <office:annotation draw:style-name="gr4" draw:text-style-name="P3" svg:width="2.334cm" svg:height="0.983cm" svg:x="16.542cm" svg:y="3.875cm" draw:caption-point-x="-0.61cm" draw:caption-point-y="1.512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70" table:number-columns-spanned="3" table:number-rows-spanned="1"/>
          <table:covered-table-cell table:number-columns-repeated="2" table:style-name="ce376"/>
          <table:table-cell table:style-name="ce389"/>
          <table:table-cell table:style-name="ce396"/>
          <table:table-cell table:style-name="ce401"/>
          <table:table-cell table:style-name="ce407"/>
          <table:table-cell table:style-name="ce415"/>
          <table:table-cell table:style-name="ce421"/>
          <table:table-cell table:style-name="ce432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25" office:value-type="string" table:number-columns-spanned="2" table:number-rows-spanned="1">
            <text:p>Carisma</text:p>
          </table:table-cell>
          <table:covered-table-cell table:style-name="ce69"/>
          <table:table-cell table:style-name="ce69" office:value-type="string">
            <text:p>CAR</text:p>
          </table:table-cell>
          <table:table-cell table:style-name="ce140" table:formula="of:=[.E11]+[.G11]+[.H11]" office:value-type="float" office:value="10">
            <text:p>10</text:p>
          </table:table-cell>
          <table:table-cell table:style-name="ce159" office:value-type="float" office:value="10">
            <text:p>10</text:p>
          </table:table-cell>
          <table:table-cell table:style-name="ce177" table:formula="of:=ROUND(([.D11]-10.1)/2;0)" office:value-type="float" office:value="-0">
            <text:p>+0</text:p>
          </table:table-cell>
          <table:table-cell table:style-name="ce209" table:formula="of:=[Calc.L8]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covered-table-cell table:style-name="ce257"/>
          <table:covered-table-cell table:style-name="ce276"/>
          <table:table-cell table:style-name="ce147" table:formula="of:=SUM([.L11:.O11])" office:value-type="float" office:value="9">
            <text:p>9</text:p>
          </table:table-cell>
          <table:table-cell table:style-name="ce276" office:value-type="float" office:value="9">
            <text:p>9</text:p>
          </table:table-cell>
          <table:table-cell table:style-name="ce314" table:formula="of:=IF(OR(NOT([.K14]=&quot;&quot;);[Calc.AL1]&gt;0);[Calc.AL9];0)" office:value-type="float" office:value="0">
            <text:p>+0,0</text:p>
          </table:table-cell>
          <table:table-cell table:style-name="ce271" table:formula="of:=[Calc.L52]" office:value-type="float" office:value="0">
            <text:p>+0</text:p>
          </table:table-cell>
          <table:table-cell table:style-name="ce361" office:value-type="float" office:value="0">
            <text:p>+0</text:p>
          </table:table-cell>
          <table:table-cell table:style-name="ce366" table:formula="of:=[.K11]*[.M14]" office:value-type="float" office:value="36">
            <text:p>36</text:p>
          </table:table-cell>
          <table:table-cell table:style-name="ce371" table:number-columns-spanned="3" table:number-rows-spanned="1"/>
          <table:covered-table-cell table:number-columns-repeated="2" table:style-name="ce377"/>
          <table:table-cell table:style-name="ce390"/>
          <table:table-cell table:style-name="ce397"/>
          <table:table-cell table:style-name="ce402"/>
          <table:table-cell table:style-name="ce408"/>
          <table:table-cell table:style-name="ce416"/>
          <table:table-cell table:style-name="ce422"/>
          <table:table-cell table:style-name="ce433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26" office:value-type="string" table:number-columns-spanned="2" table:number-rows-spanned="2">
            <office:annotation draw:style-name="gr5" draw:text-style-name="P3" svg:width="2.899cm" svg:height="0.669cm" svg:x="2.592cm" svg:y="5.07cm" draw:caption-point-x="-0.61cm" draw:caption-point-y="1.512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70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Arm + Scud</text:p>
          </table:table-cell>
          <table:covered-table-cell table:style-name="ce178"/>
          <table:table-cell table:style-name="ce210" office:value-type="string" table:number-columns-spanned="2" table:number-rows-spanned="1">
            <office:annotation draw:style-name="gr7" draw:text-style-name="P3" svg:width="2.528cm" svg:height="1.765cm" svg:x="8.571cm" svg:y="5.07cm" draw:caption-point-x="-0.61cm" draw:caption-point-y="1.512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113"/>
          <table:table-cell table:style-name="ce258" office:value-type="string" table:number-columns-spanned="2" table:number-rows-spanned="1">
            <text:p>MAX DES</text:p>
          </table:table-cell>
          <table:covered-table-cell table:style-name="ce113"/>
          <table:table-cell table:style-name="ce113" office:value-type="string" table:number-columns-spanned="2" table:number-rows-spanned="1">
            <text:p>Taglia</text:p>
          </table:table-cell>
          <table:covered-table-cell table:style-name="ce113"/>
          <table:table-cell table:style-name="ce210" office:value-type="string" table:number-columns-spanned="2" table:number-rows-spanned="1">
            <text:p>Naturale</text:p>
          </table:table-cell>
          <table:covered-table-cell table:style-name="ce113"/>
          <table:table-cell table:style-name="ce210" office:value-type="string" table:number-columns-spanned="2" table:number-rows-spanned="1">
            <office:annotation draw:style-name="gr7" draw:text-style-name="P3" svg:width="2.528cm" svg:height="1.765cm" svg:x="16.542cm" svg:y="5.07cm" draw:caption-point-x="-0.61cm" draw:caption-point-y="1.512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113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table-cell table:style-name="ce255" office:value-type="string" table:number-columns-spanned="2" table:number-rows-spanned="2">
            <office:annotation draw:style-name="gr5" draw:text-style-name="P3" svg:width="2.899cm" svg:height="0.669cm" svg:x="22.52cm" svg:y="5.07cm" draw:caption-point-x="-0.61cm" draw:caption-point-y="1.512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403"/>
          <table:table-cell table:style-name="ce99" office:value-type="string" table:number-columns-spanned="2" table:number-rows-spanned="1">
            <text:p>Disponibili</text:p>
          </table:table-cell>
          <table:covered-table-cell table:style-name="ce99"/>
          <table:table-cell table:style-name="ce231" office:value-type="string" table:number-columns-spanned="2" table:number-rows-spanned="1">
            <text:p>Massimi</text:p>
          </table:table-cell>
          <table:covered-table-cell table:style-name="ce231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27"/>
          <table:covered-table-cell table:style-name="ce71"/>
          <table:table-cell table:style-name="ce114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41"/>
          <table:table-cell table:number-columns-repeated="2" table:style-name="ce160" office:value-type="float" office:value="0">
            <text:p>+0</text:p>
          </table:table-cell>
          <table:table-cell table:style-name="ce211" table:formula="of:=[Calc.L53]" office:value-type="float" office:value="0">
            <text:p>+0</text:p>
          </table:table-cell>
          <table:table-cell table:style-name="ce160" office:value-type="float" office:value="0">
            <text:p>+0</text:p>
          </table:table-cell>
          <table:table-cell table:style-name="ce259" table:number-columns-spanned="2" table:number-rows-spanned="1"/>
          <table:covered-table-cell table:style-name="ce160"/>
          <table:table-cell table:style-name="ce211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11"/>
          <table:table-cell table:style-name="ce211" table:formula="of:=[Calc.L54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55]" office:value-type="float" office:value="0">
            <text:p>+0</text:p>
          </table:table-cell>
          <table:table-cell table:style-name="ce344" office:value-type="float" office:value="0">
            <text:p>+0</text:p>
          </table:table-cell>
          <table:table-cell table:style-name="ce271" table:formula="of:=[Calc.L61]" office:value-type="float" office:value="0" table:number-columns-spanned="2" table:number-rows-spanned="1">
            <text:p>+0</text:p>
          </table:table-cell>
          <table:covered-table-cell table:style-name="ce378"/>
          <table:table-cell table:style-name="ce381" office:value-type="float" office:value="0">
            <text:p>+0</text:p>
          </table:table-cell>
          <table:table-cell table:style-name="ce313" office:value-type="float" office:value="0">
            <text:p>+0</text:p>
          </table:table-cell>
          <table:covered-table-cell table:style-name="ce398"/>
          <table:covered-table-cell table:style-name="ce65"/>
          <table:table-cell table:style-name="ce409" table:formula="of:=[.Y13]-SUM([.U17:.U55])" office:value-type="float" office:value="1" table:number-columns-spanned="2" table:number-rows-spanned="1">
            <text:p>1</text:p>
          </table:table-cell>
          <table:covered-table-cell table:style-name="ce157"/>
          <table:table-cell table:style-name="ce423" table:formula="of:=SUM([Calc.X10:.X15])+[.P9]+[Calc.L49]" office:value-type="float" office:value="1" table:number-columns-spanned="2" table:number-rows-spanned="1">
            <text:p>1</text:p>
          </table:table-cell>
          <table:covered-table-cell table:style-name="ce4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28" office:value-type="string" table:number-columns-spanned="2" table:number-rows-spanned="1">
            <text:p>Contatto</text:p>
          </table:table-cell>
          <table:covered-table-cell table:style-name="ce72"/>
          <table:table-cell table:style-name="ce115" table:formula="of:=10+[.G13]+[.H13]+MAX(MIN([.I13];[.F7]);0)+[.K13]+[.O13]+[.P13]+[.Q13]+[.S13]+[.T13]" office:value-type="float" office:value="10">
            <text:p>10</text:p>
          </table:table-cell>
          <table:table-cell table:style-name="ce142" office:value-type="string" table:number-columns-spanned="2" table:number-rows-spanned="1">
            <text:p>Imprepar</text:p>
          </table:table-cell>
          <table:covered-table-cell table:style-name="ce72"/>
          <table:table-cell table:style-name="ce179" table:formula="of:=10+[.E13]+[.F13]+[.K13]+[.M13]+[.N13]+[.O13]+[.P13]+[.Q13]+[.S13]+[.T13]" office:value-type="float" office:value="10">
            <text:p>10</text:p>
          </table:table-cell>
          <table:table-cell table:style-name="ce212" office:value-type="string">
            <text:p>Penal</text:p>
          </table:table-cell>
          <table:table-cell table:style-name="ce234" office:value-type="float" office:value="0">
            <office:annotation draw:style-name="gr11" draw:text-style-name="P3" svg:width="3.303cm" svg:height="1.374cm" svg:x="8.571cm" svg:y="6.733cm" draw:caption-point-x="-0.61cm" draw:caption-point-y="1.044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42" office:value-type="string" table:number-columns-spanned="2" table:number-rows-spanned="1">
            <text:p>Pen Veloc</text:p>
          </table:table-cell>
          <table:covered-table-cell table:style-name="ce278"/>
          <table:table-cell table:style-name="ce290">
            <office:annotation draw:style-name="gr11" draw:text-style-name="P3" svg:width="3.524cm" svg:height="1.374cm" svg:x="11.56cm" svg:y="6.978cm" draw:caption-point-x="-0.61cm" draw:caption-point-y="0.799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42" office:value-type="string">
            <text:p>Corr</text:p>
          </table:table-cell>
          <table:table-cell table:style-name="ce315" office:value-type="currency" office:currency="x" office:value="4">
            <office:annotation draw:style-name="gr7" draw:text-style-name="P3" svg:width="2.832cm" svg:height="1.765cm" svg:x="13.553cm" svg:y="6.265cm" draw:caption-point-x="-0.61cm" draw:caption-point-y="1.512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45" office:value-type="string" table:number-columns-spanned="13" table:number-rows-spanned="2">
            <text:p>ABILITÀ</text:p>
          </table:table-cell>
          <table:covered-table-cell table:number-columns-repeated="10" table:style-name="ce67"/>
          <table:covered-table-cell table:style-name="ce77"/>
          <table:covered-table-cell table:style-name="ce435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29" office:value-type="string" table:number-columns-spanned="3" table:number-rows-spanned="1">
            <text:p>Difese</text:p>
          </table:table-cell>
          <table:covered-table-cell table:number-columns-repeated="2" table:style-name="ce73"/>
          <table:table-cell table:style-name="ce113" office:value-type="string" table:number-columns-spanned="2" table:number-rows-spanned="1">
            <text:p>TOT</text:p>
          </table:table-cell>
          <table:covered-table-cell table:style-name="ce113"/>
          <table:table-cell table:style-name="ce113" office:value-type="string" table:number-columns-spanned="2" table:number-rows-spanned="1">
            <text:p>CLASS</text:p>
          </table:table-cell>
          <table:covered-table-cell table:style-name="ce113" office:value-type="string">
            <text:p>Mod Classe</text:p>
          </table:covered-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9.567cm" svg:y="6.862cm" draw:caption-point-x="-0.61cm" draw:caption-point-y="1.512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78"/>
          <table:table-cell table:style-name="ce113" office:value-type="string" table:number-columns-spanned="2" table:number-rows-spanned="1">
            <text:p>Extra</text:p>
          </table:table-cell>
          <table:covered-table-cell table:style-name="ce113"/>
          <table:table-cell table:style-name="ce296" office:value-type="string" table:number-columns-spanned="2" table:number-rows-spanned="1">
            <text:p>Varie</text:p>
          </table:table-cell>
          <table:covered-table-cell table:style-name="ce296"/>
          <table:covered-table-cell table:style-name="ce346"/>
          <table:covered-table-cell table:number-columns-repeated="10" table:style-name="ce68"/>
          <table:covered-table-cell table:style-name="ce78"/>
          <table:covered-table-cell table:style-name="ce436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30" office:value-type="string" table:number-columns-spanned="2" table:number-rows-spanned="1">
            <text:p>Tempra</text:p>
          </table:table-cell>
          <table:covered-table-cell table:style-name="ce74"/>
          <table:table-cell table:style-name="ce116" office:value-type="string">
            <text:p>TMP</text:p>
          </table:table-cell>
          <table:table-cell table:style-name="ce127" table:formula="of:=SUM([.F16:.M16])" office:value-type="float" office:value="0" table:number-columns-spanned="2" table:number-rows-spanned="1">
            <text:p>+0</text:p>
          </table:table-cell>
          <table:covered-table-cell table:style-name="ce127"/>
          <table:table-cell table:style-name="ce180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80"/>
          <table:table-cell table:style-name="ce235" office:value-type="string">
            <text:p>COS</text:p>
          </table:table-cell>
          <table:table-cell table:style-name="ce260" table:formula="of:=VLOOKUP([.H16];[.$C$6:.$F$11];4;0)" office:value-type="float" office:value="-0">
            <text:p>+0</text:p>
          </table:table-cell>
          <table:table-cell table:style-name="ce279" table:formula="of:=[Calc.L56]" office:value-type="float" office:value="0" table:number-columns-spanned="2" table:number-rows-spanned="1">
            <text:p>+0</text:p>
          </table:table-cell>
          <table:covered-table-cell table:style-name="ce279"/>
          <table:table-cell table:style-name="ce168" office:value-type="float" office:value="0">
            <text:p>+0</text:p>
          </table:table-cell>
          <table:table-cell table:style-name="ce316" office:value-type="float" office:value="0">
            <text:p>+0</text:p>
          </table:table-cell>
          <table:table-cell table:style-name="ce347" office:value-type="string" table:number-columns-spanned="4" table:number-rows-spanned="1">
            <text:p>ABILITÀ</text:p>
          </table:table-cell>
          <table:covered-table-cell table:number-columns-repeated="3" table:style-name="ce126"/>
          <table:table-cell table:style-name="ce126" office:value-type="string">
            <text:p>Class</text:p>
          </table:table-cell>
          <table:table-cell table:style-name="ce126" office:value-type="string">
            <office:annotation draw:style-name="gr13" draw:text-style-name="P3" svg:width="4.576cm" svg:height="2.261cm" svg:x="19.531cm" svg:y="7.46cm" draw:caption-point-x="-0.61cm" draw:caption-point-y="1.512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91" office:value-type="string">
            <office:annotation draw:style-name="gr14" draw:text-style-name="P3" svg:width="5.628cm" svg:height="3.72cm" svg:x="20.527cm" svg:y="7.46cm" draw:caption-point-x="-0.61cm" draw:caption-point-y="1.512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26" office:value-type="string" table:number-columns-spanned="2" table:number-rows-spanned="1">
            <text:p>Gradi</text:p>
          </table:table-cell>
          <table:covered-table-cell table:style-name="ce126"/>
          <table:table-cell table:style-name="ce126" office:value-type="string" table:number-columns-spanned="2" table:number-rows-spanned="1">
            <text:p>Varie</text:p>
          </table:table-cell>
          <table:covered-table-cell table:style-name="ce126"/>
          <table:table-cell table:style-name="ce424" office:value-type="string" table:number-columns-spanned="2" table:number-rows-spanned="1">
            <text:p>TOT</text:p>
          </table:table-cell>
          <table:covered-table-cell table:style-name="ce42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31" office:value-type="string" table:number-columns-spanned="2" table:number-rows-spanned="1">
            <text:p>Riflessi</text:p>
          </table:table-cell>
          <table:covered-table-cell table:style-name="ce75"/>
          <table:table-cell table:style-name="ce117" office:value-type="string">
            <text:p>RIFL</text:p>
          </table:table-cell>
          <table:table-cell table:style-name="ce130" table:formula="of:=SUM([.F17:.M17])" office:value-type="float" office:value="0" table:number-columns-spanned="2" table:number-rows-spanned="1">
            <text:p>+0</text:p>
          </table:table-cell>
          <table:covered-table-cell table:style-name="ce130"/>
          <table:table-cell table:style-name="ce181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81"/>
          <table:table-cell table:style-name="ce236" office:value-type="string">
            <text:p>DES</text:p>
          </table:table-cell>
          <table:table-cell table:style-name="ce261" table:formula="of:=VLOOKUP([.H17];[.$C$6:.$F$11];4;0)" office:value-type="float" office:value="-0">
            <text:p>+0</text:p>
          </table:table-cell>
          <table:table-cell table:style-name="ce280" table:formula="of:=[Calc.L57]" office:value-type="float" office:value="0" table:number-columns-spanned="2" table:number-rows-spanned="1">
            <text:p>+0</text:p>
          </table:table-cell>
          <table:covered-table-cell table:style-name="ce280"/>
          <table:table-cell table:style-name="ce169" office:value-type="float" office:value="0">
            <text:p>+0</text:p>
          </table:table-cell>
          <table:table-cell table:style-name="ce317" office:value-type="float" office:value="0">
            <text:p>+0</text:p>
          </table:table-cell>
          <table:table-cell table:style-name="ce348" office:value-type="string" table:number-columns-spanned="4" table:number-rows-spanned="1">
            <text:p>Acrob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AC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32" office:value-type="string" table:number-columns-spanned="2" table:number-rows-spanned="1">
            <text:p>Volontà</text:p>
          </table:table-cell>
          <table:covered-table-cell table:style-name="ce76"/>
          <table:table-cell table:style-name="ce118" office:value-type="string">
            <text:p>VOL</text:p>
          </table:table-cell>
          <table:table-cell table:style-name="ce143" table:formula="of:=SUM([.F18:.M18])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182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82"/>
          <table:table-cell table:style-name="ce195" office:value-type="string">
            <text:p>SAG</text:p>
          </table:table-cell>
          <table:table-cell table:style-name="ce226" table:formula="of:=VLOOKUP([.H18];[.$C$6:.$F$11];4;0)" office:value-type="float" office:value="-0">
            <text:p>+0</text:p>
          </table:table-cell>
          <table:table-cell table:style-name="ce281" table:formula="of:=[Calc.L58]" office:value-type="float" office:value="0" table:number-columns-spanned="2" table:number-rows-spanned="1">
            <text:p>+0</text:p>
          </table:table-cell>
          <table:covered-table-cell table:style-name="ce281"/>
          <table:table-cell table:style-name="ce170" office:value-type="float" office:value="0">
            <text:p>+0</text:p>
          </table:table-cell>
          <table:table-cell table:style-name="ce318" office:value-type="float" office:value="0">
            <text:p>+0</text:p>
          </table:table-cell>
          <table:table-cell table:style-name="ce349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ADD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33" office:value-type="string" table:number-columns-spanned="2" table:number-rows-spanned="2">
            <text:p>BAB</text:p>
          </table:table-cell>
          <table:covered-table-cell table:style-name="ce77"/>
          <table:table-cell table:style-name="ce119" table:formula="of:=ROUNDDOWN(SUM([Calc.Y2:.Y7]);0)" office:value-type="float" office:value="0" table:number-columns-spanned="1" table:number-rows-spanned="2">
            <text:p>+0</text:p>
          </table:table-cell>
          <table:table-cell table:style-name="ce144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61"/>
          <table:table-cell table:style-name="ce213" office:value-type="string" table:number-columns-spanned="3" table:number-rows-spanned="2">
            <text:p>RESISTENZE</text:p>
          </table:table-cell>
          <table:covered-table-cell table:style-name="ce237"/>
          <table:covered-table-cell table:style-name="ce262"/>
          <table:table-cell table:style-name="ce282" table:number-columns-spanned="4" table:number-rows-spanned="2"/>
          <table:covered-table-cell table:number-columns-repeated="2" table:style-name="ce291"/>
          <table:covered-table-cell table:style-name="ce282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34"/>
          <table:covered-table-cell table:style-name="ce78"/>
          <table:covered-table-cell table:style-name="ce120"/>
          <table:covered-table-cell table:style-name="ce145"/>
          <table:covered-table-cell table:number-columns-repeated="2" table:style-name="ce162"/>
          <table:covered-table-cell table:number-columns-repeated="2" table:style-name="ce214"/>
          <table:covered-table-cell table:style-name="ce263"/>
          <table:covered-table-cell table:number-columns-repeated="3"/>
          <table:covered-table-cell table:style-name="ce319"/>
          <table:table-cell table:style-name="ce349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AR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35" office:value-type="string" table:number-columns-spanned="1" table:number-rows-spanned="4">
            <text:p>MANOVRE</text:p>
          </table:table-cell>
          <table:table-cell table:style-name="ce79" office:value-type="string" table:number-columns-spanned="2" table:number-rows-spanned="2">
            <text:p>BMC</text:p>
          </table:table-cell>
          <table:covered-table-cell table:style-name="ce80"/>
          <table:table-cell table:style-name="ce146" office:value-type="string" table:number-columns-spanned="2" table:number-rows-spanned="1">
            <office:annotation draw:style-name="gr15" draw:text-style-name="P3" svg:width="3.885cm" svg:height="1.473cm" svg:x="5.581cm" svg:y="10.447cm" draw:caption-point-x="-0.61cm" draw:caption-point-y="1.512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85" office:value-type="string" table:number-columns-spanned="2" table:number-rows-spanned="1">
            <text:p>FOR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Artigianat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ART3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36"/>
          <table:covered-table-cell table:number-columns-repeated="2" table:style-name="ce80"/>
          <table:table-cell table:style-name="ce127" table:formula="of:=SUM([.F22:.M22])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63" table:formula="of:=[.C19]" office:value-type="float" office:value="0" table:number-columns-spanned="2" table:number-rows-spanned="1">
            <text:p>+0</text:p>
          </table:table-cell>
          <table:covered-table-cell table:style-name="ce120"/>
          <table:table-cell table:style-name="ce186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20"/>
          <table:table-cell table:style-name="ce220" table:formula="of:=VLOOKUP([.M3];[Calc.H2:.J10];3;0)" office:value-type="float" office:value="0">
            <text:p>+0</text:p>
          </table:table-cell>
          <table:table-cell table:style-name="ce220" table:formula="of:=[Calc.L59]" office:value-type="float" office:value="0">
            <text:p>+0</text:p>
          </table:table-cell>
          <table:table-cell table:style-name="ce298" office:value-type="float" office:value="0">
            <text:p>+0</text:p>
          </table:table-cell>
          <table:table-cell table:style-name="ce321" office:value-type="float" office:value="0">
            <text:p>+0</text:p>
          </table:table-cell>
          <table:table-cell table:style-name="ce349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AF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36"/>
          <table:table-cell table:style-name="ce81" office:value-type="string" table:number-columns-spanned="2" table:number-rows-spanned="2">
            <text:p>DMC</text:p>
          </table:table-cell>
          <table:covered-table-cell table:style-name="ce80"/>
          <table:table-cell table:style-name="ce146" office:value-type="string" table:number-columns-spanned="2" table:number-rows-spanned="1">
            <text:p>TOT</text:p>
          </table:table-cell>
          <table:covered-table-cell table:style-name="ce126"/>
          <table:table-cell table:style-name="ce146" office:value-type="string" table:number-columns-spanned="2" table:number-rows-spanned="1">
            <text:p>BAB</text:p>
          </table:table-cell>
          <table:covered-table-cell table:style-name="ce126"/>
          <table:table-cell table:style-name="ce146" office:value-type="string" table:number-columns-spanned="2" table:number-rows-spanned="1">
            <text:p>FOR + DES</text:p>
          </table:table-cell>
          <table:covered-table-cell table:style-name="ce126"/>
          <table:table-cell table:style-name="ce146" office:value-type="string">
            <text:p>Tagl</text:p>
          </table:table-cell>
          <table:table-cell table:style-name="ce126" office:value-type="string">
            <text:p>Extra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8" office:value-type="string" table:number-columns-spanned="4" table:number-rows-spanned="1">
            <text:p>Camuff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CA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37"/>
          <table:covered-table-cell table:number-columns-repeated="2" table:style-name="ce82"/>
          <table:table-cell table:style-name="ce147" table:formula="of:=10+SUM([.F24:.M24])" office:value-type="float" office:value="10" table:number-columns-spanned="2" table:number-rows-spanned="1">
            <text:p>10</text:p>
          </table:table-cell>
          <table:covered-table-cell table:style-name="ce157"/>
          <table:table-cell table:style-name="ce183" table:formula="of:=[.C19]" office:value-type="float" office:value="0" table:number-columns-spanned="2" table:number-rows-spanned="1">
            <text:p>+0</text:p>
          </table:table-cell>
          <table:covered-table-cell table:style-name="ce157"/>
          <table:table-cell table:style-name="ce238" table:formula="of:=[.F6]+[.F7]" office:value-type="float" office:value="-0" table:number-columns-spanned="2" table:number-rows-spanned="1">
            <text:p>+0</text:p>
          </table:table-cell>
          <table:covered-table-cell table:style-name="ce157"/>
          <table:table-cell table:style-name="ce271" table:formula="of:=VLOOKUP([.M3];[Calc.H2:.J10];3;0)" office:value-type="float" office:value="0">
            <text:p>+0</text:p>
          </table:table-cell>
          <table:table-cell table:style-name="ce271" table:formula="of:=[Calc.L60]+[.H13]+[.P13]+[Calc.L53]+[Calc.L55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49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CAV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38" office:value-type="string" table:number-columns-spanned="1" table:number-rows-spanned="4">
            <text:p>Dadi Vita</text:p>
          </table:table-cell>
          <table:table-cell table:style-name="ce83" office:value-type="string">
            <text:p>Lv</text:p>
          </table:table-cell>
          <table:table-cell table:style-name="ce121" office:value-type="float" office:value="1">
            <text:p>1</text:p>
          </table:table-cell>
          <table:table-cell table:style-name="ce148" table:formula="of:=[.C25]+1" office:value-type="float" office:value="2">
            <text:p>2</text:p>
          </table:table-cell>
          <table:table-cell table:style-name="ce148" table:formula="of:=[.D25]+1" office:value-type="float" office:value="3">
            <text:p>3</text:p>
          </table:table-cell>
          <table:table-cell table:style-name="ce148" table:formula="of:=[.E25]+1" office:value-type="float" office:value="4">
            <text:p>4</text:p>
          </table:table-cell>
          <table:table-cell table:style-name="ce215" table:formula="of:=[.F25]+1" office:value-type="float" office:value="5">
            <text:p>5</text:p>
          </table:table-cell>
          <table:table-cell table:style-name="ce121" table:formula="of:=[.G25]+1" office:value-type="float" office:value="6">
            <text:p>6</text:p>
          </table:table-cell>
          <table:table-cell table:style-name="ce148" table:formula="of:=[.H25]+1" office:value-type="float" office:value="7">
            <text:p>7</text:p>
          </table:table-cell>
          <table:table-cell table:style-name="ce148" table:formula="of:=[.I25]+1" office:value-type="float" office:value="8">
            <text:p>8</text:p>
          </table:table-cell>
          <table:table-cell table:style-name="ce148" table:formula="of:=[.J25]+1" office:value-type="float" office:value="9">
            <text:p>9</text:p>
          </table:table-cell>
          <table:table-cell table:style-name="ce215" table:formula="of:=[.K25]+1" office:value-type="float" office:value="10">
            <text:p>10</text:p>
          </table:table-cell>
          <table:table-cell table:style-name="ce323" office:value-type="string">
            <text:p>N DV+</text:p>
          </table:table-cell>
          <table:table-cell table:style-name="ce348" office:value-type="string" table:number-columns-spanned="4" table:number-rows-spanned="1">
            <text:p>Conoscenze Arca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AR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DV</text:p>
          </table:table-cell>
          <table:table-cell table:style-name="ce122" table:formula="of:=ROUNDDOWN([.U6];0)" office:value-type="float" office:value="6">
            <office:annotation draw:style-name="gr11" draw:text-style-name="P3" svg:width="2.899cm" svg:height="1.374cm" svg:x="3.589cm" svg:y="13.435cm" draw:caption-point-x="-0.61cm" draw:caption-point-y="1.512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49" table:number-columns-repeated="3"/>
          <table:table-cell table:style-name="ce216"/>
          <table:table-cell table:style-name="ce239"/>
          <table:table-cell table:style-name="ce149" table:number-columns-repeated="3"/>
          <table:table-cell table:style-name="ce216"/>
          <table:table-cell table:style-name="ce324"/>
          <table:table-cell table:style-name="ce349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DU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39"/>
          <table:table-cell table:style-name="ce84" office:value-type="string">
            <text:p>Lv</text:p>
          </table:table-cell>
          <table:table-cell table:style-name="ce123" office:value-type="float" office:value="11">
            <text:p>11</text:p>
          </table:table-cell>
          <table:table-cell table:style-name="ce150" table:formula="of:=[.C27]+1" office:value-type="float" office:value="12">
            <text:p>12</text:p>
          </table:table-cell>
          <table:table-cell table:style-name="ce150" table:formula="of:=[.D27]+1" office:value-type="float" office:value="13">
            <text:p>13</text:p>
          </table:table-cell>
          <table:table-cell table:style-name="ce150" table:formula="of:=[.E27]+1" office:value-type="float" office:value="14">
            <text:p>14</text:p>
          </table:table-cell>
          <table:table-cell table:style-name="ce217" table:formula="of:=[.F27]+1" office:value-type="float" office:value="15">
            <text:p>15</text:p>
          </table:table-cell>
          <table:table-cell table:style-name="ce123" table:formula="of:=[.G27]+1" office:value-type="float" office:value="16">
            <text:p>16</text:p>
          </table:table-cell>
          <table:table-cell table:style-name="ce150" table:formula="of:=[.H27]+1" office:value-type="float" office:value="17">
            <text:p>17</text:p>
          </table:table-cell>
          <table:table-cell table:style-name="ce150" table:formula="of:=[.I27]+1" office:value-type="float" office:value="18">
            <text:p>18</text:p>
          </table:table-cell>
          <table:table-cell table:style-name="ce150" table:formula="of:=[.J27]+1" office:value-type="float" office:value="19">
            <text:p>19</text:p>
          </table:table-cell>
          <table:table-cell table:style-name="ce217" table:formula="of:=[.K27]+1" office:value-type="float" office:value="20">
            <text:p>20</text:p>
          </table:table-cell>
          <table:table-cell table:style-name="ce325" office:value-type="string">
            <text:p>SUM+</text:p>
          </table:table-cell>
          <table:table-cell table:style-name="ce348" office:value-type="string" table:number-columns-spanned="4" table:number-rows-spanned="1">
            <text:p>Conoscenze Geograf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GEO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0"/>
          <table:table-cell table:style-name="ce85" office:value-type="string">
            <text:p>DV</text:p>
          </table:table-cell>
          <table:table-cell table:style-name="ce124"/>
          <table:table-cell table:style-name="ce151" table:number-columns-repeated="3"/>
          <table:table-cell table:style-name="ce218"/>
          <table:table-cell table:style-name="ce124"/>
          <table:table-cell table:style-name="ce151" table:number-columns-repeated="3"/>
          <table:table-cell table:style-name="ce218"/>
          <table:table-cell table:style-name="ce326"/>
          <table:table-cell table:style-name="ce349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IN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41" office:value-type="string" table:number-columns-spanned="6" table:number-rows-spanned="2">
            <text:p>ARMI</text:p>
          </table:table-cell>
          <table:covered-table-cell table:number-columns-repeated="5" table:style-name="ce77"/>
          <table:table-cell table:style-name="ce219" office:value-type="string" table:number-columns-spanned="1" table:number-rows-spanned="2">
            <office:annotation draw:style-name="gr5" draw:text-style-name="P3" svg:width="2.899cm" svg:height="0.669cm" svg:x="7.574cm" svg:y="15.227cm" draw:caption-point-x="-0.61cm" draw:caption-point-y="1.512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40" office:value-type="string">
            <text:p>Ex1</text:p>
          </table:table-cell>
          <table:table-cell table:style-name="ce240" office:value-type="string">
            <text:p>Ex2</text:p>
          </table:table-cell>
          <table:table-cell table:style-name="ce240" office:value-type="string">
            <text:p>Ex3</text:p>
          </table:table-cell>
          <table:table-cell table:style-name="ce219" office:value-type="string" table:number-columns-spanned="1" table:number-rows-spanned="2">
            <text:p>DAN</text:p>
          </table:table-cell>
          <table:table-cell table:style-name="ce240" office:value-type="string">
            <text:p>Ex1</text:p>
          </table:table-cell>
          <table:table-cell table:style-name="ce327" office:value-type="string">
            <text:p>Ex2</text:p>
          </table:table-cell>
          <table:table-cell table:style-name="ce348" office:value-type="string" table:number-columns-spanned="4" table:number-rows-spanned="1">
            <text:p>Conoscenze Local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LOC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2"/>
          <table:covered-table-cell table:number-columns-repeated="6" table:style-name="ce86"/>
          <table:table-cell table:number-columns-repeated="3" table:style-name="ce241"/>
          <table:covered-table-cell table:style-name="ce292"/>
          <table:table-cell table:style-name="ce241"/>
          <table:table-cell table:style-name="ce328"/>
          <table:table-cell table:style-name="ce349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NAT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1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4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Conoscenze Nobil Gossip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NOB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88" office:value-type="string" table:number-columns-spanned="1" table:number-rows-spanned="2">
            <text:p>TPC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PI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covered-table-cell table:style-name="ce89"/>
          <table:table-cell table:style-name="ce127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3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Conoscenze Religioni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CREL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table-cell table:style-name="ce90" office:value-type="string" table:number-columns-spanned="1" table:number-rows-spanned="2">
            <text:p>DAN1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office:annotation draw:style-name="gr7" draw:text-style-name="P3" svg:width="4.383cm" svg:height="1.765cm" svg:x="7.74cm" svg:y="18.296cm" draw:caption-point-x="-0.776cm" draw:caption-point-y="1.43cm">
              <dc:creator>YP</dc:creator>
              <dc:date>2021-05-12T00:00:00</dc:date>
              <text:p text:style-name="P3"><text:span text:style-name="T1">Anche se non visualizzato, in caso di arma a due mani non leggera il Mod CARATT viene aumentato del 50%.</text:span></text:p>
            </office:annotation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CST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5"/>
          <table:covered-table-cell table:style-name="ce91"/>
          <table:table-cell table:style-name="ce128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34];[.$C$6:.$F$11];4;0)" office:value-type="float" office:value="-0">
            <text:p>+0</text:p>
          </table:table-cell>
          <table:table-cell table:style-name="ce241"/>
          <table:table-cell table:style-name="ce266"/>
          <table:table-cell table:style-name="ce241"/>
          <table:table-cell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Diplomazi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DI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46" office:value-type="string" table:number-columns-spanned="1" table:number-rows-spanned="5">
            <text:p>Arma 2</text:p>
          </table:table-cell>
          <table:table-cell table:style-name="ce87" table:number-columns-spanned="4" table:number-rows-spanned="1"/>
          <table:covered-table-cell table:number-columns-repeated="3" table:style-name="ce125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25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9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42"/>
          <table:table-cell table:style-name="ce383" office:value-type="string">
            <text:p>DES</text:p>
          </table:table-cell>
          <table:table-cell table:style-name="ce393" office:value-type="string">
            <text:p>DCON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0"/>
          <table:table-cell table:style-name="ce348" office:value-type="string" table:number-columns-spanned="4" table:number-rows-spanned="1">
            <text:p>Furtività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FU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54"/>
          <table:table-cell table:style-name="ce165" table:formula="of:=[.$C$19]" office:value-type="float" office:value="0">
            <text:p>+0</text:p>
          </table:table-cell>
          <table:table-cell table:style-name="ce189" table:formula="of:=VLOOKUP([.F3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GUA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3" office:value-type="string" table:number-columns-spanned="1" table:number-rows-spanned="2">
            <text:p>DAN2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29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Intimidi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T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5"/>
          <table:covered-table-cell table:style-name="ce93"/>
          <table:table-cell table:style-name="ce131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55"/>
          <table:table-cell table:style-name="ce164" table:number-columns-spanned="2" table:number-rows-spanned="1"/>
          <table:covered-table-cell table:style-name="ce155"/>
          <table:table-cell table:style-name="ce222" table:formula="of:=VLOOKUP([.G39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9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INTU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43" office:value-type="string" table:number-columns-spanned="1" table:number-rows-spanned="5">
            <text:p>Arma 3</text:p>
          </table:table-cell>
          <table:table-cell table:style-name="ce87" table:number-columns-spanned="4" table:number-rows-spanned="1"/>
          <table:covered-table-cell table:number-columns-repeated="3" table:style-name="ce132"/>
          <table:table-cell table:style-name="ce184" office:value-type="string" table:number-columns-spanned="3" table:number-rows-spanned="1">
            <text:p>Potenziamento:</text:p>
          </table:table-cell>
          <table:covered-table-cell table:style-name="ce132"/>
          <table:covered-table-cell table:style-name="ce125"/>
          <table:table-cell table:style-name="ce264" office:value-type="float" office:value="0">
            <text:p>+0</text:p>
          </table:table-cell>
          <table:table-cell table:style-name="ce184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25"/>
          <table:covered-table-cell table:style-name="ce293"/>
          <table:table-cell table:style-name="ce348" office:value-type="string" table:number-columns-spanned="4" table:number-rows-spanned="1">
            <text:p>Intrattene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INT1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7"/>
          <table:table-cell table:style-name="ce88" office:value-type="string" table:number-columns-spanned="1" table:number-rows-spanned="2">
            <text:p>TPC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6" office:value-type="string">
            <text:p>Tagl</text:p>
          </table:table-cell>
          <table:table-cell table:style-name="ce126" office:value-type="string">
            <text:p>Legg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65" office:value-type="string">
            <text:p>Ex3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INT2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7"/>
          <table:covered-table-cell table:style-name="ce89"/>
          <table:table-cell table:style-name="ce127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52"/>
          <table:table-cell table:style-name="ce163" table:formula="of:=[.$C$19]" office:value-type="float" office:value="0">
            <text:p>+0</text:p>
          </table:table-cell>
          <table:table-cell table:style-name="ce186" table:formula="of:=VLOOKUP([.F42];[.$C$6:.$F$11];4;0)" office:value-type="float" office:value="-0">
            <text:p>+0</text:p>
          </table:table-cell>
          <table:table-cell table:style-name="ce220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8" office:value-type="string" table:number-columns-spanned="4" table:number-rows-spanned="1">
            <text:p>Linguistica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INT</text:p>
          </table:table-cell>
          <table:table-cell table:style-name="ce392" office:value-type="string">
            <text:p>LIN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7"/>
          <table:table-cell table:style-name="ce90" office:value-type="string" table:number-columns-spanned="1" table:number-rows-spanned="2">
            <text:p>DAN3</text:p>
          </table:table-cell>
          <table:table-cell table:style-name="ce126" office:value-type="string" table:number-columns-spanned="2" table:number-rows-spanned="1">
            <text:p>TOT</text:p>
          </table:table-cell>
          <table:covered-table-cell table:style-name="ce126"/>
          <table:table-cell table:style-name="ce126" office:value-type="string" table:number-columns-spanned="2" table:number-rows-spanned="1">
            <text:p>Dado</text:p>
          </table:table-cell>
          <table:covered-table-cell table:style-name="ce187"/>
          <table:table-cell table:style-name="ce185" office:value-type="string">
            <text:p>FOR</text:p>
          </table:table-cell>
          <table:table-cell table:style-name="ce126" office:value-type="string">
            <text:p>|2M|</text:p>
          </table:table-cell>
          <table:table-cell table:style-name="ce126" office:value-type="string">
            <text:p>Hand</text:p>
          </table:table-cell>
          <table:table-cell table:style-name="ce265" office:value-type="string">
            <text:p>Ex1</text:p>
          </table:table-cell>
          <table:table-cell table:style-name="ce265" office:value-type="string">
            <text:p>Ex2</text:p>
          </table:table-cell>
          <table:table-cell table:style-name="ce297" office:value-type="string" table:number-columns-spanned="2" table:number-rows-spanned="1">
            <text:p>Varie</text:p>
          </table:table-cell>
          <table:covered-table-cell table:style-name="ce320"/>
          <table:table-cell table:style-name="ce349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42"/>
          <table:table-cell table:style-name="ce383" office:value-type="string">
            <text:p>FOR</text:p>
          </table:table-cell>
          <table:table-cell table:style-name="ce393" office:value-type="string">
            <text:p>NUO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8"/>
          <table:covered-table-cell table:style-name="ce91"/>
          <table:table-cell table:style-name="ce128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53"/>
          <table:table-cell table:style-name="ce164" table:number-columns-spanned="2" table:number-rows-spanned="1"/>
          <table:covered-table-cell table:style-name="ce155"/>
          <table:table-cell table:style-name="ce221" table:formula="of:=VLOOKUP([.G44];[.$C$6:.$F$11];4;0)" office:value-type="float" office:value="-0">
            <text:p>+0</text:p>
          </table:table-cell>
          <table:table-cell table:style-name="ce241"/>
          <table:table-cell table:style-name="ce266"/>
          <table:table-cell table:number-columns-repeated="2" table:style-name="ce241"/>
          <table:table-cell table:style-name="ce301" office:value-type="float" office:value="0">
            <text:p>+0</text:p>
          </table:table-cell>
          <table:table-cell table:style-name="ce329" office:value-type="float" office:value="0">
            <text:p>+0</text:p>
          </table:table-cell>
          <table:table-cell table:style-name="ce348" office:value-type="string" table:number-columns-spanned="4" table:number-rows-spanned="1">
            <text:p>Percez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ER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49" office:value-type="string" table:number-columns-spanned="1" table:number-rows-spanned="5">
            <text:p>Arma 4</text:p>
          </table:table-cell>
          <table:table-cell table:style-name="ce87" table:number-columns-spanned="4" table:number-rows-spanned="1"/>
          <table:covered-table-cell table:number-columns-repeated="3" table:style-name="ce133"/>
          <table:table-cell table:style-name="ce188" office:value-type="string" table:number-columns-spanned="3" table:number-rows-spanned="1">
            <text:p>Potenziamento:</text:p>
          </table:table-cell>
          <table:covered-table-cell table:number-columns-repeated="2" table:style-name="ce133"/>
          <table:table-cell table:style-name="ce264" office:value-type="float" office:value="0">
            <text:p>+0</text:p>
          </table:table-cell>
          <table:table-cell table:style-name="ce188" table:formula="of:=&quot;Mag&quot;" office:value-type="string" office:string-value="Mag">
            <text:p>Mag</text:p>
          </table:table-cell>
          <table:table-cell table:style-name="ce293" table:number-columns-spanned="3" table:number-rows-spanned="1"/>
          <table:covered-table-cell table:style-name="ce133"/>
          <table:covered-table-cell table:style-name="ce332"/>
          <table:table-cell table:style-name="ce349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PRO1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44"/>
          <table:table-cell table:style-name="ce92" office:value-type="string" table:number-columns-spanned="1" table:number-rows-spanned="2">
            <text:p>TPC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>
            <text:p>BAB</text:p>
          </table:table-cell>
          <table:table-cell table:style-name="ce185" office:value-type="string">
            <text:p>FOR</text:p>
          </table:table-cell>
          <table:table-cell table:style-name="ce129" office:value-type="string">
            <text:p>Tagl</text:p>
          </table:table-cell>
          <table:table-cell table:style-name="ce129" office:value-type="string">
            <text:p>Legg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267" office:value-type="string">
            <text:p>Ex3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Profession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SAG</text:p>
          </table:table-cell>
          <table:table-cell table:style-name="ce392" office:value-type="string">
            <text:p>PRO2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44"/>
          <table:covered-table-cell table:style-name="ce92"/>
          <table:table-cell table:style-name="ce130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56"/>
          <table:table-cell table:style-name="ce165" table:formula="of:=[.$C$19]" office:value-type="float" office:value="0">
            <text:p>+0</text:p>
          </table:table-cell>
          <table:table-cell table:style-name="ce189" table:formula="of:=VLOOKUP([.F47];[.$C$6:.$F$11];4;0)" office:value-type="float" office:value="-0">
            <text:p>+0</text:p>
          </table:table-cell>
          <table:table-cell table:style-name="ce208" table:formula="of:=VLOOKUP([.$M$3];[Calc.$H$2:.$J$10];2;0)" office:value-type="float" office:value="0">
            <text:p>+0</text:p>
          </table:table-cell>
          <table:table-cell table:number-columns-repeated="4" table:style-name="ce242"/>
          <table:table-cell table:style-name="ce300" office:value-type="float" office:value="0">
            <text:p>+0</text:p>
          </table:table-cell>
          <table:table-cell table:style-name="ce232" office:value-type="float" office:value="0">
            <text:p>+0</text:p>
          </table:table-cell>
          <table:table-cell table:style-name="ce349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42"/>
          <table:table-cell table:style-name="ce383" office:value-type="string">
            <text:p>CAR</text:p>
          </table:table-cell>
          <table:table-cell table:style-name="ce393" office:value-type="string">
            <text:p>RAG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44"/>
          <table:table-cell table:style-name="ce94" office:value-type="string" table:number-columns-spanned="1" table:number-rows-spanned="2">
            <text:p>DAN4</text:p>
          </table:table-cell>
          <table:table-cell table:style-name="ce129" office:value-type="string" table:number-columns-spanned="2" table:number-rows-spanned="1">
            <text:p>TOT</text:p>
          </table:table-cell>
          <table:covered-table-cell table:style-name="ce129"/>
          <table:table-cell table:style-name="ce129" office:value-type="string" table:number-columns-spanned="2" table:number-rows-spanned="1">
            <text:p>Dado</text:p>
          </table:table-cell>
          <table:covered-table-cell table:style-name="ce190"/>
          <table:table-cell table:style-name="ce185" office:value-type="string">
            <text:p>FOR</text:p>
          </table:table-cell>
          <table:table-cell table:style-name="ce129" office:value-type="string">
            <text:p>|2M|</text:p>
          </table:table-cell>
          <table:table-cell table:style-name="ce129" office:value-type="string">
            <text:p>Hand</text:p>
          </table:table-cell>
          <table:table-cell table:style-name="ce267" office:value-type="string">
            <text:p>Ex1</text:p>
          </table:table-cell>
          <table:table-cell table:style-name="ce267" office:value-type="string">
            <text:p>Ex2</text:p>
          </table:table-cell>
          <table:table-cell table:style-name="ce302" office:value-type="string" table:number-columns-spanned="2" table:number-rows-spanned="1">
            <text:p>Varie</text:p>
          </table:table-cell>
          <table:covered-table-cell table:style-name="ce331"/>
          <table:table-cell table:style-name="ce348" office:value-type="string" table:number-columns-spanned="4" table:number-rows-spanned="1">
            <text:p>Rapidità di Mano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DES</text:p>
          </table:table-cell>
          <table:table-cell table:style-name="ce392" office:value-type="string">
            <text:p>RAP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50"/>
          <table:covered-table-cell table:style-name="ce94"/>
          <table:table-cell table:style-name="ce134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57"/>
          <table:table-cell table:style-name="ce166" table:number-columns-spanned="2" table:number-rows-spanned="1"/>
          <table:covered-table-cell table:style-name="ce191"/>
          <table:table-cell table:style-name="ce223" table:formula="of:=VLOOKUP([.G49];[.$C$6:.$F$11];4;0)" office:value-type="float" office:value="-0">
            <text:p>+0</text:p>
          </table:table-cell>
          <table:table-cell table:style-name="ce243"/>
          <table:table-cell table:style-name="ce268"/>
          <table:table-cell table:number-columns-repeated="2" table:style-name="ce243"/>
          <table:table-cell table:style-name="ce303" office:value-type="float" office:value="0">
            <text:p>+0</text:p>
          </table:table-cell>
          <table:table-cell table:style-name="ce233" office:value-type="float" office:value="0">
            <text:p>+0</text:p>
          </table:table-cell>
          <table:table-cell table:style-name="ce349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SA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1" office:value-type="string" table:number-columns-spanned="1" table:number-rows-spanned="3">
            <text:p>LINGUE</text:p>
          </table:table-cell>
          <table:table-cell table:style-name="ce95" table:number-columns-spanned="4" table:number-rows-spanned="1"/>
          <table:covered-table-cell table:number-columns-repeated="3" table:style-name="ce95"/>
          <table:table-cell table:style-name="ce95" table:number-columns-spanned="4" table:number-rows-spanned="1"/>
          <table:covered-table-cell table:number-columns-repeated="3" table:style-name="ce95"/>
          <table:table-cell table:style-name="ce283" table:number-columns-spanned="4" table:number-rows-spanned="1"/>
          <table:covered-table-cell table:number-columns-repeated="2" table:style-name="ce95"/>
          <table:covered-table-cell table:style-name="ce283"/>
          <table:table-cell table:style-name="ce348" office:value-type="string" table:number-columns-spanned="4" table:number-rows-spanned="1">
            <text:p>Scalare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FOR</text:p>
          </table:table-cell>
          <table:table-cell table:style-name="ce392" office:value-type="string">
            <text:p>SCA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8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5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covered-table-cell table:style-name="ce52"/>
          <table:table-cell table:style-name="ce96" table:number-columns-spanned="4" table:number-rows-spanned="1"/>
          <table:covered-table-cell table:number-columns-repeated="3" table:style-name="ce96"/>
          <table:table-cell table:style-name="ce96" table:number-columns-spanned="4" table:number-rows-spanned="1"/>
          <table:covered-table-cell table:number-columns-repeated="3" table:style-name="ce96"/>
          <table:table-cell table:style-name="ce284" table:number-columns-spanned="4" table:number-rows-spanned="1"/>
          <table:covered-table-cell table:number-columns-repeated="2" table:style-name="ce96"/>
          <table:covered-table-cell table:style-name="ce284"/>
          <table:table-cell table:style-name="ce349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42"/>
          <table:table-cell table:style-name="ce383" office:value-type="string">
            <text:p>SAG</text:p>
          </table:table-cell>
          <table:table-cell table:style-name="ce393" office:value-type="string">
            <text:p>SOP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49"/>
          <table:table-cell table:style-name="ce460" table:number-columns-spanned="5" table:number-rows-spanned="1"/>
          <table:covered-table-cell table:number-columns-repeated="4" table:style-name="ce460"/>
          <table:table-cell table:style-name="ce485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covered-table-cell table:style-name="ce52"/>
          <table:table-cell table:style-name="ce97" table:number-columns-spanned="4" table:number-rows-spanned="1"/>
          <table:covered-table-cell table:number-columns-repeated="3" table:style-name="ce97"/>
          <table:table-cell table:style-name="ce97" table:number-columns-spanned="4" table:number-rows-spanned="1"/>
          <table:covered-table-cell table:number-columns-repeated="3" table:style-name="ce97"/>
          <table:table-cell table:style-name="ce285" table:number-columns-spanned="4" table:number-rows-spanned="1"/>
          <table:covered-table-cell table:number-columns-repeated="2" table:style-name="ce97"/>
          <table:covered-table-cell table:style-name="ce285"/>
          <table:table-cell table:style-name="ce348" office:value-type="string" table:number-columns-spanned="4" table:number-rows-spanned="1">
            <text:p>Utilizzare Congegni Mag</text:p>
          </table:table-cell>
          <table:covered-table-cell table:number-columns-repeated="3" table:style-name="ce100"/>
          <table:table-cell table:style-name="ce379"/>
          <table:table-cell table:style-name="ce382" office:value-type="string">
            <text:p>CAR</text:p>
          </table:table-cell>
          <table:table-cell table:style-name="ce392" office:value-type="string">
            <text:p>UCM</text:p>
          </table:table-cell>
          <table:table-cell table:style-name="ce100" table:number-columns-spanned="2" table:number-rows-spanned="1"/>
          <table:covered-table-cell table:style-name="ce404"/>
          <table:table-cell table:number-columns-repeated="2" table:style-name="ce410" office:value-type="float" office:value="0">
            <text:p>+0</text:p>
          </table:table-cell>
          <table:table-cell table:style-name="ce304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6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25"/>
          <table:table-cell table:style-name="ce534" table:number-columns-spanned="15" table:number-rows-spanned="1"/>
          <table:covered-table-cell table:number-columns-repeated="5" table:style-name="ce458"/>
          <table:covered-table-cell table:style-name="ce483"/>
          <table:covered-table-cell table:number-columns-repeated="4" table:style-name="ce458"/>
          <table:covered-table-cell table:style-name="ce501"/>
          <table:covered-table-cell table:style-name="ce505"/>
          <table:covered-table-cell table:style-name="ce511"/>
          <table:covered-table-cell table:style-name="ce585"/>
          <table:table-cell table:number-columns-repeated="968"/>
        </table:table-row>
        <table:table-row table:style-name="ro4">
          <table:table-cell table:style-name="ce53" office:value-type="string" table:number-columns-spanned="4" table:number-rows-spanned="2">
            <text:p>SOLDI</text:p>
          </table:table-cell>
          <table:covered-table-cell table:number-columns-repeated="3" table:style-name="ce96"/>
          <table:table-cell table:style-name="ce167" table:number-columns-spanned="9" table:number-rows-spanned="2"/>
          <table:covered-table-cell table:style-name="ce192"/>
          <table:covered-table-cell table:number-columns-repeated="6" table:style-name="ce96"/>
          <table:covered-table-cell table:style-name="ce284"/>
          <table:table-cell table:style-name="ce349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42"/>
          <table:table-cell table:style-name="ce383" office:value-type="string">
            <text:p>INT</text:p>
          </table:table-cell>
          <table:table-cell table:style-name="ce393" office:value-type="string">
            <text:p>VAL</text:p>
          </table:table-cell>
          <table:table-cell table:number-columns-spanned="2" table:number-rows-spanned="1"/>
          <table:covered-table-cell table:style-name="ce342"/>
          <table:table-cell table:number-columns-repeated="2" table:style-name="ce411" office:value-type="float" office:value="0">
            <text:p>+0</text:p>
          </table:table-cell>
          <table:table-cell table:style-name="ce305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4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47"/>
          <table:table-cell table:style-name="ce459" table:number-columns-spanned="5" table:number-rows-spanned="1"/>
          <table:covered-table-cell table:number-columns-repeated="4" table:style-name="ce460"/>
          <table:table-cell table:style-name="ce48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covered-table-cell table:style-name="ce54"/>
          <table:covered-table-cell table:number-columns-repeated="11" table:style-name="ce98"/>
          <table:covered-table-cell table:style-name="ce333"/>
          <table:table-cell table:style-name="ce350" office:value-type="string" table:number-columns-spanned="4" table:number-rows-spanned="1">
            <text:p>Volare</text:p>
          </table:table-cell>
          <table:covered-table-cell table:number-columns-repeated="3" table:style-name="ce101"/>
          <table:table-cell table:style-name="ce380"/>
          <table:table-cell table:style-name="ce384" office:value-type="string">
            <text:p>DES</text:p>
          </table:table-cell>
          <table:table-cell table:style-name="ce246" office:value-type="string">
            <text:p>VOL</text:p>
          </table:table-cell>
          <table:table-cell table:style-name="ce101" table:number-columns-spanned="2" table:number-rows-spanned="1"/>
          <table:covered-table-cell table:style-name="ce359"/>
          <table:table-cell table:number-columns-repeated="2" table:style-name="ce412" office:value-type="float" office:value="0">
            <text:p>+0</text:p>
          </table:table-cell>
          <table:table-cell table:style-name="ce306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35"/>
          <table:table-cell table:style-name="ce450" table:number-columns-spanned="15" table:number-rows-spanned="1"/>
          <table:covered-table-cell table:number-columns-repeated="5" table:style-name="ce461"/>
          <table:covered-table-cell table:style-name="ce486"/>
          <table:covered-table-cell table:number-columns-repeated="4" table:style-name="ce461"/>
          <table:covered-table-cell table:style-name="ce502"/>
          <table:covered-table-cell table:style-name="ce506"/>
          <table:covered-table-cell table:style-name="ce512"/>
          <table:covered-table-cell table:style-name="ce526"/>
          <table:table-cell table:style-name="ce536" table:number-columns-spanned="15" table:number-rows-spanned="1"/>
          <table:covered-table-cell table:number-columns-repeated="5" table:style-name="ce461"/>
          <table:covered-table-cell table:style-name="ce486"/>
          <table:covered-table-cell table:number-columns-repeated="4" table:style-name="ce461"/>
          <table:covered-table-cell table:style-name="ce502"/>
          <table:covered-table-cell table:style-name="ce506"/>
          <table:covered-table-cell table:style-name="ce512"/>
          <table:covered-table-cell table:style-name="ce588"/>
          <table:table-cell table:number-columns-repeated="968"/>
        </table:table-row>
        <table:table-row table:style-name="ro4">
          <table:table-cell table:style-name="ce19" office:value-type="string" table:number-columns-spanned="4" table:number-rows-spanned="1">
            <text:p>ALTRI BONUS / DADI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7.574cm" svg:y="31.359cm" draw:caption-point-x="-0.61cm" draw:caption-point-y="1.512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8.571cm" svg:y="31.359cm" draw:caption-point-x="-0.61cm" draw:caption-point-y="1.512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>
            <text:p>Varie</text:p>
          </table:table-cell>
          <table:table-cell table:style-name="ce99" office:value-type="string">
            <text:p>Dadi</text:p>
          </table:table-cell>
          <table:table-cell table:style-name="ce231" office:value-type="string" table:number-columns-spanned="2" table:number-rows-spanned="1">
            <text:p>TOT</text:p>
          </table:table-cell>
          <table:covered-table-cell table:style-name="ce231"/>
          <table:table-cell table:style-name="ce351" office:value-type="string" table:number-columns-spanned="4" table:number-rows-spanned="1">
            <text:p>POTERI E RISERVE / GG</text:p>
          </table:table-cell>
          <table:covered-table-cell table:number-columns-repeated="3" table:style-name="ce99"/>
          <table:table-cell table:style-name="ce99" office:value-type="string">
            <text:p>BASE</text:p>
          </table:table-cell>
          <table:table-cell table:style-name="ce113" office:value-type="string" table:number-columns-spanned="2" table:number-rows-spanned="1">
            <office:annotation draw:style-name="gr12" draw:text-style-name="P2" svg:width="4.216cm" svg:height="1.419cm" svg:x="20.527cm" svg:y="31.359cm" draw:caption-point-x="-0.61cm" draw:caption-point-y="1.512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13"/>
          <table:table-cell table:style-name="ce99" office:value-type="string">
            <office:annotation draw:style-name="gr14" draw:text-style-name="P3" svg:width="5.628cm" svg:height="3.72cm" svg:x="21.524cm" svg:y="31.358cm" draw:caption-point-x="-0.61cm" draw:caption-point-y="1.513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99" office:value-type="string">
            <text:p>Extra</text:p>
          </table:table-cell>
          <table:table-cell table:style-name="ce99" office:value-type="string" table:number-columns-spanned="2" table:number-rows-spanned="1">
            <text:p>Varie</text:p>
          </table:table-cell>
          <table:covered-table-cell table:style-name="ce99"/>
          <table:table-cell table:style-name="ce99" office:value-type="string">
            <office:annotation draw:style-name="gr5" draw:text-style-name="P3" svg:width="2.899cm" svg:height="0.669cm" svg:x="25.509cm" svg:y="31.359cm" draw:caption-point-x="-0.61cm" draw:caption-point-y="1.512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31" office:value-type="string">
            <text:p>TOT</text:p>
          </table:table-cell>
          <table:table-cell table:style-name="ce352" office:value-type="string" table:number-columns-spanned="5" table:number-rows-spanned="2">
            <text:p>OGGETTI MAGIC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16" draw:text-style-name="P3" svg:width="3.553cm" svg:height="1.014cm" svg:x="33.48cm" svg:y="31.719cm" draw:caption-point-x="-0.61cm" draw:caption-point-y="1.152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96"/>
          <table:table-cell table:style-name="ce196" office:value-type="string" table:number-columns-spanned="2" table:number-rows-spanned="1">
            <office:annotation draw:style-name="gr9" draw:text-style-name="P2" svg:width="6.542cm" svg:height="2.614cm" svg:x="35.473cm" svg:y="31.359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537" table:number-columns-spanned="5" table:number-rows-spanned="1"/>
          <table:covered-table-cell table:number-columns-repeated="4" table:style-name="ce541"/>
          <table:table-cell table:style-name="ce550" table:number-columns-spanned="2" table:number-rows-spanned="1"/>
          <table:covered-table-cell table:style-name="ce550"/>
          <table:table-cell table:style-name="ce554" table:number-columns-spanned="2" table:number-rows-spanned="1"/>
          <table:covered-table-cell table:style-name="ce554"/>
          <table:table-cell table:style-name="ce557" table:number-columns-spanned="2" table:number-rows-spanned="1"/>
          <table:covered-table-cell table:style-name="ce558"/>
          <table:table-cell table:style-name="ce554" table:number-columns-spanned="2" table:number-rows-spanned="1"/>
          <table:covered-table-cell table:style-name="ce554"/>
          <table:table-cell table:style-name="ce565" table:number-columns-spanned="2" table:number-rows-spanned="1"/>
          <table:covered-table-cell table:style-name="ce589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7]=&quot;&quot;);VLOOKUP([.F57];[.$C$6:.$F$11];4;0);0)" office:value-type="float" office:value="0">
            <text:p>+0</text:p>
          </table:table-cell>
          <table:table-cell table:style-name="ce244"/>
          <table:table-cell table:style-name="ce269" table:formula="of:=[Calc.L101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7]=&quot;&quot;);VLOOKUP([.S57];[.$C$6:.$F$11];4;0);0)" office:value-type="float" office:value="0">
            <text:p>+0</text:p>
          </table:table-cell>
          <table:table-cell table:style-name="ce244"/>
          <table:table-cell table:style-name="ce269" table:formula="of:=[Calc.L108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08])" office:value-type="string" office:string-value="/0">
            <text:p>/0</text:p>
          </table:table-cell>
          <table:covered-table-cell table:style-name="ce353"/>
          <table:covered-table-cell table:number-columns-repeated="4" table:style-name="ce86"/>
          <table:table-cell table:style-name="ce475" office:value-type="string" table:number-columns-spanned="10" table:number-rows-spanned="1">
            <text:p>EFFETTO DESCRITTO RAPIDAMENTE</text:p>
          </table:table-cell>
          <table:covered-table-cell table:number-columns-repeated="8" table:style-name="ce487"/>
          <table:covered-table-cell table:style-name="ce527"/>
          <table:table-cell table:style-name="ce451" table:number-columns-spanned="14" table:number-rows-spanned="1"/>
          <table:covered-table-cell table:number-columns-repeated="4" table:style-name="ce458"/>
          <table:covered-table-cell table:number-columns-repeated="2" table:style-name="ce478"/>
          <table:covered-table-cell table:number-columns-repeated="2" table:style-name="ce491"/>
          <table:covered-table-cell table:number-columns-repeated="2" table:style-name="ce478"/>
          <table:covered-table-cell table:number-columns-repeated="2" table:style-name="ce491"/>
          <table:covered-table-cell table:style-name="ce164"/>
          <table:table-cell table:style-name="ce590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58]=&quot;&quot;);VLOOKUP([.F58];[.$C$6:.$F$11];4;0);0)" office:value-type="float" office:value="0">
            <text:p>+0</text:p>
          </table:table-cell>
          <table:table-cell table:style-name="ce245"/>
          <table:table-cell table:style-name="ce270" table:formula="of:=[Calc.L102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58]=&quot;&quot;);VLOOKUP([.S58];[.$C$6:.$F$11];4;0);0)" office:value-type="float" office:value="0">
            <text:p>+0</text:p>
          </table:table-cell>
          <table:table-cell table:style-name="ce245"/>
          <table:table-cell table:style-name="ce270" table:formula="of:=[Calc.L109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09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6" table:number-columns-spanned="2" table:number-rows-spanned="1"/>
          <table:covered-table-cell table:style-name="ce47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6" table:number-columns-spanned="2" table:number-rows-spanned="1"/>
          <table:covered-table-cell table:style-name="ce47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59]=&quot;&quot;);VLOOKUP([.F59];[.$C$6:.$F$11];4;0);0)" office:value-type="float" office:value="0">
            <text:p>+0</text:p>
          </table:table-cell>
          <table:table-cell table:style-name="ce244"/>
          <table:table-cell table:style-name="ce269" table:formula="of:=[Calc.L103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59]=&quot;&quot;);VLOOKUP([.S59];[.$C$6:.$F$11];4;0);0)" office:value-type="float" office:value="0">
            <text:p>+0</text:p>
          </table:table-cell>
          <table:table-cell table:style-name="ce244"/>
          <table:table-cell table:style-name="ce269" table:formula="of:=[Calc.L110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0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591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0]=&quot;&quot;);VLOOKUP([.F60];[.$C$6:.$F$11];4;0);0)" office:value-type="float" office:value="0">
            <text:p>+0</text:p>
          </table:table-cell>
          <table:table-cell table:style-name="ce245"/>
          <table:table-cell table:style-name="ce270" table:formula="of:=[Calc.L104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0]=&quot;&quot;);VLOOKUP([.S60];[.$C$6:.$F$11];4;0);0)" office:value-type="float" office:value="0">
            <text:p>+0</text:p>
          </table:table-cell>
          <table:table-cell table:style-name="ce245"/>
          <table:table-cell table:style-name="ce270" table:formula="of:=[Calc.L111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1])" office:value-type="string" office:string-value="/0">
            <text:p>/0</text:p>
          </table:table-cell>
          <table:table-cell table:style-name="ce356" table:number-columns-spanned="5" table:number-rows-spanned="1"/>
          <table:covered-table-cell table:number-columns-repeated="4" table:style-name="ce104"/>
          <table:table-cell table:style-name="ce477" table:number-columns-spanned="2" table:number-rows-spanned="1"/>
          <table:covered-table-cell table:style-name="ce477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477" table:number-columns-spanned="2" table:number-rows-spanned="1"/>
          <table:covered-table-cell table:style-name="ce477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563" table:number-columns-spanned="2" table:number-rows-spanned="1"/>
          <table:covered-table-cell table:style-name="ce586"/>
          <table:table-cell table:number-columns-repeated="968"/>
        </table:table-row>
        <table:table-row table:style-name="ro4">
          <table:table-cell table:style-name="ce55" table:number-columns-spanned="4" table:number-rows-spanned="1"/>
          <table:covered-table-cell table:number-columns-repeated="3" table:style-name="ce100"/>
          <table:table-cell table:style-name="ce168" office:value-type="float" office:value="0">
            <text:p>+0</text:p>
          </table:table-cell>
          <table:table-cell table:style-name="ce193"/>
          <table:table-cell table:style-name="ce224" table:formula="of:=IF(NOT([.F61]=&quot;&quot;);VLOOKUP([.F61];[.$C$6:.$F$11];4;0);0)" office:value-type="float" office:value="0">
            <text:p>+0</text:p>
          </table:table-cell>
          <table:table-cell table:style-name="ce244"/>
          <table:table-cell table:style-name="ce269" table:formula="of:=[Calc.L105]" office:value-type="float" office:value="0">
            <text:p>+0</text:p>
          </table:table-cell>
          <table:table-cell table:style-name="ce168" office:value-type="float" office:value="0">
            <text:p>+0</text:p>
          </table:table-cell>
          <table:table-cell table:style-name="ce294"/>
          <table:table-cell table:style-name="ce304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8" table:number-columns-spanned="4" table:number-rows-spanned="1"/>
          <table:covered-table-cell table:number-columns-repeated="3" table:style-name="ce362"/>
          <table:table-cell table:style-name="ce362" office:value-type="float" office:value="0">
            <text:p>0</text:p>
          </table:table-cell>
          <table:table-cell table:style-name="ce193"/>
          <table:table-cell table:style-name="ce224" table:formula="of:=IF(NOT([.S61]=&quot;&quot;);VLOOKUP([.S61];[.$C$6:.$F$11];4;0);0)" office:value-type="float" office:value="0">
            <text:p>+0</text:p>
          </table:table-cell>
          <table:table-cell table:style-name="ce244"/>
          <table:table-cell table:style-name="ce269" table:formula="of:=[Calc.L112]" office:value-type="float" office:value="0">
            <text:p>+0</text:p>
          </table:table-cell>
          <table:table-cell table:number-columns-repeated="2" table:style-name="ce168" office:value-type="float" office:value="0">
            <text:p>+0</text:p>
          </table:table-cell>
          <table:table-cell table:style-name="ce425" office:value-type="float" office:value="0">
            <text:p>0</text:p>
          </table:table-cell>
          <table:table-cell table:style-name="ce437" table:formula="of:=CONCATENATE(&quot;/&quot;;[Calc.J112])" office:value-type="string" office:string-value="/0">
            <text:p>/0</text:p>
          </table:table-cell>
          <table:table-cell table:style-name="ce451" table:number-columns-spanned="14" table:number-rows-spanned="1"/>
          <table:covered-table-cell table:number-columns-repeated="4" table:style-name="ce458"/>
          <table:covered-table-cell table:number-columns-repeated="2" table:style-name="ce478"/>
          <table:covered-table-cell table:number-columns-repeated="2" table:style-name="ce491"/>
          <table:covered-table-cell table:number-columns-repeated="2" table:style-name="ce478"/>
          <table:covered-table-cell table:number-columns-repeated="2" table:style-name="ce491"/>
          <table:covered-table-cell table:style-name="ce164"/>
          <table:table-cell table:style-name="ce328"/>
          <table:table-cell table:style-name="ce451" table:number-columns-spanned="14" table:number-rows-spanned="1"/>
          <table:covered-table-cell table:number-columns-repeated="4" table:style-name="ce458"/>
          <table:covered-table-cell table:number-columns-repeated="2" table:style-name="ce478"/>
          <table:covered-table-cell table:number-columns-repeated="2" table:style-name="ce491"/>
          <table:covered-table-cell table:number-columns-repeated="2" table:style-name="ce478"/>
          <table:covered-table-cell table:number-columns-repeated="2" table:style-name="ce491"/>
          <table:covered-table-cell table:style-name="ce164"/>
          <table:table-cell table:style-name="ce590"/>
          <table:table-cell table:number-columns-repeated="968"/>
        </table:table-row>
        <table:table-row table:style-name="ro4">
          <table:table-cell table:style-name="ce16" table:number-columns-spanned="4" table:number-rows-spanned="1"/>
          <table:covered-table-cell table:number-columns-repeated="3"/>
          <table:table-cell table:style-name="ce169" office:value-type="float" office:value="0">
            <text:p>+0</text:p>
          </table:table-cell>
          <table:table-cell table:style-name="ce194"/>
          <table:table-cell table:style-name="ce225" table:formula="of:=IF(NOT([.F62]=&quot;&quot;);VLOOKUP([.F62];[.$C$6:.$F$11];4;0);0)" office:value-type="float" office:value="0">
            <text:p>+0</text:p>
          </table:table-cell>
          <table:table-cell table:style-name="ce245"/>
          <table:table-cell table:style-name="ce270" table:formula="of:=[Calc.L106]" office:value-type="float" office:value="0">
            <text:p>+0</text:p>
          </table:table-cell>
          <table:table-cell table:style-name="ce169" office:value-type="float" office:value="0">
            <text:p>+0</text:p>
          </table:table-cell>
          <table:table-cell table:style-name="ce275"/>
          <table:table-cell table:style-name="ce305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34"/>
          <table:table-cell table:style-name="ce349" table:number-columns-spanned="4" table:number-rows-spanned="1"/>
          <table:covered-table-cell table:number-columns-repeated="3" table:style-name="ce363"/>
          <table:table-cell table:style-name="ce363" office:value-type="float" office:value="0">
            <text:p>0</text:p>
          </table:table-cell>
          <table:table-cell table:style-name="ce194"/>
          <table:table-cell table:style-name="ce225" table:formula="of:=IF(NOT([.S62]=&quot;&quot;);VLOOKUP([.S62];[.$C$6:.$F$11];4;0);0)" office:value-type="float" office:value="0">
            <text:p>+0</text:p>
          </table:table-cell>
          <table:table-cell table:style-name="ce245"/>
          <table:table-cell table:style-name="ce270" table:formula="of:=[Calc.L113]" office:value-type="float" office:value="0">
            <text:p>+0</text:p>
          </table:table-cell>
          <table:table-cell table:number-columns-repeated="2" table:style-name="ce169" office:value-type="float" office:value="0">
            <text:p>+0</text:p>
          </table:table-cell>
          <table:table-cell table:style-name="ce426" office:value-type="float" office:value="0">
            <text:p>0</text:p>
          </table:table-cell>
          <table:table-cell table:style-name="ce438" table:formula="of:=CONCATENATE(&quot;/&quot;;[Calc.J113])" office:value-type="string" office:string-value="/0">
            <text:p>/0</text:p>
          </table:table-cell>
          <table:table-cell table:style-name="ce354" table:number-columns-spanned="5" table:number-rows-spanned="1"/>
          <table:covered-table-cell table:number-columns-repeated="4" table:style-name="ce102"/>
          <table:table-cell table:style-name="ce476" table:number-columns-spanned="2" table:number-rows-spanned="1"/>
          <table:covered-table-cell table:style-name="ce47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476" table:number-columns-spanned="2" table:number-rows-spanned="1"/>
          <table:covered-table-cell table:style-name="ce476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564" table:number-columns-spanned="2" table:number-rows-spanned="1"/>
          <table:covered-table-cell table:style-name="ce587"/>
          <table:table-cell table:number-columns-repeated="968"/>
        </table:table-row>
        <table:table-row table:style-name="ro4">
          <table:table-cell table:style-name="ce56" table:number-columns-spanned="4" table:number-rows-spanned="1"/>
          <table:covered-table-cell table:number-columns-repeated="3" table:style-name="ce101"/>
          <table:table-cell table:style-name="ce170" office:value-type="float" office:value="0">
            <text:p>+0</text:p>
          </table:table-cell>
          <table:table-cell table:style-name="ce195"/>
          <table:table-cell table:style-name="ce226" table:formula="of:=IF(NOT([.F63]=&quot;&quot;);VLOOKUP([.F63];[.$C$6:.$F$11];4;0);0)" office:value-type="float" office:value="0">
            <text:p>+0</text:p>
          </table:table-cell>
          <table:table-cell table:style-name="ce246"/>
          <table:table-cell table:style-name="ce271" table:formula="of:=[Calc.L107]" office:value-type="float" office:value="0">
            <text:p>+0</text:p>
          </table:table-cell>
          <table:table-cell table:style-name="ce170" office:value-type="float" office:value="0">
            <text:p>+0</text:p>
          </table:table-cell>
          <table:table-cell table:style-name="ce295"/>
          <table:table-cell table:style-name="ce306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35"/>
          <table:table-cell table:style-name="ce350" table:number-columns-spanned="4" table:number-rows-spanned="1"/>
          <table:covered-table-cell table:number-columns-repeated="3" table:style-name="ce101"/>
          <table:table-cell table:style-name="ce101" office:value-type="float" office:value="0">
            <text:p>0</text:p>
          </table:table-cell>
          <table:table-cell table:style-name="ce195"/>
          <table:table-cell table:style-name="ce226" table:formula="of:=IF(NOT([.S63]=&quot;&quot;);VLOOKUP([.S63];[.$C$6:.$F$11];4;0);0)" office:value-type="float" office:value="0">
            <text:p>+0</text:p>
          </table:table-cell>
          <table:table-cell table:style-name="ce246"/>
          <table:table-cell table:style-name="ce271" table:formula="of:=[Calc.L114]" office:value-type="float" office:value="0">
            <text:p>+0</text:p>
          </table:table-cell>
          <table:table-cell table:number-columns-repeated="2" table:style-name="ce170" office:value-type="float" office:value="0">
            <text:p>+0</text:p>
          </table:table-cell>
          <table:table-cell table:style-name="ce427" office:value-type="float" office:value="0">
            <text:p>0</text:p>
          </table:table-cell>
          <table:table-cell table:style-name="ce439" table:formula="of:=CONCATENATE(&quot;/&quot;;[Calc.J114])" office:value-type="string" office:string-value="/0">
            <text:p>/0</text:p>
          </table:table-cell>
          <table:table-cell table:style-name="ce355" table:number-columns-spanned="14" table:number-rows-spanned="1"/>
          <table:covered-table-cell table:number-columns-repeated="4" table:style-name="ce103"/>
          <table:covered-table-cell table:number-columns-repeated="2" table:style-name="ce228"/>
          <table:covered-table-cell table:number-columns-repeated="2" table:style-name="ce248"/>
          <table:covered-table-cell table:number-columns-repeated="2" table:style-name="ce228"/>
          <table:covered-table-cell table:number-columns-repeated="2" table:style-name="ce248"/>
          <table:covered-table-cell table:style-name="ce292"/>
          <table:table-cell table:style-name="ce338"/>
          <table:table-cell table:style-name="ce358" table:number-columns-spanned="14" table:number-rows-spanned="1"/>
          <table:covered-table-cell table:number-columns-repeated="4" table:style-name="ce106"/>
          <table:covered-table-cell table:number-columns-repeated="2" table:style-name="ce230"/>
          <table:covered-table-cell table:number-columns-repeated="2" table:style-name="ce251"/>
          <table:covered-table-cell table:number-columns-repeated="2" table:style-name="ce230"/>
          <table:covered-table-cell table:number-columns-repeated="2" table:style-name="ce251"/>
          <table:covered-table-cell table:style-name="ce566"/>
          <table:table-cell table:style-name="ce592"/>
          <table:table-cell table:number-columns-repeated="968"/>
        </table:table-row>
        <table:table-row table:style-name="ro4">
          <table:table-cell table:style-name="ce57" office:value-type="string" table:number-columns-spanned="5" table:number-rows-spanned="2">
            <text:p>TALENTI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7.574cm" svg:y="36.139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352" office:value-type="string" table:number-columns-spanned="5" table:number-rows-spanned="2">
            <text:p>ALTRE CAPACITÀ</text:p>
          </table:table-cell>
          <table:covered-table-cell table:number-columns-repeated="4" table:style-name="ce77"/>
          <table:table-cell table:style-name="ce196" office:value-type="string" table:number-columns-spanned="2" table:number-rows-spanned="1">
            <office:annotation draw:style-name="gr9" draw:text-style-name="P2" svg:width="6.542cm" svg:height="2.614cm" svg:x="20.527cm" svg:y="36.139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96"/>
          <table:table-cell table:style-name="ce196" office:value-type="string" table:number-columns-spanned="2" table:number-rows-spanned="1">
            <text:p>BONUS</text:p>
          </table:table-cell>
          <table:covered-table-cell table:style-name="ce196"/>
          <table:table-cell table:style-name="ce196" office:value-type="string" table:number-columns-spanned="2" table:number-rows-spanned="1">
            <text:p>STAT</text:p>
          </table:table-cell>
          <table:covered-table-cell table:style-name="ce196"/>
          <table:table-cell table:style-name="ce307" office:value-type="string" table:number-columns-spanned="2" table:number-rows-spanned="1">
            <text:p>BONUS</text:p>
          </table:table-cell>
          <table:covered-table-cell table:style-name="ce307"/>
          <table:table-cell table:style-name="ce452" office:value-type="string" table:number-columns-spanned="5" table:number-rows-spanned="2">
            <text:p>INVENTARIO</text:p>
          </table:table-cell>
          <table:covered-table-cell table:number-columns-repeated="4" table:style-name="ce77"/>
          <table:table-cell table:style-name="ce99" office:value-type="string">
            <office:annotation draw:style-name="gr5" draw:text-style-name="P2" svg:width="2.899cm" svg:height="0.669cm" svg:x="32.484cm" svg:y="36.139cm" draw:caption-point-x="-0.61cm" draw:caption-point-y="1.512cm">
              <dc:creator>YP</dc:creator>
              <dc:date>2021-05-12T00:00:00</dc:date>
              <text:p text:style-name="P2"><text:span text:style-name="T1">Quadrupede</text:span></text:p>
            </office:annotation>
            <text:p>Quad</text:p>
          </table:table-cell>
          <table:table-cell table:style-name="ce99" office:value-type="string" table:number-columns-spanned="3" table:number-rows-spanned="1">
            <text:p>Peso TOT</text:p>
          </table:table-cell>
          <table:covered-table-cell table:style-name="ce99"/>
          <table:covered-table-cell table:style-name="ce493"/>
          <table:table-cell table:style-name="ce99" office:value-type="string" table:number-columns-spanned="2" table:number-rows-spanned="1">
            <text:p>Leggero</text:p>
          </table:table-cell>
          <table:covered-table-cell table:style-name="ce99"/>
          <table:table-cell table:style-name="ce99" office:value-type="string" table:number-columns-spanned="2" table:number-rows-spanned="1">
            <text:p>Medio</text:p>
          </table:table-cell>
          <table:covered-table-cell table:style-name="ce99"/>
          <table:table-cell table:style-name="ce513" office:value-type="string" table:number-columns-spanned="2" table:number-rows-spanned="1">
            <text:p>Pesante</text:p>
          </table:table-cell>
          <table:covered-table-cell table:style-name="ce513"/>
          <table:table-cell table:number-columns-repeated="983"/>
        </table:table-row>
        <table:table-row table:style-name="ro4">
          <table:covered-table-cell table:style-name="ce42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7" draw:text-style-name="P3" svg:width="3.967cm" svg:height="1.442cm" svg:x="13.719cm" svg:y="36.635cm" draw:caption-point-x="-0.776cm" draw:caption-point-y="1.613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53"/>
          <table:covered-table-cell table:number-columns-repeated="4" table:style-name="ce86"/>
          <table:table-cell table:style-name="ce197" office:value-type="string" table:number-columns-spanned="7" table:number-rows-spanned="1">
            <text:p>EFFETTO DESCRITTO RAPIDAMENTE</text:p>
          </table:table-cell>
          <table:covered-table-cell table:number-columns-repeated="6" table:style-name="ce227"/>
          <table:table-cell table:style-name="ce336" office:value-type="string">
            <office:annotation draw:style-name="gr11" draw:text-style-name="P3" svg:width="4.77cm" svg:height="1.374cm" svg:x="26.672cm" svg:y="37.423cm" draw:caption-point-x="-0.776cm" draw:caption-point-y="0.825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63"/>
          <table:covered-table-cell table:number-columns-repeated="4" table:style-name="ce78"/>
          <table:table-cell table:style-name="ce242"/>
          <table:table-cell table:style-name="ce488" table:formula="of:=SUM([.AN67:.AN127])" office:value-type="currency" office:currency="Kg" office:value="0" table:number-columns-spanned="3" table:number-rows-spanned="1">
            <text:p>0,00 Kg</text:p>
          </table:table-cell>
          <table:covered-table-cell table:style-name="ce492"/>
          <table:covered-table-cell table:style-name="ce493"/>
          <table:table-cell table:style-name="ce495" table:formula="of:=VLOOKUP([.D6];[Calc.AE2:.AH46];2;0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500"/>
          <table:table-cell table:style-name="ce495" table:formula="of:=VLOOKUP([.D6];[Calc.AE2:.AH46];3;0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500"/>
          <table:table-cell table:style-name="ce514" table:formula="of:=VLOOKUP([.D6];[Calc.AE2:.AH46];4;0)*VLOOKUP([.M3];[Calc.H16:.J24];IF(NOT([.AF65]=&quot;&quot;);3;2);0)" office:value-type="currency" office:currency="Kg" office:value="50" table:number-columns-spanned="2" table:number-rows-spanned="1">
            <office:annotation draw:style-name="gr18" draw:text-style-name="P2" svg:width="3.137cm" svg:height="1.432cm" svg:x="41.451cm" svg:y="37.069cm" draw:caption-point-x="-0.61cm" draw:caption-point-y="1.179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28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47" office:value-type="string" table:number-columns-spanned="5" table:number-rows-spanned="1">
            <text:p>NOME</text:p>
          </table:table-cell>
          <table:covered-table-cell table:number-columns-repeated="3" table:style-name="ce126"/>
          <table:covered-table-cell table:style-name="ce470"/>
          <table:table-cell table:style-name="ce126" office:value-type="string" table:number-columns-spanned="2" table:number-rows-spanned="1">
            <text:p>N</text:p>
          </table:table-cell>
          <table:covered-table-cell table:style-name="ce126"/>
          <table:table-cell table:style-name="ce126" office:value-type="string" table:number-columns-spanned="2" table:number-rows-spanned="1">
            <text:p>Peso Singolo</text:p>
          </table:table-cell>
          <table:covered-table-cell table:style-name="ce470"/>
          <table:table-cell table:style-name="ce496" office:value-type="string" table:number-columns-spanned="2" table:number-rows-spanned="1">
            <office:annotation draw:style-name="gr9" draw:text-style-name="P2" svg:width="6.542cm" svg:height="2.614cm" svg:x="37.466cm" svg:y="37.334cm" draw:caption-point-x="-0.61cm" draw:caption-point-y="1.512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70"/>
          <table:table-cell table:style-name="ce126" office:value-type="string" table:number-columns-spanned="2" table:number-rows-spanned="1">
            <text:p>BONUS</text:p>
          </table:table-cell>
          <table:covered-table-cell table:style-name="ce126"/>
          <table:table-cell table:style-name="ce515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67]*[.AH6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68]*[.AH68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69]*[.AH69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70]*[.AH70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71]*[.AH71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72]*[.AH72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73]*[.AH73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74]*[.AH74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75]*[.AH75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76]*[.AH76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77]*[.AH7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78]*[.AH78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79]*[.AH79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80]*[.AH80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81]*[.AH81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82]*[.AH82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83]*[.AH83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84]*[.AH84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85]*[.AH85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86]*[.AH86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87]*[.AH8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88]*[.AH88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89]*[.AH89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90]*[.AH90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91]*[.AH91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92]*[.AH92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93]*[.AH93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94]*[.AH94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95]*[.AH95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96]*[.AH96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97]*[.AH9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98]*[.AH98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99]*[.AH99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00]*[.AH100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01]*[.AH101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02]*[.AH102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03]*[.AH103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04]*[.AH104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05]*[.AH105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06]*[.AH106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07]*[.AH10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08]*[.AH108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09]*[.AH109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10]*[.AH110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11]*[.AH111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12]*[.AH112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13]*[.AH113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14]*[.AH114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15]*[.AH115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16]*[.AH116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17]*[.AH117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18]*[.AH118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19]*[.AH119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20]*[.AH120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21]*[.AH121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22]*[.AH122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9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355" table:number-columns-spanned="12" table:number-rows-spanned="1"/>
          <table:covered-table-cell table:number-columns-repeated="4" table:style-name="ce103"/>
          <table:covered-table-cell table:style-name="ce199"/>
          <table:covered-table-cell table:style-name="ce228"/>
          <table:covered-table-cell table:number-columns-repeated="2" table:style-name="ce248"/>
          <table:covered-table-cell table:number-columns-repeated="2" table:style-name="ce228"/>
          <table:covered-table-cell table:style-name="ce248"/>
          <table:table-cell table:style-name="ce33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23]*[.AH123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0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356" table:number-columns-spanned="5" table:number-rows-spanned="1"/>
          <table:covered-table-cell table:number-columns-repeated="4" table:style-name="ce104"/>
          <table:table-cell table:style-name="ce200" table:number-columns-spanned="2" table:number-rows-spanned="1"/>
          <table:covered-table-cell table:style-name="ce200"/>
          <table:table-cell table:style-name="ce249" table:number-columns-spanned="2" table:number-rows-spanned="1"/>
          <table:covered-table-cell table:style-name="ce273"/>
          <table:table-cell table:style-name="ce200" table:number-columns-spanned="2" table:number-rows-spanned="1"/>
          <table:covered-table-cell table:style-name="ce200"/>
          <table:table-cell table:style-name="ce309" table:number-columns-spanned="2" table:number-rows-spanned="1"/>
          <table:covered-table-cell table:style-name="ce339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24]*[.AH124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1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357" table:number-columns-spanned="12" table:number-rows-spanned="1"/>
          <table:covered-table-cell table:number-columns-repeated="4" table:style-name="ce105"/>
          <table:covered-table-cell table:style-name="ce201"/>
          <table:covered-table-cell table:style-name="ce229"/>
          <table:covered-table-cell table:number-columns-repeated="2" table:style-name="ce250"/>
          <table:covered-table-cell table:number-columns-repeated="2" table:style-name="ce229"/>
          <table:covered-table-cell table:style-name="ce250"/>
          <table:table-cell table:style-name="ce328"/>
          <table:table-cell table:style-name="ce453" table:number-columns-spanned="5" table:number-rows-spanned="1"/>
          <table:covered-table-cell table:number-columns-repeated="3" table:style-name="ce462"/>
          <table:covered-table-cell table:style-name="ce404"/>
          <table:table-cell table:style-name="ce100" table:number-columns-spanned="2" table:number-rows-spanned="1"/>
          <table:covered-table-cell table:style-name="ce462"/>
          <table:table-cell table:style-name="ce100" table:number-columns-spanned="2" table:number-rows-spanned="1"/>
          <table:covered-table-cell table:style-name="ce404"/>
          <table:table-cell table:style-name="ce490" table:number-columns-spanned="2" table:number-rows-spanned="1"/>
          <table:covered-table-cell table:style-name="ce490"/>
          <table:table-cell table:style-name="ce494" table:number-columns-spanned="2" table:number-rows-spanned="1"/>
          <table:covered-table-cell table:style-name="ce499"/>
          <table:table-cell table:style-name="ce516" table:formula="of:=[.AF125]*[.AH125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58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354" table:number-columns-spanned="5" table:number-rows-spanned="1"/>
          <table:covered-table-cell table:number-columns-repeated="4" table:style-name="ce102"/>
          <table:table-cell table:style-name="ce198" table:number-columns-spanned="2" table:number-rows-spanned="1"/>
          <table:covered-table-cell table:style-name="ce198"/>
          <table:table-cell table:style-name="ce247" table:number-columns-spanned="2" table:number-rows-spanned="1"/>
          <table:covered-table-cell table:style-name="ce272"/>
          <table:table-cell table:style-name="ce198" table:number-columns-spanned="2" table:number-rows-spanned="1"/>
          <table:covered-table-cell table:style-name="ce198"/>
          <table:table-cell table:style-name="ce308" table:number-columns-spanned="2" table:number-rows-spanned="1"/>
          <table:covered-table-cell table:style-name="ce337"/>
          <table:table-cell table:style-name="ce454" table:number-columns-spanned="5" table:number-rows-spanned="1"/>
          <table:covered-table-cell table:number-columns-repeated="3" table:style-name="ce287"/>
          <table:covered-table-cell table:style-name="ce342"/>
          <table:table-cell table:number-columns-spanned="2" table:number-rows-spanned="1"/>
          <table:covered-table-cell table:style-name="ce287"/>
          <table:table-cell table:number-columns-spanned="2" table:number-rows-spanned="1"/>
          <table:covered-table-cell table:style-name="ce342"/>
          <table:table-cell table:style-name="ce497" table:number-columns-spanned="2" table:number-rows-spanned="1"/>
          <table:covered-table-cell table:style-name="ce497"/>
          <table:table-cell table:style-name="ce503" table:number-columns-spanned="2" table:number-rows-spanned="1"/>
          <table:covered-table-cell table:style-name="ce507"/>
          <table:table-cell table:style-name="ce517" table:formula="of:=[.AF126]*[.AH126]" office:value-type="float" office:value="0" table:number-columns-spanned="2" table:number-rows-spanned="1">
            <text:p>0</text:p>
          </table:table-cell>
          <table:covered-table-cell table:style-name="ce529"/>
          <table:table-cell table:number-columns-repeated="983"/>
        </table:table-row>
        <table:table-row table:style-name="ro4">
          <table:table-cell table:style-name="ce62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358" table:number-columns-spanned="12" table:number-rows-spanned="1"/>
          <table:covered-table-cell table:number-columns-repeated="4" table:style-name="ce106"/>
          <table:covered-table-cell table:style-name="ce202"/>
          <table:covered-table-cell table:style-name="ce230"/>
          <table:covered-table-cell table:number-columns-repeated="2" table:style-name="ce251"/>
          <table:covered-table-cell table:number-columns-repeated="2" table:style-name="ce230"/>
          <table:covered-table-cell table:style-name="ce251"/>
          <table:table-cell table:style-name="ce340"/>
          <table:table-cell table:style-name="ce455" table:number-columns-spanned="5" table:number-rows-spanned="1"/>
          <table:covered-table-cell table:number-columns-repeated="3" table:style-name="ce463"/>
          <table:covered-table-cell table:style-name="ce471"/>
          <table:table-cell table:style-name="ce479" table:number-columns-spanned="2" table:number-rows-spanned="1"/>
          <table:covered-table-cell table:style-name="ce463"/>
          <table:table-cell table:style-name="ce479" table:number-columns-spanned="2" table:number-rows-spanned="1"/>
          <table:covered-table-cell table:style-name="ce471"/>
          <table:table-cell table:style-name="ce498" table:number-columns-spanned="2" table:number-rows-spanned="1"/>
          <table:covered-table-cell table:style-name="ce498"/>
          <table:table-cell table:style-name="ce504" table:number-columns-spanned="2" table:number-rows-spanned="1"/>
          <table:covered-table-cell table:style-name="ce508"/>
          <table:table-cell table:style-name="ce518" table:formula="of:=[.AF127]*[.AH127]" office:value-type="float" office:value="0" table:number-columns-spanned="2" table:number-rows-spanned="1">
            <text:p>0</text:p>
          </table:table-cell>
          <table:covered-table-cell table:style-name="ce530"/>
          <table:table-cell table:number-columns-repeated="983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68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14 - 15">
            <text:p>14 - 15</text:p>
          </table:table-cell>
          <table:table-cell table:style-name="ce575" table:formula="of:=CONCATENATE(IF([.M25]&gt;=10;&quot;+&quot;;&quot;&quot;);ROUNDDOWN(([.M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0">
            <text:p>0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0">
            <text:p>0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0">
            <text:p>0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0">
            <text:p>0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0">
            <text:p>0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0">
            <text:p>0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0">
            <text:p>0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0">
            <text:p>0</text:p>
          </table:table-cell>
          <table:table-cell table:style-name="ce575" table:formula="of:=IF(([.$A9]+1)/2&gt;=[.D$3];MAX(0;ROUND([.$B$3]*([.$A9]-[.D$4])/(20-[.D$4])/([.D$3]+1);0));&quot;-&quot;)" office:value-type="float" office:value="0">
            <text:p>0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1">
            <text:p>1</text:p>
          </table:table-cell>
          <table:table-cell table:style-name="ce575" table:formula="of:=IF(([.$A9]+1)/2&gt;=[.P$3];MAX(0;ROUND([.$N$3]*([.$A9]-[.P$4])/(20-[.P$4])/([.P$3]+1);0));&quot;-&quot;)" office:value-type="float" office:value="0">
            <text:p>0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0">
            <text:p>0</text:p>
          </table:table-cell>
          <table:table-cell table:style-name="ce575" table:formula="of:=IF(([.$A10]+1)/2&gt;=[.D$3];MAX(0;ROUND([.$B$3]*([.$A10]-[.D$4])/(20-[.D$4])/([.D$3]+1);0));&quot;-&quot;)" office:value-type="float" office:value="0">
            <text:p>0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1">
            <text:p>1</text:p>
          </table:table-cell>
          <table:table-cell table:style-name="ce575" table:formula="of:=IF(([.$A10]+1)/2&gt;=[.P$3];MAX(0;ROUND([.$N$3]*([.$A10]-[.P$4])/(20-[.P$4])/([.P$3]+1);0));&quot;-&quot;)" office:value-type="float" office:value="0">
            <text:p>0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0">
            <text:p>0</text:p>
          </table:table-cell>
          <table:table-cell table:style-name="ce575" table:formula="of:=IF(([.$A11]+1)/2&gt;=[.D$3];MAX(0;ROUND([.$B$3]*([.$A11]-[.D$4])/(20-[.D$4])/([.D$3]+1);0));&quot;-&quot;)" office:value-type="float" office:value="0">
            <text:p>0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1">
            <text:p>1</text:p>
          </table:table-cell>
          <table:table-cell table:style-name="ce575" table:formula="of:=IF(([.$A11]+1)/2&gt;=[.P$3];MAX(0;ROUND([.$N$3]*([.$A11]-[.P$4])/(20-[.P$4])/([.P$3]+1);0));&quot;-&quot;)" office:value-type="float" office:value="0">
            <text:p>0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0">
            <text:p>0</text:p>
          </table:table-cell>
          <table:table-cell table:style-name="ce575" table:formula="of:=IF(([.$A12]+1)/2&gt;=[.D$3];MAX(0;ROUND([.$B$3]*([.$A12]-[.D$4])/(20-[.D$4])/([.D$3]+1);0));&quot;-&quot;)" office:value-type="float" office:value="0">
            <text:p>0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1">
            <text:p>1</text:p>
          </table:table-cell>
          <table:table-cell table:style-name="ce575" table:formula="of:=IF(([.$A12]+1)/2&gt;=[.P$3];MAX(0;ROUND([.$N$3]*([.$A12]-[.P$4])/(20-[.P$4])/([.P$3]+1);0));&quot;-&quot;)" office:value-type="float" office:value="0">
            <text:p>0</text:p>
          </table:table-cell>
          <table:table-cell table:style-name="ce575" table:formula="of:=IF(([.$A12]+1)/2&gt;=[.Q$3];MAX(0;ROUND([.$N$3]*([.$A12]-[.Q$4])/(20-[.Q$4])/([.Q$3]+1);0));&quot;-&quot;)" office:value-type="float" office:value="0">
            <text:p>0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0">
            <text:p>0</text:p>
          </table:table-cell>
          <table:table-cell table:style-name="ce575" table:formula="of:=IF(([.$A13]+1)/2&gt;=[.D$3];MAX(0;ROUND([.$B$3]*([.$A13]-[.D$4])/(20-[.D$4])/([.D$3]+1);0));&quot;-&quot;)" office:value-type="float" office:value="0">
            <text:p>0</text:p>
          </table:table-cell>
          <table:table-cell table:style-name="ce575" table:formula="of:=IF(([.$A13]+1)/2&gt;=[.E$3];MAX(0;ROUND([.$B$3]*([.$A13]-[.E$4])/(20-[.E$4])/([.E$3]+1);0));&quot;-&quot;)" office:value-type="float" office:value="0">
            <text:p>0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1">
            <text:p>1</text:p>
          </table:table-cell>
          <table:table-cell table:style-name="ce575" table:formula="of:=IF(([.$A13]+1)/2&gt;=[.P$3];MAX(0;ROUND([.$N$3]*([.$A13]-[.P$4])/(20-[.P$4])/([.P$3]+1);0));&quot;-&quot;)" office:value-type="float" office:value="0">
            <text:p>0</text:p>
          </table:table-cell>
          <table:table-cell table:style-name="ce575" table:formula="of:=IF(([.$A13]+1)/2&gt;=[.Q$3];MAX(0;ROUND([.$N$3]*([.$A13]-[.Q$4])/(20-[.Q$4])/([.Q$3]+1);0));&quot;-&quot;)" office:value-type="float" office:value="0">
            <text:p>0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1">
            <text:p>1</text:p>
          </table:table-cell>
          <table:table-cell table:style-name="ce575" table:formula="of:=IF(([.$A14]+1)/2&gt;=[.D$3];MAX(0;ROUND([.$B$3]*([.$A14]-[.D$4])/(20-[.D$4])/([.D$3]+1);0));&quot;-&quot;)" office:value-type="float" office:value="0">
            <text:p>0</text:p>
          </table:table-cell>
          <table:table-cell table:style-name="ce575" table:formula="of:=IF(([.$A14]+1)/2&gt;=[.E$3];MAX(0;ROUND([.$B$3]*([.$A14]-[.E$4])/(20-[.E$4])/([.E$3]+1);0));&quot;-&quot;)" office:value-type="float" office:value="0">
            <text:p>0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1">
            <text:p>1</text:p>
          </table:table-cell>
          <table:table-cell table:style-name="ce575" table:formula="of:=IF(([.$A14]+1)/2&gt;=[.P$3];MAX(0;ROUND([.$N$3]*([.$A14]-[.P$4])/(20-[.P$4])/([.P$3]+1);0));&quot;-&quot;)" office:value-type="float" office:value="0">
            <text:p>0</text:p>
          </table:table-cell>
          <table:table-cell table:style-name="ce575" table:formula="of:=IF(([.$A14]+1)/2&gt;=[.Q$3];MAX(0;ROUND([.$N$3]*([.$A14]-[.Q$4])/(20-[.Q$4])/([.Q$3]+1);0));&quot;-&quot;)" office:value-type="float" office:value="0">
            <text:p>0</text:p>
          </table:table-cell>
          <table:table-cell table:style-name="ce575" table:formula="of:=IF(([.$A14]+1)/2&gt;=[.R$3];MAX(0;ROUND([.$N$3]*([.$A14]-[.R$4])/(20-[.R$4])/([.R$3]+1);0));&quot;-&quot;)" office:value-type="float" office:value="0">
            <text:p>0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1">
            <text:p>1</text:p>
          </table:table-cell>
          <table:table-cell table:style-name="ce575" table:formula="of:=IF(([.$A15]+1)/2&gt;=[.D$3];MAX(0;ROUND([.$B$3]*([.$A15]-[.D$4])/(20-[.D$4])/([.D$3]+1);0));&quot;-&quot;)" office:value-type="float" office:value="0">
            <text:p>0</text:p>
          </table:table-cell>
          <table:table-cell table:style-name="ce575" table:formula="of:=IF(([.$A15]+1)/2&gt;=[.E$3];MAX(0;ROUND([.$B$3]*([.$A15]-[.E$4])/(20-[.E$4])/([.E$3]+1);0));&quot;-&quot;)" office:value-type="float" office:value="0">
            <text:p>0</text:p>
          </table:table-cell>
          <table:table-cell table:style-name="ce575" table:formula="of:=IF(([.$A15]+1)/2&gt;=[.F$3];MAX(0;ROUND([.$B$3]*([.$A15]-[.F$4])/(20-[.F$4])/([.F$3]+1);0));&quot;-&quot;)" office:value-type="float" office:value="0">
            <text:p>0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1">
            <text:p>1</text:p>
          </table:table-cell>
          <table:table-cell table:style-name="ce575" table:formula="of:=IF(([.$A15]+1)/2&gt;=[.P$3];MAX(0;ROUND([.$N$3]*([.$A15]-[.P$4])/(20-[.P$4])/([.P$3]+1);0));&quot;-&quot;)" office:value-type="float" office:value="1">
            <text:p>1</text:p>
          </table:table-cell>
          <table:table-cell table:style-name="ce575" table:formula="of:=IF(([.$A15]+1)/2&gt;=[.Q$3];MAX(0;ROUND([.$N$3]*([.$A15]-[.Q$4])/(20-[.Q$4])/([.Q$3]+1);0));&quot;-&quot;)" office:value-type="float" office:value="0">
            <text:p>0</text:p>
          </table:table-cell>
          <table:table-cell table:style-name="ce575" table:formula="of:=IF(([.$A15]+1)/2&gt;=[.R$3];MAX(0;ROUND([.$N$3]*([.$A15]-[.R$4])/(20-[.R$4])/([.R$3]+1);0));&quot;-&quot;)" office:value-type="float" office:value="0">
            <text:p>0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1">
            <text:p>1</text:p>
          </table:table-cell>
          <table:table-cell table:style-name="ce575" table:formula="of:=IF(([.$A16]+1)/2&gt;=[.D$3];MAX(0;ROUND([.$B$3]*([.$A16]-[.D$4])/(20-[.D$4])/([.D$3]+1);0));&quot;-&quot;)" office:value-type="float" office:value="0">
            <text:p>0</text:p>
          </table:table-cell>
          <table:table-cell table:style-name="ce575" table:formula="of:=IF(([.$A16]+1)/2&gt;=[.E$3];MAX(0;ROUND([.$B$3]*([.$A16]-[.E$4])/(20-[.E$4])/([.E$3]+1);0));&quot;-&quot;)" office:value-type="float" office:value="0">
            <text:p>0</text:p>
          </table:table-cell>
          <table:table-cell table:style-name="ce575" table:formula="of:=IF(([.$A16]+1)/2&gt;=[.F$3];MAX(0;ROUND([.$B$3]*([.$A16]-[.F$4])/(20-[.F$4])/([.F$3]+1);0));&quot;-&quot;)" office:value-type="float" office:value="0">
            <text:p>0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1">
            <text:p>1</text:p>
          </table:table-cell>
          <table:table-cell table:style-name="ce575" table:formula="of:=IF(([.$A16]+1)/2&gt;=[.P$3];MAX(0;ROUND([.$N$3]*([.$A16]-[.P$4])/(20-[.P$4])/([.P$3]+1);0));&quot;-&quot;)" office:value-type="float" office:value="1">
            <text:p>1</text:p>
          </table:table-cell>
          <table:table-cell table:style-name="ce575" table:formula="of:=IF(([.$A16]+1)/2&gt;=[.Q$3];MAX(0;ROUND([.$N$3]*([.$A16]-[.Q$4])/(20-[.Q$4])/([.Q$3]+1);0));&quot;-&quot;)" office:value-type="float" office:value="0">
            <text:p>0</text:p>
          </table:table-cell>
          <table:table-cell table:style-name="ce575" table:formula="of:=IF(([.$A16]+1)/2&gt;=[.R$3];MAX(0;ROUND([.$N$3]*([.$A16]-[.R$4])/(20-[.R$4])/([.R$3]+1);0));&quot;-&quot;)" office:value-type="float" office:value="0">
            <text:p>0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1">
            <text:p>1</text:p>
          </table:table-cell>
          <table:table-cell table:style-name="ce575" table:formula="of:=IF(([.$A17]+1)/2&gt;=[.D$3];MAX(0;ROUND([.$B$3]*([.$A17]-[.D$4])/(20-[.D$4])/([.D$3]+1);0));&quot;-&quot;)" office:value-type="float" office:value="0">
            <text:p>0</text:p>
          </table:table-cell>
          <table:table-cell table:style-name="ce575" table:formula="of:=IF(([.$A17]+1)/2&gt;=[.E$3];MAX(0;ROUND([.$B$3]*([.$A17]-[.E$4])/(20-[.E$4])/([.E$3]+1);0));&quot;-&quot;)" office:value-type="float" office:value="0">
            <text:p>0</text:p>
          </table:table-cell>
          <table:table-cell table:style-name="ce575" table:formula="of:=IF(([.$A17]+1)/2&gt;=[.F$3];MAX(0;ROUND([.$B$3]*([.$A17]-[.F$4])/(20-[.F$4])/([.F$3]+1);0));&quot;-&quot;)" office:value-type="float" office:value="0">
            <text:p>0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1">
            <text:p>1</text:p>
          </table:table-cell>
          <table:table-cell table:style-name="ce575" table:formula="of:=IF(([.$A17]+1)/2&gt;=[.P$3];MAX(0;ROUND([.$N$3]*([.$A17]-[.P$4])/(20-[.P$4])/([.P$3]+1);0));&quot;-&quot;)" office:value-type="float" office:value="1">
            <text:p>1</text:p>
          </table:table-cell>
          <table:table-cell table:style-name="ce575" table:formula="of:=IF(([.$A17]+1)/2&gt;=[.Q$3];MAX(0;ROUND([.$N$3]*([.$A17]-[.Q$4])/(20-[.Q$4])/([.Q$3]+1);0));&quot;-&quot;)" office:value-type="float" office:value="0">
            <text:p>0</text:p>
          </table:table-cell>
          <table:table-cell table:style-name="ce575" table:formula="of:=IF(([.$A17]+1)/2&gt;=[.R$3];MAX(0;ROUND([.$N$3]*([.$A17]-[.R$4])/(20-[.R$4])/([.R$3]+1);0));&quot;-&quot;)" office:value-type="float" office:value="0">
            <text:p>0</text:p>
          </table:table-cell>
          <table:table-cell table:style-name="ce575" table:formula="of:=IF(([.$A17]+1)/2&gt;=[.S$3];MAX(0;ROUND([.$N$3]*([.$A17]-[.S$4])/(20-[.S$4])/([.S$3]+1);0));&quot;-&quot;)" office:value-type="float" office:value="0">
            <text:p>0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1">
            <text:p>1</text:p>
          </table:table-cell>
          <table:table-cell table:style-name="ce575" table:formula="of:=IF(([.$A18]+1)/2&gt;=[.D$3];MAX(0;ROUND([.$B$3]*([.$A18]-[.D$4])/(20-[.D$4])/([.D$3]+1);0));&quot;-&quot;)" office:value-type="float" office:value="0">
            <text:p>0</text:p>
          </table:table-cell>
          <table:table-cell table:style-name="ce575" table:formula="of:=IF(([.$A18]+1)/2&gt;=[.E$3];MAX(0;ROUND([.$B$3]*([.$A18]-[.E$4])/(20-[.E$4])/([.E$3]+1);0));&quot;-&quot;)" office:value-type="float" office:value="0">
            <text:p>0</text:p>
          </table:table-cell>
          <table:table-cell table:style-name="ce575" table:formula="of:=IF(([.$A18]+1)/2&gt;=[.F$3];MAX(0;ROUND([.$B$3]*([.$A18]-[.F$4])/(20-[.F$4])/([.F$3]+1);0));&quot;-&quot;)" office:value-type="float" office:value="0">
            <text:p>0</text:p>
          </table:table-cell>
          <table:table-cell table:style-name="ce575" table:formula="of:=IF(([.$A18]+1)/2&gt;=[.G$3];MAX(0;ROUND([.$B$3]*([.$A18]-[.G$4])/(20-[.G$4])/([.G$3]+1);0));&quot;-&quot;)" office:value-type="float" office:value="0">
            <text:p>0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1">
            <text:p>1</text:p>
          </table:table-cell>
          <table:table-cell table:style-name="ce575" table:formula="of:=IF(([.$A18]+1)/2&gt;=[.P$3];MAX(0;ROUND([.$N$3]*([.$A18]-[.P$4])/(20-[.P$4])/([.P$3]+1);0));&quot;-&quot;)" office:value-type="float" office:value="1">
            <text:p>1</text:p>
          </table:table-cell>
          <table:table-cell table:style-name="ce575" table:formula="of:=IF(([.$A18]+1)/2&gt;=[.Q$3];MAX(0;ROUND([.$N$3]*([.$A18]-[.Q$4])/(20-[.Q$4])/([.Q$3]+1);0));&quot;-&quot;)" office:value-type="float" office:value="0">
            <text:p>0</text:p>
          </table:table-cell>
          <table:table-cell table:style-name="ce575" table:formula="of:=IF(([.$A18]+1)/2&gt;=[.R$3];MAX(0;ROUND([.$N$3]*([.$A18]-[.R$4])/(20-[.R$4])/([.R$3]+1);0));&quot;-&quot;)" office:value-type="float" office:value="0">
            <text:p>0</text:p>
          </table:table-cell>
          <table:table-cell table:style-name="ce575" table:formula="of:=IF(([.$A18]+1)/2&gt;=[.S$3];MAX(0;ROUND([.$N$3]*([.$A18]-[.S$4])/(20-[.S$4])/([.S$3]+1);0));&quot;-&quot;)" office:value-type="float" office:value="0">
            <text:p>0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1">
            <text:p>1</text:p>
          </table:table-cell>
          <table:table-cell table:style-name="ce575" table:formula="of:=IF(([.$A19]+1)/2&gt;=[.D$3];MAX(0;ROUND([.$B$3]*([.$A19]-[.D$4])/(20-[.D$4])/([.D$3]+1);0));&quot;-&quot;)" office:value-type="float" office:value="0">
            <text:p>0</text:p>
          </table:table-cell>
          <table:table-cell table:style-name="ce575" table:formula="of:=IF(([.$A19]+1)/2&gt;=[.E$3];MAX(0;ROUND([.$B$3]*([.$A19]-[.E$4])/(20-[.E$4])/([.E$3]+1);0));&quot;-&quot;)" office:value-type="float" office:value="0">
            <text:p>0</text:p>
          </table:table-cell>
          <table:table-cell table:style-name="ce575" table:formula="of:=IF(([.$A19]+1)/2&gt;=[.F$3];MAX(0;ROUND([.$B$3]*([.$A19]-[.F$4])/(20-[.F$4])/([.F$3]+1);0));&quot;-&quot;)" office:value-type="float" office:value="0">
            <text:p>0</text:p>
          </table:table-cell>
          <table:table-cell table:style-name="ce575" table:formula="of:=IF(([.$A19]+1)/2&gt;=[.G$3];MAX(0;ROUND([.$B$3]*([.$A19]-[.G$4])/(20-[.G$4])/([.G$3]+1);0));&quot;-&quot;)" office:value-type="float" office:value="0">
            <text:p>0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2">
            <text:p>2</text:p>
          </table:table-cell>
          <table:table-cell table:style-name="ce575" table:formula="of:=IF(([.$A19]+1)/2&gt;=[.P$3];MAX(0;ROUND([.$N$3]*([.$A19]-[.P$4])/(20-[.P$4])/([.P$3]+1);0));&quot;-&quot;)" office:value-type="float" office:value="1">
            <text:p>1</text:p>
          </table:table-cell>
          <table:table-cell table:style-name="ce575" table:formula="of:=IF(([.$A19]+1)/2&gt;=[.Q$3];MAX(0;ROUND([.$N$3]*([.$A19]-[.Q$4])/(20-[.Q$4])/([.Q$3]+1);0));&quot;-&quot;)" office:value-type="float" office:value="0">
            <text:p>0</text:p>
          </table:table-cell>
          <table:table-cell table:style-name="ce575" table:formula="of:=IF(([.$A19]+1)/2&gt;=[.R$3];MAX(0;ROUND([.$N$3]*([.$A19]-[.R$4])/(20-[.R$4])/([.R$3]+1);0));&quot;-&quot;)" office:value-type="float" office:value="0">
            <text:p>0</text:p>
          </table:table-cell>
          <table:table-cell table:style-name="ce575" table:formula="of:=IF(([.$A19]+1)/2&gt;=[.S$3];MAX(0;ROUND([.$N$3]*([.$A19]-[.S$4])/(20-[.S$4])/([.S$3]+1);0));&quot;-&quot;)" office:value-type="float" office:value="0">
            <text:p>0</text:p>
          </table:table-cell>
          <table:table-cell table:style-name="ce575" table:formula="of:=IF(([.$A19]+1)/2&gt;=[.T$3];MAX(0;ROUND([.$N$3]*([.$A19]-[.T$4])/(20-[.T$4])/([.T$3]+1);0));&quot;-&quot;)" office:value-type="float" office:value="0">
            <text:p>0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1">
            <text:p>1</text:p>
          </table:table-cell>
          <table:table-cell table:style-name="ce575" table:formula="of:=IF(([.$A20]+1)/2&gt;=[.D$3];MAX(0;ROUND([.$B$3]*([.$A20]-[.D$4])/(20-[.D$4])/([.D$3]+1);0));&quot;-&quot;)" office:value-type="float" office:value="0">
            <text:p>0</text:p>
          </table:table-cell>
          <table:table-cell table:style-name="ce575" table:formula="of:=IF(([.$A20]+1)/2&gt;=[.E$3];MAX(0;ROUND([.$B$3]*([.$A20]-[.E$4])/(20-[.E$4])/([.E$3]+1);0));&quot;-&quot;)" office:value-type="float" office:value="0">
            <text:p>0</text:p>
          </table:table-cell>
          <table:table-cell table:style-name="ce575" table:formula="of:=IF(([.$A20]+1)/2&gt;=[.F$3];MAX(0;ROUND([.$B$3]*([.$A20]-[.F$4])/(20-[.F$4])/([.F$3]+1);0));&quot;-&quot;)" office:value-type="float" office:value="0">
            <text:p>0</text:p>
          </table:table-cell>
          <table:table-cell table:style-name="ce575" table:formula="of:=IF(([.$A20]+1)/2&gt;=[.G$3];MAX(0;ROUND([.$B$3]*([.$A20]-[.G$4])/(20-[.G$4])/([.G$3]+1);0));&quot;-&quot;)" office:value-type="float" office:value="0">
            <text:p>0</text:p>
          </table:table-cell>
          <table:table-cell table:style-name="ce575" table:formula="of:=IF(([.$A20]+1)/2&gt;=[.H$3];MAX(0;ROUND([.$B$3]*([.$A20]-[.H$4])/(20-[.H$4])/([.H$3]+1);0));&quot;-&quot;)" office:value-type="float" office:value="0">
            <text:p>0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2">
            <text:p>2</text:p>
          </table:table-cell>
          <table:table-cell table:style-name="ce575" table:formula="of:=IF(([.$A20]+1)/2&gt;=[.P$3];MAX(0;ROUND([.$N$3]*([.$A20]-[.P$4])/(20-[.P$4])/([.P$3]+1);0));&quot;-&quot;)" office:value-type="float" office:value="1">
            <text:p>1</text:p>
          </table:table-cell>
          <table:table-cell table:style-name="ce575" table:formula="of:=IF(([.$A20]+1)/2&gt;=[.Q$3];MAX(0;ROUND([.$N$3]*([.$A20]-[.Q$4])/(20-[.Q$4])/([.Q$3]+1);0));&quot;-&quot;)" office:value-type="float" office:value="1">
            <text:p>1</text:p>
          </table:table-cell>
          <table:table-cell table:style-name="ce575" table:formula="of:=IF(([.$A20]+1)/2&gt;=[.R$3];MAX(0;ROUND([.$N$3]*([.$A20]-[.R$4])/(20-[.R$4])/([.R$3]+1);0));&quot;-&quot;)" office:value-type="float" office:value="0">
            <text:p>0</text:p>
          </table:table-cell>
          <table:table-cell table:style-name="ce575" table:formula="of:=IF(([.$A20]+1)/2&gt;=[.S$3];MAX(0;ROUND([.$N$3]*([.$A20]-[.S$4])/(20-[.S$4])/([.S$3]+1);0));&quot;-&quot;)" office:value-type="float" office:value="0">
            <text:p>0</text:p>
          </table:table-cell>
          <table:table-cell table:style-name="ce575" table:formula="of:=IF(([.$A20]+1)/2&gt;=[.T$3];MAX(0;ROUND([.$N$3]*([.$A20]-[.T$4])/(20-[.T$4])/([.T$3]+1);0));&quot;-&quot;)" office:value-type="float" office:value="0">
            <text:p>0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1">
            <text:p>1</text:p>
          </table:table-cell>
          <table:table-cell table:style-name="ce575" table:formula="of:=IF(([.$A21]+1)/2&gt;=[.D$3];MAX(0;ROUND([.$B$3]*([.$A21]-[.D$4])/(20-[.D$4])/([.D$3]+1);0));&quot;-&quot;)" office:value-type="float" office:value="0">
            <text:p>0</text:p>
          </table:table-cell>
          <table:table-cell table:style-name="ce575" table:formula="of:=IF(([.$A21]+1)/2&gt;=[.E$3];MAX(0;ROUND([.$B$3]*([.$A21]-[.E$4])/(20-[.E$4])/([.E$3]+1);0));&quot;-&quot;)" office:value-type="float" office:value="0">
            <text:p>0</text:p>
          </table:table-cell>
          <table:table-cell table:style-name="ce575" table:formula="of:=IF(([.$A21]+1)/2&gt;=[.F$3];MAX(0;ROUND([.$B$3]*([.$A21]-[.F$4])/(20-[.F$4])/([.F$3]+1);0));&quot;-&quot;)" office:value-type="float" office:value="0">
            <text:p>0</text:p>
          </table:table-cell>
          <table:table-cell table:style-name="ce575" table:formula="of:=IF(([.$A21]+1)/2&gt;=[.G$3];MAX(0;ROUND([.$B$3]*([.$A21]-[.G$4])/(20-[.G$4])/([.G$3]+1);0));&quot;-&quot;)" office:value-type="float" office:value="0">
            <text:p>0</text:p>
          </table:table-cell>
          <table:table-cell table:style-name="ce575" table:formula="of:=IF(([.$A21]+1)/2&gt;=[.H$3];MAX(0;ROUND([.$B$3]*([.$A21]-[.H$4])/(20-[.H$4])/([.H$3]+1);0));&quot;-&quot;)" office:value-type="float" office:value="0">
            <text:p>0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2">
            <text:p>2</text:p>
          </table:table-cell>
          <table:table-cell table:style-name="ce575" table:formula="of:=IF(([.$A21]+1)/2&gt;=[.P$3];MAX(0;ROUND([.$N$3]*([.$A21]-[.P$4])/(20-[.P$4])/([.P$3]+1);0));&quot;-&quot;)" office:value-type="float" office:value="1">
            <text:p>1</text:p>
          </table:table-cell>
          <table:table-cell table:style-name="ce575" table:formula="of:=IF(([.$A21]+1)/2&gt;=[.Q$3];MAX(0;ROUND([.$N$3]*([.$A21]-[.Q$4])/(20-[.Q$4])/([.Q$3]+1);0));&quot;-&quot;)" office:value-type="float" office:value="1">
            <text:p>1</text:p>
          </table:table-cell>
          <table:table-cell table:style-name="ce575" table:formula="of:=IF(([.$A21]+1)/2&gt;=[.R$3];MAX(0;ROUND([.$N$3]*([.$A21]-[.R$4])/(20-[.R$4])/([.R$3]+1);0));&quot;-&quot;)" office:value-type="float" office:value="0">
            <text:p>0</text:p>
          </table:table-cell>
          <table:table-cell table:style-name="ce575" table:formula="of:=IF(([.$A21]+1)/2&gt;=[.S$3];MAX(0;ROUND([.$N$3]*([.$A21]-[.S$4])/(20-[.S$4])/([.S$3]+1);0));&quot;-&quot;)" office:value-type="float" office:value="0">
            <text:p>0</text:p>
          </table:table-cell>
          <table:table-cell table:style-name="ce575" table:formula="of:=IF(([.$A21]+1)/2&gt;=[.T$3];MAX(0;ROUND([.$N$3]*([.$A21]-[.T$4])/(20-[.T$4])/([.T$3]+1);0));&quot;-&quot;)" office:value-type="float" office:value="0">
            <text:p>0</text:p>
          </table:table-cell>
          <table:table-cell table:style-name="ce575" table:formula="of:=IF(([.$A21]+1)/2&gt;=[.U$3];MAX(0;ROUND([.$N$3]*([.$A21]-[.U$4])/(20-[.U$4])/([.U$3]+1);0));&quot;-&quot;)" office:value-type="float" office:value="0">
            <text:p>0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1">
            <text:p>1</text:p>
          </table:table-cell>
          <table:table-cell table:style-name="ce575" table:formula="of:=IF(([.$A22]+1)/2&gt;=[.D$3];MAX(0;ROUND([.$B$3]*([.$A22]-[.D$4])/(20-[.D$4])/([.D$3]+1);0));&quot;-&quot;)" office:value-type="float" office:value="0">
            <text:p>0</text:p>
          </table:table-cell>
          <table:table-cell table:style-name="ce575" table:formula="of:=IF(([.$A22]+1)/2&gt;=[.E$3];MAX(0;ROUND([.$B$3]*([.$A22]-[.E$4])/(20-[.E$4])/([.E$3]+1);0));&quot;-&quot;)" office:value-type="float" office:value="0">
            <text:p>0</text:p>
          </table:table-cell>
          <table:table-cell table:style-name="ce575" table:formula="of:=IF(([.$A22]+1)/2&gt;=[.F$3];MAX(0;ROUND([.$B$3]*([.$A22]-[.F$4])/(20-[.F$4])/([.F$3]+1);0));&quot;-&quot;)" office:value-type="float" office:value="0">
            <text:p>0</text:p>
          </table:table-cell>
          <table:table-cell table:style-name="ce575" table:formula="of:=IF(([.$A22]+1)/2&gt;=[.G$3];MAX(0;ROUND([.$B$3]*([.$A22]-[.G$4])/(20-[.G$4])/([.G$3]+1);0));&quot;-&quot;)" office:value-type="float" office:value="0">
            <text:p>0</text:p>
          </table:table-cell>
          <table:table-cell table:style-name="ce575" table:formula="of:=IF(([.$A22]+1)/2&gt;=[.H$3];MAX(0;ROUND([.$B$3]*([.$A22]-[.H$4])/(20-[.H$4])/([.H$3]+1);0));&quot;-&quot;)" office:value-type="float" office:value="0">
            <text:p>0</text:p>
          </table:table-cell>
          <table:table-cell table:style-name="ce575" table:formula="of:=IF(([.$A22]+1)/2&gt;=[.I$3];MAX(0;ROUND([.$B$3]*([.$A22]-[.I$4])/(20-[.I$4])/([.I$3]+1);0));&quot;-&quot;)" office:value-type="float" office:value="0">
            <text:p>0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2">
            <text:p>2</text:p>
          </table:table-cell>
          <table:table-cell table:style-name="ce575" table:formula="of:=IF(([.$A22]+1)/2&gt;=[.P$3];MAX(0;ROUND([.$N$3]*([.$A22]-[.P$4])/(20-[.P$4])/([.P$3]+1);0));&quot;-&quot;)" office:value-type="float" office:value="1">
            <text:p>1</text:p>
          </table:table-cell>
          <table:table-cell table:style-name="ce575" table:formula="of:=IF(([.$A22]+1)/2&gt;=[.Q$3];MAX(0;ROUND([.$N$3]*([.$A22]-[.Q$4])/(20-[.Q$4])/([.Q$3]+1);0));&quot;-&quot;)" office:value-type="float" office:value="1">
            <text:p>1</text:p>
          </table:table-cell>
          <table:table-cell table:style-name="ce575" table:formula="of:=IF(([.$A22]+1)/2&gt;=[.R$3];MAX(0;ROUND([.$N$3]*([.$A22]-[.R$4])/(20-[.R$4])/([.R$3]+1);0));&quot;-&quot;)" office:value-type="float" office:value="0">
            <text:p>0</text:p>
          </table:table-cell>
          <table:table-cell table:style-name="ce575" table:formula="of:=IF(([.$A22]+1)/2&gt;=[.S$3];MAX(0;ROUND([.$N$3]*([.$A22]-[.S$4])/(20-[.S$4])/([.S$3]+1);0));&quot;-&quot;)" office:value-type="float" office:value="0">
            <text:p>0</text:p>
          </table:table-cell>
          <table:table-cell table:style-name="ce575" table:formula="of:=IF(([.$A22]+1)/2&gt;=[.T$3];MAX(0;ROUND([.$N$3]*([.$A22]-[.T$4])/(20-[.T$4])/([.T$3]+1);0));&quot;-&quot;)" office:value-type="float" office:value="0">
            <text:p>0</text:p>
          </table:table-cell>
          <table:table-cell table:style-name="ce575" table:formula="of:=IF(([.$A22]+1)/2&gt;=[.U$3];MAX(0;ROUND([.$N$3]*([.$A22]-[.U$4])/(20-[.U$4])/([.U$3]+1);0));&quot;-&quot;)" office:value-type="float" office:value="0">
            <text:p>0</text:p>
          </table:table-cell>
          <table:table-cell table:style-name="ce575" table:formula="of:=IF(([.$A22]+1)/2&gt;=[.V$3];MAX(0;ROUND([.$N$3]*([.$A22]-[.V$4])/(20-[.V$4])/([.V$3]+1);0));&quot;-&quot;)" office:value-type="float" office:value="0">
            <text:p>0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1">
            <text:p>1</text:p>
          </table:table-cell>
          <table:table-cell table:style-name="ce575" table:formula="of:=IF(([.$A23]+1)/2&gt;=[.D$3];MAX(0;ROUND([.$B$3]*([.$A23]-[.D$4])/(20-[.D$4])/([.D$3]+1);0));&quot;-&quot;)" office:value-type="float" office:value="0">
            <text:p>0</text:p>
          </table:table-cell>
          <table:table-cell table:style-name="ce575" table:formula="of:=IF(([.$A23]+1)/2&gt;=[.E$3];MAX(0;ROUND([.$B$3]*([.$A23]-[.E$4])/(20-[.E$4])/([.E$3]+1);0));&quot;-&quot;)" office:value-type="float" office:value="0">
            <text:p>0</text:p>
          </table:table-cell>
          <table:table-cell table:style-name="ce575" table:formula="of:=IF(([.$A23]+1)/2&gt;=[.F$3];MAX(0;ROUND([.$B$3]*([.$A23]-[.F$4])/(20-[.F$4])/([.F$3]+1);0));&quot;-&quot;)" office:value-type="float" office:value="0">
            <text:p>0</text:p>
          </table:table-cell>
          <table:table-cell table:style-name="ce575" table:formula="of:=IF(([.$A23]+1)/2&gt;=[.G$3];MAX(0;ROUND([.$B$3]*([.$A23]-[.G$4])/(20-[.G$4])/([.G$3]+1);0));&quot;-&quot;)" office:value-type="float" office:value="0">
            <text:p>0</text:p>
          </table:table-cell>
          <table:table-cell table:style-name="ce575" table:formula="of:=IF(([.$A23]+1)/2&gt;=[.H$3];MAX(0;ROUND([.$B$3]*([.$A23]-[.H$4])/(20-[.H$4])/([.H$3]+1);0));&quot;-&quot;)" office:value-type="float" office:value="0">
            <text:p>0</text:p>
          </table:table-cell>
          <table:table-cell table:style-name="ce575" table:formula="of:=IF(([.$A23]+1)/2&gt;=[.I$3];MAX(0;ROUND([.$B$3]*([.$A23]-[.I$4])/(20-[.I$4])/([.I$3]+1);0));&quot;-&quot;)" office:value-type="float" office:value="0">
            <text:p>0</text:p>
          </table:table-cell>
          <table:table-cell table:style-name="ce575" table:formula="of:=IF(([.$A23]+1)/2&gt;=[.J$3];MAX(0;ROUND([.$B$3]*([.$A23]-[.J$4])/(20-[.J$4])/([.J$3]+1);0));&quot;-&quot;)" office:value-type="float" office:value="0">
            <text:p>0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2">
            <text:p>2</text:p>
          </table:table-cell>
          <table:table-cell table:style-name="ce575" table:formula="of:=IF(([.$A23]+1)/2&gt;=[.P$3];MAX(0;ROUND([.$N$3]*([.$A23]-[.P$4])/(20-[.P$4])/([.P$3]+1);0));&quot;-&quot;)" office:value-type="float" office:value="1">
            <text:p>1</text:p>
          </table:table-cell>
          <table:table-cell table:style-name="ce575" table:formula="of:=IF(([.$A23]+1)/2&gt;=[.Q$3];MAX(0;ROUND([.$N$3]*([.$A23]-[.Q$4])/(20-[.Q$4])/([.Q$3]+1);0));&quot;-&quot;)" office:value-type="float" office:value="1">
            <text:p>1</text:p>
          </table:table-cell>
          <table:table-cell table:style-name="ce575" table:formula="of:=IF(([.$A23]+1)/2&gt;=[.R$3];MAX(0;ROUND([.$N$3]*([.$A23]-[.R$4])/(20-[.R$4])/([.R$3]+1);0));&quot;-&quot;)" office:value-type="float" office:value="0">
            <text:p>0</text:p>
          </table:table-cell>
          <table:table-cell table:style-name="ce575" table:formula="of:=IF(([.$A23]+1)/2&gt;=[.S$3];MAX(0;ROUND([.$N$3]*([.$A23]-[.S$4])/(20-[.S$4])/([.S$3]+1);0));&quot;-&quot;)" office:value-type="float" office:value="0">
            <text:p>0</text:p>
          </table:table-cell>
          <table:table-cell table:style-name="ce575" table:formula="of:=IF(([.$A23]+1)/2&gt;=[.T$3];MAX(0;ROUND([.$N$3]*([.$A23]-[.T$4])/(20-[.T$4])/([.T$3]+1);0));&quot;-&quot;)" office:value-type="float" office:value="0">
            <text:p>0</text:p>
          </table:table-cell>
          <table:table-cell table:style-name="ce575" table:formula="of:=IF(([.$A23]+1)/2&gt;=[.U$3];MAX(0;ROUND([.$N$3]*([.$A23]-[.U$4])/(20-[.U$4])/([.U$3]+1);0));&quot;-&quot;)" office:value-type="float" office:value="0">
            <text:p>0</text:p>
          </table:table-cell>
          <table:table-cell table:style-name="ce575" table:formula="of:=IF(([.$A23]+1)/2&gt;=[.V$3];MAX(0;ROUND([.$N$3]*([.$A23]-[.V$4])/(20-[.V$4])/([.V$3]+1);0));&quot;-&quot;)" office:value-type="float" office:value="0">
            <text:p>0</text:p>
          </table:table-cell>
          <table:table-cell table:style-name="ce575" table:formula="of:=IF(([.$A23]+1)/2&gt;=[.W$3];MAX(0;ROUND([.$N$3]*([.$A23]-[.W$4])/(20-[.W$4])/([.W$3]+1);0));&quot;-&quot;)" office:value-type="float" office:value="0">
            <text:p>0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1">
            <text:p>1</text:p>
          </table:table-cell>
          <table:table-cell table:style-name="ce576" table:formula="of:=IF(([.$A24]+1)/2&gt;=[.D$3];MAX(0;ROUND([.$B$3]*([.$A24]-[.D$4])/(20-[.D$4])/([.D$3]+1);0));&quot;-&quot;)" office:value-type="float" office:value="1">
            <text:p>1</text:p>
          </table:table-cell>
          <table:table-cell table:style-name="ce576" table:formula="of:=IF(([.$A24]+1)/2&gt;=[.E$3];MAX(0;ROUND([.$B$3]*([.$A24]-[.E$4])/(20-[.E$4])/([.E$3]+1);0));&quot;-&quot;)" office:value-type="float" office:value="0">
            <text:p>0</text:p>
          </table:table-cell>
          <table:table-cell table:style-name="ce576" table:formula="of:=IF(([.$A24]+1)/2&gt;=[.F$3];MAX(0;ROUND([.$B$3]*([.$A24]-[.F$4])/(20-[.F$4])/([.F$3]+1);0));&quot;-&quot;)" office:value-type="float" office:value="0">
            <text:p>0</text:p>
          </table:table-cell>
          <table:table-cell table:style-name="ce576" table:formula="of:=IF(([.$A24]+1)/2&gt;=[.G$3];MAX(0;ROUND([.$B$3]*([.$A24]-[.G$4])/(20-[.G$4])/([.G$3]+1);0));&quot;-&quot;)" office:value-type="float" office:value="0">
            <text:p>0</text:p>
          </table:table-cell>
          <table:table-cell table:style-name="ce576" table:formula="of:=IF(([.$A24]+1)/2&gt;=[.H$3];MAX(0;ROUND([.$B$3]*([.$A24]-[.H$4])/(20-[.H$4])/([.H$3]+1);0));&quot;-&quot;)" office:value-type="float" office:value="0">
            <text:p>0</text:p>
          </table:table-cell>
          <table:table-cell table:style-name="ce576" table:formula="of:=IF(([.$A24]+1)/2&gt;=[.I$3];MAX(0;ROUND([.$B$3]*([.$A24]-[.I$4])/(20-[.I$4])/([.I$3]+1);0));&quot;-&quot;)" office:value-type="float" office:value="0">
            <text:p>0</text:p>
          </table:table-cell>
          <table:table-cell table:style-name="ce576" table:formula="of:=IF(([.$A24]+1)/2&gt;=[.J$3];MAX(0;ROUND([.$B$3]*([.$A24]-[.J$4])/(20-[.J$4])/([.J$3]+1);0));&quot;-&quot;)" office:value-type="float" office:value="0">
            <text:p>0</text:p>
          </table:table-cell>
          <table:table-cell table:style-name="ce576" table:formula="of:=IF(([.$A24]+1)/2&gt;=[.K$3];MAX(0;ROUND([.$B$3]*([.$A24]-[.K$4])/(20-[.K$4])/([.K$3]+1);0));&quot;-&quot;)" office:value-type="float" office:value="0">
            <text:p>0</text:p>
          </table:table-cell>
          <table:table-cell table:style-name="ce581" table:formula="of:=IF(([.$A24]+1)/2&gt;=[.L$3];MAX(0;ROUND([.$B$3]*([.$A24]-[.L$4])/(20-[.L$4])/([.L$3]+1);0)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2">
            <text:p>2</text:p>
          </table:table-cell>
          <table:table-cell table:style-name="ce576" table:formula="of:=IF(([.$A24]+1)/2&gt;=[.P$3];MAX(0;ROUND([.$N$3]*([.$A24]-[.P$4])/(20-[.P$4])/([.P$3]+1);0));&quot;-&quot;)" office:value-type="float" office:value="1">
            <text:p>1</text:p>
          </table:table-cell>
          <table:table-cell table:style-name="ce576" table:formula="of:=IF(([.$A24]+1)/2&gt;=[.Q$3];MAX(0;ROUND([.$N$3]*([.$A24]-[.Q$4])/(20-[.Q$4])/([.Q$3]+1);0));&quot;-&quot;)" office:value-type="float" office:value="1">
            <text:p>1</text:p>
          </table:table-cell>
          <table:table-cell table:style-name="ce576" table:formula="of:=IF(([.$A24]+1)/2&gt;=[.R$3];MAX(0;ROUND([.$N$3]*([.$A24]-[.R$4])/(20-[.R$4])/([.R$3]+1);0));&quot;-&quot;)" office:value-type="float" office:value="1">
            <text:p>1</text:p>
          </table:table-cell>
          <table:table-cell table:style-name="ce576" table:formula="of:=IF(([.$A24]+1)/2&gt;=[.S$3];MAX(0;ROUND([.$N$3]*([.$A24]-[.S$4])/(20-[.S$4])/([.S$3]+1);0));&quot;-&quot;)" office:value-type="float" office:value="0">
            <text:p>0</text:p>
          </table:table-cell>
          <table:table-cell table:style-name="ce576" table:formula="of:=IF(([.$A24]+1)/2&gt;=[.T$3];MAX(0;ROUND([.$N$3]*([.$A24]-[.T$4])/(20-[.T$4])/([.T$3]+1);0));&quot;-&quot;)" office:value-type="float" office:value="0">
            <text:p>0</text:p>
          </table:table-cell>
          <table:table-cell table:style-name="ce576" table:formula="of:=IF(([.$A24]+1)/2&gt;=[.U$3];MAX(0;ROUND([.$N$3]*([.$A24]-[.U$4])/(20-[.U$4])/([.U$3]+1);0));&quot;-&quot;)" office:value-type="float" office:value="0">
            <text:p>0</text:p>
          </table:table-cell>
          <table:table-cell table:style-name="ce576" table:formula="of:=IF(([.$A24]+1)/2&gt;=[.V$3];MAX(0;ROUND([.$N$3]*([.$A24]-[.V$4])/(20-[.V$4])/([.V$3]+1);0));&quot;-&quot;)" office:value-type="float" office:value="0">
            <text:p>0</text:p>
          </table:table-cell>
          <table:table-cell table:style-name="ce576" table:formula="of:=IF(([.$A24]+1)/2&gt;=[.W$3];MAX(0;ROUND([.$N$3]*([.$A24]-[.W$4])/(20-[.W$4])/([.W$3]+1);0));&quot;-&quot;)" office:value-type="float" office:value="0">
            <text:p>0</text:p>
          </table:table-cell>
          <table:table-cell table:style-name="ce581" table:formula="of:=IF(([.$A24]+1)/2&gt;=[.X$3];MAX(0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table:formula="of:=[.A25]+4" office:value-type="float" office:value="16">
            <text:p>16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14">
            <text:p>14</text:p>
          </table:table-cell>
          <table:table-cell table:style-name="ce573" table:formula="of:=[.A25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16 - 17">
            <text:p>16 - 17</text:p>
          </table:table-cell>
          <table:table-cell table:style-name="ce575" table:formula="of:=CONCATENATE(IF([.B25]&gt;=10;&quot;+&quot;;&quot;&quot;);ROUNDDOWN(([.B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18 - 19">
            <text:p>18 - 19</text:p>
          </table:table-cell>
          <table:table-cell table:style-name="ce575" table:formula="of:=CONCATENATE(IF([.N25]&gt;=10;&quot;+&quot;;&quot;&quot;);ROUNDDOWN(([.N25]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0">
            <text:p>0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0">
            <text:p>0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0">
            <text:p>0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1">
            <text:p>1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1">
            <text:p>1</text:p>
          </table:table-cell>
          <table:table-cell table:style-name="ce575" table:formula="of:=IF(([.$A32]+1)/2&gt;=[.D$3];MAX(0;ROUND([.$B$27]*([.$A32]-[.D$4])/(20-[.D$4])/([.D$3]+1);0));&quot;-&quot;)" office:value-type="float" office:value="0">
            <text:p>0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1">
            <text:p>1</text:p>
          </table:table-cell>
          <table:table-cell table:style-name="ce575" table:formula="of:=IF(([.$A32]+1)/2&gt;=[.P$3];MAX(0;ROUND([.$N$27]*([.$A32]-[.P$4])/(20-[.P$4])/([.P$3]+1);0));&quot;-&quot;)" office:value-type="float" office:value="0">
            <text:p>0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1">
            <text:p>1</text:p>
          </table:table-cell>
          <table:table-cell table:style-name="ce575" table:formula="of:=IF(([.$A33]+1)/2&gt;=[.D$3];MAX(0;ROUND([.$B$27]*([.$A33]-[.D$4])/(20-[.D$4])/([.D$3]+1);0));&quot;-&quot;)" office:value-type="float" office:value="0">
            <text:p>0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1">
            <text:p>1</text:p>
          </table:table-cell>
          <table:table-cell table:style-name="ce575" table:formula="of:=IF(([.$A33]+1)/2&gt;=[.P$3];MAX(0;ROUND([.$N$27]*([.$A33]-[.P$4])/(20-[.P$4])/([.P$3]+1);0));&quot;-&quot;)" office:value-type="float" office:value="0">
            <text:p>0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1">
            <text:p>1</text:p>
          </table:table-cell>
          <table:table-cell table:style-name="ce575" table:formula="of:=IF(([.$A34]+1)/2&gt;=[.D$3];MAX(0;ROUND([.$B$27]*([.$A34]-[.D$4])/(20-[.D$4])/([.D$3]+1);0));&quot;-&quot;)" office:value-type="float" office:value="0">
            <text:p>0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1">
            <text:p>1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1">
            <text:p>1</text:p>
          </table:table-cell>
          <table:table-cell table:style-name="ce575" table:formula="of:=IF(([.$A35]+1)/2&gt;=[.D$3];MAX(0;ROUND([.$B$27]*([.$A35]-[.D$4])/(20-[.D$4])/([.D$3]+1);0));&quot;-&quot;)" office:value-type="float" office:value="0">
            <text:p>0</text:p>
          </table:table-cell>
          <table:table-cell table:style-name="ce575" table:formula="of:=IF(([.$A35]+1)/2&gt;=[.E$3];MAX(0;ROUND([.$B$27]*([.$A35]-[.E$4])/(20-[.E$4])/([.E$3]+1);0));&quot;-&quot;)" office:value-type="float" office:value="0">
            <text:p>0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2">
            <text:p>2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0">
            <text:p>0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1">
            <text:p>1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0">
            <text:p>0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2">
            <text:p>2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0">
            <text:p>0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1">
            <text:p>1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0">
            <text:p>0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2">
            <text:p>2</text:p>
          </table:table-cell>
          <table:table-cell table:style-name="ce575" table:formula="of:=IF(([.$A37]+1)/2&gt;=[.P$3];MAX(0;ROUND([.$N$27]*([.$A37]-[.P$4])/(20-[.P$4])/([.P$3]+1);0));&quot;-&quot;)" office:value-type="float" office:value="1">
            <text:p>1</text:p>
          </table:table-cell>
          <table:table-cell table:style-name="ce575" table:formula="of:=IF(([.$A37]+1)/2&gt;=[.Q$3];MAX(0;ROUND([.$N$27]*([.$A37]-[.Q$4])/(20-[.Q$4])/([.Q$3]+1);0));&quot;-&quot;)" office:value-type="float" office:value="0">
            <text:p>0</text:p>
          </table:table-cell>
          <table:table-cell table:style-name="ce575" table:formula="of:=IF(([.$A37]+1)/2&gt;=[.R$3];MAX(0;ROUND([.$N$27]*([.$A37]-[.R$4])/(20-[.R$4])/([.R$3]+1);0));&quot;-&quot;)" office:value-type="float" office:value="0">
            <text:p>0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2">
            <text:p>2</text:p>
          </table:table-cell>
          <table:table-cell table:style-name="ce575" table:formula="of:=IF(([.$A38]+1)/2&gt;=[.D$3];MAX(0;ROUND([.$B$27]*([.$A38]-[.D$4])/(20-[.D$4])/([.D$3]+1);0));&quot;-&quot;)" office:value-type="float" office:value="1">
            <text:p>1</text:p>
          </table:table-cell>
          <table:table-cell table:style-name="ce575" table:formula="of:=IF(([.$A38]+1)/2&gt;=[.E$3];MAX(0;ROUND([.$B$27]*([.$A38]-[.E$4])/(20-[.E$4])/([.E$3]+1);0));&quot;-&quot;)" office:value-type="float" office:value="0">
            <text:p>0</text:p>
          </table:table-cell>
          <table:table-cell table:style-name="ce575" table:formula="of:=IF(([.$A38]+1)/2&gt;=[.F$3];MAX(0;ROUND([.$B$27]*([.$A38]-[.F$4])/(20-[.F$4])/([.F$3]+1);0));&quot;-&quot;)" office:value-type="float" office:value="0">
            <text:p>0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2">
            <text:p>2</text:p>
          </table:table-cell>
          <table:table-cell table:style-name="ce575" table:formula="of:=IF(([.$A38]+1)/2&gt;=[.P$3];MAX(0;ROUND([.$N$27]*([.$A38]-[.P$4])/(20-[.P$4])/([.P$3]+1);0));&quot;-&quot;)" office:value-type="float" office:value="1">
            <text:p>1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0">
            <text:p>0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2">
            <text:p>2</text:p>
          </table:table-cell>
          <table:table-cell table:style-name="ce575" table:formula="of:=IF(([.$A39]+1)/2&gt;=[.D$3];MAX(0;ROUND([.$B$27]*([.$A39]-[.D$4])/(20-[.D$4])/([.D$3]+1);0));&quot;-&quot;)" office:value-type="float" office:value="1">
            <text:p>1</text:p>
          </table:table-cell>
          <table:table-cell table:style-name="ce575" table:formula="of:=IF(([.$A39]+1)/2&gt;=[.E$3];MAX(0;ROUND([.$B$27]*([.$A39]-[.E$4])/(20-[.E$4])/([.E$3]+1);0));&quot;-&quot;)" office:value-type="float" office:value="0">
            <text:p>0</text:p>
          </table:table-cell>
          <table:table-cell table:style-name="ce575" table:formula="of:=IF(([.$A39]+1)/2&gt;=[.F$3];MAX(0;ROUND([.$B$27]*([.$A39]-[.F$4])/(20-[.F$4])/([.F$3]+1);0));&quot;-&quot;)" office:value-type="float" office:value="0">
            <text:p>0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2">
            <text:p>2</text:p>
          </table:table-cell>
          <table:table-cell table:style-name="ce575" table:formula="of:=IF(([.$A39]+1)/2&gt;=[.P$3];MAX(0;ROUND([.$N$27]*([.$A39]-[.P$4])/(20-[.P$4])/([.P$3]+1);0));&quot;-&quot;)" office:value-type="float" office:value="1">
            <text:p>1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0">
            <text:p>0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2">
            <text:p>2</text:p>
          </table:table-cell>
          <table:table-cell table:style-name="ce575" table:formula="of:=IF(([.$A40]+1)/2&gt;=[.D$3];MAX(0;ROUND([.$B$27]*([.$A40]-[.D$4])/(20-[.D$4])/([.D$3]+1);0));&quot;-&quot;)" office:value-type="float" office:value="1">
            <text:p>1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0">
            <text:p>0</text:p>
          </table:table-cell>
          <table:table-cell table:style-name="ce575" table:formula="of:=IF(([.$A40]+1)/2&gt;=[.G$3];MAX(0;ROUND([.$B$27]*([.$A40]-[.G$4])/(20-[.G$4])/([.G$3]+1);0));&quot;-&quot;)" office:value-type="float" office:value="0">
            <text:p>0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2">
            <text:p>2</text:p>
          </table:table-cell>
          <table:table-cell table:style-name="ce575" table:formula="of:=IF(([.$A40]+1)/2&gt;=[.P$3];MAX(0;ROUND([.$N$27]*([.$A40]-[.P$4])/(20-[.P$4])/([.P$3]+1);0));&quot;-&quot;)" office:value-type="float" office:value="1">
            <text:p>1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0">
            <text:p>0</text:p>
          </table:table-cell>
          <table:table-cell table:style-name="ce575" table:formula="of:=IF(([.$A40]+1)/2&gt;=[.S$3];MAX(0;ROUND([.$N$27]*([.$A40]-[.S$4])/(20-[.S$4])/([.S$3]+1);0));&quot;-&quot;)" office:value-type="float" office:value="0">
            <text:p>0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2">
            <text:p>2</text:p>
          </table:table-cell>
          <table:table-cell table:style-name="ce575" table:formula="of:=IF(([.$A41]+1)/2&gt;=[.D$3];MAX(0;ROUND([.$B$27]*([.$A41]-[.D$4])/(20-[.D$4])/([.D$3]+1);0));&quot;-&quot;)" office:value-type="float" office:value="1">
            <text:p>1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0">
            <text:p>0</text:p>
          </table:table-cell>
          <table:table-cell table:style-name="ce575" table:formula="of:=IF(([.$A41]+1)/2&gt;=[.G$3];MAX(0;ROUND([.$B$27]*([.$A41]-[.G$4])/(20-[.G$4])/([.G$3]+1);0));&quot;-&quot;)" office:value-type="float" office:value="0">
            <text:p>0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3">
            <text:p>3</text:p>
          </table:table-cell>
          <table:table-cell table:style-name="ce575" table:formula="of:=IF(([.$A41]+1)/2&gt;=[.P$3];MAX(0;ROUND([.$N$27]*([.$A41]-[.P$4])/(20-[.P$4])/([.P$3]+1);0));&quot;-&quot;)" office:value-type="float" office:value="1">
            <text:p>1</text:p>
          </table:table-cell>
          <table:table-cell table:style-name="ce575" table:formula="of:=IF(([.$A41]+1)/2&gt;=[.Q$3];MAX(0;ROUND([.$N$27]*([.$A41]-[.Q$4])/(20-[.Q$4])/([.Q$3]+1);0));&quot;-&quot;)" office:value-type="float" office:value="1">
            <text:p>1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0">
            <text:p>0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2">
            <text:p>2</text:p>
          </table:table-cell>
          <table:table-cell table:style-name="ce575" table:formula="of:=IF(([.$A42]+1)/2&gt;=[.D$3];MAX(0;ROUND([.$B$27]*([.$A42]-[.D$4])/(20-[.D$4])/([.D$3]+1);0));&quot;-&quot;)" office:value-type="float" office:value="1">
            <text:p>1</text:p>
          </table:table-cell>
          <table:table-cell table:style-name="ce575" table:formula="of:=IF(([.$A42]+1)/2&gt;=[.E$3];MAX(0;ROUND([.$B$27]*([.$A42]-[.E$4])/(20-[.E$4])/([.E$3]+1);0));&quot;-&quot;)" office:value-type="float" office:value="1">
            <text:p>1</text:p>
          </table:table-cell>
          <table:table-cell table:style-name="ce575" table:formula="of:=IF(([.$A42]+1)/2&gt;=[.F$3];MAX(0;ROUND([.$B$27]*([.$A42]-[.F$4])/(20-[.F$4])/([.F$3]+1);0));&quot;-&quot;)" office:value-type="float" office:value="0">
            <text:p>0</text:p>
          </table:table-cell>
          <table:table-cell table:style-name="ce575" table:formula="of:=IF(([.$A42]+1)/2&gt;=[.G$3];MAX(0;ROUND([.$B$27]*([.$A42]-[.G$4])/(20-[.G$4])/([.G$3]+1);0));&quot;-&quot;)" office:value-type="float" office:value="0">
            <text:p>0</text:p>
          </table:table-cell>
          <table:table-cell table:style-name="ce575" table:formula="of:=IF(([.$A42]+1)/2&gt;=[.H$3];MAX(0;ROUND([.$B$27]*([.$A42]-[.H$4])/(20-[.H$4])/([.H$3]+1);0));&quot;-&quot;)" office:value-type="float" office:value="0">
            <text:p>0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3">
            <text:p>3</text:p>
          </table:table-cell>
          <table:table-cell table:style-name="ce575" table:formula="of:=IF(([.$A42]+1)/2&gt;=[.P$3];MAX(0;ROUND([.$N$27]*([.$A42]-[.P$4])/(20-[.P$4])/([.P$3]+1);0));&quot;-&quot;)" office:value-type="float" office:value="1">
            <text:p>1</text:p>
          </table:table-cell>
          <table:table-cell table:style-name="ce575" table:formula="of:=IF(([.$A42]+1)/2&gt;=[.Q$3];MAX(0;ROUND([.$N$27]*([.$A42]-[.Q$4])/(20-[.Q$4])/([.Q$3]+1);0));&quot;-&quot;)" office:value-type="float" office:value="1">
            <text:p>1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0">
            <text:p>0</text:p>
          </table:table-cell>
          <table:table-cell table:style-name="ce575" table:formula="of:=IF(([.$A42]+1)/2&gt;=[.T$3];MAX(0;ROUND([.$N$27]*([.$A42]-[.T$4])/(20-[.T$4])/([.T$3]+1);0));&quot;-&quot;)" office:value-type="float" office:value="0">
            <text:p>0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2">
            <text:p>2</text:p>
          </table:table-cell>
          <table:table-cell table:style-name="ce575" table:formula="of:=IF(([.$A43]+1)/2&gt;=[.D$3];MAX(0;ROUND([.$B$27]*([.$A43]-[.D$4])/(20-[.D$4])/([.D$3]+1);0));&quot;-&quot;)" office:value-type="float" office:value="1">
            <text:p>1</text:p>
          </table:table-cell>
          <table:table-cell table:style-name="ce575" table:formula="of:=IF(([.$A43]+1)/2&gt;=[.E$3];MAX(0;ROUND([.$B$27]*([.$A43]-[.E$4])/(20-[.E$4])/([.E$3]+1);0));&quot;-&quot;)" office:value-type="float" office:value="1">
            <text:p>1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0">
            <text:p>0</text:p>
          </table:table-cell>
          <table:table-cell table:style-name="ce575" table:formula="of:=IF(([.$A43]+1)/2&gt;=[.H$3];MAX(0;ROUND([.$B$27]*([.$A43]-[.H$4])/(20-[.H$4])/([.H$3]+1);0));&quot;-&quot;)" office:value-type="float" office:value="0">
            <text:p>0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3">
            <text:p>3</text:p>
          </table:table-cell>
          <table:table-cell table:style-name="ce575" table:formula="of:=IF(([.$A43]+1)/2&gt;=[.P$3];MAX(0;ROUND([.$N$27]*([.$A43]-[.P$4])/(20-[.P$4])/([.P$3]+1);0));&quot;-&quot;)" office:value-type="float" office:value="1">
            <text:p>1</text:p>
          </table:table-cell>
          <table:table-cell table:style-name="ce575" table:formula="of:=IF(([.$A43]+1)/2&gt;=[.Q$3];MAX(0;ROUND([.$N$27]*([.$A43]-[.Q$4])/(20-[.Q$4])/([.Q$3]+1);0));&quot;-&quot;)" office:value-type="float" office:value="1">
            <text:p>1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0">
            <text:p>0</text:p>
          </table:table-cell>
          <table:table-cell table:style-name="ce575" table:formula="of:=IF(([.$A43]+1)/2&gt;=[.T$3];MAX(0;ROUND([.$N$27]*([.$A43]-[.T$4])/(20-[.T$4])/([.T$3]+1);0));&quot;-&quot;)" office:value-type="float" office:value="0">
            <text:p>0</text:p>
          </table:table-cell>
          <table:table-cell table:style-name="ce575" table:formula="of:=IF(([.$A43]+1)/2&gt;=[.U$3];MAX(0;ROUND([.$N$27]*([.$A43]-[.U$4])/(20-[.U$4])/([.U$3]+1);0));&quot;-&quot;)" office:value-type="float" office:value="0">
            <text:p>0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2">
            <text:p>2</text:p>
          </table:table-cell>
          <table:table-cell table:style-name="ce575" table:formula="of:=IF(([.$A44]+1)/2&gt;=[.D$3];MAX(0;ROUND([.$B$27]*([.$A44]-[.D$4])/(20-[.D$4])/([.D$3]+1);0));&quot;-&quot;)" office:value-type="float" office:value="1">
            <text:p>1</text:p>
          </table:table-cell>
          <table:table-cell table:style-name="ce575" table:formula="of:=IF(([.$A44]+1)/2&gt;=[.E$3];MAX(0;ROUND([.$B$27]*([.$A44]-[.E$4])/(20-[.E$4])/([.E$3]+1);0));&quot;-&quot;)" office:value-type="float" office:value="1">
            <text:p>1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0">
            <text:p>0</text:p>
          </table:table-cell>
          <table:table-cell table:style-name="ce575" table:formula="of:=IF(([.$A44]+1)/2&gt;=[.H$3];MAX(0;ROUND([.$B$27]*([.$A44]-[.H$4])/(20-[.H$4])/([.H$3]+1);0));&quot;-&quot;)" office:value-type="float" office:value="0">
            <text:p>0</text:p>
          </table:table-cell>
          <table:table-cell table:style-name="ce575" table:formula="of:=IF(([.$A44]+1)/2&gt;=[.I$3];MAX(0;ROUND([.$B$27]*([.$A44]-[.I$4])/(20-[.I$4])/([.I$3]+1);0));&quot;-&quot;)" office:value-type="float" office:value="0">
            <text:p>0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3">
            <text:p>3</text:p>
          </table:table-cell>
          <table:table-cell table:style-name="ce575" table:formula="of:=IF(([.$A44]+1)/2&gt;=[.P$3];MAX(0;ROUND([.$N$27]*([.$A44]-[.P$4])/(20-[.P$4])/([.P$3]+1);0));&quot;-&quot;)" office:value-type="float" office:value="2">
            <text:p>2</text:p>
          </table:table-cell>
          <table:table-cell table:style-name="ce575" table:formula="of:=IF(([.$A44]+1)/2&gt;=[.Q$3];MAX(0;ROUND([.$N$27]*([.$A44]-[.Q$4])/(20-[.Q$4])/([.Q$3]+1);0));&quot;-&quot;)" office:value-type="float" office:value="1">
            <text:p>1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0">
            <text:p>0</text:p>
          </table:table-cell>
          <table:table-cell table:style-name="ce575" table:formula="of:=IF(([.$A44]+1)/2&gt;=[.U$3];MAX(0;ROUND([.$N$27]*([.$A44]-[.U$4])/(20-[.U$4])/([.U$3]+1);0));&quot;-&quot;)" office:value-type="float" office:value="0">
            <text:p>0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3">
            <text:p>3</text:p>
          </table:table-cell>
          <table:table-cell table:style-name="ce575" table:formula="of:=IF(([.$A45]+1)/2&gt;=[.D$3];MAX(0;ROUND([.$B$27]*([.$A45]-[.D$4])/(20-[.D$4])/([.D$3]+1);0));&quot;-&quot;)" office:value-type="float" office:value="1">
            <text:p>1</text:p>
          </table:table-cell>
          <table:table-cell table:style-name="ce575" table:formula="of:=IF(([.$A45]+1)/2&gt;=[.E$3];MAX(0;ROUND([.$B$27]*([.$A45]-[.E$4])/(20-[.E$4])/([.E$3]+1);0));&quot;-&quot;)" office:value-type="float" office:value="1">
            <text:p>1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0">
            <text:p>0</text:p>
          </table:table-cell>
          <table:table-cell table:style-name="ce575" table:formula="of:=IF(([.$A45]+1)/2&gt;=[.H$3];MAX(0;ROUND([.$B$27]*([.$A45]-[.H$4])/(20-[.H$4])/([.H$3]+1);0));&quot;-&quot;)" office:value-type="float" office:value="0">
            <text:p>0</text:p>
          </table:table-cell>
          <table:table-cell table:style-name="ce575" table:formula="of:=IF(([.$A45]+1)/2&gt;=[.I$3];MAX(0;ROUND([.$B$27]*([.$A45]-[.I$4])/(20-[.I$4])/([.I$3]+1);0));&quot;-&quot;)" office:value-type="float" office:value="0">
            <text:p>0</text:p>
          </table:table-cell>
          <table:table-cell table:style-name="ce575" table:formula="of:=IF(([.$A45]+1)/2&gt;=[.J$3];MAX(0;ROUND([.$B$27]*([.$A45]-[.J$4])/(20-[.J$4])/([.J$3]+1);0));&quot;-&quot;)" office:value-type="float" office:value="0">
            <text:p>0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3">
            <text:p>3</text:p>
          </table:table-cell>
          <table:table-cell table:style-name="ce575" table:formula="of:=IF(([.$A45]+1)/2&gt;=[.P$3];MAX(0;ROUND([.$N$27]*([.$A45]-[.P$4])/(20-[.P$4])/([.P$3]+1);0));&quot;-&quot;)" office:value-type="float" office:value="2">
            <text:p>2</text:p>
          </table:table-cell>
          <table:table-cell table:style-name="ce575" table:formula="of:=IF(([.$A45]+1)/2&gt;=[.Q$3];MAX(0;ROUND([.$N$27]*([.$A45]-[.Q$4])/(20-[.Q$4])/([.Q$3]+1);0));&quot;-&quot;)" office:value-type="float" office:value="1">
            <text:p>1</text:p>
          </table:table-cell>
          <table:table-cell table:style-name="ce575" table:formula="of:=IF(([.$A45]+1)/2&gt;=[.R$3];MAX(0;ROUND([.$N$27]*([.$A45]-[.R$4])/(20-[.R$4])/([.R$3]+1);0));&quot;-&quot;)" office:value-type="float" office:value="1">
            <text:p>1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0">
            <text:p>0</text:p>
          </table:table-cell>
          <table:table-cell table:style-name="ce575" table:formula="of:=IF(([.$A45]+1)/2&gt;=[.U$3];MAX(0;ROUND([.$N$27]*([.$A45]-[.U$4])/(20-[.U$4])/([.U$3]+1);0));&quot;-&quot;)" office:value-type="float" office:value="0">
            <text:p>0</text:p>
          </table:table-cell>
          <table:table-cell table:style-name="ce575" table:formula="of:=IF(([.$A45]+1)/2&gt;=[.V$3];MAX(0;ROUND([.$N$27]*([.$A45]-[.V$4])/(20-[.V$4])/([.V$3]+1);0));&quot;-&quot;)" office:value-type="float" office:value="0">
            <text:p>0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3">
            <text:p>3</text:p>
          </table:table-cell>
          <table:table-cell table:style-name="ce575" table:formula="of:=IF(([.$A46]+1)/2&gt;=[.D$3];MAX(0;ROUND([.$B$27]*([.$A46]-[.D$4])/(20-[.D$4])/([.D$3]+1);0));&quot;-&quot;)" office:value-type="float" office:value="1">
            <text:p>1</text:p>
          </table:table-cell>
          <table:table-cell table:style-name="ce575" table:formula="of:=IF(([.$A46]+1)/2&gt;=[.E$3];MAX(0;ROUND([.$B$27]*([.$A46]-[.E$4])/(20-[.E$4])/([.E$3]+1);0));&quot;-&quot;)" office:value-type="float" office:value="1">
            <text:p>1</text:p>
          </table:table-cell>
          <table:table-cell table:style-name="ce575" table:formula="of:=IF(([.$A46]+1)/2&gt;=[.F$3];MAX(0;ROUND([.$B$27]*([.$A46]-[.F$4])/(20-[.F$4])/([.F$3]+1);0));&quot;-&quot;)" office:value-type="float" office:value="1">
            <text:p>1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0">
            <text:p>0</text:p>
          </table:table-cell>
          <table:table-cell table:style-name="ce575" table:formula="of:=IF(([.$A46]+1)/2&gt;=[.I$3];MAX(0;ROUND([.$B$27]*([.$A46]-[.I$4])/(20-[.I$4])/([.I$3]+1);0));&quot;-&quot;)" office:value-type="float" office:value="0">
            <text:p>0</text:p>
          </table:table-cell>
          <table:table-cell table:style-name="ce575" table:formula="of:=IF(([.$A46]+1)/2&gt;=[.J$3];MAX(0;ROUND([.$B$27]*([.$A46]-[.J$4])/(20-[.J$4])/([.J$3]+1);0));&quot;-&quot;)" office:value-type="float" office:value="0">
            <text:p>0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4">
            <text:p>4</text:p>
          </table:table-cell>
          <table:table-cell table:style-name="ce575" table:formula="of:=IF(([.$A46]+1)/2&gt;=[.P$3];MAX(0;ROUND([.$N$27]*([.$A46]-[.P$4])/(20-[.P$4])/([.P$3]+1);0));&quot;-&quot;)" office:value-type="float" office:value="2">
            <text:p>2</text:p>
          </table:table-cell>
          <table:table-cell table:style-name="ce575" table:formula="of:=IF(([.$A46]+1)/2&gt;=[.Q$3];MAX(0;ROUND([.$N$27]*([.$A46]-[.Q$4])/(20-[.Q$4])/([.Q$3]+1);0));&quot;-&quot;)" office:value-type="float" office:value="1">
            <text:p>1</text:p>
          </table:table-cell>
          <table:table-cell table:style-name="ce575" table:formula="of:=IF(([.$A46]+1)/2&gt;=[.R$3];MAX(0;ROUND([.$N$27]*([.$A46]-[.R$4])/(20-[.R$4])/([.R$3]+1);0));&quot;-&quot;)" office:value-type="float" office:value="1">
            <text:p>1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0">
            <text:p>0</text:p>
          </table:table-cell>
          <table:table-cell table:style-name="ce575" table:formula="of:=IF(([.$A46]+1)/2&gt;=[.V$3];MAX(0;ROUND([.$N$27]*([.$A46]-[.V$4])/(20-[.V$4])/([.V$3]+1);0));&quot;-&quot;)" office:value-type="float" office:value="0">
            <text:p>0</text:p>
          </table:table-cell>
          <table:table-cell table:style-name="ce575" table:formula="of:=IF(([.$A46]+1)/2&gt;=[.W$3];MAX(0;ROUND([.$N$27]*([.$A46]-[.W$4])/(20-[.W$4])/([.W$3]+1);0));&quot;-&quot;)" office:value-type="float" office:value="0">
            <text:p>0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3">
            <text:p>3</text:p>
          </table:table-cell>
          <table:table-cell table:style-name="ce575" table:formula="of:=IF(([.$A47]+1)/2&gt;=[.D$3];MAX(0;ROUND([.$B$27]*([.$A47]-[.D$4])/(20-[.D$4])/([.D$3]+1);0));&quot;-&quot;)" office:value-type="float" office:value="1">
            <text:p>1</text:p>
          </table:table-cell>
          <table:table-cell table:style-name="ce575" table:formula="of:=IF(([.$A47]+1)/2&gt;=[.E$3];MAX(0;ROUND([.$B$27]*([.$A47]-[.E$4])/(20-[.E$4])/([.E$3]+1);0));&quot;-&quot;)" office:value-type="float" office:value="1">
            <text:p>1</text:p>
          </table:table-cell>
          <table:table-cell table:style-name="ce575" table:formula="of:=IF(([.$A47]+1)/2&gt;=[.F$3];MAX(0;ROUND([.$B$27]*([.$A47]-[.F$4])/(20-[.F$4])/([.F$3]+1);0));&quot;-&quot;)" office:value-type="float" office:value="1">
            <text:p>1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0">
            <text:p>0</text:p>
          </table:table-cell>
          <table:table-cell table:style-name="ce575" table:formula="of:=IF(([.$A47]+1)/2&gt;=[.I$3];MAX(0;ROUND([.$B$27]*([.$A47]-[.I$4])/(20-[.I$4])/([.I$3]+1);0));&quot;-&quot;)" office:value-type="float" office:value="0">
            <text:p>0</text:p>
          </table:table-cell>
          <table:table-cell table:style-name="ce575" table:formula="of:=IF(([.$A47]+1)/2&gt;=[.J$3];MAX(0;ROUND([.$B$27]*([.$A47]-[.J$4])/(20-[.J$4])/([.J$3]+1);0));&quot;-&quot;)" office:value-type="float" office:value="0">
            <text:p>0</text:p>
          </table:table-cell>
          <table:table-cell table:style-name="ce575" table:formula="of:=IF(([.$A47]+1)/2&gt;=[.K$3];MAX(0;ROUND([.$B$27]*([.$A47]-[.K$4])/(20-[.K$4])/([.K$3]+1);0));&quot;-&quot;)" office:value-type="float" office:value="0">
            <text:p>0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4">
            <text:p>4</text:p>
          </table:table-cell>
          <table:table-cell table:style-name="ce575" table:formula="of:=IF(([.$A47]+1)/2&gt;=[.P$3];MAX(0;ROUND([.$N$27]*([.$A47]-[.P$4])/(20-[.P$4])/([.P$3]+1);0));&quot;-&quot;)" office:value-type="float" office:value="2">
            <text:p>2</text:p>
          </table:table-cell>
          <table:table-cell table:style-name="ce575" table:formula="of:=IF(([.$A47]+1)/2&gt;=[.Q$3];MAX(0;ROUND([.$N$27]*([.$A47]-[.Q$4])/(20-[.Q$4])/([.Q$3]+1);0));&quot;-&quot;)" office:value-type="float" office:value="1">
            <text:p>1</text:p>
          </table:table-cell>
          <table:table-cell table:style-name="ce575" table:formula="of:=IF(([.$A47]+1)/2&gt;=[.R$3];MAX(0;ROUND([.$N$27]*([.$A47]-[.R$4])/(20-[.R$4])/([.R$3]+1);0));&quot;-&quot;)" office:value-type="float" office:value="1">
            <text:p>1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0">
            <text:p>0</text:p>
          </table:table-cell>
          <table:table-cell table:style-name="ce575" table:formula="of:=IF(([.$A47]+1)/2&gt;=[.W$3];MAX(0;ROUND([.$N$27]*([.$A47]-[.W$4])/(20-[.W$4])/([.W$3]+1);0));&quot;-&quot;)" office:value-type="float" office:value="0">
            <text:p>0</text:p>
          </table:table-cell>
          <table:table-cell table:style-name="ce579" table:formula="of:=IF(([.$A47]+1)/2&gt;=[.X$3];MAX(0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3">
            <text:p>3</text:p>
          </table:table-cell>
          <table:table-cell table:style-name="ce576" table:formula="of:=IF(([.$A48]+1)/2&gt;=[.D$3];MAX(0;ROUND([.$B$27]*([.$A48]-[.D$4])/(20-[.D$4])/([.D$3]+1);0));&quot;-&quot;)" office:value-type="float" office:value="2">
            <text:p>2</text:p>
          </table:table-cell>
          <table:table-cell table:style-name="ce576" table:formula="of:=IF(([.$A48]+1)/2&gt;=[.E$3];MAX(0;ROUND([.$B$27]*([.$A48]-[.E$4])/(20-[.E$4])/([.E$3]+1);0));&quot;-&quot;)" office:value-type="float" office:value="1">
            <text:p>1</text:p>
          </table:table-cell>
          <table:table-cell table:style-name="ce576" table:formula="of:=IF(([.$A48]+1)/2&gt;=[.F$3];MAX(0;ROUND([.$B$27]*([.$A48]-[.F$4])/(20-[.F$4])/([.F$3]+1);0));&quot;-&quot;)" office:value-type="float" office:value="1">
            <text:p>1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0">
            <text:p>0</text:p>
          </table:table-cell>
          <table:table-cell table:style-name="ce576" table:formula="of:=IF(([.$A48]+1)/2&gt;=[.J$3];MAX(0;ROUND([.$B$27]*([.$A48]-[.J$4])/(20-[.J$4])/([.J$3]+1);0));&quot;-&quot;)" office:value-type="float" office:value="0">
            <text:p>0</text:p>
          </table:table-cell>
          <table:table-cell table:style-name="ce576" table:formula="of:=IF(([.$A48]+1)/2&gt;=[.K$3];MAX(0;ROUND([.$B$27]*([.$A48]-[.K$4])/(20-[.K$4])/([.K$3]+1);0));&quot;-&quot;)" office:value-type="float" office:value="0">
            <text:p>0</text:p>
          </table:table-cell>
          <table:table-cell table:style-name="ce581" table:formula="of:=IF(([.$A48]+1)/2&gt;=[.L$3];MAX(0;ROUND([.$B$27]*([.$A48]-[.L$4])/(20-[.L$4])/([.L$3]+1);0));&quot;-&quot;)" office:value-type="float" office:value="0">
            <text:p>0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4">
            <text:p>4</text:p>
          </table:table-cell>
          <table:table-cell table:style-name="ce576" table:formula="of:=IF(([.$A48]+1)/2&gt;=[.P$3];MAX(0;ROUND([.$N$27]*([.$A48]-[.P$4])/(20-[.P$4])/([.P$3]+1);0));&quot;-&quot;)" office:value-type="float" office:value="2">
            <text:p>2</text:p>
          </table:table-cell>
          <table:table-cell table:style-name="ce576" table:formula="of:=IF(([.$A48]+1)/2&gt;=[.Q$3];MAX(0;ROUND([.$N$27]*([.$A48]-[.Q$4])/(20-[.Q$4])/([.Q$3]+1);0));&quot;-&quot;)" office:value-type="float" office:value="1">
            <text:p>1</text:p>
          </table:table-cell>
          <table:table-cell table:style-name="ce576" table:formula="of:=IF(([.$A48]+1)/2&gt;=[.R$3];MAX(0;ROUND([.$N$27]*([.$A48]-[.R$4])/(20-[.R$4])/([.R$3]+1);0));&quot;-&quot;)" office:value-type="float" office:value="1">
            <text:p>1</text:p>
          </table:table-cell>
          <table:table-cell table:style-name="ce576" table:formula="of:=IF(([.$A48]+1)/2&gt;=[.S$3];MAX(0;ROUND([.$N$27]*([.$A48]-[.S$4])/(20-[.S$4])/([.S$3]+1);0));&quot;-&quot;)" office:value-type="float" office:value="1">
            <text:p>1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0">
            <text:p>0</text:p>
          </table:table-cell>
          <table:table-cell table:style-name="ce581" table:formula="of:=IF(([.$A48]+1)/2&gt;=[.X$3];MAX(0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0 - 21">
            <text:p>20 - 21</text:p>
          </table:table-cell>
          <table:table-cell table:style-name="ce575" table:formula="of:=CONCATENATE(IF([.A25]&gt;=10;&quot;+&quot;;&quot;&quot;);ROUNDDOWN(([.A25]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22 - 23">
            <text:p>22 - 23</text:p>
          </table:table-cell>
          <table:table-cell table:style-name="ce575" table:formula="of:=CONCATENATE(IF([.M25]&gt;=10;&quot;+&quot;;&quot;&quot;);ROUNDDOWN(([.M25]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0">
            <text:p>0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1">
            <text:p>1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1">
            <text:p>1</text:p>
          </table:table-cell>
          <table:table-cell table:style-name="ce575" table:formula="of:=IF(([.$A7]+1)/2&gt;=[.P$3];MAX(0;ROUND([.$N$3]*([.$A7]-[.P$4])/(20-[.P$4])/([.P$3]+1);0));&quot;-&quot;)" office:value-type="float" office:value="0">
            <text:p>0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1">
            <text:p>1</text:p>
          </table:table-cell>
          <table:table-cell table:style-name="ce575" table:formula="of:=IF(([.$A8]+1)/2&gt;=[.D$3];MAX(0;ROUND([.$B$3]*([.$A8]-[.D$4])/(20-[.D$4])/([.D$3]+1);0));&quot;-&quot;)" office:value-type="float" office:value="0">
            <text:p>0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1">
            <text:p>1</text:p>
          </table:table-cell>
          <table:table-cell table:style-name="ce575" table:formula="of:=IF(([.$A8]+1)/2&gt;=[.P$3];MAX(0;ROUND([.$N$3]*([.$A8]-[.P$4])/(20-[.P$4])/([.P$3]+1);0));&quot;-&quot;)" office:value-type="float" office:value="0">
            <text:p>0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1">
            <text:p>1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2">
            <text:p>2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2">
            <text:p>2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0">
            <text:p>0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2">
            <text:p>2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0">
            <text:p>0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2">
            <text:p>2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0">
            <text:p>0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2">
            <text:p>2</text:p>
          </table:table-cell>
          <table:table-cell table:style-name="ce575" table:formula="of:=IF(([.$A11]+1)/2&gt;=[.P$3];MAX(0;ROUND([.$N$3]*([.$A11]-[.P$4])/(20-[.P$4])/([.P$3]+1);0));&quot;-&quot;)" office:value-type="float" office:value="1">
            <text:p>1</text:p>
          </table:table-cell>
          <table:table-cell table:style-name="ce575" table:formula="of:=IF(([.$A11]+1)/2&gt;=[.Q$3];MAX(0;ROUND([.$N$3]*([.$A11]-[.Q$4])/(20-[.Q$4])/([.Q$3]+1);0));&quot;-&quot;)" office:value-type="float" office:value="0">
            <text:p>0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2">
            <text:p>2</text:p>
          </table:table-cell>
          <table:table-cell table:style-name="ce575" table:formula="of:=IF(([.$A12]+1)/2&gt;=[.D$3];MAX(0;ROUND([.$B$3]*([.$A12]-[.D$4])/(20-[.D$4])/([.D$3]+1);0));&quot;-&quot;)" office:value-type="float" office:value="1">
            <text:p>1</text:p>
          </table:table-cell>
          <table:table-cell table:style-name="ce575" table:formula="of:=IF(([.$A12]+1)/2&gt;=[.E$3];MAX(0;ROUND([.$B$3]*([.$A12]-[.E$4])/(20-[.E$4])/([.E$3]+1);0));&quot;-&quot;)" office:value-type="float" office:value="0">
            <text:p>0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3">
            <text:p>3</text:p>
          </table:table-cell>
          <table:table-cell table:style-name="ce575" table:formula="of:=IF(([.$A12]+1)/2&gt;=[.P$3];MAX(0;ROUND([.$N$3]*([.$A12]-[.P$4])/(20-[.P$4])/([.P$3]+1);0));&quot;-&quot;)" office:value-type="float" office:value="1">
            <text:p>1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0">
            <text:p>0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2">
            <text:p>2</text:p>
          </table:table-cell>
          <table:table-cell table:style-name="ce575" table:formula="of:=IF(([.$A13]+1)/2&gt;=[.D$3];MAX(0;ROUND([.$B$3]*([.$A13]-[.D$4])/(20-[.D$4])/([.D$3]+1);0));&quot;-&quot;)" office:value-type="float" office:value="1">
            <text:p>1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0">
            <text:p>0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3">
            <text:p>3</text:p>
          </table:table-cell>
          <table:table-cell table:style-name="ce575" table:formula="of:=IF(([.$A13]+1)/2&gt;=[.P$3];MAX(0;ROUND([.$N$3]*([.$A13]-[.P$4])/(20-[.P$4])/([.P$3]+1);0));&quot;-&quot;)" office:value-type="float" office:value="1">
            <text:p>1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0">
            <text:p>0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3">
            <text:p>3</text:p>
          </table:table-cell>
          <table:table-cell table:style-name="ce575" table:formula="of:=IF(([.$A14]+1)/2&gt;=[.D$3];MAX(0;ROUND([.$B$3]*([.$A14]-[.D$4])/(20-[.D$4])/([.D$3]+1);0));&quot;-&quot;)" office:value-type="float" office:value="1">
            <text:p>1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0">
            <text:p>0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3">
            <text:p>3</text:p>
          </table:table-cell>
          <table:table-cell table:style-name="ce575" table:formula="of:=IF(([.$A14]+1)/2&gt;=[.P$3];MAX(0;ROUND([.$N$3]*([.$A14]-[.P$4])/(20-[.P$4])/([.P$3]+1);0));&quot;-&quot;)" office:value-type="float" office:value="1">
            <text:p>1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3">
            <text:p>3</text:p>
          </table:table-cell>
          <table:table-cell table:style-name="ce575" table:formula="of:=IF(([.$A15]+1)/2&gt;=[.D$3];MAX(0;ROUND([.$B$3]*([.$A15]-[.D$4])/(20-[.D$4])/([.D$3]+1);0));&quot;-&quot;)" office:value-type="float" office:value="1">
            <text:p>1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0">
            <text:p>0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3">
            <text:p>3</text:p>
          </table:table-cell>
          <table:table-cell table:style-name="ce575" table:formula="of:=IF(([.$A15]+1)/2&gt;=[.P$3];MAX(0;ROUND([.$N$3]*([.$A15]-[.P$4])/(20-[.P$4])/([.P$3]+1);0));&quot;-&quot;)" office:value-type="float" office:value="2">
            <text:p>2</text:p>
          </table:table-cell>
          <table:table-cell table:style-name="ce575" table:formula="of:=IF(([.$A15]+1)/2&gt;=[.Q$3];MAX(0;ROUND([.$N$3]*([.$A15]-[.Q$4])/(20-[.Q$4])/([.Q$3]+1);0));&quot;-&quot;)" office:value-type="float" office:value="1">
            <text:p>1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0">
            <text:p>0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3">
            <text:p>3</text:p>
          </table:table-cell>
          <table:table-cell table:style-name="ce575" table:formula="of:=IF(([.$A16]+1)/2&gt;=[.D$3];MAX(0;ROUND([.$B$3]*([.$A16]-[.D$4])/(20-[.D$4])/([.D$3]+1);0));&quot;-&quot;)" office:value-type="float" office:value="1">
            <text:p>1</text:p>
          </table:table-cell>
          <table:table-cell table:style-name="ce575" table:formula="of:=IF(([.$A16]+1)/2&gt;=[.E$3];MAX(0;ROUND([.$B$3]*([.$A16]-[.E$4])/(20-[.E$4])/([.E$3]+1);0));&quot;-&quot;)" office:value-type="float" office:value="1">
            <text:p>1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0">
            <text:p>0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4">
            <text:p>4</text:p>
          </table:table-cell>
          <table:table-cell table:style-name="ce575" table:formula="of:=IF(([.$A16]+1)/2&gt;=[.P$3];MAX(0;ROUND([.$N$3]*([.$A16]-[.P$4])/(20-[.P$4])/([.P$3]+1);0));&quot;-&quot;)" office:value-type="float" office:value="2">
            <text:p>2</text:p>
          </table:table-cell>
          <table:table-cell table:style-name="ce575" table:formula="of:=IF(([.$A16]+1)/2&gt;=[.Q$3];MAX(0;ROUND([.$N$3]*([.$A16]-[.Q$4])/(20-[.Q$4])/([.Q$3]+1);0));&quot;-&quot;)" office:value-type="float" office:value="1">
            <text:p>1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0">
            <text:p>0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3">
            <text:p>3</text:p>
          </table:table-cell>
          <table:table-cell table:style-name="ce575" table:formula="of:=IF(([.$A17]+1)/2&gt;=[.D$3];MAX(0;ROUND([.$B$3]*([.$A17]-[.D$4])/(20-[.D$4])/([.D$3]+1);0));&quot;-&quot;)" office:value-type="float" office:value="2">
            <text:p>2</text:p>
          </table:table-cell>
          <table:table-cell table:style-name="ce575" table:formula="of:=IF(([.$A17]+1)/2&gt;=[.E$3];MAX(0;ROUND([.$B$3]*([.$A17]-[.E$4])/(20-[.E$4])/([.E$3]+1);0));&quot;-&quot;)" office:value-type="float" office:value="1">
            <text:p>1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0">
            <text:p>0</text:p>
          </table:table-cell>
          <table:table-cell table:style-name="ce575" table:formula="of:=IF(([.$A17]+1)/2&gt;=[.H$3];MAX(0;ROUND([.$B$3]*([.$A17]-[.H$4])/(20-[.H$4])/([.H$3]+1);0));&quot;-&quot;)" office:value-type="float" office:value="0">
            <text:p>0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4">
            <text:p>4</text:p>
          </table:table-cell>
          <table:table-cell table:style-name="ce575" table:formula="of:=IF(([.$A17]+1)/2&gt;=[.P$3];MAX(0;ROUND([.$N$3]*([.$A17]-[.P$4])/(20-[.P$4])/([.P$3]+1);0));&quot;-&quot;)" office:value-type="float" office:value="2">
            <text:p>2</text:p>
          </table:table-cell>
          <table:table-cell table:style-name="ce575" table:formula="of:=IF(([.$A17]+1)/2&gt;=[.Q$3];MAX(0;ROUND([.$N$3]*([.$A17]-[.Q$4])/(20-[.Q$4])/([.Q$3]+1);0));&quot;-&quot;)" office:value-type="float" office:value="1">
            <text:p>1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0">
            <text:p>0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4">
            <text:p>4</text:p>
          </table:table-cell>
          <table:table-cell table:style-name="ce575" table:formula="of:=IF(([.$A18]+1)/2&gt;=[.D$3];MAX(0;ROUND([.$B$3]*([.$A18]-[.D$4])/(20-[.D$4])/([.D$3]+1);0));&quot;-&quot;)" office:value-type="float" office:value="2">
            <text:p>2</text:p>
          </table:table-cell>
          <table:table-cell table:style-name="ce575" table:formula="of:=IF(([.$A18]+1)/2&gt;=[.E$3];MAX(0;ROUND([.$B$3]*([.$A18]-[.E$4])/(20-[.E$4])/([.E$3]+1);0));&quot;-&quot;)" office:value-type="float" office:value="1">
            <text:p>1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0">
            <text:p>0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4">
            <text:p>4</text:p>
          </table:table-cell>
          <table:table-cell table:style-name="ce575" table:formula="of:=IF(([.$A18]+1)/2&gt;=[.P$3];MAX(0;ROUND([.$N$3]*([.$A18]-[.P$4])/(20-[.P$4])/([.P$3]+1);0));&quot;-&quot;)" office:value-type="float" office:value="2">
            <text:p>2</text:p>
          </table:table-cell>
          <table:table-cell table:style-name="ce575" table:formula="of:=IF(([.$A18]+1)/2&gt;=[.Q$3];MAX(0;ROUND([.$N$3]*([.$A18]-[.Q$4])/(20-[.Q$4])/([.Q$3]+1);0));&quot;-&quot;)" office:value-type="float" office:value="1">
            <text:p>1</text:p>
          </table:table-cell>
          <table:table-cell table:style-name="ce575" table:formula="of:=IF(([.$A18]+1)/2&gt;=[.R$3];MAX(0;ROUND([.$N$3]*([.$A18]-[.R$4])/(20-[.R$4])/([.R$3]+1);0));&quot;-&quot;)" office:value-type="float" office:value="1">
            <text:p>1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0">
            <text:p>0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4">
            <text:p>4</text:p>
          </table:table-cell>
          <table:table-cell table:style-name="ce575" table:formula="of:=IF(([.$A19]+1)/2&gt;=[.D$3];MAX(0;ROUND([.$B$3]*([.$A19]-[.D$4])/(20-[.D$4])/([.D$3]+1);0));&quot;-&quot;)" office:value-type="float" office:value="2">
            <text:p>2</text:p>
          </table:table-cell>
          <table:table-cell table:style-name="ce575" table:formula="of:=IF(([.$A19]+1)/2&gt;=[.E$3];MAX(0;ROUND([.$B$3]*([.$A19]-[.E$4])/(20-[.E$4])/([.E$3]+1);0));&quot;-&quot;)" office:value-type="float" office:value="1">
            <text:p>1</text:p>
          </table:table-cell>
          <table:table-cell table:style-name="ce575" table:formula="of:=IF(([.$A19]+1)/2&gt;=[.F$3];MAX(0;ROUND([.$B$3]*([.$A19]-[.F$4])/(20-[.F$4])/([.F$3]+1);0));&quot;-&quot;)" office:value-type="float" office:value="1">
            <text:p>1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0">
            <text:p>0</text:p>
          </table:table-cell>
          <table:table-cell table:style-name="ce575" table:formula="of:=IF(([.$A19]+1)/2&gt;=[.I$3];MAX(0;ROUND([.$B$3]*([.$A19]-[.I$4])/(20-[.I$4])/([.I$3]+1);0));&quot;-&quot;)" office:value-type="float" office:value="0">
            <text:p>0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5">
            <text:p>5</text:p>
          </table:table-cell>
          <table:table-cell table:style-name="ce575" table:formula="of:=IF(([.$A19]+1)/2&gt;=[.P$3];MAX(0;ROUND([.$N$3]*([.$A19]-[.P$4])/(20-[.P$4])/([.P$3]+1);0));&quot;-&quot;)" office:value-type="float" office:value="2">
            <text:p>2</text:p>
          </table:table-cell>
          <table:table-cell table:style-name="ce575" table:formula="of:=IF(([.$A19]+1)/2&gt;=[.Q$3];MAX(0;ROUND([.$N$3]*([.$A19]-[.Q$4])/(20-[.Q$4])/([.Q$3]+1);0));&quot;-&quot;)" office:value-type="float" office:value="1">
            <text:p>1</text:p>
          </table:table-cell>
          <table:table-cell table:style-name="ce575" table:formula="of:=IF(([.$A19]+1)/2&gt;=[.R$3];MAX(0;ROUND([.$N$3]*([.$A19]-[.R$4])/(20-[.R$4])/([.R$3]+1);0));&quot;-&quot;)" office:value-type="float" office:value="1">
            <text:p>1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0">
            <text:p>0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4">
            <text:p>4</text:p>
          </table:table-cell>
          <table:table-cell table:style-name="ce575" table:formula="of:=IF(([.$A20]+1)/2&gt;=[.D$3];MAX(0;ROUND([.$B$3]*([.$A20]-[.D$4])/(20-[.D$4])/([.D$3]+1);0));&quot;-&quot;)" office:value-type="float" office:value="2">
            <text:p>2</text:p>
          </table:table-cell>
          <table:table-cell table:style-name="ce575" table:formula="of:=IF(([.$A20]+1)/2&gt;=[.E$3];MAX(0;ROUND([.$B$3]*([.$A20]-[.E$4])/(20-[.E$4])/([.E$3]+1);0));&quot;-&quot;)" office:value-type="float" office:value="1">
            <text:p>1</text:p>
          </table:table-cell>
          <table:table-cell table:style-name="ce575" table:formula="of:=IF(([.$A20]+1)/2&gt;=[.F$3];MAX(0;ROUND([.$B$3]*([.$A20]-[.F$4])/(20-[.F$4])/([.F$3]+1);0));&quot;-&quot;)" office:value-type="float" office:value="1">
            <text:p>1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0">
            <text:p>0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5">
            <text:p>5</text:p>
          </table:table-cell>
          <table:table-cell table:style-name="ce575" table:formula="of:=IF(([.$A20]+1)/2&gt;=[.P$3];MAX(0;ROUND([.$N$3]*([.$A20]-[.P$4])/(20-[.P$4])/([.P$3]+1);0));&quot;-&quot;)" office:value-type="float" office:value="2">
            <text:p>2</text:p>
          </table:table-cell>
          <table:table-cell table:style-name="ce575" table:formula="of:=IF(([.$A20]+1)/2&gt;=[.Q$3];MAX(0;ROUND([.$N$3]*([.$A20]-[.Q$4])/(20-[.Q$4])/([.Q$3]+1);0));&quot;-&quot;)" office:value-type="float" office:value="2">
            <text:p>2</text:p>
          </table:table-cell>
          <table:table-cell table:style-name="ce575" table:formula="of:=IF(([.$A20]+1)/2&gt;=[.R$3];MAX(0;ROUND([.$N$3]*([.$A20]-[.R$4])/(20-[.R$4])/([.R$3]+1);0));&quot;-&quot;)" office:value-type="float" office:value="1">
            <text:p>1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0">
            <text:p>0</text:p>
          </table:table-cell>
          <table:table-cell table:style-name="ce575" table:formula="of:=IF(([.$A20]+1)/2&gt;=[.V$3];MAX(0;ROUND([.$N$3]*([.$A20]-[.V$4])/(20-[.V$4])/([.V$3]+1);0));&quot;-&quot;)" office:value-type="float" office:value="0">
            <text:p>0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4">
            <text:p>4</text:p>
          </table:table-cell>
          <table:table-cell table:style-name="ce575" table:formula="of:=IF(([.$A21]+1)/2&gt;=[.D$3];MAX(0;ROUND([.$B$3]*([.$A21]-[.D$4])/(20-[.D$4])/([.D$3]+1);0));&quot;-&quot;)" office:value-type="float" office:value="2">
            <text:p>2</text:p>
          </table:table-cell>
          <table:table-cell table:style-name="ce575" table:formula="of:=IF(([.$A21]+1)/2&gt;=[.E$3];MAX(0;ROUND([.$B$3]*([.$A21]-[.E$4])/(20-[.E$4])/([.E$3]+1);0));&quot;-&quot;)" office:value-type="float" office:value="1">
            <text:p>1</text:p>
          </table:table-cell>
          <table:table-cell table:style-name="ce575" table:formula="of:=IF(([.$A21]+1)/2&gt;=[.F$3];MAX(0;ROUND([.$B$3]*([.$A21]-[.F$4])/(20-[.F$4])/([.F$3]+1);0));&quot;-&quot;)" office:value-type="float" office:value="1">
            <text:p>1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0">
            <text:p>0</text:p>
          </table:table-cell>
          <table:table-cell table:style-name="ce575" table:formula="of:=IF(([.$A21]+1)/2&gt;=[.J$3];MAX(0;ROUND([.$B$3]*([.$A21]-[.J$4])/(20-[.J$4])/([.J$3]+1);0));&quot;-&quot;)" office:value-type="float" office:value="0">
            <text:p>0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5">
            <text:p>5</text:p>
          </table:table-cell>
          <table:table-cell table:style-name="ce575" table:formula="of:=IF(([.$A21]+1)/2&gt;=[.P$3];MAX(0;ROUND([.$N$3]*([.$A21]-[.P$4])/(20-[.P$4])/([.P$3]+1);0));&quot;-&quot;)" office:value-type="float" office:value="3">
            <text:p>3</text:p>
          </table:table-cell>
          <table:table-cell table:style-name="ce575" table:formula="of:=IF(([.$A21]+1)/2&gt;=[.Q$3];MAX(0;ROUND([.$N$3]*([.$A21]-[.Q$4])/(20-[.Q$4])/([.Q$3]+1);0));&quot;-&quot;)" office:value-type="float" office:value="2">
            <text:p>2</text:p>
          </table:table-cell>
          <table:table-cell table:style-name="ce575" table:formula="of:=IF(([.$A21]+1)/2&gt;=[.R$3];MAX(0;ROUND([.$N$3]*([.$A21]-[.R$4])/(20-[.R$4])/([.R$3]+1);0));&quot;-&quot;)" office:value-type="float" office:value="1">
            <text:p>1</text:p>
          </table:table-cell>
          <table:table-cell table:style-name="ce575" table:formula="of:=IF(([.$A21]+1)/2&gt;=[.S$3];MAX(0;ROUND([.$N$3]*([.$A21]-[.S$4])/(20-[.S$4])/([.S$3]+1);0));&quot;-&quot;)" office:value-type="float" office:value="1">
            <text:p>1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0">
            <text:p>0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5">
            <text:p>5</text:p>
          </table:table-cell>
          <table:table-cell table:style-name="ce575" table:formula="of:=IF(([.$A22]+1)/2&gt;=[.D$3];MAX(0;ROUND([.$B$3]*([.$A22]-[.D$4])/(20-[.D$4])/([.D$3]+1);0));&quot;-&quot;)" office:value-type="float" office:value="2">
            <text:p>2</text:p>
          </table:table-cell>
          <table:table-cell table:style-name="ce575" table:formula="of:=IF(([.$A22]+1)/2&gt;=[.E$3];MAX(0;ROUND([.$B$3]*([.$A22]-[.E$4])/(20-[.E$4])/([.E$3]+1);0));&quot;-&quot;)" office:value-type="float" office:value="1">
            <text:p>1</text:p>
          </table:table-cell>
          <table:table-cell table:style-name="ce575" table:formula="of:=IF(([.$A22]+1)/2&gt;=[.F$3];MAX(0;ROUND([.$B$3]*([.$A22]-[.F$4])/(20-[.F$4])/([.F$3]+1);0));&quot;-&quot;)" office:value-type="float" office:value="1">
            <text:p>1</text:p>
          </table:table-cell>
          <table:table-cell table:style-name="ce575" table:formula="of:=IF(([.$A22]+1)/2&gt;=[.G$3];MAX(0;ROUND([.$B$3]*([.$A22]-[.G$4])/(20-[.G$4])/([.G$3]+1);0));&quot;-&quot;)" office:value-type="float" office:value="1">
            <text:p>1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0">
            <text:p>0</text:p>
          </table:table-cell>
          <table:table-cell table:style-name="ce575" table:formula="of:=IF(([.$A22]+1)/2&gt;=[.K$3];MAX(0;ROUND([.$B$3]*([.$A22]-[.K$4])/(20-[.K$4])/([.K$3]+1);0));&quot;-&quot;)" office:value-type="float" office:value="0">
            <text:p>0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5">
            <text:p>5</text:p>
          </table:table-cell>
          <table:table-cell table:style-name="ce575" table:formula="of:=IF(([.$A22]+1)/2&gt;=[.P$3];MAX(0;ROUND([.$N$3]*([.$A22]-[.P$4])/(20-[.P$4])/([.P$3]+1);0));&quot;-&quot;)" office:value-type="float" office:value="3">
            <text:p>3</text:p>
          </table:table-cell>
          <table:table-cell table:style-name="ce575" table:formula="of:=IF(([.$A22]+1)/2&gt;=[.Q$3];MAX(0;ROUND([.$N$3]*([.$A22]-[.Q$4])/(20-[.Q$4])/([.Q$3]+1);0));&quot;-&quot;)" office:value-type="float" office:value="2">
            <text:p>2</text:p>
          </table:table-cell>
          <table:table-cell table:style-name="ce575" table:formula="of:=IF(([.$A22]+1)/2&gt;=[.R$3];MAX(0;ROUND([.$N$3]*([.$A22]-[.R$4])/(20-[.R$4])/([.R$3]+1);0));&quot;-&quot;)" office:value-type="float" office:value="1">
            <text:p>1</text:p>
          </table:table-cell>
          <table:table-cell table:style-name="ce575" table:formula="of:=IF(([.$A22]+1)/2&gt;=[.S$3];MAX(0;ROUND([.$N$3]*([.$A22]-[.S$4])/(20-[.S$4])/([.S$3]+1);0));&quot;-&quot;)" office:value-type="float" office:value="1">
            <text:p>1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0">
            <text:p>0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5">
            <text:p>5</text:p>
          </table:table-cell>
          <table:table-cell table:style-name="ce575" table:formula="of:=IF(([.$A23]+1)/2&gt;=[.D$3];MAX(0;ROUND([.$B$3]*([.$A23]-[.D$4])/(20-[.D$4])/([.D$3]+1);0));&quot;-&quot;)" office:value-type="float" office:value="2">
            <text:p>2</text:p>
          </table:table-cell>
          <table:table-cell table:style-name="ce575" table:formula="of:=IF(([.$A23]+1)/2&gt;=[.E$3];MAX(0;ROUND([.$B$3]*([.$A23]-[.E$4])/(20-[.E$4])/([.E$3]+1);0));&quot;-&quot;)" office:value-type="float" office:value="2">
            <text:p>2</text:p>
          </table:table-cell>
          <table:table-cell table:style-name="ce575" table:formula="of:=IF(([.$A23]+1)/2&gt;=[.F$3];MAX(0;ROUND([.$B$3]*([.$A23]-[.F$4])/(20-[.F$4])/([.F$3]+1);0));&quot;-&quot;)" office:value-type="float" office:value="1">
            <text:p>1</text:p>
          </table:table-cell>
          <table:table-cell table:style-name="ce575" table:formula="of:=IF(([.$A23]+1)/2&gt;=[.G$3];MAX(0;ROUND([.$B$3]*([.$A23]-[.G$4])/(20-[.G$4])/([.G$3]+1);0));&quot;-&quot;)" office:value-type="float" office:value="1">
            <text:p>1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0">
            <text:p>0</text:p>
          </table:table-cell>
          <table:table-cell table:style-name="ce579" table:formula="of:=IF(([.$A23]+1)/2&gt;=[.L$3];MAX(0;ROUND([.$B$3]*([.$A23]-[.L$4])/(20-[.L$4])/([.L$3]+1);0)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6">
            <text:p>6</text:p>
          </table:table-cell>
          <table:table-cell table:style-name="ce575" table:formula="of:=IF(([.$A23]+1)/2&gt;=[.P$3];MAX(0;ROUND([.$N$3]*([.$A23]-[.P$4])/(20-[.P$4])/([.P$3]+1);0));&quot;-&quot;)" office:value-type="float" office:value="3">
            <text:p>3</text:p>
          </table:table-cell>
          <table:table-cell table:style-name="ce575" table:formula="of:=IF(([.$A23]+1)/2&gt;=[.Q$3];MAX(0;ROUND([.$N$3]*([.$A23]-[.Q$4])/(20-[.Q$4])/([.Q$3]+1);0));&quot;-&quot;)" office:value-type="float" office:value="2">
            <text:p>2</text:p>
          </table:table-cell>
          <table:table-cell table:style-name="ce575" table:formula="of:=IF(([.$A23]+1)/2&gt;=[.R$3];MAX(0;ROUND([.$N$3]*([.$A23]-[.R$4])/(20-[.R$4])/([.R$3]+1);0));&quot;-&quot;)" office:value-type="float" office:value="1">
            <text:p>1</text:p>
          </table:table-cell>
          <table:table-cell table:style-name="ce575" table:formula="of:=IF(([.$A23]+1)/2&gt;=[.S$3];MAX(0;ROUND([.$N$3]*([.$A23]-[.S$4])/(20-[.S$4])/([.S$3]+1);0));&quot;-&quot;)" office:value-type="float" office:value="1">
            <text:p>1</text:p>
          </table:table-cell>
          <table:table-cell table:style-name="ce575" table:formula="of:=IF(([.$A23]+1)/2&gt;=[.T$3];MAX(0;ROUND([.$N$3]*([.$A23]-[.T$4])/(20-[.T$4])/([.T$3]+1);0));&quot;-&quot;)" office:value-type="float" office:value="1">
            <text:p>1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5">
            <text:p>5</text:p>
          </table:table-cell>
          <table:table-cell table:style-name="ce576" table:formula="of:=IF(([.$A24]+1)/2&gt;=[.D$3];MAX(0;ROUND([.$B$3]*([.$A24]-[.D$4])/(20-[.D$4])/([.D$3]+1);0));&quot;-&quot;)" office:value-type="float" office:value="3">
            <text:p>3</text:p>
          </table:table-cell>
          <table:table-cell table:style-name="ce576" table:formula="of:=IF(([.$A24]+1)/2&gt;=[.E$3];MAX(0;ROUND([.$B$3]*([.$A24]-[.E$4])/(20-[.E$4])/([.E$3]+1);0));&quot;-&quot;)" office:value-type="float" office:value="2">
            <text:p>2</text:p>
          </table:table-cell>
          <table:table-cell table:style-name="ce576" table:formula="of:=IF(([.$A24]+1)/2&gt;=[.F$3];MAX(0;ROUND([.$B$3]*([.$A24]-[.F$4])/(20-[.F$4])/([.F$3]+1);0));&quot;-&quot;)" office:value-type="float" office:value="1">
            <text:p>1</text:p>
          </table:table-cell>
          <table:table-cell table:style-name="ce576" table:formula="of:=IF(([.$A24]+1)/2&gt;=[.G$3];MAX(0;ROUND([.$B$3]*([.$A24]-[.G$4])/(20-[.G$4])/([.G$3]+1);0));&quot;-&quot;)" office:value-type="float" office:value="1">
            <text:p>1</text:p>
          </table:table-cell>
          <table:table-cell table:style-name="ce576" table:formula="of:=IF(([.$A24]+1)/2&gt;=[.H$3];MAX(0;ROUND([.$B$3]*([.$A24]-[.H$4])/(20-[.H$4])/([.H$3]+1);0));&quot;-&quot;)" office:value-type="float" office:value="1">
            <text:p>1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6">
            <text:p>6</text:p>
          </table:table-cell>
          <table:table-cell table:style-name="ce576" table:formula="of:=IF(([.$A24]+1)/2&gt;=[.P$3];MAX(0;ROUND([.$N$3]*([.$A24]-[.P$4])/(20-[.P$4])/([.P$3]+1);0));&quot;-&quot;)" office:value-type="float" office:value="3">
            <text:p>3</text:p>
          </table:table-cell>
          <table:table-cell table:style-name="ce576" table:formula="of:=IF(([.$A24]+1)/2&gt;=[.Q$3];MAX(0;ROUND([.$N$3]*([.$A24]-[.Q$4])/(20-[.Q$4])/([.Q$3]+1);0));&quot;-&quot;)" office:value-type="float" office:value="2">
            <text:p>2</text:p>
          </table:table-cell>
          <table:table-cell table:style-name="ce576" table:formula="of:=IF(([.$A24]+1)/2&gt;=[.R$3];MAX(0;ROUND([.$N$3]*([.$A24]-[.R$4])/(20-[.R$4])/([.R$3]+1);0));&quot;-&quot;)" office:value-type="float" office:value="2">
            <text:p>2</text:p>
          </table:table-cell>
          <table:table-cell table:style-name="ce576" table:formula="of:=IF(([.$A24]+1)/2&gt;=[.S$3];MAX(0;ROUND([.$N$3]*([.$A24]-[.S$4])/(20-[.S$4])/([.S$3]+1);0));&quot;-&quot;)" office:value-type="float" office:value="1">
            <text:p>1</text:p>
          </table:table-cell>
          <table:table-cell table:style-name="ce576" table:formula="of:=IF(([.$A24]+1)/2&gt;=[.T$3];MAX(0;ROUND([.$N$3]*([.$A24]-[.T$4])/(20-[.T$4])/([.T$3]+1);0));&quot;-&quot;)" office:value-type="float" office:value="1">
            <text:p>1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0">
            <text:p>20</text:p>
          </table:table-cell>
          <table:table-cell table:style-name="ce573" table:formula="of:=[.A25]+4" office:value-type="float" office:value="24">
            <text:p>24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22">
            <text:p>22</text:p>
          </table:table-cell>
          <table:table-cell table:style-name="ce573" table:formula="of:=[.A25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24 - 25">
            <text:p>24 - 25</text:p>
          </table:table-cell>
          <table:table-cell table:style-name="ce575" table:formula="of:=CONCATENATE(IF([.B25]&gt;=10;&quot;+&quot;;&quot;&quot;);ROUNDDOWN(([.B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26 - 27">
            <text:p>26 - 27</text:p>
          </table:table-cell>
          <table:table-cell table:style-name="ce575" table:formula="of:=CONCATENATE(IF([.N25]&gt;=10;&quot;+&quot;;&quot;&quot;);ROUNDDOWN(([.N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1">
            <text:p>1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1">
            <text:p>1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1">
            <text:p>1</text:p>
          </table:table-cell>
          <table:table-cell table:style-name="ce575" table:formula="of:=IF(([.$A31]+1)/2&gt;=[.D$3];MAX(0;ROUND([.$B$27]*([.$A31]-[.D$4])/(20-[.D$4])/([.D$3]+1);0));&quot;-&quot;)" office:value-type="float" office:value="0">
            <text:p>0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0">
            <text:p>0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2">
            <text:p>2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2">
            <text:p>2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2">
            <text:p>2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2">
            <text:p>2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2">
            <text:p>2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0">
            <text:p>0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3">
            <text:p>3</text:p>
          </table:table-cell>
          <table:table-cell table:style-name="ce575" table:formula="of:=IF(([.$A34]+1)/2&gt;=[.P$3];MAX(0;ROUND([.$N$27]*([.$A34]-[.P$4])/(20-[.P$4])/([.P$3]+1);0));&quot;-&quot;)" office:value-type="float" office:value="1">
            <text:p>1</text:p>
          </table:table-cell>
          <table:table-cell table:style-name="ce575" table:formula="of:=IF(([.$A34]+1)/2&gt;=[.Q$3];MAX(0;ROUND([.$N$27]*([.$A34]-[.Q$4])/(20-[.Q$4])/([.Q$3]+1);0));&quot;-&quot;)" office:value-type="float" office:value="0">
            <text:p>0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3">
            <text:p>3</text:p>
          </table:table-cell>
          <table:table-cell table:style-name="ce575" table:formula="of:=IF(([.$A35]+1)/2&gt;=[.D$3];MAX(0;ROUND([.$B$27]*([.$A35]-[.D$4])/(20-[.D$4])/([.D$3]+1);0));&quot;-&quot;)" office:value-type="float" office:value="1">
            <text:p>1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3">
            <text:p>3</text:p>
          </table:table-cell>
          <table:table-cell table:style-name="ce575" table:formula="of:=IF(([.$A35]+1)/2&gt;=[.P$3];MAX(0;ROUND([.$N$27]*([.$A35]-[.P$4])/(20-[.P$4])/([.P$3]+1);0));&quot;-&quot;)" office:value-type="float" office:value="1">
            <text:p>1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3">
            <text:p>3</text:p>
          </table:table-cell>
          <table:table-cell table:style-name="ce575" table:formula="of:=IF(([.$A36]+1)/2&gt;=[.D$3];MAX(0;ROUND([.$B$27]*([.$A36]-[.D$4])/(20-[.D$4])/([.D$3]+1);0));&quot;-&quot;)" office:value-type="float" office:value="1">
            <text:p>1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0">
            <text:p>0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3">
            <text:p>3</text:p>
          </table:table-cell>
          <table:table-cell table:style-name="ce575" table:formula="of:=IF(([.$A36]+1)/2&gt;=[.P$3];MAX(0;ROUND([.$N$27]*([.$A36]-[.P$4])/(20-[.P$4])/([.P$3]+1);0));&quot;-&quot;)" office:value-type="float" office:value="1">
            <text:p>1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0">
            <text:p>0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3">
            <text:p>3</text:p>
          </table:table-cell>
          <table:table-cell table:style-name="ce575" table:formula="of:=IF(([.$A37]+1)/2&gt;=[.D$3];MAX(0;ROUND([.$B$27]*([.$A37]-[.D$4])/(20-[.D$4])/([.D$3]+1);0));&quot;-&quot;)" office:value-type="float" office:value="1">
            <text:p>1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0">
            <text:p>0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4">
            <text:p>4</text:p>
          </table:table-cell>
          <table:table-cell table:style-name="ce575" table:formula="of:=IF(([.$A37]+1)/2&gt;=[.P$3];MAX(0;ROUND([.$N$27]*([.$A37]-[.P$4])/(20-[.P$4])/([.P$3]+1);0));&quot;-&quot;)" office:value-type="float" office:value="2">
            <text:p>2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4">
            <text:p>4</text:p>
          </table:table-cell>
          <table:table-cell table:style-name="ce575" table:formula="of:=IF(([.$A38]+1)/2&gt;=[.D$3];MAX(0;ROUND([.$B$27]*([.$A38]-[.D$4])/(20-[.D$4])/([.D$3]+1);0));&quot;-&quot;)" office:value-type="float" office:value="2">
            <text:p>2</text:p>
          </table:table-cell>
          <table:table-cell table:style-name="ce575" table:formula="of:=IF(([.$A38]+1)/2&gt;=[.E$3];MAX(0;ROUND([.$B$27]*([.$A38]-[.E$4])/(20-[.E$4])/([.E$3]+1);0));&quot;-&quot;)" office:value-type="float" office:value="1">
            <text:p>1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0">
            <text:p>0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4">
            <text:p>4</text:p>
          </table:table-cell>
          <table:table-cell table:style-name="ce575" table:formula="of:=IF(([.$A38]+1)/2&gt;=[.P$3];MAX(0;ROUND([.$N$27]*([.$A38]-[.P$4])/(20-[.P$4])/([.P$3]+1);0));&quot;-&quot;)" office:value-type="float" office:value="2">
            <text:p>2</text:p>
          </table:table-cell>
          <table:table-cell table:style-name="ce575" table:formula="of:=IF(([.$A38]+1)/2&gt;=[.Q$3];MAX(0;ROUND([.$N$27]*([.$A38]-[.Q$4])/(20-[.Q$4])/([.Q$3]+1);0));&quot;-&quot;)" office:value-type="float" office:value="1">
            <text:p>1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0">
            <text:p>0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4">
            <text:p>4</text:p>
          </table:table-cell>
          <table:table-cell table:style-name="ce575" table:formula="of:=IF(([.$A39]+1)/2&gt;=[.D$3];MAX(0;ROUND([.$B$27]*([.$A39]-[.D$4])/(20-[.D$4])/([.D$3]+1);0));&quot;-&quot;)" office:value-type="float" office:value="2">
            <text:p>2</text:p>
          </table:table-cell>
          <table:table-cell table:style-name="ce575" table:formula="of:=IF(([.$A39]+1)/2&gt;=[.E$3];MAX(0;ROUND([.$B$27]*([.$A39]-[.E$4])/(20-[.E$4])/([.E$3]+1);0));&quot;-&quot;)" office:value-type="float" office:value="1">
            <text:p>1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0">
            <text:p>0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5">
            <text:p>5</text:p>
          </table:table-cell>
          <table:table-cell table:style-name="ce575" table:formula="of:=IF(([.$A39]+1)/2&gt;=[.P$3];MAX(0;ROUND([.$N$27]*([.$A39]-[.P$4])/(20-[.P$4])/([.P$3]+1);0));&quot;-&quot;)" office:value-type="float" office:value="2">
            <text:p>2</text:p>
          </table:table-cell>
          <table:table-cell table:style-name="ce575" table:formula="of:=IF(([.$A39]+1)/2&gt;=[.Q$3];MAX(0;ROUND([.$N$27]*([.$A39]-[.Q$4])/(20-[.Q$4])/([.Q$3]+1);0));&quot;-&quot;)" office:value-type="float" office:value="1">
            <text:p>1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0">
            <text:p>0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4">
            <text:p>4</text:p>
          </table:table-cell>
          <table:table-cell table:style-name="ce575" table:formula="of:=IF(([.$A40]+1)/2&gt;=[.D$3];MAX(0;ROUND([.$B$27]*([.$A40]-[.D$4])/(20-[.D$4])/([.D$3]+1);0));&quot;-&quot;)" office:value-type="float" office:value="2">
            <text:p>2</text:p>
          </table:table-cell>
          <table:table-cell table:style-name="ce575" table:formula="of:=IF(([.$A40]+1)/2&gt;=[.E$3];MAX(0;ROUND([.$B$27]*([.$A40]-[.E$4])/(20-[.E$4])/([.E$3]+1);0));&quot;-&quot;)" office:value-type="float" office:value="1">
            <text:p>1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0">
            <text:p>0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5">
            <text:p>5</text:p>
          </table:table-cell>
          <table:table-cell table:style-name="ce575" table:formula="of:=IF(([.$A40]+1)/2&gt;=[.P$3];MAX(0;ROUND([.$N$27]*([.$A40]-[.P$4])/(20-[.P$4])/([.P$3]+1);0));&quot;-&quot;)" office:value-type="float" office:value="2">
            <text:p>2</text:p>
          </table:table-cell>
          <table:table-cell table:style-name="ce575" table:formula="of:=IF(([.$A40]+1)/2&gt;=[.Q$3];MAX(0;ROUND([.$N$27]*([.$A40]-[.Q$4])/(20-[.Q$4])/([.Q$3]+1);0));&quot;-&quot;)" office:value-type="float" office:value="1">
            <text:p>1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0">
            <text:p>0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5">
            <text:p>5</text:p>
          </table:table-cell>
          <table:table-cell table:style-name="ce575" table:formula="of:=IF(([.$A41]+1)/2&gt;=[.D$3];MAX(0;ROUND([.$B$27]*([.$A41]-[.D$4])/(20-[.D$4])/([.D$3]+1);0));&quot;-&quot;)" office:value-type="float" office:value="2">
            <text:p>2</text:p>
          </table:table-cell>
          <table:table-cell table:style-name="ce575" table:formula="of:=IF(([.$A41]+1)/2&gt;=[.E$3];MAX(0;ROUND([.$B$27]*([.$A41]-[.E$4])/(20-[.E$4])/([.E$3]+1);0));&quot;-&quot;)" office:value-type="float" office:value="1">
            <text:p>1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0">
            <text:p>0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5">
            <text:p>5</text:p>
          </table:table-cell>
          <table:table-cell table:style-name="ce575" table:formula="of:=IF(([.$A41]+1)/2&gt;=[.P$3];MAX(0;ROUND([.$N$27]*([.$A41]-[.P$4])/(20-[.P$4])/([.P$3]+1);0));&quot;-&quot;)" office:value-type="float" office:value="3">
            <text:p>3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1">
            <text:p>1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0">
            <text:p>0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5">
            <text:p>5</text:p>
          </table:table-cell>
          <table:table-cell table:style-name="ce575" table:formula="of:=IF(([.$A42]+1)/2&gt;=[.D$3];MAX(0;ROUND([.$B$27]*([.$A42]-[.D$4])/(20-[.D$4])/([.D$3]+1);0));&quot;-&quot;)" office:value-type="float" office:value="2">
            <text:p>2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1">
            <text:p>1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0">
            <text:p>0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6">
            <text:p>6</text:p>
          </table:table-cell>
          <table:table-cell table:style-name="ce575" table:formula="of:=IF(([.$A42]+1)/2&gt;=[.P$3];MAX(0;ROUND([.$N$27]*([.$A42]-[.P$4])/(20-[.P$4])/([.P$3]+1);0));&quot;-&quot;)" office:value-type="float" office:value="3">
            <text:p>3</text:p>
          </table:table-cell>
          <table:table-cell table:style-name="ce575" table:formula="of:=IF(([.$A42]+1)/2&gt;=[.Q$3];MAX(0;ROUND([.$N$27]*([.$A42]-[.Q$4])/(20-[.Q$4])/([.Q$3]+1);0));&quot;-&quot;)" office:value-type="float" office:value="2">
            <text:p>2</text:p>
          </table:table-cell>
          <table:table-cell table:style-name="ce575" table:formula="of:=IF(([.$A42]+1)/2&gt;=[.R$3];MAX(0;ROUND([.$N$27]*([.$A42]-[.R$4])/(20-[.R$4])/([.R$3]+1);0));&quot;-&quot;)" office:value-type="float" office:value="1">
            <text:p>1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0">
            <text:p>0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5">
            <text:p>5</text:p>
          </table:table-cell>
          <table:table-cell table:style-name="ce575" table:formula="of:=IF(([.$A43]+1)/2&gt;=[.D$3];MAX(0;ROUND([.$B$27]*([.$A43]-[.D$4])/(20-[.D$4])/([.D$3]+1);0));&quot;-&quot;)" office:value-type="float" office:value="3">
            <text:p>3</text:p>
          </table:table-cell>
          <table:table-cell table:style-name="ce575" table:formula="of:=IF(([.$A43]+1)/2&gt;=[.E$3];MAX(0;ROUND([.$B$27]*([.$A43]-[.E$4])/(20-[.E$4])/([.E$3]+1);0));&quot;-&quot;)" office:value-type="float" office:value="2">
            <text:p>2</text:p>
          </table:table-cell>
          <table:table-cell table:style-name="ce575" table:formula="of:=IF(([.$A43]+1)/2&gt;=[.F$3];MAX(0;ROUND([.$B$27]*([.$A43]-[.F$4])/(20-[.F$4])/([.F$3]+1);0));&quot;-&quot;)" office:value-type="float" office:value="1">
            <text:p>1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0">
            <text:p>0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6">
            <text:p>6</text:p>
          </table:table-cell>
          <table:table-cell table:style-name="ce575" table:formula="of:=IF(([.$A43]+1)/2&gt;=[.P$3];MAX(0;ROUND([.$N$27]*([.$A43]-[.P$4])/(20-[.P$4])/([.P$3]+1);0));&quot;-&quot;)" office:value-type="float" office:value="3">
            <text:p>3</text:p>
          </table:table-cell>
          <table:table-cell table:style-name="ce575" table:formula="of:=IF(([.$A43]+1)/2&gt;=[.Q$3];MAX(0;ROUND([.$N$27]*([.$A43]-[.Q$4])/(20-[.Q$4])/([.Q$3]+1);0));&quot;-&quot;)" office:value-type="float" office:value="2">
            <text:p>2</text:p>
          </table:table-cell>
          <table:table-cell table:style-name="ce575" table:formula="of:=IF(([.$A43]+1)/2&gt;=[.R$3];MAX(0;ROUND([.$N$27]*([.$A43]-[.R$4])/(20-[.R$4])/([.R$3]+1);0));&quot;-&quot;)" office:value-type="float" office:value="1">
            <text:p>1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6">
            <text:p>6</text:p>
          </table:table-cell>
          <table:table-cell table:style-name="ce575" table:formula="of:=IF(([.$A44]+1)/2&gt;=[.D$3];MAX(0;ROUND([.$B$27]*([.$A44]-[.D$4])/(20-[.D$4])/([.D$3]+1);0));&quot;-&quot;)" office:value-type="float" office:value="3">
            <text:p>3</text:p>
          </table:table-cell>
          <table:table-cell table:style-name="ce575" table:formula="of:=IF(([.$A44]+1)/2&gt;=[.E$3];MAX(0;ROUND([.$B$27]*([.$A44]-[.E$4])/(20-[.E$4])/([.E$3]+1);0));&quot;-&quot;)" office:value-type="float" office:value="2">
            <text:p>2</text:p>
          </table:table-cell>
          <table:table-cell table:style-name="ce575" table:formula="of:=IF(([.$A44]+1)/2&gt;=[.F$3];MAX(0;ROUND([.$B$27]*([.$A44]-[.F$4])/(20-[.F$4])/([.F$3]+1);0));&quot;-&quot;)" office:value-type="float" office:value="1">
            <text:p>1</text:p>
          </table:table-cell>
          <table:table-cell table:style-name="ce575" table:formula="of:=IF(([.$A44]+1)/2&gt;=[.G$3];MAX(0;ROUND([.$B$27]*([.$A44]-[.G$4])/(20-[.G$4])/([.G$3]+1);0));&quot;-&quot;)" office:value-type="float" office:value="1">
            <text:p>1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0">
            <text:p>0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6">
            <text:p>6</text:p>
          </table:table-cell>
          <table:table-cell table:style-name="ce575" table:formula="of:=IF(([.$A44]+1)/2&gt;=[.P$3];MAX(0;ROUND([.$N$27]*([.$A44]-[.P$4])/(20-[.P$4])/([.P$3]+1);0));&quot;-&quot;)" office:value-type="float" office:value="3">
            <text:p>3</text:p>
          </table:table-cell>
          <table:table-cell table:style-name="ce575" table:formula="of:=IF(([.$A44]+1)/2&gt;=[.Q$3];MAX(0;ROUND([.$N$27]*([.$A44]-[.Q$4])/(20-[.Q$4])/([.Q$3]+1);0));&quot;-&quot;)" office:value-type="float" office:value="2">
            <text:p>2</text:p>
          </table:table-cell>
          <table:table-cell table:style-name="ce575" table:formula="of:=IF(([.$A44]+1)/2&gt;=[.R$3];MAX(0;ROUND([.$N$27]*([.$A44]-[.R$4])/(20-[.R$4])/([.R$3]+1);0));&quot;-&quot;)" office:value-type="float" office:value="1">
            <text:p>1</text:p>
          </table:table-cell>
          <table:table-cell table:style-name="ce575" table:formula="of:=IF(([.$A44]+1)/2&gt;=[.S$3];MAX(0;ROUND([.$N$27]*([.$A44]-[.S$4])/(20-[.S$4])/([.S$3]+1);0));&quot;-&quot;)" office:value-type="float" office:value="1">
            <text:p>1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0">
            <text:p>0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6">
            <text:p>6</text:p>
          </table:table-cell>
          <table:table-cell table:style-name="ce575" table:formula="of:=IF(([.$A45]+1)/2&gt;=[.D$3];MAX(0;ROUND([.$B$27]*([.$A45]-[.D$4])/(20-[.D$4])/([.D$3]+1);0));&quot;-&quot;)" office:value-type="float" office:value="3">
            <text:p>3</text:p>
          </table:table-cell>
          <table:table-cell table:style-name="ce575" table:formula="of:=IF(([.$A45]+1)/2&gt;=[.E$3];MAX(0;ROUND([.$B$27]*([.$A45]-[.E$4])/(20-[.E$4])/([.E$3]+1);0));&quot;-&quot;)" office:value-type="float" office:value="2">
            <text:p>2</text:p>
          </table:table-cell>
          <table:table-cell table:style-name="ce575" table:formula="of:=IF(([.$A45]+1)/2&gt;=[.F$3];MAX(0;ROUND([.$B$27]*([.$A45]-[.F$4])/(20-[.F$4])/([.F$3]+1);0));&quot;-&quot;)" office:value-type="float" office:value="1">
            <text:p>1</text:p>
          </table:table-cell>
          <table:table-cell table:style-name="ce575" table:formula="of:=IF(([.$A45]+1)/2&gt;=[.G$3];MAX(0;ROUND([.$B$27]*([.$A45]-[.G$4])/(20-[.G$4])/([.G$3]+1);0));&quot;-&quot;)" office:value-type="float" office:value="1">
            <text:p>1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7">
            <text:p>7</text:p>
          </table:table-cell>
          <table:table-cell table:style-name="ce575" table:formula="of:=IF(([.$A45]+1)/2&gt;=[.P$3];MAX(0;ROUND([.$N$27]*([.$A45]-[.P$4])/(20-[.P$4])/([.P$3]+1);0));&quot;-&quot;)" office:value-type="float" office:value="3">
            <text:p>3</text:p>
          </table:table-cell>
          <table:table-cell table:style-name="ce575" table:formula="of:=IF(([.$A45]+1)/2&gt;=[.Q$3];MAX(0;ROUND([.$N$27]*([.$A45]-[.Q$4])/(20-[.Q$4])/([.Q$3]+1);0));&quot;-&quot;)" office:value-type="float" office:value="2">
            <text:p>2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1">
            <text:p>1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0">
            <text:p>0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6">
            <text:p>6</text:p>
          </table:table-cell>
          <table:table-cell table:style-name="ce575" table:formula="of:=IF(([.$A46]+1)/2&gt;=[.D$3];MAX(0;ROUND([.$B$27]*([.$A46]-[.D$4])/(20-[.D$4])/([.D$3]+1);0));&quot;-&quot;)" office:value-type="float" office:value="3">
            <text:p>3</text:p>
          </table:table-cell>
          <table:table-cell table:style-name="ce575" table:formula="of:=IF(([.$A46]+1)/2&gt;=[.E$3];MAX(0;ROUND([.$B$27]*([.$A46]-[.E$4])/(20-[.E$4])/([.E$3]+1);0));&quot;-&quot;)" office:value-type="float" office:value="2">
            <text:p>2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1">
            <text:p>1</text:p>
          </table:table-cell>
          <table:table-cell table:style-name="ce575" table:formula="of:=IF(([.$A46]+1)/2&gt;=[.H$3];MAX(0;ROUND([.$B$27]*([.$A46]-[.H$4])/(20-[.H$4])/([.H$3]+1);0));&quot;-&quot;)" office:value-type="float" office:value="1">
            <text:p>1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0">
            <text:p>0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7">
            <text:p>7</text:p>
          </table:table-cell>
          <table:table-cell table:style-name="ce575" table:formula="of:=IF(([.$A46]+1)/2&gt;=[.P$3];MAX(0;ROUND([.$N$27]*([.$A46]-[.P$4])/(20-[.P$4])/([.P$3]+1);0));&quot;-&quot;)" office:value-type="float" office:value="4">
            <text:p>4</text:p>
          </table:table-cell>
          <table:table-cell table:style-name="ce575" table:formula="of:=IF(([.$A46]+1)/2&gt;=[.Q$3];MAX(0;ROUND([.$N$27]*([.$A46]-[.Q$4])/(20-[.Q$4])/([.Q$3]+1);0));&quot;-&quot;)" office:value-type="float" office:value="2">
            <text:p>2</text:p>
          </table:table-cell>
          <table:table-cell table:style-name="ce575" table:formula="of:=IF(([.$A46]+1)/2&gt;=[.R$3];MAX(0;ROUND([.$N$27]*([.$A46]-[.R$4])/(20-[.R$4])/([.R$3]+1);0));&quot;-&quot;)" office:value-type="float" office:value="2">
            <text:p>2</text:p>
          </table:table-cell>
          <table:table-cell table:style-name="ce575" table:formula="of:=IF(([.$A46]+1)/2&gt;=[.S$3];MAX(0;ROUND([.$N$27]*([.$A46]-[.S$4])/(20-[.S$4])/([.S$3]+1);0));&quot;-&quot;)" office:value-type="float" office:value="1">
            <text:p>1</text:p>
          </table:table-cell>
          <table:table-cell table:style-name="ce575" table:formula="of:=IF(([.$A46]+1)/2&gt;=[.T$3];MAX(0;ROUND([.$N$27]*([.$A46]-[.T$4])/(20-[.T$4])/([.T$3]+1);0));&quot;-&quot;)" office:value-type="float" office:value="1">
            <text:p>1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7">
            <text:p>7</text:p>
          </table:table-cell>
          <table:table-cell table:style-name="ce575" table:formula="of:=IF(([.$A47]+1)/2&gt;=[.D$3];MAX(0;ROUND([.$B$27]*([.$A47]-[.D$4])/(20-[.D$4])/([.D$3]+1);0));&quot;-&quot;)" office:value-type="float" office:value="3">
            <text:p>3</text:p>
          </table:table-cell>
          <table:table-cell table:style-name="ce575" table:formula="of:=IF(([.$A47]+1)/2&gt;=[.E$3];MAX(0;ROUND([.$B$27]*([.$A47]-[.E$4])/(20-[.E$4])/([.E$3]+1);0));&quot;-&quot;)" office:value-type="float" office:value="2">
            <text:p>2</text:p>
          </table:table-cell>
          <table:table-cell table:style-name="ce575" table:formula="of:=IF(([.$A47]+1)/2&gt;=[.F$3];MAX(0;ROUND([.$B$27]*([.$A47]-[.F$4])/(20-[.F$4])/([.F$3]+1);0));&quot;-&quot;)" office:value-type="float" office:value="2">
            <text:p>2</text:p>
          </table:table-cell>
          <table:table-cell table:style-name="ce575" table:formula="of:=IF(([.$A47]+1)/2&gt;=[.G$3];MAX(0;ROUND([.$B$27]*([.$A47]-[.G$4])/(20-[.G$4])/([.G$3]+1);0));&quot;-&quot;)" office:value-type="float" office:value="1">
            <text:p>1</text:p>
          </table:table-cell>
          <table:table-cell table:style-name="ce575" table:formula="of:=IF(([.$A47]+1)/2&gt;=[.H$3];MAX(0;ROUND([.$B$27]*([.$A47]-[.H$4])/(20-[.H$4])/([.H$3]+1);0));&quot;-&quot;)" office:value-type="float" office:value="1">
            <text:p>1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0">
            <text:p>0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8">
            <text:p>8</text:p>
          </table:table-cell>
          <table:table-cell table:style-name="ce575" table:formula="of:=IF(([.$A47]+1)/2&gt;=[.P$3];MAX(0;ROUND([.$N$27]*([.$A47]-[.P$4])/(20-[.P$4])/([.P$3]+1);0));&quot;-&quot;)" office:value-type="float" office:value="4">
            <text:p>4</text:p>
          </table:table-cell>
          <table:table-cell table:style-name="ce575" table:formula="of:=IF(([.$A47]+1)/2&gt;=[.Q$3];MAX(0;ROUND([.$N$27]*([.$A47]-[.Q$4])/(20-[.Q$4])/([.Q$3]+1);0));&quot;-&quot;)" office:value-type="float" office:value="3">
            <text:p>3</text:p>
          </table:table-cell>
          <table:table-cell table:style-name="ce575" table:formula="of:=IF(([.$A47]+1)/2&gt;=[.R$3];MAX(0;ROUND([.$N$27]*([.$A47]-[.R$4])/(20-[.R$4])/([.R$3]+1);0));&quot;-&quot;)" office:value-type="float" office:value="2">
            <text:p>2</text:p>
          </table:table-cell>
          <table:table-cell table:style-name="ce575" table:formula="of:=IF(([.$A47]+1)/2&gt;=[.S$3];MAX(0;ROUND([.$N$27]*([.$A47]-[.S$4])/(20-[.S$4])/([.S$3]+1);0));&quot;-&quot;)" office:value-type="float" office:value="1">
            <text:p>1</text:p>
          </table:table-cell>
          <table:table-cell table:style-name="ce575" table:formula="of:=IF(([.$A47]+1)/2&gt;=[.T$3];MAX(0;ROUND([.$N$27]*([.$A47]-[.T$4])/(20-[.T$4])/([.T$3]+1);0));&quot;-&quot;)" office:value-type="float" office:value="1">
            <text:p>1</text:p>
          </table:table-cell>
          <table:table-cell table:style-name="ce575" table:formula="of:=IF(([.$A47]+1)/2&gt;=[.U$3];MAX(0;ROUND([.$N$27]*([.$A47]-[.U$4])/(20-[.U$4])/([.U$3]+1);0));&quot;-&quot;)" office:value-type="float" office:value="1">
            <text:p>1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7">
            <text:p>7</text:p>
          </table:table-cell>
          <table:table-cell table:style-name="ce576" table:formula="of:=IF(([.$A48]+1)/2&gt;=[.D$3];MAX(0;ROUND([.$B$27]*([.$A48]-[.D$4])/(20-[.D$4])/([.D$3]+1);0));&quot;-&quot;)" office:value-type="float" office:value="4">
            <text:p>4</text:p>
          </table:table-cell>
          <table:table-cell table:style-name="ce576" table:formula="of:=IF(([.$A48]+1)/2&gt;=[.E$3];MAX(0;ROUND([.$B$27]*([.$A48]-[.E$4])/(20-[.E$4])/([.E$3]+1);0));&quot;-&quot;)" office:value-type="float" office:value="2">
            <text:p>2</text:p>
          </table:table-cell>
          <table:table-cell table:style-name="ce576" table:formula="of:=IF(([.$A48]+1)/2&gt;=[.F$3];MAX(0;ROUND([.$B$27]*([.$A48]-[.F$4])/(20-[.F$4])/([.F$3]+1);0));&quot;-&quot;)" office:value-type="float" office:value="2">
            <text:p>2</text:p>
          </table:table-cell>
          <table:table-cell table:style-name="ce576" table:formula="of:=IF(([.$A48]+1)/2&gt;=[.G$3];MAX(0;ROUND([.$B$27]*([.$A48]-[.G$4])/(20-[.G$4])/([.G$3]+1);0));&quot;-&quot;)" office:value-type="float" office:value="1">
            <text:p>1</text:p>
          </table:table-cell>
          <table:table-cell table:style-name="ce576" table:formula="of:=IF(([.$A48]+1)/2&gt;=[.H$3];MAX(0;ROUND([.$B$27]*([.$A48]-[.H$4])/(20-[.H$4])/([.H$3]+1);0));&quot;-&quot;)" office:value-type="float" office:value="1">
            <text:p>1</text:p>
          </table:table-cell>
          <table:table-cell table:style-name="ce576" table:formula="of:=IF(([.$A48]+1)/2&gt;=[.I$3];MAX(0;ROUND([.$B$27]*([.$A48]-[.I$4])/(20-[.I$4])/([.I$3]+1);0));&quot;-&quot;)" office:value-type="float" office:value="1">
            <text:p>1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8">
            <text:p>8</text:p>
          </table:table-cell>
          <table:table-cell table:style-name="ce576" table:formula="of:=IF(([.$A48]+1)/2&gt;=[.P$3];MAX(0;ROUND([.$N$27]*([.$A48]-[.P$4])/(20-[.P$4])/([.P$3]+1);0));&quot;-&quot;)" office:value-type="float" office:value="4">
            <text:p>4</text:p>
          </table:table-cell>
          <table:table-cell table:style-name="ce576" table:formula="of:=IF(([.$A48]+1)/2&gt;=[.Q$3];MAX(0;ROUND([.$N$27]*([.$A48]-[.Q$4])/(20-[.Q$4])/([.Q$3]+1);0));&quot;-&quot;)" office:value-type="float" office:value="3">
            <text:p>3</text:p>
          </table:table-cell>
          <table:table-cell table:style-name="ce576" table:formula="of:=IF(([.$A48]+1)/2&gt;=[.R$3];MAX(0;ROUND([.$N$27]*([.$A48]-[.R$4])/(20-[.R$4])/([.R$3]+1);0));&quot;-&quot;)" office:value-type="float" office:value="2">
            <text:p>2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1">
            <text:p>1</text:p>
          </table:table-cell>
          <table:table-cell table:style-name="ce576" table:formula="of:=IF(([.$A48]+1)/2&gt;=[.U$3];MAX(0;ROUND([.$N$27]*([.$A48]-[.U$4])/(20-[.U$4])/([.U$3]+1);0));&quot;-&quot;)" office:value-type="float" office:value="1">
            <text:p>1</text:p>
          </table:table-cell>
          <table:table-cell table:style-name="ce576" table:formula="of:=IF(([.$A48]+1)/2&gt;=[.V$3];MAX(0;ROUND([.$N$27]*([.$A48]-[.V$4])/(20-[.V$4])/([.V$3]+1);0));&quot;-&quot;)" office:value-type="float" office:value="1">
            <text:p>1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68"/>
        <table:table-column table:style-name="co1" table:number-columns-repeated="10" table:default-cell-style-name="ce568"/>
        <table:table-column table:style-name="co3" table:number-columns-repeated="2" table:default-cell-style-name="ce568"/>
        <table:table-column table:style-name="co1" table:number-columns-repeated="1010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28 - 29">
            <text:p>28 - 29</text:p>
          </table:table-cell>
          <table:table-cell table:style-name="ce575" table:formula="of:=CONCATENATE(IF([.A25]&gt;=10;&quot;+&quot;;&quot;&quot;);ROUNDDOWN(([.A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5" table:formula="of:=[.H3]+1" office:value-type="float" office:value="6">
            <text:p>6</text:p>
          </table:table-cell>
          <table:table-cell table:style-name="ce575" table:formula="of:=[.I3]+1" office:value-type="float" office:value="7">
            <text:p>7</text:p>
          </table:table-cell>
          <table:table-cell table:style-name="ce575" table:formula="of:=[.J3]+1" office:value-type="float" office:value="8">
            <text:p>8</text:p>
          </table:table-cell>
          <table:table-cell table:style-name="ce579" table:formula="of:=[.K3]+1" office:value-type="float" office:value="9">
            <text:p>9</text:p>
          </table:table-cell>
          <table:table-cell table:style-name="ce571" table:formula="of:=CONCATENATE([.M25];&quot; - &quot;;[.M25]+1)" office:value-type="string" office:string-value="30 - 31">
            <text:p>30 - 31</text:p>
          </table:table-cell>
          <table:table-cell table:style-name="ce575" table:formula="of:=CONCATENATE(IF([.M25]&gt;=10;&quot;+&quot;;&quot;&quot;);ROUNDDOWN(([.M25]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O3]+1" office:value-type="float" office:value="1">
            <text:p>1</text:p>
          </table:table-cell>
          <table:table-cell table:style-name="ce575" table:formula="of:=[.P3]+1" office:value-type="float" office:value="2">
            <text:p>2</text:p>
          </table:table-cell>
          <table:table-cell table:style-name="ce575" table:formula="of:=[.Q3]+1" office:value-type="float" office:value="3">
            <text:p>3</text:p>
          </table:table-cell>
          <table:table-cell table:style-name="ce575" table:formula="of:=[.R3]+1" office:value-type="float" office:value="4">
            <text:p>4</text:p>
          </table:table-cell>
          <table:table-cell table:style-name="ce575" table:formula="of:=[.S3]+1" office:value-type="float" office:value="5">
            <text:p>5</text:p>
          </table:table-cell>
          <table:table-cell table:style-name="ce575" table:formula="of:=[.T3]+1" office:value-type="float" office:value="6">
            <text:p>6</text:p>
          </table:table-cell>
          <table:table-cell table:style-name="ce575" table:formula="of:=[.U3]+1" office:value-type="float" office:value="7">
            <text:p>7</text:p>
          </table:table-cell>
          <table:table-cell table:style-name="ce575" table:formula="of:=[.V3]+1" office:value-type="float" office:value="8">
            <text:p>8</text:p>
          </table:table-cell>
          <table:table-cell table:style-name="ce579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3])*2-1" office:value-type="float" office:value="-1">
            <text:p>-1</text:p>
          </table:table-cell>
          <table:table-cell table:style-name="ce578" table:formula="of:=([.D3])*2-1" office:value-type="float" office:value="1">
            <text:p>1</text:p>
          </table:table-cell>
          <table:table-cell table:style-name="ce578" table:formula="of:=([.E3])*2-1" office:value-type="float" office:value="3">
            <text:p>3</text:p>
          </table:table-cell>
          <table:table-cell table:style-name="ce578" table:formula="of:=([.F3])*2-1" office:value-type="float" office:value="5">
            <text:p>5</text:p>
          </table:table-cell>
          <table:table-cell table:style-name="ce578" table:formula="of:=([.G3])*2-1" office:value-type="float" office:value="7">
            <text:p>7</text:p>
          </table:table-cell>
          <table:table-cell table:style-name="ce578" table:formula="of:=([.H3])*2-1" office:value-type="float" office:value="9">
            <text:p>9</text:p>
          </table:table-cell>
          <table:table-cell table:style-name="ce578" table:formula="of:=([.I3])*2-1" office:value-type="float" office:value="11">
            <text:p>11</text:p>
          </table:table-cell>
          <table:table-cell table:style-name="ce578" table:formula="of:=([.J3])*2-1" office:value-type="float" office:value="13">
            <text:p>13</text:p>
          </table:table-cell>
          <table:table-cell table:style-name="ce578" table:formula="of:=([.K3])*2-1" office:value-type="float" office:value="15">
            <text:p>15</text:p>
          </table:table-cell>
          <table:table-cell table:style-name="ce580" table:formula="of:=([.L3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3])*2-1" office:value-type="float" office:value="-1">
            <text:p>-1</text:p>
          </table:table-cell>
          <table:table-cell table:style-name="ce578" table:formula="of:=([.P3])*2-1" office:value-type="float" office:value="1">
            <text:p>1</text:p>
          </table:table-cell>
          <table:table-cell table:style-name="ce578" table:formula="of:=([.Q3])*2-1" office:value-type="float" office:value="3">
            <text:p>3</text:p>
          </table:table-cell>
          <table:table-cell table:style-name="ce578" table:formula="of:=([.R3])*2-1" office:value-type="float" office:value="5">
            <text:p>5</text:p>
          </table:table-cell>
          <table:table-cell table:style-name="ce578" table:formula="of:=([.S3])*2-1" office:value-type="float" office:value="7">
            <text:p>7</text:p>
          </table:table-cell>
          <table:table-cell table:style-name="ce578" table:formula="of:=([.T3])*2-1" office:value-type="float" office:value="9">
            <text:p>9</text:p>
          </table:table-cell>
          <table:table-cell table:style-name="ce578" table:formula="of:=([.U3])*2-1" office:value-type="float" office:value="11">
            <text:p>11</text:p>
          </table:table-cell>
          <table:table-cell table:style-name="ce578" table:formula="of:=([.V3])*2-1" office:value-type="float" office:value="13">
            <text:p>13</text:p>
          </table:table-cell>
          <table:table-cell table:style-name="ce578" table:formula="of:=([.W3])*2-1" office:value-type="float" office:value="15">
            <text:p>15</text:p>
          </table:table-cell>
          <table:table-cell table:style-name="ce580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C$3];MAX(0;ROUND([.$B$3]*([.$A5]-[.C$4])/(20-[.C$4])/([.C$3]+1);0));&quot;-&quot;)" office:value-type="float" office:value="1">
            <text:p>1</text:p>
          </table:table-cell>
          <table:table-cell table:style-name="ce575" table:formula="of:=IF(([.$A5]+1)/2&gt;=[.D$3];MAX(0;ROUND([.$B$3]*([.$A5]-[.D$4])/(20-[.D$4])/([.D$3]+1);0));&quot;-&quot;)" office:value-type="float" office:value="0">
            <text:p>0</text:p>
          </table:table-cell>
          <table:table-cell table:style-name="ce575" table:formula="of:=IF(([.$A5]+1)/2&gt;=[.E$3];MAX(0;ROUND([.$B$3]*([.$A5]-[.E$4])/(20-[.E$4])/([.E$3]+1);0));&quot;-&quot;)" office:value-type="string" office:string-value="-">
            <text:p>-</text:p>
          </table:table-cell>
          <table:table-cell table:style-name="ce575" table:formula="of:=IF(([.$A5]+1)/2&gt;=[.F$3];MAX(0;ROUND([.$B$3]*([.$A5]-[.F$4])/(20-[.F$4])/([.F$3]+1);0));&quot;-&quot;)" office:value-type="string" office:string-value="-">
            <text:p>-</text:p>
          </table:table-cell>
          <table:table-cell table:style-name="ce575" table:formula="of:=IF(([.$A5]+1)/2&gt;=[.G$3];MAX(0;ROUND([.$B$3]*([.$A5]-[.G$4])/(20-[.G$4])/([.G$3]+1);0));&quot;-&quot;)" office:value-type="string" office:string-value="-">
            <text:p>-</text:p>
          </table:table-cell>
          <table:table-cell table:style-name="ce575" table:formula="of:=IF(([.$A5]+1)/2&gt;=[.H$3];MAX(0;ROUND([.$B$3]*([.$A5]-[.H$4])/(20-[.H$4])/([.H$3]+1);0));&quot;-&quot;)" office:value-type="string" office:string-value="-">
            <text:p>-</text:p>
          </table:table-cell>
          <table:table-cell table:style-name="ce575" table:formula="of:=IF(([.$A5]+1)/2&gt;=[.I$3];MAX(0;ROUND([.$B$3]*([.$A5]-[.I$4])/(20-[.I$4])/([.I$3]+1);0));&quot;-&quot;)" office:value-type="string" office:string-value="-">
            <text:p>-</text:p>
          </table:table-cell>
          <table:table-cell table:style-name="ce575" table:formula="of:=IF(([.$A5]+1)/2&gt;=[.J$3];MAX(0;ROUND([.$B$3]*([.$A5]-[.J$4])/(20-[.J$4])/([.J$3]+1);0));&quot;-&quot;)" office:value-type="string" office:string-value="-">
            <text:p>-</text:p>
          </table:table-cell>
          <table:table-cell table:style-name="ce575" table:formula="of:=IF(([.$A5]+1)/2&gt;=[.K$3];MAX(0;ROUND([.$B$3]*([.$A5]-[.K$4])/(20-[.K$4])/([.K$3]+1);0));&quot;-&quot;)" office:value-type="string" office:string-value="-">
            <text:p>-</text:p>
          </table:table-cell>
          <table:table-cell table:style-name="ce579" table:formula="of:=IF(([.$A5]+1)/2&gt;=[.L$3];MAX(0;ROUND([.$B$3]*([.$A5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1)/2&gt;=[.O$3];MAX(0;ROUND([.$N$3]*([.$A5]-[.O$4])/(20-[.O$4])/([.O$3]+1);0));&quot;-&quot;)" office:value-type="float" office:value="1">
            <text:p>1</text:p>
          </table:table-cell>
          <table:table-cell table:style-name="ce575" table:formula="of:=IF(([.$A5]+1)/2&gt;=[.P$3];MAX(0;ROUND([.$N$3]*([.$A5]-[.P$4])/(20-[.P$4])/([.P$3]+1);0));&quot;-&quot;)" office:value-type="float" office:value="0">
            <text:p>0</text:p>
          </table:table-cell>
          <table:table-cell table:style-name="ce575" table:formula="of:=IF(([.$A5]+1)/2&gt;=[.Q$3];MAX(0;ROUND([.$N$3]*([.$A5]-[.Q$4])/(20-[.Q$4])/([.Q$3]+1);0));&quot;-&quot;)" office:value-type="string" office:string-value="-">
            <text:p>-</text:p>
          </table:table-cell>
          <table:table-cell table:style-name="ce575" table:formula="of:=IF(([.$A5]+1)/2&gt;=[.R$3];MAX(0;ROUND([.$N$3]*([.$A5]-[.R$4])/(20-[.R$4])/([.R$3]+1);0));&quot;-&quot;)" office:value-type="string" office:string-value="-">
            <text:p>-</text:p>
          </table:table-cell>
          <table:table-cell table:style-name="ce575" table:formula="of:=IF(([.$A5]+1)/2&gt;=[.S$3];MAX(0;ROUND([.$N$3]*([.$A5]-[.S$4])/(20-[.S$4])/([.S$3]+1);0));&quot;-&quot;)" office:value-type="string" office:string-value="-">
            <text:p>-</text:p>
          </table:table-cell>
          <table:table-cell table:style-name="ce575" table:formula="of:=IF(([.$A5]+1)/2&gt;=[.T$3];MAX(0;ROUND([.$N$3]*([.$A5]-[.T$4])/(20-[.T$4])/([.T$3]+1);0));&quot;-&quot;)" office:value-type="string" office:string-value="-">
            <text:p>-</text:p>
          </table:table-cell>
          <table:table-cell table:style-name="ce575" table:formula="of:=IF(([.$A5]+1)/2&gt;=[.U$3];MAX(0;ROUND([.$N$3]*([.$A5]-[.U$4])/(20-[.U$4])/([.U$3]+1);0));&quot;-&quot;)" office:value-type="string" office:string-value="-">
            <text:p>-</text:p>
          </table:table-cell>
          <table:table-cell table:style-name="ce575" table:formula="of:=IF(([.$A5]+1)/2&gt;=[.V$3];MAX(0;ROUND([.$N$3]*([.$A5]-[.V$4])/(20-[.V$4])/([.V$3]+1);0));&quot;-&quot;)" office:value-type="string" office:string-value="-">
            <text:p>-</text:p>
          </table:table-cell>
          <table:table-cell table:style-name="ce575" table:formula="of:=IF(([.$A5]+1)/2&gt;=[.W$3];MAX(0;ROUND([.$N$3]*([.$A5]-[.W$4])/(20-[.W$4])/([.W$3]+1);0));&quot;-&quot;)" office:value-type="string" office:string-value="-">
            <text:p>-</text:p>
          </table:table-cell>
          <table:table-cell table:style-name="ce579" table:formula="of:=IF(([.$A5]+1)/2&gt;=[.X$3];MAX(0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C$3];MAX(0;ROUND([.$B$3]*([.$A6]-[.C$4])/(20-[.C$4])/([.C$3]+1);0));&quot;-&quot;)" office:value-type="float" office:value="1">
            <text:p>1</text:p>
          </table:table-cell>
          <table:table-cell table:style-name="ce575" table:formula="of:=IF(([.$A6]+1)/2&gt;=[.D$3];MAX(0;ROUND([.$B$3]*([.$A6]-[.D$4])/(20-[.D$4])/([.D$3]+1);0));&quot;-&quot;)" office:value-type="float" office:value="0">
            <text:p>0</text:p>
          </table:table-cell>
          <table:table-cell table:style-name="ce575" table:formula="of:=IF(([.$A6]+1)/2&gt;=[.E$3];MAX(0;ROUND([.$B$3]*([.$A6]-[.E$4])/(20-[.E$4])/([.E$3]+1);0));&quot;-&quot;)" office:value-type="string" office:string-value="-">
            <text:p>-</text:p>
          </table:table-cell>
          <table:table-cell table:style-name="ce575" table:formula="of:=IF(([.$A6]+1)/2&gt;=[.F$3];MAX(0;ROUND([.$B$3]*([.$A6]-[.F$4])/(20-[.F$4])/([.F$3]+1);0));&quot;-&quot;)" office:value-type="string" office:string-value="-">
            <text:p>-</text:p>
          </table:table-cell>
          <table:table-cell table:style-name="ce575" table:formula="of:=IF(([.$A6]+1)/2&gt;=[.G$3];MAX(0;ROUND([.$B$3]*([.$A6]-[.G$4])/(20-[.G$4])/([.G$3]+1);0));&quot;-&quot;)" office:value-type="string" office:string-value="-">
            <text:p>-</text:p>
          </table:table-cell>
          <table:table-cell table:style-name="ce575" table:formula="of:=IF(([.$A6]+1)/2&gt;=[.H$3];MAX(0;ROUND([.$B$3]*([.$A6]-[.H$4])/(20-[.H$4])/([.H$3]+1);0));&quot;-&quot;)" office:value-type="string" office:string-value="-">
            <text:p>-</text:p>
          </table:table-cell>
          <table:table-cell table:style-name="ce575" table:formula="of:=IF(([.$A6]+1)/2&gt;=[.I$3];MAX(0;ROUND([.$B$3]*([.$A6]-[.I$4])/(20-[.I$4])/([.I$3]+1);0));&quot;-&quot;)" office:value-type="string" office:string-value="-">
            <text:p>-</text:p>
          </table:table-cell>
          <table:table-cell table:style-name="ce575" table:formula="of:=IF(([.$A6]+1)/2&gt;=[.J$3];MAX(0;ROUND([.$B$3]*([.$A6]-[.J$4])/(20-[.J$4])/([.J$3]+1);0));&quot;-&quot;)" office:value-type="string" office:string-value="-">
            <text:p>-</text:p>
          </table:table-cell>
          <table:table-cell table:style-name="ce575" table:formula="of:=IF(([.$A6]+1)/2&gt;=[.K$3];MAX(0;ROUND([.$B$3]*([.$A6]-[.K$4])/(20-[.K$4])/([.K$3]+1);0));&quot;-&quot;)" office:value-type="string" office:string-value="-">
            <text:p>-</text:p>
          </table:table-cell>
          <table:table-cell table:style-name="ce579" table:formula="of:=IF(([.$A6]+1)/2&gt;=[.L$3];MAX(0;ROUND([.$B$3]*([.$A6]-[.L$4])/(20-[.L$4])/([.L$3]+1);0)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1)/2&gt;=[.O$3];MAX(0;ROUND([.$N$3]*([.$A6]-[.O$4])/(20-[.O$4])/([.O$3]+1);0));&quot;-&quot;)" office:value-type="float" office:value="1">
            <text:p>1</text:p>
          </table:table-cell>
          <table:table-cell table:style-name="ce575" table:formula="of:=IF(([.$A6]+1)/2&gt;=[.P$3];MAX(0;ROUND([.$N$3]*([.$A6]-[.P$4])/(20-[.P$4])/([.P$3]+1);0));&quot;-&quot;)" office:value-type="float" office:value="0">
            <text:p>0</text:p>
          </table:table-cell>
          <table:table-cell table:style-name="ce575" table:formula="of:=IF(([.$A6]+1)/2&gt;=[.Q$3];MAX(0;ROUND([.$N$3]*([.$A6]-[.Q$4])/(20-[.Q$4])/([.Q$3]+1);0));&quot;-&quot;)" office:value-type="string" office:string-value="-">
            <text:p>-</text:p>
          </table:table-cell>
          <table:table-cell table:style-name="ce575" table:formula="of:=IF(([.$A6]+1)/2&gt;=[.R$3];MAX(0;ROUND([.$N$3]*([.$A6]-[.R$4])/(20-[.R$4])/([.R$3]+1);0));&quot;-&quot;)" office:value-type="string" office:string-value="-">
            <text:p>-</text:p>
          </table:table-cell>
          <table:table-cell table:style-name="ce575" table:formula="of:=IF(([.$A6]+1)/2&gt;=[.S$3];MAX(0;ROUND([.$N$3]*([.$A6]-[.S$4])/(20-[.S$4])/([.S$3]+1);0));&quot;-&quot;)" office:value-type="string" office:string-value="-">
            <text:p>-</text:p>
          </table:table-cell>
          <table:table-cell table:style-name="ce575" table:formula="of:=IF(([.$A6]+1)/2&gt;=[.T$3];MAX(0;ROUND([.$N$3]*([.$A6]-[.T$4])/(20-[.T$4])/([.T$3]+1);0));&quot;-&quot;)" office:value-type="string" office:string-value="-">
            <text:p>-</text:p>
          </table:table-cell>
          <table:table-cell table:style-name="ce575" table:formula="of:=IF(([.$A6]+1)/2&gt;=[.U$3];MAX(0;ROUND([.$N$3]*([.$A6]-[.U$4])/(20-[.U$4])/([.U$3]+1);0));&quot;-&quot;)" office:value-type="string" office:string-value="-">
            <text:p>-</text:p>
          </table:table-cell>
          <table:table-cell table:style-name="ce575" table:formula="of:=IF(([.$A6]+1)/2&gt;=[.V$3];MAX(0;ROUND([.$N$3]*([.$A6]-[.V$4])/(20-[.V$4])/([.V$3]+1);0));&quot;-&quot;)" office:value-type="string" office:string-value="-">
            <text:p>-</text:p>
          </table:table-cell>
          <table:table-cell table:style-name="ce575" table:formula="of:=IF(([.$A6]+1)/2&gt;=[.W$3];MAX(0;ROUND([.$N$3]*([.$A6]-[.W$4])/(20-[.W$4])/([.W$3]+1);0));&quot;-&quot;)" office:value-type="string" office:string-value="-">
            <text:p>-</text:p>
          </table:table-cell>
          <table:table-cell table:style-name="ce579" table:formula="of:=IF(([.$A6]+1)/2&gt;=[.X$3];MAX(0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C$3];MAX(0;ROUND([.$B$3]*([.$A7]-[.C$4])/(20-[.C$4])/([.C$3]+1);0));&quot;-&quot;)" office:value-type="float" office:value="2">
            <text:p>2</text:p>
          </table:table-cell>
          <table:table-cell table:style-name="ce575" table:formula="of:=IF(([.$A7]+1)/2&gt;=[.D$3];MAX(0;ROUND([.$B$3]*([.$A7]-[.D$4])/(20-[.D$4])/([.D$3]+1);0));&quot;-&quot;)" office:value-type="float" office:value="0">
            <text:p>0</text:p>
          </table:table-cell>
          <table:table-cell table:style-name="ce575" table:formula="of:=IF(([.$A7]+1)/2&gt;=[.E$3];MAX(0;ROUND([.$B$3]*([.$A7]-[.E$4])/(20-[.E$4])/([.E$3]+1);0));&quot;-&quot;)" office:value-type="float" office:value="0">
            <text:p>0</text:p>
          </table:table-cell>
          <table:table-cell table:style-name="ce575" table:formula="of:=IF(([.$A7]+1)/2&gt;=[.F$3];MAX(0;ROUND([.$B$3]*([.$A7]-[.F$4])/(20-[.F$4])/([.F$3]+1);0));&quot;-&quot;)" office:value-type="string" office:string-value="-">
            <text:p>-</text:p>
          </table:table-cell>
          <table:table-cell table:style-name="ce575" table:formula="of:=IF(([.$A7]+1)/2&gt;=[.G$3];MAX(0;ROUND([.$B$3]*([.$A7]-[.G$4])/(20-[.G$4])/([.G$3]+1);0));&quot;-&quot;)" office:value-type="string" office:string-value="-">
            <text:p>-</text:p>
          </table:table-cell>
          <table:table-cell table:style-name="ce575" table:formula="of:=IF(([.$A7]+1)/2&gt;=[.H$3];MAX(0;ROUND([.$B$3]*([.$A7]-[.H$4])/(20-[.H$4])/([.H$3]+1);0));&quot;-&quot;)" office:value-type="string" office:string-value="-">
            <text:p>-</text:p>
          </table:table-cell>
          <table:table-cell table:style-name="ce575" table:formula="of:=IF(([.$A7]+1)/2&gt;=[.I$3];MAX(0;ROUND([.$B$3]*([.$A7]-[.I$4])/(20-[.I$4])/([.I$3]+1);0));&quot;-&quot;)" office:value-type="string" office:string-value="-">
            <text:p>-</text:p>
          </table:table-cell>
          <table:table-cell table:style-name="ce575" table:formula="of:=IF(([.$A7]+1)/2&gt;=[.J$3];MAX(0;ROUND([.$B$3]*([.$A7]-[.J$4])/(20-[.J$4])/([.J$3]+1);0));&quot;-&quot;)" office:value-type="string" office:string-value="-">
            <text:p>-</text:p>
          </table:table-cell>
          <table:table-cell table:style-name="ce575" table:formula="of:=IF(([.$A7]+1)/2&gt;=[.K$3];MAX(0;ROUND([.$B$3]*([.$A7]-[.K$4])/(20-[.K$4])/([.K$3]+1);0));&quot;-&quot;)" office:value-type="string" office:string-value="-">
            <text:p>-</text:p>
          </table:table-cell>
          <table:table-cell table:style-name="ce579" table:formula="of:=IF(([.$A7]+1)/2&gt;=[.L$3];MAX(0;ROUND([.$B$3]*([.$A7]-[.L$4])/(20-[.L$4])/([.L$3]+1);0)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1)/2&gt;=[.O$3];MAX(0;ROUND([.$N$3]*([.$A7]-[.O$4])/(20-[.O$4])/([.O$3]+1);0));&quot;-&quot;)" office:value-type="float" office:value="2">
            <text:p>2</text:p>
          </table:table-cell>
          <table:table-cell table:style-name="ce575" table:formula="of:=IF(([.$A7]+1)/2&gt;=[.P$3];MAX(0;ROUND([.$N$3]*([.$A7]-[.P$4])/(20-[.P$4])/([.P$3]+1);0));&quot;-&quot;)" office:value-type="float" office:value="1">
            <text:p>1</text:p>
          </table:table-cell>
          <table:table-cell table:style-name="ce575" table:formula="of:=IF(([.$A7]+1)/2&gt;=[.Q$3];MAX(0;ROUND([.$N$3]*([.$A7]-[.Q$4])/(20-[.Q$4])/([.Q$3]+1);0));&quot;-&quot;)" office:value-type="float" office:value="0">
            <text:p>0</text:p>
          </table:table-cell>
          <table:table-cell table:style-name="ce575" table:formula="of:=IF(([.$A7]+1)/2&gt;=[.R$3];MAX(0;ROUND([.$N$3]*([.$A7]-[.R$4])/(20-[.R$4])/([.R$3]+1);0));&quot;-&quot;)" office:value-type="string" office:string-value="-">
            <text:p>-</text:p>
          </table:table-cell>
          <table:table-cell table:style-name="ce575" table:formula="of:=IF(([.$A7]+1)/2&gt;=[.S$3];MAX(0;ROUND([.$N$3]*([.$A7]-[.S$4])/(20-[.S$4])/([.S$3]+1);0));&quot;-&quot;)" office:value-type="string" office:string-value="-">
            <text:p>-</text:p>
          </table:table-cell>
          <table:table-cell table:style-name="ce575" table:formula="of:=IF(([.$A7]+1)/2&gt;=[.T$3];MAX(0;ROUND([.$N$3]*([.$A7]-[.T$4])/(20-[.T$4])/([.T$3]+1);0));&quot;-&quot;)" office:value-type="string" office:string-value="-">
            <text:p>-</text:p>
          </table:table-cell>
          <table:table-cell table:style-name="ce575" table:formula="of:=IF(([.$A7]+1)/2&gt;=[.U$3];MAX(0;ROUND([.$N$3]*([.$A7]-[.U$4])/(20-[.U$4])/([.U$3]+1);0));&quot;-&quot;)" office:value-type="string" office:string-value="-">
            <text:p>-</text:p>
          </table:table-cell>
          <table:table-cell table:style-name="ce575" table:formula="of:=IF(([.$A7]+1)/2&gt;=[.V$3];MAX(0;ROUND([.$N$3]*([.$A7]-[.V$4])/(20-[.V$4])/([.V$3]+1);0));&quot;-&quot;)" office:value-type="string" office:string-value="-">
            <text:p>-</text:p>
          </table:table-cell>
          <table:table-cell table:style-name="ce575" table:formula="of:=IF(([.$A7]+1)/2&gt;=[.W$3];MAX(0;ROUND([.$N$3]*([.$A7]-[.W$4])/(20-[.W$4])/([.W$3]+1);0));&quot;-&quot;)" office:value-type="string" office:string-value="-">
            <text:p>-</text:p>
          </table:table-cell>
          <table:table-cell table:style-name="ce579" table:formula="of:=IF(([.$A7]+1)/2&gt;=[.X$3];MAX(0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C$3];MAX(0;ROUND([.$B$3]*([.$A8]-[.C$4])/(20-[.C$4])/([.C$3]+1);0));&quot;-&quot;)" office:value-type="float" office:value="2">
            <text:p>2</text:p>
          </table:table-cell>
          <table:table-cell table:style-name="ce575" table:formula="of:=IF(([.$A8]+1)/2&gt;=[.D$3];MAX(0;ROUND([.$B$3]*([.$A8]-[.D$4])/(20-[.D$4])/([.D$3]+1);0));&quot;-&quot;)" office:value-type="float" office:value="1">
            <text:p>1</text:p>
          </table:table-cell>
          <table:table-cell table:style-name="ce575" table:formula="of:=IF(([.$A8]+1)/2&gt;=[.E$3];MAX(0;ROUND([.$B$3]*([.$A8]-[.E$4])/(20-[.E$4])/([.E$3]+1);0));&quot;-&quot;)" office:value-type="float" office:value="0">
            <text:p>0</text:p>
          </table:table-cell>
          <table:table-cell table:style-name="ce575" table:formula="of:=IF(([.$A8]+1)/2&gt;=[.F$3];MAX(0;ROUND([.$B$3]*([.$A8]-[.F$4])/(20-[.F$4])/([.F$3]+1);0));&quot;-&quot;)" office:value-type="string" office:string-value="-">
            <text:p>-</text:p>
          </table:table-cell>
          <table:table-cell table:style-name="ce575" table:formula="of:=IF(([.$A8]+1)/2&gt;=[.G$3];MAX(0;ROUND([.$B$3]*([.$A8]-[.G$4])/(20-[.G$4])/([.G$3]+1);0));&quot;-&quot;)" office:value-type="string" office:string-value="-">
            <text:p>-</text:p>
          </table:table-cell>
          <table:table-cell table:style-name="ce575" table:formula="of:=IF(([.$A8]+1)/2&gt;=[.H$3];MAX(0;ROUND([.$B$3]*([.$A8]-[.H$4])/(20-[.H$4])/([.H$3]+1);0));&quot;-&quot;)" office:value-type="string" office:string-value="-">
            <text:p>-</text:p>
          </table:table-cell>
          <table:table-cell table:style-name="ce575" table:formula="of:=IF(([.$A8]+1)/2&gt;=[.I$3];MAX(0;ROUND([.$B$3]*([.$A8]-[.I$4])/(20-[.I$4])/([.I$3]+1);0));&quot;-&quot;)" office:value-type="string" office:string-value="-">
            <text:p>-</text:p>
          </table:table-cell>
          <table:table-cell table:style-name="ce575" table:formula="of:=IF(([.$A8]+1)/2&gt;=[.J$3];MAX(0;ROUND([.$B$3]*([.$A8]-[.J$4])/(20-[.J$4])/([.J$3]+1);0));&quot;-&quot;)" office:value-type="string" office:string-value="-">
            <text:p>-</text:p>
          </table:table-cell>
          <table:table-cell table:style-name="ce575" table:formula="of:=IF(([.$A8]+1)/2&gt;=[.K$3];MAX(0;ROUND([.$B$3]*([.$A8]-[.K$4])/(20-[.K$4])/([.K$3]+1);0));&quot;-&quot;)" office:value-type="string" office:string-value="-">
            <text:p>-</text:p>
          </table:table-cell>
          <table:table-cell table:style-name="ce579" table:formula="of:=IF(([.$A8]+1)/2&gt;=[.L$3];MAX(0;ROUND([.$B$3]*([.$A8]-[.L$4])/(20-[.L$4])/([.L$3]+1);0)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1)/2&gt;=[.O$3];MAX(0;ROUND([.$N$3]*([.$A8]-[.O$4])/(20-[.O$4])/([.O$3]+1);0));&quot;-&quot;)" office:value-type="float" office:value="2">
            <text:p>2</text:p>
          </table:table-cell>
          <table:table-cell table:style-name="ce575" table:formula="of:=IF(([.$A8]+1)/2&gt;=[.P$3];MAX(0;ROUND([.$N$3]*([.$A8]-[.P$4])/(20-[.P$4])/([.P$3]+1);0));&quot;-&quot;)" office:value-type="float" office:value="1">
            <text:p>1</text:p>
          </table:table-cell>
          <table:table-cell table:style-name="ce575" table:formula="of:=IF(([.$A8]+1)/2&gt;=[.Q$3];MAX(0;ROUND([.$N$3]*([.$A8]-[.Q$4])/(20-[.Q$4])/([.Q$3]+1);0));&quot;-&quot;)" office:value-type="float" office:value="0">
            <text:p>0</text:p>
          </table:table-cell>
          <table:table-cell table:style-name="ce575" table:formula="of:=IF(([.$A8]+1)/2&gt;=[.R$3];MAX(0;ROUND([.$N$3]*([.$A8]-[.R$4])/(20-[.R$4])/([.R$3]+1);0));&quot;-&quot;)" office:value-type="string" office:string-value="-">
            <text:p>-</text:p>
          </table:table-cell>
          <table:table-cell table:style-name="ce575" table:formula="of:=IF(([.$A8]+1)/2&gt;=[.S$3];MAX(0;ROUND([.$N$3]*([.$A8]-[.S$4])/(20-[.S$4])/([.S$3]+1);0));&quot;-&quot;)" office:value-type="string" office:string-value="-">
            <text:p>-</text:p>
          </table:table-cell>
          <table:table-cell table:style-name="ce575" table:formula="of:=IF(([.$A8]+1)/2&gt;=[.T$3];MAX(0;ROUND([.$N$3]*([.$A8]-[.T$4])/(20-[.T$4])/([.T$3]+1);0));&quot;-&quot;)" office:value-type="string" office:string-value="-">
            <text:p>-</text:p>
          </table:table-cell>
          <table:table-cell table:style-name="ce575" table:formula="of:=IF(([.$A8]+1)/2&gt;=[.U$3];MAX(0;ROUND([.$N$3]*([.$A8]-[.U$4])/(20-[.U$4])/([.U$3]+1);0));&quot;-&quot;)" office:value-type="string" office:string-value="-">
            <text:p>-</text:p>
          </table:table-cell>
          <table:table-cell table:style-name="ce575" table:formula="of:=IF(([.$A8]+1)/2&gt;=[.V$3];MAX(0;ROUND([.$N$3]*([.$A8]-[.V$4])/(20-[.V$4])/([.V$3]+1);0));&quot;-&quot;)" office:value-type="string" office:string-value="-">
            <text:p>-</text:p>
          </table:table-cell>
          <table:table-cell table:style-name="ce575" table:formula="of:=IF(([.$A8]+1)/2&gt;=[.W$3];MAX(0;ROUND([.$N$3]*([.$A8]-[.W$4])/(20-[.W$4])/([.W$3]+1);0));&quot;-&quot;)" office:value-type="string" office:string-value="-">
            <text:p>-</text:p>
          </table:table-cell>
          <table:table-cell table:style-name="ce579" table:formula="of:=IF(([.$A8]+1)/2&gt;=[.X$3];MAX(0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C$3];MAX(0;ROUND([.$B$3]*([.$A9]-[.C$4])/(20-[.C$4])/([.C$3]+1);0));&quot;-&quot;)" office:value-type="float" office:value="3">
            <text:p>3</text:p>
          </table:table-cell>
          <table:table-cell table:style-name="ce575" table:formula="of:=IF(([.$A9]+1)/2&gt;=[.D$3];MAX(0;ROUND([.$B$3]*([.$A9]-[.D$4])/(20-[.D$4])/([.D$3]+1);0));&quot;-&quot;)" office:value-type="float" office:value="1">
            <text:p>1</text:p>
          </table:table-cell>
          <table:table-cell table:style-name="ce575" table:formula="of:=IF(([.$A9]+1)/2&gt;=[.E$3];MAX(0;ROUND([.$B$3]*([.$A9]-[.E$4])/(20-[.E$4])/([.E$3]+1);0));&quot;-&quot;)" office:value-type="float" office:value="0">
            <text:p>0</text:p>
          </table:table-cell>
          <table:table-cell table:style-name="ce575" table:formula="of:=IF(([.$A9]+1)/2&gt;=[.F$3];MAX(0;ROUND([.$B$3]*([.$A9]-[.F$4])/(20-[.F$4])/([.F$3]+1);0));&quot;-&quot;)" office:value-type="float" office:value="0">
            <text:p>0</text:p>
          </table:table-cell>
          <table:table-cell table:style-name="ce575" table:formula="of:=IF(([.$A9]+1)/2&gt;=[.G$3];MAX(0;ROUND([.$B$3]*([.$A9]-[.G$4])/(20-[.G$4])/([.G$3]+1);0));&quot;-&quot;)" office:value-type="string" office:string-value="-">
            <text:p>-</text:p>
          </table:table-cell>
          <table:table-cell table:style-name="ce575" table:formula="of:=IF(([.$A9]+1)/2&gt;=[.H$3];MAX(0;ROUND([.$B$3]*([.$A9]-[.H$4])/(20-[.H$4])/([.H$3]+1);0));&quot;-&quot;)" office:value-type="string" office:string-value="-">
            <text:p>-</text:p>
          </table:table-cell>
          <table:table-cell table:style-name="ce575" table:formula="of:=IF(([.$A9]+1)/2&gt;=[.I$3];MAX(0;ROUND([.$B$3]*([.$A9]-[.I$4])/(20-[.I$4])/([.I$3]+1);0));&quot;-&quot;)" office:value-type="string" office:string-value="-">
            <text:p>-</text:p>
          </table:table-cell>
          <table:table-cell table:style-name="ce575" table:formula="of:=IF(([.$A9]+1)/2&gt;=[.J$3];MAX(0;ROUND([.$B$3]*([.$A9]-[.J$4])/(20-[.J$4])/([.J$3]+1);0));&quot;-&quot;)" office:value-type="string" office:string-value="-">
            <text:p>-</text:p>
          </table:table-cell>
          <table:table-cell table:style-name="ce575" table:formula="of:=IF(([.$A9]+1)/2&gt;=[.K$3];MAX(0;ROUND([.$B$3]*([.$A9]-[.K$4])/(20-[.K$4])/([.K$3]+1);0));&quot;-&quot;)" office:value-type="string" office:string-value="-">
            <text:p>-</text:p>
          </table:table-cell>
          <table:table-cell table:style-name="ce579" table:formula="of:=IF(([.$A9]+1)/2&gt;=[.L$3];MAX(0;ROUND([.$B$3]*([.$A9]-[.L$4])/(20-[.L$4])/([.L$3]+1);0)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1)/2&gt;=[.O$3];MAX(0;ROUND([.$N$3]*([.$A9]-[.O$4])/(20-[.O$4])/([.O$3]+1);0));&quot;-&quot;)" office:value-type="float" office:value="3">
            <text:p>3</text:p>
          </table:table-cell>
          <table:table-cell table:style-name="ce575" table:formula="of:=IF(([.$A9]+1)/2&gt;=[.P$3];MAX(0;ROUND([.$N$3]*([.$A9]-[.P$4])/(20-[.P$4])/([.P$3]+1);0));&quot;-&quot;)" office:value-type="float" office:value="1">
            <text:p>1</text:p>
          </table:table-cell>
          <table:table-cell table:style-name="ce575" table:formula="of:=IF(([.$A9]+1)/2&gt;=[.Q$3];MAX(0;ROUND([.$N$3]*([.$A9]-[.Q$4])/(20-[.Q$4])/([.Q$3]+1);0));&quot;-&quot;)" office:value-type="float" office:value="0">
            <text:p>0</text:p>
          </table:table-cell>
          <table:table-cell table:style-name="ce575" table:formula="of:=IF(([.$A9]+1)/2&gt;=[.R$3];MAX(0;ROUND([.$N$3]*([.$A9]-[.R$4])/(20-[.R$4])/([.R$3]+1);0));&quot;-&quot;)" office:value-type="float" office:value="0">
            <text:p>0</text:p>
          </table:table-cell>
          <table:table-cell table:style-name="ce575" table:formula="of:=IF(([.$A9]+1)/2&gt;=[.S$3];MAX(0;ROUND([.$N$3]*([.$A9]-[.S$4])/(20-[.S$4])/([.S$3]+1);0));&quot;-&quot;)" office:value-type="string" office:string-value="-">
            <text:p>-</text:p>
          </table:table-cell>
          <table:table-cell table:style-name="ce575" table:formula="of:=IF(([.$A9]+1)/2&gt;=[.T$3];MAX(0;ROUND([.$N$3]*([.$A9]-[.T$4])/(20-[.T$4])/([.T$3]+1);0));&quot;-&quot;)" office:value-type="string" office:string-value="-">
            <text:p>-</text:p>
          </table:table-cell>
          <table:table-cell table:style-name="ce575" table:formula="of:=IF(([.$A9]+1)/2&gt;=[.U$3];MAX(0;ROUND([.$N$3]*([.$A9]-[.U$4])/(20-[.U$4])/([.U$3]+1);0));&quot;-&quot;)" office:value-type="string" office:string-value="-">
            <text:p>-</text:p>
          </table:table-cell>
          <table:table-cell table:style-name="ce575" table:formula="of:=IF(([.$A9]+1)/2&gt;=[.V$3];MAX(0;ROUND([.$N$3]*([.$A9]-[.V$4])/(20-[.V$4])/([.V$3]+1);0));&quot;-&quot;)" office:value-type="string" office:string-value="-">
            <text:p>-</text:p>
          </table:table-cell>
          <table:table-cell table:style-name="ce575" table:formula="of:=IF(([.$A9]+1)/2&gt;=[.W$3];MAX(0;ROUND([.$N$3]*([.$A9]-[.W$4])/(20-[.W$4])/([.W$3]+1);0));&quot;-&quot;)" office:value-type="string" office:string-value="-">
            <text:p>-</text:p>
          </table:table-cell>
          <table:table-cell table:style-name="ce579" table:formula="of:=IF(([.$A9]+1)/2&gt;=[.X$3];MAX(0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C$3];MAX(0;ROUND([.$B$3]*([.$A10]-[.C$4])/(20-[.C$4])/([.C$3]+1);0));&quot;-&quot;)" office:value-type="float" office:value="3">
            <text:p>3</text:p>
          </table:table-cell>
          <table:table-cell table:style-name="ce575" table:formula="of:=IF(([.$A10]+1)/2&gt;=[.D$3];MAX(0;ROUND([.$B$3]*([.$A10]-[.D$4])/(20-[.D$4])/([.D$3]+1);0));&quot;-&quot;)" office:value-type="float" office:value="1">
            <text:p>1</text:p>
          </table:table-cell>
          <table:table-cell table:style-name="ce575" table:formula="of:=IF(([.$A10]+1)/2&gt;=[.E$3];MAX(0;ROUND([.$B$3]*([.$A10]-[.E$4])/(20-[.E$4])/([.E$3]+1);0));&quot;-&quot;)" office:value-type="float" office:value="1">
            <text:p>1</text:p>
          </table:table-cell>
          <table:table-cell table:style-name="ce575" table:formula="of:=IF(([.$A10]+1)/2&gt;=[.F$3];MAX(0;ROUND([.$B$3]*([.$A10]-[.F$4])/(20-[.F$4])/([.F$3]+1);0));&quot;-&quot;)" office:value-type="float" office:value="0">
            <text:p>0</text:p>
          </table:table-cell>
          <table:table-cell table:style-name="ce575" table:formula="of:=IF(([.$A10]+1)/2&gt;=[.G$3];MAX(0;ROUND([.$B$3]*([.$A10]-[.G$4])/(20-[.G$4])/([.G$3]+1);0));&quot;-&quot;)" office:value-type="string" office:string-value="-">
            <text:p>-</text:p>
          </table:table-cell>
          <table:table-cell table:style-name="ce575" table:formula="of:=IF(([.$A10]+1)/2&gt;=[.H$3];MAX(0;ROUND([.$B$3]*([.$A10]-[.H$4])/(20-[.H$4])/([.H$3]+1);0));&quot;-&quot;)" office:value-type="string" office:string-value="-">
            <text:p>-</text:p>
          </table:table-cell>
          <table:table-cell table:style-name="ce575" table:formula="of:=IF(([.$A10]+1)/2&gt;=[.I$3];MAX(0;ROUND([.$B$3]*([.$A10]-[.I$4])/(20-[.I$4])/([.I$3]+1);0));&quot;-&quot;)" office:value-type="string" office:string-value="-">
            <text:p>-</text:p>
          </table:table-cell>
          <table:table-cell table:style-name="ce575" table:formula="of:=IF(([.$A10]+1)/2&gt;=[.J$3];MAX(0;ROUND([.$B$3]*([.$A10]-[.J$4])/(20-[.J$4])/([.J$3]+1);0));&quot;-&quot;)" office:value-type="string" office:string-value="-">
            <text:p>-</text:p>
          </table:table-cell>
          <table:table-cell table:style-name="ce575" table:formula="of:=IF(([.$A10]+1)/2&gt;=[.K$3];MAX(0;ROUND([.$B$3]*([.$A10]-[.K$4])/(20-[.K$4])/([.K$3]+1);0));&quot;-&quot;)" office:value-type="string" office:string-value="-">
            <text:p>-</text:p>
          </table:table-cell>
          <table:table-cell table:style-name="ce579" table:formula="of:=IF(([.$A10]+1)/2&gt;=[.L$3];MAX(0;ROUND([.$B$3]*([.$A10]-[.L$4])/(20-[.L$4])/([.L$3]+1);0)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1)/2&gt;=[.O$3];MAX(0;ROUND([.$N$3]*([.$A10]-[.O$4])/(20-[.O$4])/([.O$3]+1);0));&quot;-&quot;)" office:value-type="float" office:value="3">
            <text:p>3</text:p>
          </table:table-cell>
          <table:table-cell table:style-name="ce575" table:formula="of:=IF(([.$A10]+1)/2&gt;=[.P$3];MAX(0;ROUND([.$N$3]*([.$A10]-[.P$4])/(20-[.P$4])/([.P$3]+1);0));&quot;-&quot;)" office:value-type="float" office:value="1">
            <text:p>1</text:p>
          </table:table-cell>
          <table:table-cell table:style-name="ce575" table:formula="of:=IF(([.$A10]+1)/2&gt;=[.Q$3];MAX(0;ROUND([.$N$3]*([.$A10]-[.Q$4])/(20-[.Q$4])/([.Q$3]+1);0));&quot;-&quot;)" office:value-type="float" office:value="1">
            <text:p>1</text:p>
          </table:table-cell>
          <table:table-cell table:style-name="ce575" table:formula="of:=IF(([.$A10]+1)/2&gt;=[.R$3];MAX(0;ROUND([.$N$3]*([.$A10]-[.R$4])/(20-[.R$4])/([.R$3]+1);0));&quot;-&quot;)" office:value-type="float" office:value="0">
            <text:p>0</text:p>
          </table:table-cell>
          <table:table-cell table:style-name="ce575" table:formula="of:=IF(([.$A10]+1)/2&gt;=[.S$3];MAX(0;ROUND([.$N$3]*([.$A10]-[.S$4])/(20-[.S$4])/([.S$3]+1);0));&quot;-&quot;)" office:value-type="string" office:string-value="-">
            <text:p>-</text:p>
          </table:table-cell>
          <table:table-cell table:style-name="ce575" table:formula="of:=IF(([.$A10]+1)/2&gt;=[.T$3];MAX(0;ROUND([.$N$3]*([.$A10]-[.T$4])/(20-[.T$4])/([.T$3]+1);0));&quot;-&quot;)" office:value-type="string" office:string-value="-">
            <text:p>-</text:p>
          </table:table-cell>
          <table:table-cell table:style-name="ce575" table:formula="of:=IF(([.$A10]+1)/2&gt;=[.U$3];MAX(0;ROUND([.$N$3]*([.$A10]-[.U$4])/(20-[.U$4])/([.U$3]+1);0));&quot;-&quot;)" office:value-type="string" office:string-value="-">
            <text:p>-</text:p>
          </table:table-cell>
          <table:table-cell table:style-name="ce575" table:formula="of:=IF(([.$A10]+1)/2&gt;=[.V$3];MAX(0;ROUND([.$N$3]*([.$A10]-[.V$4])/(20-[.V$4])/([.V$3]+1);0));&quot;-&quot;)" office:value-type="string" office:string-value="-">
            <text:p>-</text:p>
          </table:table-cell>
          <table:table-cell table:style-name="ce575" table:formula="of:=IF(([.$A10]+1)/2&gt;=[.W$3];MAX(0;ROUND([.$N$3]*([.$A10]-[.W$4])/(20-[.W$4])/([.W$3]+1);0));&quot;-&quot;)" office:value-type="string" office:string-value="-">
            <text:p>-</text:p>
          </table:table-cell>
          <table:table-cell table:style-name="ce579" table:formula="of:=IF(([.$A10]+1)/2&gt;=[.X$3];MAX(0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C$3];MAX(0;ROUND([.$B$3]*([.$A11]-[.C$4])/(20-[.C$4])/([.C$3]+1);0));&quot;-&quot;)" office:value-type="float" office:value="3">
            <text:p>3</text:p>
          </table:table-cell>
          <table:table-cell table:style-name="ce575" table:formula="of:=IF(([.$A11]+1)/2&gt;=[.D$3];MAX(0;ROUND([.$B$3]*([.$A11]-[.D$4])/(20-[.D$4])/([.D$3]+1);0));&quot;-&quot;)" office:value-type="float" office:value="1">
            <text:p>1</text:p>
          </table:table-cell>
          <table:table-cell table:style-name="ce575" table:formula="of:=IF(([.$A11]+1)/2&gt;=[.E$3];MAX(0;ROUND([.$B$3]*([.$A11]-[.E$4])/(20-[.E$4])/([.E$3]+1);0));&quot;-&quot;)" office:value-type="float" office:value="1">
            <text:p>1</text:p>
          </table:table-cell>
          <table:table-cell table:style-name="ce575" table:formula="of:=IF(([.$A11]+1)/2&gt;=[.F$3];MAX(0;ROUND([.$B$3]*([.$A11]-[.F$4])/(20-[.F$4])/([.F$3]+1);0));&quot;-&quot;)" office:value-type="float" office:value="0">
            <text:p>0</text:p>
          </table:table-cell>
          <table:table-cell table:style-name="ce575" table:formula="of:=IF(([.$A11]+1)/2&gt;=[.G$3];MAX(0;ROUND([.$B$3]*([.$A11]-[.G$4])/(20-[.G$4])/([.G$3]+1);0));&quot;-&quot;)" office:value-type="float" office:value="0">
            <text:p>0</text:p>
          </table:table-cell>
          <table:table-cell table:style-name="ce575" table:formula="of:=IF(([.$A11]+1)/2&gt;=[.H$3];MAX(0;ROUND([.$B$3]*([.$A11]-[.H$4])/(20-[.H$4])/([.H$3]+1);0));&quot;-&quot;)" office:value-type="string" office:string-value="-">
            <text:p>-</text:p>
          </table:table-cell>
          <table:table-cell table:style-name="ce575" table:formula="of:=IF(([.$A11]+1)/2&gt;=[.I$3];MAX(0;ROUND([.$B$3]*([.$A11]-[.I$4])/(20-[.I$4])/([.I$3]+1);0));&quot;-&quot;)" office:value-type="string" office:string-value="-">
            <text:p>-</text:p>
          </table:table-cell>
          <table:table-cell table:style-name="ce575" table:formula="of:=IF(([.$A11]+1)/2&gt;=[.J$3];MAX(0;ROUND([.$B$3]*([.$A11]-[.J$4])/(20-[.J$4])/([.J$3]+1);0));&quot;-&quot;)" office:value-type="string" office:string-value="-">
            <text:p>-</text:p>
          </table:table-cell>
          <table:table-cell table:style-name="ce575" table:formula="of:=IF(([.$A11]+1)/2&gt;=[.K$3];MAX(0;ROUND([.$B$3]*([.$A11]-[.K$4])/(20-[.K$4])/([.K$3]+1);0));&quot;-&quot;)" office:value-type="string" office:string-value="-">
            <text:p>-</text:p>
          </table:table-cell>
          <table:table-cell table:style-name="ce579" table:formula="of:=IF(([.$A11]+1)/2&gt;=[.L$3];MAX(0;ROUND([.$B$3]*([.$A11]-[.L$4])/(20-[.L$4])/([.L$3]+1);0)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1)/2&gt;=[.O$3];MAX(0;ROUND([.$N$3]*([.$A11]-[.O$4])/(20-[.O$4])/([.O$3]+1);0));&quot;-&quot;)" office:value-type="float" office:value="4">
            <text:p>4</text:p>
          </table:table-cell>
          <table:table-cell table:style-name="ce575" table:formula="of:=IF(([.$A11]+1)/2&gt;=[.P$3];MAX(0;ROUND([.$N$3]*([.$A11]-[.P$4])/(20-[.P$4])/([.P$3]+1);0));&quot;-&quot;)" office:value-type="float" office:value="2">
            <text:p>2</text:p>
          </table:table-cell>
          <table:table-cell table:style-name="ce575" table:formula="of:=IF(([.$A11]+1)/2&gt;=[.Q$3];MAX(0;ROUND([.$N$3]*([.$A11]-[.Q$4])/(20-[.Q$4])/([.Q$3]+1);0));&quot;-&quot;)" office:value-type="float" office:value="1">
            <text:p>1</text:p>
          </table:table-cell>
          <table:table-cell table:style-name="ce575" table:formula="of:=IF(([.$A11]+1)/2&gt;=[.R$3];MAX(0;ROUND([.$N$3]*([.$A11]-[.R$4])/(20-[.R$4])/([.R$3]+1);0));&quot;-&quot;)" office:value-type="float" office:value="0">
            <text:p>0</text:p>
          </table:table-cell>
          <table:table-cell table:style-name="ce575" table:formula="of:=IF(([.$A11]+1)/2&gt;=[.S$3];MAX(0;ROUND([.$N$3]*([.$A11]-[.S$4])/(20-[.S$4])/([.S$3]+1);0));&quot;-&quot;)" office:value-type="float" office:value="0">
            <text:p>0</text:p>
          </table:table-cell>
          <table:table-cell table:style-name="ce575" table:formula="of:=IF(([.$A11]+1)/2&gt;=[.T$3];MAX(0;ROUND([.$N$3]*([.$A11]-[.T$4])/(20-[.T$4])/([.T$3]+1);0));&quot;-&quot;)" office:value-type="string" office:string-value="-">
            <text:p>-</text:p>
          </table:table-cell>
          <table:table-cell table:style-name="ce575" table:formula="of:=IF(([.$A11]+1)/2&gt;=[.U$3];MAX(0;ROUND([.$N$3]*([.$A11]-[.U$4])/(20-[.U$4])/([.U$3]+1);0));&quot;-&quot;)" office:value-type="string" office:string-value="-">
            <text:p>-</text:p>
          </table:table-cell>
          <table:table-cell table:style-name="ce575" table:formula="of:=IF(([.$A11]+1)/2&gt;=[.V$3];MAX(0;ROUND([.$N$3]*([.$A11]-[.V$4])/(20-[.V$4])/([.V$3]+1);0));&quot;-&quot;)" office:value-type="string" office:string-value="-">
            <text:p>-</text:p>
          </table:table-cell>
          <table:table-cell table:style-name="ce575" table:formula="of:=IF(([.$A11]+1)/2&gt;=[.W$3];MAX(0;ROUND([.$N$3]*([.$A11]-[.W$4])/(20-[.W$4])/([.W$3]+1);0));&quot;-&quot;)" office:value-type="string" office:string-value="-">
            <text:p>-</text:p>
          </table:table-cell>
          <table:table-cell table:style-name="ce579" table:formula="of:=IF(([.$A11]+1)/2&gt;=[.X$3];MAX(0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C$3];MAX(0;ROUND([.$B$3]*([.$A12]-[.C$4])/(20-[.C$4])/([.C$3]+1);0));&quot;-&quot;)" office:value-type="float" office:value="4">
            <text:p>4</text:p>
          </table:table-cell>
          <table:table-cell table:style-name="ce575" table:formula="of:=IF(([.$A12]+1)/2&gt;=[.D$3];MAX(0;ROUND([.$B$3]*([.$A12]-[.D$4])/(20-[.D$4])/([.D$3]+1);0));&quot;-&quot;)" office:value-type="float" office:value="2">
            <text:p>2</text:p>
          </table:table-cell>
          <table:table-cell table:style-name="ce575" table:formula="of:=IF(([.$A12]+1)/2&gt;=[.E$3];MAX(0;ROUND([.$B$3]*([.$A12]-[.E$4])/(20-[.E$4])/([.E$3]+1);0));&quot;-&quot;)" office:value-type="float" office:value="1">
            <text:p>1</text:p>
          </table:table-cell>
          <table:table-cell table:style-name="ce575" table:formula="of:=IF(([.$A12]+1)/2&gt;=[.F$3];MAX(0;ROUND([.$B$3]*([.$A12]-[.F$4])/(20-[.F$4])/([.F$3]+1);0));&quot;-&quot;)" office:value-type="float" office:value="0">
            <text:p>0</text:p>
          </table:table-cell>
          <table:table-cell table:style-name="ce575" table:formula="of:=IF(([.$A12]+1)/2&gt;=[.G$3];MAX(0;ROUND([.$B$3]*([.$A12]-[.G$4])/(20-[.G$4])/([.G$3]+1);0));&quot;-&quot;)" office:value-type="float" office:value="0">
            <text:p>0</text:p>
          </table:table-cell>
          <table:table-cell table:style-name="ce575" table:formula="of:=IF(([.$A12]+1)/2&gt;=[.H$3];MAX(0;ROUND([.$B$3]*([.$A12]-[.H$4])/(20-[.H$4])/([.H$3]+1);0));&quot;-&quot;)" office:value-type="string" office:string-value="-">
            <text:p>-</text:p>
          </table:table-cell>
          <table:table-cell table:style-name="ce575" table:formula="of:=IF(([.$A12]+1)/2&gt;=[.I$3];MAX(0;ROUND([.$B$3]*([.$A12]-[.I$4])/(20-[.I$4])/([.I$3]+1);0));&quot;-&quot;)" office:value-type="string" office:string-value="-">
            <text:p>-</text:p>
          </table:table-cell>
          <table:table-cell table:style-name="ce575" table:formula="of:=IF(([.$A12]+1)/2&gt;=[.J$3];MAX(0;ROUND([.$B$3]*([.$A12]-[.J$4])/(20-[.J$4])/([.J$3]+1);0));&quot;-&quot;)" office:value-type="string" office:string-value="-">
            <text:p>-</text:p>
          </table:table-cell>
          <table:table-cell table:style-name="ce575" table:formula="of:=IF(([.$A12]+1)/2&gt;=[.K$3];MAX(0;ROUND([.$B$3]*([.$A12]-[.K$4])/(20-[.K$4])/([.K$3]+1);0));&quot;-&quot;)" office:value-type="string" office:string-value="-">
            <text:p>-</text:p>
          </table:table-cell>
          <table:table-cell table:style-name="ce579" table:formula="of:=IF(([.$A12]+1)/2&gt;=[.L$3];MAX(0;ROUND([.$B$3]*([.$A12]-[.L$4])/(20-[.L$4])/([.L$3]+1);0)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1)/2&gt;=[.O$3];MAX(0;ROUND([.$N$3]*([.$A12]-[.O$4])/(20-[.O$4])/([.O$3]+1);0));&quot;-&quot;)" office:value-type="float" office:value="4">
            <text:p>4</text:p>
          </table:table-cell>
          <table:table-cell table:style-name="ce575" table:formula="of:=IF(([.$A12]+1)/2&gt;=[.P$3];MAX(0;ROUND([.$N$3]*([.$A12]-[.P$4])/(20-[.P$4])/([.P$3]+1);0));&quot;-&quot;)" office:value-type="float" office:value="2">
            <text:p>2</text:p>
          </table:table-cell>
          <table:table-cell table:style-name="ce575" table:formula="of:=IF(([.$A12]+1)/2&gt;=[.Q$3];MAX(0;ROUND([.$N$3]*([.$A12]-[.Q$4])/(20-[.Q$4])/([.Q$3]+1);0));&quot;-&quot;)" office:value-type="float" office:value="1">
            <text:p>1</text:p>
          </table:table-cell>
          <table:table-cell table:style-name="ce575" table:formula="of:=IF(([.$A12]+1)/2&gt;=[.R$3];MAX(0;ROUND([.$N$3]*([.$A12]-[.R$4])/(20-[.R$4])/([.R$3]+1);0));&quot;-&quot;)" office:value-type="float" office:value="1">
            <text:p>1</text:p>
          </table:table-cell>
          <table:table-cell table:style-name="ce575" table:formula="of:=IF(([.$A12]+1)/2&gt;=[.S$3];MAX(0;ROUND([.$N$3]*([.$A12]-[.S$4])/(20-[.S$4])/([.S$3]+1);0));&quot;-&quot;)" office:value-type="float" office:value="0">
            <text:p>0</text:p>
          </table:table-cell>
          <table:table-cell table:style-name="ce575" table:formula="of:=IF(([.$A12]+1)/2&gt;=[.T$3];MAX(0;ROUND([.$N$3]*([.$A12]-[.T$4])/(20-[.T$4])/([.T$3]+1);0));&quot;-&quot;)" office:value-type="string" office:string-value="-">
            <text:p>-</text:p>
          </table:table-cell>
          <table:table-cell table:style-name="ce575" table:formula="of:=IF(([.$A12]+1)/2&gt;=[.U$3];MAX(0;ROUND([.$N$3]*([.$A12]-[.U$4])/(20-[.U$4])/([.U$3]+1);0));&quot;-&quot;)" office:value-type="string" office:string-value="-">
            <text:p>-</text:p>
          </table:table-cell>
          <table:table-cell table:style-name="ce575" table:formula="of:=IF(([.$A12]+1)/2&gt;=[.V$3];MAX(0;ROUND([.$N$3]*([.$A12]-[.V$4])/(20-[.V$4])/([.V$3]+1);0));&quot;-&quot;)" office:value-type="string" office:string-value="-">
            <text:p>-</text:p>
          </table:table-cell>
          <table:table-cell table:style-name="ce575" table:formula="of:=IF(([.$A12]+1)/2&gt;=[.W$3];MAX(0;ROUND([.$N$3]*([.$A12]-[.W$4])/(20-[.W$4])/([.W$3]+1);0));&quot;-&quot;)" office:value-type="string" office:string-value="-">
            <text:p>-</text:p>
          </table:table-cell>
          <table:table-cell table:style-name="ce579" table:formula="of:=IF(([.$A12]+1)/2&gt;=[.X$3];MAX(0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C$3];MAX(0;ROUND([.$B$3]*([.$A13]-[.C$4])/(20-[.C$4])/([.C$3]+1);0));&quot;-&quot;)" office:value-type="float" office:value="4">
            <text:p>4</text:p>
          </table:table-cell>
          <table:table-cell table:style-name="ce575" table:formula="of:=IF(([.$A13]+1)/2&gt;=[.D$3];MAX(0;ROUND([.$B$3]*([.$A13]-[.D$4])/(20-[.D$4])/([.D$3]+1);0));&quot;-&quot;)" office:value-type="float" office:value="2">
            <text:p>2</text:p>
          </table:table-cell>
          <table:table-cell table:style-name="ce575" table:formula="of:=IF(([.$A13]+1)/2&gt;=[.E$3];MAX(0;ROUND([.$B$3]*([.$A13]-[.E$4])/(20-[.E$4])/([.E$3]+1);0));&quot;-&quot;)" office:value-type="float" office:value="1">
            <text:p>1</text:p>
          </table:table-cell>
          <table:table-cell table:style-name="ce575" table:formula="of:=IF(([.$A13]+1)/2&gt;=[.F$3];MAX(0;ROUND([.$B$3]*([.$A13]-[.F$4])/(20-[.F$4])/([.F$3]+1);0));&quot;-&quot;)" office:value-type="float" office:value="1">
            <text:p>1</text:p>
          </table:table-cell>
          <table:table-cell table:style-name="ce575" table:formula="of:=IF(([.$A13]+1)/2&gt;=[.G$3];MAX(0;ROUND([.$B$3]*([.$A13]-[.G$4])/(20-[.G$4])/([.G$3]+1);0));&quot;-&quot;)" office:value-type="float" office:value="0">
            <text:p>0</text:p>
          </table:table-cell>
          <table:table-cell table:style-name="ce575" table:formula="of:=IF(([.$A13]+1)/2&gt;=[.H$3];MAX(0;ROUND([.$B$3]*([.$A13]-[.H$4])/(20-[.H$4])/([.H$3]+1);0));&quot;-&quot;)" office:value-type="float" office:value="0">
            <text:p>0</text:p>
          </table:table-cell>
          <table:table-cell table:style-name="ce575" table:formula="of:=IF(([.$A13]+1)/2&gt;=[.I$3];MAX(0;ROUND([.$B$3]*([.$A13]-[.I$4])/(20-[.I$4])/([.I$3]+1);0));&quot;-&quot;)" office:value-type="string" office:string-value="-">
            <text:p>-</text:p>
          </table:table-cell>
          <table:table-cell table:style-name="ce575" table:formula="of:=IF(([.$A13]+1)/2&gt;=[.J$3];MAX(0;ROUND([.$B$3]*([.$A13]-[.J$4])/(20-[.J$4])/([.J$3]+1);0));&quot;-&quot;)" office:value-type="string" office:string-value="-">
            <text:p>-</text:p>
          </table:table-cell>
          <table:table-cell table:style-name="ce575" table:formula="of:=IF(([.$A13]+1)/2&gt;=[.K$3];MAX(0;ROUND([.$B$3]*([.$A13]-[.K$4])/(20-[.K$4])/([.K$3]+1);0));&quot;-&quot;)" office:value-type="string" office:string-value="-">
            <text:p>-</text:p>
          </table:table-cell>
          <table:table-cell table:style-name="ce579" table:formula="of:=IF(([.$A13]+1)/2&gt;=[.L$3];MAX(0;ROUND([.$B$3]*([.$A13]-[.L$4])/(20-[.L$4])/([.L$3]+1);0)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1)/2&gt;=[.O$3];MAX(0;ROUND([.$N$3]*([.$A13]-[.O$4])/(20-[.O$4])/([.O$3]+1);0));&quot;-&quot;)" office:value-type="float" office:value="5">
            <text:p>5</text:p>
          </table:table-cell>
          <table:table-cell table:style-name="ce575" table:formula="of:=IF(([.$A13]+1)/2&gt;=[.P$3];MAX(0;ROUND([.$N$3]*([.$A13]-[.P$4])/(20-[.P$4])/([.P$3]+1);0));&quot;-&quot;)" office:value-type="float" office:value="2">
            <text:p>2</text:p>
          </table:table-cell>
          <table:table-cell table:style-name="ce575" table:formula="of:=IF(([.$A13]+1)/2&gt;=[.Q$3];MAX(0;ROUND([.$N$3]*([.$A13]-[.Q$4])/(20-[.Q$4])/([.Q$3]+1);0));&quot;-&quot;)" office:value-type="float" office:value="1">
            <text:p>1</text:p>
          </table:table-cell>
          <table:table-cell table:style-name="ce575" table:formula="of:=IF(([.$A13]+1)/2&gt;=[.R$3];MAX(0;ROUND([.$N$3]*([.$A13]-[.R$4])/(20-[.R$4])/([.R$3]+1);0));&quot;-&quot;)" office:value-type="float" office:value="1">
            <text:p>1</text:p>
          </table:table-cell>
          <table:table-cell table:style-name="ce575" table:formula="of:=IF(([.$A13]+1)/2&gt;=[.S$3];MAX(0;ROUND([.$N$3]*([.$A13]-[.S$4])/(20-[.S$4])/([.S$3]+1);0));&quot;-&quot;)" office:value-type="float" office:value="0">
            <text:p>0</text:p>
          </table:table-cell>
          <table:table-cell table:style-name="ce575" table:formula="of:=IF(([.$A13]+1)/2&gt;=[.T$3];MAX(0;ROUND([.$N$3]*([.$A13]-[.T$4])/(20-[.T$4])/([.T$3]+1);0));&quot;-&quot;)" office:value-type="float" office:value="0">
            <text:p>0</text:p>
          </table:table-cell>
          <table:table-cell table:style-name="ce575" table:formula="of:=IF(([.$A13]+1)/2&gt;=[.U$3];MAX(0;ROUND([.$N$3]*([.$A13]-[.U$4])/(20-[.U$4])/([.U$3]+1);0));&quot;-&quot;)" office:value-type="string" office:string-value="-">
            <text:p>-</text:p>
          </table:table-cell>
          <table:table-cell table:style-name="ce575" table:formula="of:=IF(([.$A13]+1)/2&gt;=[.V$3];MAX(0;ROUND([.$N$3]*([.$A13]-[.V$4])/(20-[.V$4])/([.V$3]+1);0));&quot;-&quot;)" office:value-type="string" office:string-value="-">
            <text:p>-</text:p>
          </table:table-cell>
          <table:table-cell table:style-name="ce575" table:formula="of:=IF(([.$A13]+1)/2&gt;=[.W$3];MAX(0;ROUND([.$N$3]*([.$A13]-[.W$4])/(20-[.W$4])/([.W$3]+1);0));&quot;-&quot;)" office:value-type="string" office:string-value="-">
            <text:p>-</text:p>
          </table:table-cell>
          <table:table-cell table:style-name="ce579" table:formula="of:=IF(([.$A13]+1)/2&gt;=[.X$3];MAX(0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C$3];MAX(0;ROUND([.$B$3]*([.$A14]-[.C$4])/(20-[.C$4])/([.C$3]+1);0));&quot;-&quot;)" office:value-type="float" office:value="5">
            <text:p>5</text:p>
          </table:table-cell>
          <table:table-cell table:style-name="ce575" table:formula="of:=IF(([.$A14]+1)/2&gt;=[.D$3];MAX(0;ROUND([.$B$3]*([.$A14]-[.D$4])/(20-[.D$4])/([.D$3]+1);0));&quot;-&quot;)" office:value-type="float" office:value="2">
            <text:p>2</text:p>
          </table:table-cell>
          <table:table-cell table:style-name="ce575" table:formula="of:=IF(([.$A14]+1)/2&gt;=[.E$3];MAX(0;ROUND([.$B$3]*([.$A14]-[.E$4])/(20-[.E$4])/([.E$3]+1);0));&quot;-&quot;)" office:value-type="float" office:value="1">
            <text:p>1</text:p>
          </table:table-cell>
          <table:table-cell table:style-name="ce575" table:formula="of:=IF(([.$A14]+1)/2&gt;=[.F$3];MAX(0;ROUND([.$B$3]*([.$A14]-[.F$4])/(20-[.F$4])/([.F$3]+1);0));&quot;-&quot;)" office:value-type="float" office:value="1">
            <text:p>1</text:p>
          </table:table-cell>
          <table:table-cell table:style-name="ce575" table:formula="of:=IF(([.$A14]+1)/2&gt;=[.G$3];MAX(0;ROUND([.$B$3]*([.$A14]-[.G$4])/(20-[.G$4])/([.G$3]+1);0));&quot;-&quot;)" office:value-type="float" office:value="0">
            <text:p>0</text:p>
          </table:table-cell>
          <table:table-cell table:style-name="ce575" table:formula="of:=IF(([.$A14]+1)/2&gt;=[.H$3];MAX(0;ROUND([.$B$3]*([.$A14]-[.H$4])/(20-[.H$4])/([.H$3]+1);0));&quot;-&quot;)" office:value-type="float" office:value="0">
            <text:p>0</text:p>
          </table:table-cell>
          <table:table-cell table:style-name="ce575" table:formula="of:=IF(([.$A14]+1)/2&gt;=[.I$3];MAX(0;ROUND([.$B$3]*([.$A14]-[.I$4])/(20-[.I$4])/([.I$3]+1);0));&quot;-&quot;)" office:value-type="string" office:string-value="-">
            <text:p>-</text:p>
          </table:table-cell>
          <table:table-cell table:style-name="ce575" table:formula="of:=IF(([.$A14]+1)/2&gt;=[.J$3];MAX(0;ROUND([.$B$3]*([.$A14]-[.J$4])/(20-[.J$4])/([.J$3]+1);0));&quot;-&quot;)" office:value-type="string" office:string-value="-">
            <text:p>-</text:p>
          </table:table-cell>
          <table:table-cell table:style-name="ce575" table:formula="of:=IF(([.$A14]+1)/2&gt;=[.K$3];MAX(0;ROUND([.$B$3]*([.$A14]-[.K$4])/(20-[.K$4])/([.K$3]+1);0));&quot;-&quot;)" office:value-type="string" office:string-value="-">
            <text:p>-</text:p>
          </table:table-cell>
          <table:table-cell table:style-name="ce579" table:formula="of:=IF(([.$A14]+1)/2&gt;=[.L$3];MAX(0;ROUND([.$B$3]*([.$A14]-[.L$4])/(20-[.L$4])/([.L$3]+1);0)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1)/2&gt;=[.O$3];MAX(0;ROUND([.$N$3]*([.$A14]-[.O$4])/(20-[.O$4])/([.O$3]+1);0));&quot;-&quot;)" office:value-type="float" office:value="5">
            <text:p>5</text:p>
          </table:table-cell>
          <table:table-cell table:style-name="ce575" table:formula="of:=IF(([.$A14]+1)/2&gt;=[.P$3];MAX(0;ROUND([.$N$3]*([.$A14]-[.P$4])/(20-[.P$4])/([.P$3]+1);0));&quot;-&quot;)" office:value-type="float" office:value="2">
            <text:p>2</text:p>
          </table:table-cell>
          <table:table-cell table:style-name="ce575" table:formula="of:=IF(([.$A14]+1)/2&gt;=[.Q$3];MAX(0;ROUND([.$N$3]*([.$A14]-[.Q$4])/(20-[.Q$4])/([.Q$3]+1);0));&quot;-&quot;)" office:value-type="float" office:value="1">
            <text:p>1</text:p>
          </table:table-cell>
          <table:table-cell table:style-name="ce575" table:formula="of:=IF(([.$A14]+1)/2&gt;=[.R$3];MAX(0;ROUND([.$N$3]*([.$A14]-[.R$4])/(20-[.R$4])/([.R$3]+1);0));&quot;-&quot;)" office:value-type="float" office:value="1">
            <text:p>1</text:p>
          </table:table-cell>
          <table:table-cell table:style-name="ce575" table:formula="of:=IF(([.$A14]+1)/2&gt;=[.S$3];MAX(0;ROUND([.$N$3]*([.$A14]-[.S$4])/(20-[.S$4])/([.S$3]+1);0));&quot;-&quot;)" office:value-type="float" office:value="0">
            <text:p>0</text:p>
          </table:table-cell>
          <table:table-cell table:style-name="ce575" table:formula="of:=IF(([.$A14]+1)/2&gt;=[.T$3];MAX(0;ROUND([.$N$3]*([.$A14]-[.T$4])/(20-[.T$4])/([.T$3]+1);0));&quot;-&quot;)" office:value-type="float" office:value="0">
            <text:p>0</text:p>
          </table:table-cell>
          <table:table-cell table:style-name="ce575" table:formula="of:=IF(([.$A14]+1)/2&gt;=[.U$3];MAX(0;ROUND([.$N$3]*([.$A14]-[.U$4])/(20-[.U$4])/([.U$3]+1);0));&quot;-&quot;)" office:value-type="string" office:string-value="-">
            <text:p>-</text:p>
          </table:table-cell>
          <table:table-cell table:style-name="ce575" table:formula="of:=IF(([.$A14]+1)/2&gt;=[.V$3];MAX(0;ROUND([.$N$3]*([.$A14]-[.V$4])/(20-[.V$4])/([.V$3]+1);0));&quot;-&quot;)" office:value-type="string" office:string-value="-">
            <text:p>-</text:p>
          </table:table-cell>
          <table:table-cell table:style-name="ce575" table:formula="of:=IF(([.$A14]+1)/2&gt;=[.W$3];MAX(0;ROUND([.$N$3]*([.$A14]-[.W$4])/(20-[.W$4])/([.W$3]+1);0));&quot;-&quot;)" office:value-type="string" office:string-value="-">
            <text:p>-</text:p>
          </table:table-cell>
          <table:table-cell table:style-name="ce579" table:formula="of:=IF(([.$A14]+1)/2&gt;=[.X$3];MAX(0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C$3];MAX(0;ROUND([.$B$3]*([.$A15]-[.C$4])/(20-[.C$4])/([.C$3]+1);0));&quot;-&quot;)" office:value-type="float" office:value="5">
            <text:p>5</text:p>
          </table:table-cell>
          <table:table-cell table:style-name="ce575" table:formula="of:=IF(([.$A15]+1)/2&gt;=[.D$3];MAX(0;ROUND([.$B$3]*([.$A15]-[.D$4])/(20-[.D$4])/([.D$3]+1);0));&quot;-&quot;)" office:value-type="float" office:value="2">
            <text:p>2</text:p>
          </table:table-cell>
          <table:table-cell table:style-name="ce575" table:formula="of:=IF(([.$A15]+1)/2&gt;=[.E$3];MAX(0;ROUND([.$B$3]*([.$A15]-[.E$4])/(20-[.E$4])/([.E$3]+1);0));&quot;-&quot;)" office:value-type="float" office:value="1">
            <text:p>1</text:p>
          </table:table-cell>
          <table:table-cell table:style-name="ce575" table:formula="of:=IF(([.$A15]+1)/2&gt;=[.F$3];MAX(0;ROUND([.$B$3]*([.$A15]-[.F$4])/(20-[.F$4])/([.F$3]+1);0));&quot;-&quot;)" office:value-type="float" office:value="1">
            <text:p>1</text:p>
          </table:table-cell>
          <table:table-cell table:style-name="ce575" table:formula="of:=IF(([.$A15]+1)/2&gt;=[.G$3];MAX(0;ROUND([.$B$3]*([.$A15]-[.G$4])/(20-[.G$4])/([.G$3]+1);0));&quot;-&quot;)" office:value-type="float" office:value="1">
            <text:p>1</text:p>
          </table:table-cell>
          <table:table-cell table:style-name="ce575" table:formula="of:=IF(([.$A15]+1)/2&gt;=[.H$3];MAX(0;ROUND([.$B$3]*([.$A15]-[.H$4])/(20-[.H$4])/([.H$3]+1);0));&quot;-&quot;)" office:value-type="float" office:value="0">
            <text:p>0</text:p>
          </table:table-cell>
          <table:table-cell table:style-name="ce575" table:formula="of:=IF(([.$A15]+1)/2&gt;=[.I$3];MAX(0;ROUND([.$B$3]*([.$A15]-[.I$4])/(20-[.I$4])/([.I$3]+1);0));&quot;-&quot;)" office:value-type="float" office:value="0">
            <text:p>0</text:p>
          </table:table-cell>
          <table:table-cell table:style-name="ce575" table:formula="of:=IF(([.$A15]+1)/2&gt;=[.J$3];MAX(0;ROUND([.$B$3]*([.$A15]-[.J$4])/(20-[.J$4])/([.J$3]+1);0));&quot;-&quot;)" office:value-type="string" office:string-value="-">
            <text:p>-</text:p>
          </table:table-cell>
          <table:table-cell table:style-name="ce575" table:formula="of:=IF(([.$A15]+1)/2&gt;=[.K$3];MAX(0;ROUND([.$B$3]*([.$A15]-[.K$4])/(20-[.K$4])/([.K$3]+1);0));&quot;-&quot;)" office:value-type="string" office:string-value="-">
            <text:p>-</text:p>
          </table:table-cell>
          <table:table-cell table:style-name="ce579" table:formula="of:=IF(([.$A15]+1)/2&gt;=[.L$3];MAX(0;ROUND([.$B$3]*([.$A15]-[.L$4])/(20-[.L$4])/([.L$3]+1);0)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1)/2&gt;=[.O$3];MAX(0;ROUND([.$N$3]*([.$A15]-[.O$4])/(20-[.O$4])/([.O$3]+1);0));&quot;-&quot;)" office:value-type="float" office:value="6">
            <text:p>6</text:p>
          </table:table-cell>
          <table:table-cell table:style-name="ce575" table:formula="of:=IF(([.$A15]+1)/2&gt;=[.P$3];MAX(0;ROUND([.$N$3]*([.$A15]-[.P$4])/(20-[.P$4])/([.P$3]+1);0));&quot;-&quot;)" office:value-type="float" office:value="3">
            <text:p>3</text:p>
          </table:table-cell>
          <table:table-cell table:style-name="ce575" table:formula="of:=IF(([.$A15]+1)/2&gt;=[.Q$3];MAX(0;ROUND([.$N$3]*([.$A15]-[.Q$4])/(20-[.Q$4])/([.Q$3]+1);0));&quot;-&quot;)" office:value-type="float" office:value="2">
            <text:p>2</text:p>
          </table:table-cell>
          <table:table-cell table:style-name="ce575" table:formula="of:=IF(([.$A15]+1)/2&gt;=[.R$3];MAX(0;ROUND([.$N$3]*([.$A15]-[.R$4])/(20-[.R$4])/([.R$3]+1);0));&quot;-&quot;)" office:value-type="float" office:value="1">
            <text:p>1</text:p>
          </table:table-cell>
          <table:table-cell table:style-name="ce575" table:formula="of:=IF(([.$A15]+1)/2&gt;=[.S$3];MAX(0;ROUND([.$N$3]*([.$A15]-[.S$4])/(20-[.S$4])/([.S$3]+1);0));&quot;-&quot;)" office:value-type="float" office:value="1">
            <text:p>1</text:p>
          </table:table-cell>
          <table:table-cell table:style-name="ce575" table:formula="of:=IF(([.$A15]+1)/2&gt;=[.T$3];MAX(0;ROUND([.$N$3]*([.$A15]-[.T$4])/(20-[.T$4])/([.T$3]+1);0));&quot;-&quot;)" office:value-type="float" office:value="0">
            <text:p>0</text:p>
          </table:table-cell>
          <table:table-cell table:style-name="ce575" table:formula="of:=IF(([.$A15]+1)/2&gt;=[.U$3];MAX(0;ROUND([.$N$3]*([.$A15]-[.U$4])/(20-[.U$4])/([.U$3]+1);0));&quot;-&quot;)" office:value-type="float" office:value="0">
            <text:p>0</text:p>
          </table:table-cell>
          <table:table-cell table:style-name="ce575" table:formula="of:=IF(([.$A15]+1)/2&gt;=[.V$3];MAX(0;ROUND([.$N$3]*([.$A15]-[.V$4])/(20-[.V$4])/([.V$3]+1);0));&quot;-&quot;)" office:value-type="string" office:string-value="-">
            <text:p>-</text:p>
          </table:table-cell>
          <table:table-cell table:style-name="ce575" table:formula="of:=IF(([.$A15]+1)/2&gt;=[.W$3];MAX(0;ROUND([.$N$3]*([.$A15]-[.W$4])/(20-[.W$4])/([.W$3]+1);0));&quot;-&quot;)" office:value-type="string" office:string-value="-">
            <text:p>-</text:p>
          </table:table-cell>
          <table:table-cell table:style-name="ce579" table:formula="of:=IF(([.$A15]+1)/2&gt;=[.X$3];MAX(0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C$3];MAX(0;ROUND([.$B$3]*([.$A16]-[.C$4])/(20-[.C$4])/([.C$3]+1);0));&quot;-&quot;)" office:value-type="float" office:value="6">
            <text:p>6</text:p>
          </table:table-cell>
          <table:table-cell table:style-name="ce575" table:formula="of:=IF(([.$A16]+1)/2&gt;=[.D$3];MAX(0;ROUND([.$B$3]*([.$A16]-[.D$4])/(20-[.D$4])/([.D$3]+1);0));&quot;-&quot;)" office:value-type="float" office:value="3">
            <text:p>3</text:p>
          </table:table-cell>
          <table:table-cell table:style-name="ce575" table:formula="of:=IF(([.$A16]+1)/2&gt;=[.E$3];MAX(0;ROUND([.$B$3]*([.$A16]-[.E$4])/(20-[.E$4])/([.E$3]+1);0));&quot;-&quot;)" office:value-type="float" office:value="2">
            <text:p>2</text:p>
          </table:table-cell>
          <table:table-cell table:style-name="ce575" table:formula="of:=IF(([.$A16]+1)/2&gt;=[.F$3];MAX(0;ROUND([.$B$3]*([.$A16]-[.F$4])/(20-[.F$4])/([.F$3]+1);0));&quot;-&quot;)" office:value-type="float" office:value="1">
            <text:p>1</text:p>
          </table:table-cell>
          <table:table-cell table:style-name="ce575" table:formula="of:=IF(([.$A16]+1)/2&gt;=[.G$3];MAX(0;ROUND([.$B$3]*([.$A16]-[.G$4])/(20-[.G$4])/([.G$3]+1);0));&quot;-&quot;)" office:value-type="float" office:value="1">
            <text:p>1</text:p>
          </table:table-cell>
          <table:table-cell table:style-name="ce575" table:formula="of:=IF(([.$A16]+1)/2&gt;=[.H$3];MAX(0;ROUND([.$B$3]*([.$A16]-[.H$4])/(20-[.H$4])/([.H$3]+1);0));&quot;-&quot;)" office:value-type="float" office:value="0">
            <text:p>0</text:p>
          </table:table-cell>
          <table:table-cell table:style-name="ce575" table:formula="of:=IF(([.$A16]+1)/2&gt;=[.I$3];MAX(0;ROUND([.$B$3]*([.$A16]-[.I$4])/(20-[.I$4])/([.I$3]+1);0));&quot;-&quot;)" office:value-type="float" office:value="0">
            <text:p>0</text:p>
          </table:table-cell>
          <table:table-cell table:style-name="ce575" table:formula="of:=IF(([.$A16]+1)/2&gt;=[.J$3];MAX(0;ROUND([.$B$3]*([.$A16]-[.J$4])/(20-[.J$4])/([.J$3]+1);0));&quot;-&quot;)" office:value-type="string" office:string-value="-">
            <text:p>-</text:p>
          </table:table-cell>
          <table:table-cell table:style-name="ce575" table:formula="of:=IF(([.$A16]+1)/2&gt;=[.K$3];MAX(0;ROUND([.$B$3]*([.$A16]-[.K$4])/(20-[.K$4])/([.K$3]+1);0));&quot;-&quot;)" office:value-type="string" office:string-value="-">
            <text:p>-</text:p>
          </table:table-cell>
          <table:table-cell table:style-name="ce579" table:formula="of:=IF(([.$A16]+1)/2&gt;=[.L$3];MAX(0;ROUND([.$B$3]*([.$A16]-[.L$4])/(20-[.L$4])/([.L$3]+1);0)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1)/2&gt;=[.O$3];MAX(0;ROUND([.$N$3]*([.$A16]-[.O$4])/(20-[.O$4])/([.O$3]+1);0));&quot;-&quot;)" office:value-type="float" office:value="6">
            <text:p>6</text:p>
          </table:table-cell>
          <table:table-cell table:style-name="ce575" table:formula="of:=IF(([.$A16]+1)/2&gt;=[.P$3];MAX(0;ROUND([.$N$3]*([.$A16]-[.P$4])/(20-[.P$4])/([.P$3]+1);0));&quot;-&quot;)" office:value-type="float" office:value="3">
            <text:p>3</text:p>
          </table:table-cell>
          <table:table-cell table:style-name="ce575" table:formula="of:=IF(([.$A16]+1)/2&gt;=[.Q$3];MAX(0;ROUND([.$N$3]*([.$A16]-[.Q$4])/(20-[.Q$4])/([.Q$3]+1);0));&quot;-&quot;)" office:value-type="float" office:value="2">
            <text:p>2</text:p>
          </table:table-cell>
          <table:table-cell table:style-name="ce575" table:formula="of:=IF(([.$A16]+1)/2&gt;=[.R$3];MAX(0;ROUND([.$N$3]*([.$A16]-[.R$4])/(20-[.R$4])/([.R$3]+1);0));&quot;-&quot;)" office:value-type="float" office:value="1">
            <text:p>1</text:p>
          </table:table-cell>
          <table:table-cell table:style-name="ce575" table:formula="of:=IF(([.$A16]+1)/2&gt;=[.S$3];MAX(0;ROUND([.$N$3]*([.$A16]-[.S$4])/(20-[.S$4])/([.S$3]+1);0));&quot;-&quot;)" office:value-type="float" office:value="1">
            <text:p>1</text:p>
          </table:table-cell>
          <table:table-cell table:style-name="ce575" table:formula="of:=IF(([.$A16]+1)/2&gt;=[.T$3];MAX(0;ROUND([.$N$3]*([.$A16]-[.T$4])/(20-[.T$4])/([.T$3]+1);0));&quot;-&quot;)" office:value-type="float" office:value="0">
            <text:p>0</text:p>
          </table:table-cell>
          <table:table-cell table:style-name="ce575" table:formula="of:=IF(([.$A16]+1)/2&gt;=[.U$3];MAX(0;ROUND([.$N$3]*([.$A16]-[.U$4])/(20-[.U$4])/([.U$3]+1);0));&quot;-&quot;)" office:value-type="float" office:value="0">
            <text:p>0</text:p>
          </table:table-cell>
          <table:table-cell table:style-name="ce575" table:formula="of:=IF(([.$A16]+1)/2&gt;=[.V$3];MAX(0;ROUND([.$N$3]*([.$A16]-[.V$4])/(20-[.V$4])/([.V$3]+1);0));&quot;-&quot;)" office:value-type="string" office:string-value="-">
            <text:p>-</text:p>
          </table:table-cell>
          <table:table-cell table:style-name="ce575" table:formula="of:=IF(([.$A16]+1)/2&gt;=[.W$3];MAX(0;ROUND([.$N$3]*([.$A16]-[.W$4])/(20-[.W$4])/([.W$3]+1);0));&quot;-&quot;)" office:value-type="string" office:string-value="-">
            <text:p>-</text:p>
          </table:table-cell>
          <table:table-cell table:style-name="ce579" table:formula="of:=IF(([.$A16]+1)/2&gt;=[.X$3];MAX(0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C$3];MAX(0;ROUND([.$B$3]*([.$A17]-[.C$4])/(20-[.C$4])/([.C$3]+1);0));&quot;-&quot;)" office:value-type="float" office:value="6">
            <text:p>6</text:p>
          </table:table-cell>
          <table:table-cell table:style-name="ce575" table:formula="of:=IF(([.$A17]+1)/2&gt;=[.D$3];MAX(0;ROUND([.$B$3]*([.$A17]-[.D$4])/(20-[.D$4])/([.D$3]+1);0));&quot;-&quot;)" office:value-type="float" office:value="3">
            <text:p>3</text:p>
          </table:table-cell>
          <table:table-cell table:style-name="ce575" table:formula="of:=IF(([.$A17]+1)/2&gt;=[.E$3];MAX(0;ROUND([.$B$3]*([.$A17]-[.E$4])/(20-[.E$4])/([.E$3]+1);0));&quot;-&quot;)" office:value-type="float" office:value="2">
            <text:p>2</text:p>
          </table:table-cell>
          <table:table-cell table:style-name="ce575" table:formula="of:=IF(([.$A17]+1)/2&gt;=[.F$3];MAX(0;ROUND([.$B$3]*([.$A17]-[.F$4])/(20-[.F$4])/([.F$3]+1);0));&quot;-&quot;)" office:value-type="float" office:value="1">
            <text:p>1</text:p>
          </table:table-cell>
          <table:table-cell table:style-name="ce575" table:formula="of:=IF(([.$A17]+1)/2&gt;=[.G$3];MAX(0;ROUND([.$B$3]*([.$A17]-[.G$4])/(20-[.G$4])/([.G$3]+1);0));&quot;-&quot;)" office:value-type="float" office:value="1">
            <text:p>1</text:p>
          </table:table-cell>
          <table:table-cell table:style-name="ce575" table:formula="of:=IF(([.$A17]+1)/2&gt;=[.H$3];MAX(0;ROUND([.$B$3]*([.$A17]-[.H$4])/(20-[.H$4])/([.H$3]+1);0));&quot;-&quot;)" office:value-type="float" office:value="1">
            <text:p>1</text:p>
          </table:table-cell>
          <table:table-cell table:style-name="ce575" table:formula="of:=IF(([.$A17]+1)/2&gt;=[.I$3];MAX(0;ROUND([.$B$3]*([.$A17]-[.I$4])/(20-[.I$4])/([.I$3]+1);0));&quot;-&quot;)" office:value-type="float" office:value="0">
            <text:p>0</text:p>
          </table:table-cell>
          <table:table-cell table:style-name="ce575" table:formula="of:=IF(([.$A17]+1)/2&gt;=[.J$3];MAX(0;ROUND([.$B$3]*([.$A17]-[.J$4])/(20-[.J$4])/([.J$3]+1);0));&quot;-&quot;)" office:value-type="float" office:value="0">
            <text:p>0</text:p>
          </table:table-cell>
          <table:table-cell table:style-name="ce575" table:formula="of:=IF(([.$A17]+1)/2&gt;=[.K$3];MAX(0;ROUND([.$B$3]*([.$A17]-[.K$4])/(20-[.K$4])/([.K$3]+1);0));&quot;-&quot;)" office:value-type="string" office:string-value="-">
            <text:p>-</text:p>
          </table:table-cell>
          <table:table-cell table:style-name="ce579" table:formula="of:=IF(([.$A17]+1)/2&gt;=[.L$3];MAX(0;ROUND([.$B$3]*([.$A17]-[.L$4])/(20-[.L$4])/([.L$3]+1);0));&quot;-&quot;)" office:value-type="string" office:string-value="-">
            <text:p>-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1)/2&gt;=[.O$3];MAX(0;ROUND([.$N$3]*([.$A17]-[.O$4])/(20-[.O$4])/([.O$3]+1);0));&quot;-&quot;)" office:value-type="float" office:value="7">
            <text:p>7</text:p>
          </table:table-cell>
          <table:table-cell table:style-name="ce575" table:formula="of:=IF(([.$A17]+1)/2&gt;=[.P$3];MAX(0;ROUND([.$N$3]*([.$A17]-[.P$4])/(20-[.P$4])/([.P$3]+1);0));&quot;-&quot;)" office:value-type="float" office:value="3">
            <text:p>3</text:p>
          </table:table-cell>
          <table:table-cell table:style-name="ce575" table:formula="of:=IF(([.$A17]+1)/2&gt;=[.Q$3];MAX(0;ROUND([.$N$3]*([.$A17]-[.Q$4])/(20-[.Q$4])/([.Q$3]+1);0));&quot;-&quot;)" office:value-type="float" office:value="2">
            <text:p>2</text:p>
          </table:table-cell>
          <table:table-cell table:style-name="ce575" table:formula="of:=IF(([.$A17]+1)/2&gt;=[.R$3];MAX(0;ROUND([.$N$3]*([.$A17]-[.R$4])/(20-[.R$4])/([.R$3]+1);0));&quot;-&quot;)" office:value-type="float" office:value="1">
            <text:p>1</text:p>
          </table:table-cell>
          <table:table-cell table:style-name="ce575" table:formula="of:=IF(([.$A17]+1)/2&gt;=[.S$3];MAX(0;ROUND([.$N$3]*([.$A17]-[.S$4])/(20-[.S$4])/([.S$3]+1);0));&quot;-&quot;)" office:value-type="float" office:value="1">
            <text:p>1</text:p>
          </table:table-cell>
          <table:table-cell table:style-name="ce575" table:formula="of:=IF(([.$A17]+1)/2&gt;=[.T$3];MAX(0;ROUND([.$N$3]*([.$A17]-[.T$4])/(20-[.T$4])/([.T$3]+1);0));&quot;-&quot;)" office:value-type="float" office:value="1">
            <text:p>1</text:p>
          </table:table-cell>
          <table:table-cell table:style-name="ce575" table:formula="of:=IF(([.$A17]+1)/2&gt;=[.U$3];MAX(0;ROUND([.$N$3]*([.$A17]-[.U$4])/(20-[.U$4])/([.U$3]+1);0));&quot;-&quot;)" office:value-type="float" office:value="0">
            <text:p>0</text:p>
          </table:table-cell>
          <table:table-cell table:style-name="ce575" table:formula="of:=IF(([.$A17]+1)/2&gt;=[.V$3];MAX(0;ROUND([.$N$3]*([.$A17]-[.V$4])/(20-[.V$4])/([.V$3]+1);0));&quot;-&quot;)" office:value-type="float" office:value="0">
            <text:p>0</text:p>
          </table:table-cell>
          <table:table-cell table:style-name="ce575" table:formula="of:=IF(([.$A17]+1)/2&gt;=[.W$3];MAX(0;ROUND([.$N$3]*([.$A17]-[.W$4])/(20-[.W$4])/([.W$3]+1);0));&quot;-&quot;)" office:value-type="string" office:string-value="-">
            <text:p>-</text:p>
          </table:table-cell>
          <table:table-cell table:style-name="ce579" table:formula="of:=IF(([.$A17]+1)/2&gt;=[.X$3];MAX(0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C$3];MAX(0;ROUND([.$B$3]*([.$A18]-[.C$4])/(20-[.C$4])/([.C$3]+1);0));&quot;-&quot;)" office:value-type="float" office:value="6">
            <text:p>6</text:p>
          </table:table-cell>
          <table:table-cell table:style-name="ce575" table:formula="of:=IF(([.$A18]+1)/2&gt;=[.D$3];MAX(0;ROUND([.$B$3]*([.$A18]-[.D$4])/(20-[.D$4])/([.D$3]+1);0));&quot;-&quot;)" office:value-type="float" office:value="3">
            <text:p>3</text:p>
          </table:table-cell>
          <table:table-cell table:style-name="ce575" table:formula="of:=IF(([.$A18]+1)/2&gt;=[.E$3];MAX(0;ROUND([.$B$3]*([.$A18]-[.E$4])/(20-[.E$4])/([.E$3]+1);0));&quot;-&quot;)" office:value-type="float" office:value="2">
            <text:p>2</text:p>
          </table:table-cell>
          <table:table-cell table:style-name="ce575" table:formula="of:=IF(([.$A18]+1)/2&gt;=[.F$3];MAX(0;ROUND([.$B$3]*([.$A18]-[.F$4])/(20-[.F$4])/([.F$3]+1);0));&quot;-&quot;)" office:value-type="float" office:value="1">
            <text:p>1</text:p>
          </table:table-cell>
          <table:table-cell table:style-name="ce575" table:formula="of:=IF(([.$A18]+1)/2&gt;=[.G$3];MAX(0;ROUND([.$B$3]*([.$A18]-[.G$4])/(20-[.G$4])/([.G$3]+1);0));&quot;-&quot;)" office:value-type="float" office:value="1">
            <text:p>1</text:p>
          </table:table-cell>
          <table:table-cell table:style-name="ce575" table:formula="of:=IF(([.$A18]+1)/2&gt;=[.H$3];MAX(0;ROUND([.$B$3]*([.$A18]-[.H$4])/(20-[.H$4])/([.H$3]+1);0));&quot;-&quot;)" office:value-type="float" office:value="1">
            <text:p>1</text:p>
          </table:table-cell>
          <table:table-cell table:style-name="ce575" table:formula="of:=IF(([.$A18]+1)/2&gt;=[.I$3];MAX(0;ROUND([.$B$3]*([.$A18]-[.I$4])/(20-[.I$4])/([.I$3]+1);0));&quot;-&quot;)" office:value-type="float" office:value="0">
            <text:p>0</text:p>
          </table:table-cell>
          <table:table-cell table:style-name="ce575" table:formula="of:=IF(([.$A18]+1)/2&gt;=[.J$3];MAX(0;ROUND([.$B$3]*([.$A18]-[.J$4])/(20-[.J$4])/([.J$3]+1);0));&quot;-&quot;)" office:value-type="float" office:value="0">
            <text:p>0</text:p>
          </table:table-cell>
          <table:table-cell table:style-name="ce575" table:formula="of:=IF(([.$A18]+1)/2&gt;=[.K$3];MAX(0;ROUND([.$B$3]*([.$A18]-[.K$4])/(20-[.K$4])/([.K$3]+1);0));&quot;-&quot;)" office:value-type="string" office:string-value="-">
            <text:p>-</text:p>
          </table:table-cell>
          <table:table-cell table:style-name="ce579" table:formula="of:=IF(([.$A18]+1)/2&gt;=[.L$3];MAX(0;ROUND([.$B$3]*([.$A18]-[.L$4])/(20-[.L$4])/([.L$3]+1);0));&quot;-&quot;)" office:value-type="string" office:string-value="-">
            <text:p>-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1)/2&gt;=[.O$3];MAX(0;ROUND([.$N$3]*([.$A18]-[.O$4])/(20-[.O$4])/([.O$3]+1);0));&quot;-&quot;)" office:value-type="float" office:value="7">
            <text:p>7</text:p>
          </table:table-cell>
          <table:table-cell table:style-name="ce575" table:formula="of:=IF(([.$A18]+1)/2&gt;=[.P$3];MAX(0;ROUND([.$N$3]*([.$A18]-[.P$4])/(20-[.P$4])/([.P$3]+1);0));&quot;-&quot;)" office:value-type="float" office:value="3">
            <text:p>3</text:p>
          </table:table-cell>
          <table:table-cell table:style-name="ce575" table:formula="of:=IF(([.$A18]+1)/2&gt;=[.Q$3];MAX(0;ROUND([.$N$3]*([.$A18]-[.Q$4])/(20-[.Q$4])/([.Q$3]+1);0));&quot;-&quot;)" office:value-type="float" office:value="2">
            <text:p>2</text:p>
          </table:table-cell>
          <table:table-cell table:style-name="ce575" table:formula="of:=IF(([.$A18]+1)/2&gt;=[.R$3];MAX(0;ROUND([.$N$3]*([.$A18]-[.R$4])/(20-[.R$4])/([.R$3]+1);0));&quot;-&quot;)" office:value-type="float" office:value="2">
            <text:p>2</text:p>
          </table:table-cell>
          <table:table-cell table:style-name="ce575" table:formula="of:=IF(([.$A18]+1)/2&gt;=[.S$3];MAX(0;ROUND([.$N$3]*([.$A18]-[.S$4])/(20-[.S$4])/([.S$3]+1);0));&quot;-&quot;)" office:value-type="float" office:value="1">
            <text:p>1</text:p>
          </table:table-cell>
          <table:table-cell table:style-name="ce575" table:formula="of:=IF(([.$A18]+1)/2&gt;=[.T$3];MAX(0;ROUND([.$N$3]*([.$A18]-[.T$4])/(20-[.T$4])/([.T$3]+1);0));&quot;-&quot;)" office:value-type="float" office:value="1">
            <text:p>1</text:p>
          </table:table-cell>
          <table:table-cell table:style-name="ce575" table:formula="of:=IF(([.$A18]+1)/2&gt;=[.U$3];MAX(0;ROUND([.$N$3]*([.$A18]-[.U$4])/(20-[.U$4])/([.U$3]+1);0));&quot;-&quot;)" office:value-type="float" office:value="0">
            <text:p>0</text:p>
          </table:table-cell>
          <table:table-cell table:style-name="ce575" table:formula="of:=IF(([.$A18]+1)/2&gt;=[.V$3];MAX(0;ROUND([.$N$3]*([.$A18]-[.V$4])/(20-[.V$4])/([.V$3]+1);0));&quot;-&quot;)" office:value-type="float" office:value="0">
            <text:p>0</text:p>
          </table:table-cell>
          <table:table-cell table:style-name="ce575" table:formula="of:=IF(([.$A18]+1)/2&gt;=[.W$3];MAX(0;ROUND([.$N$3]*([.$A18]-[.W$4])/(20-[.W$4])/([.W$3]+1);0));&quot;-&quot;)" office:value-type="string" office:string-value="-">
            <text:p>-</text:p>
          </table:table-cell>
          <table:table-cell table:style-name="ce579" table:formula="of:=IF(([.$A18]+1)/2&gt;=[.X$3];MAX(0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C$3];MAX(0;ROUND([.$B$3]*([.$A19]-[.C$4])/(20-[.C$4])/([.C$3]+1);0));&quot;-&quot;)" office:value-type="float" office:value="7">
            <text:p>7</text:p>
          </table:table-cell>
          <table:table-cell table:style-name="ce575" table:formula="of:=IF(([.$A19]+1)/2&gt;=[.D$3];MAX(0;ROUND([.$B$3]*([.$A19]-[.D$4])/(20-[.D$4])/([.D$3]+1);0));&quot;-&quot;)" office:value-type="float" office:value="3">
            <text:p>3</text:p>
          </table:table-cell>
          <table:table-cell table:style-name="ce575" table:formula="of:=IF(([.$A19]+1)/2&gt;=[.E$3];MAX(0;ROUND([.$B$3]*([.$A19]-[.E$4])/(20-[.E$4])/([.E$3]+1);0));&quot;-&quot;)" office:value-type="float" office:value="2">
            <text:p>2</text:p>
          </table:table-cell>
          <table:table-cell table:style-name="ce575" table:formula="of:=IF(([.$A19]+1)/2&gt;=[.F$3];MAX(0;ROUND([.$B$3]*([.$A19]-[.F$4])/(20-[.F$4])/([.F$3]+1);0));&quot;-&quot;)" office:value-type="float" office:value="2">
            <text:p>2</text:p>
          </table:table-cell>
          <table:table-cell table:style-name="ce575" table:formula="of:=IF(([.$A19]+1)/2&gt;=[.G$3];MAX(0;ROUND([.$B$3]*([.$A19]-[.G$4])/(20-[.G$4])/([.G$3]+1);0));&quot;-&quot;)" office:value-type="float" office:value="1">
            <text:p>1</text:p>
          </table:table-cell>
          <table:table-cell table:style-name="ce575" table:formula="of:=IF(([.$A19]+1)/2&gt;=[.H$3];MAX(0;ROUND([.$B$3]*([.$A19]-[.H$4])/(20-[.H$4])/([.H$3]+1);0));&quot;-&quot;)" office:value-type="float" office:value="1">
            <text:p>1</text:p>
          </table:table-cell>
          <table:table-cell table:style-name="ce575" table:formula="of:=IF(([.$A19]+1)/2&gt;=[.I$3];MAX(0;ROUND([.$B$3]*([.$A19]-[.I$4])/(20-[.I$4])/([.I$3]+1);0));&quot;-&quot;)" office:value-type="float" office:value="1">
            <text:p>1</text:p>
          </table:table-cell>
          <table:table-cell table:style-name="ce575" table:formula="of:=IF(([.$A19]+1)/2&gt;=[.J$3];MAX(0;ROUND([.$B$3]*([.$A19]-[.J$4])/(20-[.J$4])/([.J$3]+1);0));&quot;-&quot;)" office:value-type="float" office:value="0">
            <text:p>0</text:p>
          </table:table-cell>
          <table:table-cell table:style-name="ce575" table:formula="of:=IF(([.$A19]+1)/2&gt;=[.K$3];MAX(0;ROUND([.$B$3]*([.$A19]-[.K$4])/(20-[.K$4])/([.K$3]+1);0));&quot;-&quot;)" office:value-type="float" office:value="0">
            <text:p>0</text:p>
          </table:table-cell>
          <table:table-cell table:style-name="ce579" table:formula="of:=IF(([.$A19]+1)/2&gt;=[.L$3];MAX(0;ROUND([.$B$3]*([.$A19]-[.L$4])/(20-[.L$4])/([.L$3]+1);0));&quot;-&quot;)" office:value-type="string" office:string-value="-">
            <text:p>-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1)/2&gt;=[.O$3];MAX(0;ROUND([.$N$3]*([.$A19]-[.O$4])/(20-[.O$4])/([.O$3]+1);0));&quot;-&quot;)" office:value-type="float" office:value="8">
            <text:p>8</text:p>
          </table:table-cell>
          <table:table-cell table:style-name="ce575" table:formula="of:=IF(([.$A19]+1)/2&gt;=[.P$3];MAX(0;ROUND([.$N$3]*([.$A19]-[.P$4])/(20-[.P$4])/([.P$3]+1);0));&quot;-&quot;)" office:value-type="float" office:value="4">
            <text:p>4</text:p>
          </table:table-cell>
          <table:table-cell table:style-name="ce575" table:formula="of:=IF(([.$A19]+1)/2&gt;=[.Q$3];MAX(0;ROUND([.$N$3]*([.$A19]-[.Q$4])/(20-[.Q$4])/([.Q$3]+1);0));&quot;-&quot;)" office:value-type="float" office:value="2">
            <text:p>2</text:p>
          </table:table-cell>
          <table:table-cell table:style-name="ce575" table:formula="of:=IF(([.$A19]+1)/2&gt;=[.R$3];MAX(0;ROUND([.$N$3]*([.$A19]-[.R$4])/(20-[.R$4])/([.R$3]+1);0));&quot;-&quot;)" office:value-type="float" office:value="2">
            <text:p>2</text:p>
          </table:table-cell>
          <table:table-cell table:style-name="ce575" table:formula="of:=IF(([.$A19]+1)/2&gt;=[.S$3];MAX(0;ROUND([.$N$3]*([.$A19]-[.S$4])/(20-[.S$4])/([.S$3]+1);0));&quot;-&quot;)" office:value-type="float" office:value="1">
            <text:p>1</text:p>
          </table:table-cell>
          <table:table-cell table:style-name="ce575" table:formula="of:=IF(([.$A19]+1)/2&gt;=[.T$3];MAX(0;ROUND([.$N$3]*([.$A19]-[.T$4])/(20-[.T$4])/([.T$3]+1);0));&quot;-&quot;)" office:value-type="float" office:value="1">
            <text:p>1</text:p>
          </table:table-cell>
          <table:table-cell table:style-name="ce575" table:formula="of:=IF(([.$A19]+1)/2&gt;=[.U$3];MAX(0;ROUND([.$N$3]*([.$A19]-[.U$4])/(20-[.U$4])/([.U$3]+1);0));&quot;-&quot;)" office:value-type="float" office:value="1">
            <text:p>1</text:p>
          </table:table-cell>
          <table:table-cell table:style-name="ce575" table:formula="of:=IF(([.$A19]+1)/2&gt;=[.V$3];MAX(0;ROUND([.$N$3]*([.$A19]-[.V$4])/(20-[.V$4])/([.V$3]+1);0));&quot;-&quot;)" office:value-type="float" office:value="0">
            <text:p>0</text:p>
          </table:table-cell>
          <table:table-cell table:style-name="ce575" table:formula="of:=IF(([.$A19]+1)/2&gt;=[.W$3];MAX(0;ROUND([.$N$3]*([.$A19]-[.W$4])/(20-[.W$4])/([.W$3]+1);0));&quot;-&quot;)" office:value-type="float" office:value="0">
            <text:p>0</text:p>
          </table:table-cell>
          <table:table-cell table:style-name="ce579" table:formula="of:=IF(([.$A19]+1)/2&gt;=[.X$3];MAX(0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C$3];MAX(0;ROUND([.$B$3]*([.$A20]-[.C$4])/(20-[.C$4])/([.C$3]+1);0));&quot;-&quot;)" office:value-type="float" office:value="7">
            <text:p>7</text:p>
          </table:table-cell>
          <table:table-cell table:style-name="ce575" table:formula="of:=IF(([.$A20]+1)/2&gt;=[.D$3];MAX(0;ROUND([.$B$3]*([.$A20]-[.D$4])/(20-[.D$4])/([.D$3]+1);0));&quot;-&quot;)" office:value-type="float" office:value="4">
            <text:p>4</text:p>
          </table:table-cell>
          <table:table-cell table:style-name="ce575" table:formula="of:=IF(([.$A20]+1)/2&gt;=[.E$3];MAX(0;ROUND([.$B$3]*([.$A20]-[.E$4])/(20-[.E$4])/([.E$3]+1);0));&quot;-&quot;)" office:value-type="float" office:value="2">
            <text:p>2</text:p>
          </table:table-cell>
          <table:table-cell table:style-name="ce575" table:formula="of:=IF(([.$A20]+1)/2&gt;=[.F$3];MAX(0;ROUND([.$B$3]*([.$A20]-[.F$4])/(20-[.F$4])/([.F$3]+1);0));&quot;-&quot;)" office:value-type="float" office:value="2">
            <text:p>2</text:p>
          </table:table-cell>
          <table:table-cell table:style-name="ce575" table:formula="of:=IF(([.$A20]+1)/2&gt;=[.G$3];MAX(0;ROUND([.$B$3]*([.$A20]-[.G$4])/(20-[.G$4])/([.G$3]+1);0));&quot;-&quot;)" office:value-type="float" office:value="1">
            <text:p>1</text:p>
          </table:table-cell>
          <table:table-cell table:style-name="ce575" table:formula="of:=IF(([.$A20]+1)/2&gt;=[.H$3];MAX(0;ROUND([.$B$3]*([.$A20]-[.H$4])/(20-[.H$4])/([.H$3]+1);0));&quot;-&quot;)" office:value-type="float" office:value="1">
            <text:p>1</text:p>
          </table:table-cell>
          <table:table-cell table:style-name="ce575" table:formula="of:=IF(([.$A20]+1)/2&gt;=[.I$3];MAX(0;ROUND([.$B$3]*([.$A20]-[.I$4])/(20-[.I$4])/([.I$3]+1);0));&quot;-&quot;)" office:value-type="float" office:value="1">
            <text:p>1</text:p>
          </table:table-cell>
          <table:table-cell table:style-name="ce575" table:formula="of:=IF(([.$A20]+1)/2&gt;=[.J$3];MAX(0;ROUND([.$B$3]*([.$A20]-[.J$4])/(20-[.J$4])/([.J$3]+1);0));&quot;-&quot;)" office:value-type="float" office:value="0">
            <text:p>0</text:p>
          </table:table-cell>
          <table:table-cell table:style-name="ce575" table:formula="of:=IF(([.$A20]+1)/2&gt;=[.K$3];MAX(0;ROUND([.$B$3]*([.$A20]-[.K$4])/(20-[.K$4])/([.K$3]+1);0));&quot;-&quot;)" office:value-type="float" office:value="0">
            <text:p>0</text:p>
          </table:table-cell>
          <table:table-cell table:style-name="ce579" table:formula="of:=IF(([.$A20]+1)/2&gt;=[.L$3];MAX(0;ROUND([.$B$3]*([.$A20]-[.L$4])/(20-[.L$4])/([.L$3]+1);0));&quot;-&quot;)" office:value-type="string" office:string-value="-">
            <text:p>-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1)/2&gt;=[.O$3];MAX(0;ROUND([.$N$3]*([.$A20]-[.O$4])/(20-[.O$4])/([.O$3]+1);0));&quot;-&quot;)" office:value-type="float" office:value="8">
            <text:p>8</text:p>
          </table:table-cell>
          <table:table-cell table:style-name="ce575" table:formula="of:=IF(([.$A20]+1)/2&gt;=[.P$3];MAX(0;ROUND([.$N$3]*([.$A20]-[.P$4])/(20-[.P$4])/([.P$3]+1);0));&quot;-&quot;)" office:value-type="float" office:value="4">
            <text:p>4</text:p>
          </table:table-cell>
          <table:table-cell table:style-name="ce575" table:formula="of:=IF(([.$A20]+1)/2&gt;=[.Q$3];MAX(0;ROUND([.$N$3]*([.$A20]-[.Q$4])/(20-[.Q$4])/([.Q$3]+1);0));&quot;-&quot;)" office:value-type="float" office:value="3">
            <text:p>3</text:p>
          </table:table-cell>
          <table:table-cell table:style-name="ce575" table:formula="of:=IF(([.$A20]+1)/2&gt;=[.R$3];MAX(0;ROUND([.$N$3]*([.$A20]-[.R$4])/(20-[.R$4])/([.R$3]+1);0));&quot;-&quot;)" office:value-type="float" office:value="2">
            <text:p>2</text:p>
          </table:table-cell>
          <table:table-cell table:style-name="ce575" table:formula="of:=IF(([.$A20]+1)/2&gt;=[.S$3];MAX(0;ROUND([.$N$3]*([.$A20]-[.S$4])/(20-[.S$4])/([.S$3]+1);0));&quot;-&quot;)" office:value-type="float" office:value="1">
            <text:p>1</text:p>
          </table:table-cell>
          <table:table-cell table:style-name="ce575" table:formula="of:=IF(([.$A20]+1)/2&gt;=[.T$3];MAX(0;ROUND([.$N$3]*([.$A20]-[.T$4])/(20-[.T$4])/([.T$3]+1);0));&quot;-&quot;)" office:value-type="float" office:value="1">
            <text:p>1</text:p>
          </table:table-cell>
          <table:table-cell table:style-name="ce575" table:formula="of:=IF(([.$A20]+1)/2&gt;=[.U$3];MAX(0;ROUND([.$N$3]*([.$A20]-[.U$4])/(20-[.U$4])/([.U$3]+1);0));&quot;-&quot;)" office:value-type="float" office:value="1">
            <text:p>1</text:p>
          </table:table-cell>
          <table:table-cell table:style-name="ce575" table:formula="of:=IF(([.$A20]+1)/2&gt;=[.V$3];MAX(0;ROUND([.$N$3]*([.$A20]-[.V$4])/(20-[.V$4])/([.V$3]+1);0));&quot;-&quot;)" office:value-type="float" office:value="1">
            <text:p>1</text:p>
          </table:table-cell>
          <table:table-cell table:style-name="ce575" table:formula="of:=IF(([.$A20]+1)/2&gt;=[.W$3];MAX(0;ROUND([.$N$3]*([.$A20]-[.W$4])/(20-[.W$4])/([.W$3]+1);0));&quot;-&quot;)" office:value-type="float" office:value="0">
            <text:p>0</text:p>
          </table:table-cell>
          <table:table-cell table:style-name="ce579" table:formula="of:=IF(([.$A20]+1)/2&gt;=[.X$3];MAX(0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C$3];MAX(0;ROUND([.$B$3]*([.$A21]-[.C$4])/(20-[.C$4])/([.C$3]+1);0));&quot;-&quot;)" office:value-type="float" office:value="8">
            <text:p>8</text:p>
          </table:table-cell>
          <table:table-cell table:style-name="ce575" table:formula="of:=IF(([.$A21]+1)/2&gt;=[.D$3];MAX(0;ROUND([.$B$3]*([.$A21]-[.D$4])/(20-[.D$4])/([.D$3]+1);0));&quot;-&quot;)" office:value-type="float" office:value="4">
            <text:p>4</text:p>
          </table:table-cell>
          <table:table-cell table:style-name="ce575" table:formula="of:=IF(([.$A21]+1)/2&gt;=[.E$3];MAX(0;ROUND([.$B$3]*([.$A21]-[.E$4])/(20-[.E$4])/([.E$3]+1);0));&quot;-&quot;)" office:value-type="float" office:value="2">
            <text:p>2</text:p>
          </table:table-cell>
          <table:table-cell table:style-name="ce575" table:formula="of:=IF(([.$A21]+1)/2&gt;=[.F$3];MAX(0;ROUND([.$B$3]*([.$A21]-[.F$4])/(20-[.F$4])/([.F$3]+1);0));&quot;-&quot;)" office:value-type="float" office:value="2">
            <text:p>2</text:p>
          </table:table-cell>
          <table:table-cell table:style-name="ce575" table:formula="of:=IF(([.$A21]+1)/2&gt;=[.G$3];MAX(0;ROUND([.$B$3]*([.$A21]-[.G$4])/(20-[.G$4])/([.G$3]+1);0));&quot;-&quot;)" office:value-type="float" office:value="1">
            <text:p>1</text:p>
          </table:table-cell>
          <table:table-cell table:style-name="ce575" table:formula="of:=IF(([.$A21]+1)/2&gt;=[.H$3];MAX(0;ROUND([.$B$3]*([.$A21]-[.H$4])/(20-[.H$4])/([.H$3]+1);0));&quot;-&quot;)" office:value-type="float" office:value="1">
            <text:p>1</text:p>
          </table:table-cell>
          <table:table-cell table:style-name="ce575" table:formula="of:=IF(([.$A21]+1)/2&gt;=[.I$3];MAX(0;ROUND([.$B$3]*([.$A21]-[.I$4])/(20-[.I$4])/([.I$3]+1);0));&quot;-&quot;)" office:value-type="float" office:value="1">
            <text:p>1</text:p>
          </table:table-cell>
          <table:table-cell table:style-name="ce575" table:formula="of:=IF(([.$A21]+1)/2&gt;=[.J$3];MAX(0;ROUND([.$B$3]*([.$A21]-[.J$4])/(20-[.J$4])/([.J$3]+1);0));&quot;-&quot;)" office:value-type="float" office:value="1">
            <text:p>1</text:p>
          </table:table-cell>
          <table:table-cell table:style-name="ce575" table:formula="of:=IF(([.$A21]+1)/2&gt;=[.K$3];MAX(0;ROUND([.$B$3]*([.$A21]-[.K$4])/(20-[.K$4])/([.K$3]+1);0));&quot;-&quot;)" office:value-type="float" office:value="0">
            <text:p>0</text:p>
          </table:table-cell>
          <table:table-cell table:style-name="ce579" table:formula="of:=IF(([.$A21]+1)/2&gt;=[.L$3];MAX(0;ROUND([.$B$3]*([.$A21]-[.L$4])/(20-[.L$4])/([.L$3]+1);0)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1)/2&gt;=[.O$3];MAX(0;ROUND([.$N$3]*([.$A21]-[.O$4])/(20-[.O$4])/([.O$3]+1);0));&quot;-&quot;)" office:value-type="float" office:value="9">
            <text:p>9</text:p>
          </table:table-cell>
          <table:table-cell table:style-name="ce575" table:formula="of:=IF(([.$A21]+1)/2&gt;=[.P$3];MAX(0;ROUND([.$N$3]*([.$A21]-[.P$4])/(20-[.P$4])/([.P$3]+1);0));&quot;-&quot;)" office:value-type="float" office:value="4">
            <text:p>4</text:p>
          </table:table-cell>
          <table:table-cell table:style-name="ce575" table:formula="of:=IF(([.$A21]+1)/2&gt;=[.Q$3];MAX(0;ROUND([.$N$3]*([.$A21]-[.Q$4])/(20-[.Q$4])/([.Q$3]+1);0));&quot;-&quot;)" office:value-type="float" office:value="3">
            <text:p>3</text:p>
          </table:table-cell>
          <table:table-cell table:style-name="ce575" table:formula="of:=IF(([.$A21]+1)/2&gt;=[.R$3];MAX(0;ROUND([.$N$3]*([.$A21]-[.R$4])/(20-[.R$4])/([.R$3]+1);0));&quot;-&quot;)" office:value-type="float" office:value="2">
            <text:p>2</text:p>
          </table:table-cell>
          <table:table-cell table:style-name="ce575" table:formula="of:=IF(([.$A21]+1)/2&gt;=[.S$3];MAX(0;ROUND([.$N$3]*([.$A21]-[.S$4])/(20-[.S$4])/([.S$3]+1);0));&quot;-&quot;)" office:value-type="float" office:value="2">
            <text:p>2</text:p>
          </table:table-cell>
          <table:table-cell table:style-name="ce575" table:formula="of:=IF(([.$A21]+1)/2&gt;=[.T$3];MAX(0;ROUND([.$N$3]*([.$A21]-[.T$4])/(20-[.T$4])/([.T$3]+1);0));&quot;-&quot;)" office:value-type="float" office:value="1">
            <text:p>1</text:p>
          </table:table-cell>
          <table:table-cell table:style-name="ce575" table:formula="of:=IF(([.$A21]+1)/2&gt;=[.U$3];MAX(0;ROUND([.$N$3]*([.$A21]-[.U$4])/(20-[.U$4])/([.U$3]+1);0));&quot;-&quot;)" office:value-type="float" office:value="1">
            <text:p>1</text:p>
          </table:table-cell>
          <table:table-cell table:style-name="ce575" table:formula="of:=IF(([.$A21]+1)/2&gt;=[.V$3];MAX(0;ROUND([.$N$3]*([.$A21]-[.V$4])/(20-[.V$4])/([.V$3]+1);0));&quot;-&quot;)" office:value-type="float" office:value="1">
            <text:p>1</text:p>
          </table:table-cell>
          <table:table-cell table:style-name="ce575" table:formula="of:=IF(([.$A21]+1)/2&gt;=[.W$3];MAX(0;ROUND([.$N$3]*([.$A21]-[.W$4])/(20-[.W$4])/([.W$3]+1);0));&quot;-&quot;)" office:value-type="float" office:value="0">
            <text:p>0</text:p>
          </table:table-cell>
          <table:table-cell table:style-name="ce579" table:formula="of:=IF(([.$A21]+1)/2&gt;=[.X$3];MAX(0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C$3];MAX(0;ROUND([.$B$3]*([.$A22]-[.C$4])/(20-[.C$4])/([.C$3]+1);0));&quot;-&quot;)" office:value-type="float" office:value="8">
            <text:p>8</text:p>
          </table:table-cell>
          <table:table-cell table:style-name="ce575" table:formula="of:=IF(([.$A22]+1)/2&gt;=[.D$3];MAX(0;ROUND([.$B$3]*([.$A22]-[.D$4])/(20-[.D$4])/([.D$3]+1);0));&quot;-&quot;)" office:value-type="float" office:value="4">
            <text:p>4</text:p>
          </table:table-cell>
          <table:table-cell table:style-name="ce575" table:formula="of:=IF(([.$A22]+1)/2&gt;=[.E$3];MAX(0;ROUND([.$B$3]*([.$A22]-[.E$4])/(20-[.E$4])/([.E$3]+1);0));&quot;-&quot;)" office:value-type="float" office:value="3">
            <text:p>3</text:p>
          </table:table-cell>
          <table:table-cell table:style-name="ce575" table:formula="of:=IF(([.$A22]+1)/2&gt;=[.F$3];MAX(0;ROUND([.$B$3]*([.$A22]-[.F$4])/(20-[.F$4])/([.F$3]+1);0));&quot;-&quot;)" office:value-type="float" office:value="2">
            <text:p>2</text:p>
          </table:table-cell>
          <table:table-cell table:style-name="ce575" table:formula="of:=IF(([.$A22]+1)/2&gt;=[.G$3];MAX(0;ROUND([.$B$3]*([.$A22]-[.G$4])/(20-[.G$4])/([.G$3]+1);0));&quot;-&quot;)" office:value-type="float" office:value="2">
            <text:p>2</text:p>
          </table:table-cell>
          <table:table-cell table:style-name="ce575" table:formula="of:=IF(([.$A22]+1)/2&gt;=[.H$3];MAX(0;ROUND([.$B$3]*([.$A22]-[.H$4])/(20-[.H$4])/([.H$3]+1);0));&quot;-&quot;)" office:value-type="float" office:value="1">
            <text:p>1</text:p>
          </table:table-cell>
          <table:table-cell table:style-name="ce575" table:formula="of:=IF(([.$A22]+1)/2&gt;=[.I$3];MAX(0;ROUND([.$B$3]*([.$A22]-[.I$4])/(20-[.I$4])/([.I$3]+1);0));&quot;-&quot;)" office:value-type="float" office:value="1">
            <text:p>1</text:p>
          </table:table-cell>
          <table:table-cell table:style-name="ce575" table:formula="of:=IF(([.$A22]+1)/2&gt;=[.J$3];MAX(0;ROUND([.$B$3]*([.$A22]-[.J$4])/(20-[.J$4])/([.J$3]+1);0));&quot;-&quot;)" office:value-type="float" office:value="1">
            <text:p>1</text:p>
          </table:table-cell>
          <table:table-cell table:style-name="ce575" table:formula="of:=IF(([.$A22]+1)/2&gt;=[.K$3];MAX(0;ROUND([.$B$3]*([.$A22]-[.K$4])/(20-[.K$4])/([.K$3]+1);0));&quot;-&quot;)" office:value-type="float" office:value="1">
            <text:p>1</text:p>
          </table:table-cell>
          <table:table-cell table:style-name="ce579" table:formula="of:=IF(([.$A22]+1)/2&gt;=[.L$3];MAX(0;ROUND([.$B$3]*([.$A22]-[.L$4])/(20-[.L$4])/([.L$3]+1);0)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1)/2&gt;=[.O$3];MAX(0;ROUND([.$N$3]*([.$A22]-[.O$4])/(20-[.O$4])/([.O$3]+1);0));&quot;-&quot;)" office:value-type="float" office:value="9">
            <text:p>9</text:p>
          </table:table-cell>
          <table:table-cell table:style-name="ce575" table:formula="of:=IF(([.$A22]+1)/2&gt;=[.P$3];MAX(0;ROUND([.$N$3]*([.$A22]-[.P$4])/(20-[.P$4])/([.P$3]+1);0));&quot;-&quot;)" office:value-type="float" office:value="4">
            <text:p>4</text:p>
          </table:table-cell>
          <table:table-cell table:style-name="ce575" table:formula="of:=IF(([.$A22]+1)/2&gt;=[.Q$3];MAX(0;ROUND([.$N$3]*([.$A22]-[.Q$4])/(20-[.Q$4])/([.Q$3]+1);0));&quot;-&quot;)" office:value-type="float" office:value="3">
            <text:p>3</text:p>
          </table:table-cell>
          <table:table-cell table:style-name="ce575" table:formula="of:=IF(([.$A22]+1)/2&gt;=[.R$3];MAX(0;ROUND([.$N$3]*([.$A22]-[.R$4])/(20-[.R$4])/([.R$3]+1);0));&quot;-&quot;)" office:value-type="float" office:value="2">
            <text:p>2</text:p>
          </table:table-cell>
          <table:table-cell table:style-name="ce575" table:formula="of:=IF(([.$A22]+1)/2&gt;=[.S$3];MAX(0;ROUND([.$N$3]*([.$A22]-[.S$4])/(20-[.S$4])/([.S$3]+1);0));&quot;-&quot;)" office:value-type="float" office:value="2">
            <text:p>2</text:p>
          </table:table-cell>
          <table:table-cell table:style-name="ce575" table:formula="of:=IF(([.$A22]+1)/2&gt;=[.T$3];MAX(0;ROUND([.$N$3]*([.$A22]-[.T$4])/(20-[.T$4])/([.T$3]+1);0));&quot;-&quot;)" office:value-type="float" office:value="1">
            <text:p>1</text:p>
          </table:table-cell>
          <table:table-cell table:style-name="ce575" table:formula="of:=IF(([.$A22]+1)/2&gt;=[.U$3];MAX(0;ROUND([.$N$3]*([.$A22]-[.U$4])/(20-[.U$4])/([.U$3]+1);0));&quot;-&quot;)" office:value-type="float" office:value="1">
            <text:p>1</text:p>
          </table:table-cell>
          <table:table-cell table:style-name="ce575" table:formula="of:=IF(([.$A22]+1)/2&gt;=[.V$3];MAX(0;ROUND([.$N$3]*([.$A22]-[.V$4])/(20-[.V$4])/([.V$3]+1);0));&quot;-&quot;)" office:value-type="float" office:value="1">
            <text:p>1</text:p>
          </table:table-cell>
          <table:table-cell table:style-name="ce575" table:formula="of:=IF(([.$A22]+1)/2&gt;=[.W$3];MAX(0;ROUND([.$N$3]*([.$A22]-[.W$4])/(20-[.W$4])/([.W$3]+1);0));&quot;-&quot;)" office:value-type="float" office:value="1">
            <text:p>1</text:p>
          </table:table-cell>
          <table:table-cell table:style-name="ce579" table:formula="of:=IF(([.$A22]+1)/2&gt;=[.X$3];MAX(0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C$3];MAX(0;ROUND([.$B$3]*([.$A23]-[.C$4])/(20-[.C$4])/([.C$3]+1);0));&quot;-&quot;)" office:value-type="float" office:value="9">
            <text:p>9</text:p>
          </table:table-cell>
          <table:table-cell table:style-name="ce575" table:formula="of:=IF(([.$A23]+1)/2&gt;=[.D$3];MAX(0;ROUND([.$B$3]*([.$A23]-[.D$4])/(20-[.D$4])/([.D$3]+1);0));&quot;-&quot;)" office:value-type="float" office:value="4">
            <text:p>4</text:p>
          </table:table-cell>
          <table:table-cell table:style-name="ce575" table:formula="of:=IF(([.$A23]+1)/2&gt;=[.E$3];MAX(0;ROUND([.$B$3]*([.$A23]-[.E$4])/(20-[.E$4])/([.E$3]+1);0));&quot;-&quot;)" office:value-type="float" office:value="3">
            <text:p>3</text:p>
          </table:table-cell>
          <table:table-cell table:style-name="ce575" table:formula="of:=IF(([.$A23]+1)/2&gt;=[.F$3];MAX(0;ROUND([.$B$3]*([.$A23]-[.F$4])/(20-[.F$4])/([.F$3]+1);0));&quot;-&quot;)" office:value-type="float" office:value="2">
            <text:p>2</text:p>
          </table:table-cell>
          <table:table-cell table:style-name="ce575" table:formula="of:=IF(([.$A23]+1)/2&gt;=[.G$3];MAX(0;ROUND([.$B$3]*([.$A23]-[.G$4])/(20-[.G$4])/([.G$3]+1);0));&quot;-&quot;)" office:value-type="float" office:value="2">
            <text:p>2</text:p>
          </table:table-cell>
          <table:table-cell table:style-name="ce575" table:formula="of:=IF(([.$A23]+1)/2&gt;=[.H$3];MAX(0;ROUND([.$B$3]*([.$A23]-[.H$4])/(20-[.H$4])/([.H$3]+1);0));&quot;-&quot;)" office:value-type="float" office:value="1">
            <text:p>1</text:p>
          </table:table-cell>
          <table:table-cell table:style-name="ce575" table:formula="of:=IF(([.$A23]+1)/2&gt;=[.I$3];MAX(0;ROUND([.$B$3]*([.$A23]-[.I$4])/(20-[.I$4])/([.I$3]+1);0));&quot;-&quot;)" office:value-type="float" office:value="1">
            <text:p>1</text:p>
          </table:table-cell>
          <table:table-cell table:style-name="ce575" table:formula="of:=IF(([.$A23]+1)/2&gt;=[.J$3];MAX(0;ROUND([.$B$3]*([.$A23]-[.J$4])/(20-[.J$4])/([.J$3]+1);0));&quot;-&quot;)" office:value-type="float" office:value="1">
            <text:p>1</text:p>
          </table:table-cell>
          <table:table-cell table:style-name="ce575" table:formula="of:=IF(([.$A23]+1)/2&gt;=[.K$3];MAX(0;ROUND([.$B$3]*([.$A23]-[.K$4])/(20-[.K$4])/([.K$3]+1);0));&quot;-&quot;)" office:value-type="float" office:value="1">
            <text:p>1</text:p>
          </table:table-cell>
          <table:table-cell table:style-name="ce579" table:formula="of:=IF(([.$A23]+1)/2&gt;=[.L$3];MAX(0;ROUND([.$B$3]*([.$A23]-[.L$4])/(20-[.L$4])/([.L$3]+1);0));&quot;-&quot;)" office:value-type="float" office:value="1">
            <text:p>1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1)/2&gt;=[.O$3];MAX(0;ROUND([.$N$3]*([.$A23]-[.O$4])/(20-[.O$4])/([.O$3]+1);0));&quot;-&quot;)" office:value-type="float" office:value="10">
            <text:p>10</text:p>
          </table:table-cell>
          <table:table-cell table:style-name="ce575" table:formula="of:=IF(([.$A23]+1)/2&gt;=[.P$3];MAX(0;ROUND([.$N$3]*([.$A23]-[.P$4])/(20-[.P$4])/([.P$3]+1);0));&quot;-&quot;)" office:value-type="float" office:value="5">
            <text:p>5</text:p>
          </table:table-cell>
          <table:table-cell table:style-name="ce575" table:formula="of:=IF(([.$A23]+1)/2&gt;=[.Q$3];MAX(0;ROUND([.$N$3]*([.$A23]-[.Q$4])/(20-[.Q$4])/([.Q$3]+1);0));&quot;-&quot;)" office:value-type="float" office:value="3">
            <text:p>3</text:p>
          </table:table-cell>
          <table:table-cell table:style-name="ce575" table:formula="of:=IF(([.$A23]+1)/2&gt;=[.R$3];MAX(0;ROUND([.$N$3]*([.$A23]-[.R$4])/(20-[.R$4])/([.R$3]+1);0));&quot;-&quot;)" office:value-type="float" office:value="2">
            <text:p>2</text:p>
          </table:table-cell>
          <table:table-cell table:style-name="ce575" table:formula="of:=IF(([.$A23]+1)/2&gt;=[.S$3];MAX(0;ROUND([.$N$3]*([.$A23]-[.S$4])/(20-[.S$4])/([.S$3]+1);0));&quot;-&quot;)" office:value-type="float" office:value="2">
            <text:p>2</text:p>
          </table:table-cell>
          <table:table-cell table:style-name="ce575" table:formula="of:=IF(([.$A23]+1)/2&gt;=[.T$3];MAX(0;ROUND([.$N$3]*([.$A23]-[.T$4])/(20-[.T$4])/([.T$3]+1);0));&quot;-&quot;)" office:value-type="float" office:value="2">
            <text:p>2</text:p>
          </table:table-cell>
          <table:table-cell table:style-name="ce575" table:formula="of:=IF(([.$A23]+1)/2&gt;=[.U$3];MAX(0;ROUND([.$N$3]*([.$A23]-[.U$4])/(20-[.U$4])/([.U$3]+1);0));&quot;-&quot;)" office:value-type="float" office:value="1">
            <text:p>1</text:p>
          </table:table-cell>
          <table:table-cell table:style-name="ce575" table:formula="of:=IF(([.$A23]+1)/2&gt;=[.V$3];MAX(0;ROUND([.$N$3]*([.$A23]-[.V$4])/(20-[.V$4])/([.V$3]+1);0));&quot;-&quot;)" office:value-type="float" office:value="1">
            <text:p>1</text:p>
          </table:table-cell>
          <table:table-cell table:style-name="ce575" table:formula="of:=IF(([.$A23]+1)/2&gt;=[.W$3];MAX(0;ROUND([.$N$3]*([.$A23]-[.W$4])/(20-[.W$4])/([.W$3]+1);0));&quot;-&quot;)" office:value-type="float" office:value="1">
            <text:p>1</text:p>
          </table:table-cell>
          <table:table-cell table:style-name="ce579" table:formula="of:=IF(([.$A23]+1)/2&gt;=[.X$3];MAX(0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C$3];MAX(0;ROUND([.$B$3]*([.$A24]-[.C$4])/(20-[.C$4])/([.C$3]+1);0));&quot;-&quot;)" office:value-type="float" office:value="9">
            <text:p>9</text:p>
          </table:table-cell>
          <table:table-cell table:style-name="ce576" table:formula="of:=IF(([.$A24]+1)/2&gt;=[.D$3];MAX(0;ROUND([.$B$3]*([.$A24]-[.D$4])/(20-[.D$4])/([.D$3]+1);0));&quot;-&quot;)" office:value-type="float" office:value="5">
            <text:p>5</text:p>
          </table:table-cell>
          <table:table-cell table:style-name="ce576" table:formula="of:=IF(([.$A24]+1)/2&gt;=[.E$3];MAX(0;ROUND([.$B$3]*([.$A24]-[.E$4])/(20-[.E$4])/([.E$3]+1);0));&quot;-&quot;)" office:value-type="float" office:value="3">
            <text:p>3</text:p>
          </table:table-cell>
          <table:table-cell table:style-name="ce576" table:formula="of:=IF(([.$A24]+1)/2&gt;=[.F$3];MAX(0;ROUND([.$B$3]*([.$A24]-[.F$4])/(20-[.F$4])/([.F$3]+1);0));&quot;-&quot;)" office:value-type="float" office:value="2">
            <text:p>2</text:p>
          </table:table-cell>
          <table:table-cell table:style-name="ce576" table:formula="of:=IF(([.$A24]+1)/2&gt;=[.G$3];MAX(0;ROUND([.$B$3]*([.$A24]-[.G$4])/(20-[.G$4])/([.G$3]+1);0));&quot;-&quot;)" office:value-type="float" office:value="2">
            <text:p>2</text:p>
          </table:table-cell>
          <table:table-cell table:style-name="ce576" table:formula="of:=IF(([.$A24]+1)/2&gt;=[.H$3];MAX(0;ROUND([.$B$3]*([.$A24]-[.H$4])/(20-[.H$4])/([.H$3]+1);0));&quot;-&quot;)" office:value-type="float" office:value="2">
            <text:p>2</text:p>
          </table:table-cell>
          <table:table-cell table:style-name="ce576" table:formula="of:=IF(([.$A24]+1)/2&gt;=[.I$3];MAX(0;ROUND([.$B$3]*([.$A24]-[.I$4])/(20-[.I$4])/([.I$3]+1);0));&quot;-&quot;)" office:value-type="float" office:value="1">
            <text:p>1</text:p>
          </table:table-cell>
          <table:table-cell table:style-name="ce576" table:formula="of:=IF(([.$A24]+1)/2&gt;=[.J$3];MAX(0;ROUND([.$B$3]*([.$A24]-[.J$4])/(20-[.J$4])/([.J$3]+1);0));&quot;-&quot;)" office:value-type="float" office:value="1">
            <text:p>1</text:p>
          </table:table-cell>
          <table:table-cell table:style-name="ce576" table:formula="of:=IF(([.$A24]+1)/2&gt;=[.K$3];MAX(0;ROUND([.$B$3]*([.$A24]-[.K$4])/(20-[.K$4])/([.K$3]+1);0));&quot;-&quot;)" office:value-type="float" office:value="1">
            <text:p>1</text:p>
          </table:table-cell>
          <table:table-cell table:style-name="ce581" table:formula="of:=IF(([.$A24]+1)/2&gt;=[.L$3];MAX(0;ROUND([.$B$3]*([.$A24]-[.L$4])/(20-[.L$4])/([.L$3]+1);0));&quot;-&quot;)" office:value-type="float" office:value="1">
            <text:p>1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1)/2&gt;=[.O$3];MAX(0;ROUND([.$N$3]*([.$A24]-[.O$4])/(20-[.O$4])/([.O$3]+1);0));&quot;-&quot;)" office:value-type="float" office:value="10">
            <text:p>10</text:p>
          </table:table-cell>
          <table:table-cell table:style-name="ce576" table:formula="of:=IF(([.$A24]+1)/2&gt;=[.P$3];MAX(0;ROUND([.$N$3]*([.$A24]-[.P$4])/(20-[.P$4])/([.P$3]+1);0));&quot;-&quot;)" office:value-type="float" office:value="5">
            <text:p>5</text:p>
          </table:table-cell>
          <table:table-cell table:style-name="ce576" table:formula="of:=IF(([.$A24]+1)/2&gt;=[.Q$3];MAX(0;ROUND([.$N$3]*([.$A24]-[.Q$4])/(20-[.Q$4])/([.Q$3]+1);0));&quot;-&quot;)" office:value-type="float" office:value="3">
            <text:p>3</text:p>
          </table:table-cell>
          <table:table-cell table:style-name="ce576" table:formula="of:=IF(([.$A24]+1)/2&gt;=[.R$3];MAX(0;ROUND([.$N$3]*([.$A24]-[.R$4])/(20-[.R$4])/([.R$3]+1);0));&quot;-&quot;)" office:value-type="float" office:value="3">
            <text:p>3</text:p>
          </table:table-cell>
          <table:table-cell table:style-name="ce576" table:formula="of:=IF(([.$A24]+1)/2&gt;=[.S$3];MAX(0;ROUND([.$N$3]*([.$A24]-[.S$4])/(20-[.S$4])/([.S$3]+1);0));&quot;-&quot;)" office:value-type="float" office:value="2">
            <text:p>2</text:p>
          </table:table-cell>
          <table:table-cell table:style-name="ce576" table:formula="of:=IF(([.$A24]+1)/2&gt;=[.T$3];MAX(0;ROUND([.$N$3]*([.$A24]-[.T$4])/(20-[.T$4])/([.T$3]+1);0));&quot;-&quot;)" office:value-type="float" office:value="2">
            <text:p>2</text:p>
          </table:table-cell>
          <table:table-cell table:style-name="ce576" table:formula="of:=IF(([.$A24]+1)/2&gt;=[.U$3];MAX(0;ROUND([.$N$3]*([.$A24]-[.U$4])/(20-[.U$4])/([.U$3]+1);0));&quot;-&quot;)" office:value-type="float" office:value="1">
            <text:p>1</text:p>
          </table:table-cell>
          <table:table-cell table:style-name="ce576" table:formula="of:=IF(([.$A24]+1)/2&gt;=[.V$3];MAX(0;ROUND([.$N$3]*([.$A24]-[.V$4])/(20-[.V$4])/([.V$3]+1);0));&quot;-&quot;)" office:value-type="float" office:value="1">
            <text:p>1</text:p>
          </table:table-cell>
          <table:table-cell table:style-name="ce576" table:formula="of:=IF(([.$A24]+1)/2&gt;=[.W$3];MAX(0;ROUND([.$N$3]*([.$A24]-[.W$4])/(20-[.W$4])/([.W$3]+1);0));&quot;-&quot;)" office:value-type="float" office:value="1">
            <text:p>1</text:p>
          </table:table-cell>
          <table:table-cell table:style-name="ce581" table:formula="of:=IF(([.$A24]+1)/2&gt;=[.X$3];MAX(0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28">
            <text:p>28</text:p>
          </table:table-cell>
          <table:table-cell table:style-name="ce573" table:formula="of:=[.A25]+4" office:value-type="float" office:value="32">
            <text:p>32</text:p>
          </table:table-cell>
          <table:table-cell table:number-columns-repeated="9"/>
          <table:table-cell table:style-name="ce573"/>
          <table:table-cell table:style-name="ce573" table:formula="of:=[.A25]+2" office:value-type="float" office:value="30">
            <text:p>30</text:p>
          </table:table-cell>
          <table:table-cell table:style-name="ce573" table:formula="of:=[.A25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10" table:number-rows-spanned="1">
            <text:p>Livello Incantesimo</text:p>
          </table:table-cell>
          <table:covered-table-cell table:number-columns-repeated="8" table:style-name="ce574"/>
          <table:covered-table-cell table:style-name="ce577"/>
          <table:table-cell table:number-columns-repeated="1000"/>
        </table:table-row>
        <table:table-row table:style-name="ro3">
          <table:table-cell table:style-name="ce571" table:formula="of:=CONCATENATE([.B25];&quot; - &quot;;[.B25]+1)" office:value-type="string" office:string-value="32 - 33">
            <text:p>32 - 33</text:p>
          </table:table-cell>
          <table:table-cell table:style-name="ce575" table:formula="of:=CONCATENATE(IF([.B25]&gt;=10;&quot;+&quot;;&quot;&quot;);ROUNDDOWN(([.B25]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5" table:formula="of:=[.H27]+1" office:value-type="float" office:value="6">
            <text:p>6</text:p>
          </table:table-cell>
          <table:table-cell table:style-name="ce575" table:formula="of:=[.I27]+1" office:value-type="float" office:value="7">
            <text:p>7</text:p>
          </table:table-cell>
          <table:table-cell table:style-name="ce575" table:formula="of:=[.J27]+1" office:value-type="float" office:value="8">
            <text:p>8</text:p>
          </table:table-cell>
          <table:table-cell table:style-name="ce579" table:formula="of:=[.K27]+1" office:value-type="float" office:value="9">
            <text:p>9</text:p>
          </table:table-cell>
          <table:table-cell table:style-name="ce571" table:formula="of:=CONCATENATE([.N25];&quot; - &quot;;[.N25]+1)" office:value-type="string" office:string-value="34 - 35">
            <text:p>34 - 35</text:p>
          </table:table-cell>
          <table:table-cell table:style-name="ce575" table:formula="of:=CONCATENATE(IF([.N25]&gt;=10;&quot;+&quot;;&quot;&quot;);ROUNDDOWN(([.N25]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O27]+1" office:value-type="float" office:value="1">
            <text:p>1</text:p>
          </table:table-cell>
          <table:table-cell table:style-name="ce575" table:formula="of:=[.P27]+1" office:value-type="float" office:value="2">
            <text:p>2</text:p>
          </table:table-cell>
          <table:table-cell table:style-name="ce575" table:formula="of:=[.Q27]+1" office:value-type="float" office:value="3">
            <text:p>3</text:p>
          </table:table-cell>
          <table:table-cell table:style-name="ce575" table:formula="of:=[.R27]+1" office:value-type="float" office:value="4">
            <text:p>4</text:p>
          </table:table-cell>
          <table:table-cell table:style-name="ce575" table:formula="of:=[.S27]+1" office:value-type="float" office:value="5">
            <text:p>5</text:p>
          </table:table-cell>
          <table:table-cell table:style-name="ce575" table:formula="of:=[.T27]+1" office:value-type="float" office:value="6">
            <text:p>6</text:p>
          </table:table-cell>
          <table:table-cell table:style-name="ce575" table:formula="of:=[.U27]+1" office:value-type="float" office:value="7">
            <text:p>7</text:p>
          </table:table-cell>
          <table:table-cell table:style-name="ce575" table:formula="of:=[.V27]+1" office:value-type="float" office:value="8">
            <text:p>8</text:p>
          </table:table-cell>
          <table:table-cell table:style-name="ce579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C27])*2-1" office:value-type="float" office:value="-1">
            <text:p>-1</text:p>
          </table:table-cell>
          <table:table-cell table:style-name="ce578" table:formula="of:=([.D27])*2-1" office:value-type="float" office:value="1">
            <text:p>1</text:p>
          </table:table-cell>
          <table:table-cell table:style-name="ce578" table:formula="of:=([.E27])*2-1" office:value-type="float" office:value="3">
            <text:p>3</text:p>
          </table:table-cell>
          <table:table-cell table:style-name="ce578" table:formula="of:=([.F27])*2-1" office:value-type="float" office:value="5">
            <text:p>5</text:p>
          </table:table-cell>
          <table:table-cell table:style-name="ce578" table:formula="of:=([.G27])*2-1" office:value-type="float" office:value="7">
            <text:p>7</text:p>
          </table:table-cell>
          <table:table-cell table:style-name="ce578" table:formula="of:=([.H27])*2-1" office:value-type="float" office:value="9">
            <text:p>9</text:p>
          </table:table-cell>
          <table:table-cell table:style-name="ce578" table:formula="of:=([.I27])*2-1" office:value-type="float" office:value="11">
            <text:p>11</text:p>
          </table:table-cell>
          <table:table-cell table:style-name="ce578" table:formula="of:=([.J27])*2-1" office:value-type="float" office:value="13">
            <text:p>13</text:p>
          </table:table-cell>
          <table:table-cell table:style-name="ce578" table:formula="of:=([.K27])*2-1" office:value-type="float" office:value="15">
            <text:p>15</text:p>
          </table:table-cell>
          <table:table-cell table:style-name="ce580" table:formula="of:=([.L27])*2-1" office:value-type="float" office:value="17">
            <text:p>17</text:p>
          </table:table-cell>
          <table:table-cell table:style-name="ce571" office:value-type="string" table:number-columns-spanned="2" table:number-rows-spanned="1">
            <text:p>Livello Incantatore</text:p>
          </table:table-cell>
          <table:covered-table-cell table:style-name="ce575"/>
          <table:table-cell table:style-name="ce578" table:formula="of:=([.O27])*2-1" office:value-type="float" office:value="-1">
            <text:p>-1</text:p>
          </table:table-cell>
          <table:table-cell table:style-name="ce578" table:formula="of:=([.P27])*2-1" office:value-type="float" office:value="1">
            <text:p>1</text:p>
          </table:table-cell>
          <table:table-cell table:style-name="ce578" table:formula="of:=([.Q27])*2-1" office:value-type="float" office:value="3">
            <text:p>3</text:p>
          </table:table-cell>
          <table:table-cell table:style-name="ce578" table:formula="of:=([.R27])*2-1" office:value-type="float" office:value="5">
            <text:p>5</text:p>
          </table:table-cell>
          <table:table-cell table:style-name="ce578" table:formula="of:=([.S27])*2-1" office:value-type="float" office:value="7">
            <text:p>7</text:p>
          </table:table-cell>
          <table:table-cell table:style-name="ce578" table:formula="of:=([.T27])*2-1" office:value-type="float" office:value="9">
            <text:p>9</text:p>
          </table:table-cell>
          <table:table-cell table:style-name="ce578" table:formula="of:=([.U27])*2-1" office:value-type="float" office:value="11">
            <text:p>11</text:p>
          </table:table-cell>
          <table:table-cell table:style-name="ce578" table:formula="of:=([.V27])*2-1" office:value-type="float" office:value="13">
            <text:p>13</text:p>
          </table:table-cell>
          <table:table-cell table:style-name="ce578" table:formula="of:=([.W27])*2-1" office:value-type="float" office:value="15">
            <text:p>15</text:p>
          </table:table-cell>
          <table:table-cell table:style-name="ce580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C$3];MAX(0;ROUND([.$B$27]*([.$A29]-[.C$4])/(20-[.C$4])/([.C$3]+1);0));&quot;-&quot;)" office:value-type="float" office:value="1">
            <text:p>1</text:p>
          </table:table-cell>
          <table:table-cell table:style-name="ce575" table:formula="of:=IF(([.$A29]+1)/2&gt;=[.D$3];MAX(0;ROUND([.$B$27]*([.$A29]-[.D$4])/(20-[.D$4])/([.D$3]+1);0));&quot;-&quot;)" office:value-type="float" office:value="0">
            <text:p>0</text:p>
          </table:table-cell>
          <table:table-cell table:style-name="ce575" table:formula="of:=IF(([.$A29]+1)/2&gt;=[.E$3];MAX(0;ROUND([.$B$27]*([.$A29]-[.E$4])/(20-[.E$4])/([.E$3]+1);0));&quot;-&quot;)" office:value-type="string" office:string-value="-">
            <text:p>-</text:p>
          </table:table-cell>
          <table:table-cell table:style-name="ce575" table:formula="of:=IF(([.$A29]+1)/2&gt;=[.F$3];MAX(0;ROUND([.$B$27]*([.$A29]-[.F$4])/(20-[.F$4])/([.F$3]+1);0));&quot;-&quot;)" office:value-type="string" office:string-value="-">
            <text:p>-</text:p>
          </table:table-cell>
          <table:table-cell table:style-name="ce575" table:formula="of:=IF(([.$A29]+1)/2&gt;=[.G$3];MAX(0;ROUND([.$B$27]*([.$A29]-[.G$4])/(20-[.G$4])/([.G$3]+1);0));&quot;-&quot;)" office:value-type="string" office:string-value="-">
            <text:p>-</text:p>
          </table:table-cell>
          <table:table-cell table:style-name="ce575" table:formula="of:=IF(([.$A29]+1)/2&gt;=[.H$3];MAX(0;ROUND([.$B$27]*([.$A29]-[.H$4])/(20-[.H$4])/([.H$3]+1);0));&quot;-&quot;)" office:value-type="string" office:string-value="-">
            <text:p>-</text:p>
          </table:table-cell>
          <table:table-cell table:style-name="ce575" table:formula="of:=IF(([.$A29]+1)/2&gt;=[.I$3];MAX(0;ROUND([.$B$27]*([.$A29]-[.I$4])/(20-[.I$4])/([.I$3]+1);0));&quot;-&quot;)" office:value-type="string" office:string-value="-">
            <text:p>-</text:p>
          </table:table-cell>
          <table:table-cell table:style-name="ce575" table:formula="of:=IF(([.$A29]+1)/2&gt;=[.J$3];MAX(0;ROUND([.$B$27]*([.$A29]-[.J$4])/(20-[.J$4])/([.J$3]+1);0));&quot;-&quot;)" office:value-type="string" office:string-value="-">
            <text:p>-</text:p>
          </table:table-cell>
          <table:table-cell table:style-name="ce575" table:formula="of:=IF(([.$A29]+1)/2&gt;=[.K$3];MAX(0;ROUND([.$B$27]*([.$A29]-[.K$4])/(20-[.K$4])/([.K$3]+1);0));&quot;-&quot;)" office:value-type="string" office:string-value="-">
            <text:p>-</text:p>
          </table:table-cell>
          <table:table-cell table:style-name="ce579" table:formula="of:=IF(([.$A29]+1)/2&gt;=[.L$3];MAX(0;ROUND([.$B$27]*([.$A29]-[.L$4])/(20-[.L$4])/([.L$3]+1);0)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1)/2&gt;=[.O$3];MAX(0;ROUND([.$N$27]*([.$A29]-[.O$4])/(20-[.O$4])/([.O$3]+1);0));&quot;-&quot;)" office:value-type="float" office:value="1">
            <text:p>1</text:p>
          </table:table-cell>
          <table:table-cell table:style-name="ce575" table:formula="of:=IF(([.$A29]+1)/2&gt;=[.P$3];MAX(0;ROUND([.$N$27]*([.$A29]-[.P$4])/(20-[.P$4])/([.P$3]+1);0));&quot;-&quot;)" office:value-type="float" office:value="0">
            <text:p>0</text:p>
          </table:table-cell>
          <table:table-cell table:style-name="ce575" table:formula="of:=IF(([.$A29]+1)/2&gt;=[.Q$3];MAX(0;ROUND([.$N$27]*([.$A29]-[.Q$4])/(20-[.Q$4])/([.Q$3]+1);0));&quot;-&quot;)" office:value-type="string" office:string-value="-">
            <text:p>-</text:p>
          </table:table-cell>
          <table:table-cell table:style-name="ce575" table:formula="of:=IF(([.$A29]+1)/2&gt;=[.R$3];MAX(0;ROUND([.$N$27]*([.$A29]-[.R$4])/(20-[.R$4])/([.R$3]+1);0));&quot;-&quot;)" office:value-type="string" office:string-value="-">
            <text:p>-</text:p>
          </table:table-cell>
          <table:table-cell table:style-name="ce575" table:formula="of:=IF(([.$A29]+1)/2&gt;=[.S$3];MAX(0;ROUND([.$N$27]*([.$A29]-[.S$4])/(20-[.S$4])/([.S$3]+1);0));&quot;-&quot;)" office:value-type="string" office:string-value="-">
            <text:p>-</text:p>
          </table:table-cell>
          <table:table-cell table:style-name="ce575" table:formula="of:=IF(([.$A29]+1)/2&gt;=[.T$3];MAX(0;ROUND([.$N$27]*([.$A29]-[.T$4])/(20-[.T$4])/([.T$3]+1);0));&quot;-&quot;)" office:value-type="string" office:string-value="-">
            <text:p>-</text:p>
          </table:table-cell>
          <table:table-cell table:style-name="ce575" table:formula="of:=IF(([.$A29]+1)/2&gt;=[.U$3];MAX(0;ROUND([.$N$27]*([.$A29]-[.U$4])/(20-[.U$4])/([.U$3]+1);0));&quot;-&quot;)" office:value-type="string" office:string-value="-">
            <text:p>-</text:p>
          </table:table-cell>
          <table:table-cell table:style-name="ce575" table:formula="of:=IF(([.$A29]+1)/2&gt;=[.V$3];MAX(0;ROUND([.$N$27]*([.$A29]-[.V$4])/(20-[.V$4])/([.V$3]+1);0));&quot;-&quot;)" office:value-type="string" office:string-value="-">
            <text:p>-</text:p>
          </table:table-cell>
          <table:table-cell table:style-name="ce575" table:formula="of:=IF(([.$A29]+1)/2&gt;=[.W$3];MAX(0;ROUND([.$N$27]*([.$A29]-[.W$4])/(20-[.W$4])/([.W$3]+1);0));&quot;-&quot;)" office:value-type="string" office:string-value="-">
            <text:p>-</text:p>
          </table:table-cell>
          <table:table-cell table:style-name="ce579" table:formula="of:=IF(([.$A29]+1)/2&gt;=[.X$3];MAX(0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C$3];MAX(0;ROUND([.$B$27]*([.$A30]-[.C$4])/(20-[.C$4])/([.C$3]+1);0));&quot;-&quot;)" office:value-type="float" office:value="2">
            <text:p>2</text:p>
          </table:table-cell>
          <table:table-cell table:style-name="ce575" table:formula="of:=IF(([.$A30]+1)/2&gt;=[.D$3];MAX(0;ROUND([.$B$27]*([.$A30]-[.D$4])/(20-[.D$4])/([.D$3]+1);0));&quot;-&quot;)" office:value-type="float" office:value="0">
            <text:p>0</text:p>
          </table:table-cell>
          <table:table-cell table:style-name="ce575" table:formula="of:=IF(([.$A30]+1)/2&gt;=[.E$3];MAX(0;ROUND([.$B$27]*([.$A30]-[.E$4])/(20-[.E$4])/([.E$3]+1);0));&quot;-&quot;)" office:value-type="string" office:string-value="-">
            <text:p>-</text:p>
          </table:table-cell>
          <table:table-cell table:style-name="ce575" table:formula="of:=IF(([.$A30]+1)/2&gt;=[.F$3];MAX(0;ROUND([.$B$27]*([.$A30]-[.F$4])/(20-[.F$4])/([.F$3]+1);0));&quot;-&quot;)" office:value-type="string" office:string-value="-">
            <text:p>-</text:p>
          </table:table-cell>
          <table:table-cell table:style-name="ce575" table:formula="of:=IF(([.$A30]+1)/2&gt;=[.G$3];MAX(0;ROUND([.$B$27]*([.$A30]-[.G$4])/(20-[.G$4])/([.G$3]+1);0));&quot;-&quot;)" office:value-type="string" office:string-value="-">
            <text:p>-</text:p>
          </table:table-cell>
          <table:table-cell table:style-name="ce575" table:formula="of:=IF(([.$A30]+1)/2&gt;=[.H$3];MAX(0;ROUND([.$B$27]*([.$A30]-[.H$4])/(20-[.H$4])/([.H$3]+1);0));&quot;-&quot;)" office:value-type="string" office:string-value="-">
            <text:p>-</text:p>
          </table:table-cell>
          <table:table-cell table:style-name="ce575" table:formula="of:=IF(([.$A30]+1)/2&gt;=[.I$3];MAX(0;ROUND([.$B$27]*([.$A30]-[.I$4])/(20-[.I$4])/([.I$3]+1);0));&quot;-&quot;)" office:value-type="string" office:string-value="-">
            <text:p>-</text:p>
          </table:table-cell>
          <table:table-cell table:style-name="ce575" table:formula="of:=IF(([.$A30]+1)/2&gt;=[.J$3];MAX(0;ROUND([.$B$27]*([.$A30]-[.J$4])/(20-[.J$4])/([.J$3]+1);0));&quot;-&quot;)" office:value-type="string" office:string-value="-">
            <text:p>-</text:p>
          </table:table-cell>
          <table:table-cell table:style-name="ce575" table:formula="of:=IF(([.$A30]+1)/2&gt;=[.K$3];MAX(0;ROUND([.$B$27]*([.$A30]-[.K$4])/(20-[.K$4])/([.K$3]+1);0));&quot;-&quot;)" office:value-type="string" office:string-value="-">
            <text:p>-</text:p>
          </table:table-cell>
          <table:table-cell table:style-name="ce579" table:formula="of:=IF(([.$A30]+1)/2&gt;=[.L$3];MAX(0;ROUND([.$B$27]*([.$A30]-[.L$4])/(20-[.L$4])/([.L$3]+1);0)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1)/2&gt;=[.O$3];MAX(0;ROUND([.$N$27]*([.$A30]-[.O$4])/(20-[.O$4])/([.O$3]+1);0));&quot;-&quot;)" office:value-type="float" office:value="2">
            <text:p>2</text:p>
          </table:table-cell>
          <table:table-cell table:style-name="ce575" table:formula="of:=IF(([.$A30]+1)/2&gt;=[.P$3];MAX(0;ROUND([.$N$27]*([.$A30]-[.P$4])/(20-[.P$4])/([.P$3]+1);0));&quot;-&quot;)" office:value-type="float" office:value="0">
            <text:p>0</text:p>
          </table:table-cell>
          <table:table-cell table:style-name="ce575" table:formula="of:=IF(([.$A30]+1)/2&gt;=[.Q$3];MAX(0;ROUND([.$N$27]*([.$A30]-[.Q$4])/(20-[.Q$4])/([.Q$3]+1);0));&quot;-&quot;)" office:value-type="string" office:string-value="-">
            <text:p>-</text:p>
          </table:table-cell>
          <table:table-cell table:style-name="ce575" table:formula="of:=IF(([.$A30]+1)/2&gt;=[.R$3];MAX(0;ROUND([.$N$27]*([.$A30]-[.R$4])/(20-[.R$4])/([.R$3]+1);0));&quot;-&quot;)" office:value-type="string" office:string-value="-">
            <text:p>-</text:p>
          </table:table-cell>
          <table:table-cell table:style-name="ce575" table:formula="of:=IF(([.$A30]+1)/2&gt;=[.S$3];MAX(0;ROUND([.$N$27]*([.$A30]-[.S$4])/(20-[.S$4])/([.S$3]+1);0));&quot;-&quot;)" office:value-type="string" office:string-value="-">
            <text:p>-</text:p>
          </table:table-cell>
          <table:table-cell table:style-name="ce575" table:formula="of:=IF(([.$A30]+1)/2&gt;=[.T$3];MAX(0;ROUND([.$N$27]*([.$A30]-[.T$4])/(20-[.T$4])/([.T$3]+1);0));&quot;-&quot;)" office:value-type="string" office:string-value="-">
            <text:p>-</text:p>
          </table:table-cell>
          <table:table-cell table:style-name="ce575" table:formula="of:=IF(([.$A30]+1)/2&gt;=[.U$3];MAX(0;ROUND([.$N$27]*([.$A30]-[.U$4])/(20-[.U$4])/([.U$3]+1);0));&quot;-&quot;)" office:value-type="string" office:string-value="-">
            <text:p>-</text:p>
          </table:table-cell>
          <table:table-cell table:style-name="ce575" table:formula="of:=IF(([.$A30]+1)/2&gt;=[.V$3];MAX(0;ROUND([.$N$27]*([.$A30]-[.V$4])/(20-[.V$4])/([.V$3]+1);0));&quot;-&quot;)" office:value-type="string" office:string-value="-">
            <text:p>-</text:p>
          </table:table-cell>
          <table:table-cell table:style-name="ce575" table:formula="of:=IF(([.$A30]+1)/2&gt;=[.W$3];MAX(0;ROUND([.$N$27]*([.$A30]-[.W$4])/(20-[.W$4])/([.W$3]+1);0));&quot;-&quot;)" office:value-type="string" office:string-value="-">
            <text:p>-</text:p>
          </table:table-cell>
          <table:table-cell table:style-name="ce579" table:formula="of:=IF(([.$A30]+1)/2&gt;=[.X$3];MAX(0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C$3];MAX(0;ROUND([.$B$27]*([.$A31]-[.C$4])/(20-[.C$4])/([.C$3]+1);0));&quot;-&quot;)" office:value-type="float" office:value="2">
            <text:p>2</text:p>
          </table:table-cell>
          <table:table-cell table:style-name="ce575" table:formula="of:=IF(([.$A31]+1)/2&gt;=[.D$3];MAX(0;ROUND([.$B$27]*([.$A31]-[.D$4])/(20-[.D$4])/([.D$3]+1);0));&quot;-&quot;)" office:value-type="float" office:value="1">
            <text:p>1</text:p>
          </table:table-cell>
          <table:table-cell table:style-name="ce575" table:formula="of:=IF(([.$A31]+1)/2&gt;=[.E$3];MAX(0;ROUND([.$B$27]*([.$A31]-[.E$4])/(20-[.E$4])/([.E$3]+1);0));&quot;-&quot;)" office:value-type="float" office:value="0">
            <text:p>0</text:p>
          </table:table-cell>
          <table:table-cell table:style-name="ce575" table:formula="of:=IF(([.$A31]+1)/2&gt;=[.F$3];MAX(0;ROUND([.$B$27]*([.$A31]-[.F$4])/(20-[.F$4])/([.F$3]+1);0));&quot;-&quot;)" office:value-type="string" office:string-value="-">
            <text:p>-</text:p>
          </table:table-cell>
          <table:table-cell table:style-name="ce575" table:formula="of:=IF(([.$A31]+1)/2&gt;=[.G$3];MAX(0;ROUND([.$B$27]*([.$A31]-[.G$4])/(20-[.G$4])/([.G$3]+1);0));&quot;-&quot;)" office:value-type="string" office:string-value="-">
            <text:p>-</text:p>
          </table:table-cell>
          <table:table-cell table:style-name="ce575" table:formula="of:=IF(([.$A31]+1)/2&gt;=[.H$3];MAX(0;ROUND([.$B$27]*([.$A31]-[.H$4])/(20-[.H$4])/([.H$3]+1);0));&quot;-&quot;)" office:value-type="string" office:string-value="-">
            <text:p>-</text:p>
          </table:table-cell>
          <table:table-cell table:style-name="ce575" table:formula="of:=IF(([.$A31]+1)/2&gt;=[.I$3];MAX(0;ROUND([.$B$27]*([.$A31]-[.I$4])/(20-[.I$4])/([.I$3]+1);0));&quot;-&quot;)" office:value-type="string" office:string-value="-">
            <text:p>-</text:p>
          </table:table-cell>
          <table:table-cell table:style-name="ce575" table:formula="of:=IF(([.$A31]+1)/2&gt;=[.J$3];MAX(0;ROUND([.$B$27]*([.$A31]-[.J$4])/(20-[.J$4])/([.J$3]+1);0));&quot;-&quot;)" office:value-type="string" office:string-value="-">
            <text:p>-</text:p>
          </table:table-cell>
          <table:table-cell table:style-name="ce575" table:formula="of:=IF(([.$A31]+1)/2&gt;=[.K$3];MAX(0;ROUND([.$B$27]*([.$A31]-[.K$4])/(20-[.K$4])/([.K$3]+1);0));&quot;-&quot;)" office:value-type="string" office:string-value="-">
            <text:p>-</text:p>
          </table:table-cell>
          <table:table-cell table:style-name="ce579" table:formula="of:=IF(([.$A31]+1)/2&gt;=[.L$3];MAX(0;ROUND([.$B$27]*([.$A31]-[.L$4])/(20-[.L$4])/([.L$3]+1);0)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1)/2&gt;=[.O$3];MAX(0;ROUND([.$N$27]*([.$A31]-[.O$4])/(20-[.O$4])/([.O$3]+1);0));&quot;-&quot;)" office:value-type="float" office:value="2">
            <text:p>2</text:p>
          </table:table-cell>
          <table:table-cell table:style-name="ce575" table:formula="of:=IF(([.$A31]+1)/2&gt;=[.P$3];MAX(0;ROUND([.$N$27]*([.$A31]-[.P$4])/(20-[.P$4])/([.P$3]+1);0));&quot;-&quot;)" office:value-type="float" office:value="1">
            <text:p>1</text:p>
          </table:table-cell>
          <table:table-cell table:style-name="ce575" table:formula="of:=IF(([.$A31]+1)/2&gt;=[.Q$3];MAX(0;ROUND([.$N$27]*([.$A31]-[.Q$4])/(20-[.Q$4])/([.Q$3]+1);0));&quot;-&quot;)" office:value-type="float" office:value="0">
            <text:p>0</text:p>
          </table:table-cell>
          <table:table-cell table:style-name="ce575" table:formula="of:=IF(([.$A31]+1)/2&gt;=[.R$3];MAX(0;ROUND([.$N$27]*([.$A31]-[.R$4])/(20-[.R$4])/([.R$3]+1);0));&quot;-&quot;)" office:value-type="string" office:string-value="-">
            <text:p>-</text:p>
          </table:table-cell>
          <table:table-cell table:style-name="ce575" table:formula="of:=IF(([.$A31]+1)/2&gt;=[.S$3];MAX(0;ROUND([.$N$27]*([.$A31]-[.S$4])/(20-[.S$4])/([.S$3]+1);0));&quot;-&quot;)" office:value-type="string" office:string-value="-">
            <text:p>-</text:p>
          </table:table-cell>
          <table:table-cell table:style-name="ce575" table:formula="of:=IF(([.$A31]+1)/2&gt;=[.T$3];MAX(0;ROUND([.$N$27]*([.$A31]-[.T$4])/(20-[.T$4])/([.T$3]+1);0));&quot;-&quot;)" office:value-type="string" office:string-value="-">
            <text:p>-</text:p>
          </table:table-cell>
          <table:table-cell table:style-name="ce575" table:formula="of:=IF(([.$A31]+1)/2&gt;=[.U$3];MAX(0;ROUND([.$N$27]*([.$A31]-[.U$4])/(20-[.U$4])/([.U$3]+1);0));&quot;-&quot;)" office:value-type="string" office:string-value="-">
            <text:p>-</text:p>
          </table:table-cell>
          <table:table-cell table:style-name="ce575" table:formula="of:=IF(([.$A31]+1)/2&gt;=[.V$3];MAX(0;ROUND([.$N$27]*([.$A31]-[.V$4])/(20-[.V$4])/([.V$3]+1);0));&quot;-&quot;)" office:value-type="string" office:string-value="-">
            <text:p>-</text:p>
          </table:table-cell>
          <table:table-cell table:style-name="ce575" table:formula="of:=IF(([.$A31]+1)/2&gt;=[.W$3];MAX(0;ROUND([.$N$27]*([.$A31]-[.W$4])/(20-[.W$4])/([.W$3]+1);0));&quot;-&quot;)" office:value-type="string" office:string-value="-">
            <text:p>-</text:p>
          </table:table-cell>
          <table:table-cell table:style-name="ce579" table:formula="of:=IF(([.$A31]+1)/2&gt;=[.X$3];MAX(0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C$3];MAX(0;ROUND([.$B$27]*([.$A32]-[.C$4])/(20-[.C$4])/([.C$3]+1);0));&quot;-&quot;)" office:value-type="float" office:value="3">
            <text:p>3</text:p>
          </table:table-cell>
          <table:table-cell table:style-name="ce575" table:formula="of:=IF(([.$A32]+1)/2&gt;=[.D$3];MAX(0;ROUND([.$B$27]*([.$A32]-[.D$4])/(20-[.D$4])/([.D$3]+1);0));&quot;-&quot;)" office:value-type="float" office:value="1">
            <text:p>1</text:p>
          </table:table-cell>
          <table:table-cell table:style-name="ce575" table:formula="of:=IF(([.$A32]+1)/2&gt;=[.E$3];MAX(0;ROUND([.$B$27]*([.$A32]-[.E$4])/(20-[.E$4])/([.E$3]+1);0));&quot;-&quot;)" office:value-type="float" office:value="0">
            <text:p>0</text:p>
          </table:table-cell>
          <table:table-cell table:style-name="ce575" table:formula="of:=IF(([.$A32]+1)/2&gt;=[.F$3];MAX(0;ROUND([.$B$27]*([.$A32]-[.F$4])/(20-[.F$4])/([.F$3]+1);0));&quot;-&quot;)" office:value-type="string" office:string-value="-">
            <text:p>-</text:p>
          </table:table-cell>
          <table:table-cell table:style-name="ce575" table:formula="of:=IF(([.$A32]+1)/2&gt;=[.G$3];MAX(0;ROUND([.$B$27]*([.$A32]-[.G$4])/(20-[.G$4])/([.G$3]+1);0));&quot;-&quot;)" office:value-type="string" office:string-value="-">
            <text:p>-</text:p>
          </table:table-cell>
          <table:table-cell table:style-name="ce575" table:formula="of:=IF(([.$A32]+1)/2&gt;=[.H$3];MAX(0;ROUND([.$B$27]*([.$A32]-[.H$4])/(20-[.H$4])/([.H$3]+1);0));&quot;-&quot;)" office:value-type="string" office:string-value="-">
            <text:p>-</text:p>
          </table:table-cell>
          <table:table-cell table:style-name="ce575" table:formula="of:=IF(([.$A32]+1)/2&gt;=[.I$3];MAX(0;ROUND([.$B$27]*([.$A32]-[.I$4])/(20-[.I$4])/([.I$3]+1);0));&quot;-&quot;)" office:value-type="string" office:string-value="-">
            <text:p>-</text:p>
          </table:table-cell>
          <table:table-cell table:style-name="ce575" table:formula="of:=IF(([.$A32]+1)/2&gt;=[.J$3];MAX(0;ROUND([.$B$27]*([.$A32]-[.J$4])/(20-[.J$4])/([.J$3]+1);0));&quot;-&quot;)" office:value-type="string" office:string-value="-">
            <text:p>-</text:p>
          </table:table-cell>
          <table:table-cell table:style-name="ce575" table:formula="of:=IF(([.$A32]+1)/2&gt;=[.K$3];MAX(0;ROUND([.$B$27]*([.$A32]-[.K$4])/(20-[.K$4])/([.K$3]+1);0));&quot;-&quot;)" office:value-type="string" office:string-value="-">
            <text:p>-</text:p>
          </table:table-cell>
          <table:table-cell table:style-name="ce579" table:formula="of:=IF(([.$A32]+1)/2&gt;=[.L$3];MAX(0;ROUND([.$B$27]*([.$A32]-[.L$4])/(20-[.L$4])/([.L$3]+1);0)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1)/2&gt;=[.O$3];MAX(0;ROUND([.$N$27]*([.$A32]-[.O$4])/(20-[.O$4])/([.O$3]+1);0));&quot;-&quot;)" office:value-type="float" office:value="3">
            <text:p>3</text:p>
          </table:table-cell>
          <table:table-cell table:style-name="ce575" table:formula="of:=IF(([.$A32]+1)/2&gt;=[.P$3];MAX(0;ROUND([.$N$27]*([.$A32]-[.P$4])/(20-[.P$4])/([.P$3]+1);0));&quot;-&quot;)" office:value-type="float" office:value="1">
            <text:p>1</text:p>
          </table:table-cell>
          <table:table-cell table:style-name="ce575" table:formula="of:=IF(([.$A32]+1)/2&gt;=[.Q$3];MAX(0;ROUND([.$N$27]*([.$A32]-[.Q$4])/(20-[.Q$4])/([.Q$3]+1);0));&quot;-&quot;)" office:value-type="float" office:value="0">
            <text:p>0</text:p>
          </table:table-cell>
          <table:table-cell table:style-name="ce575" table:formula="of:=IF(([.$A32]+1)/2&gt;=[.R$3];MAX(0;ROUND([.$N$27]*([.$A32]-[.R$4])/(20-[.R$4])/([.R$3]+1);0));&quot;-&quot;)" office:value-type="string" office:string-value="-">
            <text:p>-</text:p>
          </table:table-cell>
          <table:table-cell table:style-name="ce575" table:formula="of:=IF(([.$A32]+1)/2&gt;=[.S$3];MAX(0;ROUND([.$N$27]*([.$A32]-[.S$4])/(20-[.S$4])/([.S$3]+1);0));&quot;-&quot;)" office:value-type="string" office:string-value="-">
            <text:p>-</text:p>
          </table:table-cell>
          <table:table-cell table:style-name="ce575" table:formula="of:=IF(([.$A32]+1)/2&gt;=[.T$3];MAX(0;ROUND([.$N$27]*([.$A32]-[.T$4])/(20-[.T$4])/([.T$3]+1);0));&quot;-&quot;)" office:value-type="string" office:string-value="-">
            <text:p>-</text:p>
          </table:table-cell>
          <table:table-cell table:style-name="ce575" table:formula="of:=IF(([.$A32]+1)/2&gt;=[.U$3];MAX(0;ROUND([.$N$27]*([.$A32]-[.U$4])/(20-[.U$4])/([.U$3]+1);0));&quot;-&quot;)" office:value-type="string" office:string-value="-">
            <text:p>-</text:p>
          </table:table-cell>
          <table:table-cell table:style-name="ce575" table:formula="of:=IF(([.$A32]+1)/2&gt;=[.V$3];MAX(0;ROUND([.$N$27]*([.$A32]-[.V$4])/(20-[.V$4])/([.V$3]+1);0));&quot;-&quot;)" office:value-type="string" office:string-value="-">
            <text:p>-</text:p>
          </table:table-cell>
          <table:table-cell table:style-name="ce575" table:formula="of:=IF(([.$A32]+1)/2&gt;=[.W$3];MAX(0;ROUND([.$N$27]*([.$A32]-[.W$4])/(20-[.W$4])/([.W$3]+1);0));&quot;-&quot;)" office:value-type="string" office:string-value="-">
            <text:p>-</text:p>
          </table:table-cell>
          <table:table-cell table:style-name="ce579" table:formula="of:=IF(([.$A32]+1)/2&gt;=[.X$3];MAX(0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C$3];MAX(0;ROUND([.$B$27]*([.$A33]-[.C$4])/(20-[.C$4])/([.C$3]+1);0));&quot;-&quot;)" office:value-type="float" office:value="3">
            <text:p>3</text:p>
          </table:table-cell>
          <table:table-cell table:style-name="ce575" table:formula="of:=IF(([.$A33]+1)/2&gt;=[.D$3];MAX(0;ROUND([.$B$27]*([.$A33]-[.D$4])/(20-[.D$4])/([.D$3]+1);0));&quot;-&quot;)" office:value-type="float" office:value="1">
            <text:p>1</text:p>
          </table:table-cell>
          <table:table-cell table:style-name="ce575" table:formula="of:=IF(([.$A33]+1)/2&gt;=[.E$3];MAX(0;ROUND([.$B$27]*([.$A33]-[.E$4])/(20-[.E$4])/([.E$3]+1);0));&quot;-&quot;)" office:value-type="float" office:value="0">
            <text:p>0</text:p>
          </table:table-cell>
          <table:table-cell table:style-name="ce575" table:formula="of:=IF(([.$A33]+1)/2&gt;=[.F$3];MAX(0;ROUND([.$B$27]*([.$A33]-[.F$4])/(20-[.F$4])/([.F$3]+1);0));&quot;-&quot;)" office:value-type="float" office:value="0">
            <text:p>0</text:p>
          </table:table-cell>
          <table:table-cell table:style-name="ce575" table:formula="of:=IF(([.$A33]+1)/2&gt;=[.G$3];MAX(0;ROUND([.$B$27]*([.$A33]-[.G$4])/(20-[.G$4])/([.G$3]+1);0));&quot;-&quot;)" office:value-type="string" office:string-value="-">
            <text:p>-</text:p>
          </table:table-cell>
          <table:table-cell table:style-name="ce575" table:formula="of:=IF(([.$A33]+1)/2&gt;=[.H$3];MAX(0;ROUND([.$B$27]*([.$A33]-[.H$4])/(20-[.H$4])/([.H$3]+1);0));&quot;-&quot;)" office:value-type="string" office:string-value="-">
            <text:p>-</text:p>
          </table:table-cell>
          <table:table-cell table:style-name="ce575" table:formula="of:=IF(([.$A33]+1)/2&gt;=[.I$3];MAX(0;ROUND([.$B$27]*([.$A33]-[.I$4])/(20-[.I$4])/([.I$3]+1);0));&quot;-&quot;)" office:value-type="string" office:string-value="-">
            <text:p>-</text:p>
          </table:table-cell>
          <table:table-cell table:style-name="ce575" table:formula="of:=IF(([.$A33]+1)/2&gt;=[.J$3];MAX(0;ROUND([.$B$27]*([.$A33]-[.J$4])/(20-[.J$4])/([.J$3]+1);0));&quot;-&quot;)" office:value-type="string" office:string-value="-">
            <text:p>-</text:p>
          </table:table-cell>
          <table:table-cell table:style-name="ce575" table:formula="of:=IF(([.$A33]+1)/2&gt;=[.K$3];MAX(0;ROUND([.$B$27]*([.$A33]-[.K$4])/(20-[.K$4])/([.K$3]+1);0));&quot;-&quot;)" office:value-type="string" office:string-value="-">
            <text:p>-</text:p>
          </table:table-cell>
          <table:table-cell table:style-name="ce579" table:formula="of:=IF(([.$A33]+1)/2&gt;=[.L$3];MAX(0;ROUND([.$B$27]*([.$A33]-[.L$4])/(20-[.L$4])/([.L$3]+1);0)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1)/2&gt;=[.O$3];MAX(0;ROUND([.$N$27]*([.$A33]-[.O$4])/(20-[.O$4])/([.O$3]+1);0));&quot;-&quot;)" office:value-type="float" office:value="3">
            <text:p>3</text:p>
          </table:table-cell>
          <table:table-cell table:style-name="ce575" table:formula="of:=IF(([.$A33]+1)/2&gt;=[.P$3];MAX(0;ROUND([.$N$27]*([.$A33]-[.P$4])/(20-[.P$4])/([.P$3]+1);0));&quot;-&quot;)" office:value-type="float" office:value="1">
            <text:p>1</text:p>
          </table:table-cell>
          <table:table-cell table:style-name="ce575" table:formula="of:=IF(([.$A33]+1)/2&gt;=[.Q$3];MAX(0;ROUND([.$N$27]*([.$A33]-[.Q$4])/(20-[.Q$4])/([.Q$3]+1);0));&quot;-&quot;)" office:value-type="float" office:value="0">
            <text:p>0</text:p>
          </table:table-cell>
          <table:table-cell table:style-name="ce575" table:formula="of:=IF(([.$A33]+1)/2&gt;=[.R$3];MAX(0;ROUND([.$N$27]*([.$A33]-[.R$4])/(20-[.R$4])/([.R$3]+1);0));&quot;-&quot;)" office:value-type="float" office:value="0">
            <text:p>0</text:p>
          </table:table-cell>
          <table:table-cell table:style-name="ce575" table:formula="of:=IF(([.$A33]+1)/2&gt;=[.S$3];MAX(0;ROUND([.$N$27]*([.$A33]-[.S$4])/(20-[.S$4])/([.S$3]+1);0));&quot;-&quot;)" office:value-type="string" office:string-value="-">
            <text:p>-</text:p>
          </table:table-cell>
          <table:table-cell table:style-name="ce575" table:formula="of:=IF(([.$A33]+1)/2&gt;=[.T$3];MAX(0;ROUND([.$N$27]*([.$A33]-[.T$4])/(20-[.T$4])/([.T$3]+1);0));&quot;-&quot;)" office:value-type="string" office:string-value="-">
            <text:p>-</text:p>
          </table:table-cell>
          <table:table-cell table:style-name="ce575" table:formula="of:=IF(([.$A33]+1)/2&gt;=[.U$3];MAX(0;ROUND([.$N$27]*([.$A33]-[.U$4])/(20-[.U$4])/([.U$3]+1);0));&quot;-&quot;)" office:value-type="string" office:string-value="-">
            <text:p>-</text:p>
          </table:table-cell>
          <table:table-cell table:style-name="ce575" table:formula="of:=IF(([.$A33]+1)/2&gt;=[.V$3];MAX(0;ROUND([.$N$27]*([.$A33]-[.V$4])/(20-[.V$4])/([.V$3]+1);0));&quot;-&quot;)" office:value-type="string" office:string-value="-">
            <text:p>-</text:p>
          </table:table-cell>
          <table:table-cell table:style-name="ce575" table:formula="of:=IF(([.$A33]+1)/2&gt;=[.W$3];MAX(0;ROUND([.$N$27]*([.$A33]-[.W$4])/(20-[.W$4])/([.W$3]+1);0));&quot;-&quot;)" office:value-type="string" office:string-value="-">
            <text:p>-</text:p>
          </table:table-cell>
          <table:table-cell table:style-name="ce579" table:formula="of:=IF(([.$A33]+1)/2&gt;=[.X$3];MAX(0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C$3];MAX(0;ROUND([.$B$27]*([.$A34]-[.C$4])/(20-[.C$4])/([.C$3]+1);0));&quot;-&quot;)" office:value-type="float" office:value="4">
            <text:p>4</text:p>
          </table:table-cell>
          <table:table-cell table:style-name="ce575" table:formula="of:=IF(([.$A34]+1)/2&gt;=[.D$3];MAX(0;ROUND([.$B$27]*([.$A34]-[.D$4])/(20-[.D$4])/([.D$3]+1);0));&quot;-&quot;)" office:value-type="float" office:value="1">
            <text:p>1</text:p>
          </table:table-cell>
          <table:table-cell table:style-name="ce575" table:formula="of:=IF(([.$A34]+1)/2&gt;=[.E$3];MAX(0;ROUND([.$B$27]*([.$A34]-[.E$4])/(20-[.E$4])/([.E$3]+1);0));&quot;-&quot;)" office:value-type="float" office:value="1">
            <text:p>1</text:p>
          </table:table-cell>
          <table:table-cell table:style-name="ce575" table:formula="of:=IF(([.$A34]+1)/2&gt;=[.F$3];MAX(0;ROUND([.$B$27]*([.$A34]-[.F$4])/(20-[.F$4])/([.F$3]+1);0));&quot;-&quot;)" office:value-type="float" office:value="0">
            <text:p>0</text:p>
          </table:table-cell>
          <table:table-cell table:style-name="ce575" table:formula="of:=IF(([.$A34]+1)/2&gt;=[.G$3];MAX(0;ROUND([.$B$27]*([.$A34]-[.G$4])/(20-[.G$4])/([.G$3]+1);0));&quot;-&quot;)" office:value-type="string" office:string-value="-">
            <text:p>-</text:p>
          </table:table-cell>
          <table:table-cell table:style-name="ce575" table:formula="of:=IF(([.$A34]+1)/2&gt;=[.H$3];MAX(0;ROUND([.$B$27]*([.$A34]-[.H$4])/(20-[.H$4])/([.H$3]+1);0));&quot;-&quot;)" office:value-type="string" office:string-value="-">
            <text:p>-</text:p>
          </table:table-cell>
          <table:table-cell table:style-name="ce575" table:formula="of:=IF(([.$A34]+1)/2&gt;=[.I$3];MAX(0;ROUND([.$B$27]*([.$A34]-[.I$4])/(20-[.I$4])/([.I$3]+1);0));&quot;-&quot;)" office:value-type="string" office:string-value="-">
            <text:p>-</text:p>
          </table:table-cell>
          <table:table-cell table:style-name="ce575" table:formula="of:=IF(([.$A34]+1)/2&gt;=[.J$3];MAX(0;ROUND([.$B$27]*([.$A34]-[.J$4])/(20-[.J$4])/([.J$3]+1);0));&quot;-&quot;)" office:value-type="string" office:string-value="-">
            <text:p>-</text:p>
          </table:table-cell>
          <table:table-cell table:style-name="ce575" table:formula="of:=IF(([.$A34]+1)/2&gt;=[.K$3];MAX(0;ROUND([.$B$27]*([.$A34]-[.K$4])/(20-[.K$4])/([.K$3]+1);0));&quot;-&quot;)" office:value-type="string" office:string-value="-">
            <text:p>-</text:p>
          </table:table-cell>
          <table:table-cell table:style-name="ce579" table:formula="of:=IF(([.$A34]+1)/2&gt;=[.L$3];MAX(0;ROUND([.$B$27]*([.$A34]-[.L$4])/(20-[.L$4])/([.L$3]+1);0)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1)/2&gt;=[.O$3];MAX(0;ROUND([.$N$27]*([.$A34]-[.O$4])/(20-[.O$4])/([.O$3]+1);0));&quot;-&quot;)" office:value-type="float" office:value="4">
            <text:p>4</text:p>
          </table:table-cell>
          <table:table-cell table:style-name="ce575" table:formula="of:=IF(([.$A34]+1)/2&gt;=[.P$3];MAX(0;ROUND([.$N$27]*([.$A34]-[.P$4])/(20-[.P$4])/([.P$3]+1);0));&quot;-&quot;)" office:value-type="float" office:value="2">
            <text:p>2</text:p>
          </table:table-cell>
          <table:table-cell table:style-name="ce575" table:formula="of:=IF(([.$A34]+1)/2&gt;=[.Q$3];MAX(0;ROUND([.$N$27]*([.$A34]-[.Q$4])/(20-[.Q$4])/([.Q$3]+1);0));&quot;-&quot;)" office:value-type="float" office:value="1">
            <text:p>1</text:p>
          </table:table-cell>
          <table:table-cell table:style-name="ce575" table:formula="of:=IF(([.$A34]+1)/2&gt;=[.R$3];MAX(0;ROUND([.$N$27]*([.$A34]-[.R$4])/(20-[.R$4])/([.R$3]+1);0));&quot;-&quot;)" office:value-type="float" office:value="0">
            <text:p>0</text:p>
          </table:table-cell>
          <table:table-cell table:style-name="ce575" table:formula="of:=IF(([.$A34]+1)/2&gt;=[.S$3];MAX(0;ROUND([.$N$27]*([.$A34]-[.S$4])/(20-[.S$4])/([.S$3]+1);0));&quot;-&quot;)" office:value-type="string" office:string-value="-">
            <text:p>-</text:p>
          </table:table-cell>
          <table:table-cell table:style-name="ce575" table:formula="of:=IF(([.$A34]+1)/2&gt;=[.T$3];MAX(0;ROUND([.$N$27]*([.$A34]-[.T$4])/(20-[.T$4])/([.T$3]+1);0));&quot;-&quot;)" office:value-type="string" office:string-value="-">
            <text:p>-</text:p>
          </table:table-cell>
          <table:table-cell table:style-name="ce575" table:formula="of:=IF(([.$A34]+1)/2&gt;=[.U$3];MAX(0;ROUND([.$N$27]*([.$A34]-[.U$4])/(20-[.U$4])/([.U$3]+1);0));&quot;-&quot;)" office:value-type="string" office:string-value="-">
            <text:p>-</text:p>
          </table:table-cell>
          <table:table-cell table:style-name="ce575" table:formula="of:=IF(([.$A34]+1)/2&gt;=[.V$3];MAX(0;ROUND([.$N$27]*([.$A34]-[.V$4])/(20-[.V$4])/([.V$3]+1);0));&quot;-&quot;)" office:value-type="string" office:string-value="-">
            <text:p>-</text:p>
          </table:table-cell>
          <table:table-cell table:style-name="ce575" table:formula="of:=IF(([.$A34]+1)/2&gt;=[.W$3];MAX(0;ROUND([.$N$27]*([.$A34]-[.W$4])/(20-[.W$4])/([.W$3]+1);0));&quot;-&quot;)" office:value-type="string" office:string-value="-">
            <text:p>-</text:p>
          </table:table-cell>
          <table:table-cell table:style-name="ce579" table:formula="of:=IF(([.$A34]+1)/2&gt;=[.X$3];MAX(0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C$3];MAX(0;ROUND([.$B$27]*([.$A35]-[.C$4])/(20-[.C$4])/([.C$3]+1);0));&quot;-&quot;)" office:value-type="float" office:value="4">
            <text:p>4</text:p>
          </table:table-cell>
          <table:table-cell table:style-name="ce575" table:formula="of:=IF(([.$A35]+1)/2&gt;=[.D$3];MAX(0;ROUND([.$B$27]*([.$A35]-[.D$4])/(20-[.D$4])/([.D$3]+1);0));&quot;-&quot;)" office:value-type="float" office:value="2">
            <text:p>2</text:p>
          </table:table-cell>
          <table:table-cell table:style-name="ce575" table:formula="of:=IF(([.$A35]+1)/2&gt;=[.E$3];MAX(0;ROUND([.$B$27]*([.$A35]-[.E$4])/(20-[.E$4])/([.E$3]+1);0));&quot;-&quot;)" office:value-type="float" office:value="1">
            <text:p>1</text:p>
          </table:table-cell>
          <table:table-cell table:style-name="ce575" table:formula="of:=IF(([.$A35]+1)/2&gt;=[.F$3];MAX(0;ROUND([.$B$27]*([.$A35]-[.F$4])/(20-[.F$4])/([.F$3]+1);0));&quot;-&quot;)" office:value-type="float" office:value="0">
            <text:p>0</text:p>
          </table:table-cell>
          <table:table-cell table:style-name="ce575" table:formula="of:=IF(([.$A35]+1)/2&gt;=[.G$3];MAX(0;ROUND([.$B$27]*([.$A35]-[.G$4])/(20-[.G$4])/([.G$3]+1);0));&quot;-&quot;)" office:value-type="float" office:value="0">
            <text:p>0</text:p>
          </table:table-cell>
          <table:table-cell table:style-name="ce575" table:formula="of:=IF(([.$A35]+1)/2&gt;=[.H$3];MAX(0;ROUND([.$B$27]*([.$A35]-[.H$4])/(20-[.H$4])/([.H$3]+1);0));&quot;-&quot;)" office:value-type="string" office:string-value="-">
            <text:p>-</text:p>
          </table:table-cell>
          <table:table-cell table:style-name="ce575" table:formula="of:=IF(([.$A35]+1)/2&gt;=[.I$3];MAX(0;ROUND([.$B$27]*([.$A35]-[.I$4])/(20-[.I$4])/([.I$3]+1);0));&quot;-&quot;)" office:value-type="string" office:string-value="-">
            <text:p>-</text:p>
          </table:table-cell>
          <table:table-cell table:style-name="ce575" table:formula="of:=IF(([.$A35]+1)/2&gt;=[.J$3];MAX(0;ROUND([.$B$27]*([.$A35]-[.J$4])/(20-[.J$4])/([.J$3]+1);0));&quot;-&quot;)" office:value-type="string" office:string-value="-">
            <text:p>-</text:p>
          </table:table-cell>
          <table:table-cell table:style-name="ce575" table:formula="of:=IF(([.$A35]+1)/2&gt;=[.K$3];MAX(0;ROUND([.$B$27]*([.$A35]-[.K$4])/(20-[.K$4])/([.K$3]+1);0));&quot;-&quot;)" office:value-type="string" office:string-value="-">
            <text:p>-</text:p>
          </table:table-cell>
          <table:table-cell table:style-name="ce579" table:formula="of:=IF(([.$A35]+1)/2&gt;=[.L$3];MAX(0;ROUND([.$B$27]*([.$A35]-[.L$4])/(20-[.L$4])/([.L$3]+1);0)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1)/2&gt;=[.O$3];MAX(0;ROUND([.$N$27]*([.$A35]-[.O$4])/(20-[.O$4])/([.O$3]+1);0));&quot;-&quot;)" office:value-type="float" office:value="5">
            <text:p>5</text:p>
          </table:table-cell>
          <table:table-cell table:style-name="ce575" table:formula="of:=IF(([.$A35]+1)/2&gt;=[.P$3];MAX(0;ROUND([.$N$27]*([.$A35]-[.P$4])/(20-[.P$4])/([.P$3]+1);0));&quot;-&quot;)" office:value-type="float" office:value="2">
            <text:p>2</text:p>
          </table:table-cell>
          <table:table-cell table:style-name="ce575" table:formula="of:=IF(([.$A35]+1)/2&gt;=[.Q$3];MAX(0;ROUND([.$N$27]*([.$A35]-[.Q$4])/(20-[.Q$4])/([.Q$3]+1);0));&quot;-&quot;)" office:value-type="float" office:value="1">
            <text:p>1</text:p>
          </table:table-cell>
          <table:table-cell table:style-name="ce575" table:formula="of:=IF(([.$A35]+1)/2&gt;=[.R$3];MAX(0;ROUND([.$N$27]*([.$A35]-[.R$4])/(20-[.R$4])/([.R$3]+1);0));&quot;-&quot;)" office:value-type="float" office:value="0">
            <text:p>0</text:p>
          </table:table-cell>
          <table:table-cell table:style-name="ce575" table:formula="of:=IF(([.$A35]+1)/2&gt;=[.S$3];MAX(0;ROUND([.$N$27]*([.$A35]-[.S$4])/(20-[.S$4])/([.S$3]+1);0));&quot;-&quot;)" office:value-type="float" office:value="0">
            <text:p>0</text:p>
          </table:table-cell>
          <table:table-cell table:style-name="ce575" table:formula="of:=IF(([.$A35]+1)/2&gt;=[.T$3];MAX(0;ROUND([.$N$27]*([.$A35]-[.T$4])/(20-[.T$4])/([.T$3]+1);0));&quot;-&quot;)" office:value-type="string" office:string-value="-">
            <text:p>-</text:p>
          </table:table-cell>
          <table:table-cell table:style-name="ce575" table:formula="of:=IF(([.$A35]+1)/2&gt;=[.U$3];MAX(0;ROUND([.$N$27]*([.$A35]-[.U$4])/(20-[.U$4])/([.U$3]+1);0));&quot;-&quot;)" office:value-type="string" office:string-value="-">
            <text:p>-</text:p>
          </table:table-cell>
          <table:table-cell table:style-name="ce575" table:formula="of:=IF(([.$A35]+1)/2&gt;=[.V$3];MAX(0;ROUND([.$N$27]*([.$A35]-[.V$4])/(20-[.V$4])/([.V$3]+1);0));&quot;-&quot;)" office:value-type="string" office:string-value="-">
            <text:p>-</text:p>
          </table:table-cell>
          <table:table-cell table:style-name="ce575" table:formula="of:=IF(([.$A35]+1)/2&gt;=[.W$3];MAX(0;ROUND([.$N$27]*([.$A35]-[.W$4])/(20-[.W$4])/([.W$3]+1);0));&quot;-&quot;)" office:value-type="string" office:string-value="-">
            <text:p>-</text:p>
          </table:table-cell>
          <table:table-cell table:style-name="ce579" table:formula="of:=IF(([.$A35]+1)/2&gt;=[.X$3];MAX(0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C$3];MAX(0;ROUND([.$B$27]*([.$A36]-[.C$4])/(20-[.C$4])/([.C$3]+1);0));&quot;-&quot;)" office:value-type="float" office:value="5">
            <text:p>5</text:p>
          </table:table-cell>
          <table:table-cell table:style-name="ce575" table:formula="of:=IF(([.$A36]+1)/2&gt;=[.D$3];MAX(0;ROUND([.$B$27]*([.$A36]-[.D$4])/(20-[.D$4])/([.D$3]+1);0));&quot;-&quot;)" office:value-type="float" office:value="2">
            <text:p>2</text:p>
          </table:table-cell>
          <table:table-cell table:style-name="ce575" table:formula="of:=IF(([.$A36]+1)/2&gt;=[.E$3];MAX(0;ROUND([.$B$27]*([.$A36]-[.E$4])/(20-[.E$4])/([.E$3]+1);0));&quot;-&quot;)" office:value-type="float" office:value="1">
            <text:p>1</text:p>
          </table:table-cell>
          <table:table-cell table:style-name="ce575" table:formula="of:=IF(([.$A36]+1)/2&gt;=[.F$3];MAX(0;ROUND([.$B$27]*([.$A36]-[.F$4])/(20-[.F$4])/([.F$3]+1);0));&quot;-&quot;)" office:value-type="float" office:value="1">
            <text:p>1</text:p>
          </table:table-cell>
          <table:table-cell table:style-name="ce575" table:formula="of:=IF(([.$A36]+1)/2&gt;=[.G$3];MAX(0;ROUND([.$B$27]*([.$A36]-[.G$4])/(20-[.G$4])/([.G$3]+1);0));&quot;-&quot;)" office:value-type="float" office:value="0">
            <text:p>0</text:p>
          </table:table-cell>
          <table:table-cell table:style-name="ce575" table:formula="of:=IF(([.$A36]+1)/2&gt;=[.H$3];MAX(0;ROUND([.$B$27]*([.$A36]-[.H$4])/(20-[.H$4])/([.H$3]+1);0));&quot;-&quot;)" office:value-type="string" office:string-value="-">
            <text:p>-</text:p>
          </table:table-cell>
          <table:table-cell table:style-name="ce575" table:formula="of:=IF(([.$A36]+1)/2&gt;=[.I$3];MAX(0;ROUND([.$B$27]*([.$A36]-[.I$4])/(20-[.I$4])/([.I$3]+1);0));&quot;-&quot;)" office:value-type="string" office:string-value="-">
            <text:p>-</text:p>
          </table:table-cell>
          <table:table-cell table:style-name="ce575" table:formula="of:=IF(([.$A36]+1)/2&gt;=[.J$3];MAX(0;ROUND([.$B$27]*([.$A36]-[.J$4])/(20-[.J$4])/([.J$3]+1);0));&quot;-&quot;)" office:value-type="string" office:string-value="-">
            <text:p>-</text:p>
          </table:table-cell>
          <table:table-cell table:style-name="ce575" table:formula="of:=IF(([.$A36]+1)/2&gt;=[.K$3];MAX(0;ROUND([.$B$27]*([.$A36]-[.K$4])/(20-[.K$4])/([.K$3]+1);0));&quot;-&quot;)" office:value-type="string" office:string-value="-">
            <text:p>-</text:p>
          </table:table-cell>
          <table:table-cell table:style-name="ce579" table:formula="of:=IF(([.$A36]+1)/2&gt;=[.L$3];MAX(0;ROUND([.$B$27]*([.$A36]-[.L$4])/(20-[.L$4])/([.L$3]+1);0)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1)/2&gt;=[.O$3];MAX(0;ROUND([.$N$27]*([.$A36]-[.O$4])/(20-[.O$4])/([.O$3]+1);0));&quot;-&quot;)" office:value-type="float" office:value="5">
            <text:p>5</text:p>
          </table:table-cell>
          <table:table-cell table:style-name="ce575" table:formula="of:=IF(([.$A36]+1)/2&gt;=[.P$3];MAX(0;ROUND([.$N$27]*([.$A36]-[.P$4])/(20-[.P$4])/([.P$3]+1);0));&quot;-&quot;)" office:value-type="float" office:value="2">
            <text:p>2</text:p>
          </table:table-cell>
          <table:table-cell table:style-name="ce575" table:formula="of:=IF(([.$A36]+1)/2&gt;=[.Q$3];MAX(0;ROUND([.$N$27]*([.$A36]-[.Q$4])/(20-[.Q$4])/([.Q$3]+1);0));&quot;-&quot;)" office:value-type="float" office:value="1">
            <text:p>1</text:p>
          </table:table-cell>
          <table:table-cell table:style-name="ce575" table:formula="of:=IF(([.$A36]+1)/2&gt;=[.R$3];MAX(0;ROUND([.$N$27]*([.$A36]-[.R$4])/(20-[.R$4])/([.R$3]+1);0));&quot;-&quot;)" office:value-type="float" office:value="1">
            <text:p>1</text:p>
          </table:table-cell>
          <table:table-cell table:style-name="ce575" table:formula="of:=IF(([.$A36]+1)/2&gt;=[.S$3];MAX(0;ROUND([.$N$27]*([.$A36]-[.S$4])/(20-[.S$4])/([.S$3]+1);0));&quot;-&quot;)" office:value-type="float" office:value="0">
            <text:p>0</text:p>
          </table:table-cell>
          <table:table-cell table:style-name="ce575" table:formula="of:=IF(([.$A36]+1)/2&gt;=[.T$3];MAX(0;ROUND([.$N$27]*([.$A36]-[.T$4])/(20-[.T$4])/([.T$3]+1);0));&quot;-&quot;)" office:value-type="string" office:string-value="-">
            <text:p>-</text:p>
          </table:table-cell>
          <table:table-cell table:style-name="ce575" table:formula="of:=IF(([.$A36]+1)/2&gt;=[.U$3];MAX(0;ROUND([.$N$27]*([.$A36]-[.U$4])/(20-[.U$4])/([.U$3]+1);0));&quot;-&quot;)" office:value-type="string" office:string-value="-">
            <text:p>-</text:p>
          </table:table-cell>
          <table:table-cell table:style-name="ce575" table:formula="of:=IF(([.$A36]+1)/2&gt;=[.V$3];MAX(0;ROUND([.$N$27]*([.$A36]-[.V$4])/(20-[.V$4])/([.V$3]+1);0));&quot;-&quot;)" office:value-type="string" office:string-value="-">
            <text:p>-</text:p>
          </table:table-cell>
          <table:table-cell table:style-name="ce575" table:formula="of:=IF(([.$A36]+1)/2&gt;=[.W$3];MAX(0;ROUND([.$N$27]*([.$A36]-[.W$4])/(20-[.W$4])/([.W$3]+1);0));&quot;-&quot;)" office:value-type="string" office:string-value="-">
            <text:p>-</text:p>
          </table:table-cell>
          <table:table-cell table:style-name="ce579" table:formula="of:=IF(([.$A36]+1)/2&gt;=[.X$3];MAX(0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C$3];MAX(0;ROUND([.$B$27]*([.$A37]-[.C$4])/(20-[.C$4])/([.C$3]+1);0));&quot;-&quot;)" office:value-type="float" office:value="5">
            <text:p>5</text:p>
          </table:table-cell>
          <table:table-cell table:style-name="ce575" table:formula="of:=IF(([.$A37]+1)/2&gt;=[.D$3];MAX(0;ROUND([.$B$27]*([.$A37]-[.D$4])/(20-[.D$4])/([.D$3]+1);0));&quot;-&quot;)" office:value-type="float" office:value="2">
            <text:p>2</text:p>
          </table:table-cell>
          <table:table-cell table:style-name="ce575" table:formula="of:=IF(([.$A37]+1)/2&gt;=[.E$3];MAX(0;ROUND([.$B$27]*([.$A37]-[.E$4])/(20-[.E$4])/([.E$3]+1);0));&quot;-&quot;)" office:value-type="float" office:value="1">
            <text:p>1</text:p>
          </table:table-cell>
          <table:table-cell table:style-name="ce575" table:formula="of:=IF(([.$A37]+1)/2&gt;=[.F$3];MAX(0;ROUND([.$B$27]*([.$A37]-[.F$4])/(20-[.F$4])/([.F$3]+1);0));&quot;-&quot;)" office:value-type="float" office:value="1">
            <text:p>1</text:p>
          </table:table-cell>
          <table:table-cell table:style-name="ce575" table:formula="of:=IF(([.$A37]+1)/2&gt;=[.G$3];MAX(0;ROUND([.$B$27]*([.$A37]-[.G$4])/(20-[.G$4])/([.G$3]+1);0));&quot;-&quot;)" office:value-type="float" office:value="0">
            <text:p>0</text:p>
          </table:table-cell>
          <table:table-cell table:style-name="ce575" table:formula="of:=IF(([.$A37]+1)/2&gt;=[.H$3];MAX(0;ROUND([.$B$27]*([.$A37]-[.H$4])/(20-[.H$4])/([.H$3]+1);0));&quot;-&quot;)" office:value-type="float" office:value="0">
            <text:p>0</text:p>
          </table:table-cell>
          <table:table-cell table:style-name="ce575" table:formula="of:=IF(([.$A37]+1)/2&gt;=[.I$3];MAX(0;ROUND([.$B$27]*([.$A37]-[.I$4])/(20-[.I$4])/([.I$3]+1);0));&quot;-&quot;)" office:value-type="string" office:string-value="-">
            <text:p>-</text:p>
          </table:table-cell>
          <table:table-cell table:style-name="ce575" table:formula="of:=IF(([.$A37]+1)/2&gt;=[.J$3];MAX(0;ROUND([.$B$27]*([.$A37]-[.J$4])/(20-[.J$4])/([.J$3]+1);0));&quot;-&quot;)" office:value-type="string" office:string-value="-">
            <text:p>-</text:p>
          </table:table-cell>
          <table:table-cell table:style-name="ce575" table:formula="of:=IF(([.$A37]+1)/2&gt;=[.K$3];MAX(0;ROUND([.$B$27]*([.$A37]-[.K$4])/(20-[.K$4])/([.K$3]+1);0));&quot;-&quot;)" office:value-type="string" office:string-value="-">
            <text:p>-</text:p>
          </table:table-cell>
          <table:table-cell table:style-name="ce579" table:formula="of:=IF(([.$A37]+1)/2&gt;=[.L$3];MAX(0;ROUND([.$B$27]*([.$A37]-[.L$4])/(20-[.L$4])/([.L$3]+1);0)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1)/2&gt;=[.O$3];MAX(0;ROUND([.$N$27]*([.$A37]-[.O$4])/(20-[.O$4])/([.O$3]+1);0));&quot;-&quot;)" office:value-type="float" office:value="6">
            <text:p>6</text:p>
          </table:table-cell>
          <table:table-cell table:style-name="ce575" table:formula="of:=IF(([.$A37]+1)/2&gt;=[.P$3];MAX(0;ROUND([.$N$27]*([.$A37]-[.P$4])/(20-[.P$4])/([.P$3]+1);0));&quot;-&quot;)" office:value-type="float" office:value="3">
            <text:p>3</text:p>
          </table:table-cell>
          <table:table-cell table:style-name="ce575" table:formula="of:=IF(([.$A37]+1)/2&gt;=[.Q$3];MAX(0;ROUND([.$N$27]*([.$A37]-[.Q$4])/(20-[.Q$4])/([.Q$3]+1);0));&quot;-&quot;)" office:value-type="float" office:value="1">
            <text:p>1</text:p>
          </table:table-cell>
          <table:table-cell table:style-name="ce575" table:formula="of:=IF(([.$A37]+1)/2&gt;=[.R$3];MAX(0;ROUND([.$N$27]*([.$A37]-[.R$4])/(20-[.R$4])/([.R$3]+1);0));&quot;-&quot;)" office:value-type="float" office:value="1">
            <text:p>1</text:p>
          </table:table-cell>
          <table:table-cell table:style-name="ce575" table:formula="of:=IF(([.$A37]+1)/2&gt;=[.S$3];MAX(0;ROUND([.$N$27]*([.$A37]-[.S$4])/(20-[.S$4])/([.S$3]+1);0));&quot;-&quot;)" office:value-type="float" office:value="0">
            <text:p>0</text:p>
          </table:table-cell>
          <table:table-cell table:style-name="ce575" table:formula="of:=IF(([.$A37]+1)/2&gt;=[.T$3];MAX(0;ROUND([.$N$27]*([.$A37]-[.T$4])/(20-[.T$4])/([.T$3]+1);0));&quot;-&quot;)" office:value-type="float" office:value="0">
            <text:p>0</text:p>
          </table:table-cell>
          <table:table-cell table:style-name="ce575" table:formula="of:=IF(([.$A37]+1)/2&gt;=[.U$3];MAX(0;ROUND([.$N$27]*([.$A37]-[.U$4])/(20-[.U$4])/([.U$3]+1);0));&quot;-&quot;)" office:value-type="string" office:string-value="-">
            <text:p>-</text:p>
          </table:table-cell>
          <table:table-cell table:style-name="ce575" table:formula="of:=IF(([.$A37]+1)/2&gt;=[.V$3];MAX(0;ROUND([.$N$27]*([.$A37]-[.V$4])/(20-[.V$4])/([.V$3]+1);0));&quot;-&quot;)" office:value-type="string" office:string-value="-">
            <text:p>-</text:p>
          </table:table-cell>
          <table:table-cell table:style-name="ce575" table:formula="of:=IF(([.$A37]+1)/2&gt;=[.W$3];MAX(0;ROUND([.$N$27]*([.$A37]-[.W$4])/(20-[.W$4])/([.W$3]+1);0));&quot;-&quot;)" office:value-type="string" office:string-value="-">
            <text:p>-</text:p>
          </table:table-cell>
          <table:table-cell table:style-name="ce579" table:formula="of:=IF(([.$A37]+1)/2&gt;=[.X$3];MAX(0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C$3];MAX(0;ROUND([.$B$27]*([.$A38]-[.C$4])/(20-[.C$4])/([.C$3]+1);0));&quot;-&quot;)" office:value-type="float" office:value="6">
            <text:p>6</text:p>
          </table:table-cell>
          <table:table-cell table:style-name="ce575" table:formula="of:=IF(([.$A38]+1)/2&gt;=[.D$3];MAX(0;ROUND([.$B$27]*([.$A38]-[.D$4])/(20-[.D$4])/([.D$3]+1);0));&quot;-&quot;)" office:value-type="float" office:value="3">
            <text:p>3</text:p>
          </table:table-cell>
          <table:table-cell table:style-name="ce575" table:formula="of:=IF(([.$A38]+1)/2&gt;=[.E$3];MAX(0;ROUND([.$B$27]*([.$A38]-[.E$4])/(20-[.E$4])/([.E$3]+1);0));&quot;-&quot;)" office:value-type="float" office:value="2">
            <text:p>2</text:p>
          </table:table-cell>
          <table:table-cell table:style-name="ce575" table:formula="of:=IF(([.$A38]+1)/2&gt;=[.F$3];MAX(0;ROUND([.$B$27]*([.$A38]-[.F$4])/(20-[.F$4])/([.F$3]+1);0));&quot;-&quot;)" office:value-type="float" office:value="1">
            <text:p>1</text:p>
          </table:table-cell>
          <table:table-cell table:style-name="ce575" table:formula="of:=IF(([.$A38]+1)/2&gt;=[.G$3];MAX(0;ROUND([.$B$27]*([.$A38]-[.G$4])/(20-[.G$4])/([.G$3]+1);0));&quot;-&quot;)" office:value-type="float" office:value="1">
            <text:p>1</text:p>
          </table:table-cell>
          <table:table-cell table:style-name="ce575" table:formula="of:=IF(([.$A38]+1)/2&gt;=[.H$3];MAX(0;ROUND([.$B$27]*([.$A38]-[.H$4])/(20-[.H$4])/([.H$3]+1);0));&quot;-&quot;)" office:value-type="float" office:value="0">
            <text:p>0</text:p>
          </table:table-cell>
          <table:table-cell table:style-name="ce575" table:formula="of:=IF(([.$A38]+1)/2&gt;=[.I$3];MAX(0;ROUND([.$B$27]*([.$A38]-[.I$4])/(20-[.I$4])/([.I$3]+1);0));&quot;-&quot;)" office:value-type="string" office:string-value="-">
            <text:p>-</text:p>
          </table:table-cell>
          <table:table-cell table:style-name="ce575" table:formula="of:=IF(([.$A38]+1)/2&gt;=[.J$3];MAX(0;ROUND([.$B$27]*([.$A38]-[.J$4])/(20-[.J$4])/([.J$3]+1);0));&quot;-&quot;)" office:value-type="string" office:string-value="-">
            <text:p>-</text:p>
          </table:table-cell>
          <table:table-cell table:style-name="ce575" table:formula="of:=IF(([.$A38]+1)/2&gt;=[.K$3];MAX(0;ROUND([.$B$27]*([.$A38]-[.K$4])/(20-[.K$4])/([.K$3]+1);0));&quot;-&quot;)" office:value-type="string" office:string-value="-">
            <text:p>-</text:p>
          </table:table-cell>
          <table:table-cell table:style-name="ce579" table:formula="of:=IF(([.$A38]+1)/2&gt;=[.L$3];MAX(0;ROUND([.$B$27]*([.$A38]-[.L$4])/(20-[.L$4])/([.L$3]+1);0)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1)/2&gt;=[.O$3];MAX(0;ROUND([.$N$27]*([.$A38]-[.O$4])/(20-[.O$4])/([.O$3]+1);0));&quot;-&quot;)" office:value-type="float" office:value="6">
            <text:p>6</text:p>
          </table:table-cell>
          <table:table-cell table:style-name="ce575" table:formula="of:=IF(([.$A38]+1)/2&gt;=[.P$3];MAX(0;ROUND([.$N$27]*([.$A38]-[.P$4])/(20-[.P$4])/([.P$3]+1);0));&quot;-&quot;)" office:value-type="float" office:value="3">
            <text:p>3</text:p>
          </table:table-cell>
          <table:table-cell table:style-name="ce575" table:formula="of:=IF(([.$A38]+1)/2&gt;=[.Q$3];MAX(0;ROUND([.$N$27]*([.$A38]-[.Q$4])/(20-[.Q$4])/([.Q$3]+1);0));&quot;-&quot;)" office:value-type="float" office:value="2">
            <text:p>2</text:p>
          </table:table-cell>
          <table:table-cell table:style-name="ce575" table:formula="of:=IF(([.$A38]+1)/2&gt;=[.R$3];MAX(0;ROUND([.$N$27]*([.$A38]-[.R$4])/(20-[.R$4])/([.R$3]+1);0));&quot;-&quot;)" office:value-type="float" office:value="1">
            <text:p>1</text:p>
          </table:table-cell>
          <table:table-cell table:style-name="ce575" table:formula="of:=IF(([.$A38]+1)/2&gt;=[.S$3];MAX(0;ROUND([.$N$27]*([.$A38]-[.S$4])/(20-[.S$4])/([.S$3]+1);0));&quot;-&quot;)" office:value-type="float" office:value="1">
            <text:p>1</text:p>
          </table:table-cell>
          <table:table-cell table:style-name="ce575" table:formula="of:=IF(([.$A38]+1)/2&gt;=[.T$3];MAX(0;ROUND([.$N$27]*([.$A38]-[.T$4])/(20-[.T$4])/([.T$3]+1);0));&quot;-&quot;)" office:value-type="float" office:value="0">
            <text:p>0</text:p>
          </table:table-cell>
          <table:table-cell table:style-name="ce575" table:formula="of:=IF(([.$A38]+1)/2&gt;=[.U$3];MAX(0;ROUND([.$N$27]*([.$A38]-[.U$4])/(20-[.U$4])/([.U$3]+1);0));&quot;-&quot;)" office:value-type="string" office:string-value="-">
            <text:p>-</text:p>
          </table:table-cell>
          <table:table-cell table:style-name="ce575" table:formula="of:=IF(([.$A38]+1)/2&gt;=[.V$3];MAX(0;ROUND([.$N$27]*([.$A38]-[.V$4])/(20-[.V$4])/([.V$3]+1);0));&quot;-&quot;)" office:value-type="string" office:string-value="-">
            <text:p>-</text:p>
          </table:table-cell>
          <table:table-cell table:style-name="ce575" table:formula="of:=IF(([.$A38]+1)/2&gt;=[.W$3];MAX(0;ROUND([.$N$27]*([.$A38]-[.W$4])/(20-[.W$4])/([.W$3]+1);0));&quot;-&quot;)" office:value-type="string" office:string-value="-">
            <text:p>-</text:p>
          </table:table-cell>
          <table:table-cell table:style-name="ce579" table:formula="of:=IF(([.$A38]+1)/2&gt;=[.X$3];MAX(0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C$3];MAX(0;ROUND([.$B$27]*([.$A39]-[.C$4])/(20-[.C$4])/([.C$3]+1);0));&quot;-&quot;)" office:value-type="float" office:value="6">
            <text:p>6</text:p>
          </table:table-cell>
          <table:table-cell table:style-name="ce575" table:formula="of:=IF(([.$A39]+1)/2&gt;=[.D$3];MAX(0;ROUND([.$B$27]*([.$A39]-[.D$4])/(20-[.D$4])/([.D$3]+1);0));&quot;-&quot;)" office:value-type="float" office:value="3">
            <text:p>3</text:p>
          </table:table-cell>
          <table:table-cell table:style-name="ce575" table:formula="of:=IF(([.$A39]+1)/2&gt;=[.E$3];MAX(0;ROUND([.$B$27]*([.$A39]-[.E$4])/(20-[.E$4])/([.E$3]+1);0));&quot;-&quot;)" office:value-type="float" office:value="2">
            <text:p>2</text:p>
          </table:table-cell>
          <table:table-cell table:style-name="ce575" table:formula="of:=IF(([.$A39]+1)/2&gt;=[.F$3];MAX(0;ROUND([.$B$27]*([.$A39]-[.F$4])/(20-[.F$4])/([.F$3]+1);0));&quot;-&quot;)" office:value-type="float" office:value="1">
            <text:p>1</text:p>
          </table:table-cell>
          <table:table-cell table:style-name="ce575" table:formula="of:=IF(([.$A39]+1)/2&gt;=[.G$3];MAX(0;ROUND([.$B$27]*([.$A39]-[.G$4])/(20-[.G$4])/([.G$3]+1);0));&quot;-&quot;)" office:value-type="float" office:value="1">
            <text:p>1</text:p>
          </table:table-cell>
          <table:table-cell table:style-name="ce575" table:formula="of:=IF(([.$A39]+1)/2&gt;=[.H$3];MAX(0;ROUND([.$B$27]*([.$A39]-[.H$4])/(20-[.H$4])/([.H$3]+1);0));&quot;-&quot;)" office:value-type="float" office:value="0">
            <text:p>0</text:p>
          </table:table-cell>
          <table:table-cell table:style-name="ce575" table:formula="of:=IF(([.$A39]+1)/2&gt;=[.I$3];MAX(0;ROUND([.$B$27]*([.$A39]-[.I$4])/(20-[.I$4])/([.I$3]+1);0));&quot;-&quot;)" office:value-type="float" office:value="0">
            <text:p>0</text:p>
          </table:table-cell>
          <table:table-cell table:style-name="ce575" table:formula="of:=IF(([.$A39]+1)/2&gt;=[.J$3];MAX(0;ROUND([.$B$27]*([.$A39]-[.J$4])/(20-[.J$4])/([.J$3]+1);0));&quot;-&quot;)" office:value-type="string" office:string-value="-">
            <text:p>-</text:p>
          </table:table-cell>
          <table:table-cell table:style-name="ce575" table:formula="of:=IF(([.$A39]+1)/2&gt;=[.K$3];MAX(0;ROUND([.$B$27]*([.$A39]-[.K$4])/(20-[.K$4])/([.K$3]+1);0));&quot;-&quot;)" office:value-type="string" office:string-value="-">
            <text:p>-</text:p>
          </table:table-cell>
          <table:table-cell table:style-name="ce579" table:formula="of:=IF(([.$A39]+1)/2&gt;=[.L$3];MAX(0;ROUND([.$B$27]*([.$A39]-[.L$4])/(20-[.L$4])/([.L$3]+1);0)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1)/2&gt;=[.O$3];MAX(0;ROUND([.$N$27]*([.$A39]-[.O$4])/(20-[.O$4])/([.O$3]+1);0));&quot;-&quot;)" office:value-type="float" office:value="7">
            <text:p>7</text:p>
          </table:table-cell>
          <table:table-cell table:style-name="ce575" table:formula="of:=IF(([.$A39]+1)/2&gt;=[.P$3];MAX(0;ROUND([.$N$27]*([.$A39]-[.P$4])/(20-[.P$4])/([.P$3]+1);0));&quot;-&quot;)" office:value-type="float" office:value="3">
            <text:p>3</text:p>
          </table:table-cell>
          <table:table-cell table:style-name="ce575" table:formula="of:=IF(([.$A39]+1)/2&gt;=[.Q$3];MAX(0;ROUND([.$N$27]*([.$A39]-[.Q$4])/(20-[.Q$4])/([.Q$3]+1);0));&quot;-&quot;)" office:value-type="float" office:value="2">
            <text:p>2</text:p>
          </table:table-cell>
          <table:table-cell table:style-name="ce575" table:formula="of:=IF(([.$A39]+1)/2&gt;=[.R$3];MAX(0;ROUND([.$N$27]*([.$A39]-[.R$4])/(20-[.R$4])/([.R$3]+1);0));&quot;-&quot;)" office:value-type="float" office:value="1">
            <text:p>1</text:p>
          </table:table-cell>
          <table:table-cell table:style-name="ce575" table:formula="of:=IF(([.$A39]+1)/2&gt;=[.S$3];MAX(0;ROUND([.$N$27]*([.$A39]-[.S$4])/(20-[.S$4])/([.S$3]+1);0));&quot;-&quot;)" office:value-type="float" office:value="1">
            <text:p>1</text:p>
          </table:table-cell>
          <table:table-cell table:style-name="ce575" table:formula="of:=IF(([.$A39]+1)/2&gt;=[.T$3];MAX(0;ROUND([.$N$27]*([.$A39]-[.T$4])/(20-[.T$4])/([.T$3]+1);0));&quot;-&quot;)" office:value-type="float" office:value="0">
            <text:p>0</text:p>
          </table:table-cell>
          <table:table-cell table:style-name="ce575" table:formula="of:=IF(([.$A39]+1)/2&gt;=[.U$3];MAX(0;ROUND([.$N$27]*([.$A39]-[.U$4])/(20-[.U$4])/([.U$3]+1);0));&quot;-&quot;)" office:value-type="float" office:value="0">
            <text:p>0</text:p>
          </table:table-cell>
          <table:table-cell table:style-name="ce575" table:formula="of:=IF(([.$A39]+1)/2&gt;=[.V$3];MAX(0;ROUND([.$N$27]*([.$A39]-[.V$4])/(20-[.V$4])/([.V$3]+1);0));&quot;-&quot;)" office:value-type="string" office:string-value="-">
            <text:p>-</text:p>
          </table:table-cell>
          <table:table-cell table:style-name="ce575" table:formula="of:=IF(([.$A39]+1)/2&gt;=[.W$3];MAX(0;ROUND([.$N$27]*([.$A39]-[.W$4])/(20-[.W$4])/([.W$3]+1);0));&quot;-&quot;)" office:value-type="string" office:string-value="-">
            <text:p>-</text:p>
          </table:table-cell>
          <table:table-cell table:style-name="ce579" table:formula="of:=IF(([.$A39]+1)/2&gt;=[.X$3];MAX(0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C$3];MAX(0;ROUND([.$B$27]*([.$A40]-[.C$4])/(20-[.C$4])/([.C$3]+1);0));&quot;-&quot;)" office:value-type="float" office:value="7">
            <text:p>7</text:p>
          </table:table-cell>
          <table:table-cell table:style-name="ce575" table:formula="of:=IF(([.$A40]+1)/2&gt;=[.D$3];MAX(0;ROUND([.$B$27]*([.$A40]-[.D$4])/(20-[.D$4])/([.D$3]+1);0));&quot;-&quot;)" office:value-type="float" office:value="3">
            <text:p>3</text:p>
          </table:table-cell>
          <table:table-cell table:style-name="ce575" table:formula="of:=IF(([.$A40]+1)/2&gt;=[.E$3];MAX(0;ROUND([.$B$27]*([.$A40]-[.E$4])/(20-[.E$4])/([.E$3]+1);0));&quot;-&quot;)" office:value-type="float" office:value="2">
            <text:p>2</text:p>
          </table:table-cell>
          <table:table-cell table:style-name="ce575" table:formula="of:=IF(([.$A40]+1)/2&gt;=[.F$3];MAX(0;ROUND([.$B$27]*([.$A40]-[.F$4])/(20-[.F$4])/([.F$3]+1);0));&quot;-&quot;)" office:value-type="float" office:value="1">
            <text:p>1</text:p>
          </table:table-cell>
          <table:table-cell table:style-name="ce575" table:formula="of:=IF(([.$A40]+1)/2&gt;=[.G$3];MAX(0;ROUND([.$B$27]*([.$A40]-[.G$4])/(20-[.G$4])/([.G$3]+1);0));&quot;-&quot;)" office:value-type="float" office:value="1">
            <text:p>1</text:p>
          </table:table-cell>
          <table:table-cell table:style-name="ce575" table:formula="of:=IF(([.$A40]+1)/2&gt;=[.H$3];MAX(0;ROUND([.$B$27]*([.$A40]-[.H$4])/(20-[.H$4])/([.H$3]+1);0));&quot;-&quot;)" office:value-type="float" office:value="1">
            <text:p>1</text:p>
          </table:table-cell>
          <table:table-cell table:style-name="ce575" table:formula="of:=IF(([.$A40]+1)/2&gt;=[.I$3];MAX(0;ROUND([.$B$27]*([.$A40]-[.I$4])/(20-[.I$4])/([.I$3]+1);0));&quot;-&quot;)" office:value-type="float" office:value="0">
            <text:p>0</text:p>
          </table:table-cell>
          <table:table-cell table:style-name="ce575" table:formula="of:=IF(([.$A40]+1)/2&gt;=[.J$3];MAX(0;ROUND([.$B$27]*([.$A40]-[.J$4])/(20-[.J$4])/([.J$3]+1);0));&quot;-&quot;)" office:value-type="string" office:string-value="-">
            <text:p>-</text:p>
          </table:table-cell>
          <table:table-cell table:style-name="ce575" table:formula="of:=IF(([.$A40]+1)/2&gt;=[.K$3];MAX(0;ROUND([.$B$27]*([.$A40]-[.K$4])/(20-[.K$4])/([.K$3]+1);0));&quot;-&quot;)" office:value-type="string" office:string-value="-">
            <text:p>-</text:p>
          </table:table-cell>
          <table:table-cell table:style-name="ce579" table:formula="of:=IF(([.$A40]+1)/2&gt;=[.L$3];MAX(0;ROUND([.$B$27]*([.$A40]-[.L$4])/(20-[.L$4])/([.L$3]+1);0)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1)/2&gt;=[.O$3];MAX(0;ROUND([.$N$27]*([.$A40]-[.O$4])/(20-[.O$4])/([.O$3]+1);0));&quot;-&quot;)" office:value-type="float" office:value="7">
            <text:p>7</text:p>
          </table:table-cell>
          <table:table-cell table:style-name="ce575" table:formula="of:=IF(([.$A40]+1)/2&gt;=[.P$3];MAX(0;ROUND([.$N$27]*([.$A40]-[.P$4])/(20-[.P$4])/([.P$3]+1);0));&quot;-&quot;)" office:value-type="float" office:value="3">
            <text:p>3</text:p>
          </table:table-cell>
          <table:table-cell table:style-name="ce575" table:formula="of:=IF(([.$A40]+1)/2&gt;=[.Q$3];MAX(0;ROUND([.$N$27]*([.$A40]-[.Q$4])/(20-[.Q$4])/([.Q$3]+1);0));&quot;-&quot;)" office:value-type="float" office:value="2">
            <text:p>2</text:p>
          </table:table-cell>
          <table:table-cell table:style-name="ce575" table:formula="of:=IF(([.$A40]+1)/2&gt;=[.R$3];MAX(0;ROUND([.$N$27]*([.$A40]-[.R$4])/(20-[.R$4])/([.R$3]+1);0));&quot;-&quot;)" office:value-type="float" office:value="1">
            <text:p>1</text:p>
          </table:table-cell>
          <table:table-cell table:style-name="ce575" table:formula="of:=IF(([.$A40]+1)/2&gt;=[.S$3];MAX(0;ROUND([.$N$27]*([.$A40]-[.S$4])/(20-[.S$4])/([.S$3]+1);0));&quot;-&quot;)" office:value-type="float" office:value="1">
            <text:p>1</text:p>
          </table:table-cell>
          <table:table-cell table:style-name="ce575" table:formula="of:=IF(([.$A40]+1)/2&gt;=[.T$3];MAX(0;ROUND([.$N$27]*([.$A40]-[.T$4])/(20-[.T$4])/([.T$3]+1);0));&quot;-&quot;)" office:value-type="float" office:value="1">
            <text:p>1</text:p>
          </table:table-cell>
          <table:table-cell table:style-name="ce575" table:formula="of:=IF(([.$A40]+1)/2&gt;=[.U$3];MAX(0;ROUND([.$N$27]*([.$A40]-[.U$4])/(20-[.U$4])/([.U$3]+1);0));&quot;-&quot;)" office:value-type="float" office:value="0">
            <text:p>0</text:p>
          </table:table-cell>
          <table:table-cell table:style-name="ce575" table:formula="of:=IF(([.$A40]+1)/2&gt;=[.V$3];MAX(0;ROUND([.$N$27]*([.$A40]-[.V$4])/(20-[.V$4])/([.V$3]+1);0));&quot;-&quot;)" office:value-type="string" office:string-value="-">
            <text:p>-</text:p>
          </table:table-cell>
          <table:table-cell table:style-name="ce575" table:formula="of:=IF(([.$A40]+1)/2&gt;=[.W$3];MAX(0;ROUND([.$N$27]*([.$A40]-[.W$4])/(20-[.W$4])/([.W$3]+1);0));&quot;-&quot;)" office:value-type="string" office:string-value="-">
            <text:p>-</text:p>
          </table:table-cell>
          <table:table-cell table:style-name="ce579" table:formula="of:=IF(([.$A40]+1)/2&gt;=[.X$3];MAX(0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C$3];MAX(0;ROUND([.$B$27]*([.$A41]-[.C$4])/(20-[.C$4])/([.C$3]+1);0));&quot;-&quot;)" office:value-type="float" office:value="7">
            <text:p>7</text:p>
          </table:table-cell>
          <table:table-cell table:style-name="ce575" table:formula="of:=IF(([.$A41]+1)/2&gt;=[.D$3];MAX(0;ROUND([.$B$27]*([.$A41]-[.D$4])/(20-[.D$4])/([.D$3]+1);0));&quot;-&quot;)" office:value-type="float" office:value="3">
            <text:p>3</text:p>
          </table:table-cell>
          <table:table-cell table:style-name="ce575" table:formula="of:=IF(([.$A41]+1)/2&gt;=[.E$3];MAX(0;ROUND([.$B$27]*([.$A41]-[.E$4])/(20-[.E$4])/([.E$3]+1);0));&quot;-&quot;)" office:value-type="float" office:value="2">
            <text:p>2</text:p>
          </table:table-cell>
          <table:table-cell table:style-name="ce575" table:formula="of:=IF(([.$A41]+1)/2&gt;=[.F$3];MAX(0;ROUND([.$B$27]*([.$A41]-[.F$4])/(20-[.F$4])/([.F$3]+1);0));&quot;-&quot;)" office:value-type="float" office:value="1">
            <text:p>1</text:p>
          </table:table-cell>
          <table:table-cell table:style-name="ce575" table:formula="of:=IF(([.$A41]+1)/2&gt;=[.G$3];MAX(0;ROUND([.$B$27]*([.$A41]-[.G$4])/(20-[.G$4])/([.G$3]+1);0));&quot;-&quot;)" office:value-type="float" office:value="1">
            <text:p>1</text:p>
          </table:table-cell>
          <table:table-cell table:style-name="ce575" table:formula="of:=IF(([.$A41]+1)/2&gt;=[.H$3];MAX(0;ROUND([.$B$27]*([.$A41]-[.H$4])/(20-[.H$4])/([.H$3]+1);0));&quot;-&quot;)" office:value-type="float" office:value="1">
            <text:p>1</text:p>
          </table:table-cell>
          <table:table-cell table:style-name="ce575" table:formula="of:=IF(([.$A41]+1)/2&gt;=[.I$3];MAX(0;ROUND([.$B$27]*([.$A41]-[.I$4])/(20-[.I$4])/([.I$3]+1);0));&quot;-&quot;)" office:value-type="float" office:value="0">
            <text:p>0</text:p>
          </table:table-cell>
          <table:table-cell table:style-name="ce575" table:formula="of:=IF(([.$A41]+1)/2&gt;=[.J$3];MAX(0;ROUND([.$B$27]*([.$A41]-[.J$4])/(20-[.J$4])/([.J$3]+1);0));&quot;-&quot;)" office:value-type="float" office:value="0">
            <text:p>0</text:p>
          </table:table-cell>
          <table:table-cell table:style-name="ce575" table:formula="of:=IF(([.$A41]+1)/2&gt;=[.K$3];MAX(0;ROUND([.$B$27]*([.$A41]-[.K$4])/(20-[.K$4])/([.K$3]+1);0));&quot;-&quot;)" office:value-type="string" office:string-value="-">
            <text:p>-</text:p>
          </table:table-cell>
          <table:table-cell table:style-name="ce579" table:formula="of:=IF(([.$A41]+1)/2&gt;=[.L$3];MAX(0;ROUND([.$B$27]*([.$A41]-[.L$4])/(20-[.L$4])/([.L$3]+1);0));&quot;-&quot;)" office:value-type="string" office:string-value="-">
            <text:p>-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1)/2&gt;=[.O$3];MAX(0;ROUND([.$N$27]*([.$A41]-[.O$4])/(20-[.O$4])/([.O$3]+1);0));&quot;-&quot;)" office:value-type="float" office:value="8">
            <text:p>8</text:p>
          </table:table-cell>
          <table:table-cell table:style-name="ce575" table:formula="of:=IF(([.$A41]+1)/2&gt;=[.P$3];MAX(0;ROUND([.$N$27]*([.$A41]-[.P$4])/(20-[.P$4])/([.P$3]+1);0));&quot;-&quot;)" office:value-type="float" office:value="4">
            <text:p>4</text:p>
          </table:table-cell>
          <table:table-cell table:style-name="ce575" table:formula="of:=IF(([.$A41]+1)/2&gt;=[.Q$3];MAX(0;ROUND([.$N$27]*([.$A41]-[.Q$4])/(20-[.Q$4])/([.Q$3]+1);0));&quot;-&quot;)" office:value-type="float" office:value="2">
            <text:p>2</text:p>
          </table:table-cell>
          <table:table-cell table:style-name="ce575" table:formula="of:=IF(([.$A41]+1)/2&gt;=[.R$3];MAX(0;ROUND([.$N$27]*([.$A41]-[.R$4])/(20-[.R$4])/([.R$3]+1);0));&quot;-&quot;)" office:value-type="float" office:value="2">
            <text:p>2</text:p>
          </table:table-cell>
          <table:table-cell table:style-name="ce575" table:formula="of:=IF(([.$A41]+1)/2&gt;=[.S$3];MAX(0;ROUND([.$N$27]*([.$A41]-[.S$4])/(20-[.S$4])/([.S$3]+1);0));&quot;-&quot;)" office:value-type="float" office:value="1">
            <text:p>1</text:p>
          </table:table-cell>
          <table:table-cell table:style-name="ce575" table:formula="of:=IF(([.$A41]+1)/2&gt;=[.T$3];MAX(0;ROUND([.$N$27]*([.$A41]-[.T$4])/(20-[.T$4])/([.T$3]+1);0));&quot;-&quot;)" office:value-type="float" office:value="1">
            <text:p>1</text:p>
          </table:table-cell>
          <table:table-cell table:style-name="ce575" table:formula="of:=IF(([.$A41]+1)/2&gt;=[.U$3];MAX(0;ROUND([.$N$27]*([.$A41]-[.U$4])/(20-[.U$4])/([.U$3]+1);0));&quot;-&quot;)" office:value-type="float" office:value="0">
            <text:p>0</text:p>
          </table:table-cell>
          <table:table-cell table:style-name="ce575" table:formula="of:=IF(([.$A41]+1)/2&gt;=[.V$3];MAX(0;ROUND([.$N$27]*([.$A41]-[.V$4])/(20-[.V$4])/([.V$3]+1);0));&quot;-&quot;)" office:value-type="float" office:value="0">
            <text:p>0</text:p>
          </table:table-cell>
          <table:table-cell table:style-name="ce575" table:formula="of:=IF(([.$A41]+1)/2&gt;=[.W$3];MAX(0;ROUND([.$N$27]*([.$A41]-[.W$4])/(20-[.W$4])/([.W$3]+1);0));&quot;-&quot;)" office:value-type="string" office:string-value="-">
            <text:p>-</text:p>
          </table:table-cell>
          <table:table-cell table:style-name="ce579" table:formula="of:=IF(([.$A41]+1)/2&gt;=[.X$3];MAX(0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C$3];MAX(0;ROUND([.$B$27]*([.$A42]-[.C$4])/(20-[.C$4])/([.C$3]+1);0));&quot;-&quot;)" office:value-type="float" office:value="8">
            <text:p>8</text:p>
          </table:table-cell>
          <table:table-cell table:style-name="ce575" table:formula="of:=IF(([.$A42]+1)/2&gt;=[.D$3];MAX(0;ROUND([.$B$27]*([.$A42]-[.D$4])/(20-[.D$4])/([.D$3]+1);0));&quot;-&quot;)" office:value-type="float" office:value="4">
            <text:p>4</text:p>
          </table:table-cell>
          <table:table-cell table:style-name="ce575" table:formula="of:=IF(([.$A42]+1)/2&gt;=[.E$3];MAX(0;ROUND([.$B$27]*([.$A42]-[.E$4])/(20-[.E$4])/([.E$3]+1);0));&quot;-&quot;)" office:value-type="float" office:value="2">
            <text:p>2</text:p>
          </table:table-cell>
          <table:table-cell table:style-name="ce575" table:formula="of:=IF(([.$A42]+1)/2&gt;=[.F$3];MAX(0;ROUND([.$B$27]*([.$A42]-[.F$4])/(20-[.F$4])/([.F$3]+1);0));&quot;-&quot;)" office:value-type="float" office:value="2">
            <text:p>2</text:p>
          </table:table-cell>
          <table:table-cell table:style-name="ce575" table:formula="of:=IF(([.$A42]+1)/2&gt;=[.G$3];MAX(0;ROUND([.$B$27]*([.$A42]-[.G$4])/(20-[.G$4])/([.G$3]+1);0));&quot;-&quot;)" office:value-type="float" office:value="1">
            <text:p>1</text:p>
          </table:table-cell>
          <table:table-cell table:style-name="ce575" table:formula="of:=IF(([.$A42]+1)/2&gt;=[.H$3];MAX(0;ROUND([.$B$27]*([.$A42]-[.H$4])/(20-[.H$4])/([.H$3]+1);0));&quot;-&quot;)" office:value-type="float" office:value="1">
            <text:p>1</text:p>
          </table:table-cell>
          <table:table-cell table:style-name="ce575" table:formula="of:=IF(([.$A42]+1)/2&gt;=[.I$3];MAX(0;ROUND([.$B$27]*([.$A42]-[.I$4])/(20-[.I$4])/([.I$3]+1);0));&quot;-&quot;)" office:value-type="float" office:value="1">
            <text:p>1</text:p>
          </table:table-cell>
          <table:table-cell table:style-name="ce575" table:formula="of:=IF(([.$A42]+1)/2&gt;=[.J$3];MAX(0;ROUND([.$B$27]*([.$A42]-[.J$4])/(20-[.J$4])/([.J$3]+1);0));&quot;-&quot;)" office:value-type="float" office:value="0">
            <text:p>0</text:p>
          </table:table-cell>
          <table:table-cell table:style-name="ce575" table:formula="of:=IF(([.$A42]+1)/2&gt;=[.K$3];MAX(0;ROUND([.$B$27]*([.$A42]-[.K$4])/(20-[.K$4])/([.K$3]+1);0));&quot;-&quot;)" office:value-type="string" office:string-value="-">
            <text:p>-</text:p>
          </table:table-cell>
          <table:table-cell table:style-name="ce579" table:formula="of:=IF(([.$A42]+1)/2&gt;=[.L$3];MAX(0;ROUND([.$B$27]*([.$A42]-[.L$4])/(20-[.L$4])/([.L$3]+1);0));&quot;-&quot;)" office:value-type="string" office:string-value="-">
            <text:p>-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1)/2&gt;=[.O$3];MAX(0;ROUND([.$N$27]*([.$A42]-[.O$4])/(20-[.O$4])/([.O$3]+1);0));&quot;-&quot;)" office:value-type="float" office:value="9">
            <text:p>9</text:p>
          </table:table-cell>
          <table:table-cell table:style-name="ce575" table:formula="of:=IF(([.$A42]+1)/2&gt;=[.P$3];MAX(0;ROUND([.$N$27]*([.$A42]-[.P$4])/(20-[.P$4])/([.P$3]+1);0));&quot;-&quot;)" office:value-type="float" office:value="4">
            <text:p>4</text:p>
          </table:table-cell>
          <table:table-cell table:style-name="ce575" table:formula="of:=IF(([.$A42]+1)/2&gt;=[.Q$3];MAX(0;ROUND([.$N$27]*([.$A42]-[.Q$4])/(20-[.Q$4])/([.Q$3]+1);0));&quot;-&quot;)" office:value-type="float" office:value="3">
            <text:p>3</text:p>
          </table:table-cell>
          <table:table-cell table:style-name="ce575" table:formula="of:=IF(([.$A42]+1)/2&gt;=[.R$3];MAX(0;ROUND([.$N$27]*([.$A42]-[.R$4])/(20-[.R$4])/([.R$3]+1);0));&quot;-&quot;)" office:value-type="float" office:value="2">
            <text:p>2</text:p>
          </table:table-cell>
          <table:table-cell table:style-name="ce575" table:formula="of:=IF(([.$A42]+1)/2&gt;=[.S$3];MAX(0;ROUND([.$N$27]*([.$A42]-[.S$4])/(20-[.S$4])/([.S$3]+1);0));&quot;-&quot;)" office:value-type="float" office:value="1">
            <text:p>1</text:p>
          </table:table-cell>
          <table:table-cell table:style-name="ce575" table:formula="of:=IF(([.$A42]+1)/2&gt;=[.T$3];MAX(0;ROUND([.$N$27]*([.$A42]-[.T$4])/(20-[.T$4])/([.T$3]+1);0));&quot;-&quot;)" office:value-type="float" office:value="1">
            <text:p>1</text:p>
          </table:table-cell>
          <table:table-cell table:style-name="ce575" table:formula="of:=IF(([.$A42]+1)/2&gt;=[.U$3];MAX(0;ROUND([.$N$27]*([.$A42]-[.U$4])/(20-[.U$4])/([.U$3]+1);0));&quot;-&quot;)" office:value-type="float" office:value="1">
            <text:p>1</text:p>
          </table:table-cell>
          <table:table-cell table:style-name="ce575" table:formula="of:=IF(([.$A42]+1)/2&gt;=[.V$3];MAX(0;ROUND([.$N$27]*([.$A42]-[.V$4])/(20-[.V$4])/([.V$3]+1);0));&quot;-&quot;)" office:value-type="float" office:value="0">
            <text:p>0</text:p>
          </table:table-cell>
          <table:table-cell table:style-name="ce575" table:formula="of:=IF(([.$A42]+1)/2&gt;=[.W$3];MAX(0;ROUND([.$N$27]*([.$A42]-[.W$4])/(20-[.W$4])/([.W$3]+1);0));&quot;-&quot;)" office:value-type="string" office:string-value="-">
            <text:p>-</text:p>
          </table:table-cell>
          <table:table-cell table:style-name="ce579" table:formula="of:=IF(([.$A42]+1)/2&gt;=[.X$3];MAX(0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C$3];MAX(0;ROUND([.$B$27]*([.$A43]-[.C$4])/(20-[.C$4])/([.C$3]+1);0));&quot;-&quot;)" office:value-type="float" office:value="8">
            <text:p>8</text:p>
          </table:table-cell>
          <table:table-cell table:style-name="ce575" table:formula="of:=IF(([.$A43]+1)/2&gt;=[.D$3];MAX(0;ROUND([.$B$27]*([.$A43]-[.D$4])/(20-[.D$4])/([.D$3]+1);0));&quot;-&quot;)" office:value-type="float" office:value="4">
            <text:p>4</text:p>
          </table:table-cell>
          <table:table-cell table:style-name="ce575" table:formula="of:=IF(([.$A43]+1)/2&gt;=[.E$3];MAX(0;ROUND([.$B$27]*([.$A43]-[.E$4])/(20-[.E$4])/([.E$3]+1);0));&quot;-&quot;)" office:value-type="float" office:value="3">
            <text:p>3</text:p>
          </table:table-cell>
          <table:table-cell table:style-name="ce575" table:formula="of:=IF(([.$A43]+1)/2&gt;=[.F$3];MAX(0;ROUND([.$B$27]*([.$A43]-[.F$4])/(20-[.F$4])/([.F$3]+1);0));&quot;-&quot;)" office:value-type="float" office:value="2">
            <text:p>2</text:p>
          </table:table-cell>
          <table:table-cell table:style-name="ce575" table:formula="of:=IF(([.$A43]+1)/2&gt;=[.G$3];MAX(0;ROUND([.$B$27]*([.$A43]-[.G$4])/(20-[.G$4])/([.G$3]+1);0));&quot;-&quot;)" office:value-type="float" office:value="1">
            <text:p>1</text:p>
          </table:table-cell>
          <table:table-cell table:style-name="ce575" table:formula="of:=IF(([.$A43]+1)/2&gt;=[.H$3];MAX(0;ROUND([.$B$27]*([.$A43]-[.H$4])/(20-[.H$4])/([.H$3]+1);0));&quot;-&quot;)" office:value-type="float" office:value="1">
            <text:p>1</text:p>
          </table:table-cell>
          <table:table-cell table:style-name="ce575" table:formula="of:=IF(([.$A43]+1)/2&gt;=[.I$3];MAX(0;ROUND([.$B$27]*([.$A43]-[.I$4])/(20-[.I$4])/([.I$3]+1);0));&quot;-&quot;)" office:value-type="float" office:value="1">
            <text:p>1</text:p>
          </table:table-cell>
          <table:table-cell table:style-name="ce575" table:formula="of:=IF(([.$A43]+1)/2&gt;=[.J$3];MAX(0;ROUND([.$B$27]*([.$A43]-[.J$4])/(20-[.J$4])/([.J$3]+1);0));&quot;-&quot;)" office:value-type="float" office:value="0">
            <text:p>0</text:p>
          </table:table-cell>
          <table:table-cell table:style-name="ce575" table:formula="of:=IF(([.$A43]+1)/2&gt;=[.K$3];MAX(0;ROUND([.$B$27]*([.$A43]-[.K$4])/(20-[.K$4])/([.K$3]+1);0));&quot;-&quot;)" office:value-type="float" office:value="0">
            <text:p>0</text:p>
          </table:table-cell>
          <table:table-cell table:style-name="ce579" table:formula="of:=IF(([.$A43]+1)/2&gt;=[.L$3];MAX(0;ROUND([.$B$27]*([.$A43]-[.L$4])/(20-[.L$4])/([.L$3]+1);0));&quot;-&quot;)" office:value-type="string" office:string-value="-">
            <text:p>-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1)/2&gt;=[.O$3];MAX(0;ROUND([.$N$27]*([.$A43]-[.O$4])/(20-[.O$4])/([.O$3]+1);0));&quot;-&quot;)" office:value-type="float" office:value="9">
            <text:p>9</text:p>
          </table:table-cell>
          <table:table-cell table:style-name="ce575" table:formula="of:=IF(([.$A43]+1)/2&gt;=[.P$3];MAX(0;ROUND([.$N$27]*([.$A43]-[.P$4])/(20-[.P$4])/([.P$3]+1);0));&quot;-&quot;)" office:value-type="float" office:value="4">
            <text:p>4</text:p>
          </table:table-cell>
          <table:table-cell table:style-name="ce575" table:formula="of:=IF(([.$A43]+1)/2&gt;=[.Q$3];MAX(0;ROUND([.$N$27]*([.$A43]-[.Q$4])/(20-[.Q$4])/([.Q$3]+1);0));&quot;-&quot;)" office:value-type="float" office:value="3">
            <text:p>3</text:p>
          </table:table-cell>
          <table:table-cell table:style-name="ce575" table:formula="of:=IF(([.$A43]+1)/2&gt;=[.R$3];MAX(0;ROUND([.$N$27]*([.$A43]-[.R$4])/(20-[.R$4])/([.R$3]+1);0));&quot;-&quot;)" office:value-type="float" office:value="2">
            <text:p>2</text:p>
          </table:table-cell>
          <table:table-cell table:style-name="ce575" table:formula="of:=IF(([.$A43]+1)/2&gt;=[.S$3];MAX(0;ROUND([.$N$27]*([.$A43]-[.S$4])/(20-[.S$4])/([.S$3]+1);0));&quot;-&quot;)" office:value-type="float" office:value="1">
            <text:p>1</text:p>
          </table:table-cell>
          <table:table-cell table:style-name="ce575" table:formula="of:=IF(([.$A43]+1)/2&gt;=[.T$3];MAX(0;ROUND([.$N$27]*([.$A43]-[.T$4])/(20-[.T$4])/([.T$3]+1);0));&quot;-&quot;)" office:value-type="float" office:value="1">
            <text:p>1</text:p>
          </table:table-cell>
          <table:table-cell table:style-name="ce575" table:formula="of:=IF(([.$A43]+1)/2&gt;=[.U$3];MAX(0;ROUND([.$N$27]*([.$A43]-[.U$4])/(20-[.U$4])/([.U$3]+1);0));&quot;-&quot;)" office:value-type="float" office:value="1">
            <text:p>1</text:p>
          </table:table-cell>
          <table:table-cell table:style-name="ce575" table:formula="of:=IF(([.$A43]+1)/2&gt;=[.V$3];MAX(0;ROUND([.$N$27]*([.$A43]-[.V$4])/(20-[.V$4])/([.V$3]+1);0));&quot;-&quot;)" office:value-type="float" office:value="0">
            <text:p>0</text:p>
          </table:table-cell>
          <table:table-cell table:style-name="ce575" table:formula="of:=IF(([.$A43]+1)/2&gt;=[.W$3];MAX(0;ROUND([.$N$27]*([.$A43]-[.W$4])/(20-[.W$4])/([.W$3]+1);0));&quot;-&quot;)" office:value-type="float" office:value="0">
            <text:p>0</text:p>
          </table:table-cell>
          <table:table-cell table:style-name="ce579" table:formula="of:=IF(([.$A43]+1)/2&gt;=[.X$3];MAX(0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C$3];MAX(0;ROUND([.$B$27]*([.$A44]-[.C$4])/(20-[.C$4])/([.C$3]+1);0));&quot;-&quot;)" office:value-type="float" office:value="9">
            <text:p>9</text:p>
          </table:table-cell>
          <table:table-cell table:style-name="ce575" table:formula="of:=IF(([.$A44]+1)/2&gt;=[.D$3];MAX(0;ROUND([.$B$27]*([.$A44]-[.D$4])/(20-[.D$4])/([.D$3]+1);0));&quot;-&quot;)" office:value-type="float" office:value="4">
            <text:p>4</text:p>
          </table:table-cell>
          <table:table-cell table:style-name="ce575" table:formula="of:=IF(([.$A44]+1)/2&gt;=[.E$3];MAX(0;ROUND([.$B$27]*([.$A44]-[.E$4])/(20-[.E$4])/([.E$3]+1);0));&quot;-&quot;)" office:value-type="float" office:value="3">
            <text:p>3</text:p>
          </table:table-cell>
          <table:table-cell table:style-name="ce575" table:formula="of:=IF(([.$A44]+1)/2&gt;=[.F$3];MAX(0;ROUND([.$B$27]*([.$A44]-[.F$4])/(20-[.F$4])/([.F$3]+1);0));&quot;-&quot;)" office:value-type="float" office:value="2">
            <text:p>2</text:p>
          </table:table-cell>
          <table:table-cell table:style-name="ce575" table:formula="of:=IF(([.$A44]+1)/2&gt;=[.G$3];MAX(0;ROUND([.$B$27]*([.$A44]-[.G$4])/(20-[.G$4])/([.G$3]+1);0));&quot;-&quot;)" office:value-type="float" office:value="2">
            <text:p>2</text:p>
          </table:table-cell>
          <table:table-cell table:style-name="ce575" table:formula="of:=IF(([.$A44]+1)/2&gt;=[.H$3];MAX(0;ROUND([.$B$27]*([.$A44]-[.H$4])/(20-[.H$4])/([.H$3]+1);0));&quot;-&quot;)" office:value-type="float" office:value="1">
            <text:p>1</text:p>
          </table:table-cell>
          <table:table-cell table:style-name="ce575" table:formula="of:=IF(([.$A44]+1)/2&gt;=[.I$3];MAX(0;ROUND([.$B$27]*([.$A44]-[.I$4])/(20-[.I$4])/([.I$3]+1);0));&quot;-&quot;)" office:value-type="float" office:value="1">
            <text:p>1</text:p>
          </table:table-cell>
          <table:table-cell table:style-name="ce575" table:formula="of:=IF(([.$A44]+1)/2&gt;=[.J$3];MAX(0;ROUND([.$B$27]*([.$A44]-[.J$4])/(20-[.J$4])/([.J$3]+1);0));&quot;-&quot;)" office:value-type="float" office:value="1">
            <text:p>1</text:p>
          </table:table-cell>
          <table:table-cell table:style-name="ce575" table:formula="of:=IF(([.$A44]+1)/2&gt;=[.K$3];MAX(0;ROUND([.$B$27]*([.$A44]-[.K$4])/(20-[.K$4])/([.K$3]+1);0));&quot;-&quot;)" office:value-type="float" office:value="0">
            <text:p>0</text:p>
          </table:table-cell>
          <table:table-cell table:style-name="ce579" table:formula="of:=IF(([.$A44]+1)/2&gt;=[.L$3];MAX(0;ROUND([.$B$27]*([.$A44]-[.L$4])/(20-[.L$4])/([.L$3]+1);0));&quot;-&quot;)" office:value-type="string" office:string-value="-">
            <text:p>-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1)/2&gt;=[.O$3];MAX(0;ROUND([.$N$27]*([.$A44]-[.O$4])/(20-[.O$4])/([.O$3]+1);0));&quot;-&quot;)" office:value-type="float" office:value="10">
            <text:p>10</text:p>
          </table:table-cell>
          <table:table-cell table:style-name="ce575" table:formula="of:=IF(([.$A44]+1)/2&gt;=[.P$3];MAX(0;ROUND([.$N$27]*([.$A44]-[.P$4])/(20-[.P$4])/([.P$3]+1);0));&quot;-&quot;)" office:value-type="float" office:value="5">
            <text:p>5</text:p>
          </table:table-cell>
          <table:table-cell table:style-name="ce575" table:formula="of:=IF(([.$A44]+1)/2&gt;=[.Q$3];MAX(0;ROUND([.$N$27]*([.$A44]-[.Q$4])/(20-[.Q$4])/([.Q$3]+1);0));&quot;-&quot;)" office:value-type="float" office:value="3">
            <text:p>3</text:p>
          </table:table-cell>
          <table:table-cell table:style-name="ce575" table:formula="of:=IF(([.$A44]+1)/2&gt;=[.R$3];MAX(0;ROUND([.$N$27]*([.$A44]-[.R$4])/(20-[.R$4])/([.R$3]+1);0));&quot;-&quot;)" office:value-type="float" office:value="2">
            <text:p>2</text:p>
          </table:table-cell>
          <table:table-cell table:style-name="ce575" table:formula="of:=IF(([.$A44]+1)/2&gt;=[.S$3];MAX(0;ROUND([.$N$27]*([.$A44]-[.S$4])/(20-[.S$4])/([.S$3]+1);0));&quot;-&quot;)" office:value-type="float" office:value="2">
            <text:p>2</text:p>
          </table:table-cell>
          <table:table-cell table:style-name="ce575" table:formula="of:=IF(([.$A44]+1)/2&gt;=[.T$3];MAX(0;ROUND([.$N$27]*([.$A44]-[.T$4])/(20-[.T$4])/([.T$3]+1);0));&quot;-&quot;)" office:value-type="float" office:value="1">
            <text:p>1</text:p>
          </table:table-cell>
          <table:table-cell table:style-name="ce575" table:formula="of:=IF(([.$A44]+1)/2&gt;=[.U$3];MAX(0;ROUND([.$N$27]*([.$A44]-[.U$4])/(20-[.U$4])/([.U$3]+1);0));&quot;-&quot;)" office:value-type="float" office:value="1">
            <text:p>1</text:p>
          </table:table-cell>
          <table:table-cell table:style-name="ce575" table:formula="of:=IF(([.$A44]+1)/2&gt;=[.V$3];MAX(0;ROUND([.$N$27]*([.$A44]-[.V$4])/(20-[.V$4])/([.V$3]+1);0));&quot;-&quot;)" office:value-type="float" office:value="1">
            <text:p>1</text:p>
          </table:table-cell>
          <table:table-cell table:style-name="ce575" table:formula="of:=IF(([.$A44]+1)/2&gt;=[.W$3];MAX(0;ROUND([.$N$27]*([.$A44]-[.W$4])/(20-[.W$4])/([.W$3]+1);0));&quot;-&quot;)" office:value-type="float" office:value="0">
            <text:p>0</text:p>
          </table:table-cell>
          <table:table-cell table:style-name="ce579" table:formula="of:=IF(([.$A44]+1)/2&gt;=[.X$3];MAX(0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C$3];MAX(0;ROUND([.$B$27]*([.$A45]-[.C$4])/(20-[.C$4])/([.C$3]+1);0));&quot;-&quot;)" office:value-type="float" office:value="9">
            <text:p>9</text:p>
          </table:table-cell>
          <table:table-cell table:style-name="ce575" table:formula="of:=IF(([.$A45]+1)/2&gt;=[.D$3];MAX(0;ROUND([.$B$27]*([.$A45]-[.D$4])/(20-[.D$4])/([.D$3]+1);0));&quot;-&quot;)" office:value-type="float" office:value="5">
            <text:p>5</text:p>
          </table:table-cell>
          <table:table-cell table:style-name="ce575" table:formula="of:=IF(([.$A45]+1)/2&gt;=[.E$3];MAX(0;ROUND([.$B$27]*([.$A45]-[.E$4])/(20-[.E$4])/([.E$3]+1);0));&quot;-&quot;)" office:value-type="float" office:value="3">
            <text:p>3</text:p>
          </table:table-cell>
          <table:table-cell table:style-name="ce575" table:formula="of:=IF(([.$A45]+1)/2&gt;=[.F$3];MAX(0;ROUND([.$B$27]*([.$A45]-[.F$4])/(20-[.F$4])/([.F$3]+1);0));&quot;-&quot;)" office:value-type="float" office:value="2">
            <text:p>2</text:p>
          </table:table-cell>
          <table:table-cell table:style-name="ce575" table:formula="of:=IF(([.$A45]+1)/2&gt;=[.G$3];MAX(0;ROUND([.$B$27]*([.$A45]-[.G$4])/(20-[.G$4])/([.G$3]+1);0));&quot;-&quot;)" office:value-type="float" office:value="2">
            <text:p>2</text:p>
          </table:table-cell>
          <table:table-cell table:style-name="ce575" table:formula="of:=IF(([.$A45]+1)/2&gt;=[.H$3];MAX(0;ROUND([.$B$27]*([.$A45]-[.H$4])/(20-[.H$4])/([.H$3]+1);0));&quot;-&quot;)" office:value-type="float" office:value="1">
            <text:p>1</text:p>
          </table:table-cell>
          <table:table-cell table:style-name="ce575" table:formula="of:=IF(([.$A45]+1)/2&gt;=[.I$3];MAX(0;ROUND([.$B$27]*([.$A45]-[.I$4])/(20-[.I$4])/([.I$3]+1);0));&quot;-&quot;)" office:value-type="float" office:value="1">
            <text:p>1</text:p>
          </table:table-cell>
          <table:table-cell table:style-name="ce575" table:formula="of:=IF(([.$A45]+1)/2&gt;=[.J$3];MAX(0;ROUND([.$B$27]*([.$A45]-[.J$4])/(20-[.J$4])/([.J$3]+1);0));&quot;-&quot;)" office:value-type="float" office:value="1">
            <text:p>1</text:p>
          </table:table-cell>
          <table:table-cell table:style-name="ce575" table:formula="of:=IF(([.$A45]+1)/2&gt;=[.K$3];MAX(0;ROUND([.$B$27]*([.$A45]-[.K$4])/(20-[.K$4])/([.K$3]+1);0));&quot;-&quot;)" office:value-type="float" office:value="0">
            <text:p>0</text:p>
          </table:table-cell>
          <table:table-cell table:style-name="ce579" table:formula="of:=IF(([.$A45]+1)/2&gt;=[.L$3];MAX(0;ROUND([.$B$27]*([.$A45]-[.L$4])/(20-[.L$4])/([.L$3]+1);0));&quot;-&quot;)" office:value-type="float" office:value="0">
            <text:p>0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1)/2&gt;=[.O$3];MAX(0;ROUND([.$N$27]*([.$A45]-[.O$4])/(20-[.O$4])/([.O$3]+1);0));&quot;-&quot;)" office:value-type="float" office:value="10">
            <text:p>10</text:p>
          </table:table-cell>
          <table:table-cell table:style-name="ce575" table:formula="of:=IF(([.$A45]+1)/2&gt;=[.P$3];MAX(0;ROUND([.$N$27]*([.$A45]-[.P$4])/(20-[.P$4])/([.P$3]+1);0));&quot;-&quot;)" office:value-type="float" office:value="5">
            <text:p>5</text:p>
          </table:table-cell>
          <table:table-cell table:style-name="ce575" table:formula="of:=IF(([.$A45]+1)/2&gt;=[.Q$3];MAX(0;ROUND([.$N$27]*([.$A45]-[.Q$4])/(20-[.Q$4])/([.Q$3]+1);0));&quot;-&quot;)" office:value-type="float" office:value="3">
            <text:p>3</text:p>
          </table:table-cell>
          <table:table-cell table:style-name="ce575" table:formula="of:=IF(([.$A45]+1)/2&gt;=[.R$3];MAX(0;ROUND([.$N$27]*([.$A45]-[.R$4])/(20-[.R$4])/([.R$3]+1);0));&quot;-&quot;)" office:value-type="float" office:value="2">
            <text:p>2</text:p>
          </table:table-cell>
          <table:table-cell table:style-name="ce575" table:formula="of:=IF(([.$A45]+1)/2&gt;=[.S$3];MAX(0;ROUND([.$N$27]*([.$A45]-[.S$4])/(20-[.S$4])/([.S$3]+1);0));&quot;-&quot;)" office:value-type="float" office:value="2">
            <text:p>2</text:p>
          </table:table-cell>
          <table:table-cell table:style-name="ce575" table:formula="of:=IF(([.$A45]+1)/2&gt;=[.T$3];MAX(0;ROUND([.$N$27]*([.$A45]-[.T$4])/(20-[.T$4])/([.T$3]+1);0));&quot;-&quot;)" office:value-type="float" office:value="1">
            <text:p>1</text:p>
          </table:table-cell>
          <table:table-cell table:style-name="ce575" table:formula="of:=IF(([.$A45]+1)/2&gt;=[.U$3];MAX(0;ROUND([.$N$27]*([.$A45]-[.U$4])/(20-[.U$4])/([.U$3]+1);0));&quot;-&quot;)" office:value-type="float" office:value="1">
            <text:p>1</text:p>
          </table:table-cell>
          <table:table-cell table:style-name="ce575" table:formula="of:=IF(([.$A45]+1)/2&gt;=[.V$3];MAX(0;ROUND([.$N$27]*([.$A45]-[.V$4])/(20-[.V$4])/([.V$3]+1);0));&quot;-&quot;)" office:value-type="float" office:value="1">
            <text:p>1</text:p>
          </table:table-cell>
          <table:table-cell table:style-name="ce575" table:formula="of:=IF(([.$A45]+1)/2&gt;=[.W$3];MAX(0;ROUND([.$N$27]*([.$A45]-[.W$4])/(20-[.W$4])/([.W$3]+1);0));&quot;-&quot;)" office:value-type="float" office:value="1">
            <text:p>1</text:p>
          </table:table-cell>
          <table:table-cell table:style-name="ce579" table:formula="of:=IF(([.$A45]+1)/2&gt;=[.X$3];MAX(0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C$3];MAX(0;ROUND([.$B$27]*([.$A46]-[.C$4])/(20-[.C$4])/([.C$3]+1);0));&quot;-&quot;)" office:value-type="float" office:value="10">
            <text:p>10</text:p>
          </table:table-cell>
          <table:table-cell table:style-name="ce575" table:formula="of:=IF(([.$A46]+1)/2&gt;=[.D$3];MAX(0;ROUND([.$B$27]*([.$A46]-[.D$4])/(20-[.D$4])/([.D$3]+1);0));&quot;-&quot;)" office:value-type="float" office:value="5">
            <text:p>5</text:p>
          </table:table-cell>
          <table:table-cell table:style-name="ce575" table:formula="of:=IF(([.$A46]+1)/2&gt;=[.E$3];MAX(0;ROUND([.$B$27]*([.$A46]-[.E$4])/(20-[.E$4])/([.E$3]+1);0));&quot;-&quot;)" office:value-type="float" office:value="3">
            <text:p>3</text:p>
          </table:table-cell>
          <table:table-cell table:style-name="ce575" table:formula="of:=IF(([.$A46]+1)/2&gt;=[.F$3];MAX(0;ROUND([.$B$27]*([.$A46]-[.F$4])/(20-[.F$4])/([.F$3]+1);0));&quot;-&quot;)" office:value-type="float" office:value="2">
            <text:p>2</text:p>
          </table:table-cell>
          <table:table-cell table:style-name="ce575" table:formula="of:=IF(([.$A46]+1)/2&gt;=[.G$3];MAX(0;ROUND([.$B$27]*([.$A46]-[.G$4])/(20-[.G$4])/([.G$3]+1);0));&quot;-&quot;)" office:value-type="float" office:value="2">
            <text:p>2</text:p>
          </table:table-cell>
          <table:table-cell table:style-name="ce575" table:formula="of:=IF(([.$A46]+1)/2&gt;=[.H$3];MAX(0;ROUND([.$B$27]*([.$A46]-[.H$4])/(20-[.H$4])/([.H$3]+1);0));&quot;-&quot;)" office:value-type="float" office:value="2">
            <text:p>2</text:p>
          </table:table-cell>
          <table:table-cell table:style-name="ce575" table:formula="of:=IF(([.$A46]+1)/2&gt;=[.I$3];MAX(0;ROUND([.$B$27]*([.$A46]-[.I$4])/(20-[.I$4])/([.I$3]+1);0));&quot;-&quot;)" office:value-type="float" office:value="1">
            <text:p>1</text:p>
          </table:table-cell>
          <table:table-cell table:style-name="ce575" table:formula="of:=IF(([.$A46]+1)/2&gt;=[.J$3];MAX(0;ROUND([.$B$27]*([.$A46]-[.J$4])/(20-[.J$4])/([.J$3]+1);0));&quot;-&quot;)" office:value-type="float" office:value="1">
            <text:p>1</text:p>
          </table:table-cell>
          <table:table-cell table:style-name="ce575" table:formula="of:=IF(([.$A46]+1)/2&gt;=[.K$3];MAX(0;ROUND([.$B$27]*([.$A46]-[.K$4])/(20-[.K$4])/([.K$3]+1);0));&quot;-&quot;)" office:value-type="float" office:value="1">
            <text:p>1</text:p>
          </table:table-cell>
          <table:table-cell table:style-name="ce579" table:formula="of:=IF(([.$A46]+1)/2&gt;=[.L$3];MAX(0;ROUND([.$B$27]*([.$A46]-[.L$4])/(20-[.L$4])/([.L$3]+1);0));&quot;-&quot;)" office:value-type="float" office:value="0">
            <text:p>0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1)/2&gt;=[.O$3];MAX(0;ROUND([.$N$27]*([.$A46]-[.O$4])/(20-[.O$4])/([.O$3]+1);0));&quot;-&quot;)" office:value-type="float" office:value="11">
            <text:p>11</text:p>
          </table:table-cell>
          <table:table-cell table:style-name="ce575" table:formula="of:=IF(([.$A46]+1)/2&gt;=[.P$3];MAX(0;ROUND([.$N$27]*([.$A46]-[.P$4])/(20-[.P$4])/([.P$3]+1);0));&quot;-&quot;)" office:value-type="float" office:value="5">
            <text:p>5</text:p>
          </table:table-cell>
          <table:table-cell table:style-name="ce575" table:formula="of:=IF(([.$A46]+1)/2&gt;=[.Q$3];MAX(0;ROUND([.$N$27]*([.$A46]-[.Q$4])/(20-[.Q$4])/([.Q$3]+1);0));&quot;-&quot;)" office:value-type="float" office:value="4">
            <text:p>4</text:p>
          </table:table-cell>
          <table:table-cell table:style-name="ce575" table:formula="of:=IF(([.$A46]+1)/2&gt;=[.R$3];MAX(0;ROUND([.$N$27]*([.$A46]-[.R$4])/(20-[.R$4])/([.R$3]+1);0));&quot;-&quot;)" office:value-type="float" office:value="3">
            <text:p>3</text:p>
          </table:table-cell>
          <table:table-cell table:style-name="ce575" table:formula="of:=IF(([.$A46]+1)/2&gt;=[.S$3];MAX(0;ROUND([.$N$27]*([.$A46]-[.S$4])/(20-[.S$4])/([.S$3]+1);0));&quot;-&quot;)" office:value-type="float" office:value="2">
            <text:p>2</text:p>
          </table:table-cell>
          <table:table-cell table:style-name="ce575" table:formula="of:=IF(([.$A46]+1)/2&gt;=[.T$3];MAX(0;ROUND([.$N$27]*([.$A46]-[.T$4])/(20-[.T$4])/([.T$3]+1);0));&quot;-&quot;)" office:value-type="float" office:value="2">
            <text:p>2</text:p>
          </table:table-cell>
          <table:table-cell table:style-name="ce575" table:formula="of:=IF(([.$A46]+1)/2&gt;=[.U$3];MAX(0;ROUND([.$N$27]*([.$A46]-[.U$4])/(20-[.U$4])/([.U$3]+1);0));&quot;-&quot;)" office:value-type="float" office:value="1">
            <text:p>1</text:p>
          </table:table-cell>
          <table:table-cell table:style-name="ce575" table:formula="of:=IF(([.$A46]+1)/2&gt;=[.V$3];MAX(0;ROUND([.$N$27]*([.$A46]-[.V$4])/(20-[.V$4])/([.V$3]+1);0));&quot;-&quot;)" office:value-type="float" office:value="1">
            <text:p>1</text:p>
          </table:table-cell>
          <table:table-cell table:style-name="ce575" table:formula="of:=IF(([.$A46]+1)/2&gt;=[.W$3];MAX(0;ROUND([.$N$27]*([.$A46]-[.W$4])/(20-[.W$4])/([.W$3]+1);0));&quot;-&quot;)" office:value-type="float" office:value="1">
            <text:p>1</text:p>
          </table:table-cell>
          <table:table-cell table:style-name="ce579" table:formula="of:=IF(([.$A46]+1)/2&gt;=[.X$3];MAX(0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C$3];MAX(0;ROUND([.$B$27]*([.$A47]-[.C$4])/(20-[.C$4])/([.C$3]+1);0));&quot;-&quot;)" office:value-type="float" office:value="10">
            <text:p>10</text:p>
          </table:table-cell>
          <table:table-cell table:style-name="ce575" table:formula="of:=IF(([.$A47]+1)/2&gt;=[.D$3];MAX(0;ROUND([.$B$27]*([.$A47]-[.D$4])/(20-[.D$4])/([.D$3]+1);0));&quot;-&quot;)" office:value-type="float" office:value="5">
            <text:p>5</text:p>
          </table:table-cell>
          <table:table-cell table:style-name="ce575" table:formula="of:=IF(([.$A47]+1)/2&gt;=[.E$3];MAX(0;ROUND([.$B$27]*([.$A47]-[.E$4])/(20-[.E$4])/([.E$3]+1);0));&quot;-&quot;)" office:value-type="float" office:value="3">
            <text:p>3</text:p>
          </table:table-cell>
          <table:table-cell table:style-name="ce575" table:formula="of:=IF(([.$A47]+1)/2&gt;=[.F$3];MAX(0;ROUND([.$B$27]*([.$A47]-[.F$4])/(20-[.F$4])/([.F$3]+1);0));&quot;-&quot;)" office:value-type="float" office:value="3">
            <text:p>3</text:p>
          </table:table-cell>
          <table:table-cell table:style-name="ce575" table:formula="of:=IF(([.$A47]+1)/2&gt;=[.G$3];MAX(0;ROUND([.$B$27]*([.$A47]-[.G$4])/(20-[.G$4])/([.G$3]+1);0));&quot;-&quot;)" office:value-type="float" office:value="2">
            <text:p>2</text:p>
          </table:table-cell>
          <table:table-cell table:style-name="ce575" table:formula="of:=IF(([.$A47]+1)/2&gt;=[.H$3];MAX(0;ROUND([.$B$27]*([.$A47]-[.H$4])/(20-[.H$4])/([.H$3]+1);0));&quot;-&quot;)" office:value-type="float" office:value="2">
            <text:p>2</text:p>
          </table:table-cell>
          <table:table-cell table:style-name="ce575" table:formula="of:=IF(([.$A47]+1)/2&gt;=[.I$3];MAX(0;ROUND([.$B$27]*([.$A47]-[.I$4])/(20-[.I$4])/([.I$3]+1);0));&quot;-&quot;)" office:value-type="float" office:value="1">
            <text:p>1</text:p>
          </table:table-cell>
          <table:table-cell table:style-name="ce575" table:formula="of:=IF(([.$A47]+1)/2&gt;=[.J$3];MAX(0;ROUND([.$B$27]*([.$A47]-[.J$4])/(20-[.J$4])/([.J$3]+1);0));&quot;-&quot;)" office:value-type="float" office:value="1">
            <text:p>1</text:p>
          </table:table-cell>
          <table:table-cell table:style-name="ce575" table:formula="of:=IF(([.$A47]+1)/2&gt;=[.K$3];MAX(0;ROUND([.$B$27]*([.$A47]-[.K$4])/(20-[.K$4])/([.K$3]+1);0));&quot;-&quot;)" office:value-type="float" office:value="1">
            <text:p>1</text:p>
          </table:table-cell>
          <table:table-cell table:style-name="ce579" table:formula="of:=IF(([.$A47]+1)/2&gt;=[.L$3];MAX(0;ROUND([.$B$27]*([.$A47]-[.L$4])/(20-[.L$4])/([.L$3]+1);0)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1)/2&gt;=[.O$3];MAX(0;ROUND([.$N$27]*([.$A47]-[.O$4])/(20-[.O$4])/([.O$3]+1);0));&quot;-&quot;)" office:value-type="float" office:value="11">
            <text:p>11</text:p>
          </table:table-cell>
          <table:table-cell table:style-name="ce575" table:formula="of:=IF(([.$A47]+1)/2&gt;=[.P$3];MAX(0;ROUND([.$N$27]*([.$A47]-[.P$4])/(20-[.P$4])/([.P$3]+1);0));&quot;-&quot;)" office:value-type="float" office:value="6">
            <text:p>6</text:p>
          </table:table-cell>
          <table:table-cell table:style-name="ce575" table:formula="of:=IF(([.$A47]+1)/2&gt;=[.Q$3];MAX(0;ROUND([.$N$27]*([.$A47]-[.Q$4])/(20-[.Q$4])/([.Q$3]+1);0));&quot;-&quot;)" office:value-type="float" office:value="4">
            <text:p>4</text:p>
          </table:table-cell>
          <table:table-cell table:style-name="ce575" table:formula="of:=IF(([.$A47]+1)/2&gt;=[.R$3];MAX(0;ROUND([.$N$27]*([.$A47]-[.R$4])/(20-[.R$4])/([.R$3]+1);0));&quot;-&quot;)" office:value-type="float" office:value="3">
            <text:p>3</text:p>
          </table:table-cell>
          <table:table-cell table:style-name="ce575" table:formula="of:=IF(([.$A47]+1)/2&gt;=[.S$3];MAX(0;ROUND([.$N$27]*([.$A47]-[.S$4])/(20-[.S$4])/([.S$3]+1);0));&quot;-&quot;)" office:value-type="float" office:value="2">
            <text:p>2</text:p>
          </table:table-cell>
          <table:table-cell table:style-name="ce575" table:formula="of:=IF(([.$A47]+1)/2&gt;=[.T$3];MAX(0;ROUND([.$N$27]*([.$A47]-[.T$4])/(20-[.T$4])/([.T$3]+1);0));&quot;-&quot;)" office:value-type="float" office:value="2">
            <text:p>2</text:p>
          </table:table-cell>
          <table:table-cell table:style-name="ce575" table:formula="of:=IF(([.$A47]+1)/2&gt;=[.U$3];MAX(0;ROUND([.$N$27]*([.$A47]-[.U$4])/(20-[.U$4])/([.U$3]+1);0));&quot;-&quot;)" office:value-type="float" office:value="2">
            <text:p>2</text:p>
          </table:table-cell>
          <table:table-cell table:style-name="ce575" table:formula="of:=IF(([.$A47]+1)/2&gt;=[.V$3];MAX(0;ROUND([.$N$27]*([.$A47]-[.V$4])/(20-[.V$4])/([.V$3]+1);0));&quot;-&quot;)" office:value-type="float" office:value="1">
            <text:p>1</text:p>
          </table:table-cell>
          <table:table-cell table:style-name="ce575" table:formula="of:=IF(([.$A47]+1)/2&gt;=[.W$3];MAX(0;ROUND([.$N$27]*([.$A47]-[.W$4])/(20-[.W$4])/([.W$3]+1);0));&quot;-&quot;)" office:value-type="float" office:value="1">
            <text:p>1</text:p>
          </table:table-cell>
          <table:table-cell table:style-name="ce579" table:formula="of:=IF(([.$A47]+1)/2&gt;=[.X$3];MAX(0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C$3];MAX(0;ROUND([.$B$27]*([.$A48]-[.C$4])/(20-[.C$4])/([.C$3]+1);0));&quot;-&quot;)" office:value-type="float" office:value="11">
            <text:p>11</text:p>
          </table:table-cell>
          <table:table-cell table:style-name="ce576" table:formula="of:=IF(([.$A48]+1)/2&gt;=[.D$3];MAX(0;ROUND([.$B$27]*([.$A48]-[.D$4])/(20-[.D$4])/([.D$3]+1);0));&quot;-&quot;)" office:value-type="float" office:value="6">
            <text:p>6</text:p>
          </table:table-cell>
          <table:table-cell table:style-name="ce576" table:formula="of:=IF(([.$A48]+1)/2&gt;=[.E$3];MAX(0;ROUND([.$B$27]*([.$A48]-[.E$4])/(20-[.E$4])/([.E$3]+1);0));&quot;-&quot;)" office:value-type="float" office:value="4">
            <text:p>4</text:p>
          </table:table-cell>
          <table:table-cell table:style-name="ce576" table:formula="of:=IF(([.$A48]+1)/2&gt;=[.F$3];MAX(0;ROUND([.$B$27]*([.$A48]-[.F$4])/(20-[.F$4])/([.F$3]+1);0));&quot;-&quot;)" office:value-type="float" office:value="3">
            <text:p>3</text:p>
          </table:table-cell>
          <table:table-cell table:style-name="ce576" table:formula="of:=IF(([.$A48]+1)/2&gt;=[.G$3];MAX(0;ROUND([.$B$27]*([.$A48]-[.G$4])/(20-[.G$4])/([.G$3]+1);0));&quot;-&quot;)" office:value-type="float" office:value="2">
            <text:p>2</text:p>
          </table:table-cell>
          <table:table-cell table:style-name="ce576" table:formula="of:=IF(([.$A48]+1)/2&gt;=[.H$3];MAX(0;ROUND([.$B$27]*([.$A48]-[.H$4])/(20-[.H$4])/([.H$3]+1);0));&quot;-&quot;)" office:value-type="float" office:value="2">
            <text:p>2</text:p>
          </table:table-cell>
          <table:table-cell table:style-name="ce576" table:formula="of:=IF(([.$A48]+1)/2&gt;=[.I$3];MAX(0;ROUND([.$B$27]*([.$A48]-[.I$4])/(20-[.I$4])/([.I$3]+1);0));&quot;-&quot;)" office:value-type="float" office:value="2">
            <text:p>2</text:p>
          </table:table-cell>
          <table:table-cell table:style-name="ce576" table:formula="of:=IF(([.$A48]+1)/2&gt;=[.J$3];MAX(0;ROUND([.$B$27]*([.$A48]-[.J$4])/(20-[.J$4])/([.J$3]+1);0));&quot;-&quot;)" office:value-type="float" office:value="1">
            <text:p>1</text:p>
          </table:table-cell>
          <table:table-cell table:style-name="ce576" table:formula="of:=IF(([.$A48]+1)/2&gt;=[.K$3];MAX(0;ROUND([.$B$27]*([.$A48]-[.K$4])/(20-[.K$4])/([.K$3]+1);0));&quot;-&quot;)" office:value-type="float" office:value="1">
            <text:p>1</text:p>
          </table:table-cell>
          <table:table-cell table:style-name="ce581" table:formula="of:=IF(([.$A48]+1)/2&gt;=[.L$3];MAX(0;ROUND([.$B$27]*([.$A48]-[.L$4])/(20-[.L$4])/([.L$3]+1);0)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1)/2&gt;=[.O$3];MAX(0;ROUND([.$N$27]*([.$A48]-[.O$4])/(20-[.O$4])/([.O$3]+1);0));&quot;-&quot;)" office:value-type="float" office:value="12">
            <text:p>12</text:p>
          </table:table-cell>
          <table:table-cell table:style-name="ce576" table:formula="of:=IF(([.$A48]+1)/2&gt;=[.P$3];MAX(0;ROUND([.$N$27]*([.$A48]-[.P$4])/(20-[.P$4])/([.P$3]+1);0));&quot;-&quot;)" office:value-type="float" office:value="6">
            <text:p>6</text:p>
          </table:table-cell>
          <table:table-cell table:style-name="ce576" table:formula="of:=IF(([.$A48]+1)/2&gt;=[.Q$3];MAX(0;ROUND([.$N$27]*([.$A48]-[.Q$4])/(20-[.Q$4])/([.Q$3]+1);0));&quot;-&quot;)" office:value-type="float" office:value="4">
            <text:p>4</text:p>
          </table:table-cell>
          <table:table-cell table:style-name="ce576" table:formula="of:=IF(([.$A48]+1)/2&gt;=[.R$3];MAX(0;ROUND([.$N$27]*([.$A48]-[.R$4])/(20-[.R$4])/([.R$3]+1);0));&quot;-&quot;)" office:value-type="float" office:value="3">
            <text:p>3</text:p>
          </table:table-cell>
          <table:table-cell table:style-name="ce576" table:formula="of:=IF(([.$A48]+1)/2&gt;=[.S$3];MAX(0;ROUND([.$N$27]*([.$A48]-[.S$4])/(20-[.S$4])/([.S$3]+1);0));&quot;-&quot;)" office:value-type="float" office:value="2">
            <text:p>2</text:p>
          </table:table-cell>
          <table:table-cell table:style-name="ce576" table:formula="of:=IF(([.$A48]+1)/2&gt;=[.T$3];MAX(0;ROUND([.$N$27]*([.$A48]-[.T$4])/(20-[.T$4])/([.T$3]+1);0));&quot;-&quot;)" office:value-type="float" office:value="2">
            <text:p>2</text:p>
          </table:table-cell>
          <table:table-cell table:style-name="ce576" table:formula="of:=IF(([.$A48]+1)/2&gt;=[.U$3];MAX(0;ROUND([.$N$27]*([.$A48]-[.U$4])/(20-[.U$4])/([.U$3]+1);0));&quot;-&quot;)" office:value-type="float" office:value="2">
            <text:p>2</text:p>
          </table:table-cell>
          <table:table-cell table:style-name="ce576" table:formula="of:=IF(([.$A48]+1)/2&gt;=[.V$3];MAX(0;ROUND([.$N$27]*([.$A48]-[.V$4])/(20-[.V$4])/([.V$3]+1);0));&quot;-&quot;)" office:value-type="float" office:value="2">
            <text:p>2</text:p>
          </table:table-cell>
          <table:table-cell table:style-name="ce576" table:formula="of:=IF(([.$A48]+1)/2&gt;=[.W$3];MAX(0;ROUND([.$N$27]*([.$A48]-[.W$4])/(20-[.W$4])/([.W$3]+1);0));&quot;-&quot;)" office:value-type="float" office:value="1">
            <text:p>1</text:p>
          </table:table-cell>
          <table:table-cell table:style-name="ce581" table:formula="of:=IF(([.$A48]+1)/2&gt;=[.X$3];MAX(0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14 - 15">
            <text:p>14 - 15</text:p>
          </table:table-cell>
          <table:table-cell table:style-name="ce575" table:formula="of:=CONCATENATE(IF([.J25]&gt;=10;&quot;+&quot;;&quot;&quot;);ROUNDDOWN(([.J25]-10)/2;0))" office:value-type="string" office:string-value="+2">
            <text:p>+2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16 - 17">
            <text:p>16 - 17</text:p>
          </table:table-cell>
          <table:table-cell table:style-name="ce575" table:formula="of:=CONCATENATE(IF([.S25]&gt;=10;&quot;+&quot;;&quot;&quot;);ROUNDDOWN(([.S25]-10)/2;0))" office:value-type="string" office:string-value="+3">
            <text:p>+3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0">
            <text:p>0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0">
            <text:p>0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0">
            <text:p>0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0">
            <text:p>0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0">
            <text:p>0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0">
            <text:p>0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0">
            <text:p>0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0">
            <text:p>0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1">
            <text:p>1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0">
            <text:p>0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0">
            <text:p>0</text:p>
          </table:table-cell>
          <table:table-cell table:style-name="ce575" table:formula="of:=IF(([.$A8]+2)/3&gt;=[.M$3];ROUND([.$K$3]*([.$A8]-[.M$4])/(20-[.M$4])*0.85/([.M$3]+1);0);&quot;-&quot;)" office:value-type="float" office:value="0">
            <text:p>0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1">
            <text:p>1</text:p>
          </table:table-cell>
          <table:table-cell table:style-name="ce575" table:formula="of:=IF(([.$A8]+2)/3&gt;=[.V$3];ROUND([.$T$3]*([.$A8]-[.V$4])/(20-[.V$4])*0.85/([.V$3]+1);0);&quot;-&quot;)" office:value-type="float" office:value="0">
            <text:p>0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0">
            <text:p>0</text:p>
          </table:table-cell>
          <table:table-cell table:style-name="ce575" table:formula="of:=IF(([.$A9]+2)/3&gt;=[.D$3];ROUND([.$B$3]*([.$A9]-[.D$4])/(20-[.D$4])*0.85/([.D$3]+1);0);&quot;-&quot;)" office:value-type="float" office:value="0">
            <text:p>0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1">
            <text:p>1</text:p>
          </table:table-cell>
          <table:table-cell table:style-name="ce575" table:formula="of:=IF(([.$A9]+2)/3&gt;=[.M$3];ROUND([.$K$3]*([.$A9]-[.M$4])/(20-[.M$4])*0.85/([.M$3]+1);0);&quot;-&quot;)" office:value-type="float" office:value="0">
            <text:p>0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1">
            <text:p>1</text:p>
          </table:table-cell>
          <table:table-cell table:style-name="ce575" table:formula="of:=IF(([.$A9]+2)/3&gt;=[.V$3];ROUND([.$T$3]*([.$A9]-[.V$4])/(20-[.V$4])*0.85/([.V$3]+1);0);&quot;-&quot;)" office:value-type="float" office:value="0">
            <text:p>0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0">
            <text:p>0</text:p>
          </table:table-cell>
          <table:table-cell table:style-name="ce575" table:formula="of:=IF(([.$A10]+2)/3&gt;=[.D$3];ROUND([.$B$3]*([.$A10]-[.D$4])/(20-[.D$4])*0.85/([.D$3]+1);0);&quot;-&quot;)" office:value-type="float" office:value="0">
            <text:p>0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1">
            <text:p>1</text:p>
          </table:table-cell>
          <table:table-cell table:style-name="ce575" table:formula="of:=IF(([.$A10]+2)/3&gt;=[.M$3];ROUND([.$K$3]*([.$A10]-[.M$4])/(20-[.M$4])*0.85/([.M$3]+1);0);&quot;-&quot;)" office:value-type="float" office:value="0">
            <text:p>0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1">
            <text:p>1</text:p>
          </table:table-cell>
          <table:table-cell table:style-name="ce575" table:formula="of:=IF(([.$A10]+2)/3&gt;=[.V$3];ROUND([.$T$3]*([.$A10]-[.V$4])/(20-[.V$4])*0.85/([.V$3]+1);0);&quot;-&quot;)" office:value-type="float" office:value="0">
            <text:p>0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0">
            <text:p>0</text:p>
          </table:table-cell>
          <table:table-cell table:style-name="ce575" table:formula="of:=IF(([.$A11]+2)/3&gt;=[.D$3];ROUND([.$B$3]*([.$A11]-[.D$4])/(20-[.D$4])*0.85/([.D$3]+1);0);&quot;-&quot;)" office:value-type="float" office:value="0">
            <text:p>0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1">
            <text:p>1</text:p>
          </table:table-cell>
          <table:table-cell table:style-name="ce575" table:formula="of:=IF(([.$A11]+2)/3&gt;=[.M$3];ROUND([.$K$3]*([.$A11]-[.M$4])/(20-[.M$4])*0.85/([.M$3]+1);0);&quot;-&quot;)" office:value-type="float" office:value="0">
            <text:p>0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1">
            <text:p>1</text:p>
          </table:table-cell>
          <table:table-cell table:style-name="ce575" table:formula="of:=IF(([.$A11]+2)/3&gt;=[.V$3];ROUND([.$T$3]*([.$A11]-[.V$4])/(20-[.V$4])*0.85/([.V$3]+1);0);&quot;-&quot;)" office:value-type="float" office:value="0">
            <text:p>0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0">
            <text:p>0</text:p>
          </table:table-cell>
          <table:table-cell table:style-name="ce575" table:formula="of:=IF(([.$A12]+2)/3&gt;=[.D$3];ROUND([.$B$3]*([.$A12]-[.D$4])/(20-[.D$4])*0.85/([.D$3]+1);0);&quot;-&quot;)" office:value-type="float" office:value="0">
            <text:p>0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1">
            <text:p>1</text:p>
          </table:table-cell>
          <table:table-cell table:style-name="ce575" table:formula="of:=IF(([.$A12]+2)/3&gt;=[.M$3];ROUND([.$K$3]*([.$A12]-[.M$4])/(20-[.M$4])*0.85/([.M$3]+1);0);&quot;-&quot;)" office:value-type="float" office:value="0">
            <text:p>0</text:p>
          </table:table-cell>
          <table:table-cell table:style-name="ce575" table:formula="of:=IF(([.$A12]+2)/3&gt;=[.N$3];ROUND([.$K$3]*([.$A12]-[.N$4])/(20-[.N$4])*0.85/([.N$3]+1);0);&quot;-&quot;)" office:value-type="float" office:value="0">
            <text:p>0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1">
            <text:p>1</text:p>
          </table:table-cell>
          <table:table-cell table:style-name="ce575" table:formula="of:=IF(([.$A12]+2)/3&gt;=[.V$3];ROUND([.$T$3]*([.$A12]-[.V$4])/(20-[.V$4])*0.85/([.V$3]+1);0);&quot;-&quot;)" office:value-type="float" office:value="0">
            <text:p>0</text:p>
          </table:table-cell>
          <table:table-cell table:style-name="ce575" table:formula="of:=IF(([.$A12]+2)/3&gt;=[.W$3];ROUND([.$T$3]*([.$A12]-[.W$4])/(20-[.W$4])*0.85/([.W$3]+1);0);&quot;-&quot;)" office:value-type="float" office:value="0">
            <text:p>0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0">
            <text:p>0</text:p>
          </table:table-cell>
          <table:table-cell table:style-name="ce575" table:formula="of:=IF(([.$A13]+2)/3&gt;=[.D$3];ROUND([.$B$3]*([.$A13]-[.D$4])/(20-[.D$4])*0.85/([.D$3]+1);0);&quot;-&quot;)" office:value-type="float" office:value="0">
            <text:p>0</text:p>
          </table:table-cell>
          <table:table-cell table:style-name="ce575" table:formula="of:=IF(([.$A13]+2)/3&gt;=[.E$3];ROUND([.$B$3]*([.$A13]-[.E$4])/(20-[.E$4])*0.85/([.E$3]+1);0);&quot;-&quot;)" office:value-type="float" office:value="0">
            <text:p>0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1">
            <text:p>1</text:p>
          </table:table-cell>
          <table:table-cell table:style-name="ce575" table:formula="of:=IF(([.$A13]+2)/3&gt;=[.M$3];ROUND([.$K$3]*([.$A13]-[.M$4])/(20-[.M$4])*0.85/([.M$3]+1);0);&quot;-&quot;)" office:value-type="float" office:value="0">
            <text:p>0</text:p>
          </table:table-cell>
          <table:table-cell table:style-name="ce575" table:formula="of:=IF(([.$A13]+2)/3&gt;=[.N$3];ROUND([.$K$3]*([.$A13]-[.N$4])/(20-[.N$4])*0.85/([.N$3]+1);0);&quot;-&quot;)" office:value-type="float" office:value="0">
            <text:p>0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1">
            <text:p>1</text:p>
          </table:table-cell>
          <table:table-cell table:style-name="ce575" table:formula="of:=IF(([.$A13]+2)/3&gt;=[.V$3];ROUND([.$T$3]*([.$A13]-[.V$4])/(20-[.V$4])*0.85/([.V$3]+1);0);&quot;-&quot;)" office:value-type="float" office:value="1">
            <text:p>1</text:p>
          </table:table-cell>
          <table:table-cell table:style-name="ce575" table:formula="of:=IF(([.$A13]+2)/3&gt;=[.W$3];ROUND([.$T$3]*([.$A13]-[.W$4])/(20-[.W$4])*0.85/([.W$3]+1);0);&quot;-&quot;)" office:value-type="float" office:value="0">
            <text:p>0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0">
            <text:p>0</text:p>
          </table:table-cell>
          <table:table-cell table:style-name="ce575" table:formula="of:=IF(([.$A14]+2)/3&gt;=[.D$3];ROUND([.$B$3]*([.$A14]-[.D$4])/(20-[.D$4])*0.85/([.D$3]+1);0);&quot;-&quot;)" office:value-type="float" office:value="0">
            <text:p>0</text:p>
          </table:table-cell>
          <table:table-cell table:style-name="ce575" table:formula="of:=IF(([.$A14]+2)/3&gt;=[.E$3];ROUND([.$B$3]*([.$A14]-[.E$4])/(20-[.E$4])*0.85/([.E$3]+1);0);&quot;-&quot;)" office:value-type="float" office:value="0">
            <text:p>0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1">
            <text:p>1</text:p>
          </table:table-cell>
          <table:table-cell table:style-name="ce575" table:formula="of:=IF(([.$A14]+2)/3&gt;=[.M$3];ROUND([.$K$3]*([.$A14]-[.M$4])/(20-[.M$4])*0.85/([.M$3]+1);0);&quot;-&quot;)" office:value-type="float" office:value="0">
            <text:p>0</text:p>
          </table:table-cell>
          <table:table-cell table:style-name="ce575" table:formula="of:=IF(([.$A14]+2)/3&gt;=[.N$3];ROUND([.$K$3]*([.$A14]-[.N$4])/(20-[.N$4])*0.85/([.N$3]+1);0);&quot;-&quot;)" office:value-type="float" office:value="0">
            <text:p>0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1">
            <text:p>1</text:p>
          </table:table-cell>
          <table:table-cell table:style-name="ce575" table:formula="of:=IF(([.$A14]+2)/3&gt;=[.V$3];ROUND([.$T$3]*([.$A14]-[.V$4])/(20-[.V$4])*0.85/([.V$3]+1);0);&quot;-&quot;)" office:value-type="float" office:value="1">
            <text:p>1</text:p>
          </table:table-cell>
          <table:table-cell table:style-name="ce575" table:formula="of:=IF(([.$A14]+2)/3&gt;=[.W$3];ROUND([.$T$3]*([.$A14]-[.W$4])/(20-[.W$4])*0.85/([.W$3]+1);0);&quot;-&quot;)" office:value-type="float" office:value="0">
            <text:p>0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1">
            <text:p>1</text:p>
          </table:table-cell>
          <table:table-cell table:style-name="ce575" table:formula="of:=IF(([.$A15]+2)/3&gt;=[.D$3];ROUND([.$B$3]*([.$A15]-[.D$4])/(20-[.D$4])*0.85/([.D$3]+1);0);&quot;-&quot;)" office:value-type="float" office:value="0">
            <text:p>0</text:p>
          </table:table-cell>
          <table:table-cell table:style-name="ce575" table:formula="of:=IF(([.$A15]+2)/3&gt;=[.E$3];ROUND([.$B$3]*([.$A15]-[.E$4])/(20-[.E$4])*0.85/([.E$3]+1);0);&quot;-&quot;)" office:value-type="float" office:value="0">
            <text:p>0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1">
            <text:p>1</text:p>
          </table:table-cell>
          <table:table-cell table:style-name="ce575" table:formula="of:=IF(([.$A15]+2)/3&gt;=[.M$3];ROUND([.$K$3]*([.$A15]-[.M$4])/(20-[.M$4])*0.85/([.M$3]+1);0);&quot;-&quot;)" office:value-type="float" office:value="0">
            <text:p>0</text:p>
          </table:table-cell>
          <table:table-cell table:style-name="ce575" table:formula="of:=IF(([.$A15]+2)/3&gt;=[.N$3];ROUND([.$K$3]*([.$A15]-[.N$4])/(20-[.N$4])*0.85/([.N$3]+1);0);&quot;-&quot;)" office:value-type="float" office:value="0">
            <text:p>0</text:p>
          </table:table-cell>
          <table:table-cell table:style-name="ce575" table:formula="of:=IF(([.$A15]+2)/3&gt;=[.O$3];ROUND([.$K$3]*([.$A15]-[.O$4])/(20-[.O$4])*0.85/([.O$3]+1);0);&quot;-&quot;)" office:value-type="float" office:value="0">
            <text:p>0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2">
            <text:p>2</text:p>
          </table:table-cell>
          <table:table-cell table:style-name="ce575" table:formula="of:=IF(([.$A15]+2)/3&gt;=[.V$3];ROUND([.$T$3]*([.$A15]-[.V$4])/(20-[.V$4])*0.85/([.V$3]+1);0);&quot;-&quot;)" office:value-type="float" office:value="1">
            <text:p>1</text:p>
          </table:table-cell>
          <table:table-cell table:style-name="ce575" table:formula="of:=IF(([.$A15]+2)/3&gt;=[.W$3];ROUND([.$T$3]*([.$A15]-[.W$4])/(20-[.W$4])*0.85/([.W$3]+1);0);&quot;-&quot;)" office:value-type="float" office:value="0">
            <text:p>0</text:p>
          </table:table-cell>
          <table:table-cell table:style-name="ce575" table:formula="of:=IF(([.$A15]+2)/3&gt;=[.X$3];ROUND([.$T$3]*([.$A15]-[.X$4])/(20-[.X$4])*0.85/([.X$3]+1);0);&quot;-&quot;)" office:value-type="float" office:value="0">
            <text:p>0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1">
            <text:p>1</text:p>
          </table:table-cell>
          <table:table-cell table:style-name="ce575" table:formula="of:=IF(([.$A16]+2)/3&gt;=[.D$3];ROUND([.$B$3]*([.$A16]-[.D$4])/(20-[.D$4])*0.85/([.D$3]+1);0);&quot;-&quot;)" office:value-type="float" office:value="0">
            <text:p>0</text:p>
          </table:table-cell>
          <table:table-cell table:style-name="ce575" table:formula="of:=IF(([.$A16]+2)/3&gt;=[.E$3];ROUND([.$B$3]*([.$A16]-[.E$4])/(20-[.E$4])*0.85/([.E$3]+1);0);&quot;-&quot;)" office:value-type="float" office:value="0">
            <text:p>0</text:p>
          </table:table-cell>
          <table:table-cell table:style-name="ce575" table:formula="of:=IF(([.$A16]+2)/3&gt;=[.F$3];ROUND([.$B$3]*([.$A16]-[.F$4])/(20-[.F$4])*0.85/([.F$3]+1);0);&quot;-&quot;)" office:value-type="float" office:value="0">
            <text:p>0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1">
            <text:p>1</text:p>
          </table:table-cell>
          <table:table-cell table:style-name="ce575" table:formula="of:=IF(([.$A16]+2)/3&gt;=[.M$3];ROUND([.$K$3]*([.$A16]-[.M$4])/(20-[.M$4])*0.85/([.M$3]+1);0);&quot;-&quot;)" office:value-type="float" office:value="0">
            <text:p>0</text:p>
          </table:table-cell>
          <table:table-cell table:style-name="ce575" table:formula="of:=IF(([.$A16]+2)/3&gt;=[.N$3];ROUND([.$K$3]*([.$A16]-[.N$4])/(20-[.N$4])*0.85/([.N$3]+1);0);&quot;-&quot;)" office:value-type="float" office:value="0">
            <text:p>0</text:p>
          </table:table-cell>
          <table:table-cell table:style-name="ce575" table:formula="of:=IF(([.$A16]+2)/3&gt;=[.O$3];ROUND([.$K$3]*([.$A16]-[.O$4])/(20-[.O$4])*0.85/([.O$3]+1);0);&quot;-&quot;)" office:value-type="float" office:value="0">
            <text:p>0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2">
            <text:p>2</text:p>
          </table:table-cell>
          <table:table-cell table:style-name="ce575" table:formula="of:=IF(([.$A16]+2)/3&gt;=[.V$3];ROUND([.$T$3]*([.$A16]-[.V$4])/(20-[.V$4])*0.85/([.V$3]+1);0);&quot;-&quot;)" office:value-type="float" office:value="1">
            <text:p>1</text:p>
          </table:table-cell>
          <table:table-cell table:style-name="ce575" table:formula="of:=IF(([.$A16]+2)/3&gt;=[.W$3];ROUND([.$T$3]*([.$A16]-[.W$4])/(20-[.W$4])*0.85/([.W$3]+1);0);&quot;-&quot;)" office:value-type="float" office:value="0">
            <text:p>0</text:p>
          </table:table-cell>
          <table:table-cell table:style-name="ce575" table:formula="of:=IF(([.$A16]+2)/3&gt;=[.X$3];ROUND([.$T$3]*([.$A16]-[.X$4])/(20-[.X$4])*0.85/([.X$3]+1);0);&quot;-&quot;)" office:value-type="float" office:value="0">
            <text:p>0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1">
            <text:p>1</text:p>
          </table:table-cell>
          <table:table-cell table:style-name="ce575" table:formula="of:=IF(([.$A17]+2)/3&gt;=[.D$3];ROUND([.$B$3]*([.$A17]-[.D$4])/(20-[.D$4])*0.85/([.D$3]+1);0);&quot;-&quot;)" office:value-type="float" office:value="0">
            <text:p>0</text:p>
          </table:table-cell>
          <table:table-cell table:style-name="ce575" table:formula="of:=IF(([.$A17]+2)/3&gt;=[.E$3];ROUND([.$B$3]*([.$A17]-[.E$4])/(20-[.E$4])*0.85/([.E$3]+1);0);&quot;-&quot;)" office:value-type="float" office:value="0">
            <text:p>0</text:p>
          </table:table-cell>
          <table:table-cell table:style-name="ce575" table:formula="of:=IF(([.$A17]+2)/3&gt;=[.F$3];ROUND([.$B$3]*([.$A17]-[.F$4])/(20-[.F$4])*0.85/([.F$3]+1);0);&quot;-&quot;)" office:value-type="float" office:value="0">
            <text:p>0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1">
            <text:p>1</text:p>
          </table:table-cell>
          <table:table-cell table:style-name="ce575" table:formula="of:=IF(([.$A17]+2)/3&gt;=[.M$3];ROUND([.$K$3]*([.$A17]-[.M$4])/(20-[.M$4])*0.85/([.M$3]+1);0);&quot;-&quot;)" office:value-type="float" office:value="1">
            <text:p>1</text:p>
          </table:table-cell>
          <table:table-cell table:style-name="ce575" table:formula="of:=IF(([.$A17]+2)/3&gt;=[.N$3];ROUND([.$K$3]*([.$A17]-[.N$4])/(20-[.N$4])*0.85/([.N$3]+1);0);&quot;-&quot;)" office:value-type="float" office:value="0">
            <text:p>0</text:p>
          </table:table-cell>
          <table:table-cell table:style-name="ce575" table:formula="of:=IF(([.$A17]+2)/3&gt;=[.O$3];ROUND([.$K$3]*([.$A17]-[.O$4])/(20-[.O$4])*0.85/([.O$3]+1);0);&quot;-&quot;)" office:value-type="float" office:value="0">
            <text:p>0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2">
            <text:p>2</text:p>
          </table:table-cell>
          <table:table-cell table:style-name="ce575" table:formula="of:=IF(([.$A17]+2)/3&gt;=[.V$3];ROUND([.$T$3]*([.$A17]-[.V$4])/(20-[.V$4])*0.85/([.V$3]+1);0);&quot;-&quot;)" office:value-type="float" office:value="1">
            <text:p>1</text:p>
          </table:table-cell>
          <table:table-cell table:style-name="ce575" table:formula="of:=IF(([.$A17]+2)/3&gt;=[.W$3];ROUND([.$T$3]*([.$A17]-[.W$4])/(20-[.W$4])*0.85/([.W$3]+1);0);&quot;-&quot;)" office:value-type="float" office:value="0">
            <text:p>0</text:p>
          </table:table-cell>
          <table:table-cell table:style-name="ce575" table:formula="of:=IF(([.$A17]+2)/3&gt;=[.X$3];ROUND([.$T$3]*([.$A17]-[.X$4])/(20-[.X$4])*0.85/([.X$3]+1);0);&quot;-&quot;)" office:value-type="float" office:value="0">
            <text:p>0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1">
            <text:p>1</text:p>
          </table:table-cell>
          <table:table-cell table:style-name="ce575" table:formula="of:=IF(([.$A18]+2)/3&gt;=[.D$3];ROUND([.$B$3]*([.$A18]-[.D$4])/(20-[.D$4])*0.85/([.D$3]+1);0);&quot;-&quot;)" office:value-type="float" office:value="0">
            <text:p>0</text:p>
          </table:table-cell>
          <table:table-cell table:style-name="ce575" table:formula="of:=IF(([.$A18]+2)/3&gt;=[.E$3];ROUND([.$B$3]*([.$A18]-[.E$4])/(20-[.E$4])*0.85/([.E$3]+1);0);&quot;-&quot;)" office:value-type="float" office:value="0">
            <text:p>0</text:p>
          </table:table-cell>
          <table:table-cell table:style-name="ce575" table:formula="of:=IF(([.$A18]+2)/3&gt;=[.F$3];ROUND([.$B$3]*([.$A18]-[.F$4])/(20-[.F$4])*0.85/([.F$3]+1);0);&quot;-&quot;)" office:value-type="float" office:value="0">
            <text:p>0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1">
            <text:p>1</text:p>
          </table:table-cell>
          <table:table-cell table:style-name="ce575" table:formula="of:=IF(([.$A18]+2)/3&gt;=[.M$3];ROUND([.$K$3]*([.$A18]-[.M$4])/(20-[.M$4])*0.85/([.M$3]+1);0);&quot;-&quot;)" office:value-type="float" office:value="1">
            <text:p>1</text:p>
          </table:table-cell>
          <table:table-cell table:style-name="ce575" table:formula="of:=IF(([.$A18]+2)/3&gt;=[.N$3];ROUND([.$K$3]*([.$A18]-[.N$4])/(20-[.N$4])*0.85/([.N$3]+1);0);&quot;-&quot;)" office:value-type="float" office:value="0">
            <text:p>0</text:p>
          </table:table-cell>
          <table:table-cell table:style-name="ce575" table:formula="of:=IF(([.$A18]+2)/3&gt;=[.O$3];ROUND([.$K$3]*([.$A18]-[.O$4])/(20-[.O$4])*0.85/([.O$3]+1);0);&quot;-&quot;)" office:value-type="float" office:value="0">
            <text:p>0</text:p>
          </table:table-cell>
          <table:table-cell table:style-name="ce575" table:formula="of:=IF(([.$A18]+2)/3&gt;=[.P$3];ROUND([.$K$3]*([.$A18]-[.P$4])/(20-[.P$4])*0.85/([.P$3]+1);0);&quot;-&quot;)" office:value-type="float" office:value="0">
            <text:p>0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2">
            <text:p>2</text:p>
          </table:table-cell>
          <table:table-cell table:style-name="ce575" table:formula="of:=IF(([.$A18]+2)/3&gt;=[.V$3];ROUND([.$T$3]*([.$A18]-[.V$4])/(20-[.V$4])*0.85/([.V$3]+1);0);&quot;-&quot;)" office:value-type="float" office:value="1">
            <text:p>1</text:p>
          </table:table-cell>
          <table:table-cell table:style-name="ce575" table:formula="of:=IF(([.$A18]+2)/3&gt;=[.W$3];ROUND([.$T$3]*([.$A18]-[.W$4])/(20-[.W$4])*0.85/([.W$3]+1);0);&quot;-&quot;)" office:value-type="float" office:value="1">
            <text:p>1</text:p>
          </table:table-cell>
          <table:table-cell table:style-name="ce575" table:formula="of:=IF(([.$A18]+2)/3&gt;=[.X$3];ROUND([.$T$3]*([.$A18]-[.X$4])/(20-[.X$4])*0.85/([.X$3]+1);0);&quot;-&quot;)" office:value-type="float" office:value="0">
            <text:p>0</text:p>
          </table:table-cell>
          <table:table-cell table:style-name="ce575" table:formula="of:=IF(([.$A18]+2)/3&gt;=[.Y$3];ROUND([.$T$3]*([.$A18]-[.Y$4])/(20-[.Y$4])*0.85/([.Y$3]+1);0);&quot;-&quot;)" office:value-type="float" office:value="0">
            <text:p>0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1">
            <text:p>1</text:p>
          </table:table-cell>
          <table:table-cell table:style-name="ce575" table:formula="of:=IF(([.$A19]+2)/3&gt;=[.D$3];ROUND([.$B$3]*([.$A19]-[.D$4])/(20-[.D$4])*0.85/([.D$3]+1);0);&quot;-&quot;)" office:value-type="float" office:value="0">
            <text:p>0</text:p>
          </table:table-cell>
          <table:table-cell table:style-name="ce575" table:formula="of:=IF(([.$A19]+2)/3&gt;=[.E$3];ROUND([.$B$3]*([.$A19]-[.E$4])/(20-[.E$4])*0.85/([.E$3]+1);0);&quot;-&quot;)" office:value-type="float" office:value="0">
            <text:p>0</text:p>
          </table:table-cell>
          <table:table-cell table:style-name="ce575" table:formula="of:=IF(([.$A19]+2)/3&gt;=[.F$3];ROUND([.$B$3]*([.$A19]-[.F$4])/(20-[.F$4])*0.85/([.F$3]+1);0);&quot;-&quot;)" office:value-type="float" office:value="0">
            <text:p>0</text:p>
          </table:table-cell>
          <table:table-cell table:style-name="ce575" table:formula="of:=IF(([.$A19]+2)/3&gt;=[.G$3];ROUND([.$B$3]*([.$A19]-[.G$4])/(20-[.G$4])*0.85/([.G$3]+1);0);&quot;-&quot;)" office:value-type="float" office:value="0">
            <text:p>0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1">
            <text:p>1</text:p>
          </table:table-cell>
          <table:table-cell table:style-name="ce575" table:formula="of:=IF(([.$A19]+2)/3&gt;=[.M$3];ROUND([.$K$3]*([.$A19]-[.M$4])/(20-[.M$4])*0.85/([.M$3]+1);0);&quot;-&quot;)" office:value-type="float" office:value="1">
            <text:p>1</text:p>
          </table:table-cell>
          <table:table-cell table:style-name="ce575" table:formula="of:=IF(([.$A19]+2)/3&gt;=[.N$3];ROUND([.$K$3]*([.$A19]-[.N$4])/(20-[.N$4])*0.85/([.N$3]+1);0);&quot;-&quot;)" office:value-type="float" office:value="0">
            <text:p>0</text:p>
          </table:table-cell>
          <table:table-cell table:style-name="ce575" table:formula="of:=IF(([.$A19]+2)/3&gt;=[.O$3];ROUND([.$K$3]*([.$A19]-[.O$4])/(20-[.O$4])*0.85/([.O$3]+1);0);&quot;-&quot;)" office:value-type="float" office:value="0">
            <text:p>0</text:p>
          </table:table-cell>
          <table:table-cell table:style-name="ce575" table:formula="of:=IF(([.$A19]+2)/3&gt;=[.P$3];ROUND([.$K$3]*([.$A19]-[.P$4])/(20-[.P$4])*0.85/([.P$3]+1);0);&quot;-&quot;)" office:value-type="float" office:value="0">
            <text:p>0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2">
            <text:p>2</text:p>
          </table:table-cell>
          <table:table-cell table:style-name="ce575" table:formula="of:=IF(([.$A19]+2)/3&gt;=[.V$3];ROUND([.$T$3]*([.$A19]-[.V$4])/(20-[.V$4])*0.85/([.V$3]+1);0);&quot;-&quot;)" office:value-type="float" office:value="1">
            <text:p>1</text:p>
          </table:table-cell>
          <table:table-cell table:style-name="ce575" table:formula="of:=IF(([.$A19]+2)/3&gt;=[.W$3];ROUND([.$T$3]*([.$A19]-[.W$4])/(20-[.W$4])*0.85/([.W$3]+1);0);&quot;-&quot;)" office:value-type="float" office:value="1">
            <text:p>1</text:p>
          </table:table-cell>
          <table:table-cell table:style-name="ce575" table:formula="of:=IF(([.$A19]+2)/3&gt;=[.X$3];ROUND([.$T$3]*([.$A19]-[.X$4])/(20-[.X$4])*0.85/([.X$3]+1);0);&quot;-&quot;)" office:value-type="float" office:value="0">
            <text:p>0</text:p>
          </table:table-cell>
          <table:table-cell table:style-name="ce575" table:formula="of:=IF(([.$A19]+2)/3&gt;=[.Y$3];ROUND([.$T$3]*([.$A19]-[.Y$4])/(20-[.Y$4])*0.85/([.Y$3]+1);0);&quot;-&quot;)" office:value-type="float" office:value="0">
            <text:p>0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1">
            <text:p>1</text:p>
          </table:table-cell>
          <table:table-cell table:style-name="ce575" table:formula="of:=IF(([.$A20]+2)/3&gt;=[.D$3];ROUND([.$B$3]*([.$A20]-[.D$4])/(20-[.D$4])*0.85/([.D$3]+1);0);&quot;-&quot;)" office:value-type="float" office:value="0">
            <text:p>0</text:p>
          </table:table-cell>
          <table:table-cell table:style-name="ce575" table:formula="of:=IF(([.$A20]+2)/3&gt;=[.E$3];ROUND([.$B$3]*([.$A20]-[.E$4])/(20-[.E$4])*0.85/([.E$3]+1);0);&quot;-&quot;)" office:value-type="float" office:value="0">
            <text:p>0</text:p>
          </table:table-cell>
          <table:table-cell table:style-name="ce575" table:formula="of:=IF(([.$A20]+2)/3&gt;=[.F$3];ROUND([.$B$3]*([.$A20]-[.F$4])/(20-[.F$4])*0.85/([.F$3]+1);0);&quot;-&quot;)" office:value-type="float" office:value="0">
            <text:p>0</text:p>
          </table:table-cell>
          <table:table-cell table:style-name="ce575" table:formula="of:=IF(([.$A20]+2)/3&gt;=[.G$3];ROUND([.$B$3]*([.$A20]-[.G$4])/(20-[.G$4])*0.85/([.G$3]+1);0);&quot;-&quot;)" office:value-type="float" office:value="0">
            <text:p>0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1">
            <text:p>1</text:p>
          </table:table-cell>
          <table:table-cell table:style-name="ce575" table:formula="of:=IF(([.$A20]+2)/3&gt;=[.M$3];ROUND([.$K$3]*([.$A20]-[.M$4])/(20-[.M$4])*0.85/([.M$3]+1);0);&quot;-&quot;)" office:value-type="float" office:value="1">
            <text:p>1</text:p>
          </table:table-cell>
          <table:table-cell table:style-name="ce575" table:formula="of:=IF(([.$A20]+2)/3&gt;=[.N$3];ROUND([.$K$3]*([.$A20]-[.N$4])/(20-[.N$4])*0.85/([.N$3]+1);0);&quot;-&quot;)" office:value-type="float" office:value="0">
            <text:p>0</text:p>
          </table:table-cell>
          <table:table-cell table:style-name="ce575" table:formula="of:=IF(([.$A20]+2)/3&gt;=[.O$3];ROUND([.$K$3]*([.$A20]-[.O$4])/(20-[.O$4])*0.85/([.O$3]+1);0);&quot;-&quot;)" office:value-type="float" office:value="0">
            <text:p>0</text:p>
          </table:table-cell>
          <table:table-cell table:style-name="ce575" table:formula="of:=IF(([.$A20]+2)/3&gt;=[.P$3];ROUND([.$K$3]*([.$A20]-[.P$4])/(20-[.P$4])*0.85/([.P$3]+1);0);&quot;-&quot;)" office:value-type="float" office:value="0">
            <text:p>0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2">
            <text:p>2</text:p>
          </table:table-cell>
          <table:table-cell table:style-name="ce575" table:formula="of:=IF(([.$A20]+2)/3&gt;=[.V$3];ROUND([.$T$3]*([.$A20]-[.V$4])/(20-[.V$4])*0.85/([.V$3]+1);0);&quot;-&quot;)" office:value-type="float" office:value="1">
            <text:p>1</text:p>
          </table:table-cell>
          <table:table-cell table:style-name="ce575" table:formula="of:=IF(([.$A20]+2)/3&gt;=[.W$3];ROUND([.$T$3]*([.$A20]-[.W$4])/(20-[.W$4])*0.85/([.W$3]+1);0);&quot;-&quot;)" office:value-type="float" office:value="1">
            <text:p>1</text:p>
          </table:table-cell>
          <table:table-cell table:style-name="ce575" table:formula="of:=IF(([.$A20]+2)/3&gt;=[.X$3];ROUND([.$T$3]*([.$A20]-[.X$4])/(20-[.X$4])*0.85/([.X$3]+1);0);&quot;-&quot;)" office:value-type="float" office:value="0">
            <text:p>0</text:p>
          </table:table-cell>
          <table:table-cell table:style-name="ce575" table:formula="of:=IF(([.$A20]+2)/3&gt;=[.Y$3];ROUND([.$T$3]*([.$A20]-[.Y$4])/(20-[.Y$4])*0.85/([.Y$3]+1);0);&quot;-&quot;)" office:value-type="float" office:value="0">
            <text:p>0</text:p>
          </table:table-cell>
          <table:table-cell table:style-name="ce575" table:formula="of:=IF(([.$A20]+2)/3&gt;=[.Z$3];ROUND([.$T$3]*([.$A20]-[.Z$4])/(20-[.Z$4])*0.85/([.Z$3]+1);0);&quot;-&quot;)" office:value-type="float" office:value="0">
            <text:p>0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1">
            <text:p>1</text:p>
          </table:table-cell>
          <table:table-cell table:style-name="ce575" table:formula="of:=IF(([.$A21]+2)/3&gt;=[.D$3];ROUND([.$B$3]*([.$A21]-[.D$4])/(20-[.D$4])*0.85/([.D$3]+1);0);&quot;-&quot;)" office:value-type="float" office:value="0">
            <text:p>0</text:p>
          </table:table-cell>
          <table:table-cell table:style-name="ce575" table:formula="of:=IF(([.$A21]+2)/3&gt;=[.E$3];ROUND([.$B$3]*([.$A21]-[.E$4])/(20-[.E$4])*0.85/([.E$3]+1);0);&quot;-&quot;)" office:value-type="float" office:value="0">
            <text:p>0</text:p>
          </table:table-cell>
          <table:table-cell table:style-name="ce575" table:formula="of:=IF(([.$A21]+2)/3&gt;=[.F$3];ROUND([.$B$3]*([.$A21]-[.F$4])/(20-[.F$4])*0.85/([.F$3]+1);0);&quot;-&quot;)" office:value-type="float" office:value="0">
            <text:p>0</text:p>
          </table:table-cell>
          <table:table-cell table:style-name="ce575" table:formula="of:=IF(([.$A21]+2)/3&gt;=[.G$3];ROUND([.$B$3]*([.$A21]-[.G$4])/(20-[.G$4])*0.85/([.G$3]+1);0);&quot;-&quot;)" office:value-type="float" office:value="0">
            <text:p>0</text:p>
          </table:table-cell>
          <table:table-cell table:style-name="ce575" table:formula="of:=IF(([.$A21]+2)/3&gt;=[.H$3];ROUND([.$B$3]*([.$A21]-[.H$4])/(20-[.H$4])*0.85/([.H$3]+1);0);&quot;-&quot;)" office:value-type="float" office:value="0">
            <text:p>0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1">
            <text:p>1</text:p>
          </table:table-cell>
          <table:table-cell table:style-name="ce575" table:formula="of:=IF(([.$A21]+2)/3&gt;=[.M$3];ROUND([.$K$3]*([.$A21]-[.M$4])/(20-[.M$4])*0.85/([.M$3]+1);0);&quot;-&quot;)" office:value-type="float" office:value="1">
            <text:p>1</text:p>
          </table:table-cell>
          <table:table-cell table:style-name="ce575" table:formula="of:=IF(([.$A21]+2)/3&gt;=[.N$3];ROUND([.$K$3]*([.$A21]-[.N$4])/(20-[.N$4])*0.85/([.N$3]+1);0);&quot;-&quot;)" office:value-type="float" office:value="0">
            <text:p>0</text:p>
          </table:table-cell>
          <table:table-cell table:style-name="ce575" table:formula="of:=IF(([.$A21]+2)/3&gt;=[.O$3];ROUND([.$K$3]*([.$A21]-[.O$4])/(20-[.O$4])*0.85/([.O$3]+1);0);&quot;-&quot;)" office:value-type="float" office:value="0">
            <text:p>0</text:p>
          </table:table-cell>
          <table:table-cell table:style-name="ce575" table:formula="of:=IF(([.$A21]+2)/3&gt;=[.P$3];ROUND([.$K$3]*([.$A21]-[.P$4])/(20-[.P$4])*0.85/([.P$3]+1);0);&quot;-&quot;)" office:value-type="float" office:value="0">
            <text:p>0</text:p>
          </table:table-cell>
          <table:table-cell table:style-name="ce575" table:formula="of:=IF(([.$A21]+2)/3&gt;=[.Q$3];ROUND([.$K$3]*([.$A21]-[.Q$4])/(20-[.Q$4])*0.85/([.Q$3]+1);0);&quot;-&quot;)" office:value-type="float" office:value="0">
            <text:p>0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2">
            <text:p>2</text:p>
          </table:table-cell>
          <table:table-cell table:style-name="ce575" table:formula="of:=IF(([.$A21]+2)/3&gt;=[.V$3];ROUND([.$T$3]*([.$A21]-[.V$4])/(20-[.V$4])*0.85/([.V$3]+1);0);&quot;-&quot;)" office:value-type="float" office:value="1">
            <text:p>1</text:p>
          </table:table-cell>
          <table:table-cell table:style-name="ce575" table:formula="of:=IF(([.$A21]+2)/3&gt;=[.W$3];ROUND([.$T$3]*([.$A21]-[.W$4])/(20-[.W$4])*0.85/([.W$3]+1);0);&quot;-&quot;)" office:value-type="float" office:value="1">
            <text:p>1</text:p>
          </table:table-cell>
          <table:table-cell table:style-name="ce575" table:formula="of:=IF(([.$A21]+2)/3&gt;=[.X$3];ROUND([.$T$3]*([.$A21]-[.X$4])/(20-[.X$4])*0.85/([.X$3]+1);0);&quot;-&quot;)" office:value-type="float" office:value="0">
            <text:p>0</text:p>
          </table:table-cell>
          <table:table-cell table:style-name="ce575" table:formula="of:=IF(([.$A21]+2)/3&gt;=[.Y$3];ROUND([.$T$3]*([.$A21]-[.Y$4])/(20-[.Y$4])*0.85/([.Y$3]+1);0);&quot;-&quot;)" office:value-type="float" office:value="0">
            <text:p>0</text:p>
          </table:table-cell>
          <table:table-cell table:style-name="ce575" table:formula="of:=IF(([.$A21]+2)/3&gt;=[.Z$3];ROUND([.$T$3]*([.$A21]-[.Z$4])/(20-[.Z$4])*0.85/([.Z$3]+1);0);&quot;-&quot;)" office:value-type="float" office:value="0">
            <text:p>0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1">
            <text:p>1</text:p>
          </table:table-cell>
          <table:table-cell table:style-name="ce575" table:formula="of:=IF(([.$A22]+2)/3&gt;=[.D$3];ROUND([.$B$3]*([.$A22]-[.D$4])/(20-[.D$4])*0.85/([.D$3]+1);0);&quot;-&quot;)" office:value-type="float" office:value="0">
            <text:p>0</text:p>
          </table:table-cell>
          <table:table-cell table:style-name="ce575" table:formula="of:=IF(([.$A22]+2)/3&gt;=[.E$3];ROUND([.$B$3]*([.$A22]-[.E$4])/(20-[.E$4])*0.85/([.E$3]+1);0);&quot;-&quot;)" office:value-type="float" office:value="0">
            <text:p>0</text:p>
          </table:table-cell>
          <table:table-cell table:style-name="ce575" table:formula="of:=IF(([.$A22]+2)/3&gt;=[.F$3];ROUND([.$B$3]*([.$A22]-[.F$4])/(20-[.F$4])*0.85/([.F$3]+1);0);&quot;-&quot;)" office:value-type="float" office:value="0">
            <text:p>0</text:p>
          </table:table-cell>
          <table:table-cell table:style-name="ce575" table:formula="of:=IF(([.$A22]+2)/3&gt;=[.G$3];ROUND([.$B$3]*([.$A22]-[.G$4])/(20-[.G$4])*0.85/([.G$3]+1);0);&quot;-&quot;)" office:value-type="float" office:value="0">
            <text:p>0</text:p>
          </table:table-cell>
          <table:table-cell table:style-name="ce575" table:formula="of:=IF(([.$A22]+2)/3&gt;=[.H$3];ROUND([.$B$3]*([.$A22]-[.H$4])/(20-[.H$4])*0.85/([.H$3]+1);0);&quot;-&quot;)" office:value-type="float" office:value="0">
            <text:p>0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2">
            <text:p>2</text:p>
          </table:table-cell>
          <table:table-cell table:style-name="ce575" table:formula="of:=IF(([.$A22]+2)/3&gt;=[.M$3];ROUND([.$K$3]*([.$A22]-[.M$4])/(20-[.M$4])*0.85/([.M$3]+1);0);&quot;-&quot;)" office:value-type="float" office:value="1">
            <text:p>1</text:p>
          </table:table-cell>
          <table:table-cell table:style-name="ce575" table:formula="of:=IF(([.$A22]+2)/3&gt;=[.N$3];ROUND([.$K$3]*([.$A22]-[.N$4])/(20-[.N$4])*0.85/([.N$3]+1);0);&quot;-&quot;)" office:value-type="float" office:value="0">
            <text:p>0</text:p>
          </table:table-cell>
          <table:table-cell table:style-name="ce575" table:formula="of:=IF(([.$A22]+2)/3&gt;=[.O$3];ROUND([.$K$3]*([.$A22]-[.O$4])/(20-[.O$4])*0.85/([.O$3]+1);0);&quot;-&quot;)" office:value-type="float" office:value="0">
            <text:p>0</text:p>
          </table:table-cell>
          <table:table-cell table:style-name="ce575" table:formula="of:=IF(([.$A22]+2)/3&gt;=[.P$3];ROUND([.$K$3]*([.$A22]-[.P$4])/(20-[.P$4])*0.85/([.P$3]+1);0);&quot;-&quot;)" office:value-type="float" office:value="0">
            <text:p>0</text:p>
          </table:table-cell>
          <table:table-cell table:style-name="ce575" table:formula="of:=IF(([.$A22]+2)/3&gt;=[.Q$3];ROUND([.$K$3]*([.$A22]-[.Q$4])/(20-[.Q$4])*0.85/([.Q$3]+1);0);&quot;-&quot;)" office:value-type="float" office:value="0">
            <text:p>0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2">
            <text:p>2</text:p>
          </table:table-cell>
          <table:table-cell table:style-name="ce575" table:formula="of:=IF(([.$A22]+2)/3&gt;=[.V$3];ROUND([.$T$3]*([.$A22]-[.V$4])/(20-[.V$4])*0.85/([.V$3]+1);0);&quot;-&quot;)" office:value-type="float" office:value="1">
            <text:p>1</text:p>
          </table:table-cell>
          <table:table-cell table:style-name="ce575" table:formula="of:=IF(([.$A22]+2)/3&gt;=[.W$3];ROUND([.$T$3]*([.$A22]-[.W$4])/(20-[.W$4])*0.85/([.W$3]+1);0);&quot;-&quot;)" office:value-type="float" office:value="1">
            <text:p>1</text:p>
          </table:table-cell>
          <table:table-cell table:style-name="ce575" table:formula="of:=IF(([.$A22]+2)/3&gt;=[.X$3];ROUND([.$T$3]*([.$A22]-[.X$4])/(20-[.X$4])*0.85/([.X$3]+1);0);&quot;-&quot;)" office:value-type="float" office:value="1">
            <text:p>1</text:p>
          </table:table-cell>
          <table:table-cell table:style-name="ce575" table:formula="of:=IF(([.$A22]+2)/3&gt;=[.Y$3];ROUND([.$T$3]*([.$A22]-[.Y$4])/(20-[.Y$4])*0.85/([.Y$3]+1);0);&quot;-&quot;)" office:value-type="float" office:value="0">
            <text:p>0</text:p>
          </table:table-cell>
          <table:table-cell table:style-name="ce575" table:formula="of:=IF(([.$A22]+2)/3&gt;=[.Z$3];ROUND([.$T$3]*([.$A22]-[.Z$4])/(20-[.Z$4])*0.85/([.Z$3]+1);0);&quot;-&quot;)" office:value-type="float" office:value="0">
            <text:p>0</text:p>
          </table:table-cell>
          <table:table-cell table:style-name="ce579" table:formula="of:=IF(([.$A22]+2)/3&gt;=[.AA$3];ROUND([.$T$3]*([.$A22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1">
            <text:p>1</text:p>
          </table:table-cell>
          <table:table-cell table:style-name="ce575" table:formula="of:=IF(([.$A23]+2)/3&gt;=[.D$3];ROUND([.$B$3]*([.$A23]-[.D$4])/(20-[.D$4])*0.85/([.D$3]+1);0);&quot;-&quot;)" office:value-type="float" office:value="0">
            <text:p>0</text:p>
          </table:table-cell>
          <table:table-cell table:style-name="ce575" table:formula="of:=IF(([.$A23]+2)/3&gt;=[.E$3];ROUND([.$B$3]*([.$A23]-[.E$4])/(20-[.E$4])*0.85/([.E$3]+1);0);&quot;-&quot;)" office:value-type="float" office:value="0">
            <text:p>0</text:p>
          </table:table-cell>
          <table:table-cell table:style-name="ce575" table:formula="of:=IF(([.$A23]+2)/3&gt;=[.F$3];ROUND([.$B$3]*([.$A23]-[.F$4])/(20-[.F$4])*0.85/([.F$3]+1);0);&quot;-&quot;)" office:value-type="float" office:value="0">
            <text:p>0</text:p>
          </table:table-cell>
          <table:table-cell table:style-name="ce575" table:formula="of:=IF(([.$A23]+2)/3&gt;=[.G$3];ROUND([.$B$3]*([.$A23]-[.G$4])/(20-[.G$4])*0.85/([.G$3]+1);0);&quot;-&quot;)" office:value-type="float" office:value="0">
            <text:p>0</text:p>
          </table:table-cell>
          <table:table-cell table:style-name="ce575" table:formula="of:=IF(([.$A23]+2)/3&gt;=[.H$3];ROUND([.$B$3]*([.$A23]-[.H$4])/(20-[.H$4])*0.85/([.H$3]+1);0);&quot;-&quot;)" office:value-type="float" office:value="0">
            <text:p>0</text:p>
          </table:table-cell>
          <table:table-cell table:style-name="ce579" table:formula="of:=IF(([.$A23]+2)/3&gt;=[.I$3];ROUND([.$B$3]*([.$A23]-[.I$4])/(20-[.I$4])*0.85/([.I$3]+1);0);&quot;-&quot;)" office:value-type="float" office:value="0">
            <text:p>0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2">
            <text:p>2</text:p>
          </table:table-cell>
          <table:table-cell table:style-name="ce575" table:formula="of:=IF(([.$A23]+2)/3&gt;=[.M$3];ROUND([.$K$3]*([.$A23]-[.M$4])/(20-[.M$4])*0.85/([.M$3]+1);0);&quot;-&quot;)" office:value-type="float" office:value="1">
            <text:p>1</text:p>
          </table:table-cell>
          <table:table-cell table:style-name="ce575" table:formula="of:=IF(([.$A23]+2)/3&gt;=[.N$3];ROUND([.$K$3]*([.$A23]-[.N$4])/(20-[.N$4])*0.85/([.N$3]+1);0);&quot;-&quot;)" office:value-type="float" office:value="1">
            <text:p>1</text:p>
          </table:table-cell>
          <table:table-cell table:style-name="ce575" table:formula="of:=IF(([.$A23]+2)/3&gt;=[.O$3];ROUND([.$K$3]*([.$A23]-[.O$4])/(20-[.O$4])*0.85/([.O$3]+1);0);&quot;-&quot;)" office:value-type="float" office:value="0">
            <text:p>0</text:p>
          </table:table-cell>
          <table:table-cell table:style-name="ce575" table:formula="of:=IF(([.$A23]+2)/3&gt;=[.P$3];ROUND([.$K$3]*([.$A23]-[.P$4])/(20-[.P$4])*0.85/([.P$3]+1);0);&quot;-&quot;)" office:value-type="float" office:value="0">
            <text:p>0</text:p>
          </table:table-cell>
          <table:table-cell table:style-name="ce575" table:formula="of:=IF(([.$A23]+2)/3&gt;=[.Q$3];ROUND([.$K$3]*([.$A23]-[.Q$4])/(20-[.Q$4])*0.85/([.Q$3]+1);0);&quot;-&quot;)" office:value-type="float" office:value="0">
            <text:p>0</text:p>
          </table:table-cell>
          <table:table-cell table:style-name="ce579" table:formula="of:=IF(([.$A23]+2)/3&gt;=[.R$3];ROUND([.$K$3]*([.$A23]-[.R$4])/(20-[.R$4])*0.85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2">
            <text:p>2</text:p>
          </table:table-cell>
          <table:table-cell table:style-name="ce575" table:formula="of:=IF(([.$A23]+2)/3&gt;=[.V$3];ROUND([.$T$3]*([.$A23]-[.V$4])/(20-[.V$4])*0.85/([.V$3]+1);0);&quot;-&quot;)" office:value-type="float" office:value="1">
            <text:p>1</text:p>
          </table:table-cell>
          <table:table-cell table:style-name="ce575" table:formula="of:=IF(([.$A23]+2)/3&gt;=[.W$3];ROUND([.$T$3]*([.$A23]-[.W$4])/(20-[.W$4])*0.85/([.W$3]+1);0);&quot;-&quot;)" office:value-type="float" office:value="1">
            <text:p>1</text:p>
          </table:table-cell>
          <table:table-cell table:style-name="ce575" table:formula="of:=IF(([.$A23]+2)/3&gt;=[.X$3];ROUND([.$T$3]*([.$A23]-[.X$4])/(20-[.X$4])*0.85/([.X$3]+1);0);&quot;-&quot;)" office:value-type="float" office:value="1">
            <text:p>1</text:p>
          </table:table-cell>
          <table:table-cell table:style-name="ce575" table:formula="of:=IF(([.$A23]+2)/3&gt;=[.Y$3];ROUND([.$T$3]*([.$A23]-[.Y$4])/(20-[.Y$4])*0.85/([.Y$3]+1);0);&quot;-&quot;)" office:value-type="float" office:value="0">
            <text:p>0</text:p>
          </table:table-cell>
          <table:table-cell table:style-name="ce575" table:formula="of:=IF(([.$A23]+2)/3&gt;=[.Z$3];ROUND([.$T$3]*([.$A23]-[.Z$4])/(20-[.Z$4])*0.85/([.Z$3]+1);0);&quot;-&quot;)" office:value-type="float" office:value="0">
            <text:p>0</text:p>
          </table:table-cell>
          <table:table-cell table:style-name="ce579" table:formula="of:=IF(([.$A23]+2)/3&gt;=[.AA$3];ROUND([.$T$3]*([.$A23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1">
            <text:p>1</text:p>
          </table:table-cell>
          <table:table-cell table:style-name="ce576" table:formula="of:=IF(([.$A24]+2)/3&gt;=[.D$3];ROUND([.$B$3]*([.$A24]-[.D$4])/(20-[.D$4])*0.85/([.D$3]+1);0);&quot;-&quot;)" office:value-type="float" office:value="0">
            <text:p>0</text:p>
          </table:table-cell>
          <table:table-cell table:style-name="ce576" table:formula="of:=IF(([.$A24]+2)/3&gt;=[.E$3];ROUND([.$B$3]*([.$A24]-[.E$4])/(20-[.E$4])*0.85/([.E$3]+1);0);&quot;-&quot;)" office:value-type="float" office:value="0">
            <text:p>0</text:p>
          </table:table-cell>
          <table:table-cell table:style-name="ce576" table:formula="of:=IF(([.$A24]+2)/3&gt;=[.F$3];ROUND([.$B$3]*([.$A24]-[.F$4])/(20-[.F$4])*0.85/([.F$3]+1);0);&quot;-&quot;)" office:value-type="float" office:value="0">
            <text:p>0</text:p>
          </table:table-cell>
          <table:table-cell table:style-name="ce576" table:formula="of:=IF(([.$A24]+2)/3&gt;=[.G$3];ROUND([.$B$3]*([.$A24]-[.G$4])/(20-[.G$4])*0.85/([.G$3]+1);0);&quot;-&quot;)" office:value-type="float" office:value="0">
            <text:p>0</text:p>
          </table:table-cell>
          <table:table-cell table:style-name="ce576" table:formula="of:=IF(([.$A24]+2)/3&gt;=[.H$3];ROUND([.$B$3]*([.$A24]-[.H$4])/(20-[.H$4])*0.85/([.H$3]+1);0);&quot;-&quot;)" office:value-type="float" office:value="0">
            <text:p>0</text:p>
          </table:table-cell>
          <table:table-cell table:style-name="ce581" table:formula="of:=IF(([.$A24]+2)/3&gt;=[.I$3];ROUND([.$B$3]*([.$A24]-[.I$4])/(20-[.I$4])*0.85/([.I$3]+1);0);&quot;-&quot;)" office:value-type="float" office:value="0">
            <text:p>0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2">
            <text:p>2</text:p>
          </table:table-cell>
          <table:table-cell table:style-name="ce576" table:formula="of:=IF(([.$A24]+2)/3&gt;=[.M$3];ROUND([.$K$3]*([.$A24]-[.M$4])/(20-[.M$4])*0.85/([.M$3]+1);0);&quot;-&quot;)" office:value-type="float" office:value="1">
            <text:p>1</text:p>
          </table:table-cell>
          <table:table-cell table:style-name="ce576" table:formula="of:=IF(([.$A24]+2)/3&gt;=[.N$3];ROUND([.$K$3]*([.$A24]-[.N$4])/(20-[.N$4])*0.85/([.N$3]+1);0);&quot;-&quot;)" office:value-type="float" office:value="1">
            <text:p>1</text:p>
          </table:table-cell>
          <table:table-cell table:style-name="ce576" table:formula="of:=IF(([.$A24]+2)/3&gt;=[.O$3];ROUND([.$K$3]*([.$A24]-[.O$4])/(20-[.O$4])*0.85/([.O$3]+1);0);&quot;-&quot;)" office:value-type="float" office:value="0">
            <text:p>0</text:p>
          </table:table-cell>
          <table:table-cell table:style-name="ce576" table:formula="of:=IF(([.$A24]+2)/3&gt;=[.P$3];ROUND([.$K$3]*([.$A24]-[.P$4])/(20-[.P$4])*0.85/([.P$3]+1);0);&quot;-&quot;)" office:value-type="float" office:value="0">
            <text:p>0</text:p>
          </table:table-cell>
          <table:table-cell table:style-name="ce576" table:formula="of:=IF(([.$A24]+2)/3&gt;=[.Q$3];ROUND([.$K$3]*([.$A24]-[.Q$4])/(20-[.Q$4])*0.85/([.Q$3]+1);0);&quot;-&quot;)" office:value-type="float" office:value="0">
            <text:p>0</text:p>
          </table:table-cell>
          <table:table-cell table:style-name="ce581" table:formula="of:=IF(([.$A24]+2)/3&gt;=[.R$3];ROUND([.$K$3]*([.$A24]-[.R$4])/(20-[.R$4])*0.85/([.R$3]+1);0);&quot;-&quot;)" office:value-type="float" office:value="0">
            <text:p>0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3">
            <text:p>3</text:p>
          </table:table-cell>
          <table:table-cell table:style-name="ce576" table:formula="of:=IF(([.$A24]+2)/3&gt;=[.V$3];ROUND([.$T$3]*([.$A24]-[.V$4])/(20-[.V$4])*0.85/([.V$3]+1);0);&quot;-&quot;)" office:value-type="float" office:value="1">
            <text:p>1</text:p>
          </table:table-cell>
          <table:table-cell table:style-name="ce576" table:formula="of:=IF(([.$A24]+2)/3&gt;=[.W$3];ROUND([.$T$3]*([.$A24]-[.W$4])/(20-[.W$4])*0.85/([.W$3]+1);0);&quot;-&quot;)" office:value-type="float" office:value="1">
            <text:p>1</text:p>
          </table:table-cell>
          <table:table-cell table:style-name="ce576" table:formula="of:=IF(([.$A24]+2)/3&gt;=[.X$3];ROUND([.$T$3]*([.$A24]-[.X$4])/(20-[.X$4])*0.85/([.X$3]+1);0);&quot;-&quot;)" office:value-type="float" office:value="1">
            <text:p>1</text:p>
          </table:table-cell>
          <table:table-cell table:style-name="ce576" table:formula="of:=IF(([.$A24]+2)/3&gt;=[.Y$3];ROUND([.$T$3]*([.$A24]-[.Y$4])/(20-[.Y$4])*0.85/([.Y$3]+1);0);&quot;-&quot;)" office:value-type="float" office:value="1">
            <text:p>1</text:p>
          </table:table-cell>
          <table:table-cell table:style-name="ce576" table:formula="of:=IF(([.$A24]+2)/3&gt;=[.Z$3];ROUND([.$T$3]*([.$A24]-[.Z$4])/(20-[.Z$4])*0.85/([.Z$3]+1);0);&quot;-&quot;)" office:value-type="float" office:value="0">
            <text:p>0</text:p>
          </table:table-cell>
          <table:table-cell table:style-name="ce581" table:formula="of:=IF(([.$A24]+2)/3&gt;=[.AA$3];ROUND([.$T$3]*([.$A2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/>
          <table:table-cell table:number-columns-repeated="7"/>
          <table:table-cell table:style-name="ce573" office:value-type="float" office:value="14">
            <text:p>14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18 - 19">
            <text:p>18 - 19</text:p>
          </table:table-cell>
          <table:table-cell table:style-name="ce575" table:formula="of:=CONCATENATE(IF([.A25]+6&gt;=10;&quot;+&quot;;&quot;&quot;);ROUNDDOWN(([.A25]+6-10)/2;0))" office:value-type="string" office:string-value="+4">
            <text:p>+4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20 - 21">
            <text:p>20 - 21</text:p>
          </table:table-cell>
          <table:table-cell table:style-name="ce575" table:formula="of:=CONCATENATE(IF([.J25]+6&gt;=10;&quot;+&quot;;&quot;&quot;);ROUNDDOWN(([.J25]+6-10)/2;0))" office:value-type="string" office:string-value="+5">
            <text:p>+5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22 - 23">
            <text:p>22 - 23</text:p>
          </table:table-cell>
          <table:table-cell table:style-name="ce575" table:formula="of:=CONCATENATE(IF([.S25]+6&gt;=10;&quot;+&quot;;&quot;&quot;);ROUNDDOWN(([.S25]+6-10)/2;0))" office:value-type="string" office:string-value="+6">
            <text:p>+6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0">
            <text:p>0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1">
            <text:p>1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1">
            <text:p>1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1">
            <text:p>1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1">
            <text:p>1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1">
            <text:p>1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1">
            <text:p>1</text:p>
          </table:table-cell>
          <table:table-cell table:style-name="ce575" table:formula="of:=IF(([.$A31]+2)/3&gt;=[.V$3];ROUND([.$T$27]*([.$A31]-[.V$4])/(20-[.V$4])*0.85/([.V$3]+1);0);&quot;-&quot;)" office:value-type="float" office:value="0">
            <text:p>0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1">
            <text:p>1</text:p>
          </table:table-cell>
          <table:table-cell table:style-name="ce575" table:formula="of:=IF(([.$A32]+2)/3&gt;=[.D$3];ROUND([.$B$27]*([.$A32]-[.D$4])/(20-[.D$4])*0.85/([.D$3]+1);0);&quot;-&quot;)" office:value-type="float" office:value="0">
            <text:p>0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1">
            <text:p>1</text:p>
          </table:table-cell>
          <table:table-cell table:style-name="ce575" table:formula="of:=IF(([.$A32]+2)/3&gt;=[.M$3];ROUND([.$K$27]*([.$A32]-[.M$4])/(20-[.M$4])*0.85/([.M$3]+1);0);&quot;-&quot;)" office:value-type="float" office:value="0">
            <text:p>0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1">
            <text:p>1</text:p>
          </table:table-cell>
          <table:table-cell table:style-name="ce575" table:formula="of:=IF(([.$A32]+2)/3&gt;=[.V$3];ROUND([.$T$27]*([.$A32]-[.V$4])/(20-[.V$4])*0.85/([.V$3]+1);0);&quot;-&quot;)" office:value-type="float" office:value="0">
            <text:p>0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1">
            <text:p>1</text:p>
          </table:table-cell>
          <table:table-cell table:style-name="ce575" table:formula="of:=IF(([.$A33]+2)/3&gt;=[.D$3];ROUND([.$B$27]*([.$A33]-[.D$4])/(20-[.D$4])*0.85/([.D$3]+1);0);&quot;-&quot;)" office:value-type="float" office:value="0">
            <text:p>0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1">
            <text:p>1</text:p>
          </table:table-cell>
          <table:table-cell table:style-name="ce575" table:formula="of:=IF(([.$A33]+2)/3&gt;=[.M$3];ROUND([.$K$27]*([.$A33]-[.M$4])/(20-[.M$4])*0.85/([.M$3]+1);0);&quot;-&quot;)" office:value-type="float" office:value="0">
            <text:p>0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2">
            <text:p>2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1">
            <text:p>1</text:p>
          </table:table-cell>
          <table:table-cell table:style-name="ce575" table:formula="of:=IF(([.$A34]+2)/3&gt;=[.D$3];ROUND([.$B$27]*([.$A34]-[.D$4])/(20-[.D$4])*0.85/([.D$3]+1);0);&quot;-&quot;)" office:value-type="float" office:value="0">
            <text:p>0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2">
            <text:p>2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2">
            <text:p>2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1">
            <text:p>1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0">
            <text:p>0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2">
            <text:p>2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0">
            <text:p>0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2">
            <text:p>2</text:p>
          </table:table-cell>
          <table:table-cell table:style-name="ce575" table:formula="of:=IF(([.$A35]+2)/3&gt;=[.V$3];ROUND([.$T$27]*([.$A35]-[.V$4])/(20-[.V$4])*0.85/([.V$3]+1);0);&quot;-&quot;)" office:value-type="float" office:value="1">
            <text:p>1</text:p>
          </table:table-cell>
          <table:table-cell table:style-name="ce575" table:formula="of:=IF(([.$A35]+2)/3&gt;=[.W$3];ROUND([.$T$27]*([.$A35]-[.W$4])/(20-[.W$4])*0.85/([.W$3]+1);0);&quot;-&quot;)" office:value-type="float" office:value="0">
            <text:p>0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2">
            <text:p>2</text:p>
          </table:table-cell>
          <table:table-cell table:style-name="ce575" table:formula="of:=IF(([.$A36]+2)/3&gt;=[.D$3];ROUND([.$B$27]*([.$A36]-[.D$4])/(20-[.D$4])*0.85/([.D$3]+1);0);&quot;-&quot;)" office:value-type="float" office:value="1">
            <text:p>1</text:p>
          </table:table-cell>
          <table:table-cell table:style-name="ce575" table:formula="of:=IF(([.$A36]+2)/3&gt;=[.E$3];ROUND([.$B$27]*([.$A36]-[.E$4])/(20-[.E$4])*0.85/([.E$3]+1);0);&quot;-&quot;)" office:value-type="float" office:value="0">
            <text:p>0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2">
            <text:p>2</text:p>
          </table:table-cell>
          <table:table-cell table:style-name="ce575" table:formula="of:=IF(([.$A36]+2)/3&gt;=[.M$3];ROUND([.$K$27]*([.$A36]-[.M$4])/(20-[.M$4])*0.85/([.M$3]+1);0);&quot;-&quot;)" office:value-type="float" office:value="1">
            <text:p>1</text:p>
          </table:table-cell>
          <table:table-cell table:style-name="ce575" table:formula="of:=IF(([.$A36]+2)/3&gt;=[.N$3];ROUND([.$K$27]*([.$A36]-[.N$4])/(20-[.N$4])*0.85/([.N$3]+1);0);&quot;-&quot;)" office:value-type="float" office:value="0">
            <text:p>0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2">
            <text:p>2</text:p>
          </table:table-cell>
          <table:table-cell table:style-name="ce575" table:formula="of:=IF(([.$A36]+2)/3&gt;=[.V$3];ROUND([.$T$27]*([.$A36]-[.V$4])/(20-[.V$4])*0.85/([.V$3]+1);0);&quot;-&quot;)" office:value-type="float" office:value="1">
            <text:p>1</text:p>
          </table:table-cell>
          <table:table-cell table:style-name="ce575" table:formula="of:=IF(([.$A36]+2)/3&gt;=[.W$3];ROUND([.$T$27]*([.$A36]-[.W$4])/(20-[.W$4])*0.85/([.W$3]+1);0);&quot;-&quot;)" office:value-type="float" office:value="0">
            <text:p>0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2">
            <text:p>2</text:p>
          </table:table-cell>
          <table:table-cell table:style-name="ce575" table:formula="of:=IF(([.$A37]+2)/3&gt;=[.D$3];ROUND([.$B$27]*([.$A37]-[.D$4])/(20-[.D$4])*0.85/([.D$3]+1);0);&quot;-&quot;)" office:value-type="float" office:value="1">
            <text:p>1</text:p>
          </table:table-cell>
          <table:table-cell table:style-name="ce575" table:formula="of:=IF(([.$A37]+2)/3&gt;=[.E$3];ROUND([.$B$27]*([.$A37]-[.E$4])/(20-[.E$4])*0.85/([.E$3]+1);0);&quot;-&quot;)" office:value-type="float" office:value="0">
            <text:p>0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2">
            <text:p>2</text:p>
          </table:table-cell>
          <table:table-cell table:style-name="ce575" table:formula="of:=IF(([.$A37]+2)/3&gt;=[.M$3];ROUND([.$K$27]*([.$A37]-[.M$4])/(20-[.M$4])*0.85/([.M$3]+1);0);&quot;-&quot;)" office:value-type="float" office:value="1">
            <text:p>1</text:p>
          </table:table-cell>
          <table:table-cell table:style-name="ce575" table:formula="of:=IF(([.$A37]+2)/3&gt;=[.N$3];ROUND([.$K$27]*([.$A37]-[.N$4])/(20-[.N$4])*0.85/([.N$3]+1);0);&quot;-&quot;)" office:value-type="float" office:value="0">
            <text:p>0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3">
            <text:p>3</text:p>
          </table:table-cell>
          <table:table-cell table:style-name="ce575" table:formula="of:=IF(([.$A37]+2)/3&gt;=[.V$3];ROUND([.$T$27]*([.$A37]-[.V$4])/(20-[.V$4])*0.85/([.V$3]+1);0);&quot;-&quot;)" office:value-type="float" office:value="1">
            <text:p>1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2">
            <text:p>2</text:p>
          </table:table-cell>
          <table:table-cell table:style-name="ce575" table:formula="of:=IF(([.$A38]+2)/3&gt;=[.D$3];ROUND([.$B$27]*([.$A38]-[.D$4])/(20-[.D$4])*0.85/([.D$3]+1);0);&quot;-&quot;)" office:value-type="float" office:value="1">
            <text:p>1</text:p>
          </table:table-cell>
          <table:table-cell table:style-name="ce575" table:formula="of:=IF(([.$A38]+2)/3&gt;=[.E$3];ROUND([.$B$27]*([.$A38]-[.E$4])/(20-[.E$4])*0.85/([.E$3]+1);0);&quot;-&quot;)" office:value-type="float" office:value="0">
            <text:p>0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2">
            <text:p>2</text:p>
          </table:table-cell>
          <table:table-cell table:style-name="ce575" table:formula="of:=IF(([.$A38]+2)/3&gt;=[.M$3];ROUND([.$K$27]*([.$A38]-[.M$4])/(20-[.M$4])*0.85/([.M$3]+1);0);&quot;-&quot;)" office:value-type="float" office:value="1">
            <text:p>1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0">
            <text:p>0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3">
            <text:p>3</text:p>
          </table:table-cell>
          <table:table-cell table:style-name="ce575" table:formula="of:=IF(([.$A38]+2)/3&gt;=[.V$3];ROUND([.$T$27]*([.$A38]-[.V$4])/(20-[.V$4])*0.85/([.V$3]+1);0);&quot;-&quot;)" office:value-type="float" office:value="1">
            <text:p>1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0">
            <text:p>0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2">
            <text:p>2</text:p>
          </table:table-cell>
          <table:table-cell table:style-name="ce575" table:formula="of:=IF(([.$A39]+2)/3&gt;=[.D$3];ROUND([.$B$27]*([.$A39]-[.D$4])/(20-[.D$4])*0.85/([.D$3]+1);0);&quot;-&quot;)" office:value-type="float" office:value="1">
            <text:p>1</text:p>
          </table:table-cell>
          <table:table-cell table:style-name="ce575" table:formula="of:=IF(([.$A39]+2)/3&gt;=[.E$3];ROUND([.$B$27]*([.$A39]-[.E$4])/(20-[.E$4])*0.85/([.E$3]+1);0);&quot;-&quot;)" office:value-type="float" office:value="0">
            <text:p>0</text:p>
          </table:table-cell>
          <table:table-cell table:style-name="ce575" table:formula="of:=IF(([.$A39]+2)/3&gt;=[.F$3];ROUND([.$B$27]*([.$A39]-[.F$4])/(20-[.F$4])*0.85/([.F$3]+1);0);&quot;-&quot;)" office:value-type="float" office:value="0">
            <text:p>0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3">
            <text:p>3</text:p>
          </table:table-cell>
          <table:table-cell table:style-name="ce575" table:formula="of:=IF(([.$A39]+2)/3&gt;=[.M$3];ROUND([.$K$27]*([.$A39]-[.M$4])/(20-[.M$4])*0.85/([.M$3]+1);0);&quot;-&quot;)" office:value-type="float" office:value="1">
            <text:p>1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0">
            <text:p>0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3">
            <text:p>3</text:p>
          </table:table-cell>
          <table:table-cell table:style-name="ce575" table:formula="of:=IF(([.$A39]+2)/3&gt;=[.V$3];ROUND([.$T$27]*([.$A39]-[.V$4])/(20-[.V$4])*0.85/([.V$3]+1);0);&quot;-&quot;)" office:value-type="float" office:value="1">
            <text:p>1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0">
            <text:p>0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2">
            <text:p>2</text:p>
          </table:table-cell>
          <table:table-cell table:style-name="ce575" table:formula="of:=IF(([.$A40]+2)/3&gt;=[.D$3];ROUND([.$B$27]*([.$A40]-[.D$4])/(20-[.D$4])*0.85/([.D$3]+1);0);&quot;-&quot;)" office:value-type="float" office:value="1">
            <text:p>1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0">
            <text:p>0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3">
            <text:p>3</text:p>
          </table:table-cell>
          <table:table-cell table:style-name="ce575" table:formula="of:=IF(([.$A40]+2)/3&gt;=[.M$3];ROUND([.$K$27]*([.$A40]-[.M$4])/(20-[.M$4])*0.85/([.M$3]+1);0);&quot;-&quot;)" office:value-type="float" office:value="1">
            <text:p>1</text:p>
          </table:table-cell>
          <table:table-cell table:style-name="ce575" table:formula="of:=IF(([.$A40]+2)/3&gt;=[.N$3];ROUND([.$K$27]*([.$A40]-[.N$4])/(20-[.N$4])*0.85/([.N$3]+1);0);&quot;-&quot;)" office:value-type="float" office:value="1">
            <text:p>1</text:p>
          </table:table-cell>
          <table:table-cell table:style-name="ce575" table:formula="of:=IF(([.$A40]+2)/3&gt;=[.O$3];ROUND([.$K$27]*([.$A40]-[.O$4])/(20-[.O$4])*0.85/([.O$3]+1);0);&quot;-&quot;)" office:value-type="float" office:value="0">
            <text:p>0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3">
            <text:p>3</text:p>
          </table:table-cell>
          <table:table-cell table:style-name="ce575" table:formula="of:=IF(([.$A40]+2)/3&gt;=[.V$3];ROUND([.$T$27]*([.$A40]-[.V$4])/(20-[.V$4])*0.85/([.V$3]+1);0);&quot;-&quot;)" office:value-type="float" office:value="1">
            <text:p>1</text:p>
          </table:table-cell>
          <table:table-cell table:style-name="ce575" table:formula="of:=IF(([.$A40]+2)/3&gt;=[.W$3];ROUND([.$T$27]*([.$A40]-[.W$4])/(20-[.W$4])*0.85/([.W$3]+1);0);&quot;-&quot;)" office:value-type="float" office:value="1">
            <text:p>1</text:p>
          </table:table-cell>
          <table:table-cell table:style-name="ce575" table:formula="of:=IF(([.$A40]+2)/3&gt;=[.X$3];ROUND([.$T$27]*([.$A40]-[.X$4])/(20-[.X$4])*0.85/([.X$3]+1);0);&quot;-&quot;)" office:value-type="float" office:value="0">
            <text:p>0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2">
            <text:p>2</text:p>
          </table:table-cell>
          <table:table-cell table:style-name="ce575" table:formula="of:=IF(([.$A41]+2)/3&gt;=[.D$3];ROUND([.$B$27]*([.$A41]-[.D$4])/(20-[.D$4])*0.85/([.D$3]+1);0);&quot;-&quot;)" office:value-type="float" office:value="1">
            <text:p>1</text:p>
          </table:table-cell>
          <table:table-cell table:style-name="ce575" table:formula="of:=IF(([.$A41]+2)/3&gt;=[.E$3];ROUND([.$B$27]*([.$A41]-[.E$4])/(20-[.E$4])*0.85/([.E$3]+1);0);&quot;-&quot;)" office:value-type="float" office:value="1">
            <text:p>1</text:p>
          </table:table-cell>
          <table:table-cell table:style-name="ce575" table:formula="of:=IF(([.$A41]+2)/3&gt;=[.F$3];ROUND([.$B$27]*([.$A41]-[.F$4])/(20-[.F$4])*0.85/([.F$3]+1);0);&quot;-&quot;)" office:value-type="float" office:value="0">
            <text:p>0</text:p>
          </table:table-cell>
          <table:table-cell table:style-name="ce575" table:formula="of:=IF(([.$A41]+2)/3&gt;=[.G$3];ROUND([.$B$27]*([.$A41]-[.G$4])/(20-[.G$4])*0.85/([.G$3]+1);0);&quot;-&quot;)" office:value-type="float" office:value="0">
            <text:p>0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3">
            <text:p>3</text:p>
          </table:table-cell>
          <table:table-cell table:style-name="ce575" table:formula="of:=IF(([.$A41]+2)/3&gt;=[.M$3];ROUND([.$K$27]*([.$A41]-[.M$4])/(20-[.M$4])*0.85/([.M$3]+1);0);&quot;-&quot;)" office:value-type="float" office:value="1">
            <text:p>1</text:p>
          </table:table-cell>
          <table:table-cell table:style-name="ce575" table:formula="of:=IF(([.$A41]+2)/3&gt;=[.N$3];ROUND([.$K$27]*([.$A41]-[.N$4])/(20-[.N$4])*0.85/([.N$3]+1);0);&quot;-&quot;)" office:value-type="float" office:value="1">
            <text:p>1</text:p>
          </table:table-cell>
          <table:table-cell table:style-name="ce575" table:formula="of:=IF(([.$A41]+2)/3&gt;=[.O$3];ROUND([.$K$27]*([.$A41]-[.O$4])/(20-[.O$4])*0.85/([.O$3]+1);0);&quot;-&quot;)" office:value-type="float" office:value="0">
            <text:p>0</text:p>
          </table:table-cell>
          <table:table-cell table:style-name="ce575" table:formula="of:=IF(([.$A41]+2)/3&gt;=[.P$3];ROUND([.$K$27]*([.$A41]-[.P$4])/(20-[.P$4])*0.85/([.P$3]+1);0);&quot;-&quot;)" office:value-type="float" office:value="0">
            <text:p>0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3">
            <text:p>3</text:p>
          </table:table-cell>
          <table:table-cell table:style-name="ce575" table:formula="of:=IF(([.$A41]+2)/3&gt;=[.V$3];ROUND([.$T$27]*([.$A41]-[.V$4])/(20-[.V$4])*0.85/([.V$3]+1);0);&quot;-&quot;)" office:value-type="float" office:value="2">
            <text:p>2</text:p>
          </table:table-cell>
          <table:table-cell table:style-name="ce575" table:formula="of:=IF(([.$A41]+2)/3&gt;=[.W$3];ROUND([.$T$27]*([.$A41]-[.W$4])/(20-[.W$4])*0.85/([.W$3]+1);0);&quot;-&quot;)" office:value-type="float" office:value="1">
            <text:p>1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0">
            <text:p>0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2">
            <text:p>2</text:p>
          </table:table-cell>
          <table:table-cell table:style-name="ce575" table:formula="of:=IF(([.$A42]+2)/3&gt;=[.D$3];ROUND([.$B$27]*([.$A42]-[.D$4])/(20-[.D$4])*0.85/([.D$3]+1);0);&quot;-&quot;)" office:value-type="float" office:value="1">
            <text:p>1</text:p>
          </table:table-cell>
          <table:table-cell table:style-name="ce575" table:formula="of:=IF(([.$A42]+2)/3&gt;=[.E$3];ROUND([.$B$27]*([.$A42]-[.E$4])/(20-[.E$4])*0.85/([.E$3]+1);0);&quot;-&quot;)" office:value-type="float" office:value="1">
            <text:p>1</text:p>
          </table:table-cell>
          <table:table-cell table:style-name="ce575" table:formula="of:=IF(([.$A42]+2)/3&gt;=[.F$3];ROUND([.$B$27]*([.$A42]-[.F$4])/(20-[.F$4])*0.85/([.F$3]+1);0);&quot;-&quot;)" office:value-type="float" office:value="0">
            <text:p>0</text:p>
          </table:table-cell>
          <table:table-cell table:style-name="ce575" table:formula="of:=IF(([.$A42]+2)/3&gt;=[.G$3];ROUND([.$B$27]*([.$A42]-[.G$4])/(20-[.G$4])*0.85/([.G$3]+1);0);&quot;-&quot;)" office:value-type="float" office:value="0">
            <text:p>0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3">
            <text:p>3</text:p>
          </table:table-cell>
          <table:table-cell table:style-name="ce575" table:formula="of:=IF(([.$A42]+2)/3&gt;=[.M$3];ROUND([.$K$27]*([.$A42]-[.M$4])/(20-[.M$4])*0.85/([.M$3]+1);0);&quot;-&quot;)" office:value-type="float" office:value="1">
            <text:p>1</text:p>
          </table:table-cell>
          <table:table-cell table:style-name="ce575" table:formula="of:=IF(([.$A42]+2)/3&gt;=[.N$3];ROUND([.$K$27]*([.$A42]-[.N$4])/(20-[.N$4])*0.85/([.N$3]+1);0);&quot;-&quot;)" office:value-type="float" office:value="1">
            <text:p>1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0">
            <text:p>0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4">
            <text:p>4</text:p>
          </table:table-cell>
          <table:table-cell table:style-name="ce575" table:formula="of:=IF(([.$A42]+2)/3&gt;=[.V$3];ROUND([.$T$27]*([.$A42]-[.V$4])/(20-[.V$4])*0.85/([.V$3]+1);0);&quot;-&quot;)" office:value-type="float" office:value="2">
            <text:p>2</text:p>
          </table:table-cell>
          <table:table-cell table:style-name="ce575" table:formula="of:=IF(([.$A42]+2)/3&gt;=[.W$3];ROUND([.$T$27]*([.$A42]-[.W$4])/(20-[.W$4])*0.85/([.W$3]+1);0);&quot;-&quot;)" office:value-type="float" office:value="1">
            <text:p>1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0">
            <text:p>0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3">
            <text:p>3</text:p>
          </table:table-cell>
          <table:table-cell table:style-name="ce575" table:formula="of:=IF(([.$A43]+2)/3&gt;=[.D$3];ROUND([.$B$27]*([.$A43]-[.D$4])/(20-[.D$4])*0.85/([.D$3]+1);0);&quot;-&quot;)" office:value-type="float" office:value="1">
            <text:p>1</text:p>
          </table:table-cell>
          <table:table-cell table:style-name="ce575" table:formula="of:=IF(([.$A43]+2)/3&gt;=[.E$3];ROUND([.$B$27]*([.$A43]-[.E$4])/(20-[.E$4])*0.85/([.E$3]+1);0);&quot;-&quot;)" office:value-type="float" office:value="1">
            <text:p>1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0">
            <text:p>0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3">
            <text:p>3</text:p>
          </table:table-cell>
          <table:table-cell table:style-name="ce575" table:formula="of:=IF(([.$A43]+2)/3&gt;=[.M$3];ROUND([.$K$27]*([.$A43]-[.M$4])/(20-[.M$4])*0.85/([.M$3]+1);0);&quot;-&quot;)" office:value-type="float" office:value="2">
            <text:p>2</text:p>
          </table:table-cell>
          <table:table-cell table:style-name="ce575" table:formula="of:=IF(([.$A43]+2)/3&gt;=[.N$3];ROUND([.$K$27]*([.$A43]-[.N$4])/(20-[.N$4])*0.85/([.N$3]+1);0);&quot;-&quot;)" office:value-type="float" office:value="1">
            <text:p>1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0">
            <text:p>0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4">
            <text:p>4</text:p>
          </table:table-cell>
          <table:table-cell table:style-name="ce575" table:formula="of:=IF(([.$A43]+2)/3&gt;=[.V$3];ROUND([.$T$27]*([.$A43]-[.V$4])/(20-[.V$4])*0.85/([.V$3]+1);0);&quot;-&quot;)" office:value-type="float" office:value="2">
            <text:p>2</text:p>
          </table:table-cell>
          <table:table-cell table:style-name="ce575" table:formula="of:=IF(([.$A43]+2)/3&gt;=[.W$3];ROUND([.$T$27]*([.$A43]-[.W$4])/(20-[.W$4])*0.85/([.W$3]+1);0);&quot;-&quot;)" office:value-type="float" office:value="1">
            <text:p>1</text:p>
          </table:table-cell>
          <table:table-cell table:style-name="ce575" table:formula="of:=IF(([.$A43]+2)/3&gt;=[.X$3];ROUND([.$T$27]*([.$A43]-[.X$4])/(20-[.X$4])*0.85/([.X$3]+1);0);&quot;-&quot;)" office:value-type="float" office:value="1">
            <text:p>1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3">
            <text:p>3</text:p>
          </table:table-cell>
          <table:table-cell table:style-name="ce575" table:formula="of:=IF(([.$A44]+2)/3&gt;=[.D$3];ROUND([.$B$27]*([.$A44]-[.D$4])/(20-[.D$4])*0.85/([.D$3]+1);0);&quot;-&quot;)" office:value-type="float" office:value="1">
            <text:p>1</text:p>
          </table:table-cell>
          <table:table-cell table:style-name="ce575" table:formula="of:=IF(([.$A44]+2)/3&gt;=[.E$3];ROUND([.$B$27]*([.$A44]-[.E$4])/(20-[.E$4])*0.85/([.E$3]+1);0);&quot;-&quot;)" office:value-type="float" office:value="1">
            <text:p>1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0">
            <text:p>0</text:p>
          </table:table-cell>
          <table:table-cell table:style-name="ce575" table:formula="of:=IF(([.$A44]+2)/3&gt;=[.H$3];ROUND([.$B$27]*([.$A44]-[.H$4])/(20-[.H$4])*0.85/([.H$3]+1);0);&quot;-&quot;)" office:value-type="float" office:value="0">
            <text:p>0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3">
            <text:p>3</text:p>
          </table:table-cell>
          <table:table-cell table:style-name="ce575" table:formula="of:=IF(([.$A44]+2)/3&gt;=[.M$3];ROUND([.$K$27]*([.$A44]-[.M$4])/(20-[.M$4])*0.85/([.M$3]+1);0);&quot;-&quot;)" office:value-type="float" office:value="2">
            <text:p>2</text:p>
          </table:table-cell>
          <table:table-cell table:style-name="ce575" table:formula="of:=IF(([.$A44]+2)/3&gt;=[.N$3];ROUND([.$K$27]*([.$A44]-[.N$4])/(20-[.N$4])*0.85/([.N$3]+1);0);&quot;-&quot;)" office:value-type="float" office:value="1">
            <text:p>1</text:p>
          </table:table-cell>
          <table:table-cell table:style-name="ce575" table:formula="of:=IF(([.$A44]+2)/3&gt;=[.O$3];ROUND([.$K$27]*([.$A44]-[.O$4])/(20-[.O$4])*0.85/([.O$3]+1);0);&quot;-&quot;)" office:value-type="float" office:value="1">
            <text:p>1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0">
            <text:p>0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4">
            <text:p>4</text:p>
          </table:table-cell>
          <table:table-cell table:style-name="ce575" table:formula="of:=IF(([.$A44]+2)/3&gt;=[.V$3];ROUND([.$T$27]*([.$A44]-[.V$4])/(20-[.V$4])*0.85/([.V$3]+1);0);&quot;-&quot;)" office:value-type="float" office:value="2">
            <text:p>2</text:p>
          </table:table-cell>
          <table:table-cell table:style-name="ce575" table:formula="of:=IF(([.$A44]+2)/3&gt;=[.W$3];ROUND([.$T$27]*([.$A44]-[.W$4])/(20-[.W$4])*0.85/([.W$3]+1);0);&quot;-&quot;)" office:value-type="float" office:value="1">
            <text:p>1</text:p>
          </table:table-cell>
          <table:table-cell table:style-name="ce575" table:formula="of:=IF(([.$A44]+2)/3&gt;=[.X$3];ROUND([.$T$27]*([.$A44]-[.X$4])/(20-[.X$4])*0.85/([.X$3]+1);0);&quot;-&quot;)" office:value-type="float" office:value="1">
            <text:p>1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0">
            <text:p>0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3">
            <text:p>3</text:p>
          </table:table-cell>
          <table:table-cell table:style-name="ce575" table:formula="of:=IF(([.$A45]+2)/3&gt;=[.D$3];ROUND([.$B$27]*([.$A45]-[.D$4])/(20-[.D$4])*0.85/([.D$3]+1);0);&quot;-&quot;)" office:value-type="float" office:value="1">
            <text:p>1</text:p>
          </table:table-cell>
          <table:table-cell table:style-name="ce575" table:formula="of:=IF(([.$A45]+2)/3&gt;=[.E$3];ROUND([.$B$27]*([.$A45]-[.E$4])/(20-[.E$4])*0.85/([.E$3]+1);0);&quot;-&quot;)" office:value-type="float" office:value="1">
            <text:p>1</text:p>
          </table:table-cell>
          <table:table-cell table:style-name="ce575" table:formula="of:=IF(([.$A45]+2)/3&gt;=[.F$3];ROUND([.$B$27]*([.$A45]-[.F$4])/(20-[.F$4])*0.85/([.F$3]+1);0);&quot;-&quot;)" office:value-type="float" office:value="1">
            <text:p>1</text:p>
          </table:table-cell>
          <table:table-cell table:style-name="ce575" table:formula="of:=IF(([.$A45]+2)/3&gt;=[.G$3];ROUND([.$B$27]*([.$A45]-[.G$4])/(20-[.G$4])*0.85/([.G$3]+1);0);&quot;-&quot;)" office:value-type="float" office:value="0">
            <text:p>0</text:p>
          </table:table-cell>
          <table:table-cell table:style-name="ce575" table:formula="of:=IF(([.$A45]+2)/3&gt;=[.H$3];ROUND([.$B$27]*([.$A45]-[.H$4])/(20-[.H$4])*0.85/([.H$3]+1);0);&quot;-&quot;)" office:value-type="float" office:value="0">
            <text:p>0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4">
            <text:p>4</text:p>
          </table:table-cell>
          <table:table-cell table:style-name="ce575" table:formula="of:=IF(([.$A45]+2)/3&gt;=[.M$3];ROUND([.$K$27]*([.$A45]-[.M$4])/(20-[.M$4])*0.85/([.M$3]+1);0);&quot;-&quot;)" office:value-type="float" office:value="2">
            <text:p>2</text:p>
          </table:table-cell>
          <table:table-cell table:style-name="ce575" table:formula="of:=IF(([.$A45]+2)/3&gt;=[.N$3];ROUND([.$K$27]*([.$A45]-[.N$4])/(20-[.N$4])*0.85/([.N$3]+1);0);&quot;-&quot;)" office:value-type="float" office:value="1">
            <text:p>1</text:p>
          </table:table-cell>
          <table:table-cell table:style-name="ce575" table:formula="of:=IF(([.$A45]+2)/3&gt;=[.O$3];ROUND([.$K$27]*([.$A45]-[.O$4])/(20-[.O$4])*0.85/([.O$3]+1);0);&quot;-&quot;)" office:value-type="float" office:value="1">
            <text:p>1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0">
            <text:p>0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4">
            <text:p>4</text:p>
          </table:table-cell>
          <table:table-cell table:style-name="ce575" table:formula="of:=IF(([.$A45]+2)/3&gt;=[.V$3];ROUND([.$T$27]*([.$A45]-[.V$4])/(20-[.V$4])*0.85/([.V$3]+1);0);&quot;-&quot;)" office:value-type="float" office:value="2">
            <text:p>2</text:p>
          </table:table-cell>
          <table:table-cell table:style-name="ce575" table:formula="of:=IF(([.$A45]+2)/3&gt;=[.W$3];ROUND([.$T$27]*([.$A45]-[.W$4])/(20-[.W$4])*0.85/([.W$3]+1);0);&quot;-&quot;)" office:value-type="float" office:value="1">
            <text:p>1</text:p>
          </table:table-cell>
          <table:table-cell table:style-name="ce575" table:formula="of:=IF(([.$A45]+2)/3&gt;=[.X$3];ROUND([.$T$27]*([.$A45]-[.X$4])/(20-[.X$4])*0.85/([.X$3]+1);0);&quot;-&quot;)" office:value-type="float" office:value="1">
            <text:p>1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0">
            <text:p>0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3">
            <text:p>3</text:p>
          </table:table-cell>
          <table:table-cell table:style-name="ce575" table:formula="of:=IF(([.$A46]+2)/3&gt;=[.D$3];ROUND([.$B$27]*([.$A46]-[.D$4])/(20-[.D$4])*0.85/([.D$3]+1);0);&quot;-&quot;)" office:value-type="float" office:value="2">
            <text:p>2</text:p>
          </table:table-cell>
          <table:table-cell table:style-name="ce575" table:formula="of:=IF(([.$A46]+2)/3&gt;=[.E$3];ROUND([.$B$27]*([.$A46]-[.E$4])/(20-[.E$4])*0.85/([.E$3]+1);0);&quot;-&quot;)" office:value-type="float" office:value="1">
            <text:p>1</text:p>
          </table:table-cell>
          <table:table-cell table:style-name="ce575" table:formula="of:=IF(([.$A46]+2)/3&gt;=[.F$3];ROUND([.$B$27]*([.$A46]-[.F$4])/(20-[.F$4])*0.85/([.F$3]+1);0);&quot;-&quot;)" office:value-type="float" office:value="1">
            <text:p>1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0">
            <text:p>0</text:p>
          </table:table-cell>
          <table:table-cell table:style-name="ce579" table:formula="of:=IF(([.$A46]+2)/3&gt;=[.I$3];ROUND([.$B$27]*([.$A46]-[.I$4])/(20-[.I$4])*0.85/([.I$3]+1);0);&quot;-&quot;)" office:value-type="float" office:value="0">
            <text:p>0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4">
            <text:p>4</text:p>
          </table:table-cell>
          <table:table-cell table:style-name="ce575" table:formula="of:=IF(([.$A46]+2)/3&gt;=[.M$3];ROUND([.$K$27]*([.$A46]-[.M$4])/(20-[.M$4])*0.85/([.M$3]+1);0);&quot;-&quot;)" office:value-type="float" office:value="2">
            <text:p>2</text:p>
          </table:table-cell>
          <table:table-cell table:style-name="ce575" table:formula="of:=IF(([.$A46]+2)/3&gt;=[.N$3];ROUND([.$K$27]*([.$A46]-[.N$4])/(20-[.N$4])*0.85/([.N$3]+1);0);&quot;-&quot;)" office:value-type="float" office:value="1">
            <text:p>1</text:p>
          </table:table-cell>
          <table:table-cell table:style-name="ce575" table:formula="of:=IF(([.$A46]+2)/3&gt;=[.O$3];ROUND([.$K$27]*([.$A46]-[.O$4])/(20-[.O$4])*0.85/([.O$3]+1);0);&quot;-&quot;)" office:value-type="float" office:value="1">
            <text:p>1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0">
            <text:p>0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5">
            <text:p>5</text:p>
          </table:table-cell>
          <table:table-cell table:style-name="ce575" table:formula="of:=IF(([.$A46]+2)/3&gt;=[.V$3];ROUND([.$T$27]*([.$A46]-[.V$4])/(20-[.V$4])*0.85/([.V$3]+1);0);&quot;-&quot;)" office:value-type="float" office:value="2">
            <text:p>2</text:p>
          </table:table-cell>
          <table:table-cell table:style-name="ce575" table:formula="of:=IF(([.$A46]+2)/3&gt;=[.W$3];ROUND([.$T$27]*([.$A46]-[.W$4])/(20-[.W$4])*0.85/([.W$3]+1);0);&quot;-&quot;)" office:value-type="float" office:value="1">
            <text:p>1</text:p>
          </table:table-cell>
          <table:table-cell table:style-name="ce575" table:formula="of:=IF(([.$A46]+2)/3&gt;=[.X$3];ROUND([.$T$27]*([.$A46]-[.X$4])/(20-[.X$4])*0.85/([.X$3]+1);0);&quot;-&quot;)" office:value-type="float" office:value="1">
            <text:p>1</text:p>
          </table:table-cell>
          <table:table-cell table:style-name="ce575" table:formula="of:=IF(([.$A46]+2)/3&gt;=[.Y$3];ROUND([.$T$27]*([.$A46]-[.Y$4])/(20-[.Y$4])*0.85/([.Y$3]+1);0);&quot;-&quot;)" office:value-type="float" office:value="1">
            <text:p>1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3">
            <text:p>3</text:p>
          </table:table-cell>
          <table:table-cell table:style-name="ce575" table:formula="of:=IF(([.$A47]+2)/3&gt;=[.D$3];ROUND([.$B$27]*([.$A47]-[.D$4])/(20-[.D$4])*0.85/([.D$3]+1);0);&quot;-&quot;)" office:value-type="float" office:value="2">
            <text:p>2</text:p>
          </table:table-cell>
          <table:table-cell table:style-name="ce575" table:formula="of:=IF(([.$A47]+2)/3&gt;=[.E$3];ROUND([.$B$27]*([.$A47]-[.E$4])/(20-[.E$4])*0.85/([.E$3]+1);0);&quot;-&quot;)" office:value-type="float" office:value="1">
            <text:p>1</text:p>
          </table:table-cell>
          <table:table-cell table:style-name="ce575" table:formula="of:=IF(([.$A47]+2)/3&gt;=[.F$3];ROUND([.$B$27]*([.$A47]-[.F$4])/(20-[.F$4])*0.85/([.F$3]+1);0);&quot;-&quot;)" office:value-type="float" office:value="1">
            <text:p>1</text:p>
          </table:table-cell>
          <table:table-cell table:style-name="ce575" table:formula="of:=IF(([.$A47]+2)/3&gt;=[.G$3];ROUND([.$B$27]*([.$A47]-[.G$4])/(20-[.G$4])*0.85/([.G$3]+1);0);&quot;-&quot;)" office:value-type="float" office:value="1">
            <text:p>1</text:p>
          </table:table-cell>
          <table:table-cell table:style-name="ce575" table:formula="of:=IF(([.$A47]+2)/3&gt;=[.H$3];ROUND([.$B$27]*([.$A47]-[.H$4])/(20-[.H$4])*0.85/([.H$3]+1);0);&quot;-&quot;)" office:value-type="float" office:value="0">
            <text:p>0</text:p>
          </table:table-cell>
          <table:table-cell table:style-name="ce579" table:formula="of:=IF(([.$A47]+2)/3&gt;=[.I$3];ROUND([.$B$27]*([.$A47]-[.I$4])/(20-[.I$4])*0.85/([.I$3]+1);0);&quot;-&quot;)" office:value-type="float" office:value="0">
            <text:p>0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4">
            <text:p>4</text:p>
          </table:table-cell>
          <table:table-cell table:style-name="ce575" table:formula="of:=IF(([.$A47]+2)/3&gt;=[.M$3];ROUND([.$K$27]*([.$A47]-[.M$4])/(20-[.M$4])*0.85/([.M$3]+1);0);&quot;-&quot;)" office:value-type="float" office:value="2">
            <text:p>2</text:p>
          </table:table-cell>
          <table:table-cell table:style-name="ce575" table:formula="of:=IF(([.$A47]+2)/3&gt;=[.N$3];ROUND([.$K$27]*([.$A47]-[.N$4])/(20-[.N$4])*0.85/([.N$3]+1);0);&quot;-&quot;)" office:value-type="float" office:value="1">
            <text:p>1</text:p>
          </table:table-cell>
          <table:table-cell table:style-name="ce575" table:formula="of:=IF(([.$A47]+2)/3&gt;=[.O$3];ROUND([.$K$27]*([.$A47]-[.O$4])/(20-[.O$4])*0.85/([.O$3]+1);0);&quot;-&quot;)" office:value-type="float" office:value="1">
            <text:p>1</text:p>
          </table:table-cell>
          <table:table-cell table:style-name="ce575" table:formula="of:=IF(([.$A47]+2)/3&gt;=[.P$3];ROUND([.$K$27]*([.$A47]-[.P$4])/(20-[.P$4])*0.85/([.P$3]+1);0);&quot;-&quot;)" office:value-type="float" office:value="1">
            <text:p>1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0">
            <text:p>0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5">
            <text:p>5</text:p>
          </table:table-cell>
          <table:table-cell table:style-name="ce575" table:formula="of:=IF(([.$A47]+2)/3&gt;=[.V$3];ROUND([.$T$27]*([.$A47]-[.V$4])/(20-[.V$4])*0.85/([.V$3]+1);0);&quot;-&quot;)" office:value-type="float" office:value="2">
            <text:p>2</text:p>
          </table:table-cell>
          <table:table-cell table:style-name="ce575" table:formula="of:=IF(([.$A47]+2)/3&gt;=[.W$3];ROUND([.$T$27]*([.$A47]-[.W$4])/(20-[.W$4])*0.85/([.W$3]+1);0);&quot;-&quot;)" office:value-type="float" office:value="2">
            <text:p>2</text:p>
          </table:table-cell>
          <table:table-cell table:style-name="ce575" table:formula="of:=IF(([.$A47]+2)/3&gt;=[.X$3];ROUND([.$T$27]*([.$A47]-[.X$4])/(20-[.X$4])*0.85/([.X$3]+1);0);&quot;-&quot;)" office:value-type="float" office:value="1">
            <text:p>1</text:p>
          </table:table-cell>
          <table:table-cell table:style-name="ce575" table:formula="of:=IF(([.$A47]+2)/3&gt;=[.Y$3];ROUND([.$T$27]*([.$A47]-[.Y$4])/(20-[.Y$4])*0.85/([.Y$3]+1);0);&quot;-&quot;)" office:value-type="float" office:value="1">
            <text:p>1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3">
            <text:p>3</text:p>
          </table:table-cell>
          <table:table-cell table:style-name="ce576" table:formula="of:=IF(([.$A48]+2)/3&gt;=[.D$3];ROUND([.$B$27]*([.$A48]-[.D$4])/(20-[.D$4])*0.85/([.D$3]+1);0);&quot;-&quot;)" office:value-type="float" office:value="2">
            <text:p>2</text:p>
          </table:table-cell>
          <table:table-cell table:style-name="ce576" table:formula="of:=IF(([.$A48]+2)/3&gt;=[.E$3];ROUND([.$B$27]*([.$A48]-[.E$4])/(20-[.E$4])*0.85/([.E$3]+1);0);&quot;-&quot;)" office:value-type="float" office:value="1">
            <text:p>1</text:p>
          </table:table-cell>
          <table:table-cell table:style-name="ce576" table:formula="of:=IF(([.$A48]+2)/3&gt;=[.F$3];ROUND([.$B$27]*([.$A48]-[.F$4])/(20-[.F$4])*0.85/([.F$3]+1);0);&quot;-&quot;)" office:value-type="float" office:value="1">
            <text:p>1</text:p>
          </table:table-cell>
          <table:table-cell table:style-name="ce576" table:formula="of:=IF(([.$A48]+2)/3&gt;=[.G$3];ROUND([.$B$27]*([.$A48]-[.G$4])/(20-[.G$4])*0.85/([.G$3]+1);0);&quot;-&quot;)" office:value-type="float" office:value="1">
            <text:p>1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0">
            <text:p>0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4">
            <text:p>4</text:p>
          </table:table-cell>
          <table:table-cell table:style-name="ce576" table:formula="of:=IF(([.$A48]+2)/3&gt;=[.M$3];ROUND([.$K$27]*([.$A48]-[.M$4])/(20-[.M$4])*0.85/([.M$3]+1);0);&quot;-&quot;)" office:value-type="float" office:value="2">
            <text:p>2</text:p>
          </table:table-cell>
          <table:table-cell table:style-name="ce576" table:formula="of:=IF(([.$A48]+2)/3&gt;=[.N$3];ROUND([.$K$27]*([.$A48]-[.N$4])/(20-[.N$4])*0.85/([.N$3]+1);0);&quot;-&quot;)" office:value-type="float" office:value="1">
            <text:p>1</text:p>
          </table:table-cell>
          <table:table-cell table:style-name="ce576" table:formula="of:=IF(([.$A48]+2)/3&gt;=[.O$3];ROUND([.$K$27]*([.$A48]-[.O$4])/(20-[.O$4])*0.85/([.O$3]+1);0);&quot;-&quot;)" office:value-type="float" office:value="1">
            <text:p>1</text:p>
          </table:table-cell>
          <table:table-cell table:style-name="ce576" table:formula="of:=IF(([.$A48]+2)/3&gt;=[.P$3];ROUND([.$K$27]*([.$A48]-[.P$4])/(20-[.P$4])*0.85/([.P$3]+1);0);&quot;-&quot;)" office:value-type="float" office:value="1">
            <text:p>1</text:p>
          </table:table-cell>
          <table:table-cell table:style-name="ce576" table:formula="of:=IF(([.$A48]+2)/3&gt;=[.Q$3];ROUND([.$K$27]*([.$A48]-[.Q$4])/(20-[.Q$4])*0.85/([.Q$3]+1);0);&quot;-&quot;)" office:value-type="float" office:value="1">
            <text:p>1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5">
            <text:p>5</text:p>
          </table:table-cell>
          <table:table-cell table:style-name="ce576" table:formula="of:=IF(([.$A48]+2)/3&gt;=[.V$3];ROUND([.$T$27]*([.$A48]-[.V$4])/(20-[.V$4])*0.85/([.V$3]+1);0);&quot;-&quot;)" office:value-type="float" office:value="3">
            <text:p>3</text:p>
          </table:table-cell>
          <table:table-cell table:style-name="ce576" table:formula="of:=IF(([.$A48]+2)/3&gt;=[.W$3];ROUND([.$T$27]*([.$A48]-[.W$4])/(20-[.W$4])*0.85/([.W$3]+1);0);&quot;-&quot;)" office:value-type="float" office:value="2">
            <text:p>2</text:p>
          </table:table-cell>
          <table:table-cell table:style-name="ce576" table:formula="of:=IF(([.$A48]+2)/3&gt;=[.X$3];ROUND([.$T$27]*([.$A48]-[.X$4])/(20-[.X$4])*0.85/([.X$3]+1);0);&quot;-&quot;)" office:value-type="float" office:value="1">
            <text:p>1</text:p>
          </table:table-cell>
          <table:table-cell table:style-name="ce576" table:formula="of:=IF(([.$A48]+2)/3&gt;=[.Y$3];ROUND([.$T$27]*([.$A48]-[.Y$4])/(20-[.Y$4])*0.85/([.Y$3]+1);0);&quot;-&quot;)" office:value-type="float" office:value="1">
            <text:p>1</text:p>
          </table:table-cell>
          <table:table-cell table:style-name="ce576" table:formula="of:=IF(([.$A48]+2)/3&gt;=[.Z$3];ROUND([.$T$27]*([.$A48]-[.Z$4])/(20-[.Z$4])*0.85/([.Z$3]+1);0);&quot;-&quot;)" office:value-type="float" office:value="1">
            <text:p>1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8" table:default-cell-style-name="ce568"/>
        <table:table-column table:style-name="co4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;&quot; - &quot;;[.A25]+1)" office:value-type="string" office:string-value="24 - 25">
            <text:p>24 - 25</text:p>
          </table:table-cell>
          <table:table-cell table:style-name="ce575" table:formula="of:=CONCATENATE(IF([.A25]&gt;=10;&quot;+&quot;;&quot;&quot;);ROUNDDOWN(([.A25]-10)/2;0))" office:value-type="string" office:string-value="+7">
            <text:p>+7</text:p>
          </table:table-cell>
          <table:table-cell table:style-name="ce575" office:value-type="float" office:value="0">
            <text:p>0</text:p>
          </table:table-cell>
          <table:table-cell table:style-name="ce575" table:formula="of:=[.C3]+1" office:value-type="float" office:value="1">
            <text:p>1</text:p>
          </table:table-cell>
          <table:table-cell table:style-name="ce575" table:formula="of:=[.D3]+1" office:value-type="float" office:value="2">
            <text:p>2</text:p>
          </table:table-cell>
          <table:table-cell table:style-name="ce575" table:formula="of:=[.E3]+1" office:value-type="float" office:value="3">
            <text:p>3</text:p>
          </table:table-cell>
          <table:table-cell table:style-name="ce575" table:formula="of:=[.F3]+1" office:value-type="float" office:value="4">
            <text:p>4</text:p>
          </table:table-cell>
          <table:table-cell table:style-name="ce575" table:formula="of:=[.G3]+1" office:value-type="float" office:value="5">
            <text:p>5</text:p>
          </table:table-cell>
          <table:table-cell table:style-name="ce579" table:formula="of:=[.H3]+1" office:value-type="float" office:value="6">
            <text:p>6</text:p>
          </table:table-cell>
          <table:table-cell table:style-name="ce571" table:formula="of:=CONCATENATE([.J25];&quot; - &quot;;[.J25]+1)" office:value-type="string" office:string-value="26 - 27">
            <text:p>26 - 27</text:p>
          </table:table-cell>
          <table:table-cell table:style-name="ce575" table:formula="of:=CONCATENATE(IF([.J25]&gt;=10;&quot;+&quot;;&quot;&quot;);ROUNDDOWN(([.J25]-10)/2;0))" office:value-type="string" office:string-value="+8">
            <text:p>+8</text:p>
          </table:table-cell>
          <table:table-cell table:style-name="ce575" office:value-type="float" office:value="0">
            <text:p>0</text:p>
          </table:table-cell>
          <table:table-cell table:style-name="ce575" table:formula="of:=[.L3]+1" office:value-type="float" office:value="1">
            <text:p>1</text:p>
          </table:table-cell>
          <table:table-cell table:style-name="ce575" table:formula="of:=[.M3]+1" office:value-type="float" office:value="2">
            <text:p>2</text:p>
          </table:table-cell>
          <table:table-cell table:style-name="ce575" table:formula="of:=[.N3]+1" office:value-type="float" office:value="3">
            <text:p>3</text:p>
          </table:table-cell>
          <table:table-cell table:style-name="ce575" table:formula="of:=[.O3]+1" office:value-type="float" office:value="4">
            <text:p>4</text:p>
          </table:table-cell>
          <table:table-cell table:style-name="ce575" table:formula="of:=[.P3]+1" office:value-type="float" office:value="5">
            <text:p>5</text:p>
          </table:table-cell>
          <table:table-cell table:style-name="ce579" table:formula="of:=[.Q3]+1" office:value-type="float" office:value="6">
            <text:p>6</text:p>
          </table:table-cell>
          <table:table-cell table:style-name="ce571" table:formula="of:=CONCATENATE([.S25];&quot; - &quot;;[.S25]+1)" office:value-type="string" office:string-value="28 - 29">
            <text:p>28 - 29</text:p>
          </table:table-cell>
          <table:table-cell table:style-name="ce575" table:formula="of:=CONCATENATE(IF([.S25]&gt;=10;&quot;+&quot;;&quot;&quot;);ROUNDDOWN(([.S25]-10)/2;0))" office:value-type="string" office:string-value="+9">
            <text:p>+9</text:p>
          </table:table-cell>
          <table:table-cell table:style-name="ce575" office:value-type="float" office:value="0">
            <text:p>0</text:p>
          </table:table-cell>
          <table:table-cell table:style-name="ce575" table:formula="of:=[.U3]+1" office:value-type="float" office:value="1">
            <text:p>1</text:p>
          </table:table-cell>
          <table:table-cell table:style-name="ce575" table:formula="of:=[.V3]+1" office:value-type="float" office:value="2">
            <text:p>2</text:p>
          </table:table-cell>
          <table:table-cell table:style-name="ce575" table:formula="of:=[.W3]+1" office:value-type="float" office:value="3">
            <text:p>3</text:p>
          </table:table-cell>
          <table:table-cell table:style-name="ce575" table:formula="of:=[.X3]+1" office:value-type="float" office:value="4">
            <text:p>4</text:p>
          </table:table-cell>
          <table:table-cell table:style-name="ce575" table:formula="of:=[.Y3]+1" office:value-type="float" office:value="5">
            <text:p>5</text:p>
          </table:table-cell>
          <table:table-cell table:style-name="ce579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-2" office:value-type="float" office:value="-2">
            <text:p>-2</text:p>
          </table:table-cell>
          <table:table-cell table:style-name="ce578" table:formula="of:=[.D3]*3-2" office:value-type="float" office:value="1">
            <text:p>1</text:p>
          </table:table-cell>
          <table:table-cell table:style-name="ce578" table:formula="of:=[.E3]*3-2" office:value-type="float" office:value="4">
            <text:p>4</text:p>
          </table:table-cell>
          <table:table-cell table:style-name="ce578" table:formula="of:=[.F3]*3-2" office:value-type="float" office:value="7">
            <text:p>7</text:p>
          </table:table-cell>
          <table:table-cell table:style-name="ce578" table:formula="of:=[.G3]*3-2" office:value-type="float" office:value="10">
            <text:p>10</text:p>
          </table:table-cell>
          <table:table-cell table:style-name="ce578" table:formula="of:=[.H3]*3-2" office:value-type="float" office:value="13">
            <text:p>13</text:p>
          </table:table-cell>
          <table:table-cell table:style-name="ce580" table:formula="of:=[.I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3]*3-2" office:value-type="float" office:value="-2">
            <text:p>-2</text:p>
          </table:table-cell>
          <table:table-cell table:style-name="ce578" table:formula="of:=[.M3]*3-2" office:value-type="float" office:value="1">
            <text:p>1</text:p>
          </table:table-cell>
          <table:table-cell table:style-name="ce578" table:formula="of:=[.N3]*3-2" office:value-type="float" office:value="4">
            <text:p>4</text:p>
          </table:table-cell>
          <table:table-cell table:style-name="ce578" table:formula="of:=[.O3]*3-2" office:value-type="float" office:value="7">
            <text:p>7</text:p>
          </table:table-cell>
          <table:table-cell table:style-name="ce578" table:formula="of:=[.P3]*3-2" office:value-type="float" office:value="10">
            <text:p>10</text:p>
          </table:table-cell>
          <table:table-cell table:style-name="ce578" table:formula="of:=[.Q3]*3-2" office:value-type="float" office:value="13">
            <text:p>13</text:p>
          </table:table-cell>
          <table:table-cell table:style-name="ce580" table:formula="of:=[.R3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-2" office:value-type="float" office:value="-2">
            <text:p>-2</text:p>
          </table:table-cell>
          <table:table-cell table:style-name="ce578" table:formula="of:=[.V3]*3-2" office:value-type="float" office:value="1">
            <text:p>1</text:p>
          </table:table-cell>
          <table:table-cell table:style-name="ce578" table:formula="of:=[.W3]*3-2" office:value-type="float" office:value="4">
            <text:p>4</text:p>
          </table:table-cell>
          <table:table-cell table:style-name="ce578" table:formula="of:=[.X3]*3-2" office:value-type="float" office:value="7">
            <text:p>7</text:p>
          </table:table-cell>
          <table:table-cell table:style-name="ce578" table:formula="of:=[.Y3]*3-2" office:value-type="float" office:value="10">
            <text:p>10</text:p>
          </table:table-cell>
          <table:table-cell table:style-name="ce578" table:formula="of:=[.Z3]*3-2" office:value-type="float" office:value="13">
            <text:p>13</text:p>
          </table:table-cell>
          <table:table-cell table:style-name="ce580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C$3];ROUND([.$B$3]*([.$A5]-[.C$4])/(20-[.C$4])*0.85/([.C$3]+1);0);&quot;-&quot;)" office:value-type="float" office:value="1">
            <text:p>1</text:p>
          </table:table-cell>
          <table:table-cell table:style-name="ce575" table:formula="of:=IF(([.$A5]+2)/3&gt;=[.D$3];ROUND([.$B$3]*([.$A5]-[.D$4])/(20-[.D$4])*0.85/([.D$3]+1);0);&quot;-&quot;)" office:value-type="float" office:value="0">
            <text:p>0</text:p>
          </table:table-cell>
          <table:table-cell table:style-name="ce575" table:formula="of:=IF(([.$A5]+2)/3&gt;=[.E$3];ROUND([.$B$3]*([.$A5]-[.E$4])/(20-[.E$4])*0.85/([.E$3]+1);0);&quot;-&quot;)" office:value-type="string" office:string-value="-">
            <text:p>-</text:p>
          </table:table-cell>
          <table:table-cell table:style-name="ce575" table:formula="of:=IF(([.$A5]+2)/3&gt;=[.F$3];ROUND([.$B$3]*([.$A5]-[.F$4])/(20-[.F$4])*0.85/([.F$3]+1);0);&quot;-&quot;)" office:value-type="string" office:string-value="-">
            <text:p>-</text:p>
          </table:table-cell>
          <table:table-cell table:style-name="ce575" table:formula="of:=IF(([.$A5]+2)/3&gt;=[.G$3];ROUND([.$B$3]*([.$A5]-[.G$4])/(20-[.G$4])*0.85/([.G$3]+1);0);&quot;-&quot;)" office:value-type="string" office:string-value="-">
            <text:p>-</text:p>
          </table:table-cell>
          <table:table-cell table:style-name="ce575" table:formula="of:=IF(([.$A5]+2)/3&gt;=[.H$3];ROUND([.$B$3]*([.$A5]-[.H$4])/(20-[.H$4])*0.85/([.H$3]+1);0);&quot;-&quot;)" office:value-type="string" office:string-value="-">
            <text:p>-</text:p>
          </table:table-cell>
          <table:table-cell table:style-name="ce579" table:formula="of:=IF(([.$A5]+2)/3&gt;=[.I$3];ROUND([.$B$3]*([.$A5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L$3];ROUND([.$K$3]*([.$A5]-[.L$4])/(20-[.L$4])*0.85/([.L$3]+1);0);&quot;-&quot;)" office:value-type="float" office:value="1">
            <text:p>1</text:p>
          </table:table-cell>
          <table:table-cell table:style-name="ce575" table:formula="of:=IF(([.$A5]+2)/3&gt;=[.M$3];ROUND([.$K$3]*([.$A5]-[.M$4])/(20-[.M$4])*0.85/([.M$3]+1);0);&quot;-&quot;)" office:value-type="float" office:value="0">
            <text:p>0</text:p>
          </table:table-cell>
          <table:table-cell table:style-name="ce575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75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75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75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579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+2)/3&gt;=[.U$3];ROUND([.$T$3]*([.$A5]-[.U$4])/(20-[.U$4])*0.85/([.U$3]+1);0);&quot;-&quot;)" office:value-type="float" office:value="1">
            <text:p>1</text:p>
          </table:table-cell>
          <table:table-cell table:style-name="ce575" table:formula="of:=IF(([.$A5]+2)/3&gt;=[.V$3];ROUND([.$T$3]*([.$A5]-[.V$4])/(20-[.V$4])*0.85/([.V$3]+1);0);&quot;-&quot;)" office:value-type="float" office:value="0">
            <text:p>0</text:p>
          </table:table-cell>
          <table:table-cell table:style-name="ce575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75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75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75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579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C$3];ROUND([.$B$3]*([.$A6]-[.C$4])/(20-[.C$4])*0.85/([.C$3]+1);0);&quot;-&quot;)" office:value-type="float" office:value="1">
            <text:p>1</text:p>
          </table:table-cell>
          <table:table-cell table:style-name="ce575" table:formula="of:=IF(([.$A6]+2)/3&gt;=[.D$3];ROUND([.$B$3]*([.$A6]-[.D$4])/(20-[.D$4])*0.85/([.D$3]+1);0);&quot;-&quot;)" office:value-type="float" office:value="0">
            <text:p>0</text:p>
          </table:table-cell>
          <table:table-cell table:style-name="ce575" table:formula="of:=IF(([.$A6]+2)/3&gt;=[.E$3];ROUND([.$B$3]*([.$A6]-[.E$4])/(20-[.E$4])*0.85/([.E$3]+1);0);&quot;-&quot;)" office:value-type="string" office:string-value="-">
            <text:p>-</text:p>
          </table:table-cell>
          <table:table-cell table:style-name="ce575" table:formula="of:=IF(([.$A6]+2)/3&gt;=[.F$3];ROUND([.$B$3]*([.$A6]-[.F$4])/(20-[.F$4])*0.85/([.F$3]+1);0);&quot;-&quot;)" office:value-type="string" office:string-value="-">
            <text:p>-</text:p>
          </table:table-cell>
          <table:table-cell table:style-name="ce575" table:formula="of:=IF(([.$A6]+2)/3&gt;=[.G$3];ROUND([.$B$3]*([.$A6]-[.G$4])/(20-[.G$4])*0.85/([.G$3]+1);0);&quot;-&quot;)" office:value-type="string" office:string-value="-">
            <text:p>-</text:p>
          </table:table-cell>
          <table:table-cell table:style-name="ce575" table:formula="of:=IF(([.$A6]+2)/3&gt;=[.H$3];ROUND([.$B$3]*([.$A6]-[.H$4])/(20-[.H$4])*0.85/([.H$3]+1);0);&quot;-&quot;)" office:value-type="string" office:string-value="-">
            <text:p>-</text:p>
          </table:table-cell>
          <table:table-cell table:style-name="ce579" table:formula="of:=IF(([.$A6]+2)/3&gt;=[.I$3];ROUND([.$B$3]*([.$A6]-[.I$4])/(20-[.I$4])*0.85/([.I$3]+1);0);&quot;-&quot;)" office:value-type="string" office:string-value="-">
            <text:p>-</text:p>
          </table:table-cell>
          <table:table-cell table:style-name="ce571" table:formula="of:=[.J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L$3];ROUND([.$K$3]*([.$A6]-[.L$4])/(20-[.L$4])*0.85/([.L$3]+1);0);&quot;-&quot;)" office:value-type="float" office:value="1">
            <text:p>1</text:p>
          </table:table-cell>
          <table:table-cell table:style-name="ce575" table:formula="of:=IF(([.$A6]+2)/3&gt;=[.M$3];ROUND([.$K$3]*([.$A6]-[.M$4])/(20-[.M$4])*0.85/([.M$3]+1);0);&quot;-&quot;)" office:value-type="float" office:value="0">
            <text:p>0</text:p>
          </table:table-cell>
          <table:table-cell table:style-name="ce575" table:formula="of:=IF(([.$A6]+2)/3&gt;=[.N$3];ROUND([.$K$3]*([.$A6]-[.N$4])/(20-[.N$4])*0.85/([.N$3]+1);0);&quot;-&quot;)" office:value-type="string" office:string-value="-">
            <text:p>-</text:p>
          </table:table-cell>
          <table:table-cell table:style-name="ce575" table:formula="of:=IF(([.$A6]+2)/3&gt;=[.O$3];ROUND([.$K$3]*([.$A6]-[.O$4])/(20-[.O$4])*0.85/([.O$3]+1);0);&quot;-&quot;)" office:value-type="string" office:string-value="-">
            <text:p>-</text:p>
          </table:table-cell>
          <table:table-cell table:style-name="ce575" table:formula="of:=IF(([.$A6]+2)/3&gt;=[.P$3];ROUND([.$K$3]*([.$A6]-[.P$4])/(20-[.P$4])*0.85/([.P$3]+1);0);&quot;-&quot;)" office:value-type="string" office:string-value="-">
            <text:p>-</text:p>
          </table:table-cell>
          <table:table-cell table:style-name="ce575" table:formula="of:=IF(([.$A6]+2)/3&gt;=[.Q$3];ROUND([.$K$3]*([.$A6]-[.Q$4])/(20-[.Q$4])*0.85/([.Q$3]+1);0);&quot;-&quot;)" office:value-type="string" office:string-value="-">
            <text:p>-</text:p>
          </table:table-cell>
          <table:table-cell table:style-name="ce579" table:formula="of:=IF(([.$A6]+2)/3&gt;=[.R$3];ROUND([.$K$3]*([.$A6]-[.R$4])/(20-[.R$4])*0.85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+2)/3&gt;=[.U$3];ROUND([.$T$3]*([.$A6]-[.U$4])/(20-[.U$4])*0.85/([.U$3]+1);0);&quot;-&quot;)" office:value-type="float" office:value="1">
            <text:p>1</text:p>
          </table:table-cell>
          <table:table-cell table:style-name="ce575" table:formula="of:=IF(([.$A6]+2)/3&gt;=[.V$3];ROUND([.$T$3]*([.$A6]-[.V$4])/(20-[.V$4])*0.85/([.V$3]+1);0);&quot;-&quot;)" office:value-type="float" office:value="0">
            <text:p>0</text:p>
          </table:table-cell>
          <table:table-cell table:style-name="ce575" table:formula="of:=IF(([.$A6]+2)/3&gt;=[.W$3];ROUND([.$T$3]*([.$A6]-[.W$4])/(20-[.W$4])*0.85/([.W$3]+1);0);&quot;-&quot;)" office:value-type="string" office:string-value="-">
            <text:p>-</text:p>
          </table:table-cell>
          <table:table-cell table:style-name="ce575" table:formula="of:=IF(([.$A6]+2)/3&gt;=[.X$3];ROUND([.$T$3]*([.$A6]-[.X$4])/(20-[.X$4])*0.85/([.X$3]+1);0);&quot;-&quot;)" office:value-type="string" office:string-value="-">
            <text:p>-</text:p>
          </table:table-cell>
          <table:table-cell table:style-name="ce575" table:formula="of:=IF(([.$A6]+2)/3&gt;=[.Y$3];ROUND([.$T$3]*([.$A6]-[.Y$4])/(20-[.Y$4])*0.85/([.Y$3]+1);0);&quot;-&quot;)" office:value-type="string" office:string-value="-">
            <text:p>-</text:p>
          </table:table-cell>
          <table:table-cell table:style-name="ce575" table:formula="of:=IF(([.$A6]+2)/3&gt;=[.Z$3];ROUND([.$T$3]*([.$A6]-[.Z$4])/(20-[.Z$4])*0.85/([.Z$3]+1);0);&quot;-&quot;)" office:value-type="string" office:string-value="-">
            <text:p>-</text:p>
          </table:table-cell>
          <table:table-cell table:style-name="ce579" table:formula="of:=IF(([.$A6]+2)/3&gt;=[.AA$3];ROUND([.$T$3]*([.$A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C$3];ROUND([.$B$3]*([.$A7]-[.C$4])/(20-[.C$4])*0.85/([.C$3]+1);0);&quot;-&quot;)" office:value-type="float" office:value="1">
            <text:p>1</text:p>
          </table:table-cell>
          <table:table-cell table:style-name="ce575" table:formula="of:=IF(([.$A7]+2)/3&gt;=[.D$3];ROUND([.$B$3]*([.$A7]-[.D$4])/(20-[.D$4])*0.85/([.D$3]+1);0);&quot;-&quot;)" office:value-type="float" office:value="0">
            <text:p>0</text:p>
          </table:table-cell>
          <table:table-cell table:style-name="ce575" table:formula="of:=IF(([.$A7]+2)/3&gt;=[.E$3];ROUND([.$B$3]*([.$A7]-[.E$4])/(20-[.E$4])*0.85/([.E$3]+1);0);&quot;-&quot;)" office:value-type="string" office:string-value="-">
            <text:p>-</text:p>
          </table:table-cell>
          <table:table-cell table:style-name="ce575" table:formula="of:=IF(([.$A7]+2)/3&gt;=[.F$3];ROUND([.$B$3]*([.$A7]-[.F$4])/(20-[.F$4])*0.85/([.F$3]+1);0);&quot;-&quot;)" office:value-type="string" office:string-value="-">
            <text:p>-</text:p>
          </table:table-cell>
          <table:table-cell table:style-name="ce575" table:formula="of:=IF(([.$A7]+2)/3&gt;=[.G$3];ROUND([.$B$3]*([.$A7]-[.G$4])/(20-[.G$4])*0.85/([.G$3]+1);0);&quot;-&quot;)" office:value-type="string" office:string-value="-">
            <text:p>-</text:p>
          </table:table-cell>
          <table:table-cell table:style-name="ce575" table:formula="of:=IF(([.$A7]+2)/3&gt;=[.H$3];ROUND([.$B$3]*([.$A7]-[.H$4])/(20-[.H$4])*0.85/([.H$3]+1);0);&quot;-&quot;)" office:value-type="string" office:string-value="-">
            <text:p>-</text:p>
          </table:table-cell>
          <table:table-cell table:style-name="ce579" table:formula="of:=IF(([.$A7]+2)/3&gt;=[.I$3];ROUND([.$B$3]*([.$A7]-[.I$4])/(20-[.I$4])*0.85/([.I$3]+1);0);&quot;-&quot;)" office:value-type="string" office:string-value="-">
            <text:p>-</text:p>
          </table:table-cell>
          <table:table-cell table:style-name="ce571" table:formula="of:=[.J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L$3];ROUND([.$K$3]*([.$A7]-[.L$4])/(20-[.L$4])*0.85/([.L$3]+1);0);&quot;-&quot;)" office:value-type="float" office:value="2">
            <text:p>2</text:p>
          </table:table-cell>
          <table:table-cell table:style-name="ce575" table:formula="of:=IF(([.$A7]+2)/3&gt;=[.M$3];ROUND([.$K$3]*([.$A7]-[.M$4])/(20-[.M$4])*0.85/([.M$3]+1);0);&quot;-&quot;)" office:value-type="float" office:value="0">
            <text:p>0</text:p>
          </table:table-cell>
          <table:table-cell table:style-name="ce575" table:formula="of:=IF(([.$A7]+2)/3&gt;=[.N$3];ROUND([.$K$3]*([.$A7]-[.N$4])/(20-[.N$4])*0.85/([.N$3]+1);0);&quot;-&quot;)" office:value-type="string" office:string-value="-">
            <text:p>-</text:p>
          </table:table-cell>
          <table:table-cell table:style-name="ce575" table:formula="of:=IF(([.$A7]+2)/3&gt;=[.O$3];ROUND([.$K$3]*([.$A7]-[.O$4])/(20-[.O$4])*0.85/([.O$3]+1);0);&quot;-&quot;)" office:value-type="string" office:string-value="-">
            <text:p>-</text:p>
          </table:table-cell>
          <table:table-cell table:style-name="ce575" table:formula="of:=IF(([.$A7]+2)/3&gt;=[.P$3];ROUND([.$K$3]*([.$A7]-[.P$4])/(20-[.P$4])*0.85/([.P$3]+1);0);&quot;-&quot;)" office:value-type="string" office:string-value="-">
            <text:p>-</text:p>
          </table:table-cell>
          <table:table-cell table:style-name="ce575" table:formula="of:=IF(([.$A7]+2)/3&gt;=[.Q$3];ROUND([.$K$3]*([.$A7]-[.Q$4])/(20-[.Q$4])*0.85/([.Q$3]+1);0);&quot;-&quot;)" office:value-type="string" office:string-value="-">
            <text:p>-</text:p>
          </table:table-cell>
          <table:table-cell table:style-name="ce579" table:formula="of:=IF(([.$A7]+2)/3&gt;=[.R$3];ROUND([.$K$3]*([.$A7]-[.R$4])/(20-[.R$4])*0.85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+2)/3&gt;=[.U$3];ROUND([.$T$3]*([.$A7]-[.U$4])/(20-[.U$4])*0.85/([.U$3]+1);0);&quot;-&quot;)" office:value-type="float" office:value="2">
            <text:p>2</text:p>
          </table:table-cell>
          <table:table-cell table:style-name="ce575" table:formula="of:=IF(([.$A7]+2)/3&gt;=[.V$3];ROUND([.$T$3]*([.$A7]-[.V$4])/(20-[.V$4])*0.85/([.V$3]+1);0);&quot;-&quot;)" office:value-type="float" office:value="0">
            <text:p>0</text:p>
          </table:table-cell>
          <table:table-cell table:style-name="ce575" table:formula="of:=IF(([.$A7]+2)/3&gt;=[.W$3];ROUND([.$T$3]*([.$A7]-[.W$4])/(20-[.W$4])*0.85/([.W$3]+1);0);&quot;-&quot;)" office:value-type="string" office:string-value="-">
            <text:p>-</text:p>
          </table:table-cell>
          <table:table-cell table:style-name="ce575" table:formula="of:=IF(([.$A7]+2)/3&gt;=[.X$3];ROUND([.$T$3]*([.$A7]-[.X$4])/(20-[.X$4])*0.85/([.X$3]+1);0);&quot;-&quot;)" office:value-type="string" office:string-value="-">
            <text:p>-</text:p>
          </table:table-cell>
          <table:table-cell table:style-name="ce575" table:formula="of:=IF(([.$A7]+2)/3&gt;=[.Y$3];ROUND([.$T$3]*([.$A7]-[.Y$4])/(20-[.Y$4])*0.85/([.Y$3]+1);0);&quot;-&quot;)" office:value-type="string" office:string-value="-">
            <text:p>-</text:p>
          </table:table-cell>
          <table:table-cell table:style-name="ce575" table:formula="of:=IF(([.$A7]+2)/3&gt;=[.Z$3];ROUND([.$T$3]*([.$A7]-[.Z$4])/(20-[.Z$4])*0.85/([.Z$3]+1);0);&quot;-&quot;)" office:value-type="string" office:string-value="-">
            <text:p>-</text:p>
          </table:table-cell>
          <table:table-cell table:style-name="ce579" table:formula="of:=IF(([.$A7]+2)/3&gt;=[.AA$3];ROUND([.$T$3]*([.$A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C$3];ROUND([.$B$3]*([.$A8]-[.C$4])/(20-[.C$4])*0.85/([.C$3]+1);0);&quot;-&quot;)" office:value-type="float" office:value="2">
            <text:p>2</text:p>
          </table:table-cell>
          <table:table-cell table:style-name="ce575" table:formula="of:=IF(([.$A8]+2)/3&gt;=[.D$3];ROUND([.$B$3]*([.$A8]-[.D$4])/(20-[.D$4])*0.85/([.D$3]+1);0);&quot;-&quot;)" office:value-type="float" office:value="0">
            <text:p>0</text:p>
          </table:table-cell>
          <table:table-cell table:style-name="ce575" table:formula="of:=IF(([.$A8]+2)/3&gt;=[.E$3];ROUND([.$B$3]*([.$A8]-[.E$4])/(20-[.E$4])*0.85/([.E$3]+1);0);&quot;-&quot;)" office:value-type="float" office:value="0">
            <text:p>0</text:p>
          </table:table-cell>
          <table:table-cell table:style-name="ce575" table:formula="of:=IF(([.$A8]+2)/3&gt;=[.F$3];ROUND([.$B$3]*([.$A8]-[.F$4])/(20-[.F$4])*0.85/([.F$3]+1);0);&quot;-&quot;)" office:value-type="string" office:string-value="-">
            <text:p>-</text:p>
          </table:table-cell>
          <table:table-cell table:style-name="ce575" table:formula="of:=IF(([.$A8]+2)/3&gt;=[.G$3];ROUND([.$B$3]*([.$A8]-[.G$4])/(20-[.G$4])*0.85/([.G$3]+1);0);&quot;-&quot;)" office:value-type="string" office:string-value="-">
            <text:p>-</text:p>
          </table:table-cell>
          <table:table-cell table:style-name="ce575" table:formula="of:=IF(([.$A8]+2)/3&gt;=[.H$3];ROUND([.$B$3]*([.$A8]-[.H$4])/(20-[.H$4])*0.85/([.H$3]+1);0);&quot;-&quot;)" office:value-type="string" office:string-value="-">
            <text:p>-</text:p>
          </table:table-cell>
          <table:table-cell table:style-name="ce579" table:formula="of:=IF(([.$A8]+2)/3&gt;=[.I$3];ROUND([.$B$3]*([.$A8]-[.I$4])/(20-[.I$4])*0.85/([.I$3]+1);0);&quot;-&quot;)" office:value-type="string" office:string-value="-">
            <text:p>-</text:p>
          </table:table-cell>
          <table:table-cell table:style-name="ce571" table:formula="of:=[.J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L$3];ROUND([.$K$3]*([.$A8]-[.L$4])/(20-[.L$4])*0.85/([.L$3]+1);0);&quot;-&quot;)" office:value-type="float" office:value="2">
            <text:p>2</text:p>
          </table:table-cell>
          <table:table-cell table:style-name="ce575" table:formula="of:=IF(([.$A8]+2)/3&gt;=[.M$3];ROUND([.$K$3]*([.$A8]-[.M$4])/(20-[.M$4])*0.85/([.M$3]+1);0);&quot;-&quot;)" office:value-type="float" office:value="1">
            <text:p>1</text:p>
          </table:table-cell>
          <table:table-cell table:style-name="ce575" table:formula="of:=IF(([.$A8]+2)/3&gt;=[.N$3];ROUND([.$K$3]*([.$A8]-[.N$4])/(20-[.N$4])*0.85/([.N$3]+1);0);&quot;-&quot;)" office:value-type="float" office:value="0">
            <text:p>0</text:p>
          </table:table-cell>
          <table:table-cell table:style-name="ce575" table:formula="of:=IF(([.$A8]+2)/3&gt;=[.O$3];ROUND([.$K$3]*([.$A8]-[.O$4])/(20-[.O$4])*0.85/([.O$3]+1);0);&quot;-&quot;)" office:value-type="string" office:string-value="-">
            <text:p>-</text:p>
          </table:table-cell>
          <table:table-cell table:style-name="ce575" table:formula="of:=IF(([.$A8]+2)/3&gt;=[.P$3];ROUND([.$K$3]*([.$A8]-[.P$4])/(20-[.P$4])*0.85/([.P$3]+1);0);&quot;-&quot;)" office:value-type="string" office:string-value="-">
            <text:p>-</text:p>
          </table:table-cell>
          <table:table-cell table:style-name="ce575" table:formula="of:=IF(([.$A8]+2)/3&gt;=[.Q$3];ROUND([.$K$3]*([.$A8]-[.Q$4])/(20-[.Q$4])*0.85/([.Q$3]+1);0);&quot;-&quot;)" office:value-type="string" office:string-value="-">
            <text:p>-</text:p>
          </table:table-cell>
          <table:table-cell table:style-name="ce579" table:formula="of:=IF(([.$A8]+2)/3&gt;=[.R$3];ROUND([.$K$3]*([.$A8]-[.R$4])/(20-[.R$4])*0.85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+2)/3&gt;=[.U$3];ROUND([.$T$3]*([.$A8]-[.U$4])/(20-[.U$4])*0.85/([.U$3]+1);0);&quot;-&quot;)" office:value-type="float" office:value="2">
            <text:p>2</text:p>
          </table:table-cell>
          <table:table-cell table:style-name="ce575" table:formula="of:=IF(([.$A8]+2)/3&gt;=[.V$3];ROUND([.$T$3]*([.$A8]-[.V$4])/(20-[.V$4])*0.85/([.V$3]+1);0);&quot;-&quot;)" office:value-type="float" office:value="1">
            <text:p>1</text:p>
          </table:table-cell>
          <table:table-cell table:style-name="ce575" table:formula="of:=IF(([.$A8]+2)/3&gt;=[.W$3];ROUND([.$T$3]*([.$A8]-[.W$4])/(20-[.W$4])*0.85/([.W$3]+1);0);&quot;-&quot;)" office:value-type="float" office:value="0">
            <text:p>0</text:p>
          </table:table-cell>
          <table:table-cell table:style-name="ce575" table:formula="of:=IF(([.$A8]+2)/3&gt;=[.X$3];ROUND([.$T$3]*([.$A8]-[.X$4])/(20-[.X$4])*0.85/([.X$3]+1);0);&quot;-&quot;)" office:value-type="string" office:string-value="-">
            <text:p>-</text:p>
          </table:table-cell>
          <table:table-cell table:style-name="ce575" table:formula="of:=IF(([.$A8]+2)/3&gt;=[.Y$3];ROUND([.$T$3]*([.$A8]-[.Y$4])/(20-[.Y$4])*0.85/([.Y$3]+1);0);&quot;-&quot;)" office:value-type="string" office:string-value="-">
            <text:p>-</text:p>
          </table:table-cell>
          <table:table-cell table:style-name="ce575" table:formula="of:=IF(([.$A8]+2)/3&gt;=[.Z$3];ROUND([.$T$3]*([.$A8]-[.Z$4])/(20-[.Z$4])*0.85/([.Z$3]+1);0);&quot;-&quot;)" office:value-type="string" office:string-value="-">
            <text:p>-</text:p>
          </table:table-cell>
          <table:table-cell table:style-name="ce579" table:formula="of:=IF(([.$A8]+2)/3&gt;=[.AA$3];ROUND([.$T$3]*([.$A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C$3];ROUND([.$B$3]*([.$A9]-[.C$4])/(20-[.C$4])*0.85/([.C$3]+1);0);&quot;-&quot;)" office:value-type="float" office:value="2">
            <text:p>2</text:p>
          </table:table-cell>
          <table:table-cell table:style-name="ce575" table:formula="of:=IF(([.$A9]+2)/3&gt;=[.D$3];ROUND([.$B$3]*([.$A9]-[.D$4])/(20-[.D$4])*0.85/([.D$3]+1);0);&quot;-&quot;)" office:value-type="float" office:value="1">
            <text:p>1</text:p>
          </table:table-cell>
          <table:table-cell table:style-name="ce575" table:formula="of:=IF(([.$A9]+2)/3&gt;=[.E$3];ROUND([.$B$3]*([.$A9]-[.E$4])/(20-[.E$4])*0.85/([.E$3]+1);0);&quot;-&quot;)" office:value-type="float" office:value="0">
            <text:p>0</text:p>
          </table:table-cell>
          <table:table-cell table:style-name="ce575" table:formula="of:=IF(([.$A9]+2)/3&gt;=[.F$3];ROUND([.$B$3]*([.$A9]-[.F$4])/(20-[.F$4])*0.85/([.F$3]+1);0);&quot;-&quot;)" office:value-type="string" office:string-value="-">
            <text:p>-</text:p>
          </table:table-cell>
          <table:table-cell table:style-name="ce575" table:formula="of:=IF(([.$A9]+2)/3&gt;=[.G$3];ROUND([.$B$3]*([.$A9]-[.G$4])/(20-[.G$4])*0.85/([.G$3]+1);0);&quot;-&quot;)" office:value-type="string" office:string-value="-">
            <text:p>-</text:p>
          </table:table-cell>
          <table:table-cell table:style-name="ce575" table:formula="of:=IF(([.$A9]+2)/3&gt;=[.H$3];ROUND([.$B$3]*([.$A9]-[.H$4])/(20-[.H$4])*0.85/([.H$3]+1);0);&quot;-&quot;)" office:value-type="string" office:string-value="-">
            <text:p>-</text:p>
          </table:table-cell>
          <table:table-cell table:style-name="ce579" table:formula="of:=IF(([.$A9]+2)/3&gt;=[.I$3];ROUND([.$B$3]*([.$A9]-[.I$4])/(20-[.I$4])*0.85/([.I$3]+1);0);&quot;-&quot;)" office:value-type="string" office:string-value="-">
            <text:p>-</text:p>
          </table:table-cell>
          <table:table-cell table:style-name="ce571" table:formula="of:=[.J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L$3];ROUND([.$K$3]*([.$A9]-[.L$4])/(20-[.L$4])*0.85/([.L$3]+1);0);&quot;-&quot;)" office:value-type="float" office:value="2">
            <text:p>2</text:p>
          </table:table-cell>
          <table:table-cell table:style-name="ce575" table:formula="of:=IF(([.$A9]+2)/3&gt;=[.M$3];ROUND([.$K$3]*([.$A9]-[.M$4])/(20-[.M$4])*0.85/([.M$3]+1);0);&quot;-&quot;)" office:value-type="float" office:value="1">
            <text:p>1</text:p>
          </table:table-cell>
          <table:table-cell table:style-name="ce575" table:formula="of:=IF(([.$A9]+2)/3&gt;=[.N$3];ROUND([.$K$3]*([.$A9]-[.N$4])/(20-[.N$4])*0.85/([.N$3]+1);0);&quot;-&quot;)" office:value-type="float" office:value="0">
            <text:p>0</text:p>
          </table:table-cell>
          <table:table-cell table:style-name="ce575" table:formula="of:=IF(([.$A9]+2)/3&gt;=[.O$3];ROUND([.$K$3]*([.$A9]-[.O$4])/(20-[.O$4])*0.85/([.O$3]+1);0);&quot;-&quot;)" office:value-type="string" office:string-value="-">
            <text:p>-</text:p>
          </table:table-cell>
          <table:table-cell table:style-name="ce575" table:formula="of:=IF(([.$A9]+2)/3&gt;=[.P$3];ROUND([.$K$3]*([.$A9]-[.P$4])/(20-[.P$4])*0.85/([.P$3]+1);0);&quot;-&quot;)" office:value-type="string" office:string-value="-">
            <text:p>-</text:p>
          </table:table-cell>
          <table:table-cell table:style-name="ce575" table:formula="of:=IF(([.$A9]+2)/3&gt;=[.Q$3];ROUND([.$K$3]*([.$A9]-[.Q$4])/(20-[.Q$4])*0.85/([.Q$3]+1);0);&quot;-&quot;)" office:value-type="string" office:string-value="-">
            <text:p>-</text:p>
          </table:table-cell>
          <table:table-cell table:style-name="ce579" table:formula="of:=IF(([.$A9]+2)/3&gt;=[.R$3];ROUND([.$K$3]*([.$A9]-[.R$4])/(20-[.R$4])*0.85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+2)/3&gt;=[.U$3];ROUND([.$T$3]*([.$A9]-[.U$4])/(20-[.U$4])*0.85/([.U$3]+1);0);&quot;-&quot;)" office:value-type="float" office:value="2">
            <text:p>2</text:p>
          </table:table-cell>
          <table:table-cell table:style-name="ce575" table:formula="of:=IF(([.$A9]+2)/3&gt;=[.V$3];ROUND([.$T$3]*([.$A9]-[.V$4])/(20-[.V$4])*0.85/([.V$3]+1);0);&quot;-&quot;)" office:value-type="float" office:value="1">
            <text:p>1</text:p>
          </table:table-cell>
          <table:table-cell table:style-name="ce575" table:formula="of:=IF(([.$A9]+2)/3&gt;=[.W$3];ROUND([.$T$3]*([.$A9]-[.W$4])/(20-[.W$4])*0.85/([.W$3]+1);0);&quot;-&quot;)" office:value-type="float" office:value="0">
            <text:p>0</text:p>
          </table:table-cell>
          <table:table-cell table:style-name="ce575" table:formula="of:=IF(([.$A9]+2)/3&gt;=[.X$3];ROUND([.$T$3]*([.$A9]-[.X$4])/(20-[.X$4])*0.85/([.X$3]+1);0);&quot;-&quot;)" office:value-type="string" office:string-value="-">
            <text:p>-</text:p>
          </table:table-cell>
          <table:table-cell table:style-name="ce575" table:formula="of:=IF(([.$A9]+2)/3&gt;=[.Y$3];ROUND([.$T$3]*([.$A9]-[.Y$4])/(20-[.Y$4])*0.85/([.Y$3]+1);0);&quot;-&quot;)" office:value-type="string" office:string-value="-">
            <text:p>-</text:p>
          </table:table-cell>
          <table:table-cell table:style-name="ce575" table:formula="of:=IF(([.$A9]+2)/3&gt;=[.Z$3];ROUND([.$T$3]*([.$A9]-[.Z$4])/(20-[.Z$4])*0.85/([.Z$3]+1);0);&quot;-&quot;)" office:value-type="string" office:string-value="-">
            <text:p>-</text:p>
          </table:table-cell>
          <table:table-cell table:style-name="ce579" table:formula="of:=IF(([.$A9]+2)/3&gt;=[.AA$3];ROUND([.$T$3]*([.$A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C$3];ROUND([.$B$3]*([.$A10]-[.C$4])/(20-[.C$4])*0.85/([.C$3]+1);0);&quot;-&quot;)" office:value-type="float" office:value="2">
            <text:p>2</text:p>
          </table:table-cell>
          <table:table-cell table:style-name="ce575" table:formula="of:=IF(([.$A10]+2)/3&gt;=[.D$3];ROUND([.$B$3]*([.$A10]-[.D$4])/(20-[.D$4])*0.85/([.D$3]+1);0);&quot;-&quot;)" office:value-type="float" office:value="1">
            <text:p>1</text:p>
          </table:table-cell>
          <table:table-cell table:style-name="ce575" table:formula="of:=IF(([.$A10]+2)/3&gt;=[.E$3];ROUND([.$B$3]*([.$A10]-[.E$4])/(20-[.E$4])*0.85/([.E$3]+1);0);&quot;-&quot;)" office:value-type="float" office:value="0">
            <text:p>0</text:p>
          </table:table-cell>
          <table:table-cell table:style-name="ce575" table:formula="of:=IF(([.$A10]+2)/3&gt;=[.F$3];ROUND([.$B$3]*([.$A10]-[.F$4])/(20-[.F$4])*0.85/([.F$3]+1);0);&quot;-&quot;)" office:value-type="string" office:string-value="-">
            <text:p>-</text:p>
          </table:table-cell>
          <table:table-cell table:style-name="ce575" table:formula="of:=IF(([.$A10]+2)/3&gt;=[.G$3];ROUND([.$B$3]*([.$A10]-[.G$4])/(20-[.G$4])*0.85/([.G$3]+1);0);&quot;-&quot;)" office:value-type="string" office:string-value="-">
            <text:p>-</text:p>
          </table:table-cell>
          <table:table-cell table:style-name="ce575" table:formula="of:=IF(([.$A10]+2)/3&gt;=[.H$3];ROUND([.$B$3]*([.$A10]-[.H$4])/(20-[.H$4])*0.85/([.H$3]+1);0);&quot;-&quot;)" office:value-type="string" office:string-value="-">
            <text:p>-</text:p>
          </table:table-cell>
          <table:table-cell table:style-name="ce579" table:formula="of:=IF(([.$A10]+2)/3&gt;=[.I$3];ROUND([.$B$3]*([.$A10]-[.I$4])/(20-[.I$4])*0.85/([.I$3]+1);0);&quot;-&quot;)" office:value-type="string" office:string-value="-">
            <text:p>-</text:p>
          </table:table-cell>
          <table:table-cell table:style-name="ce571" table:formula="of:=[.J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L$3];ROUND([.$K$3]*([.$A10]-[.L$4])/(20-[.L$4])*0.85/([.L$3]+1);0);&quot;-&quot;)" office:value-type="float" office:value="2">
            <text:p>2</text:p>
          </table:table-cell>
          <table:table-cell table:style-name="ce575" table:formula="of:=IF(([.$A10]+2)/3&gt;=[.M$3];ROUND([.$K$3]*([.$A10]-[.M$4])/(20-[.M$4])*0.85/([.M$3]+1);0);&quot;-&quot;)" office:value-type="float" office:value="1">
            <text:p>1</text:p>
          </table:table-cell>
          <table:table-cell table:style-name="ce575" table:formula="of:=IF(([.$A10]+2)/3&gt;=[.N$3];ROUND([.$K$3]*([.$A10]-[.N$4])/(20-[.N$4])*0.85/([.N$3]+1);0);&quot;-&quot;)" office:value-type="float" office:value="0">
            <text:p>0</text:p>
          </table:table-cell>
          <table:table-cell table:style-name="ce575" table:formula="of:=IF(([.$A10]+2)/3&gt;=[.O$3];ROUND([.$K$3]*([.$A10]-[.O$4])/(20-[.O$4])*0.85/([.O$3]+1);0);&quot;-&quot;)" office:value-type="string" office:string-value="-">
            <text:p>-</text:p>
          </table:table-cell>
          <table:table-cell table:style-name="ce575" table:formula="of:=IF(([.$A10]+2)/3&gt;=[.P$3];ROUND([.$K$3]*([.$A10]-[.P$4])/(20-[.P$4])*0.85/([.P$3]+1);0);&quot;-&quot;)" office:value-type="string" office:string-value="-">
            <text:p>-</text:p>
          </table:table-cell>
          <table:table-cell table:style-name="ce575" table:formula="of:=IF(([.$A10]+2)/3&gt;=[.Q$3];ROUND([.$K$3]*([.$A10]-[.Q$4])/(20-[.Q$4])*0.85/([.Q$3]+1);0);&quot;-&quot;)" office:value-type="string" office:string-value="-">
            <text:p>-</text:p>
          </table:table-cell>
          <table:table-cell table:style-name="ce579" table:formula="of:=IF(([.$A10]+2)/3&gt;=[.R$3];ROUND([.$K$3]*([.$A10]-[.R$4])/(20-[.R$4])*0.85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+2)/3&gt;=[.U$3];ROUND([.$T$3]*([.$A10]-[.U$4])/(20-[.U$4])*0.85/([.U$3]+1);0);&quot;-&quot;)" office:value-type="float" office:value="3">
            <text:p>3</text:p>
          </table:table-cell>
          <table:table-cell table:style-name="ce575" table:formula="of:=IF(([.$A10]+2)/3&gt;=[.V$3];ROUND([.$T$3]*([.$A10]-[.V$4])/(20-[.V$4])*0.85/([.V$3]+1);0);&quot;-&quot;)" office:value-type="float" office:value="1">
            <text:p>1</text:p>
          </table:table-cell>
          <table:table-cell table:style-name="ce575" table:formula="of:=IF(([.$A10]+2)/3&gt;=[.W$3];ROUND([.$T$3]*([.$A10]-[.W$4])/(20-[.W$4])*0.85/([.W$3]+1);0);&quot;-&quot;)" office:value-type="float" office:value="0">
            <text:p>0</text:p>
          </table:table-cell>
          <table:table-cell table:style-name="ce575" table:formula="of:=IF(([.$A10]+2)/3&gt;=[.X$3];ROUND([.$T$3]*([.$A10]-[.X$4])/(20-[.X$4])*0.85/([.X$3]+1);0);&quot;-&quot;)" office:value-type="string" office:string-value="-">
            <text:p>-</text:p>
          </table:table-cell>
          <table:table-cell table:style-name="ce575" table:formula="of:=IF(([.$A10]+2)/3&gt;=[.Y$3];ROUND([.$T$3]*([.$A10]-[.Y$4])/(20-[.Y$4])*0.85/([.Y$3]+1);0);&quot;-&quot;)" office:value-type="string" office:string-value="-">
            <text:p>-</text:p>
          </table:table-cell>
          <table:table-cell table:style-name="ce575" table:formula="of:=IF(([.$A10]+2)/3&gt;=[.Z$3];ROUND([.$T$3]*([.$A10]-[.Z$4])/(20-[.Z$4])*0.85/([.Z$3]+1);0);&quot;-&quot;)" office:value-type="string" office:string-value="-">
            <text:p>-</text:p>
          </table:table-cell>
          <table:table-cell table:style-name="ce579" table:formula="of:=IF(([.$A10]+2)/3&gt;=[.AA$3];ROUND([.$T$3]*([.$A1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C$3];ROUND([.$B$3]*([.$A11]-[.C$4])/(20-[.C$4])*0.85/([.C$3]+1);0);&quot;-&quot;)" office:value-type="float" office:value="2">
            <text:p>2</text:p>
          </table:table-cell>
          <table:table-cell table:style-name="ce575" table:formula="of:=IF(([.$A11]+2)/3&gt;=[.D$3];ROUND([.$B$3]*([.$A11]-[.D$4])/(20-[.D$4])*0.85/([.D$3]+1);0);&quot;-&quot;)" office:value-type="float" office:value="1">
            <text:p>1</text:p>
          </table:table-cell>
          <table:table-cell table:style-name="ce575" table:formula="of:=IF(([.$A11]+2)/3&gt;=[.E$3];ROUND([.$B$3]*([.$A11]-[.E$4])/(20-[.E$4])*0.85/([.E$3]+1);0);&quot;-&quot;)" office:value-type="float" office:value="0">
            <text:p>0</text:p>
          </table:table-cell>
          <table:table-cell table:style-name="ce575" table:formula="of:=IF(([.$A11]+2)/3&gt;=[.F$3];ROUND([.$B$3]*([.$A11]-[.F$4])/(20-[.F$4])*0.85/([.F$3]+1);0);&quot;-&quot;)" office:value-type="float" office:value="0">
            <text:p>0</text:p>
          </table:table-cell>
          <table:table-cell table:style-name="ce575" table:formula="of:=IF(([.$A11]+2)/3&gt;=[.G$3];ROUND([.$B$3]*([.$A11]-[.G$4])/(20-[.G$4])*0.85/([.G$3]+1);0);&quot;-&quot;)" office:value-type="string" office:string-value="-">
            <text:p>-</text:p>
          </table:table-cell>
          <table:table-cell table:style-name="ce575" table:formula="of:=IF(([.$A11]+2)/3&gt;=[.H$3];ROUND([.$B$3]*([.$A11]-[.H$4])/(20-[.H$4])*0.85/([.H$3]+1);0);&quot;-&quot;)" office:value-type="string" office:string-value="-">
            <text:p>-</text:p>
          </table:table-cell>
          <table:table-cell table:style-name="ce579" table:formula="of:=IF(([.$A11]+2)/3&gt;=[.I$3];ROUND([.$B$3]*([.$A11]-[.I$4])/(20-[.I$4])*0.85/([.I$3]+1);0);&quot;-&quot;)" office:value-type="string" office:string-value="-">
            <text:p>-</text:p>
          </table:table-cell>
          <table:table-cell table:style-name="ce571" table:formula="of:=[.J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L$3];ROUND([.$K$3]*([.$A11]-[.L$4])/(20-[.L$4])*0.85/([.L$3]+1);0);&quot;-&quot;)" office:value-type="float" office:value="3">
            <text:p>3</text:p>
          </table:table-cell>
          <table:table-cell table:style-name="ce575" table:formula="of:=IF(([.$A11]+2)/3&gt;=[.M$3];ROUND([.$K$3]*([.$A11]-[.M$4])/(20-[.M$4])*0.85/([.M$3]+1);0);&quot;-&quot;)" office:value-type="float" office:value="1">
            <text:p>1</text:p>
          </table:table-cell>
          <table:table-cell table:style-name="ce575" table:formula="of:=IF(([.$A11]+2)/3&gt;=[.N$3];ROUND([.$K$3]*([.$A11]-[.N$4])/(20-[.N$4])*0.85/([.N$3]+1);0);&quot;-&quot;)" office:value-type="float" office:value="0">
            <text:p>0</text:p>
          </table:table-cell>
          <table:table-cell table:style-name="ce575" table:formula="of:=IF(([.$A11]+2)/3&gt;=[.O$3];ROUND([.$K$3]*([.$A11]-[.O$4])/(20-[.O$4])*0.85/([.O$3]+1);0);&quot;-&quot;)" office:value-type="float" office:value="0">
            <text:p>0</text:p>
          </table:table-cell>
          <table:table-cell table:style-name="ce575" table:formula="of:=IF(([.$A11]+2)/3&gt;=[.P$3];ROUND([.$K$3]*([.$A11]-[.P$4])/(20-[.P$4])*0.85/([.P$3]+1);0);&quot;-&quot;)" office:value-type="string" office:string-value="-">
            <text:p>-</text:p>
          </table:table-cell>
          <table:table-cell table:style-name="ce575" table:formula="of:=IF(([.$A11]+2)/3&gt;=[.Q$3];ROUND([.$K$3]*([.$A11]-[.Q$4])/(20-[.Q$4])*0.85/([.Q$3]+1);0);&quot;-&quot;)" office:value-type="string" office:string-value="-">
            <text:p>-</text:p>
          </table:table-cell>
          <table:table-cell table:style-name="ce579" table:formula="of:=IF(([.$A11]+2)/3&gt;=[.R$3];ROUND([.$K$3]*([.$A11]-[.R$4])/(20-[.R$4])*0.85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+2)/3&gt;=[.U$3];ROUND([.$T$3]*([.$A11]-[.U$4])/(20-[.U$4])*0.85/([.U$3]+1);0);&quot;-&quot;)" office:value-type="float" office:value="3">
            <text:p>3</text:p>
          </table:table-cell>
          <table:table-cell table:style-name="ce575" table:formula="of:=IF(([.$A11]+2)/3&gt;=[.V$3];ROUND([.$T$3]*([.$A11]-[.V$4])/(20-[.V$4])*0.85/([.V$3]+1);0);&quot;-&quot;)" office:value-type="float" office:value="1">
            <text:p>1</text:p>
          </table:table-cell>
          <table:table-cell table:style-name="ce575" table:formula="of:=IF(([.$A11]+2)/3&gt;=[.W$3];ROUND([.$T$3]*([.$A11]-[.W$4])/(20-[.W$4])*0.85/([.W$3]+1);0);&quot;-&quot;)" office:value-type="float" office:value="0">
            <text:p>0</text:p>
          </table:table-cell>
          <table:table-cell table:style-name="ce575" table:formula="of:=IF(([.$A11]+2)/3&gt;=[.X$3];ROUND([.$T$3]*([.$A11]-[.X$4])/(20-[.X$4])*0.85/([.X$3]+1);0);&quot;-&quot;)" office:value-type="float" office:value="0">
            <text:p>0</text:p>
          </table:table-cell>
          <table:table-cell table:style-name="ce575" table:formula="of:=IF(([.$A11]+2)/3&gt;=[.Y$3];ROUND([.$T$3]*([.$A11]-[.Y$4])/(20-[.Y$4])*0.85/([.Y$3]+1);0);&quot;-&quot;)" office:value-type="string" office:string-value="-">
            <text:p>-</text:p>
          </table:table-cell>
          <table:table-cell table:style-name="ce575" table:formula="of:=IF(([.$A11]+2)/3&gt;=[.Z$3];ROUND([.$T$3]*([.$A11]-[.Z$4])/(20-[.Z$4])*0.85/([.Z$3]+1);0);&quot;-&quot;)" office:value-type="string" office:string-value="-">
            <text:p>-</text:p>
          </table:table-cell>
          <table:table-cell table:style-name="ce579" table:formula="of:=IF(([.$A11]+2)/3&gt;=[.AA$3];ROUND([.$T$3]*([.$A1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C$3];ROUND([.$B$3]*([.$A12]-[.C$4])/(20-[.C$4])*0.85/([.C$3]+1);0);&quot;-&quot;)" office:value-type="float" office:value="3">
            <text:p>3</text:p>
          </table:table-cell>
          <table:table-cell table:style-name="ce575" table:formula="of:=IF(([.$A12]+2)/3&gt;=[.D$3];ROUND([.$B$3]*([.$A12]-[.D$4])/(20-[.D$4])*0.85/([.D$3]+1);0);&quot;-&quot;)" office:value-type="float" office:value="1">
            <text:p>1</text:p>
          </table:table-cell>
          <table:table-cell table:style-name="ce575" table:formula="of:=IF(([.$A12]+2)/3&gt;=[.E$3];ROUND([.$B$3]*([.$A12]-[.E$4])/(20-[.E$4])*0.85/([.E$3]+1);0);&quot;-&quot;)" office:value-type="float" office:value="0">
            <text:p>0</text:p>
          </table:table-cell>
          <table:table-cell table:style-name="ce575" table:formula="of:=IF(([.$A12]+2)/3&gt;=[.F$3];ROUND([.$B$3]*([.$A12]-[.F$4])/(20-[.F$4])*0.85/([.F$3]+1);0);&quot;-&quot;)" office:value-type="float" office:value="0">
            <text:p>0</text:p>
          </table:table-cell>
          <table:table-cell table:style-name="ce575" table:formula="of:=IF(([.$A12]+2)/3&gt;=[.G$3];ROUND([.$B$3]*([.$A12]-[.G$4])/(20-[.G$4])*0.85/([.G$3]+1);0);&quot;-&quot;)" office:value-type="string" office:string-value="-">
            <text:p>-</text:p>
          </table:table-cell>
          <table:table-cell table:style-name="ce575" table:formula="of:=IF(([.$A12]+2)/3&gt;=[.H$3];ROUND([.$B$3]*([.$A12]-[.H$4])/(20-[.H$4])*0.85/([.H$3]+1);0);&quot;-&quot;)" office:value-type="string" office:string-value="-">
            <text:p>-</text:p>
          </table:table-cell>
          <table:table-cell table:style-name="ce579" table:formula="of:=IF(([.$A12]+2)/3&gt;=[.I$3];ROUND([.$B$3]*([.$A12]-[.I$4])/(20-[.I$4])*0.85/([.I$3]+1);0);&quot;-&quot;)" office:value-type="string" office:string-value="-">
            <text:p>-</text:p>
          </table:table-cell>
          <table:table-cell table:style-name="ce571" table:formula="of:=[.J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L$3];ROUND([.$K$3]*([.$A12]-[.L$4])/(20-[.L$4])*0.85/([.L$3]+1);0);&quot;-&quot;)" office:value-type="float" office:value="3">
            <text:p>3</text:p>
          </table:table-cell>
          <table:table-cell table:style-name="ce575" table:formula="of:=IF(([.$A12]+2)/3&gt;=[.M$3];ROUND([.$K$3]*([.$A12]-[.M$4])/(20-[.M$4])*0.85/([.M$3]+1);0);&quot;-&quot;)" office:value-type="float" office:value="1">
            <text:p>1</text:p>
          </table:table-cell>
          <table:table-cell table:style-name="ce575" table:formula="of:=IF(([.$A12]+2)/3&gt;=[.N$3];ROUND([.$K$3]*([.$A12]-[.N$4])/(20-[.N$4])*0.85/([.N$3]+1);0);&quot;-&quot;)" office:value-type="float" office:value="1">
            <text:p>1</text:p>
          </table:table-cell>
          <table:table-cell table:style-name="ce575" table:formula="of:=IF(([.$A12]+2)/3&gt;=[.O$3];ROUND([.$K$3]*([.$A12]-[.O$4])/(20-[.O$4])*0.85/([.O$3]+1);0);&quot;-&quot;)" office:value-type="float" office:value="0">
            <text:p>0</text:p>
          </table:table-cell>
          <table:table-cell table:style-name="ce575" table:formula="of:=IF(([.$A12]+2)/3&gt;=[.P$3];ROUND([.$K$3]*([.$A12]-[.P$4])/(20-[.P$4])*0.85/([.P$3]+1);0);&quot;-&quot;)" office:value-type="string" office:string-value="-">
            <text:p>-</text:p>
          </table:table-cell>
          <table:table-cell table:style-name="ce575" table:formula="of:=IF(([.$A12]+2)/3&gt;=[.Q$3];ROUND([.$K$3]*([.$A12]-[.Q$4])/(20-[.Q$4])*0.85/([.Q$3]+1);0);&quot;-&quot;)" office:value-type="string" office:string-value="-">
            <text:p>-</text:p>
          </table:table-cell>
          <table:table-cell table:style-name="ce579" table:formula="of:=IF(([.$A12]+2)/3&gt;=[.R$3];ROUND([.$K$3]*([.$A12]-[.R$4])/(20-[.R$4])*0.85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+2)/3&gt;=[.U$3];ROUND([.$T$3]*([.$A12]-[.U$4])/(20-[.U$4])*0.85/([.U$3]+1);0);&quot;-&quot;)" office:value-type="float" office:value="3">
            <text:p>3</text:p>
          </table:table-cell>
          <table:table-cell table:style-name="ce575" table:formula="of:=IF(([.$A12]+2)/3&gt;=[.V$3];ROUND([.$T$3]*([.$A12]-[.V$4])/(20-[.V$4])*0.85/([.V$3]+1);0);&quot;-&quot;)" office:value-type="float" office:value="1">
            <text:p>1</text:p>
          </table:table-cell>
          <table:table-cell table:style-name="ce575" table:formula="of:=IF(([.$A12]+2)/3&gt;=[.W$3];ROUND([.$T$3]*([.$A12]-[.W$4])/(20-[.W$4])*0.85/([.W$3]+1);0);&quot;-&quot;)" office:value-type="float" office:value="1">
            <text:p>1</text:p>
          </table:table-cell>
          <table:table-cell table:style-name="ce575" table:formula="of:=IF(([.$A12]+2)/3&gt;=[.X$3];ROUND([.$T$3]*([.$A12]-[.X$4])/(20-[.X$4])*0.85/([.X$3]+1);0);&quot;-&quot;)" office:value-type="float" office:value="0">
            <text:p>0</text:p>
          </table:table-cell>
          <table:table-cell table:style-name="ce575" table:formula="of:=IF(([.$A12]+2)/3&gt;=[.Y$3];ROUND([.$T$3]*([.$A12]-[.Y$4])/(20-[.Y$4])*0.85/([.Y$3]+1);0);&quot;-&quot;)" office:value-type="string" office:string-value="-">
            <text:p>-</text:p>
          </table:table-cell>
          <table:table-cell table:style-name="ce575" table:formula="of:=IF(([.$A12]+2)/3&gt;=[.Z$3];ROUND([.$T$3]*([.$A12]-[.Z$4])/(20-[.Z$4])*0.85/([.Z$3]+1);0);&quot;-&quot;)" office:value-type="string" office:string-value="-">
            <text:p>-</text:p>
          </table:table-cell>
          <table:table-cell table:style-name="ce579" table:formula="of:=IF(([.$A12]+2)/3&gt;=[.AA$3];ROUND([.$T$3]*([.$A1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C$3];ROUND([.$B$3]*([.$A13]-[.C$4])/(20-[.C$4])*0.85/([.C$3]+1);0);&quot;-&quot;)" office:value-type="float" office:value="3">
            <text:p>3</text:p>
          </table:table-cell>
          <table:table-cell table:style-name="ce575" table:formula="of:=IF(([.$A13]+2)/3&gt;=[.D$3];ROUND([.$B$3]*([.$A13]-[.D$4])/(20-[.D$4])*0.85/([.D$3]+1);0);&quot;-&quot;)" office:value-type="float" office:value="1">
            <text:p>1</text:p>
          </table:table-cell>
          <table:table-cell table:style-name="ce575" table:formula="of:=IF(([.$A13]+2)/3&gt;=[.E$3];ROUND([.$B$3]*([.$A13]-[.E$4])/(20-[.E$4])*0.85/([.E$3]+1);0);&quot;-&quot;)" office:value-type="float" office:value="1">
            <text:p>1</text:p>
          </table:table-cell>
          <table:table-cell table:style-name="ce575" table:formula="of:=IF(([.$A13]+2)/3&gt;=[.F$3];ROUND([.$B$3]*([.$A13]-[.F$4])/(20-[.F$4])*0.85/([.F$3]+1);0);&quot;-&quot;)" office:value-type="float" office:value="0">
            <text:p>0</text:p>
          </table:table-cell>
          <table:table-cell table:style-name="ce575" table:formula="of:=IF(([.$A13]+2)/3&gt;=[.G$3];ROUND([.$B$3]*([.$A13]-[.G$4])/(20-[.G$4])*0.85/([.G$3]+1);0);&quot;-&quot;)" office:value-type="string" office:string-value="-">
            <text:p>-</text:p>
          </table:table-cell>
          <table:table-cell table:style-name="ce575" table:formula="of:=IF(([.$A13]+2)/3&gt;=[.H$3];ROUND([.$B$3]*([.$A13]-[.H$4])/(20-[.H$4])*0.85/([.H$3]+1);0);&quot;-&quot;)" office:value-type="string" office:string-value="-">
            <text:p>-</text:p>
          </table:table-cell>
          <table:table-cell table:style-name="ce579" table:formula="of:=IF(([.$A13]+2)/3&gt;=[.I$3];ROUND([.$B$3]*([.$A13]-[.I$4])/(20-[.I$4])*0.85/([.I$3]+1);0);&quot;-&quot;)" office:value-type="string" office:string-value="-">
            <text:p>-</text:p>
          </table:table-cell>
          <table:table-cell table:style-name="ce571" table:formula="of:=[.J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L$3];ROUND([.$K$3]*([.$A13]-[.L$4])/(20-[.L$4])*0.85/([.L$3]+1);0);&quot;-&quot;)" office:value-type="float" office:value="3">
            <text:p>3</text:p>
          </table:table-cell>
          <table:table-cell table:style-name="ce575" table:formula="of:=IF(([.$A13]+2)/3&gt;=[.M$3];ROUND([.$K$3]*([.$A13]-[.M$4])/(20-[.M$4])*0.85/([.M$3]+1);0);&quot;-&quot;)" office:value-type="float" office:value="1">
            <text:p>1</text:p>
          </table:table-cell>
          <table:table-cell table:style-name="ce575" table:formula="of:=IF(([.$A13]+2)/3&gt;=[.N$3];ROUND([.$K$3]*([.$A13]-[.N$4])/(20-[.N$4])*0.85/([.N$3]+1);0);&quot;-&quot;)" office:value-type="float" office:value="1">
            <text:p>1</text:p>
          </table:table-cell>
          <table:table-cell table:style-name="ce575" table:formula="of:=IF(([.$A13]+2)/3&gt;=[.O$3];ROUND([.$K$3]*([.$A13]-[.O$4])/(20-[.O$4])*0.85/([.O$3]+1);0);&quot;-&quot;)" office:value-type="float" office:value="0">
            <text:p>0</text:p>
          </table:table-cell>
          <table:table-cell table:style-name="ce575" table:formula="of:=IF(([.$A13]+2)/3&gt;=[.P$3];ROUND([.$K$3]*([.$A13]-[.P$4])/(20-[.P$4])*0.85/([.P$3]+1);0);&quot;-&quot;)" office:value-type="string" office:string-value="-">
            <text:p>-</text:p>
          </table:table-cell>
          <table:table-cell table:style-name="ce575" table:formula="of:=IF(([.$A13]+2)/3&gt;=[.Q$3];ROUND([.$K$3]*([.$A13]-[.Q$4])/(20-[.Q$4])*0.85/([.Q$3]+1);0);&quot;-&quot;)" office:value-type="string" office:string-value="-">
            <text:p>-</text:p>
          </table:table-cell>
          <table:table-cell table:style-name="ce579" table:formula="of:=IF(([.$A13]+2)/3&gt;=[.R$3];ROUND([.$K$3]*([.$A13]-[.R$4])/(20-[.R$4])*0.85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+2)/3&gt;=[.U$3];ROUND([.$T$3]*([.$A13]-[.U$4])/(20-[.U$4])*0.85/([.U$3]+1);0);&quot;-&quot;)" office:value-type="float" office:value="4">
            <text:p>4</text:p>
          </table:table-cell>
          <table:table-cell table:style-name="ce575" table:formula="of:=IF(([.$A13]+2)/3&gt;=[.V$3];ROUND([.$T$3]*([.$A13]-[.V$4])/(20-[.V$4])*0.85/([.V$3]+1);0);&quot;-&quot;)" office:value-type="float" office:value="2">
            <text:p>2</text:p>
          </table:table-cell>
          <table:table-cell table:style-name="ce575" table:formula="of:=IF(([.$A13]+2)/3&gt;=[.W$3];ROUND([.$T$3]*([.$A13]-[.W$4])/(20-[.W$4])*0.85/([.W$3]+1);0);&quot;-&quot;)" office:value-type="float" office:value="1">
            <text:p>1</text:p>
          </table:table-cell>
          <table:table-cell table:style-name="ce575" table:formula="of:=IF(([.$A13]+2)/3&gt;=[.X$3];ROUND([.$T$3]*([.$A13]-[.X$4])/(20-[.X$4])*0.85/([.X$3]+1);0);&quot;-&quot;)" office:value-type="float" office:value="0">
            <text:p>0</text:p>
          </table:table-cell>
          <table:table-cell table:style-name="ce575" table:formula="of:=IF(([.$A13]+2)/3&gt;=[.Y$3];ROUND([.$T$3]*([.$A13]-[.Y$4])/(20-[.Y$4])*0.85/([.Y$3]+1);0);&quot;-&quot;)" office:value-type="string" office:string-value="-">
            <text:p>-</text:p>
          </table:table-cell>
          <table:table-cell table:style-name="ce575" table:formula="of:=IF(([.$A13]+2)/3&gt;=[.Z$3];ROUND([.$T$3]*([.$A13]-[.Z$4])/(20-[.Z$4])*0.85/([.Z$3]+1);0);&quot;-&quot;)" office:value-type="string" office:string-value="-">
            <text:p>-</text:p>
          </table:table-cell>
          <table:table-cell table:style-name="ce579" table:formula="of:=IF(([.$A13]+2)/3&gt;=[.AA$3];ROUND([.$T$3]*([.$A1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C$3];ROUND([.$B$3]*([.$A14]-[.C$4])/(20-[.C$4])*0.85/([.C$3]+1);0);&quot;-&quot;)" office:value-type="float" office:value="3">
            <text:p>3</text:p>
          </table:table-cell>
          <table:table-cell table:style-name="ce575" table:formula="of:=IF(([.$A14]+2)/3&gt;=[.D$3];ROUND([.$B$3]*([.$A14]-[.D$4])/(20-[.D$4])*0.85/([.D$3]+1);0);&quot;-&quot;)" office:value-type="float" office:value="1">
            <text:p>1</text:p>
          </table:table-cell>
          <table:table-cell table:style-name="ce575" table:formula="of:=IF(([.$A14]+2)/3&gt;=[.E$3];ROUND([.$B$3]*([.$A14]-[.E$4])/(20-[.E$4])*0.85/([.E$3]+1);0);&quot;-&quot;)" office:value-type="float" office:value="1">
            <text:p>1</text:p>
          </table:table-cell>
          <table:table-cell table:style-name="ce575" table:formula="of:=IF(([.$A14]+2)/3&gt;=[.F$3];ROUND([.$B$3]*([.$A14]-[.F$4])/(20-[.F$4])*0.85/([.F$3]+1);0);&quot;-&quot;)" office:value-type="float" office:value="0">
            <text:p>0</text:p>
          </table:table-cell>
          <table:table-cell table:style-name="ce575" table:formula="of:=IF(([.$A14]+2)/3&gt;=[.G$3];ROUND([.$B$3]*([.$A14]-[.G$4])/(20-[.G$4])*0.85/([.G$3]+1);0);&quot;-&quot;)" office:value-type="float" office:value="0">
            <text:p>0</text:p>
          </table:table-cell>
          <table:table-cell table:style-name="ce575" table:formula="of:=IF(([.$A14]+2)/3&gt;=[.H$3];ROUND([.$B$3]*([.$A14]-[.H$4])/(20-[.H$4])*0.85/([.H$3]+1);0);&quot;-&quot;)" office:value-type="string" office:string-value="-">
            <text:p>-</text:p>
          </table:table-cell>
          <table:table-cell table:style-name="ce579" table:formula="of:=IF(([.$A14]+2)/3&gt;=[.I$3];ROUND([.$B$3]*([.$A14]-[.I$4])/(20-[.I$4])*0.85/([.I$3]+1);0);&quot;-&quot;)" office:value-type="string" office:string-value="-">
            <text:p>-</text:p>
          </table:table-cell>
          <table:table-cell table:style-name="ce571" table:formula="of:=[.J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L$3];ROUND([.$K$3]*([.$A14]-[.L$4])/(20-[.L$4])*0.85/([.L$3]+1);0);&quot;-&quot;)" office:value-type="float" office:value="4">
            <text:p>4</text:p>
          </table:table-cell>
          <table:table-cell table:style-name="ce575" table:formula="of:=IF(([.$A14]+2)/3&gt;=[.M$3];ROUND([.$K$3]*([.$A14]-[.M$4])/(20-[.M$4])*0.85/([.M$3]+1);0);&quot;-&quot;)" office:value-type="float" office:value="2">
            <text:p>2</text:p>
          </table:table-cell>
          <table:table-cell table:style-name="ce575" table:formula="of:=IF(([.$A14]+2)/3&gt;=[.N$3];ROUND([.$K$3]*([.$A14]-[.N$4])/(20-[.N$4])*0.85/([.N$3]+1);0);&quot;-&quot;)" office:value-type="float" office:value="1">
            <text:p>1</text:p>
          </table:table-cell>
          <table:table-cell table:style-name="ce575" table:formula="of:=IF(([.$A14]+2)/3&gt;=[.O$3];ROUND([.$K$3]*([.$A14]-[.O$4])/(20-[.O$4])*0.85/([.O$3]+1);0);&quot;-&quot;)" office:value-type="float" office:value="0">
            <text:p>0</text:p>
          </table:table-cell>
          <table:table-cell table:style-name="ce575" table:formula="of:=IF(([.$A14]+2)/3&gt;=[.P$3];ROUND([.$K$3]*([.$A14]-[.P$4])/(20-[.P$4])*0.85/([.P$3]+1);0);&quot;-&quot;)" office:value-type="float" office:value="0">
            <text:p>0</text:p>
          </table:table-cell>
          <table:table-cell table:style-name="ce575" table:formula="of:=IF(([.$A14]+2)/3&gt;=[.Q$3];ROUND([.$K$3]*([.$A14]-[.Q$4])/(20-[.Q$4])*0.85/([.Q$3]+1);0);&quot;-&quot;)" office:value-type="string" office:string-value="-">
            <text:p>-</text:p>
          </table:table-cell>
          <table:table-cell table:style-name="ce579" table:formula="of:=IF(([.$A14]+2)/3&gt;=[.R$3];ROUND([.$K$3]*([.$A14]-[.R$4])/(20-[.R$4])*0.85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+2)/3&gt;=[.U$3];ROUND([.$T$3]*([.$A14]-[.U$4])/(20-[.U$4])*0.85/([.U$3]+1);0);&quot;-&quot;)" office:value-type="float" office:value="4">
            <text:p>4</text:p>
          </table:table-cell>
          <table:table-cell table:style-name="ce575" table:formula="of:=IF(([.$A14]+2)/3&gt;=[.V$3];ROUND([.$T$3]*([.$A14]-[.V$4])/(20-[.V$4])*0.85/([.V$3]+1);0);&quot;-&quot;)" office:value-type="float" office:value="2">
            <text:p>2</text:p>
          </table:table-cell>
          <table:table-cell table:style-name="ce575" table:formula="of:=IF(([.$A14]+2)/3&gt;=[.W$3];ROUND([.$T$3]*([.$A14]-[.W$4])/(20-[.W$4])*0.85/([.W$3]+1);0);&quot;-&quot;)" office:value-type="float" office:value="1">
            <text:p>1</text:p>
          </table:table-cell>
          <table:table-cell table:style-name="ce575" table:formula="of:=IF(([.$A14]+2)/3&gt;=[.X$3];ROUND([.$T$3]*([.$A14]-[.X$4])/(20-[.X$4])*0.85/([.X$3]+1);0);&quot;-&quot;)" office:value-type="float" office:value="0">
            <text:p>0</text:p>
          </table:table-cell>
          <table:table-cell table:style-name="ce575" table:formula="of:=IF(([.$A14]+2)/3&gt;=[.Y$3];ROUND([.$T$3]*([.$A14]-[.Y$4])/(20-[.Y$4])*0.85/([.Y$3]+1);0);&quot;-&quot;)" office:value-type="float" office:value="0">
            <text:p>0</text:p>
          </table:table-cell>
          <table:table-cell table:style-name="ce575" table:formula="of:=IF(([.$A14]+2)/3&gt;=[.Z$3];ROUND([.$T$3]*([.$A14]-[.Z$4])/(20-[.Z$4])*0.85/([.Z$3]+1);0);&quot;-&quot;)" office:value-type="string" office:string-value="-">
            <text:p>-</text:p>
          </table:table-cell>
          <table:table-cell table:style-name="ce579" table:formula="of:=IF(([.$A14]+2)/3&gt;=[.AA$3];ROUND([.$T$3]*([.$A1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C$3];ROUND([.$B$3]*([.$A15]-[.C$4])/(20-[.C$4])*0.85/([.C$3]+1);0);&quot;-&quot;)" office:value-type="float" office:value="4">
            <text:p>4</text:p>
          </table:table-cell>
          <table:table-cell table:style-name="ce575" table:formula="of:=IF(([.$A15]+2)/3&gt;=[.D$3];ROUND([.$B$3]*([.$A15]-[.D$4])/(20-[.D$4])*0.85/([.D$3]+1);0);&quot;-&quot;)" office:value-type="float" office:value="2">
            <text:p>2</text:p>
          </table:table-cell>
          <table:table-cell table:style-name="ce575" table:formula="of:=IF(([.$A15]+2)/3&gt;=[.E$3];ROUND([.$B$3]*([.$A15]-[.E$4])/(20-[.E$4])*0.85/([.E$3]+1);0);&quot;-&quot;)" office:value-type="float" office:value="1">
            <text:p>1</text:p>
          </table:table-cell>
          <table:table-cell table:style-name="ce575" table:formula="of:=IF(([.$A15]+2)/3&gt;=[.F$3];ROUND([.$B$3]*([.$A15]-[.F$4])/(20-[.F$4])*0.85/([.F$3]+1);0);&quot;-&quot;)" office:value-type="float" office:value="0">
            <text:p>0</text:p>
          </table:table-cell>
          <table:table-cell table:style-name="ce575" table:formula="of:=IF(([.$A15]+2)/3&gt;=[.G$3];ROUND([.$B$3]*([.$A15]-[.G$4])/(20-[.G$4])*0.85/([.G$3]+1);0);&quot;-&quot;)" office:value-type="float" office:value="0">
            <text:p>0</text:p>
          </table:table-cell>
          <table:table-cell table:style-name="ce575" table:formula="of:=IF(([.$A15]+2)/3&gt;=[.H$3];ROUND([.$B$3]*([.$A15]-[.H$4])/(20-[.H$4])*0.85/([.H$3]+1);0);&quot;-&quot;)" office:value-type="string" office:string-value="-">
            <text:p>-</text:p>
          </table:table-cell>
          <table:table-cell table:style-name="ce579" table:formula="of:=IF(([.$A15]+2)/3&gt;=[.I$3];ROUND([.$B$3]*([.$A15]-[.I$4])/(20-[.I$4])*0.85/([.I$3]+1);0);&quot;-&quot;)" office:value-type="string" office:string-value="-">
            <text:p>-</text:p>
          </table:table-cell>
          <table:table-cell table:style-name="ce571" table:formula="of:=[.J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L$3];ROUND([.$K$3]*([.$A15]-[.L$4])/(20-[.L$4])*0.85/([.L$3]+1);0);&quot;-&quot;)" office:value-type="float" office:value="4">
            <text:p>4</text:p>
          </table:table-cell>
          <table:table-cell table:style-name="ce575" table:formula="of:=IF(([.$A15]+2)/3&gt;=[.M$3];ROUND([.$K$3]*([.$A15]-[.M$4])/(20-[.M$4])*0.85/([.M$3]+1);0);&quot;-&quot;)" office:value-type="float" office:value="2">
            <text:p>2</text:p>
          </table:table-cell>
          <table:table-cell table:style-name="ce575" table:formula="of:=IF(([.$A15]+2)/3&gt;=[.N$3];ROUND([.$K$3]*([.$A15]-[.N$4])/(20-[.N$4])*0.85/([.N$3]+1);0);&quot;-&quot;)" office:value-type="float" office:value="1">
            <text:p>1</text:p>
          </table:table-cell>
          <table:table-cell table:style-name="ce575" table:formula="of:=IF(([.$A15]+2)/3&gt;=[.O$3];ROUND([.$K$3]*([.$A15]-[.O$4])/(20-[.O$4])*0.85/([.O$3]+1);0);&quot;-&quot;)" office:value-type="float" office:value="1">
            <text:p>1</text:p>
          </table:table-cell>
          <table:table-cell table:style-name="ce575" table:formula="of:=IF(([.$A15]+2)/3&gt;=[.P$3];ROUND([.$K$3]*([.$A15]-[.P$4])/(20-[.P$4])*0.85/([.P$3]+1);0);&quot;-&quot;)" office:value-type="float" office:value="0">
            <text:p>0</text:p>
          </table:table-cell>
          <table:table-cell table:style-name="ce575" table:formula="of:=IF(([.$A15]+2)/3&gt;=[.Q$3];ROUND([.$K$3]*([.$A15]-[.Q$4])/(20-[.Q$4])*0.85/([.Q$3]+1);0);&quot;-&quot;)" office:value-type="string" office:string-value="-">
            <text:p>-</text:p>
          </table:table-cell>
          <table:table-cell table:style-name="ce579" table:formula="of:=IF(([.$A15]+2)/3&gt;=[.R$3];ROUND([.$K$3]*([.$A15]-[.R$4])/(20-[.R$4])*0.85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+2)/3&gt;=[.U$3];ROUND([.$T$3]*([.$A15]-[.U$4])/(20-[.U$4])*0.85/([.U$3]+1);0);&quot;-&quot;)" office:value-type="float" office:value="5">
            <text:p>5</text:p>
          </table:table-cell>
          <table:table-cell table:style-name="ce575" table:formula="of:=IF(([.$A15]+2)/3&gt;=[.V$3];ROUND([.$T$3]*([.$A15]-[.V$4])/(20-[.V$4])*0.85/([.V$3]+1);0);&quot;-&quot;)" office:value-type="float" office:value="2">
            <text:p>2</text:p>
          </table:table-cell>
          <table:table-cell table:style-name="ce575" table:formula="of:=IF(([.$A15]+2)/3&gt;=[.W$3];ROUND([.$T$3]*([.$A15]-[.W$4])/(20-[.W$4])*0.85/([.W$3]+1);0);&quot;-&quot;)" office:value-type="float" office:value="1">
            <text:p>1</text:p>
          </table:table-cell>
          <table:table-cell table:style-name="ce575" table:formula="of:=IF(([.$A15]+2)/3&gt;=[.X$3];ROUND([.$T$3]*([.$A15]-[.X$4])/(20-[.X$4])*0.85/([.X$3]+1);0);&quot;-&quot;)" office:value-type="float" office:value="1">
            <text:p>1</text:p>
          </table:table-cell>
          <table:table-cell table:style-name="ce575" table:formula="of:=IF(([.$A15]+2)/3&gt;=[.Y$3];ROUND([.$T$3]*([.$A15]-[.Y$4])/(20-[.Y$4])*0.85/([.Y$3]+1);0);&quot;-&quot;)" office:value-type="float" office:value="0">
            <text:p>0</text:p>
          </table:table-cell>
          <table:table-cell table:style-name="ce575" table:formula="of:=IF(([.$A15]+2)/3&gt;=[.Z$3];ROUND([.$T$3]*([.$A15]-[.Z$4])/(20-[.Z$4])*0.85/([.Z$3]+1);0);&quot;-&quot;)" office:value-type="string" office:string-value="-">
            <text:p>-</text:p>
          </table:table-cell>
          <table:table-cell table:style-name="ce579" table:formula="of:=IF(([.$A15]+2)/3&gt;=[.AA$3];ROUND([.$T$3]*([.$A1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C$3];ROUND([.$B$3]*([.$A16]-[.C$4])/(20-[.C$4])*0.85/([.C$3]+1);0);&quot;-&quot;)" office:value-type="float" office:value="4">
            <text:p>4</text:p>
          </table:table-cell>
          <table:table-cell table:style-name="ce575" table:formula="of:=IF(([.$A16]+2)/3&gt;=[.D$3];ROUND([.$B$3]*([.$A16]-[.D$4])/(20-[.D$4])*0.85/([.D$3]+1);0);&quot;-&quot;)" office:value-type="float" office:value="2">
            <text:p>2</text:p>
          </table:table-cell>
          <table:table-cell table:style-name="ce575" table:formula="of:=IF(([.$A16]+2)/3&gt;=[.E$3];ROUND([.$B$3]*([.$A16]-[.E$4])/(20-[.E$4])*0.85/([.E$3]+1);0);&quot;-&quot;)" office:value-type="float" office:value="1">
            <text:p>1</text:p>
          </table:table-cell>
          <table:table-cell table:style-name="ce575" table:formula="of:=IF(([.$A16]+2)/3&gt;=[.F$3];ROUND([.$B$3]*([.$A16]-[.F$4])/(20-[.F$4])*0.85/([.F$3]+1);0);&quot;-&quot;)" office:value-type="float" office:value="1">
            <text:p>1</text:p>
          </table:table-cell>
          <table:table-cell table:style-name="ce575" table:formula="of:=IF(([.$A16]+2)/3&gt;=[.G$3];ROUND([.$B$3]*([.$A16]-[.G$4])/(20-[.G$4])*0.85/([.G$3]+1);0);&quot;-&quot;)" office:value-type="float" office:value="0">
            <text:p>0</text:p>
          </table:table-cell>
          <table:table-cell table:style-name="ce575" table:formula="of:=IF(([.$A16]+2)/3&gt;=[.H$3];ROUND([.$B$3]*([.$A16]-[.H$4])/(20-[.H$4])*0.85/([.H$3]+1);0);&quot;-&quot;)" office:value-type="string" office:string-value="-">
            <text:p>-</text:p>
          </table:table-cell>
          <table:table-cell table:style-name="ce579" table:formula="of:=IF(([.$A16]+2)/3&gt;=[.I$3];ROUND([.$B$3]*([.$A16]-[.I$4])/(20-[.I$4])*0.85/([.I$3]+1);0);&quot;-&quot;)" office:value-type="string" office:string-value="-">
            <text:p>-</text:p>
          </table:table-cell>
          <table:table-cell table:style-name="ce571" table:formula="of:=[.J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L$3];ROUND([.$K$3]*([.$A16]-[.L$4])/(20-[.L$4])*0.85/([.L$3]+1);0);&quot;-&quot;)" office:value-type="float" office:value="4">
            <text:p>4</text:p>
          </table:table-cell>
          <table:table-cell table:style-name="ce575" table:formula="of:=IF(([.$A16]+2)/3&gt;=[.M$3];ROUND([.$K$3]*([.$A16]-[.M$4])/(20-[.M$4])*0.85/([.M$3]+1);0);&quot;-&quot;)" office:value-type="float" office:value="2">
            <text:p>2</text:p>
          </table:table-cell>
          <table:table-cell table:style-name="ce575" table:formula="of:=IF(([.$A16]+2)/3&gt;=[.N$3];ROUND([.$K$3]*([.$A16]-[.N$4])/(20-[.N$4])*0.85/([.N$3]+1);0);&quot;-&quot;)" office:value-type="float" office:value="1">
            <text:p>1</text:p>
          </table:table-cell>
          <table:table-cell table:style-name="ce575" table:formula="of:=IF(([.$A16]+2)/3&gt;=[.O$3];ROUND([.$K$3]*([.$A16]-[.O$4])/(20-[.O$4])*0.85/([.O$3]+1);0);&quot;-&quot;)" office:value-type="float" office:value="1">
            <text:p>1</text:p>
          </table:table-cell>
          <table:table-cell table:style-name="ce575" table:formula="of:=IF(([.$A16]+2)/3&gt;=[.P$3];ROUND([.$K$3]*([.$A16]-[.P$4])/(20-[.P$4])*0.85/([.P$3]+1);0);&quot;-&quot;)" office:value-type="float" office:value="0">
            <text:p>0</text:p>
          </table:table-cell>
          <table:table-cell table:style-name="ce575" table:formula="of:=IF(([.$A16]+2)/3&gt;=[.Q$3];ROUND([.$K$3]*([.$A16]-[.Q$4])/(20-[.Q$4])*0.85/([.Q$3]+1);0);&quot;-&quot;)" office:value-type="string" office:string-value="-">
            <text:p>-</text:p>
          </table:table-cell>
          <table:table-cell table:style-name="ce579" table:formula="of:=IF(([.$A16]+2)/3&gt;=[.R$3];ROUND([.$K$3]*([.$A16]-[.R$4])/(20-[.R$4])*0.85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+2)/3&gt;=[.U$3];ROUND([.$T$3]*([.$A16]-[.U$4])/(20-[.U$4])*0.85/([.U$3]+1);0);&quot;-&quot;)" office:value-type="float" office:value="5">
            <text:p>5</text:p>
          </table:table-cell>
          <table:table-cell table:style-name="ce575" table:formula="of:=IF(([.$A16]+2)/3&gt;=[.V$3];ROUND([.$T$3]*([.$A16]-[.V$4])/(20-[.V$4])*0.85/([.V$3]+1);0);&quot;-&quot;)" office:value-type="float" office:value="2">
            <text:p>2</text:p>
          </table:table-cell>
          <table:table-cell table:style-name="ce575" table:formula="of:=IF(([.$A16]+2)/3&gt;=[.W$3];ROUND([.$T$3]*([.$A16]-[.W$4])/(20-[.W$4])*0.85/([.W$3]+1);0);&quot;-&quot;)" office:value-type="float" office:value="1">
            <text:p>1</text:p>
          </table:table-cell>
          <table:table-cell table:style-name="ce575" table:formula="of:=IF(([.$A16]+2)/3&gt;=[.X$3];ROUND([.$T$3]*([.$A16]-[.X$4])/(20-[.X$4])*0.85/([.X$3]+1);0);&quot;-&quot;)" office:value-type="float" office:value="1">
            <text:p>1</text:p>
          </table:table-cell>
          <table:table-cell table:style-name="ce575" table:formula="of:=IF(([.$A16]+2)/3&gt;=[.Y$3];ROUND([.$T$3]*([.$A16]-[.Y$4])/(20-[.Y$4])*0.85/([.Y$3]+1);0);&quot;-&quot;)" office:value-type="float" office:value="0">
            <text:p>0</text:p>
          </table:table-cell>
          <table:table-cell table:style-name="ce575" table:formula="of:=IF(([.$A16]+2)/3&gt;=[.Z$3];ROUND([.$T$3]*([.$A16]-[.Z$4])/(20-[.Z$4])*0.85/([.Z$3]+1);0);&quot;-&quot;)" office:value-type="string" office:string-value="-">
            <text:p>-</text:p>
          </table:table-cell>
          <table:table-cell table:style-name="ce579" table:formula="of:=IF(([.$A16]+2)/3&gt;=[.AA$3];ROUND([.$T$3]*([.$A1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C$3];ROUND([.$B$3]*([.$A17]-[.C$4])/(20-[.C$4])*0.85/([.C$3]+1);0);&quot;-&quot;)" office:value-type="float" office:value="4">
            <text:p>4</text:p>
          </table:table-cell>
          <table:table-cell table:style-name="ce575" table:formula="of:=IF(([.$A17]+2)/3&gt;=[.D$3];ROUND([.$B$3]*([.$A17]-[.D$4])/(20-[.D$4])*0.85/([.D$3]+1);0);&quot;-&quot;)" office:value-type="float" office:value="2">
            <text:p>2</text:p>
          </table:table-cell>
          <table:table-cell table:style-name="ce575" table:formula="of:=IF(([.$A17]+2)/3&gt;=[.E$3];ROUND([.$B$3]*([.$A17]-[.E$4])/(20-[.E$4])*0.85/([.E$3]+1);0);&quot;-&quot;)" office:value-type="float" office:value="1">
            <text:p>1</text:p>
          </table:table-cell>
          <table:table-cell table:style-name="ce575" table:formula="of:=IF(([.$A17]+2)/3&gt;=[.F$3];ROUND([.$B$3]*([.$A17]-[.F$4])/(20-[.F$4])*0.85/([.F$3]+1);0);&quot;-&quot;)" office:value-type="float" office:value="1">
            <text:p>1</text:p>
          </table:table-cell>
          <table:table-cell table:style-name="ce575" table:formula="of:=IF(([.$A17]+2)/3&gt;=[.G$3];ROUND([.$B$3]*([.$A17]-[.G$4])/(20-[.G$4])*0.85/([.G$3]+1);0);&quot;-&quot;)" office:value-type="float" office:value="0">
            <text:p>0</text:p>
          </table:table-cell>
          <table:table-cell table:style-name="ce575" table:formula="of:=IF(([.$A17]+2)/3&gt;=[.H$3];ROUND([.$B$3]*([.$A17]-[.H$4])/(20-[.H$4])*0.85/([.H$3]+1);0);&quot;-&quot;)" office:value-type="float" office:value="0">
            <text:p>0</text:p>
          </table:table-cell>
          <table:table-cell table:style-name="ce579" table:formula="of:=IF(([.$A17]+2)/3&gt;=[.I$3];ROUND([.$B$3]*([.$A17]-[.I$4])/(20-[.I$4])*0.85/([.I$3]+1);0);&quot;-&quot;)" office:value-type="string" office:string-value="-">
            <text:p>-</text:p>
          </table:table-cell>
          <table:table-cell table:style-name="ce571" table:formula="of:=[.J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L$3];ROUND([.$K$3]*([.$A17]-[.L$4])/(20-[.L$4])*0.85/([.L$3]+1);0);&quot;-&quot;)" office:value-type="float" office:value="5">
            <text:p>5</text:p>
          </table:table-cell>
          <table:table-cell table:style-name="ce575" table:formula="of:=IF(([.$A17]+2)/3&gt;=[.M$3];ROUND([.$K$3]*([.$A17]-[.M$4])/(20-[.M$4])*0.85/([.M$3]+1);0);&quot;-&quot;)" office:value-type="float" office:value="2">
            <text:p>2</text:p>
          </table:table-cell>
          <table:table-cell table:style-name="ce575" table:formula="of:=IF(([.$A17]+2)/3&gt;=[.N$3];ROUND([.$K$3]*([.$A17]-[.N$4])/(20-[.N$4])*0.85/([.N$3]+1);0);&quot;-&quot;)" office:value-type="float" office:value="1">
            <text:p>1</text:p>
          </table:table-cell>
          <table:table-cell table:style-name="ce575" table:formula="of:=IF(([.$A17]+2)/3&gt;=[.O$3];ROUND([.$K$3]*([.$A17]-[.O$4])/(20-[.O$4])*0.85/([.O$3]+1);0);&quot;-&quot;)" office:value-type="float" office:value="1">
            <text:p>1</text:p>
          </table:table-cell>
          <table:table-cell table:style-name="ce575" table:formula="of:=IF(([.$A17]+2)/3&gt;=[.P$3];ROUND([.$K$3]*([.$A17]-[.P$4])/(20-[.P$4])*0.85/([.P$3]+1);0);&quot;-&quot;)" office:value-type="float" office:value="0">
            <text:p>0</text:p>
          </table:table-cell>
          <table:table-cell table:style-name="ce575" table:formula="of:=IF(([.$A17]+2)/3&gt;=[.Q$3];ROUND([.$K$3]*([.$A17]-[.Q$4])/(20-[.Q$4])*0.85/([.Q$3]+1);0);&quot;-&quot;)" office:value-type="float" office:value="0">
            <text:p>0</text:p>
          </table:table-cell>
          <table:table-cell table:style-name="ce579" table:formula="of:=IF(([.$A17]+2)/3&gt;=[.R$3];ROUND([.$K$3]*([.$A17]-[.R$4])/(20-[.R$4])*0.85/([.R$3]+1);0);&quot;-&quot;)" office:value-type="string" office:string-value="-">
            <text:p>-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+2)/3&gt;=[.U$3];ROUND([.$T$3]*([.$A17]-[.U$4])/(20-[.U$4])*0.85/([.U$3]+1);0);&quot;-&quot;)" office:value-type="float" office:value="5">
            <text:p>5</text:p>
          </table:table-cell>
          <table:table-cell table:style-name="ce575" table:formula="of:=IF(([.$A17]+2)/3&gt;=[.V$3];ROUND([.$T$3]*([.$A17]-[.V$4])/(20-[.V$4])*0.85/([.V$3]+1);0);&quot;-&quot;)" office:value-type="float" office:value="2">
            <text:p>2</text:p>
          </table:table-cell>
          <table:table-cell table:style-name="ce575" table:formula="of:=IF(([.$A17]+2)/3&gt;=[.W$3];ROUND([.$T$3]*([.$A17]-[.W$4])/(20-[.W$4])*0.85/([.W$3]+1);0);&quot;-&quot;)" office:value-type="float" office:value="1">
            <text:p>1</text:p>
          </table:table-cell>
          <table:table-cell table:style-name="ce575" table:formula="of:=IF(([.$A17]+2)/3&gt;=[.X$3];ROUND([.$T$3]*([.$A17]-[.X$4])/(20-[.X$4])*0.85/([.X$3]+1);0);&quot;-&quot;)" office:value-type="float" office:value="1">
            <text:p>1</text:p>
          </table:table-cell>
          <table:table-cell table:style-name="ce575" table:formula="of:=IF(([.$A17]+2)/3&gt;=[.Y$3];ROUND([.$T$3]*([.$A17]-[.Y$4])/(20-[.Y$4])*0.85/([.Y$3]+1);0);&quot;-&quot;)" office:value-type="float" office:value="0">
            <text:p>0</text:p>
          </table:table-cell>
          <table:table-cell table:style-name="ce575" table:formula="of:=IF(([.$A17]+2)/3&gt;=[.Z$3];ROUND([.$T$3]*([.$A17]-[.Z$4])/(20-[.Z$4])*0.85/([.Z$3]+1);0);&quot;-&quot;)" office:value-type="float" office:value="0">
            <text:p>0</text:p>
          </table:table-cell>
          <table:table-cell table:style-name="ce579" table:formula="of:=IF(([.$A17]+2)/3&gt;=[.AA$3];ROUND([.$T$3]*([.$A1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C$3];ROUND([.$B$3]*([.$A18]-[.C$4])/(20-[.C$4])*0.85/([.C$3]+1);0);&quot;-&quot;)" office:value-type="float" office:value="4">
            <text:p>4</text:p>
          </table:table-cell>
          <table:table-cell table:style-name="ce575" table:formula="of:=IF(([.$A18]+2)/3&gt;=[.D$3];ROUND([.$B$3]*([.$A18]-[.D$4])/(20-[.D$4])*0.85/([.D$3]+1);0);&quot;-&quot;)" office:value-type="float" office:value="2">
            <text:p>2</text:p>
          </table:table-cell>
          <table:table-cell table:style-name="ce575" table:formula="of:=IF(([.$A18]+2)/3&gt;=[.E$3];ROUND([.$B$3]*([.$A18]-[.E$4])/(20-[.E$4])*0.85/([.E$3]+1);0);&quot;-&quot;)" office:value-type="float" office:value="1">
            <text:p>1</text:p>
          </table:table-cell>
          <table:table-cell table:style-name="ce575" table:formula="of:=IF(([.$A18]+2)/3&gt;=[.F$3];ROUND([.$B$3]*([.$A18]-[.F$4])/(20-[.F$4])*0.85/([.F$3]+1);0);&quot;-&quot;)" office:value-type="float" office:value="1">
            <text:p>1</text:p>
          </table:table-cell>
          <table:table-cell table:style-name="ce575" table:formula="of:=IF(([.$A18]+2)/3&gt;=[.G$3];ROUND([.$B$3]*([.$A18]-[.G$4])/(20-[.G$4])*0.85/([.G$3]+1);0);&quot;-&quot;)" office:value-type="float" office:value="0">
            <text:p>0</text:p>
          </table:table-cell>
          <table:table-cell table:style-name="ce575" table:formula="of:=IF(([.$A18]+2)/3&gt;=[.H$3];ROUND([.$B$3]*([.$A18]-[.H$4])/(20-[.H$4])*0.85/([.H$3]+1);0);&quot;-&quot;)" office:value-type="float" office:value="0">
            <text:p>0</text:p>
          </table:table-cell>
          <table:table-cell table:style-name="ce579" table:formula="of:=IF(([.$A18]+2)/3&gt;=[.I$3];ROUND([.$B$3]*([.$A18]-[.I$4])/(20-[.I$4])*0.85/([.I$3]+1);0);&quot;-&quot;)" office:value-type="string" office:string-value="-">
            <text:p>-</text:p>
          </table:table-cell>
          <table:table-cell table:style-name="ce571" table:formula="of:=[.J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L$3];ROUND([.$K$3]*([.$A18]-[.L$4])/(20-[.L$4])*0.85/([.L$3]+1);0);&quot;-&quot;)" office:value-type="float" office:value="5">
            <text:p>5</text:p>
          </table:table-cell>
          <table:table-cell table:style-name="ce575" table:formula="of:=IF(([.$A18]+2)/3&gt;=[.M$3];ROUND([.$K$3]*([.$A18]-[.M$4])/(20-[.M$4])*0.85/([.M$3]+1);0);&quot;-&quot;)" office:value-type="float" office:value="2">
            <text:p>2</text:p>
          </table:table-cell>
          <table:table-cell table:style-name="ce575" table:formula="of:=IF(([.$A18]+2)/3&gt;=[.N$3];ROUND([.$K$3]*([.$A18]-[.N$4])/(20-[.N$4])*0.85/([.N$3]+1);0);&quot;-&quot;)" office:value-type="float" office:value="1">
            <text:p>1</text:p>
          </table:table-cell>
          <table:table-cell table:style-name="ce575" table:formula="of:=IF(([.$A18]+2)/3&gt;=[.O$3];ROUND([.$K$3]*([.$A18]-[.O$4])/(20-[.O$4])*0.85/([.O$3]+1);0);&quot;-&quot;)" office:value-type="float" office:value="1">
            <text:p>1</text:p>
          </table:table-cell>
          <table:table-cell table:style-name="ce575" table:formula="of:=IF(([.$A18]+2)/3&gt;=[.P$3];ROUND([.$K$3]*([.$A18]-[.P$4])/(20-[.P$4])*0.85/([.P$3]+1);0);&quot;-&quot;)" office:value-type="float" office:value="1">
            <text:p>1</text:p>
          </table:table-cell>
          <table:table-cell table:style-name="ce575" table:formula="of:=IF(([.$A18]+2)/3&gt;=[.Q$3];ROUND([.$K$3]*([.$A18]-[.Q$4])/(20-[.Q$4])*0.85/([.Q$3]+1);0);&quot;-&quot;)" office:value-type="float" office:value="0">
            <text:p>0</text:p>
          </table:table-cell>
          <table:table-cell table:style-name="ce579" table:formula="of:=IF(([.$A18]+2)/3&gt;=[.R$3];ROUND([.$K$3]*([.$A18]-[.R$4])/(20-[.R$4])*0.85/([.R$3]+1);0);&quot;-&quot;)" office:value-type="string" office:string-value="-">
            <text:p>-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+2)/3&gt;=[.U$3];ROUND([.$T$3]*([.$A18]-[.U$4])/(20-[.U$4])*0.85/([.U$3]+1);0);&quot;-&quot;)" office:value-type="float" office:value="6">
            <text:p>6</text:p>
          </table:table-cell>
          <table:table-cell table:style-name="ce575" table:formula="of:=IF(([.$A18]+2)/3&gt;=[.V$3];ROUND([.$T$3]*([.$A18]-[.V$4])/(20-[.V$4])*0.85/([.V$3]+1);0);&quot;-&quot;)" office:value-type="float" office:value="3">
            <text:p>3</text:p>
          </table:table-cell>
          <table:table-cell table:style-name="ce575" table:formula="of:=IF(([.$A18]+2)/3&gt;=[.W$3];ROUND([.$T$3]*([.$A18]-[.W$4])/(20-[.W$4])*0.85/([.W$3]+1);0);&quot;-&quot;)" office:value-type="float" office:value="2">
            <text:p>2</text:p>
          </table:table-cell>
          <table:table-cell table:style-name="ce575" table:formula="of:=IF(([.$A18]+2)/3&gt;=[.X$3];ROUND([.$T$3]*([.$A18]-[.X$4])/(20-[.X$4])*0.85/([.X$3]+1);0);&quot;-&quot;)" office:value-type="float" office:value="1">
            <text:p>1</text:p>
          </table:table-cell>
          <table:table-cell table:style-name="ce575" table:formula="of:=IF(([.$A18]+2)/3&gt;=[.Y$3];ROUND([.$T$3]*([.$A18]-[.Y$4])/(20-[.Y$4])*0.85/([.Y$3]+1);0);&quot;-&quot;)" office:value-type="float" office:value="1">
            <text:p>1</text:p>
          </table:table-cell>
          <table:table-cell table:style-name="ce575" table:formula="of:=IF(([.$A18]+2)/3&gt;=[.Z$3];ROUND([.$T$3]*([.$A18]-[.Z$4])/(20-[.Z$4])*0.85/([.Z$3]+1);0);&quot;-&quot;)" office:value-type="float" office:value="0">
            <text:p>0</text:p>
          </table:table-cell>
          <table:table-cell table:style-name="ce579" table:formula="of:=IF(([.$A18]+2)/3&gt;=[.AA$3];ROUND([.$T$3]*([.$A1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C$3];ROUND([.$B$3]*([.$A19]-[.C$4])/(20-[.C$4])*0.85/([.C$3]+1);0);&quot;-&quot;)" office:value-type="float" office:value="5">
            <text:p>5</text:p>
          </table:table-cell>
          <table:table-cell table:style-name="ce575" table:formula="of:=IF(([.$A19]+2)/3&gt;=[.D$3];ROUND([.$B$3]*([.$A19]-[.D$4])/(20-[.D$4])*0.85/([.D$3]+1);0);&quot;-&quot;)" office:value-type="float" office:value="2">
            <text:p>2</text:p>
          </table:table-cell>
          <table:table-cell table:style-name="ce575" table:formula="of:=IF(([.$A19]+2)/3&gt;=[.E$3];ROUND([.$B$3]*([.$A19]-[.E$4])/(20-[.E$4])*0.85/([.E$3]+1);0);&quot;-&quot;)" office:value-type="float" office:value="1">
            <text:p>1</text:p>
          </table:table-cell>
          <table:table-cell table:style-name="ce575" table:formula="of:=IF(([.$A19]+2)/3&gt;=[.F$3];ROUND([.$B$3]*([.$A19]-[.F$4])/(20-[.F$4])*0.85/([.F$3]+1);0);&quot;-&quot;)" office:value-type="float" office:value="1">
            <text:p>1</text:p>
          </table:table-cell>
          <table:table-cell table:style-name="ce575" table:formula="of:=IF(([.$A19]+2)/3&gt;=[.G$3];ROUND([.$B$3]*([.$A19]-[.G$4])/(20-[.G$4])*0.85/([.G$3]+1);0);&quot;-&quot;)" office:value-type="float" office:value="1">
            <text:p>1</text:p>
          </table:table-cell>
          <table:table-cell table:style-name="ce575" table:formula="of:=IF(([.$A19]+2)/3&gt;=[.H$3];ROUND([.$B$3]*([.$A19]-[.H$4])/(20-[.H$4])*0.85/([.H$3]+1);0);&quot;-&quot;)" office:value-type="float" office:value="0">
            <text:p>0</text:p>
          </table:table-cell>
          <table:table-cell table:style-name="ce579" table:formula="of:=IF(([.$A19]+2)/3&gt;=[.I$3];ROUND([.$B$3]*([.$A19]-[.I$4])/(20-[.I$4])*0.85/([.I$3]+1);0);&quot;-&quot;)" office:value-type="string" office:string-value="-">
            <text:p>-</text:p>
          </table:table-cell>
          <table:table-cell table:style-name="ce571" table:formula="of:=[.J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L$3];ROUND([.$K$3]*([.$A19]-[.L$4])/(20-[.L$4])*0.85/([.L$3]+1);0);&quot;-&quot;)" office:value-type="float" office:value="5">
            <text:p>5</text:p>
          </table:table-cell>
          <table:table-cell table:style-name="ce575" table:formula="of:=IF(([.$A19]+2)/3&gt;=[.M$3];ROUND([.$K$3]*([.$A19]-[.M$4])/(20-[.M$4])*0.85/([.M$3]+1);0);&quot;-&quot;)" office:value-type="float" office:value="3">
            <text:p>3</text:p>
          </table:table-cell>
          <table:table-cell table:style-name="ce575" table:formula="of:=IF(([.$A19]+2)/3&gt;=[.N$3];ROUND([.$K$3]*([.$A19]-[.N$4])/(20-[.N$4])*0.85/([.N$3]+1);0);&quot;-&quot;)" office:value-type="float" office:value="2">
            <text:p>2</text:p>
          </table:table-cell>
          <table:table-cell table:style-name="ce575" table:formula="of:=IF(([.$A19]+2)/3&gt;=[.O$3];ROUND([.$K$3]*([.$A19]-[.O$4])/(20-[.O$4])*0.85/([.O$3]+1);0);&quot;-&quot;)" office:value-type="float" office:value="1">
            <text:p>1</text:p>
          </table:table-cell>
          <table:table-cell table:style-name="ce575" table:formula="of:=IF(([.$A19]+2)/3&gt;=[.P$3];ROUND([.$K$3]*([.$A19]-[.P$4])/(20-[.P$4])*0.85/([.P$3]+1);0);&quot;-&quot;)" office:value-type="float" office:value="1">
            <text:p>1</text:p>
          </table:table-cell>
          <table:table-cell table:style-name="ce575" table:formula="of:=IF(([.$A19]+2)/3&gt;=[.Q$3];ROUND([.$K$3]*([.$A19]-[.Q$4])/(20-[.Q$4])*0.85/([.Q$3]+1);0);&quot;-&quot;)" office:value-type="float" office:value="0">
            <text:p>0</text:p>
          </table:table-cell>
          <table:table-cell table:style-name="ce579" table:formula="of:=IF(([.$A19]+2)/3&gt;=[.R$3];ROUND([.$K$3]*([.$A19]-[.R$4])/(20-[.R$4])*0.85/([.R$3]+1);0);&quot;-&quot;)" office:value-type="string" office:string-value="-">
            <text:p>-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+2)/3&gt;=[.U$3];ROUND([.$T$3]*([.$A19]-[.U$4])/(20-[.U$4])*0.85/([.U$3]+1);0);&quot;-&quot;)" office:value-type="float" office:value="6">
            <text:p>6</text:p>
          </table:table-cell>
          <table:table-cell table:style-name="ce575" table:formula="of:=IF(([.$A19]+2)/3&gt;=[.V$3];ROUND([.$T$3]*([.$A19]-[.V$4])/(20-[.V$4])*0.85/([.V$3]+1);0);&quot;-&quot;)" office:value-type="float" office:value="3">
            <text:p>3</text:p>
          </table:table-cell>
          <table:table-cell table:style-name="ce575" table:formula="of:=IF(([.$A19]+2)/3&gt;=[.W$3];ROUND([.$T$3]*([.$A19]-[.W$4])/(20-[.W$4])*0.85/([.W$3]+1);0);&quot;-&quot;)" office:value-type="float" office:value="2">
            <text:p>2</text:p>
          </table:table-cell>
          <table:table-cell table:style-name="ce575" table:formula="of:=IF(([.$A19]+2)/3&gt;=[.X$3];ROUND([.$T$3]*([.$A19]-[.X$4])/(20-[.X$4])*0.85/([.X$3]+1);0);&quot;-&quot;)" office:value-type="float" office:value="1">
            <text:p>1</text:p>
          </table:table-cell>
          <table:table-cell table:style-name="ce575" table:formula="of:=IF(([.$A19]+2)/3&gt;=[.Y$3];ROUND([.$T$3]*([.$A19]-[.Y$4])/(20-[.Y$4])*0.85/([.Y$3]+1);0);&quot;-&quot;)" office:value-type="float" office:value="1">
            <text:p>1</text:p>
          </table:table-cell>
          <table:table-cell table:style-name="ce575" table:formula="of:=IF(([.$A19]+2)/3&gt;=[.Z$3];ROUND([.$T$3]*([.$A19]-[.Z$4])/(20-[.Z$4])*0.85/([.Z$3]+1);0);&quot;-&quot;)" office:value-type="float" office:value="0">
            <text:p>0</text:p>
          </table:table-cell>
          <table:table-cell table:style-name="ce579" table:formula="of:=IF(([.$A19]+2)/3&gt;=[.AA$3];ROUND([.$T$3]*([.$A1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C$3];ROUND([.$B$3]*([.$A20]-[.C$4])/(20-[.C$4])*0.85/([.C$3]+1);0);&quot;-&quot;)" office:value-type="float" office:value="5">
            <text:p>5</text:p>
          </table:table-cell>
          <table:table-cell table:style-name="ce575" table:formula="of:=IF(([.$A20]+2)/3&gt;=[.D$3];ROUND([.$B$3]*([.$A20]-[.D$4])/(20-[.D$4])*0.85/([.D$3]+1);0);&quot;-&quot;)" office:value-type="float" office:value="2">
            <text:p>2</text:p>
          </table:table-cell>
          <table:table-cell table:style-name="ce575" table:formula="of:=IF(([.$A20]+2)/3&gt;=[.E$3];ROUND([.$B$3]*([.$A20]-[.E$4])/(20-[.E$4])*0.85/([.E$3]+1);0);&quot;-&quot;)" office:value-type="float" office:value="1">
            <text:p>1</text:p>
          </table:table-cell>
          <table:table-cell table:style-name="ce575" table:formula="of:=IF(([.$A20]+2)/3&gt;=[.F$3];ROUND([.$B$3]*([.$A20]-[.F$4])/(20-[.F$4])*0.85/([.F$3]+1);0);&quot;-&quot;)" office:value-type="float" office:value="1">
            <text:p>1</text:p>
          </table:table-cell>
          <table:table-cell table:style-name="ce575" table:formula="of:=IF(([.$A20]+2)/3&gt;=[.G$3];ROUND([.$B$3]*([.$A20]-[.G$4])/(20-[.G$4])*0.85/([.G$3]+1);0);&quot;-&quot;)" office:value-type="float" office:value="1">
            <text:p>1</text:p>
          </table:table-cell>
          <table:table-cell table:style-name="ce575" table:formula="of:=IF(([.$A20]+2)/3&gt;=[.H$3];ROUND([.$B$3]*([.$A20]-[.H$4])/(20-[.H$4])*0.85/([.H$3]+1);0);&quot;-&quot;)" office:value-type="float" office:value="0">
            <text:p>0</text:p>
          </table:table-cell>
          <table:table-cell table:style-name="ce579" table:formula="of:=IF(([.$A20]+2)/3&gt;=[.I$3];ROUND([.$B$3]*([.$A20]-[.I$4])/(20-[.I$4])*0.85/([.I$3]+1);0);&quot;-&quot;)" office:value-type="float" office:value="0">
            <text:p>0</text:p>
          </table:table-cell>
          <table:table-cell table:style-name="ce571" table:formula="of:=[.J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L$3];ROUND([.$K$3]*([.$A20]-[.L$4])/(20-[.L$4])*0.85/([.L$3]+1);0);&quot;-&quot;)" office:value-type="float" office:value="6">
            <text:p>6</text:p>
          </table:table-cell>
          <table:table-cell table:style-name="ce575" table:formula="of:=IF(([.$A20]+2)/3&gt;=[.M$3];ROUND([.$K$3]*([.$A20]-[.M$4])/(20-[.M$4])*0.85/([.M$3]+1);0);&quot;-&quot;)" office:value-type="float" office:value="3">
            <text:p>3</text:p>
          </table:table-cell>
          <table:table-cell table:style-name="ce575" table:formula="of:=IF(([.$A20]+2)/3&gt;=[.N$3];ROUND([.$K$3]*([.$A20]-[.N$4])/(20-[.N$4])*0.85/([.N$3]+1);0);&quot;-&quot;)" office:value-type="float" office:value="2">
            <text:p>2</text:p>
          </table:table-cell>
          <table:table-cell table:style-name="ce575" table:formula="of:=IF(([.$A20]+2)/3&gt;=[.O$3];ROUND([.$K$3]*([.$A20]-[.O$4])/(20-[.O$4])*0.85/([.O$3]+1);0);&quot;-&quot;)" office:value-type="float" office:value="1">
            <text:p>1</text:p>
          </table:table-cell>
          <table:table-cell table:style-name="ce575" table:formula="of:=IF(([.$A20]+2)/3&gt;=[.P$3];ROUND([.$K$3]*([.$A20]-[.P$4])/(20-[.P$4])*0.85/([.P$3]+1);0);&quot;-&quot;)" office:value-type="float" office:value="1">
            <text:p>1</text:p>
          </table:table-cell>
          <table:table-cell table:style-name="ce575" table:formula="of:=IF(([.$A20]+2)/3&gt;=[.Q$3];ROUND([.$K$3]*([.$A20]-[.Q$4])/(20-[.Q$4])*0.85/([.Q$3]+1);0);&quot;-&quot;)" office:value-type="float" office:value="0">
            <text:p>0</text:p>
          </table:table-cell>
          <table:table-cell table:style-name="ce579" table:formula="of:=IF(([.$A20]+2)/3&gt;=[.R$3];ROUND([.$K$3]*([.$A20]-[.R$4])/(20-[.R$4])*0.85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+2)/3&gt;=[.U$3];ROUND([.$T$3]*([.$A20]-[.U$4])/(20-[.U$4])*0.85/([.U$3]+1);0);&quot;-&quot;)" office:value-type="float" office:value="6">
            <text:p>6</text:p>
          </table:table-cell>
          <table:table-cell table:style-name="ce575" table:formula="of:=IF(([.$A20]+2)/3&gt;=[.V$3];ROUND([.$T$3]*([.$A20]-[.V$4])/(20-[.V$4])*0.85/([.V$3]+1);0);&quot;-&quot;)" office:value-type="float" office:value="3">
            <text:p>3</text:p>
          </table:table-cell>
          <table:table-cell table:style-name="ce575" table:formula="of:=IF(([.$A20]+2)/3&gt;=[.W$3];ROUND([.$T$3]*([.$A20]-[.W$4])/(20-[.W$4])*0.85/([.W$3]+1);0);&quot;-&quot;)" office:value-type="float" office:value="2">
            <text:p>2</text:p>
          </table:table-cell>
          <table:table-cell table:style-name="ce575" table:formula="of:=IF(([.$A20]+2)/3&gt;=[.X$3];ROUND([.$T$3]*([.$A20]-[.X$4])/(20-[.X$4])*0.85/([.X$3]+1);0);&quot;-&quot;)" office:value-type="float" office:value="1">
            <text:p>1</text:p>
          </table:table-cell>
          <table:table-cell table:style-name="ce575" table:formula="of:=IF(([.$A20]+2)/3&gt;=[.Y$3];ROUND([.$T$3]*([.$A20]-[.Y$4])/(20-[.Y$4])*0.85/([.Y$3]+1);0);&quot;-&quot;)" office:value-type="float" office:value="1">
            <text:p>1</text:p>
          </table:table-cell>
          <table:table-cell table:style-name="ce575" table:formula="of:=IF(([.$A20]+2)/3&gt;=[.Z$3];ROUND([.$T$3]*([.$A20]-[.Z$4])/(20-[.Z$4])*0.85/([.Z$3]+1);0);&quot;-&quot;)" office:value-type="float" office:value="1">
            <text:p>1</text:p>
          </table:table-cell>
          <table:table-cell table:style-name="ce579" table:formula="of:=IF(([.$A20]+2)/3&gt;=[.AA$3];ROUND([.$T$3]*([.$A20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C$3];ROUND([.$B$3]*([.$A21]-[.C$4])/(20-[.C$4])*0.85/([.C$3]+1);0);&quot;-&quot;)" office:value-type="float" office:value="5">
            <text:p>5</text:p>
          </table:table-cell>
          <table:table-cell table:style-name="ce575" table:formula="of:=IF(([.$A21]+2)/3&gt;=[.D$3];ROUND([.$B$3]*([.$A21]-[.D$4])/(20-[.D$4])*0.85/([.D$3]+1);0);&quot;-&quot;)" office:value-type="float" office:value="3">
            <text:p>3</text:p>
          </table:table-cell>
          <table:table-cell table:style-name="ce575" table:formula="of:=IF(([.$A21]+2)/3&gt;=[.E$3];ROUND([.$B$3]*([.$A21]-[.E$4])/(20-[.E$4])*0.85/([.E$3]+1);0);&quot;-&quot;)" office:value-type="float" office:value="2">
            <text:p>2</text:p>
          </table:table-cell>
          <table:table-cell table:style-name="ce575" table:formula="of:=IF(([.$A21]+2)/3&gt;=[.F$3];ROUND([.$B$3]*([.$A21]-[.F$4])/(20-[.F$4])*0.85/([.F$3]+1);0);&quot;-&quot;)" office:value-type="float" office:value="1">
            <text:p>1</text:p>
          </table:table-cell>
          <table:table-cell table:style-name="ce575" table:formula="of:=IF(([.$A21]+2)/3&gt;=[.G$3];ROUND([.$B$3]*([.$A21]-[.G$4])/(20-[.G$4])*0.85/([.G$3]+1);0);&quot;-&quot;)" office:value-type="float" office:value="1">
            <text:p>1</text:p>
          </table:table-cell>
          <table:table-cell table:style-name="ce575" table:formula="of:=IF(([.$A21]+2)/3&gt;=[.H$3];ROUND([.$B$3]*([.$A21]-[.H$4])/(20-[.H$4])*0.85/([.H$3]+1);0);&quot;-&quot;)" office:value-type="float" office:value="1">
            <text:p>1</text:p>
          </table:table-cell>
          <table:table-cell table:style-name="ce579" table:formula="of:=IF(([.$A21]+2)/3&gt;=[.I$3];ROUND([.$B$3]*([.$A21]-[.I$4])/(20-[.I$4])*0.85/([.I$3]+1);0);&quot;-&quot;)" office:value-type="float" office:value="0">
            <text:p>0</text:p>
          </table:table-cell>
          <table:table-cell table:style-name="ce571" table:formula="of:=[.J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L$3];ROUND([.$K$3]*([.$A21]-[.L$4])/(20-[.L$4])*0.85/([.L$3]+1);0);&quot;-&quot;)" office:value-type="float" office:value="6">
            <text:p>6</text:p>
          </table:table-cell>
          <table:table-cell table:style-name="ce575" table:formula="of:=IF(([.$A21]+2)/3&gt;=[.M$3];ROUND([.$K$3]*([.$A21]-[.M$4])/(20-[.M$4])*0.85/([.M$3]+1);0);&quot;-&quot;)" office:value-type="float" office:value="3">
            <text:p>3</text:p>
          </table:table-cell>
          <table:table-cell table:style-name="ce575" table:formula="of:=IF(([.$A21]+2)/3&gt;=[.N$3];ROUND([.$K$3]*([.$A21]-[.N$4])/(20-[.N$4])*0.85/([.N$3]+1);0);&quot;-&quot;)" office:value-type="float" office:value="2">
            <text:p>2</text:p>
          </table:table-cell>
          <table:table-cell table:style-name="ce575" table:formula="of:=IF(([.$A21]+2)/3&gt;=[.O$3];ROUND([.$K$3]*([.$A21]-[.O$4])/(20-[.O$4])*0.85/([.O$3]+1);0);&quot;-&quot;)" office:value-type="float" office:value="1">
            <text:p>1</text:p>
          </table:table-cell>
          <table:table-cell table:style-name="ce575" table:formula="of:=IF(([.$A21]+2)/3&gt;=[.P$3];ROUND([.$K$3]*([.$A21]-[.P$4])/(20-[.P$4])*0.85/([.P$3]+1);0);&quot;-&quot;)" office:value-type="float" office:value="1">
            <text:p>1</text:p>
          </table:table-cell>
          <table:table-cell table:style-name="ce575" table:formula="of:=IF(([.$A21]+2)/3&gt;=[.Q$3];ROUND([.$K$3]*([.$A21]-[.Q$4])/(20-[.Q$4])*0.85/([.Q$3]+1);0);&quot;-&quot;)" office:value-type="float" office:value="1">
            <text:p>1</text:p>
          </table:table-cell>
          <table:table-cell table:style-name="ce579" table:formula="of:=IF(([.$A21]+2)/3&gt;=[.R$3];ROUND([.$K$3]*([.$A21]-[.R$4])/(20-[.R$4])*0.85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+2)/3&gt;=[.U$3];ROUND([.$T$3]*([.$A21]-[.U$4])/(20-[.U$4])*0.85/([.U$3]+1);0);&quot;-&quot;)" office:value-type="float" office:value="7">
            <text:p>7</text:p>
          </table:table-cell>
          <table:table-cell table:style-name="ce575" table:formula="of:=IF(([.$A21]+2)/3&gt;=[.V$3];ROUND([.$T$3]*([.$A21]-[.V$4])/(20-[.V$4])*0.85/([.V$3]+1);0);&quot;-&quot;)" office:value-type="float" office:value="3">
            <text:p>3</text:p>
          </table:table-cell>
          <table:table-cell table:style-name="ce575" table:formula="of:=IF(([.$A21]+2)/3&gt;=[.W$3];ROUND([.$T$3]*([.$A21]-[.W$4])/(20-[.W$4])*0.85/([.W$3]+1);0);&quot;-&quot;)" office:value-type="float" office:value="2">
            <text:p>2</text:p>
          </table:table-cell>
          <table:table-cell table:style-name="ce575" table:formula="of:=IF(([.$A21]+2)/3&gt;=[.X$3];ROUND([.$T$3]*([.$A21]-[.X$4])/(20-[.X$4])*0.85/([.X$3]+1);0);&quot;-&quot;)" office:value-type="float" office:value="1">
            <text:p>1</text:p>
          </table:table-cell>
          <table:table-cell table:style-name="ce575" table:formula="of:=IF(([.$A21]+2)/3&gt;=[.Y$3];ROUND([.$T$3]*([.$A21]-[.Y$4])/(20-[.Y$4])*0.85/([.Y$3]+1);0);&quot;-&quot;)" office:value-type="float" office:value="1">
            <text:p>1</text:p>
          </table:table-cell>
          <table:table-cell table:style-name="ce575" table:formula="of:=IF(([.$A21]+2)/3&gt;=[.Z$3];ROUND([.$T$3]*([.$A21]-[.Z$4])/(20-[.Z$4])*0.85/([.Z$3]+1);0);&quot;-&quot;)" office:value-type="float" office:value="1">
            <text:p>1</text:p>
          </table:table-cell>
          <table:table-cell table:style-name="ce579" table:formula="of:=IF(([.$A21]+2)/3&gt;=[.AA$3];ROUND([.$T$3]*([.$A21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C$3];ROUND([.$B$3]*([.$A22]-[.C$4])/(20-[.C$4])*0.85/([.C$3]+1);0);&quot;-&quot;)" office:value-type="float" office:value="5">
            <text:p>5</text:p>
          </table:table-cell>
          <table:table-cell table:style-name="ce575" table:formula="of:=IF(([.$A22]+2)/3&gt;=[.D$3];ROUND([.$B$3]*([.$A22]-[.D$4])/(20-[.D$4])*0.85/([.D$3]+1);0);&quot;-&quot;)" office:value-type="float" office:value="3">
            <text:p>3</text:p>
          </table:table-cell>
          <table:table-cell table:style-name="ce575" table:formula="of:=IF(([.$A22]+2)/3&gt;=[.E$3];ROUND([.$B$3]*([.$A22]-[.E$4])/(20-[.E$4])*0.85/([.E$3]+1);0);&quot;-&quot;)" office:value-type="float" office:value="2">
            <text:p>2</text:p>
          </table:table-cell>
          <table:table-cell table:style-name="ce575" table:formula="of:=IF(([.$A22]+2)/3&gt;=[.F$3];ROUND([.$B$3]*([.$A22]-[.F$4])/(20-[.F$4])*0.85/([.F$3]+1);0);&quot;-&quot;)" office:value-type="float" office:value="1">
            <text:p>1</text:p>
          </table:table-cell>
          <table:table-cell table:style-name="ce575" table:formula="of:=IF(([.$A22]+2)/3&gt;=[.G$3];ROUND([.$B$3]*([.$A22]-[.G$4])/(20-[.G$4])*0.85/([.G$3]+1);0);&quot;-&quot;)" office:value-type="float" office:value="1">
            <text:p>1</text:p>
          </table:table-cell>
          <table:table-cell table:style-name="ce575" table:formula="of:=IF(([.$A22]+2)/3&gt;=[.H$3];ROUND([.$B$3]*([.$A22]-[.H$4])/(20-[.H$4])*0.85/([.H$3]+1);0);&quot;-&quot;)" office:value-type="float" office:value="1">
            <text:p>1</text:p>
          </table:table-cell>
          <table:table-cell table:style-name="ce579" table:formula="of:=IF(([.$A22]+2)/3&gt;=[.I$3];ROUND([.$B$3]*([.$A22]-[.I$4])/(20-[.I$4])*0.85/([.I$3]+1);0);&quot;-&quot;)" office:value-type="float" office:value="0">
            <text:p>0</text:p>
          </table:table-cell>
          <table:table-cell table:style-name="ce571" table:formula="of:=[.J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L$3];ROUND([.$K$3]*([.$A22]-[.L$4])/(20-[.L$4])*0.85/([.L$3]+1);0);&quot;-&quot;)" office:value-type="float" office:value="6">
            <text:p>6</text:p>
          </table:table-cell>
          <table:table-cell table:style-name="ce575" table:formula="of:=IF(([.$A22]+2)/3&gt;=[.M$3];ROUND([.$K$3]*([.$A22]-[.M$4])/(20-[.M$4])*0.85/([.M$3]+1);0);&quot;-&quot;)" office:value-type="float" office:value="3">
            <text:p>3</text:p>
          </table:table-cell>
          <table:table-cell table:style-name="ce575" table:formula="of:=IF(([.$A22]+2)/3&gt;=[.N$3];ROUND([.$K$3]*([.$A22]-[.N$4])/(20-[.N$4])*0.85/([.N$3]+1);0);&quot;-&quot;)" office:value-type="float" office:value="2">
            <text:p>2</text:p>
          </table:table-cell>
          <table:table-cell table:style-name="ce575" table:formula="of:=IF(([.$A22]+2)/3&gt;=[.O$3];ROUND([.$K$3]*([.$A22]-[.O$4])/(20-[.O$4])*0.85/([.O$3]+1);0);&quot;-&quot;)" office:value-type="float" office:value="1">
            <text:p>1</text:p>
          </table:table-cell>
          <table:table-cell table:style-name="ce575" table:formula="of:=IF(([.$A22]+2)/3&gt;=[.P$3];ROUND([.$K$3]*([.$A22]-[.P$4])/(20-[.P$4])*0.85/([.P$3]+1);0);&quot;-&quot;)" office:value-type="float" office:value="1">
            <text:p>1</text:p>
          </table:table-cell>
          <table:table-cell table:style-name="ce575" table:formula="of:=IF(([.$A22]+2)/3&gt;=[.Q$3];ROUND([.$K$3]*([.$A22]-[.Q$4])/(20-[.Q$4])*0.85/([.Q$3]+1);0);&quot;-&quot;)" office:value-type="float" office:value="1">
            <text:p>1</text:p>
          </table:table-cell>
          <table:table-cell table:style-name="ce579" table:formula="of:=IF(([.$A22]+2)/3&gt;=[.R$3];ROUND([.$K$3]*([.$A22]-[.R$4])/(20-[.R$4])*0.85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+2)/3&gt;=[.U$3];ROUND([.$T$3]*([.$A22]-[.U$4])/(20-[.U$4])*0.85/([.U$3]+1);0);&quot;-&quot;)" office:value-type="float" office:value="7">
            <text:p>7</text:p>
          </table:table-cell>
          <table:table-cell table:style-name="ce575" table:formula="of:=IF(([.$A22]+2)/3&gt;=[.V$3];ROUND([.$T$3]*([.$A22]-[.V$4])/(20-[.V$4])*0.85/([.V$3]+1);0);&quot;-&quot;)" office:value-type="float" office:value="3">
            <text:p>3</text:p>
          </table:table-cell>
          <table:table-cell table:style-name="ce575" table:formula="of:=IF(([.$A22]+2)/3&gt;=[.W$3];ROUND([.$T$3]*([.$A22]-[.W$4])/(20-[.W$4])*0.85/([.W$3]+1);0);&quot;-&quot;)" office:value-type="float" office:value="2">
            <text:p>2</text:p>
          </table:table-cell>
          <table:table-cell table:style-name="ce575" table:formula="of:=IF(([.$A22]+2)/3&gt;=[.X$3];ROUND([.$T$3]*([.$A22]-[.X$4])/(20-[.X$4])*0.85/([.X$3]+1);0);&quot;-&quot;)" office:value-type="float" office:value="2">
            <text:p>2</text:p>
          </table:table-cell>
          <table:table-cell table:style-name="ce575" table:formula="of:=IF(([.$A22]+2)/3&gt;=[.Y$3];ROUND([.$T$3]*([.$A22]-[.Y$4])/(20-[.Y$4])*0.85/([.Y$3]+1);0);&quot;-&quot;)" office:value-type="float" office:value="1">
            <text:p>1</text:p>
          </table:table-cell>
          <table:table-cell table:style-name="ce575" table:formula="of:=IF(([.$A22]+2)/3&gt;=[.Z$3];ROUND([.$T$3]*([.$A22]-[.Z$4])/(20-[.Z$4])*0.85/([.Z$3]+1);0);&quot;-&quot;)" office:value-type="float" office:value="1">
            <text:p>1</text:p>
          </table:table-cell>
          <table:table-cell table:style-name="ce579" table:formula="of:=IF(([.$A22]+2)/3&gt;=[.AA$3];ROUND([.$T$3]*([.$A22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C$3];ROUND([.$B$3]*([.$A23]-[.C$4])/(20-[.C$4])*0.85/([.C$3]+1);0);&quot;-&quot;)" office:value-type="float" office:value="6">
            <text:p>6</text:p>
          </table:table-cell>
          <table:table-cell table:style-name="ce575" table:formula="of:=IF(([.$A23]+2)/3&gt;=[.D$3];ROUND([.$B$3]*([.$A23]-[.D$4])/(20-[.D$4])*0.85/([.D$3]+1);0);&quot;-&quot;)" office:value-type="float" office:value="3">
            <text:p>3</text:p>
          </table:table-cell>
          <table:table-cell table:style-name="ce575" table:formula="of:=IF(([.$A23]+2)/3&gt;=[.E$3];ROUND([.$B$3]*([.$A23]-[.E$4])/(20-[.E$4])*0.85/([.E$3]+1);0);&quot;-&quot;)" office:value-type="float" office:value="2">
            <text:p>2</text:p>
          </table:table-cell>
          <table:table-cell table:style-name="ce575" table:formula="of:=IF(([.$A23]+2)/3&gt;=[.F$3];ROUND([.$B$3]*([.$A23]-[.F$4])/(20-[.F$4])*0.85/([.F$3]+1);0);&quot;-&quot;)" office:value-type="float" office:value="1">
            <text:p>1</text:p>
          </table:table-cell>
          <table:table-cell table:style-name="ce575" table:formula="of:=IF(([.$A23]+2)/3&gt;=[.G$3];ROUND([.$B$3]*([.$A23]-[.G$4])/(20-[.G$4])*0.85/([.G$3]+1);0);&quot;-&quot;)" office:value-type="float" office:value="1">
            <text:p>1</text:p>
          </table:table-cell>
          <table:table-cell table:style-name="ce575" table:formula="of:=IF(([.$A23]+2)/3&gt;=[.H$3];ROUND([.$B$3]*([.$A23]-[.H$4])/(20-[.H$4])*0.85/([.H$3]+1);0);&quot;-&quot;)" office:value-type="float" office:value="1">
            <text:p>1</text:p>
          </table:table-cell>
          <table:table-cell table:style-name="ce579" table:formula="of:=IF(([.$A23]+2)/3&gt;=[.I$3];ROUND([.$B$3]*([.$A23]-[.I$4])/(20-[.I$4])*0.85/([.I$3]+1);0);&quot;-&quot;)" office:value-type="float" office:value="1">
            <text:p>1</text:p>
          </table:table-cell>
          <table:table-cell table:style-name="ce571" table:formula="of:=[.J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L$3];ROUND([.$K$3]*([.$A23]-[.L$4])/(20-[.L$4])*0.85/([.L$3]+1);0);&quot;-&quot;)" office:value-type="float" office:value="6">
            <text:p>6</text:p>
          </table:table-cell>
          <table:table-cell table:style-name="ce575" table:formula="of:=IF(([.$A23]+2)/3&gt;=[.M$3];ROUND([.$K$3]*([.$A23]-[.M$4])/(20-[.M$4])*0.85/([.M$3]+1);0);&quot;-&quot;)" office:value-type="float" office:value="3">
            <text:p>3</text:p>
          </table:table-cell>
          <table:table-cell table:style-name="ce575" table:formula="of:=IF(([.$A23]+2)/3&gt;=[.N$3];ROUND([.$K$3]*([.$A23]-[.N$4])/(20-[.N$4])*0.85/([.N$3]+1);0);&quot;-&quot;)" office:value-type="float" office:value="2">
            <text:p>2</text:p>
          </table:table-cell>
          <table:table-cell table:style-name="ce575" table:formula="of:=IF(([.$A23]+2)/3&gt;=[.O$3];ROUND([.$K$3]*([.$A23]-[.O$4])/(20-[.O$4])*0.85/([.O$3]+1);0);&quot;-&quot;)" office:value-type="float" office:value="2">
            <text:p>2</text:p>
          </table:table-cell>
          <table:table-cell table:style-name="ce575" table:formula="of:=IF(([.$A23]+2)/3&gt;=[.P$3];ROUND([.$K$3]*([.$A23]-[.P$4])/(20-[.P$4])*0.85/([.P$3]+1);0);&quot;-&quot;)" office:value-type="float" office:value="1">
            <text:p>1</text:p>
          </table:table-cell>
          <table:table-cell table:style-name="ce575" table:formula="of:=IF(([.$A23]+2)/3&gt;=[.Q$3];ROUND([.$K$3]*([.$A23]-[.Q$4])/(20-[.Q$4])*0.85/([.Q$3]+1);0);&quot;-&quot;)" office:value-type="float" office:value="1">
            <text:p>1</text:p>
          </table:table-cell>
          <table:table-cell table:style-name="ce579" table:formula="of:=IF(([.$A23]+2)/3&gt;=[.R$3];ROUND([.$K$3]*([.$A23]-[.R$4])/(20-[.R$4])*0.85/([.R$3]+1);0);&quot;-&quot;)" office:value-type="float" office:value="1">
            <text:p>1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+2)/3&gt;=[.U$3];ROUND([.$T$3]*([.$A23]-[.U$4])/(20-[.U$4])*0.85/([.U$3]+1);0);&quot;-&quot;)" office:value-type="float" office:value="7">
            <text:p>7</text:p>
          </table:table-cell>
          <table:table-cell table:style-name="ce575" table:formula="of:=IF(([.$A23]+2)/3&gt;=[.V$3];ROUND([.$T$3]*([.$A23]-[.V$4])/(20-[.V$4])*0.85/([.V$3]+1);0);&quot;-&quot;)" office:value-type="float" office:value="4">
            <text:p>4</text:p>
          </table:table-cell>
          <table:table-cell table:style-name="ce575" table:formula="of:=IF(([.$A23]+2)/3&gt;=[.W$3];ROUND([.$T$3]*([.$A23]-[.W$4])/(20-[.W$4])*0.85/([.W$3]+1);0);&quot;-&quot;)" office:value-type="float" office:value="2">
            <text:p>2</text:p>
          </table:table-cell>
          <table:table-cell table:style-name="ce575" table:formula="of:=IF(([.$A23]+2)/3&gt;=[.X$3];ROUND([.$T$3]*([.$A23]-[.X$4])/(20-[.X$4])*0.85/([.X$3]+1);0);&quot;-&quot;)" office:value-type="float" office:value="2">
            <text:p>2</text:p>
          </table:table-cell>
          <table:table-cell table:style-name="ce575" table:formula="of:=IF(([.$A23]+2)/3&gt;=[.Y$3];ROUND([.$T$3]*([.$A23]-[.Y$4])/(20-[.Y$4])*0.85/([.Y$3]+1);0);&quot;-&quot;)" office:value-type="float" office:value="1">
            <text:p>1</text:p>
          </table:table-cell>
          <table:table-cell table:style-name="ce575" table:formula="of:=IF(([.$A23]+2)/3&gt;=[.Z$3];ROUND([.$T$3]*([.$A23]-[.Z$4])/(20-[.Z$4])*0.85/([.Z$3]+1);0);&quot;-&quot;)" office:value-type="float" office:value="1">
            <text:p>1</text:p>
          </table:table-cell>
          <table:table-cell table:style-name="ce579" table:formula="of:=IF(([.$A23]+2)/3&gt;=[.AA$3];ROUND([.$T$3]*([.$A23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C$3];ROUND([.$B$3]*([.$A24]-[.C$4])/(20-[.C$4])*0.85/([.C$3]+1);0);&quot;-&quot;)" office:value-type="float" office:value="6">
            <text:p>6</text:p>
          </table:table-cell>
          <table:table-cell table:style-name="ce576" table:formula="of:=IF(([.$A24]+2)/3&gt;=[.D$3];ROUND([.$B$3]*([.$A24]-[.D$4])/(20-[.D$4])*0.85/([.D$3]+1);0);&quot;-&quot;)" office:value-type="float" office:value="3">
            <text:p>3</text:p>
          </table:table-cell>
          <table:table-cell table:style-name="ce576" table:formula="of:=IF(([.$A24]+2)/3&gt;=[.E$3];ROUND([.$B$3]*([.$A24]-[.E$4])/(20-[.E$4])*0.85/([.E$3]+1);0);&quot;-&quot;)" office:value-type="float" office:value="2">
            <text:p>2</text:p>
          </table:table-cell>
          <table:table-cell table:style-name="ce576" table:formula="of:=IF(([.$A24]+2)/3&gt;=[.F$3];ROUND([.$B$3]*([.$A24]-[.F$4])/(20-[.F$4])*0.85/([.F$3]+1);0);&quot;-&quot;)" office:value-type="float" office:value="1">
            <text:p>1</text:p>
          </table:table-cell>
          <table:table-cell table:style-name="ce576" table:formula="of:=IF(([.$A24]+2)/3&gt;=[.G$3];ROUND([.$B$3]*([.$A24]-[.G$4])/(20-[.G$4])*0.85/([.G$3]+1);0);&quot;-&quot;)" office:value-type="float" office:value="1">
            <text:p>1</text:p>
          </table:table-cell>
          <table:table-cell table:style-name="ce576" table:formula="of:=IF(([.$A24]+2)/3&gt;=[.H$3];ROUND([.$B$3]*([.$A24]-[.H$4])/(20-[.H$4])*0.85/([.H$3]+1);0);&quot;-&quot;)" office:value-type="float" office:value="1">
            <text:p>1</text:p>
          </table:table-cell>
          <table:table-cell table:style-name="ce581" table:formula="of:=IF(([.$A24]+2)/3&gt;=[.I$3];ROUND([.$B$3]*([.$A24]-[.I$4])/(20-[.I$4])*0.85/([.I$3]+1);0);&quot;-&quot;)" office:value-type="float" office:value="1">
            <text:p>1</text:p>
          </table:table-cell>
          <table:table-cell table:style-name="ce572" table:formula="of:=[.J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L$3];ROUND([.$K$3]*([.$A24]-[.L$4])/(20-[.L$4])*0.85/([.L$3]+1);0);&quot;-&quot;)" office:value-type="float" office:value="7">
            <text:p>7</text:p>
          </table:table-cell>
          <table:table-cell table:style-name="ce576" table:formula="of:=IF(([.$A24]+2)/3&gt;=[.M$3];ROUND([.$K$3]*([.$A24]-[.M$4])/(20-[.M$4])*0.85/([.M$3]+1);0);&quot;-&quot;)" office:value-type="float" office:value="3">
            <text:p>3</text:p>
          </table:table-cell>
          <table:table-cell table:style-name="ce576" table:formula="of:=IF(([.$A24]+2)/3&gt;=[.N$3];ROUND([.$K$3]*([.$A24]-[.N$4])/(20-[.N$4])*0.85/([.N$3]+1);0);&quot;-&quot;)" office:value-type="float" office:value="2">
            <text:p>2</text:p>
          </table:table-cell>
          <table:table-cell table:style-name="ce576" table:formula="of:=IF(([.$A24]+2)/3&gt;=[.O$3];ROUND([.$K$3]*([.$A24]-[.O$4])/(20-[.O$4])*0.85/([.O$3]+1);0);&quot;-&quot;)" office:value-type="float" office:value="2">
            <text:p>2</text:p>
          </table:table-cell>
          <table:table-cell table:style-name="ce576" table:formula="of:=IF(([.$A24]+2)/3&gt;=[.P$3];ROUND([.$K$3]*([.$A24]-[.P$4])/(20-[.P$4])*0.85/([.P$3]+1);0);&quot;-&quot;)" office:value-type="float" office:value="1">
            <text:p>1</text:p>
          </table:table-cell>
          <table:table-cell table:style-name="ce576" table:formula="of:=IF(([.$A24]+2)/3&gt;=[.Q$3];ROUND([.$K$3]*([.$A24]-[.Q$4])/(20-[.Q$4])*0.85/([.Q$3]+1);0);&quot;-&quot;)" office:value-type="float" office:value="1">
            <text:p>1</text:p>
          </table:table-cell>
          <table:table-cell table:style-name="ce581" table:formula="of:=IF(([.$A24]+2)/3&gt;=[.R$3];ROUND([.$K$3]*([.$A24]-[.R$4])/(20-[.R$4])*0.85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+2)/3&gt;=[.U$3];ROUND([.$T$3]*([.$A24]-[.U$4])/(20-[.U$4])*0.85/([.U$3]+1);0);&quot;-&quot;)" office:value-type="float" office:value="8">
            <text:p>8</text:p>
          </table:table-cell>
          <table:table-cell table:style-name="ce576" table:formula="of:=IF(([.$A24]+2)/3&gt;=[.V$3];ROUND([.$T$3]*([.$A24]-[.V$4])/(20-[.V$4])*0.85/([.V$3]+1);0);&quot;-&quot;)" office:value-type="float" office:value="4">
            <text:p>4</text:p>
          </table:table-cell>
          <table:table-cell table:style-name="ce576" table:formula="of:=IF(([.$A24]+2)/3&gt;=[.W$3];ROUND([.$T$3]*([.$A24]-[.W$4])/(20-[.W$4])*0.85/([.W$3]+1);0);&quot;-&quot;)" office:value-type="float" office:value="3">
            <text:p>3</text:p>
          </table:table-cell>
          <table:table-cell table:style-name="ce576" table:formula="of:=IF(([.$A24]+2)/3&gt;=[.X$3];ROUND([.$T$3]*([.$A24]-[.X$4])/(20-[.X$4])*0.85/([.X$3]+1);0);&quot;-&quot;)" office:value-type="float" office:value="2">
            <text:p>2</text:p>
          </table:table-cell>
          <table:table-cell table:style-name="ce576" table:formula="of:=IF(([.$A24]+2)/3&gt;=[.Y$3];ROUND([.$T$3]*([.$A24]-[.Y$4])/(20-[.Y$4])*0.85/([.Y$3]+1);0);&quot;-&quot;)" office:value-type="float" office:value="2">
            <text:p>2</text:p>
          </table:table-cell>
          <table:table-cell table:style-name="ce576" table:formula="of:=IF(([.$A24]+2)/3&gt;=[.Z$3];ROUND([.$T$3]*([.$A24]-[.Z$4])/(20-[.Z$4])*0.85/([.Z$3]+1);0);&quot;-&quot;)" office:value-type="float" office:value="1">
            <text:p>1</text:p>
          </table:table-cell>
          <table:table-cell table:style-name="ce581" table:formula="of:=IF(([.$A24]+2)/3&gt;=[.AA$3];ROUND([.$T$3]*([.$A24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3" office:value-type="float" office:value="24">
            <text:p>24</text:p>
          </table:table-cell>
          <table:table-cell table:style-name="ce573"/>
          <table:table-cell table:number-columns-repeated="7"/>
          <table:table-cell table:style-name="ce573" office:value-type="float" office:value="26">
            <text:p>26</text:p>
          </table:table-cell>
          <table:table-cell/>
          <table:table-cell table:style-name="ce573" table:number-columns-repeated="3"/>
          <table:table-cell table:number-columns-repeated="4"/>
          <table:table-cell table:style-name="ce573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7" table:number-rows-spanned="1">
            <text:p>Livello Incantesimo</text:p>
          </table:table-cell>
          <table:covered-table-cell table:number-columns-repeated="5" table:style-name="ce574"/>
          <table:covered-table-cell table:style-name="ce577"/>
          <table:table-cell table:number-columns-repeated="997"/>
        </table:table-row>
        <table:table-row table:style-name="ro3">
          <table:table-cell table:style-name="ce571" table:formula="of:=CONCATENATE([.A25]+6;&quot; - &quot;;[.A25]+7)" office:value-type="string" office:string-value="30 - 31">
            <text:p>30 - 31</text:p>
          </table:table-cell>
          <table:table-cell table:style-name="ce575" table:formula="of:=CONCATENATE(IF([.A25]+6&gt;=10;&quot;+&quot;;&quot;&quot;);ROUNDDOWN(([.A25]+6-10)/2;0))" office:value-type="string" office:string-value="+10">
            <text:p>+10</text:p>
          </table:table-cell>
          <table:table-cell table:style-name="ce575" office:value-type="float" office:value="0">
            <text:p>0</text:p>
          </table:table-cell>
          <table:table-cell table:style-name="ce575" table:formula="of:=[.C27]+1" office:value-type="float" office:value="1">
            <text:p>1</text:p>
          </table:table-cell>
          <table:table-cell table:style-name="ce575" table:formula="of:=[.D27]+1" office:value-type="float" office:value="2">
            <text:p>2</text:p>
          </table:table-cell>
          <table:table-cell table:style-name="ce575" table:formula="of:=[.E27]+1" office:value-type="float" office:value="3">
            <text:p>3</text:p>
          </table:table-cell>
          <table:table-cell table:style-name="ce575" table:formula="of:=[.F27]+1" office:value-type="float" office:value="4">
            <text:p>4</text:p>
          </table:table-cell>
          <table:table-cell table:style-name="ce575" table:formula="of:=[.G27]+1" office:value-type="float" office:value="5">
            <text:p>5</text:p>
          </table:table-cell>
          <table:table-cell table:style-name="ce579" table:formula="of:=[.H27]+1" office:value-type="float" office:value="6">
            <text:p>6</text:p>
          </table:table-cell>
          <table:table-cell table:style-name="ce571" table:formula="of:=CONCATENATE([.J25]+6;&quot; - &quot;;[.J25]+7)" office:value-type="string" office:string-value="32 - 33">
            <text:p>32 - 33</text:p>
          </table:table-cell>
          <table:table-cell table:style-name="ce575" table:formula="of:=CONCATENATE(IF([.J25]+6&gt;=10;&quot;+&quot;;&quot;&quot;);ROUNDDOWN(([.J25]+6-10)/2;0))" office:value-type="string" office:string-value="+11">
            <text:p>+11</text:p>
          </table:table-cell>
          <table:table-cell table:style-name="ce575" office:value-type="float" office:value="0">
            <text:p>0</text:p>
          </table:table-cell>
          <table:table-cell table:style-name="ce575" table:formula="of:=[.L27]+1" office:value-type="float" office:value="1">
            <text:p>1</text:p>
          </table:table-cell>
          <table:table-cell table:style-name="ce575" table:formula="of:=[.M27]+1" office:value-type="float" office:value="2">
            <text:p>2</text:p>
          </table:table-cell>
          <table:table-cell table:style-name="ce575" table:formula="of:=[.N27]+1" office:value-type="float" office:value="3">
            <text:p>3</text:p>
          </table:table-cell>
          <table:table-cell table:style-name="ce575" table:formula="of:=[.O27]+1" office:value-type="float" office:value="4">
            <text:p>4</text:p>
          </table:table-cell>
          <table:table-cell table:style-name="ce575" table:formula="of:=[.P27]+1" office:value-type="float" office:value="5">
            <text:p>5</text:p>
          </table:table-cell>
          <table:table-cell table:style-name="ce579" table:formula="of:=[.Q27]+1" office:value-type="float" office:value="6">
            <text:p>6</text:p>
          </table:table-cell>
          <table:table-cell table:style-name="ce571" table:formula="of:=CONCATENATE([.S25]+6;&quot; - &quot;;[.S25]+7)" office:value-type="string" office:string-value="34 - 35">
            <text:p>34 - 35</text:p>
          </table:table-cell>
          <table:table-cell table:style-name="ce575" table:formula="of:=CONCATENATE(IF([.S25]+6&gt;=10;&quot;+&quot;;&quot;&quot;);ROUNDDOWN(([.S25]+6-10)/2;0))" office:value-type="string" office:string-value="+12">
            <text:p>+12</text:p>
          </table:table-cell>
          <table:table-cell table:style-name="ce575" office:value-type="float" office:value="0">
            <text:p>0</text:p>
          </table:table-cell>
          <table:table-cell table:style-name="ce575" table:formula="of:=[.U27]+1" office:value-type="float" office:value="1">
            <text:p>1</text:p>
          </table:table-cell>
          <table:table-cell table:style-name="ce575" table:formula="of:=[.V27]+1" office:value-type="float" office:value="2">
            <text:p>2</text:p>
          </table:table-cell>
          <table:table-cell table:style-name="ce575" table:formula="of:=[.W27]+1" office:value-type="float" office:value="3">
            <text:p>3</text:p>
          </table:table-cell>
          <table:table-cell table:style-name="ce575" table:formula="of:=[.X27]+1" office:value-type="float" office:value="4">
            <text:p>4</text:p>
          </table:table-cell>
          <table:table-cell table:style-name="ce575" table:formula="of:=[.Y27]+1" office:value-type="float" office:value="5">
            <text:p>5</text:p>
          </table:table-cell>
          <table:table-cell table:style-name="ce579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-2" office:value-type="float" office:value="-2">
            <text:p>-2</text:p>
          </table:table-cell>
          <table:table-cell table:style-name="ce578" table:formula="of:=[.D27]*3-2" office:value-type="float" office:value="1">
            <text:p>1</text:p>
          </table:table-cell>
          <table:table-cell table:style-name="ce578" table:formula="of:=[.E27]*3-2" office:value-type="float" office:value="4">
            <text:p>4</text:p>
          </table:table-cell>
          <table:table-cell table:style-name="ce578" table:formula="of:=[.F27]*3-2" office:value-type="float" office:value="7">
            <text:p>7</text:p>
          </table:table-cell>
          <table:table-cell table:style-name="ce578" table:formula="of:=[.G27]*3-2" office:value-type="float" office:value="10">
            <text:p>10</text:p>
          </table:table-cell>
          <table:table-cell table:style-name="ce578" table:formula="of:=[.H27]*3-2" office:value-type="float" office:value="13">
            <text:p>13</text:p>
          </table:table-cell>
          <table:table-cell table:style-name="ce580" table:formula="of:=[.I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L27]*3-2" office:value-type="float" office:value="-2">
            <text:p>-2</text:p>
          </table:table-cell>
          <table:table-cell table:style-name="ce578" table:formula="of:=[.M27]*3-2" office:value-type="float" office:value="1">
            <text:p>1</text:p>
          </table:table-cell>
          <table:table-cell table:style-name="ce578" table:formula="of:=[.N27]*3-2" office:value-type="float" office:value="4">
            <text:p>4</text:p>
          </table:table-cell>
          <table:table-cell table:style-name="ce578" table:formula="of:=[.O27]*3-2" office:value-type="float" office:value="7">
            <text:p>7</text:p>
          </table:table-cell>
          <table:table-cell table:style-name="ce578" table:formula="of:=[.P27]*3-2" office:value-type="float" office:value="10">
            <text:p>10</text:p>
          </table:table-cell>
          <table:table-cell table:style-name="ce578" table:formula="of:=[.Q27]*3-2" office:value-type="float" office:value="13">
            <text:p>13</text:p>
          </table:table-cell>
          <table:table-cell table:style-name="ce580" table:formula="of:=[.R27]*3-2" office:value-type="float" office:value="16">
            <text:p>16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-2" office:value-type="float" office:value="-2">
            <text:p>-2</text:p>
          </table:table-cell>
          <table:table-cell table:style-name="ce578" table:formula="of:=[.V27]*3-2" office:value-type="float" office:value="1">
            <text:p>1</text:p>
          </table:table-cell>
          <table:table-cell table:style-name="ce578" table:formula="of:=[.W27]*3-2" office:value-type="float" office:value="4">
            <text:p>4</text:p>
          </table:table-cell>
          <table:table-cell table:style-name="ce578" table:formula="of:=[.X27]*3-2" office:value-type="float" office:value="7">
            <text:p>7</text:p>
          </table:table-cell>
          <table:table-cell table:style-name="ce578" table:formula="of:=[.Y27]*3-2" office:value-type="float" office:value="10">
            <text:p>10</text:p>
          </table:table-cell>
          <table:table-cell table:style-name="ce578" table:formula="of:=[.Z27]*3-2" office:value-type="float" office:value="13">
            <text:p>13</text:p>
          </table:table-cell>
          <table:table-cell table:style-name="ce580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C$3];ROUND([.$B$27]*([.$A29]-[.C$4])/(20-[.C$4])*0.85/([.C$3]+1);0);&quot;-&quot;)" office:value-type="float" office:value="1">
            <text:p>1</text:p>
          </table:table-cell>
          <table:table-cell table:style-name="ce575" table:formula="of:=IF(([.$A29]+2)/3&gt;=[.D$3];ROUND([.$B$27]*([.$A29]-[.D$4])/(20-[.D$4])*0.85/([.D$3]+1);0);&quot;-&quot;)" office:value-type="float" office:value="0">
            <text:p>0</text:p>
          </table:table-cell>
          <table:table-cell table:style-name="ce575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75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75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75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579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L$3];ROUND([.$K$27]*([.$A29]-[.L$4])/(20-[.L$4])*0.85/([.L$3]+1);0);&quot;-&quot;)" office:value-type="float" office:value="1">
            <text:p>1</text:p>
          </table:table-cell>
          <table:table-cell table:style-name="ce575" table:formula="of:=IF(([.$A29]+2)/3&gt;=[.M$3];ROUND([.$K$27]*([.$A29]-[.M$4])/(20-[.M$4])*0.85/([.M$3]+1);0);&quot;-&quot;)" office:value-type="float" office:value="0">
            <text:p>0</text:p>
          </table:table-cell>
          <table:table-cell table:style-name="ce575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75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75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75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579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+2)/3&gt;=[.U$3];ROUND([.$T$27]*([.$A29]-[.U$4])/(20-[.U$4])*0.85/([.U$3]+1);0);&quot;-&quot;)" office:value-type="float" office:value="1">
            <text:p>1</text:p>
          </table:table-cell>
          <table:table-cell table:style-name="ce575" table:formula="of:=IF(([.$A29]+2)/3&gt;=[.V$3];ROUND([.$T$27]*([.$A29]-[.V$4])/(20-[.V$4])*0.85/([.V$3]+1);0);&quot;-&quot;)" office:value-type="float" office:value="0">
            <text:p>0</text:p>
          </table:table-cell>
          <table:table-cell table:style-name="ce575" table:formula="of:=IF(([.$A29]+2)/3&gt;=[.W$3];ROUND([.$T$27]*([.$A29]-[.W$4])/(20-[.W$4])*0.85/([.W$3]+1);0);&quot;-&quot;)" office:value-type="string" office:string-value="-">
            <text:p>-</text:p>
          </table:table-cell>
          <table:table-cell table:style-name="ce575" table:formula="of:=IF(([.$A29]+2)/3&gt;=[.X$3];ROUND([.$T$27]*([.$A29]-[.X$4])/(20-[.X$4])*0.85/([.X$3]+1);0);&quot;-&quot;)" office:value-type="string" office:string-value="-">
            <text:p>-</text:p>
          </table:table-cell>
          <table:table-cell table:style-name="ce575" table:formula="of:=IF(([.$A29]+2)/3&gt;=[.Y$3];ROUND([.$T$27]*([.$A29]-[.Y$4])/(20-[.Y$4])*0.85/([.Y$3]+1);0);&quot;-&quot;)" office:value-type="string" office:string-value="-">
            <text:p>-</text:p>
          </table:table-cell>
          <table:table-cell table:style-name="ce575" table:formula="of:=IF(([.$A29]+2)/3&gt;=[.Z$3];ROUND([.$T$27]*([.$A29]-[.Z$4])/(20-[.Z$4])*0.85/([.Z$3]+1);0);&quot;-&quot;)" office:value-type="string" office:string-value="-">
            <text:p>-</text:p>
          </table:table-cell>
          <table:table-cell table:style-name="ce579" table:formula="of:=IF(([.$A29]+2)/3&gt;=[.AA$3];ROUND([.$T$27]*([.$A2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C$3];ROUND([.$B$27]*([.$A30]-[.C$4])/(20-[.C$4])*0.85/([.C$3]+1);0);&quot;-&quot;)" office:value-type="float" office:value="2">
            <text:p>2</text:p>
          </table:table-cell>
          <table:table-cell table:style-name="ce575" table:formula="of:=IF(([.$A30]+2)/3&gt;=[.D$3];ROUND([.$B$27]*([.$A30]-[.D$4])/(20-[.D$4])*0.85/([.D$3]+1);0);&quot;-&quot;)" office:value-type="float" office:value="0">
            <text:p>0</text:p>
          </table:table-cell>
          <table:table-cell table:style-name="ce575" table:formula="of:=IF(([.$A30]+2)/3&gt;=[.E$3];ROUND([.$B$27]*([.$A30]-[.E$4])/(20-[.E$4])*0.85/([.E$3]+1);0);&quot;-&quot;)" office:value-type="string" office:string-value="-">
            <text:p>-</text:p>
          </table:table-cell>
          <table:table-cell table:style-name="ce575" table:formula="of:=IF(([.$A30]+2)/3&gt;=[.F$3];ROUND([.$B$27]*([.$A30]-[.F$4])/(20-[.F$4])*0.85/([.F$3]+1);0);&quot;-&quot;)" office:value-type="string" office:string-value="-">
            <text:p>-</text:p>
          </table:table-cell>
          <table:table-cell table:style-name="ce575" table:formula="of:=IF(([.$A30]+2)/3&gt;=[.G$3];ROUND([.$B$27]*([.$A30]-[.G$4])/(20-[.G$4])*0.85/([.G$3]+1);0);&quot;-&quot;)" office:value-type="string" office:string-value="-">
            <text:p>-</text:p>
          </table:table-cell>
          <table:table-cell table:style-name="ce575" table:formula="of:=IF(([.$A30]+2)/3&gt;=[.H$3];ROUND([.$B$27]*([.$A30]-[.H$4])/(20-[.H$4])*0.85/([.H$3]+1);0);&quot;-&quot;)" office:value-type="string" office:string-value="-">
            <text:p>-</text:p>
          </table:table-cell>
          <table:table-cell table:style-name="ce579" table:formula="of:=IF(([.$A30]+2)/3&gt;=[.I$3];ROUND([.$B$27]*([.$A30]-[.I$4])/(20-[.I$4])*0.85/([.I$3]+1);0);&quot;-&quot;)" office:value-type="string" office:string-value="-">
            <text:p>-</text:p>
          </table:table-cell>
          <table:table-cell table:style-name="ce571" table:formula="of:=[.J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L$3];ROUND([.$K$27]*([.$A30]-[.L$4])/(20-[.L$4])*0.85/([.L$3]+1);0);&quot;-&quot;)" office:value-type="float" office:value="2">
            <text:p>2</text:p>
          </table:table-cell>
          <table:table-cell table:style-name="ce575" table:formula="of:=IF(([.$A30]+2)/3&gt;=[.M$3];ROUND([.$K$27]*([.$A30]-[.M$4])/(20-[.M$4])*0.85/([.M$3]+1);0);&quot;-&quot;)" office:value-type="float" office:value="0">
            <text:p>0</text:p>
          </table:table-cell>
          <table:table-cell table:style-name="ce575" table:formula="of:=IF(([.$A30]+2)/3&gt;=[.N$3];ROUND([.$K$27]*([.$A30]-[.N$4])/(20-[.N$4])*0.85/([.N$3]+1);0);&quot;-&quot;)" office:value-type="string" office:string-value="-">
            <text:p>-</text:p>
          </table:table-cell>
          <table:table-cell table:style-name="ce575" table:formula="of:=IF(([.$A30]+2)/3&gt;=[.O$3];ROUND([.$K$27]*([.$A30]-[.O$4])/(20-[.O$4])*0.85/([.O$3]+1);0);&quot;-&quot;)" office:value-type="string" office:string-value="-">
            <text:p>-</text:p>
          </table:table-cell>
          <table:table-cell table:style-name="ce575" table:formula="of:=IF(([.$A30]+2)/3&gt;=[.P$3];ROUND([.$K$27]*([.$A30]-[.P$4])/(20-[.P$4])*0.85/([.P$3]+1);0);&quot;-&quot;)" office:value-type="string" office:string-value="-">
            <text:p>-</text:p>
          </table:table-cell>
          <table:table-cell table:style-name="ce575" table:formula="of:=IF(([.$A30]+2)/3&gt;=[.Q$3];ROUND([.$K$27]*([.$A30]-[.Q$4])/(20-[.Q$4])*0.85/([.Q$3]+1);0);&quot;-&quot;)" office:value-type="string" office:string-value="-">
            <text:p>-</text:p>
          </table:table-cell>
          <table:table-cell table:style-name="ce579" table:formula="of:=IF(([.$A30]+2)/3&gt;=[.R$3];ROUND([.$K$27]*([.$A30]-[.R$4])/(20-[.R$4])*0.85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+2)/3&gt;=[.U$3];ROUND([.$T$27]*([.$A30]-[.U$4])/(20-[.U$4])*0.85/([.U$3]+1);0);&quot;-&quot;)" office:value-type="float" office:value="2">
            <text:p>2</text:p>
          </table:table-cell>
          <table:table-cell table:style-name="ce575" table:formula="of:=IF(([.$A30]+2)/3&gt;=[.V$3];ROUND([.$T$27]*([.$A30]-[.V$4])/(20-[.V$4])*0.85/([.V$3]+1);0);&quot;-&quot;)" office:value-type="float" office:value="0">
            <text:p>0</text:p>
          </table:table-cell>
          <table:table-cell table:style-name="ce575" table:formula="of:=IF(([.$A30]+2)/3&gt;=[.W$3];ROUND([.$T$27]*([.$A30]-[.W$4])/(20-[.W$4])*0.85/([.W$3]+1);0);&quot;-&quot;)" office:value-type="string" office:string-value="-">
            <text:p>-</text:p>
          </table:table-cell>
          <table:table-cell table:style-name="ce575" table:formula="of:=IF(([.$A30]+2)/3&gt;=[.X$3];ROUND([.$T$27]*([.$A30]-[.X$4])/(20-[.X$4])*0.85/([.X$3]+1);0);&quot;-&quot;)" office:value-type="string" office:string-value="-">
            <text:p>-</text:p>
          </table:table-cell>
          <table:table-cell table:style-name="ce575" table:formula="of:=IF(([.$A30]+2)/3&gt;=[.Y$3];ROUND([.$T$27]*([.$A30]-[.Y$4])/(20-[.Y$4])*0.85/([.Y$3]+1);0);&quot;-&quot;)" office:value-type="string" office:string-value="-">
            <text:p>-</text:p>
          </table:table-cell>
          <table:table-cell table:style-name="ce575" table:formula="of:=IF(([.$A30]+2)/3&gt;=[.Z$3];ROUND([.$T$27]*([.$A30]-[.Z$4])/(20-[.Z$4])*0.85/([.Z$3]+1);0);&quot;-&quot;)" office:value-type="string" office:string-value="-">
            <text:p>-</text:p>
          </table:table-cell>
          <table:table-cell table:style-name="ce579" table:formula="of:=IF(([.$A30]+2)/3&gt;=[.AA$3];ROUND([.$T$27]*([.$A3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C$3];ROUND([.$B$27]*([.$A31]-[.C$4])/(20-[.C$4])*0.85/([.C$3]+1);0);&quot;-&quot;)" office:value-type="float" office:value="2">
            <text:p>2</text:p>
          </table:table-cell>
          <table:table-cell table:style-name="ce575" table:formula="of:=IF(([.$A31]+2)/3&gt;=[.D$3];ROUND([.$B$27]*([.$A31]-[.D$4])/(20-[.D$4])*0.85/([.D$3]+1);0);&quot;-&quot;)" office:value-type="float" office:value="0">
            <text:p>0</text:p>
          </table:table-cell>
          <table:table-cell table:style-name="ce575" table:formula="of:=IF(([.$A31]+2)/3&gt;=[.E$3];ROUND([.$B$27]*([.$A31]-[.E$4])/(20-[.E$4])*0.85/([.E$3]+1);0);&quot;-&quot;)" office:value-type="string" office:string-value="-">
            <text:p>-</text:p>
          </table:table-cell>
          <table:table-cell table:style-name="ce575" table:formula="of:=IF(([.$A31]+2)/3&gt;=[.F$3];ROUND([.$B$27]*([.$A31]-[.F$4])/(20-[.F$4])*0.85/([.F$3]+1);0);&quot;-&quot;)" office:value-type="string" office:string-value="-">
            <text:p>-</text:p>
          </table:table-cell>
          <table:table-cell table:style-name="ce575" table:formula="of:=IF(([.$A31]+2)/3&gt;=[.G$3];ROUND([.$B$27]*([.$A31]-[.G$4])/(20-[.G$4])*0.85/([.G$3]+1);0);&quot;-&quot;)" office:value-type="string" office:string-value="-">
            <text:p>-</text:p>
          </table:table-cell>
          <table:table-cell table:style-name="ce575" table:formula="of:=IF(([.$A31]+2)/3&gt;=[.H$3];ROUND([.$B$27]*([.$A31]-[.H$4])/(20-[.H$4])*0.85/([.H$3]+1);0);&quot;-&quot;)" office:value-type="string" office:string-value="-">
            <text:p>-</text:p>
          </table:table-cell>
          <table:table-cell table:style-name="ce579" table:formula="of:=IF(([.$A31]+2)/3&gt;=[.I$3];ROUND([.$B$27]*([.$A31]-[.I$4])/(20-[.I$4])*0.85/([.I$3]+1);0);&quot;-&quot;)" office:value-type="string" office:string-value="-">
            <text:p>-</text:p>
          </table:table-cell>
          <table:table-cell table:style-name="ce571" table:formula="of:=[.J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L$3];ROUND([.$K$27]*([.$A31]-[.L$4])/(20-[.L$4])*0.85/([.L$3]+1);0);&quot;-&quot;)" office:value-type="float" office:value="2">
            <text:p>2</text:p>
          </table:table-cell>
          <table:table-cell table:style-name="ce575" table:formula="of:=IF(([.$A31]+2)/3&gt;=[.M$3];ROUND([.$K$27]*([.$A31]-[.M$4])/(20-[.M$4])*0.85/([.M$3]+1);0);&quot;-&quot;)" office:value-type="float" office:value="0">
            <text:p>0</text:p>
          </table:table-cell>
          <table:table-cell table:style-name="ce575" table:formula="of:=IF(([.$A31]+2)/3&gt;=[.N$3];ROUND([.$K$27]*([.$A31]-[.N$4])/(20-[.N$4])*0.85/([.N$3]+1);0);&quot;-&quot;)" office:value-type="string" office:string-value="-">
            <text:p>-</text:p>
          </table:table-cell>
          <table:table-cell table:style-name="ce575" table:formula="of:=IF(([.$A31]+2)/3&gt;=[.O$3];ROUND([.$K$27]*([.$A31]-[.O$4])/(20-[.O$4])*0.85/([.O$3]+1);0);&quot;-&quot;)" office:value-type="string" office:string-value="-">
            <text:p>-</text:p>
          </table:table-cell>
          <table:table-cell table:style-name="ce575" table:formula="of:=IF(([.$A31]+2)/3&gt;=[.P$3];ROUND([.$K$27]*([.$A31]-[.P$4])/(20-[.P$4])*0.85/([.P$3]+1);0);&quot;-&quot;)" office:value-type="string" office:string-value="-">
            <text:p>-</text:p>
          </table:table-cell>
          <table:table-cell table:style-name="ce575" table:formula="of:=IF(([.$A31]+2)/3&gt;=[.Q$3];ROUND([.$K$27]*([.$A31]-[.Q$4])/(20-[.Q$4])*0.85/([.Q$3]+1);0);&quot;-&quot;)" office:value-type="string" office:string-value="-">
            <text:p>-</text:p>
          </table:table-cell>
          <table:table-cell table:style-name="ce579" table:formula="of:=IF(([.$A31]+2)/3&gt;=[.R$3];ROUND([.$K$27]*([.$A31]-[.R$4])/(20-[.R$4])*0.85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+2)/3&gt;=[.U$3];ROUND([.$T$27]*([.$A31]-[.U$4])/(20-[.U$4])*0.85/([.U$3]+1);0);&quot;-&quot;)" office:value-type="float" office:value="2">
            <text:p>2</text:p>
          </table:table-cell>
          <table:table-cell table:style-name="ce575" table:formula="of:=IF(([.$A31]+2)/3&gt;=[.V$3];ROUND([.$T$27]*([.$A31]-[.V$4])/(20-[.V$4])*0.85/([.V$3]+1);0);&quot;-&quot;)" office:value-type="float" office:value="1">
            <text:p>1</text:p>
          </table:table-cell>
          <table:table-cell table:style-name="ce575" table:formula="of:=IF(([.$A31]+2)/3&gt;=[.W$3];ROUND([.$T$27]*([.$A31]-[.W$4])/(20-[.W$4])*0.85/([.W$3]+1);0);&quot;-&quot;)" office:value-type="string" office:string-value="-">
            <text:p>-</text:p>
          </table:table-cell>
          <table:table-cell table:style-name="ce575" table:formula="of:=IF(([.$A31]+2)/3&gt;=[.X$3];ROUND([.$T$27]*([.$A31]-[.X$4])/(20-[.X$4])*0.85/([.X$3]+1);0);&quot;-&quot;)" office:value-type="string" office:string-value="-">
            <text:p>-</text:p>
          </table:table-cell>
          <table:table-cell table:style-name="ce575" table:formula="of:=IF(([.$A31]+2)/3&gt;=[.Y$3];ROUND([.$T$27]*([.$A31]-[.Y$4])/(20-[.Y$4])*0.85/([.Y$3]+1);0);&quot;-&quot;)" office:value-type="string" office:string-value="-">
            <text:p>-</text:p>
          </table:table-cell>
          <table:table-cell table:style-name="ce575" table:formula="of:=IF(([.$A31]+2)/3&gt;=[.Z$3];ROUND([.$T$27]*([.$A31]-[.Z$4])/(20-[.Z$4])*0.85/([.Z$3]+1);0);&quot;-&quot;)" office:value-type="string" office:string-value="-">
            <text:p>-</text:p>
          </table:table-cell>
          <table:table-cell table:style-name="ce579" table:formula="of:=IF(([.$A31]+2)/3&gt;=[.AA$3];ROUND([.$T$27]*([.$A3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C$3];ROUND([.$B$27]*([.$A32]-[.C$4])/(20-[.C$4])*0.85/([.C$3]+1);0);&quot;-&quot;)" office:value-type="float" office:value="2">
            <text:p>2</text:p>
          </table:table-cell>
          <table:table-cell table:style-name="ce575" table:formula="of:=IF(([.$A32]+2)/3&gt;=[.D$3];ROUND([.$B$27]*([.$A32]-[.D$4])/(20-[.D$4])*0.85/([.D$3]+1);0);&quot;-&quot;)" office:value-type="float" office:value="1">
            <text:p>1</text:p>
          </table:table-cell>
          <table:table-cell table:style-name="ce575" table:formula="of:=IF(([.$A32]+2)/3&gt;=[.E$3];ROUND([.$B$27]*([.$A32]-[.E$4])/(20-[.E$4])*0.85/([.E$3]+1);0);&quot;-&quot;)" office:value-type="float" office:value="0">
            <text:p>0</text:p>
          </table:table-cell>
          <table:table-cell table:style-name="ce575" table:formula="of:=IF(([.$A32]+2)/3&gt;=[.F$3];ROUND([.$B$27]*([.$A32]-[.F$4])/(20-[.F$4])*0.85/([.F$3]+1);0);&quot;-&quot;)" office:value-type="string" office:string-value="-">
            <text:p>-</text:p>
          </table:table-cell>
          <table:table-cell table:style-name="ce575" table:formula="of:=IF(([.$A32]+2)/3&gt;=[.G$3];ROUND([.$B$27]*([.$A32]-[.G$4])/(20-[.G$4])*0.85/([.G$3]+1);0);&quot;-&quot;)" office:value-type="string" office:string-value="-">
            <text:p>-</text:p>
          </table:table-cell>
          <table:table-cell table:style-name="ce575" table:formula="of:=IF(([.$A32]+2)/3&gt;=[.H$3];ROUND([.$B$27]*([.$A32]-[.H$4])/(20-[.H$4])*0.85/([.H$3]+1);0);&quot;-&quot;)" office:value-type="string" office:string-value="-">
            <text:p>-</text:p>
          </table:table-cell>
          <table:table-cell table:style-name="ce579" table:formula="of:=IF(([.$A32]+2)/3&gt;=[.I$3];ROUND([.$B$27]*([.$A32]-[.I$4])/(20-[.I$4])*0.85/([.I$3]+1);0);&quot;-&quot;)" office:value-type="string" office:string-value="-">
            <text:p>-</text:p>
          </table:table-cell>
          <table:table-cell table:style-name="ce571" table:formula="of:=[.J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L$3];ROUND([.$K$27]*([.$A32]-[.L$4])/(20-[.L$4])*0.85/([.L$3]+1);0);&quot;-&quot;)" office:value-type="float" office:value="3">
            <text:p>3</text:p>
          </table:table-cell>
          <table:table-cell table:style-name="ce575" table:formula="of:=IF(([.$A32]+2)/3&gt;=[.M$3];ROUND([.$K$27]*([.$A32]-[.M$4])/(20-[.M$4])*0.85/([.M$3]+1);0);&quot;-&quot;)" office:value-type="float" office:value="1">
            <text:p>1</text:p>
          </table:table-cell>
          <table:table-cell table:style-name="ce575" table:formula="of:=IF(([.$A32]+2)/3&gt;=[.N$3];ROUND([.$K$27]*([.$A32]-[.N$4])/(20-[.N$4])*0.85/([.N$3]+1);0);&quot;-&quot;)" office:value-type="float" office:value="0">
            <text:p>0</text:p>
          </table:table-cell>
          <table:table-cell table:style-name="ce575" table:formula="of:=IF(([.$A32]+2)/3&gt;=[.O$3];ROUND([.$K$27]*([.$A32]-[.O$4])/(20-[.O$4])*0.85/([.O$3]+1);0);&quot;-&quot;)" office:value-type="string" office:string-value="-">
            <text:p>-</text:p>
          </table:table-cell>
          <table:table-cell table:style-name="ce575" table:formula="of:=IF(([.$A32]+2)/3&gt;=[.P$3];ROUND([.$K$27]*([.$A32]-[.P$4])/(20-[.P$4])*0.85/([.P$3]+1);0);&quot;-&quot;)" office:value-type="string" office:string-value="-">
            <text:p>-</text:p>
          </table:table-cell>
          <table:table-cell table:style-name="ce575" table:formula="of:=IF(([.$A32]+2)/3&gt;=[.Q$3];ROUND([.$K$27]*([.$A32]-[.Q$4])/(20-[.Q$4])*0.85/([.Q$3]+1);0);&quot;-&quot;)" office:value-type="string" office:string-value="-">
            <text:p>-</text:p>
          </table:table-cell>
          <table:table-cell table:style-name="ce579" table:formula="of:=IF(([.$A32]+2)/3&gt;=[.R$3];ROUND([.$K$27]*([.$A32]-[.R$4])/(20-[.R$4])*0.85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+2)/3&gt;=[.U$3];ROUND([.$T$27]*([.$A32]-[.U$4])/(20-[.U$4])*0.85/([.U$3]+1);0);&quot;-&quot;)" office:value-type="float" office:value="3">
            <text:p>3</text:p>
          </table:table-cell>
          <table:table-cell table:style-name="ce575" table:formula="of:=IF(([.$A32]+2)/3&gt;=[.V$3];ROUND([.$T$27]*([.$A32]-[.V$4])/(20-[.V$4])*0.85/([.V$3]+1);0);&quot;-&quot;)" office:value-type="float" office:value="1">
            <text:p>1</text:p>
          </table:table-cell>
          <table:table-cell table:style-name="ce575" table:formula="of:=IF(([.$A32]+2)/3&gt;=[.W$3];ROUND([.$T$27]*([.$A32]-[.W$4])/(20-[.W$4])*0.85/([.W$3]+1);0);&quot;-&quot;)" office:value-type="float" office:value="0">
            <text:p>0</text:p>
          </table:table-cell>
          <table:table-cell table:style-name="ce575" table:formula="of:=IF(([.$A32]+2)/3&gt;=[.X$3];ROUND([.$T$27]*([.$A32]-[.X$4])/(20-[.X$4])*0.85/([.X$3]+1);0);&quot;-&quot;)" office:value-type="string" office:string-value="-">
            <text:p>-</text:p>
          </table:table-cell>
          <table:table-cell table:style-name="ce575" table:formula="of:=IF(([.$A32]+2)/3&gt;=[.Y$3];ROUND([.$T$27]*([.$A32]-[.Y$4])/(20-[.Y$4])*0.85/([.Y$3]+1);0);&quot;-&quot;)" office:value-type="string" office:string-value="-">
            <text:p>-</text:p>
          </table:table-cell>
          <table:table-cell table:style-name="ce575" table:formula="of:=IF(([.$A32]+2)/3&gt;=[.Z$3];ROUND([.$T$27]*([.$A32]-[.Z$4])/(20-[.Z$4])*0.85/([.Z$3]+1);0);&quot;-&quot;)" office:value-type="string" office:string-value="-">
            <text:p>-</text:p>
          </table:table-cell>
          <table:table-cell table:style-name="ce579" table:formula="of:=IF(([.$A32]+2)/3&gt;=[.AA$3];ROUND([.$T$27]*([.$A3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C$3];ROUND([.$B$27]*([.$A33]-[.C$4])/(20-[.C$4])*0.85/([.C$3]+1);0);&quot;-&quot;)" office:value-type="float" office:value="3">
            <text:p>3</text:p>
          </table:table-cell>
          <table:table-cell table:style-name="ce575" table:formula="of:=IF(([.$A33]+2)/3&gt;=[.D$3];ROUND([.$B$27]*([.$A33]-[.D$4])/(20-[.D$4])*0.85/([.D$3]+1);0);&quot;-&quot;)" office:value-type="float" office:value="1">
            <text:p>1</text:p>
          </table:table-cell>
          <table:table-cell table:style-name="ce575" table:formula="of:=IF(([.$A33]+2)/3&gt;=[.E$3];ROUND([.$B$27]*([.$A33]-[.E$4])/(20-[.E$4])*0.85/([.E$3]+1);0);&quot;-&quot;)" office:value-type="float" office:value="0">
            <text:p>0</text:p>
          </table:table-cell>
          <table:table-cell table:style-name="ce575" table:formula="of:=IF(([.$A33]+2)/3&gt;=[.F$3];ROUND([.$B$27]*([.$A33]-[.F$4])/(20-[.F$4])*0.85/([.F$3]+1);0);&quot;-&quot;)" office:value-type="string" office:string-value="-">
            <text:p>-</text:p>
          </table:table-cell>
          <table:table-cell table:style-name="ce575" table:formula="of:=IF(([.$A33]+2)/3&gt;=[.G$3];ROUND([.$B$27]*([.$A33]-[.G$4])/(20-[.G$4])*0.85/([.G$3]+1);0);&quot;-&quot;)" office:value-type="string" office:string-value="-">
            <text:p>-</text:p>
          </table:table-cell>
          <table:table-cell table:style-name="ce575" table:formula="of:=IF(([.$A33]+2)/3&gt;=[.H$3];ROUND([.$B$27]*([.$A33]-[.H$4])/(20-[.H$4])*0.85/([.H$3]+1);0);&quot;-&quot;)" office:value-type="string" office:string-value="-">
            <text:p>-</text:p>
          </table:table-cell>
          <table:table-cell table:style-name="ce579" table:formula="of:=IF(([.$A33]+2)/3&gt;=[.I$3];ROUND([.$B$27]*([.$A33]-[.I$4])/(20-[.I$4])*0.85/([.I$3]+1);0);&quot;-&quot;)" office:value-type="string" office:string-value="-">
            <text:p>-</text:p>
          </table:table-cell>
          <table:table-cell table:style-name="ce571" table:formula="of:=[.J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L$3];ROUND([.$K$27]*([.$A33]-[.L$4])/(20-[.L$4])*0.85/([.L$3]+1);0);&quot;-&quot;)" office:value-type="float" office:value="3">
            <text:p>3</text:p>
          </table:table-cell>
          <table:table-cell table:style-name="ce575" table:formula="of:=IF(([.$A33]+2)/3&gt;=[.M$3];ROUND([.$K$27]*([.$A33]-[.M$4])/(20-[.M$4])*0.85/([.M$3]+1);0);&quot;-&quot;)" office:value-type="float" office:value="1">
            <text:p>1</text:p>
          </table:table-cell>
          <table:table-cell table:style-name="ce575" table:formula="of:=IF(([.$A33]+2)/3&gt;=[.N$3];ROUND([.$K$27]*([.$A33]-[.N$4])/(20-[.N$4])*0.85/([.N$3]+1);0);&quot;-&quot;)" office:value-type="float" office:value="0">
            <text:p>0</text:p>
          </table:table-cell>
          <table:table-cell table:style-name="ce575" table:formula="of:=IF(([.$A33]+2)/3&gt;=[.O$3];ROUND([.$K$27]*([.$A33]-[.O$4])/(20-[.O$4])*0.85/([.O$3]+1);0);&quot;-&quot;)" office:value-type="string" office:string-value="-">
            <text:p>-</text:p>
          </table:table-cell>
          <table:table-cell table:style-name="ce575" table:formula="of:=IF(([.$A33]+2)/3&gt;=[.P$3];ROUND([.$K$27]*([.$A33]-[.P$4])/(20-[.P$4])*0.85/([.P$3]+1);0);&quot;-&quot;)" office:value-type="string" office:string-value="-">
            <text:p>-</text:p>
          </table:table-cell>
          <table:table-cell table:style-name="ce575" table:formula="of:=IF(([.$A33]+2)/3&gt;=[.Q$3];ROUND([.$K$27]*([.$A33]-[.Q$4])/(20-[.Q$4])*0.85/([.Q$3]+1);0);&quot;-&quot;)" office:value-type="string" office:string-value="-">
            <text:p>-</text:p>
          </table:table-cell>
          <table:table-cell table:style-name="ce579" table:formula="of:=IF(([.$A33]+2)/3&gt;=[.R$3];ROUND([.$K$27]*([.$A33]-[.R$4])/(20-[.R$4])*0.85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+2)/3&gt;=[.U$3];ROUND([.$T$27]*([.$A33]-[.U$4])/(20-[.U$4])*0.85/([.U$3]+1);0);&quot;-&quot;)" office:value-type="float" office:value="3">
            <text:p>3</text:p>
          </table:table-cell>
          <table:table-cell table:style-name="ce575" table:formula="of:=IF(([.$A33]+2)/3&gt;=[.V$3];ROUND([.$T$27]*([.$A33]-[.V$4])/(20-[.V$4])*0.85/([.V$3]+1);0);&quot;-&quot;)" office:value-type="float" office:value="1">
            <text:p>1</text:p>
          </table:table-cell>
          <table:table-cell table:style-name="ce575" table:formula="of:=IF(([.$A33]+2)/3&gt;=[.W$3];ROUND([.$T$27]*([.$A33]-[.W$4])/(20-[.W$4])*0.85/([.W$3]+1);0);&quot;-&quot;)" office:value-type="float" office:value="0">
            <text:p>0</text:p>
          </table:table-cell>
          <table:table-cell table:style-name="ce575" table:formula="of:=IF(([.$A33]+2)/3&gt;=[.X$3];ROUND([.$T$27]*([.$A33]-[.X$4])/(20-[.X$4])*0.85/([.X$3]+1);0);&quot;-&quot;)" office:value-type="string" office:string-value="-">
            <text:p>-</text:p>
          </table:table-cell>
          <table:table-cell table:style-name="ce575" table:formula="of:=IF(([.$A33]+2)/3&gt;=[.Y$3];ROUND([.$T$27]*([.$A33]-[.Y$4])/(20-[.Y$4])*0.85/([.Y$3]+1);0);&quot;-&quot;)" office:value-type="string" office:string-value="-">
            <text:p>-</text:p>
          </table:table-cell>
          <table:table-cell table:style-name="ce575" table:formula="of:=IF(([.$A33]+2)/3&gt;=[.Z$3];ROUND([.$T$27]*([.$A33]-[.Z$4])/(20-[.Z$4])*0.85/([.Z$3]+1);0);&quot;-&quot;)" office:value-type="string" office:string-value="-">
            <text:p>-</text:p>
          </table:table-cell>
          <table:table-cell table:style-name="ce579" table:formula="of:=IF(([.$A33]+2)/3&gt;=[.AA$3];ROUND([.$T$27]*([.$A3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C$3];ROUND([.$B$27]*([.$A34]-[.C$4])/(20-[.C$4])*0.85/([.C$3]+1);0);&quot;-&quot;)" office:value-type="float" office:value="3">
            <text:p>3</text:p>
          </table:table-cell>
          <table:table-cell table:style-name="ce575" table:formula="of:=IF(([.$A34]+2)/3&gt;=[.D$3];ROUND([.$B$27]*([.$A34]-[.D$4])/(20-[.D$4])*0.85/([.D$3]+1);0);&quot;-&quot;)" office:value-type="float" office:value="1">
            <text:p>1</text:p>
          </table:table-cell>
          <table:table-cell table:style-name="ce575" table:formula="of:=IF(([.$A34]+2)/3&gt;=[.E$3];ROUND([.$B$27]*([.$A34]-[.E$4])/(20-[.E$4])*0.85/([.E$3]+1);0);&quot;-&quot;)" office:value-type="float" office:value="0">
            <text:p>0</text:p>
          </table:table-cell>
          <table:table-cell table:style-name="ce575" table:formula="of:=IF(([.$A34]+2)/3&gt;=[.F$3];ROUND([.$B$27]*([.$A34]-[.F$4])/(20-[.F$4])*0.85/([.F$3]+1);0);&quot;-&quot;)" office:value-type="string" office:string-value="-">
            <text:p>-</text:p>
          </table:table-cell>
          <table:table-cell table:style-name="ce575" table:formula="of:=IF(([.$A34]+2)/3&gt;=[.G$3];ROUND([.$B$27]*([.$A34]-[.G$4])/(20-[.G$4])*0.85/([.G$3]+1);0);&quot;-&quot;)" office:value-type="string" office:string-value="-">
            <text:p>-</text:p>
          </table:table-cell>
          <table:table-cell table:style-name="ce575" table:formula="of:=IF(([.$A34]+2)/3&gt;=[.H$3];ROUND([.$B$27]*([.$A34]-[.H$4])/(20-[.H$4])*0.85/([.H$3]+1);0);&quot;-&quot;)" office:value-type="string" office:string-value="-">
            <text:p>-</text:p>
          </table:table-cell>
          <table:table-cell table:style-name="ce579" table:formula="of:=IF(([.$A34]+2)/3&gt;=[.I$3];ROUND([.$B$27]*([.$A34]-[.I$4])/(20-[.I$4])*0.85/([.I$3]+1);0);&quot;-&quot;)" office:value-type="string" office:string-value="-">
            <text:p>-</text:p>
          </table:table-cell>
          <table:table-cell table:style-name="ce571" table:formula="of:=[.J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L$3];ROUND([.$K$27]*([.$A34]-[.L$4])/(20-[.L$4])*0.85/([.L$3]+1);0);&quot;-&quot;)" office:value-type="float" office:value="3">
            <text:p>3</text:p>
          </table:table-cell>
          <table:table-cell table:style-name="ce575" table:formula="of:=IF(([.$A34]+2)/3&gt;=[.M$3];ROUND([.$K$27]*([.$A34]-[.M$4])/(20-[.M$4])*0.85/([.M$3]+1);0);&quot;-&quot;)" office:value-type="float" office:value="1">
            <text:p>1</text:p>
          </table:table-cell>
          <table:table-cell table:style-name="ce575" table:formula="of:=IF(([.$A34]+2)/3&gt;=[.N$3];ROUND([.$K$27]*([.$A34]-[.N$4])/(20-[.N$4])*0.85/([.N$3]+1);0);&quot;-&quot;)" office:value-type="float" office:value="0">
            <text:p>0</text:p>
          </table:table-cell>
          <table:table-cell table:style-name="ce575" table:formula="of:=IF(([.$A34]+2)/3&gt;=[.O$3];ROUND([.$K$27]*([.$A34]-[.O$4])/(20-[.O$4])*0.85/([.O$3]+1);0);&quot;-&quot;)" office:value-type="string" office:string-value="-">
            <text:p>-</text:p>
          </table:table-cell>
          <table:table-cell table:style-name="ce575" table:formula="of:=IF(([.$A34]+2)/3&gt;=[.P$3];ROUND([.$K$27]*([.$A34]-[.P$4])/(20-[.P$4])*0.85/([.P$3]+1);0);&quot;-&quot;)" office:value-type="string" office:string-value="-">
            <text:p>-</text:p>
          </table:table-cell>
          <table:table-cell table:style-name="ce575" table:formula="of:=IF(([.$A34]+2)/3&gt;=[.Q$3];ROUND([.$K$27]*([.$A34]-[.Q$4])/(20-[.Q$4])*0.85/([.Q$3]+1);0);&quot;-&quot;)" office:value-type="string" office:string-value="-">
            <text:p>-</text:p>
          </table:table-cell>
          <table:table-cell table:style-name="ce579" table:formula="of:=IF(([.$A34]+2)/3&gt;=[.R$3];ROUND([.$K$27]*([.$A34]-[.R$4])/(20-[.R$4])*0.85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+2)/3&gt;=[.U$3];ROUND([.$T$27]*([.$A34]-[.U$4])/(20-[.U$4])*0.85/([.U$3]+1);0);&quot;-&quot;)" office:value-type="float" office:value="4">
            <text:p>4</text:p>
          </table:table-cell>
          <table:table-cell table:style-name="ce575" table:formula="of:=IF(([.$A34]+2)/3&gt;=[.V$3];ROUND([.$T$27]*([.$A34]-[.V$4])/(20-[.V$4])*0.85/([.V$3]+1);0);&quot;-&quot;)" office:value-type="float" office:value="1">
            <text:p>1</text:p>
          </table:table-cell>
          <table:table-cell table:style-name="ce575" table:formula="of:=IF(([.$A34]+2)/3&gt;=[.W$3];ROUND([.$T$27]*([.$A34]-[.W$4])/(20-[.W$4])*0.85/([.W$3]+1);0);&quot;-&quot;)" office:value-type="float" office:value="0">
            <text:p>0</text:p>
          </table:table-cell>
          <table:table-cell table:style-name="ce575" table:formula="of:=IF(([.$A34]+2)/3&gt;=[.X$3];ROUND([.$T$27]*([.$A34]-[.X$4])/(20-[.X$4])*0.85/([.X$3]+1);0);&quot;-&quot;)" office:value-type="string" office:string-value="-">
            <text:p>-</text:p>
          </table:table-cell>
          <table:table-cell table:style-name="ce575" table:formula="of:=IF(([.$A34]+2)/3&gt;=[.Y$3];ROUND([.$T$27]*([.$A34]-[.Y$4])/(20-[.Y$4])*0.85/([.Y$3]+1);0);&quot;-&quot;)" office:value-type="string" office:string-value="-">
            <text:p>-</text:p>
          </table:table-cell>
          <table:table-cell table:style-name="ce575" table:formula="of:=IF(([.$A34]+2)/3&gt;=[.Z$3];ROUND([.$T$27]*([.$A34]-[.Z$4])/(20-[.Z$4])*0.85/([.Z$3]+1);0);&quot;-&quot;)" office:value-type="string" office:string-value="-">
            <text:p>-</text:p>
          </table:table-cell>
          <table:table-cell table:style-name="ce579" table:formula="of:=IF(([.$A34]+2)/3&gt;=[.AA$3];ROUND([.$T$27]*([.$A34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C$3];ROUND([.$B$27]*([.$A35]-[.C$4])/(20-[.C$4])*0.85/([.C$3]+1);0);&quot;-&quot;)" office:value-type="float" office:value="3">
            <text:p>3</text:p>
          </table:table-cell>
          <table:table-cell table:style-name="ce575" table:formula="of:=IF(([.$A35]+2)/3&gt;=[.D$3];ROUND([.$B$27]*([.$A35]-[.D$4])/(20-[.D$4])*0.85/([.D$3]+1);0);&quot;-&quot;)" office:value-type="float" office:value="1">
            <text:p>1</text:p>
          </table:table-cell>
          <table:table-cell table:style-name="ce575" table:formula="of:=IF(([.$A35]+2)/3&gt;=[.E$3];ROUND([.$B$27]*([.$A35]-[.E$4])/(20-[.E$4])*0.85/([.E$3]+1);0);&quot;-&quot;)" office:value-type="float" office:value="1">
            <text:p>1</text:p>
          </table:table-cell>
          <table:table-cell table:style-name="ce575" table:formula="of:=IF(([.$A35]+2)/3&gt;=[.F$3];ROUND([.$B$27]*([.$A35]-[.F$4])/(20-[.F$4])*0.85/([.F$3]+1);0);&quot;-&quot;)" office:value-type="float" office:value="0">
            <text:p>0</text:p>
          </table:table-cell>
          <table:table-cell table:style-name="ce575" table:formula="of:=IF(([.$A35]+2)/3&gt;=[.G$3];ROUND([.$B$27]*([.$A35]-[.G$4])/(20-[.G$4])*0.85/([.G$3]+1);0);&quot;-&quot;)" office:value-type="string" office:string-value="-">
            <text:p>-</text:p>
          </table:table-cell>
          <table:table-cell table:style-name="ce575" table:formula="of:=IF(([.$A35]+2)/3&gt;=[.H$3];ROUND([.$B$27]*([.$A35]-[.H$4])/(20-[.H$4])*0.85/([.H$3]+1);0);&quot;-&quot;)" office:value-type="string" office:string-value="-">
            <text:p>-</text:p>
          </table:table-cell>
          <table:table-cell table:style-name="ce579" table:formula="of:=IF(([.$A35]+2)/3&gt;=[.I$3];ROUND([.$B$27]*([.$A35]-[.I$4])/(20-[.I$4])*0.85/([.I$3]+1);0);&quot;-&quot;)" office:value-type="string" office:string-value="-">
            <text:p>-</text:p>
          </table:table-cell>
          <table:table-cell table:style-name="ce571" table:formula="of:=[.J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L$3];ROUND([.$K$27]*([.$A35]-[.L$4])/(20-[.L$4])*0.85/([.L$3]+1);0);&quot;-&quot;)" office:value-type="float" office:value="4">
            <text:p>4</text:p>
          </table:table-cell>
          <table:table-cell table:style-name="ce575" table:formula="of:=IF(([.$A35]+2)/3&gt;=[.M$3];ROUND([.$K$27]*([.$A35]-[.M$4])/(20-[.M$4])*0.85/([.M$3]+1);0);&quot;-&quot;)" office:value-type="float" office:value="1">
            <text:p>1</text:p>
          </table:table-cell>
          <table:table-cell table:style-name="ce575" table:formula="of:=IF(([.$A35]+2)/3&gt;=[.N$3];ROUND([.$K$27]*([.$A35]-[.N$4])/(20-[.N$4])*0.85/([.N$3]+1);0);&quot;-&quot;)" office:value-type="float" office:value="1">
            <text:p>1</text:p>
          </table:table-cell>
          <table:table-cell table:style-name="ce575" table:formula="of:=IF(([.$A35]+2)/3&gt;=[.O$3];ROUND([.$K$27]*([.$A35]-[.O$4])/(20-[.O$4])*0.85/([.O$3]+1);0);&quot;-&quot;)" office:value-type="float" office:value="0">
            <text:p>0</text:p>
          </table:table-cell>
          <table:table-cell table:style-name="ce575" table:formula="of:=IF(([.$A35]+2)/3&gt;=[.P$3];ROUND([.$K$27]*([.$A35]-[.P$4])/(20-[.P$4])*0.85/([.P$3]+1);0);&quot;-&quot;)" office:value-type="string" office:string-value="-">
            <text:p>-</text:p>
          </table:table-cell>
          <table:table-cell table:style-name="ce575" table:formula="of:=IF(([.$A35]+2)/3&gt;=[.Q$3];ROUND([.$K$27]*([.$A35]-[.Q$4])/(20-[.Q$4])*0.85/([.Q$3]+1);0);&quot;-&quot;)" office:value-type="string" office:string-value="-">
            <text:p>-</text:p>
          </table:table-cell>
          <table:table-cell table:style-name="ce579" table:formula="of:=IF(([.$A35]+2)/3&gt;=[.R$3];ROUND([.$K$27]*([.$A35]-[.R$4])/(20-[.R$4])*0.85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+2)/3&gt;=[.U$3];ROUND([.$T$27]*([.$A35]-[.U$4])/(20-[.U$4])*0.85/([.U$3]+1);0);&quot;-&quot;)" office:value-type="float" office:value="4">
            <text:p>4</text:p>
          </table:table-cell>
          <table:table-cell table:style-name="ce575" table:formula="of:=IF(([.$A35]+2)/3&gt;=[.V$3];ROUND([.$T$27]*([.$A35]-[.V$4])/(20-[.V$4])*0.85/([.V$3]+1);0);&quot;-&quot;)" office:value-type="float" office:value="2">
            <text:p>2</text:p>
          </table:table-cell>
          <table:table-cell table:style-name="ce575" table:formula="of:=IF(([.$A35]+2)/3&gt;=[.W$3];ROUND([.$T$27]*([.$A35]-[.W$4])/(20-[.W$4])*0.85/([.W$3]+1);0);&quot;-&quot;)" office:value-type="float" office:value="1">
            <text:p>1</text:p>
          </table:table-cell>
          <table:table-cell table:style-name="ce575" table:formula="of:=IF(([.$A35]+2)/3&gt;=[.X$3];ROUND([.$T$27]*([.$A35]-[.X$4])/(20-[.X$4])*0.85/([.X$3]+1);0);&quot;-&quot;)" office:value-type="float" office:value="0">
            <text:p>0</text:p>
          </table:table-cell>
          <table:table-cell table:style-name="ce575" table:formula="of:=IF(([.$A35]+2)/3&gt;=[.Y$3];ROUND([.$T$27]*([.$A35]-[.Y$4])/(20-[.Y$4])*0.85/([.Y$3]+1);0);&quot;-&quot;)" office:value-type="string" office:string-value="-">
            <text:p>-</text:p>
          </table:table-cell>
          <table:table-cell table:style-name="ce575" table:formula="of:=IF(([.$A35]+2)/3&gt;=[.Z$3];ROUND([.$T$27]*([.$A35]-[.Z$4])/(20-[.Z$4])*0.85/([.Z$3]+1);0);&quot;-&quot;)" office:value-type="string" office:string-value="-">
            <text:p>-</text:p>
          </table:table-cell>
          <table:table-cell table:style-name="ce579" table:formula="of:=IF(([.$A35]+2)/3&gt;=[.AA$3];ROUND([.$T$27]*([.$A3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C$3];ROUND([.$B$27]*([.$A36]-[.C$4])/(20-[.C$4])*0.85/([.C$3]+1);0);&quot;-&quot;)" office:value-type="float" office:value="4">
            <text:p>4</text:p>
          </table:table-cell>
          <table:table-cell table:style-name="ce575" table:formula="of:=IF(([.$A36]+2)/3&gt;=[.D$3];ROUND([.$B$27]*([.$A36]-[.D$4])/(20-[.D$4])*0.85/([.D$3]+1);0);&quot;-&quot;)" office:value-type="float" office:value="2">
            <text:p>2</text:p>
          </table:table-cell>
          <table:table-cell table:style-name="ce575" table:formula="of:=IF(([.$A36]+2)/3&gt;=[.E$3];ROUND([.$B$27]*([.$A36]-[.E$4])/(20-[.E$4])*0.85/([.E$3]+1);0);&quot;-&quot;)" office:value-type="float" office:value="1">
            <text:p>1</text:p>
          </table:table-cell>
          <table:table-cell table:style-name="ce575" table:formula="of:=IF(([.$A36]+2)/3&gt;=[.F$3];ROUND([.$B$27]*([.$A36]-[.F$4])/(20-[.F$4])*0.85/([.F$3]+1);0);&quot;-&quot;)" office:value-type="float" office:value="0">
            <text:p>0</text:p>
          </table:table-cell>
          <table:table-cell table:style-name="ce575" table:formula="of:=IF(([.$A36]+2)/3&gt;=[.G$3];ROUND([.$B$27]*([.$A36]-[.G$4])/(20-[.G$4])*0.85/([.G$3]+1);0);&quot;-&quot;)" office:value-type="string" office:string-value="-">
            <text:p>-</text:p>
          </table:table-cell>
          <table:table-cell table:style-name="ce575" table:formula="of:=IF(([.$A36]+2)/3&gt;=[.H$3];ROUND([.$B$27]*([.$A36]-[.H$4])/(20-[.H$4])*0.85/([.H$3]+1);0);&quot;-&quot;)" office:value-type="string" office:string-value="-">
            <text:p>-</text:p>
          </table:table-cell>
          <table:table-cell table:style-name="ce579" table:formula="of:=IF(([.$A36]+2)/3&gt;=[.I$3];ROUND([.$B$27]*([.$A36]-[.I$4])/(20-[.I$4])*0.85/([.I$3]+1);0);&quot;-&quot;)" office:value-type="string" office:string-value="-">
            <text:p>-</text:p>
          </table:table-cell>
          <table:table-cell table:style-name="ce571" table:formula="of:=[.J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L$3];ROUND([.$K$27]*([.$A36]-[.L$4])/(20-[.L$4])*0.85/([.L$3]+1);0);&quot;-&quot;)" office:value-type="float" office:value="4">
            <text:p>4</text:p>
          </table:table-cell>
          <table:table-cell table:style-name="ce575" table:formula="of:=IF(([.$A36]+2)/3&gt;=[.M$3];ROUND([.$K$27]*([.$A36]-[.M$4])/(20-[.M$4])*0.85/([.M$3]+1);0);&quot;-&quot;)" office:value-type="float" office:value="2">
            <text:p>2</text:p>
          </table:table-cell>
          <table:table-cell table:style-name="ce575" table:formula="of:=IF(([.$A36]+2)/3&gt;=[.N$3];ROUND([.$K$27]*([.$A36]-[.N$4])/(20-[.N$4])*0.85/([.N$3]+1);0);&quot;-&quot;)" office:value-type="float" office:value="1">
            <text:p>1</text:p>
          </table:table-cell>
          <table:table-cell table:style-name="ce575" table:formula="of:=IF(([.$A36]+2)/3&gt;=[.O$3];ROUND([.$K$27]*([.$A36]-[.O$4])/(20-[.O$4])*0.85/([.O$3]+1);0);&quot;-&quot;)" office:value-type="float" office:value="0">
            <text:p>0</text:p>
          </table:table-cell>
          <table:table-cell table:style-name="ce575" table:formula="of:=IF(([.$A36]+2)/3&gt;=[.P$3];ROUND([.$K$27]*([.$A36]-[.P$4])/(20-[.P$4])*0.85/([.P$3]+1);0);&quot;-&quot;)" office:value-type="string" office:string-value="-">
            <text:p>-</text:p>
          </table:table-cell>
          <table:table-cell table:style-name="ce575" table:formula="of:=IF(([.$A36]+2)/3&gt;=[.Q$3];ROUND([.$K$27]*([.$A36]-[.Q$4])/(20-[.Q$4])*0.85/([.Q$3]+1);0);&quot;-&quot;)" office:value-type="string" office:string-value="-">
            <text:p>-</text:p>
          </table:table-cell>
          <table:table-cell table:style-name="ce579" table:formula="of:=IF(([.$A36]+2)/3&gt;=[.R$3];ROUND([.$K$27]*([.$A36]-[.R$4])/(20-[.R$4])*0.85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+2)/3&gt;=[.U$3];ROUND([.$T$27]*([.$A36]-[.U$4])/(20-[.U$4])*0.85/([.U$3]+1);0);&quot;-&quot;)" office:value-type="float" office:value="5">
            <text:p>5</text:p>
          </table:table-cell>
          <table:table-cell table:style-name="ce575" table:formula="of:=IF(([.$A36]+2)/3&gt;=[.V$3];ROUND([.$T$27]*([.$A36]-[.V$4])/(20-[.V$4])*0.85/([.V$3]+1);0);&quot;-&quot;)" office:value-type="float" office:value="2">
            <text:p>2</text:p>
          </table:table-cell>
          <table:table-cell table:style-name="ce575" table:formula="of:=IF(([.$A36]+2)/3&gt;=[.W$3];ROUND([.$T$27]*([.$A36]-[.W$4])/(20-[.W$4])*0.85/([.W$3]+1);0);&quot;-&quot;)" office:value-type="float" office:value="1">
            <text:p>1</text:p>
          </table:table-cell>
          <table:table-cell table:style-name="ce575" table:formula="of:=IF(([.$A36]+2)/3&gt;=[.X$3];ROUND([.$T$27]*([.$A36]-[.X$4])/(20-[.X$4])*0.85/([.X$3]+1);0);&quot;-&quot;)" office:value-type="float" office:value="0">
            <text:p>0</text:p>
          </table:table-cell>
          <table:table-cell table:style-name="ce575" table:formula="of:=IF(([.$A36]+2)/3&gt;=[.Y$3];ROUND([.$T$27]*([.$A36]-[.Y$4])/(20-[.Y$4])*0.85/([.Y$3]+1);0);&quot;-&quot;)" office:value-type="string" office:string-value="-">
            <text:p>-</text:p>
          </table:table-cell>
          <table:table-cell table:style-name="ce575" table:formula="of:=IF(([.$A36]+2)/3&gt;=[.Z$3];ROUND([.$T$27]*([.$A36]-[.Z$4])/(20-[.Z$4])*0.85/([.Z$3]+1);0);&quot;-&quot;)" office:value-type="string" office:string-value="-">
            <text:p>-</text:p>
          </table:table-cell>
          <table:table-cell table:style-name="ce579" table:formula="of:=IF(([.$A36]+2)/3&gt;=[.AA$3];ROUND([.$T$27]*([.$A36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C$3];ROUND([.$B$27]*([.$A37]-[.C$4])/(20-[.C$4])*0.85/([.C$3]+1);0);&quot;-&quot;)" office:value-type="float" office:value="4">
            <text:p>4</text:p>
          </table:table-cell>
          <table:table-cell table:style-name="ce575" table:formula="of:=IF(([.$A37]+2)/3&gt;=[.D$3];ROUND([.$B$27]*([.$A37]-[.D$4])/(20-[.D$4])*0.85/([.D$3]+1);0);&quot;-&quot;)" office:value-type="float" office:value="2">
            <text:p>2</text:p>
          </table:table-cell>
          <table:table-cell table:style-name="ce575" table:formula="of:=IF(([.$A37]+2)/3&gt;=[.E$3];ROUND([.$B$27]*([.$A37]-[.E$4])/(20-[.E$4])*0.85/([.E$3]+1);0);&quot;-&quot;)" office:value-type="float" office:value="1">
            <text:p>1</text:p>
          </table:table-cell>
          <table:table-cell table:style-name="ce575" table:formula="of:=IF(([.$A37]+2)/3&gt;=[.F$3];ROUND([.$B$27]*([.$A37]-[.F$4])/(20-[.F$4])*0.85/([.F$3]+1);0);&quot;-&quot;)" office:value-type="float" office:value="0">
            <text:p>0</text:p>
          </table:table-cell>
          <table:table-cell table:style-name="ce575" table:formula="of:=IF(([.$A37]+2)/3&gt;=[.G$3];ROUND([.$B$27]*([.$A37]-[.G$4])/(20-[.G$4])*0.85/([.G$3]+1);0);&quot;-&quot;)" office:value-type="string" office:string-value="-">
            <text:p>-</text:p>
          </table:table-cell>
          <table:table-cell table:style-name="ce575" table:formula="of:=IF(([.$A37]+2)/3&gt;=[.H$3];ROUND([.$B$27]*([.$A37]-[.H$4])/(20-[.H$4])*0.85/([.H$3]+1);0);&quot;-&quot;)" office:value-type="string" office:string-value="-">
            <text:p>-</text:p>
          </table:table-cell>
          <table:table-cell table:style-name="ce579" table:formula="of:=IF(([.$A37]+2)/3&gt;=[.I$3];ROUND([.$B$27]*([.$A37]-[.I$4])/(20-[.I$4])*0.85/([.I$3]+1);0);&quot;-&quot;)" office:value-type="string" office:string-value="-">
            <text:p>-</text:p>
          </table:table-cell>
          <table:table-cell table:style-name="ce571" table:formula="of:=[.J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L$3];ROUND([.$K$27]*([.$A37]-[.L$4])/(20-[.L$4])*0.85/([.L$3]+1);0);&quot;-&quot;)" office:value-type="float" office:value="5">
            <text:p>5</text:p>
          </table:table-cell>
          <table:table-cell table:style-name="ce575" table:formula="of:=IF(([.$A37]+2)/3&gt;=[.M$3];ROUND([.$K$27]*([.$A37]-[.M$4])/(20-[.M$4])*0.85/([.M$3]+1);0);&quot;-&quot;)" office:value-type="float" office:value="2">
            <text:p>2</text:p>
          </table:table-cell>
          <table:table-cell table:style-name="ce575" table:formula="of:=IF(([.$A37]+2)/3&gt;=[.N$3];ROUND([.$K$27]*([.$A37]-[.N$4])/(20-[.N$4])*0.85/([.N$3]+1);0);&quot;-&quot;)" office:value-type="float" office:value="1">
            <text:p>1</text:p>
          </table:table-cell>
          <table:table-cell table:style-name="ce575" table:formula="of:=IF(([.$A37]+2)/3&gt;=[.O$3];ROUND([.$K$27]*([.$A37]-[.O$4])/(20-[.O$4])*0.85/([.O$3]+1);0);&quot;-&quot;)" office:value-type="float" office:value="0">
            <text:p>0</text:p>
          </table:table-cell>
          <table:table-cell table:style-name="ce575" table:formula="of:=IF(([.$A37]+2)/3&gt;=[.P$3];ROUND([.$K$27]*([.$A37]-[.P$4])/(20-[.P$4])*0.85/([.P$3]+1);0);&quot;-&quot;)" office:value-type="string" office:string-value="-">
            <text:p>-</text:p>
          </table:table-cell>
          <table:table-cell table:style-name="ce575" table:formula="of:=IF(([.$A37]+2)/3&gt;=[.Q$3];ROUND([.$K$27]*([.$A37]-[.Q$4])/(20-[.Q$4])*0.85/([.Q$3]+1);0);&quot;-&quot;)" office:value-type="string" office:string-value="-">
            <text:p>-</text:p>
          </table:table-cell>
          <table:table-cell table:style-name="ce579" table:formula="of:=IF(([.$A37]+2)/3&gt;=[.R$3];ROUND([.$K$27]*([.$A37]-[.R$4])/(20-[.R$4])*0.85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+2)/3&gt;=[.U$3];ROUND([.$T$27]*([.$A37]-[.U$4])/(20-[.U$4])*0.85/([.U$3]+1);0);&quot;-&quot;)" office:value-type="float" office:value="5">
            <text:p>5</text:p>
          </table:table-cell>
          <table:table-cell table:style-name="ce575" table:formula="of:=IF(([.$A37]+2)/3&gt;=[.V$3];ROUND([.$T$27]*([.$A37]-[.V$4])/(20-[.V$4])*0.85/([.V$3]+1);0);&quot;-&quot;)" office:value-type="float" office:value="2">
            <text:p>2</text:p>
          </table:table-cell>
          <table:table-cell table:style-name="ce575" table:formula="of:=IF(([.$A37]+2)/3&gt;=[.W$3];ROUND([.$T$27]*([.$A37]-[.W$4])/(20-[.W$4])*0.85/([.W$3]+1);0);&quot;-&quot;)" office:value-type="float" office:value="1">
            <text:p>1</text:p>
          </table:table-cell>
          <table:table-cell table:style-name="ce575" table:formula="of:=IF(([.$A37]+2)/3&gt;=[.X$3];ROUND([.$T$27]*([.$A37]-[.X$4])/(20-[.X$4])*0.85/([.X$3]+1);0);&quot;-&quot;)" office:value-type="float" office:value="0">
            <text:p>0</text:p>
          </table:table-cell>
          <table:table-cell table:style-name="ce575" table:formula="of:=IF(([.$A37]+2)/3&gt;=[.Y$3];ROUND([.$T$27]*([.$A37]-[.Y$4])/(20-[.Y$4])*0.85/([.Y$3]+1);0);&quot;-&quot;)" office:value-type="string" office:string-value="-">
            <text:p>-</text:p>
          </table:table-cell>
          <table:table-cell table:style-name="ce575" table:formula="of:=IF(([.$A37]+2)/3&gt;=[.Z$3];ROUND([.$T$27]*([.$A37]-[.Z$4])/(20-[.Z$4])*0.85/([.Z$3]+1);0);&quot;-&quot;)" office:value-type="string" office:string-value="-">
            <text:p>-</text:p>
          </table:table-cell>
          <table:table-cell table:style-name="ce579" table:formula="of:=IF(([.$A37]+2)/3&gt;=[.AA$3];ROUND([.$T$27]*([.$A37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C$3];ROUND([.$B$27]*([.$A38]-[.C$4])/(20-[.C$4])*0.85/([.C$3]+1);0);&quot;-&quot;)" office:value-type="float" office:value="5">
            <text:p>5</text:p>
          </table:table-cell>
          <table:table-cell table:style-name="ce575" table:formula="of:=IF(([.$A38]+2)/3&gt;=[.D$3];ROUND([.$B$27]*([.$A38]-[.D$4])/(20-[.D$4])*0.85/([.D$3]+1);0);&quot;-&quot;)" office:value-type="float" office:value="2">
            <text:p>2</text:p>
          </table:table-cell>
          <table:table-cell table:style-name="ce575" table:formula="of:=IF(([.$A38]+2)/3&gt;=[.E$3];ROUND([.$B$27]*([.$A38]-[.E$4])/(20-[.E$4])*0.85/([.E$3]+1);0);&quot;-&quot;)" office:value-type="float" office:value="1">
            <text:p>1</text:p>
          </table:table-cell>
          <table:table-cell table:style-name="ce575" table:formula="of:=IF(([.$A38]+2)/3&gt;=[.F$3];ROUND([.$B$27]*([.$A38]-[.F$4])/(20-[.F$4])*0.85/([.F$3]+1);0);&quot;-&quot;)" office:value-type="float" office:value="0">
            <text:p>0</text:p>
          </table:table-cell>
          <table:table-cell table:style-name="ce575" table:formula="of:=IF(([.$A38]+2)/3&gt;=[.G$3];ROUND([.$B$27]*([.$A38]-[.G$4])/(20-[.G$4])*0.85/([.G$3]+1);0);&quot;-&quot;)" office:value-type="float" office:value="0">
            <text:p>0</text:p>
          </table:table-cell>
          <table:table-cell table:style-name="ce575" table:formula="of:=IF(([.$A38]+2)/3&gt;=[.H$3];ROUND([.$B$27]*([.$A38]-[.H$4])/(20-[.H$4])*0.85/([.H$3]+1);0);&quot;-&quot;)" office:value-type="string" office:string-value="-">
            <text:p>-</text:p>
          </table:table-cell>
          <table:table-cell table:style-name="ce579" table:formula="of:=IF(([.$A38]+2)/3&gt;=[.I$3];ROUND([.$B$27]*([.$A38]-[.I$4])/(20-[.I$4])*0.85/([.I$3]+1);0);&quot;-&quot;)" office:value-type="string" office:string-value="-">
            <text:p>-</text:p>
          </table:table-cell>
          <table:table-cell table:style-name="ce571" table:formula="of:=[.J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L$3];ROUND([.$K$27]*([.$A38]-[.L$4])/(20-[.L$4])*0.85/([.L$3]+1);0);&quot;-&quot;)" office:value-type="float" office:value="5">
            <text:p>5</text:p>
          </table:table-cell>
          <table:table-cell table:style-name="ce575" table:formula="of:=IF(([.$A38]+2)/3&gt;=[.M$3];ROUND([.$K$27]*([.$A38]-[.M$4])/(20-[.M$4])*0.85/([.M$3]+1);0);&quot;-&quot;)" office:value-type="float" office:value="2">
            <text:p>2</text:p>
          </table:table-cell>
          <table:table-cell table:style-name="ce575" table:formula="of:=IF(([.$A38]+2)/3&gt;=[.N$3];ROUND([.$K$27]*([.$A38]-[.N$4])/(20-[.N$4])*0.85/([.N$3]+1);0);&quot;-&quot;)" office:value-type="float" office:value="1">
            <text:p>1</text:p>
          </table:table-cell>
          <table:table-cell table:style-name="ce575" table:formula="of:=IF(([.$A38]+2)/3&gt;=[.O$3];ROUND([.$K$27]*([.$A38]-[.O$4])/(20-[.O$4])*0.85/([.O$3]+1);0);&quot;-&quot;)" office:value-type="float" office:value="1">
            <text:p>1</text:p>
          </table:table-cell>
          <table:table-cell table:style-name="ce575" table:formula="of:=IF(([.$A38]+2)/3&gt;=[.P$3];ROUND([.$K$27]*([.$A38]-[.P$4])/(20-[.P$4])*0.85/([.P$3]+1);0);&quot;-&quot;)" office:value-type="float" office:value="0">
            <text:p>0</text:p>
          </table:table-cell>
          <table:table-cell table:style-name="ce575" table:formula="of:=IF(([.$A38]+2)/3&gt;=[.Q$3];ROUND([.$K$27]*([.$A38]-[.Q$4])/(20-[.Q$4])*0.85/([.Q$3]+1);0);&quot;-&quot;)" office:value-type="string" office:string-value="-">
            <text:p>-</text:p>
          </table:table-cell>
          <table:table-cell table:style-name="ce579" table:formula="of:=IF(([.$A38]+2)/3&gt;=[.R$3];ROUND([.$K$27]*([.$A38]-[.R$4])/(20-[.R$4])*0.85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+2)/3&gt;=[.U$3];ROUND([.$T$27]*([.$A38]-[.U$4])/(20-[.U$4])*0.85/([.U$3]+1);0);&quot;-&quot;)" office:value-type="float" office:value="6">
            <text:p>6</text:p>
          </table:table-cell>
          <table:table-cell table:style-name="ce575" table:formula="of:=IF(([.$A38]+2)/3&gt;=[.V$3];ROUND([.$T$27]*([.$A38]-[.V$4])/(20-[.V$4])*0.85/([.V$3]+1);0);&quot;-&quot;)" office:value-type="float" office:value="2">
            <text:p>2</text:p>
          </table:table-cell>
          <table:table-cell table:style-name="ce575" table:formula="of:=IF(([.$A38]+2)/3&gt;=[.W$3];ROUND([.$T$27]*([.$A38]-[.W$4])/(20-[.W$4])*0.85/([.W$3]+1);0);&quot;-&quot;)" office:value-type="float" office:value="1">
            <text:p>1</text:p>
          </table:table-cell>
          <table:table-cell table:style-name="ce575" table:formula="of:=IF(([.$A38]+2)/3&gt;=[.X$3];ROUND([.$T$27]*([.$A38]-[.X$4])/(20-[.X$4])*0.85/([.X$3]+1);0);&quot;-&quot;)" office:value-type="float" office:value="1">
            <text:p>1</text:p>
          </table:table-cell>
          <table:table-cell table:style-name="ce575" table:formula="of:=IF(([.$A38]+2)/3&gt;=[.Y$3];ROUND([.$T$27]*([.$A38]-[.Y$4])/(20-[.Y$4])*0.85/([.Y$3]+1);0);&quot;-&quot;)" office:value-type="float" office:value="0">
            <text:p>0</text:p>
          </table:table-cell>
          <table:table-cell table:style-name="ce575" table:formula="of:=IF(([.$A38]+2)/3&gt;=[.Z$3];ROUND([.$T$27]*([.$A38]-[.Z$4])/(20-[.Z$4])*0.85/([.Z$3]+1);0);&quot;-&quot;)" office:value-type="string" office:string-value="-">
            <text:p>-</text:p>
          </table:table-cell>
          <table:table-cell table:style-name="ce579" table:formula="of:=IF(([.$A38]+2)/3&gt;=[.AA$3];ROUND([.$T$27]*([.$A38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C$3];ROUND([.$B$27]*([.$A39]-[.C$4])/(20-[.C$4])*0.85/([.C$3]+1);0);&quot;-&quot;)" office:value-type="float" office:value="5">
            <text:p>5</text:p>
          </table:table-cell>
          <table:table-cell table:style-name="ce575" table:formula="of:=IF(([.$A39]+2)/3&gt;=[.D$3];ROUND([.$B$27]*([.$A39]-[.D$4])/(20-[.D$4])*0.85/([.D$3]+1);0);&quot;-&quot;)" office:value-type="float" office:value="2">
            <text:p>2</text:p>
          </table:table-cell>
          <table:table-cell table:style-name="ce575" table:formula="of:=IF(([.$A39]+2)/3&gt;=[.E$3];ROUND([.$B$27]*([.$A39]-[.E$4])/(20-[.E$4])*0.85/([.E$3]+1);0);&quot;-&quot;)" office:value-type="float" office:value="1">
            <text:p>1</text:p>
          </table:table-cell>
          <table:table-cell table:style-name="ce575" table:formula="of:=IF(([.$A39]+2)/3&gt;=[.F$3];ROUND([.$B$27]*([.$A39]-[.F$4])/(20-[.F$4])*0.85/([.F$3]+1);0);&quot;-&quot;)" office:value-type="float" office:value="1">
            <text:p>1</text:p>
          </table:table-cell>
          <table:table-cell table:style-name="ce575" table:formula="of:=IF(([.$A39]+2)/3&gt;=[.G$3];ROUND([.$B$27]*([.$A39]-[.G$4])/(20-[.G$4])*0.85/([.G$3]+1);0);&quot;-&quot;)" office:value-type="float" office:value="0">
            <text:p>0</text:p>
          </table:table-cell>
          <table:table-cell table:style-name="ce575" table:formula="of:=IF(([.$A39]+2)/3&gt;=[.H$3];ROUND([.$B$27]*([.$A39]-[.H$4])/(20-[.H$4])*0.85/([.H$3]+1);0);&quot;-&quot;)" office:value-type="string" office:string-value="-">
            <text:p>-</text:p>
          </table:table-cell>
          <table:table-cell table:style-name="ce579" table:formula="of:=IF(([.$A39]+2)/3&gt;=[.I$3];ROUND([.$B$27]*([.$A39]-[.I$4])/(20-[.I$4])*0.85/([.I$3]+1);0);&quot;-&quot;)" office:value-type="string" office:string-value="-">
            <text:p>-</text:p>
          </table:table-cell>
          <table:table-cell table:style-name="ce571" table:formula="of:=[.J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L$3];ROUND([.$K$27]*([.$A39]-[.L$4])/(20-[.L$4])*0.85/([.L$3]+1);0);&quot;-&quot;)" office:value-type="float" office:value="6">
            <text:p>6</text:p>
          </table:table-cell>
          <table:table-cell table:style-name="ce575" table:formula="of:=IF(([.$A39]+2)/3&gt;=[.M$3];ROUND([.$K$27]*([.$A39]-[.M$4])/(20-[.M$4])*0.85/([.M$3]+1);0);&quot;-&quot;)" office:value-type="float" office:value="2">
            <text:p>2</text:p>
          </table:table-cell>
          <table:table-cell table:style-name="ce575" table:formula="of:=IF(([.$A39]+2)/3&gt;=[.N$3];ROUND([.$K$27]*([.$A39]-[.N$4])/(20-[.N$4])*0.85/([.N$3]+1);0);&quot;-&quot;)" office:value-type="float" office:value="1">
            <text:p>1</text:p>
          </table:table-cell>
          <table:table-cell table:style-name="ce575" table:formula="of:=IF(([.$A39]+2)/3&gt;=[.O$3];ROUND([.$K$27]*([.$A39]-[.O$4])/(20-[.O$4])*0.85/([.O$3]+1);0);&quot;-&quot;)" office:value-type="float" office:value="1">
            <text:p>1</text:p>
          </table:table-cell>
          <table:table-cell table:style-name="ce575" table:formula="of:=IF(([.$A39]+2)/3&gt;=[.P$3];ROUND([.$K$27]*([.$A39]-[.P$4])/(20-[.P$4])*0.85/([.P$3]+1);0);&quot;-&quot;)" office:value-type="float" office:value="0">
            <text:p>0</text:p>
          </table:table-cell>
          <table:table-cell table:style-name="ce575" table:formula="of:=IF(([.$A39]+2)/3&gt;=[.Q$3];ROUND([.$K$27]*([.$A39]-[.Q$4])/(20-[.Q$4])*0.85/([.Q$3]+1);0);&quot;-&quot;)" office:value-type="string" office:string-value="-">
            <text:p>-</text:p>
          </table:table-cell>
          <table:table-cell table:style-name="ce579" table:formula="of:=IF(([.$A39]+2)/3&gt;=[.R$3];ROUND([.$K$27]*([.$A39]-[.R$4])/(20-[.R$4])*0.85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+2)/3&gt;=[.U$3];ROUND([.$T$27]*([.$A39]-[.U$4])/(20-[.U$4])*0.85/([.U$3]+1);0);&quot;-&quot;)" office:value-type="float" office:value="6">
            <text:p>6</text:p>
          </table:table-cell>
          <table:table-cell table:style-name="ce575" table:formula="of:=IF(([.$A39]+2)/3&gt;=[.V$3];ROUND([.$T$27]*([.$A39]-[.V$4])/(20-[.V$4])*0.85/([.V$3]+1);0);&quot;-&quot;)" office:value-type="float" office:value="3">
            <text:p>3</text:p>
          </table:table-cell>
          <table:table-cell table:style-name="ce575" table:formula="of:=IF(([.$A39]+2)/3&gt;=[.W$3];ROUND([.$T$27]*([.$A39]-[.W$4])/(20-[.W$4])*0.85/([.W$3]+1);0);&quot;-&quot;)" office:value-type="float" office:value="1">
            <text:p>1</text:p>
          </table:table-cell>
          <table:table-cell table:style-name="ce575" table:formula="of:=IF(([.$A39]+2)/3&gt;=[.X$3];ROUND([.$T$27]*([.$A39]-[.X$4])/(20-[.X$4])*0.85/([.X$3]+1);0);&quot;-&quot;)" office:value-type="float" office:value="1">
            <text:p>1</text:p>
          </table:table-cell>
          <table:table-cell table:style-name="ce575" table:formula="of:=IF(([.$A39]+2)/3&gt;=[.Y$3];ROUND([.$T$27]*([.$A39]-[.Y$4])/(20-[.Y$4])*0.85/([.Y$3]+1);0);&quot;-&quot;)" office:value-type="float" office:value="0">
            <text:p>0</text:p>
          </table:table-cell>
          <table:table-cell table:style-name="ce575" table:formula="of:=IF(([.$A39]+2)/3&gt;=[.Z$3];ROUND([.$T$27]*([.$A39]-[.Z$4])/(20-[.Z$4])*0.85/([.Z$3]+1);0);&quot;-&quot;)" office:value-type="string" office:string-value="-">
            <text:p>-</text:p>
          </table:table-cell>
          <table:table-cell table:style-name="ce579" table:formula="of:=IF(([.$A39]+2)/3&gt;=[.AA$3];ROUND([.$T$27]*([.$A39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C$3];ROUND([.$B$27]*([.$A40]-[.C$4])/(20-[.C$4])*0.85/([.C$3]+1);0);&quot;-&quot;)" office:value-type="float" office:value="5">
            <text:p>5</text:p>
          </table:table-cell>
          <table:table-cell table:style-name="ce575" table:formula="of:=IF(([.$A40]+2)/3&gt;=[.D$3];ROUND([.$B$27]*([.$A40]-[.D$4])/(20-[.D$4])*0.85/([.D$3]+1);0);&quot;-&quot;)" office:value-type="float" office:value="2">
            <text:p>2</text:p>
          </table:table-cell>
          <table:table-cell table:style-name="ce575" table:formula="of:=IF(([.$A40]+2)/3&gt;=[.E$3];ROUND([.$B$27]*([.$A40]-[.E$4])/(20-[.E$4])*0.85/([.E$3]+1);0);&quot;-&quot;)" office:value-type="float" office:value="1">
            <text:p>1</text:p>
          </table:table-cell>
          <table:table-cell table:style-name="ce575" table:formula="of:=IF(([.$A40]+2)/3&gt;=[.F$3];ROUND([.$B$27]*([.$A40]-[.F$4])/(20-[.F$4])*0.85/([.F$3]+1);0);&quot;-&quot;)" office:value-type="float" office:value="1">
            <text:p>1</text:p>
          </table:table-cell>
          <table:table-cell table:style-name="ce575" table:formula="of:=IF(([.$A40]+2)/3&gt;=[.G$3];ROUND([.$B$27]*([.$A40]-[.G$4])/(20-[.G$4])*0.85/([.G$3]+1);0);&quot;-&quot;)" office:value-type="float" office:value="0">
            <text:p>0</text:p>
          </table:table-cell>
          <table:table-cell table:style-name="ce575" table:formula="of:=IF(([.$A40]+2)/3&gt;=[.H$3];ROUND([.$B$27]*([.$A40]-[.H$4])/(20-[.H$4])*0.85/([.H$3]+1);0);&quot;-&quot;)" office:value-type="string" office:string-value="-">
            <text:p>-</text:p>
          </table:table-cell>
          <table:table-cell table:style-name="ce579" table:formula="of:=IF(([.$A40]+2)/3&gt;=[.I$3];ROUND([.$B$27]*([.$A40]-[.I$4])/(20-[.I$4])*0.85/([.I$3]+1);0);&quot;-&quot;)" office:value-type="string" office:string-value="-">
            <text:p>-</text:p>
          </table:table-cell>
          <table:table-cell table:style-name="ce571" table:formula="of:=[.J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L$3];ROUND([.$K$27]*([.$A40]-[.L$4])/(20-[.L$4])*0.85/([.L$3]+1);0);&quot;-&quot;)" office:value-type="float" office:value="6">
            <text:p>6</text:p>
          </table:table-cell>
          <table:table-cell table:style-name="ce575" table:formula="of:=IF(([.$A40]+2)/3&gt;=[.M$3];ROUND([.$K$27]*([.$A40]-[.M$4])/(20-[.M$4])*0.85/([.M$3]+1);0);&quot;-&quot;)" office:value-type="float" office:value="3">
            <text:p>3</text:p>
          </table:table-cell>
          <table:table-cell table:style-name="ce575" table:formula="of:=IF(([.$A40]+2)/3&gt;=[.N$3];ROUND([.$K$27]*([.$A40]-[.N$4])/(20-[.N$4])*0.85/([.N$3]+1);0);&quot;-&quot;)" office:value-type="float" office:value="2">
            <text:p>2</text:p>
          </table:table-cell>
          <table:table-cell table:style-name="ce575" table:formula="of:=IF(([.$A40]+2)/3&gt;=[.O$3];ROUND([.$K$27]*([.$A40]-[.O$4])/(20-[.O$4])*0.85/([.O$3]+1);0);&quot;-&quot;)" office:value-type="float" office:value="1">
            <text:p>1</text:p>
          </table:table-cell>
          <table:table-cell table:style-name="ce575" table:formula="of:=IF(([.$A40]+2)/3&gt;=[.P$3];ROUND([.$K$27]*([.$A40]-[.P$4])/(20-[.P$4])*0.85/([.P$3]+1);0);&quot;-&quot;)" office:value-type="float" office:value="0">
            <text:p>0</text:p>
          </table:table-cell>
          <table:table-cell table:style-name="ce575" table:formula="of:=IF(([.$A40]+2)/3&gt;=[.Q$3];ROUND([.$K$27]*([.$A40]-[.Q$4])/(20-[.Q$4])*0.85/([.Q$3]+1);0);&quot;-&quot;)" office:value-type="string" office:string-value="-">
            <text:p>-</text:p>
          </table:table-cell>
          <table:table-cell table:style-name="ce579" table:formula="of:=IF(([.$A40]+2)/3&gt;=[.R$3];ROUND([.$K$27]*([.$A40]-[.R$4])/(20-[.R$4])*0.85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+2)/3&gt;=[.U$3];ROUND([.$T$27]*([.$A40]-[.U$4])/(20-[.U$4])*0.85/([.U$3]+1);0);&quot;-&quot;)" office:value-type="float" office:value="6">
            <text:p>6</text:p>
          </table:table-cell>
          <table:table-cell table:style-name="ce575" table:formula="of:=IF(([.$A40]+2)/3&gt;=[.V$3];ROUND([.$T$27]*([.$A40]-[.V$4])/(20-[.V$4])*0.85/([.V$3]+1);0);&quot;-&quot;)" office:value-type="float" office:value="3">
            <text:p>3</text:p>
          </table:table-cell>
          <table:table-cell table:style-name="ce575" table:formula="of:=IF(([.$A40]+2)/3&gt;=[.W$3];ROUND([.$T$27]*([.$A40]-[.W$4])/(20-[.W$4])*0.85/([.W$3]+1);0);&quot;-&quot;)" office:value-type="float" office:value="2">
            <text:p>2</text:p>
          </table:table-cell>
          <table:table-cell table:style-name="ce575" table:formula="of:=IF(([.$A40]+2)/3&gt;=[.X$3];ROUND([.$T$27]*([.$A40]-[.X$4])/(20-[.X$4])*0.85/([.X$3]+1);0);&quot;-&quot;)" office:value-type="float" office:value="1">
            <text:p>1</text:p>
          </table:table-cell>
          <table:table-cell table:style-name="ce575" table:formula="of:=IF(([.$A40]+2)/3&gt;=[.Y$3];ROUND([.$T$27]*([.$A40]-[.Y$4])/(20-[.Y$4])*0.85/([.Y$3]+1);0);&quot;-&quot;)" office:value-type="float" office:value="0">
            <text:p>0</text:p>
          </table:table-cell>
          <table:table-cell table:style-name="ce575" table:formula="of:=IF(([.$A40]+2)/3&gt;=[.Z$3];ROUND([.$T$27]*([.$A40]-[.Z$4])/(20-[.Z$4])*0.85/([.Z$3]+1);0);&quot;-&quot;)" office:value-type="string" office:string-value="-">
            <text:p>-</text:p>
          </table:table-cell>
          <table:table-cell table:style-name="ce579" table:formula="of:=IF(([.$A40]+2)/3&gt;=[.AA$3];ROUND([.$T$27]*([.$A40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C$3];ROUND([.$B$27]*([.$A41]-[.C$4])/(20-[.C$4])*0.85/([.C$3]+1);0);&quot;-&quot;)" office:value-type="float" office:value="6">
            <text:p>6</text:p>
          </table:table-cell>
          <table:table-cell table:style-name="ce575" table:formula="of:=IF(([.$A41]+2)/3&gt;=[.D$3];ROUND([.$B$27]*([.$A41]-[.D$4])/(20-[.D$4])*0.85/([.D$3]+1);0);&quot;-&quot;)" office:value-type="float" office:value="3">
            <text:p>3</text:p>
          </table:table-cell>
          <table:table-cell table:style-name="ce575" table:formula="of:=IF(([.$A41]+2)/3&gt;=[.E$3];ROUND([.$B$27]*([.$A41]-[.E$4])/(20-[.E$4])*0.85/([.E$3]+1);0);&quot;-&quot;)" office:value-type="float" office:value="2">
            <text:p>2</text:p>
          </table:table-cell>
          <table:table-cell table:style-name="ce575" table:formula="of:=IF(([.$A41]+2)/3&gt;=[.F$3];ROUND([.$B$27]*([.$A41]-[.F$4])/(20-[.F$4])*0.85/([.F$3]+1);0);&quot;-&quot;)" office:value-type="float" office:value="1">
            <text:p>1</text:p>
          </table:table-cell>
          <table:table-cell table:style-name="ce575" table:formula="of:=IF(([.$A41]+2)/3&gt;=[.G$3];ROUND([.$B$27]*([.$A41]-[.G$4])/(20-[.G$4])*0.85/([.G$3]+1);0);&quot;-&quot;)" office:value-type="float" office:value="1">
            <text:p>1</text:p>
          </table:table-cell>
          <table:table-cell table:style-name="ce575" table:formula="of:=IF(([.$A41]+2)/3&gt;=[.H$3];ROUND([.$B$27]*([.$A41]-[.H$4])/(20-[.H$4])*0.85/([.H$3]+1);0);&quot;-&quot;)" office:value-type="float" office:value="0">
            <text:p>0</text:p>
          </table:table-cell>
          <table:table-cell table:style-name="ce579" table:formula="of:=IF(([.$A41]+2)/3&gt;=[.I$3];ROUND([.$B$27]*([.$A41]-[.I$4])/(20-[.I$4])*0.85/([.I$3]+1);0);&quot;-&quot;)" office:value-type="string" office:string-value="-">
            <text:p>-</text:p>
          </table:table-cell>
          <table:table-cell table:style-name="ce571" table:formula="of:=[.J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L$3];ROUND([.$K$27]*([.$A41]-[.L$4])/(20-[.L$4])*0.85/([.L$3]+1);0);&quot;-&quot;)" office:value-type="float" office:value="6">
            <text:p>6</text:p>
          </table:table-cell>
          <table:table-cell table:style-name="ce575" table:formula="of:=IF(([.$A41]+2)/3&gt;=[.M$3];ROUND([.$K$27]*([.$A41]-[.M$4])/(20-[.M$4])*0.85/([.M$3]+1);0);&quot;-&quot;)" office:value-type="float" office:value="3">
            <text:p>3</text:p>
          </table:table-cell>
          <table:table-cell table:style-name="ce575" table:formula="of:=IF(([.$A41]+2)/3&gt;=[.N$3];ROUND([.$K$27]*([.$A41]-[.N$4])/(20-[.N$4])*0.85/([.N$3]+1);0);&quot;-&quot;)" office:value-type="float" office:value="2">
            <text:p>2</text:p>
          </table:table-cell>
          <table:table-cell table:style-name="ce575" table:formula="of:=IF(([.$A41]+2)/3&gt;=[.O$3];ROUND([.$K$27]*([.$A41]-[.O$4])/(20-[.O$4])*0.85/([.O$3]+1);0);&quot;-&quot;)" office:value-type="float" office:value="1">
            <text:p>1</text:p>
          </table:table-cell>
          <table:table-cell table:style-name="ce575" table:formula="of:=IF(([.$A41]+2)/3&gt;=[.P$3];ROUND([.$K$27]*([.$A41]-[.P$4])/(20-[.P$4])*0.85/([.P$3]+1);0);&quot;-&quot;)" office:value-type="float" office:value="1">
            <text:p>1</text:p>
          </table:table-cell>
          <table:table-cell table:style-name="ce575" table:formula="of:=IF(([.$A41]+2)/3&gt;=[.Q$3];ROUND([.$K$27]*([.$A41]-[.Q$4])/(20-[.Q$4])*0.85/([.Q$3]+1);0);&quot;-&quot;)" office:value-type="float" office:value="0">
            <text:p>0</text:p>
          </table:table-cell>
          <table:table-cell table:style-name="ce579" table:formula="of:=IF(([.$A41]+2)/3&gt;=[.R$3];ROUND([.$K$27]*([.$A41]-[.R$4])/(20-[.R$4])*0.85/([.R$3]+1);0);&quot;-&quot;)" office:value-type="string" office:string-value="-">
            <text:p>-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+2)/3&gt;=[.U$3];ROUND([.$T$27]*([.$A41]-[.U$4])/(20-[.U$4])*0.85/([.U$3]+1);0);&quot;-&quot;)" office:value-type="float" office:value="7">
            <text:p>7</text:p>
          </table:table-cell>
          <table:table-cell table:style-name="ce575" table:formula="of:=IF(([.$A41]+2)/3&gt;=[.V$3];ROUND([.$T$27]*([.$A41]-[.V$4])/(20-[.V$4])*0.85/([.V$3]+1);0);&quot;-&quot;)" office:value-type="float" office:value="3">
            <text:p>3</text:p>
          </table:table-cell>
          <table:table-cell table:style-name="ce575" table:formula="of:=IF(([.$A41]+2)/3&gt;=[.W$3];ROUND([.$T$27]*([.$A41]-[.W$4])/(20-[.W$4])*0.85/([.W$3]+1);0);&quot;-&quot;)" office:value-type="float" office:value="2">
            <text:p>2</text:p>
          </table:table-cell>
          <table:table-cell table:style-name="ce575" table:formula="of:=IF(([.$A41]+2)/3&gt;=[.X$3];ROUND([.$T$27]*([.$A41]-[.X$4])/(20-[.X$4])*0.85/([.X$3]+1);0);&quot;-&quot;)" office:value-type="float" office:value="1">
            <text:p>1</text:p>
          </table:table-cell>
          <table:table-cell table:style-name="ce575" table:formula="of:=IF(([.$A41]+2)/3&gt;=[.Y$3];ROUND([.$T$27]*([.$A41]-[.Y$4])/(20-[.Y$4])*0.85/([.Y$3]+1);0);&quot;-&quot;)" office:value-type="float" office:value="1">
            <text:p>1</text:p>
          </table:table-cell>
          <table:table-cell table:style-name="ce575" table:formula="of:=IF(([.$A41]+2)/3&gt;=[.Z$3];ROUND([.$T$27]*([.$A41]-[.Z$4])/(20-[.Z$4])*0.85/([.Z$3]+1);0);&quot;-&quot;)" office:value-type="float" office:value="0">
            <text:p>0</text:p>
          </table:table-cell>
          <table:table-cell table:style-name="ce579" table:formula="of:=IF(([.$A41]+2)/3&gt;=[.AA$3];ROUND([.$T$27]*([.$A41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C$3];ROUND([.$B$27]*([.$A42]-[.C$4])/(20-[.C$4])*0.85/([.C$3]+1);0);&quot;-&quot;)" office:value-type="float" office:value="6">
            <text:p>6</text:p>
          </table:table-cell>
          <table:table-cell table:style-name="ce575" table:formula="of:=IF(([.$A42]+2)/3&gt;=[.D$3];ROUND([.$B$27]*([.$A42]-[.D$4])/(20-[.D$4])*0.85/([.D$3]+1);0);&quot;-&quot;)" office:value-type="float" office:value="3">
            <text:p>3</text:p>
          </table:table-cell>
          <table:table-cell table:style-name="ce575" table:formula="of:=IF(([.$A42]+2)/3&gt;=[.E$3];ROUND([.$B$27]*([.$A42]-[.E$4])/(20-[.E$4])*0.85/([.E$3]+1);0);&quot;-&quot;)" office:value-type="float" office:value="2">
            <text:p>2</text:p>
          </table:table-cell>
          <table:table-cell table:style-name="ce575" table:formula="of:=IF(([.$A42]+2)/3&gt;=[.F$3];ROUND([.$B$27]*([.$A42]-[.F$4])/(20-[.F$4])*0.85/([.F$3]+1);0);&quot;-&quot;)" office:value-type="float" office:value="1">
            <text:p>1</text:p>
          </table:table-cell>
          <table:table-cell table:style-name="ce575" table:formula="of:=IF(([.$A42]+2)/3&gt;=[.G$3];ROUND([.$B$27]*([.$A42]-[.G$4])/(20-[.G$4])*0.85/([.G$3]+1);0);&quot;-&quot;)" office:value-type="float" office:value="1">
            <text:p>1</text:p>
          </table:table-cell>
          <table:table-cell table:style-name="ce575" table:formula="of:=IF(([.$A42]+2)/3&gt;=[.H$3];ROUND([.$B$27]*([.$A42]-[.H$4])/(20-[.H$4])*0.85/([.H$3]+1);0);&quot;-&quot;)" office:value-type="float" office:value="0">
            <text:p>0</text:p>
          </table:table-cell>
          <table:table-cell table:style-name="ce579" table:formula="of:=IF(([.$A42]+2)/3&gt;=[.I$3];ROUND([.$B$27]*([.$A42]-[.I$4])/(20-[.I$4])*0.85/([.I$3]+1);0);&quot;-&quot;)" office:value-type="string" office:string-value="-">
            <text:p>-</text:p>
          </table:table-cell>
          <table:table-cell table:style-name="ce571" table:formula="of:=[.J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L$3];ROUND([.$K$27]*([.$A42]-[.L$4])/(20-[.L$4])*0.85/([.L$3]+1);0);&quot;-&quot;)" office:value-type="float" office:value="7">
            <text:p>7</text:p>
          </table:table-cell>
          <table:table-cell table:style-name="ce575" table:formula="of:=IF(([.$A42]+2)/3&gt;=[.M$3];ROUND([.$K$27]*([.$A42]-[.M$4])/(20-[.M$4])*0.85/([.M$3]+1);0);&quot;-&quot;)" office:value-type="float" office:value="3">
            <text:p>3</text:p>
          </table:table-cell>
          <table:table-cell table:style-name="ce575" table:formula="of:=IF(([.$A42]+2)/3&gt;=[.N$3];ROUND([.$K$27]*([.$A42]-[.N$4])/(20-[.N$4])*0.85/([.N$3]+1);0);&quot;-&quot;)" office:value-type="float" office:value="2">
            <text:p>2</text:p>
          </table:table-cell>
          <table:table-cell table:style-name="ce575" table:formula="of:=IF(([.$A42]+2)/3&gt;=[.O$3];ROUND([.$K$27]*([.$A42]-[.O$4])/(20-[.O$4])*0.85/([.O$3]+1);0);&quot;-&quot;)" office:value-type="float" office:value="1">
            <text:p>1</text:p>
          </table:table-cell>
          <table:table-cell table:style-name="ce575" table:formula="of:=IF(([.$A42]+2)/3&gt;=[.P$3];ROUND([.$K$27]*([.$A42]-[.P$4])/(20-[.P$4])*0.85/([.P$3]+1);0);&quot;-&quot;)" office:value-type="float" office:value="1">
            <text:p>1</text:p>
          </table:table-cell>
          <table:table-cell table:style-name="ce575" table:formula="of:=IF(([.$A42]+2)/3&gt;=[.Q$3];ROUND([.$K$27]*([.$A42]-[.Q$4])/(20-[.Q$4])*0.85/([.Q$3]+1);0);&quot;-&quot;)" office:value-type="float" office:value="0">
            <text:p>0</text:p>
          </table:table-cell>
          <table:table-cell table:style-name="ce579" table:formula="of:=IF(([.$A42]+2)/3&gt;=[.R$3];ROUND([.$K$27]*([.$A42]-[.R$4])/(20-[.R$4])*0.85/([.R$3]+1);0);&quot;-&quot;)" office:value-type="string" office:string-value="-">
            <text:p>-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+2)/3&gt;=[.U$3];ROUND([.$T$27]*([.$A42]-[.U$4])/(20-[.U$4])*0.85/([.U$3]+1);0);&quot;-&quot;)" office:value-type="float" office:value="7">
            <text:p>7</text:p>
          </table:table-cell>
          <table:table-cell table:style-name="ce575" table:formula="of:=IF(([.$A42]+2)/3&gt;=[.V$3];ROUND([.$T$27]*([.$A42]-[.V$4])/(20-[.V$4])*0.85/([.V$3]+1);0);&quot;-&quot;)" office:value-type="float" office:value="3">
            <text:p>3</text:p>
          </table:table-cell>
          <table:table-cell table:style-name="ce575" table:formula="of:=IF(([.$A42]+2)/3&gt;=[.W$3];ROUND([.$T$27]*([.$A42]-[.W$4])/(20-[.W$4])*0.85/([.W$3]+1);0);&quot;-&quot;)" office:value-type="float" office:value="2">
            <text:p>2</text:p>
          </table:table-cell>
          <table:table-cell table:style-name="ce575" table:formula="of:=IF(([.$A42]+2)/3&gt;=[.X$3];ROUND([.$T$27]*([.$A42]-[.X$4])/(20-[.X$4])*0.85/([.X$3]+1);0);&quot;-&quot;)" office:value-type="float" office:value="1">
            <text:p>1</text:p>
          </table:table-cell>
          <table:table-cell table:style-name="ce575" table:formula="of:=IF(([.$A42]+2)/3&gt;=[.Y$3];ROUND([.$T$27]*([.$A42]-[.Y$4])/(20-[.Y$4])*0.85/([.Y$3]+1);0);&quot;-&quot;)" office:value-type="float" office:value="1">
            <text:p>1</text:p>
          </table:table-cell>
          <table:table-cell table:style-name="ce575" table:formula="of:=IF(([.$A42]+2)/3&gt;=[.Z$3];ROUND([.$T$27]*([.$A42]-[.Z$4])/(20-[.Z$4])*0.85/([.Z$3]+1);0);&quot;-&quot;)" office:value-type="float" office:value="0">
            <text:p>0</text:p>
          </table:table-cell>
          <table:table-cell table:style-name="ce579" table:formula="of:=IF(([.$A42]+2)/3&gt;=[.AA$3];ROUND([.$T$27]*([.$A42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C$3];ROUND([.$B$27]*([.$A43]-[.C$4])/(20-[.C$4])*0.85/([.C$3]+1);0);&quot;-&quot;)" office:value-type="float" office:value="7">
            <text:p>7</text:p>
          </table:table-cell>
          <table:table-cell table:style-name="ce575" table:formula="of:=IF(([.$A43]+2)/3&gt;=[.D$3];ROUND([.$B$27]*([.$A43]-[.D$4])/(20-[.D$4])*0.85/([.D$3]+1);0);&quot;-&quot;)" office:value-type="float" office:value="3">
            <text:p>3</text:p>
          </table:table-cell>
          <table:table-cell table:style-name="ce575" table:formula="of:=IF(([.$A43]+2)/3&gt;=[.E$3];ROUND([.$B$27]*([.$A43]-[.E$4])/(20-[.E$4])*0.85/([.E$3]+1);0);&quot;-&quot;)" office:value-type="float" office:value="2">
            <text:p>2</text:p>
          </table:table-cell>
          <table:table-cell table:style-name="ce575" table:formula="of:=IF(([.$A43]+2)/3&gt;=[.F$3];ROUND([.$B$27]*([.$A43]-[.F$4])/(20-[.F$4])*0.85/([.F$3]+1);0);&quot;-&quot;)" office:value-type="float" office:value="1">
            <text:p>1</text:p>
          </table:table-cell>
          <table:table-cell table:style-name="ce575" table:formula="of:=IF(([.$A43]+2)/3&gt;=[.G$3];ROUND([.$B$27]*([.$A43]-[.G$4])/(20-[.G$4])*0.85/([.G$3]+1);0);&quot;-&quot;)" office:value-type="float" office:value="1">
            <text:p>1</text:p>
          </table:table-cell>
          <table:table-cell table:style-name="ce575" table:formula="of:=IF(([.$A43]+2)/3&gt;=[.H$3];ROUND([.$B$27]*([.$A43]-[.H$4])/(20-[.H$4])*0.85/([.H$3]+1);0);&quot;-&quot;)" office:value-type="float" office:value="0">
            <text:p>0</text:p>
          </table:table-cell>
          <table:table-cell table:style-name="ce579" table:formula="of:=IF(([.$A43]+2)/3&gt;=[.I$3];ROUND([.$B$27]*([.$A43]-[.I$4])/(20-[.I$4])*0.85/([.I$3]+1);0);&quot;-&quot;)" office:value-type="string" office:string-value="-">
            <text:p>-</text:p>
          </table:table-cell>
          <table:table-cell table:style-name="ce571" table:formula="of:=[.J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L$3];ROUND([.$K$27]*([.$A43]-[.L$4])/(20-[.L$4])*0.85/([.L$3]+1);0);&quot;-&quot;)" office:value-type="float" office:value="7">
            <text:p>7</text:p>
          </table:table-cell>
          <table:table-cell table:style-name="ce575" table:formula="of:=IF(([.$A43]+2)/3&gt;=[.M$3];ROUND([.$K$27]*([.$A43]-[.M$4])/(20-[.M$4])*0.85/([.M$3]+1);0);&quot;-&quot;)" office:value-type="float" office:value="3">
            <text:p>3</text:p>
          </table:table-cell>
          <table:table-cell table:style-name="ce575" table:formula="of:=IF(([.$A43]+2)/3&gt;=[.N$3];ROUND([.$K$27]*([.$A43]-[.N$4])/(20-[.N$4])*0.85/([.N$3]+1);0);&quot;-&quot;)" office:value-type="float" office:value="2">
            <text:p>2</text:p>
          </table:table-cell>
          <table:table-cell table:style-name="ce575" table:formula="of:=IF(([.$A43]+2)/3&gt;=[.O$3];ROUND([.$K$27]*([.$A43]-[.O$4])/(20-[.O$4])*0.85/([.O$3]+1);0);&quot;-&quot;)" office:value-type="float" office:value="1">
            <text:p>1</text:p>
          </table:table-cell>
          <table:table-cell table:style-name="ce575" table:formula="of:=IF(([.$A43]+2)/3&gt;=[.P$3];ROUND([.$K$27]*([.$A43]-[.P$4])/(20-[.P$4])*0.85/([.P$3]+1);0);&quot;-&quot;)" office:value-type="float" office:value="1">
            <text:p>1</text:p>
          </table:table-cell>
          <table:table-cell table:style-name="ce575" table:formula="of:=IF(([.$A43]+2)/3&gt;=[.Q$3];ROUND([.$K$27]*([.$A43]-[.Q$4])/(20-[.Q$4])*0.85/([.Q$3]+1);0);&quot;-&quot;)" office:value-type="float" office:value="0">
            <text:p>0</text:p>
          </table:table-cell>
          <table:table-cell table:style-name="ce579" table:formula="of:=IF(([.$A43]+2)/3&gt;=[.R$3];ROUND([.$K$27]*([.$A43]-[.R$4])/(20-[.R$4])*0.85/([.R$3]+1);0);&quot;-&quot;)" office:value-type="string" office:string-value="-">
            <text:p>-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+2)/3&gt;=[.U$3];ROUND([.$T$27]*([.$A43]-[.U$4])/(20-[.U$4])*0.85/([.U$3]+1);0);&quot;-&quot;)" office:value-type="float" office:value="8">
            <text:p>8</text:p>
          </table:table-cell>
          <table:table-cell table:style-name="ce575" table:formula="of:=IF(([.$A43]+2)/3&gt;=[.V$3];ROUND([.$T$27]*([.$A43]-[.V$4])/(20-[.V$4])*0.85/([.V$3]+1);0);&quot;-&quot;)" office:value-type="float" office:value="4">
            <text:p>4</text:p>
          </table:table-cell>
          <table:table-cell table:style-name="ce575" table:formula="of:=IF(([.$A43]+2)/3&gt;=[.W$3];ROUND([.$T$27]*([.$A43]-[.W$4])/(20-[.W$4])*0.85/([.W$3]+1);0);&quot;-&quot;)" office:value-type="float" office:value="2">
            <text:p>2</text:p>
          </table:table-cell>
          <table:table-cell table:style-name="ce575" table:formula="of:=IF(([.$A43]+2)/3&gt;=[.X$3];ROUND([.$T$27]*([.$A43]-[.X$4])/(20-[.X$4])*0.85/([.X$3]+1);0);&quot;-&quot;)" office:value-type="float" office:value="2">
            <text:p>2</text:p>
          </table:table-cell>
          <table:table-cell table:style-name="ce575" table:formula="of:=IF(([.$A43]+2)/3&gt;=[.Y$3];ROUND([.$T$27]*([.$A43]-[.Y$4])/(20-[.Y$4])*0.85/([.Y$3]+1);0);&quot;-&quot;)" office:value-type="float" office:value="1">
            <text:p>1</text:p>
          </table:table-cell>
          <table:table-cell table:style-name="ce575" table:formula="of:=IF(([.$A43]+2)/3&gt;=[.Z$3];ROUND([.$T$27]*([.$A43]-[.Z$4])/(20-[.Z$4])*0.85/([.Z$3]+1);0);&quot;-&quot;)" office:value-type="float" office:value="0">
            <text:p>0</text:p>
          </table:table-cell>
          <table:table-cell table:style-name="ce579" table:formula="of:=IF(([.$A43]+2)/3&gt;=[.AA$3];ROUND([.$T$27]*([.$A43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C$3];ROUND([.$B$27]*([.$A44]-[.C$4])/(20-[.C$4])*0.85/([.C$3]+1);0);&quot;-&quot;)" office:value-type="float" office:value="7">
            <text:p>7</text:p>
          </table:table-cell>
          <table:table-cell table:style-name="ce575" table:formula="of:=IF(([.$A44]+2)/3&gt;=[.D$3];ROUND([.$B$27]*([.$A44]-[.D$4])/(20-[.D$4])*0.85/([.D$3]+1);0);&quot;-&quot;)" office:value-type="float" office:value="3">
            <text:p>3</text:p>
          </table:table-cell>
          <table:table-cell table:style-name="ce575" table:formula="of:=IF(([.$A44]+2)/3&gt;=[.E$3];ROUND([.$B$27]*([.$A44]-[.E$4])/(20-[.E$4])*0.85/([.E$3]+1);0);&quot;-&quot;)" office:value-type="float" office:value="2">
            <text:p>2</text:p>
          </table:table-cell>
          <table:table-cell table:style-name="ce575" table:formula="of:=IF(([.$A44]+2)/3&gt;=[.F$3];ROUND([.$B$27]*([.$A44]-[.F$4])/(20-[.F$4])*0.85/([.F$3]+1);0);&quot;-&quot;)" office:value-type="float" office:value="1">
            <text:p>1</text:p>
          </table:table-cell>
          <table:table-cell table:style-name="ce575" table:formula="of:=IF(([.$A44]+2)/3&gt;=[.G$3];ROUND([.$B$27]*([.$A44]-[.G$4])/(20-[.G$4])*0.85/([.G$3]+1);0);&quot;-&quot;)" office:value-type="float" office:value="1">
            <text:p>1</text:p>
          </table:table-cell>
          <table:table-cell table:style-name="ce575" table:formula="of:=IF(([.$A44]+2)/3&gt;=[.H$3];ROUND([.$B$27]*([.$A44]-[.H$4])/(20-[.H$4])*0.85/([.H$3]+1);0);&quot;-&quot;)" office:value-type="float" office:value="1">
            <text:p>1</text:p>
          </table:table-cell>
          <table:table-cell table:style-name="ce579" table:formula="of:=IF(([.$A44]+2)/3&gt;=[.I$3];ROUND([.$B$27]*([.$A44]-[.I$4])/(20-[.I$4])*0.85/([.I$3]+1);0);&quot;-&quot;)" office:value-type="float" office:value="0">
            <text:p>0</text:p>
          </table:table-cell>
          <table:table-cell table:style-name="ce571" table:formula="of:=[.J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L$3];ROUND([.$K$27]*([.$A44]-[.L$4])/(20-[.L$4])*0.85/([.L$3]+1);0);&quot;-&quot;)" office:value-type="float" office:value="8">
            <text:p>8</text:p>
          </table:table-cell>
          <table:table-cell table:style-name="ce575" table:formula="of:=IF(([.$A44]+2)/3&gt;=[.M$3];ROUND([.$K$27]*([.$A44]-[.M$4])/(20-[.M$4])*0.85/([.M$3]+1);0);&quot;-&quot;)" office:value-type="float" office:value="4">
            <text:p>4</text:p>
          </table:table-cell>
          <table:table-cell table:style-name="ce575" table:formula="of:=IF(([.$A44]+2)/3&gt;=[.N$3];ROUND([.$K$27]*([.$A44]-[.N$4])/(20-[.N$4])*0.85/([.N$3]+1);0);&quot;-&quot;)" office:value-type="float" office:value="2">
            <text:p>2</text:p>
          </table:table-cell>
          <table:table-cell table:style-name="ce575" table:formula="of:=IF(([.$A44]+2)/3&gt;=[.O$3];ROUND([.$K$27]*([.$A44]-[.O$4])/(20-[.O$4])*0.85/([.O$3]+1);0);&quot;-&quot;)" office:value-type="float" office:value="2">
            <text:p>2</text:p>
          </table:table-cell>
          <table:table-cell table:style-name="ce575" table:formula="of:=IF(([.$A44]+2)/3&gt;=[.P$3];ROUND([.$K$27]*([.$A44]-[.P$4])/(20-[.P$4])*0.85/([.P$3]+1);0);&quot;-&quot;)" office:value-type="float" office:value="1">
            <text:p>1</text:p>
          </table:table-cell>
          <table:table-cell table:style-name="ce575" table:formula="of:=IF(([.$A44]+2)/3&gt;=[.Q$3];ROUND([.$K$27]*([.$A44]-[.Q$4])/(20-[.Q$4])*0.85/([.Q$3]+1);0);&quot;-&quot;)" office:value-type="float" office:value="1">
            <text:p>1</text:p>
          </table:table-cell>
          <table:table-cell table:style-name="ce579" table:formula="of:=IF(([.$A44]+2)/3&gt;=[.R$3];ROUND([.$K$27]*([.$A44]-[.R$4])/(20-[.R$4])*0.85/([.R$3]+1);0);&quot;-&quot;)" office:value-type="float" office:value="0">
            <text:p>0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+2)/3&gt;=[.U$3];ROUND([.$T$27]*([.$A44]-[.U$4])/(20-[.U$4])*0.85/([.U$3]+1);0);&quot;-&quot;)" office:value-type="float" office:value="8">
            <text:p>8</text:p>
          </table:table-cell>
          <table:table-cell table:style-name="ce575" table:formula="of:=IF(([.$A44]+2)/3&gt;=[.V$3];ROUND([.$T$27]*([.$A44]-[.V$4])/(20-[.V$4])*0.85/([.V$3]+1);0);&quot;-&quot;)" office:value-type="float" office:value="4">
            <text:p>4</text:p>
          </table:table-cell>
          <table:table-cell table:style-name="ce575" table:formula="of:=IF(([.$A44]+2)/3&gt;=[.W$3];ROUND([.$T$27]*([.$A44]-[.W$4])/(20-[.W$4])*0.85/([.W$3]+1);0);&quot;-&quot;)" office:value-type="float" office:value="3">
            <text:p>3</text:p>
          </table:table-cell>
          <table:table-cell table:style-name="ce575" table:formula="of:=IF(([.$A44]+2)/3&gt;=[.X$3];ROUND([.$T$27]*([.$A44]-[.X$4])/(20-[.X$4])*0.85/([.X$3]+1);0);&quot;-&quot;)" office:value-type="float" office:value="2">
            <text:p>2</text:p>
          </table:table-cell>
          <table:table-cell table:style-name="ce575" table:formula="of:=IF(([.$A44]+2)/3&gt;=[.Y$3];ROUND([.$T$27]*([.$A44]-[.Y$4])/(20-[.Y$4])*0.85/([.Y$3]+1);0);&quot;-&quot;)" office:value-type="float" office:value="1">
            <text:p>1</text:p>
          </table:table-cell>
          <table:table-cell table:style-name="ce575" table:formula="of:=IF(([.$A44]+2)/3&gt;=[.Z$3];ROUND([.$T$27]*([.$A44]-[.Z$4])/(20-[.Z$4])*0.85/([.Z$3]+1);0);&quot;-&quot;)" office:value-type="float" office:value="1">
            <text:p>1</text:p>
          </table:table-cell>
          <table:table-cell table:style-name="ce579" table:formula="of:=IF(([.$A44]+2)/3&gt;=[.AA$3];ROUND([.$T$27]*([.$A44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C$3];ROUND([.$B$27]*([.$A45]-[.C$4])/(20-[.C$4])*0.85/([.C$3]+1);0);&quot;-&quot;)" office:value-type="float" office:value="7">
            <text:p>7</text:p>
          </table:table-cell>
          <table:table-cell table:style-name="ce575" table:formula="of:=IF(([.$A45]+2)/3&gt;=[.D$3];ROUND([.$B$27]*([.$A45]-[.D$4])/(20-[.D$4])*0.85/([.D$3]+1);0);&quot;-&quot;)" office:value-type="float" office:value="4">
            <text:p>4</text:p>
          </table:table-cell>
          <table:table-cell table:style-name="ce575" table:formula="of:=IF(([.$A45]+2)/3&gt;=[.E$3];ROUND([.$B$27]*([.$A45]-[.E$4])/(20-[.E$4])*0.85/([.E$3]+1);0);&quot;-&quot;)" office:value-type="float" office:value="2">
            <text:p>2</text:p>
          </table:table-cell>
          <table:table-cell table:style-name="ce575" table:formula="of:=IF(([.$A45]+2)/3&gt;=[.F$3];ROUND([.$B$27]*([.$A45]-[.F$4])/(20-[.F$4])*0.85/([.F$3]+1);0);&quot;-&quot;)" office:value-type="float" office:value="2">
            <text:p>2</text:p>
          </table:table-cell>
          <table:table-cell table:style-name="ce575" table:formula="of:=IF(([.$A45]+2)/3&gt;=[.G$3];ROUND([.$B$27]*([.$A45]-[.G$4])/(20-[.G$4])*0.85/([.G$3]+1);0);&quot;-&quot;)" office:value-type="float" office:value="1">
            <text:p>1</text:p>
          </table:table-cell>
          <table:table-cell table:style-name="ce575" table:formula="of:=IF(([.$A45]+2)/3&gt;=[.H$3];ROUND([.$B$27]*([.$A45]-[.H$4])/(20-[.H$4])*0.85/([.H$3]+1);0);&quot;-&quot;)" office:value-type="float" office:value="1">
            <text:p>1</text:p>
          </table:table-cell>
          <table:table-cell table:style-name="ce579" table:formula="of:=IF(([.$A45]+2)/3&gt;=[.I$3];ROUND([.$B$27]*([.$A45]-[.I$4])/(20-[.I$4])*0.85/([.I$3]+1);0);&quot;-&quot;)" office:value-type="float" office:value="0">
            <text:p>0</text:p>
          </table:table-cell>
          <table:table-cell table:style-name="ce571" table:formula="of:=[.J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L$3];ROUND([.$K$27]*([.$A45]-[.L$4])/(20-[.L$4])*0.85/([.L$3]+1);0);&quot;-&quot;)" office:value-type="float" office:value="8">
            <text:p>8</text:p>
          </table:table-cell>
          <table:table-cell table:style-name="ce575" table:formula="of:=IF(([.$A45]+2)/3&gt;=[.M$3];ROUND([.$K$27]*([.$A45]-[.M$4])/(20-[.M$4])*0.85/([.M$3]+1);0);&quot;-&quot;)" office:value-type="float" office:value="4">
            <text:p>4</text:p>
          </table:table-cell>
          <table:table-cell table:style-name="ce575" table:formula="of:=IF(([.$A45]+2)/3&gt;=[.N$3];ROUND([.$K$27]*([.$A45]-[.N$4])/(20-[.N$4])*0.85/([.N$3]+1);0);&quot;-&quot;)" office:value-type="float" office:value="3">
            <text:p>3</text:p>
          </table:table-cell>
          <table:table-cell table:style-name="ce575" table:formula="of:=IF(([.$A45]+2)/3&gt;=[.O$3];ROUND([.$K$27]*([.$A45]-[.O$4])/(20-[.O$4])*0.85/([.O$3]+1);0);&quot;-&quot;)" office:value-type="float" office:value="2">
            <text:p>2</text:p>
          </table:table-cell>
          <table:table-cell table:style-name="ce575" table:formula="of:=IF(([.$A45]+2)/3&gt;=[.P$3];ROUND([.$K$27]*([.$A45]-[.P$4])/(20-[.P$4])*0.85/([.P$3]+1);0);&quot;-&quot;)" office:value-type="float" office:value="1">
            <text:p>1</text:p>
          </table:table-cell>
          <table:table-cell table:style-name="ce575" table:formula="of:=IF(([.$A45]+2)/3&gt;=[.Q$3];ROUND([.$K$27]*([.$A45]-[.Q$4])/(20-[.Q$4])*0.85/([.Q$3]+1);0);&quot;-&quot;)" office:value-type="float" office:value="1">
            <text:p>1</text:p>
          </table:table-cell>
          <table:table-cell table:style-name="ce579" table:formula="of:=IF(([.$A45]+2)/3&gt;=[.R$3];ROUND([.$K$27]*([.$A45]-[.R$4])/(20-[.R$4])*0.85/([.R$3]+1);0);&quot;-&quot;)" office:value-type="float" office:value="0">
            <text:p>0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+2)/3&gt;=[.U$3];ROUND([.$T$27]*([.$A45]-[.U$4])/(20-[.U$4])*0.85/([.U$3]+1);0);&quot;-&quot;)" office:value-type="float" office:value="9">
            <text:p>9</text:p>
          </table:table-cell>
          <table:table-cell table:style-name="ce575" table:formula="of:=IF(([.$A45]+2)/3&gt;=[.V$3];ROUND([.$T$27]*([.$A45]-[.V$4])/(20-[.V$4])*0.85/([.V$3]+1);0);&quot;-&quot;)" office:value-type="float" office:value="4">
            <text:p>4</text:p>
          </table:table-cell>
          <table:table-cell table:style-name="ce575" table:formula="of:=IF(([.$A45]+2)/3&gt;=[.W$3];ROUND([.$T$27]*([.$A45]-[.W$4])/(20-[.W$4])*0.85/([.W$3]+1);0);&quot;-&quot;)" office:value-type="float" office:value="3">
            <text:p>3</text:p>
          </table:table-cell>
          <table:table-cell table:style-name="ce575" table:formula="of:=IF(([.$A45]+2)/3&gt;=[.X$3];ROUND([.$T$27]*([.$A45]-[.X$4])/(20-[.X$4])*0.85/([.X$3]+1);0);&quot;-&quot;)" office:value-type="float" office:value="2">
            <text:p>2</text:p>
          </table:table-cell>
          <table:table-cell table:style-name="ce575" table:formula="of:=IF(([.$A45]+2)/3&gt;=[.Y$3];ROUND([.$T$27]*([.$A45]-[.Y$4])/(20-[.Y$4])*0.85/([.Y$3]+1);0);&quot;-&quot;)" office:value-type="float" office:value="1">
            <text:p>1</text:p>
          </table:table-cell>
          <table:table-cell table:style-name="ce575" table:formula="of:=IF(([.$A45]+2)/3&gt;=[.Z$3];ROUND([.$T$27]*([.$A45]-[.Z$4])/(20-[.Z$4])*0.85/([.Z$3]+1);0);&quot;-&quot;)" office:value-type="float" office:value="1">
            <text:p>1</text:p>
          </table:table-cell>
          <table:table-cell table:style-name="ce579" table:formula="of:=IF(([.$A45]+2)/3&gt;=[.AA$3];ROUND([.$T$27]*([.$A45]-[.AA$4])/(20-[.AA$4])*0.85/([.AA$3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C$3];ROUND([.$B$27]*([.$A46]-[.C$4])/(20-[.C$4])*0.85/([.C$3]+1);0);&quot;-&quot;)" office:value-type="float" office:value="8">
            <text:p>8</text:p>
          </table:table-cell>
          <table:table-cell table:style-name="ce575" table:formula="of:=IF(([.$A46]+2)/3&gt;=[.D$3];ROUND([.$B$27]*([.$A46]-[.D$4])/(20-[.D$4])*0.85/([.D$3]+1);0);&quot;-&quot;)" office:value-type="float" office:value="4">
            <text:p>4</text:p>
          </table:table-cell>
          <table:table-cell table:style-name="ce575" table:formula="of:=IF(([.$A46]+2)/3&gt;=[.E$3];ROUND([.$B$27]*([.$A46]-[.E$4])/(20-[.E$4])*0.85/([.E$3]+1);0);&quot;-&quot;)" office:value-type="float" office:value="2">
            <text:p>2</text:p>
          </table:table-cell>
          <table:table-cell table:style-name="ce575" table:formula="of:=IF(([.$A46]+2)/3&gt;=[.F$3];ROUND([.$B$27]*([.$A46]-[.F$4])/(20-[.F$4])*0.85/([.F$3]+1);0);&quot;-&quot;)" office:value-type="float" office:value="2">
            <text:p>2</text:p>
          </table:table-cell>
          <table:table-cell table:style-name="ce575" table:formula="of:=IF(([.$A46]+2)/3&gt;=[.G$3];ROUND([.$B$27]*([.$A46]-[.G$4])/(20-[.G$4])*0.85/([.G$3]+1);0);&quot;-&quot;)" office:value-type="float" office:value="1">
            <text:p>1</text:p>
          </table:table-cell>
          <table:table-cell table:style-name="ce575" table:formula="of:=IF(([.$A46]+2)/3&gt;=[.H$3];ROUND([.$B$27]*([.$A46]-[.H$4])/(20-[.H$4])*0.85/([.H$3]+1);0);&quot;-&quot;)" office:value-type="float" office:value="1">
            <text:p>1</text:p>
          </table:table-cell>
          <table:table-cell table:style-name="ce579" table:formula="of:=IF(([.$A46]+2)/3&gt;=[.I$3];ROUND([.$B$27]*([.$A46]-[.I$4])/(20-[.I$4])*0.85/([.I$3]+1);0);&quot;-&quot;)" office:value-type="float" office:value="1">
            <text:p>1</text:p>
          </table:table-cell>
          <table:table-cell table:style-name="ce571" table:formula="of:=[.J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L$3];ROUND([.$K$27]*([.$A46]-[.L$4])/(20-[.L$4])*0.85/([.L$3]+1);0);&quot;-&quot;)" office:value-type="float" office:value="9">
            <text:p>9</text:p>
          </table:table-cell>
          <table:table-cell table:style-name="ce575" table:formula="of:=IF(([.$A46]+2)/3&gt;=[.M$3];ROUND([.$K$27]*([.$A46]-[.M$4])/(20-[.M$4])*0.85/([.M$3]+1);0);&quot;-&quot;)" office:value-type="float" office:value="4">
            <text:p>4</text:p>
          </table:table-cell>
          <table:table-cell table:style-name="ce575" table:formula="of:=IF(([.$A46]+2)/3&gt;=[.N$3];ROUND([.$K$27]*([.$A46]-[.N$4])/(20-[.N$4])*0.85/([.N$3]+1);0);&quot;-&quot;)" office:value-type="float" office:value="3">
            <text:p>3</text:p>
          </table:table-cell>
          <table:table-cell table:style-name="ce575" table:formula="of:=IF(([.$A46]+2)/3&gt;=[.O$3];ROUND([.$K$27]*([.$A46]-[.O$4])/(20-[.O$4])*0.85/([.O$3]+1);0);&quot;-&quot;)" office:value-type="float" office:value="2">
            <text:p>2</text:p>
          </table:table-cell>
          <table:table-cell table:style-name="ce575" table:formula="of:=IF(([.$A46]+2)/3&gt;=[.P$3];ROUND([.$K$27]*([.$A46]-[.P$4])/(20-[.P$4])*0.85/([.P$3]+1);0);&quot;-&quot;)" office:value-type="float" office:value="1">
            <text:p>1</text:p>
          </table:table-cell>
          <table:table-cell table:style-name="ce575" table:formula="of:=IF(([.$A46]+2)/3&gt;=[.Q$3];ROUND([.$K$27]*([.$A46]-[.Q$4])/(20-[.Q$4])*0.85/([.Q$3]+1);0);&quot;-&quot;)" office:value-type="float" office:value="1">
            <text:p>1</text:p>
          </table:table-cell>
          <table:table-cell table:style-name="ce579" table:formula="of:=IF(([.$A46]+2)/3&gt;=[.R$3];ROUND([.$K$27]*([.$A46]-[.R$4])/(20-[.R$4])*0.85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+2)/3&gt;=[.U$3];ROUND([.$T$27]*([.$A46]-[.U$4])/(20-[.U$4])*0.85/([.U$3]+1);0);&quot;-&quot;)" office:value-type="float" office:value="9">
            <text:p>9</text:p>
          </table:table-cell>
          <table:table-cell table:style-name="ce575" table:formula="of:=IF(([.$A46]+2)/3&gt;=[.V$3];ROUND([.$T$27]*([.$A46]-[.V$4])/(20-[.V$4])*0.85/([.V$3]+1);0);&quot;-&quot;)" office:value-type="float" office:value="5">
            <text:p>5</text:p>
          </table:table-cell>
          <table:table-cell table:style-name="ce575" table:formula="of:=IF(([.$A46]+2)/3&gt;=[.W$3];ROUND([.$T$27]*([.$A46]-[.W$4])/(20-[.W$4])*0.85/([.W$3]+1);0);&quot;-&quot;)" office:value-type="float" office:value="3">
            <text:p>3</text:p>
          </table:table-cell>
          <table:table-cell table:style-name="ce575" table:formula="of:=IF(([.$A46]+2)/3&gt;=[.X$3];ROUND([.$T$27]*([.$A46]-[.X$4])/(20-[.X$4])*0.85/([.X$3]+1);0);&quot;-&quot;)" office:value-type="float" office:value="2">
            <text:p>2</text:p>
          </table:table-cell>
          <table:table-cell table:style-name="ce575" table:formula="of:=IF(([.$A46]+2)/3&gt;=[.Y$3];ROUND([.$T$27]*([.$A46]-[.Y$4])/(20-[.Y$4])*0.85/([.Y$3]+1);0);&quot;-&quot;)" office:value-type="float" office:value="2">
            <text:p>2</text:p>
          </table:table-cell>
          <table:table-cell table:style-name="ce575" table:formula="of:=IF(([.$A46]+2)/3&gt;=[.Z$3];ROUND([.$T$27]*([.$A46]-[.Z$4])/(20-[.Z$4])*0.85/([.Z$3]+1);0);&quot;-&quot;)" office:value-type="float" office:value="1">
            <text:p>1</text:p>
          </table:table-cell>
          <table:table-cell table:style-name="ce579" table:formula="of:=IF(([.$A46]+2)/3&gt;=[.AA$3];ROUND([.$T$27]*([.$A46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C$3];ROUND([.$B$27]*([.$A47]-[.C$4])/(20-[.C$4])*0.85/([.C$3]+1);0);&quot;-&quot;)" office:value-type="float" office:value="8">
            <text:p>8</text:p>
          </table:table-cell>
          <table:table-cell table:style-name="ce575" table:formula="of:=IF(([.$A47]+2)/3&gt;=[.D$3];ROUND([.$B$27]*([.$A47]-[.D$4])/(20-[.D$4])*0.85/([.D$3]+1);0);&quot;-&quot;)" office:value-type="float" office:value="4">
            <text:p>4</text:p>
          </table:table-cell>
          <table:table-cell table:style-name="ce575" table:formula="of:=IF(([.$A47]+2)/3&gt;=[.E$3];ROUND([.$B$27]*([.$A47]-[.E$4])/(20-[.E$4])*0.85/([.E$3]+1);0);&quot;-&quot;)" office:value-type="float" office:value="3">
            <text:p>3</text:p>
          </table:table-cell>
          <table:table-cell table:style-name="ce575" table:formula="of:=IF(([.$A47]+2)/3&gt;=[.F$3];ROUND([.$B$27]*([.$A47]-[.F$4])/(20-[.F$4])*0.85/([.F$3]+1);0);&quot;-&quot;)" office:value-type="float" office:value="2">
            <text:p>2</text:p>
          </table:table-cell>
          <table:table-cell table:style-name="ce575" table:formula="of:=IF(([.$A47]+2)/3&gt;=[.G$3];ROUND([.$B$27]*([.$A47]-[.G$4])/(20-[.G$4])*0.85/([.G$3]+1);0);&quot;-&quot;)" office:value-type="float" office:value="2">
            <text:p>2</text:p>
          </table:table-cell>
          <table:table-cell table:style-name="ce575" table:formula="of:=IF(([.$A47]+2)/3&gt;=[.H$3];ROUND([.$B$27]*([.$A47]-[.H$4])/(20-[.H$4])*0.85/([.H$3]+1);0);&quot;-&quot;)" office:value-type="float" office:value="1">
            <text:p>1</text:p>
          </table:table-cell>
          <table:table-cell table:style-name="ce579" table:formula="of:=IF(([.$A47]+2)/3&gt;=[.I$3];ROUND([.$B$27]*([.$A47]-[.I$4])/(20-[.I$4])*0.85/([.I$3]+1);0);&quot;-&quot;)" office:value-type="float" office:value="1">
            <text:p>1</text:p>
          </table:table-cell>
          <table:table-cell table:style-name="ce571" table:formula="of:=[.J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L$3];ROUND([.$K$27]*([.$A47]-[.L$4])/(20-[.L$4])*0.85/([.L$3]+1);0);&quot;-&quot;)" office:value-type="float" office:value="9">
            <text:p>9</text:p>
          </table:table-cell>
          <table:table-cell table:style-name="ce575" table:formula="of:=IF(([.$A47]+2)/3&gt;=[.M$3];ROUND([.$K$27]*([.$A47]-[.M$4])/(20-[.M$4])*0.85/([.M$3]+1);0);&quot;-&quot;)" office:value-type="float" office:value="4">
            <text:p>4</text:p>
          </table:table-cell>
          <table:table-cell table:style-name="ce575" table:formula="of:=IF(([.$A47]+2)/3&gt;=[.N$3];ROUND([.$K$27]*([.$A47]-[.N$4])/(20-[.N$4])*0.85/([.N$3]+1);0);&quot;-&quot;)" office:value-type="float" office:value="3">
            <text:p>3</text:p>
          </table:table-cell>
          <table:table-cell table:style-name="ce575" table:formula="of:=IF(([.$A47]+2)/3&gt;=[.O$3];ROUND([.$K$27]*([.$A47]-[.O$4])/(20-[.O$4])*0.85/([.O$3]+1);0);&quot;-&quot;)" office:value-type="float" office:value="2">
            <text:p>2</text:p>
          </table:table-cell>
          <table:table-cell table:style-name="ce575" table:formula="of:=IF(([.$A47]+2)/3&gt;=[.P$3];ROUND([.$K$27]*([.$A47]-[.P$4])/(20-[.P$4])*0.85/([.P$3]+1);0);&quot;-&quot;)" office:value-type="float" office:value="2">
            <text:p>2</text:p>
          </table:table-cell>
          <table:table-cell table:style-name="ce575" table:formula="of:=IF(([.$A47]+2)/3&gt;=[.Q$3];ROUND([.$K$27]*([.$A47]-[.Q$4])/(20-[.Q$4])*0.85/([.Q$3]+1);0);&quot;-&quot;)" office:value-type="float" office:value="1">
            <text:p>1</text:p>
          </table:table-cell>
          <table:table-cell table:style-name="ce579" table:formula="of:=IF(([.$A47]+2)/3&gt;=[.R$3];ROUND([.$K$27]*([.$A47]-[.R$4])/(20-[.R$4])*0.85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+2)/3&gt;=[.U$3];ROUND([.$T$27]*([.$A47]-[.U$4])/(20-[.U$4])*0.85/([.U$3]+1);0);&quot;-&quot;)" office:value-type="float" office:value="10">
            <text:p>10</text:p>
          </table:table-cell>
          <table:table-cell table:style-name="ce575" table:formula="of:=IF(([.$A47]+2)/3&gt;=[.V$3];ROUND([.$T$27]*([.$A47]-[.V$4])/(20-[.V$4])*0.85/([.V$3]+1);0);&quot;-&quot;)" office:value-type="float" office:value="5">
            <text:p>5</text:p>
          </table:table-cell>
          <table:table-cell table:style-name="ce575" table:formula="of:=IF(([.$A47]+2)/3&gt;=[.W$3];ROUND([.$T$27]*([.$A47]-[.W$4])/(20-[.W$4])*0.85/([.W$3]+1);0);&quot;-&quot;)" office:value-type="float" office:value="3">
            <text:p>3</text:p>
          </table:table-cell>
          <table:table-cell table:style-name="ce575" table:formula="of:=IF(([.$A47]+2)/3&gt;=[.X$3];ROUND([.$T$27]*([.$A47]-[.X$4])/(20-[.X$4])*0.85/([.X$3]+1);0);&quot;-&quot;)" office:value-type="float" office:value="2">
            <text:p>2</text:p>
          </table:table-cell>
          <table:table-cell table:style-name="ce575" table:formula="of:=IF(([.$A47]+2)/3&gt;=[.Y$3];ROUND([.$T$27]*([.$A47]-[.Y$4])/(20-[.Y$4])*0.85/([.Y$3]+1);0);&quot;-&quot;)" office:value-type="float" office:value="2">
            <text:p>2</text:p>
          </table:table-cell>
          <table:table-cell table:style-name="ce575" table:formula="of:=IF(([.$A47]+2)/3&gt;=[.Z$3];ROUND([.$T$27]*([.$A47]-[.Z$4])/(20-[.Z$4])*0.85/([.Z$3]+1);0);&quot;-&quot;)" office:value-type="float" office:value="1">
            <text:p>1</text:p>
          </table:table-cell>
          <table:table-cell table:style-name="ce579" table:formula="of:=IF(([.$A47]+2)/3&gt;=[.AA$3];ROUND([.$T$27]*([.$A47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C$3];ROUND([.$B$27]*([.$A48]-[.C$4])/(20-[.C$4])*0.85/([.C$3]+1);0);&quot;-&quot;)" office:value-type="float" office:value="9">
            <text:p>9</text:p>
          </table:table-cell>
          <table:table-cell table:style-name="ce576" table:formula="of:=IF(([.$A48]+2)/3&gt;=[.D$3];ROUND([.$B$27]*([.$A48]-[.D$4])/(20-[.D$4])*0.85/([.D$3]+1);0);&quot;-&quot;)" office:value-type="float" office:value="4">
            <text:p>4</text:p>
          </table:table-cell>
          <table:table-cell table:style-name="ce576" table:formula="of:=IF(([.$A48]+2)/3&gt;=[.E$3];ROUND([.$B$27]*([.$A48]-[.E$4])/(20-[.E$4])*0.85/([.E$3]+1);0);&quot;-&quot;)" office:value-type="float" office:value="3">
            <text:p>3</text:p>
          </table:table-cell>
          <table:table-cell table:style-name="ce576" table:formula="of:=IF(([.$A48]+2)/3&gt;=[.F$3];ROUND([.$B$27]*([.$A48]-[.F$4])/(20-[.F$4])*0.85/([.F$3]+1);0);&quot;-&quot;)" office:value-type="float" office:value="2">
            <text:p>2</text:p>
          </table:table-cell>
          <table:table-cell table:style-name="ce576" table:formula="of:=IF(([.$A48]+2)/3&gt;=[.G$3];ROUND([.$B$27]*([.$A48]-[.G$4])/(20-[.G$4])*0.85/([.G$3]+1);0);&quot;-&quot;)" office:value-type="float" office:value="2">
            <text:p>2</text:p>
          </table:table-cell>
          <table:table-cell table:style-name="ce576" table:formula="of:=IF(([.$A48]+2)/3&gt;=[.H$3];ROUND([.$B$27]*([.$A48]-[.H$4])/(20-[.H$4])*0.85/([.H$3]+1);0);&quot;-&quot;)" office:value-type="float" office:value="1">
            <text:p>1</text:p>
          </table:table-cell>
          <table:table-cell table:style-name="ce581" table:formula="of:=IF(([.$A48]+2)/3&gt;=[.I$3];ROUND([.$B$27]*([.$A48]-[.I$4])/(20-[.I$4])*0.85/([.I$3]+1);0);&quot;-&quot;)" office:value-type="float" office:value="1">
            <text:p>1</text:p>
          </table:table-cell>
          <table:table-cell table:style-name="ce572" table:formula="of:=[.J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L$3];ROUND([.$K$27]*([.$A48]-[.L$4])/(20-[.L$4])*0.85/([.L$3]+1);0);&quot;-&quot;)" office:value-type="float" office:value="9">
            <text:p>9</text:p>
          </table:table-cell>
          <table:table-cell table:style-name="ce576" table:formula="of:=IF(([.$A48]+2)/3&gt;=[.M$3];ROUND([.$K$27]*([.$A48]-[.M$4])/(20-[.M$4])*0.85/([.M$3]+1);0);&quot;-&quot;)" office:value-type="float" office:value="5">
            <text:p>5</text:p>
          </table:table-cell>
          <table:table-cell table:style-name="ce576" table:formula="of:=IF(([.$A48]+2)/3&gt;=[.N$3];ROUND([.$K$27]*([.$A48]-[.N$4])/(20-[.N$4])*0.85/([.N$3]+1);0);&quot;-&quot;)" office:value-type="float" office:value="3">
            <text:p>3</text:p>
          </table:table-cell>
          <table:table-cell table:style-name="ce576" table:formula="of:=IF(([.$A48]+2)/3&gt;=[.O$3];ROUND([.$K$27]*([.$A48]-[.O$4])/(20-[.O$4])*0.85/([.O$3]+1);0);&quot;-&quot;)" office:value-type="float" office:value="2">
            <text:p>2</text:p>
          </table:table-cell>
          <table:table-cell table:style-name="ce576" table:formula="of:=IF(([.$A48]+2)/3&gt;=[.P$3];ROUND([.$K$27]*([.$A48]-[.P$4])/(20-[.P$4])*0.85/([.P$3]+1);0);&quot;-&quot;)" office:value-type="float" office:value="2">
            <text:p>2</text:p>
          </table:table-cell>
          <table:table-cell table:style-name="ce576" table:formula="of:=IF(([.$A48]+2)/3&gt;=[.Q$3];ROUND([.$K$27]*([.$A48]-[.Q$4])/(20-[.Q$4])*0.85/([.Q$3]+1);0);&quot;-&quot;)" office:value-type="float" office:value="2">
            <text:p>2</text:p>
          </table:table-cell>
          <table:table-cell table:style-name="ce581" table:formula="of:=IF(([.$A48]+2)/3&gt;=[.R$3];ROUND([.$K$27]*([.$A48]-[.R$4])/(20-[.R$4])*0.85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+2)/3&gt;=[.U$3];ROUND([.$T$27]*([.$A48]-[.U$4])/(20-[.U$4])*0.85/([.U$3]+1);0);&quot;-&quot;)" office:value-type="float" office:value="10">
            <text:p>10</text:p>
          </table:table-cell>
          <table:table-cell table:style-name="ce576" table:formula="of:=IF(([.$A48]+2)/3&gt;=[.V$3];ROUND([.$T$27]*([.$A48]-[.V$4])/(20-[.V$4])*0.85/([.V$3]+1);0);&quot;-&quot;)" office:value-type="float" office:value="5">
            <text:p>5</text:p>
          </table:table-cell>
          <table:table-cell table:style-name="ce576" table:formula="of:=IF(([.$A48]+2)/3&gt;=[.W$3];ROUND([.$T$27]*([.$A48]-[.W$4])/(20-[.W$4])*0.85/([.W$3]+1);0);&quot;-&quot;)" office:value-type="float" office:value="3">
            <text:p>3</text:p>
          </table:table-cell>
          <table:table-cell table:style-name="ce576" table:formula="of:=IF(([.$A48]+2)/3&gt;=[.X$3];ROUND([.$T$27]*([.$A48]-[.X$4])/(20-[.X$4])*0.85/([.X$3]+1);0);&quot;-&quot;)" office:value-type="float" office:value="3">
            <text:p>3</text:p>
          </table:table-cell>
          <table:table-cell table:style-name="ce576" table:formula="of:=IF(([.$A48]+2)/3&gt;=[.Y$3];ROUND([.$T$27]*([.$A48]-[.Y$4])/(20-[.Y$4])*0.85/([.Y$3]+1);0);&quot;-&quot;)" office:value-type="float" office:value="2">
            <text:p>2</text:p>
          </table:table-cell>
          <table:table-cell table:style-name="ce576" table:formula="of:=IF(([.$A48]+2)/3&gt;=[.Z$3];ROUND([.$T$27]*([.$A48]-[.Z$4])/(20-[.Z$4])*0.85/([.Z$3]+1);0);&quot;-&quot;)" office:value-type="float" office:value="2">
            <text:p>2</text:p>
          </table:table-cell>
          <table:table-cell table:style-name="ce581" table:formula="of:=IF(([.$A48]+2)/3&gt;=[.AA$3];ROUND([.$T$27]*([.$A48]-[.AA$4])/(20-[.AA$4])*0.85/([.AA$3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5" table:default-cell-style-name="ce568"/>
        <table:table-column table:style-name="co3" table:default-cell-style-name="ce568"/>
        <table:table-column table:style-name="co1" table:number-columns-repeated="1005" table:default-cell-style-name="ce568"/>
        <table:table-row table:style-name="ro2">
          <table:table-cell table:style-name="ce569" office:value-type="string" table:number-columns-spanned="24" table:number-rows-spanned="1">
            <text:p>NOTA: Per gli incantesimi di lv0 non è inserito un aggiustatore di 3/4! Fare riferimento al foglio "scheda" per il calcolo corretto.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A25];&quot; - &quot;;[.A25]+1)" office:value-type="string" office:string-value="12 - 13">
            <text:p>12 - 13</text:p>
          </table:table-cell>
          <table:table-cell table:style-name="ce575" table:formula="of:=CONCATENATE(IF([.A25]&gt;=10;&quot;+&quot;;&quot;&quot;);ROUNDDOWN(([.A25]-10)/2;0))" office:value-type="string" office:string-value="+1">
            <text:p>+1</text:p>
          </table:table-cell>
          <table:table-cell table:style-name="ce575" office:value-type="float" office:value="1">
            <text:p>1</text:p>
          </table:table-cell>
          <table:table-cell table:style-name="ce575" table:formula="of:=[.C3]+1" office:value-type="float" office:value="2">
            <text:p>2</text:p>
          </table:table-cell>
          <table:table-cell table:style-name="ce575" table:formula="of:=[.D3]+1" office:value-type="float" office:value="3">
            <text:p>3</text:p>
          </table:table-cell>
          <table:table-cell table:style-name="ce579" table:formula="of:=[.E3]+1" office:value-type="float" office:value="4">
            <text:p>4</text:p>
          </table:table-cell>
          <table:table-cell table:style-name="ce571" table:formula="of:=CONCATENATE([.G25];&quot; - &quot;;[.G25]+1)" office:value-type="string" office:string-value="14 - 15">
            <text:p>14 - 15</text:p>
          </table:table-cell>
          <table:table-cell table:style-name="ce575" table:formula="of:=CONCATENATE(IF([.G25]&gt;=10;&quot;+&quot;;&quot;&quot;);ROUNDDOWN(([.G25]-10)/2;0))" office:value-type="string" office:string-value="+2">
            <text:p>+2</text:p>
          </table:table-cell>
          <table:table-cell table:style-name="ce575" office:value-type="float" office:value="1">
            <text:p>1</text:p>
          </table:table-cell>
          <table:table-cell table:style-name="ce575" table:formula="of:=[.I3]+1" office:value-type="float" office:value="2">
            <text:p>2</text:p>
          </table:table-cell>
          <table:table-cell table:style-name="ce575" table:formula="of:=[.J3]+1" office:value-type="float" office:value="3">
            <text:p>3</text:p>
          </table:table-cell>
          <table:table-cell table:style-name="ce579" table:formula="of:=[.K3]+1" office:value-type="float" office:value="4">
            <text:p>4</text:p>
          </table:table-cell>
          <table:table-cell table:style-name="ce571" table:formula="of:=CONCATENATE([.M25];&quot; - &quot;;[.M25]+1)" office:value-type="string" office:string-value="16 - 17">
            <text:p>16 - 17</text:p>
          </table:table-cell>
          <table:table-cell table:style-name="ce575" table:formula="of:=CONCATENATE(IF([.M25]&gt;=10;&quot;+&quot;;&quot;&quot;);ROUNDDOWN(([.M25]-10)/2;0))" office:value-type="string" office:string-value="+3">
            <text:p>+3</text:p>
          </table:table-cell>
          <table:table-cell table:style-name="ce575" office:value-type="float" office:value="1">
            <text:p>1</text:p>
          </table:table-cell>
          <table:table-cell table:style-name="ce575" table:formula="of:=[.O3]+1" office:value-type="float" office:value="2">
            <text:p>2</text:p>
          </table:table-cell>
          <table:table-cell table:style-name="ce575" table:formula="of:=[.P3]+1" office:value-type="float" office:value="3">
            <text:p>3</text:p>
          </table:table-cell>
          <table:table-cell table:style-name="ce579" table:formula="of:=[.Q3]+1" office:value-type="float" office:value="4">
            <text:p>4</text:p>
          </table:table-cell>
          <table:table-cell table:style-name="ce571" table:formula="of:=CONCATENATE([.S25];&quot; - &quot;;[.S25]+1)" office:value-type="string" office:string-value="18 - 19">
            <text:p>18 - 19</text:p>
          </table:table-cell>
          <table:table-cell table:style-name="ce575" table:formula="of:=CONCATENATE(IF([.S25]&gt;=10;&quot;+&quot;;&quot;&quot;);ROUNDDOWN(([.S25]-10)/2;0))" office:value-type="string" office:string-value="+4">
            <text:p>+4</text:p>
          </table:table-cell>
          <table:table-cell table:style-name="ce575" office:value-type="float" office:value="1">
            <text:p>1</text:p>
          </table:table-cell>
          <table:table-cell table:style-name="ce575" table:formula="of:=[.U3]+1" office:value-type="float" office:value="2">
            <text:p>2</text:p>
          </table:table-cell>
          <table:table-cell table:style-name="ce575" table:formula="of:=[.V3]+1" office:value-type="float" office:value="3">
            <text:p>3</text:p>
          </table:table-cell>
          <table:table-cell table:style-name="ce579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3]*3+1" office:value-type="float" office:value="4">
            <text:p>4</text:p>
          </table:table-cell>
          <table:table-cell table:style-name="ce578" table:formula="of:=[.D3]*3+1" office:value-type="float" office:value="7">
            <text:p>7</text:p>
          </table:table-cell>
          <table:table-cell table:style-name="ce578" table:formula="of:=[.E3]*3+1" office:value-type="float" office:value="10">
            <text:p>10</text:p>
          </table:table-cell>
          <table:table-cell table:style-name="ce580" table:formula="of:=[.F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3]*3+1" office:value-type="float" office:value="4">
            <text:p>4</text:p>
          </table:table-cell>
          <table:table-cell table:style-name="ce578" table:formula="of:=[.J3]*3+1" office:value-type="float" office:value="7">
            <text:p>7</text:p>
          </table:table-cell>
          <table:table-cell table:style-name="ce578" table:formula="of:=[.K3]*3+1" office:value-type="float" office:value="10">
            <text:p>10</text:p>
          </table:table-cell>
          <table:table-cell table:style-name="ce580" table:formula="of:=[.L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3]*3+1" office:value-type="float" office:value="4">
            <text:p>4</text:p>
          </table:table-cell>
          <table:table-cell table:style-name="ce578" table:formula="of:=[.P3]*3+1" office:value-type="float" office:value="7">
            <text:p>7</text:p>
          </table:table-cell>
          <table:table-cell table:style-name="ce578" table:formula="of:=[.Q3]*3+1" office:value-type="float" office:value="10">
            <text:p>10</text:p>
          </table:table-cell>
          <table:table-cell table:style-name="ce580" table:formula="of:=[.R3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3]*3+1" office:value-type="float" office:value="4">
            <text:p>4</text:p>
          </table:table-cell>
          <table:table-cell table:style-name="ce578" table:formula="of:=[.V3]*3+1" office:value-type="float" office:value="7">
            <text:p>7</text:p>
          </table:table-cell>
          <table:table-cell table:style-name="ce578" table:formula="of:=[.W3]*3+1" office:value-type="float" office:value="10">
            <text:p>10</text:p>
          </table:table-cell>
          <table:table-cell table:style-name="ce580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C$3];ROUND([.$B$3]*([.$A5]-[.C$4])/(20-[.C$4])*[.$B$25]/([.C$3]+1);0);&quot;-&quot;)" office:value-type="string" office:string-value="-">
            <text:p>-</text:p>
          </table:table-cell>
          <table:table-cell table:style-name="ce575" table:formula="of:=IF(([.$A5]-1)/3&gt;=[.D$3];ROUND([.$B$3]*([.$A5]-[.D$4])/(20-[.D$4])*[.$B$25]/([.D$3]+1);0);&quot;-&quot;)" office:value-type="string" office:string-value="-">
            <text:p>-</text:p>
          </table:table-cell>
          <table:table-cell table:style-name="ce575" table:formula="of:=IF(([.$A5]-1)/3&gt;=[.E$3];ROUND([.$B$3]*([.$A5]-[.E$4])/(20-[.E$4])*[.$B$25]/([.E$3]+1);0);&quot;-&quot;)" office:value-type="string" office:string-value="-">
            <text:p>-</text:p>
          </table:table-cell>
          <table:table-cell table:style-name="ce579" table:formula="of:=IF(([.$A5]-1)/3&gt;=[.F$3];ROUND([.$B$3]*([.$A5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I$3];ROUND([.$H$3]*([.$A5]-[.I$4])/(20-[.I$4])*[.$B$25]/([.I$3]+1);0);&quot;-&quot;)" office:value-type="string" office:string-value="-">
            <text:p>-</text:p>
          </table:table-cell>
          <table:table-cell table:style-name="ce575" table:formula="of:=IF(([.$A5]-1)/3&gt;=[.J$3];ROUND([.$G$3]*([.$A5]-[.J$4])/(20-[.J$4])*[.$B$25]/([.J$3]+1);0);&quot;-&quot;)" office:value-type="string" office:string-value="-">
            <text:p>-</text:p>
          </table:table-cell>
          <table:table-cell table:style-name="ce575" table:formula="of:=IF(([.$A5]-1)/3&gt;=[.K$3];ROUND([.$G$3]*([.$A5]-[.K$4])/(20-[.K$4])*[.$B$25]/([.K$3]+1);0);&quot;-&quot;)" office:value-type="string" office:string-value="-">
            <text:p>-</text:p>
          </table:table-cell>
          <table:table-cell table:style-name="ce579" table:formula="of:=IF(([.$A5]-1)/3&gt;=[.L$3];ROUND([.$G$3]*([.$A5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O$3];ROUND([.$N$3]*([.$A5]-[.O$4])/(20-[.O$4])*[.$B$25]/([.O$3]+1);0);&quot;-&quot;)" office:value-type="string" office:string-value="-">
            <text:p>-</text:p>
          </table:table-cell>
          <table:table-cell table:style-name="ce575" table:formula="of:=IF(([.$A5]-1)/3&gt;=[.P$3];ROUND([.$N$3]*([.$A5]-[.P$4])/(20-[.P$4])*[.$B$25]/([.P$3]+1);0);&quot;-&quot;)" office:value-type="string" office:string-value="-">
            <text:p>-</text:p>
          </table:table-cell>
          <table:table-cell table:style-name="ce575" table:formula="of:=IF(([.$A5]-1)/3&gt;=[.Q$3];ROUND([.$N$3]*([.$A5]-[.Q$4])/(20-[.Q$4])*[.$B$25]/([.Q$3]+1);0);&quot;-&quot;)" office:value-type="string" office:string-value="-">
            <text:p>-</text:p>
          </table:table-cell>
          <table:table-cell table:style-name="ce579" table:formula="of:=IF(([.$A5]-1)/3&gt;=[.R$3];ROUND([.$N$3]*([.$A5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5]-1)/3&gt;=[.U$3];ROUND([.$T$3]*([.$A5]-[.U$4])/(20-[.U$4])*[.$B$25]/([.U$3]+1);0);&quot;-&quot;)" office:value-type="string" office:string-value="-">
            <text:p>-</text:p>
          </table:table-cell>
          <table:table-cell table:style-name="ce575" table:formula="of:=IF(([.$A5]-1)/3&gt;=[.V$3];ROUND([.$T$3]*([.$A5]-[.V$4])/(20-[.V$4])*[.$B$25]/([.V$3]+1);0);&quot;-&quot;)" office:value-type="string" office:string-value="-">
            <text:p>-</text:p>
          </table:table-cell>
          <table:table-cell table:style-name="ce575" table:formula="of:=IF(([.$A5]-1)/3&gt;=[.W$3];ROUND([.$T$3]*([.$A5]-[.W$4])/(20-[.W$4])*[.$B$25]/([.W$3]+1);0);&quot;-&quot;)" office:value-type="string" office:string-value="-">
            <text:p>-</text:p>
          </table:table-cell>
          <table:table-cell table:style-name="ce579" table:formula="of:=IF(([.$A5]-1)/3&gt;=[.X$3];ROUND([.$T$3]*([.$A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C$3];ROUND([.$B$3]*([.$A6]-[.C$4])/(20-[.C$4])*[.$B$25]/([.C$3]+1);0);&quot;-&quot;)" office:value-type="string" office:string-value="-">
            <text:p>-</text:p>
          </table:table-cell>
          <table:table-cell table:style-name="ce575" table:formula="of:=IF(([.$A6]-1)/3&gt;=[.D$3];ROUND([.$B$3]*([.$A6]-[.D$4])/(20-[.D$4])*[.$B$25]/([.D$3]+1);0);&quot;-&quot;)" office:value-type="string" office:string-value="-">
            <text:p>-</text:p>
          </table:table-cell>
          <table:table-cell table:style-name="ce575" table:formula="of:=IF(([.$A6]-1)/3&gt;=[.E$3];ROUND([.$B$3]*([.$A6]-[.E$4])/(20-[.E$4])*[.$B$25]/([.E$3]+1);0);&quot;-&quot;)" office:value-type="string" office:string-value="-">
            <text:p>-</text:p>
          </table:table-cell>
          <table:table-cell table:style-name="ce579" table:formula="of:=IF(([.$A6]-1)/3&gt;=[.F$3];ROUND([.$B$3]*([.$A6]-[.F$4])/(20-[.F$4])*[.$B$25]/([.F$3]+1);0);&quot;-&quot;)" office:value-type="string" office:string-value="-">
            <text:p>-</text:p>
          </table:table-cell>
          <table:table-cell table:style-name="ce571" table:formula="of:=[.G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I$3];ROUND([.$H$3]*([.$A6]-[.I$4])/(20-[.I$4])*[.$B$25]/([.I$3]+1);0);&quot;-&quot;)" office:value-type="string" office:string-value="-">
            <text:p>-</text:p>
          </table:table-cell>
          <table:table-cell table:style-name="ce575" table:formula="of:=IF(([.$A6]-1)/3&gt;=[.J$3];ROUND([.$H$3]*([.$A6]-[.J$4])/(20-[.J$4])*[.$B$25]/([.J$3]+1);0);&quot;-&quot;)" office:value-type="string" office:string-value="-">
            <text:p>-</text:p>
          </table:table-cell>
          <table:table-cell table:style-name="ce575" table:formula="of:=IF(([.$A6]-1)/3&gt;=[.K$3];ROUND([.$H$3]*([.$A6]-[.K$4])/(20-[.K$4])*[.$B$25]/([.K$3]+1);0);&quot;-&quot;)" office:value-type="string" office:string-value="-">
            <text:p>-</text:p>
          </table:table-cell>
          <table:table-cell table:style-name="ce579" table:formula="of:=IF(([.$A6]-1)/3&gt;=[.L$3];ROUND([.$H$3]*([.$A6]-[.L$4])/(20-[.L$4])*[.$B$25]/([.L$3]+1);0);&quot;-&quot;)" office:value-type="string" office:string-value="-">
            <text:p>-</text:p>
          </table:table-cell>
          <table:table-cell table:style-name="ce571" table:formula="of:=[.M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O$3];ROUND([.$N$3]*([.$A6]-[.O$4])/(20-[.O$4])*[.$B$25]/([.O$3]+1);0);&quot;-&quot;)" office:value-type="string" office:string-value="-">
            <text:p>-</text:p>
          </table:table-cell>
          <table:table-cell table:style-name="ce575" table:formula="of:=IF(([.$A6]-1)/3&gt;=[.P$3];ROUND([.$N$3]*([.$A6]-[.P$4])/(20-[.P$4])*[.$B$25]/([.P$3]+1);0);&quot;-&quot;)" office:value-type="string" office:string-value="-">
            <text:p>-</text:p>
          </table:table-cell>
          <table:table-cell table:style-name="ce575" table:formula="of:=IF(([.$A6]-1)/3&gt;=[.Q$3];ROUND([.$N$3]*([.$A6]-[.Q$4])/(20-[.Q$4])*[.$B$25]/([.Q$3]+1);0);&quot;-&quot;)" office:value-type="string" office:string-value="-">
            <text:p>-</text:p>
          </table:table-cell>
          <table:table-cell table:style-name="ce579" table:formula="of:=IF(([.$A6]-1)/3&gt;=[.R$3];ROUND([.$N$3]*([.$A6]-[.R$4])/(20-[.R$4])*[.$B$25]/([.R$3]+1);0);&quot;-&quot;)" office:value-type="string" office:string-value="-">
            <text:p>-</text:p>
          </table:table-cell>
          <table:table-cell table:style-name="ce571" table:formula="of:=[.S5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6]-1)/3&gt;=[.U$3];ROUND([.$T$3]*([.$A6]-[.U$4])/(20-[.U$4])*[.$B$25]/([.U$3]+1);0);&quot;-&quot;)" office:value-type="string" office:string-value="-">
            <text:p>-</text:p>
          </table:table-cell>
          <table:table-cell table:style-name="ce575" table:formula="of:=IF(([.$A6]-1)/3&gt;=[.V$3];ROUND([.$T$3]*([.$A6]-[.V$4])/(20-[.V$4])*[.$B$25]/([.V$3]+1);0);&quot;-&quot;)" office:value-type="string" office:string-value="-">
            <text:p>-</text:p>
          </table:table-cell>
          <table:table-cell table:style-name="ce575" table:formula="of:=IF(([.$A6]-1)/3&gt;=[.W$3];ROUND([.$T$3]*([.$A6]-[.W$4])/(20-[.W$4])*[.$B$25]/([.W$3]+1);0);&quot;-&quot;)" office:value-type="string" office:string-value="-">
            <text:p>-</text:p>
          </table:table-cell>
          <table:table-cell table:style-name="ce579" table:formula="of:=IF(([.$A6]-1)/3&gt;=[.X$3];ROUND([.$T$3]*([.$A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C$3];ROUND([.$B$3]*([.$A7]-[.C$4])/(20-[.C$4])*[.$B$25]/([.C$3]+1);0);&quot;-&quot;)" office:value-type="string" office:string-value="-">
            <text:p>-</text:p>
          </table:table-cell>
          <table:table-cell table:style-name="ce575" table:formula="of:=IF(([.$A7]-1)/3&gt;=[.D$3];ROUND([.$B$3]*([.$A7]-[.D$4])/(20-[.D$4])*[.$B$25]/([.D$3]+1);0);&quot;-&quot;)" office:value-type="string" office:string-value="-">
            <text:p>-</text:p>
          </table:table-cell>
          <table:table-cell table:style-name="ce575" table:formula="of:=IF(([.$A7]-1)/3&gt;=[.E$3];ROUND([.$B$3]*([.$A7]-[.E$4])/(20-[.E$4])*[.$B$25]/([.E$3]+1);0);&quot;-&quot;)" office:value-type="string" office:string-value="-">
            <text:p>-</text:p>
          </table:table-cell>
          <table:table-cell table:style-name="ce579" table:formula="of:=IF(([.$A7]-1)/3&gt;=[.F$3];ROUND([.$B$3]*([.$A7]-[.F$4])/(20-[.F$4])*[.$B$25]/([.F$3]+1);0);&quot;-&quot;)" office:value-type="string" office:string-value="-">
            <text:p>-</text:p>
          </table:table-cell>
          <table:table-cell table:style-name="ce571" table:formula="of:=[.G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I$3];ROUND([.$H$3]*([.$A7]-[.I$4])/(20-[.I$4])*[.$B$25]/([.I$3]+1);0);&quot;-&quot;)" office:value-type="string" office:string-value="-">
            <text:p>-</text:p>
          </table:table-cell>
          <table:table-cell table:style-name="ce575" table:formula="of:=IF(([.$A7]-1)/3&gt;=[.J$3];ROUND([.$H$3]*([.$A7]-[.J$4])/(20-[.J$4])*[.$B$25]/([.J$3]+1);0);&quot;-&quot;)" office:value-type="string" office:string-value="-">
            <text:p>-</text:p>
          </table:table-cell>
          <table:table-cell table:style-name="ce575" table:formula="of:=IF(([.$A7]-1)/3&gt;=[.K$3];ROUND([.$H$3]*([.$A7]-[.K$4])/(20-[.K$4])*[.$B$25]/([.K$3]+1);0);&quot;-&quot;)" office:value-type="string" office:string-value="-">
            <text:p>-</text:p>
          </table:table-cell>
          <table:table-cell table:style-name="ce579" table:formula="of:=IF(([.$A7]-1)/3&gt;=[.L$3];ROUND([.$H$3]*([.$A7]-[.L$4])/(20-[.L$4])*[.$B$25]/([.L$3]+1);0);&quot;-&quot;)" office:value-type="string" office:string-value="-">
            <text:p>-</text:p>
          </table:table-cell>
          <table:table-cell table:style-name="ce571" table:formula="of:=[.M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O$3];ROUND([.$N$3]*([.$A7]-[.O$4])/(20-[.O$4])*[.$B$25]/([.O$3]+1);0);&quot;-&quot;)" office:value-type="string" office:string-value="-">
            <text:p>-</text:p>
          </table:table-cell>
          <table:table-cell table:style-name="ce575" table:formula="of:=IF(([.$A7]-1)/3&gt;=[.P$3];ROUND([.$N$3]*([.$A7]-[.P$4])/(20-[.P$4])*[.$B$25]/([.P$3]+1);0);&quot;-&quot;)" office:value-type="string" office:string-value="-">
            <text:p>-</text:p>
          </table:table-cell>
          <table:table-cell table:style-name="ce575" table:formula="of:=IF(([.$A7]-1)/3&gt;=[.Q$3];ROUND([.$N$3]*([.$A7]-[.Q$4])/(20-[.Q$4])*[.$B$25]/([.Q$3]+1);0);&quot;-&quot;)" office:value-type="string" office:string-value="-">
            <text:p>-</text:p>
          </table:table-cell>
          <table:table-cell table:style-name="ce579" table:formula="of:=IF(([.$A7]-1)/3&gt;=[.R$3];ROUND([.$N$3]*([.$A7]-[.R$4])/(20-[.R$4])*[.$B$25]/([.R$3]+1);0);&quot;-&quot;)" office:value-type="string" office:string-value="-">
            <text:p>-</text:p>
          </table:table-cell>
          <table:table-cell table:style-name="ce571" table:formula="of:=[.S6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7]-1)/3&gt;=[.U$3];ROUND([.$T$3]*([.$A7]-[.U$4])/(20-[.U$4])*[.$B$25]/([.U$3]+1);0);&quot;-&quot;)" office:value-type="string" office:string-value="-">
            <text:p>-</text:p>
          </table:table-cell>
          <table:table-cell table:style-name="ce575" table:formula="of:=IF(([.$A7]-1)/3&gt;=[.V$3];ROUND([.$T$3]*([.$A7]-[.V$4])/(20-[.V$4])*[.$B$25]/([.V$3]+1);0);&quot;-&quot;)" office:value-type="string" office:string-value="-">
            <text:p>-</text:p>
          </table:table-cell>
          <table:table-cell table:style-name="ce575" table:formula="of:=IF(([.$A7]-1)/3&gt;=[.W$3];ROUND([.$T$3]*([.$A7]-[.W$4])/(20-[.W$4])*[.$B$25]/([.W$3]+1);0);&quot;-&quot;)" office:value-type="string" office:string-value="-">
            <text:p>-</text:p>
          </table:table-cell>
          <table:table-cell table:style-name="ce579" table:formula="of:=IF(([.$A7]-1)/3&gt;=[.X$3];ROUND([.$T$3]*([.$A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C$3];ROUND([.$B$3]*([.$A8]-[.C$4])/(20-[.C$4])*[.$B$25]/([.C$3]+1);0);&quot;-&quot;)" office:value-type="float" office:value="0">
            <text:p>0</text:p>
          </table:table-cell>
          <table:table-cell table:style-name="ce575" table:formula="of:=IF(([.$A8]-1)/3&gt;=[.D$3];ROUND([.$B$3]*([.$A8]-[.D$4])/(20-[.D$4])*[.$B$25]/([.D$3]+1);0);&quot;-&quot;)" office:value-type="string" office:string-value="-">
            <text:p>-</text:p>
          </table:table-cell>
          <table:table-cell table:style-name="ce575" table:formula="of:=IF(([.$A8]-1)/3&gt;=[.E$3];ROUND([.$B$3]*([.$A8]-[.E$4])/(20-[.E$4])*[.$B$25]/([.E$3]+1);0);&quot;-&quot;)" office:value-type="string" office:string-value="-">
            <text:p>-</text:p>
          </table:table-cell>
          <table:table-cell table:style-name="ce579" table:formula="of:=IF(([.$A8]-1)/3&gt;=[.F$3];ROUND([.$B$3]*([.$A8]-[.F$4])/(20-[.F$4])*[.$B$25]/([.F$3]+1);0);&quot;-&quot;)" office:value-type="string" office:string-value="-">
            <text:p>-</text:p>
          </table:table-cell>
          <table:table-cell table:style-name="ce571" table:formula="of:=[.G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I$3];ROUND([.$H$3]*([.$A8]-[.I$4])/(20-[.I$4])*[.$B$25]/([.I$3]+1);0);&quot;-&quot;)" office:value-type="float" office:value="0">
            <text:p>0</text:p>
          </table:table-cell>
          <table:table-cell table:style-name="ce575" table:formula="of:=IF(([.$A8]-1)/3&gt;=[.J$3];ROUND([.$H$3]*([.$A8]-[.J$4])/(20-[.J$4])*[.$B$25]/([.J$3]+1);0);&quot;-&quot;)" office:value-type="string" office:string-value="-">
            <text:p>-</text:p>
          </table:table-cell>
          <table:table-cell table:style-name="ce575" table:formula="of:=IF(([.$A8]-1)/3&gt;=[.K$3];ROUND([.$H$3]*([.$A8]-[.K$4])/(20-[.K$4])*[.$B$25]/([.K$3]+1);0);&quot;-&quot;)" office:value-type="string" office:string-value="-">
            <text:p>-</text:p>
          </table:table-cell>
          <table:table-cell table:style-name="ce579" table:formula="of:=IF(([.$A8]-1)/3&gt;=[.L$3];ROUND([.$H$3]*([.$A8]-[.L$4])/(20-[.L$4])*[.$B$25]/([.L$3]+1);0);&quot;-&quot;)" office:value-type="string" office:string-value="-">
            <text:p>-</text:p>
          </table:table-cell>
          <table:table-cell table:style-name="ce571" table:formula="of:=[.M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O$3];ROUND([.$N$3]*([.$A8]-[.O$4])/(20-[.O$4])*[.$B$25]/([.O$3]+1);0);&quot;-&quot;)" office:value-type="float" office:value="0">
            <text:p>0</text:p>
          </table:table-cell>
          <table:table-cell table:style-name="ce575" table:formula="of:=IF(([.$A8]-1)/3&gt;=[.P$3];ROUND([.$N$3]*([.$A8]-[.P$4])/(20-[.P$4])*[.$B$25]/([.P$3]+1);0);&quot;-&quot;)" office:value-type="string" office:string-value="-">
            <text:p>-</text:p>
          </table:table-cell>
          <table:table-cell table:style-name="ce575" table:formula="of:=IF(([.$A8]-1)/3&gt;=[.Q$3];ROUND([.$N$3]*([.$A8]-[.Q$4])/(20-[.Q$4])*[.$B$25]/([.Q$3]+1);0);&quot;-&quot;)" office:value-type="string" office:string-value="-">
            <text:p>-</text:p>
          </table:table-cell>
          <table:table-cell table:style-name="ce579" table:formula="of:=IF(([.$A8]-1)/3&gt;=[.R$3];ROUND([.$N$3]*([.$A8]-[.R$4])/(20-[.R$4])*[.$B$25]/([.R$3]+1);0);&quot;-&quot;)" office:value-type="string" office:string-value="-">
            <text:p>-</text:p>
          </table:table-cell>
          <table:table-cell table:style-name="ce571" table:formula="of:=[.S7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8]-1)/3&gt;=[.U$3];ROUND([.$T$3]*([.$A8]-[.U$4])/(20-[.U$4])*[.$B$25]/([.U$3]+1);0);&quot;-&quot;)" office:value-type="float" office:value="0">
            <text:p>0</text:p>
          </table:table-cell>
          <table:table-cell table:style-name="ce575" table:formula="of:=IF(([.$A8]-1)/3&gt;=[.V$3];ROUND([.$T$3]*([.$A8]-[.V$4])/(20-[.V$4])*[.$B$25]/([.V$3]+1);0);&quot;-&quot;)" office:value-type="string" office:string-value="-">
            <text:p>-</text:p>
          </table:table-cell>
          <table:table-cell table:style-name="ce575" table:formula="of:=IF(([.$A8]-1)/3&gt;=[.W$3];ROUND([.$T$3]*([.$A8]-[.W$4])/(20-[.W$4])*[.$B$25]/([.W$3]+1);0);&quot;-&quot;)" office:value-type="string" office:string-value="-">
            <text:p>-</text:p>
          </table:table-cell>
          <table:table-cell table:style-name="ce579" table:formula="of:=IF(([.$A8]-1)/3&gt;=[.X$3];ROUND([.$T$3]*([.$A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C$3];ROUND([.$B$3]*([.$A9]-[.C$4])/(20-[.C$4])*[.$B$25]/([.C$3]+1);0);&quot;-&quot;)" office:value-type="float" office:value="0">
            <text:p>0</text:p>
          </table:table-cell>
          <table:table-cell table:style-name="ce575" table:formula="of:=IF(([.$A9]-1)/3&gt;=[.D$3];ROUND([.$B$3]*([.$A9]-[.D$4])/(20-[.D$4])*[.$B$25]/([.D$3]+1);0);&quot;-&quot;)" office:value-type="string" office:string-value="-">
            <text:p>-</text:p>
          </table:table-cell>
          <table:table-cell table:style-name="ce575" table:formula="of:=IF(([.$A9]-1)/3&gt;=[.E$3];ROUND([.$B$3]*([.$A9]-[.E$4])/(20-[.E$4])*[.$B$25]/([.E$3]+1);0);&quot;-&quot;)" office:value-type="string" office:string-value="-">
            <text:p>-</text:p>
          </table:table-cell>
          <table:table-cell table:style-name="ce579" table:formula="of:=IF(([.$A9]-1)/3&gt;=[.F$3];ROUND([.$B$3]*([.$A9]-[.F$4])/(20-[.F$4])*[.$B$25]/([.F$3]+1);0);&quot;-&quot;)" office:value-type="string" office:string-value="-">
            <text:p>-</text:p>
          </table:table-cell>
          <table:table-cell table:style-name="ce571" table:formula="of:=[.G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I$3];ROUND([.$H$3]*([.$A9]-[.I$4])/(20-[.I$4])*[.$B$25]/([.I$3]+1);0);&quot;-&quot;)" office:value-type="float" office:value="0">
            <text:p>0</text:p>
          </table:table-cell>
          <table:table-cell table:style-name="ce575" table:formula="of:=IF(([.$A9]-1)/3&gt;=[.J$3];ROUND([.$H$3]*([.$A9]-[.J$4])/(20-[.J$4])*[.$B$25]/([.J$3]+1);0);&quot;-&quot;)" office:value-type="string" office:string-value="-">
            <text:p>-</text:p>
          </table:table-cell>
          <table:table-cell table:style-name="ce575" table:formula="of:=IF(([.$A9]-1)/3&gt;=[.K$3];ROUND([.$H$3]*([.$A9]-[.K$4])/(20-[.K$4])*[.$B$25]/([.K$3]+1);0);&quot;-&quot;)" office:value-type="string" office:string-value="-">
            <text:p>-</text:p>
          </table:table-cell>
          <table:table-cell table:style-name="ce579" table:formula="of:=IF(([.$A9]-1)/3&gt;=[.L$3];ROUND([.$H$3]*([.$A9]-[.L$4])/(20-[.L$4])*[.$B$25]/([.L$3]+1);0);&quot;-&quot;)" office:value-type="string" office:string-value="-">
            <text:p>-</text:p>
          </table:table-cell>
          <table:table-cell table:style-name="ce571" table:formula="of:=[.M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O$3];ROUND([.$N$3]*([.$A9]-[.O$4])/(20-[.O$4])*[.$B$25]/([.O$3]+1);0);&quot;-&quot;)" office:value-type="float" office:value="0">
            <text:p>0</text:p>
          </table:table-cell>
          <table:table-cell table:style-name="ce575" table:formula="of:=IF(([.$A9]-1)/3&gt;=[.P$3];ROUND([.$N$3]*([.$A9]-[.P$4])/(20-[.P$4])*[.$B$25]/([.P$3]+1);0);&quot;-&quot;)" office:value-type="string" office:string-value="-">
            <text:p>-</text:p>
          </table:table-cell>
          <table:table-cell table:style-name="ce575" table:formula="of:=IF(([.$A9]-1)/3&gt;=[.Q$3];ROUND([.$N$3]*([.$A9]-[.Q$4])/(20-[.Q$4])*[.$B$25]/([.Q$3]+1);0);&quot;-&quot;)" office:value-type="string" office:string-value="-">
            <text:p>-</text:p>
          </table:table-cell>
          <table:table-cell table:style-name="ce579" table:formula="of:=IF(([.$A9]-1)/3&gt;=[.R$3];ROUND([.$N$3]*([.$A9]-[.R$4])/(20-[.R$4])*[.$B$25]/([.R$3]+1);0);&quot;-&quot;)" office:value-type="string" office:string-value="-">
            <text:p>-</text:p>
          </table:table-cell>
          <table:table-cell table:style-name="ce571" table:formula="of:=[.S8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9]-1)/3&gt;=[.U$3];ROUND([.$T$3]*([.$A9]-[.U$4])/(20-[.U$4])*[.$B$25]/([.U$3]+1);0);&quot;-&quot;)" office:value-type="float" office:value="0">
            <text:p>0</text:p>
          </table:table-cell>
          <table:table-cell table:style-name="ce575" table:formula="of:=IF(([.$A9]-1)/3&gt;=[.V$3];ROUND([.$T$3]*([.$A9]-[.V$4])/(20-[.V$4])*[.$B$25]/([.V$3]+1);0);&quot;-&quot;)" office:value-type="string" office:string-value="-">
            <text:p>-</text:p>
          </table:table-cell>
          <table:table-cell table:style-name="ce575" table:formula="of:=IF(([.$A9]-1)/3&gt;=[.W$3];ROUND([.$T$3]*([.$A9]-[.W$4])/(20-[.W$4])*[.$B$25]/([.W$3]+1);0);&quot;-&quot;)" office:value-type="string" office:string-value="-">
            <text:p>-</text:p>
          </table:table-cell>
          <table:table-cell table:style-name="ce579" table:formula="of:=IF(([.$A9]-1)/3&gt;=[.X$3];ROUND([.$T$3]*([.$A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C$3];ROUND([.$B$3]*([.$A10]-[.C$4])/(20-[.C$4])*[.$B$25]/([.C$3]+1);0);&quot;-&quot;)" office:value-type="float" office:value="0">
            <text:p>0</text:p>
          </table:table-cell>
          <table:table-cell table:style-name="ce575" table:formula="of:=IF(([.$A10]-1)/3&gt;=[.D$3];ROUND([.$B$3]*([.$A10]-[.D$4])/(20-[.D$4])*[.$B$25]/([.D$3]+1);0);&quot;-&quot;)" office:value-type="string" office:string-value="-">
            <text:p>-</text:p>
          </table:table-cell>
          <table:table-cell table:style-name="ce575" table:formula="of:=IF(([.$A10]-1)/3&gt;=[.E$3];ROUND([.$B$3]*([.$A10]-[.E$4])/(20-[.E$4])*[.$B$25]/([.E$3]+1);0);&quot;-&quot;)" office:value-type="string" office:string-value="-">
            <text:p>-</text:p>
          </table:table-cell>
          <table:table-cell table:style-name="ce579" table:formula="of:=IF(([.$A10]-1)/3&gt;=[.F$3];ROUND([.$B$3]*([.$A10]-[.F$4])/(20-[.F$4])*[.$B$25]/([.F$3]+1);0);&quot;-&quot;)" office:value-type="string" office:string-value="-">
            <text:p>-</text:p>
          </table:table-cell>
          <table:table-cell table:style-name="ce571" table:formula="of:=[.G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I$3];ROUND([.$H$3]*([.$A10]-[.I$4])/(20-[.I$4])*[.$B$25]/([.I$3]+1);0);&quot;-&quot;)" office:value-type="float" office:value="0">
            <text:p>0</text:p>
          </table:table-cell>
          <table:table-cell table:style-name="ce575" table:formula="of:=IF(([.$A10]-1)/3&gt;=[.J$3];ROUND([.$H$3]*([.$A10]-[.J$4])/(20-[.J$4])*[.$B$25]/([.J$3]+1);0);&quot;-&quot;)" office:value-type="string" office:string-value="-">
            <text:p>-</text:p>
          </table:table-cell>
          <table:table-cell table:style-name="ce575" table:formula="of:=IF(([.$A10]-1)/3&gt;=[.K$3];ROUND([.$H$3]*([.$A10]-[.K$4])/(20-[.K$4])*[.$B$25]/([.K$3]+1);0);&quot;-&quot;)" office:value-type="string" office:string-value="-">
            <text:p>-</text:p>
          </table:table-cell>
          <table:table-cell table:style-name="ce579" table:formula="of:=IF(([.$A10]-1)/3&gt;=[.L$3];ROUND([.$H$3]*([.$A10]-[.L$4])/(20-[.L$4])*[.$B$25]/([.L$3]+1);0);&quot;-&quot;)" office:value-type="string" office:string-value="-">
            <text:p>-</text:p>
          </table:table-cell>
          <table:table-cell table:style-name="ce571" table:formula="of:=[.M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O$3];ROUND([.$N$3]*([.$A10]-[.O$4])/(20-[.O$4])*[.$B$25]/([.O$3]+1);0);&quot;-&quot;)" office:value-type="float" office:value="0">
            <text:p>0</text:p>
          </table:table-cell>
          <table:table-cell table:style-name="ce575" table:formula="of:=IF(([.$A10]-1)/3&gt;=[.P$3];ROUND([.$N$3]*([.$A10]-[.P$4])/(20-[.P$4])*[.$B$25]/([.P$3]+1);0);&quot;-&quot;)" office:value-type="string" office:string-value="-">
            <text:p>-</text:p>
          </table:table-cell>
          <table:table-cell table:style-name="ce575" table:formula="of:=IF(([.$A10]-1)/3&gt;=[.Q$3];ROUND([.$N$3]*([.$A10]-[.Q$4])/(20-[.Q$4])*[.$B$25]/([.Q$3]+1);0);&quot;-&quot;)" office:value-type="string" office:string-value="-">
            <text:p>-</text:p>
          </table:table-cell>
          <table:table-cell table:style-name="ce579" table:formula="of:=IF(([.$A10]-1)/3&gt;=[.R$3];ROUND([.$N$3]*([.$A10]-[.R$4])/(20-[.R$4])*[.$B$25]/([.R$3]+1);0);&quot;-&quot;)" office:value-type="string" office:string-value="-">
            <text:p>-</text:p>
          </table:table-cell>
          <table:table-cell table:style-name="ce571" table:formula="of:=[.S9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10]-1)/3&gt;=[.U$3];ROUND([.$T$3]*([.$A10]-[.U$4])/(20-[.U$4])*[.$B$25]/([.U$3]+1);0);&quot;-&quot;)" office:value-type="float" office:value="0">
            <text:p>0</text:p>
          </table:table-cell>
          <table:table-cell table:style-name="ce575" table:formula="of:=IF(([.$A10]-1)/3&gt;=[.V$3];ROUND([.$T$3]*([.$A10]-[.V$4])/(20-[.V$4])*[.$B$25]/([.V$3]+1);0);&quot;-&quot;)" office:value-type="string" office:string-value="-">
            <text:p>-</text:p>
          </table:table-cell>
          <table:table-cell table:style-name="ce575" table:formula="of:=IF(([.$A10]-1)/3&gt;=[.W$3];ROUND([.$T$3]*([.$A10]-[.W$4])/(20-[.W$4])*[.$B$25]/([.W$3]+1);0);&quot;-&quot;)" office:value-type="string" office:string-value="-">
            <text:p>-</text:p>
          </table:table-cell>
          <table:table-cell table:style-name="ce579" table:formula="of:=IF(([.$A10]-1)/3&gt;=[.X$3];ROUND([.$T$3]*([.$A1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C$3];ROUND([.$B$3]*([.$A11]-[.C$4])/(20-[.C$4])*[.$B$25]/([.C$3]+1);0);&quot;-&quot;)" office:value-type="float" office:value="0">
            <text:p>0</text:p>
          </table:table-cell>
          <table:table-cell table:style-name="ce575" table:formula="of:=IF(([.$A11]-1)/3&gt;=[.D$3];ROUND([.$B$3]*([.$A11]-[.D$4])/(20-[.D$4])*[.$B$25]/([.D$3]+1);0);&quot;-&quot;)" office:value-type="float" office:value="0">
            <text:p>0</text:p>
          </table:table-cell>
          <table:table-cell table:style-name="ce575" table:formula="of:=IF(([.$A11]-1)/3&gt;=[.E$3];ROUND([.$B$3]*([.$A11]-[.E$4])/(20-[.E$4])*[.$B$25]/([.E$3]+1);0);&quot;-&quot;)" office:value-type="string" office:string-value="-">
            <text:p>-</text:p>
          </table:table-cell>
          <table:table-cell table:style-name="ce579" table:formula="of:=IF(([.$A11]-1)/3&gt;=[.F$3];ROUND([.$B$3]*([.$A11]-[.F$4])/(20-[.F$4])*[.$B$25]/([.F$3]+1);0);&quot;-&quot;)" office:value-type="string" office:string-value="-">
            <text:p>-</text:p>
          </table:table-cell>
          <table:table-cell table:style-name="ce571" table:formula="of:=[.G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I$3];ROUND([.$H$3]*([.$A11]-[.I$4])/(20-[.I$4])*[.$B$25]/([.I$3]+1);0);&quot;-&quot;)" office:value-type="float" office:value="0">
            <text:p>0</text:p>
          </table:table-cell>
          <table:table-cell table:style-name="ce575" table:formula="of:=IF(([.$A11]-1)/3&gt;=[.J$3];ROUND([.$H$3]*([.$A11]-[.J$4])/(20-[.J$4])*[.$B$25]/([.J$3]+1);0);&quot;-&quot;)" office:value-type="float" office:value="0">
            <text:p>0</text:p>
          </table:table-cell>
          <table:table-cell table:style-name="ce575" table:formula="of:=IF(([.$A11]-1)/3&gt;=[.K$3];ROUND([.$H$3]*([.$A11]-[.K$4])/(20-[.K$4])*[.$B$25]/([.K$3]+1);0);&quot;-&quot;)" office:value-type="string" office:string-value="-">
            <text:p>-</text:p>
          </table:table-cell>
          <table:table-cell table:style-name="ce579" table:formula="of:=IF(([.$A11]-1)/3&gt;=[.L$3];ROUND([.$H$3]*([.$A11]-[.L$4])/(20-[.L$4])*[.$B$25]/([.L$3]+1);0);&quot;-&quot;)" office:value-type="string" office:string-value="-">
            <text:p>-</text:p>
          </table:table-cell>
          <table:table-cell table:style-name="ce571" table:formula="of:=[.M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O$3];ROUND([.$N$3]*([.$A11]-[.O$4])/(20-[.O$4])*[.$B$25]/([.O$3]+1);0);&quot;-&quot;)" office:value-type="float" office:value="0">
            <text:p>0</text:p>
          </table:table-cell>
          <table:table-cell table:style-name="ce575" table:formula="of:=IF(([.$A11]-1)/3&gt;=[.P$3];ROUND([.$N$3]*([.$A11]-[.P$4])/(20-[.P$4])*[.$B$25]/([.P$3]+1);0);&quot;-&quot;)" office:value-type="float" office:value="0">
            <text:p>0</text:p>
          </table:table-cell>
          <table:table-cell table:style-name="ce575" table:formula="of:=IF(([.$A11]-1)/3&gt;=[.Q$3];ROUND([.$N$3]*([.$A11]-[.Q$4])/(20-[.Q$4])*[.$B$25]/([.Q$3]+1);0);&quot;-&quot;)" office:value-type="string" office:string-value="-">
            <text:p>-</text:p>
          </table:table-cell>
          <table:table-cell table:style-name="ce579" table:formula="of:=IF(([.$A11]-1)/3&gt;=[.R$3];ROUND([.$N$3]*([.$A11]-[.R$4])/(20-[.R$4])*[.$B$25]/([.R$3]+1);0);&quot;-&quot;)" office:value-type="string" office:string-value="-">
            <text:p>-</text:p>
          </table:table-cell>
          <table:table-cell table:style-name="ce571" table:formula="of:=[.S10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11]-1)/3&gt;=[.U$3];ROUND([.$T$3]*([.$A11]-[.U$4])/(20-[.U$4])*[.$B$25]/([.U$3]+1);0);&quot;-&quot;)" office:value-type="float" office:value="0">
            <text:p>0</text:p>
          </table:table-cell>
          <table:table-cell table:style-name="ce575" table:formula="of:=IF(([.$A11]-1)/3&gt;=[.V$3];ROUND([.$T$3]*([.$A11]-[.V$4])/(20-[.V$4])*[.$B$25]/([.V$3]+1);0);&quot;-&quot;)" office:value-type="float" office:value="0">
            <text:p>0</text:p>
          </table:table-cell>
          <table:table-cell table:style-name="ce575" table:formula="of:=IF(([.$A11]-1)/3&gt;=[.W$3];ROUND([.$T$3]*([.$A11]-[.W$4])/(20-[.W$4])*[.$B$25]/([.W$3]+1);0);&quot;-&quot;)" office:value-type="string" office:string-value="-">
            <text:p>-</text:p>
          </table:table-cell>
          <table:table-cell table:style-name="ce579" table:formula="of:=IF(([.$A11]-1)/3&gt;=[.X$3];ROUND([.$T$3]*([.$A1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C$3];ROUND([.$B$3]*([.$A12]-[.C$4])/(20-[.C$4])*[.$B$25]/([.C$3]+1);0);&quot;-&quot;)" office:value-type="float" office:value="0">
            <text:p>0</text:p>
          </table:table-cell>
          <table:table-cell table:style-name="ce575" table:formula="of:=IF(([.$A12]-1)/3&gt;=[.D$3];ROUND([.$B$3]*([.$A12]-[.D$4])/(20-[.D$4])*[.$B$25]/([.D$3]+1);0);&quot;-&quot;)" office:value-type="float" office:value="0">
            <text:p>0</text:p>
          </table:table-cell>
          <table:table-cell table:style-name="ce575" table:formula="of:=IF(([.$A12]-1)/3&gt;=[.E$3];ROUND([.$B$3]*([.$A12]-[.E$4])/(20-[.E$4])*[.$B$25]/([.E$3]+1);0);&quot;-&quot;)" office:value-type="string" office:string-value="-">
            <text:p>-</text:p>
          </table:table-cell>
          <table:table-cell table:style-name="ce579" table:formula="of:=IF(([.$A12]-1)/3&gt;=[.F$3];ROUND([.$B$3]*([.$A12]-[.F$4])/(20-[.F$4])*[.$B$25]/([.F$3]+1);0);&quot;-&quot;)" office:value-type="string" office:string-value="-">
            <text:p>-</text:p>
          </table:table-cell>
          <table:table-cell table:style-name="ce571" table:formula="of:=[.G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I$3];ROUND([.$H$3]*([.$A12]-[.I$4])/(20-[.I$4])*[.$B$25]/([.I$3]+1);0);&quot;-&quot;)" office:value-type="float" office:value="0">
            <text:p>0</text:p>
          </table:table-cell>
          <table:table-cell table:style-name="ce575" table:formula="of:=IF(([.$A12]-1)/3&gt;=[.J$3];ROUND([.$H$3]*([.$A12]-[.J$4])/(20-[.J$4])*[.$B$25]/([.J$3]+1);0);&quot;-&quot;)" office:value-type="float" office:value="0">
            <text:p>0</text:p>
          </table:table-cell>
          <table:table-cell table:style-name="ce575" table:formula="of:=IF(([.$A12]-1)/3&gt;=[.K$3];ROUND([.$H$3]*([.$A12]-[.K$4])/(20-[.K$4])*[.$B$25]/([.K$3]+1);0);&quot;-&quot;)" office:value-type="string" office:string-value="-">
            <text:p>-</text:p>
          </table:table-cell>
          <table:table-cell table:style-name="ce579" table:formula="of:=IF(([.$A12]-1)/3&gt;=[.L$3];ROUND([.$H$3]*([.$A12]-[.L$4])/(20-[.L$4])*[.$B$25]/([.L$3]+1);0);&quot;-&quot;)" office:value-type="string" office:string-value="-">
            <text:p>-</text:p>
          </table:table-cell>
          <table:table-cell table:style-name="ce571" table:formula="of:=[.M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O$3];ROUND([.$N$3]*([.$A12]-[.O$4])/(20-[.O$4])*[.$B$25]/([.O$3]+1);0);&quot;-&quot;)" office:value-type="float" office:value="0">
            <text:p>0</text:p>
          </table:table-cell>
          <table:table-cell table:style-name="ce575" table:formula="of:=IF(([.$A12]-1)/3&gt;=[.P$3];ROUND([.$N$3]*([.$A12]-[.P$4])/(20-[.P$4])*[.$B$25]/([.P$3]+1);0);&quot;-&quot;)" office:value-type="float" office:value="0">
            <text:p>0</text:p>
          </table:table-cell>
          <table:table-cell table:style-name="ce575" table:formula="of:=IF(([.$A12]-1)/3&gt;=[.Q$3];ROUND([.$N$3]*([.$A12]-[.Q$4])/(20-[.Q$4])*[.$B$25]/([.Q$3]+1);0);&quot;-&quot;)" office:value-type="string" office:string-value="-">
            <text:p>-</text:p>
          </table:table-cell>
          <table:table-cell table:style-name="ce579" table:formula="of:=IF(([.$A12]-1)/3&gt;=[.R$3];ROUND([.$N$3]*([.$A12]-[.R$4])/(20-[.R$4])*[.$B$25]/([.R$3]+1);0);&quot;-&quot;)" office:value-type="string" office:string-value="-">
            <text:p>-</text:p>
          </table:table-cell>
          <table:table-cell table:style-name="ce571" table:formula="of:=[.S11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12]-1)/3&gt;=[.U$3];ROUND([.$T$3]*([.$A12]-[.U$4])/(20-[.U$4])*[.$B$25]/([.U$3]+1);0);&quot;-&quot;)" office:value-type="float" office:value="0">
            <text:p>0</text:p>
          </table:table-cell>
          <table:table-cell table:style-name="ce575" table:formula="of:=IF(([.$A12]-1)/3&gt;=[.V$3];ROUND([.$T$3]*([.$A12]-[.V$4])/(20-[.V$4])*[.$B$25]/([.V$3]+1);0);&quot;-&quot;)" office:value-type="float" office:value="0">
            <text:p>0</text:p>
          </table:table-cell>
          <table:table-cell table:style-name="ce575" table:formula="of:=IF(([.$A12]-1)/3&gt;=[.W$3];ROUND([.$T$3]*([.$A12]-[.W$4])/(20-[.W$4])*[.$B$25]/([.W$3]+1);0);&quot;-&quot;)" office:value-type="string" office:string-value="-">
            <text:p>-</text:p>
          </table:table-cell>
          <table:table-cell table:style-name="ce579" table:formula="of:=IF(([.$A12]-1)/3&gt;=[.X$3];ROUND([.$T$3]*([.$A1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C$3];ROUND([.$B$3]*([.$A13]-[.C$4])/(20-[.C$4])*[.$B$25]/([.C$3]+1);0);&quot;-&quot;)" office:value-type="float" office:value="0">
            <text:p>0</text:p>
          </table:table-cell>
          <table:table-cell table:style-name="ce575" table:formula="of:=IF(([.$A13]-1)/3&gt;=[.D$3];ROUND([.$B$3]*([.$A13]-[.D$4])/(20-[.D$4])*[.$B$25]/([.D$3]+1);0);&quot;-&quot;)" office:value-type="float" office:value="0">
            <text:p>0</text:p>
          </table:table-cell>
          <table:table-cell table:style-name="ce575" table:formula="of:=IF(([.$A13]-1)/3&gt;=[.E$3];ROUND([.$B$3]*([.$A13]-[.E$4])/(20-[.E$4])*[.$B$25]/([.E$3]+1);0);&quot;-&quot;)" office:value-type="string" office:string-value="-">
            <text:p>-</text:p>
          </table:table-cell>
          <table:table-cell table:style-name="ce579" table:formula="of:=IF(([.$A13]-1)/3&gt;=[.F$3];ROUND([.$B$3]*([.$A13]-[.F$4])/(20-[.F$4])*[.$B$25]/([.F$3]+1);0);&quot;-&quot;)" office:value-type="string" office:string-value="-">
            <text:p>-</text:p>
          </table:table-cell>
          <table:table-cell table:style-name="ce571" table:formula="of:=[.G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I$3];ROUND([.$H$3]*([.$A13]-[.I$4])/(20-[.I$4])*[.$B$25]/([.I$3]+1);0);&quot;-&quot;)" office:value-type="float" office:value="0">
            <text:p>0</text:p>
          </table:table-cell>
          <table:table-cell table:style-name="ce575" table:formula="of:=IF(([.$A13]-1)/3&gt;=[.J$3];ROUND([.$H$3]*([.$A13]-[.J$4])/(20-[.J$4])*[.$B$25]/([.J$3]+1);0);&quot;-&quot;)" office:value-type="float" office:value="0">
            <text:p>0</text:p>
          </table:table-cell>
          <table:table-cell table:style-name="ce575" table:formula="of:=IF(([.$A13]-1)/3&gt;=[.K$3];ROUND([.$H$3]*([.$A13]-[.K$4])/(20-[.K$4])*[.$B$25]/([.K$3]+1);0);&quot;-&quot;)" office:value-type="string" office:string-value="-">
            <text:p>-</text:p>
          </table:table-cell>
          <table:table-cell table:style-name="ce579" table:formula="of:=IF(([.$A13]-1)/3&gt;=[.L$3];ROUND([.$H$3]*([.$A13]-[.L$4])/(20-[.L$4])*[.$B$25]/([.L$3]+1);0);&quot;-&quot;)" office:value-type="string" office:string-value="-">
            <text:p>-</text:p>
          </table:table-cell>
          <table:table-cell table:style-name="ce571" table:formula="of:=[.M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O$3];ROUND([.$N$3]*([.$A13]-[.O$4])/(20-[.O$4])*[.$B$25]/([.O$3]+1);0);&quot;-&quot;)" office:value-type="float" office:value="0">
            <text:p>0</text:p>
          </table:table-cell>
          <table:table-cell table:style-name="ce575" table:formula="of:=IF(([.$A13]-1)/3&gt;=[.P$3];ROUND([.$N$3]*([.$A13]-[.P$4])/(20-[.P$4])*[.$B$25]/([.P$3]+1);0);&quot;-&quot;)" office:value-type="float" office:value="0">
            <text:p>0</text:p>
          </table:table-cell>
          <table:table-cell table:style-name="ce575" table:formula="of:=IF(([.$A13]-1)/3&gt;=[.Q$3];ROUND([.$N$3]*([.$A13]-[.Q$4])/(20-[.Q$4])*[.$B$25]/([.Q$3]+1);0);&quot;-&quot;)" office:value-type="string" office:string-value="-">
            <text:p>-</text:p>
          </table:table-cell>
          <table:table-cell table:style-name="ce579" table:formula="of:=IF(([.$A13]-1)/3&gt;=[.R$3];ROUND([.$N$3]*([.$A13]-[.R$4])/(20-[.R$4])*[.$B$25]/([.R$3]+1);0);&quot;-&quot;)" office:value-type="string" office:string-value="-">
            <text:p>-</text:p>
          </table:table-cell>
          <table:table-cell table:style-name="ce571" table:formula="of:=[.S12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13]-1)/3&gt;=[.U$3];ROUND([.$T$3]*([.$A13]-[.U$4])/(20-[.U$4])*[.$B$25]/([.U$3]+1);0);&quot;-&quot;)" office:value-type="float" office:value="1">
            <text:p>1</text:p>
          </table:table-cell>
          <table:table-cell table:style-name="ce575" table:formula="of:=IF(([.$A13]-1)/3&gt;=[.V$3];ROUND([.$T$3]*([.$A13]-[.V$4])/(20-[.V$4])*[.$B$25]/([.V$3]+1);0);&quot;-&quot;)" office:value-type="float" office:value="0">
            <text:p>0</text:p>
          </table:table-cell>
          <table:table-cell table:style-name="ce575" table:formula="of:=IF(([.$A13]-1)/3&gt;=[.W$3];ROUND([.$T$3]*([.$A13]-[.W$4])/(20-[.W$4])*[.$B$25]/([.W$3]+1);0);&quot;-&quot;)" office:value-type="string" office:string-value="-">
            <text:p>-</text:p>
          </table:table-cell>
          <table:table-cell table:style-name="ce579" table:formula="of:=IF(([.$A13]-1)/3&gt;=[.X$3];ROUND([.$T$3]*([.$A1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C$3];ROUND([.$B$3]*([.$A14]-[.C$4])/(20-[.C$4])*[.$B$25]/([.C$3]+1);0);&quot;-&quot;)" office:value-type="float" office:value="0">
            <text:p>0</text:p>
          </table:table-cell>
          <table:table-cell table:style-name="ce575" table:formula="of:=IF(([.$A14]-1)/3&gt;=[.D$3];ROUND([.$B$3]*([.$A14]-[.D$4])/(20-[.D$4])*[.$B$25]/([.D$3]+1);0);&quot;-&quot;)" office:value-type="float" office:value="0">
            <text:p>0</text:p>
          </table:table-cell>
          <table:table-cell table:style-name="ce575" table:formula="of:=IF(([.$A14]-1)/3&gt;=[.E$3];ROUND([.$B$3]*([.$A14]-[.E$4])/(20-[.E$4])*[.$B$25]/([.E$3]+1);0);&quot;-&quot;)" office:value-type="float" office:value="0">
            <text:p>0</text:p>
          </table:table-cell>
          <table:table-cell table:style-name="ce579" table:formula="of:=IF(([.$A14]-1)/3&gt;=[.F$3];ROUND([.$B$3]*([.$A14]-[.F$4])/(20-[.F$4])*[.$B$25]/([.F$3]+1);0);&quot;-&quot;)" office:value-type="string" office:string-value="-">
            <text:p>-</text:p>
          </table:table-cell>
          <table:table-cell table:style-name="ce571" table:formula="of:=[.G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I$3];ROUND([.$H$3]*([.$A14]-[.I$4])/(20-[.I$4])*[.$B$25]/([.I$3]+1);0);&quot;-&quot;)" office:value-type="float" office:value="0">
            <text:p>0</text:p>
          </table:table-cell>
          <table:table-cell table:style-name="ce575" table:formula="of:=IF(([.$A14]-1)/3&gt;=[.J$3];ROUND([.$H$3]*([.$A14]-[.J$4])/(20-[.J$4])*[.$B$25]/([.J$3]+1);0);&quot;-&quot;)" office:value-type="float" office:value="0">
            <text:p>0</text:p>
          </table:table-cell>
          <table:table-cell table:style-name="ce575" table:formula="of:=IF(([.$A14]-1)/3&gt;=[.K$3];ROUND([.$H$3]*([.$A14]-[.K$4])/(20-[.K$4])*[.$B$25]/([.K$3]+1);0);&quot;-&quot;)" office:value-type="float" office:value="0">
            <text:p>0</text:p>
          </table:table-cell>
          <table:table-cell table:style-name="ce579" table:formula="of:=IF(([.$A14]-1)/3&gt;=[.L$3];ROUND([.$H$3]*([.$A14]-[.L$4])/(20-[.L$4])*[.$B$25]/([.L$3]+1);0);&quot;-&quot;)" office:value-type="string" office:string-value="-">
            <text:p>-</text:p>
          </table:table-cell>
          <table:table-cell table:style-name="ce571" table:formula="of:=[.M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O$3];ROUND([.$N$3]*([.$A14]-[.O$4])/(20-[.O$4])*[.$B$25]/([.O$3]+1);0);&quot;-&quot;)" office:value-type="float" office:value="0">
            <text:p>0</text:p>
          </table:table-cell>
          <table:table-cell table:style-name="ce575" table:formula="of:=IF(([.$A14]-1)/3&gt;=[.P$3];ROUND([.$N$3]*([.$A14]-[.P$4])/(20-[.P$4])*[.$B$25]/([.P$3]+1);0);&quot;-&quot;)" office:value-type="float" office:value="0">
            <text:p>0</text:p>
          </table:table-cell>
          <table:table-cell table:style-name="ce575" table:formula="of:=IF(([.$A14]-1)/3&gt;=[.Q$3];ROUND([.$N$3]*([.$A14]-[.Q$4])/(20-[.Q$4])*[.$B$25]/([.Q$3]+1);0);&quot;-&quot;)" office:value-type="float" office:value="0">
            <text:p>0</text:p>
          </table:table-cell>
          <table:table-cell table:style-name="ce579" table:formula="of:=IF(([.$A14]-1)/3&gt;=[.R$3];ROUND([.$N$3]*([.$A14]-[.R$4])/(20-[.R$4])*[.$B$25]/([.R$3]+1);0);&quot;-&quot;)" office:value-type="string" office:string-value="-">
            <text:p>-</text:p>
          </table:table-cell>
          <table:table-cell table:style-name="ce571" table:formula="of:=[.S13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14]-1)/3&gt;=[.U$3];ROUND([.$T$3]*([.$A14]-[.U$4])/(20-[.U$4])*[.$B$25]/([.U$3]+1);0);&quot;-&quot;)" office:value-type="float" office:value="1">
            <text:p>1</text:p>
          </table:table-cell>
          <table:table-cell table:style-name="ce575" table:formula="of:=IF(([.$A14]-1)/3&gt;=[.V$3];ROUND([.$T$3]*([.$A14]-[.V$4])/(20-[.V$4])*[.$B$25]/([.V$3]+1);0);&quot;-&quot;)" office:value-type="float" office:value="0">
            <text:p>0</text:p>
          </table:table-cell>
          <table:table-cell table:style-name="ce575" table:formula="of:=IF(([.$A14]-1)/3&gt;=[.W$3];ROUND([.$T$3]*([.$A14]-[.W$4])/(20-[.W$4])*[.$B$25]/([.W$3]+1);0);&quot;-&quot;)" office:value-type="float" office:value="0">
            <text:p>0</text:p>
          </table:table-cell>
          <table:table-cell table:style-name="ce579" table:formula="of:=IF(([.$A14]-1)/3&gt;=[.X$3];ROUND([.$T$3]*([.$A1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C$3];ROUND([.$B$3]*([.$A15]-[.C$4])/(20-[.C$4])*[.$B$25]/([.C$3]+1);0);&quot;-&quot;)" office:value-type="float" office:value="0">
            <text:p>0</text:p>
          </table:table-cell>
          <table:table-cell table:style-name="ce575" table:formula="of:=IF(([.$A15]-1)/3&gt;=[.D$3];ROUND([.$B$3]*([.$A15]-[.D$4])/(20-[.D$4])*[.$B$25]/([.D$3]+1);0);&quot;-&quot;)" office:value-type="float" office:value="0">
            <text:p>0</text:p>
          </table:table-cell>
          <table:table-cell table:style-name="ce575" table:formula="of:=IF(([.$A15]-1)/3&gt;=[.E$3];ROUND([.$B$3]*([.$A15]-[.E$4])/(20-[.E$4])*[.$B$25]/([.E$3]+1);0);&quot;-&quot;)" office:value-type="float" office:value="0">
            <text:p>0</text:p>
          </table:table-cell>
          <table:table-cell table:style-name="ce579" table:formula="of:=IF(([.$A15]-1)/3&gt;=[.F$3];ROUND([.$B$3]*([.$A15]-[.F$4])/(20-[.F$4])*[.$B$25]/([.F$3]+1);0);&quot;-&quot;)" office:value-type="string" office:string-value="-">
            <text:p>-</text:p>
          </table:table-cell>
          <table:table-cell table:style-name="ce571" table:formula="of:=[.G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I$3];ROUND([.$H$3]*([.$A15]-[.I$4])/(20-[.I$4])*[.$B$25]/([.I$3]+1);0);&quot;-&quot;)" office:value-type="float" office:value="0">
            <text:p>0</text:p>
          </table:table-cell>
          <table:table-cell table:style-name="ce575" table:formula="of:=IF(([.$A15]-1)/3&gt;=[.J$3];ROUND([.$H$3]*([.$A15]-[.J$4])/(20-[.J$4])*[.$B$25]/([.J$3]+1);0);&quot;-&quot;)" office:value-type="float" office:value="0">
            <text:p>0</text:p>
          </table:table-cell>
          <table:table-cell table:style-name="ce575" table:formula="of:=IF(([.$A15]-1)/3&gt;=[.K$3];ROUND([.$H$3]*([.$A15]-[.K$4])/(20-[.K$4])*[.$B$25]/([.K$3]+1);0);&quot;-&quot;)" office:value-type="float" office:value="0">
            <text:p>0</text:p>
          </table:table-cell>
          <table:table-cell table:style-name="ce579" table:formula="of:=IF(([.$A15]-1)/3&gt;=[.L$3];ROUND([.$H$3]*([.$A15]-[.L$4])/(20-[.L$4])*[.$B$25]/([.L$3]+1);0);&quot;-&quot;)" office:value-type="string" office:string-value="-">
            <text:p>-</text:p>
          </table:table-cell>
          <table:table-cell table:style-name="ce571" table:formula="of:=[.M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O$3];ROUND([.$N$3]*([.$A15]-[.O$4])/(20-[.O$4])*[.$B$25]/([.O$3]+1);0);&quot;-&quot;)" office:value-type="float" office:value="1">
            <text:p>1</text:p>
          </table:table-cell>
          <table:table-cell table:style-name="ce575" table:formula="of:=IF(([.$A15]-1)/3&gt;=[.P$3];ROUND([.$N$3]*([.$A15]-[.P$4])/(20-[.P$4])*[.$B$25]/([.P$3]+1);0);&quot;-&quot;)" office:value-type="float" office:value="0">
            <text:p>0</text:p>
          </table:table-cell>
          <table:table-cell table:style-name="ce575" table:formula="of:=IF(([.$A15]-1)/3&gt;=[.Q$3];ROUND([.$N$3]*([.$A15]-[.Q$4])/(20-[.Q$4])*[.$B$25]/([.Q$3]+1);0);&quot;-&quot;)" office:value-type="float" office:value="0">
            <text:p>0</text:p>
          </table:table-cell>
          <table:table-cell table:style-name="ce579" table:formula="of:=IF(([.$A15]-1)/3&gt;=[.R$3];ROUND([.$N$3]*([.$A15]-[.R$4])/(20-[.R$4])*[.$B$25]/([.R$3]+1);0);&quot;-&quot;)" office:value-type="string" office:string-value="-">
            <text:p>-</text:p>
          </table:table-cell>
          <table:table-cell table:style-name="ce571" table:formula="of:=[.S14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15]-1)/3&gt;=[.U$3];ROUND([.$T$3]*([.$A15]-[.U$4])/(20-[.U$4])*[.$B$25]/([.U$3]+1);0);&quot;-&quot;)" office:value-type="float" office:value="1">
            <text:p>1</text:p>
          </table:table-cell>
          <table:table-cell table:style-name="ce575" table:formula="of:=IF(([.$A15]-1)/3&gt;=[.V$3];ROUND([.$T$3]*([.$A15]-[.V$4])/(20-[.V$4])*[.$B$25]/([.V$3]+1);0);&quot;-&quot;)" office:value-type="float" office:value="0">
            <text:p>0</text:p>
          </table:table-cell>
          <table:table-cell table:style-name="ce575" table:formula="of:=IF(([.$A15]-1)/3&gt;=[.W$3];ROUND([.$T$3]*([.$A15]-[.W$4])/(20-[.W$4])*[.$B$25]/([.W$3]+1);0);&quot;-&quot;)" office:value-type="float" office:value="0">
            <text:p>0</text:p>
          </table:table-cell>
          <table:table-cell table:style-name="ce579" table:formula="of:=IF(([.$A15]-1)/3&gt;=[.X$3];ROUND([.$T$3]*([.$A1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C$3];ROUND([.$B$3]*([.$A16]-[.C$4])/(20-[.C$4])*[.$B$25]/([.C$3]+1);0);&quot;-&quot;)" office:value-type="float" office:value="0">
            <text:p>0</text:p>
          </table:table-cell>
          <table:table-cell table:style-name="ce575" table:formula="of:=IF(([.$A16]-1)/3&gt;=[.D$3];ROUND([.$B$3]*([.$A16]-[.D$4])/(20-[.D$4])*[.$B$25]/([.D$3]+1);0);&quot;-&quot;)" office:value-type="float" office:value="0">
            <text:p>0</text:p>
          </table:table-cell>
          <table:table-cell table:style-name="ce575" table:formula="of:=IF(([.$A16]-1)/3&gt;=[.E$3];ROUND([.$B$3]*([.$A16]-[.E$4])/(20-[.E$4])*[.$B$25]/([.E$3]+1);0);&quot;-&quot;)" office:value-type="float" office:value="0">
            <text:p>0</text:p>
          </table:table-cell>
          <table:table-cell table:style-name="ce579" table:formula="of:=IF(([.$A16]-1)/3&gt;=[.F$3];ROUND([.$B$3]*([.$A16]-[.F$4])/(20-[.F$4])*[.$B$25]/([.F$3]+1);0);&quot;-&quot;)" office:value-type="string" office:string-value="-">
            <text:p>-</text:p>
          </table:table-cell>
          <table:table-cell table:style-name="ce571" table:formula="of:=[.G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I$3];ROUND([.$H$3]*([.$A16]-[.I$4])/(20-[.I$4])*[.$B$25]/([.I$3]+1);0);&quot;-&quot;)" office:value-type="float" office:value="0">
            <text:p>0</text:p>
          </table:table-cell>
          <table:table-cell table:style-name="ce575" table:formula="of:=IF(([.$A16]-1)/3&gt;=[.J$3];ROUND([.$H$3]*([.$A16]-[.J$4])/(20-[.J$4])*[.$B$25]/([.J$3]+1);0);&quot;-&quot;)" office:value-type="float" office:value="0">
            <text:p>0</text:p>
          </table:table-cell>
          <table:table-cell table:style-name="ce575" table:formula="of:=IF(([.$A16]-1)/3&gt;=[.K$3];ROUND([.$H$3]*([.$A16]-[.K$4])/(20-[.K$4])*[.$B$25]/([.K$3]+1);0);&quot;-&quot;)" office:value-type="float" office:value="0">
            <text:p>0</text:p>
          </table:table-cell>
          <table:table-cell table:style-name="ce579" table:formula="of:=IF(([.$A16]-1)/3&gt;=[.L$3];ROUND([.$H$3]*([.$A16]-[.L$4])/(20-[.L$4])*[.$B$25]/([.L$3]+1);0);&quot;-&quot;)" office:value-type="string" office:string-value="-">
            <text:p>-</text:p>
          </table:table-cell>
          <table:table-cell table:style-name="ce571" table:formula="of:=[.M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O$3];ROUND([.$N$3]*([.$A16]-[.O$4])/(20-[.O$4])*[.$B$25]/([.O$3]+1);0);&quot;-&quot;)" office:value-type="float" office:value="1">
            <text:p>1</text:p>
          </table:table-cell>
          <table:table-cell table:style-name="ce575" table:formula="of:=IF(([.$A16]-1)/3&gt;=[.P$3];ROUND([.$N$3]*([.$A16]-[.P$4])/(20-[.P$4])*[.$B$25]/([.P$3]+1);0);&quot;-&quot;)" office:value-type="float" office:value="0">
            <text:p>0</text:p>
          </table:table-cell>
          <table:table-cell table:style-name="ce575" table:formula="of:=IF(([.$A16]-1)/3&gt;=[.Q$3];ROUND([.$N$3]*([.$A16]-[.Q$4])/(20-[.Q$4])*[.$B$25]/([.Q$3]+1);0);&quot;-&quot;)" office:value-type="float" office:value="0">
            <text:p>0</text:p>
          </table:table-cell>
          <table:table-cell table:style-name="ce579" table:formula="of:=IF(([.$A16]-1)/3&gt;=[.R$3];ROUND([.$N$3]*([.$A16]-[.R$4])/(20-[.R$4])*[.$B$25]/([.R$3]+1);0);&quot;-&quot;)" office:value-type="string" office:string-value="-">
            <text:p>-</text:p>
          </table:table-cell>
          <table:table-cell table:style-name="ce571" table:formula="of:=[.S15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16]-1)/3&gt;=[.U$3];ROUND([.$T$3]*([.$A16]-[.U$4])/(20-[.U$4])*[.$B$25]/([.U$3]+1);0);&quot;-&quot;)" office:value-type="float" office:value="1">
            <text:p>1</text:p>
          </table:table-cell>
          <table:table-cell table:style-name="ce575" table:formula="of:=IF(([.$A16]-1)/3&gt;=[.V$3];ROUND([.$T$3]*([.$A16]-[.V$4])/(20-[.V$4])*[.$B$25]/([.V$3]+1);0);&quot;-&quot;)" office:value-type="float" office:value="0">
            <text:p>0</text:p>
          </table:table-cell>
          <table:table-cell table:style-name="ce575" table:formula="of:=IF(([.$A16]-1)/3&gt;=[.W$3];ROUND([.$T$3]*([.$A16]-[.W$4])/(20-[.W$4])*[.$B$25]/([.W$3]+1);0);&quot;-&quot;)" office:value-type="float" office:value="0">
            <text:p>0</text:p>
          </table:table-cell>
          <table:table-cell table:style-name="ce579" table:formula="of:=IF(([.$A16]-1)/3&gt;=[.X$3];ROUND([.$T$3]*([.$A1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C$3];ROUND([.$B$3]*([.$A17]-[.C$4])/(20-[.C$4])*[.$B$25]/([.C$3]+1);0);&quot;-&quot;)" office:value-type="float" office:value="0">
            <text:p>0</text:p>
          </table:table-cell>
          <table:table-cell table:style-name="ce575" table:formula="of:=IF(([.$A17]-1)/3&gt;=[.D$3];ROUND([.$B$3]*([.$A17]-[.D$4])/(20-[.D$4])*[.$B$25]/([.D$3]+1);0);&quot;-&quot;)" office:value-type="float" office:value="0">
            <text:p>0</text:p>
          </table:table-cell>
          <table:table-cell table:style-name="ce575" table:formula="of:=IF(([.$A17]-1)/3&gt;=[.E$3];ROUND([.$B$3]*([.$A17]-[.E$4])/(20-[.E$4])*[.$B$25]/([.E$3]+1);0);&quot;-&quot;)" office:value-type="float" office:value="0">
            <text:p>0</text:p>
          </table:table-cell>
          <table:table-cell table:style-name="ce579" table:formula="of:=IF(([.$A17]-1)/3&gt;=[.F$3];ROUND([.$B$3]*([.$A17]-[.F$4])/(20-[.F$4])*[.$B$25]/([.F$3]+1);0);&quot;-&quot;)" office:value-type="float" office:value="0">
            <text:p>0</text:p>
          </table:table-cell>
          <table:table-cell table:style-name="ce571" table:formula="of:=[.G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I$3];ROUND([.$H$3]*([.$A17]-[.I$4])/(20-[.I$4])*[.$B$25]/([.I$3]+1);0);&quot;-&quot;)" office:value-type="float" office:value="0">
            <text:p>0</text:p>
          </table:table-cell>
          <table:table-cell table:style-name="ce575" table:formula="of:=IF(([.$A17]-1)/3&gt;=[.J$3];ROUND([.$H$3]*([.$A17]-[.J$4])/(20-[.J$4])*[.$B$25]/([.J$3]+1);0);&quot;-&quot;)" office:value-type="float" office:value="0">
            <text:p>0</text:p>
          </table:table-cell>
          <table:table-cell table:style-name="ce575" table:formula="of:=IF(([.$A17]-1)/3&gt;=[.K$3];ROUND([.$H$3]*([.$A17]-[.K$4])/(20-[.K$4])*[.$B$25]/([.K$3]+1);0);&quot;-&quot;)" office:value-type="float" office:value="0">
            <text:p>0</text:p>
          </table:table-cell>
          <table:table-cell table:style-name="ce579" table:formula="of:=IF(([.$A17]-1)/3&gt;=[.L$3];ROUND([.$H$3]*([.$A17]-[.L$4])/(20-[.L$4])*[.$B$25]/([.L$3]+1);0);&quot;-&quot;)" office:value-type="float" office:value="0">
            <text:p>0</text:p>
          </table:table-cell>
          <table:table-cell table:style-name="ce571" table:formula="of:=[.M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O$3];ROUND([.$N$3]*([.$A17]-[.O$4])/(20-[.O$4])*[.$B$25]/([.O$3]+1);0);&quot;-&quot;)" office:value-type="float" office:value="1">
            <text:p>1</text:p>
          </table:table-cell>
          <table:table-cell table:style-name="ce575" table:formula="of:=IF(([.$A17]-1)/3&gt;=[.P$3];ROUND([.$N$3]*([.$A17]-[.P$4])/(20-[.P$4])*[.$B$25]/([.P$3]+1);0);&quot;-&quot;)" office:value-type="float" office:value="0">
            <text:p>0</text:p>
          </table:table-cell>
          <table:table-cell table:style-name="ce575" table:formula="of:=IF(([.$A17]-1)/3&gt;=[.Q$3];ROUND([.$N$3]*([.$A17]-[.Q$4])/(20-[.Q$4])*[.$B$25]/([.Q$3]+1);0);&quot;-&quot;)" office:value-type="float" office:value="0">
            <text:p>0</text:p>
          </table:table-cell>
          <table:table-cell table:style-name="ce579" table:formula="of:=IF(([.$A17]-1)/3&gt;=[.R$3];ROUND([.$N$3]*([.$A17]-[.R$4])/(20-[.R$4])*[.$B$25]/([.R$3]+1);0);&quot;-&quot;)" office:value-type="float" office:value="0">
            <text:p>0</text:p>
          </table:table-cell>
          <table:table-cell table:style-name="ce571" table:formula="of:=[.S16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17]-1)/3&gt;=[.U$3];ROUND([.$T$3]*([.$A17]-[.U$4])/(20-[.U$4])*[.$B$25]/([.U$3]+1);0);&quot;-&quot;)" office:value-type="float" office:value="1">
            <text:p>1</text:p>
          </table:table-cell>
          <table:table-cell table:style-name="ce575" table:formula="of:=IF(([.$A17]-1)/3&gt;=[.V$3];ROUND([.$T$3]*([.$A17]-[.V$4])/(20-[.V$4])*[.$B$25]/([.V$3]+1);0);&quot;-&quot;)" office:value-type="float" office:value="1">
            <text:p>1</text:p>
          </table:table-cell>
          <table:table-cell table:style-name="ce575" table:formula="of:=IF(([.$A17]-1)/3&gt;=[.W$3];ROUND([.$T$3]*([.$A17]-[.W$4])/(20-[.W$4])*[.$B$25]/([.W$3]+1);0);&quot;-&quot;)" office:value-type="float" office:value="0">
            <text:p>0</text:p>
          </table:table-cell>
          <table:table-cell table:style-name="ce579" table:formula="of:=IF(([.$A17]-1)/3&gt;=[.X$3];ROUND([.$T$3]*([.$A17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C$3];ROUND([.$B$3]*([.$A18]-[.C$4])/(20-[.C$4])*[.$B$25]/([.C$3]+1);0);&quot;-&quot;)" office:value-type="float" office:value="0">
            <text:p>0</text:p>
          </table:table-cell>
          <table:table-cell table:style-name="ce575" table:formula="of:=IF(([.$A18]-1)/3&gt;=[.D$3];ROUND([.$B$3]*([.$A18]-[.D$4])/(20-[.D$4])*[.$B$25]/([.D$3]+1);0);&quot;-&quot;)" office:value-type="float" office:value="0">
            <text:p>0</text:p>
          </table:table-cell>
          <table:table-cell table:style-name="ce575" table:formula="of:=IF(([.$A18]-1)/3&gt;=[.E$3];ROUND([.$B$3]*([.$A18]-[.E$4])/(20-[.E$4])*[.$B$25]/([.E$3]+1);0);&quot;-&quot;)" office:value-type="float" office:value="0">
            <text:p>0</text:p>
          </table:table-cell>
          <table:table-cell table:style-name="ce579" table:formula="of:=IF(([.$A18]-1)/3&gt;=[.F$3];ROUND([.$B$3]*([.$A18]-[.F$4])/(20-[.F$4])*[.$B$25]/([.F$3]+1);0);&quot;-&quot;)" office:value-type="float" office:value="0">
            <text:p>0</text:p>
          </table:table-cell>
          <table:table-cell table:style-name="ce571" table:formula="of:=[.G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I$3];ROUND([.$H$3]*([.$A18]-[.I$4])/(20-[.I$4])*[.$B$25]/([.I$3]+1);0);&quot;-&quot;)" office:value-type="float" office:value="1">
            <text:p>1</text:p>
          </table:table-cell>
          <table:table-cell table:style-name="ce575" table:formula="of:=IF(([.$A18]-1)/3&gt;=[.J$3];ROUND([.$H$3]*([.$A18]-[.J$4])/(20-[.J$4])*[.$B$25]/([.J$3]+1);0);&quot;-&quot;)" office:value-type="float" office:value="0">
            <text:p>0</text:p>
          </table:table-cell>
          <table:table-cell table:style-name="ce575" table:formula="of:=IF(([.$A18]-1)/3&gt;=[.K$3];ROUND([.$H$3]*([.$A18]-[.K$4])/(20-[.K$4])*[.$B$25]/([.K$3]+1);0);&quot;-&quot;)" office:value-type="float" office:value="0">
            <text:p>0</text:p>
          </table:table-cell>
          <table:table-cell table:style-name="ce579" table:formula="of:=IF(([.$A18]-1)/3&gt;=[.L$3];ROUND([.$H$3]*([.$A18]-[.L$4])/(20-[.L$4])*[.$B$25]/([.L$3]+1);0);&quot;-&quot;)" office:value-type="float" office:value="0">
            <text:p>0</text:p>
          </table:table-cell>
          <table:table-cell table:style-name="ce571" table:formula="of:=[.M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O$3];ROUND([.$N$3]*([.$A18]-[.O$4])/(20-[.O$4])*[.$B$25]/([.O$3]+1);0);&quot;-&quot;)" office:value-type="float" office:value="1">
            <text:p>1</text:p>
          </table:table-cell>
          <table:table-cell table:style-name="ce575" table:formula="of:=IF(([.$A18]-1)/3&gt;=[.P$3];ROUND([.$N$3]*([.$A18]-[.P$4])/(20-[.P$4])*[.$B$25]/([.P$3]+1);0);&quot;-&quot;)" office:value-type="float" office:value="0">
            <text:p>0</text:p>
          </table:table-cell>
          <table:table-cell table:style-name="ce575" table:formula="of:=IF(([.$A18]-1)/3&gt;=[.Q$3];ROUND([.$N$3]*([.$A18]-[.Q$4])/(20-[.Q$4])*[.$B$25]/([.Q$3]+1);0);&quot;-&quot;)" office:value-type="float" office:value="0">
            <text:p>0</text:p>
          </table:table-cell>
          <table:table-cell table:style-name="ce579" table:formula="of:=IF(([.$A18]-1)/3&gt;=[.R$3];ROUND([.$N$3]*([.$A18]-[.R$4])/(20-[.R$4])*[.$B$25]/([.R$3]+1);0);&quot;-&quot;)" office:value-type="float" office:value="0">
            <text:p>0</text:p>
          </table:table-cell>
          <table:table-cell table:style-name="ce571" table:formula="of:=[.S17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18]-1)/3&gt;=[.U$3];ROUND([.$T$3]*([.$A18]-[.U$4])/(20-[.U$4])*[.$B$25]/([.U$3]+1);0);&quot;-&quot;)" office:value-type="float" office:value="1">
            <text:p>1</text:p>
          </table:table-cell>
          <table:table-cell table:style-name="ce575" table:formula="of:=IF(([.$A18]-1)/3&gt;=[.V$3];ROUND([.$T$3]*([.$A18]-[.V$4])/(20-[.V$4])*[.$B$25]/([.V$3]+1);0);&quot;-&quot;)" office:value-type="float" office:value="1">
            <text:p>1</text:p>
          </table:table-cell>
          <table:table-cell table:style-name="ce575" table:formula="of:=IF(([.$A18]-1)/3&gt;=[.W$3];ROUND([.$T$3]*([.$A18]-[.W$4])/(20-[.W$4])*[.$B$25]/([.W$3]+1);0);&quot;-&quot;)" office:value-type="float" office:value="0">
            <text:p>0</text:p>
          </table:table-cell>
          <table:table-cell table:style-name="ce579" table:formula="of:=IF(([.$A18]-1)/3&gt;=[.X$3];ROUND([.$T$3]*([.$A18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C$3];ROUND([.$B$3]*([.$A19]-[.C$4])/(20-[.C$4])*[.$B$25]/([.C$3]+1);0);&quot;-&quot;)" office:value-type="float" office:value="0">
            <text:p>0</text:p>
          </table:table-cell>
          <table:table-cell table:style-name="ce575" table:formula="of:=IF(([.$A19]-1)/3&gt;=[.D$3];ROUND([.$B$3]*([.$A19]-[.D$4])/(20-[.D$4])*[.$B$25]/([.D$3]+1);0);&quot;-&quot;)" office:value-type="float" office:value="0">
            <text:p>0</text:p>
          </table:table-cell>
          <table:table-cell table:style-name="ce575" table:formula="of:=IF(([.$A19]-1)/3&gt;=[.E$3];ROUND([.$B$3]*([.$A19]-[.E$4])/(20-[.E$4])*[.$B$25]/([.E$3]+1);0);&quot;-&quot;)" office:value-type="float" office:value="0">
            <text:p>0</text:p>
          </table:table-cell>
          <table:table-cell table:style-name="ce579" table:formula="of:=IF(([.$A19]-1)/3&gt;=[.F$3];ROUND([.$B$3]*([.$A19]-[.F$4])/(20-[.F$4])*[.$B$25]/([.F$3]+1);0);&quot;-&quot;)" office:value-type="float" office:value="0">
            <text:p>0</text:p>
          </table:table-cell>
          <table:table-cell table:style-name="ce571" table:formula="of:=[.G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I$3];ROUND([.$H$3]*([.$A19]-[.I$4])/(20-[.I$4])*[.$B$25]/([.I$3]+1);0);&quot;-&quot;)" office:value-type="float" office:value="1">
            <text:p>1</text:p>
          </table:table-cell>
          <table:table-cell table:style-name="ce575" table:formula="of:=IF(([.$A19]-1)/3&gt;=[.J$3];ROUND([.$H$3]*([.$A19]-[.J$4])/(20-[.J$4])*[.$B$25]/([.J$3]+1);0);&quot;-&quot;)" office:value-type="float" office:value="0">
            <text:p>0</text:p>
          </table:table-cell>
          <table:table-cell table:style-name="ce575" table:formula="of:=IF(([.$A19]-1)/3&gt;=[.K$3];ROUND([.$H$3]*([.$A19]-[.K$4])/(20-[.K$4])*[.$B$25]/([.K$3]+1);0);&quot;-&quot;)" office:value-type="float" office:value="0">
            <text:p>0</text:p>
          </table:table-cell>
          <table:table-cell table:style-name="ce579" table:formula="of:=IF(([.$A19]-1)/3&gt;=[.L$3];ROUND([.$H$3]*([.$A19]-[.L$4])/(20-[.L$4])*[.$B$25]/([.L$3]+1);0);&quot;-&quot;)" office:value-type="float" office:value="0">
            <text:p>0</text:p>
          </table:table-cell>
          <table:table-cell table:style-name="ce571" table:formula="of:=[.M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O$3];ROUND([.$N$3]*([.$A19]-[.O$4])/(20-[.O$4])*[.$B$25]/([.O$3]+1);0);&quot;-&quot;)" office:value-type="float" office:value="1">
            <text:p>1</text:p>
          </table:table-cell>
          <table:table-cell table:style-name="ce575" table:formula="of:=IF(([.$A19]-1)/3&gt;=[.P$3];ROUND([.$N$3]*([.$A19]-[.P$4])/(20-[.P$4])*[.$B$25]/([.P$3]+1);0);&quot;-&quot;)" office:value-type="float" office:value="1">
            <text:p>1</text:p>
          </table:table-cell>
          <table:table-cell table:style-name="ce575" table:formula="of:=IF(([.$A19]-1)/3&gt;=[.Q$3];ROUND([.$N$3]*([.$A19]-[.Q$4])/(20-[.Q$4])*[.$B$25]/([.Q$3]+1);0);&quot;-&quot;)" office:value-type="float" office:value="0">
            <text:p>0</text:p>
          </table:table-cell>
          <table:table-cell table:style-name="ce579" table:formula="of:=IF(([.$A19]-1)/3&gt;=[.R$3];ROUND([.$N$3]*([.$A19]-[.R$4])/(20-[.R$4])*[.$B$25]/([.R$3]+1);0);&quot;-&quot;)" office:value-type="float" office:value="0">
            <text:p>0</text:p>
          </table:table-cell>
          <table:table-cell table:style-name="ce571" table:formula="of:=[.S18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19]-1)/3&gt;=[.U$3];ROUND([.$T$3]*([.$A19]-[.U$4])/(20-[.U$4])*[.$B$25]/([.U$3]+1);0);&quot;-&quot;)" office:value-type="float" office:value="1">
            <text:p>1</text:p>
          </table:table-cell>
          <table:table-cell table:style-name="ce575" table:formula="of:=IF(([.$A19]-1)/3&gt;=[.V$3];ROUND([.$T$3]*([.$A19]-[.V$4])/(20-[.V$4])*[.$B$25]/([.V$3]+1);0);&quot;-&quot;)" office:value-type="float" office:value="1">
            <text:p>1</text:p>
          </table:table-cell>
          <table:table-cell table:style-name="ce575" table:formula="of:=IF(([.$A19]-1)/3&gt;=[.W$3];ROUND([.$T$3]*([.$A19]-[.W$4])/(20-[.W$4])*[.$B$25]/([.W$3]+1);0);&quot;-&quot;)" office:value-type="float" office:value="0">
            <text:p>0</text:p>
          </table:table-cell>
          <table:table-cell table:style-name="ce579" table:formula="of:=IF(([.$A19]-1)/3&gt;=[.X$3];ROUND([.$T$3]*([.$A19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C$3];ROUND([.$B$3]*([.$A20]-[.C$4])/(20-[.C$4])*[.$B$25]/([.C$3]+1);0);&quot;-&quot;)" office:value-type="float" office:value="0">
            <text:p>0</text:p>
          </table:table-cell>
          <table:table-cell table:style-name="ce575" table:formula="of:=IF(([.$A20]-1)/3&gt;=[.D$3];ROUND([.$B$3]*([.$A20]-[.D$4])/(20-[.D$4])*[.$B$25]/([.D$3]+1);0);&quot;-&quot;)" office:value-type="float" office:value="0">
            <text:p>0</text:p>
          </table:table-cell>
          <table:table-cell table:style-name="ce575" table:formula="of:=IF(([.$A20]-1)/3&gt;=[.E$3];ROUND([.$B$3]*([.$A20]-[.E$4])/(20-[.E$4])*[.$B$25]/([.E$3]+1);0);&quot;-&quot;)" office:value-type="float" office:value="0">
            <text:p>0</text:p>
          </table:table-cell>
          <table:table-cell table:style-name="ce579" table:formula="of:=IF(([.$A20]-1)/3&gt;=[.F$3];ROUND([.$B$3]*([.$A20]-[.F$4])/(20-[.F$4])*[.$B$25]/([.F$3]+1);0);&quot;-&quot;)" office:value-type="float" office:value="0">
            <text:p>0</text:p>
          </table:table-cell>
          <table:table-cell table:style-name="ce571" table:formula="of:=[.G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I$3];ROUND([.$H$3]*([.$A20]-[.I$4])/(20-[.I$4])*[.$B$25]/([.I$3]+1);0);&quot;-&quot;)" office:value-type="float" office:value="1">
            <text:p>1</text:p>
          </table:table-cell>
          <table:table-cell table:style-name="ce575" table:formula="of:=IF(([.$A20]-1)/3&gt;=[.J$3];ROUND([.$H$3]*([.$A20]-[.J$4])/(20-[.J$4])*[.$B$25]/([.J$3]+1);0);&quot;-&quot;)" office:value-type="float" office:value="0">
            <text:p>0</text:p>
          </table:table-cell>
          <table:table-cell table:style-name="ce575" table:formula="of:=IF(([.$A20]-1)/3&gt;=[.K$3];ROUND([.$H$3]*([.$A20]-[.K$4])/(20-[.K$4])*[.$B$25]/([.K$3]+1);0);&quot;-&quot;)" office:value-type="float" office:value="0">
            <text:p>0</text:p>
          </table:table-cell>
          <table:table-cell table:style-name="ce579" table:formula="of:=IF(([.$A20]-1)/3&gt;=[.L$3];ROUND([.$H$3]*([.$A20]-[.L$4])/(20-[.L$4])*[.$B$25]/([.L$3]+1);0);&quot;-&quot;)" office:value-type="float" office:value="0">
            <text:p>0</text:p>
          </table:table-cell>
          <table:table-cell table:style-name="ce571" table:formula="of:=[.M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O$3];ROUND([.$N$3]*([.$A20]-[.O$4])/(20-[.O$4])*[.$B$25]/([.O$3]+1);0);&quot;-&quot;)" office:value-type="float" office:value="1">
            <text:p>1</text:p>
          </table:table-cell>
          <table:table-cell table:style-name="ce575" table:formula="of:=IF(([.$A20]-1)/3&gt;=[.P$3];ROUND([.$N$3]*([.$A20]-[.P$4])/(20-[.P$4])*[.$B$25]/([.P$3]+1);0);&quot;-&quot;)" office:value-type="float" office:value="1">
            <text:p>1</text:p>
          </table:table-cell>
          <table:table-cell table:style-name="ce575" table:formula="of:=IF(([.$A20]-1)/3&gt;=[.Q$3];ROUND([.$N$3]*([.$A20]-[.Q$4])/(20-[.Q$4])*[.$B$25]/([.Q$3]+1);0);&quot;-&quot;)" office:value-type="float" office:value="0">
            <text:p>0</text:p>
          </table:table-cell>
          <table:table-cell table:style-name="ce579" table:formula="of:=IF(([.$A20]-1)/3&gt;=[.R$3];ROUND([.$N$3]*([.$A20]-[.R$4])/(20-[.R$4])*[.$B$25]/([.R$3]+1);0);&quot;-&quot;)" office:value-type="float" office:value="0">
            <text:p>0</text:p>
          </table:table-cell>
          <table:table-cell table:style-name="ce571" table:formula="of:=[.S19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20]-1)/3&gt;=[.U$3];ROUND([.$T$3]*([.$A20]-[.U$4])/(20-[.U$4])*[.$B$25]/([.U$3]+1);0);&quot;-&quot;)" office:value-type="float" office:value="1">
            <text:p>1</text:p>
          </table:table-cell>
          <table:table-cell table:style-name="ce575" table:formula="of:=IF(([.$A20]-1)/3&gt;=[.V$3];ROUND([.$T$3]*([.$A20]-[.V$4])/(20-[.V$4])*[.$B$25]/([.V$3]+1);0);&quot;-&quot;)" office:value-type="float" office:value="1">
            <text:p>1</text:p>
          </table:table-cell>
          <table:table-cell table:style-name="ce575" table:formula="of:=IF(([.$A20]-1)/3&gt;=[.W$3];ROUND([.$T$3]*([.$A20]-[.W$4])/(20-[.W$4])*[.$B$25]/([.W$3]+1);0);&quot;-&quot;)" office:value-type="float" office:value="1">
            <text:p>1</text:p>
          </table:table-cell>
          <table:table-cell table:style-name="ce579" table:formula="of:=IF(([.$A20]-1)/3&gt;=[.X$3];ROUND([.$T$3]*([.$A20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C$3];ROUND([.$B$3]*([.$A21]-[.C$4])/(20-[.C$4])*[.$B$25]/([.C$3]+1);0);&quot;-&quot;)" office:value-type="float" office:value="0">
            <text:p>0</text:p>
          </table:table-cell>
          <table:table-cell table:style-name="ce575" table:formula="of:=IF(([.$A21]-1)/3&gt;=[.D$3];ROUND([.$B$3]*([.$A21]-[.D$4])/(20-[.D$4])*[.$B$25]/([.D$3]+1);0);&quot;-&quot;)" office:value-type="float" office:value="0">
            <text:p>0</text:p>
          </table:table-cell>
          <table:table-cell table:style-name="ce575" table:formula="of:=IF(([.$A21]-1)/3&gt;=[.E$3];ROUND([.$B$3]*([.$A21]-[.E$4])/(20-[.E$4])*[.$B$25]/([.E$3]+1);0);&quot;-&quot;)" office:value-type="float" office:value="0">
            <text:p>0</text:p>
          </table:table-cell>
          <table:table-cell table:style-name="ce579" table:formula="of:=IF(([.$A21]-1)/3&gt;=[.F$3];ROUND([.$B$3]*([.$A21]-[.F$4])/(20-[.F$4])*[.$B$25]/([.F$3]+1);0);&quot;-&quot;)" office:value-type="float" office:value="0">
            <text:p>0</text:p>
          </table:table-cell>
          <table:table-cell table:style-name="ce571" table:formula="of:=[.G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I$3];ROUND([.$H$3]*([.$A21]-[.I$4])/(20-[.I$4])*[.$B$25]/([.I$3]+1);0);&quot;-&quot;)" office:value-type="float" office:value="1">
            <text:p>1</text:p>
          </table:table-cell>
          <table:table-cell table:style-name="ce575" table:formula="of:=IF(([.$A21]-1)/3&gt;=[.J$3];ROUND([.$H$3]*([.$A21]-[.J$4])/(20-[.J$4])*[.$B$25]/([.J$3]+1);0);&quot;-&quot;)" office:value-type="float" office:value="0">
            <text:p>0</text:p>
          </table:table-cell>
          <table:table-cell table:style-name="ce575" table:formula="of:=IF(([.$A21]-1)/3&gt;=[.K$3];ROUND([.$H$3]*([.$A21]-[.K$4])/(20-[.K$4])*[.$B$25]/([.K$3]+1);0);&quot;-&quot;)" office:value-type="float" office:value="0">
            <text:p>0</text:p>
          </table:table-cell>
          <table:table-cell table:style-name="ce579" table:formula="of:=IF(([.$A21]-1)/3&gt;=[.L$3];ROUND([.$H$3]*([.$A21]-[.L$4])/(20-[.L$4])*[.$B$25]/([.L$3]+1);0);&quot;-&quot;)" office:value-type="float" office:value="0">
            <text:p>0</text:p>
          </table:table-cell>
          <table:table-cell table:style-name="ce571" table:formula="of:=[.M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O$3];ROUND([.$N$3]*([.$A21]-[.O$4])/(20-[.O$4])*[.$B$25]/([.O$3]+1);0);&quot;-&quot;)" office:value-type="float" office:value="1">
            <text:p>1</text:p>
          </table:table-cell>
          <table:table-cell table:style-name="ce575" table:formula="of:=IF(([.$A21]-1)/3&gt;=[.P$3];ROUND([.$N$3]*([.$A21]-[.P$4])/(20-[.P$4])*[.$B$25]/([.P$3]+1);0);&quot;-&quot;)" office:value-type="float" office:value="1">
            <text:p>1</text:p>
          </table:table-cell>
          <table:table-cell table:style-name="ce575" table:formula="of:=IF(([.$A21]-1)/3&gt;=[.Q$3];ROUND([.$N$3]*([.$A21]-[.Q$4])/(20-[.Q$4])*[.$B$25]/([.Q$3]+1);0);&quot;-&quot;)" office:value-type="float" office:value="0">
            <text:p>0</text:p>
          </table:table-cell>
          <table:table-cell table:style-name="ce579" table:formula="of:=IF(([.$A21]-1)/3&gt;=[.R$3];ROUND([.$N$3]*([.$A21]-[.R$4])/(20-[.R$4])*[.$B$25]/([.R$3]+1);0);&quot;-&quot;)" office:value-type="float" office:value="0">
            <text:p>0</text:p>
          </table:table-cell>
          <table:table-cell table:style-name="ce571" table:formula="of:=[.S20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21]-1)/3&gt;=[.U$3];ROUND([.$T$3]*([.$A21]-[.U$4])/(20-[.U$4])*[.$B$25]/([.U$3]+1);0);&quot;-&quot;)" office:value-type="float" office:value="1">
            <text:p>1</text:p>
          </table:table-cell>
          <table:table-cell table:style-name="ce575" table:formula="of:=IF(([.$A21]-1)/3&gt;=[.V$3];ROUND([.$T$3]*([.$A21]-[.V$4])/(20-[.V$4])*[.$B$25]/([.V$3]+1);0);&quot;-&quot;)" office:value-type="float" office:value="1">
            <text:p>1</text:p>
          </table:table-cell>
          <table:table-cell table:style-name="ce575" table:formula="of:=IF(([.$A21]-1)/3&gt;=[.W$3];ROUND([.$T$3]*([.$A21]-[.W$4])/(20-[.W$4])*[.$B$25]/([.W$3]+1);0);&quot;-&quot;)" office:value-type="float" office:value="1">
            <text:p>1</text:p>
          </table:table-cell>
          <table:table-cell table:style-name="ce579" table:formula="of:=IF(([.$A21]-1)/3&gt;=[.X$3];ROUND([.$T$3]*([.$A2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C$3];ROUND([.$B$3]*([.$A22]-[.C$4])/(20-[.C$4])*[.$B$25]/([.C$3]+1);0);&quot;-&quot;)" office:value-type="float" office:value="0">
            <text:p>0</text:p>
          </table:table-cell>
          <table:table-cell table:style-name="ce575" table:formula="of:=IF(([.$A22]-1)/3&gt;=[.D$3];ROUND([.$B$3]*([.$A22]-[.D$4])/(20-[.D$4])*[.$B$25]/([.D$3]+1);0);&quot;-&quot;)" office:value-type="float" office:value="0">
            <text:p>0</text:p>
          </table:table-cell>
          <table:table-cell table:style-name="ce575" table:formula="of:=IF(([.$A22]-1)/3&gt;=[.E$3];ROUND([.$B$3]*([.$A22]-[.E$4])/(20-[.E$4])*[.$B$25]/([.E$3]+1);0);&quot;-&quot;)" office:value-type="float" office:value="0">
            <text:p>0</text:p>
          </table:table-cell>
          <table:table-cell table:style-name="ce579" table:formula="of:=IF(([.$A22]-1)/3&gt;=[.F$3];ROUND([.$B$3]*([.$A22]-[.F$4])/(20-[.F$4])*[.$B$25]/([.F$3]+1);0);&quot;-&quot;)" office:value-type="float" office:value="0">
            <text:p>0</text:p>
          </table:table-cell>
          <table:table-cell table:style-name="ce571" table:formula="of:=[.G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I$3];ROUND([.$H$3]*([.$A22]-[.I$4])/(20-[.I$4])*[.$B$25]/([.I$3]+1);0);&quot;-&quot;)" office:value-type="float" office:value="1">
            <text:p>1</text:p>
          </table:table-cell>
          <table:table-cell table:style-name="ce575" table:formula="of:=IF(([.$A22]-1)/3&gt;=[.J$3];ROUND([.$H$3]*([.$A22]-[.J$4])/(20-[.J$4])*[.$B$25]/([.J$3]+1);0);&quot;-&quot;)" office:value-type="float" office:value="0">
            <text:p>0</text:p>
          </table:table-cell>
          <table:table-cell table:style-name="ce575" table:formula="of:=IF(([.$A22]-1)/3&gt;=[.K$3];ROUND([.$H$3]*([.$A22]-[.K$4])/(20-[.K$4])*[.$B$25]/([.K$3]+1);0);&quot;-&quot;)" office:value-type="float" office:value="0">
            <text:p>0</text:p>
          </table:table-cell>
          <table:table-cell table:style-name="ce579" table:formula="of:=IF(([.$A22]-1)/3&gt;=[.L$3];ROUND([.$H$3]*([.$A22]-[.L$4])/(20-[.L$4])*[.$B$25]/([.L$3]+1);0);&quot;-&quot;)" office:value-type="float" office:value="0">
            <text:p>0</text:p>
          </table:table-cell>
          <table:table-cell table:style-name="ce571" table:formula="of:=[.M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O$3];ROUND([.$N$3]*([.$A22]-[.O$4])/(20-[.O$4])*[.$B$25]/([.O$3]+1);0);&quot;-&quot;)" office:value-type="float" office:value="1">
            <text:p>1</text:p>
          </table:table-cell>
          <table:table-cell table:style-name="ce575" table:formula="of:=IF(([.$A22]-1)/3&gt;=[.P$3];ROUND([.$N$3]*([.$A22]-[.P$4])/(20-[.P$4])*[.$B$25]/([.P$3]+1);0);&quot;-&quot;)" office:value-type="float" office:value="1">
            <text:p>1</text:p>
          </table:table-cell>
          <table:table-cell table:style-name="ce575" table:formula="of:=IF(([.$A22]-1)/3&gt;=[.Q$3];ROUND([.$N$3]*([.$A22]-[.Q$4])/(20-[.Q$4])*[.$B$25]/([.Q$3]+1);0);&quot;-&quot;)" office:value-type="float" office:value="1">
            <text:p>1</text:p>
          </table:table-cell>
          <table:table-cell table:style-name="ce579" table:formula="of:=IF(([.$A22]-1)/3&gt;=[.R$3];ROUND([.$N$3]*([.$A22]-[.R$4])/(20-[.R$4])*[.$B$25]/([.R$3]+1);0);&quot;-&quot;)" office:value-type="float" office:value="0">
            <text:p>0</text:p>
          </table:table-cell>
          <table:table-cell table:style-name="ce571" table:formula="of:=[.S21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22]-1)/3&gt;=[.U$3];ROUND([.$T$3]*([.$A22]-[.U$4])/(20-[.U$4])*[.$B$25]/([.U$3]+1);0);&quot;-&quot;)" office:value-type="float" office:value="1">
            <text:p>1</text:p>
          </table:table-cell>
          <table:table-cell table:style-name="ce575" table:formula="of:=IF(([.$A22]-1)/3&gt;=[.V$3];ROUND([.$T$3]*([.$A22]-[.V$4])/(20-[.V$4])*[.$B$25]/([.V$3]+1);0);&quot;-&quot;)" office:value-type="float" office:value="1">
            <text:p>1</text:p>
          </table:table-cell>
          <table:table-cell table:style-name="ce575" table:formula="of:=IF(([.$A22]-1)/3&gt;=[.W$3];ROUND([.$T$3]*([.$A22]-[.W$4])/(20-[.W$4])*[.$B$25]/([.W$3]+1);0);&quot;-&quot;)" office:value-type="float" office:value="1">
            <text:p>1</text:p>
          </table:table-cell>
          <table:table-cell table:style-name="ce579" table:formula="of:=IF(([.$A22]-1)/3&gt;=[.X$3];ROUND([.$T$3]*([.$A2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C$3];ROUND([.$B$3]*([.$A23]-[.C$4])/(20-[.C$4])*[.$B$25]/([.C$3]+1);0);&quot;-&quot;)" office:value-type="float" office:value="0">
            <text:p>0</text:p>
          </table:table-cell>
          <table:table-cell table:style-name="ce575" table:formula="of:=IF(([.$A23]-1)/3&gt;=[.D$3];ROUND([.$B$3]*([.$A23]-[.D$4])/(20-[.D$4])*[.$B$25]/([.D$3]+1);0);&quot;-&quot;)" office:value-type="float" office:value="0">
            <text:p>0</text:p>
          </table:table-cell>
          <table:table-cell table:style-name="ce575" table:formula="of:=IF(([.$A23]-1)/3&gt;=[.E$3];ROUND([.$B$3]*([.$A23]-[.E$4])/(20-[.E$4])*[.$B$25]/([.E$3]+1);0);&quot;-&quot;)" office:value-type="float" office:value="0">
            <text:p>0</text:p>
          </table:table-cell>
          <table:table-cell table:style-name="ce579" table:formula="of:=IF(([.$A23]-1)/3&gt;=[.F$3];ROUND([.$B$3]*([.$A23]-[.F$4])/(20-[.F$4])*[.$B$25]/([.F$3]+1);0);&quot;-&quot;)" office:value-type="float" office:value="0">
            <text:p>0</text:p>
          </table:table-cell>
          <table:table-cell table:style-name="ce571" table:formula="of:=[.G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I$3];ROUND([.$H$3]*([.$A23]-[.I$4])/(20-[.I$4])*[.$B$25]/([.I$3]+1);0);&quot;-&quot;)" office:value-type="float" office:value="1">
            <text:p>1</text:p>
          </table:table-cell>
          <table:table-cell table:style-name="ce575" table:formula="of:=IF(([.$A23]-1)/3&gt;=[.J$3];ROUND([.$H$3]*([.$A23]-[.J$4])/(20-[.J$4])*[.$B$25]/([.J$3]+1);0);&quot;-&quot;)" office:value-type="float" office:value="1">
            <text:p>1</text:p>
          </table:table-cell>
          <table:table-cell table:style-name="ce575" table:formula="of:=IF(([.$A23]-1)/3&gt;=[.K$3];ROUND([.$H$3]*([.$A23]-[.K$4])/(20-[.K$4])*[.$B$25]/([.K$3]+1);0);&quot;-&quot;)" office:value-type="float" office:value="0">
            <text:p>0</text:p>
          </table:table-cell>
          <table:table-cell table:style-name="ce579" table:formula="of:=IF(([.$A23]-1)/3&gt;=[.L$3];ROUND([.$H$3]*([.$A23]-[.L$4])/(20-[.L$4])*[.$B$25]/([.L$3]+1);0);&quot;-&quot;)" office:value-type="float" office:value="0">
            <text:p>0</text:p>
          </table:table-cell>
          <table:table-cell table:style-name="ce571" table:formula="of:=[.M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O$3];ROUND([.$N$3]*([.$A23]-[.O$4])/(20-[.O$4])*[.$B$25]/([.O$3]+1);0);&quot;-&quot;)" office:value-type="float" office:value="1">
            <text:p>1</text:p>
          </table:table-cell>
          <table:table-cell table:style-name="ce575" table:formula="of:=IF(([.$A23]-1)/3&gt;=[.P$3];ROUND([.$N$3]*([.$A23]-[.P$4])/(20-[.P$4])*[.$B$25]/([.P$3]+1);0);&quot;-&quot;)" office:value-type="float" office:value="1">
            <text:p>1</text:p>
          </table:table-cell>
          <table:table-cell table:style-name="ce575" table:formula="of:=IF(([.$A23]-1)/3&gt;=[.Q$3];ROUND([.$N$3]*([.$A23]-[.Q$4])/(20-[.Q$4])*[.$B$25]/([.Q$3]+1);0);&quot;-&quot;)" office:value-type="float" office:value="1">
            <text:p>1</text:p>
          </table:table-cell>
          <table:table-cell table:style-name="ce579" table:formula="of:=IF(([.$A23]-1)/3&gt;=[.R$3];ROUND([.$N$3]*([.$A23]-[.R$4])/(20-[.R$4])*[.$B$25]/([.R$3]+1);0);&quot;-&quot;)" office:value-type="float" office:value="0">
            <text:p>0</text:p>
          </table:table-cell>
          <table:table-cell table:style-name="ce571" table:formula="of:=[.S22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23]-1)/3&gt;=[.U$3];ROUND([.$T$3]*([.$A23]-[.U$4])/(20-[.U$4])*[.$B$25]/([.U$3]+1);0);&quot;-&quot;)" office:value-type="float" office:value="2">
            <text:p>2</text:p>
          </table:table-cell>
          <table:table-cell table:style-name="ce575" table:formula="of:=IF(([.$A23]-1)/3&gt;=[.V$3];ROUND([.$T$3]*([.$A23]-[.V$4])/(20-[.V$4])*[.$B$25]/([.V$3]+1);0);&quot;-&quot;)" office:value-type="float" office:value="1">
            <text:p>1</text:p>
          </table:table-cell>
          <table:table-cell table:style-name="ce575" table:formula="of:=IF(([.$A23]-1)/3&gt;=[.W$3];ROUND([.$T$3]*([.$A23]-[.W$4])/(20-[.W$4])*[.$B$25]/([.W$3]+1);0);&quot;-&quot;)" office:value-type="float" office:value="1">
            <text:p>1</text:p>
          </table:table-cell>
          <table:table-cell table:style-name="ce579" table:formula="of:=IF(([.$A23]-1)/3&gt;=[.X$3];ROUND([.$T$3]*([.$A23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C$3];ROUND([.$B$3]*([.$A24]-[.C$4])/(20-[.C$4])*[.$B$25]/([.C$3]+1);0);&quot;-&quot;)" office:value-type="float" office:value="0">
            <text:p>0</text:p>
          </table:table-cell>
          <table:table-cell table:style-name="ce576" table:formula="of:=IF(([.$A24]-1)/3&gt;=[.D$3];ROUND([.$B$3]*([.$A24]-[.D$4])/(20-[.D$4])*[.$B$25]/([.D$3]+1);0);&quot;-&quot;)" office:value-type="float" office:value="0">
            <text:p>0</text:p>
          </table:table-cell>
          <table:table-cell table:style-name="ce576" table:formula="of:=IF(([.$A24]-1)/3&gt;=[.E$3];ROUND([.$B$3]*([.$A24]-[.E$4])/(20-[.E$4])*[.$B$25]/([.E$3]+1);0);&quot;-&quot;)" office:value-type="float" office:value="0">
            <text:p>0</text:p>
          </table:table-cell>
          <table:table-cell table:style-name="ce581" table:formula="of:=IF(([.$A24]-1)/3&gt;=[.F$3];ROUND([.$B$3]*([.$A24]-[.F$4])/(20-[.F$4])*[.$B$25]/([.F$3]+1);0);&quot;-&quot;)" office:value-type="float" office:value="0">
            <text:p>0</text:p>
          </table:table-cell>
          <table:table-cell table:style-name="ce572" table:formula="of:=[.G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I$3];ROUND([.$H$3]*([.$A24]-[.I$4])/(20-[.I$4])*[.$B$25]/([.I$3]+1);0);&quot;-&quot;)" office:value-type="float" office:value="1">
            <text:p>1</text:p>
          </table:table-cell>
          <table:table-cell table:style-name="ce576" table:formula="of:=IF(([.$A24]-1)/3&gt;=[.J$3];ROUND([.$H$3]*([.$A24]-[.J$4])/(20-[.J$4])*[.$B$25]/([.J$3]+1);0);&quot;-&quot;)" office:value-type="float" office:value="1">
            <text:p>1</text:p>
          </table:table-cell>
          <table:table-cell table:style-name="ce576" table:formula="of:=IF(([.$A24]-1)/3&gt;=[.K$3];ROUND([.$H$3]*([.$A24]-[.K$4])/(20-[.K$4])*[.$B$25]/([.K$3]+1);0);&quot;-&quot;)" office:value-type="float" office:value="0">
            <text:p>0</text:p>
          </table:table-cell>
          <table:table-cell table:style-name="ce581" table:formula="of:=IF(([.$A24]-1)/3&gt;=[.L$3];ROUND([.$H$3]*([.$A24]-[.L$4])/(20-[.L$4])*[.$B$25]/([.L$3]+1);0);&quot;-&quot;)" office:value-type="float" office:value="0">
            <text:p>0</text:p>
          </table:table-cell>
          <table:table-cell table:style-name="ce572" table:formula="of:=[.M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O$3];ROUND([.$N$3]*([.$A24]-[.O$4])/(20-[.O$4])*[.$B$25]/([.O$3]+1);0);&quot;-&quot;)" office:value-type="float" office:value="1">
            <text:p>1</text:p>
          </table:table-cell>
          <table:table-cell table:style-name="ce576" table:formula="of:=IF(([.$A24]-1)/3&gt;=[.P$3];ROUND([.$N$3]*([.$A24]-[.P$4])/(20-[.P$4])*[.$B$25]/([.P$3]+1);0);&quot;-&quot;)" office:value-type="float" office:value="1">
            <text:p>1</text:p>
          </table:table-cell>
          <table:table-cell table:style-name="ce576" table:formula="of:=IF(([.$A24]-1)/3&gt;=[.Q$3];ROUND([.$N$3]*([.$A24]-[.Q$4])/(20-[.Q$4])*[.$B$25]/([.Q$3]+1);0);&quot;-&quot;)" office:value-type="float" office:value="1">
            <text:p>1</text:p>
          </table:table-cell>
          <table:table-cell table:style-name="ce581" table:formula="of:=IF(([.$A24]-1)/3&gt;=[.R$3];ROUND([.$N$3]*([.$A24]-[.R$4])/(20-[.R$4])*[.$B$25]/([.R$3]+1);0);&quot;-&quot;)" office:value-type="float" office:value="1">
            <text:p>1</text:p>
          </table:table-cell>
          <table:table-cell table:style-name="ce572" table:formula="of:=[.S23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24]-1)/3&gt;=[.U$3];ROUND([.$T$3]*([.$A24]-[.U$4])/(20-[.U$4])*[.$B$25]/([.U$3]+1);0);&quot;-&quot;)" office:value-type="float" office:value="2">
            <text:p>2</text:p>
          </table:table-cell>
          <table:table-cell table:style-name="ce576" table:formula="of:=IF(([.$A24]-1)/3&gt;=[.V$3];ROUND([.$T$3]*([.$A24]-[.V$4])/(20-[.V$4])*[.$B$25]/([.V$3]+1);0);&quot;-&quot;)" office:value-type="float" office:value="1">
            <text:p>1</text:p>
          </table:table-cell>
          <table:table-cell table:style-name="ce576" table:formula="of:=IF(([.$A24]-1)/3&gt;=[.W$3];ROUND([.$T$3]*([.$A24]-[.W$4])/(20-[.W$4])*[.$B$25]/([.W$3]+1);0);&quot;-&quot;)" office:value-type="float" office:value="1">
            <text:p>1</text:p>
          </table:table-cell>
          <table:table-cell table:style-name="ce581" table:formula="of:=IF(([.$A24]-1)/3&gt;=[.X$3];ROUND([.$T$3]*([.$A2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3" office:value-type="float" office:value="12">
            <text:p>12</text:p>
          </table:table-cell>
          <table:table-cell table:style-name="ce573" office:value-type="float" office:value="0.85">
            <text:p>0,85</text:p>
          </table:table-cell>
          <table:table-cell table:style-name="ce573" table:formula="of:=[.A25]+8" office:value-type="float" office:value="20">
            <text:p>20</text:p>
          </table:table-cell>
          <table:table-cell table:style-name="ce573" table:number-columns-repeated="3"/>
          <table:table-cell table:style-name="ce573" table:formula="of:=[.A25]+2" office:value-type="float" office:value="14">
            <text:p>14</text:p>
          </table:table-cell>
          <table:table-cell table:style-name="ce573" table:formula="of:=[.G25]+8" office:value-type="float" office:value="22">
            <text:p>22</text:p>
          </table:table-cell>
          <table:table-cell table:style-name="ce573" table:number-columns-repeated="4"/>
          <table:table-cell table:style-name="ce573" table:formula="of:=[.G25]+2" office:value-type="float" office:value="16">
            <text:p>16</text:p>
          </table:table-cell>
          <table:table-cell table:style-name="ce573" table:formula="of:=[.M25]+8" office:value-type="float" office:value="24">
            <text:p>24</text:p>
          </table:table-cell>
          <table:table-cell table:style-name="ce573" table:number-columns-repeated="4"/>
          <table:table-cell table:style-name="ce573" table:formula="of:=[.M25]+2" office:value-type="float" office:value="18">
            <text:p>18</text:p>
          </table:table-cell>
          <table:table-cell table:style-name="ce573" table:formula="of:=[.S25]+8" office:value-type="float" office:value="26">
            <text:p>26</text:p>
          </table:table-cell>
          <table:table-cell table:style-name="ce573" table:number-columns-repeated="4"/>
          <table:table-cell table:number-columns-repeated="1000"/>
        </table:table-row>
        <table:table-row table:style-name="ro3"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style-name="ce570" office:value-type="string">
            <text:p>CARATT</text:p>
          </table:table-cell>
          <table:table-cell table:style-name="ce574" office:value-type="string">
            <text:p>MOD</text:p>
          </table:table-cell>
          <table:table-cell table:style-name="ce577" office:value-type="string" table:number-columns-spanned="4" table:number-rows-spanned="1">
            <text:p>Livello Incantesimo</text:p>
          </table:table-cell>
          <table:covered-table-cell table:number-columns-repeated="3" table:style-name="ce574"/>
          <table:table-cell table:number-columns-repeated="1000"/>
        </table:table-row>
        <table:table-row table:style-name="ro3">
          <table:table-cell table:style-name="ce571" table:formula="of:=CONCATENATE([.C25];&quot; - &quot;;[.C25]+1)" office:value-type="string" office:string-value="20 - 21">
            <text:p>20 - 21</text:p>
          </table:table-cell>
          <table:table-cell table:style-name="ce575" table:formula="of:=CONCATENATE(IF([.C25]&gt;=10;&quot;+&quot;;&quot;&quot;);ROUNDDOWN(([.C25]-10)/2;0))" office:value-type="string" office:string-value="+5">
            <text:p>+5</text:p>
          </table:table-cell>
          <table:table-cell table:style-name="ce575" office:value-type="float" office:value="1">
            <text:p>1</text:p>
          </table:table-cell>
          <table:table-cell table:style-name="ce575" table:formula="of:=[.C27]+1" office:value-type="float" office:value="2">
            <text:p>2</text:p>
          </table:table-cell>
          <table:table-cell table:style-name="ce575" table:formula="of:=[.D27]+1" office:value-type="float" office:value="3">
            <text:p>3</text:p>
          </table:table-cell>
          <table:table-cell table:style-name="ce579" table:formula="of:=[.E27]+1" office:value-type="float" office:value="4">
            <text:p>4</text:p>
          </table:table-cell>
          <table:table-cell table:style-name="ce571" table:formula="of:=CONCATENATE([.H25];&quot; - &quot;;[.H25]+1)" office:value-type="string" office:string-value="22 - 23">
            <text:p>22 - 23</text:p>
          </table:table-cell>
          <table:table-cell table:style-name="ce575" table:formula="of:=CONCATENATE(IF([.H25]&gt;=10;&quot;+&quot;;&quot;&quot;);ROUNDDOWN(([.H25]-10)/2;0))" office:value-type="string" office:string-value="+6">
            <text:p>+6</text:p>
          </table:table-cell>
          <table:table-cell table:style-name="ce575" office:value-type="float" office:value="1">
            <text:p>1</text:p>
          </table:table-cell>
          <table:table-cell table:style-name="ce575" table:formula="of:=[.I27]+1" office:value-type="float" office:value="2">
            <text:p>2</text:p>
          </table:table-cell>
          <table:table-cell table:style-name="ce575" table:formula="of:=[.J27]+1" office:value-type="float" office:value="3">
            <text:p>3</text:p>
          </table:table-cell>
          <table:table-cell table:style-name="ce579" table:formula="of:=[.K27]+1" office:value-type="float" office:value="4">
            <text:p>4</text:p>
          </table:table-cell>
          <table:table-cell table:style-name="ce571" table:formula="of:=CONCATENATE([.N25];&quot; - &quot;;[.N25]+1)" office:value-type="string" office:string-value="24 - 25">
            <text:p>24 - 25</text:p>
          </table:table-cell>
          <table:table-cell table:style-name="ce575" table:formula="of:=CONCATENATE(IF([.N25]&gt;=10;&quot;+&quot;;&quot;&quot;);ROUNDDOWN(([.N25]-10)/2;0))" office:value-type="string" office:string-value="+7">
            <text:p>+7</text:p>
          </table:table-cell>
          <table:table-cell table:style-name="ce575" office:value-type="float" office:value="1">
            <text:p>1</text:p>
          </table:table-cell>
          <table:table-cell table:style-name="ce575" table:formula="of:=[.O27]+1" office:value-type="float" office:value="2">
            <text:p>2</text:p>
          </table:table-cell>
          <table:table-cell table:style-name="ce575" table:formula="of:=[.P27]+1" office:value-type="float" office:value="3">
            <text:p>3</text:p>
          </table:table-cell>
          <table:table-cell table:style-name="ce579" table:formula="of:=[.Q27]+1" office:value-type="float" office:value="4">
            <text:p>4</text:p>
          </table:table-cell>
          <table:table-cell table:style-name="ce571" table:formula="of:=CONCATENATE([.T25];&quot; - &quot;;[.T25]+1)" office:value-type="string" office:string-value="26 - 27">
            <text:p>26 - 27</text:p>
          </table:table-cell>
          <table:table-cell table:style-name="ce575" table:formula="of:=CONCATENATE(IF([.T25]&gt;=10;&quot;+&quot;;&quot;&quot;);ROUNDDOWN(([.T25]-10)/2;0))" office:value-type="string" office:string-value="+8">
            <text:p>+8</text:p>
          </table:table-cell>
          <table:table-cell table:style-name="ce575" office:value-type="float" office:value="1">
            <text:p>1</text:p>
          </table:table-cell>
          <table:table-cell table:style-name="ce575" table:formula="of:=[.U27]+1" office:value-type="float" office:value="2">
            <text:p>2</text:p>
          </table:table-cell>
          <table:table-cell table:style-name="ce575" table:formula="of:=[.V27]+1" office:value-type="float" office:value="3">
            <text:p>3</text:p>
          </table:table-cell>
          <table:table-cell table:style-name="ce579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C27]*3+1" office:value-type="float" office:value="4">
            <text:p>4</text:p>
          </table:table-cell>
          <table:table-cell table:style-name="ce578" table:formula="of:=[.D27]*3+1" office:value-type="float" office:value="7">
            <text:p>7</text:p>
          </table:table-cell>
          <table:table-cell table:style-name="ce578" table:formula="of:=[.E27]*3+1" office:value-type="float" office:value="10">
            <text:p>10</text:p>
          </table:table-cell>
          <table:table-cell table:style-name="ce580" table:formula="of:=[.F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I27]*3+1" office:value-type="float" office:value="4">
            <text:p>4</text:p>
          </table:table-cell>
          <table:table-cell table:style-name="ce578" table:formula="of:=[.J27]*3+1" office:value-type="float" office:value="7">
            <text:p>7</text:p>
          </table:table-cell>
          <table:table-cell table:style-name="ce578" table:formula="of:=[.K27]*3+1" office:value-type="float" office:value="10">
            <text:p>10</text:p>
          </table:table-cell>
          <table:table-cell table:style-name="ce580" table:formula="of:=[.L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O27]*3+1" office:value-type="float" office:value="4">
            <text:p>4</text:p>
          </table:table-cell>
          <table:table-cell table:style-name="ce578" table:formula="of:=[.P27]*3+1" office:value-type="float" office:value="7">
            <text:p>7</text:p>
          </table:table-cell>
          <table:table-cell table:style-name="ce578" table:formula="of:=[.Q27]*3+1" office:value-type="float" office:value="10">
            <text:p>10</text:p>
          </table:table-cell>
          <table:table-cell table:style-name="ce580" table:formula="of:=[.R27]*3+1" office:value-type="float" office:value="13">
            <text:p>13</text:p>
          </table:table-cell>
          <table:table-cell table:style-name="ce571" office:value-type="string" table:number-columns-spanned="2" table:number-rows-spanned="1">
            <text:p>Livello Incantat</text:p>
          </table:table-cell>
          <table:covered-table-cell table:style-name="ce575"/>
          <table:table-cell table:style-name="ce578" table:formula="of:=[.U27]*3+1" office:value-type="float" office:value="4">
            <text:p>4</text:p>
          </table:table-cell>
          <table:table-cell table:style-name="ce578" table:formula="of:=[.V27]*3+1" office:value-type="float" office:value="7">
            <text:p>7</text:p>
          </table:table-cell>
          <table:table-cell table:style-name="ce578" table:formula="of:=[.W27]*3+1" office:value-type="float" office:value="10">
            <text:p>10</text:p>
          </table:table-cell>
          <table:table-cell table:style-name="ce580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C$3];ROUND([.$B$27]*([.$A29]-[.C$4])/(20-[.C$4])*[.$B$25]/([.C$3]+1);0);&quot;-&quot;)" office:value-type="string" office:string-value="-">
            <text:p>-</text:p>
          </table:table-cell>
          <table:table-cell table:style-name="ce575" table:formula="of:=IF(([.$A29]-1)/3&gt;=[.D$3];ROUND([.$B$27]*([.$A29]-[.D$4])/(20-[.D$4])*[.$B$25]/([.D$3]+1);0);&quot;-&quot;)" office:value-type="string" office:string-value="-">
            <text:p>-</text:p>
          </table:table-cell>
          <table:table-cell table:style-name="ce575" table:formula="of:=IF(([.$A29]-1)/3&gt;=[.E$3];ROUND([.$B$27]*([.$A29]-[.E$4])/(20-[.E$4])*[.$B$25]/([.E$3]+1);0);&quot;-&quot;)" office:value-type="string" office:string-value="-">
            <text:p>-</text:p>
          </table:table-cell>
          <table:table-cell table:style-name="ce579" table:formula="of:=IF(([.$A29]-1)/3&gt;=[.F$3];ROUND([.$B$27]*([.$A29]-[.F$4])/(20-[.F$4])*[.$B$25]/([.F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I$3];ROUND([.$H$27]*([.$A29]-[.I$4])/(20-[.I$4])*[.$B$25]/([.I$3]+1);0);&quot;-&quot;)" office:value-type="string" office:string-value="-">
            <text:p>-</text:p>
          </table:table-cell>
          <table:table-cell table:style-name="ce575" table:formula="of:=IF(([.$A29]-1)/3&gt;=[.J$3];ROUND([.$H$27]*([.$A29]-[.J$4])/(20-[.J$4])*[.$B$25]/([.J$3]+1);0);&quot;-&quot;)" office:value-type="string" office:string-value="-">
            <text:p>-</text:p>
          </table:table-cell>
          <table:table-cell table:style-name="ce575" table:formula="of:=IF(([.$A29]-1)/3&gt;=[.K$3];ROUND([.$H$27]*([.$A29]-[.K$4])/(20-[.K$4])*[.$B$25]/([.K$3]+1);0);&quot;-&quot;)" office:value-type="string" office:string-value="-">
            <text:p>-</text:p>
          </table:table-cell>
          <table:table-cell table:style-name="ce579" table:formula="of:=IF(([.$A29]-1)/3&gt;=[.L$3];ROUND([.$H$27]*([.$A29]-[.L$4])/(20-[.L$4])*[.$B$25]/([.L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O$3];ROUND([.$N$27]*([.$A29]-[.O$4])/(20-[.O$4])*[.$B$25]/([.O$3]+1);0);&quot;-&quot;)" office:value-type="string" office:string-value="-">
            <text:p>-</text:p>
          </table:table-cell>
          <table:table-cell table:style-name="ce575" table:formula="of:=IF(([.$A29]-1)/3&gt;=[.P$3];ROUND([.$N$27]*([.$A29]-[.P$4])/(20-[.P$4])*[.$B$25]/([.P$3]+1);0);&quot;-&quot;)" office:value-type="string" office:string-value="-">
            <text:p>-</text:p>
          </table:table-cell>
          <table:table-cell table:style-name="ce575" table:formula="of:=IF(([.$A29]-1)/3&gt;=[.Q$3];ROUND([.$N$27]*([.$A29]-[.Q$4])/(20-[.Q$4])*[.$B$25]/([.Q$3]+1);0);&quot;-&quot;)" office:value-type="string" office:string-value="-">
            <text:p>-</text:p>
          </table:table-cell>
          <table:table-cell table:style-name="ce579" table:formula="of:=IF(([.$A29]-1)/3&gt;=[.R$3];ROUND([.$N$27]*([.$A29]-[.R$4])/(20-[.R$4])*[.$B$25]/([.R$3]+1);0);&quot;-&quot;)" office:value-type="string" office:string-value="-">
            <text:p>-</text:p>
          </table:table-cell>
          <table:table-cell table:style-name="ce571" office:value-type="float" office:value="1" table:number-columns-spanned="2" table:number-rows-spanned="1">
            <text:p>1</text:p>
          </table:table-cell>
          <table:covered-table-cell table:style-name="ce575"/>
          <table:table-cell table:style-name="ce575" table:formula="of:=IF(([.$A29]-1)/3&gt;=[.U$3];ROUND([.$T$27]*([.$A29]-[.U$4])/(20-[.U$4])*[.$B$25]/([.U$3]+1);0);&quot;-&quot;)" office:value-type="string" office:string-value="-">
            <text:p>-</text:p>
          </table:table-cell>
          <table:table-cell table:style-name="ce575" table:formula="of:=IF(([.$A29]-1)/3&gt;=[.V$3];ROUND([.$T$27]*([.$A29]-[.V$4])/(20-[.V$4])*[.$B$25]/([.V$3]+1);0);&quot;-&quot;)" office:value-type="string" office:string-value="-">
            <text:p>-</text:p>
          </table:table-cell>
          <table:table-cell table:style-name="ce575" table:formula="of:=IF(([.$A29]-1)/3&gt;=[.W$3];ROUND([.$T$27]*([.$A29]-[.W$4])/(20-[.W$4])*[.$B$25]/([.W$3]+1);0);&quot;-&quot;)" office:value-type="string" office:string-value="-">
            <text:p>-</text:p>
          </table:table-cell>
          <table:table-cell table:style-name="ce579" table:formula="of:=IF(([.$A29]-1)/3&gt;=[.X$3];ROUND([.$T$27]*([.$A2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C$3];ROUND([.$B$27]*([.$A30]-[.C$4])/(20-[.C$4])*[.$B$25]/([.C$3]+1);0);&quot;-&quot;)" office:value-type="string" office:string-value="-">
            <text:p>-</text:p>
          </table:table-cell>
          <table:table-cell table:style-name="ce575" table:formula="of:=IF(([.$A30]-1)/3&gt;=[.D$3];ROUND([.$B$27]*([.$A30]-[.D$4])/(20-[.D$4])*[.$B$25]/([.D$3]+1);0);&quot;-&quot;)" office:value-type="string" office:string-value="-">
            <text:p>-</text:p>
          </table:table-cell>
          <table:table-cell table:style-name="ce575" table:formula="of:=IF(([.$A30]-1)/3&gt;=[.E$3];ROUND([.$B$27]*([.$A30]-[.E$4])/(20-[.E$4])*[.$B$25]/([.E$3]+1);0);&quot;-&quot;)" office:value-type="string" office:string-value="-">
            <text:p>-</text:p>
          </table:table-cell>
          <table:table-cell table:style-name="ce579" table:formula="of:=IF(([.$A30]-1)/3&gt;=[.F$3];ROUND([.$B$27]*([.$A30]-[.F$4])/(20-[.F$4])*[.$B$25]/([.F$3]+1);0);&quot;-&quot;)" office:value-type="string" office:string-value="-">
            <text:p>-</text:p>
          </table:table-cell>
          <table:table-cell table:style-name="ce571" table:formula="of:=[.G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I$3];ROUND([.$H$27]*([.$A30]-[.I$4])/(20-[.I$4])*[.$B$25]/([.I$3]+1);0);&quot;-&quot;)" office:value-type="string" office:string-value="-">
            <text:p>-</text:p>
          </table:table-cell>
          <table:table-cell table:style-name="ce575" table:formula="of:=IF(([.$A30]-1)/3&gt;=[.J$3];ROUND([.$H$27]*([.$A30]-[.J$4])/(20-[.J$4])*[.$B$25]/([.J$3]+1);0);&quot;-&quot;)" office:value-type="string" office:string-value="-">
            <text:p>-</text:p>
          </table:table-cell>
          <table:table-cell table:style-name="ce575" table:formula="of:=IF(([.$A30]-1)/3&gt;=[.K$3];ROUND([.$H$27]*([.$A30]-[.K$4])/(20-[.K$4])*[.$B$25]/([.K$3]+1);0);&quot;-&quot;)" office:value-type="string" office:string-value="-">
            <text:p>-</text:p>
          </table:table-cell>
          <table:table-cell table:style-name="ce579" table:formula="of:=IF(([.$A30]-1)/3&gt;=[.L$3];ROUND([.$H$27]*([.$A30]-[.L$4])/(20-[.L$4])*[.$B$25]/([.L$3]+1);0);&quot;-&quot;)" office:value-type="string" office:string-value="-">
            <text:p>-</text:p>
          </table:table-cell>
          <table:table-cell table:style-name="ce571" table:formula="of:=[.M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O$3];ROUND([.$N$27]*([.$A30]-[.O$4])/(20-[.O$4])*[.$B$25]/([.O$3]+1);0);&quot;-&quot;)" office:value-type="string" office:string-value="-">
            <text:p>-</text:p>
          </table:table-cell>
          <table:table-cell table:style-name="ce575" table:formula="of:=IF(([.$A30]-1)/3&gt;=[.P$3];ROUND([.$N$27]*([.$A30]-[.P$4])/(20-[.P$4])*[.$B$25]/([.P$3]+1);0);&quot;-&quot;)" office:value-type="string" office:string-value="-">
            <text:p>-</text:p>
          </table:table-cell>
          <table:table-cell table:style-name="ce575" table:formula="of:=IF(([.$A30]-1)/3&gt;=[.Q$3];ROUND([.$N$27]*([.$A30]-[.Q$4])/(20-[.Q$4])*[.$B$25]/([.Q$3]+1);0);&quot;-&quot;)" office:value-type="string" office:string-value="-">
            <text:p>-</text:p>
          </table:table-cell>
          <table:table-cell table:style-name="ce579" table:formula="of:=IF(([.$A30]-1)/3&gt;=[.R$3];ROUND([.$N$27]*([.$A30]-[.R$4])/(20-[.R$4])*[.$B$25]/([.R$3]+1);0);&quot;-&quot;)" office:value-type="string" office:string-value="-">
            <text:p>-</text:p>
          </table:table-cell>
          <table:table-cell table:style-name="ce571" table:formula="of:=[.S29]+1" office:value-type="float" office:value="2" table:number-columns-spanned="2" table:number-rows-spanned="1">
            <text:p>2</text:p>
          </table:table-cell>
          <table:covered-table-cell table:style-name="ce575"/>
          <table:table-cell table:style-name="ce575" table:formula="of:=IF(([.$A30]-1)/3&gt;=[.U$3];ROUND([.$T$27]*([.$A30]-[.U$4])/(20-[.U$4])*[.$B$25]/([.U$3]+1);0);&quot;-&quot;)" office:value-type="string" office:string-value="-">
            <text:p>-</text:p>
          </table:table-cell>
          <table:table-cell table:style-name="ce575" table:formula="of:=IF(([.$A30]-1)/3&gt;=[.V$3];ROUND([.$T$27]*([.$A30]-[.V$4])/(20-[.V$4])*[.$B$25]/([.V$3]+1);0);&quot;-&quot;)" office:value-type="string" office:string-value="-">
            <text:p>-</text:p>
          </table:table-cell>
          <table:table-cell table:style-name="ce575" table:formula="of:=IF(([.$A30]-1)/3&gt;=[.W$3];ROUND([.$T$27]*([.$A30]-[.W$4])/(20-[.W$4])*[.$B$25]/([.W$3]+1);0);&quot;-&quot;)" office:value-type="string" office:string-value="-">
            <text:p>-</text:p>
          </table:table-cell>
          <table:table-cell table:style-name="ce579" table:formula="of:=IF(([.$A30]-1)/3&gt;=[.X$3];ROUND([.$T$27]*([.$A3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C$3];ROUND([.$B$27]*([.$A31]-[.C$4])/(20-[.C$4])*[.$B$25]/([.C$3]+1);0);&quot;-&quot;)" office:value-type="string" office:string-value="-">
            <text:p>-</text:p>
          </table:table-cell>
          <table:table-cell table:style-name="ce575" table:formula="of:=IF(([.$A31]-1)/3&gt;=[.D$3];ROUND([.$B$27]*([.$A31]-[.D$4])/(20-[.D$4])*[.$B$25]/([.D$3]+1);0);&quot;-&quot;)" office:value-type="string" office:string-value="-">
            <text:p>-</text:p>
          </table:table-cell>
          <table:table-cell table:style-name="ce575" table:formula="of:=IF(([.$A31]-1)/3&gt;=[.E$3];ROUND([.$B$27]*([.$A31]-[.E$4])/(20-[.E$4])*[.$B$25]/([.E$3]+1);0);&quot;-&quot;)" office:value-type="string" office:string-value="-">
            <text:p>-</text:p>
          </table:table-cell>
          <table:table-cell table:style-name="ce579" table:formula="of:=IF(([.$A31]-1)/3&gt;=[.F$3];ROUND([.$B$27]*([.$A31]-[.F$4])/(20-[.F$4])*[.$B$25]/([.F$3]+1);0);&quot;-&quot;)" office:value-type="string" office:string-value="-">
            <text:p>-</text:p>
          </table:table-cell>
          <table:table-cell table:style-name="ce571" table:formula="of:=[.G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I$3];ROUND([.$H$27]*([.$A31]-[.I$4])/(20-[.I$4])*[.$B$25]/([.I$3]+1);0);&quot;-&quot;)" office:value-type="string" office:string-value="-">
            <text:p>-</text:p>
          </table:table-cell>
          <table:table-cell table:style-name="ce575" table:formula="of:=IF(([.$A31]-1)/3&gt;=[.J$3];ROUND([.$H$27]*([.$A31]-[.J$4])/(20-[.J$4])*[.$B$25]/([.J$3]+1);0);&quot;-&quot;)" office:value-type="string" office:string-value="-">
            <text:p>-</text:p>
          </table:table-cell>
          <table:table-cell table:style-name="ce575" table:formula="of:=IF(([.$A31]-1)/3&gt;=[.K$3];ROUND([.$H$27]*([.$A31]-[.K$4])/(20-[.K$4])*[.$B$25]/([.K$3]+1);0);&quot;-&quot;)" office:value-type="string" office:string-value="-">
            <text:p>-</text:p>
          </table:table-cell>
          <table:table-cell table:style-name="ce579" table:formula="of:=IF(([.$A31]-1)/3&gt;=[.L$3];ROUND([.$H$27]*([.$A31]-[.L$4])/(20-[.L$4])*[.$B$25]/([.L$3]+1);0);&quot;-&quot;)" office:value-type="string" office:string-value="-">
            <text:p>-</text:p>
          </table:table-cell>
          <table:table-cell table:style-name="ce571" table:formula="of:=[.M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O$3];ROUND([.$N$27]*([.$A31]-[.O$4])/(20-[.O$4])*[.$B$25]/([.O$3]+1);0);&quot;-&quot;)" office:value-type="string" office:string-value="-">
            <text:p>-</text:p>
          </table:table-cell>
          <table:table-cell table:style-name="ce575" table:formula="of:=IF(([.$A31]-1)/3&gt;=[.P$3];ROUND([.$N$27]*([.$A31]-[.P$4])/(20-[.P$4])*[.$B$25]/([.P$3]+1);0);&quot;-&quot;)" office:value-type="string" office:string-value="-">
            <text:p>-</text:p>
          </table:table-cell>
          <table:table-cell table:style-name="ce575" table:formula="of:=IF(([.$A31]-1)/3&gt;=[.Q$3];ROUND([.$N$27]*([.$A31]-[.Q$4])/(20-[.Q$4])*[.$B$25]/([.Q$3]+1);0);&quot;-&quot;)" office:value-type="string" office:string-value="-">
            <text:p>-</text:p>
          </table:table-cell>
          <table:table-cell table:style-name="ce579" table:formula="of:=IF(([.$A31]-1)/3&gt;=[.R$3];ROUND([.$N$27]*([.$A31]-[.R$4])/(20-[.R$4])*[.$B$25]/([.R$3]+1);0);&quot;-&quot;)" office:value-type="string" office:string-value="-">
            <text:p>-</text:p>
          </table:table-cell>
          <table:table-cell table:style-name="ce571" table:formula="of:=[.S30]+1" office:value-type="float" office:value="3" table:number-columns-spanned="2" table:number-rows-spanned="1">
            <text:p>3</text:p>
          </table:table-cell>
          <table:covered-table-cell table:style-name="ce575"/>
          <table:table-cell table:style-name="ce575" table:formula="of:=IF(([.$A31]-1)/3&gt;=[.U$3];ROUND([.$T$27]*([.$A31]-[.U$4])/(20-[.U$4])*[.$B$25]/([.U$3]+1);0);&quot;-&quot;)" office:value-type="string" office:string-value="-">
            <text:p>-</text:p>
          </table:table-cell>
          <table:table-cell table:style-name="ce575" table:formula="of:=IF(([.$A31]-1)/3&gt;=[.V$3];ROUND([.$T$27]*([.$A31]-[.V$4])/(20-[.V$4])*[.$B$25]/([.V$3]+1);0);&quot;-&quot;)" office:value-type="string" office:string-value="-">
            <text:p>-</text:p>
          </table:table-cell>
          <table:table-cell table:style-name="ce575" table:formula="of:=IF(([.$A31]-1)/3&gt;=[.W$3];ROUND([.$T$27]*([.$A31]-[.W$4])/(20-[.W$4])*[.$B$25]/([.W$3]+1);0);&quot;-&quot;)" office:value-type="string" office:string-value="-">
            <text:p>-</text:p>
          </table:table-cell>
          <table:table-cell table:style-name="ce579" table:formula="of:=IF(([.$A31]-1)/3&gt;=[.X$3];ROUND([.$T$27]*([.$A31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C$3];ROUND([.$B$27]*([.$A32]-[.C$4])/(20-[.C$4])*[.$B$25]/([.C$3]+1);0);&quot;-&quot;)" office:value-type="float" office:value="0">
            <text:p>0</text:p>
          </table:table-cell>
          <table:table-cell table:style-name="ce575" table:formula="of:=IF(([.$A32]-1)/3&gt;=[.D$3];ROUND([.$B$27]*([.$A32]-[.D$4])/(20-[.D$4])*[.$B$25]/([.D$3]+1);0);&quot;-&quot;)" office:value-type="string" office:string-value="-">
            <text:p>-</text:p>
          </table:table-cell>
          <table:table-cell table:style-name="ce575" table:formula="of:=IF(([.$A32]-1)/3&gt;=[.E$3];ROUND([.$B$27]*([.$A32]-[.E$4])/(20-[.E$4])*[.$B$25]/([.E$3]+1);0);&quot;-&quot;)" office:value-type="string" office:string-value="-">
            <text:p>-</text:p>
          </table:table-cell>
          <table:table-cell table:style-name="ce579" table:formula="of:=IF(([.$A32]-1)/3&gt;=[.F$3];ROUND([.$B$27]*([.$A32]-[.F$4])/(20-[.F$4])*[.$B$25]/([.F$3]+1);0);&quot;-&quot;)" office:value-type="string" office:string-value="-">
            <text:p>-</text:p>
          </table:table-cell>
          <table:table-cell table:style-name="ce571" table:formula="of:=[.G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I$3];ROUND([.$H$27]*([.$A32]-[.I$4])/(20-[.I$4])*[.$B$25]/([.I$3]+1);0);&quot;-&quot;)" office:value-type="float" office:value="0">
            <text:p>0</text:p>
          </table:table-cell>
          <table:table-cell table:style-name="ce575" table:formula="of:=IF(([.$A32]-1)/3&gt;=[.J$3];ROUND([.$H$27]*([.$A32]-[.J$4])/(20-[.J$4])*[.$B$25]/([.J$3]+1);0);&quot;-&quot;)" office:value-type="string" office:string-value="-">
            <text:p>-</text:p>
          </table:table-cell>
          <table:table-cell table:style-name="ce575" table:formula="of:=IF(([.$A32]-1)/3&gt;=[.K$3];ROUND([.$H$27]*([.$A32]-[.K$4])/(20-[.K$4])*[.$B$25]/([.K$3]+1);0);&quot;-&quot;)" office:value-type="string" office:string-value="-">
            <text:p>-</text:p>
          </table:table-cell>
          <table:table-cell table:style-name="ce579" table:formula="of:=IF(([.$A32]-1)/3&gt;=[.L$3];ROUND([.$H$27]*([.$A32]-[.L$4])/(20-[.L$4])*[.$B$25]/([.L$3]+1);0);&quot;-&quot;)" office:value-type="string" office:string-value="-">
            <text:p>-</text:p>
          </table:table-cell>
          <table:table-cell table:style-name="ce571" table:formula="of:=[.M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O$3];ROUND([.$N$27]*([.$A32]-[.O$4])/(20-[.O$4])*[.$B$25]/([.O$3]+1);0);&quot;-&quot;)" office:value-type="float" office:value="0">
            <text:p>0</text:p>
          </table:table-cell>
          <table:table-cell table:style-name="ce575" table:formula="of:=IF(([.$A32]-1)/3&gt;=[.P$3];ROUND([.$N$27]*([.$A32]-[.P$4])/(20-[.P$4])*[.$B$25]/([.P$3]+1);0);&quot;-&quot;)" office:value-type="string" office:string-value="-">
            <text:p>-</text:p>
          </table:table-cell>
          <table:table-cell table:style-name="ce575" table:formula="of:=IF(([.$A32]-1)/3&gt;=[.Q$3];ROUND([.$N$27]*([.$A32]-[.Q$4])/(20-[.Q$4])*[.$B$25]/([.Q$3]+1);0);&quot;-&quot;)" office:value-type="string" office:string-value="-">
            <text:p>-</text:p>
          </table:table-cell>
          <table:table-cell table:style-name="ce579" table:formula="of:=IF(([.$A32]-1)/3&gt;=[.R$3];ROUND([.$N$27]*([.$A32]-[.R$4])/(20-[.R$4])*[.$B$25]/([.R$3]+1);0);&quot;-&quot;)" office:value-type="string" office:string-value="-">
            <text:p>-</text:p>
          </table:table-cell>
          <table:table-cell table:style-name="ce571" table:formula="of:=[.S31]+1" office:value-type="float" office:value="4" table:number-columns-spanned="2" table:number-rows-spanned="1">
            <text:p>4</text:p>
          </table:table-cell>
          <table:covered-table-cell table:style-name="ce575"/>
          <table:table-cell table:style-name="ce575" table:formula="of:=IF(([.$A32]-1)/3&gt;=[.U$3];ROUND([.$T$27]*([.$A32]-[.U$4])/(20-[.U$4])*[.$B$25]/([.U$3]+1);0);&quot;-&quot;)" office:value-type="float" office:value="0">
            <text:p>0</text:p>
          </table:table-cell>
          <table:table-cell table:style-name="ce575" table:formula="of:=IF(([.$A32]-1)/3&gt;=[.V$3];ROUND([.$T$27]*([.$A32]-[.V$4])/(20-[.V$4])*[.$B$25]/([.V$3]+1);0);&quot;-&quot;)" office:value-type="string" office:string-value="-">
            <text:p>-</text:p>
          </table:table-cell>
          <table:table-cell table:style-name="ce575" table:formula="of:=IF(([.$A32]-1)/3&gt;=[.W$3];ROUND([.$T$27]*([.$A32]-[.W$4])/(20-[.W$4])*[.$B$25]/([.W$3]+1);0);&quot;-&quot;)" office:value-type="string" office:string-value="-">
            <text:p>-</text:p>
          </table:table-cell>
          <table:table-cell table:style-name="ce579" table:formula="of:=IF(([.$A32]-1)/3&gt;=[.X$3];ROUND([.$T$27]*([.$A32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C$3];ROUND([.$B$27]*([.$A33]-[.C$4])/(20-[.C$4])*[.$B$25]/([.C$3]+1);0);&quot;-&quot;)" office:value-type="float" office:value="0">
            <text:p>0</text:p>
          </table:table-cell>
          <table:table-cell table:style-name="ce575" table:formula="of:=IF(([.$A33]-1)/3&gt;=[.D$3];ROUND([.$B$27]*([.$A33]-[.D$4])/(20-[.D$4])*[.$B$25]/([.D$3]+1);0);&quot;-&quot;)" office:value-type="string" office:string-value="-">
            <text:p>-</text:p>
          </table:table-cell>
          <table:table-cell table:style-name="ce575" table:formula="of:=IF(([.$A33]-1)/3&gt;=[.E$3];ROUND([.$B$27]*([.$A33]-[.E$4])/(20-[.E$4])*[.$B$25]/([.E$3]+1);0);&quot;-&quot;)" office:value-type="string" office:string-value="-">
            <text:p>-</text:p>
          </table:table-cell>
          <table:table-cell table:style-name="ce579" table:formula="of:=IF(([.$A33]-1)/3&gt;=[.F$3];ROUND([.$B$27]*([.$A33]-[.F$4])/(20-[.F$4])*[.$B$25]/([.F$3]+1);0);&quot;-&quot;)" office:value-type="string" office:string-value="-">
            <text:p>-</text:p>
          </table:table-cell>
          <table:table-cell table:style-name="ce571" table:formula="of:=[.G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I$3];ROUND([.$H$27]*([.$A33]-[.I$4])/(20-[.I$4])*[.$B$25]/([.I$3]+1);0);&quot;-&quot;)" office:value-type="float" office:value="0">
            <text:p>0</text:p>
          </table:table-cell>
          <table:table-cell table:style-name="ce575" table:formula="of:=IF(([.$A33]-1)/3&gt;=[.J$3];ROUND([.$H$27]*([.$A33]-[.J$4])/(20-[.J$4])*[.$B$25]/([.J$3]+1);0);&quot;-&quot;)" office:value-type="string" office:string-value="-">
            <text:p>-</text:p>
          </table:table-cell>
          <table:table-cell table:style-name="ce575" table:formula="of:=IF(([.$A33]-1)/3&gt;=[.K$3];ROUND([.$H$27]*([.$A33]-[.K$4])/(20-[.K$4])*[.$B$25]/([.K$3]+1);0);&quot;-&quot;)" office:value-type="string" office:string-value="-">
            <text:p>-</text:p>
          </table:table-cell>
          <table:table-cell table:style-name="ce579" table:formula="of:=IF(([.$A33]-1)/3&gt;=[.L$3];ROUND([.$H$27]*([.$A33]-[.L$4])/(20-[.L$4])*[.$B$25]/([.L$3]+1);0);&quot;-&quot;)" office:value-type="string" office:string-value="-">
            <text:p>-</text:p>
          </table:table-cell>
          <table:table-cell table:style-name="ce571" table:formula="of:=[.M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O$3];ROUND([.$N$27]*([.$A33]-[.O$4])/(20-[.O$4])*[.$B$25]/([.O$3]+1);0);&quot;-&quot;)" office:value-type="float" office:value="0">
            <text:p>0</text:p>
          </table:table-cell>
          <table:table-cell table:style-name="ce575" table:formula="of:=IF(([.$A33]-1)/3&gt;=[.P$3];ROUND([.$N$27]*([.$A33]-[.P$4])/(20-[.P$4])*[.$B$25]/([.P$3]+1);0);&quot;-&quot;)" office:value-type="string" office:string-value="-">
            <text:p>-</text:p>
          </table:table-cell>
          <table:table-cell table:style-name="ce575" table:formula="of:=IF(([.$A33]-1)/3&gt;=[.Q$3];ROUND([.$N$27]*([.$A33]-[.Q$4])/(20-[.Q$4])*[.$B$25]/([.Q$3]+1);0);&quot;-&quot;)" office:value-type="string" office:string-value="-">
            <text:p>-</text:p>
          </table:table-cell>
          <table:table-cell table:style-name="ce579" table:formula="of:=IF(([.$A33]-1)/3&gt;=[.R$3];ROUND([.$N$27]*([.$A33]-[.R$4])/(20-[.R$4])*[.$B$25]/([.R$3]+1);0);&quot;-&quot;)" office:value-type="string" office:string-value="-">
            <text:p>-</text:p>
          </table:table-cell>
          <table:table-cell table:style-name="ce571" table:formula="of:=[.S32]+1" office:value-type="float" office:value="5" table:number-columns-spanned="2" table:number-rows-spanned="1">
            <text:p>5</text:p>
          </table:table-cell>
          <table:covered-table-cell table:style-name="ce575"/>
          <table:table-cell table:style-name="ce575" table:formula="of:=IF(([.$A33]-1)/3&gt;=[.U$3];ROUND([.$T$27]*([.$A33]-[.U$4])/(20-[.U$4])*[.$B$25]/([.U$3]+1);0);&quot;-&quot;)" office:value-type="float" office:value="0">
            <text:p>0</text:p>
          </table:table-cell>
          <table:table-cell table:style-name="ce575" table:formula="of:=IF(([.$A33]-1)/3&gt;=[.V$3];ROUND([.$T$27]*([.$A33]-[.V$4])/(20-[.V$4])*[.$B$25]/([.V$3]+1);0);&quot;-&quot;)" office:value-type="string" office:string-value="-">
            <text:p>-</text:p>
          </table:table-cell>
          <table:table-cell table:style-name="ce575" table:formula="of:=IF(([.$A33]-1)/3&gt;=[.W$3];ROUND([.$T$27]*([.$A33]-[.W$4])/(20-[.W$4])*[.$B$25]/([.W$3]+1);0);&quot;-&quot;)" office:value-type="string" office:string-value="-">
            <text:p>-</text:p>
          </table:table-cell>
          <table:table-cell table:style-name="ce579" table:formula="of:=IF(([.$A33]-1)/3&gt;=[.X$3];ROUND([.$T$27]*([.$A33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C$3];ROUND([.$B$27]*([.$A34]-[.C$4])/(20-[.C$4])*[.$B$25]/([.C$3]+1);0);&quot;-&quot;)" office:value-type="float" office:value="0">
            <text:p>0</text:p>
          </table:table-cell>
          <table:table-cell table:style-name="ce575" table:formula="of:=IF(([.$A34]-1)/3&gt;=[.D$3];ROUND([.$B$27]*([.$A34]-[.D$4])/(20-[.D$4])*[.$B$25]/([.D$3]+1);0);&quot;-&quot;)" office:value-type="string" office:string-value="-">
            <text:p>-</text:p>
          </table:table-cell>
          <table:table-cell table:style-name="ce575" table:formula="of:=IF(([.$A34]-1)/3&gt;=[.E$3];ROUND([.$B$27]*([.$A34]-[.E$4])/(20-[.E$4])*[.$B$25]/([.E$3]+1);0);&quot;-&quot;)" office:value-type="string" office:string-value="-">
            <text:p>-</text:p>
          </table:table-cell>
          <table:table-cell table:style-name="ce579" table:formula="of:=IF(([.$A34]-1)/3&gt;=[.F$3];ROUND([.$B$27]*([.$A34]-[.F$4])/(20-[.F$4])*[.$B$25]/([.F$3]+1);0);&quot;-&quot;)" office:value-type="string" office:string-value="-">
            <text:p>-</text:p>
          </table:table-cell>
          <table:table-cell table:style-name="ce571" table:formula="of:=[.G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I$3];ROUND([.$H$27]*([.$A34]-[.I$4])/(20-[.I$4])*[.$B$25]/([.I$3]+1);0);&quot;-&quot;)" office:value-type="float" office:value="0">
            <text:p>0</text:p>
          </table:table-cell>
          <table:table-cell table:style-name="ce575" table:formula="of:=IF(([.$A34]-1)/3&gt;=[.J$3];ROUND([.$H$27]*([.$A34]-[.J$4])/(20-[.J$4])*[.$B$25]/([.J$3]+1);0);&quot;-&quot;)" office:value-type="string" office:string-value="-">
            <text:p>-</text:p>
          </table:table-cell>
          <table:table-cell table:style-name="ce575" table:formula="of:=IF(([.$A34]-1)/3&gt;=[.K$3];ROUND([.$H$27]*([.$A34]-[.K$4])/(20-[.K$4])*[.$B$25]/([.K$3]+1);0);&quot;-&quot;)" office:value-type="string" office:string-value="-">
            <text:p>-</text:p>
          </table:table-cell>
          <table:table-cell table:style-name="ce579" table:formula="of:=IF(([.$A34]-1)/3&gt;=[.L$3];ROUND([.$H$27]*([.$A34]-[.L$4])/(20-[.L$4])*[.$B$25]/([.L$3]+1);0);&quot;-&quot;)" office:value-type="string" office:string-value="-">
            <text:p>-</text:p>
          </table:table-cell>
          <table:table-cell table:style-name="ce571" table:formula="of:=[.M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O$3];ROUND([.$N$27]*([.$A34]-[.O$4])/(20-[.O$4])*[.$B$25]/([.O$3]+1);0);&quot;-&quot;)" office:value-type="float" office:value="0">
            <text:p>0</text:p>
          </table:table-cell>
          <table:table-cell table:style-name="ce575" table:formula="of:=IF(([.$A34]-1)/3&gt;=[.P$3];ROUND([.$N$27]*([.$A34]-[.P$4])/(20-[.P$4])*[.$B$25]/([.P$3]+1);0);&quot;-&quot;)" office:value-type="string" office:string-value="-">
            <text:p>-</text:p>
          </table:table-cell>
          <table:table-cell table:style-name="ce575" table:formula="of:=IF(([.$A34]-1)/3&gt;=[.Q$3];ROUND([.$N$27]*([.$A34]-[.Q$4])/(20-[.Q$4])*[.$B$25]/([.Q$3]+1);0);&quot;-&quot;)" office:value-type="string" office:string-value="-">
            <text:p>-</text:p>
          </table:table-cell>
          <table:table-cell table:style-name="ce579" table:formula="of:=IF(([.$A34]-1)/3&gt;=[.R$3];ROUND([.$N$27]*([.$A34]-[.R$4])/(20-[.R$4])*[.$B$25]/([.R$3]+1);0);&quot;-&quot;)" office:value-type="string" office:string-value="-">
            <text:p>-</text:p>
          </table:table-cell>
          <table:table-cell table:style-name="ce571" table:formula="of:=[.S33]+1" office:value-type="float" office:value="6" table:number-columns-spanned="2" table:number-rows-spanned="1">
            <text:p>6</text:p>
          </table:table-cell>
          <table:covered-table-cell table:style-name="ce575"/>
          <table:table-cell table:style-name="ce575" table:formula="of:=IF(([.$A34]-1)/3&gt;=[.U$3];ROUND([.$T$27]*([.$A34]-[.U$4])/(20-[.U$4])*[.$B$25]/([.U$3]+1);0);&quot;-&quot;)" office:value-type="float" office:value="0">
            <text:p>0</text:p>
          </table:table-cell>
          <table:table-cell table:style-name="ce575" table:formula="of:=IF(([.$A34]-1)/3&gt;=[.V$3];ROUND([.$T$27]*([.$A34]-[.V$4])/(20-[.V$4])*[.$B$25]/([.V$3]+1);0);&quot;-&quot;)" office:value-type="string" office:string-value="-">
            <text:p>-</text:p>
          </table:table-cell>
          <table:table-cell table:style-name="ce575" table:formula="of:=IF(([.$A34]-1)/3&gt;=[.W$3];ROUND([.$T$27]*([.$A34]-[.W$4])/(20-[.W$4])*[.$B$25]/([.W$3]+1);0);&quot;-&quot;)" office:value-type="string" office:string-value="-">
            <text:p>-</text:p>
          </table:table-cell>
          <table:table-cell table:style-name="ce579" table:formula="of:=IF(([.$A34]-1)/3&gt;=[.X$3];ROUND([.$T$27]*([.$A34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C$3];ROUND([.$B$27]*([.$A35]-[.C$4])/(20-[.C$4])*[.$B$25]/([.C$3]+1);0);&quot;-&quot;)" office:value-type="float" office:value="0">
            <text:p>0</text:p>
          </table:table-cell>
          <table:table-cell table:style-name="ce575" table:formula="of:=IF(([.$A35]-1)/3&gt;=[.D$3];ROUND([.$B$27]*([.$A35]-[.D$4])/(20-[.D$4])*[.$B$25]/([.D$3]+1);0);&quot;-&quot;)" office:value-type="float" office:value="0">
            <text:p>0</text:p>
          </table:table-cell>
          <table:table-cell table:style-name="ce575" table:formula="of:=IF(([.$A35]-1)/3&gt;=[.E$3];ROUND([.$B$27]*([.$A35]-[.E$4])/(20-[.E$4])*[.$B$25]/([.E$3]+1);0);&quot;-&quot;)" office:value-type="string" office:string-value="-">
            <text:p>-</text:p>
          </table:table-cell>
          <table:table-cell table:style-name="ce579" table:formula="of:=IF(([.$A35]-1)/3&gt;=[.F$3];ROUND([.$B$27]*([.$A35]-[.F$4])/(20-[.F$4])*[.$B$25]/([.F$3]+1);0);&quot;-&quot;)" office:value-type="string" office:string-value="-">
            <text:p>-</text:p>
          </table:table-cell>
          <table:table-cell table:style-name="ce571" table:formula="of:=[.G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I$3];ROUND([.$H$27]*([.$A35]-[.I$4])/(20-[.I$4])*[.$B$25]/([.I$3]+1);0);&quot;-&quot;)" office:value-type="float" office:value="0">
            <text:p>0</text:p>
          </table:table-cell>
          <table:table-cell table:style-name="ce575" table:formula="of:=IF(([.$A35]-1)/3&gt;=[.J$3];ROUND([.$H$27]*([.$A35]-[.J$4])/(20-[.J$4])*[.$B$25]/([.J$3]+1);0);&quot;-&quot;)" office:value-type="float" office:value="0">
            <text:p>0</text:p>
          </table:table-cell>
          <table:table-cell table:style-name="ce575" table:formula="of:=IF(([.$A35]-1)/3&gt;=[.K$3];ROUND([.$H$27]*([.$A35]-[.K$4])/(20-[.K$4])*[.$B$25]/([.K$3]+1);0);&quot;-&quot;)" office:value-type="string" office:string-value="-">
            <text:p>-</text:p>
          </table:table-cell>
          <table:table-cell table:style-name="ce579" table:formula="of:=IF(([.$A35]-1)/3&gt;=[.L$3];ROUND([.$H$27]*([.$A35]-[.L$4])/(20-[.L$4])*[.$B$25]/([.L$3]+1);0);&quot;-&quot;)" office:value-type="string" office:string-value="-">
            <text:p>-</text:p>
          </table:table-cell>
          <table:table-cell table:style-name="ce571" table:formula="of:=[.M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O$3];ROUND([.$N$27]*([.$A35]-[.O$4])/(20-[.O$4])*[.$B$25]/([.O$3]+1);0);&quot;-&quot;)" office:value-type="float" office:value="1">
            <text:p>1</text:p>
          </table:table-cell>
          <table:table-cell table:style-name="ce575" table:formula="of:=IF(([.$A35]-1)/3&gt;=[.P$3];ROUND([.$N$27]*([.$A35]-[.P$4])/(20-[.P$4])*[.$B$25]/([.P$3]+1);0);&quot;-&quot;)" office:value-type="float" office:value="0">
            <text:p>0</text:p>
          </table:table-cell>
          <table:table-cell table:style-name="ce575" table:formula="of:=IF(([.$A35]-1)/3&gt;=[.Q$3];ROUND([.$N$27]*([.$A35]-[.Q$4])/(20-[.Q$4])*[.$B$25]/([.Q$3]+1);0);&quot;-&quot;)" office:value-type="string" office:string-value="-">
            <text:p>-</text:p>
          </table:table-cell>
          <table:table-cell table:style-name="ce579" table:formula="of:=IF(([.$A35]-1)/3&gt;=[.R$3];ROUND([.$N$27]*([.$A35]-[.R$4])/(20-[.R$4])*[.$B$25]/([.R$3]+1);0);&quot;-&quot;)" office:value-type="string" office:string-value="-">
            <text:p>-</text:p>
          </table:table-cell>
          <table:table-cell table:style-name="ce571" table:formula="of:=[.S34]+1" office:value-type="float" office:value="7" table:number-columns-spanned="2" table:number-rows-spanned="1">
            <text:p>7</text:p>
          </table:table-cell>
          <table:covered-table-cell table:style-name="ce575"/>
          <table:table-cell table:style-name="ce575" table:formula="of:=IF(([.$A35]-1)/3&gt;=[.U$3];ROUND([.$T$27]*([.$A35]-[.U$4])/(20-[.U$4])*[.$B$25]/([.U$3]+1);0);&quot;-&quot;)" office:value-type="float" office:value="1">
            <text:p>1</text:p>
          </table:table-cell>
          <table:table-cell table:style-name="ce575" table:formula="of:=IF(([.$A35]-1)/3&gt;=[.V$3];ROUND([.$T$27]*([.$A35]-[.V$4])/(20-[.V$4])*[.$B$25]/([.V$3]+1);0);&quot;-&quot;)" office:value-type="float" office:value="0">
            <text:p>0</text:p>
          </table:table-cell>
          <table:table-cell table:style-name="ce575" table:formula="of:=IF(([.$A35]-1)/3&gt;=[.W$3];ROUND([.$T$27]*([.$A35]-[.W$4])/(20-[.W$4])*[.$B$25]/([.W$3]+1);0);&quot;-&quot;)" office:value-type="string" office:string-value="-">
            <text:p>-</text:p>
          </table:table-cell>
          <table:table-cell table:style-name="ce579" table:formula="of:=IF(([.$A35]-1)/3&gt;=[.X$3];ROUND([.$T$27]*([.$A35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C$3];ROUND([.$B$27]*([.$A36]-[.C$4])/(20-[.C$4])*[.$B$25]/([.C$3]+1);0);&quot;-&quot;)" office:value-type="float" office:value="1">
            <text:p>1</text:p>
          </table:table-cell>
          <table:table-cell table:style-name="ce575" table:formula="of:=IF(([.$A36]-1)/3&gt;=[.D$3];ROUND([.$B$27]*([.$A36]-[.D$4])/(20-[.D$4])*[.$B$25]/([.D$3]+1);0);&quot;-&quot;)" office:value-type="float" office:value="0">
            <text:p>0</text:p>
          </table:table-cell>
          <table:table-cell table:style-name="ce575" table:formula="of:=IF(([.$A36]-1)/3&gt;=[.E$3];ROUND([.$B$27]*([.$A36]-[.E$4])/(20-[.E$4])*[.$B$25]/([.E$3]+1);0);&quot;-&quot;)" office:value-type="string" office:string-value="-">
            <text:p>-</text:p>
          </table:table-cell>
          <table:table-cell table:style-name="ce579" table:formula="of:=IF(([.$A36]-1)/3&gt;=[.F$3];ROUND([.$B$27]*([.$A36]-[.F$4])/(20-[.F$4])*[.$B$25]/([.F$3]+1);0);&quot;-&quot;)" office:value-type="string" office:string-value="-">
            <text:p>-</text:p>
          </table:table-cell>
          <table:table-cell table:style-name="ce571" table:formula="of:=[.G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I$3];ROUND([.$H$27]*([.$A36]-[.I$4])/(20-[.I$4])*[.$B$25]/([.I$3]+1);0);&quot;-&quot;)" office:value-type="float" office:value="1">
            <text:p>1</text:p>
          </table:table-cell>
          <table:table-cell table:style-name="ce575" table:formula="of:=IF(([.$A36]-1)/3&gt;=[.J$3];ROUND([.$H$27]*([.$A36]-[.J$4])/(20-[.J$4])*[.$B$25]/([.J$3]+1);0);&quot;-&quot;)" office:value-type="float" office:value="0">
            <text:p>0</text:p>
          </table:table-cell>
          <table:table-cell table:style-name="ce575" table:formula="of:=IF(([.$A36]-1)/3&gt;=[.K$3];ROUND([.$H$27]*([.$A36]-[.K$4])/(20-[.K$4])*[.$B$25]/([.K$3]+1);0);&quot;-&quot;)" office:value-type="string" office:string-value="-">
            <text:p>-</text:p>
          </table:table-cell>
          <table:table-cell table:style-name="ce579" table:formula="of:=IF(([.$A36]-1)/3&gt;=[.L$3];ROUND([.$H$27]*([.$A36]-[.L$4])/(20-[.L$4])*[.$B$25]/([.L$3]+1);0);&quot;-&quot;)" office:value-type="string" office:string-value="-">
            <text:p>-</text:p>
          </table:table-cell>
          <table:table-cell table:style-name="ce571" table:formula="of:=[.M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O$3];ROUND([.$N$27]*([.$A36]-[.O$4])/(20-[.O$4])*[.$B$25]/([.O$3]+1);0);&quot;-&quot;)" office:value-type="float" office:value="1">
            <text:p>1</text:p>
          </table:table-cell>
          <table:table-cell table:style-name="ce575" table:formula="of:=IF(([.$A36]-1)/3&gt;=[.P$3];ROUND([.$N$27]*([.$A36]-[.P$4])/(20-[.P$4])*[.$B$25]/([.P$3]+1);0);&quot;-&quot;)" office:value-type="float" office:value="0">
            <text:p>0</text:p>
          </table:table-cell>
          <table:table-cell table:style-name="ce575" table:formula="of:=IF(([.$A36]-1)/3&gt;=[.Q$3];ROUND([.$N$27]*([.$A36]-[.Q$4])/(20-[.Q$4])*[.$B$25]/([.Q$3]+1);0);&quot;-&quot;)" office:value-type="string" office:string-value="-">
            <text:p>-</text:p>
          </table:table-cell>
          <table:table-cell table:style-name="ce579" table:formula="of:=IF(([.$A36]-1)/3&gt;=[.R$3];ROUND([.$N$27]*([.$A36]-[.R$4])/(20-[.R$4])*[.$B$25]/([.R$3]+1);0);&quot;-&quot;)" office:value-type="string" office:string-value="-">
            <text:p>-</text:p>
          </table:table-cell>
          <table:table-cell table:style-name="ce571" table:formula="of:=[.S35]+1" office:value-type="float" office:value="8" table:number-columns-spanned="2" table:number-rows-spanned="1">
            <text:p>8</text:p>
          </table:table-cell>
          <table:covered-table-cell table:style-name="ce575"/>
          <table:table-cell table:style-name="ce575" table:formula="of:=IF(([.$A36]-1)/3&gt;=[.U$3];ROUND([.$T$27]*([.$A36]-[.U$4])/(20-[.U$4])*[.$B$25]/([.U$3]+1);0);&quot;-&quot;)" office:value-type="float" office:value="1">
            <text:p>1</text:p>
          </table:table-cell>
          <table:table-cell table:style-name="ce575" table:formula="of:=IF(([.$A36]-1)/3&gt;=[.V$3];ROUND([.$T$27]*([.$A36]-[.V$4])/(20-[.V$4])*[.$B$25]/([.V$3]+1);0);&quot;-&quot;)" office:value-type="float" office:value="0">
            <text:p>0</text:p>
          </table:table-cell>
          <table:table-cell table:style-name="ce575" table:formula="of:=IF(([.$A36]-1)/3&gt;=[.W$3];ROUND([.$T$27]*([.$A36]-[.W$4])/(20-[.W$4])*[.$B$25]/([.W$3]+1);0);&quot;-&quot;)" office:value-type="string" office:string-value="-">
            <text:p>-</text:p>
          </table:table-cell>
          <table:table-cell table:style-name="ce579" table:formula="of:=IF(([.$A36]-1)/3&gt;=[.X$3];ROUND([.$T$27]*([.$A36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C$3];ROUND([.$B$27]*([.$A37]-[.C$4])/(20-[.C$4])*[.$B$25]/([.C$3]+1);0);&quot;-&quot;)" office:value-type="float" office:value="1">
            <text:p>1</text:p>
          </table:table-cell>
          <table:table-cell table:style-name="ce575" table:formula="of:=IF(([.$A37]-1)/3&gt;=[.D$3];ROUND([.$B$27]*([.$A37]-[.D$4])/(20-[.D$4])*[.$B$25]/([.D$3]+1);0);&quot;-&quot;)" office:value-type="float" office:value="0">
            <text:p>0</text:p>
          </table:table-cell>
          <table:table-cell table:style-name="ce575" table:formula="of:=IF(([.$A37]-1)/3&gt;=[.E$3];ROUND([.$B$27]*([.$A37]-[.E$4])/(20-[.E$4])*[.$B$25]/([.E$3]+1);0);&quot;-&quot;)" office:value-type="string" office:string-value="-">
            <text:p>-</text:p>
          </table:table-cell>
          <table:table-cell table:style-name="ce579" table:formula="of:=IF(([.$A37]-1)/3&gt;=[.F$3];ROUND([.$B$27]*([.$A37]-[.F$4])/(20-[.F$4])*[.$B$25]/([.F$3]+1);0);&quot;-&quot;)" office:value-type="string" office:string-value="-">
            <text:p>-</text:p>
          </table:table-cell>
          <table:table-cell table:style-name="ce571" table:formula="of:=[.G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I$3];ROUND([.$H$27]*([.$A37]-[.I$4])/(20-[.I$4])*[.$B$25]/([.I$3]+1);0);&quot;-&quot;)" office:value-type="float" office:value="1">
            <text:p>1</text:p>
          </table:table-cell>
          <table:table-cell table:style-name="ce575" table:formula="of:=IF(([.$A37]-1)/3&gt;=[.J$3];ROUND([.$H$27]*([.$A37]-[.J$4])/(20-[.J$4])*[.$B$25]/([.J$3]+1);0);&quot;-&quot;)" office:value-type="float" office:value="0">
            <text:p>0</text:p>
          </table:table-cell>
          <table:table-cell table:style-name="ce575" table:formula="of:=IF(([.$A37]-1)/3&gt;=[.K$3];ROUND([.$H$27]*([.$A37]-[.K$4])/(20-[.K$4])*[.$B$25]/([.K$3]+1);0);&quot;-&quot;)" office:value-type="string" office:string-value="-">
            <text:p>-</text:p>
          </table:table-cell>
          <table:table-cell table:style-name="ce579" table:formula="of:=IF(([.$A37]-1)/3&gt;=[.L$3];ROUND([.$H$27]*([.$A37]-[.L$4])/(20-[.L$4])*[.$B$25]/([.L$3]+1);0);&quot;-&quot;)" office:value-type="string" office:string-value="-">
            <text:p>-</text:p>
          </table:table-cell>
          <table:table-cell table:style-name="ce571" table:formula="of:=[.M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O$3];ROUND([.$N$27]*([.$A37]-[.O$4])/(20-[.O$4])*[.$B$25]/([.O$3]+1);0);&quot;-&quot;)" office:value-type="float" office:value="1">
            <text:p>1</text:p>
          </table:table-cell>
          <table:table-cell table:style-name="ce575" table:formula="of:=IF(([.$A37]-1)/3&gt;=[.P$3];ROUND([.$N$27]*([.$A37]-[.P$4])/(20-[.P$4])*[.$B$25]/([.P$3]+1);0);&quot;-&quot;)" office:value-type="float" office:value="0">
            <text:p>0</text:p>
          </table:table-cell>
          <table:table-cell table:style-name="ce575" table:formula="of:=IF(([.$A37]-1)/3&gt;=[.Q$3];ROUND([.$N$27]*([.$A37]-[.Q$4])/(20-[.Q$4])*[.$B$25]/([.Q$3]+1);0);&quot;-&quot;)" office:value-type="string" office:string-value="-">
            <text:p>-</text:p>
          </table:table-cell>
          <table:table-cell table:style-name="ce579" table:formula="of:=IF(([.$A37]-1)/3&gt;=[.R$3];ROUND([.$N$27]*([.$A37]-[.R$4])/(20-[.R$4])*[.$B$25]/([.R$3]+1);0);&quot;-&quot;)" office:value-type="string" office:string-value="-">
            <text:p>-</text:p>
          </table:table-cell>
          <table:table-cell table:style-name="ce571" table:formula="of:=[.S36]+1" office:value-type="float" office:value="9" table:number-columns-spanned="2" table:number-rows-spanned="1">
            <text:p>9</text:p>
          </table:table-cell>
          <table:covered-table-cell table:style-name="ce575"/>
          <table:table-cell table:style-name="ce575" table:formula="of:=IF(([.$A37]-1)/3&gt;=[.U$3];ROUND([.$T$27]*([.$A37]-[.U$4])/(20-[.U$4])*[.$B$25]/([.U$3]+1);0);&quot;-&quot;)" office:value-type="float" office:value="1">
            <text:p>1</text:p>
          </table:table-cell>
          <table:table-cell table:style-name="ce575" table:formula="of:=IF(([.$A37]-1)/3&gt;=[.V$3];ROUND([.$T$27]*([.$A37]-[.V$4])/(20-[.V$4])*[.$B$25]/([.V$3]+1);0);&quot;-&quot;)" office:value-type="float" office:value="0">
            <text:p>0</text:p>
          </table:table-cell>
          <table:table-cell table:style-name="ce575" table:formula="of:=IF(([.$A37]-1)/3&gt;=[.W$3];ROUND([.$T$27]*([.$A37]-[.W$4])/(20-[.W$4])*[.$B$25]/([.W$3]+1);0);&quot;-&quot;)" office:value-type="string" office:string-value="-">
            <text:p>-</text:p>
          </table:table-cell>
          <table:table-cell table:style-name="ce579" table:formula="of:=IF(([.$A37]-1)/3&gt;=[.X$3];ROUND([.$T$27]*([.$A37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C$3];ROUND([.$B$27]*([.$A38]-[.C$4])/(20-[.C$4])*[.$B$25]/([.C$3]+1);0);&quot;-&quot;)" office:value-type="float" office:value="1">
            <text:p>1</text:p>
          </table:table-cell>
          <table:table-cell table:style-name="ce575" table:formula="of:=IF(([.$A38]-1)/3&gt;=[.D$3];ROUND([.$B$27]*([.$A38]-[.D$4])/(20-[.D$4])*[.$B$25]/([.D$3]+1);0);&quot;-&quot;)" office:value-type="float" office:value="0">
            <text:p>0</text:p>
          </table:table-cell>
          <table:table-cell table:style-name="ce575" table:formula="of:=IF(([.$A38]-1)/3&gt;=[.E$3];ROUND([.$B$27]*([.$A38]-[.E$4])/(20-[.E$4])*[.$B$25]/([.E$3]+1);0);&quot;-&quot;)" office:value-type="float" office:value="0">
            <text:p>0</text:p>
          </table:table-cell>
          <table:table-cell table:style-name="ce579" table:formula="of:=IF(([.$A38]-1)/3&gt;=[.F$3];ROUND([.$B$27]*([.$A38]-[.F$4])/(20-[.F$4])*[.$B$25]/([.F$3]+1);0);&quot;-&quot;)" office:value-type="string" office:string-value="-">
            <text:p>-</text:p>
          </table:table-cell>
          <table:table-cell table:style-name="ce571" table:formula="of:=[.G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I$3];ROUND([.$H$27]*([.$A38]-[.I$4])/(20-[.I$4])*[.$B$25]/([.I$3]+1);0);&quot;-&quot;)" office:value-type="float" office:value="1">
            <text:p>1</text:p>
          </table:table-cell>
          <table:table-cell table:style-name="ce575" table:formula="of:=IF(([.$A38]-1)/3&gt;=[.J$3];ROUND([.$H$27]*([.$A38]-[.J$4])/(20-[.J$4])*[.$B$25]/([.J$3]+1);0);&quot;-&quot;)" office:value-type="float" office:value="0">
            <text:p>0</text:p>
          </table:table-cell>
          <table:table-cell table:style-name="ce575" table:formula="of:=IF(([.$A38]-1)/3&gt;=[.K$3];ROUND([.$H$27]*([.$A38]-[.K$4])/(20-[.K$4])*[.$B$25]/([.K$3]+1);0);&quot;-&quot;)" office:value-type="float" office:value="0">
            <text:p>0</text:p>
          </table:table-cell>
          <table:table-cell table:style-name="ce579" table:formula="of:=IF(([.$A38]-1)/3&gt;=[.L$3];ROUND([.$H$27]*([.$A38]-[.L$4])/(20-[.L$4])*[.$B$25]/([.L$3]+1);0);&quot;-&quot;)" office:value-type="string" office:string-value="-">
            <text:p>-</text:p>
          </table:table-cell>
          <table:table-cell table:style-name="ce571" table:formula="of:=[.M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O$3];ROUND([.$N$27]*([.$A38]-[.O$4])/(20-[.O$4])*[.$B$25]/([.O$3]+1);0);&quot;-&quot;)" office:value-type="float" office:value="1">
            <text:p>1</text:p>
          </table:table-cell>
          <table:table-cell table:style-name="ce575" table:formula="of:=IF(([.$A38]-1)/3&gt;=[.P$3];ROUND([.$N$27]*([.$A38]-[.P$4])/(20-[.P$4])*[.$B$25]/([.P$3]+1);0);&quot;-&quot;)" office:value-type="float" office:value="0">
            <text:p>0</text:p>
          </table:table-cell>
          <table:table-cell table:style-name="ce575" table:formula="of:=IF(([.$A38]-1)/3&gt;=[.Q$3];ROUND([.$N$27]*([.$A38]-[.Q$4])/(20-[.Q$4])*[.$B$25]/([.Q$3]+1);0);&quot;-&quot;)" office:value-type="float" office:value="0">
            <text:p>0</text:p>
          </table:table-cell>
          <table:table-cell table:style-name="ce579" table:formula="of:=IF(([.$A38]-1)/3&gt;=[.R$3];ROUND([.$N$27]*([.$A38]-[.R$4])/(20-[.R$4])*[.$B$25]/([.R$3]+1);0);&quot;-&quot;)" office:value-type="string" office:string-value="-">
            <text:p>-</text:p>
          </table:table-cell>
          <table:table-cell table:style-name="ce571" table:formula="of:=[.S37]+1" office:value-type="float" office:value="10" table:number-columns-spanned="2" table:number-rows-spanned="1">
            <text:p>10</text:p>
          </table:table-cell>
          <table:covered-table-cell table:style-name="ce575"/>
          <table:table-cell table:style-name="ce575" table:formula="of:=IF(([.$A38]-1)/3&gt;=[.U$3];ROUND([.$T$27]*([.$A38]-[.U$4])/(20-[.U$4])*[.$B$25]/([.U$3]+1);0);&quot;-&quot;)" office:value-type="float" office:value="1">
            <text:p>1</text:p>
          </table:table-cell>
          <table:table-cell table:style-name="ce575" table:formula="of:=IF(([.$A38]-1)/3&gt;=[.V$3];ROUND([.$T$27]*([.$A38]-[.V$4])/(20-[.V$4])*[.$B$25]/([.V$3]+1);0);&quot;-&quot;)" office:value-type="float" office:value="1">
            <text:p>1</text:p>
          </table:table-cell>
          <table:table-cell table:style-name="ce575" table:formula="of:=IF(([.$A38]-1)/3&gt;=[.W$3];ROUND([.$T$27]*([.$A38]-[.W$4])/(20-[.W$4])*[.$B$25]/([.W$3]+1);0);&quot;-&quot;)" office:value-type="float" office:value="0">
            <text:p>0</text:p>
          </table:table-cell>
          <table:table-cell table:style-name="ce579" table:formula="of:=IF(([.$A38]-1)/3&gt;=[.X$3];ROUND([.$T$27]*([.$A38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C$3];ROUND([.$B$27]*([.$A39]-[.C$4])/(20-[.C$4])*[.$B$25]/([.C$3]+1);0);&quot;-&quot;)" office:value-type="float" office:value="1">
            <text:p>1</text:p>
          </table:table-cell>
          <table:table-cell table:style-name="ce575" table:formula="of:=IF(([.$A39]-1)/3&gt;=[.D$3];ROUND([.$B$27]*([.$A39]-[.D$4])/(20-[.D$4])*[.$B$25]/([.D$3]+1);0);&quot;-&quot;)" office:value-type="float" office:value="0">
            <text:p>0</text:p>
          </table:table-cell>
          <table:table-cell table:style-name="ce575" table:formula="of:=IF(([.$A39]-1)/3&gt;=[.E$3];ROUND([.$B$27]*([.$A39]-[.E$4])/(20-[.E$4])*[.$B$25]/([.E$3]+1);0);&quot;-&quot;)" office:value-type="float" office:value="0">
            <text:p>0</text:p>
          </table:table-cell>
          <table:table-cell table:style-name="ce579" table:formula="of:=IF(([.$A39]-1)/3&gt;=[.F$3];ROUND([.$B$27]*([.$A39]-[.F$4])/(20-[.F$4])*[.$B$25]/([.F$3]+1);0);&quot;-&quot;)" office:value-type="string" office:string-value="-">
            <text:p>-</text:p>
          </table:table-cell>
          <table:table-cell table:style-name="ce571" table:formula="of:=[.G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I$3];ROUND([.$H$27]*([.$A39]-[.I$4])/(20-[.I$4])*[.$B$25]/([.I$3]+1);0);&quot;-&quot;)" office:value-type="float" office:value="1">
            <text:p>1</text:p>
          </table:table-cell>
          <table:table-cell table:style-name="ce575" table:formula="of:=IF(([.$A39]-1)/3&gt;=[.J$3];ROUND([.$H$27]*([.$A39]-[.J$4])/(20-[.J$4])*[.$B$25]/([.J$3]+1);0);&quot;-&quot;)" office:value-type="float" office:value="1">
            <text:p>1</text:p>
          </table:table-cell>
          <table:table-cell table:style-name="ce575" table:formula="of:=IF(([.$A39]-1)/3&gt;=[.K$3];ROUND([.$H$27]*([.$A39]-[.K$4])/(20-[.K$4])*[.$B$25]/([.K$3]+1);0);&quot;-&quot;)" office:value-type="float" office:value="0">
            <text:p>0</text:p>
          </table:table-cell>
          <table:table-cell table:style-name="ce579" table:formula="of:=IF(([.$A39]-1)/3&gt;=[.L$3];ROUND([.$H$27]*([.$A39]-[.L$4])/(20-[.L$4])*[.$B$25]/([.L$3]+1);0);&quot;-&quot;)" office:value-type="string" office:string-value="-">
            <text:p>-</text:p>
          </table:table-cell>
          <table:table-cell table:style-name="ce571" table:formula="of:=[.M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O$3];ROUND([.$N$27]*([.$A39]-[.O$4])/(20-[.O$4])*[.$B$25]/([.O$3]+1);0);&quot;-&quot;)" office:value-type="float" office:value="1">
            <text:p>1</text:p>
          </table:table-cell>
          <table:table-cell table:style-name="ce575" table:formula="of:=IF(([.$A39]-1)/3&gt;=[.P$3];ROUND([.$N$27]*([.$A39]-[.P$4])/(20-[.P$4])*[.$B$25]/([.P$3]+1);0);&quot;-&quot;)" office:value-type="float" office:value="1">
            <text:p>1</text:p>
          </table:table-cell>
          <table:table-cell table:style-name="ce575" table:formula="of:=IF(([.$A39]-1)/3&gt;=[.Q$3];ROUND([.$N$27]*([.$A39]-[.Q$4])/(20-[.Q$4])*[.$B$25]/([.Q$3]+1);0);&quot;-&quot;)" office:value-type="float" office:value="0">
            <text:p>0</text:p>
          </table:table-cell>
          <table:table-cell table:style-name="ce579" table:formula="of:=IF(([.$A39]-1)/3&gt;=[.R$3];ROUND([.$N$27]*([.$A39]-[.R$4])/(20-[.R$4])*[.$B$25]/([.R$3]+1);0);&quot;-&quot;)" office:value-type="string" office:string-value="-">
            <text:p>-</text:p>
          </table:table-cell>
          <table:table-cell table:style-name="ce571" table:formula="of:=[.S38]+1" office:value-type="float" office:value="11" table:number-columns-spanned="2" table:number-rows-spanned="1">
            <text:p>11</text:p>
          </table:table-cell>
          <table:covered-table-cell table:style-name="ce575"/>
          <table:table-cell table:style-name="ce575" table:formula="of:=IF(([.$A39]-1)/3&gt;=[.U$3];ROUND([.$T$27]*([.$A39]-[.U$4])/(20-[.U$4])*[.$B$25]/([.U$3]+1);0);&quot;-&quot;)" office:value-type="float" office:value="1">
            <text:p>1</text:p>
          </table:table-cell>
          <table:table-cell table:style-name="ce575" table:formula="of:=IF(([.$A39]-1)/3&gt;=[.V$3];ROUND([.$T$27]*([.$A39]-[.V$4])/(20-[.V$4])*[.$B$25]/([.V$3]+1);0);&quot;-&quot;)" office:value-type="float" office:value="1">
            <text:p>1</text:p>
          </table:table-cell>
          <table:table-cell table:style-name="ce575" table:formula="of:=IF(([.$A39]-1)/3&gt;=[.W$3];ROUND([.$T$27]*([.$A39]-[.W$4])/(20-[.W$4])*[.$B$25]/([.W$3]+1);0);&quot;-&quot;)" office:value-type="float" office:value="0">
            <text:p>0</text:p>
          </table:table-cell>
          <table:table-cell table:style-name="ce579" table:formula="of:=IF(([.$A39]-1)/3&gt;=[.X$3];ROUND([.$T$27]*([.$A39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C$3];ROUND([.$B$27]*([.$A40]-[.C$4])/(20-[.C$4])*[.$B$25]/([.C$3]+1);0);&quot;-&quot;)" office:value-type="float" office:value="1">
            <text:p>1</text:p>
          </table:table-cell>
          <table:table-cell table:style-name="ce575" table:formula="of:=IF(([.$A40]-1)/3&gt;=[.D$3];ROUND([.$B$27]*([.$A40]-[.D$4])/(20-[.D$4])*[.$B$25]/([.D$3]+1);0);&quot;-&quot;)" office:value-type="float" office:value="1">
            <text:p>1</text:p>
          </table:table-cell>
          <table:table-cell table:style-name="ce575" table:formula="of:=IF(([.$A40]-1)/3&gt;=[.E$3];ROUND([.$B$27]*([.$A40]-[.E$4])/(20-[.E$4])*[.$B$25]/([.E$3]+1);0);&quot;-&quot;)" office:value-type="float" office:value="0">
            <text:p>0</text:p>
          </table:table-cell>
          <table:table-cell table:style-name="ce579" table:formula="of:=IF(([.$A40]-1)/3&gt;=[.F$3];ROUND([.$B$27]*([.$A40]-[.F$4])/(20-[.F$4])*[.$B$25]/([.F$3]+1);0);&quot;-&quot;)" office:value-type="string" office:string-value="-">
            <text:p>-</text:p>
          </table:table-cell>
          <table:table-cell table:style-name="ce571" table:formula="of:=[.G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I$3];ROUND([.$H$27]*([.$A40]-[.I$4])/(20-[.I$4])*[.$B$25]/([.I$3]+1);0);&quot;-&quot;)" office:value-type="float" office:value="1">
            <text:p>1</text:p>
          </table:table-cell>
          <table:table-cell table:style-name="ce575" table:formula="of:=IF(([.$A40]-1)/3&gt;=[.J$3];ROUND([.$H$27]*([.$A40]-[.J$4])/(20-[.J$4])*[.$B$25]/([.J$3]+1);0);&quot;-&quot;)" office:value-type="float" office:value="1">
            <text:p>1</text:p>
          </table:table-cell>
          <table:table-cell table:style-name="ce575" table:formula="of:=IF(([.$A40]-1)/3&gt;=[.K$3];ROUND([.$H$27]*([.$A40]-[.K$4])/(20-[.K$4])*[.$B$25]/([.K$3]+1);0);&quot;-&quot;)" office:value-type="float" office:value="0">
            <text:p>0</text:p>
          </table:table-cell>
          <table:table-cell table:style-name="ce579" table:formula="of:=IF(([.$A40]-1)/3&gt;=[.L$3];ROUND([.$H$27]*([.$A40]-[.L$4])/(20-[.L$4])*[.$B$25]/([.L$3]+1);0);&quot;-&quot;)" office:value-type="string" office:string-value="-">
            <text:p>-</text:p>
          </table:table-cell>
          <table:table-cell table:style-name="ce571" table:formula="of:=[.M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O$3];ROUND([.$N$27]*([.$A40]-[.O$4])/(20-[.O$4])*[.$B$25]/([.O$3]+1);0);&quot;-&quot;)" office:value-type="float" office:value="1">
            <text:p>1</text:p>
          </table:table-cell>
          <table:table-cell table:style-name="ce575" table:formula="of:=IF(([.$A40]-1)/3&gt;=[.P$3];ROUND([.$N$27]*([.$A40]-[.P$4])/(20-[.P$4])*[.$B$25]/([.P$3]+1);0);&quot;-&quot;)" office:value-type="float" office:value="1">
            <text:p>1</text:p>
          </table:table-cell>
          <table:table-cell table:style-name="ce575" table:formula="of:=IF(([.$A40]-1)/3&gt;=[.Q$3];ROUND([.$N$27]*([.$A40]-[.Q$4])/(20-[.Q$4])*[.$B$25]/([.Q$3]+1);0);&quot;-&quot;)" office:value-type="float" office:value="0">
            <text:p>0</text:p>
          </table:table-cell>
          <table:table-cell table:style-name="ce579" table:formula="of:=IF(([.$A40]-1)/3&gt;=[.R$3];ROUND([.$N$27]*([.$A40]-[.R$4])/(20-[.R$4])*[.$B$25]/([.R$3]+1);0);&quot;-&quot;)" office:value-type="string" office:string-value="-">
            <text:p>-</text:p>
          </table:table-cell>
          <table:table-cell table:style-name="ce571" table:formula="of:=[.S39]+1" office:value-type="float" office:value="12" table:number-columns-spanned="2" table:number-rows-spanned="1">
            <text:p>12</text:p>
          </table:table-cell>
          <table:covered-table-cell table:style-name="ce575"/>
          <table:table-cell table:style-name="ce575" table:formula="of:=IF(([.$A40]-1)/3&gt;=[.U$3];ROUND([.$T$27]*([.$A40]-[.U$4])/(20-[.U$4])*[.$B$25]/([.U$3]+1);0);&quot;-&quot;)" office:value-type="float" office:value="2">
            <text:p>2</text:p>
          </table:table-cell>
          <table:table-cell table:style-name="ce575" table:formula="of:=IF(([.$A40]-1)/3&gt;=[.V$3];ROUND([.$T$27]*([.$A40]-[.V$4])/(20-[.V$4])*[.$B$25]/([.V$3]+1);0);&quot;-&quot;)" office:value-type="float" office:value="1">
            <text:p>1</text:p>
          </table:table-cell>
          <table:table-cell table:style-name="ce575" table:formula="of:=IF(([.$A40]-1)/3&gt;=[.W$3];ROUND([.$T$27]*([.$A40]-[.W$4])/(20-[.W$4])*[.$B$25]/([.W$3]+1);0);&quot;-&quot;)" office:value-type="float" office:value="0">
            <text:p>0</text:p>
          </table:table-cell>
          <table:table-cell table:style-name="ce579" table:formula="of:=IF(([.$A40]-1)/3&gt;=[.X$3];ROUND([.$T$27]*([.$A40]-[.X$4])/(20-[.X$4])*[.$B$25]/([.X$3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71" table:formula="of:=[.A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C$3];ROUND([.$B$27]*([.$A41]-[.C$4])/(20-[.C$4])*[.$B$25]/([.C$3]+1);0);&quot;-&quot;)" office:value-type="float" office:value="1">
            <text:p>1</text:p>
          </table:table-cell>
          <table:table-cell table:style-name="ce575" table:formula="of:=IF(([.$A41]-1)/3&gt;=[.D$3];ROUND([.$B$27]*([.$A41]-[.D$4])/(20-[.D$4])*[.$B$25]/([.D$3]+1);0);&quot;-&quot;)" office:value-type="float" office:value="1">
            <text:p>1</text:p>
          </table:table-cell>
          <table:table-cell table:style-name="ce575" table:formula="of:=IF(([.$A41]-1)/3&gt;=[.E$3];ROUND([.$B$27]*([.$A41]-[.E$4])/(20-[.E$4])*[.$B$25]/([.E$3]+1);0);&quot;-&quot;)" office:value-type="float" office:value="0">
            <text:p>0</text:p>
          </table:table-cell>
          <table:table-cell table:style-name="ce579" table:formula="of:=IF(([.$A41]-1)/3&gt;=[.F$3];ROUND([.$B$27]*([.$A41]-[.F$4])/(20-[.F$4])*[.$B$25]/([.F$3]+1);0);&quot;-&quot;)" office:value-type="float" office:value="0">
            <text:p>0</text:p>
          </table:table-cell>
          <table:table-cell table:style-name="ce571" table:formula="of:=[.G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I$3];ROUND([.$H$27]*([.$A41]-[.I$4])/(20-[.I$4])*[.$B$25]/([.I$3]+1);0);&quot;-&quot;)" office:value-type="float" office:value="1">
            <text:p>1</text:p>
          </table:table-cell>
          <table:table-cell table:style-name="ce575" table:formula="of:=IF(([.$A41]-1)/3&gt;=[.J$3];ROUND([.$H$27]*([.$A41]-[.J$4])/(20-[.J$4])*[.$B$25]/([.J$3]+1);0);&quot;-&quot;)" office:value-type="float" office:value="1">
            <text:p>1</text:p>
          </table:table-cell>
          <table:table-cell table:style-name="ce575" table:formula="of:=IF(([.$A41]-1)/3&gt;=[.K$3];ROUND([.$H$27]*([.$A41]-[.K$4])/(20-[.K$4])*[.$B$25]/([.K$3]+1);0);&quot;-&quot;)" office:value-type="float" office:value="0">
            <text:p>0</text:p>
          </table:table-cell>
          <table:table-cell table:style-name="ce579" table:formula="of:=IF(([.$A41]-1)/3&gt;=[.L$3];ROUND([.$H$27]*([.$A41]-[.L$4])/(20-[.L$4])*[.$B$25]/([.L$3]+1);0);&quot;-&quot;)" office:value-type="float" office:value="0">
            <text:p>0</text:p>
          </table:table-cell>
          <table:table-cell table:style-name="ce571" table:formula="of:=[.M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O$3];ROUND([.$N$27]*([.$A41]-[.O$4])/(20-[.O$4])*[.$B$25]/([.O$3]+1);0);&quot;-&quot;)" office:value-type="float" office:value="2">
            <text:p>2</text:p>
          </table:table-cell>
          <table:table-cell table:style-name="ce575" table:formula="of:=IF(([.$A41]-1)/3&gt;=[.P$3];ROUND([.$N$27]*([.$A41]-[.P$4])/(20-[.P$4])*[.$B$25]/([.P$3]+1);0);&quot;-&quot;)" office:value-type="float" office:value="1">
            <text:p>1</text:p>
          </table:table-cell>
          <table:table-cell table:style-name="ce575" table:formula="of:=IF(([.$A41]-1)/3&gt;=[.Q$3];ROUND([.$N$27]*([.$A41]-[.Q$4])/(20-[.Q$4])*[.$B$25]/([.Q$3]+1);0);&quot;-&quot;)" office:value-type="float" office:value="0">
            <text:p>0</text:p>
          </table:table-cell>
          <table:table-cell table:style-name="ce579" table:formula="of:=IF(([.$A41]-1)/3&gt;=[.R$3];ROUND([.$N$27]*([.$A41]-[.R$4])/(20-[.R$4])*[.$B$25]/([.R$3]+1);0);&quot;-&quot;)" office:value-type="float" office:value="0">
            <text:p>0</text:p>
          </table:table-cell>
          <table:table-cell table:style-name="ce571" table:formula="of:=[.S40]+1" office:value-type="float" office:value="13" table:number-columns-spanned="2" table:number-rows-spanned="1">
            <text:p>13</text:p>
          </table:table-cell>
          <table:covered-table-cell table:style-name="ce575"/>
          <table:table-cell table:style-name="ce575" table:formula="of:=IF(([.$A41]-1)/3&gt;=[.U$3];ROUND([.$T$27]*([.$A41]-[.U$4])/(20-[.U$4])*[.$B$25]/([.U$3]+1);0);&quot;-&quot;)" office:value-type="float" office:value="2">
            <text:p>2</text:p>
          </table:table-cell>
          <table:table-cell table:style-name="ce575" table:formula="of:=IF(([.$A41]-1)/3&gt;=[.V$3];ROUND([.$T$27]*([.$A41]-[.V$4])/(20-[.V$4])*[.$B$25]/([.V$3]+1);0);&quot;-&quot;)" office:value-type="float" office:value="1">
            <text:p>1</text:p>
          </table:table-cell>
          <table:table-cell table:style-name="ce575" table:formula="of:=IF(([.$A41]-1)/3&gt;=[.W$3];ROUND([.$T$27]*([.$A41]-[.W$4])/(20-[.W$4])*[.$B$25]/([.W$3]+1);0);&quot;-&quot;)" office:value-type="float" office:value="1">
            <text:p>1</text:p>
          </table:table-cell>
          <table:table-cell table:style-name="ce579" table:formula="of:=IF(([.$A41]-1)/3&gt;=[.X$3];ROUND([.$T$27]*([.$A41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C$3];ROUND([.$B$27]*([.$A42]-[.C$4])/(20-[.C$4])*[.$B$25]/([.C$3]+1);0);&quot;-&quot;)" office:value-type="float" office:value="1">
            <text:p>1</text:p>
          </table:table-cell>
          <table:table-cell table:style-name="ce575" table:formula="of:=IF(([.$A42]-1)/3&gt;=[.D$3];ROUND([.$B$27]*([.$A42]-[.D$4])/(20-[.D$4])*[.$B$25]/([.D$3]+1);0);&quot;-&quot;)" office:value-type="float" office:value="1">
            <text:p>1</text:p>
          </table:table-cell>
          <table:table-cell table:style-name="ce575" table:formula="of:=IF(([.$A42]-1)/3&gt;=[.E$3];ROUND([.$B$27]*([.$A42]-[.E$4])/(20-[.E$4])*[.$B$25]/([.E$3]+1);0);&quot;-&quot;)" office:value-type="float" office:value="0">
            <text:p>0</text:p>
          </table:table-cell>
          <table:table-cell table:style-name="ce579" table:formula="of:=IF(([.$A42]-1)/3&gt;=[.F$3];ROUND([.$B$27]*([.$A42]-[.F$4])/(20-[.F$4])*[.$B$25]/([.F$3]+1);0);&quot;-&quot;)" office:value-type="float" office:value="0">
            <text:p>0</text:p>
          </table:table-cell>
          <table:table-cell table:style-name="ce571" table:formula="of:=[.G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I$3];ROUND([.$H$27]*([.$A42]-[.I$4])/(20-[.I$4])*[.$B$25]/([.I$3]+1);0);&quot;-&quot;)" office:value-type="float" office:value="2">
            <text:p>2</text:p>
          </table:table-cell>
          <table:table-cell table:style-name="ce575" table:formula="of:=IF(([.$A42]-1)/3&gt;=[.J$3];ROUND([.$H$27]*([.$A42]-[.J$4])/(20-[.J$4])*[.$B$25]/([.J$3]+1);0);&quot;-&quot;)" office:value-type="float" office:value="1">
            <text:p>1</text:p>
          </table:table-cell>
          <table:table-cell table:style-name="ce575" table:formula="of:=IF(([.$A42]-1)/3&gt;=[.K$3];ROUND([.$H$27]*([.$A42]-[.K$4])/(20-[.K$4])*[.$B$25]/([.K$3]+1);0);&quot;-&quot;)" office:value-type="float" office:value="1">
            <text:p>1</text:p>
          </table:table-cell>
          <table:table-cell table:style-name="ce579" table:formula="of:=IF(([.$A42]-1)/3&gt;=[.L$3];ROUND([.$H$27]*([.$A42]-[.L$4])/(20-[.L$4])*[.$B$25]/([.L$3]+1);0);&quot;-&quot;)" office:value-type="float" office:value="0">
            <text:p>0</text:p>
          </table:table-cell>
          <table:table-cell table:style-name="ce571" table:formula="of:=[.M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O$3];ROUND([.$N$27]*([.$A42]-[.O$4])/(20-[.O$4])*[.$B$25]/([.O$3]+1);0);&quot;-&quot;)" office:value-type="float" office:value="2">
            <text:p>2</text:p>
          </table:table-cell>
          <table:table-cell table:style-name="ce575" table:formula="of:=IF(([.$A42]-1)/3&gt;=[.P$3];ROUND([.$N$27]*([.$A42]-[.P$4])/(20-[.P$4])*[.$B$25]/([.P$3]+1);0);&quot;-&quot;)" office:value-type="float" office:value="1">
            <text:p>1</text:p>
          </table:table-cell>
          <table:table-cell table:style-name="ce575" table:formula="of:=IF(([.$A42]-1)/3&gt;=[.Q$3];ROUND([.$N$27]*([.$A42]-[.Q$4])/(20-[.Q$4])*[.$B$25]/([.Q$3]+1);0);&quot;-&quot;)" office:value-type="float" office:value="1">
            <text:p>1</text:p>
          </table:table-cell>
          <table:table-cell table:style-name="ce579" table:formula="of:=IF(([.$A42]-1)/3&gt;=[.R$3];ROUND([.$N$27]*([.$A42]-[.R$4])/(20-[.R$4])*[.$B$25]/([.R$3]+1);0);&quot;-&quot;)" office:value-type="float" office:value="0">
            <text:p>0</text:p>
          </table:table-cell>
          <table:table-cell table:style-name="ce571" table:formula="of:=[.S41]+1" office:value-type="float" office:value="14" table:number-columns-spanned="2" table:number-rows-spanned="1">
            <text:p>14</text:p>
          </table:table-cell>
          <table:covered-table-cell table:style-name="ce575"/>
          <table:table-cell table:style-name="ce575" table:formula="of:=IF(([.$A42]-1)/3&gt;=[.U$3];ROUND([.$T$27]*([.$A42]-[.U$4])/(20-[.U$4])*[.$B$25]/([.U$3]+1);0);&quot;-&quot;)" office:value-type="float" office:value="2">
            <text:p>2</text:p>
          </table:table-cell>
          <table:table-cell table:style-name="ce575" table:formula="of:=IF(([.$A42]-1)/3&gt;=[.V$3];ROUND([.$T$27]*([.$A42]-[.V$4])/(20-[.V$4])*[.$B$25]/([.V$3]+1);0);&quot;-&quot;)" office:value-type="float" office:value="1">
            <text:p>1</text:p>
          </table:table-cell>
          <table:table-cell table:style-name="ce575" table:formula="of:=IF(([.$A42]-1)/3&gt;=[.W$3];ROUND([.$T$27]*([.$A42]-[.W$4])/(20-[.W$4])*[.$B$25]/([.W$3]+1);0);&quot;-&quot;)" office:value-type="float" office:value="1">
            <text:p>1</text:p>
          </table:table-cell>
          <table:table-cell table:style-name="ce579" table:formula="of:=IF(([.$A42]-1)/3&gt;=[.X$3];ROUND([.$T$27]*([.$A42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C$3];ROUND([.$B$27]*([.$A43]-[.C$4])/(20-[.C$4])*[.$B$25]/([.C$3]+1);0);&quot;-&quot;)" office:value-type="float" office:value="1">
            <text:p>1</text:p>
          </table:table-cell>
          <table:table-cell table:style-name="ce575" table:formula="of:=IF(([.$A43]-1)/3&gt;=[.D$3];ROUND([.$B$27]*([.$A43]-[.D$4])/(20-[.D$4])*[.$B$25]/([.D$3]+1);0);&quot;-&quot;)" office:value-type="float" office:value="1">
            <text:p>1</text:p>
          </table:table-cell>
          <table:table-cell table:style-name="ce575" table:formula="of:=IF(([.$A43]-1)/3&gt;=[.E$3];ROUND([.$B$27]*([.$A43]-[.E$4])/(20-[.E$4])*[.$B$25]/([.E$3]+1);0);&quot;-&quot;)" office:value-type="float" office:value="1">
            <text:p>1</text:p>
          </table:table-cell>
          <table:table-cell table:style-name="ce579" table:formula="of:=IF(([.$A43]-1)/3&gt;=[.F$3];ROUND([.$B$27]*([.$A43]-[.F$4])/(20-[.F$4])*[.$B$25]/([.F$3]+1);0);&quot;-&quot;)" office:value-type="float" office:value="0">
            <text:p>0</text:p>
          </table:table-cell>
          <table:table-cell table:style-name="ce571" table:formula="of:=[.G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I$3];ROUND([.$H$27]*([.$A43]-[.I$4])/(20-[.I$4])*[.$B$25]/([.I$3]+1);0);&quot;-&quot;)" office:value-type="float" office:value="2">
            <text:p>2</text:p>
          </table:table-cell>
          <table:table-cell table:style-name="ce575" table:formula="of:=IF(([.$A43]-1)/3&gt;=[.J$3];ROUND([.$H$27]*([.$A43]-[.J$4])/(20-[.J$4])*[.$B$25]/([.J$3]+1);0);&quot;-&quot;)" office:value-type="float" office:value="1">
            <text:p>1</text:p>
          </table:table-cell>
          <table:table-cell table:style-name="ce575" table:formula="of:=IF(([.$A43]-1)/3&gt;=[.K$3];ROUND([.$H$27]*([.$A43]-[.K$4])/(20-[.K$4])*[.$B$25]/([.K$3]+1);0);&quot;-&quot;)" office:value-type="float" office:value="1">
            <text:p>1</text:p>
          </table:table-cell>
          <table:table-cell table:style-name="ce579" table:formula="of:=IF(([.$A43]-1)/3&gt;=[.L$3];ROUND([.$H$27]*([.$A43]-[.L$4])/(20-[.L$4])*[.$B$25]/([.L$3]+1);0);&quot;-&quot;)" office:value-type="float" office:value="0">
            <text:p>0</text:p>
          </table:table-cell>
          <table:table-cell table:style-name="ce571" table:formula="of:=[.M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O$3];ROUND([.$N$27]*([.$A43]-[.O$4])/(20-[.O$4])*[.$B$25]/([.O$3]+1);0);&quot;-&quot;)" office:value-type="float" office:value="2">
            <text:p>2</text:p>
          </table:table-cell>
          <table:table-cell table:style-name="ce575" table:formula="of:=IF(([.$A43]-1)/3&gt;=[.P$3];ROUND([.$N$27]*([.$A43]-[.P$4])/(20-[.P$4])*[.$B$25]/([.P$3]+1);0);&quot;-&quot;)" office:value-type="float" office:value="1">
            <text:p>1</text:p>
          </table:table-cell>
          <table:table-cell table:style-name="ce575" table:formula="of:=IF(([.$A43]-1)/3&gt;=[.Q$3];ROUND([.$N$27]*([.$A43]-[.Q$4])/(20-[.Q$4])*[.$B$25]/([.Q$3]+1);0);&quot;-&quot;)" office:value-type="float" office:value="1">
            <text:p>1</text:p>
          </table:table-cell>
          <table:table-cell table:style-name="ce579" table:formula="of:=IF(([.$A43]-1)/3&gt;=[.R$3];ROUND([.$N$27]*([.$A43]-[.R$4])/(20-[.R$4])*[.$B$25]/([.R$3]+1);0);&quot;-&quot;)" office:value-type="float" office:value="0">
            <text:p>0</text:p>
          </table:table-cell>
          <table:table-cell table:style-name="ce571" table:formula="of:=[.S42]+1" office:value-type="float" office:value="15" table:number-columns-spanned="2" table:number-rows-spanned="1">
            <text:p>15</text:p>
          </table:table-cell>
          <table:covered-table-cell table:style-name="ce575"/>
          <table:table-cell table:style-name="ce575" table:formula="of:=IF(([.$A43]-1)/3&gt;=[.U$3];ROUND([.$T$27]*([.$A43]-[.U$4])/(20-[.U$4])*[.$B$25]/([.U$3]+1);0);&quot;-&quot;)" office:value-type="float" office:value="2">
            <text:p>2</text:p>
          </table:table-cell>
          <table:table-cell table:style-name="ce575" table:formula="of:=IF(([.$A43]-1)/3&gt;=[.V$3];ROUND([.$T$27]*([.$A43]-[.V$4])/(20-[.V$4])*[.$B$25]/([.V$3]+1);0);&quot;-&quot;)" office:value-type="float" office:value="1">
            <text:p>1</text:p>
          </table:table-cell>
          <table:table-cell table:style-name="ce575" table:formula="of:=IF(([.$A43]-1)/3&gt;=[.W$3];ROUND([.$T$27]*([.$A43]-[.W$4])/(20-[.W$4])*[.$B$25]/([.W$3]+1);0);&quot;-&quot;)" office:value-type="float" office:value="1">
            <text:p>1</text:p>
          </table:table-cell>
          <table:table-cell table:style-name="ce579" table:formula="of:=IF(([.$A43]-1)/3&gt;=[.X$3];ROUND([.$T$27]*([.$A43]-[.X$4])/(20-[.X$4])*[.$B$25]/([.X$3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71" table:formula="of:=[.A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C$3];ROUND([.$B$27]*([.$A44]-[.C$4])/(20-[.C$4])*[.$B$25]/([.C$3]+1);0);&quot;-&quot;)" office:value-type="float" office:value="2">
            <text:p>2</text:p>
          </table:table-cell>
          <table:table-cell table:style-name="ce575" table:formula="of:=IF(([.$A44]-1)/3&gt;=[.D$3];ROUND([.$B$27]*([.$A44]-[.D$4])/(20-[.D$4])*[.$B$25]/([.D$3]+1);0);&quot;-&quot;)" office:value-type="float" office:value="1">
            <text:p>1</text:p>
          </table:table-cell>
          <table:table-cell table:style-name="ce575" table:formula="of:=IF(([.$A44]-1)/3&gt;=[.E$3];ROUND([.$B$27]*([.$A44]-[.E$4])/(20-[.E$4])*[.$B$25]/([.E$3]+1);0);&quot;-&quot;)" office:value-type="float" office:value="1">
            <text:p>1</text:p>
          </table:table-cell>
          <table:table-cell table:style-name="ce579" table:formula="of:=IF(([.$A44]-1)/3&gt;=[.F$3];ROUND([.$B$27]*([.$A44]-[.F$4])/(20-[.F$4])*[.$B$25]/([.F$3]+1);0);&quot;-&quot;)" office:value-type="float" office:value="0">
            <text:p>0</text:p>
          </table:table-cell>
          <table:table-cell table:style-name="ce571" table:formula="of:=[.G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I$3];ROUND([.$H$27]*([.$A44]-[.I$4])/(20-[.I$4])*[.$B$25]/([.I$3]+1);0);&quot;-&quot;)" office:value-type="float" office:value="2">
            <text:p>2</text:p>
          </table:table-cell>
          <table:table-cell table:style-name="ce575" table:formula="of:=IF(([.$A44]-1)/3&gt;=[.J$3];ROUND([.$H$27]*([.$A44]-[.J$4])/(20-[.J$4])*[.$B$25]/([.J$3]+1);0);&quot;-&quot;)" office:value-type="float" office:value="1">
            <text:p>1</text:p>
          </table:table-cell>
          <table:table-cell table:style-name="ce575" table:formula="of:=IF(([.$A44]-1)/3&gt;=[.K$3];ROUND([.$H$27]*([.$A44]-[.K$4])/(20-[.K$4])*[.$B$25]/([.K$3]+1);0);&quot;-&quot;)" office:value-type="float" office:value="1">
            <text:p>1</text:p>
          </table:table-cell>
          <table:table-cell table:style-name="ce579" table:formula="of:=IF(([.$A44]-1)/3&gt;=[.L$3];ROUND([.$H$27]*([.$A44]-[.L$4])/(20-[.L$4])*[.$B$25]/([.L$3]+1);0);&quot;-&quot;)" office:value-type="float" office:value="0">
            <text:p>0</text:p>
          </table:table-cell>
          <table:table-cell table:style-name="ce571" table:formula="of:=[.M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O$3];ROUND([.$N$27]*([.$A44]-[.O$4])/(20-[.O$4])*[.$B$25]/([.O$3]+1);0);&quot;-&quot;)" office:value-type="float" office:value="2">
            <text:p>2</text:p>
          </table:table-cell>
          <table:table-cell table:style-name="ce575" table:formula="of:=IF(([.$A44]-1)/3&gt;=[.P$3];ROUND([.$N$27]*([.$A44]-[.P$4])/(20-[.P$4])*[.$B$25]/([.P$3]+1);0);&quot;-&quot;)" office:value-type="float" office:value="1">
            <text:p>1</text:p>
          </table:table-cell>
          <table:table-cell table:style-name="ce575" table:formula="of:=IF(([.$A44]-1)/3&gt;=[.Q$3];ROUND([.$N$27]*([.$A44]-[.Q$4])/(20-[.Q$4])*[.$B$25]/([.Q$3]+1);0);&quot;-&quot;)" office:value-type="float" office:value="1">
            <text:p>1</text:p>
          </table:table-cell>
          <table:table-cell table:style-name="ce579" table:formula="of:=IF(([.$A44]-1)/3&gt;=[.R$3];ROUND([.$N$27]*([.$A44]-[.R$4])/(20-[.R$4])*[.$B$25]/([.R$3]+1);0);&quot;-&quot;)" office:value-type="float" office:value="1">
            <text:p>1</text:p>
          </table:table-cell>
          <table:table-cell table:style-name="ce571" table:formula="of:=[.S43]+1" office:value-type="float" office:value="16" table:number-columns-spanned="2" table:number-rows-spanned="1">
            <text:p>16</text:p>
          </table:table-cell>
          <table:covered-table-cell table:style-name="ce575"/>
          <table:table-cell table:style-name="ce575" table:formula="of:=IF(([.$A44]-1)/3&gt;=[.U$3];ROUND([.$T$27]*([.$A44]-[.U$4])/(20-[.U$4])*[.$B$25]/([.U$3]+1);0);&quot;-&quot;)" office:value-type="float" office:value="3">
            <text:p>3</text:p>
          </table:table-cell>
          <table:table-cell table:style-name="ce575" table:formula="of:=IF(([.$A44]-1)/3&gt;=[.V$3];ROUND([.$T$27]*([.$A44]-[.V$4])/(20-[.V$4])*[.$B$25]/([.V$3]+1);0);&quot;-&quot;)" office:value-type="float" office:value="2">
            <text:p>2</text:p>
          </table:table-cell>
          <table:table-cell table:style-name="ce575" table:formula="of:=IF(([.$A44]-1)/3&gt;=[.W$3];ROUND([.$T$27]*([.$A44]-[.W$4])/(20-[.W$4])*[.$B$25]/([.W$3]+1);0);&quot;-&quot;)" office:value-type="float" office:value="1">
            <text:p>1</text:p>
          </table:table-cell>
          <table:table-cell table:style-name="ce579" table:formula="of:=IF(([.$A44]-1)/3&gt;=[.X$3];ROUND([.$T$27]*([.$A44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C$3];ROUND([.$B$27]*([.$A45]-[.C$4])/(20-[.C$4])*[.$B$25]/([.C$3]+1);0);&quot;-&quot;)" office:value-type="float" office:value="2">
            <text:p>2</text:p>
          </table:table-cell>
          <table:table-cell table:style-name="ce575" table:formula="of:=IF(([.$A45]-1)/3&gt;=[.D$3];ROUND([.$B$27]*([.$A45]-[.D$4])/(20-[.D$4])*[.$B$25]/([.D$3]+1);0);&quot;-&quot;)" office:value-type="float" office:value="1">
            <text:p>1</text:p>
          </table:table-cell>
          <table:table-cell table:style-name="ce575" table:formula="of:=IF(([.$A45]-1)/3&gt;=[.E$3];ROUND([.$B$27]*([.$A45]-[.E$4])/(20-[.E$4])*[.$B$25]/([.E$3]+1);0);&quot;-&quot;)" office:value-type="float" office:value="1">
            <text:p>1</text:p>
          </table:table-cell>
          <table:table-cell table:style-name="ce579" table:formula="of:=IF(([.$A45]-1)/3&gt;=[.F$3];ROUND([.$B$27]*([.$A45]-[.F$4])/(20-[.F$4])*[.$B$25]/([.F$3]+1);0);&quot;-&quot;)" office:value-type="float" office:value="0">
            <text:p>0</text:p>
          </table:table-cell>
          <table:table-cell table:style-name="ce571" table:formula="of:=[.G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I$3];ROUND([.$H$27]*([.$A45]-[.I$4])/(20-[.I$4])*[.$B$25]/([.I$3]+1);0);&quot;-&quot;)" office:value-type="float" office:value="2">
            <text:p>2</text:p>
          </table:table-cell>
          <table:table-cell table:style-name="ce575" table:formula="of:=IF(([.$A45]-1)/3&gt;=[.J$3];ROUND([.$H$27]*([.$A45]-[.J$4])/(20-[.J$4])*[.$B$25]/([.J$3]+1);0);&quot;-&quot;)" office:value-type="float" office:value="1">
            <text:p>1</text:p>
          </table:table-cell>
          <table:table-cell table:style-name="ce575" table:formula="of:=IF(([.$A45]-1)/3&gt;=[.K$3];ROUND([.$H$27]*([.$A45]-[.K$4])/(20-[.K$4])*[.$B$25]/([.K$3]+1);0);&quot;-&quot;)" office:value-type="float" office:value="1">
            <text:p>1</text:p>
          </table:table-cell>
          <table:table-cell table:style-name="ce579" table:formula="of:=IF(([.$A45]-1)/3&gt;=[.L$3];ROUND([.$H$27]*([.$A45]-[.L$4])/(20-[.L$4])*[.$B$25]/([.L$3]+1);0);&quot;-&quot;)" office:value-type="float" office:value="1">
            <text:p>1</text:p>
          </table:table-cell>
          <table:table-cell table:style-name="ce571" table:formula="of:=[.M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O$3];ROUND([.$N$27]*([.$A45]-[.O$4])/(20-[.O$4])*[.$B$25]/([.O$3]+1);0);&quot;-&quot;)" office:value-type="float" office:value="2">
            <text:p>2</text:p>
          </table:table-cell>
          <table:table-cell table:style-name="ce575" table:formula="of:=IF(([.$A45]-1)/3&gt;=[.P$3];ROUND([.$N$27]*([.$A45]-[.P$4])/(20-[.P$4])*[.$B$25]/([.P$3]+1);0);&quot;-&quot;)" office:value-type="float" office:value="2">
            <text:p>2</text:p>
          </table:table-cell>
          <table:table-cell table:style-name="ce575" table:formula="of:=IF(([.$A45]-1)/3&gt;=[.Q$3];ROUND([.$N$27]*([.$A45]-[.Q$4])/(20-[.Q$4])*[.$B$25]/([.Q$3]+1);0);&quot;-&quot;)" office:value-type="float" office:value="1">
            <text:p>1</text:p>
          </table:table-cell>
          <table:table-cell table:style-name="ce579" table:formula="of:=IF(([.$A45]-1)/3&gt;=[.R$3];ROUND([.$N$27]*([.$A45]-[.R$4])/(20-[.R$4])*[.$B$25]/([.R$3]+1);0);&quot;-&quot;)" office:value-type="float" office:value="1">
            <text:p>1</text:p>
          </table:table-cell>
          <table:table-cell table:style-name="ce571" table:formula="of:=[.S44]+1" office:value-type="float" office:value="17" table:number-columns-spanned="2" table:number-rows-spanned="1">
            <text:p>17</text:p>
          </table:table-cell>
          <table:covered-table-cell table:style-name="ce575"/>
          <table:table-cell table:style-name="ce575" table:formula="of:=IF(([.$A45]-1)/3&gt;=[.U$3];ROUND([.$T$27]*([.$A45]-[.U$4])/(20-[.U$4])*[.$B$25]/([.U$3]+1);0);&quot;-&quot;)" office:value-type="float" office:value="3">
            <text:p>3</text:p>
          </table:table-cell>
          <table:table-cell table:style-name="ce575" table:formula="of:=IF(([.$A45]-1)/3&gt;=[.V$3];ROUND([.$T$27]*([.$A45]-[.V$4])/(20-[.V$4])*[.$B$25]/([.V$3]+1);0);&quot;-&quot;)" office:value-type="float" office:value="2">
            <text:p>2</text:p>
          </table:table-cell>
          <table:table-cell table:style-name="ce575" table:formula="of:=IF(([.$A45]-1)/3&gt;=[.W$3];ROUND([.$T$27]*([.$A45]-[.W$4])/(20-[.W$4])*[.$B$25]/([.W$3]+1);0);&quot;-&quot;)" office:value-type="float" office:value="1">
            <text:p>1</text:p>
          </table:table-cell>
          <table:table-cell table:style-name="ce579" table:formula="of:=IF(([.$A45]-1)/3&gt;=[.X$3];ROUND([.$T$27]*([.$A45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C$3];ROUND([.$B$27]*([.$A46]-[.C$4])/(20-[.C$4])*[.$B$25]/([.C$3]+1);0);&quot;-&quot;)" office:value-type="float" office:value="2">
            <text:p>2</text:p>
          </table:table-cell>
          <table:table-cell table:style-name="ce575" table:formula="of:=IF(([.$A46]-1)/3&gt;=[.D$3];ROUND([.$B$27]*([.$A46]-[.D$4])/(20-[.D$4])*[.$B$25]/([.D$3]+1);0);&quot;-&quot;)" office:value-type="float" office:value="1">
            <text:p>1</text:p>
          </table:table-cell>
          <table:table-cell table:style-name="ce575" table:formula="of:=IF(([.$A46]-1)/3&gt;=[.E$3];ROUND([.$B$27]*([.$A46]-[.E$4])/(20-[.E$4])*[.$B$25]/([.E$3]+1);0);&quot;-&quot;)" office:value-type="float" office:value="1">
            <text:p>1</text:p>
          </table:table-cell>
          <table:table-cell table:style-name="ce579" table:formula="of:=IF(([.$A46]-1)/3&gt;=[.F$3];ROUND([.$B$27]*([.$A46]-[.F$4])/(20-[.F$4])*[.$B$25]/([.F$3]+1);0);&quot;-&quot;)" office:value-type="float" office:value="1">
            <text:p>1</text:p>
          </table:table-cell>
          <table:table-cell table:style-name="ce571" table:formula="of:=[.G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I$3];ROUND([.$H$27]*([.$A46]-[.I$4])/(20-[.I$4])*[.$B$25]/([.I$3]+1);0);&quot;-&quot;)" office:value-type="float" office:value="2">
            <text:p>2</text:p>
          </table:table-cell>
          <table:table-cell table:style-name="ce575" table:formula="of:=IF(([.$A46]-1)/3&gt;=[.J$3];ROUND([.$H$27]*([.$A46]-[.J$4])/(20-[.J$4])*[.$B$25]/([.J$3]+1);0);&quot;-&quot;)" office:value-type="float" office:value="1">
            <text:p>1</text:p>
          </table:table-cell>
          <table:table-cell table:style-name="ce575" table:formula="of:=IF(([.$A46]-1)/3&gt;=[.K$3];ROUND([.$H$27]*([.$A46]-[.K$4])/(20-[.K$4])*[.$B$25]/([.K$3]+1);0);&quot;-&quot;)" office:value-type="float" office:value="1">
            <text:p>1</text:p>
          </table:table-cell>
          <table:table-cell table:style-name="ce579" table:formula="of:=IF(([.$A46]-1)/3&gt;=[.L$3];ROUND([.$H$27]*([.$A46]-[.L$4])/(20-[.L$4])*[.$B$25]/([.L$3]+1);0);&quot;-&quot;)" office:value-type="float" office:value="1">
            <text:p>1</text:p>
          </table:table-cell>
          <table:table-cell table:style-name="ce571" table:formula="of:=[.M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O$3];ROUND([.$N$27]*([.$A46]-[.O$4])/(20-[.O$4])*[.$B$25]/([.O$3]+1);0);&quot;-&quot;)" office:value-type="float" office:value="3">
            <text:p>3</text:p>
          </table:table-cell>
          <table:table-cell table:style-name="ce575" table:formula="of:=IF(([.$A46]-1)/3&gt;=[.P$3];ROUND([.$N$27]*([.$A46]-[.P$4])/(20-[.P$4])*[.$B$25]/([.P$3]+1);0);&quot;-&quot;)" office:value-type="float" office:value="2">
            <text:p>2</text:p>
          </table:table-cell>
          <table:table-cell table:style-name="ce575" table:formula="of:=IF(([.$A46]-1)/3&gt;=[.Q$3];ROUND([.$N$27]*([.$A46]-[.Q$4])/(20-[.Q$4])*[.$B$25]/([.Q$3]+1);0);&quot;-&quot;)" office:value-type="float" office:value="1">
            <text:p>1</text:p>
          </table:table-cell>
          <table:table-cell table:style-name="ce579" table:formula="of:=IF(([.$A46]-1)/3&gt;=[.R$3];ROUND([.$N$27]*([.$A46]-[.R$4])/(20-[.R$4])*[.$B$25]/([.R$3]+1);0);&quot;-&quot;)" office:value-type="float" office:value="1">
            <text:p>1</text:p>
          </table:table-cell>
          <table:table-cell table:style-name="ce571" table:formula="of:=[.S45]+1" office:value-type="float" office:value="18" table:number-columns-spanned="2" table:number-rows-spanned="1">
            <text:p>18</text:p>
          </table:table-cell>
          <table:covered-table-cell table:style-name="ce575"/>
          <table:table-cell table:style-name="ce575" table:formula="of:=IF(([.$A46]-1)/3&gt;=[.U$3];ROUND([.$T$27]*([.$A46]-[.U$4])/(20-[.U$4])*[.$B$25]/([.U$3]+1);0);&quot;-&quot;)" office:value-type="float" office:value="3">
            <text:p>3</text:p>
          </table:table-cell>
          <table:table-cell table:style-name="ce575" table:formula="of:=IF(([.$A46]-1)/3&gt;=[.V$3];ROUND([.$T$27]*([.$A46]-[.V$4])/(20-[.V$4])*[.$B$25]/([.V$3]+1);0);&quot;-&quot;)" office:value-type="float" office:value="2">
            <text:p>2</text:p>
          </table:table-cell>
          <table:table-cell table:style-name="ce575" table:formula="of:=IF(([.$A46]-1)/3&gt;=[.W$3];ROUND([.$T$27]*([.$A46]-[.W$4])/(20-[.W$4])*[.$B$25]/([.W$3]+1);0);&quot;-&quot;)" office:value-type="float" office:value="1">
            <text:p>1</text:p>
          </table:table-cell>
          <table:table-cell table:style-name="ce579" table:formula="of:=IF(([.$A46]-1)/3&gt;=[.X$3];ROUND([.$T$27]*([.$A46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1" table:formula="of:=[.A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C$3];ROUND([.$B$27]*([.$A47]-[.C$4])/(20-[.C$4])*[.$B$25]/([.C$3]+1);0);&quot;-&quot;)" office:value-type="float" office:value="2">
            <text:p>2</text:p>
          </table:table-cell>
          <table:table-cell table:style-name="ce575" table:formula="of:=IF(([.$A47]-1)/3&gt;=[.D$3];ROUND([.$B$27]*([.$A47]-[.D$4])/(20-[.D$4])*[.$B$25]/([.D$3]+1);0);&quot;-&quot;)" office:value-type="float" office:value="1">
            <text:p>1</text:p>
          </table:table-cell>
          <table:table-cell table:style-name="ce575" table:formula="of:=IF(([.$A47]-1)/3&gt;=[.E$3];ROUND([.$B$27]*([.$A47]-[.E$4])/(20-[.E$4])*[.$B$25]/([.E$3]+1);0);&quot;-&quot;)" office:value-type="float" office:value="1">
            <text:p>1</text:p>
          </table:table-cell>
          <table:table-cell table:style-name="ce579" table:formula="of:=IF(([.$A47]-1)/3&gt;=[.F$3];ROUND([.$B$27]*([.$A47]-[.F$4])/(20-[.F$4])*[.$B$25]/([.F$3]+1);0);&quot;-&quot;)" office:value-type="float" office:value="1">
            <text:p>1</text:p>
          </table:table-cell>
          <table:table-cell table:style-name="ce571" table:formula="of:=[.G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I$3];ROUND([.$H$27]*([.$A47]-[.I$4])/(20-[.I$4])*[.$B$25]/([.I$3]+1);0);&quot;-&quot;)" office:value-type="float" office:value="2">
            <text:p>2</text:p>
          </table:table-cell>
          <table:table-cell table:style-name="ce575" table:formula="of:=IF(([.$A47]-1)/3&gt;=[.J$3];ROUND([.$H$27]*([.$A47]-[.J$4])/(20-[.J$4])*[.$B$25]/([.J$3]+1);0);&quot;-&quot;)" office:value-type="float" office:value="2">
            <text:p>2</text:p>
          </table:table-cell>
          <table:table-cell table:style-name="ce575" table:formula="of:=IF(([.$A47]-1)/3&gt;=[.K$3];ROUND([.$H$27]*([.$A47]-[.K$4])/(20-[.K$4])*[.$B$25]/([.K$3]+1);0);&quot;-&quot;)" office:value-type="float" office:value="1">
            <text:p>1</text:p>
          </table:table-cell>
          <table:table-cell table:style-name="ce579" table:formula="of:=IF(([.$A47]-1)/3&gt;=[.L$3];ROUND([.$H$27]*([.$A47]-[.L$4])/(20-[.L$4])*[.$B$25]/([.L$3]+1);0);&quot;-&quot;)" office:value-type="float" office:value="1">
            <text:p>1</text:p>
          </table:table-cell>
          <table:table-cell table:style-name="ce571" table:formula="of:=[.M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O$3];ROUND([.$N$27]*([.$A47]-[.O$4])/(20-[.O$4])*[.$B$25]/([.O$3]+1);0);&quot;-&quot;)" office:value-type="float" office:value="3">
            <text:p>3</text:p>
          </table:table-cell>
          <table:table-cell table:style-name="ce575" table:formula="of:=IF(([.$A47]-1)/3&gt;=[.P$3];ROUND([.$N$27]*([.$A47]-[.P$4])/(20-[.P$4])*[.$B$25]/([.P$3]+1);0);&quot;-&quot;)" office:value-type="float" office:value="2">
            <text:p>2</text:p>
          </table:table-cell>
          <table:table-cell table:style-name="ce575" table:formula="of:=IF(([.$A47]-1)/3&gt;=[.Q$3];ROUND([.$N$27]*([.$A47]-[.Q$4])/(20-[.Q$4])*[.$B$25]/([.Q$3]+1);0);&quot;-&quot;)" office:value-type="float" office:value="1">
            <text:p>1</text:p>
          </table:table-cell>
          <table:table-cell table:style-name="ce579" table:formula="of:=IF(([.$A47]-1)/3&gt;=[.R$3];ROUND([.$N$27]*([.$A47]-[.R$4])/(20-[.R$4])*[.$B$25]/([.R$3]+1);0);&quot;-&quot;)" office:value-type="float" office:value="1">
            <text:p>1</text:p>
          </table:table-cell>
          <table:table-cell table:style-name="ce571" table:formula="of:=[.S46]+1" office:value-type="float" office:value="19" table:number-columns-spanned="2" table:number-rows-spanned="1">
            <text:p>19</text:p>
          </table:table-cell>
          <table:covered-table-cell table:style-name="ce575"/>
          <table:table-cell table:style-name="ce575" table:formula="of:=IF(([.$A47]-1)/3&gt;=[.U$3];ROUND([.$T$27]*([.$A47]-[.U$4])/(20-[.U$4])*[.$B$25]/([.U$3]+1);0);&quot;-&quot;)" office:value-type="float" office:value="3">
            <text:p>3</text:p>
          </table:table-cell>
          <table:table-cell table:style-name="ce575" table:formula="of:=IF(([.$A47]-1)/3&gt;=[.V$3];ROUND([.$T$27]*([.$A47]-[.V$4])/(20-[.V$4])*[.$B$25]/([.V$3]+1);0);&quot;-&quot;)" office:value-type="float" office:value="2">
            <text:p>2</text:p>
          </table:table-cell>
          <table:table-cell table:style-name="ce575" table:formula="of:=IF(([.$A47]-1)/3&gt;=[.W$3];ROUND([.$T$27]*([.$A47]-[.W$4])/(20-[.W$4])*[.$B$25]/([.W$3]+1);0);&quot;-&quot;)" office:value-type="float" office:value="2">
            <text:p>2</text:p>
          </table:table-cell>
          <table:table-cell table:style-name="ce579" table:formula="of:=IF(([.$A47]-1)/3&gt;=[.X$3];ROUND([.$T$27]*([.$A47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72" table:formula="of:=[.A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C$3];ROUND([.$B$27]*([.$A48]-[.C$4])/(20-[.C$4])*[.$B$25]/([.C$3]+1);0);&quot;-&quot;)" office:value-type="float" office:value="2">
            <text:p>2</text:p>
          </table:table-cell>
          <table:table-cell table:style-name="ce576" table:formula="of:=IF(([.$A48]-1)/3&gt;=[.D$3];ROUND([.$B$27]*([.$A48]-[.D$4])/(20-[.D$4])*[.$B$25]/([.D$3]+1);0);&quot;-&quot;)" office:value-type="float" office:value="1">
            <text:p>1</text:p>
          </table:table-cell>
          <table:table-cell table:style-name="ce576" table:formula="of:=IF(([.$A48]-1)/3&gt;=[.E$3];ROUND([.$B$27]*([.$A48]-[.E$4])/(20-[.E$4])*[.$B$25]/([.E$3]+1);0);&quot;-&quot;)" office:value-type="float" office:value="1">
            <text:p>1</text:p>
          </table:table-cell>
          <table:table-cell table:style-name="ce581" table:formula="of:=IF(([.$A48]-1)/3&gt;=[.F$3];ROUND([.$B$27]*([.$A48]-[.F$4])/(20-[.F$4])*[.$B$25]/([.F$3]+1);0);&quot;-&quot;)" office:value-type="float" office:value="1">
            <text:p>1</text:p>
          </table:table-cell>
          <table:table-cell table:style-name="ce572" table:formula="of:=[.G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I$3];ROUND([.$H$27]*([.$A48]-[.I$4])/(20-[.I$4])*[.$B$25]/([.I$3]+1);0);&quot;-&quot;)" office:value-type="float" office:value="3">
            <text:p>3</text:p>
          </table:table-cell>
          <table:table-cell table:style-name="ce576" table:formula="of:=IF(([.$A48]-1)/3&gt;=[.J$3];ROUND([.$H$27]*([.$A48]-[.J$4])/(20-[.J$4])*[.$B$25]/([.J$3]+1);0);&quot;-&quot;)" office:value-type="float" office:value="2">
            <text:p>2</text:p>
          </table:table-cell>
          <table:table-cell table:style-name="ce576" table:formula="of:=IF(([.$A48]-1)/3&gt;=[.K$3];ROUND([.$H$27]*([.$A48]-[.K$4])/(20-[.K$4])*[.$B$25]/([.K$3]+1);0);&quot;-&quot;)" office:value-type="float" office:value="1">
            <text:p>1</text:p>
          </table:table-cell>
          <table:table-cell table:style-name="ce581" table:formula="of:=IF(([.$A48]-1)/3&gt;=[.L$3];ROUND([.$H$27]*([.$A48]-[.L$4])/(20-[.L$4])*[.$B$25]/([.L$3]+1);0);&quot;-&quot;)" office:value-type="float" office:value="1">
            <text:p>1</text:p>
          </table:table-cell>
          <table:table-cell table:style-name="ce572" table:formula="of:=[.M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O$3];ROUND([.$N$27]*([.$A48]-[.O$4])/(20-[.O$4])*[.$B$25]/([.O$3]+1);0);&quot;-&quot;)" office:value-type="float" office:value="3">
            <text:p>3</text:p>
          </table:table-cell>
          <table:table-cell table:style-name="ce576" table:formula="of:=IF(([.$A48]-1)/3&gt;=[.P$3];ROUND([.$N$27]*([.$A48]-[.P$4])/(20-[.P$4])*[.$B$25]/([.P$3]+1);0);&quot;-&quot;)" office:value-type="float" office:value="2">
            <text:p>2</text:p>
          </table:table-cell>
          <table:table-cell table:style-name="ce576" table:formula="of:=IF(([.$A48]-1)/3&gt;=[.Q$3];ROUND([.$N$27]*([.$A48]-[.Q$4])/(20-[.Q$4])*[.$B$25]/([.Q$3]+1);0);&quot;-&quot;)" office:value-type="float" office:value="1">
            <text:p>1</text:p>
          </table:table-cell>
          <table:table-cell table:style-name="ce581" table:formula="of:=IF(([.$A48]-1)/3&gt;=[.R$3];ROUND([.$N$27]*([.$A48]-[.R$4])/(20-[.R$4])*[.$B$25]/([.R$3]+1);0);&quot;-&quot;)" office:value-type="float" office:value="1">
            <text:p>1</text:p>
          </table:table-cell>
          <table:table-cell table:style-name="ce572" table:formula="of:=[.S47]+1" office:value-type="float" office:value="20" table:number-columns-spanned="2" table:number-rows-spanned="1">
            <text:p>20</text:p>
          </table:table-cell>
          <table:covered-table-cell table:style-name="ce576"/>
          <table:table-cell table:style-name="ce576" table:formula="of:=IF(([.$A48]-1)/3&gt;=[.U$3];ROUND([.$T$27]*([.$A48]-[.U$4])/(20-[.U$4])*[.$B$25]/([.U$3]+1);0);&quot;-&quot;)" office:value-type="float" office:value="3">
            <text:p>3</text:p>
          </table:table-cell>
          <table:table-cell table:style-name="ce576" table:formula="of:=IF(([.$A48]-1)/3&gt;=[.V$3];ROUND([.$T$27]*([.$A48]-[.V$4])/(20-[.V$4])*[.$B$25]/([.V$3]+1);0);&quot;-&quot;)" office:value-type="float" office:value="2">
            <text:p>2</text:p>
          </table:table-cell>
          <table:table-cell table:style-name="ce576" table:formula="of:=IF(([.$A48]-1)/3&gt;=[.W$3];ROUND([.$T$27]*([.$A48]-[.W$4])/(20-[.W$4])*[.$B$25]/([.W$3]+1);0);&quot;-&quot;)" office:value-type="float" office:value="2">
            <text:p>2</text:p>
          </table:table-cell>
          <table:table-cell table:style-name="ce581" table:formula="of:=IF(([.$A48]-1)/3&gt;=[.X$3];ROUND([.$T$27]*([.$A48]-[.X$4])/(20-[.X$4])*[.$B$25]/([.X$3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otected="true" table:print="false">
        <table:table-column table:style-name="co6" table:number-columns-repeated="1021" table:default-cell-style-name="ce568"/>
        <table:table-column table:style-name="co6" table:number-columns-repeated="3" table:default-cell-style-name="Default"/>
        <table:table-row table:style-name="ro4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93" office:value-type="string">
            <text:p>TAGLIA</text:p>
          </table:table-cell>
          <table:table-cell table:style-name="ce593" office:value-type="string">
            <text:p>TPC CA</text:p>
          </table:table-cell>
          <table:table-cell table:style-name="ce593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06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10" office:value-type="string">
            <text:p>FOR</text:p>
          </table:table-cell>
          <table:table-cell table:style-name="ce610" office:value-type="string">
            <text:p>Leggero</text:p>
          </table:table-cell>
          <table:table-cell table:style-name="ce610" office:value-type="string">
            <text:p>Medio</text:p>
          </table:table-cell>
          <table:table-cell table:style-name="ce610" office:value-type="string">
            <text:p>Pesante</text:p>
          </table:table-cell>
          <table:table-cell table:style-name="ce610" office:value-type="string">
            <text:p>Leg LB</text:p>
          </table:table-cell>
          <table:table-cell table:style-name="ce610" office:value-type="string">
            <text:p>Med LB</text:p>
          </table:table-cell>
          <table:table-cell office:value-type="string">
            <text:p>Pes LB</text:p>
          </table:table-cell>
          <table:table-cell table:style-name="ce605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13" office:value-type="string" table:number-columns-spanned="2" table:number-rows-spanned="1">
            <text:p>Tal1 / Cap1</text:p>
          </table:table-cell>
          <table:covered-table-cell table:style-name="ce616"/>
          <table:table-cell table:style-name="ce616" office:value-type="string" table:number-columns-spanned="2" table:number-rows-spanned="1">
            <text:p>Tal2 / Cap2</text:p>
          </table:table-cell>
          <table:covered-table-cell table:style-name="ce616"/>
          <table:table-cell table:style-name="ce616" office:value-type="string" table:number-columns-spanned="2" table:number-rows-spanned="1">
            <text:p>Mag1 / Mag 2</text:p>
          </table:table-cell>
          <table:covered-table-cell table:style-name="ce616"/>
          <table:table-cell table:style-name="ce616" office:value-type="string" table:number-columns-spanned="2" table:number-rows-spanned="1">
            <text:p>Mag 3 / Mag4</text:p>
          </table:table-cell>
          <table:covered-table-cell table:style-name="ce616"/>
          <table:table-cell table:style-name="ce621" office:value-type="string" table:number-columns-spanned="2" table:number-rows-spanned="1">
            <text:p>Inventario</text:p>
          </table:table-cell>
          <table:covered-table-cell table:style-name="ce621"/>
          <table:table-cell table:number-columns-repeated="970"/>
        </table:table-row>
        <table:table-row table:style-name="ro4">
          <table:table-cell office:value-type="string">
            <text:p>Mult</text:p>
          </table:table-cell>
          <table:table-cell table:style-name="ce593" table:formula="of:=1/2" office:value-type="float" office:value="0.5">
            <text:p>0,5</text:p>
          </table:table-cell>
          <table:table-cell table:style-name="ce593" table:formula="of:=3/4" office:value-type="float" office:value="0.75">
            <text:p>0,75</text:p>
          </table:table-cell>
          <table:table-cell table:number-columns-repeated="2" table:style-name="ce593" office:value-type="float" office:value="1">
            <text:p>1</text:p>
          </table:table-cell>
          <table:table-cell table:style-name="ce593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595" office:value-type="string">
            <text:p>XXXP</text:p>
          </table:table-cell>
          <table:table-cell table:style-name="ce595" office:value-type="float" office:value="8">
            <text:p>8</text:p>
          </table:table-cell>
          <table:table-cell table:style-name="ce595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06" office:value-type="float" office:value="1">
            <text:p>1</text:p>
          </table:table-cell>
          <table:table-cell table:style-name="ce606" table:formula="of:=[Scheda.U6]" office:value-type="float" office:value="6">
            <text:p>6</text:p>
          </table:table-cell>
          <table:table-cell table:style-name="ce606" table:formula="of:=IF([.X2];HLOOKUP([.X2];[.$B$1:.$G$8];[.W2]+2;0);0)" office:value-type="float" office:value="0.5">
            <text:p>0,5</text:p>
          </table:table-cell>
          <table:table-cell table:style-name="ce606" table:formula="of:=ROUNDDOWN(([Scheda.C19]-1)/5;0)" office:value-type="float" office:value="-0">
            <text:p>0</text:p>
          </table:table-cell>
          <table:table-cell table:number-columns-repeated="4"/>
          <table:table-cell table:style-name="ce610" office:value-type="float" office:value="1">
            <text:p>1</text:p>
          </table:table-cell>
          <table:table-cell table:style-name="ce610" table:formula="of:=[.AI2]/2" office:value-type="float" office:value="1.5">
            <text:p>1,5</text:p>
          </table:table-cell>
          <table:table-cell table:style-name="ce610" table:formula="of:=[.AJ2]/2" office:value-type="float" office:value="3">
            <text:p>3</text:p>
          </table:table-cell>
          <table:table-cell table:style-name="ce610" table:formula="of:=[.AK2]/2" office:value-type="float" office:value="5">
            <text:p>5</text:p>
          </table:table-cell>
          <table:table-cell table:style-name="ce610" table:formula="of:=ROUNDDOWN([.AK2]/3;0)" office:value-type="float" office:value="3">
            <text:p>3</text:p>
          </table:table-cell>
          <table:table-cell table:style-name="ce610" table:formula="of:=ROUNDDOWN([.AK2]*2/3;0)" office:value-type="float" office:value="6">
            <text:p>6</text:p>
          </table:table-cell>
          <table:table-cell table:style-name="ce61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95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4" table:formula="of:=IF(NOT([Scheda.F66]=&quot;&quot;);[Scheda.F66];&quot;&quot;)">
            <text:p/>
          </table:table-cell>
          <table:table-cell table:style-name="ce594" table:formula="of:=IF(AND(NOT([Scheda.H66]=&quot;&quot;);NOT([Scheda.M67]=&quot;&quot;));[Scheda.H66];&quot;&quot;)">
            <text:p/>
          </table:table-cell>
          <table:table-cell table:style-name="ce617" table:formula="of:=IF(NOT([Scheda.J66]=&quot;&quot;);[Scheda.J66];&quot;&quot;)">
            <text:p/>
          </table:table-cell>
          <table:table-cell table:style-name="ce594" table:formula="of:=IF(AND(NOT([Scheda.L66]=&quot;&quot;);NOT([Scheda.M67]=&quot;&quot;));[Scheda.L66];&quot;&quot;)">
            <text:p/>
          </table:table-cell>
          <table:table-cell table:style-name="ce594" table:formula="of:=IF(NOT([Scheda.AH8]=&quot;&quot;);[Scheda.AH8];&quot;&quot;)">
            <text:p/>
          </table:table-cell>
          <table:table-cell table:style-name="ce594" table:formula="of:=IF(AND(NOT([Scheda.AJ8]=&quot;&quot;);NOT([Scheda.AG8]=&quot;&quot;));[Scheda.AJ8];&quot;&quot;)">
            <text:p/>
          </table:table-cell>
          <table:table-cell table:style-name="ce594" table:formula="of:=IF(NOT([Scheda.AW8]=&quot;&quot;);[Scheda.AW8];&quot;&quot;)">
            <text:p/>
          </table:table-cell>
          <table:table-cell table:style-name="ce594" table:formula="of:=IF(AND(NOT([Scheda.AY8]=&quot;&quot;);NOT([Scheda.AV8]=&quot;&quot;));[Scheda.AY8];&quot;&quot;)">
            <text:p/>
          </table:table-cell>
          <table:table-cell table:style-name="ce594" table:formula="of:=IF(NOT([Scheda.AJ67]=&quot;&quot;);[Scheda.AJ67];&quot;&quot;)">
            <text:p/>
          </table:table-cell>
          <table:table-cell table:style-name="ce594" table:formula="of:=IF(NOT([Scheda.AL67]=&quot;&quot;);[Scheda.AL67];&quot;&quot;)">
            <text:p/>
          </table:table-cell>
          <table:table-cell table:number-columns-repeated="970"/>
        </table:table-row>
        <table:table-row table:style-name="ro4">
          <table:table-cell table:formula="of:=[Scheda.V6]" office:value-type="float" office:value="1">
            <text:p>1</text:p>
          </table:table-cell>
          <table:table-cell table:style-name="ce594" table:formula="of:=[.$A3]*[.B$2]" office:value-type="float" office:value="0.5">
            <text:p>0,5</text:p>
          </table:table-cell>
          <table:table-cell table:style-name="ce594" table:formula="of:=[.$A3]*[.C$2]" office:value-type="float" office:value="0.75">
            <text:p>0,75</text:p>
          </table:table-cell>
          <table:table-cell table:style-name="ce594" table:formula="of:=[.$A3]*[.D$2]" office:value-type="float" office:value="1">
            <text:p>1</text:p>
          </table:table-cell>
          <table:table-cell table:style-name="ce594" table:formula="of:=[.$A3]*[.E$2]" office:value-type="float" office:value="1">
            <text:p>1</text:p>
          </table:table-cell>
          <table:table-cell table:style-name="ce594" table:formula="of:=[.$A3]*[.F$2]" office:value-type="float" office:value="0.75">
            <text:p>0,75</text:p>
          </table:table-cell>
          <table:table-cell table:style-name="ce594" table:formula="of:=[.$A3]*[.G$2]" office:value-type="float" office:value="1">
            <text:p>1</text:p>
          </table:table-cell>
          <table:table-cell table:style-name="ce595" office:value-type="string">
            <text:p>XXP</text:p>
          </table:table-cell>
          <table:table-cell table:style-name="ce595" office:value-type="float" office:value="4">
            <text:p>4</text:p>
          </table:table-cell>
          <table:table-cell table:style-name="ce595" office:value-type="float" office:value="-4">
            <text:p>-4</text:p>
          </table:table-cell>
          <table:table-cell table:style-name="ce598" table:formula="of:=[Scheda.C6]" office:value-type="string" office:string-value="FOR">
            <text:p>FOR</text:p>
          </table:table-cell>
          <table:table-cell table:style-name="ce597" table:formula="of:=SUM([.M3:.R3])" office:value-type="float" office:value="0">
            <text:p>0</text:p>
          </table:table-cell>
          <table:table-cell table:style-name="ce597" table:formula="of:=SUMIF([.AS$2:.AS$63];&quot;=&quot;&amp;[.$K3];[.AT$2:.AT$63])" office:value-type="float" office:value="0">
            <text:p>0</text:p>
          </table:table-cell>
          <table:table-cell table:style-name="ce597" table:formula="of:=SUMIF([.AU$2:.AU$63];&quot;=&quot;&amp;[.$K3];[.AV$2:.AV$63])" office:value-type="float" office:value="0">
            <text:p>0</text:p>
          </table:table-cell>
          <table:table-cell table:style-name="ce597" table:formula="of:=SUMIF([.AW$2:.AW$63];&quot;=&quot;&amp;[.$K3];[.AX$2:.AX$63])" office:value-type="float" office:value="0">
            <text:p>0</text:p>
          </table:table-cell>
          <table:table-cell table:style-name="ce597" table:formula="of:=SUMIF([.AY$2:.AY$63];&quot;=&quot;&amp;[.$K3];[.AZ$2:.AZ$63])" office:value-type="float" office:value="0">
            <text:p>0</text:p>
          </table:table-cell>
          <table:table-cell table:style-name="ce597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06" table:formula="of:=[.W2]+1" office:value-type="float" office:value="2">
            <text:p>2</text:p>
          </table:table-cell>
          <table:table-cell table:style-name="ce606" table:formula="of:=[Scheda.U7]" office:value-type="float" office:value="0">
            <text:p>0</text:p>
          </table:table-cell>
          <table:table-cell table:style-name="ce606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10" table:formula="of:=[.AE2]+1" office:value-type="float" office:value="2">
            <text:p>2</text:p>
          </table:table-cell>
          <table:table-cell table:style-name="ce610" table:formula="of:=[.AI3]/2" office:value-type="float" office:value="3">
            <text:p>3</text:p>
          </table:table-cell>
          <table:table-cell table:style-name="ce610" table:formula="of:=[.AJ3]/2" office:value-type="float" office:value="6.5">
            <text:p>6,5</text:p>
          </table:table-cell>
          <table:table-cell table:style-name="ce610" table:formula="of:=[.AK3]/2" office:value-type="float" office:value="10">
            <text:p>10</text:p>
          </table:table-cell>
          <table:table-cell table:style-name="ce610" table:formula="of:=ROUNDDOWN([.AK3]/3;0)" office:value-type="float" office:value="6">
            <text:p>6</text:p>
          </table:table-cell>
          <table:table-cell table:style-name="ce610" table:formula="of:=ROUNDDOWN([.AK3]*2/3;0)" office:value-type="float" office:value="13">
            <text:p>13</text:p>
          </table:table-cell>
          <table:table-cell table:style-name="ce61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14" table:formula="of:=IF(NOT([Scheda.S66]=&quot;&quot;);[Scheda.S66];&quot;&quot;)">
            <text:p/>
          </table:table-cell>
          <table:table-cell table:style-name="ce594" table:formula="of:=IF(AND(NOT([Scheda.U66]=&quot;&quot;);NOT([Scheda.Z67]=&quot;&quot;));[Scheda.U66];&quot;&quot;)">
            <text:p/>
          </table:table-cell>
          <table:table-cell table:style-name="ce617" table:formula="of:=IF(NOT([Scheda.W66]=&quot;&quot;);[Scheda.W66];&quot;&quot;)">
            <text:p/>
          </table:table-cell>
          <table:table-cell table:style-name="ce594" table:formula="of:=IF(AND(NOT([Scheda.Y66]=&quot;&quot;);NOT([Scheda.Z67]=&quot;&quot;));[Scheda.Y66];&quot;&quot;)">
            <text:p/>
          </table:table-cell>
          <table:table-cell table:style-name="ce594" table:formula="of:=IF(NOT([Scheda.AL8]=&quot;&quot;);[Scheda.AL8];&quot;&quot;)">
            <text:p/>
          </table:table-cell>
          <table:table-cell table:style-name="ce594" table:formula="of:=IF(AND(NOT([Scheda.AN8]=&quot;&quot;);NOT([Scheda.AG8]=&quot;&quot;));[Scheda.AN8];&quot;&quot;)">
            <text:p/>
          </table:table-cell>
          <table:table-cell table:style-name="ce594" table:formula="of:=IF(NOT([Scheda.BA8]=&quot;&quot;);[Scheda.BA8];&quot;&quot;)">
            <text:p/>
          </table:table-cell>
          <table:table-cell table:style-name="ce594" table:formula="of:=IF(AND(NOT([Scheda.BC8]=&quot;&quot;);NOT([Scheda.AV8]=&quot;&quot;));[Scheda.BC8];&quot;&quot;)">
            <text:p/>
          </table:table-cell>
          <table:table-cell table:style-name="ce594" table:formula="of:=IF(NOT([Scheda.AJ68]=&quot;&quot;);[Scheda.AJ68];&quot;&quot;)">
            <text:p/>
          </table:table-cell>
          <table:table-cell table:style-name="ce594" table:formula="of:=IF(NOT([Scheda.AL68]=&quot;&quot;);[Scheda.AL68];&quot;&quot;)">
            <text:p/>
          </table:table-cell>
          <table:table-cell table:number-columns-repeated="970"/>
        </table:table-row>
        <table:table-row table:style-name="ro4">
          <table:table-cell table:formula="of:=[Scheda.V7]" office:value-type="float" office:value="0">
            <text:p>0</text:p>
          </table:table-cell>
          <table:table-cell table:style-name="ce594" table:formula="of:=[.$A4]*[.B$2]" office:value-type="float" office:value="0">
            <text:p>0</text:p>
          </table:table-cell>
          <table:table-cell table:style-name="ce594" table:formula="of:=[.$A4]*[.C$2]" office:value-type="float" office:value="0">
            <text:p>0</text:p>
          </table:table-cell>
          <table:table-cell table:style-name="ce594" table:formula="of:=[.$A4]*[.D$2]" office:value-type="float" office:value="0">
            <text:p>0</text:p>
          </table:table-cell>
          <table:table-cell table:style-name="ce594" table:formula="of:=[.$A4]*[.E$2]" office:value-type="float" office:value="0">
            <text:p>0</text:p>
          </table:table-cell>
          <table:table-cell table:style-name="ce594" table:formula="of:=[.$A4]*[.F$2]" office:value-type="float" office:value="0">
            <text:p>0</text:p>
          </table:table-cell>
          <table:table-cell table:style-name="ce594" table:formula="of:=[.$A4]*[.G$2]" office:value-type="float" office:value="0">
            <text:p>0</text:p>
          </table:table-cell>
          <table:table-cell table:style-name="ce595" office:value-type="string">
            <text:p>XP</text:p>
          </table:table-cell>
          <table:table-cell table:style-name="ce595" office:value-type="float" office:value="2">
            <text:p>2</text:p>
          </table:table-cell>
          <table:table-cell table:style-name="ce595" office:value-type="float" office:value="-2">
            <text:p>-2</text:p>
          </table:table-cell>
          <table:table-cell table:style-name="ce598" table:formula="of:=[Scheda.C7]" office:value-type="string" office:string-value="DES">
            <text:p>DES</text:p>
          </table:table-cell>
          <table:table-cell table:style-name="ce597" table:formula="of:=SUM([.M4:.R4])" office:value-type="float" office:value="0">
            <text:p>0</text:p>
          </table:table-cell>
          <table:table-cell table:style-name="ce597" table:formula="of:=SUMIF([.AS$2:.AS$63];&quot;=&quot;&amp;[.$K4];[.AT$2:.AT$63])" office:value-type="float" office:value="0">
            <text:p>0</text:p>
          </table:table-cell>
          <table:table-cell table:style-name="ce597" table:formula="of:=SUMIF([.AU$2:.AU$63];&quot;=&quot;&amp;[.$K4];[.AV$2:.AV$63])" office:value-type="float" office:value="0">
            <text:p>0</text:p>
          </table:table-cell>
          <table:table-cell table:style-name="ce597" table:formula="of:=SUMIF([.AW$2:.AW$63];&quot;=&quot;&amp;[.$K4];[.AX$2:.AX$63])" office:value-type="float" office:value="0">
            <text:p>0</text:p>
          </table:table-cell>
          <table:table-cell table:style-name="ce597" table:formula="of:=SUMIF([.AY$2:.AY$63];&quot;=&quot;&amp;[.$K4];[.AZ$2:.AZ$63])" office:value-type="float" office:value="0">
            <text:p>0</text:p>
          </table:table-cell>
          <table:table-cell table:style-name="ce597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06" table:formula="of:=[.W3]+1" office:value-type="float" office:value="3">
            <text:p>3</text:p>
          </table:table-cell>
          <table:table-cell table:style-name="ce606" table:formula="of:=[Scheda.U8]" office:value-type="float" office:value="0">
            <text:p>0</text:p>
          </table:table-cell>
          <table:table-cell table:style-name="ce606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10" table:formula="of:=[.AE3]+1" office:value-type="float" office:value="3">
            <text:p>3</text:p>
          </table:table-cell>
          <table:table-cell table:style-name="ce610" table:formula="of:=[.AI4]/2" office:value-type="float" office:value="5">
            <text:p>5</text:p>
          </table:table-cell>
          <table:table-cell table:style-name="ce610" table:formula="of:=[.AJ4]/2" office:value-type="float" office:value="10">
            <text:p>10</text:p>
          </table:table-cell>
          <table:table-cell table:style-name="ce610" table:formula="of:=[.AK4]/2" office:value-type="float" office:value="15">
            <text:p>15</text:p>
          </table:table-cell>
          <table:table-cell table:style-name="ce610" table:formula="of:=ROUNDDOWN([.AK4]/3;0)" office:value-type="float" office:value="10">
            <text:p>10</text:p>
          </table:table-cell>
          <table:table-cell table:style-name="ce610" table:formula="of:=ROUNDDOWN([.AK4]*2/3;0)" office:value-type="float" office:value="20">
            <text:p>20</text:p>
          </table:table-cell>
          <table:table-cell table:style-name="ce61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14" table:formula="of:=IF(NOT([Scheda.F68]=&quot;&quot;);[Scheda.F68];&quot;&quot;)">
            <text:p/>
          </table:table-cell>
          <table:table-cell table:style-name="ce594" table:formula="of:=IF(AND(NOT([Scheda.H68]=&quot;&quot;);NOT([Scheda.M69]=&quot;&quot;));[Scheda.H68];&quot;&quot;)">
            <text:p/>
          </table:table-cell>
          <table:table-cell table:style-name="ce617" table:formula="of:=IF(NOT([Scheda.J68]=&quot;&quot;);[Scheda.J68];&quot;&quot;)">
            <text:p/>
          </table:table-cell>
          <table:table-cell table:style-name="ce594" table:formula="of:=IF(AND(NOT([Scheda.L68]=&quot;&quot;);NOT([Scheda.M69]=&quot;&quot;));[Scheda.L68];&quot;&quot;)">
            <text:p/>
          </table:table-cell>
          <table:table-cell table:style-name="ce594" table:formula="of:=IF(NOT([Scheda.AH10]=&quot;&quot;);[Scheda.AH10];&quot;&quot;)">
            <text:p/>
          </table:table-cell>
          <table:table-cell table:style-name="ce594" table:formula="of:=IF(AND(NOT([Scheda.AJ10]=&quot;&quot;);NOT([Scheda.AG10]=&quot;&quot;));[Scheda.AJ10];&quot;&quot;)">
            <text:p/>
          </table:table-cell>
          <table:table-cell table:style-name="ce594" table:formula="of:=IF(NOT([Scheda.AW10]=&quot;&quot;);[Scheda.AW10];&quot;&quot;)">
            <text:p/>
          </table:table-cell>
          <table:table-cell table:style-name="ce594" table:formula="of:=IF(AND(NOT([Scheda.AY10]=&quot;&quot;);NOT([Scheda.AV10]=&quot;&quot;));[Scheda.AY10];&quot;&quot;)">
            <text:p/>
          </table:table-cell>
          <table:table-cell table:style-name="ce594" table:formula="of:=IF(NOT([Scheda.AJ69]=&quot;&quot;);[Scheda.AJ69];&quot;&quot;)">
            <text:p/>
          </table:table-cell>
          <table:table-cell table:style-name="ce594" table:formula="of:=IF(NOT([Scheda.AL69]=&quot;&quot;);[Scheda.AL69];&quot;&quot;)">
            <text:p/>
          </table:table-cell>
          <table:table-cell table:number-columns-repeated="970"/>
        </table:table-row>
        <table:table-row table:style-name="ro4">
          <table:table-cell table:formula="of:=[Scheda.V8]" office:value-type="float" office:value="0">
            <text:p>0</text:p>
          </table:table-cell>
          <table:table-cell table:style-name="ce594" table:formula="of:=[.$A5]*[.B$2]" office:value-type="float" office:value="0">
            <text:p>0</text:p>
          </table:table-cell>
          <table:table-cell table:style-name="ce594" table:formula="of:=[.$A5]*[.C$2]" office:value-type="float" office:value="0">
            <text:p>0</text:p>
          </table:table-cell>
          <table:table-cell table:style-name="ce594" table:formula="of:=[.$A5]*[.D$2]" office:value-type="float" office:value="0">
            <text:p>0</text:p>
          </table:table-cell>
          <table:table-cell table:style-name="ce594" table:formula="of:=[.$A5]*[.E$2]" office:value-type="float" office:value="0">
            <text:p>0</text:p>
          </table:table-cell>
          <table:table-cell table:style-name="ce594" table:formula="of:=[.$A5]*[.F$2]" office:value-type="float" office:value="0">
            <text:p>0</text:p>
          </table:table-cell>
          <table:table-cell table:style-name="ce594" table:formula="of:=[.$A5]*[.G$2]" office:value-type="float" office:value="0">
            <text:p>0</text:p>
          </table:table-cell>
          <table:table-cell table:style-name="ce595" office:value-type="string">
            <text:p>P</text:p>
          </table:table-cell>
          <table:table-cell table:style-name="ce595" office:value-type="float" office:value="1">
            <text:p>1</text:p>
          </table:table-cell>
          <table:table-cell table:style-name="ce595" office:value-type="float" office:value="-1">
            <text:p>-1</text:p>
          </table:table-cell>
          <table:table-cell table:style-name="ce598" table:formula="of:=[Scheda.C8]" office:value-type="string" office:string-value="COS">
            <text:p>COS</text:p>
          </table:table-cell>
          <table:table-cell table:style-name="ce597" table:formula="of:=SUM([.M5:.R5])" office:value-type="float" office:value="0">
            <text:p>0</text:p>
          </table:table-cell>
          <table:table-cell table:style-name="ce597" table:formula="of:=SUMIF([.AS$2:.AS$63];&quot;=&quot;&amp;[.$K5];[.AT$2:.AT$63])" office:value-type="float" office:value="0">
            <text:p>0</text:p>
          </table:table-cell>
          <table:table-cell table:style-name="ce597" table:formula="of:=SUMIF([.AU$2:.AU$63];&quot;=&quot;&amp;[.$K5];[.AV$2:.AV$63])" office:value-type="float" office:value="0">
            <text:p>0</text:p>
          </table:table-cell>
          <table:table-cell table:style-name="ce597" table:formula="of:=SUMIF([.AW$2:.AW$63];&quot;=&quot;&amp;[.$K5];[.AX$2:.AX$63])" office:value-type="float" office:value="0">
            <text:p>0</text:p>
          </table:table-cell>
          <table:table-cell table:style-name="ce597" table:formula="of:=SUMIF([.AY$2:.AY$63];&quot;=&quot;&amp;[.$K5];[.AZ$2:.AZ$63])" office:value-type="float" office:value="0">
            <text:p>0</text:p>
          </table:table-cell>
          <table:table-cell table:style-name="ce597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06" table:formula="of:=[.W4]+1" office:value-type="float" office:value="4">
            <text:p>4</text:p>
          </table:table-cell>
          <table:table-cell table:style-name="ce606" table:formula="of:=[Scheda.U9]" office:value-type="float" office:value="0">
            <text:p>0</text:p>
          </table:table-cell>
          <table:table-cell table:style-name="ce606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10" table:formula="of:=[.AE4]+1" office:value-type="float" office:value="4">
            <text:p>4</text:p>
          </table:table-cell>
          <table:table-cell table:style-name="ce610" table:formula="of:=[.AI5]/2" office:value-type="float" office:value="6.5">
            <text:p>6,5</text:p>
          </table:table-cell>
          <table:table-cell table:style-name="ce610" table:formula="of:=[.AJ5]/2" office:value-type="float" office:value="13">
            <text:p>13</text:p>
          </table:table-cell>
          <table:table-cell table:style-name="ce610" table:formula="of:=[.AK5]/2" office:value-type="float" office:value="20">
            <text:p>20</text:p>
          </table:table-cell>
          <table:table-cell table:style-name="ce610" table:formula="of:=ROUNDDOWN([.AK5]/3;0)" office:value-type="float" office:value="13">
            <text:p>13</text:p>
          </table:table-cell>
          <table:table-cell table:style-name="ce610" table:formula="of:=ROUNDDOWN([.AK5]*2/3;0)" office:value-type="float" office:value="26">
            <text:p>26</text:p>
          </table:table-cell>
          <table:table-cell table:style-name="ce61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14" table:formula="of:=IF(NOT([Scheda.S68]=&quot;&quot;);[Scheda.S68];&quot;&quot;)">
            <text:p/>
          </table:table-cell>
          <table:table-cell table:style-name="ce594" table:formula="of:=IF(AND(NOT([Scheda.U68]=&quot;&quot;);NOT([Scheda.Z69]=&quot;&quot;));[Scheda.U68];&quot;&quot;)">
            <text:p/>
          </table:table-cell>
          <table:table-cell table:style-name="ce617" table:formula="of:=IF(NOT([Scheda.W68]=&quot;&quot;);[Scheda.W68];&quot;&quot;)">
            <text:p/>
          </table:table-cell>
          <table:table-cell table:style-name="ce594" table:formula="of:=IF(AND(NOT([Scheda.Y68]=&quot;&quot;);NOT([Scheda.Z69]=&quot;&quot;));[Scheda.Y68];&quot;&quot;)">
            <text:p/>
          </table:table-cell>
          <table:table-cell table:style-name="ce594" table:formula="of:=IF(NOT([Scheda.AL10]=&quot;&quot;);[Scheda.AL10];&quot;&quot;)">
            <text:p/>
          </table:table-cell>
          <table:table-cell table:style-name="ce594" table:formula="of:=IF(AND(NOT([Scheda.AN10]=&quot;&quot;);NOT([Scheda.AG10]=&quot;&quot;));[Scheda.AN10];&quot;&quot;)">
            <text:p/>
          </table:table-cell>
          <table:table-cell table:style-name="ce594" table:formula="of:=IF(NOT([Scheda.BA10]=&quot;&quot;);[Scheda.BA10];&quot;&quot;)">
            <text:p/>
          </table:table-cell>
          <table:table-cell table:style-name="ce594" table:formula="of:=IF(AND(NOT([Scheda.BC10]=&quot;&quot;);NOT([Scheda.AV10]=&quot;&quot;));[Scheda.BC10];&quot;&quot;)">
            <text:p/>
          </table:table-cell>
          <table:table-cell table:style-name="ce594" table:formula="of:=IF(NOT([Scheda.AJ70]=&quot;&quot;);[Scheda.AJ70];&quot;&quot;)">
            <text:p/>
          </table:table-cell>
          <table:table-cell table:style-name="ce594" table:formula="of:=IF(NOT([Scheda.AL70]=&quot;&quot;);[Scheda.AL70];&quot;&quot;)">
            <text:p/>
          </table:table-cell>
          <table:table-cell table:number-columns-repeated="970"/>
        </table:table-row>
        <table:table-row table:style-name="ro4">
          <table:table-cell table:formula="of:=[Scheda.V9]" office:value-type="float" office:value="0">
            <text:p>0</text:p>
          </table:table-cell>
          <table:table-cell table:style-name="ce594" table:formula="of:=[.$A6]*[.B$2]" office:value-type="float" office:value="0">
            <text:p>0</text:p>
          </table:table-cell>
          <table:table-cell table:style-name="ce594" table:formula="of:=[.$A6]*[.C$2]" office:value-type="float" office:value="0">
            <text:p>0</text:p>
          </table:table-cell>
          <table:table-cell table:style-name="ce594" table:formula="of:=[.$A6]*[.D$2]" office:value-type="float" office:value="0">
            <text:p>0</text:p>
          </table:table-cell>
          <table:table-cell table:style-name="ce594" table:formula="of:=[.$A6]*[.E$2]" office:value-type="float" office:value="0">
            <text:p>0</text:p>
          </table:table-cell>
          <table:table-cell table:style-name="ce594" table:formula="of:=[.$A6]*[.F$2]" office:value-type="float" office:value="0">
            <text:p>0</text:p>
          </table:table-cell>
          <table:table-cell table:style-name="ce594" table:formula="of:=[.$A6]*[.G$2]" office:value-type="float" office:value="0">
            <text:p>0</text:p>
          </table:table-cell>
          <table:table-cell table:style-name="ce595" office:value-type="string">
            <text:p>M</text:p>
          </table:table-cell>
          <table:table-cell table:number-columns-repeated="2" table:style-name="ce595" office:value-type="float" office:value="0">
            <text:p>0</text:p>
          </table:table-cell>
          <table:table-cell table:style-name="ce598" table:formula="of:=[Scheda.C9]" office:value-type="string" office:string-value="INT">
            <text:p>INT</text:p>
          </table:table-cell>
          <table:table-cell table:style-name="ce597" table:formula="of:=SUM([.M6:.R6])" office:value-type="float" office:value="0">
            <text:p>0</text:p>
          </table:table-cell>
          <table:table-cell table:style-name="ce597" table:formula="of:=SUMIF([.AS$2:.AS$63];&quot;=&quot;&amp;[.$K6];[.AT$2:.AT$63])" office:value-type="float" office:value="0">
            <text:p>0</text:p>
          </table:table-cell>
          <table:table-cell table:style-name="ce597" table:formula="of:=SUMIF([.AU$2:.AU$63];&quot;=&quot;&amp;[.$K6];[.AV$2:.AV$63])" office:value-type="float" office:value="0">
            <text:p>0</text:p>
          </table:table-cell>
          <table:table-cell table:style-name="ce597" table:formula="of:=SUMIF([.AW$2:.AW$63];&quot;=&quot;&amp;[.$K6];[.AX$2:.AX$63])" office:value-type="float" office:value="0">
            <text:p>0</text:p>
          </table:table-cell>
          <table:table-cell table:style-name="ce597" table:formula="of:=SUMIF([.AY$2:.AY$63];&quot;=&quot;&amp;[.$K6];[.AZ$2:.AZ$63])" office:value-type="float" office:value="0">
            <text:p>0</text:p>
          </table:table-cell>
          <table:table-cell table:style-name="ce597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06" table:formula="of:=[.W5]+1" office:value-type="float" office:value="5">
            <text:p>5</text:p>
          </table:table-cell>
          <table:table-cell table:style-name="ce606" table:formula="of:=[Scheda.U10]" office:value-type="float" office:value="0">
            <text:p>0</text:p>
          </table:table-cell>
          <table:table-cell table:style-name="ce606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10" table:formula="of:=[.AE5]+1" office:value-type="float" office:value="5">
            <text:p>5</text:p>
          </table:table-cell>
          <table:table-cell table:style-name="ce610" table:formula="of:=[.AI6]/2" office:value-type="float" office:value="8">
            <text:p>8</text:p>
          </table:table-cell>
          <table:table-cell table:style-name="ce610" table:formula="of:=[.AJ6]/2" office:value-type="float" office:value="16.5">
            <text:p>16,5</text:p>
          </table:table-cell>
          <table:table-cell table:style-name="ce610" table:formula="of:=[.AK6]/2" office:value-type="float" office:value="25">
            <text:p>25</text:p>
          </table:table-cell>
          <table:table-cell table:style-name="ce610" table:formula="of:=ROUNDDOWN([.AK6]/3;0)" office:value-type="float" office:value="16">
            <text:p>16</text:p>
          </table:table-cell>
          <table:table-cell table:style-name="ce610" table:formula="of:=ROUNDDOWN([.AK6]*2/3;0)" office:value-type="float" office:value="33">
            <text:p>33</text:p>
          </table:table-cell>
          <table:table-cell table:style-name="ce612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14" table:formula="of:=IF(NOT([Scheda.F70]=&quot;&quot;);[Scheda.F70];&quot;&quot;)">
            <text:p/>
          </table:table-cell>
          <table:table-cell table:style-name="ce594" table:formula="of:=IF(AND(NOT([Scheda.H70]=&quot;&quot;);NOT([Scheda.M71]=&quot;&quot;));[Scheda.H70];&quot;&quot;)">
            <text:p/>
          </table:table-cell>
          <table:table-cell table:style-name="ce617" table:formula="of:=IF(NOT([Scheda.J70]=&quot;&quot;);[Scheda.J70];&quot;&quot;)">
            <text:p/>
          </table:table-cell>
          <table:table-cell table:style-name="ce594" table:formula="of:=IF(AND(NOT([Scheda.L70]=&quot;&quot;);NOT([Scheda.M71]=&quot;&quot;));[Scheda.L70];&quot;&quot;)">
            <text:p/>
          </table:table-cell>
          <table:table-cell table:style-name="ce594" table:formula="of:=IF(NOT([Scheda.AH12]=&quot;&quot;);[Scheda.AH12];&quot;&quot;)">
            <text:p/>
          </table:table-cell>
          <table:table-cell table:style-name="ce594" table:formula="of:=IF(AND(NOT([Scheda.AJ12]=&quot;&quot;);NOT([Scheda.AG12]=&quot;&quot;));[Scheda.AJ12];&quot;&quot;)">
            <text:p/>
          </table:table-cell>
          <table:table-cell table:style-name="ce594" table:formula="of:=IF(NOT([Scheda.AW12]=&quot;&quot;);[Scheda.AW12];&quot;&quot;)">
            <text:p/>
          </table:table-cell>
          <table:table-cell table:style-name="ce594" table:formula="of:=IF(AND(NOT([Scheda.AY12]=&quot;&quot;);NOT([Scheda.AV12]=&quot;&quot;));[Scheda.AY12];&quot;&quot;)">
            <text:p/>
          </table:table-cell>
          <table:table-cell table:style-name="ce594" table:formula="of:=IF(NOT([Scheda.AJ71]=&quot;&quot;);[Scheda.AJ71];&quot;&quot;)">
            <text:p/>
          </table:table-cell>
          <table:table-cell table:style-name="ce594" table:formula="of:=IF(NOT([Scheda.AL71]=&quot;&quot;);[Scheda.AL71];&quot;&quot;)">
            <text:p/>
          </table:table-cell>
          <table:table-cell table:number-columns-repeated="970"/>
        </table:table-row>
        <table:table-row table:style-name="ro4">
          <table:table-cell table:formula="of:=[Scheda.V10]" office:value-type="float" office:value="0">
            <text:p>0</text:p>
          </table:table-cell>
          <table:table-cell table:style-name="ce594" table:formula="of:=[.$A7]*[.B$2]" office:value-type="float" office:value="0">
            <text:p>0</text:p>
          </table:table-cell>
          <table:table-cell table:style-name="ce594" table:formula="of:=[.$A7]*[.C$2]" office:value-type="float" office:value="0">
            <text:p>0</text:p>
          </table:table-cell>
          <table:table-cell table:style-name="ce594" table:formula="of:=[.$A7]*[.D$2]" office:value-type="float" office:value="0">
            <text:p>0</text:p>
          </table:table-cell>
          <table:table-cell table:style-name="ce594" table:formula="of:=[.$A7]*[.E$2]" office:value-type="float" office:value="0">
            <text:p>0</text:p>
          </table:table-cell>
          <table:table-cell table:style-name="ce594" table:formula="of:=[.$A7]*[.F$2]" office:value-type="float" office:value="0">
            <text:p>0</text:p>
          </table:table-cell>
          <table:table-cell table:style-name="ce594" table:formula="of:=[.$A7]*[.G$2]" office:value-type="float" office:value="0">
            <text:p>0</text:p>
          </table:table-cell>
          <table:table-cell table:style-name="ce595" office:value-type="string">
            <text:p>G</text:p>
          </table:table-cell>
          <table:table-cell table:style-name="ce595" office:value-type="float" office:value="-1">
            <text:p>-1</text:p>
          </table:table-cell>
          <table:table-cell table:style-name="ce595" office:value-type="float" office:value="1">
            <text:p>1</text:p>
          </table:table-cell>
          <table:table-cell table:style-name="ce598" table:formula="of:=[Scheda.C10]" office:value-type="string" office:string-value="SAG">
            <text:p>SAG</text:p>
          </table:table-cell>
          <table:table-cell table:style-name="ce597" table:formula="of:=SUM([.M7:.R7])" office:value-type="float" office:value="0">
            <text:p>0</text:p>
          </table:table-cell>
          <table:table-cell table:style-name="ce597" table:formula="of:=SUMIF([.AS$2:.AS$63];&quot;=&quot;&amp;[.$K7];[.AT$2:.AT$63])" office:value-type="float" office:value="0">
            <text:p>0</text:p>
          </table:table-cell>
          <table:table-cell table:style-name="ce597" table:formula="of:=SUMIF([.AU$2:.AU$63];&quot;=&quot;&amp;[.$K7];[.AV$2:.AV$63])" office:value-type="float" office:value="0">
            <text:p>0</text:p>
          </table:table-cell>
          <table:table-cell table:style-name="ce597" table:formula="of:=SUMIF([.AW$2:.AW$63];&quot;=&quot;&amp;[.$K7];[.AX$2:.AX$63])" office:value-type="float" office:value="0">
            <text:p>0</text:p>
          </table:table-cell>
          <table:table-cell table:style-name="ce597" table:formula="of:=SUMIF([.AY$2:.AY$63];&quot;=&quot;&amp;[.$K7];[.AZ$2:.AZ$63])" office:value-type="float" office:value="0">
            <text:p>0</text:p>
          </table:table-cell>
          <table:table-cell table:style-name="ce597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06" table:formula="of:=[.W6]+1" office:value-type="float" office:value="6">
            <text:p>6</text:p>
          </table:table-cell>
          <table:table-cell table:style-name="ce606" table:formula="of:=[Scheda.U11]" office:value-type="float" office:value="0">
            <text:p>0</text:p>
          </table:table-cell>
          <table:table-cell table:style-name="ce606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10" table:formula="of:=[.AE6]+1" office:value-type="float" office:value="6">
            <text:p>6</text:p>
          </table:table-cell>
          <table:table-cell table:style-name="ce610" table:formula="of:=[.AI7]/2" office:value-type="float" office:value="10">
            <text:p>10</text:p>
          </table:table-cell>
          <table:table-cell table:style-name="ce610" table:formula="of:=[.AJ7]/2" office:value-type="float" office:value="20">
            <text:p>20</text:p>
          </table:table-cell>
          <table:table-cell table:style-name="ce610" table:formula="of:=[.AK7]/2" office:value-type="float" office:value="30">
            <text:p>30</text:p>
          </table:table-cell>
          <table:table-cell table:style-name="ce610" table:formula="of:=ROUNDDOWN([.AK7]/3;0)" office:value-type="float" office:value="20">
            <text:p>20</text:p>
          </table:table-cell>
          <table:table-cell table:style-name="ce610" table:formula="of:=ROUNDDOWN([.AK7]*2/3;0)" office:value-type="float" office:value="40">
            <text:p>40</text:p>
          </table:table-cell>
          <table:table-cell table:style-name="ce612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14" table:formula="of:=IF(NOT([Scheda.S70]=&quot;&quot;);[Scheda.S70];&quot;&quot;)">
            <text:p/>
          </table:table-cell>
          <table:table-cell table:style-name="ce594" table:formula="of:=IF(AND(NOT([Scheda.U70]=&quot;&quot;);NOT([Scheda.Z71]=&quot;&quot;));[Scheda.U70];&quot;&quot;)">
            <text:p/>
          </table:table-cell>
          <table:table-cell table:style-name="ce617" table:formula="of:=IF(NOT([Scheda.W70]=&quot;&quot;);[Scheda.W70];&quot;&quot;)">
            <text:p/>
          </table:table-cell>
          <table:table-cell table:style-name="ce594" table:formula="of:=IF(AND(NOT([Scheda.Y70]=&quot;&quot;);NOT([Scheda.Z71]=&quot;&quot;));[Scheda.Y70];&quot;&quot;)">
            <text:p/>
          </table:table-cell>
          <table:table-cell table:style-name="ce594" table:formula="of:=IF(NOT([Scheda.AL12]=&quot;&quot;);[Scheda.AL12];&quot;&quot;)">
            <text:p/>
          </table:table-cell>
          <table:table-cell table:style-name="ce594" table:formula="of:=IF(AND(NOT([Scheda.AN12]=&quot;&quot;);NOT([Scheda.AG12]=&quot;&quot;));[Scheda.AN12];&quot;&quot;)">
            <text:p/>
          </table:table-cell>
          <table:table-cell table:style-name="ce594" table:formula="of:=IF(NOT([Scheda.BA12]=&quot;&quot;);[Scheda.BA12];&quot;&quot;)">
            <text:p/>
          </table:table-cell>
          <table:table-cell table:style-name="ce594" table:formula="of:=IF(AND(NOT([Scheda.BC12]=&quot;&quot;);NOT([Scheda.AV12]=&quot;&quot;));[Scheda.BC12];&quot;&quot;)">
            <text:p/>
          </table:table-cell>
          <table:table-cell table:style-name="ce594" table:formula="of:=IF(NOT([Scheda.AJ72]=&quot;&quot;);[Scheda.AJ72];&quot;&quot;)">
            <text:p/>
          </table:table-cell>
          <table:table-cell table:style-name="ce594" table:formula="of:=IF(NOT([Scheda.AL72]=&quot;&quot;);[Scheda.AL72];&quot;&quot;)">
            <text:p/>
          </table:table-cell>
          <table:table-cell table:number-columns-repeated="970"/>
        </table:table-row>
        <table:table-row table:style-name="ro4">
          <table:table-cell table:formula="of:=[Scheda.V11]" office:value-type="float" office:value="0">
            <text:p>0</text:p>
          </table:table-cell>
          <table:table-cell table:style-name="ce594" table:formula="of:=[.$A8]*[.B$2]" office:value-type="float" office:value="0">
            <text:p>0</text:p>
          </table:table-cell>
          <table:table-cell table:style-name="ce594" table:formula="of:=[.$A8]*[.C$2]" office:value-type="float" office:value="0">
            <text:p>0</text:p>
          </table:table-cell>
          <table:table-cell table:style-name="ce594" table:formula="of:=[.$A8]*[.D$2]" office:value-type="float" office:value="0">
            <text:p>0</text:p>
          </table:table-cell>
          <table:table-cell table:style-name="ce594" table:formula="of:=[.$A8]*[.E$2]" office:value-type="float" office:value="0">
            <text:p>0</text:p>
          </table:table-cell>
          <table:table-cell table:style-name="ce594" table:formula="of:=[.$A8]*[.F$2]" office:value-type="float" office:value="0">
            <text:p>0</text:p>
          </table:table-cell>
          <table:table-cell table:style-name="ce594" table:formula="of:=[.$A8]*[.G$2]" office:value-type="float" office:value="0">
            <text:p>0</text:p>
          </table:table-cell>
          <table:table-cell table:style-name="ce595" office:value-type="string">
            <text:p>E</text:p>
          </table:table-cell>
          <table:table-cell table:style-name="ce595" office:value-type="float" office:value="-2">
            <text:p>-2</text:p>
          </table:table-cell>
          <table:table-cell table:style-name="ce595" office:value-type="float" office:value="2">
            <text:p>2</text:p>
          </table:table-cell>
          <table:table-cell table:style-name="ce598" table:formula="of:=[Scheda.C11]" office:value-type="string" office:string-value="CAR">
            <text:p>CAR</text:p>
          </table:table-cell>
          <table:table-cell table:style-name="ce597" table:formula="of:=SUM([.M8:.R8])" office:value-type="float" office:value="0">
            <text:p>0</text:p>
          </table:table-cell>
          <table:table-cell table:style-name="ce597" table:formula="of:=SUMIF([.AS$2:.AS$63];&quot;=&quot;&amp;[.$K8];[.AT$2:.AT$63])" office:value-type="float" office:value="0">
            <text:p>0</text:p>
          </table:table-cell>
          <table:table-cell table:style-name="ce597" table:formula="of:=SUMIF([.AU$2:.AU$63];&quot;=&quot;&amp;[.$K8];[.AV$2:.AV$63])" office:value-type="float" office:value="0">
            <text:p>0</text:p>
          </table:table-cell>
          <table:table-cell table:style-name="ce597" table:formula="of:=SUMIF([.AW$2:.AW$63];&quot;=&quot;&amp;[.$K8];[.AX$2:.AX$63])" office:value-type="float" office:value="0">
            <text:p>0</text:p>
          </table:table-cell>
          <table:table-cell table:style-name="ce597" table:formula="of:=SUMIF([.AY$2:.AY$63];&quot;=&quot;&amp;[.$K8];[.AZ$2:.AZ$63])" office:value-type="float" office:value="0">
            <text:p>0</text:p>
          </table:table-cell>
          <table:table-cell table:style-name="ce597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06" office:value-type="float" office:value="-1">
            <text:p>-1</text:p>
          </table:table-cell>
          <table:table-cell table:number-columns-repeated="5"/>
          <table:table-cell table:style-name="ce610" table:formula="of:=[.AE7]+1" office:value-type="float" office:value="7">
            <text:p>7</text:p>
          </table:table-cell>
          <table:table-cell table:style-name="ce610" table:formula="of:=[.AI8]/2" office:value-type="float" office:value="11.5">
            <text:p>11,5</text:p>
          </table:table-cell>
          <table:table-cell table:style-name="ce610" table:formula="of:=[.AJ8]/2" office:value-type="float" office:value="23">
            <text:p>23</text:p>
          </table:table-cell>
          <table:table-cell table:style-name="ce610" table:formula="of:=[.AK8]/2" office:value-type="float" office:value="35">
            <text:p>35</text:p>
          </table:table-cell>
          <table:table-cell table:style-name="ce610" table:formula="of:=ROUNDDOWN([.AK8]/3;0)" office:value-type="float" office:value="23">
            <text:p>23</text:p>
          </table:table-cell>
          <table:table-cell table:style-name="ce610" table:formula="of:=ROUNDDOWN([.AK8]*2/3;0)" office:value-type="float" office:value="46">
            <text:p>46</text:p>
          </table:table-cell>
          <table:table-cell table:style-name="ce612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14" table:formula="of:=IF(NOT([Scheda.F72]=&quot;&quot;);[Scheda.F72];&quot;&quot;)">
            <text:p/>
          </table:table-cell>
          <table:table-cell table:style-name="ce594" table:formula="of:=IF(AND(NOT([Scheda.H72]=&quot;&quot;);NOT([Scheda.M73]=&quot;&quot;));[Scheda.H72];&quot;&quot;)">
            <text:p/>
          </table:table-cell>
          <table:table-cell table:style-name="ce617" table:formula="of:=IF(NOT([Scheda.J72]=&quot;&quot;);[Scheda.J72];&quot;&quot;)">
            <text:p/>
          </table:table-cell>
          <table:table-cell table:style-name="ce594" table:formula="of:=IF(AND(NOT([Scheda.L72]=&quot;&quot;);NOT([Scheda.M73]=&quot;&quot;));[Scheda.L72];&quot;&quot;)">
            <text:p/>
          </table:table-cell>
          <table:table-cell table:style-name="ce594" table:formula="of:=IF(NOT([Scheda.AH14]=&quot;&quot;);[Scheda.AH14];&quot;&quot;)">
            <text:p/>
          </table:table-cell>
          <table:table-cell table:style-name="ce594" table:formula="of:=IF(AND(NOT([Scheda.AJ14]=&quot;&quot;);NOT([Scheda.AG14]=&quot;&quot;));[Scheda.AJ14];&quot;&quot;)">
            <text:p/>
          </table:table-cell>
          <table:table-cell table:style-name="ce594" table:formula="of:=IF(NOT([Scheda.AW14]=&quot;&quot;);[Scheda.AW14];&quot;&quot;)">
            <text:p/>
          </table:table-cell>
          <table:table-cell table:style-name="ce594" table:formula="of:=IF(AND(NOT([Scheda.AY14]=&quot;&quot;);NOT([Scheda.AV14]=&quot;&quot;));[Scheda.AY14];&quot;&quot;)">
            <text:p/>
          </table:table-cell>
          <table:table-cell table:style-name="ce594" table:formula="of:=IF(NOT([Scheda.AJ73]=&quot;&quot;);[Scheda.AJ73];&quot;&quot;)">
            <text:p/>
          </table:table-cell>
          <table:table-cell table:style-name="ce594" table:formula="of:=IF(NOT([Scheda.AL73]=&quot;&quot;);[Scheda.AL7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XG</text:p>
          </table:table-cell>
          <table:table-cell table:style-name="ce595" office:value-type="float" office:value="-4">
            <text:p>-4</text:p>
          </table:table-cell>
          <table:table-cell table:style-name="ce595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10" table:formula="of:=[.AE8]+1" office:value-type="float" office:value="8">
            <text:p>8</text:p>
          </table:table-cell>
          <table:table-cell table:style-name="ce610" table:formula="of:=[.AI9]/2" office:value-type="float" office:value="13">
            <text:p>13</text:p>
          </table:table-cell>
          <table:table-cell table:style-name="ce610" table:formula="of:=[.AJ9]/2" office:value-type="float" office:value="26.5">
            <text:p>26,5</text:p>
          </table:table-cell>
          <table:table-cell table:style-name="ce610" table:formula="of:=[.AK9]/2" office:value-type="float" office:value="40">
            <text:p>40</text:p>
          </table:table-cell>
          <table:table-cell table:style-name="ce610" table:formula="of:=ROUNDDOWN([.AK9]/3;0)" office:value-type="float" office:value="26">
            <text:p>26</text:p>
          </table:table-cell>
          <table:table-cell table:style-name="ce610" table:formula="of:=ROUNDDOWN([.AK9]*2/3;0)" office:value-type="float" office:value="53">
            <text:p>53</text:p>
          </table:table-cell>
          <table:table-cell table:style-name="ce612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14" table:formula="of:=IF(NOT([Scheda.S72]=&quot;&quot;);[Scheda.S72];&quot;&quot;)">
            <text:p/>
          </table:table-cell>
          <table:table-cell table:style-name="ce594" table:formula="of:=IF(AND(NOT([Scheda.U72]=&quot;&quot;);NOT([Scheda.Z73]=&quot;&quot;));[Scheda.U72];&quot;&quot;)">
            <text:p/>
          </table:table-cell>
          <table:table-cell table:style-name="ce617" table:formula="of:=IF(NOT([Scheda.W72]=&quot;&quot;);[Scheda.W72];&quot;&quot;)">
            <text:p/>
          </table:table-cell>
          <table:table-cell table:style-name="ce594" table:formula="of:=IF(AND(NOT([Scheda.Y72]=&quot;&quot;);NOT([Scheda.Z73]=&quot;&quot;));[Scheda.Y72];&quot;&quot;)">
            <text:p/>
          </table:table-cell>
          <table:table-cell table:style-name="ce594" table:formula="of:=IF(NOT([Scheda.AL14]=&quot;&quot;);[Scheda.AL14];&quot;&quot;)">
            <text:p/>
          </table:table-cell>
          <table:table-cell table:style-name="ce594" table:formula="of:=IF(AND(NOT([Scheda.AN14]=&quot;&quot;);NOT([Scheda.AG14]=&quot;&quot;));[Scheda.AN14];&quot;&quot;)">
            <text:p/>
          </table:table-cell>
          <table:table-cell table:style-name="ce594" table:formula="of:=IF(NOT([Scheda.BA14]=&quot;&quot;);[Scheda.BA14];&quot;&quot;)">
            <text:p/>
          </table:table-cell>
          <table:table-cell table:style-name="ce594" table:formula="of:=IF(AND(NOT([Scheda.BC14]=&quot;&quot;);NOT([Scheda.AV14]=&quot;&quot;));[Scheda.BC14];&quot;&quot;)">
            <text:p/>
          </table:table-cell>
          <table:table-cell table:style-name="ce594" table:formula="of:=IF(NOT([Scheda.AJ74]=&quot;&quot;);[Scheda.AJ74];&quot;&quot;)">
            <text:p/>
          </table:table-cell>
          <table:table-cell table:style-name="ce594" table:formula="of:=IF(NOT([Scheda.AL74]=&quot;&quot;);[Scheda.AL7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C</text:p>
          </table:table-cell>
          <table:table-cell table:style-name="ce595" office:value-type="float" office:value="-8">
            <text:p>-8</text:p>
          </table:table-cell>
          <table:table-cell table:style-name="ce595" office:value-type="float" office:value="8">
            <text:p>8</text:p>
          </table:table-cell>
          <table:table-cell table:style-name="ce598" table:formula="of:=[Scheda.T17]" office:value-type="string" office:string-value="ACR">
            <text:p>ACR</text:p>
          </table:table-cell>
          <table:table-cell table:style-name="ce597" table:formula="of:=SUM([.M10:.R10])" office:value-type="float" office:value="0">
            <text:p>0</text:p>
          </table:table-cell>
          <table:table-cell table:style-name="ce597" table:formula="of:=SUMIF([.AS$2:.AS$63];&quot;=&quot;&amp;[.$K10];[.AT$2:.AT$63])" office:value-type="float" office:value="0">
            <text:p>0</text:p>
          </table:table-cell>
          <table:table-cell table:style-name="ce597" table:formula="of:=SUMIF([.AU$2:.AU$63];&quot;=&quot;&amp;[.$K10];[.AV$2:.AV$63])" office:value-type="float" office:value="0">
            <text:p>0</text:p>
          </table:table-cell>
          <table:table-cell table:style-name="ce597" table:formula="of:=SUMIF([.AW$2:.AW$63];&quot;=&quot;&amp;[.$K10];[.AX$2:.AX$63])" office:value-type="float" office:value="0">
            <text:p>0</text:p>
          </table:table-cell>
          <table:table-cell table:style-name="ce597" table:formula="of:=SUMIF([.AY$2:.AY$63];&quot;=&quot;&amp;[.$K10];[.AZ$2:.AZ$63])" office:value-type="float" office:value="0">
            <text:p>0</text:p>
          </table:table-cell>
          <table:table-cell table:style-name="ce597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06" office:value-type="float" office:value="1">
            <text:p>1</text:p>
          </table:table-cell>
          <table:table-cell table:style-name="ce606" table:formula="of:=IF([.Y10];[Scheda.V6];MAX([Scheda.T6]*([Scheda.W6]+[Scheda.$F$9]); [Scheda.V6]))" office:value-type="float" office:value="1">
            <text:p>1</text:p>
          </table:table-cell>
          <table:table-cell table:style-name="ce606" table:formula="of:=IF([Scheda.U6]=[.$Y$8])" office:value-type="boolean" office:boolean-value="false">
            <text:p>FALSO</text:p>
          </table:table-cell>
          <table:table-cell table:style-name="ce606" table:formula="of:=IF([Scheda.U6]=10.1)" office:value-type="boolean" office:boolean-value="false">
            <text:p>FALSO</text:p>
          </table:table-cell>
          <table:table-cell table:number-columns-repeated="4"/>
          <table:table-cell table:style-name="ce610" table:formula="of:=[.AE9]+1" office:value-type="float" office:value="9">
            <text:p>9</text:p>
          </table:table-cell>
          <table:table-cell table:style-name="ce610" table:formula="of:=[.AI10]/2" office:value-type="float" office:value="15">
            <text:p>15</text:p>
          </table:table-cell>
          <table:table-cell table:style-name="ce610" table:formula="of:=[.AJ10]/2" office:value-type="float" office:value="30">
            <text:p>30</text:p>
          </table:table-cell>
          <table:table-cell table:style-name="ce610" table:formula="of:=[.AK10]/2" office:value-type="float" office:value="45">
            <text:p>45</text:p>
          </table:table-cell>
          <table:table-cell table:style-name="ce610" table:formula="of:=ROUNDDOWN([.AK10]/3;0)" office:value-type="float" office:value="30">
            <text:p>30</text:p>
          </table:table-cell>
          <table:table-cell table:style-name="ce610" table:formula="of:=ROUNDDOWN([.AK10]*2/3;0)" office:value-type="float" office:value="60">
            <text:p>60</text:p>
          </table:table-cell>
          <table:table-cell table:style-name="ce612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14" table:formula="of:=IF(NOT([Scheda.F74]=&quot;&quot;);[Scheda.F74];&quot;&quot;)">
            <text:p/>
          </table:table-cell>
          <table:table-cell table:style-name="ce594" table:formula="of:=IF(AND(NOT([Scheda.H74]=&quot;&quot;);NOT([Scheda.M75]=&quot;&quot;));[Scheda.H74];&quot;&quot;)">
            <text:p/>
          </table:table-cell>
          <table:table-cell table:style-name="ce617" table:formula="of:=IF(NOT([Scheda.J74]=&quot;&quot;);[Scheda.J74];&quot;&quot;)">
            <text:p/>
          </table:table-cell>
          <table:table-cell table:style-name="ce594" table:formula="of:=IF(AND(NOT([Scheda.L74]=&quot;&quot;);NOT([Scheda.M75]=&quot;&quot;));[Scheda.L74];&quot;&quot;)">
            <text:p/>
          </table:table-cell>
          <table:table-cell table:style-name="ce594" table:formula="of:=IF(NOT([Scheda.AH16]=&quot;&quot;);[Scheda.AH16];&quot;&quot;)">
            <text:p/>
          </table:table-cell>
          <table:table-cell table:style-name="ce594" table:formula="of:=IF(AND(NOT([Scheda.AJ16]=&quot;&quot;);NOT([Scheda.AG16]=&quot;&quot;));[Scheda.AJ16];&quot;&quot;)">
            <text:p/>
          </table:table-cell>
          <table:table-cell table:style-name="ce594" table:formula="of:=IF(NOT([Scheda.AW16]=&quot;&quot;);[Scheda.AW16];&quot;&quot;)">
            <text:p/>
          </table:table-cell>
          <table:table-cell table:style-name="ce594" table:formula="of:=IF(AND(NOT([Scheda.AY16]=&quot;&quot;);NOT([Scheda.AV16]=&quot;&quot;));[Scheda.AY16];&quot;&quot;)">
            <text:p/>
          </table:table-cell>
          <table:table-cell table:style-name="ce594" table:formula="of:=IF(NOT([Scheda.AJ75]=&quot;&quot;);[Scheda.AJ75];&quot;&quot;)">
            <text:p/>
          </table:table-cell>
          <table:table-cell table:style-name="ce594" table:formula="of:=IF(NOT([Scheda.AL75]=&quot;&quot;);[Scheda.AL7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18]" office:value-type="string" office:string-value="ADD">
            <text:p>ADD</text:p>
          </table:table-cell>
          <table:table-cell table:style-name="ce597" table:formula="of:=SUM([.M11:.R11])" office:value-type="float" office:value="0">
            <text:p>0</text:p>
          </table:table-cell>
          <table:table-cell table:style-name="ce597" table:formula="of:=SUMIF([.AS$2:.AS$63];&quot;=&quot;&amp;[.$K11];[.AT$2:.AT$63])" office:value-type="float" office:value="0">
            <text:p>0</text:p>
          </table:table-cell>
          <table:table-cell table:style-name="ce597" table:formula="of:=SUMIF([.AU$2:.AU$63];&quot;=&quot;&amp;[.$K11];[.AV$2:.AV$63])" office:value-type="float" office:value="0">
            <text:p>0</text:p>
          </table:table-cell>
          <table:table-cell table:style-name="ce597" table:formula="of:=SUMIF([.AW$2:.AW$63];&quot;=&quot;&amp;[.$K11];[.AX$2:.AX$63])" office:value-type="float" office:value="0">
            <text:p>0</text:p>
          </table:table-cell>
          <table:table-cell table:style-name="ce597" table:formula="of:=SUMIF([.AY$2:.AY$63];&quot;=&quot;&amp;[.$K11];[.AZ$2:.AZ$63])" office:value-type="float" office:value="0">
            <text:p>0</text:p>
          </table:table-cell>
          <table:table-cell table:style-name="ce597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06" table:formula="of:=[.W10]+1" office:value-type="float" office:value="2">
            <text:p>2</text:p>
          </table:table-cell>
          <table:table-cell table:style-name="ce606" table:formula="of:=IF([.Y11];[Scheda.V7];MAX([Scheda.T7]*([Scheda.W7]+[Scheda.$F$9]); [Scheda.V7]))" office:value-type="float" office:value="0">
            <text:p>0</text:p>
          </table:table-cell>
          <table:table-cell table:style-name="ce606" table:formula="of:=IF([Scheda.U7]=[.$Y$8])" office:value-type="boolean" office:boolean-value="false">
            <text:p>FALSO</text:p>
          </table:table-cell>
          <table:table-cell table:style-name="ce606" table:formula="of:=IF([Scheda.U7]=10.1)" office:value-type="boolean" office:boolean-value="false">
            <text:p>FALSO</text:p>
          </table:table-cell>
          <table:table-cell table:number-columns-repeated="4"/>
          <table:table-cell table:style-name="ce610" table:formula="of:=[.AE10]+1" office:value-type="float" office:value="10">
            <text:p>10</text:p>
          </table:table-cell>
          <table:table-cell table:style-name="ce610" table:formula="of:=[.AI11]/2" office:value-type="float" office:value="16.5">
            <text:p>16,5</text:p>
          </table:table-cell>
          <table:table-cell table:style-name="ce610" table:formula="of:=[.AJ11]/2" office:value-type="float" office:value="33">
            <text:p>33</text:p>
          </table:table-cell>
          <table:table-cell table:style-name="ce610" table:formula="of:=[.AK11]/2" office:value-type="float" office:value="50">
            <text:p>50</text:p>
          </table:table-cell>
          <table:table-cell table:style-name="ce610" table:formula="of:=ROUNDDOWN([.AK11]/3;0)" office:value-type="float" office:value="33">
            <text:p>33</text:p>
          </table:table-cell>
          <table:table-cell table:style-name="ce610" table:formula="of:=ROUNDDOWN([.AK11]*2/3;0)" office:value-type="float" office:value="66">
            <text:p>66</text:p>
          </table:table-cell>
          <table:table-cell table:style-name="ce612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14" table:formula="of:=IF(NOT([Scheda.S74]=&quot;&quot;);[Scheda.S74];&quot;&quot;)">
            <text:p/>
          </table:table-cell>
          <table:table-cell table:style-name="ce594" table:formula="of:=IF(AND(NOT([Scheda.U74]=&quot;&quot;);NOT([Scheda.Z75]=&quot;&quot;));[Scheda.U74];&quot;&quot;)">
            <text:p/>
          </table:table-cell>
          <table:table-cell table:style-name="ce617" table:formula="of:=IF(NOT([Scheda.W74]=&quot;&quot;);[Scheda.W74];&quot;&quot;)">
            <text:p/>
          </table:table-cell>
          <table:table-cell table:style-name="ce594" table:formula="of:=IF(AND(NOT([Scheda.Y74]=&quot;&quot;);NOT([Scheda.Z75]=&quot;&quot;));[Scheda.Y74];&quot;&quot;)">
            <text:p/>
          </table:table-cell>
          <table:table-cell table:style-name="ce594" table:formula="of:=IF(NOT([Scheda.AL16]=&quot;&quot;);[Scheda.AL16];&quot;&quot;)">
            <text:p/>
          </table:table-cell>
          <table:table-cell table:style-name="ce594" table:formula="of:=IF(AND(NOT([Scheda.AN16]=&quot;&quot;);NOT([Scheda.AG16]=&quot;&quot;));[Scheda.AN16];&quot;&quot;)">
            <text:p/>
          </table:table-cell>
          <table:table-cell table:style-name="ce594" table:formula="of:=IF(NOT([Scheda.BA16]=&quot;&quot;);[Scheda.BA16];&quot;&quot;)">
            <text:p/>
          </table:table-cell>
          <table:table-cell table:style-name="ce594" table:formula="of:=IF(AND(NOT([Scheda.BC16]=&quot;&quot;);NOT([Scheda.AV16]=&quot;&quot;));[Scheda.BC16];&quot;&quot;)">
            <text:p/>
          </table:table-cell>
          <table:table-cell table:style-name="ce594" table:formula="of:=IF(NOT([Scheda.AJ76]=&quot;&quot;);[Scheda.AJ76];&quot;&quot;)">
            <text:p/>
          </table:table-cell>
          <table:table-cell table:style-name="ce594" table:formula="of:=IF(NOT([Scheda.AL76]=&quot;&quot;);[Scheda.AL76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office:value-type="string">
            <text:p>Tiri Salvezza</text:p>
          </table:table-cell>
          <table:table-cell/>
          <table:table-cell table:style-name="ce598" table:formula="of:=[Scheda.T19]" office:value-type="string" office:string-value="ART1">
            <text:p>ART1</text:p>
          </table:table-cell>
          <table:table-cell table:style-name="ce597" table:formula="of:=SUM([.M12:.R12])" office:value-type="float" office:value="0">
            <text:p>0</text:p>
          </table:table-cell>
          <table:table-cell table:style-name="ce597" table:formula="of:=SUMIF([.AS$2:.AS$63];&quot;=&quot;&amp;[.$K12];[.AT$2:.AT$63])" office:value-type="float" office:value="0">
            <text:p>0</text:p>
          </table:table-cell>
          <table:table-cell table:style-name="ce597" table:formula="of:=SUMIF([.AU$2:.AU$63];&quot;=&quot;&amp;[.$K12];[.AV$2:.AV$63])" office:value-type="float" office:value="0">
            <text:p>0</text:p>
          </table:table-cell>
          <table:table-cell table:style-name="ce597" table:formula="of:=SUMIF([.AW$2:.AW$63];&quot;=&quot;&amp;[.$K12];[.AX$2:.AX$63])" office:value-type="float" office:value="0">
            <text:p>0</text:p>
          </table:table-cell>
          <table:table-cell table:style-name="ce597" table:formula="of:=SUMIF([.AY$2:.AY$63];&quot;=&quot;&amp;[.$K12];[.AZ$2:.AZ$63])" office:value-type="float" office:value="0">
            <text:p>0</text:p>
          </table:table-cell>
          <table:table-cell table:style-name="ce597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06" table:formula="of:=[.W11]+1" office:value-type="float" office:value="3">
            <text:p>3</text:p>
          </table:table-cell>
          <table:table-cell table:style-name="ce606" table:formula="of:=IF([.Y12];[Scheda.V8];MAX([Scheda.T8]*([Scheda.W8]+[Scheda.$F$9]); [Scheda.V8]))" office:value-type="float" office:value="0">
            <text:p>0</text:p>
          </table:table-cell>
          <table:table-cell table:style-name="ce606" table:formula="of:=IF([Scheda.U8]=[.$Y$8])" office:value-type="boolean" office:boolean-value="false">
            <text:p>FALSO</text:p>
          </table:table-cell>
          <table:table-cell table:style-name="ce606" table:formula="of:=IF([Scheda.U8]=10.1)" office:value-type="boolean" office:boolean-value="false">
            <text:p>FALSO</text:p>
          </table:table-cell>
          <table:table-cell table:number-columns-repeated="4"/>
          <table:table-cell table:style-name="ce610" table:formula="of:=[.AE11]+1" office:value-type="float" office:value="11">
            <text:p>11</text:p>
          </table:table-cell>
          <table:table-cell table:style-name="ce610" table:formula="of:=[.AI12]/2" office:value-type="float" office:value="19">
            <text:p>19</text:p>
          </table:table-cell>
          <table:table-cell table:style-name="ce610" table:formula="of:=[.AJ12]/2" office:value-type="float" office:value="38">
            <text:p>38</text:p>
          </table:table-cell>
          <table:table-cell table:style-name="ce610" table:formula="of:=[.AK12]/2" office:value-type="float" office:value="57.5">
            <text:p>57,5</text:p>
          </table:table-cell>
          <table:table-cell table:style-name="ce610" table:formula="of:=ROUNDDOWN([.AK12]/3;0)" office:value-type="float" office:value="38">
            <text:p>38</text:p>
          </table:table-cell>
          <table:table-cell table:style-name="ce610" table:formula="of:=ROUNDDOWN([.AK12]*2/3;0)" office:value-type="float" office:value="76">
            <text:p>76</text:p>
          </table:table-cell>
          <table:table-cell table:style-name="ce612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14" table:formula="of:=IF(NOT([Scheda.F76]=&quot;&quot;);[Scheda.F76];&quot;&quot;)">
            <text:p/>
          </table:table-cell>
          <table:table-cell table:style-name="ce594" table:formula="of:=IF(AND(NOT([Scheda.H76]=&quot;&quot;);NOT([Scheda.M77]=&quot;&quot;));[Scheda.H76];&quot;&quot;)">
            <text:p/>
          </table:table-cell>
          <table:table-cell table:style-name="ce617" table:formula="of:=IF(NOT([Scheda.J76]=&quot;&quot;);[Scheda.J76];&quot;&quot;)">
            <text:p/>
          </table:table-cell>
          <table:table-cell table:style-name="ce594" table:formula="of:=IF(AND(NOT([Scheda.L76]=&quot;&quot;);NOT([Scheda.M77]=&quot;&quot;));[Scheda.L76];&quot;&quot;)">
            <text:p/>
          </table:table-cell>
          <table:table-cell table:style-name="ce594" table:formula="of:=IF(NOT([Scheda.AH18]=&quot;&quot;);[Scheda.AH18];&quot;&quot;)">
            <text:p/>
          </table:table-cell>
          <table:table-cell table:style-name="ce594" table:formula="of:=IF(AND(NOT([Scheda.AJ18]=&quot;&quot;);NOT([Scheda.AG18]=&quot;&quot;));[Scheda.AJ18];&quot;&quot;)">
            <text:p/>
          </table:table-cell>
          <table:table-cell table:style-name="ce594" table:formula="of:=IF(NOT([Scheda.AW18]=&quot;&quot;);[Scheda.AW18];&quot;&quot;)">
            <text:p/>
          </table:table-cell>
          <table:table-cell table:style-name="ce594" table:formula="of:=IF(AND(NOT([Scheda.AY18]=&quot;&quot;);NOT([Scheda.AV18]=&quot;&quot;));[Scheda.AY18];&quot;&quot;)">
            <text:p/>
          </table:table-cell>
          <table:table-cell table:style-name="ce594" table:formula="of:=IF(NOT([Scheda.AJ77]=&quot;&quot;);[Scheda.AJ77];&quot;&quot;)">
            <text:p/>
          </table:table-cell>
          <table:table-cell table:style-name="ce594" table:formula="of:=IF(NOT([Scheda.AL77]=&quot;&quot;);[Scheda.AL77];&quot;&quot;)">
            <text:p/>
          </table:table-cell>
          <table:table-cell table:number-columns-repeated="970"/>
        </table:table-row>
        <table:table-row table:style-name="ro4">
          <table:table-cell table:number-columns-repeated="8"/>
          <table:table-cell table:style-name="ce595" office:value-type="string">
            <text:p>&gt;0</text:p>
          </table:table-cell>
          <table:table-cell/>
          <table:table-cell table:style-name="ce598" table:formula="of:=[Scheda.T20]" office:value-type="string" office:string-value="ART2">
            <text:p>ART2</text:p>
          </table:table-cell>
          <table:table-cell table:style-name="ce597" table:formula="of:=SUM([.M13:.R13])" office:value-type="float" office:value="0">
            <text:p>0</text:p>
          </table:table-cell>
          <table:table-cell table:style-name="ce597" table:formula="of:=SUMIF([.AS$2:.AS$63];&quot;=&quot;&amp;[.$K13];[.AT$2:.AT$63])" office:value-type="float" office:value="0">
            <text:p>0</text:p>
          </table:table-cell>
          <table:table-cell table:style-name="ce597" table:formula="of:=SUMIF([.AU$2:.AU$63];&quot;=&quot;&amp;[.$K13];[.AV$2:.AV$63])" office:value-type="float" office:value="0">
            <text:p>0</text:p>
          </table:table-cell>
          <table:table-cell table:style-name="ce597" table:formula="of:=SUMIF([.AW$2:.AW$63];&quot;=&quot;&amp;[.$K13];[.AX$2:.AX$63])" office:value-type="float" office:value="0">
            <text:p>0</text:p>
          </table:table-cell>
          <table:table-cell table:style-name="ce597" table:formula="of:=SUMIF([.AY$2:.AY$63];&quot;=&quot;&amp;[.$K13];[.AZ$2:.AZ$63])" office:value-type="float" office:value="0">
            <text:p>0</text:p>
          </table:table-cell>
          <table:table-cell table:style-name="ce597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06" table:formula="of:=[.W12]+1" office:value-type="float" office:value="4">
            <text:p>4</text:p>
          </table:table-cell>
          <table:table-cell table:style-name="ce606" table:formula="of:=IF([.Y13];[Scheda.V9];MAX([Scheda.T9]*([Scheda.W9]+[Scheda.$F$9]); [Scheda.V9]))" office:value-type="float" office:value="0">
            <text:p>0</text:p>
          </table:table-cell>
          <table:table-cell table:style-name="ce606" table:formula="of:=IF([Scheda.U9]=[.$Y$8])" office:value-type="boolean" office:boolean-value="false">
            <text:p>FALSO</text:p>
          </table:table-cell>
          <table:table-cell table:style-name="ce606" table:formula="of:=IF([Scheda.U9]=10.1)" office:value-type="boolean" office:boolean-value="false">
            <text:p>FALSO</text:p>
          </table:table-cell>
          <table:table-cell table:number-columns-repeated="4"/>
          <table:table-cell table:style-name="ce610" table:formula="of:=[.AE12]+1" office:value-type="float" office:value="12">
            <text:p>12</text:p>
          </table:table-cell>
          <table:table-cell table:style-name="ce610" table:formula="of:=[.AI13]/2" office:value-type="float" office:value="21.5">
            <text:p>21,5</text:p>
          </table:table-cell>
          <table:table-cell table:style-name="ce610" table:formula="of:=[.AJ13]/2" office:value-type="float" office:value="43">
            <text:p>43</text:p>
          </table:table-cell>
          <table:table-cell table:style-name="ce610" table:formula="of:=[.AK13]/2" office:value-type="float" office:value="65">
            <text:p>65</text:p>
          </table:table-cell>
          <table:table-cell table:style-name="ce610" table:formula="of:=ROUNDDOWN([.AK13]/3;0)" office:value-type="float" office:value="43">
            <text:p>43</text:p>
          </table:table-cell>
          <table:table-cell table:style-name="ce610" table:formula="of:=ROUNDDOWN([.AK13]*2/3;0)" office:value-type="float" office:value="86">
            <text:p>86</text:p>
          </table:table-cell>
          <table:table-cell table:style-name="ce612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14" table:formula="of:=IF(NOT([Scheda.S76]=&quot;&quot;);[Scheda.S76];&quot;&quot;)">
            <text:p/>
          </table:table-cell>
          <table:table-cell table:style-name="ce594" table:formula="of:=IF(AND(NOT([Scheda.U76]=&quot;&quot;);NOT([Scheda.Z77]=&quot;&quot;));[Scheda.U76];&quot;&quot;)">
            <text:p/>
          </table:table-cell>
          <table:table-cell table:style-name="ce617" table:formula="of:=IF(NOT([Scheda.W76]=&quot;&quot;);[Scheda.W76];&quot;&quot;)">
            <text:p/>
          </table:table-cell>
          <table:table-cell table:style-name="ce594" table:formula="of:=IF(AND(NOT([Scheda.Y76]=&quot;&quot;);NOT([Scheda.Z77]=&quot;&quot;));[Scheda.Y76];&quot;&quot;)">
            <text:p/>
          </table:table-cell>
          <table:table-cell table:style-name="ce594" table:formula="of:=IF(NOT([Scheda.AL18]=&quot;&quot;);[Scheda.AL18];&quot;&quot;)">
            <text:p/>
          </table:table-cell>
          <table:table-cell table:style-name="ce594" table:formula="of:=IF(AND(NOT([Scheda.AN18]=&quot;&quot;);NOT([Scheda.AG18]=&quot;&quot;));[Scheda.AN18];&quot;&quot;)">
            <text:p/>
          </table:table-cell>
          <table:table-cell table:style-name="ce594" table:formula="of:=IF(NOT([Scheda.BA18]=&quot;&quot;);[Scheda.BA18];&quot;&quot;)">
            <text:p/>
          </table:table-cell>
          <table:table-cell table:style-name="ce594" table:formula="of:=IF(AND(NOT([Scheda.BC18]=&quot;&quot;);NOT([Scheda.AV18]=&quot;&quot;));[Scheda.BC18];&quot;&quot;)">
            <text:p/>
          </table:table-cell>
          <table:table-cell table:style-name="ce594" table:formula="of:=IF(NOT([Scheda.AJ78]=&quot;&quot;);[Scheda.AJ78];&quot;&quot;)">
            <text:p/>
          </table:table-cell>
          <table:table-cell table:style-name="ce594" table:formula="of:=IF(NOT([Scheda.AL78]=&quot;&quot;);[Scheda.AL7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21]" office:value-type="string" office:string-value="ART3">
            <text:p>ART3</text:p>
          </table:table-cell>
          <table:table-cell table:style-name="ce597" table:formula="of:=SUM([.M14:.R14])" office:value-type="float" office:value="0">
            <text:p>0</text:p>
          </table:table-cell>
          <table:table-cell table:style-name="ce597" table:formula="of:=SUMIF([.AS$2:.AS$63];&quot;=&quot;&amp;[.$K14];[.AT$2:.AT$63])" office:value-type="float" office:value="0">
            <text:p>0</text:p>
          </table:table-cell>
          <table:table-cell table:style-name="ce597" table:formula="of:=SUMIF([.AU$2:.AU$63];&quot;=&quot;&amp;[.$K14];[.AV$2:.AV$63])" office:value-type="float" office:value="0">
            <text:p>0</text:p>
          </table:table-cell>
          <table:table-cell table:style-name="ce597" table:formula="of:=SUMIF([.AW$2:.AW$63];&quot;=&quot;&amp;[.$K14];[.AX$2:.AX$63])" office:value-type="float" office:value="0">
            <text:p>0</text:p>
          </table:table-cell>
          <table:table-cell table:style-name="ce597" table:formula="of:=SUMIF([.AY$2:.AY$63];&quot;=&quot;&amp;[.$K14];[.AZ$2:.AZ$63])" office:value-type="float" office:value="0">
            <text:p>0</text:p>
          </table:table-cell>
          <table:table-cell table:style-name="ce597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06" table:formula="of:=[.W13]+1" office:value-type="float" office:value="5">
            <text:p>5</text:p>
          </table:table-cell>
          <table:table-cell table:style-name="ce606" table:formula="of:=IF([.Y14];[Scheda.V10];MAX([Scheda.T10]*([Scheda.W10]+[Scheda.$F$9]); [Scheda.V10]))" office:value-type="float" office:value="0">
            <text:p>0</text:p>
          </table:table-cell>
          <table:table-cell table:style-name="ce606" table:formula="of:=IF([Scheda.U10]=[.$Y$8])" office:value-type="boolean" office:boolean-value="false">
            <text:p>FALSO</text:p>
          </table:table-cell>
          <table:table-cell table:style-name="ce606" table:formula="of:=IF([Scheda.U10]=10.1)" office:value-type="boolean" office:boolean-value="false">
            <text:p>FALSO</text:p>
          </table:table-cell>
          <table:table-cell table:number-columns-repeated="4"/>
          <table:table-cell table:style-name="ce610" table:formula="of:=[.AE13]+1" office:value-type="float" office:value="13">
            <text:p>13</text:p>
          </table:table-cell>
          <table:table-cell table:style-name="ce610" table:formula="of:=[.AI14]/2" office:value-type="float" office:value="25">
            <text:p>25</text:p>
          </table:table-cell>
          <table:table-cell table:style-name="ce610" table:formula="of:=[.AJ14]/2" office:value-type="float" office:value="50">
            <text:p>50</text:p>
          </table:table-cell>
          <table:table-cell table:style-name="ce610" table:formula="of:=[.AK14]/2" office:value-type="float" office:value="75">
            <text:p>75</text:p>
          </table:table-cell>
          <table:table-cell table:style-name="ce610" table:formula="of:=ROUNDDOWN([.AK14]/3;0)" office:value-type="float" office:value="50">
            <text:p>50</text:p>
          </table:table-cell>
          <table:table-cell table:style-name="ce610" table:formula="of:=ROUNDDOWN([.AK14]*2/3;0)" office:value-type="float" office:value="100">
            <text:p>100</text:p>
          </table:table-cell>
          <table:table-cell table:style-name="ce612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14" table:formula="of:=IF(NOT([Scheda.F78]=&quot;&quot;);[Scheda.F78];&quot;&quot;)">
            <text:p/>
          </table:table-cell>
          <table:table-cell table:style-name="ce594" table:formula="of:=IF(AND(NOT([Scheda.H78]=&quot;&quot;);NOT([Scheda.M79]=&quot;&quot;));[Scheda.H78];&quot;&quot;)">
            <text:p/>
          </table:table-cell>
          <table:table-cell table:style-name="ce617" table:formula="of:=IF(NOT([Scheda.J78]=&quot;&quot;);[Scheda.J78];&quot;&quot;)">
            <text:p/>
          </table:table-cell>
          <table:table-cell table:style-name="ce594" table:formula="of:=IF(AND(NOT([Scheda.L78]=&quot;&quot;);NOT([Scheda.M79]=&quot;&quot;));[Scheda.L78];&quot;&quot;)">
            <text:p/>
          </table:table-cell>
          <table:table-cell table:style-name="ce594" table:formula="of:=IF(NOT([Scheda.AH20]=&quot;&quot;);[Scheda.AH20];&quot;&quot;)">
            <text:p/>
          </table:table-cell>
          <table:table-cell table:style-name="ce594" table:formula="of:=IF(AND(NOT([Scheda.AJ20]=&quot;&quot;);NOT([Scheda.AG20]=&quot;&quot;));[Scheda.AJ20];&quot;&quot;)">
            <text:p/>
          </table:table-cell>
          <table:table-cell table:style-name="ce594" table:formula="of:=IF(NOT([Scheda.AW20]=&quot;&quot;);[Scheda.AW20];&quot;&quot;)">
            <text:p/>
          </table:table-cell>
          <table:table-cell table:style-name="ce594" table:formula="of:=IF(AND(NOT([Scheda.AY20]=&quot;&quot;);NOT([Scheda.AV20]=&quot;&quot;));[Scheda.AY20];&quot;&quot;)">
            <text:p/>
          </table:table-cell>
          <table:table-cell table:style-name="ce594" table:formula="of:=IF(NOT([Scheda.AJ79]=&quot;&quot;);[Scheda.AJ79];&quot;&quot;)">
            <text:p/>
          </table:table-cell>
          <table:table-cell table:style-name="ce594" table:formula="of:=IF(NOT([Scheda.AL79]=&quot;&quot;);[Scheda.AL7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3" office:value-type="string">
            <text:p>TAGLIA</text:p>
          </table:table-cell>
          <table:table-cell table:style-name="ce596" table:formula="of:=0" office:value-type="float" office:value="0">
            <text:p>0</text:p>
          </table:table-cell>
          <table:table-cell table:style-name="ce596" table:formula="of:=1" office:value-type="float" office:value="1">
            <text:p>1</text:p>
          </table:table-cell>
          <table:table-cell table:style-name="ce598" table:formula="of:=[Scheda.T22]" office:value-type="string" office:string-value="AFG">
            <text:p>AFG</text:p>
          </table:table-cell>
          <table:table-cell table:style-name="ce597" table:formula="of:=SUM([.M15:.R15])" office:value-type="float" office:value="0">
            <text:p>0</text:p>
          </table:table-cell>
          <table:table-cell table:style-name="ce597" table:formula="of:=SUMIF([.AS$2:.AS$63];&quot;=&quot;&amp;[.$K15];[.AT$2:.AT$63])" office:value-type="float" office:value="0">
            <text:p>0</text:p>
          </table:table-cell>
          <table:table-cell table:style-name="ce597" table:formula="of:=SUMIF([.AU$2:.AU$63];&quot;=&quot;&amp;[.$K15];[.AV$2:.AV$63])" office:value-type="float" office:value="0">
            <text:p>0</text:p>
          </table:table-cell>
          <table:table-cell table:style-name="ce597" table:formula="of:=SUMIF([.AW$2:.AW$63];&quot;=&quot;&amp;[.$K15];[.AX$2:.AX$63])" office:value-type="float" office:value="0">
            <text:p>0</text:p>
          </table:table-cell>
          <table:table-cell table:style-name="ce597" table:formula="of:=SUMIF([.AY$2:.AY$63];&quot;=&quot;&amp;[.$K15];[.AZ$2:.AZ$63])" office:value-type="float" office:value="0">
            <text:p>0</text:p>
          </table:table-cell>
          <table:table-cell table:style-name="ce597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06" table:formula="of:=[.W14]+1" office:value-type="float" office:value="6">
            <text:p>6</text:p>
          </table:table-cell>
          <table:table-cell table:style-name="ce606" table:formula="of:=IF([.Y15];[Scheda.V11];MAX([Scheda.T11]*([Scheda.W11]+[Scheda.$F$9]); [Scheda.V11]))" office:value-type="float" office:value="0">
            <text:p>0</text:p>
          </table:table-cell>
          <table:table-cell table:style-name="ce606" table:formula="of:=IF([Scheda.U11]=[.$Y$8])" office:value-type="boolean" office:boolean-value="false">
            <text:p>FALSO</text:p>
          </table:table-cell>
          <table:table-cell table:style-name="ce606" table:formula="of:=IF([Scheda.U11]=10.1)" office:value-type="boolean" office:boolean-value="false">
            <text:p>FALSO</text:p>
          </table:table-cell>
          <table:table-cell table:number-columns-repeated="4"/>
          <table:table-cell table:style-name="ce610" table:formula="of:=[.AE14]+1" office:value-type="float" office:value="14">
            <text:p>14</text:p>
          </table:table-cell>
          <table:table-cell table:style-name="ce610" table:formula="of:=[.AI15]/2" office:value-type="float" office:value="29">
            <text:p>29</text:p>
          </table:table-cell>
          <table:table-cell table:style-name="ce610" table:formula="of:=[.AJ15]/2" office:value-type="float" office:value="58">
            <text:p>58</text:p>
          </table:table-cell>
          <table:table-cell table:style-name="ce610" table:formula="of:=[.AK15]/2" office:value-type="float" office:value="87.5">
            <text:p>87,5</text:p>
          </table:table-cell>
          <table:table-cell table:style-name="ce610" table:formula="of:=ROUNDDOWN([.AK15]/3;0)" office:value-type="float" office:value="58">
            <text:p>58</text:p>
          </table:table-cell>
          <table:table-cell table:style-name="ce610" table:formula="of:=ROUNDDOWN([.AK15]*2/3;0)" office:value-type="float" office:value="116">
            <text:p>116</text:p>
          </table:table-cell>
          <table:table-cell table:style-name="ce612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14" table:formula="of:=IF(NOT([Scheda.S78]=&quot;&quot;);[Scheda.S78];&quot;&quot;)">
            <text:p/>
          </table:table-cell>
          <table:table-cell table:style-name="ce594" table:formula="of:=IF(AND(NOT([Scheda.U78]=&quot;&quot;);NOT([Scheda.Z79]=&quot;&quot;));[Scheda.U78];&quot;&quot;)">
            <text:p/>
          </table:table-cell>
          <table:table-cell table:style-name="ce617" table:formula="of:=IF(NOT([Scheda.W78]=&quot;&quot;);[Scheda.W78];&quot;&quot;)">
            <text:p/>
          </table:table-cell>
          <table:table-cell table:style-name="ce594" table:formula="of:=IF(AND(NOT([Scheda.Y78]=&quot;&quot;);NOT([Scheda.Z79]=&quot;&quot;));[Scheda.Y78];&quot;&quot;)">
            <text:p/>
          </table:table-cell>
          <table:table-cell table:style-name="ce594" table:formula="of:=IF(NOT([Scheda.AL20]=&quot;&quot;);[Scheda.AL20];&quot;&quot;)">
            <text:p/>
          </table:table-cell>
          <table:table-cell table:style-name="ce594" table:formula="of:=IF(AND(NOT([Scheda.AN20]=&quot;&quot;);NOT([Scheda.AG20]=&quot;&quot;));[Scheda.AN20];&quot;&quot;)">
            <text:p/>
          </table:table-cell>
          <table:table-cell table:style-name="ce594" table:formula="of:=IF(NOT([Scheda.BA20]=&quot;&quot;);[Scheda.BA20];&quot;&quot;)">
            <text:p/>
          </table:table-cell>
          <table:table-cell table:style-name="ce594" table:formula="of:=IF(AND(NOT([Scheda.BC20]=&quot;&quot;);NOT([Scheda.AV20]=&quot;&quot;));[Scheda.BC20];&quot;&quot;)">
            <text:p/>
          </table:table-cell>
          <table:table-cell table:style-name="ce594" table:formula="of:=IF(NOT([Scheda.AJ80]=&quot;&quot;);[Scheda.AJ80];&quot;&quot;)">
            <text:p/>
          </table:table-cell>
          <table:table-cell table:style-name="ce594" table:formula="of:=IF(NOT([Scheda.AL80]=&quot;&quot;);[Scheda.AL80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XXXP</text:p>
          </table:table-cell>
          <table:table-cell table:style-name="ce595" table:formula="of:=1/8" office:value-type="float" office:value="0.125">
            <text:p>0,13</text:p>
          </table:table-cell>
          <table:table-cell table:style-name="ce595" table:formula="of:=1/4" office:value-type="float" office:value="0.25">
            <text:p>0,25</text:p>
          </table:table-cell>
          <table:table-cell table:style-name="ce598" table:formula="of:=[Scheda.T23]" office:value-type="string" office:string-value="CAM">
            <text:p>CAM</text:p>
          </table:table-cell>
          <table:table-cell table:style-name="ce597" table:formula="of:=SUM([.M16:.R16])" office:value-type="float" office:value="0">
            <text:p>0</text:p>
          </table:table-cell>
          <table:table-cell table:style-name="ce597" table:formula="of:=SUMIF([.AS$2:.AS$63];&quot;=&quot;&amp;[.$K16];[.AT$2:.AT$63])" office:value-type="float" office:value="0">
            <text:p>0</text:p>
          </table:table-cell>
          <table:table-cell table:style-name="ce597" table:formula="of:=SUMIF([.AU$2:.AU$63];&quot;=&quot;&amp;[.$K16];[.AV$2:.AV$63])" office:value-type="float" office:value="0">
            <text:p>0</text:p>
          </table:table-cell>
          <table:table-cell table:style-name="ce597" table:formula="of:=SUMIF([.AW$2:.AW$63];&quot;=&quot;&amp;[.$K16];[.AX$2:.AX$63])" office:value-type="float" office:value="0">
            <text:p>0</text:p>
          </table:table-cell>
          <table:table-cell table:style-name="ce597" table:formula="of:=SUMIF([.AY$2:.AY$63];&quot;=&quot;&amp;[.$K16];[.AZ$2:.AZ$63])" office:value-type="float" office:value="0">
            <text:p>0</text:p>
          </table:table-cell>
          <table:table-cell table:style-name="ce597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10" table:formula="of:=[.AE15]+1" office:value-type="float" office:value="15">
            <text:p>15</text:p>
          </table:table-cell>
          <table:table-cell table:style-name="ce610" table:formula="of:=[.AI16]/2" office:value-type="float" office:value="33">
            <text:p>33</text:p>
          </table:table-cell>
          <table:table-cell table:style-name="ce610" table:formula="of:=[.AJ16]/2" office:value-type="float" office:value="66.5">
            <text:p>66,5</text:p>
          </table:table-cell>
          <table:table-cell table:style-name="ce610" table:formula="of:=[.AK16]/2" office:value-type="float" office:value="100">
            <text:p>100</text:p>
          </table:table-cell>
          <table:table-cell table:style-name="ce610" table:formula="of:=ROUNDDOWN([.AK16]/3;0)" office:value-type="float" office:value="66">
            <text:p>66</text:p>
          </table:table-cell>
          <table:table-cell table:style-name="ce610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14" table:formula="of:=IF(NOT([Scheda.F80]=&quot;&quot;);[Scheda.F80];&quot;&quot;)">
            <text:p/>
          </table:table-cell>
          <table:table-cell table:style-name="ce594" table:formula="of:=IF(AND(NOT([Scheda.H80]=&quot;&quot;);NOT([Scheda.M81]=&quot;&quot;));[Scheda.H80];&quot;&quot;)">
            <text:p/>
          </table:table-cell>
          <table:table-cell table:style-name="ce617" table:formula="of:=IF(NOT([Scheda.J80]=&quot;&quot;);[Scheda.J80];&quot;&quot;)">
            <text:p/>
          </table:table-cell>
          <table:table-cell table:style-name="ce594" table:formula="of:=IF(AND(NOT([Scheda.L80]=&quot;&quot;);NOT([Scheda.M81]=&quot;&quot;));[Scheda.L80];&quot;&quot;)">
            <text:p/>
          </table:table-cell>
          <table:table-cell table:style-name="ce594" table:formula="of:=IF(NOT([Scheda.AH22]=&quot;&quot;);[Scheda.AH22];&quot;&quot;)">
            <text:p/>
          </table:table-cell>
          <table:table-cell table:style-name="ce594" table:formula="of:=IF(AND(NOT([Scheda.AJ22]=&quot;&quot;);NOT([Scheda.AG22]=&quot;&quot;));[Scheda.AJ22];&quot;&quot;)">
            <text:p/>
          </table:table-cell>
          <table:table-cell table:style-name="ce594" table:formula="of:=IF(NOT([Scheda.AW22]=&quot;&quot;);[Scheda.AW22];&quot;&quot;)">
            <text:p/>
          </table:table-cell>
          <table:table-cell table:style-name="ce594" table:formula="of:=IF(AND(NOT([Scheda.AY22]=&quot;&quot;);NOT([Scheda.AV22]=&quot;&quot;));[Scheda.AY22];&quot;&quot;)">
            <text:p/>
          </table:table-cell>
          <table:table-cell table:style-name="ce594" table:formula="of:=IF(NOT([Scheda.AJ81]=&quot;&quot;);[Scheda.AJ81];&quot;&quot;)">
            <text:p/>
          </table:table-cell>
          <table:table-cell table:style-name="ce594" table:formula="of:=IF(NOT([Scheda.AL81]=&quot;&quot;);[Scheda.AL81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XXP</text:p>
          </table:table-cell>
          <table:table-cell table:style-name="ce595" table:formula="of:=1/4" office:value-type="float" office:value="0.25">
            <text:p>0,25</text:p>
          </table:table-cell>
          <table:table-cell table:style-name="ce595" table:formula="of:=1/2" office:value-type="float" office:value="0.5">
            <text:p>0,5</text:p>
          </table:table-cell>
          <table:table-cell table:style-name="ce598" table:formula="of:=[Scheda.T24]" office:value-type="string" office:string-value="CAV">
            <text:p>CAV</text:p>
          </table:table-cell>
          <table:table-cell table:style-name="ce597" table:formula="of:=SUM([.M17:.R17])" office:value-type="float" office:value="0">
            <text:p>0</text:p>
          </table:table-cell>
          <table:table-cell table:style-name="ce597" table:formula="of:=SUMIF([.AS$2:.AS$63];&quot;=&quot;&amp;[.$K17];[.AT$2:.AT$63])" office:value-type="float" office:value="0">
            <text:p>0</text:p>
          </table:table-cell>
          <table:table-cell table:style-name="ce597" table:formula="of:=SUMIF([.AU$2:.AU$63];&quot;=&quot;&amp;[.$K17];[.AV$2:.AV$63])" office:value-type="float" office:value="0">
            <text:p>0</text:p>
          </table:table-cell>
          <table:table-cell table:style-name="ce597" table:formula="of:=SUMIF([.AW$2:.AW$63];&quot;=&quot;&amp;[.$K17];[.AX$2:.AX$63])" office:value-type="float" office:value="0">
            <text:p>0</text:p>
          </table:table-cell>
          <table:table-cell table:style-name="ce597" table:formula="of:=SUMIF([.AY$2:.AY$63];&quot;=&quot;&amp;[.$K17];[.AZ$2:.AZ$63])" office:value-type="float" office:value="0">
            <text:p>0</text:p>
          </table:table-cell>
          <table:table-cell table:style-name="ce597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06" office:value-type="string">
            <text:p>TMP</text:p>
          </table:table-cell>
          <table:table-cell table:style-name="ce606" office:value-type="string">
            <text:p>RIFL</text:p>
          </table:table-cell>
          <table:table-cell table:style-name="ce606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10" table:formula="of:=[.AE16]+1" office:value-type="float" office:value="16">
            <text:p>16</text:p>
          </table:table-cell>
          <table:table-cell table:style-name="ce610" table:formula="of:=[.AI17]/2" office:value-type="float" office:value="38">
            <text:p>38</text:p>
          </table:table-cell>
          <table:table-cell table:style-name="ce610" table:formula="of:=[.AJ17]/2" office:value-type="float" office:value="76.5">
            <text:p>76,5</text:p>
          </table:table-cell>
          <table:table-cell table:style-name="ce610" table:formula="of:=[.AK17]/2" office:value-type="float" office:value="115">
            <text:p>115</text:p>
          </table:table-cell>
          <table:table-cell table:style-name="ce610" table:formula="of:=ROUNDDOWN([.AK17]/3;0)" office:value-type="float" office:value="76">
            <text:p>76</text:p>
          </table:table-cell>
          <table:table-cell table:style-name="ce610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14" table:formula="of:=IF(NOT([Scheda.S80]=&quot;&quot;);[Scheda.S80];&quot;&quot;)">
            <text:p/>
          </table:table-cell>
          <table:table-cell table:style-name="ce594" table:formula="of:=IF(AND(NOT([Scheda.U80]=&quot;&quot;);NOT([Scheda.Z81]=&quot;&quot;));[Scheda.U80];&quot;&quot;)">
            <text:p/>
          </table:table-cell>
          <table:table-cell table:style-name="ce617" table:formula="of:=IF(NOT([Scheda.W80]=&quot;&quot;);[Scheda.W80];&quot;&quot;)">
            <text:p/>
          </table:table-cell>
          <table:table-cell table:style-name="ce594" table:formula="of:=IF(AND(NOT([Scheda.Y80]=&quot;&quot;);NOT([Scheda.Z81]=&quot;&quot;));[Scheda.Y80];&quot;&quot;)">
            <text:p/>
          </table:table-cell>
          <table:table-cell table:style-name="ce594" table:formula="of:=IF(NOT([Scheda.AL22]=&quot;&quot;);[Scheda.AL22];&quot;&quot;)">
            <text:p/>
          </table:table-cell>
          <table:table-cell table:style-name="ce594" table:formula="of:=IF(AND(NOT([Scheda.AN22]=&quot;&quot;);NOT([Scheda.AG22]=&quot;&quot;));[Scheda.AN22];&quot;&quot;)">
            <text:p/>
          </table:table-cell>
          <table:table-cell table:style-name="ce594" table:formula="of:=IF(NOT([Scheda.BA22]=&quot;&quot;);[Scheda.BA22];&quot;&quot;)">
            <text:p/>
          </table:table-cell>
          <table:table-cell table:style-name="ce594" table:formula="of:=IF(AND(NOT([Scheda.BC22]=&quot;&quot;);NOT([Scheda.AV22]=&quot;&quot;));[Scheda.BC22];&quot;&quot;)">
            <text:p/>
          </table:table-cell>
          <table:table-cell table:style-name="ce594" table:formula="of:=IF(NOT([Scheda.AJ82]=&quot;&quot;);[Scheda.AJ82];&quot;&quot;)">
            <text:p/>
          </table:table-cell>
          <table:table-cell table:style-name="ce594" table:formula="of:=IF(NOT([Scheda.AL82]=&quot;&quot;);[Scheda.AL8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XP</text:p>
          </table:table-cell>
          <table:table-cell table:style-name="ce595" table:formula="of:=1/2" office:value-type="float" office:value="0.5">
            <text:p>0,5</text:p>
          </table:table-cell>
          <table:table-cell table:style-name="ce595" table:formula="of:=3/4" office:value-type="float" office:value="0.75">
            <text:p>0,75</text:p>
          </table:table-cell>
          <table:table-cell table:style-name="ce598" table:formula="of:=[Scheda.T25]" office:value-type="string" office:string-value="CARC">
            <text:p>CARC</text:p>
          </table:table-cell>
          <table:table-cell table:style-name="ce597" table:formula="of:=SUM([.M18:.R18])" office:value-type="float" office:value="0">
            <text:p>0</text:p>
          </table:table-cell>
          <table:table-cell table:style-name="ce597" table:formula="of:=SUMIF([.AS$2:.AS$63];&quot;=&quot;&amp;[.$K18];[.AT$2:.AT$63])" office:value-type="float" office:value="0">
            <text:p>0</text:p>
          </table:table-cell>
          <table:table-cell table:style-name="ce597" table:formula="of:=SUMIF([.AU$2:.AU$63];&quot;=&quot;&amp;[.$K18];[.AV$2:.AV$63])" office:value-type="float" office:value="0">
            <text:p>0</text:p>
          </table:table-cell>
          <table:table-cell table:style-name="ce597" table:formula="of:=SUMIF([.AW$2:.AW$63];&quot;=&quot;&amp;[.$K18];[.AX$2:.AX$63])" office:value-type="float" office:value="0">
            <text:p>0</text:p>
          </table:table-cell>
          <table:table-cell table:style-name="ce597" table:formula="of:=SUMIF([.AY$2:.AY$63];&quot;=&quot;&amp;[.$K18];[.AZ$2:.AZ$63])" office:value-type="float" office:value="0">
            <text:p>0</text:p>
          </table:table-cell>
          <table:table-cell table:style-name="ce597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06" office:value-type="float" office:value="1">
            <text:p>1</text:p>
          </table:table-cell>
          <table:table-cell table:style-name="ce606" table:formula="of:=[Scheda.$V6]/IF(AND([Scheda.$V6]&gt;0;NOT([Scheda.X6]=&quot;&quot;));2;3)" office:value-type="float" office:value="0.333333333333333">
            <text:p>0,33</text:p>
          </table:table-cell>
          <table:table-cell table:style-name="ce606" table:formula="of:=[Scheda.$V6]/IF(AND([Scheda.$V6]&gt;0;NOT([Scheda.Y6]=&quot;&quot;));2;3)" office:value-type="float" office:value="0.333333333333333">
            <text:p>0,33</text:p>
          </table:table-cell>
          <table:table-cell table:style-name="ce606" table:formula="of:=[Scheda.$V6]/IF(AND([Scheda.$V6]&gt;0;NOT([Scheda.Z6]=&quot;&quot;));2;3)" office:value-type="float" office:value="0.333333333333333">
            <text:p>0,33</text:p>
          </table:table-cell>
          <table:table-cell table:style-name="ce606" table:formula="of:=IF(IF(AND([Scheda.$V6]&gt;0;NOT([Scheda.X6]=&quot;&quot;))))" office:value-type="boolean" office:boolean-value="false">
            <text:p>FALSO</text:p>
          </table:table-cell>
          <table:table-cell table:style-name="ce606" table:formula="of:=IF(IF(AND([Scheda.$V6]&gt;0;NOT([Scheda.Y6]=&quot;&quot;))))" office:value-type="boolean" office:boolean-value="false">
            <text:p>FALSO</text:p>
          </table:table-cell>
          <table:table-cell table:style-name="ce606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10" table:formula="of:=[.AE17]+1" office:value-type="float" office:value="17">
            <text:p>17</text:p>
          </table:table-cell>
          <table:table-cell table:style-name="ce610" table:formula="of:=[.AI18]/2" office:value-type="float" office:value="43">
            <text:p>43</text:p>
          </table:table-cell>
          <table:table-cell table:style-name="ce610" table:formula="of:=[.AJ18]/2" office:value-type="float" office:value="86.5">
            <text:p>86,5</text:p>
          </table:table-cell>
          <table:table-cell table:style-name="ce610" table:formula="of:=[.AK18]/2" office:value-type="float" office:value="130">
            <text:p>130</text:p>
          </table:table-cell>
          <table:table-cell table:style-name="ce610" table:formula="of:=ROUNDDOWN([.AK18]/3;0)" office:value-type="float" office:value="86">
            <text:p>86</text:p>
          </table:table-cell>
          <table:table-cell table:style-name="ce610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14" table:formula="of:=IF(NOT([Scheda.F82]=&quot;&quot;);[Scheda.F82];&quot;&quot;)">
            <text:p/>
          </table:table-cell>
          <table:table-cell table:style-name="ce594" table:formula="of:=IF(AND(NOT([Scheda.H82]=&quot;&quot;);NOT([Scheda.M83]=&quot;&quot;));[Scheda.H82];&quot;&quot;)">
            <text:p/>
          </table:table-cell>
          <table:table-cell table:style-name="ce617" table:formula="of:=IF(NOT([Scheda.J82]=&quot;&quot;);[Scheda.J82];&quot;&quot;)">
            <text:p/>
          </table:table-cell>
          <table:table-cell table:style-name="ce594" table:formula="of:=IF(AND(NOT([Scheda.L82]=&quot;&quot;);NOT([Scheda.M83]=&quot;&quot;));[Scheda.L82];&quot;&quot;)">
            <text:p/>
          </table:table-cell>
          <table:table-cell table:style-name="ce594" table:formula="of:=IF(NOT([Scheda.AH24]=&quot;&quot;);[Scheda.AH24];&quot;&quot;)">
            <text:p/>
          </table:table-cell>
          <table:table-cell table:style-name="ce594" table:formula="of:=IF(AND(NOT([Scheda.AJ24]=&quot;&quot;);NOT([Scheda.AG24]=&quot;&quot;));[Scheda.AJ24];&quot;&quot;)">
            <text:p/>
          </table:table-cell>
          <table:table-cell table:style-name="ce594" table:formula="of:=IF(NOT([Scheda.AW24]=&quot;&quot;);[Scheda.AW24];&quot;&quot;)">
            <text:p/>
          </table:table-cell>
          <table:table-cell table:style-name="ce594" table:formula="of:=IF(AND(NOT([Scheda.AY24]=&quot;&quot;);NOT([Scheda.AV24]=&quot;&quot;));[Scheda.AY24];&quot;&quot;)">
            <text:p/>
          </table:table-cell>
          <table:table-cell table:style-name="ce594" table:formula="of:=IF(NOT([Scheda.AJ83]=&quot;&quot;);[Scheda.AJ83];&quot;&quot;)">
            <text:p/>
          </table:table-cell>
          <table:table-cell table:style-name="ce594" table:formula="of:=IF(NOT([Scheda.AL83]=&quot;&quot;);[Scheda.AL8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P</text:p>
          </table:table-cell>
          <table:table-cell table:style-name="ce595" table:formula="of:=3/4" office:value-type="float" office:value="0.75">
            <text:p>0,75</text:p>
          </table:table-cell>
          <table:table-cell table:style-name="ce595" office:value-type="float" office:value="1">
            <text:p>1</text:p>
          </table:table-cell>
          <table:table-cell table:style-name="ce598" table:formula="of:=[Scheda.T26]" office:value-type="string" office:string-value="CDUN">
            <text:p>CDUN</text:p>
          </table:table-cell>
          <table:table-cell table:style-name="ce597" table:formula="of:=SUM([.M19:.R19])" office:value-type="float" office:value="0">
            <text:p>0</text:p>
          </table:table-cell>
          <table:table-cell table:style-name="ce597" table:formula="of:=SUMIF([.AS$2:.AS$63];&quot;=&quot;&amp;[.$K19];[.AT$2:.AT$63])" office:value-type="float" office:value="0">
            <text:p>0</text:p>
          </table:table-cell>
          <table:table-cell table:style-name="ce597" table:formula="of:=SUMIF([.AU$2:.AU$63];&quot;=&quot;&amp;[.$K19];[.AV$2:.AV$63])" office:value-type="float" office:value="0">
            <text:p>0</text:p>
          </table:table-cell>
          <table:table-cell table:style-name="ce597" table:formula="of:=SUMIF([.AW$2:.AW$63];&quot;=&quot;&amp;[.$K19];[.AX$2:.AX$63])" office:value-type="float" office:value="0">
            <text:p>0</text:p>
          </table:table-cell>
          <table:table-cell table:style-name="ce597" table:formula="of:=SUMIF([.AY$2:.AY$63];&quot;=&quot;&amp;[.$K19];[.AZ$2:.AZ$63])" office:value-type="float" office:value="0">
            <text:p>0</text:p>
          </table:table-cell>
          <table:table-cell table:style-name="ce597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06" table:formula="of:=[.W18]+1" office:value-type="float" office:value="2">
            <text:p>2</text:p>
          </table:table-cell>
          <table:table-cell table:style-name="ce606" table:formula="of:=[Scheda.$V7]/IF(AND([Scheda.$V7]&gt;0;NOT([Scheda.X7]=&quot;&quot;));2;3)" office:value-type="float" office:value="0">
            <text:p>0</text:p>
          </table:table-cell>
          <table:table-cell table:style-name="ce606" table:formula="of:=[Scheda.$V7]/IF(AND([Scheda.$V7]&gt;0;NOT([Scheda.Y7]=&quot;&quot;));2;3)" office:value-type="float" office:value="0">
            <text:p>0</text:p>
          </table:table-cell>
          <table:table-cell table:style-name="ce606" table:formula="of:=[Scheda.$V7]/IF(AND([Scheda.$V7]&gt;0;NOT([Scheda.Z7]=&quot;&quot;));2;3)" office:value-type="float" office:value="0">
            <text:p>0</text:p>
          </table:table-cell>
          <table:table-cell table:style-name="ce606" table:formula="of:=IF(IF(AND([Scheda.$V7]&gt;0;NOT([Scheda.X7]=&quot;&quot;))))" office:value-type="boolean" office:boolean-value="false">
            <text:p>FALSO</text:p>
          </table:table-cell>
          <table:table-cell table:style-name="ce606" table:formula="of:=IF(IF(AND([Scheda.$V7]&gt;0;NOT([Scheda.Y7]=&quot;&quot;))))" office:value-type="boolean" office:boolean-value="false">
            <text:p>FALSO</text:p>
          </table:table-cell>
          <table:table-cell table:style-name="ce606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10" table:formula="of:=[.AE18]+1" office:value-type="float" office:value="18">
            <text:p>18</text:p>
          </table:table-cell>
          <table:table-cell table:style-name="ce610" table:formula="of:=[.AI19]/2" office:value-type="float" office:value="50">
            <text:p>50</text:p>
          </table:table-cell>
          <table:table-cell table:style-name="ce610" table:formula="of:=[.AJ19]/2" office:value-type="float" office:value="100">
            <text:p>100</text:p>
          </table:table-cell>
          <table:table-cell table:style-name="ce610" table:formula="of:=[.AK19]/2" office:value-type="float" office:value="150">
            <text:p>150</text:p>
          </table:table-cell>
          <table:table-cell table:style-name="ce610" table:formula="of:=ROUNDDOWN([.AK19]/3;0)" office:value-type="float" office:value="100">
            <text:p>100</text:p>
          </table:table-cell>
          <table:table-cell table:style-name="ce610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14" table:formula="of:=IF(NOT([Scheda.S82]=&quot;&quot;);[Scheda.S82];&quot;&quot;)">
            <text:p/>
          </table:table-cell>
          <table:table-cell table:style-name="ce594" table:formula="of:=IF(AND(NOT([Scheda.U82]=&quot;&quot;);NOT([Scheda.Z83]=&quot;&quot;));[Scheda.U82];&quot;&quot;)">
            <text:p/>
          </table:table-cell>
          <table:table-cell table:style-name="ce617" table:formula="of:=IF(NOT([Scheda.W82]=&quot;&quot;);[Scheda.W82];&quot;&quot;)">
            <text:p/>
          </table:table-cell>
          <table:table-cell table:style-name="ce594" table:formula="of:=IF(AND(NOT([Scheda.Y82]=&quot;&quot;);NOT([Scheda.Z83]=&quot;&quot;));[Scheda.Y82];&quot;&quot;)">
            <text:p/>
          </table:table-cell>
          <table:table-cell table:style-name="ce594" table:formula="of:=IF(NOT([Scheda.AL24]=&quot;&quot;);[Scheda.AL24];&quot;&quot;)">
            <text:p/>
          </table:table-cell>
          <table:table-cell table:style-name="ce594" table:formula="of:=IF(AND(NOT([Scheda.AN24]=&quot;&quot;);NOT([Scheda.AG24]=&quot;&quot;));[Scheda.AN24];&quot;&quot;)">
            <text:p/>
          </table:table-cell>
          <table:table-cell table:style-name="ce594" table:formula="of:=IF(NOT([Scheda.BA24]=&quot;&quot;);[Scheda.BA24];&quot;&quot;)">
            <text:p/>
          </table:table-cell>
          <table:table-cell table:style-name="ce594" table:formula="of:=IF(AND(NOT([Scheda.BC24]=&quot;&quot;);NOT([Scheda.AV24]=&quot;&quot;));[Scheda.BC24];&quot;&quot;)">
            <text:p/>
          </table:table-cell>
          <table:table-cell table:style-name="ce594" table:formula="of:=IF(NOT([Scheda.AJ84]=&quot;&quot;);[Scheda.AJ84];&quot;&quot;)">
            <text:p/>
          </table:table-cell>
          <table:table-cell table:style-name="ce594" table:formula="of:=IF(NOT([Scheda.AL84]=&quot;&quot;);[Scheda.AL8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M</text:p>
          </table:table-cell>
          <table:table-cell table:style-name="ce595" office:value-type="float" office:value="1">
            <text:p>1</text:p>
          </table:table-cell>
          <table:table-cell table:style-name="ce595" table:formula="of:=[.I20]*3/2" office:value-type="float" office:value="1.5">
            <text:p>1,5</text:p>
          </table:table-cell>
          <table:table-cell table:style-name="ce598" table:formula="of:=[Scheda.T27]" office:value-type="string" office:string-value="CGEO">
            <text:p>CGEO</text:p>
          </table:table-cell>
          <table:table-cell table:style-name="ce597" table:formula="of:=SUM([.M20:.R20])" office:value-type="float" office:value="0">
            <text:p>0</text:p>
          </table:table-cell>
          <table:table-cell table:style-name="ce597" table:formula="of:=SUMIF([.AS$2:.AS$63];&quot;=&quot;&amp;[.$K20];[.AT$2:.AT$63])" office:value-type="float" office:value="0">
            <text:p>0</text:p>
          </table:table-cell>
          <table:table-cell table:style-name="ce597" table:formula="of:=SUMIF([.AU$2:.AU$63];&quot;=&quot;&amp;[.$K20];[.AV$2:.AV$63])" office:value-type="float" office:value="0">
            <text:p>0</text:p>
          </table:table-cell>
          <table:table-cell table:style-name="ce597" table:formula="of:=SUMIF([.AW$2:.AW$63];&quot;=&quot;&amp;[.$K20];[.AX$2:.AX$63])" office:value-type="float" office:value="0">
            <text:p>0</text:p>
          </table:table-cell>
          <table:table-cell table:style-name="ce597" table:formula="of:=SUMIF([.AY$2:.AY$63];&quot;=&quot;&amp;[.$K20];[.AZ$2:.AZ$63])" office:value-type="float" office:value="0">
            <text:p>0</text:p>
          </table:table-cell>
          <table:table-cell table:style-name="ce597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06" table:formula="of:=[.W19]+1" office:value-type="float" office:value="3">
            <text:p>3</text:p>
          </table:table-cell>
          <table:table-cell table:style-name="ce606" table:formula="of:=[Scheda.$V8]/IF(AND([Scheda.$V8]&gt;0;NOT([Scheda.X8]=&quot;&quot;));2;3)" office:value-type="float" office:value="0">
            <text:p>0</text:p>
          </table:table-cell>
          <table:table-cell table:style-name="ce606" table:formula="of:=[Scheda.$V8]/IF(AND([Scheda.$V8]&gt;0;NOT([Scheda.Y8]=&quot;&quot;));2;3)" office:value-type="float" office:value="0">
            <text:p>0</text:p>
          </table:table-cell>
          <table:table-cell table:style-name="ce606" table:formula="of:=[Scheda.$V8]/IF(AND([Scheda.$V8]&gt;0;NOT([Scheda.Z8]=&quot;&quot;));2;3)" office:value-type="float" office:value="0">
            <text:p>0</text:p>
          </table:table-cell>
          <table:table-cell table:style-name="ce606" table:formula="of:=IF(IF(AND([Scheda.$V8]&gt;0;NOT([Scheda.X8]=&quot;&quot;))))" office:value-type="boolean" office:boolean-value="false">
            <text:p>FALSO</text:p>
          </table:table-cell>
          <table:table-cell table:style-name="ce606" table:formula="of:=IF(IF(AND([Scheda.$V8]&gt;0;NOT([Scheda.Y8]=&quot;&quot;))))" office:value-type="boolean" office:boolean-value="false">
            <text:p>FALSO</text:p>
          </table:table-cell>
          <table:table-cell table:style-name="ce606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10" table:formula="of:=[.AE19]+1" office:value-type="float" office:value="19">
            <text:p>19</text:p>
          </table:table-cell>
          <table:table-cell table:style-name="ce610" table:formula="of:=[.AI20]/2" office:value-type="float" office:value="58">
            <text:p>58</text:p>
          </table:table-cell>
          <table:table-cell table:style-name="ce610" table:formula="of:=[.AJ20]/2" office:value-type="float" office:value="116.5">
            <text:p>116,5</text:p>
          </table:table-cell>
          <table:table-cell table:style-name="ce610" table:formula="of:=[.AK20]/2" office:value-type="float" office:value="175">
            <text:p>175</text:p>
          </table:table-cell>
          <table:table-cell table:style-name="ce610" table:formula="of:=ROUNDDOWN([.AK20]/3;0)" office:value-type="float" office:value="116">
            <text:p>116</text:p>
          </table:table-cell>
          <table:table-cell table:style-name="ce610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14" table:formula="of:=IF(NOT([Scheda.F84]=&quot;&quot;);[Scheda.F84];&quot;&quot;)">
            <text:p/>
          </table:table-cell>
          <table:table-cell table:style-name="ce594" table:formula="of:=IF(AND(NOT([Scheda.H84]=&quot;&quot;);NOT([Scheda.M85]=&quot;&quot;));[Scheda.H84];&quot;&quot;)">
            <text:p/>
          </table:table-cell>
          <table:table-cell table:style-name="ce617" table:formula="of:=IF(NOT([Scheda.J84]=&quot;&quot;);[Scheda.J84];&quot;&quot;)">
            <text:p/>
          </table:table-cell>
          <table:table-cell table:style-name="ce594" table:formula="of:=IF(AND(NOT([Scheda.L84]=&quot;&quot;);NOT([Scheda.M85]=&quot;&quot;));[Scheda.L84];&quot;&quot;)">
            <text:p/>
          </table:table-cell>
          <table:table-cell table:style-name="ce594" table:formula="of:=IF(NOT([Scheda.AH26]=&quot;&quot;);[Scheda.AH26];&quot;&quot;)">
            <text:p/>
          </table:table-cell>
          <table:table-cell table:style-name="ce594" table:formula="of:=IF(AND(NOT([Scheda.AJ26]=&quot;&quot;);NOT([Scheda.AG26]=&quot;&quot;));[Scheda.AJ26];&quot;&quot;)">
            <text:p/>
          </table:table-cell>
          <table:table-cell table:style-name="ce594" table:formula="of:=IF(NOT([Scheda.AW26]=&quot;&quot;);[Scheda.AW26];&quot;&quot;)">
            <text:p/>
          </table:table-cell>
          <table:table-cell table:style-name="ce594" table:formula="of:=IF(AND(NOT([Scheda.AY26]=&quot;&quot;);NOT([Scheda.AV26]=&quot;&quot;));[Scheda.AY26];&quot;&quot;)">
            <text:p/>
          </table:table-cell>
          <table:table-cell table:style-name="ce594" table:formula="of:=IF(NOT([Scheda.AJ85]=&quot;&quot;);[Scheda.AJ85];&quot;&quot;)">
            <text:p/>
          </table:table-cell>
          <table:table-cell table:style-name="ce594" table:formula="of:=IF(NOT([Scheda.AL85]=&quot;&quot;);[Scheda.AL8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G</text:p>
          </table:table-cell>
          <table:table-cell table:style-name="ce595" office:value-type="float" office:value="2">
            <text:p>2</text:p>
          </table:table-cell>
          <table:table-cell table:style-name="ce595" table:formula="of:=[.I21]*3/2" office:value-type="float" office:value="3">
            <text:p>3</text:p>
          </table:table-cell>
          <table:table-cell table:style-name="ce598" table:formula="of:=[Scheda.T28]" office:value-type="string" office:string-value="CING">
            <text:p>CING</text:p>
          </table:table-cell>
          <table:table-cell table:style-name="ce597" table:formula="of:=SUM([.M21:.R21])" office:value-type="float" office:value="0">
            <text:p>0</text:p>
          </table:table-cell>
          <table:table-cell table:style-name="ce597" table:formula="of:=SUMIF([.AS$2:.AS$63];&quot;=&quot;&amp;[.$K21];[.AT$2:.AT$63])" office:value-type="float" office:value="0">
            <text:p>0</text:p>
          </table:table-cell>
          <table:table-cell table:style-name="ce597" table:formula="of:=SUMIF([.AU$2:.AU$63];&quot;=&quot;&amp;[.$K21];[.AV$2:.AV$63])" office:value-type="float" office:value="0">
            <text:p>0</text:p>
          </table:table-cell>
          <table:table-cell table:style-name="ce597" table:formula="of:=SUMIF([.AW$2:.AW$63];&quot;=&quot;&amp;[.$K21];[.AX$2:.AX$63])" office:value-type="float" office:value="0">
            <text:p>0</text:p>
          </table:table-cell>
          <table:table-cell table:style-name="ce597" table:formula="of:=SUMIF([.AY$2:.AY$63];&quot;=&quot;&amp;[.$K21];[.AZ$2:.AZ$63])" office:value-type="float" office:value="0">
            <text:p>0</text:p>
          </table:table-cell>
          <table:table-cell table:style-name="ce597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06" table:formula="of:=[.W20]+1" office:value-type="float" office:value="4">
            <text:p>4</text:p>
          </table:table-cell>
          <table:table-cell table:style-name="ce606" table:formula="of:=[Scheda.$V9]/IF(AND([Scheda.$V9]&gt;0;NOT([Scheda.X9]=&quot;&quot;));2;3)" office:value-type="float" office:value="0">
            <text:p>0</text:p>
          </table:table-cell>
          <table:table-cell table:style-name="ce606" table:formula="of:=[Scheda.$V9]/IF(AND([Scheda.$V9]&gt;0;NOT([Scheda.Y9]=&quot;&quot;));2;3)" office:value-type="float" office:value="0">
            <text:p>0</text:p>
          </table:table-cell>
          <table:table-cell table:style-name="ce606" table:formula="of:=[Scheda.$V9]/IF(AND([Scheda.$V9]&gt;0;NOT([Scheda.Z9]=&quot;&quot;));2;3)" office:value-type="float" office:value="0">
            <text:p>0</text:p>
          </table:table-cell>
          <table:table-cell table:style-name="ce606" table:formula="of:=IF(IF(AND([Scheda.$V9]&gt;0;NOT([Scheda.X9]=&quot;&quot;))))" office:value-type="boolean" office:boolean-value="false">
            <text:p>FALSO</text:p>
          </table:table-cell>
          <table:table-cell table:style-name="ce606" table:formula="of:=IF(IF(AND([Scheda.$V9]&gt;0;NOT([Scheda.Y9]=&quot;&quot;))))" office:value-type="boolean" office:boolean-value="false">
            <text:p>FALSO</text:p>
          </table:table-cell>
          <table:table-cell table:style-name="ce606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10" table:formula="of:=[.AE20]+1" office:value-type="float" office:value="20">
            <text:p>20</text:p>
          </table:table-cell>
          <table:table-cell table:style-name="ce610" table:formula="of:=[.AI21]/2" office:value-type="float" office:value="66.5">
            <text:p>66,5</text:p>
          </table:table-cell>
          <table:table-cell table:style-name="ce610" table:formula="of:=[.AJ21]/2" office:value-type="float" office:value="133">
            <text:p>133</text:p>
          </table:table-cell>
          <table:table-cell table:style-name="ce610" table:formula="of:=[.AK21]/2" office:value-type="float" office:value="200">
            <text:p>200</text:p>
          </table:table-cell>
          <table:table-cell table:style-name="ce610" table:formula="of:=ROUNDDOWN([.AK21]/3;0)" office:value-type="float" office:value="133">
            <text:p>133</text:p>
          </table:table-cell>
          <table:table-cell table:style-name="ce610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14" table:formula="of:=IF(NOT([Scheda.S84]=&quot;&quot;);[Scheda.S84];&quot;&quot;)">
            <text:p/>
          </table:table-cell>
          <table:table-cell table:style-name="ce594" table:formula="of:=IF(AND(NOT([Scheda.U84]=&quot;&quot;);NOT([Scheda.Z85]=&quot;&quot;));[Scheda.U84];&quot;&quot;)">
            <text:p/>
          </table:table-cell>
          <table:table-cell table:style-name="ce617" table:formula="of:=IF(NOT([Scheda.W84]=&quot;&quot;);[Scheda.W84];&quot;&quot;)">
            <text:p/>
          </table:table-cell>
          <table:table-cell table:style-name="ce594" table:formula="of:=IF(AND(NOT([Scheda.Y84]=&quot;&quot;);NOT([Scheda.Z85]=&quot;&quot;));[Scheda.Y84];&quot;&quot;)">
            <text:p/>
          </table:table-cell>
          <table:table-cell table:style-name="ce594" table:formula="of:=IF(NOT([Scheda.AL26]=&quot;&quot;);[Scheda.AL26];&quot;&quot;)">
            <text:p/>
          </table:table-cell>
          <table:table-cell table:style-name="ce594" table:formula="of:=IF(AND(NOT([Scheda.AN26]=&quot;&quot;);NOT([Scheda.AG26]=&quot;&quot;));[Scheda.AN26];&quot;&quot;)">
            <text:p/>
          </table:table-cell>
          <table:table-cell table:style-name="ce594" table:formula="of:=IF(NOT([Scheda.BA26]=&quot;&quot;);[Scheda.BA26];&quot;&quot;)">
            <text:p/>
          </table:table-cell>
          <table:table-cell table:style-name="ce594" table:formula="of:=IF(AND(NOT([Scheda.BC26]=&quot;&quot;);NOT([Scheda.AV26]=&quot;&quot;));[Scheda.BC26];&quot;&quot;)">
            <text:p/>
          </table:table-cell>
          <table:table-cell table:style-name="ce594" table:formula="of:=IF(NOT([Scheda.AJ86]=&quot;&quot;);[Scheda.AJ86];&quot;&quot;)">
            <text:p/>
          </table:table-cell>
          <table:table-cell table:style-name="ce594" table:formula="of:=IF(NOT([Scheda.AL86]=&quot;&quot;);[Scheda.AL8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E</text:p>
          </table:table-cell>
          <table:table-cell table:style-name="ce595" office:value-type="float" office:value="4">
            <text:p>4</text:p>
          </table:table-cell>
          <table:table-cell table:style-name="ce595" table:formula="of:=[.I22]*3/2" office:value-type="float" office:value="6">
            <text:p>6</text:p>
          </table:table-cell>
          <table:table-cell table:style-name="ce598" table:formula="of:=[Scheda.T29]" office:value-type="string" office:string-value="CLOC">
            <text:p>CLOC</text:p>
          </table:table-cell>
          <table:table-cell table:style-name="ce597" table:formula="of:=SUM([.M22:.R22])" office:value-type="float" office:value="0">
            <text:p>0</text:p>
          </table:table-cell>
          <table:table-cell table:style-name="ce597" table:formula="of:=SUMIF([.AS$2:.AS$63];&quot;=&quot;&amp;[.$K22];[.AT$2:.AT$63])" office:value-type="float" office:value="0">
            <text:p>0</text:p>
          </table:table-cell>
          <table:table-cell table:style-name="ce597" table:formula="of:=SUMIF([.AU$2:.AU$63];&quot;=&quot;&amp;[.$K22];[.AV$2:.AV$63])" office:value-type="float" office:value="0">
            <text:p>0</text:p>
          </table:table-cell>
          <table:table-cell table:style-name="ce597" table:formula="of:=SUMIF([.AW$2:.AW$63];&quot;=&quot;&amp;[.$K22];[.AX$2:.AX$63])" office:value-type="float" office:value="0">
            <text:p>0</text:p>
          </table:table-cell>
          <table:table-cell table:style-name="ce597" table:formula="of:=SUMIF([.AY$2:.AY$63];&quot;=&quot;&amp;[.$K22];[.AZ$2:.AZ$63])" office:value-type="float" office:value="0">
            <text:p>0</text:p>
          </table:table-cell>
          <table:table-cell table:style-name="ce597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06" table:formula="of:=[.W21]+1" office:value-type="float" office:value="5">
            <text:p>5</text:p>
          </table:table-cell>
          <table:table-cell table:style-name="ce606" table:formula="of:=[Scheda.$V10]/IF(AND([Scheda.$V10]&gt;0;NOT([Scheda.X10]=&quot;&quot;));2;3)" office:value-type="float" office:value="0">
            <text:p>0</text:p>
          </table:table-cell>
          <table:table-cell table:style-name="ce606" table:formula="of:=[Scheda.$V10]/IF(AND([Scheda.$V10]&gt;0;NOT([Scheda.Y10]=&quot;&quot;));2;3)" office:value-type="float" office:value="0">
            <text:p>0</text:p>
          </table:table-cell>
          <table:table-cell table:style-name="ce606" table:formula="of:=[Scheda.$V10]/IF(AND([Scheda.$V10]&gt;0;NOT([Scheda.Z10]=&quot;&quot;));2;3)" office:value-type="float" office:value="0">
            <text:p>0</text:p>
          </table:table-cell>
          <table:table-cell table:style-name="ce606" table:formula="of:=IF(IF(AND([Scheda.$V10]&gt;0;NOT([Scheda.X10]=&quot;&quot;))))" office:value-type="boolean" office:boolean-value="false">
            <text:p>FALSO</text:p>
          </table:table-cell>
          <table:table-cell table:style-name="ce606" table:formula="of:=IF(IF(AND([Scheda.$V10]&gt;0;NOT([Scheda.Y10]=&quot;&quot;))))" office:value-type="boolean" office:boolean-value="false">
            <text:p>FALSO</text:p>
          </table:table-cell>
          <table:table-cell table:style-name="ce606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10" table:formula="of:=[.AE21]+1" office:value-type="float" office:value="21">
            <text:p>21</text:p>
          </table:table-cell>
          <table:table-cell table:style-name="ce610" table:formula="of:=[.AI22]/2" office:value-type="float" office:value="76.5">
            <text:p>76,5</text:p>
          </table:table-cell>
          <table:table-cell table:style-name="ce610" table:formula="of:=[.AJ22]/2" office:value-type="float" office:value="153">
            <text:p>153</text:p>
          </table:table-cell>
          <table:table-cell table:style-name="ce610" table:formula="of:=[.AK22]/2" office:value-type="float" office:value="230">
            <text:p>230</text:p>
          </table:table-cell>
          <table:table-cell table:style-name="ce610" table:formula="of:=ROUNDDOWN([.AK22]/3;0)" office:value-type="float" office:value="153">
            <text:p>153</text:p>
          </table:table-cell>
          <table:table-cell table:style-name="ce610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14" table:formula="of:=IF(NOT([Scheda.F86]=&quot;&quot;);[Scheda.F86];&quot;&quot;)">
            <text:p/>
          </table:table-cell>
          <table:table-cell table:style-name="ce594" table:formula="of:=IF(AND(NOT([Scheda.H86]=&quot;&quot;);NOT([Scheda.M87]=&quot;&quot;));[Scheda.H86];&quot;&quot;)">
            <text:p/>
          </table:table-cell>
          <table:table-cell table:style-name="ce617" table:formula="of:=IF(NOT([Scheda.J86]=&quot;&quot;);[Scheda.J86];&quot;&quot;)">
            <text:p/>
          </table:table-cell>
          <table:table-cell table:style-name="ce594" table:formula="of:=IF(AND(NOT([Scheda.L86]=&quot;&quot;);NOT([Scheda.M87]=&quot;&quot;));[Scheda.L86];&quot;&quot;)">
            <text:p/>
          </table:table-cell>
          <table:table-cell table:style-name="ce594" table:formula="of:=IF(NOT([Scheda.AH28]=&quot;&quot;);[Scheda.AH28];&quot;&quot;)">
            <text:p/>
          </table:table-cell>
          <table:table-cell table:style-name="ce594" table:formula="of:=IF(AND(NOT([Scheda.AJ28]=&quot;&quot;);NOT([Scheda.AG28]=&quot;&quot;));[Scheda.AJ28];&quot;&quot;)">
            <text:p/>
          </table:table-cell>
          <table:table-cell table:style-name="ce594" table:formula="of:=IF(NOT([Scheda.AW28]=&quot;&quot;);[Scheda.AW28];&quot;&quot;)">
            <text:p/>
          </table:table-cell>
          <table:table-cell table:style-name="ce594" table:formula="of:=IF(AND(NOT([Scheda.AY28]=&quot;&quot;);NOT([Scheda.AV28]=&quot;&quot;));[Scheda.AY28];&quot;&quot;)">
            <text:p/>
          </table:table-cell>
          <table:table-cell table:style-name="ce594" table:formula="of:=IF(NOT([Scheda.AJ87]=&quot;&quot;);[Scheda.AJ87];&quot;&quot;)">
            <text:p/>
          </table:table-cell>
          <table:table-cell table:style-name="ce594" table:formula="of:=IF(NOT([Scheda.AL87]=&quot;&quot;);[Scheda.AL8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XG</text:p>
          </table:table-cell>
          <table:table-cell table:style-name="ce595" office:value-type="float" office:value="8">
            <text:p>8</text:p>
          </table:table-cell>
          <table:table-cell table:style-name="ce595" table:formula="of:=[.I23]*3/2" office:value-type="float" office:value="12">
            <text:p>12</text:p>
          </table:table-cell>
          <table:table-cell table:style-name="ce598" table:formula="of:=[Scheda.T30]" office:value-type="string" office:string-value="CNAT">
            <text:p>CNAT</text:p>
          </table:table-cell>
          <table:table-cell table:style-name="ce597" table:formula="of:=SUM([.M23:.R23])" office:value-type="float" office:value="0">
            <text:p>0</text:p>
          </table:table-cell>
          <table:table-cell table:style-name="ce597" table:formula="of:=SUMIF([.AS$2:.AS$63];&quot;=&quot;&amp;[.$K23];[.AT$2:.AT$63])" office:value-type="float" office:value="0">
            <text:p>0</text:p>
          </table:table-cell>
          <table:table-cell table:style-name="ce597" table:formula="of:=SUMIF([.AU$2:.AU$63];&quot;=&quot;&amp;[.$K23];[.AV$2:.AV$63])" office:value-type="float" office:value="0">
            <text:p>0</text:p>
          </table:table-cell>
          <table:table-cell table:style-name="ce597" table:formula="of:=SUMIF([.AW$2:.AW$63];&quot;=&quot;&amp;[.$K23];[.AX$2:.AX$63])" office:value-type="float" office:value="0">
            <text:p>0</text:p>
          </table:table-cell>
          <table:table-cell table:style-name="ce597" table:formula="of:=SUMIF([.AY$2:.AY$63];&quot;=&quot;&amp;[.$K23];[.AZ$2:.AZ$63])" office:value-type="float" office:value="0">
            <text:p>0</text:p>
          </table:table-cell>
          <table:table-cell table:style-name="ce597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06" table:formula="of:=[.W22]+1" office:value-type="float" office:value="6">
            <text:p>6</text:p>
          </table:table-cell>
          <table:table-cell table:style-name="ce606" table:formula="of:=[Scheda.$V11]/IF(AND([Scheda.$V11]&gt;0;NOT([Scheda.X11]=&quot;&quot;));2;3)" office:value-type="float" office:value="0">
            <text:p>0</text:p>
          </table:table-cell>
          <table:table-cell table:style-name="ce606" table:formula="of:=[Scheda.$V11]/IF(AND([Scheda.$V11]&gt;0;NOT([Scheda.Y11]=&quot;&quot;));2;3)" office:value-type="float" office:value="0">
            <text:p>0</text:p>
          </table:table-cell>
          <table:table-cell table:style-name="ce606" table:formula="of:=[Scheda.$V11]/IF(AND([Scheda.$V11]&gt;0;NOT([Scheda.Z11]=&quot;&quot;));2;3)" office:value-type="float" office:value="0">
            <text:p>0</text:p>
          </table:table-cell>
          <table:table-cell table:style-name="ce606" table:formula="of:=IF(IF(AND([Scheda.$V11]&gt;0;NOT([Scheda.X11]=&quot;&quot;))))" office:value-type="boolean" office:boolean-value="false">
            <text:p>FALSO</text:p>
          </table:table-cell>
          <table:table-cell table:style-name="ce606" table:formula="of:=IF(IF(AND([Scheda.$V11]&gt;0;NOT([Scheda.Y11]=&quot;&quot;))))" office:value-type="boolean" office:boolean-value="false">
            <text:p>FALSO</text:p>
          </table:table-cell>
          <table:table-cell table:style-name="ce606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10" table:formula="of:=[.AE22]+1" office:value-type="float" office:value="22">
            <text:p>22</text:p>
          </table:table-cell>
          <table:table-cell table:style-name="ce610" table:formula="of:=[.AI23]/2" office:value-type="float" office:value="86.5">
            <text:p>86,5</text:p>
          </table:table-cell>
          <table:table-cell table:style-name="ce610" table:formula="of:=[.AJ23]/2" office:value-type="float" office:value="173">
            <text:p>173</text:p>
          </table:table-cell>
          <table:table-cell table:style-name="ce610" table:formula="of:=[.AK23]/2" office:value-type="float" office:value="260">
            <text:p>260</text:p>
          </table:table-cell>
          <table:table-cell table:style-name="ce610" table:formula="of:=ROUNDDOWN([.AK23]/3;0)" office:value-type="float" office:value="173">
            <text:p>173</text:p>
          </table:table-cell>
          <table:table-cell table:style-name="ce610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14" table:formula="of:=IF(NOT([Scheda.S86]=&quot;&quot;);[Scheda.S86];&quot;&quot;)">
            <text:p/>
          </table:table-cell>
          <table:table-cell table:style-name="ce594" table:formula="of:=IF(AND(NOT([Scheda.U86]=&quot;&quot;);NOT([Scheda.Z87]=&quot;&quot;));[Scheda.U86];&quot;&quot;)">
            <text:p/>
          </table:table-cell>
          <table:table-cell table:style-name="ce617" table:formula="of:=IF(NOT([Scheda.W86]=&quot;&quot;);[Scheda.W86];&quot;&quot;)">
            <text:p/>
          </table:table-cell>
          <table:table-cell table:style-name="ce594" table:formula="of:=IF(AND(NOT([Scheda.Y86]=&quot;&quot;);NOT([Scheda.Z87]=&quot;&quot;));[Scheda.Y86];&quot;&quot;)">
            <text:p/>
          </table:table-cell>
          <table:table-cell table:style-name="ce594" table:formula="of:=IF(NOT([Scheda.AL28]=&quot;&quot;);[Scheda.AL28];&quot;&quot;)">
            <text:p/>
          </table:table-cell>
          <table:table-cell table:style-name="ce594" table:formula="of:=IF(AND(NOT([Scheda.AN28]=&quot;&quot;);NOT([Scheda.AG28]=&quot;&quot;));[Scheda.AN28];&quot;&quot;)">
            <text:p/>
          </table:table-cell>
          <table:table-cell table:style-name="ce594" table:formula="of:=IF(NOT([Scheda.BA28]=&quot;&quot;);[Scheda.BA28];&quot;&quot;)">
            <text:p/>
          </table:table-cell>
          <table:table-cell table:style-name="ce594" table:formula="of:=IF(AND(NOT([Scheda.BC28]=&quot;&quot;);NOT([Scheda.AV28]=&quot;&quot;));[Scheda.BC28];&quot;&quot;)">
            <text:p/>
          </table:table-cell>
          <table:table-cell table:style-name="ce594" table:formula="of:=IF(NOT([Scheda.AJ88]=&quot;&quot;);[Scheda.AJ88];&quot;&quot;)">
            <text:p/>
          </table:table-cell>
          <table:table-cell table:style-name="ce594" table:formula="of:=IF(NOT([Scheda.AL88]=&quot;&quot;);[Scheda.AL8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ce595" office:value-type="string">
            <text:p>C</text:p>
          </table:table-cell>
          <table:table-cell table:style-name="ce595" office:value-type="float" office:value="16">
            <text:p>16</text:p>
          </table:table-cell>
          <table:table-cell table:style-name="ce595" table:formula="of:=[.I24]*3/2" office:value-type="float" office:value="24">
            <text:p>24</text:p>
          </table:table-cell>
          <table:table-cell table:style-name="ce598" table:formula="of:=[Scheda.T31]" office:value-type="string" office:string-value="CNOB">
            <text:p>CNOB</text:p>
          </table:table-cell>
          <table:table-cell table:style-name="ce597" table:formula="of:=SUM([.M24:.R24])" office:value-type="float" office:value="0">
            <text:p>0</text:p>
          </table:table-cell>
          <table:table-cell table:style-name="ce597" table:formula="of:=SUMIF([.AS$2:.AS$63];&quot;=&quot;&amp;[.$K24];[.AT$2:.AT$63])" office:value-type="float" office:value="0">
            <text:p>0</text:p>
          </table:table-cell>
          <table:table-cell table:style-name="ce597" table:formula="of:=SUMIF([.AU$2:.AU$63];&quot;=&quot;&amp;[.$K24];[.AV$2:.AV$63])" office:value-type="float" office:value="0">
            <text:p>0</text:p>
          </table:table-cell>
          <table:table-cell table:style-name="ce597" table:formula="of:=SUMIF([.AW$2:.AW$63];&quot;=&quot;&amp;[.$K24];[.AX$2:.AX$63])" office:value-type="float" office:value="0">
            <text:p>0</text:p>
          </table:table-cell>
          <table:table-cell table:style-name="ce597" table:formula="of:=SUMIF([.AY$2:.AY$63];&quot;=&quot;&amp;[.$K24];[.AZ$2:.AZ$63])" office:value-type="float" office:value="0">
            <text:p>0</text:p>
          </table:table-cell>
          <table:table-cell table:style-name="ce597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06" table:formula="of:=IF([.AA24];2;0)" office:value-type="float" office:value="0">
            <text:p>0</text:p>
          </table:table-cell>
          <table:table-cell table:style-name="ce606" table:formula="of:=IF([.AB24];2;0)" office:value-type="float" office:value="0">
            <text:p>0</text:p>
          </table:table-cell>
          <table:table-cell table:style-name="ce606" table:formula="of:=IF([.AC24];2;0)" office:value-type="float" office:value="0">
            <text:p>0</text:p>
          </table:table-cell>
          <table:table-cell table:style-name="ce606" table:formula="of:=OR([.AA18:.AA23])" office:value-type="boolean" office:boolean-value="false">
            <text:p>FALSO</text:p>
          </table:table-cell>
          <table:table-cell table:style-name="ce606" table:formula="of:=OR([.AB18:.AB23])" office:value-type="boolean" office:boolean-value="false">
            <text:p>FALSO</text:p>
          </table:table-cell>
          <table:table-cell table:style-name="ce606" table:formula="of:=OR([.AC18:.AC23])" office:value-type="boolean" office:boolean-value="false">
            <text:p>FALSO</text:p>
          </table:table-cell>
          <table:table-cell/>
          <table:table-cell table:style-name="ce610" table:formula="of:=[.AE23]+1" office:value-type="float" office:value="23">
            <text:p>23</text:p>
          </table:table-cell>
          <table:table-cell table:style-name="ce610" table:formula="of:=[.AI24]/2" office:value-type="float" office:value="100">
            <text:p>100</text:p>
          </table:table-cell>
          <table:table-cell table:style-name="ce610" table:formula="of:=[.AJ24]/2" office:value-type="float" office:value="200">
            <text:p>200</text:p>
          </table:table-cell>
          <table:table-cell table:style-name="ce610" table:formula="of:=[.AK24]/2" office:value-type="float" office:value="300">
            <text:p>300</text:p>
          </table:table-cell>
          <table:table-cell table:style-name="ce610" table:formula="of:=ROUNDDOWN([.AK24]/3;0)" office:value-type="float" office:value="200">
            <text:p>200</text:p>
          </table:table-cell>
          <table:table-cell table:style-name="ce610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14" table:formula="of:=IF(NOT([Scheda.F88]=&quot;&quot;);[Scheda.F88];&quot;&quot;)">
            <text:p/>
          </table:table-cell>
          <table:table-cell table:style-name="ce594" table:formula="of:=IF(AND(NOT([Scheda.H88]=&quot;&quot;);NOT([Scheda.M89]=&quot;&quot;));[Scheda.H88];&quot;&quot;)">
            <text:p/>
          </table:table-cell>
          <table:table-cell table:style-name="ce617" table:formula="of:=IF(NOT([Scheda.J88]=&quot;&quot;);[Scheda.J88];&quot;&quot;)">
            <text:p/>
          </table:table-cell>
          <table:table-cell table:style-name="ce594" table:formula="of:=IF(AND(NOT([Scheda.L88]=&quot;&quot;);NOT([Scheda.M89]=&quot;&quot;));[Scheda.L88];&quot;&quot;)">
            <text:p/>
          </table:table-cell>
          <table:table-cell table:style-name="ce594" table:formula="of:=IF(NOT([Scheda.AH30]=&quot;&quot;);[Scheda.AH30];&quot;&quot;)">
            <text:p/>
          </table:table-cell>
          <table:table-cell table:style-name="ce594" table:formula="of:=IF(AND(NOT([Scheda.AJ30]=&quot;&quot;);NOT([Scheda.AG30]=&quot;&quot;));[Scheda.AJ30];&quot;&quot;)">
            <text:p/>
          </table:table-cell>
          <table:table-cell table:style-name="ce594" table:formula="of:=IF(NOT([Scheda.AW30]=&quot;&quot;);[Scheda.AW30];&quot;&quot;)">
            <text:p/>
          </table:table-cell>
          <table:table-cell table:style-name="ce594" table:formula="of:=IF(AND(NOT([Scheda.AY30]=&quot;&quot;);NOT([Scheda.AV30]=&quot;&quot;));[Scheda.AY30];&quot;&quot;)">
            <text:p/>
          </table:table-cell>
          <table:table-cell table:style-name="ce594" table:formula="of:=IF(NOT([Scheda.AJ89]=&quot;&quot;);[Scheda.AJ89];&quot;&quot;)">
            <text:p/>
          </table:table-cell>
          <table:table-cell table:style-name="ce594" table:formula="of:=IF(NOT([Scheda.AL89]=&quot;&quot;);[Scheda.AL8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2]" office:value-type="string" office:string-value="CPIA">
            <text:p>CPIA</text:p>
          </table:table-cell>
          <table:table-cell table:style-name="ce597" table:formula="of:=SUM([.M25:.R25])" office:value-type="float" office:value="0">
            <text:p>0</text:p>
          </table:table-cell>
          <table:table-cell table:style-name="ce597" table:formula="of:=SUMIF([.AS$2:.AS$63];&quot;=&quot;&amp;[.$K25];[.AT$2:.AT$63])" office:value-type="float" office:value="0">
            <text:p>0</text:p>
          </table:table-cell>
          <table:table-cell table:style-name="ce597" table:formula="of:=SUMIF([.AU$2:.AU$63];&quot;=&quot;&amp;[.$K25];[.AV$2:.AV$63])" office:value-type="float" office:value="0">
            <text:p>0</text:p>
          </table:table-cell>
          <table:table-cell table:style-name="ce597" table:formula="of:=SUMIF([.AW$2:.AW$63];&quot;=&quot;&amp;[.$K25];[.AX$2:.AX$63])" office:value-type="float" office:value="0">
            <text:p>0</text:p>
          </table:table-cell>
          <table:table-cell table:style-name="ce597" table:formula="of:=SUMIF([.AY$2:.AY$63];&quot;=&quot;&amp;[.$K25];[.AZ$2:.AZ$63])" office:value-type="float" office:value="0">
            <text:p>0</text:p>
          </table:table-cell>
          <table:table-cell table:style-name="ce597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10" table:formula="of:=[.AE24]+1" office:value-type="float" office:value="24">
            <text:p>24</text:p>
          </table:table-cell>
          <table:table-cell table:style-name="ce610" table:formula="of:=[.AI25]/2" office:value-type="float" office:value="116.5">
            <text:p>116,5</text:p>
          </table:table-cell>
          <table:table-cell table:style-name="ce610" table:formula="of:=[.AJ25]/2" office:value-type="float" office:value="233">
            <text:p>233</text:p>
          </table:table-cell>
          <table:table-cell table:style-name="ce610" table:formula="of:=[.AK25]/2" office:value-type="float" office:value="350">
            <text:p>350</text:p>
          </table:table-cell>
          <table:table-cell table:style-name="ce610" table:formula="of:=ROUNDDOWN([.AK25]/3;0)" office:value-type="float" office:value="233">
            <text:p>233</text:p>
          </table:table-cell>
          <table:table-cell table:style-name="ce610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14" table:formula="of:=IF(NOT([Scheda.S88]=&quot;&quot;);[Scheda.S88];&quot;&quot;)">
            <text:p/>
          </table:table-cell>
          <table:table-cell table:style-name="ce594" table:formula="of:=IF(AND(NOT([Scheda.U88]=&quot;&quot;);NOT([Scheda.Z89]=&quot;&quot;));[Scheda.U88];&quot;&quot;)">
            <text:p/>
          </table:table-cell>
          <table:table-cell table:style-name="ce617" table:formula="of:=IF(NOT([Scheda.W88]=&quot;&quot;);[Scheda.W88];&quot;&quot;)">
            <text:p/>
          </table:table-cell>
          <table:table-cell table:style-name="ce594" table:formula="of:=IF(AND(NOT([Scheda.Y88]=&quot;&quot;);NOT([Scheda.Z89]=&quot;&quot;));[Scheda.Y88];&quot;&quot;)">
            <text:p/>
          </table:table-cell>
          <table:table-cell table:style-name="ce594" table:formula="of:=IF(NOT([Scheda.AL30]=&quot;&quot;);[Scheda.AL30];&quot;&quot;)">
            <text:p/>
          </table:table-cell>
          <table:table-cell table:style-name="ce594" table:formula="of:=IF(AND(NOT([Scheda.AN30]=&quot;&quot;);NOT([Scheda.AG30]=&quot;&quot;));[Scheda.AN30];&quot;&quot;)">
            <text:p/>
          </table:table-cell>
          <table:table-cell table:style-name="ce594" table:formula="of:=IF(NOT([Scheda.BA30]=&quot;&quot;);[Scheda.BA30];&quot;&quot;)">
            <text:p/>
          </table:table-cell>
          <table:table-cell table:style-name="ce594" table:formula="of:=IF(AND(NOT([Scheda.BC30]=&quot;&quot;);NOT([Scheda.AV30]=&quot;&quot;));[Scheda.BC30];&quot;&quot;)">
            <text:p/>
          </table:table-cell>
          <table:table-cell table:style-name="ce594" table:formula="of:=IF(NOT([Scheda.AJ90]=&quot;&quot;);[Scheda.AJ90];&quot;&quot;)">
            <text:p/>
          </table:table-cell>
          <table:table-cell table:style-name="ce594" table:formula="of:=IF(NOT([Scheda.AL90]=&quot;&quot;);[Scheda.AL9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3]" office:value-type="string" office:string-value="CREL">
            <text:p>CREL</text:p>
          </table:table-cell>
          <table:table-cell table:style-name="ce597" table:formula="of:=SUM([.M26:.R26])" office:value-type="float" office:value="0">
            <text:p>0</text:p>
          </table:table-cell>
          <table:table-cell table:style-name="ce597" table:formula="of:=SUMIF([.AS$2:.AS$63];&quot;=&quot;&amp;[.$K26];[.AT$2:.AT$63])" office:value-type="float" office:value="0">
            <text:p>0</text:p>
          </table:table-cell>
          <table:table-cell table:style-name="ce597" table:formula="of:=SUMIF([.AU$2:.AU$63];&quot;=&quot;&amp;[.$K26];[.AV$2:.AV$63])" office:value-type="float" office:value="0">
            <text:p>0</text:p>
          </table:table-cell>
          <table:table-cell table:style-name="ce597" table:formula="of:=SUMIF([.AW$2:.AW$63];&quot;=&quot;&amp;[.$K26];[.AX$2:.AX$63])" office:value-type="float" office:value="0">
            <text:p>0</text:p>
          </table:table-cell>
          <table:table-cell table:style-name="ce597" table:formula="of:=SUMIF([.AY$2:.AY$63];&quot;=&quot;&amp;[.$K26];[.AZ$2:.AZ$63])" office:value-type="float" office:value="0">
            <text:p>0</text:p>
          </table:table-cell>
          <table:table-cell table:style-name="ce597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Mod Caratt</text:p>
          </table:table-cell>
          <table:table-cell table:style-name="ce606" office:value-type="string">
            <text:p>Incantesimi</text:p>
          </table:table-cell>
          <table:table-cell table:style-name="ce606" office:value-type="float" office:value="0">
            <text:p>0</text:p>
          </table:table-cell>
          <table:table-cell table:style-name="ce606" office:value-type="float" office:value="4">
            <text:p>4</text:p>
          </table:table-cell>
          <table:table-cell table:style-name="ce606" office:value-type="float" office:value="6">
            <text:p>6</text:p>
          </table:table-cell>
          <table:table-cell table:style-name="ce606" office:value-type="float" office:value="9">
            <text:p>9</text:p>
          </table:table-cell>
          <table:table-cell table:number-columns-repeated="2"/>
          <table:table-cell table:style-name="ce610" table:formula="of:=[.AE25]+1" office:value-type="float" office:value="25">
            <text:p>25</text:p>
          </table:table-cell>
          <table:table-cell table:style-name="ce610" table:formula="of:=[.AI26]/2" office:value-type="float" office:value="133">
            <text:p>133</text:p>
          </table:table-cell>
          <table:table-cell table:style-name="ce610" table:formula="of:=[.AJ26]/2" office:value-type="float" office:value="266.5">
            <text:p>266,5</text:p>
          </table:table-cell>
          <table:table-cell table:style-name="ce610" table:formula="of:=[.AK26]/2" office:value-type="float" office:value="400">
            <text:p>400</text:p>
          </table:table-cell>
          <table:table-cell table:style-name="ce610" table:formula="of:=ROUNDDOWN([.AK26]/3;0)" office:value-type="float" office:value="266">
            <text:p>266</text:p>
          </table:table-cell>
          <table:table-cell table:style-name="ce610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 table:number-columns-repeated="6"/>
          <table:table-cell table:formula="of:=[.AR24]+1" office:value-type="float" office:value="13">
            <text:p>13</text:p>
          </table:table-cell>
          <table:table-cell table:style-name="ce614" table:formula="of:=IF(NOT([Scheda.F90]=&quot;&quot;);[Scheda.F90];&quot;&quot;)">
            <text:p/>
          </table:table-cell>
          <table:table-cell table:style-name="ce594" table:formula="of:=IF(AND(NOT([Scheda.H90]=&quot;&quot;);NOT([Scheda.M91]=&quot;&quot;));[Scheda.H90];&quot;&quot;)">
            <text:p/>
          </table:table-cell>
          <table:table-cell table:style-name="ce617" table:formula="of:=IF(NOT([Scheda.J90]=&quot;&quot;);[Scheda.J90];&quot;&quot;)">
            <text:p/>
          </table:table-cell>
          <table:table-cell table:style-name="ce594" table:formula="of:=IF(AND(NOT([Scheda.L90]=&quot;&quot;);NOT([Scheda.M91]=&quot;&quot;));[Scheda.L90];&quot;&quot;)">
            <text:p/>
          </table:table-cell>
          <table:table-cell table:style-name="ce594" table:formula="of:=IF(NOT([Scheda.AH32]=&quot;&quot;);[Scheda.AH32];&quot;&quot;)">
            <text:p/>
          </table:table-cell>
          <table:table-cell table:style-name="ce594" table:formula="of:=IF(AND(NOT([Scheda.AJ32]=&quot;&quot;);NOT([Scheda.AG32]=&quot;&quot;));[Scheda.AJ32];&quot;&quot;)">
            <text:p/>
          </table:table-cell>
          <table:table-cell table:style-name="ce594" table:formula="of:=IF(NOT([Scheda.AW32]=&quot;&quot;);[Scheda.AW32];&quot;&quot;)">
            <text:p/>
          </table:table-cell>
          <table:table-cell table:style-name="ce594" table:formula="of:=IF(AND(NOT([Scheda.AY32]=&quot;&quot;);NOT([Scheda.AV32]=&quot;&quot;));[Scheda.AY32];&quot;&quot;)">
            <text:p/>
          </table:table-cell>
          <table:table-cell table:style-name="ce594" table:formula="of:=IF(NOT([Scheda.AJ91]=&quot;&quot;);[Scheda.AJ91];&quot;&quot;)">
            <text:p/>
          </table:table-cell>
          <table:table-cell table:style-name="ce594" table:formula="of:=IF(NOT([Scheda.AL91]=&quot;&quot;);[Scheda.AL9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4]" office:value-type="string" office:string-value="CSTO">
            <text:p>CSTO</text:p>
          </table:table-cell>
          <table:table-cell table:style-name="ce597" table:formula="of:=SUM([.M27:.R27])" office:value-type="float" office:value="0">
            <text:p>0</text:p>
          </table:table-cell>
          <table:table-cell table:style-name="ce597" table:formula="of:=SUMIF([.AS$2:.AS$63];&quot;=&quot;&amp;[.$K27];[.AT$2:.AT$63])" office:value-type="float" office:value="0">
            <text:p>0</text:p>
          </table:table-cell>
          <table:table-cell table:style-name="ce597" table:formula="of:=SUMIF([.AU$2:.AU$63];&quot;=&quot;&amp;[.$K27];[.AV$2:.AV$63])" office:value-type="float" office:value="0">
            <text:p>0</text:p>
          </table:table-cell>
          <table:table-cell table:style-name="ce597" table:formula="of:=SUMIF([.AW$2:.AW$63];&quot;=&quot;&amp;[.$K27];[.AX$2:.AX$63])" office:value-type="float" office:value="0">
            <text:p>0</text:p>
          </table:table-cell>
          <table:table-cell table:style-name="ce597" table:formula="of:=SUMIF([.AY$2:.AY$63];&quot;=&quot;&amp;[.$K27];[.AZ$2:.AZ$63])" office:value-type="float" office:value="0">
            <text:p>0</text:p>
          </table:table-cell>
          <table:table-cell table:style-name="ce597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06" table:formula="of:=VLOOKUP([Scheda.AA5];[Scheda.C6:.F11];4;0)" office:value-type="float" office:value="-0">
            <text:p>0</text:p>
          </table:table-cell>
          <table:table-cell table:number-columns-repeated="2" table:style-name="ce606" office:value-type="float" office:value="0">
            <text:p>0</text:p>
          </table:table-cell>
          <table:table-cell table:style-name="ce606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06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06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10" table:formula="of:=[.AE26]+1" office:value-type="float" office:value="26">
            <text:p>26</text:p>
          </table:table-cell>
          <table:table-cell table:style-name="ce610" table:formula="of:=[.AI27]/2" office:value-type="float" office:value="153">
            <text:p>153</text:p>
          </table:table-cell>
          <table:table-cell table:style-name="ce610" table:formula="of:=[.AJ27]/2" office:value-type="float" office:value="306.5">
            <text:p>306,5</text:p>
          </table:table-cell>
          <table:table-cell table:style-name="ce610" table:formula="of:=[.AK27]/2" office:value-type="float" office:value="460">
            <text:p>460</text:p>
          </table:table-cell>
          <table:table-cell table:style-name="ce610" table:formula="of:=ROUNDDOWN([.AK27]/3;0)" office:value-type="float" office:value="306">
            <text:p>306</text:p>
          </table:table-cell>
          <table:table-cell table:style-name="ce610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 table:number-columns-repeated="6"/>
          <table:table-cell table:formula="of:=[.AR25]+1" office:value-type="float" office:value="13">
            <text:p>13</text:p>
          </table:table-cell>
          <table:table-cell table:style-name="ce614" table:formula="of:=IF(NOT([Scheda.S90]=&quot;&quot;);[Scheda.S90];&quot;&quot;)">
            <text:p/>
          </table:table-cell>
          <table:table-cell table:style-name="ce594" table:formula="of:=IF(AND(NOT([Scheda.U90]=&quot;&quot;);NOT([Scheda.Z91]=&quot;&quot;));[Scheda.U90];&quot;&quot;)">
            <text:p/>
          </table:table-cell>
          <table:table-cell table:style-name="ce617" table:formula="of:=IF(NOT([Scheda.W90]=&quot;&quot;);[Scheda.W90];&quot;&quot;)">
            <text:p/>
          </table:table-cell>
          <table:table-cell table:style-name="ce594" table:formula="of:=IF(AND(NOT([Scheda.Y90]=&quot;&quot;);NOT([Scheda.Z91]=&quot;&quot;));[Scheda.Y90];&quot;&quot;)">
            <text:p/>
          </table:table-cell>
          <table:table-cell table:style-name="ce594" table:formula="of:=IF(NOT([Scheda.AL32]=&quot;&quot;);[Scheda.AL32];&quot;&quot;)">
            <text:p/>
          </table:table-cell>
          <table:table-cell table:style-name="ce594" table:formula="of:=IF(AND(NOT([Scheda.AN32]=&quot;&quot;);NOT([Scheda.AG32]=&quot;&quot;));[Scheda.AN32];&quot;&quot;)">
            <text:p/>
          </table:table-cell>
          <table:table-cell table:style-name="ce594" table:formula="of:=IF(NOT([Scheda.BA32]=&quot;&quot;);[Scheda.BA32];&quot;&quot;)">
            <text:p/>
          </table:table-cell>
          <table:table-cell table:style-name="ce594" table:formula="of:=IF(AND(NOT([Scheda.BC32]=&quot;&quot;);NOT([Scheda.AV32]=&quot;&quot;));[Scheda.BC32];&quot;&quot;)">
            <text:p/>
          </table:table-cell>
          <table:table-cell table:style-name="ce594" table:formula="of:=IF(NOT([Scheda.AJ92]=&quot;&quot;);[Scheda.AJ92];&quot;&quot;)">
            <text:p/>
          </table:table-cell>
          <table:table-cell table:style-name="ce594" table:formula="of:=IF(NOT([Scheda.AL92]=&quot;&quot;);[Scheda.AL9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5]" office:value-type="string" office:string-value="DIP">
            <text:p>DIP</text:p>
          </table:table-cell>
          <table:table-cell table:style-name="ce597" table:formula="of:=SUM([.M28:.R28])" office:value-type="float" office:value="0">
            <text:p>0</text:p>
          </table:table-cell>
          <table:table-cell table:style-name="ce597" table:formula="of:=SUMIF([.AS$2:.AS$63];&quot;=&quot;&amp;[.$K28];[.AT$2:.AT$63])" office:value-type="float" office:value="0">
            <text:p>0</text:p>
          </table:table-cell>
          <table:table-cell table:style-name="ce597" table:formula="of:=SUMIF([.AU$2:.AU$63];&quot;=&quot;&amp;[.$K28];[.AV$2:.AV$63])" office:value-type="float" office:value="0">
            <text:p>0</text:p>
          </table:table-cell>
          <table:table-cell table:style-name="ce597" table:formula="of:=SUMIF([.AW$2:.AW$63];&quot;=&quot;&amp;[.$K28];[.AX$2:.AX$63])" office:value-type="float" office:value="0">
            <text:p>0</text:p>
          </table:table-cell>
          <table:table-cell table:style-name="ce597" table:formula="of:=SUMIF([.AY$2:.AY$63];&quot;=&quot;&amp;[.$K28];[.AZ$2:.AZ$63])" office:value-type="float" office:value="0">
            <text:p>0</text:p>
          </table:table-cell>
          <table:table-cell table:style-name="ce597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06" office:value-type="string">
            <text:p>Lc Incantat</text:p>
          </table:table-cell>
          <table:table-cell table:style-name="ce606" table:formula="of:=[.X27]+1" office:value-type="float" office:value="1">
            <text:p>1</text:p>
          </table:table-cell>
          <table:table-cell table:style-name="ce606" table:formula="of:=MAX(0;ROUNDDOWN((4+[.$W$27]-[.X28])/4;0))" office:value-type="float" office:value="0">
            <text:p>0</text:p>
          </table:table-cell>
          <table:table-cell table:style-name="ce606" table:formula="of:=IF(([.$W$29]+1)/2&gt;=[.$X28];MAX(0;ROUND([.$W$27]*([.$W$29]-[.Z39])/(20-[.Z39])*0.85/([.$X28]+1);0));0)" office:value-type="float" office:value="-0">
            <text:p>0</text:p>
          </table:table-cell>
          <table:table-cell table:style-name="ce606" table:formula="of:=IF(([.$W$29]+1)/2&gt;=[.$X28];MAX(0;ROUND([.$W$27]*([.$W$29]-[.AA39])/(20-[.AA39])*0.85/([.$X28]+1);0));0)" office:value-type="float" office:value="-0">
            <text:p>0</text:p>
          </table:table-cell>
          <table:table-cell table:style-name="ce606" table:formula="of:=IF(([.$W$29]+1)/2&gt;=[.$X28];MAX(0;ROUND([.$W$27]*([.$W$29]-[.AB39])/(20-[.AB39])/([.$X28]+1);0));0)" office:value-type="float" office:value="-0">
            <text:p>0</text:p>
          </table:table-cell>
          <table:table-cell table:number-columns-repeated="2"/>
          <table:table-cell table:style-name="ce610" table:formula="of:=[.AE27]+1" office:value-type="float" office:value="27">
            <text:p>27</text:p>
          </table:table-cell>
          <table:table-cell table:style-name="ce610" table:formula="of:=[.AI28]/2" office:value-type="float" office:value="173">
            <text:p>173</text:p>
          </table:table-cell>
          <table:table-cell table:style-name="ce610" table:formula="of:=[.AJ28]/2" office:value-type="float" office:value="346.5">
            <text:p>346,5</text:p>
          </table:table-cell>
          <table:table-cell table:style-name="ce610" table:formula="of:=[.AK28]/2" office:value-type="float" office:value="520">
            <text:p>520</text:p>
          </table:table-cell>
          <table:table-cell table:style-name="ce610" table:formula="of:=ROUNDDOWN([.AK28]/3;0)" office:value-type="float" office:value="346">
            <text:p>346</text:p>
          </table:table-cell>
          <table:table-cell table:style-name="ce610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number-columns-repeated="6"/>
          <table:table-cell table:formula="of:=[.AR26]+1" office:value-type="float" office:value="14">
            <text:p>14</text:p>
          </table:table-cell>
          <table:table-cell table:style-name="ce614" table:formula="of:=IF(NOT([Scheda.F92]=&quot;&quot;);[Scheda.F92];&quot;&quot;)">
            <text:p/>
          </table:table-cell>
          <table:table-cell table:style-name="ce594" table:formula="of:=IF(AND(NOT([Scheda.H92]=&quot;&quot;);NOT([Scheda.M93]=&quot;&quot;));[Scheda.H92];&quot;&quot;)">
            <text:p/>
          </table:table-cell>
          <table:table-cell table:style-name="ce617" table:formula="of:=IF(NOT([Scheda.J92]=&quot;&quot;);[Scheda.J92];&quot;&quot;)">
            <text:p/>
          </table:table-cell>
          <table:table-cell table:style-name="ce594" table:formula="of:=IF(AND(NOT([Scheda.L92]=&quot;&quot;);NOT([Scheda.M93]=&quot;&quot;));[Scheda.L92];&quot;&quot;)">
            <text:p/>
          </table:table-cell>
          <table:table-cell table:style-name="ce594" table:formula="of:=IF(NOT([Scheda.AH34]=&quot;&quot;);[Scheda.AH34];&quot;&quot;)">
            <text:p/>
          </table:table-cell>
          <table:table-cell table:style-name="ce594" table:formula="of:=IF(AND(NOT([Scheda.AJ34]=&quot;&quot;);NOT([Scheda.AG34]=&quot;&quot;));[Scheda.AJ34];&quot;&quot;)">
            <text:p/>
          </table:table-cell>
          <table:table-cell table:style-name="ce594" table:formula="of:=IF(NOT([Scheda.AW34]=&quot;&quot;);[Scheda.AW34];&quot;&quot;)">
            <text:p/>
          </table:table-cell>
          <table:table-cell table:style-name="ce594" table:formula="of:=IF(AND(NOT([Scheda.AY34]=&quot;&quot;);NOT([Scheda.AV34]=&quot;&quot;));[Scheda.AY34];&quot;&quot;)">
            <text:p/>
          </table:table-cell>
          <table:table-cell table:style-name="ce594" table:formula="of:=IF(NOT([Scheda.AJ93]=&quot;&quot;);[Scheda.AJ93];&quot;&quot;)">
            <text:p/>
          </table:table-cell>
          <table:table-cell table:style-name="ce594" table:formula="of:=IF(NOT([Scheda.AL93]=&quot;&quot;);[Scheda.AL9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6]" office:value-type="string" office:string-value="DCON">
            <text:p>DCON</text:p>
          </table:table-cell>
          <table:table-cell table:style-name="ce597" table:formula="of:=SUM([.M29:.R29])" office:value-type="float" office:value="0">
            <text:p>0</text:p>
          </table:table-cell>
          <table:table-cell table:style-name="ce597" table:formula="of:=SUMIF([.AS$2:.AS$63];&quot;=&quot;&amp;[.$K29];[.AT$2:.AT$63])" office:value-type="float" office:value="0">
            <text:p>0</text:p>
          </table:table-cell>
          <table:table-cell table:style-name="ce597" table:formula="of:=SUMIF([.AU$2:.AU$63];&quot;=&quot;&amp;[.$K29];[.AV$2:.AV$63])" office:value-type="float" office:value="0">
            <text:p>0</text:p>
          </table:table-cell>
          <table:table-cell table:style-name="ce597" table:formula="of:=SUMIF([.AW$2:.AW$63];&quot;=&quot;&amp;[.$K29];[.AX$2:.AX$63])" office:value-type="float" office:value="0">
            <text:p>0</text:p>
          </table:table-cell>
          <table:table-cell table:style-name="ce597" table:formula="of:=SUMIF([.AY$2:.AY$63];&quot;=&quot;&amp;[.$K29];[.AZ$2:.AZ$63])" office:value-type="float" office:value="0">
            <text:p>0</text:p>
          </table:table-cell>
          <table:table-cell table:style-name="ce597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06" table:formula="of:=MIN(20;[Scheda.AB5])" office:value-type="float" office:value="20">
            <text:p>20</text:p>
          </table:table-cell>
          <table:table-cell table:style-name="ce606" table:formula="of:=[.X28]+1" office:value-type="float" office:value="2">
            <text:p>2</text:p>
          </table:table-cell>
          <table:table-cell table:style-name="ce606" table:formula="of:=MAX(0;ROUNDDOWN((4+[.$W$27]-[.X29])/4;0))" office:value-type="float" office:value="0">
            <text:p>0</text:p>
          </table:table-cell>
          <table:table-cell table:style-name="ce606" table:formula="of:=IF(([.$W$29]+1)/2&gt;=[.$X29];MAX(0;ROUND([.$W$27]*([.$W$29]-[.Z40])/(20-[.Z40])*0.85/([.$X29]+1);0));0)" office:value-type="float" office:value="-0">
            <text:p>0</text:p>
          </table:table-cell>
          <table:table-cell table:style-name="ce606" table:formula="of:=IF(([.$W$29]+1)/2&gt;=[.$X29];MAX(0;ROUND([.$W$27]*([.$W$29]-[.AA40])/(20-[.AA40])*0.85/([.$X29]+1);0));0)" office:value-type="float" office:value="-0">
            <text:p>0</text:p>
          </table:table-cell>
          <table:table-cell table:style-name="ce606" table:formula="of:=IF(([.$W$29]+1)/2&gt;=[.$X29];MAX(0;ROUND([.$W$27]*([.$W$29]-[.AB40])/(20-[.AB40])/([.$X29]+1);0));0)" office:value-type="float" office:value="-0">
            <text:p>0</text:p>
          </table:table-cell>
          <table:table-cell table:number-columns-repeated="2"/>
          <table:table-cell table:style-name="ce610" table:formula="of:=[.AE28]+1" office:value-type="float" office:value="28">
            <text:p>28</text:p>
          </table:table-cell>
          <table:table-cell table:style-name="ce610" table:formula="of:=[.AI29]/2" office:value-type="float" office:value="200">
            <text:p>200</text:p>
          </table:table-cell>
          <table:table-cell table:style-name="ce610" table:formula="of:=[.AJ29]/2" office:value-type="float" office:value="400">
            <text:p>400</text:p>
          </table:table-cell>
          <table:table-cell table:style-name="ce610" table:formula="of:=[.AK29]/2" office:value-type="float" office:value="600">
            <text:p>600</text:p>
          </table:table-cell>
          <table:table-cell table:style-name="ce610" table:formula="of:=ROUNDDOWN([.AK29]/3;0)" office:value-type="float" office:value="400">
            <text:p>400</text:p>
          </table:table-cell>
          <table:table-cell table:style-name="ce610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number-columns-repeated="6"/>
          <table:table-cell table:formula="of:=[.AR27]+1" office:value-type="float" office:value="14">
            <text:p>14</text:p>
          </table:table-cell>
          <table:table-cell table:style-name="ce614" table:formula="of:=IF(NOT([Scheda.S92]=&quot;&quot;);[Scheda.S92];&quot;&quot;)">
            <text:p/>
          </table:table-cell>
          <table:table-cell table:style-name="ce594" table:formula="of:=IF(AND(NOT([Scheda.U92]=&quot;&quot;);NOT([Scheda.Z93]=&quot;&quot;));[Scheda.U92];&quot;&quot;)">
            <text:p/>
          </table:table-cell>
          <table:table-cell table:style-name="ce617" table:formula="of:=IF(NOT([Scheda.W92]=&quot;&quot;);[Scheda.W92];&quot;&quot;)">
            <text:p/>
          </table:table-cell>
          <table:table-cell table:style-name="ce594" table:formula="of:=IF(AND(NOT([Scheda.Y92]=&quot;&quot;);NOT([Scheda.Z93]=&quot;&quot;));[Scheda.Y92];&quot;&quot;)">
            <text:p/>
          </table:table-cell>
          <table:table-cell table:style-name="ce594" table:formula="of:=IF(NOT([Scheda.AL34]=&quot;&quot;);[Scheda.AL34];&quot;&quot;)">
            <text:p/>
          </table:table-cell>
          <table:table-cell table:style-name="ce594" table:formula="of:=IF(AND(NOT([Scheda.AN34]=&quot;&quot;);NOT([Scheda.AG34]=&quot;&quot;));[Scheda.AN34];&quot;&quot;)">
            <text:p/>
          </table:table-cell>
          <table:table-cell table:style-name="ce594" table:formula="of:=IF(NOT([Scheda.BA34]=&quot;&quot;);[Scheda.BA34];&quot;&quot;)">
            <text:p/>
          </table:table-cell>
          <table:table-cell table:style-name="ce594" table:formula="of:=IF(AND(NOT([Scheda.BC34]=&quot;&quot;);NOT([Scheda.AV34]=&quot;&quot;));[Scheda.BC34];&quot;&quot;)">
            <text:p/>
          </table:table-cell>
          <table:table-cell table:style-name="ce594" table:formula="of:=IF(NOT([Scheda.AJ94]=&quot;&quot;);[Scheda.AJ94];&quot;&quot;)">
            <text:p/>
          </table:table-cell>
          <table:table-cell table:style-name="ce594" table:formula="of:=IF(NOT([Scheda.AL94]=&quot;&quot;);[Scheda.AL9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7]" office:value-type="string" office:string-value="FUR">
            <text:p>FUR</text:p>
          </table:table-cell>
          <table:table-cell table:style-name="ce597" table:formula="of:=SUM([.M30:.R30])" office:value-type="float" office:value="0">
            <text:p>0</text:p>
          </table:table-cell>
          <table:table-cell table:style-name="ce597" table:formula="of:=SUMIF([.AS$2:.AS$63];&quot;=&quot;&amp;[.$K30];[.AT$2:.AT$63])" office:value-type="float" office:value="0">
            <text:p>0</text:p>
          </table:table-cell>
          <table:table-cell table:style-name="ce597" table:formula="of:=SUMIF([.AU$2:.AU$63];&quot;=&quot;&amp;[.$K30];[.AV$2:.AV$63])" office:value-type="float" office:value="0">
            <text:p>0</text:p>
          </table:table-cell>
          <table:table-cell table:style-name="ce597" table:formula="of:=SUMIF([.AW$2:.AW$63];&quot;=&quot;&amp;[.$K30];[.AX$2:.AX$63])" office:value-type="float" office:value="0">
            <text:p>0</text:p>
          </table:table-cell>
          <table:table-cell table:style-name="ce597" table:formula="of:=SUMIF([.AY$2:.AY$63];&quot;=&quot;&amp;[.$K30];[.AZ$2:.AZ$63])" office:value-type="float" office:value="0">
            <text:p>0</text:p>
          </table:table-cell>
          <table:table-cell table:style-name="ce597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06" table:formula="of:=[.X29]+1" office:value-type="float" office:value="3">
            <text:p>3</text:p>
          </table:table-cell>
          <table:table-cell table:style-name="ce606" table:formula="of:=MAX(0;ROUNDDOWN((4+[.$W$27]-[.X30])/4;0))" office:value-type="float" office:value="0">
            <text:p>0</text:p>
          </table:table-cell>
          <table:table-cell table:style-name="ce606" table:formula="of:=IF(([.$W$29]+1)/2&gt;=[.$X30];MAX(0;ROUND([.$W$27]*([.$W$29]-[.Z41])/(20-[.Z41])*0.85/([.$X30]+1);0));0)" office:value-type="float" office:value="-0">
            <text:p>0</text:p>
          </table:table-cell>
          <table:table-cell table:style-name="ce606" table:formula="of:=IF(([.$W$29]+1)/2&gt;=[.$X30];MAX(0;ROUND([.$W$27]*([.$W$29]-[.AA41])/(20-[.AA41])*0.85/([.$X30]+1);0));0)" office:value-type="float" office:value="-0">
            <text:p>0</text:p>
          </table:table-cell>
          <table:table-cell table:style-name="ce606" table:formula="of:=IF(([.$W$29]+1)/2&gt;=[.$X30];MAX(0;ROUND([.$W$27]*([.$W$29]-[.AB41])/(20-[.AB41])/([.$X30]+1);0));0)" office:value-type="float" office:value="-0">
            <text:p>0</text:p>
          </table:table-cell>
          <table:table-cell table:number-columns-repeated="2"/>
          <table:table-cell table:style-name="ce610" table:formula="of:=[.AE29]+1" office:value-type="float" office:value="29">
            <text:p>29</text:p>
          </table:table-cell>
          <table:table-cell table:style-name="ce610" table:formula="of:=[.AI30]/2" office:value-type="float" office:value="233">
            <text:p>233</text:p>
          </table:table-cell>
          <table:table-cell table:style-name="ce610" table:formula="of:=[.AJ30]/2" office:value-type="float" office:value="466.5">
            <text:p>466,5</text:p>
          </table:table-cell>
          <table:table-cell table:style-name="ce610" table:formula="of:=[.AK30]/2" office:value-type="float" office:value="700">
            <text:p>700</text:p>
          </table:table-cell>
          <table:table-cell table:style-name="ce610" table:formula="of:=ROUNDDOWN([.AK30]/3;0)" office:value-type="float" office:value="466">
            <text:p>466</text:p>
          </table:table-cell>
          <table:table-cell table:style-name="ce610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14" table:formula="of:=IF(NOT([Scheda.F94]=&quot;&quot;);[Scheda.F94];&quot;&quot;)">
            <text:p/>
          </table:table-cell>
          <table:table-cell table:style-name="ce594" table:formula="of:=IF(AND(NOT([Scheda.H94]=&quot;&quot;);NOT([Scheda.M95]=&quot;&quot;));[Scheda.H94];&quot;&quot;)">
            <text:p/>
          </table:table-cell>
          <table:table-cell table:style-name="ce617" table:formula="of:=IF(NOT([Scheda.J94]=&quot;&quot;);[Scheda.J94];&quot;&quot;)">
            <text:p/>
          </table:table-cell>
          <table:table-cell table:style-name="ce594" table:formula="of:=IF(AND(NOT([Scheda.L94]=&quot;&quot;);NOT([Scheda.M95]=&quot;&quot;));[Scheda.L94];&quot;&quot;)">
            <text:p/>
          </table:table-cell>
          <table:table-cell table:style-name="ce594" table:formula="of:=IF(NOT([Scheda.AH36]=&quot;&quot;);[Scheda.AH36];&quot;&quot;)">
            <text:p/>
          </table:table-cell>
          <table:table-cell table:style-name="ce594" table:formula="of:=IF(AND(NOT([Scheda.AJ36]=&quot;&quot;);NOT([Scheda.AG36]=&quot;&quot;));[Scheda.AJ36];&quot;&quot;)">
            <text:p/>
          </table:table-cell>
          <table:table-cell table:style-name="ce594" table:formula="of:=IF(NOT([Scheda.AW36]=&quot;&quot;);[Scheda.AW36];&quot;&quot;)">
            <text:p/>
          </table:table-cell>
          <table:table-cell table:style-name="ce594" table:formula="of:=IF(AND(NOT([Scheda.AY36]=&quot;&quot;);NOT([Scheda.AV36]=&quot;&quot;));[Scheda.AY36];&quot;&quot;)">
            <text:p/>
          </table:table-cell>
          <table:table-cell table:style-name="ce594" table:formula="of:=IF(NOT([Scheda.AJ95]=&quot;&quot;);[Scheda.AJ95];&quot;&quot;)">
            <text:p/>
          </table:table-cell>
          <table:table-cell table:style-name="ce594" table:formula="of:=IF(NOT([Scheda.AL95]=&quot;&quot;);[Scheda.AL9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8]" office:value-type="string" office:string-value="GUA">
            <text:p>GUA</text:p>
          </table:table-cell>
          <table:table-cell table:style-name="ce597" table:formula="of:=SUM([.M31:.R31])" office:value-type="float" office:value="0">
            <text:p>0</text:p>
          </table:table-cell>
          <table:table-cell table:style-name="ce597" table:formula="of:=SUMIF([.AS$2:.AS$63];&quot;=&quot;&amp;[.$K31];[.AT$2:.AT$63])" office:value-type="float" office:value="0">
            <text:p>0</text:p>
          </table:table-cell>
          <table:table-cell table:style-name="ce597" table:formula="of:=SUMIF([.AU$2:.AU$63];&quot;=&quot;&amp;[.$K31];[.AV$2:.AV$63])" office:value-type="float" office:value="0">
            <text:p>0</text:p>
          </table:table-cell>
          <table:table-cell table:style-name="ce597" table:formula="of:=SUMIF([.AW$2:.AW$63];&quot;=&quot;&amp;[.$K31];[.AX$2:.AX$63])" office:value-type="float" office:value="0">
            <text:p>0</text:p>
          </table:table-cell>
          <table:table-cell table:style-name="ce597" table:formula="of:=SUMIF([.AY$2:.AY$63];&quot;=&quot;&amp;[.$K31];[.AZ$2:.AZ$63])" office:value-type="float" office:value="0">
            <text:p>0</text:p>
          </table:table-cell>
          <table:table-cell table:style-name="ce597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06" table:formula="of:=[.X30]+1" office:value-type="float" office:value="4">
            <text:p>4</text:p>
          </table:table-cell>
          <table:table-cell table:style-name="ce606" table:formula="of:=MAX(0;ROUNDDOWN((4+[.$W$27]-[.X31])/4;0))" office:value-type="float" office:value="0">
            <text:p>0</text:p>
          </table:table-cell>
          <table:table-cell table:style-name="ce606" table:formula="of:=IF(([.$W$29]+1)/2&gt;=[.$X31];MAX(0;ROUND([.$W$27]*([.$W$29]-[.Z42])/(20-[.Z42])*0.85/([.$X31]+1);0));0)" office:value-type="float" office:value="-0">
            <text:p>0</text:p>
          </table:table-cell>
          <table:table-cell table:style-name="ce606" table:formula="of:=IF(([.$W$29]+1)/2&gt;=[.$X31];MAX(0;ROUND([.$W$27]*([.$W$29]-[.AA42])/(20-[.AA42])*0.85/([.$X31]+1);0));0)" office:value-type="float" office:value="-0">
            <text:p>0</text:p>
          </table:table-cell>
          <table:table-cell table:style-name="ce606" table:formula="of:=IF(([.$W$29]+1)/2&gt;=[.$X31];MAX(0;ROUND([.$W$27]*([.$W$29]-[.AB42])/(20-[.AB42])/([.$X31]+1);0));0)" office:value-type="float" office:value="-0">
            <text:p>0</text:p>
          </table:table-cell>
          <table:table-cell table:number-columns-repeated="2"/>
          <table:table-cell table:style-name="ce611" table:formula="of:=[.AE30]+1" office:value-type="float" office:value="30">
            <text:p>30</text:p>
          </table:table-cell>
          <table:table-cell table:style-name="ce611" table:formula="of:=[.AI31]/2" office:value-type="float" office:value="266.5">
            <text:p>266,5</text:p>
          </table:table-cell>
          <table:table-cell table:style-name="ce611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11" table:formula="of:=ROUNDDOWN([.AK31]/3;0)" office:value-type="float" office:value="533">
            <text:p>533</text:p>
          </table:table-cell>
          <table:table-cell table:style-name="ce595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14" table:formula="of:=IF(NOT([Scheda.S94]=&quot;&quot;);[Scheda.S94];&quot;&quot;)">
            <text:p/>
          </table:table-cell>
          <table:table-cell table:style-name="ce594" table:formula="of:=IF(AND(NOT([Scheda.U94]=&quot;&quot;);NOT([Scheda.Z95]=&quot;&quot;));[Scheda.U94];&quot;&quot;)">
            <text:p/>
          </table:table-cell>
          <table:table-cell table:style-name="ce617" table:formula="of:=IF(NOT([Scheda.W94]=&quot;&quot;);[Scheda.W94];&quot;&quot;)">
            <text:p/>
          </table:table-cell>
          <table:table-cell table:style-name="ce594" table:formula="of:=IF(AND(NOT([Scheda.Y94]=&quot;&quot;);NOT([Scheda.Z95]=&quot;&quot;));[Scheda.Y94];&quot;&quot;)">
            <text:p/>
          </table:table-cell>
          <table:table-cell table:style-name="ce594" table:formula="of:=IF(NOT([Scheda.AL36]=&quot;&quot;);[Scheda.AL36];&quot;&quot;)">
            <text:p/>
          </table:table-cell>
          <table:table-cell table:style-name="ce594" table:formula="of:=IF(AND(NOT([Scheda.AN36]=&quot;&quot;);NOT([Scheda.AG36]=&quot;&quot;));[Scheda.AN36];&quot;&quot;)">
            <text:p/>
          </table:table-cell>
          <table:table-cell table:style-name="ce594" table:formula="of:=IF(NOT([Scheda.BA36]=&quot;&quot;);[Scheda.BA36];&quot;&quot;)">
            <text:p/>
          </table:table-cell>
          <table:table-cell table:style-name="ce594" table:formula="of:=IF(AND(NOT([Scheda.BC36]=&quot;&quot;);NOT([Scheda.AV36]=&quot;&quot;));[Scheda.BC36];&quot;&quot;)">
            <text:p/>
          </table:table-cell>
          <table:table-cell table:style-name="ce594" table:formula="of:=IF(NOT([Scheda.AJ96]=&quot;&quot;);[Scheda.AJ96];&quot;&quot;)">
            <text:p/>
          </table:table-cell>
          <table:table-cell table:style-name="ce594" table:formula="of:=IF(NOT([Scheda.AL96]=&quot;&quot;);[Scheda.AL9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39]" office:value-type="string" office:string-value="ITM">
            <text:p>ITM</text:p>
          </table:table-cell>
          <table:table-cell table:style-name="ce597" table:formula="of:=SUM([.M32:.R32])" office:value-type="float" office:value="0">
            <text:p>0</text:p>
          </table:table-cell>
          <table:table-cell table:style-name="ce597" table:formula="of:=SUMIF([.AS$2:.AS$63];&quot;=&quot;&amp;[.$K32];[.AT$2:.AT$63])" office:value-type="float" office:value="0">
            <text:p>0</text:p>
          </table:table-cell>
          <table:table-cell table:style-name="ce597" table:formula="of:=SUMIF([.AU$2:.AU$63];&quot;=&quot;&amp;[.$K32];[.AV$2:.AV$63])" office:value-type="float" office:value="0">
            <text:p>0</text:p>
          </table:table-cell>
          <table:table-cell table:style-name="ce597" table:formula="of:=SUMIF([.AW$2:.AW$63];&quot;=&quot;&amp;[.$K32];[.AX$2:.AX$63])" office:value-type="float" office:value="0">
            <text:p>0</text:p>
          </table:table-cell>
          <table:table-cell table:style-name="ce597" table:formula="of:=SUMIF([.AY$2:.AY$63];&quot;=&quot;&amp;[.$K32];[.AZ$2:.AZ$63])" office:value-type="float" office:value="0">
            <text:p>0</text:p>
          </table:table-cell>
          <table:table-cell table:style-name="ce597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06" table:formula="of:=[.X31]+1" office:value-type="float" office:value="5">
            <text:p>5</text:p>
          </table:table-cell>
          <table:table-cell table:style-name="ce606" table:formula="of:=MAX(0;ROUNDDOWN((4+[.$W$27]-[.X32])/4;0))" office:value-type="float" office:value="-0">
            <text:p>0</text:p>
          </table:table-cell>
          <table:table-cell/>
          <table:table-cell table:style-name="ce606" table:formula="of:=IF(([.$W$29]+1)/2&gt;=[.$X32];MAX(0;ROUND([.$W$27]*([.$W$29]-[.AA43])/(20-[.AA43])*0.85/([.$X32]+1);0));0)" office:value-type="float" office:value="-0">
            <text:p>0</text:p>
          </table:table-cell>
          <table:table-cell table:style-name="ce606" table:formula="of:=IF(([.$W$29]+1)/2&gt;=[.$X32];MAX(0;ROUND([.$W$27]*([.$W$29]-[.AB43])/(20-[.AB43])/([.$X32]+1);0));0)" office:value-type="float" office:value="-0">
            <text:p>0</text:p>
          </table:table-cell>
          <table:table-cell table:number-columns-repeated="2"/>
          <table:table-cell table:style-name="ce611" table:formula="of:=[.AE31]+1" office:value-type="float" office:value="31">
            <text:p>31</text:p>
          </table:table-cell>
          <table:table-cell table:style-name="ce611" table:formula="of:=[.AI32]/2" office:value-type="float" office:value="306.5">
            <text:p>306,5</text:p>
          </table:table-cell>
          <table:table-cell table:style-name="ce611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11" table:formula="of:=ROUNDDOWN([.AK32]/3;0)" office:value-type="float" office:value="613">
            <text:p>613</text:p>
          </table:table-cell>
          <table:table-cell table:style-name="ce595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14" table:formula="of:=IF(NOT([Scheda.F96]=&quot;&quot;);[Scheda.F96];&quot;&quot;)">
            <text:p/>
          </table:table-cell>
          <table:table-cell table:style-name="ce594" table:formula="of:=IF(AND(NOT([Scheda.H96]=&quot;&quot;);NOT([Scheda.M97]=&quot;&quot;));[Scheda.H96];&quot;&quot;)">
            <text:p/>
          </table:table-cell>
          <table:table-cell table:style-name="ce617" table:formula="of:=IF(NOT([Scheda.J96]=&quot;&quot;);[Scheda.J96];&quot;&quot;)">
            <text:p/>
          </table:table-cell>
          <table:table-cell table:style-name="ce594" table:formula="of:=IF(AND(NOT([Scheda.L96]=&quot;&quot;);NOT([Scheda.M97]=&quot;&quot;));[Scheda.L96];&quot;&quot;)">
            <text:p/>
          </table:table-cell>
          <table:table-cell table:style-name="ce594" table:formula="of:=IF(NOT([Scheda.AH38]=&quot;&quot;);[Scheda.AH38];&quot;&quot;)">
            <text:p/>
          </table:table-cell>
          <table:table-cell table:style-name="ce594" table:formula="of:=IF(AND(NOT([Scheda.AJ38]=&quot;&quot;);NOT([Scheda.AG38]=&quot;&quot;));[Scheda.AJ38];&quot;&quot;)">
            <text:p/>
          </table:table-cell>
          <table:table-cell table:style-name="ce594" table:formula="of:=IF(NOT([Scheda.AW38]=&quot;&quot;);[Scheda.AW38];&quot;&quot;)">
            <text:p/>
          </table:table-cell>
          <table:table-cell table:style-name="ce594" table:formula="of:=IF(AND(NOT([Scheda.AY38]=&quot;&quot;);NOT([Scheda.AV38]=&quot;&quot;));[Scheda.AY38];&quot;&quot;)">
            <text:p/>
          </table:table-cell>
          <table:table-cell table:style-name="ce594" table:formula="of:=IF(NOT([Scheda.AJ97]=&quot;&quot;);[Scheda.AJ97];&quot;&quot;)">
            <text:p/>
          </table:table-cell>
          <table:table-cell table:style-name="ce594" table:formula="of:=IF(NOT([Scheda.AL97]=&quot;&quot;);[Scheda.AL9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0]" office:value-type="string" office:string-value="INTU">
            <text:p>INTU</text:p>
          </table:table-cell>
          <table:table-cell table:style-name="ce597" table:formula="of:=SUM([.M33:.R33])" office:value-type="float" office:value="0">
            <text:p>0</text:p>
          </table:table-cell>
          <table:table-cell table:style-name="ce597" table:formula="of:=SUMIF([.AS$2:.AS$63];&quot;=&quot;&amp;[.$K33];[.AT$2:.AT$63])" office:value-type="float" office:value="0">
            <text:p>0</text:p>
          </table:table-cell>
          <table:table-cell table:style-name="ce597" table:formula="of:=SUMIF([.AU$2:.AU$63];&quot;=&quot;&amp;[.$K33];[.AV$2:.AV$63])" office:value-type="float" office:value="0">
            <text:p>0</text:p>
          </table:table-cell>
          <table:table-cell table:style-name="ce597" table:formula="of:=SUMIF([.AW$2:.AW$63];&quot;=&quot;&amp;[.$K33];[.AX$2:.AX$63])" office:value-type="float" office:value="0">
            <text:p>0</text:p>
          </table:table-cell>
          <table:table-cell table:style-name="ce597" table:formula="of:=SUMIF([.AY$2:.AY$63];&quot;=&quot;&amp;[.$K33];[.AZ$2:.AZ$63])" office:value-type="float" office:value="0">
            <text:p>0</text:p>
          </table:table-cell>
          <table:table-cell table:style-name="ce597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06" table:formula="of:=[.X32]+1" office:value-type="float" office:value="6">
            <text:p>6</text:p>
          </table:table-cell>
          <table:table-cell table:style-name="ce606" table:formula="of:=MAX(0;ROUNDDOWN((4+[.$W$27]-[.X33])/4;0))" office:value-type="float" office:value="-0">
            <text:p>0</text:p>
          </table:table-cell>
          <table:table-cell/>
          <table:table-cell table:style-name="ce606" table:formula="of:=IF(([.$W$29]+1)/2&gt;=[.$X33];MAX(0;ROUND([.$W$27]*([.$W$29]-[.AA44])/(20-[.AA44])*0.85/([.$X33]+1);0));0)" office:value-type="float" office:value="-0">
            <text:p>0</text:p>
          </table:table-cell>
          <table:table-cell table:style-name="ce606" table:formula="of:=IF(([.$W$29]+1)/2&gt;=[.$X33];MAX(0;ROUND([.$W$27]*([.$W$29]-[.AB44])/(20-[.AB44])/([.$X33]+1);0));0)" office:value-type="float" office:value="-0">
            <text:p>0</text:p>
          </table:table-cell>
          <table:table-cell table:number-columns-repeated="2"/>
          <table:table-cell table:style-name="ce611" table:formula="of:=[.AE32]+1" office:value-type="float" office:value="32">
            <text:p>32</text:p>
          </table:table-cell>
          <table:table-cell table:style-name="ce611" table:formula="of:=[.AI33]/2" office:value-type="float" office:value="346.5">
            <text:p>346,5</text:p>
          </table:table-cell>
          <table:table-cell table:style-name="ce611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11" table:formula="of:=ROUNDDOWN([.AK33]/3;0)" office:value-type="float" office:value="693">
            <text:p>693</text:p>
          </table:table-cell>
          <table:table-cell table:style-name="ce595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14" table:formula="of:=IF(NOT([Scheda.S96]=&quot;&quot;);[Scheda.S96];&quot;&quot;)">
            <text:p/>
          </table:table-cell>
          <table:table-cell table:style-name="ce594" table:formula="of:=IF(AND(NOT([Scheda.U96]=&quot;&quot;);NOT([Scheda.Z97]=&quot;&quot;));[Scheda.U96];&quot;&quot;)">
            <text:p/>
          </table:table-cell>
          <table:table-cell table:style-name="ce617" table:formula="of:=IF(NOT([Scheda.W96]=&quot;&quot;);[Scheda.W96];&quot;&quot;)">
            <text:p/>
          </table:table-cell>
          <table:table-cell table:style-name="ce594" table:formula="of:=IF(AND(NOT([Scheda.Y96]=&quot;&quot;);NOT([Scheda.Z97]=&quot;&quot;));[Scheda.Y96];&quot;&quot;)">
            <text:p/>
          </table:table-cell>
          <table:table-cell table:style-name="ce594" table:formula="of:=IF(NOT([Scheda.AL38]=&quot;&quot;);[Scheda.AL38];&quot;&quot;)">
            <text:p/>
          </table:table-cell>
          <table:table-cell table:style-name="ce594" table:formula="of:=IF(AND(NOT([Scheda.AN38]=&quot;&quot;);NOT([Scheda.AG38]=&quot;&quot;));[Scheda.AN38];&quot;&quot;)">
            <text:p/>
          </table:table-cell>
          <table:table-cell table:style-name="ce594" table:formula="of:=IF(NOT([Scheda.BA38]=&quot;&quot;);[Scheda.BA38];&quot;&quot;)">
            <text:p/>
          </table:table-cell>
          <table:table-cell table:style-name="ce594" table:formula="of:=IF(AND(NOT([Scheda.BC38]=&quot;&quot;);NOT([Scheda.AV38]=&quot;&quot;));[Scheda.BC38];&quot;&quot;)">
            <text:p/>
          </table:table-cell>
          <table:table-cell table:style-name="ce594" table:formula="of:=IF(NOT([Scheda.AJ98]=&quot;&quot;);[Scheda.AJ98];&quot;&quot;)">
            <text:p/>
          </table:table-cell>
          <table:table-cell table:style-name="ce594" table:formula="of:=IF(NOT([Scheda.AL98]=&quot;&quot;);[Scheda.AL9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1]" office:value-type="string" office:string-value="INT1">
            <text:p>INT1</text:p>
          </table:table-cell>
          <table:table-cell table:style-name="ce597" table:formula="of:=SUM([.M34:.R34])" office:value-type="float" office:value="0">
            <text:p>0</text:p>
          </table:table-cell>
          <table:table-cell table:style-name="ce597" table:formula="of:=SUMIF([.AS$2:.AS$63];&quot;=&quot;&amp;[.$K34];[.AT$2:.AT$63])" office:value-type="float" office:value="0">
            <text:p>0</text:p>
          </table:table-cell>
          <table:table-cell table:style-name="ce597" table:formula="of:=SUMIF([.AU$2:.AU$63];&quot;=&quot;&amp;[.$K34];[.AV$2:.AV$63])" office:value-type="float" office:value="0">
            <text:p>0</text:p>
          </table:table-cell>
          <table:table-cell table:style-name="ce597" table:formula="of:=SUMIF([.AW$2:.AW$63];&quot;=&quot;&amp;[.$K34];[.AX$2:.AX$63])" office:value-type="float" office:value="0">
            <text:p>0</text:p>
          </table:table-cell>
          <table:table-cell table:style-name="ce597" table:formula="of:=SUMIF([.AY$2:.AY$63];&quot;=&quot;&amp;[.$K34];[.AZ$2:.AZ$63])" office:value-type="float" office:value="0">
            <text:p>0</text:p>
          </table:table-cell>
          <table:table-cell table:style-name="ce597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06" table:formula="of:=[.X33]+1" office:value-type="float" office:value="7">
            <text:p>7</text:p>
          </table:table-cell>
          <table:table-cell table:style-name="ce606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06" table:formula="of:=IF(([.$W$29]+1)/2&gt;=[.$X34];MAX(0;ROUND([.$W$27]*([.$W$29]-[.AB45])/(20-[.AB45])/([.$X34]+1);0));0)" office:value-type="float" office:value="-0">
            <text:p>0</text:p>
          </table:table-cell>
          <table:table-cell table:number-columns-repeated="2"/>
          <table:table-cell table:style-name="ce611" table:formula="of:=[.AE33]+1" office:value-type="float" office:value="33">
            <text:p>33</text:p>
          </table:table-cell>
          <table:table-cell table:style-name="ce611" table:formula="of:=[.AI34]/2" office:value-type="float" office:value="400">
            <text:p>400</text:p>
          </table:table-cell>
          <table:table-cell table:style-name="ce611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11" table:formula="of:=ROUNDDOWN([.AK34]/3;0)" office:value-type="float" office:value="800">
            <text:p>800</text:p>
          </table:table-cell>
          <table:table-cell table:style-name="ce595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14" table:formula="of:=IF(NOT([Scheda.F98]=&quot;&quot;);[Scheda.F98];&quot;&quot;)">
            <text:p/>
          </table:table-cell>
          <table:table-cell table:style-name="ce594" table:formula="of:=IF(AND(NOT([Scheda.H98]=&quot;&quot;);NOT([Scheda.M99]=&quot;&quot;));[Scheda.H98];&quot;&quot;)">
            <text:p/>
          </table:table-cell>
          <table:table-cell table:style-name="ce617" table:formula="of:=IF(NOT([Scheda.J98]=&quot;&quot;);[Scheda.J98];&quot;&quot;)">
            <text:p/>
          </table:table-cell>
          <table:table-cell table:style-name="ce594" table:formula="of:=IF(AND(NOT([Scheda.L98]=&quot;&quot;);NOT([Scheda.M99]=&quot;&quot;));[Scheda.L98];&quot;&quot;)">
            <text:p/>
          </table:table-cell>
          <table:table-cell table:style-name="ce594" table:formula="of:=IF(NOT([Scheda.AH40]=&quot;&quot;);[Scheda.AH40];&quot;&quot;)">
            <text:p/>
          </table:table-cell>
          <table:table-cell table:style-name="ce594" table:formula="of:=IF(AND(NOT([Scheda.AJ40]=&quot;&quot;);NOT([Scheda.AG40]=&quot;&quot;));[Scheda.AJ40];&quot;&quot;)">
            <text:p/>
          </table:table-cell>
          <table:table-cell table:style-name="ce594" table:formula="of:=IF(NOT([Scheda.AW40]=&quot;&quot;);[Scheda.AW40];&quot;&quot;)">
            <text:p/>
          </table:table-cell>
          <table:table-cell table:style-name="ce594" table:formula="of:=IF(AND(NOT([Scheda.AY40]=&quot;&quot;);NOT([Scheda.AV40]=&quot;&quot;));[Scheda.AY40];&quot;&quot;)">
            <text:p/>
          </table:table-cell>
          <table:table-cell table:style-name="ce594" table:formula="of:=IF(NOT([Scheda.AJ99]=&quot;&quot;);[Scheda.AJ99];&quot;&quot;)">
            <text:p/>
          </table:table-cell>
          <table:table-cell table:style-name="ce594" table:formula="of:=IF(NOT([Scheda.AL99]=&quot;&quot;);[Scheda.AL9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2]" office:value-type="string" office:string-value="INT2">
            <text:p>INT2</text:p>
          </table:table-cell>
          <table:table-cell table:style-name="ce597" table:formula="of:=SUM([.M35:.R35])" office:value-type="float" office:value="0">
            <text:p>0</text:p>
          </table:table-cell>
          <table:table-cell table:style-name="ce597" table:formula="of:=SUMIF([.AS$2:.AS$63];&quot;=&quot;&amp;[.$K35];[.AT$2:.AT$63])" office:value-type="float" office:value="0">
            <text:p>0</text:p>
          </table:table-cell>
          <table:table-cell table:style-name="ce597" table:formula="of:=SUMIF([.AU$2:.AU$63];&quot;=&quot;&amp;[.$K35];[.AV$2:.AV$63])" office:value-type="float" office:value="0">
            <text:p>0</text:p>
          </table:table-cell>
          <table:table-cell table:style-name="ce597" table:formula="of:=SUMIF([.AW$2:.AW$63];&quot;=&quot;&amp;[.$K35];[.AX$2:.AX$63])" office:value-type="float" office:value="0">
            <text:p>0</text:p>
          </table:table-cell>
          <table:table-cell table:style-name="ce597" table:formula="of:=SUMIF([.AY$2:.AY$63];&quot;=&quot;&amp;[.$K35];[.AZ$2:.AZ$63])" office:value-type="float" office:value="0">
            <text:p>0</text:p>
          </table:table-cell>
          <table:table-cell table:style-name="ce597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06" table:formula="of:=[.X34]+1" office:value-type="float" office:value="8">
            <text:p>8</text:p>
          </table:table-cell>
          <table:table-cell table:style-name="ce606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06" table:formula="of:=IF(([.$W$29]+1)/2&gt;=[.$X35];MAX(0;ROUND([.$W$27]*([.$W$29]-[.AB46])/(20-[.AB46])/([.$X35]+1);0));0)" office:value-type="float" office:value="-0">
            <text:p>0</text:p>
          </table:table-cell>
          <table:table-cell table:number-columns-repeated="2"/>
          <table:table-cell table:style-name="ce611" table:formula="of:=[.AE34]+1" office:value-type="float" office:value="34">
            <text:p>34</text:p>
          </table:table-cell>
          <table:table-cell table:style-name="ce611" table:formula="of:=[.AI35]/2" office:value-type="float" office:value="466.5">
            <text:p>466,5</text:p>
          </table:table-cell>
          <table:table-cell table:style-name="ce611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11" table:formula="of:=ROUNDDOWN([.AK35]/3;0)" office:value-type="float" office:value="933">
            <text:p>933</text:p>
          </table:table-cell>
          <table:table-cell table:style-name="ce595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14" table:formula="of:=IF(NOT([Scheda.S98]=&quot;&quot;);[Scheda.S98];&quot;&quot;)">
            <text:p/>
          </table:table-cell>
          <table:table-cell table:style-name="ce594" table:formula="of:=IF(AND(NOT([Scheda.U98]=&quot;&quot;);NOT([Scheda.Z99]=&quot;&quot;));[Scheda.U98];&quot;&quot;)">
            <text:p/>
          </table:table-cell>
          <table:table-cell table:style-name="ce617" table:formula="of:=IF(NOT([Scheda.W98]=&quot;&quot;);[Scheda.W98];&quot;&quot;)">
            <text:p/>
          </table:table-cell>
          <table:table-cell table:style-name="ce594" table:formula="of:=IF(AND(NOT([Scheda.Y98]=&quot;&quot;);NOT([Scheda.Z99]=&quot;&quot;));[Scheda.Y98];&quot;&quot;)">
            <text:p/>
          </table:table-cell>
          <table:table-cell table:style-name="ce594" table:formula="of:=IF(NOT([Scheda.AL40]=&quot;&quot;);[Scheda.AL40];&quot;&quot;)">
            <text:p/>
          </table:table-cell>
          <table:table-cell table:style-name="ce594" table:formula="of:=IF(AND(NOT([Scheda.AN40]=&quot;&quot;);NOT([Scheda.AG40]=&quot;&quot;));[Scheda.AN40];&quot;&quot;)">
            <text:p/>
          </table:table-cell>
          <table:table-cell table:style-name="ce594" table:formula="of:=IF(NOT([Scheda.BA40]=&quot;&quot;);[Scheda.BA40];&quot;&quot;)">
            <text:p/>
          </table:table-cell>
          <table:table-cell table:style-name="ce594" table:formula="of:=IF(AND(NOT([Scheda.BC40]=&quot;&quot;);NOT([Scheda.AV40]=&quot;&quot;));[Scheda.BC40];&quot;&quot;)">
            <text:p/>
          </table:table-cell>
          <table:table-cell table:style-name="ce594" table:formula="of:=IF(NOT([Scheda.AJ100]=&quot;&quot;);[Scheda.AJ100];&quot;&quot;)">
            <text:p/>
          </table:table-cell>
          <table:table-cell table:style-name="ce594" table:formula="of:=IF(NOT([Scheda.AL100]=&quot;&quot;);[Scheda.AL10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3]" office:value-type="string" office:string-value="LIN">
            <text:p>LIN</text:p>
          </table:table-cell>
          <table:table-cell table:style-name="ce597" table:formula="of:=SUM([.M36:.R36])" office:value-type="float" office:value="0">
            <text:p>0</text:p>
          </table:table-cell>
          <table:table-cell table:style-name="ce597" table:formula="of:=SUMIF([.AS$2:.AS$63];&quot;=&quot;&amp;[.$K36];[.AT$2:.AT$63])" office:value-type="float" office:value="0">
            <text:p>0</text:p>
          </table:table-cell>
          <table:table-cell table:style-name="ce597" table:formula="of:=SUMIF([.AU$2:.AU$63];&quot;=&quot;&amp;[.$K36];[.AV$2:.AV$63])" office:value-type="float" office:value="0">
            <text:p>0</text:p>
          </table:table-cell>
          <table:table-cell table:style-name="ce597" table:formula="of:=SUMIF([.AW$2:.AW$63];&quot;=&quot;&amp;[.$K36];[.AX$2:.AX$63])" office:value-type="float" office:value="0">
            <text:p>0</text:p>
          </table:table-cell>
          <table:table-cell table:style-name="ce597" table:formula="of:=SUMIF([.AY$2:.AY$63];&quot;=&quot;&amp;[.$K36];[.AZ$2:.AZ$63])" office:value-type="float" office:value="0">
            <text:p>0</text:p>
          </table:table-cell>
          <table:table-cell table:style-name="ce597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06" table:formula="of:=[.X35]+1" office:value-type="float" office:value="9">
            <text:p>9</text:p>
          </table:table-cell>
          <table:table-cell table:style-name="ce606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06" table:formula="of:=IF(([.$W$29]+1)/2&gt;=[.$X36];MAX(0;ROUND([.$W$27]*([.$W$29]-[.AB47])/(20-[.AB47])/([.$X36]+1);0));0)" office:value-type="float" office:value="-0">
            <text:p>0</text:p>
          </table:table-cell>
          <table:table-cell table:number-columns-repeated="2"/>
          <table:table-cell table:style-name="ce611" table:formula="of:=[.AE35]+1" office:value-type="float" office:value="35">
            <text:p>35</text:p>
          </table:table-cell>
          <table:table-cell table:style-name="ce611" table:formula="of:=[.AI36]/2" office:value-type="float" office:value="533">
            <text:p>533</text:p>
          </table:table-cell>
          <table:table-cell table:style-name="ce611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11" table:formula="of:=ROUNDDOWN([.AK36]/3;0)" office:value-type="float" office:value="1066">
            <text:p>1066</text:p>
          </table:table-cell>
          <table:table-cell table:style-name="ce595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14" table:formula="of:=IF(NOT([Scheda.F100]=&quot;&quot;);[Scheda.F100];&quot;&quot;)">
            <text:p/>
          </table:table-cell>
          <table:table-cell table:style-name="ce594" table:formula="of:=IF(AND(NOT([Scheda.H100]=&quot;&quot;);NOT([Scheda.M101]=&quot;&quot;));[Scheda.H100];&quot;&quot;)">
            <text:p/>
          </table:table-cell>
          <table:table-cell table:style-name="ce617" table:formula="of:=IF(NOT([Scheda.J100]=&quot;&quot;);[Scheda.J100];&quot;&quot;)">
            <text:p/>
          </table:table-cell>
          <table:table-cell table:style-name="ce594" table:formula="of:=IF(AND(NOT([Scheda.L100]=&quot;&quot;);NOT([Scheda.M101]=&quot;&quot;));[Scheda.L100];&quot;&quot;)">
            <text:p/>
          </table:table-cell>
          <table:table-cell table:style-name="ce594" table:formula="of:=IF(NOT([Scheda.AH42]=&quot;&quot;);[Scheda.AH42];&quot;&quot;)">
            <text:p/>
          </table:table-cell>
          <table:table-cell table:style-name="ce594" table:formula="of:=IF(AND(NOT([Scheda.AJ42]=&quot;&quot;);NOT([Scheda.AG42]=&quot;&quot;));[Scheda.AJ42];&quot;&quot;)">
            <text:p/>
          </table:table-cell>
          <table:table-cell table:style-name="ce594" table:formula="of:=IF(NOT([Scheda.AW42]=&quot;&quot;);[Scheda.AW42];&quot;&quot;)">
            <text:p/>
          </table:table-cell>
          <table:table-cell table:style-name="ce594" table:formula="of:=IF(AND(NOT([Scheda.AY42]=&quot;&quot;);NOT([Scheda.AV42]=&quot;&quot;));[Scheda.AY42];&quot;&quot;)">
            <text:p/>
          </table:table-cell>
          <table:table-cell table:style-name="ce594" table:formula="of:=IF(NOT([Scheda.AJ101]=&quot;&quot;);[Scheda.AJ101];&quot;&quot;)">
            <text:p/>
          </table:table-cell>
          <table:table-cell table:style-name="ce594" table:formula="of:=IF(NOT([Scheda.AL101]=&quot;&quot;);[Scheda.AL10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4]" office:value-type="string" office:string-value="NUO">
            <text:p>NUO</text:p>
          </table:table-cell>
          <table:table-cell table:style-name="ce597" table:formula="of:=SUM([.M37:.R37])" office:value-type="float" office:value="0">
            <text:p>0</text:p>
          </table:table-cell>
          <table:table-cell table:style-name="ce597" table:formula="of:=SUMIF([.AS$2:.AS$63];&quot;=&quot;&amp;[.$K37];[.AT$2:.AT$63])" office:value-type="float" office:value="0">
            <text:p>0</text:p>
          </table:table-cell>
          <table:table-cell table:style-name="ce597" table:formula="of:=SUMIF([.AU$2:.AU$63];&quot;=&quot;&amp;[.$K37];[.AV$2:.AV$63])" office:value-type="float" office:value="0">
            <text:p>0</text:p>
          </table:table-cell>
          <table:table-cell table:style-name="ce597" table:formula="of:=SUMIF([.AW$2:.AW$63];&quot;=&quot;&amp;[.$K37];[.AX$2:.AX$63])" office:value-type="float" office:value="0">
            <text:p>0</text:p>
          </table:table-cell>
          <table:table-cell table:style-name="ce597" table:formula="of:=SUMIF([.AY$2:.AY$63];&quot;=&quot;&amp;[.$K37];[.AZ$2:.AZ$63])" office:value-type="float" office:value="0">
            <text:p>0</text:p>
          </table:table-cell>
          <table:table-cell table:style-name="ce597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06" office:value-type="string">
            <text:p>P4</text:p>
          </table:table-cell>
          <table:table-cell table:style-name="ce606" office:value-type="string">
            <text:p>P6</text:p>
          </table:table-cell>
          <table:table-cell table:style-name="ce606" office:value-type="string">
            <text:p>P9</text:p>
          </table:table-cell>
          <table:table-cell table:number-columns-repeated="2"/>
          <table:table-cell table:style-name="ce611" table:formula="of:=[.AE36]+1" office:value-type="float" office:value="36">
            <text:p>36</text:p>
          </table:table-cell>
          <table:table-cell table:style-name="ce611" table:formula="of:=[.AI37]/2" office:value-type="float" office:value="613">
            <text:p>613</text:p>
          </table:table-cell>
          <table:table-cell table:style-name="ce611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11" table:formula="of:=ROUNDDOWN([.AK37]/3;0)" office:value-type="float" office:value="1226">
            <text:p>1226</text:p>
          </table:table-cell>
          <table:table-cell table:style-name="ce595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14" table:formula="of:=IF(NOT([Scheda.S100]=&quot;&quot;);[Scheda.S100];&quot;&quot;)">
            <text:p/>
          </table:table-cell>
          <table:table-cell table:style-name="ce594" table:formula="of:=IF(AND(NOT([Scheda.U100]=&quot;&quot;);NOT([Scheda.Z101]=&quot;&quot;));[Scheda.U100];&quot;&quot;)">
            <text:p/>
          </table:table-cell>
          <table:table-cell table:style-name="ce617" table:formula="of:=IF(NOT([Scheda.W100]=&quot;&quot;);[Scheda.W100];&quot;&quot;)">
            <text:p/>
          </table:table-cell>
          <table:table-cell table:style-name="ce594" table:formula="of:=IF(AND(NOT([Scheda.Y100]=&quot;&quot;);NOT([Scheda.Z101]=&quot;&quot;));[Scheda.Y100];&quot;&quot;)">
            <text:p/>
          </table:table-cell>
          <table:table-cell table:style-name="ce594" table:formula="of:=IF(NOT([Scheda.AL42]=&quot;&quot;);[Scheda.AL42];&quot;&quot;)">
            <text:p/>
          </table:table-cell>
          <table:table-cell table:style-name="ce594" table:formula="of:=IF(AND(NOT([Scheda.AN42]=&quot;&quot;);NOT([Scheda.AG42]=&quot;&quot;));[Scheda.AN42];&quot;&quot;)">
            <text:p/>
          </table:table-cell>
          <table:table-cell table:style-name="ce594" table:formula="of:=IF(NOT([Scheda.BA42]=&quot;&quot;);[Scheda.BA42];&quot;&quot;)">
            <text:p/>
          </table:table-cell>
          <table:table-cell table:style-name="ce594" table:formula="of:=IF(AND(NOT([Scheda.BC42]=&quot;&quot;);NOT([Scheda.AV42]=&quot;&quot;));[Scheda.BC42];&quot;&quot;)">
            <text:p/>
          </table:table-cell>
          <table:table-cell table:style-name="ce594" table:formula="of:=IF(NOT([Scheda.AJ102]=&quot;&quot;);[Scheda.AJ102];&quot;&quot;)">
            <text:p/>
          </table:table-cell>
          <table:table-cell table:style-name="ce594" table:formula="of:=IF(NOT([Scheda.AL102]=&quot;&quot;);[Scheda.AL10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5]" office:value-type="string" office:string-value="PER">
            <text:p>PER</text:p>
          </table:table-cell>
          <table:table-cell table:style-name="ce597" table:formula="of:=SUM([.M38:.R38])" office:value-type="float" office:value="0">
            <text:p>0</text:p>
          </table:table-cell>
          <table:table-cell table:style-name="ce597" table:formula="of:=SUMIF([.AS$2:.AS$63];&quot;=&quot;&amp;[.$K38];[.AT$2:.AT$63])" office:value-type="float" office:value="0">
            <text:p>0</text:p>
          </table:table-cell>
          <table:table-cell table:style-name="ce597" table:formula="of:=SUMIF([.AU$2:.AU$63];&quot;=&quot;&amp;[.$K38];[.AV$2:.AV$63])" office:value-type="float" office:value="0">
            <text:p>0</text:p>
          </table:table-cell>
          <table:table-cell table:style-name="ce597" table:formula="of:=SUMIF([.AW$2:.AW$63];&quot;=&quot;&amp;[.$K38];[.AX$2:.AX$63])" office:value-type="float" office:value="0">
            <text:p>0</text:p>
          </table:table-cell>
          <table:table-cell table:style-name="ce597" table:formula="of:=SUMIF([.AY$2:.AY$63];&quot;=&quot;&amp;[.$K38];[.AZ$2:.AZ$63])" office:value-type="float" office:value="0">
            <text:p>0</text:p>
          </table:table-cell>
          <table:table-cell table:style-name="ce597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06" table:formula="of:=[.X27]*3-2" office:value-type="float" office:value="-2">
            <text:p>-2</text:p>
          </table:table-cell>
          <table:table-cell table:style-name="ce606" table:formula="of:=[.X27]*2-1" office:value-type="float" office:value="-1">
            <text:p>-1</text:p>
          </table:table-cell>
          <table:table-cell table:number-columns-repeated="2"/>
          <table:table-cell table:style-name="ce611" table:formula="of:=[.AE37]+1" office:value-type="float" office:value="37">
            <text:p>37</text:p>
          </table:table-cell>
          <table:table-cell table:style-name="ce611" table:formula="of:=[.AI38]/2" office:value-type="float" office:value="693">
            <text:p>693</text:p>
          </table:table-cell>
          <table:table-cell table:style-name="ce611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11" table:formula="of:=ROUNDDOWN([.AK38]/3;0)" office:value-type="float" office:value="1386">
            <text:p>1386</text:p>
          </table:table-cell>
          <table:table-cell table:style-name="ce595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14" table:formula="of:=IF(NOT([Scheda.F102]=&quot;&quot;);[Scheda.F102];&quot;&quot;)">
            <text:p/>
          </table:table-cell>
          <table:table-cell table:style-name="ce594" table:formula="of:=IF(AND(NOT([Scheda.H102]=&quot;&quot;);NOT([Scheda.M103]=&quot;&quot;));[Scheda.H102];&quot;&quot;)">
            <text:p/>
          </table:table-cell>
          <table:table-cell table:style-name="ce617" table:formula="of:=IF(NOT([Scheda.J102]=&quot;&quot;);[Scheda.J102];&quot;&quot;)">
            <text:p/>
          </table:table-cell>
          <table:table-cell table:style-name="ce594" table:formula="of:=IF(AND(NOT([Scheda.L102]=&quot;&quot;);NOT([Scheda.M103]=&quot;&quot;));[Scheda.L102];&quot;&quot;)">
            <text:p/>
          </table:table-cell>
          <table:table-cell table:style-name="ce594" table:formula="of:=IF(NOT([Scheda.AH44]=&quot;&quot;);[Scheda.AH44];&quot;&quot;)">
            <text:p/>
          </table:table-cell>
          <table:table-cell table:style-name="ce594" table:formula="of:=IF(AND(NOT([Scheda.AJ44]=&quot;&quot;);NOT([Scheda.AG44]=&quot;&quot;));[Scheda.AJ44];&quot;&quot;)">
            <text:p/>
          </table:table-cell>
          <table:table-cell table:style-name="ce594" table:formula="of:=IF(NOT([Scheda.AW44]=&quot;&quot;);[Scheda.AW44];&quot;&quot;)">
            <text:p/>
          </table:table-cell>
          <table:table-cell table:style-name="ce594" table:formula="of:=IF(AND(NOT([Scheda.AY44]=&quot;&quot;);NOT([Scheda.AV44]=&quot;&quot;));[Scheda.AY44];&quot;&quot;)">
            <text:p/>
          </table:table-cell>
          <table:table-cell table:style-name="ce594" table:formula="of:=IF(NOT([Scheda.AJ103]=&quot;&quot;);[Scheda.AJ103];&quot;&quot;)">
            <text:p/>
          </table:table-cell>
          <table:table-cell table:style-name="ce594" table:formula="of:=IF(NOT([Scheda.AL103]=&quot;&quot;);[Scheda.AL10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6]" office:value-type="string" office:string-value="PRO1">
            <text:p>PRO1</text:p>
          </table:table-cell>
          <table:table-cell table:style-name="ce597" table:formula="of:=SUM([.M39:.R39])" office:value-type="float" office:value="0">
            <text:p>0</text:p>
          </table:table-cell>
          <table:table-cell table:style-name="ce597" table:formula="of:=SUMIF([.AS$2:.AS$63];&quot;=&quot;&amp;[.$K39];[.AT$2:.AT$63])" office:value-type="float" office:value="0">
            <text:p>0</text:p>
          </table:table-cell>
          <table:table-cell table:style-name="ce597" table:formula="of:=SUMIF([.AU$2:.AU$63];&quot;=&quot;&amp;[.$K39];[.AV$2:.AV$63])" office:value-type="float" office:value="0">
            <text:p>0</text:p>
          </table:table-cell>
          <table:table-cell table:style-name="ce597" table:formula="of:=SUMIF([.AW$2:.AW$63];&quot;=&quot;&amp;[.$K39];[.AX$2:.AX$63])" office:value-type="float" office:value="0">
            <text:p>0</text:p>
          </table:table-cell>
          <table:table-cell table:style-name="ce597" table:formula="of:=SUMIF([.AY$2:.AY$63];&quot;=&quot;&amp;[.$K39];[.AZ$2:.AZ$63])" office:value-type="float" office:value="0">
            <text:p>0</text:p>
          </table:table-cell>
          <table:table-cell table:style-name="ce597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06" table:formula="of:=[.X28]*3+1" office:value-type="float" office:value="4">
            <text:p>4</text:p>
          </table:table-cell>
          <table:table-cell table:style-name="ce606" table:formula="of:=[.X28]*3-2" office:value-type="float" office:value="1">
            <text:p>1</text:p>
          </table:table-cell>
          <table:table-cell table:style-name="ce606" table:formula="of:=[.X28]*2-1" office:value-type="float" office:value="1">
            <text:p>1</text:p>
          </table:table-cell>
          <table:table-cell table:number-columns-repeated="2"/>
          <table:table-cell table:style-name="ce611" table:formula="of:=[.AE38]+1" office:value-type="float" office:value="38">
            <text:p>38</text:p>
          </table:table-cell>
          <table:table-cell table:style-name="ce611" table:formula="of:=[.AI39]/2" office:value-type="float" office:value="800">
            <text:p>800</text:p>
          </table:table-cell>
          <table:table-cell table:style-name="ce611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11" table:formula="of:=ROUNDDOWN([.AK39]/3;0)" office:value-type="float" office:value="1600">
            <text:p>1600</text:p>
          </table:table-cell>
          <table:table-cell table:style-name="ce595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14" table:formula="of:=IF(NOT([Scheda.S102]=&quot;&quot;);[Scheda.S102];&quot;&quot;)">
            <text:p/>
          </table:table-cell>
          <table:table-cell table:style-name="ce594" table:formula="of:=IF(AND(NOT([Scheda.U102]=&quot;&quot;);NOT([Scheda.Z103]=&quot;&quot;));[Scheda.U102];&quot;&quot;)">
            <text:p/>
          </table:table-cell>
          <table:table-cell table:style-name="ce617" table:formula="of:=IF(NOT([Scheda.W102]=&quot;&quot;);[Scheda.W102];&quot;&quot;)">
            <text:p/>
          </table:table-cell>
          <table:table-cell table:style-name="ce594" table:formula="of:=IF(AND(NOT([Scheda.Y102]=&quot;&quot;);NOT([Scheda.Z103]=&quot;&quot;));[Scheda.Y102];&quot;&quot;)">
            <text:p/>
          </table:table-cell>
          <table:table-cell table:style-name="ce594" table:formula="of:=IF(NOT([Scheda.AL44]=&quot;&quot;);[Scheda.AL44];&quot;&quot;)">
            <text:p/>
          </table:table-cell>
          <table:table-cell table:style-name="ce594" table:formula="of:=IF(AND(NOT([Scheda.AN44]=&quot;&quot;);NOT([Scheda.AG44]=&quot;&quot;));[Scheda.AN44];&quot;&quot;)">
            <text:p/>
          </table:table-cell>
          <table:table-cell table:style-name="ce594" table:formula="of:=IF(NOT([Scheda.BA44]=&quot;&quot;);[Scheda.BA44];&quot;&quot;)">
            <text:p/>
          </table:table-cell>
          <table:table-cell table:style-name="ce594" table:formula="of:=IF(AND(NOT([Scheda.BC44]=&quot;&quot;);NOT([Scheda.AV44]=&quot;&quot;));[Scheda.BC44];&quot;&quot;)">
            <text:p/>
          </table:table-cell>
          <table:table-cell table:style-name="ce594" table:formula="of:=IF(NOT([Scheda.AJ104]=&quot;&quot;);[Scheda.AJ104];&quot;&quot;)">
            <text:p/>
          </table:table-cell>
          <table:table-cell table:style-name="ce594" table:formula="of:=IF(NOT([Scheda.AL104]=&quot;&quot;);[Scheda.AL10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7]" office:value-type="string" office:string-value="PRO2">
            <text:p>PRO2</text:p>
          </table:table-cell>
          <table:table-cell table:style-name="ce597" table:formula="of:=SUM([.M40:.R40])" office:value-type="float" office:value="0">
            <text:p>0</text:p>
          </table:table-cell>
          <table:table-cell table:style-name="ce597" table:formula="of:=SUMIF([.AS$2:.AS$63];&quot;=&quot;&amp;[.$K40];[.AT$2:.AT$63])" office:value-type="float" office:value="0">
            <text:p>0</text:p>
          </table:table-cell>
          <table:table-cell table:style-name="ce597" table:formula="of:=SUMIF([.AU$2:.AU$63];&quot;=&quot;&amp;[.$K40];[.AV$2:.AV$63])" office:value-type="float" office:value="0">
            <text:p>0</text:p>
          </table:table-cell>
          <table:table-cell table:style-name="ce597" table:formula="of:=SUMIF([.AW$2:.AW$63];&quot;=&quot;&amp;[.$K40];[.AX$2:.AX$63])" office:value-type="float" office:value="0">
            <text:p>0</text:p>
          </table:table-cell>
          <table:table-cell table:style-name="ce597" table:formula="of:=SUMIF([.AY$2:.AY$63];&quot;=&quot;&amp;[.$K40];[.AZ$2:.AZ$63])" office:value-type="float" office:value="0">
            <text:p>0</text:p>
          </table:table-cell>
          <table:table-cell table:style-name="ce597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06" table:formula="of:=[.X29]*3+1" office:value-type="float" office:value="7">
            <text:p>7</text:p>
          </table:table-cell>
          <table:table-cell table:style-name="ce606" table:formula="of:=[.X29]*3-2" office:value-type="float" office:value="4">
            <text:p>4</text:p>
          </table:table-cell>
          <table:table-cell table:style-name="ce606" table:formula="of:=[.X29]*2-1" office:value-type="float" office:value="3">
            <text:p>3</text:p>
          </table:table-cell>
          <table:table-cell table:number-columns-repeated="2"/>
          <table:table-cell table:style-name="ce611" table:formula="of:=[.AE39]+1" office:value-type="float" office:value="39">
            <text:p>39</text:p>
          </table:table-cell>
          <table:table-cell table:style-name="ce611" table:formula="of:=[.AI40]/2" office:value-type="float" office:value="933">
            <text:p>933</text:p>
          </table:table-cell>
          <table:table-cell table:style-name="ce611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11" table:formula="of:=ROUNDDOWN([.AK40]/3;0)" office:value-type="float" office:value="1866">
            <text:p>1866</text:p>
          </table:table-cell>
          <table:table-cell table:style-name="ce595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14" table:formula="of:=IF(NOT([Scheda.F104]=&quot;&quot;);[Scheda.F104];&quot;&quot;)">
            <text:p/>
          </table:table-cell>
          <table:table-cell table:style-name="ce594" table:formula="of:=IF(AND(NOT([Scheda.H104]=&quot;&quot;);NOT([Scheda.M105]=&quot;&quot;));[Scheda.H104];&quot;&quot;)">
            <text:p/>
          </table:table-cell>
          <table:table-cell table:style-name="ce617" table:formula="of:=IF(NOT([Scheda.J104]=&quot;&quot;);[Scheda.J104];&quot;&quot;)">
            <text:p/>
          </table:table-cell>
          <table:table-cell table:style-name="ce594" table:formula="of:=IF(AND(NOT([Scheda.L104]=&quot;&quot;);NOT([Scheda.M105]=&quot;&quot;));[Scheda.L104];&quot;&quot;)">
            <text:p/>
          </table:table-cell>
          <table:table-cell table:style-name="ce594" table:formula="of:=IF(NOT([Scheda.AH46]=&quot;&quot;);[Scheda.AH46];&quot;&quot;)">
            <text:p/>
          </table:table-cell>
          <table:table-cell table:style-name="ce594" table:formula="of:=IF(AND(NOT([Scheda.AJ46]=&quot;&quot;);NOT([Scheda.AG46]=&quot;&quot;));[Scheda.AJ46];&quot;&quot;)">
            <text:p/>
          </table:table-cell>
          <table:table-cell table:style-name="ce594" table:formula="of:=IF(NOT([Scheda.AW46]=&quot;&quot;);[Scheda.AW46];&quot;&quot;)">
            <text:p/>
          </table:table-cell>
          <table:table-cell table:style-name="ce594" table:formula="of:=IF(AND(NOT([Scheda.AY46]=&quot;&quot;);NOT([Scheda.AV46]=&quot;&quot;));[Scheda.AY46];&quot;&quot;)">
            <text:p/>
          </table:table-cell>
          <table:table-cell table:style-name="ce594" table:formula="of:=IF(NOT([Scheda.AJ105]=&quot;&quot;);[Scheda.AJ105];&quot;&quot;)">
            <text:p/>
          </table:table-cell>
          <table:table-cell table:style-name="ce594" table:formula="of:=IF(NOT([Scheda.AL105]=&quot;&quot;);[Scheda.AL10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8]" office:value-type="string" office:string-value="RAG">
            <text:p>RAG</text:p>
          </table:table-cell>
          <table:table-cell table:style-name="ce597" table:formula="of:=SUM([.M41:.R41])" office:value-type="float" office:value="0">
            <text:p>0</text:p>
          </table:table-cell>
          <table:table-cell table:style-name="ce597" table:formula="of:=SUMIF([.AS$2:.AS$63];&quot;=&quot;&amp;[.$K41];[.AT$2:.AT$63])" office:value-type="float" office:value="0">
            <text:p>0</text:p>
          </table:table-cell>
          <table:table-cell table:style-name="ce597" table:formula="of:=SUMIF([.AU$2:.AU$63];&quot;=&quot;&amp;[.$K41];[.AV$2:.AV$63])" office:value-type="float" office:value="0">
            <text:p>0</text:p>
          </table:table-cell>
          <table:table-cell table:style-name="ce597" table:formula="of:=SUMIF([.AW$2:.AW$63];&quot;=&quot;&amp;[.$K41];[.AX$2:.AX$63])" office:value-type="float" office:value="0">
            <text:p>0</text:p>
          </table:table-cell>
          <table:table-cell table:style-name="ce597" table:formula="of:=SUMIF([.AY$2:.AY$63];&quot;=&quot;&amp;[.$K41];[.AZ$2:.AZ$63])" office:value-type="float" office:value="0">
            <text:p>0</text:p>
          </table:table-cell>
          <table:table-cell table:style-name="ce597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06" table:formula="of:=[.X30]*3+1" office:value-type="float" office:value="10">
            <text:p>10</text:p>
          </table:table-cell>
          <table:table-cell table:style-name="ce606" table:formula="of:=[.X30]*3-2" office:value-type="float" office:value="7">
            <text:p>7</text:p>
          </table:table-cell>
          <table:table-cell table:style-name="ce606" table:formula="of:=[.X30]*2-1" office:value-type="float" office:value="5">
            <text:p>5</text:p>
          </table:table-cell>
          <table:table-cell table:number-columns-repeated="2"/>
          <table:table-cell table:style-name="ce611" table:formula="of:=[.AE40]+1" office:value-type="float" office:value="40">
            <text:p>40</text:p>
          </table:table-cell>
          <table:table-cell table:style-name="ce611" table:formula="of:=[.AI41]/2" office:value-type="float" office:value="1066.5">
            <text:p>1066,5</text:p>
          </table:table-cell>
          <table:table-cell table:style-name="ce611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11" table:formula="of:=ROUNDDOWN([.AK41]/3;0)" office:value-type="float" office:value="2133">
            <text:p>2133</text:p>
          </table:table-cell>
          <table:table-cell table:style-name="ce595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14" table:formula="of:=IF(NOT([Scheda.S104]=&quot;&quot;);[Scheda.S104];&quot;&quot;)">
            <text:p/>
          </table:table-cell>
          <table:table-cell table:style-name="ce594" table:formula="of:=IF(AND(NOT([Scheda.U104]=&quot;&quot;);NOT([Scheda.Z105]=&quot;&quot;));[Scheda.U104];&quot;&quot;)">
            <text:p/>
          </table:table-cell>
          <table:table-cell table:style-name="ce617" table:formula="of:=IF(NOT([Scheda.W104]=&quot;&quot;);[Scheda.W104];&quot;&quot;)">
            <text:p/>
          </table:table-cell>
          <table:table-cell table:style-name="ce594" table:formula="of:=IF(AND(NOT([Scheda.Y104]=&quot;&quot;);NOT([Scheda.Z105]=&quot;&quot;));[Scheda.Y104];&quot;&quot;)">
            <text:p/>
          </table:table-cell>
          <table:table-cell table:style-name="ce594" table:formula="of:=IF(NOT([Scheda.AL46]=&quot;&quot;);[Scheda.AL46];&quot;&quot;)">
            <text:p/>
          </table:table-cell>
          <table:table-cell table:style-name="ce594" table:formula="of:=IF(AND(NOT([Scheda.AN46]=&quot;&quot;);NOT([Scheda.AG46]=&quot;&quot;));[Scheda.AN46];&quot;&quot;)">
            <text:p/>
          </table:table-cell>
          <table:table-cell table:style-name="ce594" table:formula="of:=IF(NOT([Scheda.BA46]=&quot;&quot;);[Scheda.BA46];&quot;&quot;)">
            <text:p/>
          </table:table-cell>
          <table:table-cell table:style-name="ce594" table:formula="of:=IF(AND(NOT([Scheda.BC46]=&quot;&quot;);NOT([Scheda.AV46]=&quot;&quot;));[Scheda.BC46];&quot;&quot;)">
            <text:p/>
          </table:table-cell>
          <table:table-cell table:style-name="ce594" table:formula="of:=IF(NOT([Scheda.AJ106]=&quot;&quot;);[Scheda.AJ106];&quot;&quot;)">
            <text:p/>
          </table:table-cell>
          <table:table-cell table:style-name="ce594" table:formula="of:=IF(NOT([Scheda.AL106]=&quot;&quot;);[Scheda.AL10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49]" office:value-type="string" office:string-value="RAP">
            <text:p>RAP</text:p>
          </table:table-cell>
          <table:table-cell table:style-name="ce597" table:formula="of:=SUM([.M42:.R42])" office:value-type="float" office:value="0">
            <text:p>0</text:p>
          </table:table-cell>
          <table:table-cell table:style-name="ce597" table:formula="of:=SUMIF([.AS$2:.AS$63];&quot;=&quot;&amp;[.$K42];[.AT$2:.AT$63])" office:value-type="float" office:value="0">
            <text:p>0</text:p>
          </table:table-cell>
          <table:table-cell table:style-name="ce597" table:formula="of:=SUMIF([.AU$2:.AU$63];&quot;=&quot;&amp;[.$K42];[.AV$2:.AV$63])" office:value-type="float" office:value="0">
            <text:p>0</text:p>
          </table:table-cell>
          <table:table-cell table:style-name="ce597" table:formula="of:=SUMIF([.AW$2:.AW$63];&quot;=&quot;&amp;[.$K42];[.AX$2:.AX$63])" office:value-type="float" office:value="0">
            <text:p>0</text:p>
          </table:table-cell>
          <table:table-cell table:style-name="ce597" table:formula="of:=SUMIF([.AY$2:.AY$63];&quot;=&quot;&amp;[.$K42];[.AZ$2:.AZ$63])" office:value-type="float" office:value="0">
            <text:p>0</text:p>
          </table:table-cell>
          <table:table-cell table:style-name="ce597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06" table:formula="of:=[.X31]*3+1" office:value-type="float" office:value="13">
            <text:p>13</text:p>
          </table:table-cell>
          <table:table-cell table:style-name="ce606" table:formula="of:=[.X31]*3-2" office:value-type="float" office:value="10">
            <text:p>10</text:p>
          </table:table-cell>
          <table:table-cell table:style-name="ce606" table:formula="of:=[.X31]*2-1" office:value-type="float" office:value="7">
            <text:p>7</text:p>
          </table:table-cell>
          <table:table-cell table:number-columns-repeated="2"/>
          <table:table-cell table:style-name="ce611" table:formula="of:=[.AE41]+1" office:value-type="float" office:value="41">
            <text:p>41</text:p>
          </table:table-cell>
          <table:table-cell table:style-name="ce611" table:formula="of:=[.AI42]/2" office:value-type="float" office:value="1226.5">
            <text:p>1226,5</text:p>
          </table:table-cell>
          <table:table-cell table:style-name="ce611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11" table:formula="of:=ROUNDDOWN([.AK42]/3;0)" office:value-type="float" office:value="2453">
            <text:p>2453</text:p>
          </table:table-cell>
          <table:table-cell table:style-name="ce595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14" table:formula="of:=IF(NOT([Scheda.F106]=&quot;&quot;);[Scheda.F106];&quot;&quot;)">
            <text:p/>
          </table:table-cell>
          <table:table-cell table:style-name="ce594" table:formula="of:=IF(AND(NOT([Scheda.H106]=&quot;&quot;);NOT([Scheda.M107]=&quot;&quot;));[Scheda.H106];&quot;&quot;)">
            <text:p/>
          </table:table-cell>
          <table:table-cell table:style-name="ce617" table:formula="of:=IF(NOT([Scheda.J106]=&quot;&quot;);[Scheda.J106];&quot;&quot;)">
            <text:p/>
          </table:table-cell>
          <table:table-cell table:style-name="ce594" table:formula="of:=IF(AND(NOT([Scheda.L106]=&quot;&quot;);NOT([Scheda.M107]=&quot;&quot;));[Scheda.L106];&quot;&quot;)">
            <text:p/>
          </table:table-cell>
          <table:table-cell table:style-name="ce594" table:formula="of:=IF(NOT([Scheda.AH48]=&quot;&quot;);[Scheda.AH48];&quot;&quot;)">
            <text:p/>
          </table:table-cell>
          <table:table-cell table:style-name="ce594" table:formula="of:=IF(AND(NOT([Scheda.AJ48]=&quot;&quot;);NOT([Scheda.AG48]=&quot;&quot;));[Scheda.AJ48];&quot;&quot;)">
            <text:p/>
          </table:table-cell>
          <table:table-cell table:style-name="ce594" table:formula="of:=IF(NOT([Scheda.AW48]=&quot;&quot;);[Scheda.AW48];&quot;&quot;)">
            <text:p/>
          </table:table-cell>
          <table:table-cell table:style-name="ce594" table:formula="of:=IF(AND(NOT([Scheda.AY48]=&quot;&quot;);NOT([Scheda.AV48]=&quot;&quot;));[Scheda.AY48];&quot;&quot;)">
            <text:p/>
          </table:table-cell>
          <table:table-cell table:style-name="ce594" table:formula="of:=IF(NOT([Scheda.AJ107]=&quot;&quot;);[Scheda.AJ107];&quot;&quot;)">
            <text:p/>
          </table:table-cell>
          <table:table-cell table:style-name="ce594" table:formula="of:=IF(NOT([Scheda.AL107]=&quot;&quot;);[Scheda.AL10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50]" office:value-type="string" office:string-value="SAP">
            <text:p>SAP</text:p>
          </table:table-cell>
          <table:table-cell table:style-name="ce597" table:formula="of:=SUM([.M43:.R43])" office:value-type="float" office:value="0">
            <text:p>0</text:p>
          </table:table-cell>
          <table:table-cell table:style-name="ce597" table:formula="of:=SUMIF([.AS$2:.AS$63];&quot;=&quot;&amp;[.$K43];[.AT$2:.AT$63])" office:value-type="float" office:value="0">
            <text:p>0</text:p>
          </table:table-cell>
          <table:table-cell table:style-name="ce597" table:formula="of:=SUMIF([.AU$2:.AU$63];&quot;=&quot;&amp;[.$K43];[.AV$2:.AV$63])" office:value-type="float" office:value="0">
            <text:p>0</text:p>
          </table:table-cell>
          <table:table-cell table:style-name="ce597" table:formula="of:=SUMIF([.AW$2:.AW$63];&quot;=&quot;&amp;[.$K43];[.AX$2:.AX$63])" office:value-type="float" office:value="0">
            <text:p>0</text:p>
          </table:table-cell>
          <table:table-cell table:style-name="ce597" table:formula="of:=SUMIF([.AY$2:.AY$63];&quot;=&quot;&amp;[.$K43];[.AZ$2:.AZ$63])" office:value-type="float" office:value="0">
            <text:p>0</text:p>
          </table:table-cell>
          <table:table-cell table:style-name="ce597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06" table:formula="of:=[.X32]*3-2" office:value-type="float" office:value="13">
            <text:p>13</text:p>
          </table:table-cell>
          <table:table-cell table:style-name="ce606" table:formula="of:=[.X32]*2-1" office:value-type="float" office:value="9">
            <text:p>9</text:p>
          </table:table-cell>
          <table:table-cell table:number-columns-repeated="2"/>
          <table:table-cell table:style-name="ce611" table:formula="of:=[.AE42]+1" office:value-type="float" office:value="42">
            <text:p>42</text:p>
          </table:table-cell>
          <table:table-cell table:style-name="ce611" table:formula="of:=[.AI43]/2" office:value-type="float" office:value="1386.5">
            <text:p>1386,5</text:p>
          </table:table-cell>
          <table:table-cell table:style-name="ce611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11" table:formula="of:=ROUNDDOWN([.AK43]/3;0)" office:value-type="float" office:value="2773">
            <text:p>2773</text:p>
          </table:table-cell>
          <table:table-cell table:style-name="ce595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14" table:formula="of:=IF(NOT([Scheda.S106]=&quot;&quot;);[Scheda.S106];&quot;&quot;)">
            <text:p/>
          </table:table-cell>
          <table:table-cell table:style-name="ce594" table:formula="of:=IF(AND(NOT([Scheda.U106]=&quot;&quot;);NOT([Scheda.Z107]=&quot;&quot;));[Scheda.U106];&quot;&quot;)">
            <text:p/>
          </table:table-cell>
          <table:table-cell table:style-name="ce617" table:formula="of:=IF(NOT([Scheda.W106]=&quot;&quot;);[Scheda.W106];&quot;&quot;)">
            <text:p/>
          </table:table-cell>
          <table:table-cell table:style-name="ce594" table:formula="of:=IF(AND(NOT([Scheda.Y106]=&quot;&quot;);NOT([Scheda.Z107]=&quot;&quot;));[Scheda.Y106];&quot;&quot;)">
            <text:p/>
          </table:table-cell>
          <table:table-cell table:style-name="ce594" table:formula="of:=IF(NOT([Scheda.AL48]=&quot;&quot;);[Scheda.AL48];&quot;&quot;)">
            <text:p/>
          </table:table-cell>
          <table:table-cell table:style-name="ce594" table:formula="of:=IF(AND(NOT([Scheda.AN48]=&quot;&quot;);NOT([Scheda.AG48]=&quot;&quot;));[Scheda.AN48];&quot;&quot;)">
            <text:p/>
          </table:table-cell>
          <table:table-cell table:style-name="ce594" table:formula="of:=IF(NOT([Scheda.BA48]=&quot;&quot;);[Scheda.BA48];&quot;&quot;)">
            <text:p/>
          </table:table-cell>
          <table:table-cell table:style-name="ce594" table:formula="of:=IF(AND(NOT([Scheda.BC48]=&quot;&quot;);NOT([Scheda.AV48]=&quot;&quot;));[Scheda.BC48];&quot;&quot;)">
            <text:p/>
          </table:table-cell>
          <table:table-cell table:style-name="ce594" table:formula="of:=IF(NOT([Scheda.AJ108]=&quot;&quot;);[Scheda.AJ108];&quot;&quot;)">
            <text:p/>
          </table:table-cell>
          <table:table-cell table:style-name="ce594" table:formula="of:=IF(NOT([Scheda.AL108]=&quot;&quot;);[Scheda.AL108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51]" office:value-type="string" office:string-value="SCA">
            <text:p>SCA</text:p>
          </table:table-cell>
          <table:table-cell table:style-name="ce597" table:formula="of:=SUM([.M44:.R44])" office:value-type="float" office:value="0">
            <text:p>0</text:p>
          </table:table-cell>
          <table:table-cell table:style-name="ce597" table:formula="of:=SUMIF([.AS$2:.AS$63];&quot;=&quot;&amp;[.$K44];[.AT$2:.AT$63])" office:value-type="float" office:value="0">
            <text:p>0</text:p>
          </table:table-cell>
          <table:table-cell table:style-name="ce597" table:formula="of:=SUMIF([.AU$2:.AU$63];&quot;=&quot;&amp;[.$K44];[.AV$2:.AV$63])" office:value-type="float" office:value="0">
            <text:p>0</text:p>
          </table:table-cell>
          <table:table-cell table:style-name="ce597" table:formula="of:=SUMIF([.AW$2:.AW$63];&quot;=&quot;&amp;[.$K44];[.AX$2:.AX$63])" office:value-type="float" office:value="0">
            <text:p>0</text:p>
          </table:table-cell>
          <table:table-cell table:style-name="ce597" table:formula="of:=SUMIF([.AY$2:.AY$63];&quot;=&quot;&amp;[.$K44];[.AZ$2:.AZ$63])" office:value-type="float" office:value="0">
            <text:p>0</text:p>
          </table:table-cell>
          <table:table-cell table:style-name="ce597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06" table:formula="of:=[.X33]*3-2" office:value-type="float" office:value="16">
            <text:p>16</text:p>
          </table:table-cell>
          <table:table-cell table:style-name="ce606" table:formula="of:=[.X33]*2-1" office:value-type="float" office:value="11">
            <text:p>11</text:p>
          </table:table-cell>
          <table:table-cell table:number-columns-repeated="2"/>
          <table:table-cell table:style-name="ce611" table:formula="of:=[.AE43]+1" office:value-type="float" office:value="43">
            <text:p>43</text:p>
          </table:table-cell>
          <table:table-cell table:style-name="ce611" table:formula="of:=[.AI44]/2" office:value-type="float" office:value="1600">
            <text:p>1600</text:p>
          </table:table-cell>
          <table:table-cell table:style-name="ce611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11" table:formula="of:=ROUNDDOWN([.AK44]/3;0)" office:value-type="float" office:value="3200">
            <text:p>3200</text:p>
          </table:table-cell>
          <table:table-cell table:style-name="ce595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14" table:formula="of:=IF(NOT([Scheda.F108]=&quot;&quot;);[Scheda.F108];&quot;&quot;)">
            <text:p/>
          </table:table-cell>
          <table:table-cell table:style-name="ce594" table:formula="of:=IF(AND(NOT([Scheda.H108]=&quot;&quot;);NOT([Scheda.M109]=&quot;&quot;));[Scheda.H108];&quot;&quot;)">
            <text:p/>
          </table:table-cell>
          <table:table-cell table:style-name="ce617" table:formula="of:=IF(NOT([Scheda.J108]=&quot;&quot;);[Scheda.J108];&quot;&quot;)">
            <text:p/>
          </table:table-cell>
          <table:table-cell table:style-name="ce594" table:formula="of:=IF(AND(NOT([Scheda.L108]=&quot;&quot;);NOT([Scheda.M109]=&quot;&quot;));[Scheda.L108];&quot;&quot;)">
            <text:p/>
          </table:table-cell>
          <table:table-cell table:style-name="ce594" table:formula="of:=IF(NOT([Scheda.AH50]=&quot;&quot;);[Scheda.AH50];&quot;&quot;)">
            <text:p/>
          </table:table-cell>
          <table:table-cell table:style-name="ce594" table:formula="of:=IF(AND(NOT([Scheda.AJ50]=&quot;&quot;);NOT([Scheda.AG50]=&quot;&quot;));[Scheda.AJ50];&quot;&quot;)">
            <text:p/>
          </table:table-cell>
          <table:table-cell table:style-name="ce594" table:formula="of:=IF(NOT([Scheda.AW50]=&quot;&quot;);[Scheda.AW50];&quot;&quot;)">
            <text:p/>
          </table:table-cell>
          <table:table-cell table:style-name="ce594" table:formula="of:=IF(AND(NOT([Scheda.AY50]=&quot;&quot;);NOT([Scheda.AV50]=&quot;&quot;));[Scheda.AY50];&quot;&quot;)">
            <text:p/>
          </table:table-cell>
          <table:table-cell table:style-name="ce594" table:formula="of:=IF(NOT([Scheda.AJ109]=&quot;&quot;);[Scheda.AJ109];&quot;&quot;)">
            <text:p/>
          </table:table-cell>
          <table:table-cell table:style-name="ce594" table:formula="of:=IF(NOT([Scheda.AL109]=&quot;&quot;);[Scheda.AL109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52]" office:value-type="string" office:string-value="SOP">
            <text:p>SOP</text:p>
          </table:table-cell>
          <table:table-cell table:style-name="ce597" table:formula="of:=SUM([.M45:.R45])" office:value-type="float" office:value="0">
            <text:p>0</text:p>
          </table:table-cell>
          <table:table-cell table:style-name="ce597" table:formula="of:=SUMIF([.AS$2:.AS$63];&quot;=&quot;&amp;[.$K45];[.AT$2:.AT$63])" office:value-type="float" office:value="0">
            <text:p>0</text:p>
          </table:table-cell>
          <table:table-cell table:style-name="ce597" table:formula="of:=SUMIF([.AU$2:.AU$63];&quot;=&quot;&amp;[.$K45];[.AV$2:.AV$63])" office:value-type="float" office:value="0">
            <text:p>0</text:p>
          </table:table-cell>
          <table:table-cell table:style-name="ce597" table:formula="of:=SUMIF([.AW$2:.AW$63];&quot;=&quot;&amp;[.$K45];[.AX$2:.AX$63])" office:value-type="float" office:value="0">
            <text:p>0</text:p>
          </table:table-cell>
          <table:table-cell table:style-name="ce597" table:formula="of:=SUMIF([.AY$2:.AY$63];&quot;=&quot;&amp;[.$K45];[.AZ$2:.AZ$63])" office:value-type="float" office:value="0">
            <text:p>0</text:p>
          </table:table-cell>
          <table:table-cell table:style-name="ce597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06" table:formula="of:=[.X34]*2-1" office:value-type="float" office:value="13">
            <text:p>13</text:p>
          </table:table-cell>
          <table:table-cell table:number-columns-repeated="2"/>
          <table:table-cell table:style-name="ce611" table:formula="of:=[.AE44]+1" office:value-type="float" office:value="44">
            <text:p>44</text:p>
          </table:table-cell>
          <table:table-cell table:style-name="ce611" table:formula="of:=[.AI45]/2" office:value-type="float" office:value="1866.5">
            <text:p>1866,5</text:p>
          </table:table-cell>
          <table:table-cell table:style-name="ce611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11" table:formula="of:=ROUNDDOWN([.AK45]/3;0)" office:value-type="float" office:value="3733">
            <text:p>3733</text:p>
          </table:table-cell>
          <table:table-cell table:style-name="ce595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14" table:formula="of:=IF(NOT([Scheda.S108]=&quot;&quot;);[Scheda.S108];&quot;&quot;)">
            <text:p/>
          </table:table-cell>
          <table:table-cell table:style-name="ce594" table:formula="of:=IF(AND(NOT([Scheda.U108]=&quot;&quot;);NOT([Scheda.Z109]=&quot;&quot;));[Scheda.U108];&quot;&quot;)">
            <text:p/>
          </table:table-cell>
          <table:table-cell table:style-name="ce617" table:formula="of:=IF(NOT([Scheda.W108]=&quot;&quot;);[Scheda.W108];&quot;&quot;)">
            <text:p/>
          </table:table-cell>
          <table:table-cell table:style-name="ce594" table:formula="of:=IF(AND(NOT([Scheda.Y108]=&quot;&quot;);NOT([Scheda.Z109]=&quot;&quot;));[Scheda.Y108];&quot;&quot;)">
            <text:p/>
          </table:table-cell>
          <table:table-cell table:style-name="ce594" table:formula="of:=IF(NOT([Scheda.AL50]=&quot;&quot;);[Scheda.AL50];&quot;&quot;)">
            <text:p/>
          </table:table-cell>
          <table:table-cell table:style-name="ce594" table:formula="of:=IF(AND(NOT([Scheda.AN50]=&quot;&quot;);NOT([Scheda.AG50]=&quot;&quot;));[Scheda.AN50];&quot;&quot;)">
            <text:p/>
          </table:table-cell>
          <table:table-cell table:style-name="ce594" table:formula="of:=IF(NOT([Scheda.BA50]=&quot;&quot;);[Scheda.BA50];&quot;&quot;)">
            <text:p/>
          </table:table-cell>
          <table:table-cell table:style-name="ce594" table:formula="of:=IF(AND(NOT([Scheda.BC50]=&quot;&quot;);NOT([Scheda.AV50]=&quot;&quot;));[Scheda.BC50];&quot;&quot;)">
            <text:p/>
          </table:table-cell>
          <table:table-cell table:style-name="ce594" table:formula="of:=IF(NOT([Scheda.AJ110]=&quot;&quot;);[Scheda.AJ110];&quot;&quot;)">
            <text:p/>
          </table:table-cell>
          <table:table-cell table:style-name="ce594" table:formula="of:=IF(NOT([Scheda.AL110]=&quot;&quot;);[Scheda.AL11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53]" office:value-type="string" office:string-value="UCM">
            <text:p>UCM</text:p>
          </table:table-cell>
          <table:table-cell table:style-name="ce597" table:formula="of:=SUM([.M46:.R46])" office:value-type="float" office:value="0">
            <text:p>0</text:p>
          </table:table-cell>
          <table:table-cell table:style-name="ce597" table:formula="of:=SUMIF([.AS$2:.AS$63];&quot;=&quot;&amp;[.$K46];[.AT$2:.AT$63])" office:value-type="float" office:value="0">
            <text:p>0</text:p>
          </table:table-cell>
          <table:table-cell table:style-name="ce597" table:formula="of:=SUMIF([.AU$2:.AU$63];&quot;=&quot;&amp;[.$K46];[.AV$2:.AV$63])" office:value-type="float" office:value="0">
            <text:p>0</text:p>
          </table:table-cell>
          <table:table-cell table:style-name="ce597" table:formula="of:=SUMIF([.AW$2:.AW$63];&quot;=&quot;&amp;[.$K46];[.AX$2:.AX$63])" office:value-type="float" office:value="0">
            <text:p>0</text:p>
          </table:table-cell>
          <table:table-cell table:style-name="ce597" table:formula="of:=SUMIF([.AY$2:.AY$63];&quot;=&quot;&amp;[.$K46];[.AZ$2:.AZ$63])" office:value-type="float" office:value="0">
            <text:p>0</text:p>
          </table:table-cell>
          <table:table-cell table:style-name="ce597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06" table:formula="of:=[.X35]*2-1" office:value-type="float" office:value="15">
            <text:p>15</text:p>
          </table:table-cell>
          <table:table-cell table:number-columns-repeated="2"/>
          <table:table-cell table:style-name="ce611" table:formula="of:=[.AE45]+1" office:value-type="float" office:value="45">
            <text:p>45</text:p>
          </table:table-cell>
          <table:table-cell table:style-name="ce611" table:formula="of:=[.AI46]/2" office:value-type="float" office:value="2133">
            <text:p>2133</text:p>
          </table:table-cell>
          <table:table-cell table:style-name="ce611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11" table:formula="of:=ROUNDDOWN([.AK46]/3;0)" office:value-type="float" office:value="4266">
            <text:p>4266</text:p>
          </table:table-cell>
          <table:table-cell table:style-name="ce595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14" table:formula="of:=IF(NOT([Scheda.F110]=&quot;&quot;);[Scheda.F110];&quot;&quot;)">
            <text:p/>
          </table:table-cell>
          <table:table-cell table:style-name="ce594" table:formula="of:=IF(AND(NOT([Scheda.H110]=&quot;&quot;);NOT([Scheda.M111]=&quot;&quot;));[Scheda.H110];&quot;&quot;)">
            <text:p/>
          </table:table-cell>
          <table:table-cell table:style-name="ce617" table:formula="of:=IF(NOT([Scheda.J110]=&quot;&quot;);[Scheda.J110];&quot;&quot;)">
            <text:p/>
          </table:table-cell>
          <table:table-cell table:style-name="ce594" table:formula="of:=IF(AND(NOT([Scheda.L110]=&quot;&quot;);NOT([Scheda.M111]=&quot;&quot;));[Scheda.L110];&quot;&quot;)">
            <text:p/>
          </table:table-cell>
          <table:table-cell table:style-name="ce594" table:formula="of:=IF(NOT([Scheda.AH52]=&quot;&quot;);[Scheda.AH52];&quot;&quot;)">
            <text:p/>
          </table:table-cell>
          <table:table-cell table:style-name="ce594" table:formula="of:=IF(AND(NOT([Scheda.AJ52]=&quot;&quot;);NOT([Scheda.AG52]=&quot;&quot;));[Scheda.AJ52];&quot;&quot;)">
            <text:p/>
          </table:table-cell>
          <table:table-cell table:style-name="ce594" table:formula="of:=IF(NOT([Scheda.AW52]=&quot;&quot;);[Scheda.AW52];&quot;&quot;)">
            <text:p/>
          </table:table-cell>
          <table:table-cell table:style-name="ce594" table:formula="of:=IF(AND(NOT([Scheda.AY52]=&quot;&quot;);NOT([Scheda.AV52]=&quot;&quot;));[Scheda.AY52];&quot;&quot;)">
            <text:p/>
          </table:table-cell>
          <table:table-cell table:style-name="ce594" table:formula="of:=IF(NOT([Scheda.AJ111]=&quot;&quot;);[Scheda.AJ111];&quot;&quot;)">
            <text:p/>
          </table:table-cell>
          <table:table-cell table:style-name="ce594" table:formula="of:=IF(NOT([Scheda.AL111]=&quot;&quot;);[Scheda.AL11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T54]" office:value-type="string" office:string-value="VAL">
            <text:p>VAL</text:p>
          </table:table-cell>
          <table:table-cell table:style-name="ce597" table:formula="of:=SUM([.M47:.R47])" office:value-type="float" office:value="0">
            <text:p>0</text:p>
          </table:table-cell>
          <table:table-cell table:style-name="ce597" table:formula="of:=SUMIF([.AS$2:.AS$63];&quot;=&quot;&amp;[.$K47];[.AT$2:.AT$63])" office:value-type="float" office:value="0">
            <text:p>0</text:p>
          </table:table-cell>
          <table:table-cell table:style-name="ce597" table:formula="of:=SUMIF([.AU$2:.AU$63];&quot;=&quot;&amp;[.$K47];[.AV$2:.AV$63])" office:value-type="float" office:value="0">
            <text:p>0</text:p>
          </table:table-cell>
          <table:table-cell table:style-name="ce597" table:formula="of:=SUMIF([.AW$2:.AW$63];&quot;=&quot;&amp;[.$K47];[.AX$2:.AX$63])" office:value-type="float" office:value="0">
            <text:p>0</text:p>
          </table:table-cell>
          <table:table-cell table:style-name="ce597" table:formula="of:=SUMIF([.AY$2:.AY$63];&quot;=&quot;&amp;[.$K47];[.AZ$2:.AZ$63])" office:value-type="float" office:value="0">
            <text:p>0</text:p>
          </table:table-cell>
          <table:table-cell table:style-name="ce597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06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14" table:formula="of:=IF(NOT([Scheda.S110]=&quot;&quot;);[Scheda.S110];&quot;&quot;)">
            <text:p/>
          </table:table-cell>
          <table:table-cell table:style-name="ce594" table:formula="of:=IF(AND(NOT([Scheda.U110]=&quot;&quot;);NOT([Scheda.Z111]=&quot;&quot;));[Scheda.U110];&quot;&quot;)">
            <text:p/>
          </table:table-cell>
          <table:table-cell table:style-name="ce617" table:formula="of:=IF(NOT([Scheda.W110]=&quot;&quot;);[Scheda.W110];&quot;&quot;)">
            <text:p/>
          </table:table-cell>
          <table:table-cell table:style-name="ce594" table:formula="of:=IF(AND(NOT([Scheda.Y110]=&quot;&quot;);NOT([Scheda.Z111]=&quot;&quot;));[Scheda.Y110];&quot;&quot;)">
            <text:p/>
          </table:table-cell>
          <table:table-cell table:style-name="ce594" table:formula="of:=IF(NOT([Scheda.AL52]=&quot;&quot;);[Scheda.AL52];&quot;&quot;)">
            <text:p/>
          </table:table-cell>
          <table:table-cell table:style-name="ce594" table:formula="of:=IF(AND(NOT([Scheda.AN52]=&quot;&quot;);NOT([Scheda.AG52]=&quot;&quot;));[Scheda.AN52];&quot;&quot;)">
            <text:p/>
          </table:table-cell>
          <table:table-cell table:style-name="ce594" table:formula="of:=IF(NOT([Scheda.BA52]=&quot;&quot;);[Scheda.BA52];&quot;&quot;)">
            <text:p/>
          </table:table-cell>
          <table:table-cell table:style-name="ce594" table:formula="of:=IF(AND(NOT([Scheda.BC52]=&quot;&quot;);NOT([Scheda.AV52]=&quot;&quot;));[Scheda.BC52];&quot;&quot;)">
            <text:p/>
          </table:table-cell>
          <table:table-cell table:style-name="ce594" table:formula="of:=IF(NOT([Scheda.AJ112]=&quot;&quot;);[Scheda.AJ112];&quot;&quot;)">
            <text:p/>
          </table:table-cell>
          <table:table-cell table:style-name="ce594" table:formula="of:=IF(NOT([Scheda.AL112]=&quot;&quot;);[Scheda.AL112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9" table:formula="of:=[Scheda.T55]" office:value-type="string" office:string-value="VOL">
            <text:p>VOL</text:p>
          </table:table-cell>
          <table:table-cell table:style-name="ce604" table:formula="of:=SUM([.M48:.R48])" office:value-type="float" office:value="0">
            <text:p>0</text:p>
          </table:table-cell>
          <table:table-cell table:style-name="ce604" table:formula="of:=SUMIF([.AS$2:.AS$63];&quot;=&quot;&amp;[.$K48];[.AT$2:.AT$63])" office:value-type="float" office:value="0">
            <text:p>0</text:p>
          </table:table-cell>
          <table:table-cell table:style-name="ce604" table:formula="of:=SUMIF([.AU$2:.AU$63];&quot;=&quot;&amp;[.$K48];[.AV$2:.AV$63])" office:value-type="float" office:value="0">
            <text:p>0</text:p>
          </table:table-cell>
          <table:table-cell table:style-name="ce604" table:formula="of:=SUMIF([.AW$2:.AW$63];&quot;=&quot;&amp;[.$K48];[.AX$2:.AX$63])" office:value-type="float" office:value="0">
            <text:p>0</text:p>
          </table:table-cell>
          <table:table-cell table:style-name="ce604" table:formula="of:=SUMIF([.AY$2:.AY$63];&quot;=&quot;&amp;[.$K48];[.AZ$2:.AZ$63])" office:value-type="float" office:value="0">
            <text:p>0</text:p>
          </table:table-cell>
          <table:table-cell table:style-name="ce604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14" table:formula="of:=IF(NOT([Scheda.F112]=&quot;&quot;);[Scheda.F112];&quot;&quot;)">
            <text:p/>
          </table:table-cell>
          <table:table-cell table:style-name="ce594" table:formula="of:=IF(AND(NOT([Scheda.H112]=&quot;&quot;);NOT([Scheda.M113]=&quot;&quot;));[Scheda.H112];&quot;&quot;)">
            <text:p/>
          </table:table-cell>
          <table:table-cell table:style-name="ce617" table:formula="of:=IF(NOT([Scheda.J112]=&quot;&quot;);[Scheda.J112];&quot;&quot;)">
            <text:p/>
          </table:table-cell>
          <table:table-cell table:style-name="ce594" table:formula="of:=IF(AND(NOT([Scheda.L112]=&quot;&quot;);NOT([Scheda.M113]=&quot;&quot;));[Scheda.L112];&quot;&quot;)">
            <text:p/>
          </table:table-cell>
          <table:table-cell table:style-name="ce594" table:formula="of:=IF(NOT([Scheda.AH54]=&quot;&quot;);[Scheda.AH54];&quot;&quot;)">
            <text:p/>
          </table:table-cell>
          <table:table-cell table:style-name="ce594" table:formula="of:=IF(AND(NOT([Scheda.AJ54]=&quot;&quot;);NOT([Scheda.AG54]=&quot;&quot;));[Scheda.AJ54];&quot;&quot;)">
            <text:p/>
          </table:table-cell>
          <table:table-cell table:style-name="ce594" table:formula="of:=IF(NOT([Scheda.AW54]=&quot;&quot;);[Scheda.AW54];&quot;&quot;)">
            <text:p/>
          </table:table-cell>
          <table:table-cell table:style-name="ce594" table:formula="of:=IF(AND(NOT([Scheda.AY54]=&quot;&quot;);NOT([Scheda.AV54]=&quot;&quot;));[Scheda.AY54];&quot;&quot;)">
            <text:p/>
          </table:table-cell>
          <table:table-cell table:style-name="ce594" table:formula="of:=IF(NOT([Scheda.AJ113]=&quot;&quot;);[Scheda.AJ113];&quot;&quot;)">
            <text:p/>
          </table:table-cell>
          <table:table-cell table:style-name="ce594" table:formula="of:=IF(NOT([Scheda.AL113]=&quot;&quot;);[Scheda.AL113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600" office:value-type="string">
            <text:p>GA</text:p>
          </table:table-cell>
          <table:table-cell table:style-name="ce601" table:formula="of:=SUM([.M49:.R49])" office:value-type="float" office:value="0">
            <text:p>0</text:p>
          </table:table-cell>
          <table:table-cell table:style-name="ce601" table:formula="of:=SUMIF([.AS$2:.AS$63];&quot;=&quot;&amp;[.$K49];[.AT$2:.AT$63])" office:value-type="float" office:value="0">
            <text:p>0</text:p>
          </table:table-cell>
          <table:table-cell table:style-name="ce601" table:formula="of:=SUMIF([.AU$2:.AU$63];&quot;=&quot;&amp;[.$K49];[.AV$2:.AV$63])" office:value-type="float" office:value="0">
            <text:p>0</text:p>
          </table:table-cell>
          <table:table-cell table:style-name="ce601" table:formula="of:=SUMIF([.AW$2:.AW$63];&quot;=&quot;&amp;[.$K49];[.AX$2:.AX$63])" office:value-type="float" office:value="0">
            <text:p>0</text:p>
          </table:table-cell>
          <table:table-cell table:style-name="ce601" table:formula="of:=SUMIF([.AY$2:.AY$63];&quot;=&quot;&amp;[.$K49];[.AZ$2:.AZ$63])" office:value-type="float" office:value="0">
            <text:p>0</text:p>
          </table:table-cell>
          <table:table-cell table:style-name="ce601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14" table:formula="of:=IF(NOT([Scheda.S112]=&quot;&quot;);[Scheda.S112];&quot;&quot;)">
            <text:p/>
          </table:table-cell>
          <table:table-cell table:style-name="ce594" table:formula="of:=IF(AND(NOT([Scheda.U112]=&quot;&quot;);NOT([Scheda.Z113]=&quot;&quot;));[Scheda.U112];&quot;&quot;)">
            <text:p/>
          </table:table-cell>
          <table:table-cell table:style-name="ce617" table:formula="of:=IF(NOT([Scheda.W112]=&quot;&quot;);[Scheda.W112];&quot;&quot;)">
            <text:p/>
          </table:table-cell>
          <table:table-cell table:style-name="ce594" table:formula="of:=IF(AND(NOT([Scheda.Y112]=&quot;&quot;);NOT([Scheda.Z113]=&quot;&quot;));[Scheda.Y112];&quot;&quot;)">
            <text:p/>
          </table:table-cell>
          <table:table-cell table:style-name="ce618" table:formula="of:=IF(NOT([Scheda.AL54]=&quot;&quot;);[Scheda.AL54];&quot;&quot;)">
            <text:p/>
          </table:table-cell>
          <table:table-cell table:style-name="ce618" table:formula="of:=IF(AND(NOT([Scheda.AN54]=&quot;&quot;);NOT([Scheda.AG54]=&quot;&quot;));[Scheda.AN54];&quot;&quot;)">
            <text:p/>
          </table:table-cell>
          <table:table-cell table:style-name="ce618" table:formula="of:=IF(NOT([Scheda.BA54]=&quot;&quot;);[Scheda.BA54];&quot;&quot;)">
            <text:p/>
          </table:table-cell>
          <table:table-cell table:style-name="ce618" table:formula="of:=IF(AND(NOT([Scheda.BC54]=&quot;&quot;);NOT([Scheda.AV54]=&quot;&quot;));[Scheda.BC54];&quot;&quot;)">
            <text:p/>
          </table:table-cell>
          <table:table-cell table:style-name="ce594" table:formula="of:=IF(NOT([Scheda.AJ114]=&quot;&quot;);[Scheda.AJ114];&quot;&quot;)">
            <text:p/>
          </table:table-cell>
          <table:table-cell table:style-name="ce594" table:formula="of:=IF(NOT([Scheda.AL114]=&quot;&quot;);[Scheda.AL114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I5]" office:value-type="string" office:string-value="PF">
            <text:p>PF</text:p>
          </table:table-cell>
          <table:table-cell table:style-name="ce597" table:formula="of:=SUM([.M50:.R50])" office:value-type="float" office:value="0">
            <text:p>0</text:p>
          </table:table-cell>
          <table:table-cell table:style-name="ce597" table:formula="of:=SUMIF([.AS$2:.AS$63];&quot;=&quot;&amp;[.$K50];[.AT$2:.AT$63])" office:value-type="float" office:value="0">
            <text:p>0</text:p>
          </table:table-cell>
          <table:table-cell table:style-name="ce597" table:formula="of:=SUMIF([.AU$2:.AU$63];&quot;=&quot;&amp;[.$K50];[.AV$2:.AV$63])" office:value-type="float" office:value="0">
            <text:p>0</text:p>
          </table:table-cell>
          <table:table-cell table:style-name="ce597" table:formula="of:=SUMIF([.AW$2:.AW$63];&quot;=&quot;&amp;[.$K50];[.AX$2:.AX$63])" office:value-type="float" office:value="0">
            <text:p>0</text:p>
          </table:table-cell>
          <table:table-cell table:style-name="ce597" table:formula="of:=SUMIF([.AY$2:.AY$63];&quot;=&quot;&amp;[.$K50];[.AZ$2:.AZ$63])" office:value-type="float" office:value="0">
            <text:p>0</text:p>
          </table:table-cell>
          <table:table-cell table:style-name="ce597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14" table:formula="of:=IF(NOT([Scheda.F114]=&quot;&quot;);[Scheda.F114];&quot;&quot;)">
            <text:p/>
          </table:table-cell>
          <table:table-cell table:style-name="ce594" table:formula="of:=IF(AND(NOT([Scheda.H114]=&quot;&quot;);NOT([Scheda.M115]=&quot;&quot;));[Scheda.H114];&quot;&quot;)">
            <text:p/>
          </table:table-cell>
          <table:table-cell table:style-name="ce617" table:formula="of:=IF(NOT([Scheda.J114]=&quot;&quot;);[Scheda.J114];&quot;&quot;)">
            <text:p/>
          </table:table-cell>
          <table:table-cell table:style-name="ce594" table:formula="of:=IF(AND(NOT([Scheda.L114]=&quot;&quot;);NOT([Scheda.M115]=&quot;&quot;));[Scheda.L114];&quot;&quot;)">
            <text:p/>
          </table:table-cell>
          <table:table-cell table:style-name="ce616" table:number-columns-repeated="2"/>
          <table:table-cell table:style-name="ce620" table:formula="of:=IF(NOT([Scheda.AW56]=&quot;&quot;);[Scheda.AW56];&quot;&quot;)">
            <text:p/>
          </table:table-cell>
          <table:table-cell table:style-name="ce620" table:formula="of:=IF(AND(NOT([Scheda.AY56]=&quot;&quot;);NOT([Scheda.BD57]=&quot;&quot;));[Scheda.AY56];&quot;&quot;)">
            <text:p/>
          </table:table-cell>
          <table:table-cell table:style-name="ce594" table:formula="of:=IF(NOT([Scheda.AJ115]=&quot;&quot;);[Scheda.AJ115];&quot;&quot;)">
            <text:p/>
          </table:table-cell>
          <table:table-cell table:style-name="ce594" table:formula="of:=IF(NOT([Scheda.AL115]=&quot;&quot;);[Scheda.AL115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office:value-type="string">
            <text:p>INIZ</text:p>
          </table:table-cell>
          <table:table-cell table:style-name="ce597" table:formula="of:=SUM([.M51:.R51])" office:value-type="float" office:value="0">
            <text:p>0</text:p>
          </table:table-cell>
          <table:table-cell table:style-name="ce597" table:formula="of:=SUMIF([.AS$2:.AS$63];&quot;=&quot;&amp;[.$K51];[.AT$2:.AT$63])" office:value-type="float" office:value="0">
            <text:p>0</text:p>
          </table:table-cell>
          <table:table-cell table:style-name="ce597" table:formula="of:=SUMIF([.AU$2:.AU$63];&quot;=&quot;&amp;[.$K51];[.AV$2:.AV$63])" office:value-type="float" office:value="0">
            <text:p>0</text:p>
          </table:table-cell>
          <table:table-cell table:style-name="ce597" table:formula="of:=SUMIF([.AW$2:.AW$63];&quot;=&quot;&amp;[.$K51];[.AX$2:.AX$63])" office:value-type="float" office:value="0">
            <text:p>0</text:p>
          </table:table-cell>
          <table:table-cell table:style-name="ce597" table:formula="of:=SUMIF([.AY$2:.AY$63];&quot;=&quot;&amp;[.$K51];[.AZ$2:.AZ$63])" office:value-type="float" office:value="0">
            <text:p>0</text:p>
          </table:table-cell>
          <table:table-cell table:style-name="ce597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14" table:formula="of:=IF(NOT([Scheda.S114]=&quot;&quot;);[Scheda.S114];&quot;&quot;)">
            <text:p/>
          </table:table-cell>
          <table:table-cell table:style-name="ce594" table:formula="of:=IF(AND(NOT([Scheda.U114]=&quot;&quot;);NOT([Scheda.Z115]=&quot;&quot;));[Scheda.U114];&quot;&quot;)">
            <text:p/>
          </table:table-cell>
          <table:table-cell table:style-name="ce617" table:formula="of:=IF(NOT([Scheda.W114]=&quot;&quot;);[Scheda.W114];&quot;&quot;)">
            <text:p/>
          </table:table-cell>
          <table:table-cell table:style-name="ce594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594" table:formula="of:=IF(NOT([Scheda.BA56]=&quot;&quot;);[Scheda.BA56];&quot;&quot;)">
            <text:p/>
          </table:table-cell>
          <table:table-cell table:style-name="ce594" table:formula="of:=IF(AND(NOT([Scheda.BC56]=&quot;&quot;);NOT([Scheda.BD57]=&quot;&quot;));[Scheda.BC56];&quot;&quot;)">
            <text:p/>
          </table:table-cell>
          <table:table-cell table:style-name="ce594" table:formula="of:=IF(NOT([Scheda.AJ116]=&quot;&quot;);[Scheda.AJ116];&quot;&quot;)">
            <text:p/>
          </table:table-cell>
          <table:table-cell table:style-name="ce594" table:formula="of:=IF(NOT([Scheda.AL116]=&quot;&quot;);[Scheda.AL116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office:value-type="string">
            <text:p>Velocità</text:p>
          </table:table-cell>
          <table:table-cell table:style-name="ce597" table:formula="of:=SUM([.M52:.R52])" office:value-type="float" office:value="0">
            <text:p>0</text:p>
          </table:table-cell>
          <table:table-cell table:style-name="ce597" table:formula="of:=SUMIF([.AS$2:.AS$63];&quot;=&quot;&amp;[.$K52];[.AT$2:.AT$63])" office:value-type="float" office:value="0">
            <text:p>0</text:p>
          </table:table-cell>
          <table:table-cell table:style-name="ce597" table:formula="of:=SUMIF([.AU$2:.AU$63];&quot;=&quot;&amp;[.$K52];[.AV$2:.AV$63])" office:value-type="float" office:value="0">
            <text:p>0</text:p>
          </table:table-cell>
          <table:table-cell table:style-name="ce597" table:formula="of:=SUMIF([.AW$2:.AW$63];&quot;=&quot;&amp;[.$K52];[.AX$2:.AX$63])" office:value-type="float" office:value="0">
            <text:p>0</text:p>
          </table:table-cell>
          <table:table-cell table:style-name="ce597" table:formula="of:=SUMIF([.AY$2:.AY$63];&quot;=&quot;&amp;[.$K52];[.AZ$2:.AZ$63])" office:value-type="float" office:value="0">
            <text:p>0</text:p>
          </table:table-cell>
          <table:table-cell table:style-name="ce597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14" table:formula="of:=IF(NOT([Scheda.F116]=&quot;&quot;);[Scheda.F116];&quot;&quot;)">
            <text:p/>
          </table:table-cell>
          <table:table-cell table:style-name="ce594" table:formula="of:=IF(AND(NOT([Scheda.H116]=&quot;&quot;);NOT([Scheda.M117]=&quot;&quot;));[Scheda.H116];&quot;&quot;)">
            <text:p/>
          </table:table-cell>
          <table:table-cell table:style-name="ce617" table:formula="of:=IF(NOT([Scheda.J116]=&quot;&quot;);[Scheda.J116];&quot;&quot;)">
            <text:p/>
          </table:table-cell>
          <table:table-cell table:style-name="ce594" table:formula="of:=IF(AND(NOT([Scheda.L116]=&quot;&quot;);NOT([Scheda.M117]=&quot;&quot;));[Scheda.L116];&quot;&quot;)">
            <text:p/>
          </table:table-cell>
          <table:table-cell table:style-name="ce594" table:formula="of:=IF(NOT([Scheda.AH58]=&quot;&quot;);[Scheda.AH58];&quot;&quot;)">
            <text:p/>
          </table:table-cell>
          <table:table-cell table:style-name="ce594" table:formula="of:=IF(AND(NOT([Scheda.AJ58]=&quot;&quot;);NOT([Scheda.AO59]=&quot;&quot;));[Scheda.AJ58];&quot;&quot;)">
            <text:p/>
          </table:table-cell>
          <table:table-cell table:style-name="ce594" table:formula="of:=IF(NOT([Scheda.AW58]=&quot;&quot;);[Scheda.AW58];&quot;&quot;)">
            <text:p/>
          </table:table-cell>
          <table:table-cell table:style-name="ce617" table:formula="of:=IF(AND(NOT([Scheda.AY58]=&quot;&quot;);NOT([Scheda.BD59]=&quot;&quot;));[Scheda.AY58];&quot;&quot;)">
            <text:p/>
          </table:table-cell>
          <table:table-cell table:style-name="ce594" table:formula="of:=IF(NOT([Scheda.AJ117]=&quot;&quot;);[Scheda.AJ117];&quot;&quot;)">
            <text:p/>
          </table:table-cell>
          <table:table-cell table:style-name="ce594" table:formula="of:=IF(NOT([Scheda.AL117]=&quot;&quot;);[Scheda.AL117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G12]" office:value-type="string" office:string-value="Schivare">
            <text:p>Schivare</text:p>
          </table:table-cell>
          <table:table-cell table:style-name="ce597" table:formula="of:=SUM([.M53:.R53])" office:value-type="float" office:value="0">
            <text:p>0</text:p>
          </table:table-cell>
          <table:table-cell table:style-name="ce597" table:formula="of:=SUMIF([.AS$2:.AS$63];&quot;=&quot;&amp;[.$K53];[.AT$2:.AT$63])" office:value-type="float" office:value="0">
            <text:p>0</text:p>
          </table:table-cell>
          <table:table-cell table:style-name="ce597" table:formula="of:=SUMIF([.AU$2:.AU$63];&quot;=&quot;&amp;[.$K53];[.AV$2:.AV$63])" office:value-type="float" office:value="0">
            <text:p>0</text:p>
          </table:table-cell>
          <table:table-cell table:style-name="ce597" table:formula="of:=SUMIF([.AW$2:.AW$63];&quot;=&quot;&amp;[.$K53];[.AX$2:.AX$63])" office:value-type="float" office:value="0">
            <text:p>0</text:p>
          </table:table-cell>
          <table:table-cell table:style-name="ce597" table:formula="of:=SUMIF([.AY$2:.AY$63];&quot;=&quot;&amp;[.$K53];[.AZ$2:.AZ$63])" office:value-type="float" office:value="0">
            <text:p>0</text:p>
          </table:table-cell>
          <table:table-cell table:style-name="ce597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14" table:formula="of:=IF(NOT([Scheda.S116]=&quot;&quot;);[Scheda.S116];&quot;&quot;)">
            <text:p/>
          </table:table-cell>
          <table:table-cell table:style-name="ce594" table:formula="of:=IF(AND(NOT([Scheda.U116]=&quot;&quot;);NOT([Scheda.Z117]=&quot;&quot;));[Scheda.U116];&quot;&quot;)">
            <text:p/>
          </table:table-cell>
          <table:table-cell table:style-name="ce617" table:formula="of:=IF(NOT([Scheda.W116]=&quot;&quot;);[Scheda.W116];&quot;&quot;)">
            <text:p/>
          </table:table-cell>
          <table:table-cell table:style-name="ce594" table:formula="of:=IF(AND(NOT([Scheda.Y116]=&quot;&quot;);NOT([Scheda.Z117]=&quot;&quot;));[Scheda.Y116];&quot;&quot;)">
            <text:p/>
          </table:table-cell>
          <table:table-cell table:style-name="ce594" table:formula="of:=IF(NOT([Scheda.AL58]=&quot;&quot;);[Scheda.AL58];&quot;&quot;)">
            <text:p/>
          </table:table-cell>
          <table:table-cell table:style-name="ce594" table:formula="of:=IF(AND(NOT([Scheda.AN58]=&quot;&quot;);NOT([Scheda.AO59]=&quot;&quot;));[Scheda.AN58];&quot;&quot;)">
            <text:p/>
          </table:table-cell>
          <table:table-cell table:style-name="ce594" table:formula="of:=IF(NOT([Scheda.BA58]=&quot;&quot;);[Scheda.BA58];&quot;&quot;)">
            <text:p/>
          </table:table-cell>
          <table:table-cell table:style-name="ce594" table:formula="of:=IF(AND(NOT([Scheda.BC58]=&quot;&quot;);NOT([Scheda.BD59]=&quot;&quot;));[Scheda.BC58];&quot;&quot;)">
            <text:p/>
          </table:table-cell>
          <table:table-cell table:style-name="ce594" table:formula="of:=IF(NOT([Scheda.AJ118]=&quot;&quot;);[Scheda.AJ118];&quot;&quot;)">
            <text:p/>
          </table:table-cell>
          <table:table-cell table:style-name="ce594" table:formula="of:=IF(NOT([Scheda.AL118]=&quot;&quot;);[Scheda.AL118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M12]" office:value-type="string" office:string-value="Naturale">
            <text:p>Naturale</text:p>
          </table:table-cell>
          <table:table-cell table:style-name="ce597" table:formula="of:=SUM([.M54:.R54])" office:value-type="float" office:value="0">
            <text:p>0</text:p>
          </table:table-cell>
          <table:table-cell table:style-name="ce597" table:formula="of:=SUMIF([.AS$2:.AS$63];&quot;=&quot;&amp;[.$K54];[.AT$2:.AT$63])" office:value-type="float" office:value="0">
            <text:p>0</text:p>
          </table:table-cell>
          <table:table-cell table:style-name="ce597" table:formula="of:=SUMIF([.AU$2:.AU$63];&quot;=&quot;&amp;[.$K54];[.AV$2:.AV$63])" office:value-type="float" office:value="0">
            <text:p>0</text:p>
          </table:table-cell>
          <table:table-cell table:style-name="ce597" table:formula="of:=SUMIF([.AW$2:.AW$63];&quot;=&quot;&amp;[.$K54];[.AX$2:.AX$63])" office:value-type="float" office:value="0">
            <text:p>0</text:p>
          </table:table-cell>
          <table:table-cell table:style-name="ce597" table:formula="of:=SUMIF([.AY$2:.AY$63];&quot;=&quot;&amp;[.$K54];[.AZ$2:.AZ$63])" office:value-type="float" office:value="0">
            <text:p>0</text:p>
          </table:table-cell>
          <table:table-cell table:style-name="ce597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14" table:formula="of:=IF(NOT([Scheda.F118]=&quot;&quot;);[Scheda.F118];&quot;&quot;)">
            <text:p/>
          </table:table-cell>
          <table:table-cell table:style-name="ce594" table:formula="of:=IF(AND(NOT([Scheda.H118]=&quot;&quot;);NOT([Scheda.M119]=&quot;&quot;));[Scheda.H118];&quot;&quot;)">
            <text:p/>
          </table:table-cell>
          <table:table-cell table:style-name="ce617" table:formula="of:=IF(NOT([Scheda.J118]=&quot;&quot;);[Scheda.J118];&quot;&quot;)">
            <text:p/>
          </table:table-cell>
          <table:table-cell table:style-name="ce594" table:formula="of:=IF(AND(NOT([Scheda.L118]=&quot;&quot;);NOT([Scheda.M119]=&quot;&quot;));[Scheda.L118];&quot;&quot;)">
            <text:p/>
          </table:table-cell>
          <table:table-cell table:style-name="ce594" table:formula="of:=IF(NOT([Scheda.AH60]=&quot;&quot;);[Scheda.AH60];&quot;&quot;)">
            <text:p/>
          </table:table-cell>
          <table:table-cell table:style-name="ce594" table:formula="of:=IF(AND(NOT([Scheda.AJ60]=&quot;&quot;);NOT([Scheda.AO61]=&quot;&quot;));[Scheda.AJ60];&quot;&quot;)">
            <text:p/>
          </table:table-cell>
          <table:table-cell table:style-name="ce594" table:formula="of:=IF(NOT([Scheda.AW60]=&quot;&quot;);[Scheda.AW60];&quot;&quot;)">
            <text:p/>
          </table:table-cell>
          <table:table-cell table:style-name="ce617" table:formula="of:=IF(AND(NOT([Scheda.AY60]=&quot;&quot;);NOT([Scheda.BD61]=&quot;&quot;));[Scheda.AY60];&quot;&quot;)">
            <text:p/>
          </table:table-cell>
          <table:table-cell table:style-name="ce594" table:formula="of:=IF(NOT([Scheda.AJ119]=&quot;&quot;);[Scheda.AJ119];&quot;&quot;)">
            <text:p/>
          </table:table-cell>
          <table:table-cell table:style-name="ce594" table:formula="of:=IF(NOT([Scheda.AL119]=&quot;&quot;);[Scheda.AL119];&quot;&quot;)">
            <text:p/>
          </table:table-cell>
          <table:table-cell table:number-columns-repeated="970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ce598" table:formula="of:=[Scheda.O12]" office:value-type="string" office:string-value="Deviazione">
            <text:p>Deviazione</text:p>
          </table:table-cell>
          <table:table-cell table:style-name="ce597" table:formula="of:=SUM([.M55:.R55])" office:value-type="float" office:value="0">
            <text:p>0</text:p>
          </table:table-cell>
          <table:table-cell table:style-name="ce597" table:formula="of:=SUMIF([.AS$2:.AS$63];&quot;=&quot;&amp;[.$K55];[.AT$2:.AT$63])" office:value-type="float" office:value="0">
            <text:p>0</text:p>
          </table:table-cell>
          <table:table-cell table:style-name="ce597" table:formula="of:=SUMIF([.AU$2:.AU$63];&quot;=&quot;&amp;[.$K55];[.AV$2:.AV$63])" office:value-type="float" office:value="0">
            <text:p>0</text:p>
          </table:table-cell>
          <table:table-cell table:style-name="ce597" table:formula="of:=SUMIF([.AW$2:.AW$63];&quot;=&quot;&amp;[.$K55];[.AX$2:.AX$63])" office:value-type="float" office:value="0">
            <text:p>0</text:p>
          </table:table-cell>
          <table:table-cell table:style-name="ce597" table:formula="of:=SUMIF([.AY$2:.AY$63];&quot;=&quot;&amp;[.$K55];[.AZ$2:.AZ$63])" office:value-type="float" office:value="0">
            <text:p>0</text:p>
          </table:table-cell>
          <table:table-cell table:style-name="ce597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14" table:formula="of:=IF(NOT([Scheda.S118]=&quot;&quot;);[Scheda.S118];&quot;&quot;)">
            <text:p/>
          </table:table-cell>
          <table:table-cell table:style-name="ce594" table:formula="of:=IF(AND(NOT([Scheda.U118]=&quot;&quot;);NOT([Scheda.Z119]=&quot;&quot;));[Scheda.U118];&quot;&quot;)">
            <text:p/>
          </table:table-cell>
          <table:table-cell table:style-name="ce617" table:formula="of:=IF(NOT([Scheda.W118]=&quot;&quot;);[Scheda.W118];&quot;&quot;)">
            <text:p/>
          </table:table-cell>
          <table:table-cell table:style-name="ce594" table:formula="of:=IF(AND(NOT([Scheda.Y118]=&quot;&quot;);NOT([Scheda.Z119]=&quot;&quot;));[Scheda.Y118];&quot;&quot;)">
            <text:p/>
          </table:table-cell>
          <table:table-cell table:style-name="ce594" table:formula="of:=IF(NOT([Scheda.AL60]=&quot;&quot;);[Scheda.AL60];&quot;&quot;)">
            <text:p/>
          </table:table-cell>
          <table:table-cell table:style-name="ce594" table:formula="of:=IF(AND(NOT([Scheda.AN60]=&quot;&quot;);NOT([Scheda.AO61]=&quot;&quot;));[Scheda.AN60];&quot;&quot;)">
            <text:p/>
          </table:table-cell>
          <table:table-cell table:style-name="ce594" table:formula="of:=IF(NOT([Scheda.BA60]=&quot;&quot;);[Scheda.BA60];&quot;&quot;)">
            <text:p/>
          </table:table-cell>
          <table:table-cell table:style-name="ce594" table:formula="of:=IF(AND(NOT([Scheda.BC60]=&quot;&quot;);NOT([Scheda.BD61]=&quot;&quot;));[Scheda.BC60];&quot;&quot;)">
            <text:p/>
          </table:table-cell>
          <table:table-cell table:style-name="ce594" table:formula="of:=IF(NOT([Scheda.AJ120]=&quot;&quot;);[Scheda.AJ120];&quot;&quot;)">
            <text:p/>
          </table:table-cell>
          <table:table-cell table:style-name="ce594" table:formula="of:=IF(NOT([Scheda.AL120]=&quot;&quot;);[Scheda.AL120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C16]" office:value-type="string" office:string-value="TMP">
            <text:p>TMP</text:p>
          </table:table-cell>
          <table:table-cell table:style-name="ce597" table:formula="of:=SUM([.M56:.R56])" office:value-type="float" office:value="0">
            <text:p>0</text:p>
          </table:table-cell>
          <table:table-cell table:style-name="ce597" table:formula="of:=SUMIF([.AS$2:.AS$63];&quot;=&quot;&amp;[.$K56];[.AT$2:.AT$63])" office:value-type="float" office:value="0">
            <text:p>0</text:p>
          </table:table-cell>
          <table:table-cell table:style-name="ce597" table:formula="of:=SUMIF([.AU$2:.AU$63];&quot;=&quot;&amp;[.$K56];[.AV$2:.AV$63])" office:value-type="float" office:value="0">
            <text:p>0</text:p>
          </table:table-cell>
          <table:table-cell table:style-name="ce597" table:formula="of:=SUMIF([.AW$2:.AW$63];&quot;=&quot;&amp;[.$K56];[.AX$2:.AX$63])" office:value-type="float" office:value="0">
            <text:p>0</text:p>
          </table:table-cell>
          <table:table-cell table:style-name="ce597" table:formula="of:=SUMIF([.AY$2:.AY$63];&quot;=&quot;&amp;[.$K56];[.AZ$2:.AZ$63])" office:value-type="float" office:value="0">
            <text:p>0</text:p>
          </table:table-cell>
          <table:table-cell table:style-name="ce597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14" table:formula="of:=IF(NOT([Scheda.F120]=&quot;&quot;);[Scheda.F120];&quot;&quot;)">
            <text:p/>
          </table:table-cell>
          <table:table-cell table:style-name="ce594" table:formula="of:=IF(AND(NOT([Scheda.H120]=&quot;&quot;);NOT([Scheda.M121]=&quot;&quot;));[Scheda.H120];&quot;&quot;)">
            <text:p/>
          </table:table-cell>
          <table:table-cell table:style-name="ce617" table:formula="of:=IF(NOT([Scheda.J120]=&quot;&quot;);[Scheda.J120];&quot;&quot;)">
            <text:p/>
          </table:table-cell>
          <table:table-cell table:style-name="ce594" table:formula="of:=IF(AND(NOT([Scheda.L120]=&quot;&quot;);NOT([Scheda.M121]=&quot;&quot;));[Scheda.L120];&quot;&quot;)">
            <text:p/>
          </table:table-cell>
          <table:table-cell table:style-name="ce594" table:formula="of:=IF(NOT([Scheda.AH62]=&quot;&quot;);[Scheda.AH62];&quot;&quot;)">
            <text:p/>
          </table:table-cell>
          <table:table-cell table:style-name="ce594" table:formula="of:=IF(AND(NOT([Scheda.AJ62]=&quot;&quot;);NOT([Scheda.AO63]=&quot;&quot;));[Scheda.AJ62];&quot;&quot;)">
            <text:p/>
          </table:table-cell>
          <table:table-cell table:style-name="ce594" table:formula="of:=IF(NOT([Scheda.AW62]=&quot;&quot;);[Scheda.AW62];&quot;&quot;)">
            <text:p/>
          </table:table-cell>
          <table:table-cell table:style-name="ce617" table:formula="of:=IF(AND(NOT([Scheda.AY62]=&quot;&quot;);NOT([Scheda.BD63]=&quot;&quot;));[Scheda.AY62];&quot;&quot;)">
            <text:p/>
          </table:table-cell>
          <table:table-cell table:style-name="ce594" table:formula="of:=IF(NOT([Scheda.AJ121]=&quot;&quot;);[Scheda.AJ121];&quot;&quot;)">
            <text:p/>
          </table:table-cell>
          <table:table-cell table:style-name="ce594" table:formula="of:=IF(NOT([Scheda.AL121]=&quot;&quot;);[Scheda.AL121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C17]" office:value-type="string" office:string-value="RIFL">
            <text:p>RIFL</text:p>
          </table:table-cell>
          <table:table-cell table:style-name="ce597" table:formula="of:=SUM([.M57:.R57])" office:value-type="float" office:value="0">
            <text:p>0</text:p>
          </table:table-cell>
          <table:table-cell table:style-name="ce597" table:formula="of:=SUMIF([.AS$2:.AS$63];&quot;=&quot;&amp;[.$K57];[.AT$2:.AT$63])" office:value-type="float" office:value="0">
            <text:p>0</text:p>
          </table:table-cell>
          <table:table-cell table:style-name="ce597" table:formula="of:=SUMIF([.AU$2:.AU$63];&quot;=&quot;&amp;[.$K57];[.AV$2:.AV$63])" office:value-type="float" office:value="0">
            <text:p>0</text:p>
          </table:table-cell>
          <table:table-cell table:style-name="ce597" table:formula="of:=SUMIF([.AW$2:.AW$63];&quot;=&quot;&amp;[.$K57];[.AX$2:.AX$63])" office:value-type="float" office:value="0">
            <text:p>0</text:p>
          </table:table-cell>
          <table:table-cell table:style-name="ce597" table:formula="of:=SUMIF([.AY$2:.AY$63];&quot;=&quot;&amp;[.$K57];[.AZ$2:.AZ$63])" office:value-type="float" office:value="0">
            <text:p>0</text:p>
          </table:table-cell>
          <table:table-cell table:style-name="ce597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14" table:formula="of:=IF(NOT([Scheda.S120]=&quot;&quot;);[Scheda.S120];&quot;&quot;)">
            <text:p/>
          </table:table-cell>
          <table:table-cell table:style-name="ce594" table:formula="of:=IF(AND(NOT([Scheda.U120]=&quot;&quot;);NOT([Scheda.Z121]=&quot;&quot;));[Scheda.U120];&quot;&quot;)">
            <text:p/>
          </table:table-cell>
          <table:table-cell table:style-name="ce617" table:formula="of:=IF(NOT([Scheda.W120]=&quot;&quot;);[Scheda.W120];&quot;&quot;)">
            <text:p/>
          </table:table-cell>
          <table:table-cell table:style-name="ce594" table:formula="of:=IF(AND(NOT([Scheda.Y120]=&quot;&quot;);NOT([Scheda.Z121]=&quot;&quot;));[Scheda.Y120];&quot;&quot;)">
            <text:p/>
          </table:table-cell>
          <table:table-cell table:style-name="ce594" table:formula="of:=IF(NOT([Scheda.AL62]=&quot;&quot;);[Scheda.AL62];&quot;&quot;)">
            <text:p/>
          </table:table-cell>
          <table:table-cell table:style-name="ce594" table:formula="of:=IF(AND(NOT([Scheda.AN62]=&quot;&quot;);NOT([Scheda.AO63]=&quot;&quot;));[Scheda.AN62];&quot;&quot;)">
            <text:p/>
          </table:table-cell>
          <table:table-cell table:style-name="ce594" table:formula="of:=IF(NOT([Scheda.BA62]=&quot;&quot;);[Scheda.BA62];&quot;&quot;)">
            <text:p/>
          </table:table-cell>
          <table:table-cell table:style-name="ce594" table:formula="of:=IF(AND(NOT([Scheda.BC62]=&quot;&quot;);NOT([Scheda.BD63]=&quot;&quot;));[Scheda.BC62];&quot;&quot;)">
            <text:p/>
          </table:table-cell>
          <table:table-cell table:style-name="ce594" table:formula="of:=IF(NOT([Scheda.AJ122]=&quot;&quot;);[Scheda.AJ122];&quot;&quot;)">
            <text:p/>
          </table:table-cell>
          <table:table-cell table:style-name="ce594" table:formula="of:=IF(NOT([Scheda.AL122]=&quot;&quot;);[Scheda.AL122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C18]" office:value-type="string" office:string-value="VOL">
            <text:p>VOL</text:p>
          </table:table-cell>
          <table:table-cell table:style-name="ce597" table:formula="of:=SUM([.M58:.R58])" office:value-type="float" office:value="0">
            <text:p>0</text:p>
          </table:table-cell>
          <table:table-cell table:style-name="ce597" table:formula="of:=SUMIF([.AS$2:.AS$63];&quot;=&quot;&amp;[.$K58];[.AT$2:.AT$63])" office:value-type="float" office:value="0">
            <text:p>0</text:p>
          </table:table-cell>
          <table:table-cell table:style-name="ce597" table:formula="of:=SUMIF([.AU$2:.AU$63];&quot;=&quot;&amp;[.$K58];[.AV$2:.AV$63])" office:value-type="float" office:value="0">
            <text:p>0</text:p>
          </table:table-cell>
          <table:table-cell table:style-name="ce597" table:formula="of:=SUMIF([.AW$2:.AW$63];&quot;=&quot;&amp;[.$K58];[.AX$2:.AX$63])" office:value-type="float" office:value="0">
            <text:p>0</text:p>
          </table:table-cell>
          <table:table-cell table:style-name="ce597" table:formula="of:=SUMIF([.AY$2:.AY$63];&quot;=&quot;&amp;[.$K58];[.AZ$2:.AZ$63])" office:value-type="float" office:value="0">
            <text:p>0</text:p>
          </table:table-cell>
          <table:table-cell table:style-name="ce597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14" table:formula="of:=IF(NOT([Scheda.F122]=&quot;&quot;);[Scheda.F122];&quot;&quot;)">
            <text:p/>
          </table:table-cell>
          <table:table-cell table:style-name="ce594" table:formula="of:=IF(AND(NOT([Scheda.H122]=&quot;&quot;);NOT([Scheda.M123]=&quot;&quot;));[Scheda.H122];&quot;&quot;)">
            <text:p/>
          </table:table-cell>
          <table:table-cell table:style-name="ce617" table:formula="of:=IF(NOT([Scheda.J122]=&quot;&quot;);[Scheda.J122];&quot;&quot;)">
            <text:p/>
          </table:table-cell>
          <table:table-cell table:style-name="ce594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594" table:formula="of:=IF(NOT([Scheda.AJ123]=&quot;&quot;);[Scheda.AJ123];&quot;&quot;)">
            <text:p/>
          </table:table-cell>
          <table:table-cell table:style-name="ce594" table:formula="of:=IF(NOT([Scheda.AL123]=&quot;&quot;);[Scheda.AL123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B21]" office:value-type="string" office:string-value="BMC">
            <text:p>BMC</text:p>
          </table:table-cell>
          <table:table-cell table:style-name="ce597" table:formula="of:=SUM([.M59:.R59])" office:value-type="float" office:value="0">
            <text:p>0</text:p>
          </table:table-cell>
          <table:table-cell table:style-name="ce597" table:formula="of:=SUMIF([.AS$2:.AS$63];&quot;=&quot;&amp;[.$K59];[.AT$2:.AT$63])" office:value-type="float" office:value="0">
            <text:p>0</text:p>
          </table:table-cell>
          <table:table-cell table:style-name="ce597" table:formula="of:=SUMIF([.AU$2:.AU$63];&quot;=&quot;&amp;[.$K59];[.AV$2:.AV$63])" office:value-type="float" office:value="0">
            <text:p>0</text:p>
          </table:table-cell>
          <table:table-cell table:style-name="ce597" table:formula="of:=SUMIF([.AW$2:.AW$63];&quot;=&quot;&amp;[.$K59];[.AX$2:.AX$63])" office:value-type="float" office:value="0">
            <text:p>0</text:p>
          </table:table-cell>
          <table:table-cell table:style-name="ce597" table:formula="of:=SUMIF([.AY$2:.AY$63];&quot;=&quot;&amp;[.$K59];[.AZ$2:.AZ$63])" office:value-type="float" office:value="0">
            <text:p>0</text:p>
          </table:table-cell>
          <table:table-cell table:style-name="ce597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14" table:formula="of:=IF(NOT([Scheda.S122]=&quot;&quot;);[Scheda.S122];&quot;&quot;)">
            <text:p/>
          </table:table-cell>
          <table:table-cell table:style-name="ce594" table:formula="of:=IF(AND(NOT([Scheda.U122]=&quot;&quot;);NOT([Scheda.Z123]=&quot;&quot;));[Scheda.U122];&quot;&quot;)">
            <text:p/>
          </table:table-cell>
          <table:table-cell table:style-name="ce617" table:formula="of:=IF(NOT([Scheda.W122]=&quot;&quot;);[Scheda.W122];&quot;&quot;)">
            <text:p/>
          </table:table-cell>
          <table:table-cell table:style-name="ce594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594" table:formula="of:=IF(NOT([Scheda.AJ124]=&quot;&quot;);[Scheda.AJ124];&quot;&quot;)">
            <text:p/>
          </table:table-cell>
          <table:table-cell table:style-name="ce594" table:formula="of:=IF(NOT([Scheda.AL124]=&quot;&quot;);[Scheda.AL124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B23]" office:value-type="string" office:string-value="DMC">
            <text:p>DMC</text:p>
          </table:table-cell>
          <table:table-cell table:style-name="ce597" table:formula="of:=SUM([.M60:.R60])" office:value-type="float" office:value="0">
            <text:p>0</text:p>
          </table:table-cell>
          <table:table-cell table:style-name="ce597" table:formula="of:=SUMIF([.AS$2:.AS$63];&quot;=&quot;&amp;[.$K60];[.AT$2:.AT$63])" office:value-type="float" office:value="0">
            <text:p>0</text:p>
          </table:table-cell>
          <table:table-cell table:style-name="ce597" table:formula="of:=SUMIF([.AU$2:.AU$63];&quot;=&quot;&amp;[.$K60];[.AV$2:.AV$63])" office:value-type="float" office:value="0">
            <text:p>0</text:p>
          </table:table-cell>
          <table:table-cell table:style-name="ce597" table:formula="of:=SUMIF([.AW$2:.AW$63];&quot;=&quot;&amp;[.$K60];[.AX$2:.AX$63])" office:value-type="float" office:value="0">
            <text:p>0</text:p>
          </table:table-cell>
          <table:table-cell table:style-name="ce597" table:formula="of:=SUMIF([.AY$2:.AY$63];&quot;=&quot;&amp;[.$K60];[.AZ$2:.AZ$63])" office:value-type="float" office:value="0">
            <text:p>0</text:p>
          </table:table-cell>
          <table:table-cell table:style-name="ce597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14" table:formula="of:=IF(NOT([Scheda.F124]=&quot;&quot;);[Scheda.F124];&quot;&quot;)">
            <text:p/>
          </table:table-cell>
          <table:table-cell table:style-name="ce594" table:formula="of:=IF(AND(NOT([Scheda.H124]=&quot;&quot;);NOT([Scheda.M125]=&quot;&quot;));[Scheda.H124];&quot;&quot;)">
            <text:p/>
          </table:table-cell>
          <table:table-cell table:style-name="ce617" table:formula="of:=IF(NOT([Scheda.J124]=&quot;&quot;);[Scheda.J124];&quot;&quot;)">
            <text:p/>
          </table:table-cell>
          <table:table-cell table:style-name="ce594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594" table:formula="of:=IF(NOT([Scheda.AJ125]=&quot;&quot;);[Scheda.AJ125];&quot;&quot;)">
            <text:p/>
          </table:table-cell>
          <table:table-cell table:style-name="ce594" table:formula="of:=IF(NOT([Scheda.AL125]=&quot;&quot;);[Scheda.AL125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8" table:formula="of:=[Scheda.A12]" office:value-type="string" office:string-value="CA">
            <text:p>CA</text:p>
          </table:table-cell>
          <table:table-cell table:style-name="ce597" table:formula="of:=SUM([.M61:.R61])" office:value-type="float" office:value="0">
            <text:p>0</text:p>
          </table:table-cell>
          <table:table-cell table:style-name="ce597" table:formula="of:=SUMIF([.AS$2:.AS$63];&quot;=&quot;&amp;[.$K61];[.AT$2:.AT$63])" office:value-type="float" office:value="0">
            <text:p>0</text:p>
          </table:table-cell>
          <table:table-cell table:style-name="ce597" table:formula="of:=SUMIF([.AU$2:.AU$63];&quot;=&quot;&amp;[.$K61];[.AV$2:.AV$63])" office:value-type="float" office:value="0">
            <text:p>0</text:p>
          </table:table-cell>
          <table:table-cell table:style-name="ce597" table:formula="of:=SUMIF([.AW$2:.AW$63];&quot;=&quot;&amp;[.$K61];[.AX$2:.AX$63])" office:value-type="float" office:value="0">
            <text:p>0</text:p>
          </table:table-cell>
          <table:table-cell table:style-name="ce597" table:formula="of:=SUMIF([.AY$2:.AY$63];&quot;=&quot;&amp;[.$K61];[.AZ$2:.AZ$63])" office:value-type="float" office:value="0">
            <text:p>0</text:p>
          </table:table-cell>
          <table:table-cell table:style-name="ce597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14" table:formula="of:=IF(NOT([Scheda.S124]=&quot;&quot;);[Scheda.S124];&quot;&quot;)">
            <text:p/>
          </table:table-cell>
          <table:table-cell table:style-name="ce594" table:formula="of:=IF(AND(NOT([Scheda.U124]=&quot;&quot;);NOT([Scheda.Z125]=&quot;&quot;));[Scheda.U124];&quot;&quot;)">
            <text:p/>
          </table:table-cell>
          <table:table-cell table:style-name="ce617" table:formula="of:=IF(NOT([Scheda.W124]=&quot;&quot;);[Scheda.W124];&quot;&quot;)">
            <text:p/>
          </table:table-cell>
          <table:table-cell table:style-name="ce594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594" table:formula="of:=IF(NOT([Scheda.AJ126]=&quot;&quot;);[Scheda.AJ126];&quot;&quot;)">
            <text:p/>
          </table:table-cell>
          <table:table-cell table:style-name="ce594" table:formula="of:=IF(NOT([Scheda.AL126]=&quot;&quot;);[Scheda.AL126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599" table:formula="of:=[Scheda.AC4]" office:value-type="string" office:string-value="Concentra">
            <text:p>Concentra</text:p>
          </table:table-cell>
          <table:table-cell table:style-name="ce604" table:formula="of:=SUM([.M62:.R62])" office:value-type="float" office:value="0">
            <text:p>0</text:p>
          </table:table-cell>
          <table:table-cell table:style-name="ce604" table:formula="of:=SUMIF([.AS$2:.AS$63];&quot;=&quot;&amp;[.$K62];[.AT$2:.AT$63])" office:value-type="float" office:value="0">
            <text:p>0</text:p>
          </table:table-cell>
          <table:table-cell table:style-name="ce604" table:formula="of:=SUMIF([.AU$2:.AU$63];&quot;=&quot;&amp;[.$K62];[.AV$2:.AV$63])" office:value-type="float" office:value="0">
            <text:p>0</text:p>
          </table:table-cell>
          <table:table-cell table:style-name="ce604" table:formula="of:=SUMIF([.AW$2:.AW$63];&quot;=&quot;&amp;[.$K62];[.AX$2:.AX$63])" office:value-type="float" office:value="0">
            <text:p>0</text:p>
          </table:table-cell>
          <table:table-cell table:style-name="ce604" table:formula="of:=SUMIF([.AY$2:.AY$63];&quot;=&quot;&amp;[.$K62];[.AZ$2:.AZ$63])" office:value-type="float" office:value="0">
            <text:p>0</text:p>
          </table:table-cell>
          <table:table-cell table:style-name="ce604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14" table:formula="of:=IF(NOT([Scheda.F126]=&quot;&quot;);[Scheda.F126];&quot;&quot;)">
            <text:p/>
          </table:table-cell>
          <table:table-cell table:style-name="ce594" table:formula="of:=IF(AND(NOT([Scheda.H126]=&quot;&quot;);NOT([Scheda.M127]=&quot;&quot;));[Scheda.H126];&quot;&quot;)">
            <text:p/>
          </table:table-cell>
          <table:table-cell table:style-name="ce617" table:formula="of:=IF(NOT([Scheda.J126]=&quot;&quot;);[Scheda.J126];&quot;&quot;)">
            <text:p/>
          </table:table-cell>
          <table:table-cell table:style-name="ce594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594" table:formula="of:=IF(NOT([Scheda.AJ127]=&quot;&quot;);[Scheda.AJ127];&quot;&quot;)">
            <text:p/>
          </table:table-cell>
          <table:table-cell table:style-name="ce594" table:formula="of:=IF(NOT([Scheda.AL127]=&quot;&quot;);[Scheda.AL127];&quot;&quot;)">
            <text:p/>
          </table:table-cell>
          <table:table-cell table:number-columns-repeated="970"/>
        </table:table-row>
        <table:table-row table:style-name="ro4">
          <table:table-cell table:number-columns-repeated="10"/>
          <table:table-cell table:style-name="ce601" table:formula="of:=SUM([.M63:.R63])" office:value-type="float" office:value="0">
            <text:p>0</text:p>
          </table:table-cell>
          <table:table-cell table:style-name="ce600" office:value-type="string">
            <text:p>TPC</text:p>
          </table:table-cell>
          <table:table-cell table:style-name="ce597" table:formula="of:=SUMIF([.AS$2:.AS$63];&quot;=&quot;&amp;[.$L63];[.AT$2:.AT$63])" office:value-type="float" office:value="0">
            <text:p>0</text:p>
          </table:table-cell>
          <table:table-cell table:style-name="ce597" table:formula="of:=SUMIF([.AU$2:.AU$63];&quot;=&quot;&amp;[.$L63];[.AV$2:.AV$63])" office:value-type="float" office:value="0">
            <text:p>0</text:p>
          </table:table-cell>
          <table:table-cell table:style-name="ce597" table:formula="of:=SUMIF([.AW$2:.AW$63];&quot;=&quot;&amp;[.$L63];[.AX$2:.AX$63])" office:value-type="float" office:value="0">
            <text:p>0</text:p>
          </table:table-cell>
          <table:table-cell table:style-name="ce597" table:formula="of:=SUMIF([.AY$2:.AY$63];&quot;=&quot;&amp;[.$L63];[.AZ$2:.AZ$63])" office:value-type="float" office:value="0">
            <text:p>0</text:p>
          </table:table-cell>
          <table:table-cell table:style-name="ce597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15" table:formula="of:=IF(NOT([Scheda.S126]=&quot;&quot;);[Scheda.S126];&quot;&quot;)">
            <text:p/>
          </table:table-cell>
          <table:table-cell table:style-name="ce594" table:formula="of:=IF(AND(NOT([Scheda.U126]=&quot;&quot;);NOT([Scheda.Z127]=&quot;&quot;));[Scheda.U126];&quot;&quot;)">
            <text:p/>
          </table:table-cell>
          <table:table-cell table:style-name="ce617" table:formula="of:=IF(NOT([Scheda.W126]=&quot;&quot;);[Scheda.W126];&quot;&quot;)">
            <text:p/>
          </table:table-cell>
          <table:table-cell table:style-name="ce594" table:formula="of:=IF(AND(NOT([Scheda.Y126]=&quot;&quot;);NOT([Scheda.Z127]=&quot;&quot;));[Scheda.Y126];&quot;&quot;)">
            <text:p/>
          </table:table-cell>
          <table:table-cell/>
          <table:table-cell table:style-name="ce619" table:number-columns-repeated="4"/>
          <table:table-cell table:style-name="ce622"/>
          <table:table-cell table:number-columns-repeated="970"/>
        </table:table-row>
        <table:table-row table:style-name="ro4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597" table:formula="of:=SUM([.K64:.K67])+[.$K$63]+[.AB65]+SUM([.$K$93:.$K$95])" office:value-type="float" office:value="0">
            <text:p>0</text:p>
          </table:table-cell>
          <table:table-cell table:style-name="ce597" table:formula="of:=SUM([.M64:.R64])" office:value-type="float" office:value="0">
            <text:p>0</text:p>
          </table:table-cell>
          <table:table-cell table:style-name="ce598" table:formula="of:=[Scheda.B32]" office:value-type="string" office:string-value="TPC1">
            <text:p>TPC1</text:p>
          </table:table-cell>
          <table:table-cell table:style-name="ce597" table:formula="of:=SUMIF([.AS$2:.AS$63];&quot;=&quot;&amp;[.$L64];[.AT$2:.AT$63])" office:value-type="float" office:value="0">
            <text:p>0</text:p>
          </table:table-cell>
          <table:table-cell table:style-name="ce597" table:formula="of:=SUMIF([.AU$2:.AU$63];&quot;=&quot;&amp;[.$L64];[.AV$2:.AV$63])" office:value-type="float" office:value="0">
            <text:p>0</text:p>
          </table:table-cell>
          <table:table-cell table:style-name="ce597" table:formula="of:=SUMIF([.AW$2:.AW$63];&quot;=&quot;&amp;[.$L64];[.AX$2:.AX$63])" office:value-type="float" office:value="0">
            <text:p>0</text:p>
          </table:table-cell>
          <table:table-cell table:style-name="ce597" table:formula="of:=SUMIF([.AY$2:.AY$63];&quot;=&quot;&amp;[.$L64];[.AZ$2:.AZ$63])" office:value-type="float" office:value="0">
            <text:p>0</text:p>
          </table:table-cell>
          <table:table-cell table:style-name="ce597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07" table:formula="of:=[Scheda.A31]" office:value-type="string" office:string-value="Arma 1">
            <text:p>Arma 1</text:p>
          </table:table-cell>
          <table:table-cell table:style-name="ce607"/>
          <table:table-cell/>
          <table:table-cell table:style-name="ce607" office:value-type="string">
            <text:p>Legg?</text:p>
          </table:table-cell>
          <table:table-cell table:style-name="ce607" office:value-type="string">
            <text:p>2M?</text:p>
          </table:table-cell>
          <table:table-cell table:style-name="ce607" office:value-type="string">
            <text:p>Hand?</text:p>
          </table:table-cell>
          <table:table-cell table:style-name="ce607" office:value-type="string">
            <text:p>2<text:span text:style-name="T2">nd</text:span> legg?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93" table:formula="of:=CONCATENATE([.L65];&quot;?&quot;)" office:value-type="string" office:string-value="TPC1Ex1?">
            <text:p>TPC1Ex1?</text:p>
          </table:table-cell>
          <table:table-cell table:style-name="ce597" table:formula="of:=IF(NOT([Scheda.I33]=&quot;&quot;))" office:value-type="boolean" office:boolean-value="false">
            <text:p>FALSO</text:p>
          </table:table-cell>
          <table:table-cell table:style-name="ce602" table:formula="of:=IF([.J65];SUM([.M65:.R65]);0)" office:value-type="float" office:value="0">
            <text:p>0</text:p>
          </table:table-cell>
          <table:table-cell table:style-name="ce598" table:formula="of:=CONCATENATE([Scheda.B32];[Scheda.I32])" office:value-type="string" office:string-value="TPC1Ex1">
            <text:p>TPC1Ex1</text:p>
          </table:table-cell>
          <table:table-cell table:style-name="ce597" table:formula="of:=SUMIF([.AS$2:.AS$63];&quot;=&quot;&amp;[.$L65];[.AT$2:.AT$63])" office:value-type="float" office:value="0">
            <text:p>0</text:p>
          </table:table-cell>
          <table:table-cell table:style-name="ce597" table:formula="of:=SUMIF([.AU$2:.AU$63];&quot;=&quot;&amp;[.$L65];[.AV$2:.AV$63])" office:value-type="float" office:value="0">
            <text:p>0</text:p>
          </table:table-cell>
          <table:table-cell table:style-name="ce597" table:formula="of:=SUMIF([.AW$2:.AW$63];&quot;=&quot;&amp;[.$L65];[.AX$2:.AX$63])" office:value-type="float" office:value="0">
            <text:p>0</text:p>
          </table:table-cell>
          <table:table-cell table:style-name="ce597" table:formula="of:=SUMIF([.AY$2:.AY$63];&quot;=&quot;&amp;[.$L65];[.AZ$2:.AZ$63])" office:value-type="float" office:value="0">
            <text:p>0</text:p>
          </table:table-cell>
          <table:table-cell table:style-name="ce597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1<text:span text:style-name="T2">st</text:span> hand</text:p>
          </table:table-cell>
          <table:table-cell table:style-name="ce607" table:formula="of:=IF(OR([Scheda.I35]=[.E65];[Scheda.I35]=[.E67]))" office:value-type="boolean" office:boolean-value="false">
            <text:p>FALSO</text:p>
          </table:table-cell>
          <table:table-cell table:style-name="ce607" office:value-type="float" office:value="1">
            <text:p>1</text:p>
          </table:table-cell>
          <table:table-cell table:style-name="ce607" table:formula="of:=IF(NOT([Scheda.H33]=&quot;&quot;))" office:value-type="boolean" office:boolean-value="false">
            <text:p>FALSO</text:p>
          </table:table-cell>
          <table:table-cell table:style-name="ce607" table:formula="of:=IF(NOT([Scheda.H35]=&quot;&quot;))" office:value-type="boolean" office:boolean-value="false">
            <text:p>FALSO</text:p>
          </table:table-cell>
          <table:table-cell table:style-name="ce607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07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93" table:formula="of:=CONCATENATE([.L66];&quot;?&quot;)" office:value-type="string" office:string-value="TPC1Ex2?">
            <text:p>TPC1Ex2?</text:p>
          </table:table-cell>
          <table:table-cell table:style-name="ce597" table:formula="of:=IF(NOT([Scheda.J33]=&quot;&quot;))" office:value-type="boolean" office:boolean-value="false">
            <text:p>FALSO</text:p>
          </table:table-cell>
          <table:table-cell table:style-name="ce602" table:formula="of:=IF([.J66];SUM([.M66:.R66]);0)" office:value-type="float" office:value="0">
            <text:p>0</text:p>
          </table:table-cell>
          <table:table-cell table:style-name="ce598" table:formula="of:=CONCATENATE([Scheda.B32];[Scheda.J32])" office:value-type="string" office:string-value="TPC1Ex2">
            <text:p>TPC1Ex2</text:p>
          </table:table-cell>
          <table:table-cell table:style-name="ce597" table:formula="of:=SUMIF([.AS$2:.AS$63];&quot;=&quot;&amp;[.$L66];[.AT$2:.AT$63])" office:value-type="float" office:value="0">
            <text:p>0</text:p>
          </table:table-cell>
          <table:table-cell table:style-name="ce597" table:formula="of:=SUMIF([.AU$2:.AU$63];&quot;=&quot;&amp;[.$L66];[.AV$2:.AV$63])" office:value-type="float" office:value="0">
            <text:p>0</text:p>
          </table:table-cell>
          <table:table-cell table:style-name="ce597" table:formula="of:=SUMIF([.AW$2:.AW$63];&quot;=&quot;&amp;[.$L66];[.AX$2:.AX$63])" office:value-type="float" office:value="0">
            <text:p>0</text:p>
          </table:table-cell>
          <table:table-cell table:style-name="ce597" table:formula="of:=SUMIF([.AY$2:.AY$63];&quot;=&quot;&amp;[.$L66];[.AZ$2:.AZ$63])" office:value-type="float" office:value="0">
            <text:p>0</text:p>
          </table:table-cell>
          <table:table-cell table:style-name="ce597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 hand</text:p>
          </table:table-cell>
          <table:table-cell table:style-name="ce607" table:formula="of:=IF(OR([Scheda.I35]=[.E66];[Scheda.I35]=[.E68]))" office:value-type="boolean" office:boolean-value="false">
            <text:p>FALSO</text:p>
          </table:table-cell>
          <table:table-cell table:style-name="ce607" office:value-type="float" office:value="2">
            <text:p>2</text:p>
          </table:table-cell>
          <table:table-cell table:style-name="ce607" table:formula="of:=IF(NOT([Scheda.H38]=&quot;&quot;))" office:value-type="boolean" office:boolean-value="false">
            <text:p>FALSO</text:p>
          </table:table-cell>
          <table:table-cell table:style-name="ce607" table:formula="of:=IF(NOT([Scheda.H40]=&quot;&quot;))" office:value-type="boolean" office:boolean-value="false">
            <text:p>FALSO</text:p>
          </table:table-cell>
          <table:table-cell table:style-name="ce607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07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93" table:formula="of:=CONCATENATE([.L67];&quot;?&quot;)" office:value-type="string" office:string-value="TPC1Ex3?">
            <text:p>TPC1Ex3?</text:p>
          </table:table-cell>
          <table:table-cell table:style-name="ce597" table:formula="of:=IF(NOT([Scheda.K33]=&quot;&quot;))" office:value-type="boolean" office:boolean-value="false">
            <text:p>FALSO</text:p>
          </table:table-cell>
          <table:table-cell table:style-name="ce602" table:formula="of:=IF([.J67];SUM([.M67:.R67]);0)" office:value-type="float" office:value="0">
            <text:p>0</text:p>
          </table:table-cell>
          <table:table-cell table:style-name="ce598" table:formula="of:=CONCATENATE([Scheda.B32];[Scheda.K32])" office:value-type="string" office:string-value="TPC1Ex3">
            <text:p>TPC1Ex3</text:p>
          </table:table-cell>
          <table:table-cell table:style-name="ce597" table:formula="of:=SUMIF([.AS$2:.AS$63];&quot;=&quot;&amp;[.$L67];[.AT$2:.AT$63])" office:value-type="float" office:value="0">
            <text:p>0</text:p>
          </table:table-cell>
          <table:table-cell table:style-name="ce597" table:formula="of:=SUMIF([.AU$2:.AU$63];&quot;=&quot;&amp;[.$L67];[.AV$2:.AV$63])" office:value-type="float" office:value="0">
            <text:p>0</text:p>
          </table:table-cell>
          <table:table-cell table:style-name="ce597" table:formula="of:=SUMIF([.AW$2:.AW$63];&quot;=&quot;&amp;[.$L67];[.AX$2:.AX$63])" office:value-type="float" office:value="0">
            <text:p>0</text:p>
          </table:table-cell>
          <table:table-cell table:style-name="ce597" table:formula="of:=SUMIF([.AY$2:.AY$63];&quot;=&quot;&amp;[.$L67];[.AZ$2:.AZ$63])" office:value-type="float" office:value="0">
            <text:p>0</text:p>
          </table:table-cell>
          <table:table-cell table:style-name="ce597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?</text:p>
          </table:table-cell>
          <table:table-cell table:style-name="ce607" table:formula="of:=IF([.X65];IF([.X70];2;IF([.X74];3;IF([.X78];4;0)));0)" office:value-type="float" office:value="0">
            <text:p>0</text:p>
          </table:table-cell>
          <table:table-cell table:style-name="ce607" office:value-type="float" office:value="3">
            <text:p>3</text:p>
          </table:table-cell>
          <table:table-cell table:style-name="ce607" table:formula="of:=IF(NOT([Scheda.H43]=&quot;&quot;))" office:value-type="boolean" office:boolean-value="false">
            <text:p>FALSO</text:p>
          </table:table-cell>
          <table:table-cell table:style-name="ce607" table:formula="of:=IF(NOT([Scheda.H45]=&quot;&quot;))" office:value-type="boolean" office:boolean-value="false">
            <text:p>FALSO</text:p>
          </table:table-cell>
          <table:table-cell table:style-name="ce607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07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597" table:formula="of:=SUM([.K68:.K71])+[.$K$63]+[.AB66]+SUM([.$K$93:.$K$95])" office:value-type="float" office:value="0">
            <text:p>0</text:p>
          </table:table-cell>
          <table:table-cell table:style-name="ce597" table:formula="of:=SUM([.M68:.R68])" office:value-type="float" office:value="0">
            <text:p>0</text:p>
          </table:table-cell>
          <table:table-cell table:style-name="ce598" table:formula="of:=[Scheda.B37]" office:value-type="string" office:string-value="TPC2">
            <text:p>TPC2</text:p>
          </table:table-cell>
          <table:table-cell table:style-name="ce597" table:formula="of:=SUMIF([.AS$2:.AS$63];&quot;=&quot;&amp;[.$L68];[.AT$2:.AT$63])" office:value-type="float" office:value="0">
            <text:p>0</text:p>
          </table:table-cell>
          <table:table-cell table:style-name="ce597" table:formula="of:=SUMIF([.AU$2:.AU$63];&quot;=&quot;&amp;[.$L68];[.AV$2:.AV$63])" office:value-type="float" office:value="0">
            <text:p>0</text:p>
          </table:table-cell>
          <table:table-cell table:style-name="ce597" table:formula="of:=SUMIF([.AW$2:.AW$63];&quot;=&quot;&amp;[.$L68];[.AX$2:.AX$63])" office:value-type="float" office:value="0">
            <text:p>0</text:p>
          </table:table-cell>
          <table:table-cell table:style-name="ce597" table:formula="of:=SUMIF([.AY$2:.AY$63];&quot;=&quot;&amp;[.$L68];[.AZ$2:.AZ$63])" office:value-type="float" office:value="0">
            <text:p>0</text:p>
          </table:table-cell>
          <table:table-cell table:style-name="ce597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07" table:formula="of:=[Scheda.A36]" office:value-type="string" office:string-value="Arma 2">
            <text:p>Arma 2</text:p>
          </table:table-cell>
          <table:table-cell table:style-name="ce607"/>
          <table:table-cell table:style-name="ce607" office:value-type="float" office:value="4">
            <text:p>4</text:p>
          </table:table-cell>
          <table:table-cell table:style-name="ce607" table:formula="of:=IF(NOT([Scheda.H48]=&quot;&quot;))" office:value-type="boolean" office:boolean-value="false">
            <text:p>FALSO</text:p>
          </table:table-cell>
          <table:table-cell table:style-name="ce607" table:formula="of:=IF(NOT([Scheda.H50]=&quot;&quot;))" office:value-type="boolean" office:boolean-value="false">
            <text:p>FALSO</text:p>
          </table:table-cell>
          <table:table-cell table:style-name="ce607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09" office:value-type="float" office:value="0">
            <text:p>0</text:p>
          </table:table-cell>
          <table:table-cell table:number-columns-repeated="995"/>
        </table:table-row>
        <table:table-row table:style-name="ro4">
          <table:table-cell table:number-columns-repeated="8"/>
          <table:table-cell table:style-name="ce593" table:formula="of:=CONCATENATE([.L69];&quot;?&quot;)" office:value-type="string" office:string-value="TPC2Ex1?">
            <text:p>TPC2Ex1?</text:p>
          </table:table-cell>
          <table:table-cell table:style-name="ce597" table:formula="of:=IF(NOT([Scheda.I38]=&quot;&quot;))" office:value-type="boolean" office:boolean-value="false">
            <text:p>FALSO</text:p>
          </table:table-cell>
          <table:table-cell table:style-name="ce602" table:formula="of:=IF([.J69];SUM([.M69:.R69]);0)" office:value-type="float" office:value="0">
            <text:p>0</text:p>
          </table:table-cell>
          <table:table-cell table:style-name="ce598" table:formula="of:=CONCATENATE([Scheda.B37];[Scheda.I37])" office:value-type="string" office:string-value="TPC2Ex1">
            <text:p>TPC2Ex1</text:p>
          </table:table-cell>
          <table:table-cell table:style-name="ce597" table:formula="of:=SUMIF([.AS$2:.AS$63];&quot;=&quot;&amp;[.$L69];[.AT$2:.AT$63])" office:value-type="float" office:value="0">
            <text:p>0</text:p>
          </table:table-cell>
          <table:table-cell table:style-name="ce597" table:formula="of:=SUMIF([.AU$2:.AU$63];&quot;=&quot;&amp;[.$L69];[.AV$2:.AV$63])" office:value-type="float" office:value="0">
            <text:p>0</text:p>
          </table:table-cell>
          <table:table-cell table:style-name="ce597" table:formula="of:=SUMIF([.AW$2:.AW$63];&quot;=&quot;&amp;[.$L69];[.AX$2:.AX$63])" office:value-type="float" office:value="0">
            <text:p>0</text:p>
          </table:table-cell>
          <table:table-cell table:style-name="ce597" table:formula="of:=SUMIF([.AY$2:.AY$63];&quot;=&quot;&amp;[.$L69];[.AZ$2:.AZ$63])" office:value-type="float" office:value="0">
            <text:p>0</text:p>
          </table:table-cell>
          <table:table-cell table:style-name="ce597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1<text:span text:style-name="T2">st</text:span> hand</text:p>
          </table:table-cell>
          <table:table-cell table:style-name="ce607" table:formula="of:=IF(OR([Scheda.I40]=[.E65];[Scheda.I40]=[.E67]))" office:value-type="boolean" office:boolean-value="false">
            <text:p>FALSO</text:p>
          </table:table-cell>
          <table:table-cell table:style-name="ce607" office:value-type="float" office:value="0">
            <text:p>0</text:p>
          </table:table-cell>
          <table:table-cell table:style-name="ce608" office:value-type="boolean" office:boolean-value="false">
            <text:p>FALSO</text:p>
          </table:table-cell>
          <table:table-cell table:number-columns-repeated="998"/>
        </table:table-row>
        <table:table-row table:style-name="ro4">
          <table:table-cell table:number-columns-repeated="8"/>
          <table:table-cell table:style-name="ce593" table:formula="of:=CONCATENATE([.L70];&quot;?&quot;)" office:value-type="string" office:string-value="TPC2Ex2?">
            <text:p>TPC2Ex2?</text:p>
          </table:table-cell>
          <table:table-cell table:style-name="ce597" table:formula="of:=IF(NOT([Scheda.J38]=&quot;&quot;))" office:value-type="boolean" office:boolean-value="false">
            <text:p>FALSO</text:p>
          </table:table-cell>
          <table:table-cell table:style-name="ce602" table:formula="of:=IF([.J70];SUM([.M70:.R70]);0)" office:value-type="float" office:value="0">
            <text:p>0</text:p>
          </table:table-cell>
          <table:table-cell table:style-name="ce598" table:formula="of:=CONCATENATE([Scheda.B37];[Scheda.J37])" office:value-type="string" office:string-value="TPC2Ex2">
            <text:p>TPC2Ex2</text:p>
          </table:table-cell>
          <table:table-cell table:style-name="ce597" table:formula="of:=SUMIF([.AS$2:.AS$63];&quot;=&quot;&amp;[.$L70];[.AT$2:.AT$63])" office:value-type="float" office:value="0">
            <text:p>0</text:p>
          </table:table-cell>
          <table:table-cell table:style-name="ce597" table:formula="of:=SUMIF([.AU$2:.AU$63];&quot;=&quot;&amp;[.$L70];[.AV$2:.AV$63])" office:value-type="float" office:value="0">
            <text:p>0</text:p>
          </table:table-cell>
          <table:table-cell table:style-name="ce597" table:formula="of:=SUMIF([.AW$2:.AW$63];&quot;=&quot;&amp;[.$L70];[.AX$2:.AX$63])" office:value-type="float" office:value="0">
            <text:p>0</text:p>
          </table:table-cell>
          <table:table-cell table:style-name="ce597" table:formula="of:=SUMIF([.AY$2:.AY$63];&quot;=&quot;&amp;[.$L70];[.AZ$2:.AZ$63])" office:value-type="float" office:value="0">
            <text:p>0</text:p>
          </table:table-cell>
          <table:table-cell table:style-name="ce597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 hand</text:p>
          </table:table-cell>
          <table:table-cell table:style-name="ce607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1];&quot;?&quot;)" office:value-type="string" office:string-value="TPC2Ex3?">
            <text:p>TPC2Ex3?</text:p>
          </table:table-cell>
          <table:table-cell table:style-name="ce597" table:formula="of:=IF(NOT([Scheda.K38]=&quot;&quot;))" office:value-type="boolean" office:boolean-value="false">
            <text:p>FALSO</text:p>
          </table:table-cell>
          <table:table-cell table:style-name="ce602" table:formula="of:=IF([.J71];SUM([.M71:.R71]);0)" office:value-type="float" office:value="0">
            <text:p>0</text:p>
          </table:table-cell>
          <table:table-cell table:style-name="ce598" table:formula="of:=CONCATENATE([Scheda.B37];[Scheda.K37])" office:value-type="string" office:string-value="TPC2Ex3">
            <text:p>TPC2Ex3</text:p>
          </table:table-cell>
          <table:table-cell table:style-name="ce597" table:formula="of:=SUMIF([.AS$2:.AS$63];&quot;=&quot;&amp;[.$L71];[.AT$2:.AT$63])" office:value-type="float" office:value="0">
            <text:p>0</text:p>
          </table:table-cell>
          <table:table-cell table:style-name="ce597" table:formula="of:=SUMIF([.AU$2:.AU$63];&quot;=&quot;&amp;[.$L71];[.AV$2:.AV$63])" office:value-type="float" office:value="0">
            <text:p>0</text:p>
          </table:table-cell>
          <table:table-cell table:style-name="ce597" table:formula="of:=SUMIF([.AW$2:.AW$63];&quot;=&quot;&amp;[.$L71];[.AX$2:.AX$63])" office:value-type="float" office:value="0">
            <text:p>0</text:p>
          </table:table-cell>
          <table:table-cell table:style-name="ce597" table:formula="of:=SUMIF([.AY$2:.AY$63];&quot;=&quot;&amp;[.$L71];[.AZ$2:.AZ$63])" office:value-type="float" office:value="0">
            <text:p>0</text:p>
          </table:table-cell>
          <table:table-cell table:style-name="ce597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?</text:p>
          </table:table-cell>
          <table:table-cell table:style-name="ce607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7" table:formula="of:=SUM([.K72:.K75])+[.$K$63]+[.AB67]+SUM([.$K$93:.$K$95])" office:value-type="float" office:value="0">
            <text:p>0</text:p>
          </table:table-cell>
          <table:table-cell table:style-name="ce597" table:formula="of:=SUM([.M72:.R72])" office:value-type="float" office:value="0">
            <text:p>0</text:p>
          </table:table-cell>
          <table:table-cell table:style-name="ce598" table:formula="of:=[Scheda.B42]" office:value-type="string" office:string-value="TPC3">
            <text:p>TPC3</text:p>
          </table:table-cell>
          <table:table-cell table:style-name="ce597" table:formula="of:=SUMIF([.AS$2:.AS$63];&quot;=&quot;&amp;[.$L72];[.AT$2:.AT$63])" office:value-type="float" office:value="0">
            <text:p>0</text:p>
          </table:table-cell>
          <table:table-cell table:style-name="ce597" table:formula="of:=SUMIF([.AU$2:.AU$63];&quot;=&quot;&amp;[.$L72];[.AV$2:.AV$63])" office:value-type="float" office:value="0">
            <text:p>0</text:p>
          </table:table-cell>
          <table:table-cell table:style-name="ce597" table:formula="of:=SUMIF([.AW$2:.AW$63];&quot;=&quot;&amp;[.$L72];[.AX$2:.AX$63])" office:value-type="float" office:value="0">
            <text:p>0</text:p>
          </table:table-cell>
          <table:table-cell table:style-name="ce597" table:formula="of:=SUMIF([.AY$2:.AY$63];&quot;=&quot;&amp;[.$L72];[.AZ$2:.AZ$63])" office:value-type="float" office:value="0">
            <text:p>0</text:p>
          </table:table-cell>
          <table:table-cell table:style-name="ce597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07" table:formula="of:=[Scheda.A41]" office:value-type="string" office:string-value="Arma 3">
            <text:p>Arma 3</text:p>
          </table:table-cell>
          <table:table-cell table:style-name="ce607"/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3];&quot;?&quot;)" office:value-type="string" office:string-value="TPC3Ex1?">
            <text:p>TPC3Ex1?</text:p>
          </table:table-cell>
          <table:table-cell table:style-name="ce597" table:formula="of:=IF(NOT([Scheda.I43]=&quot;&quot;))" office:value-type="boolean" office:boolean-value="false">
            <text:p>FALSO</text:p>
          </table:table-cell>
          <table:table-cell table:style-name="ce602" table:formula="of:=IF([.J73];SUM([.M73:.R73]);0)" office:value-type="float" office:value="0">
            <text:p>0</text:p>
          </table:table-cell>
          <table:table-cell table:style-name="ce598" table:formula="of:=CONCATENATE([Scheda.B42];[Scheda.I42])" office:value-type="string" office:string-value="TPC3Ex1">
            <text:p>TPC3Ex1</text:p>
          </table:table-cell>
          <table:table-cell table:style-name="ce597" table:formula="of:=SUMIF([.AS$2:.AS$63];&quot;=&quot;&amp;[.$L73];[.AT$2:.AT$63])" office:value-type="float" office:value="0">
            <text:p>0</text:p>
          </table:table-cell>
          <table:table-cell table:style-name="ce597" table:formula="of:=SUMIF([.AU$2:.AU$63];&quot;=&quot;&amp;[.$L73];[.AV$2:.AV$63])" office:value-type="float" office:value="0">
            <text:p>0</text:p>
          </table:table-cell>
          <table:table-cell table:style-name="ce597" table:formula="of:=SUMIF([.AW$2:.AW$63];&quot;=&quot;&amp;[.$L73];[.AX$2:.AX$63])" office:value-type="float" office:value="0">
            <text:p>0</text:p>
          </table:table-cell>
          <table:table-cell table:style-name="ce597" table:formula="of:=SUMIF([.AY$2:.AY$63];&quot;=&quot;&amp;[.$L73];[.AZ$2:.AZ$63])" office:value-type="float" office:value="0">
            <text:p>0</text:p>
          </table:table-cell>
          <table:table-cell table:style-name="ce597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1<text:span text:style-name="T2">st</text:span> hand</text:p>
          </table:table-cell>
          <table:table-cell table:style-name="ce607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4];&quot;?&quot;)" office:value-type="string" office:string-value="TPC3Ex2?">
            <text:p>TPC3Ex2?</text:p>
          </table:table-cell>
          <table:table-cell table:style-name="ce597" table:formula="of:=IF(NOT([Scheda.J43]=&quot;&quot;))" office:value-type="boolean" office:boolean-value="false">
            <text:p>FALSO</text:p>
          </table:table-cell>
          <table:table-cell table:style-name="ce602" table:formula="of:=IF([.J74];SUM([.M74:.R74]);0)" office:value-type="float" office:value="0">
            <text:p>0</text:p>
          </table:table-cell>
          <table:table-cell table:style-name="ce598" table:formula="of:=CONCATENATE([Scheda.B42];[Scheda.J42])" office:value-type="string" office:string-value="TPC3Ex2">
            <text:p>TPC3Ex2</text:p>
          </table:table-cell>
          <table:table-cell table:style-name="ce597" table:formula="of:=SUMIF([.AS$2:.AS$63];&quot;=&quot;&amp;[.$L74];[.AT$2:.AT$63])" office:value-type="float" office:value="0">
            <text:p>0</text:p>
          </table:table-cell>
          <table:table-cell table:style-name="ce597" table:formula="of:=SUMIF([.AU$2:.AU$63];&quot;=&quot;&amp;[.$L74];[.AV$2:.AV$63])" office:value-type="float" office:value="0">
            <text:p>0</text:p>
          </table:table-cell>
          <table:table-cell table:style-name="ce597" table:formula="of:=SUMIF([.AW$2:.AW$63];&quot;=&quot;&amp;[.$L74];[.AX$2:.AX$63])" office:value-type="float" office:value="0">
            <text:p>0</text:p>
          </table:table-cell>
          <table:table-cell table:style-name="ce597" table:formula="of:=SUMIF([.AY$2:.AY$63];&quot;=&quot;&amp;[.$L74];[.AZ$2:.AZ$63])" office:value-type="float" office:value="0">
            <text:p>0</text:p>
          </table:table-cell>
          <table:table-cell table:style-name="ce597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 hand</text:p>
          </table:table-cell>
          <table:table-cell table:style-name="ce607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5];&quot;?&quot;)" office:value-type="string" office:string-value="TPC3Ex3?">
            <text:p>TPC3Ex3?</text:p>
          </table:table-cell>
          <table:table-cell table:style-name="ce597" table:formula="of:=IF(NOT([Scheda.K43]=&quot;&quot;))" office:value-type="boolean" office:boolean-value="false">
            <text:p>FALSO</text:p>
          </table:table-cell>
          <table:table-cell table:style-name="ce602" table:formula="of:=IF([.J75];SUM([.M75:.R75]);0)" office:value-type="float" office:value="0">
            <text:p>0</text:p>
          </table:table-cell>
          <table:table-cell table:style-name="ce598" table:formula="of:=CONCATENATE([Scheda.B42];[Scheda.K42])" office:value-type="string" office:string-value="TPC3Ex3">
            <text:p>TPC3Ex3</text:p>
          </table:table-cell>
          <table:table-cell table:style-name="ce597" table:formula="of:=SUMIF([.AS$2:.AS$63];&quot;=&quot;&amp;[.$L75];[.AT$2:.AT$63])" office:value-type="float" office:value="0">
            <text:p>0</text:p>
          </table:table-cell>
          <table:table-cell table:style-name="ce597" table:formula="of:=SUMIF([.AU$2:.AU$63];&quot;=&quot;&amp;[.$L75];[.AV$2:.AV$63])" office:value-type="float" office:value="0">
            <text:p>0</text:p>
          </table:table-cell>
          <table:table-cell table:style-name="ce597" table:formula="of:=SUMIF([.AW$2:.AW$63];&quot;=&quot;&amp;[.$L75];[.AX$2:.AX$63])" office:value-type="float" office:value="0">
            <text:p>0</text:p>
          </table:table-cell>
          <table:table-cell table:style-name="ce597" table:formula="of:=SUMIF([.AY$2:.AY$63];&quot;=&quot;&amp;[.$L75];[.AZ$2:.AZ$63])" office:value-type="float" office:value="0">
            <text:p>0</text:p>
          </table:table-cell>
          <table:table-cell table:style-name="ce597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?</text:p>
          </table:table-cell>
          <table:table-cell table:style-name="ce607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7" table:formula="of:=SUM([.K76:.K79])+[.$K$63]+[.AB68]+SUM([.$K$93:.$K$95])" office:value-type="float" office:value="0">
            <text:p>0</text:p>
          </table:table-cell>
          <table:table-cell table:style-name="ce597" table:formula="of:=SUM([.M76:.R76])" office:value-type="float" office:value="0">
            <text:p>0</text:p>
          </table:table-cell>
          <table:table-cell table:style-name="ce598" table:formula="of:=[Scheda.B47]" office:value-type="string" office:string-value="TPC4">
            <text:p>TPC4</text:p>
          </table:table-cell>
          <table:table-cell table:style-name="ce597" table:formula="of:=SUMIF([.AS$2:.AS$63];&quot;=&quot;&amp;[.$L76];[.AT$2:.AT$63])" office:value-type="float" office:value="0">
            <text:p>0</text:p>
          </table:table-cell>
          <table:table-cell table:style-name="ce597" table:formula="of:=SUMIF([.AU$2:.AU$63];&quot;=&quot;&amp;[.$L76];[.AV$2:.AV$63])" office:value-type="float" office:value="0">
            <text:p>0</text:p>
          </table:table-cell>
          <table:table-cell table:style-name="ce597" table:formula="of:=SUMIF([.AW$2:.AW$63];&quot;=&quot;&amp;[.$L76];[.AX$2:.AX$63])" office:value-type="float" office:value="0">
            <text:p>0</text:p>
          </table:table-cell>
          <table:table-cell table:style-name="ce597" table:formula="of:=SUMIF([.AY$2:.AY$63];&quot;=&quot;&amp;[.$L76];[.AZ$2:.AZ$63])" office:value-type="float" office:value="0">
            <text:p>0</text:p>
          </table:table-cell>
          <table:table-cell table:style-name="ce597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07" table:formula="of:=[Scheda.A46]" office:value-type="string" office:string-value="Arma 4">
            <text:p>Arma 4</text:p>
          </table:table-cell>
          <table:table-cell table:style-name="ce607"/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7];&quot;?&quot;)" office:value-type="string" office:string-value="TPC4Ex1?">
            <text:p>TPC4Ex1?</text:p>
          </table:table-cell>
          <table:table-cell table:style-name="ce597" table:formula="of:=IF(NOT([Scheda.I48]=&quot;&quot;))" office:value-type="boolean" office:boolean-value="false">
            <text:p>FALSO</text:p>
          </table:table-cell>
          <table:table-cell table:style-name="ce602" table:formula="of:=IF([.J77];SUM([.M77:.R77]);0)" office:value-type="float" office:value="0">
            <text:p>0</text:p>
          </table:table-cell>
          <table:table-cell table:style-name="ce598" table:formula="of:=CONCATENATE([Scheda.B47];[Scheda.I47])" office:value-type="string" office:string-value="TPC4Ex1">
            <text:p>TPC4Ex1</text:p>
          </table:table-cell>
          <table:table-cell table:style-name="ce597" table:formula="of:=SUMIF([.AS$2:.AS$63];&quot;=&quot;&amp;[.$L77];[.AT$2:.AT$63])" office:value-type="float" office:value="0">
            <text:p>0</text:p>
          </table:table-cell>
          <table:table-cell table:style-name="ce597" table:formula="of:=SUMIF([.AU$2:.AU$63];&quot;=&quot;&amp;[.$L77];[.AV$2:.AV$63])" office:value-type="float" office:value="0">
            <text:p>0</text:p>
          </table:table-cell>
          <table:table-cell table:style-name="ce597" table:formula="of:=SUMIF([.AW$2:.AW$63];&quot;=&quot;&amp;[.$L77];[.AX$2:.AX$63])" office:value-type="float" office:value="0">
            <text:p>0</text:p>
          </table:table-cell>
          <table:table-cell table:style-name="ce597" table:formula="of:=SUMIF([.AY$2:.AY$63];&quot;=&quot;&amp;[.$L77];[.AZ$2:.AZ$63])" office:value-type="float" office:value="0">
            <text:p>0</text:p>
          </table:table-cell>
          <table:table-cell table:style-name="ce597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1<text:span text:style-name="T2">st</text:span> hand</text:p>
          </table:table-cell>
          <table:table-cell table:style-name="ce607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8];&quot;?&quot;)" office:value-type="string" office:string-value="TPC4Ex2?">
            <text:p>TPC4Ex2?</text:p>
          </table:table-cell>
          <table:table-cell table:style-name="ce597" table:formula="of:=IF(NOT([Scheda.J48]=&quot;&quot;))" office:value-type="boolean" office:boolean-value="false">
            <text:p>FALSO</text:p>
          </table:table-cell>
          <table:table-cell table:style-name="ce602" table:formula="of:=IF([.J78];SUM([.M78:.R78]);0)" office:value-type="float" office:value="0">
            <text:p>0</text:p>
          </table:table-cell>
          <table:table-cell table:style-name="ce598" table:formula="of:=CONCATENATE([Scheda.B47];[Scheda.J47])" office:value-type="string" office:string-value="TPC4Ex2">
            <text:p>TPC4Ex2</text:p>
          </table:table-cell>
          <table:table-cell table:style-name="ce597" table:formula="of:=SUMIF([.AS$2:.AS$63];&quot;=&quot;&amp;[.$L78];[.AT$2:.AT$63])" office:value-type="float" office:value="0">
            <text:p>0</text:p>
          </table:table-cell>
          <table:table-cell table:style-name="ce597" table:formula="of:=SUMIF([.AU$2:.AU$63];&quot;=&quot;&amp;[.$L78];[.AV$2:.AV$63])" office:value-type="float" office:value="0">
            <text:p>0</text:p>
          </table:table-cell>
          <table:table-cell table:style-name="ce597" table:formula="of:=SUMIF([.AW$2:.AW$63];&quot;=&quot;&amp;[.$L78];[.AX$2:.AX$63])" office:value-type="float" office:value="0">
            <text:p>0</text:p>
          </table:table-cell>
          <table:table-cell table:style-name="ce597" table:formula="of:=SUMIF([.AY$2:.AY$63];&quot;=&quot;&amp;[.$L78];[.AZ$2:.AZ$63])" office:value-type="float" office:value="0">
            <text:p>0</text:p>
          </table:table-cell>
          <table:table-cell table:style-name="ce597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07" office:value-type="string">
            <text:p>2<text:span text:style-name="T2">nd</text:span> hand</text:p>
          </table:table-cell>
          <table:table-cell table:style-name="ce607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4">
          <table:table-cell table:number-columns-repeated="8"/>
          <table:table-cell table:style-name="ce593" table:formula="of:=CONCATENATE([.L79];&quot;?&quot;)" office:value-type="string" office:string-value="TPC4Ex3?">
            <text:p>TPC4Ex3?</text:p>
          </table:table-cell>
          <table:table-cell table:style-name="ce597" table:formula="of:=IF(NOT([Scheda.K48]=&quot;&quot;))" office:value-type="boolean" office:boolean-value="false">
            <text:p>FALSO</text:p>
          </table:table-cell>
          <table:table-cell table:style-name="ce602" table:formula="of:=IF([.J79];SUM([.M79:.R79]);0)" office:value-type="float" office:value="0">
            <text:p>0</text:p>
          </table:table-cell>
          <table:table-cell table:style-name="ce598" table:formula="of:=CONCATENATE([Scheda.B47];[Scheda.K47])" office:value-type="string" office:string-value="TPC4Ex3">
            <text:p>TPC4Ex3</text:p>
          </table:table-cell>
          <table:table-cell table:style-name="ce597" table:formula="of:=SUMIF([.AS$2:.AS$63];&quot;=&quot;&amp;[.$L79];[.AT$2:.AT$63])" office:value-type="float" office:value="0">
            <text:p>0</text:p>
          </table:table-cell>
          <table:table-cell table:style-name="ce597" table:formula="of:=SUMIF([.AU$2:.AU$63];&quot;=&quot;&amp;[.$L79];[.AV$2:.AV$63])" office:value-type="float" office:value="0">
            <text:p>0</text:p>
          </table:table-cell>
          <table:table-cell table:style-name="ce597" table:formula="of:=SUMIF([.AW$2:.AW$63];&quot;=&quot;&amp;[.$L79];[.AX$2:.AX$63])" office:value-type="float" office:value="0">
            <text:p>0</text:p>
          </table:table-cell>
          <table:table-cell table:style-name="ce597" table:formula="of:=SUMIF([.AY$2:.AY$63];&quot;=&quot;&amp;[.$L79];[.AZ$2:.AZ$63])" office:value-type="float" office:value="0">
            <text:p>0</text:p>
          </table:table-cell>
          <table:table-cell table:style-name="ce597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"/>
          <table:table-cell table:style-name="ce597" table:formula="of:=SUM([.M80:.R80])" office:value-type="float" office:value="0">
            <text:p>0</text:p>
          </table:table-cell>
          <table:table-cell table:style-name="ce598" office:value-type="string">
            <text:p>DAN</text:p>
          </table:table-cell>
          <table:table-cell table:style-name="ce597" table:formula="of:=SUMIF([.AS$2:.AS$63];&quot;=&quot;&amp;[.$L80];[.AT$2:.AT$63])" office:value-type="float" office:value="0">
            <text:p>0</text:p>
          </table:table-cell>
          <table:table-cell table:style-name="ce597" table:formula="of:=SUMIF([.AU$2:.AU$63];&quot;=&quot;&amp;[.$L80];[.AV$2:.AV$63])" office:value-type="float" office:value="0">
            <text:p>0</text:p>
          </table:table-cell>
          <table:table-cell table:style-name="ce597" table:formula="of:=SUMIF([.AW$2:.AW$63];&quot;=&quot;&amp;[.$L80];[.AX$2:.AX$63])" office:value-type="float" office:value="0">
            <text:p>0</text:p>
          </table:table-cell>
          <table:table-cell table:style-name="ce597" table:formula="of:=SUMIF([.AY$2:.AY$63];&quot;=&quot;&amp;[.$L80];[.AZ$2:.AZ$63])" office:value-type="float" office:value="0">
            <text:p>0</text:p>
          </table:table-cell>
          <table:table-cell table:style-name="ce597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1</text:p>
          </table:table-cell>
          <table:table-cell table:style-name="ce597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597" table:formula="of:=SUM([.M81:.R81])" office:value-type="float" office:value="0">
            <text:p>0</text:p>
          </table:table-cell>
          <table:table-cell table:style-name="ce598" table:formula="of:=[Scheda.B34]" office:value-type="string" office:string-value="DAN1">
            <text:p>DAN1</text:p>
          </table:table-cell>
          <table:table-cell table:style-name="ce597" table:formula="of:=SUMIF([.AS$2:.AS$63];&quot;=&quot;&amp;[.$L81];[.AT$2:.AT$63])" office:value-type="float" office:value="0">
            <text:p>0</text:p>
          </table:table-cell>
          <table:table-cell table:style-name="ce597" table:formula="of:=SUMIF([.AU$2:.AU$63];&quot;=&quot;&amp;[.$L81];[.AV$2:.AV$63])" office:value-type="float" office:value="0">
            <text:p>0</text:p>
          </table:table-cell>
          <table:table-cell table:style-name="ce597" table:formula="of:=SUMIF([.AW$2:.AW$63];&quot;=&quot;&amp;[.$L81];[.AX$2:.AX$63])" office:value-type="float" office:value="0">
            <text:p>0</text:p>
          </table:table-cell>
          <table:table-cell table:style-name="ce597" table:formula="of:=SUMIF([.AY$2:.AY$63];&quot;=&quot;&amp;[.$L81];[.AZ$2:.AZ$63])" office:value-type="float" office:value="0">
            <text:p>0</text:p>
          </table:table-cell>
          <table:table-cell table:style-name="ce597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3" table:formula="of:=CONCATENATE([.L82];&quot;?&quot;)" office:value-type="string" office:string-value="DAN1Ex1?">
            <text:p>DAN1Ex1?</text:p>
          </table:table-cell>
          <table:table-cell table:style-name="ce597" table:formula="of:=IF(NOT([Scheda.J35]=&quot;&quot;))" office:value-type="boolean" office:boolean-value="false">
            <text:p>FALSO</text:p>
          </table:table-cell>
          <table:table-cell table:style-name="ce602" table:formula="of:=IF([.J82];SUM([.M82:.R82]);0)" office:value-type="float" office:value="0">
            <text:p>0</text:p>
          </table:table-cell>
          <table:table-cell table:style-name="ce598" table:formula="of:=CONCATENATE([Scheda.B34];[Scheda.J34])" office:value-type="string" office:string-value="DAN1Ex1">
            <text:p>DAN1Ex1</text:p>
          </table:table-cell>
          <table:table-cell table:style-name="ce597" table:formula="of:=SUMIF([.AS$2:.AS$63];&quot;=&quot;&amp;[.$L82];[.AT$2:.AT$63])" office:value-type="float" office:value="0">
            <text:p>0</text:p>
          </table:table-cell>
          <table:table-cell table:style-name="ce597" table:formula="of:=SUMIF([.AU$2:.AU$63];&quot;=&quot;&amp;[.$L82];[.AV$2:.AV$63])" office:value-type="float" office:value="0">
            <text:p>0</text:p>
          </table:table-cell>
          <table:table-cell table:style-name="ce597" table:formula="of:=SUMIF([.AW$2:.AW$63];&quot;=&quot;&amp;[.$L82];[.AX$2:.AX$63])" office:value-type="float" office:value="0">
            <text:p>0</text:p>
          </table:table-cell>
          <table:table-cell table:style-name="ce597" table:formula="of:=SUMIF([.AY$2:.AY$63];&quot;=&quot;&amp;[.$L82];[.AZ$2:.AZ$63])" office:value-type="float" office:value="0">
            <text:p>0</text:p>
          </table:table-cell>
          <table:table-cell table:style-name="ce597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83];&quot;?&quot;)" office:value-type="string" office:string-value="DAN1Ex2?">
            <text:p>DAN1Ex2?</text:p>
          </table:table-cell>
          <table:table-cell table:style-name="ce597" table:formula="of:=IF(NOT([Scheda.J35]=&quot;&quot;))" office:value-type="boolean" office:boolean-value="false">
            <text:p>FALSO</text:p>
          </table:table-cell>
          <table:table-cell table:style-name="ce602" table:formula="of:=IF([.J83];SUM([.M83:.R83]);0)" office:value-type="float" office:value="0">
            <text:p>0</text:p>
          </table:table-cell>
          <table:table-cell table:style-name="ce598" table:formula="of:=CONCATENATE([Scheda.B34];[Scheda.K34])" office:value-type="string" office:string-value="DAN1Ex2">
            <text:p>DAN1Ex2</text:p>
          </table:table-cell>
          <table:table-cell table:style-name="ce597" table:formula="of:=SUMIF([.AS$2:.AS$63];&quot;=&quot;&amp;[.$L83];[.AT$2:.AT$63])" office:value-type="float" office:value="0">
            <text:p>0</text:p>
          </table:table-cell>
          <table:table-cell table:style-name="ce597" table:formula="of:=SUMIF([.AU$2:.AU$63];&quot;=&quot;&amp;[.$L83];[.AV$2:.AV$63])" office:value-type="float" office:value="0">
            <text:p>0</text:p>
          </table:table-cell>
          <table:table-cell table:style-name="ce597" table:formula="of:=SUMIF([.AW$2:.AW$63];&quot;=&quot;&amp;[.$L83];[.AX$2:.AX$63])" office:value-type="float" office:value="0">
            <text:p>0</text:p>
          </table:table-cell>
          <table:table-cell table:style-name="ce597" table:formula="of:=SUMIF([.AY$2:.AY$63];&quot;=&quot;&amp;[.$L83];[.AZ$2:.AZ$63])" office:value-type="float" office:value="0">
            <text:p>0</text:p>
          </table:table-cell>
          <table:table-cell table:style-name="ce597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2</text:p>
          </table:table-cell>
          <table:table-cell table:style-name="ce597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597" table:formula="of:=SUM([.M84:.R84])" office:value-type="float" office:value="0">
            <text:p>0</text:p>
          </table:table-cell>
          <table:table-cell table:style-name="ce598" table:formula="of:=[Scheda.B39]" office:value-type="string" office:string-value="DAN2">
            <text:p>DAN2</text:p>
          </table:table-cell>
          <table:table-cell table:style-name="ce597" table:formula="of:=SUMIF([.AS$2:.AS$63];&quot;=&quot;&amp;[.$L84];[.AT$2:.AT$63])" office:value-type="float" office:value="0">
            <text:p>0</text:p>
          </table:table-cell>
          <table:table-cell table:style-name="ce597" table:formula="of:=SUMIF([.AU$2:.AU$63];&quot;=&quot;&amp;[.$L84];[.AV$2:.AV$63])" office:value-type="float" office:value="0">
            <text:p>0</text:p>
          </table:table-cell>
          <table:table-cell table:style-name="ce597" table:formula="of:=SUMIF([.AW$2:.AW$63];&quot;=&quot;&amp;[.$L84];[.AX$2:.AX$63])" office:value-type="float" office:value="0">
            <text:p>0</text:p>
          </table:table-cell>
          <table:table-cell table:style-name="ce597" table:formula="of:=SUMIF([.AY$2:.AY$63];&quot;=&quot;&amp;[.$L84];[.AZ$2:.AZ$63])" office:value-type="float" office:value="0">
            <text:p>0</text:p>
          </table:table-cell>
          <table:table-cell table:style-name="ce597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3" table:formula="of:=CONCATENATE([.L85];&quot;?&quot;)" office:value-type="string" office:string-value="DAN2Ex1?">
            <text:p>DAN2Ex1?</text:p>
          </table:table-cell>
          <table:table-cell table:style-name="ce597" table:formula="of:=IF(NOT([Scheda.J40]=&quot;&quot;))" office:value-type="boolean" office:boolean-value="false">
            <text:p>FALSO</text:p>
          </table:table-cell>
          <table:table-cell table:style-name="ce602" table:formula="of:=IF([.J85];SUM([.M85:.R85]);0)" office:value-type="float" office:value="0">
            <text:p>0</text:p>
          </table:table-cell>
          <table:table-cell table:style-name="ce598" table:formula="of:=CONCATENATE([Scheda.B39];[Scheda.J39])" office:value-type="string" office:string-value="DAN2Ex1">
            <text:p>DAN2Ex1</text:p>
          </table:table-cell>
          <table:table-cell table:style-name="ce597" table:formula="of:=SUMIF([.AS$2:.AS$63];&quot;=&quot;&amp;[.$L85];[.AT$2:.AT$63])" office:value-type="float" office:value="0">
            <text:p>0</text:p>
          </table:table-cell>
          <table:table-cell table:style-name="ce597" table:formula="of:=SUMIF([.AU$2:.AU$63];&quot;=&quot;&amp;[.$L85];[.AV$2:.AV$63])" office:value-type="float" office:value="0">
            <text:p>0</text:p>
          </table:table-cell>
          <table:table-cell table:style-name="ce597" table:formula="of:=SUMIF([.AW$2:.AW$63];&quot;=&quot;&amp;[.$L85];[.AX$2:.AX$63])" office:value-type="float" office:value="0">
            <text:p>0</text:p>
          </table:table-cell>
          <table:table-cell table:style-name="ce597" table:formula="of:=SUMIF([.AY$2:.AY$63];&quot;=&quot;&amp;[.$L85];[.AZ$2:.AZ$63])" office:value-type="float" office:value="0">
            <text:p>0</text:p>
          </table:table-cell>
          <table:table-cell table:style-name="ce597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86];&quot;?&quot;)" office:value-type="string" office:string-value="DAN2Ex2?">
            <text:p>DAN2Ex2?</text:p>
          </table:table-cell>
          <table:table-cell table:style-name="ce597" table:formula="of:=IF(NOT([Scheda.K40]=&quot;&quot;))" office:value-type="boolean" office:boolean-value="false">
            <text:p>FALSO</text:p>
          </table:table-cell>
          <table:table-cell table:style-name="ce602" table:formula="of:=IF([.J86];SUM([.M86:.R86]);0)" office:value-type="float" office:value="0">
            <text:p>0</text:p>
          </table:table-cell>
          <table:table-cell table:style-name="ce598" table:formula="of:=CONCATENATE([Scheda.B39];[Scheda.K39])" office:value-type="string" office:string-value="DAN2Ex2">
            <text:p>DAN2Ex2</text:p>
          </table:table-cell>
          <table:table-cell table:style-name="ce597" table:formula="of:=SUMIF([.AS$2:.AS$63];&quot;=&quot;&amp;[.$L86];[.AT$2:.AT$63])" office:value-type="float" office:value="0">
            <text:p>0</text:p>
          </table:table-cell>
          <table:table-cell table:style-name="ce597" table:formula="of:=SUMIF([.AU$2:.AU$63];&quot;=&quot;&amp;[.$L86];[.AV$2:.AV$63])" office:value-type="float" office:value="0">
            <text:p>0</text:p>
          </table:table-cell>
          <table:table-cell table:style-name="ce597" table:formula="of:=SUMIF([.AW$2:.AW$63];&quot;=&quot;&amp;[.$L86];[.AX$2:.AX$63])" office:value-type="float" office:value="0">
            <text:p>0</text:p>
          </table:table-cell>
          <table:table-cell table:style-name="ce597" table:formula="of:=SUMIF([.AY$2:.AY$63];&quot;=&quot;&amp;[.$L86];[.AZ$2:.AZ$63])" office:value-type="float" office:value="0">
            <text:p>0</text:p>
          </table:table-cell>
          <table:table-cell table:style-name="ce597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3</text:p>
          </table:table-cell>
          <table:table-cell table:style-name="ce597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597" table:formula="of:=SUM([.M87:.R87])" office:value-type="float" office:value="0">
            <text:p>0</text:p>
          </table:table-cell>
          <table:table-cell table:style-name="ce598" table:formula="of:=[Scheda.B44]" office:value-type="string" office:string-value="DAN3">
            <text:p>DAN3</text:p>
          </table:table-cell>
          <table:table-cell table:style-name="ce597" table:formula="of:=SUMIF([.AS$2:.AS$63];&quot;=&quot;&amp;[.$L87];[.AT$2:.AT$63])" office:value-type="float" office:value="0">
            <text:p>0</text:p>
          </table:table-cell>
          <table:table-cell table:style-name="ce597" table:formula="of:=SUMIF([.AU$2:.AU$63];&quot;=&quot;&amp;[.$L87];[.AV$2:.AV$63])" office:value-type="float" office:value="0">
            <text:p>0</text:p>
          </table:table-cell>
          <table:table-cell table:style-name="ce597" table:formula="of:=SUMIF([.AW$2:.AW$63];&quot;=&quot;&amp;[.$L87];[.AX$2:.AX$63])" office:value-type="float" office:value="0">
            <text:p>0</text:p>
          </table:table-cell>
          <table:table-cell table:style-name="ce597" table:formula="of:=SUMIF([.AY$2:.AY$63];&quot;=&quot;&amp;[.$L87];[.AZ$2:.AZ$63])" office:value-type="float" office:value="0">
            <text:p>0</text:p>
          </table:table-cell>
          <table:table-cell table:style-name="ce597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3" table:formula="of:=CONCATENATE([.L88];&quot;?&quot;)" office:value-type="string" office:string-value="DAN3Ex1?">
            <text:p>DAN3Ex1?</text:p>
          </table:table-cell>
          <table:table-cell table:style-name="ce597" table:formula="of:=IF(NOT([Scheda.J45]=&quot;&quot;))" office:value-type="boolean" office:boolean-value="false">
            <text:p>FALSO</text:p>
          </table:table-cell>
          <table:table-cell table:style-name="ce602" table:formula="of:=IF([.J88];SUM([.M88:.R88]);0)" office:value-type="float" office:value="0">
            <text:p>0</text:p>
          </table:table-cell>
          <table:table-cell table:style-name="ce598" table:formula="of:=CONCATENATE([Scheda.B44];[Scheda.J44])" office:value-type="string" office:string-value="DAN3Ex1">
            <text:p>DAN3Ex1</text:p>
          </table:table-cell>
          <table:table-cell table:style-name="ce597" table:formula="of:=SUMIF([.AS$2:.AS$63];&quot;=&quot;&amp;[.$L88];[.AT$2:.AT$63])" office:value-type="float" office:value="0">
            <text:p>0</text:p>
          </table:table-cell>
          <table:table-cell table:style-name="ce597" table:formula="of:=SUMIF([.AU$2:.AU$63];&quot;=&quot;&amp;[.$L88];[.AV$2:.AV$63])" office:value-type="float" office:value="0">
            <text:p>0</text:p>
          </table:table-cell>
          <table:table-cell table:style-name="ce597" table:formula="of:=SUMIF([.AW$2:.AW$63];&quot;=&quot;&amp;[.$L88];[.AX$2:.AX$63])" office:value-type="float" office:value="0">
            <text:p>0</text:p>
          </table:table-cell>
          <table:table-cell table:style-name="ce597" table:formula="of:=SUMIF([.AY$2:.AY$63];&quot;=&quot;&amp;[.$L88];[.AZ$2:.AZ$63])" office:value-type="float" office:value="0">
            <text:p>0</text:p>
          </table:table-cell>
          <table:table-cell table:style-name="ce597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89];&quot;?&quot;)" office:value-type="string" office:string-value="DAN3Ex2?">
            <text:p>DAN3Ex2?</text:p>
          </table:table-cell>
          <table:table-cell table:style-name="ce597" table:formula="of:=IF(NOT([Scheda.K45]=&quot;&quot;))" office:value-type="boolean" office:boolean-value="false">
            <text:p>FALSO</text:p>
          </table:table-cell>
          <table:table-cell table:style-name="ce602" table:formula="of:=IF([.J89];SUM([.M89:.R89]);0)" office:value-type="float" office:value="0">
            <text:p>0</text:p>
          </table:table-cell>
          <table:table-cell table:style-name="ce598" table:formula="of:=CONCATENATE([Scheda.B44];[Scheda.K44])" office:value-type="string" office:string-value="DAN3Ex2">
            <text:p>DAN3Ex2</text:p>
          </table:table-cell>
          <table:table-cell table:style-name="ce597" table:formula="of:=SUMIF([.AS$2:.AS$63];&quot;=&quot;&amp;[.$L89];[.AT$2:.AT$63])" office:value-type="float" office:value="0">
            <text:p>0</text:p>
          </table:table-cell>
          <table:table-cell table:style-name="ce597" table:formula="of:=SUMIF([.AU$2:.AU$63];&quot;=&quot;&amp;[.$L89];[.AV$2:.AV$63])" office:value-type="float" office:value="0">
            <text:p>0</text:p>
          </table:table-cell>
          <table:table-cell table:style-name="ce597" table:formula="of:=SUMIF([.AW$2:.AW$63];&quot;=&quot;&amp;[.$L89];[.AX$2:.AX$63])" office:value-type="float" office:value="0">
            <text:p>0</text:p>
          </table:table-cell>
          <table:table-cell table:style-name="ce597" table:formula="of:=SUMIF([.AY$2:.AY$63];&quot;=&quot;&amp;[.$L89];[.AZ$2:.AZ$63])" office:value-type="float" office:value="0">
            <text:p>0</text:p>
          </table:table-cell>
          <table:table-cell table:style-name="ce597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office:value-type="string">
            <text:p>Arma 4</text:p>
          </table:table-cell>
          <table:table-cell table:style-name="ce597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597" table:formula="of:=SUM([.M90:.R90])" office:value-type="float" office:value="0">
            <text:p>0</text:p>
          </table:table-cell>
          <table:table-cell table:style-name="ce598" table:formula="of:=[Scheda.B49]" office:value-type="string" office:string-value="DAN4">
            <text:p>DAN4</text:p>
          </table:table-cell>
          <table:table-cell table:style-name="ce597" table:formula="of:=SUMIF([.AS$2:.AS$63];&quot;=&quot;&amp;[.$L90];[.AT$2:.AT$63])" office:value-type="float" office:value="0">
            <text:p>0</text:p>
          </table:table-cell>
          <table:table-cell table:style-name="ce597" table:formula="of:=SUMIF([.AU$2:.AU$63];&quot;=&quot;&amp;[.$L90];[.AV$2:.AV$63])" office:value-type="float" office:value="0">
            <text:p>0</text:p>
          </table:table-cell>
          <table:table-cell table:style-name="ce597" table:formula="of:=SUMIF([.AW$2:.AW$63];&quot;=&quot;&amp;[.$L90];[.AX$2:.AX$63])" office:value-type="float" office:value="0">
            <text:p>0</text:p>
          </table:table-cell>
          <table:table-cell table:style-name="ce597" table:formula="of:=SUMIF([.AY$2:.AY$63];&quot;=&quot;&amp;[.$L90];[.AZ$2:.AZ$63])" office:value-type="float" office:value="0">
            <text:p>0</text:p>
          </table:table-cell>
          <table:table-cell table:style-name="ce597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593" table:formula="of:=CONCATENATE([.L91];&quot;?&quot;)" office:value-type="string" office:string-value="DAN4Ex1?">
            <text:p>DAN4Ex1?</text:p>
          </table:table-cell>
          <table:table-cell table:style-name="ce597" table:formula="of:=IF(NOT([Scheda.J50]=&quot;&quot;))" office:value-type="boolean" office:boolean-value="false">
            <text:p>FALSO</text:p>
          </table:table-cell>
          <table:table-cell table:style-name="ce602" table:formula="of:=IF([.J91];SUM([.M91:.R91]);0)" office:value-type="float" office:value="0">
            <text:p>0</text:p>
          </table:table-cell>
          <table:table-cell table:style-name="ce598" table:formula="of:=CONCATENATE([Scheda.B49];[Scheda.J49])" office:value-type="string" office:string-value="DAN4Ex1">
            <text:p>DAN4Ex1</text:p>
          </table:table-cell>
          <table:table-cell table:style-name="ce597" table:formula="of:=SUMIF([.AS$2:.AS$63];&quot;=&quot;&amp;[.$L91];[.AT$2:.AT$63])" office:value-type="float" office:value="0">
            <text:p>0</text:p>
          </table:table-cell>
          <table:table-cell table:style-name="ce597" table:formula="of:=SUMIF([.AU$2:.AU$63];&quot;=&quot;&amp;[.$L91];[.AV$2:.AV$63])" office:value-type="float" office:value="0">
            <text:p>0</text:p>
          </table:table-cell>
          <table:table-cell table:style-name="ce597" table:formula="of:=SUMIF([.AW$2:.AW$63];&quot;=&quot;&amp;[.$L91];[.AX$2:.AX$63])" office:value-type="float" office:value="0">
            <text:p>0</text:p>
          </table:table-cell>
          <table:table-cell table:style-name="ce597" table:formula="of:=SUMIF([.AY$2:.AY$63];&quot;=&quot;&amp;[.$L91];[.AZ$2:.AZ$63])" office:value-type="float" office:value="0">
            <text:p>0</text:p>
          </table:table-cell>
          <table:table-cell table:style-name="ce597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92];&quot;?&quot;)" office:value-type="string" office:string-value="DAN4Ex2?">
            <text:p>DAN4Ex2?</text:p>
          </table:table-cell>
          <table:table-cell table:style-name="ce597" table:formula="of:=IF(NOT([Scheda.K50]=&quot;&quot;))" office:value-type="boolean" office:boolean-value="false">
            <text:p>FALSO</text:p>
          </table:table-cell>
          <table:table-cell table:style-name="ce602" table:formula="of:=IF([.J92];SUM([.M92:.R92]);0)" office:value-type="float" office:value="0">
            <text:p>0</text:p>
          </table:table-cell>
          <table:table-cell table:style-name="ce598" table:formula="of:=CONCATENATE([Scheda.B49];[Scheda.K49])" office:value-type="string" office:string-value="DAN4Ex2">
            <text:p>DAN4Ex2</text:p>
          </table:table-cell>
          <table:table-cell table:style-name="ce597" table:formula="of:=SUMIF([.AS$2:.AS$63];&quot;=&quot;&amp;[.$L92];[.AT$2:.AT$63])" office:value-type="float" office:value="0">
            <text:p>0</text:p>
          </table:table-cell>
          <table:table-cell table:style-name="ce597" table:formula="of:=SUMIF([.AU$2:.AU$63];&quot;=&quot;&amp;[.$L92];[.AV$2:.AV$63])" office:value-type="float" office:value="0">
            <text:p>0</text:p>
          </table:table-cell>
          <table:table-cell table:style-name="ce597" table:formula="of:=SUMIF([.AW$2:.AW$63];&quot;=&quot;&amp;[.$L92];[.AX$2:.AX$63])" office:value-type="float" office:value="0">
            <text:p>0</text:p>
          </table:table-cell>
          <table:table-cell table:style-name="ce597" table:formula="of:=SUMIF([.AY$2:.AY$63];&quot;=&quot;&amp;[.$L92];[.AZ$2:.AZ$63])" office:value-type="float" office:value="0">
            <text:p>0</text:p>
          </table:table-cell>
          <table:table-cell table:style-name="ce597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93];&quot;?&quot;)" office:value-type="string" office:string-value="TPCEx1?">
            <text:p>TPCEx1?</text:p>
          </table:table-cell>
          <table:table-cell table:style-name="ce597" table:formula="of:=IF(NOT([Scheda.H30]=&quot;&quot;))" office:value-type="boolean" office:boolean-value="false">
            <text:p>FALSO</text:p>
          </table:table-cell>
          <table:table-cell table:style-name="ce602" table:formula="of:=IF([.J93];SUM([.M93:.R93]);0)" office:value-type="float" office:value="0">
            <text:p>0</text:p>
          </table:table-cell>
          <table:table-cell table:style-name="ce598" table:formula="of:=CONCATENATE([Scheda.G29];[Scheda.H29])" office:value-type="string" office:string-value="TPCEx1">
            <text:p>TPCEx1</text:p>
          </table:table-cell>
          <table:table-cell table:style-name="ce597" table:formula="of:=SUMIF([.AS$2:.AS$63];&quot;=&quot;&amp;[.$L93];[.AT$2:.AT$63])" office:value-type="float" office:value="0">
            <text:p>0</text:p>
          </table:table-cell>
          <table:table-cell table:style-name="ce597" table:formula="of:=SUMIF([.AU$2:.AU$63];&quot;=&quot;&amp;[.$L93];[.AV$2:.AV$63])" office:value-type="float" office:value="0">
            <text:p>0</text:p>
          </table:table-cell>
          <table:table-cell table:style-name="ce597" table:formula="of:=SUMIF([.AW$2:.AW$63];&quot;=&quot;&amp;[.$L93];[.AX$2:.AX$63])" office:value-type="float" office:value="0">
            <text:p>0</text:p>
          </table:table-cell>
          <table:table-cell table:style-name="ce597" table:formula="of:=SUMIF([.AY$2:.AY$63];&quot;=&quot;&amp;[.$L93];[.AZ$2:.AZ$63])" office:value-type="float" office:value="0">
            <text:p>0</text:p>
          </table:table-cell>
          <table:table-cell table:style-name="ce597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94];&quot;?&quot;)" office:value-type="string" office:string-value="TPCEx2?">
            <text:p>TPCEx2?</text:p>
          </table:table-cell>
          <table:table-cell table:style-name="ce597" table:formula="of:=IF(NOT([Scheda.I30]=&quot;&quot;))" office:value-type="boolean" office:boolean-value="false">
            <text:p>FALSO</text:p>
          </table:table-cell>
          <table:table-cell table:style-name="ce602" table:formula="of:=IF([.J94];SUM([.M94:.R94]);0)" office:value-type="float" office:value="0">
            <text:p>0</text:p>
          </table:table-cell>
          <table:table-cell table:style-name="ce598" table:formula="of:=CONCATENATE([Scheda.G29];[Scheda.I29])" office:value-type="string" office:string-value="TPCEx2">
            <text:p>TPCEx2</text:p>
          </table:table-cell>
          <table:table-cell table:style-name="ce597" table:formula="of:=SUMIF([.AS$2:.AS$63];&quot;=&quot;&amp;[.$L94];[.AT$2:.AT$63])" office:value-type="float" office:value="0">
            <text:p>0</text:p>
          </table:table-cell>
          <table:table-cell table:style-name="ce597" table:formula="of:=SUMIF([.AU$2:.AU$63];&quot;=&quot;&amp;[.$L94];[.AV$2:.AV$63])" office:value-type="float" office:value="0">
            <text:p>0</text:p>
          </table:table-cell>
          <table:table-cell table:style-name="ce597" table:formula="of:=SUMIF([.AW$2:.AW$63];&quot;=&quot;&amp;[.$L94];[.AX$2:.AX$63])" office:value-type="float" office:value="0">
            <text:p>0</text:p>
          </table:table-cell>
          <table:table-cell table:style-name="ce597" table:formula="of:=SUMIF([.AY$2:.AY$63];&quot;=&quot;&amp;[.$L94];[.AZ$2:.AZ$63])" office:value-type="float" office:value="0">
            <text:p>0</text:p>
          </table:table-cell>
          <table:table-cell table:style-name="ce597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95];&quot;?&quot;)" office:value-type="string" office:string-value="TPCEx3?">
            <text:p>TPCEx3?</text:p>
          </table:table-cell>
          <table:table-cell table:style-name="ce597" table:formula="of:=IF(NOT([Scheda.J30]=&quot;&quot;))" office:value-type="boolean" office:boolean-value="false">
            <text:p>FALSO</text:p>
          </table:table-cell>
          <table:table-cell table:style-name="ce602" table:formula="of:=IF([.J95];SUM([.M95:.R95]);0)" office:value-type="float" office:value="0">
            <text:p>0</text:p>
          </table:table-cell>
          <table:table-cell table:style-name="ce598" table:formula="of:=CONCATENATE([Scheda.G29];[Scheda.J29])" office:value-type="string" office:string-value="TPCEx3">
            <text:p>TPCEx3</text:p>
          </table:table-cell>
          <table:table-cell table:style-name="ce597" table:formula="of:=SUMIF([.AS$2:.AS$63];&quot;=&quot;&amp;[.$L95];[.AT$2:.AT$63])" office:value-type="float" office:value="0">
            <text:p>0</text:p>
          </table:table-cell>
          <table:table-cell table:style-name="ce597" table:formula="of:=SUMIF([.AU$2:.AU$63];&quot;=&quot;&amp;[.$L95];[.AV$2:.AV$63])" office:value-type="float" office:value="0">
            <text:p>0</text:p>
          </table:table-cell>
          <table:table-cell table:style-name="ce597" table:formula="of:=SUMIF([.AW$2:.AW$63];&quot;=&quot;&amp;[.$L95];[.AX$2:.AX$63])" office:value-type="float" office:value="0">
            <text:p>0</text:p>
          </table:table-cell>
          <table:table-cell table:style-name="ce597" table:formula="of:=SUMIF([.AY$2:.AY$63];&quot;=&quot;&amp;[.$L95];[.AZ$2:.AZ$63])" office:value-type="float" office:value="0">
            <text:p>0</text:p>
          </table:table-cell>
          <table:table-cell table:style-name="ce597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96];&quot;?&quot;)" office:value-type="string" office:string-value="DANEx1?">
            <text:p>DANEx1?</text:p>
          </table:table-cell>
          <table:table-cell table:style-name="ce597" table:formula="of:=IF(NOT([Scheda.L30]=&quot;&quot;))" office:value-type="boolean" office:boolean-value="false">
            <text:p>FALSO</text:p>
          </table:table-cell>
          <table:table-cell table:style-name="ce602" table:formula="of:=IF([.J96];SUM([.M96:.R96]);0)" office:value-type="float" office:value="0">
            <text:p>0</text:p>
          </table:table-cell>
          <table:table-cell table:style-name="ce598" table:formula="of:=CONCATENATE([Scheda.K29];[Scheda.L29])" office:value-type="string" office:string-value="DANEx1">
            <text:p>DANEx1</text:p>
          </table:table-cell>
          <table:table-cell table:style-name="ce597" table:formula="of:=SUMIF([.AS$2:.AS$63];&quot;=&quot;&amp;[.$L96];[.AT$2:.AT$63])" office:value-type="float" office:value="0">
            <text:p>0</text:p>
          </table:table-cell>
          <table:table-cell table:style-name="ce597" table:formula="of:=SUMIF([.AU$2:.AU$63];&quot;=&quot;&amp;[.$L96];[.AV$2:.AV$63])" office:value-type="float" office:value="0">
            <text:p>0</text:p>
          </table:table-cell>
          <table:table-cell table:style-name="ce597" table:formula="of:=SUMIF([.AW$2:.AW$63];&quot;=&quot;&amp;[.$L96];[.AX$2:.AX$63])" office:value-type="float" office:value="0">
            <text:p>0</text:p>
          </table:table-cell>
          <table:table-cell table:style-name="ce597" table:formula="of:=SUMIF([.AY$2:.AY$63];&quot;=&quot;&amp;[.$L96];[.AZ$2:.AZ$63])" office:value-type="float" office:value="0">
            <text:p>0</text:p>
          </table:table-cell>
          <table:table-cell table:style-name="ce597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8"/>
          <table:table-cell table:style-name="ce593" table:formula="of:=CONCATENATE([.L97];&quot;?&quot;)" office:value-type="string" office:string-value="DANEx2?">
            <text:p>DANEx2?</text:p>
          </table:table-cell>
          <table:table-cell table:style-name="ce597" table:formula="of:=IF(NOT([Scheda.M30]=&quot;&quot;))" office:value-type="boolean" office:boolean-value="false">
            <text:p>FALSO</text:p>
          </table:table-cell>
          <table:table-cell table:style-name="ce602" table:formula="of:=IF([.J97];SUM([.M97:.R97]);0)" office:value-type="float" office:value="0">
            <text:p>0</text:p>
          </table:table-cell>
          <table:table-cell table:style-name="ce598" table:formula="of:=CONCATENATE([Scheda.K29];[Scheda.M29])" office:value-type="string" office:string-value="DANEx2">
            <text:p>DANEx2</text:p>
          </table:table-cell>
          <table:table-cell table:style-name="ce597" table:formula="of:=SUMIF([.AS$2:.AS$63];&quot;=&quot;&amp;[.$L97];[.AT$2:.AT$63])" office:value-type="float" office:value="0">
            <text:p>0</text:p>
          </table:table-cell>
          <table:table-cell table:style-name="ce597" table:formula="of:=SUMIF([.AU$2:.AU$63];&quot;=&quot;&amp;[.$L97];[.AV$2:.AV$63])" office:value-type="float" office:value="0">
            <text:p>0</text:p>
          </table:table-cell>
          <table:table-cell table:style-name="ce597" table:formula="of:=SUMIF([.AW$2:.AW$63];&quot;=&quot;&amp;[.$L97];[.AX$2:.AX$63])" office:value-type="float" office:value="0">
            <text:p>0</text:p>
          </table:table-cell>
          <table:table-cell table:style-name="ce597" table:formula="of:=SUMIF([.AY$2:.AY$63];&quot;=&quot;&amp;[.$L97];[.AZ$2:.AZ$63])" office:value-type="float" office:value="0">
            <text:p>0</text:p>
          </table:table-cell>
          <table:table-cell table:style-name="ce597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605" office:value-type="string">
            <text:p>Doppio Taglio</text:p>
          </table:table-cell>
          <table:table-cell table:style-name="ce605" table:formula="of:=COUNTIF([Scheda.A66:.A126];&quot;=&quot;&amp;[.L99])" office:value-type="float" office:value="0">
            <text:p>0</text:p>
          </table:table-cell>
          <table:table-cell table:style-name="ce605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97" table:formula="of:=[Scheda.E57]+[Scheda.G57]+[Scheda.I57]+[Scheda.J57]" office:value-type="float" office:value="0">
            <text:p>0</text:p>
          </table:table-cell>
          <table:table-cell table:style-name="ce603" table:formula="of:=[Scheda.H57]" office:value-type="float" office:value="0">
            <text:p>0</text:p>
          </table:table-cell>
          <table:table-cell table:style-name="ce597" table:formula="of:=SUM([.M101:.R101])" office:value-type="float" office:value="0">
            <text:p>0</text:p>
          </table:table-cell>
          <table:table-cell table:style-name="ce597" table:formula="of:=SUMIF([.AS$2:.AS$63];&quot;=&quot;&amp;[.$K101];[.AT$2:.AT$63])" office:value-type="float" office:value="0">
            <text:p>0</text:p>
          </table:table-cell>
          <table:table-cell table:style-name="ce597" table:formula="of:=SUMIF([.AU$2:.AU$63];&quot;=&quot;&amp;[.$K101];[.AV$2:.AV$63])" office:value-type="float" office:value="0">
            <text:p>0</text:p>
          </table:table-cell>
          <table:table-cell table:style-name="ce597" table:formula="of:=SUMIF([.AW$2:.AW$63];&quot;=&quot;&amp;[.$K101];[.AX$2:.AX$63])" office:value-type="float" office:value="0">
            <text:p>0</text:p>
          </table:table-cell>
          <table:table-cell table:style-name="ce597" table:formula="of:=SUMIF([.AY$2:.AY$63];&quot;=&quot;&amp;[.$K101];[.AZ$2:.AZ$63])" office:value-type="float" office:value="0">
            <text:p>0</text:p>
          </table:table-cell>
          <table:table-cell table:style-name="ce597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E58]+[Scheda.G58]+[Scheda.I58]+[Scheda.J58]" office:value-type="float" office:value="0">
            <text:p>0</text:p>
          </table:table-cell>
          <table:table-cell table:style-name="ce603" table:formula="of:=[Scheda.H58]" office:value-type="float" office:value="0">
            <text:p>0</text:p>
          </table:table-cell>
          <table:table-cell table:style-name="ce597" table:formula="of:=SUM([.M102:.R102])" office:value-type="float" office:value="0">
            <text:p>0</text:p>
          </table:table-cell>
          <table:table-cell table:style-name="ce597" table:formula="of:=SUMIF([.AS$2:.AS$63];&quot;=&quot;&amp;[.$K102];[.AT$2:.AT$63])" office:value-type="float" office:value="0">
            <text:p>0</text:p>
          </table:table-cell>
          <table:table-cell table:style-name="ce597" table:formula="of:=SUMIF([.AU$2:.AU$63];&quot;=&quot;&amp;[.$K102];[.AV$2:.AV$63])" office:value-type="float" office:value="0">
            <text:p>0</text:p>
          </table:table-cell>
          <table:table-cell table:style-name="ce597" table:formula="of:=SUMIF([.AW$2:.AW$63];&quot;=&quot;&amp;[.$K102];[.AX$2:.AX$63])" office:value-type="float" office:value="0">
            <text:p>0</text:p>
          </table:table-cell>
          <table:table-cell table:style-name="ce597" table:formula="of:=SUMIF([.AY$2:.AY$63];&quot;=&quot;&amp;[.$K102];[.AZ$2:.AZ$63])" office:value-type="float" office:value="0">
            <text:p>0</text:p>
          </table:table-cell>
          <table:table-cell table:style-name="ce597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E59]+[Scheda.G59]+[Scheda.I59]+[Scheda.J59]" office:value-type="float" office:value="0">
            <text:p>0</text:p>
          </table:table-cell>
          <table:table-cell table:style-name="ce603" table:formula="of:=[Scheda.H59]" office:value-type="float" office:value="0">
            <text:p>0</text:p>
          </table:table-cell>
          <table:table-cell table:style-name="ce597" table:formula="of:=SUM([.M103:.R103])" office:value-type="float" office:value="0">
            <text:p>0</text:p>
          </table:table-cell>
          <table:table-cell table:style-name="ce597" table:formula="of:=SUMIF([.AS$2:.AS$63];&quot;=&quot;&amp;[.$K103];[.AT$2:.AT$63])" office:value-type="float" office:value="0">
            <text:p>0</text:p>
          </table:table-cell>
          <table:table-cell table:style-name="ce597" table:formula="of:=SUMIF([.AU$2:.AU$63];&quot;=&quot;&amp;[.$K103];[.AV$2:.AV$63])" office:value-type="float" office:value="0">
            <text:p>0</text:p>
          </table:table-cell>
          <table:table-cell table:style-name="ce597" table:formula="of:=SUMIF([.AW$2:.AW$63];&quot;=&quot;&amp;[.$K103];[.AX$2:.AX$63])" office:value-type="float" office:value="0">
            <text:p>0</text:p>
          </table:table-cell>
          <table:table-cell table:style-name="ce597" table:formula="of:=SUMIF([.AY$2:.AY$63];&quot;=&quot;&amp;[.$K103];[.AZ$2:.AZ$63])" office:value-type="float" office:value="0">
            <text:p>0</text:p>
          </table:table-cell>
          <table:table-cell table:style-name="ce597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E60]+[Scheda.G60]+[Scheda.I60]+[Scheda.J60]" office:value-type="float" office:value="0">
            <text:p>0</text:p>
          </table:table-cell>
          <table:table-cell table:style-name="ce603" table:formula="of:=[Scheda.H60]" office:value-type="float" office:value="0">
            <text:p>0</text:p>
          </table:table-cell>
          <table:table-cell table:style-name="ce597" table:formula="of:=SUM([.M104:.R104])" office:value-type="float" office:value="0">
            <text:p>0</text:p>
          </table:table-cell>
          <table:table-cell table:style-name="ce597" table:formula="of:=SUMIF([.AS$2:.AS$63];&quot;=&quot;&amp;[.$K104];[.AT$2:.AT$63])" office:value-type="float" office:value="0">
            <text:p>0</text:p>
          </table:table-cell>
          <table:table-cell table:style-name="ce597" table:formula="of:=SUMIF([.AU$2:.AU$63];&quot;=&quot;&amp;[.$K104];[.AV$2:.AV$63])" office:value-type="float" office:value="0">
            <text:p>0</text:p>
          </table:table-cell>
          <table:table-cell table:style-name="ce597" table:formula="of:=SUMIF([.AW$2:.AW$63];&quot;=&quot;&amp;[.$K104];[.AX$2:.AX$63])" office:value-type="float" office:value="0">
            <text:p>0</text:p>
          </table:table-cell>
          <table:table-cell table:style-name="ce597" table:formula="of:=SUMIF([.AY$2:.AY$63];&quot;=&quot;&amp;[.$K104];[.AZ$2:.AZ$63])" office:value-type="float" office:value="0">
            <text:p>0</text:p>
          </table:table-cell>
          <table:table-cell table:style-name="ce597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E61]+[Scheda.G61]+[Scheda.I61]+[Scheda.J61]" office:value-type="float" office:value="0">
            <text:p>0</text:p>
          </table:table-cell>
          <table:table-cell table:style-name="ce603" table:formula="of:=[Scheda.H61]" office:value-type="float" office:value="0">
            <text:p>0</text:p>
          </table:table-cell>
          <table:table-cell table:style-name="ce597" table:formula="of:=SUM([.M105:.R105])" office:value-type="float" office:value="0">
            <text:p>0</text:p>
          </table:table-cell>
          <table:table-cell table:style-name="ce597" table:formula="of:=SUMIF([.AS$2:.AS$63];&quot;=&quot;&amp;[.$K105];[.AT$2:.AT$63])" office:value-type="float" office:value="0">
            <text:p>0</text:p>
          </table:table-cell>
          <table:table-cell table:style-name="ce597" table:formula="of:=SUMIF([.AU$2:.AU$63];&quot;=&quot;&amp;[.$K105];[.AV$2:.AV$63])" office:value-type="float" office:value="0">
            <text:p>0</text:p>
          </table:table-cell>
          <table:table-cell table:style-name="ce597" table:formula="of:=SUMIF([.AW$2:.AW$63];&quot;=&quot;&amp;[.$K105];[.AX$2:.AX$63])" office:value-type="float" office:value="0">
            <text:p>0</text:p>
          </table:table-cell>
          <table:table-cell table:style-name="ce597" table:formula="of:=SUMIF([.AY$2:.AY$63];&quot;=&quot;&amp;[.$K105];[.AZ$2:.AZ$63])" office:value-type="float" office:value="0">
            <text:p>0</text:p>
          </table:table-cell>
          <table:table-cell table:style-name="ce597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E62]+[Scheda.G62]+[Scheda.I62]+[Scheda.J62]" office:value-type="float" office:value="0">
            <text:p>0</text:p>
          </table:table-cell>
          <table:table-cell table:style-name="ce603" table:formula="of:=[Scheda.H62]" office:value-type="float" office:value="0">
            <text:p>0</text:p>
          </table:table-cell>
          <table:table-cell table:style-name="ce597" table:formula="of:=SUM([.M106:.R106])" office:value-type="float" office:value="0">
            <text:p>0</text:p>
          </table:table-cell>
          <table:table-cell table:style-name="ce597" table:formula="of:=SUMIF([.AS$2:.AS$63];&quot;=&quot;&amp;[.$K106];[.AT$2:.AT$63])" office:value-type="float" office:value="0">
            <text:p>0</text:p>
          </table:table-cell>
          <table:table-cell table:style-name="ce597" table:formula="of:=SUMIF([.AU$2:.AU$63];&quot;=&quot;&amp;[.$K106];[.AV$2:.AV$63])" office:value-type="float" office:value="0">
            <text:p>0</text:p>
          </table:table-cell>
          <table:table-cell table:style-name="ce597" table:formula="of:=SUMIF([.AW$2:.AW$63];&quot;=&quot;&amp;[.$K106];[.AX$2:.AX$63])" office:value-type="float" office:value="0">
            <text:p>0</text:p>
          </table:table-cell>
          <table:table-cell table:style-name="ce597" table:formula="of:=SUMIF([.AY$2:.AY$63];&quot;=&quot;&amp;[.$K106];[.AZ$2:.AZ$63])" office:value-type="float" office:value="0">
            <text:p>0</text:p>
          </table:table-cell>
          <table:table-cell table:style-name="ce597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E63]+[Scheda.G63]+[Scheda.I63]+[Scheda.J63]" office:value-type="float" office:value="0">
            <text:p>0</text:p>
          </table:table-cell>
          <table:table-cell table:style-name="ce599" table:formula="of:=[Scheda.H63]" office:value-type="float" office:value="0">
            <text:p>0</text:p>
          </table:table-cell>
          <table:table-cell table:style-name="ce604" table:formula="of:=SUM([.M107:.R107])" office:value-type="float" office:value="0">
            <text:p>0</text:p>
          </table:table-cell>
          <table:table-cell table:style-name="ce604" table:formula="of:=SUMIF([.AS$2:.AS$63];&quot;=&quot;&amp;[.$K107];[.AT$2:.AT$63])" office:value-type="float" office:value="0">
            <text:p>0</text:p>
          </table:table-cell>
          <table:table-cell table:style-name="ce604" table:formula="of:=SUMIF([.AU$2:.AU$63];&quot;=&quot;&amp;[.$K107];[.AV$2:.AV$63])" office:value-type="float" office:value="0">
            <text:p>0</text:p>
          </table:table-cell>
          <table:table-cell table:style-name="ce604" table:formula="of:=SUMIF([.AW$2:.AW$63];&quot;=&quot;&amp;[.$K107];[.AX$2:.AX$63])" office:value-type="float" office:value="0">
            <text:p>0</text:p>
          </table:table-cell>
          <table:table-cell table:style-name="ce604" table:formula="of:=SUMIF([.AY$2:.AY$63];&quot;=&quot;&amp;[.$K107];[.AZ$2:.AZ$63])" office:value-type="float" office:value="0">
            <text:p>0</text:p>
          </table:table-cell>
          <table:table-cell table:style-name="ce604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57]+[Scheda.T57]+[Scheda.V57]+[Scheda.W57]+[Scheda.X57]" office:value-type="float" office:value="0">
            <text:p>0</text:p>
          </table:table-cell>
          <table:table-cell table:style-name="ce600" table:formula="of:=[Scheda.U57]" office:value-type="float" office:value="0">
            <text:p>0</text:p>
          </table:table-cell>
          <table:table-cell table:style-name="ce601" table:formula="of:=SUM([.M108:.R108])" office:value-type="float" office:value="0">
            <text:p>0</text:p>
          </table:table-cell>
          <table:table-cell table:style-name="ce601" table:formula="of:=SUMIF([.AS$2:.AS$63];&quot;=&quot;&amp;[.$K108];[.AT$2:.AT$63])" office:value-type="float" office:value="0">
            <text:p>0</text:p>
          </table:table-cell>
          <table:table-cell table:style-name="ce601" table:formula="of:=SUMIF([.AU$2:.AU$63];&quot;=&quot;&amp;[.$K108];[.AV$2:.AV$63])" office:value-type="float" office:value="0">
            <text:p>0</text:p>
          </table:table-cell>
          <table:table-cell table:style-name="ce601" table:formula="of:=SUMIF([.AW$2:.AW$63];&quot;=&quot;&amp;[.$K108];[.AX$2:.AX$63])" office:value-type="float" office:value="0">
            <text:p>0</text:p>
          </table:table-cell>
          <table:table-cell table:style-name="ce601" table:formula="of:=SUMIF([.AY$2:.AY$63];&quot;=&quot;&amp;[.$K108];[.AZ$2:.AZ$63])" office:value-type="float" office:value="0">
            <text:p>0</text:p>
          </table:table-cell>
          <table:table-cell table:style-name="ce601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58]+[Scheda.T58]+[Scheda.V58]+[Scheda.W58]+[Scheda.X58]" office:value-type="float" office:value="0">
            <text:p>0</text:p>
          </table:table-cell>
          <table:table-cell table:style-name="ce603" table:formula="of:=[Scheda.U58]" office:value-type="float" office:value="0">
            <text:p>0</text:p>
          </table:table-cell>
          <table:table-cell table:style-name="ce597" table:formula="of:=SUM([.M109:.R109])" office:value-type="float" office:value="0">
            <text:p>0</text:p>
          </table:table-cell>
          <table:table-cell table:style-name="ce597" table:formula="of:=SUMIF([.AS$2:.AS$63];&quot;=&quot;&amp;[.$K109];[.AT$2:.AT$63])" office:value-type="float" office:value="0">
            <text:p>0</text:p>
          </table:table-cell>
          <table:table-cell table:style-name="ce597" table:formula="of:=SUMIF([.AU$2:.AU$63];&quot;=&quot;&amp;[.$K109];[.AV$2:.AV$63])" office:value-type="float" office:value="0">
            <text:p>0</text:p>
          </table:table-cell>
          <table:table-cell table:style-name="ce597" table:formula="of:=SUMIF([.AW$2:.AW$63];&quot;=&quot;&amp;[.$K109];[.AX$2:.AX$63])" office:value-type="float" office:value="0">
            <text:p>0</text:p>
          </table:table-cell>
          <table:table-cell table:style-name="ce597" table:formula="of:=SUMIF([.AY$2:.AY$63];&quot;=&quot;&amp;[.$K109];[.AZ$2:.AZ$63])" office:value-type="float" office:value="0">
            <text:p>0</text:p>
          </table:table-cell>
          <table:table-cell table:style-name="ce597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59]+[Scheda.T59]+[Scheda.V59]+[Scheda.W59]+[Scheda.X59]" office:value-type="float" office:value="0">
            <text:p>0</text:p>
          </table:table-cell>
          <table:table-cell table:style-name="ce603" table:formula="of:=[Scheda.U59]" office:value-type="float" office:value="0">
            <text:p>0</text:p>
          </table:table-cell>
          <table:table-cell table:style-name="ce597" table:formula="of:=SUM([.M110:.R110])" office:value-type="float" office:value="0">
            <text:p>0</text:p>
          </table:table-cell>
          <table:table-cell table:style-name="ce597" table:formula="of:=SUMIF([.AS$2:.AS$63];&quot;=&quot;&amp;[.$K110];[.AT$2:.AT$63])" office:value-type="float" office:value="0">
            <text:p>0</text:p>
          </table:table-cell>
          <table:table-cell table:style-name="ce597" table:formula="of:=SUMIF([.AU$2:.AU$63];&quot;=&quot;&amp;[.$K110];[.AV$2:.AV$63])" office:value-type="float" office:value="0">
            <text:p>0</text:p>
          </table:table-cell>
          <table:table-cell table:style-name="ce597" table:formula="of:=SUMIF([.AW$2:.AW$63];&quot;=&quot;&amp;[.$K110];[.AX$2:.AX$63])" office:value-type="float" office:value="0">
            <text:p>0</text:p>
          </table:table-cell>
          <table:table-cell table:style-name="ce597" table:formula="of:=SUMIF([.AY$2:.AY$63];&quot;=&quot;&amp;[.$K110];[.AZ$2:.AZ$63])" office:value-type="float" office:value="0">
            <text:p>0</text:p>
          </table:table-cell>
          <table:table-cell table:style-name="ce597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60]+[Scheda.T60]+[Scheda.V60]+[Scheda.W60]+[Scheda.X60]" office:value-type="float" office:value="0">
            <text:p>0</text:p>
          </table:table-cell>
          <table:table-cell table:style-name="ce603" table:formula="of:=[Scheda.U60]" office:value-type="float" office:value="0">
            <text:p>0</text:p>
          </table:table-cell>
          <table:table-cell table:style-name="ce597" table:formula="of:=SUM([.M111:.R111])" office:value-type="float" office:value="0">
            <text:p>0</text:p>
          </table:table-cell>
          <table:table-cell table:style-name="ce597" table:formula="of:=SUMIF([.AS$2:.AS$63];&quot;=&quot;&amp;[.$K111];[.AT$2:.AT$63])" office:value-type="float" office:value="0">
            <text:p>0</text:p>
          </table:table-cell>
          <table:table-cell table:style-name="ce597" table:formula="of:=SUMIF([.AU$2:.AU$63];&quot;=&quot;&amp;[.$K111];[.AV$2:.AV$63])" office:value-type="float" office:value="0">
            <text:p>0</text:p>
          </table:table-cell>
          <table:table-cell table:style-name="ce597" table:formula="of:=SUMIF([.AW$2:.AW$63];&quot;=&quot;&amp;[.$K111];[.AX$2:.AX$63])" office:value-type="float" office:value="0">
            <text:p>0</text:p>
          </table:table-cell>
          <table:table-cell table:style-name="ce597" table:formula="of:=SUMIF([.AY$2:.AY$63];&quot;=&quot;&amp;[.$K111];[.AZ$2:.AZ$63])" office:value-type="float" office:value="0">
            <text:p>0</text:p>
          </table:table-cell>
          <table:table-cell table:style-name="ce597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61]+[Scheda.T61]+[Scheda.V61]+[Scheda.W61]+[Scheda.X61]" office:value-type="float" office:value="0">
            <text:p>0</text:p>
          </table:table-cell>
          <table:table-cell table:style-name="ce603" table:formula="of:=[Scheda.U61]" office:value-type="float" office:value="0">
            <text:p>0</text:p>
          </table:table-cell>
          <table:table-cell table:style-name="ce597" table:formula="of:=SUM([.M112:.R112])" office:value-type="float" office:value="0">
            <text:p>0</text:p>
          </table:table-cell>
          <table:table-cell table:style-name="ce597" table:formula="of:=SUMIF([.AS$2:.AS$63];&quot;=&quot;&amp;[.$K112];[.AT$2:.AT$63])" office:value-type="float" office:value="0">
            <text:p>0</text:p>
          </table:table-cell>
          <table:table-cell table:style-name="ce597" table:formula="of:=SUMIF([.AU$2:.AU$63];&quot;=&quot;&amp;[.$K112];[.AV$2:.AV$63])" office:value-type="float" office:value="0">
            <text:p>0</text:p>
          </table:table-cell>
          <table:table-cell table:style-name="ce597" table:formula="of:=SUMIF([.AW$2:.AW$63];&quot;=&quot;&amp;[.$K112];[.AX$2:.AX$63])" office:value-type="float" office:value="0">
            <text:p>0</text:p>
          </table:table-cell>
          <table:table-cell table:style-name="ce597" table:formula="of:=SUMIF([.AY$2:.AY$63];&quot;=&quot;&amp;[.$K112];[.AZ$2:.AZ$63])" office:value-type="float" office:value="0">
            <text:p>0</text:p>
          </table:table-cell>
          <table:table-cell table:style-name="ce597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62]+[Scheda.T62]+[Scheda.V62]+[Scheda.W62]+[Scheda.X62]" office:value-type="float" office:value="0">
            <text:p>0</text:p>
          </table:table-cell>
          <table:table-cell table:style-name="ce603" table:formula="of:=[Scheda.U62]" office:value-type="float" office:value="0">
            <text:p>0</text:p>
          </table:table-cell>
          <table:table-cell table:style-name="ce597" table:formula="of:=SUM([.M113:.R113])" office:value-type="float" office:value="0">
            <text:p>0</text:p>
          </table:table-cell>
          <table:table-cell table:style-name="ce597" table:formula="of:=SUMIF([.AS$2:.AS$63];&quot;=&quot;&amp;[.$K113];[.AT$2:.AT$63])" office:value-type="float" office:value="0">
            <text:p>0</text:p>
          </table:table-cell>
          <table:table-cell table:style-name="ce597" table:formula="of:=SUMIF([.AU$2:.AU$63];&quot;=&quot;&amp;[.$K113];[.AV$2:.AV$63])" office:value-type="float" office:value="0">
            <text:p>0</text:p>
          </table:table-cell>
          <table:table-cell table:style-name="ce597" table:formula="of:=SUMIF([.AW$2:.AW$63];&quot;=&quot;&amp;[.$K113];[.AX$2:.AX$63])" office:value-type="float" office:value="0">
            <text:p>0</text:p>
          </table:table-cell>
          <table:table-cell table:style-name="ce597" table:formula="of:=SUMIF([.AY$2:.AY$63];&quot;=&quot;&amp;[.$K113];[.AZ$2:.AZ$63])" office:value-type="float" office:value="0">
            <text:p>0</text:p>
          </table:table-cell>
          <table:table-cell table:style-name="ce597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4">
          <table:table-cell table:number-columns-repeated="9"/>
          <table:table-cell table:style-name="ce597" table:formula="of:=[Scheda.R63]+[Scheda.T63]+[Scheda.V63]+[Scheda.W63]+[Scheda.X63]" office:value-type="float" office:value="0">
            <text:p>0</text:p>
          </table:table-cell>
          <table:table-cell table:style-name="ce603" table:formula="of:=[Scheda.U63]" office:value-type="float" office:value="0">
            <text:p>0</text:p>
          </table:table-cell>
          <table:table-cell table:style-name="ce597" table:formula="of:=SUM([.M114:.R114])" office:value-type="float" office:value="0">
            <text:p>0</text:p>
          </table:table-cell>
          <table:table-cell table:style-name="ce597" table:formula="of:=SUMIF([.AS$2:.AS$63];&quot;=&quot;&amp;[.$K114];[.AT$2:.AT$63])" office:value-type="float" office:value="0">
            <text:p>0</text:p>
          </table:table-cell>
          <table:table-cell table:style-name="ce597" table:formula="of:=SUMIF([.AU$2:.AU$63];&quot;=&quot;&amp;[.$K114];[.AV$2:.AV$63])" office:value-type="float" office:value="0">
            <text:p>0</text:p>
          </table:table-cell>
          <table:table-cell table:style-name="ce597" table:formula="of:=SUMIF([.AW$2:.AW$63];&quot;=&quot;&amp;[.$K114];[.AX$2:.AX$63])" office:value-type="float" office:value="0">
            <text:p>0</text:p>
          </table:table-cell>
          <table:table-cell table:style-name="ce597" table:formula="of:=SUMIF([.AY$2:.AY$63];&quot;=&quot;&amp;[.$K114];[.AZ$2:.AZ$63])" office:value-type="float" office:value="0">
            <text:p>0</text:p>
          </table:table-cell>
          <table:table-cell table:style-name="ce597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19/05/2021</text:date>, <text:time>22.28.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28M38S</meta:editing-duration>
    <meta:editing-cycles>166</meta:editing-cycles>
    <meta:generator>OpenOffice/4.1.6$Win32 OpenOffice.org_project/416m1$Build-9790</meta:generator>
    <dc:date>2021-05-19T22:28:38.49</dc:date>
    <dc:creator>Yuri Poggi</dc:creator>
    <meta:document-statistic meta:table-count="9" meta:cell-count="10323" meta:object-count="0"/>
    <meta:user-defined meta:name="Info 1"/>
    <meta:user-defined meta:name="Info 2"/>
    <meta:user-defined meta:name="Info 3"/>
    <meta:user-defined meta:name="Info 4"/>
  </office:meta>
</office:document-meta>
</file>